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3.221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3.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5" table:number-columns-repeated="4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NET_N_MI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33.29085" calcext:value-type="float">
            <text:p>33.29085</text:p>
          </table:table-cell>
          <table:table-cell office:value-type="float" office:value="1094.094" calcext:value-type="float">
            <text:p>1094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2515" calcext:value-type="float">
            <text:p>0.1212515</text:p>
          </table:table-cell>
          <table:table-cell office:value-type="float" office:value="7.659307" calcext:value-type="float">
            <text:p>7.659307</text:p>
          </table:table-cell>
          <table:table-cell office:value-type="float" office:value="0" calcext:value-type="float">
            <text:p>0</text:p>
          </table:table-cell>
          <table:table-cell office:value-type="float" office:value="0.0000000598648" calcext:value-type="float">
            <text:p>5.98648E-08</text:p>
          </table:table-cell>
          <table:table-cell office:value-type="float" office:value="0" calcext:value-type="float">
            <text:p>0</text:p>
          </table:table-cell>
          <table:table-cell office:value-type="float" office:value="0.000015401" calcext:value-type="float">
            <text:p>1.5401E-05</text:p>
          </table:table-cell>
          <table:table-cell office:value-type="float" office:value="-0.000002769387" calcext:value-type="float">
            <text:p>-2.769387E-06</text:p>
          </table:table-cell>
          <table:table-cell office:value-type="float" office:value="0.00002218836" calcext:value-type="float">
            <text:p>2.218836E-05</text:p>
          </table:table-cell>
          <table:table-cell office:value-type="float" office:value="0.00001838377" calcext:value-type="float">
            <text:p>1.838377E-05</text:p>
          </table:table-cell>
          <table:table-cell office:value-type="float" office:value="14.32511" calcext:value-type="float">
            <text:p>14.32511</text:p>
          </table:table-cell>
          <table:table-cell office:value-type="float" office:value="0.04449363" calcext:value-type="float">
            <text:p>0.04449363</text:p>
          </table:table-cell>
          <table:table-cell office:value-type="float" office:value="0.05637562" calcext:value-type="float">
            <text:p>0.05637562</text:p>
          </table:table-cell>
          <table:table-cell office:value-type="float" office:value="0.04993205" calcext:value-type="float">
            <text:p>0.04993205</text:p>
          </table:table-cell>
          <table:table-cell office:value-type="float" office:value="0.03042544" calcext:value-type="float">
            <text:p>0.03042544</text:p>
          </table:table-cell>
          <table:table-cell office:value-type="float" office:value="0.02812937" calcext:value-type="float">
            <text:p>0.02812937</text:p>
          </table:table-cell>
          <table:table-cell office:value-type="float" office:value="0.01797391" calcext:value-type="float">
            <text:p>0.01797391</text:p>
          </table:table-cell>
          <table:table-cell office:value-type="float" office:value="0.01554073" calcext:value-type="float">
            <text:p>0.01554073</text:p>
          </table:table-cell>
          <table:table-cell office:value-type="float" office:value="0.03009481" calcext:value-type="float">
            <text:p>0.03009481</text:p>
          </table:table-cell>
          <table:table-cell office:value-type="float" office:value="0.02414479" calcext:value-type="float">
            <text:p>0.02414479</text:p>
          </table:table-cell>
          <table:table-cell office:value-type="float" office:value="0.02159618" calcext:value-type="float">
            <text:p>0.02159618</text:p>
          </table:table-cell>
          <table:table-cell office:value-type="float" office:value="0.01897641" calcext:value-type="float">
            <text:p>0.01897641</text:p>
          </table:table-cell>
          <table:table-cell office:value-type="float" office:value="0.0282981" calcext:value-type="float">
            <text:p>0.0282981</text:p>
          </table:table-cell>
          <table:table-cell office:value-type="float" office:value="0.005379178" calcext:value-type="float">
            <text:p>0.005379178</text:p>
          </table:table-cell>
          <table:table-cell office:value-type="float" office:value="0.005872662" calcext:value-type="float">
            <text:p>0.005872662</text:p>
          </table:table-cell>
          <table:table-cell office:value-type="float" office:value="0" calcext:value-type="float">
            <text:p>0</text:p>
          </table:table-cell>
          <table:table-cell office:value-type="float" office:value="56.6861" calcext:value-type="float">
            <text:p>56.6861</text:p>
          </table:table-cell>
          <table:table-cell office:value-type="float" office:value="24.39519" calcext:value-type="float">
            <text:p>24.39519</text:p>
          </table:table-cell>
          <table:table-cell office:value-type="float" office:value="15.32548" calcext:value-type="float">
            <text:p>15.32548</text:p>
          </table:table-cell>
          <table:table-cell office:value-type="float" office:value="11.92375" calcext:value-type="float">
            <text:p>11.92375</text:p>
          </table:table-cell>
          <table:table-cell office:value-type="float" office:value="9.498902" calcext:value-type="float">
            <text:p>9.498902</text:p>
          </table:table-cell>
          <table:table-cell office:value-type="float" office:value="4.781585" calcext:value-type="float">
            <text:p>4.781585</text:p>
          </table:table-cell>
          <table:table-cell office:value-type="float" office:value="1.812347" calcext:value-type="float">
            <text:p>1.812347</text:p>
          </table:table-cell>
          <table:table-cell office:value-type="float" office:value="1.901956" calcext:value-type="float">
            <text:p>1.901956</text:p>
          </table:table-cell>
          <table:table-cell office:value-type="float" office:value="1.396568" calcext:value-type="float">
            <text:p>1.396568</text:p>
          </table:table-cell>
          <table:table-cell office:value-type="float" office:value="0.6281362" calcext:value-type="float">
            <text:p>0.6281362</text:p>
          </table:table-cell>
          <table:table-cell office:value-type="float" office:value="0.259234" calcext:value-type="float">
            <text:p>0.259234</text:p>
          </table:table-cell>
          <table:table-cell office:value-type="float" office:value="0.3134537" calcext:value-type="float">
            <text:p>0.3134537</text:p>
          </table:table-cell>
          <table:table-cell office:value-type="float" office:value="0.3171531" calcext:value-type="float">
            <text:p>0.3171531</text:p>
          </table:table-cell>
          <table:table-cell office:value-type="float" office:value="0.3485495" calcext:value-type="float">
            <text:p>0.3485495</text:p>
          </table:table-cell>
          <table:table-cell office:value-type="float" office:value="0" calcext:value-type="float">
            <text:p>0</text:p>
          </table:table-cell>
          <table:table-cell office:value-type="float" office:value="35.67506" calcext:value-type="float">
            <text:p>35.67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085598" calcext:value-type="float">
            <text:p>-0.008085598</text:p>
          </table:table-cell>
          <table:table-cell office:value-type="float" office:value="0" calcext:value-type="float">
            <text:p>0</text:p>
          </table:table-cell>
          <table:table-cell office:value-type="float" office:value="-0.000003203764" calcext:value-type="float">
            <text:p>-3.203764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33.31335" calcext:value-type="float">
            <text:p>33.31335</text:p>
          </table:table-cell>
          <table:table-cell office:value-type="float" office:value="1094.093" calcext:value-type="float">
            <text:p>1094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6467" calcext:value-type="float">
            <text:p>0.1196467</text:p>
          </table:table-cell>
          <table:table-cell office:value-type="float" office:value="7.637697" calcext:value-type="float">
            <text:p>7.637697</text:p>
          </table:table-cell>
          <table:table-cell office:value-type="float" office:value="0" calcext:value-type="float">
            <text:p>0</text:p>
          </table:table-cell>
          <table:table-cell office:value-type="float" office:value="0.0000000598648" calcext:value-type="float">
            <text:p>5.98648E-08</text:p>
          </table:table-cell>
          <table:table-cell office:value-type="float" office:value="0" calcext:value-type="float">
            <text:p>0</text:p>
          </table:table-cell>
          <table:table-cell office:value-type="float" office:value="0.000015401" calcext:value-type="float">
            <text:p>1.5401E-05</text:p>
          </table:table-cell>
          <table:table-cell office:value-type="float" office:value="-0.000007885688" calcext:value-type="float">
            <text:p>-7.885688E-06</text:p>
          </table:table-cell>
          <table:table-cell office:value-type="float" office:value="0.00004321932" calcext:value-type="float">
            <text:p>4.321932E-05</text:p>
          </table:table-cell>
          <table:table-cell office:value-type="float" office:value="0.00004555602" calcext:value-type="float">
            <text:p>4.555602E-05</text:p>
          </table:table-cell>
          <table:table-cell office:value-type="float" office:value="14.37556" calcext:value-type="float">
            <text:p>14.37556</text:p>
          </table:table-cell>
          <table:table-cell office:value-type="float" office:value="0.03618958" calcext:value-type="float">
            <text:p>0.03618958</text:p>
          </table:table-cell>
          <table:table-cell office:value-type="float" office:value="0.05229558" calcext:value-type="float">
            <text:p>0.05229558</text:p>
          </table:table-cell>
          <table:table-cell office:value-type="float" office:value="0.04705703" calcext:value-type="float">
            <text:p>0.04705703</text:p>
          </table:table-cell>
          <table:table-cell office:value-type="float" office:value="0.0295316" calcext:value-type="float">
            <text:p>0.0295316</text:p>
          </table:table-cell>
          <table:table-cell office:value-type="float" office:value="0.02747802" calcext:value-type="float">
            <text:p>0.02747802</text:p>
          </table:table-cell>
          <table:table-cell office:value-type="float" office:value="0.0177548" calcext:value-type="float">
            <text:p>0.0177548</text:p>
          </table:table-cell>
          <table:table-cell office:value-type="float" office:value="0.01547245" calcext:value-type="float">
            <text:p>0.01547245</text:p>
          </table:table-cell>
          <table:table-cell office:value-type="float" office:value="0.03009077" calcext:value-type="float">
            <text:p>0.03009077</text:p>
          </table:table-cell>
          <table:table-cell office:value-type="float" office:value="0.02415137" calcext:value-type="float">
            <text:p>0.02415137</text:p>
          </table:table-cell>
          <table:table-cell office:value-type="float" office:value="0.02161468" calcext:value-type="float">
            <text:p>0.02161468</text:p>
          </table:table-cell>
          <table:table-cell office:value-type="float" office:value="0.01899116" calcext:value-type="float">
            <text:p>0.01899116</text:p>
          </table:table-cell>
          <table:table-cell office:value-type="float" office:value="0.02830116" calcext:value-type="float">
            <text:p>0.02830116</text:p>
          </table:table-cell>
          <table:table-cell office:value-type="float" office:value="0.005381968" calcext:value-type="float">
            <text:p>0.005381968</text:p>
          </table:table-cell>
          <table:table-cell office:value-type="float" office:value="0.005871183" calcext:value-type="float">
            <text:p>0.005871183</text:p>
          </table:table-cell>
          <table:table-cell office:value-type="float" office:value="0" calcext:value-type="float">
            <text:p>0</text:p>
          </table:table-cell>
          <table:table-cell office:value-type="float" office:value="53.43135" calcext:value-type="float">
            <text:p>53.43135</text:p>
          </table:table-cell>
          <table:table-cell office:value-type="float" office:value="24.86691" calcext:value-type="float">
            <text:p>24.86691</text:p>
          </table:table-cell>
          <table:table-cell office:value-type="float" office:value="15.36415" calcext:value-type="float">
            <text:p>15.36415</text:p>
          </table:table-cell>
          <table:table-cell office:value-type="float" office:value="11.82744" calcext:value-type="float">
            <text:p>11.82744</text:p>
          </table:table-cell>
          <table:table-cell office:value-type="float" office:value="9.400106" calcext:value-type="float">
            <text:p>9.400106</text:p>
          </table:table-cell>
          <table:table-cell office:value-type="float" office:value="4.737679" calcext:value-type="float">
            <text:p>4.737679</text:p>
          </table:table-cell>
          <table:table-cell office:value-type="float" office:value="1.814517" calcext:value-type="float">
            <text:p>1.814517</text:p>
          </table:table-cell>
          <table:table-cell office:value-type="float" office:value="1.90235" calcext:value-type="float">
            <text:p>1.90235</text:p>
          </table:table-cell>
          <table:table-cell office:value-type="float" office:value="1.397568" calcext:value-type="float">
            <text:p>1.397568</text:p>
          </table:table-cell>
          <table:table-cell office:value-type="float" office:value="0.6293503" calcext:value-type="float">
            <text:p>0.6293503</text:p>
          </table:table-cell>
          <table:table-cell office:value-type="float" office:value="0.2602065" calcext:value-type="float">
            <text:p>0.2602065</text:p>
          </table:table-cell>
          <table:table-cell office:value-type="float" office:value="0.314291" calcext:value-type="float">
            <text:p>0.314291</text:p>
          </table:table-cell>
          <table:table-cell office:value-type="float" office:value="0.3173776" calcext:value-type="float">
            <text:p>0.3173776</text:p>
          </table:table-cell>
          <table:table-cell office:value-type="float" office:value="0.348552" calcext:value-type="float">
            <text:p>0.348552</text:p>
          </table:table-cell>
          <table:table-cell office:value-type="float" office:value="0" calcext:value-type="float">
            <text:p>0</text:p>
          </table:table-cell>
          <table:table-cell office:value-type="float" office:value="34.78611" calcext:value-type="float">
            <text:p>34.78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31633" calcext:value-type="float">
            <text:p>-0.03131633</text:p>
          </table:table-cell>
          <table:table-cell office:value-type="float" office:value="0" calcext:value-type="float">
            <text:p>0</text:p>
          </table:table-cell>
          <table:table-cell office:value-type="float" office:value="-0.000006857054" calcext:value-type="float">
            <text:p>-6.857054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33.31207" calcext:value-type="float">
            <text:p>33.31207</text:p>
          </table:table-cell>
          <table:table-cell office:value-type="float" office:value="1094.09" calcext:value-type="float">
            <text:p>109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1752" calcext:value-type="float">
            <text:p>0.1201752</text:p>
          </table:table-cell>
          <table:table-cell office:value-type="float" office:value="7.640368" calcext:value-type="float">
            <text:p>7.640368</text:p>
          </table:table-cell>
          <table:table-cell office:value-type="float" office:value="0" calcext:value-type="float">
            <text:p>0</text:p>
          </table:table-cell>
          <table:table-cell office:value-type="float" office:value="0.00000006801276" calcext:value-type="float">
            <text:p>6.801276E-08</text:p>
          </table:table-cell>
          <table:table-cell office:value-type="float" office:value="0" calcext:value-type="float">
            <text:p>0</text:p>
          </table:table-cell>
          <table:table-cell office:value-type="float" office:value="0.00001746317" calcext:value-type="float">
            <text:p>1.746317E-05</text:p>
          </table:table-cell>
          <table:table-cell office:value-type="float" office:value="-0.000008219059" calcext:value-type="float">
            <text:p>-8.219059E-06</text:p>
          </table:table-cell>
          <table:table-cell office:value-type="float" office:value="0.00006851172" calcext:value-type="float">
            <text:p>6.851172E-05</text:p>
          </table:table-cell>
          <table:table-cell office:value-type="float" office:value="0.00006039844" calcext:value-type="float">
            <text:p>6.039844E-05</text:p>
          </table:table-cell>
          <table:table-cell office:value-type="float" office:value="14.37577" calcext:value-type="float">
            <text:p>14.37577</text:p>
          </table:table-cell>
          <table:table-cell office:value-type="float" office:value="0.04198606" calcext:value-type="float">
            <text:p>0.04198606</text:p>
          </table:table-cell>
          <table:table-cell office:value-type="float" office:value="0.05648522" calcext:value-type="float">
            <text:p>0.05648522</text:p>
          </table:table-cell>
          <table:table-cell office:value-type="float" office:value="0.0495238" calcext:value-type="float">
            <text:p>0.0495238</text:p>
          </table:table-cell>
          <table:table-cell office:value-type="float" office:value="0.02966931" calcext:value-type="float">
            <text:p>0.02966931</text:p>
          </table:table-cell>
          <table:table-cell office:value-type="float" office:value="0.02744068" calcext:value-type="float">
            <text:p>0.02744068</text:p>
          </table:table-cell>
          <table:table-cell office:value-type="float" office:value="0.01759126" calcext:value-type="float">
            <text:p>0.01759126</text:p>
          </table:table-cell>
          <table:table-cell office:value-type="float" office:value="0.01539785" calcext:value-type="float">
            <text:p>0.01539785</text:p>
          </table:table-cell>
          <table:table-cell office:value-type="float" office:value="0.03006607" calcext:value-type="float">
            <text:p>0.03006607</text:p>
          </table:table-cell>
          <table:table-cell office:value-type="float" office:value="0.02415173" calcext:value-type="float">
            <text:p>0.02415173</text:p>
          </table:table-cell>
          <table:table-cell office:value-type="float" office:value="0.0216321" calcext:value-type="float">
            <text:p>0.0216321</text:p>
          </table:table-cell>
          <table:table-cell office:value-type="float" office:value="0.01900509" calcext:value-type="float">
            <text:p>0.01900509</text:p>
          </table:table-cell>
          <table:table-cell office:value-type="float" office:value="0.02830443" calcext:value-type="float">
            <text:p>0.02830443</text:p>
          </table:table-cell>
          <table:table-cell office:value-type="float" office:value="0.005384382" calcext:value-type="float">
            <text:p>0.005384382</text:p>
          </table:table-cell>
          <table:table-cell office:value-type="float" office:value="0.005869022" calcext:value-type="float">
            <text:p>0.005869022</text:p>
          </table:table-cell>
          <table:table-cell office:value-type="float" office:value="0" calcext:value-type="float">
            <text:p>0</text:p>
          </table:table-cell>
          <table:table-cell office:value-type="float" office:value="30.83682" calcext:value-type="float">
            <text:p>30.83682</text:p>
          </table:table-cell>
          <table:table-cell office:value-type="float" office:value="24.14779" calcext:value-type="float">
            <text:p>24.14779</text:p>
          </table:table-cell>
          <table:table-cell office:value-type="float" office:value="15.23996" calcext:value-type="float">
            <text:p>15.23996</text:p>
          </table:table-cell>
          <table:table-cell office:value-type="float" office:value="11.7184" calcext:value-type="float">
            <text:p>11.7184</text:p>
          </table:table-cell>
          <table:table-cell office:value-type="float" office:value="9.303351" calcext:value-type="float">
            <text:p>9.303351</text:p>
          </table:table-cell>
          <table:table-cell office:value-type="float" office:value="4.695369" calcext:value-type="float">
            <text:p>4.695369</text:p>
          </table:table-cell>
          <table:table-cell office:value-type="float" office:value="1.820717" calcext:value-type="float">
            <text:p>1.820717</text:p>
          </table:table-cell>
          <table:table-cell office:value-type="float" office:value="1.902355" calcext:value-type="float">
            <text:p>1.902355</text:p>
          </table:table-cell>
          <table:table-cell office:value-type="float" office:value="1.398428" calcext:value-type="float">
            <text:p>1.398428</text:p>
          </table:table-cell>
          <table:table-cell office:value-type="float" office:value="0.630545" calcext:value-type="float">
            <text:p>0.630545</text:p>
          </table:table-cell>
          <table:table-cell office:value-type="float" office:value="0.2611607" calcext:value-type="float">
            <text:p>0.2611607</text:p>
          </table:table-cell>
          <table:table-cell office:value-type="float" office:value="0.3151266" calcext:value-type="float">
            <text:p>0.3151266</text:p>
          </table:table-cell>
          <table:table-cell office:value-type="float" office:value="0.3175416" calcext:value-type="float">
            <text:p>0.3175416</text:p>
          </table:table-cell>
          <table:table-cell office:value-type="float" office:value="0.3485528" calcext:value-type="float">
            <text:p>0.3485528</text:p>
          </table:table-cell>
          <table:table-cell office:value-type="float" office:value="0" calcext:value-type="float">
            <text:p>0</text:p>
          </table:table-cell>
          <table:table-cell office:value-type="float" office:value="34.94032" calcext:value-type="float">
            <text:p>34.9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13969" calcext:value-type="float">
            <text:p>-0.02813969</text:p>
          </table:table-cell>
          <table:table-cell office:value-type="float" office:value="0" calcext:value-type="float">
            <text:p>0</text:p>
          </table:table-cell>
          <table:table-cell office:value-type="float" office:value="-0.000009923401" calcext:value-type="float">
            <text:p>-9.923401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33.30981" calcext:value-type="float">
            <text:p>33.30981</text:p>
          </table:table-cell>
          <table:table-cell office:value-type="float" office:value="1094.087" calcext:value-type="float">
            <text:p>1094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8352" calcext:value-type="float">
            <text:p>0.1208352</text:p>
          </table:table-cell>
          <table:table-cell office:value-type="float" office:value="7.644117" calcext:value-type="float">
            <text:p>7.644117</text:p>
          </table:table-cell>
          <table:table-cell office:value-type="float" office:value="0" calcext:value-type="float">
            <text:p>0</text:p>
          </table:table-cell>
          <table:table-cell office:value-type="float" office:value="0.0000001171446" calcext:value-type="float">
            <text:p>1.17144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02322" calcext:value-type="float">
            <text:p>3.02322E-05</text:p>
          </table:table-cell>
          <table:table-cell office:value-type="float" office:value="-0.000009608409" calcext:value-type="float">
            <text:p>-9.608409E-06</text:p>
          </table:table-cell>
          <table:table-cell office:value-type="float" office:value="0.00009784078" calcext:value-type="float">
            <text:p>9.784078E-05</text:p>
          </table:table-cell>
          <table:table-cell office:value-type="float" office:value="0.00006335356" calcext:value-type="float">
            <text:p>6.335356E-05</text:p>
          </table:table-cell>
          <table:table-cell office:value-type="float" office:value="14.37208" calcext:value-type="float">
            <text:p>14.37208</text:p>
          </table:table-cell>
          <table:table-cell office:value-type="float" office:value="0.04943518" calcext:value-type="float">
            <text:p>0.04943518</text:p>
          </table:table-cell>
          <table:table-cell office:value-type="float" office:value="0.06056057" calcext:value-type="float">
            <text:p>0.06056057</text:p>
          </table:table-cell>
          <table:table-cell office:value-type="float" office:value="0.05287791" calcext:value-type="float">
            <text:p>0.05287791</text:p>
          </table:table-cell>
          <table:table-cell office:value-type="float" office:value="0.03034168" calcext:value-type="float">
            <text:p>0.03034168</text:p>
          </table:table-cell>
          <table:table-cell office:value-type="float" office:value="0.02809116" calcext:value-type="float">
            <text:p>0.02809116</text:p>
          </table:table-cell>
          <table:table-cell office:value-type="float" office:value="0.01767824" calcext:value-type="float">
            <text:p>0.01767824</text:p>
          </table:table-cell>
          <table:table-cell office:value-type="float" office:value="0.01544033" calcext:value-type="float">
            <text:p>0.01544033</text:p>
          </table:table-cell>
          <table:table-cell office:value-type="float" office:value="0.03006302" calcext:value-type="float">
            <text:p>0.03006302</text:p>
          </table:table-cell>
          <table:table-cell office:value-type="float" office:value="0.02414909" calcext:value-type="float">
            <text:p>0.02414909</text:p>
          </table:table-cell>
          <table:table-cell office:value-type="float" office:value="0.02164826" calcext:value-type="float">
            <text:p>0.02164826</text:p>
          </table:table-cell>
          <table:table-cell office:value-type="float" office:value="0.01901825" calcext:value-type="float">
            <text:p>0.01901825</text:p>
          </table:table-cell>
          <table:table-cell office:value-type="float" office:value="0.02830768" calcext:value-type="float">
            <text:p>0.02830768</text:p>
          </table:table-cell>
          <table:table-cell office:value-type="float" office:value="0.005386329" calcext:value-type="float">
            <text:p>0.005386329</text:p>
          </table:table-cell>
          <table:table-cell office:value-type="float" office:value="0.005865056" calcext:value-type="float">
            <text:p>0.005865056</text:p>
          </table:table-cell>
          <table:table-cell office:value-type="float" office:value="0" calcext:value-type="float">
            <text:p>0</text:p>
          </table:table-cell>
          <table:table-cell office:value-type="float" office:value="25.85798" calcext:value-type="float">
            <text:p>25.85798</text:p>
          </table:table-cell>
          <table:table-cell office:value-type="float" office:value="23.60357" calcext:value-type="float">
            <text:p>23.60357</text:p>
          </table:table-cell>
          <table:table-cell office:value-type="float" office:value="15.28929" calcext:value-type="float">
            <text:p>15.28929</text:p>
          </table:table-cell>
          <table:table-cell office:value-type="float" office:value="11.60321" calcext:value-type="float">
            <text:p>11.60321</text:p>
          </table:table-cell>
          <table:table-cell office:value-type="float" office:value="9.209708" calcext:value-type="float">
            <text:p>9.209708</text:p>
          </table:table-cell>
          <table:table-cell office:value-type="float" office:value="4.653412" calcext:value-type="float">
            <text:p>4.653412</text:p>
          </table:table-cell>
          <table:table-cell office:value-type="float" office:value="1.825783" calcext:value-type="float">
            <text:p>1.825783</text:p>
          </table:table-cell>
          <table:table-cell office:value-type="float" office:value="1.902326" calcext:value-type="float">
            <text:p>1.902326</text:p>
          </table:table-cell>
          <table:table-cell office:value-type="float" office:value="1.399173" calcext:value-type="float">
            <text:p>1.399173</text:p>
          </table:table-cell>
          <table:table-cell office:value-type="float" office:value="0.6317046" calcext:value-type="float">
            <text:p>0.6317046</text:p>
          </table:table-cell>
          <table:table-cell office:value-type="float" office:value="0.2620972" calcext:value-type="float">
            <text:p>0.2620972</text:p>
          </table:table-cell>
          <table:table-cell office:value-type="float" office:value="0.3159505" calcext:value-type="float">
            <text:p>0.3159505</text:p>
          </table:table-cell>
          <table:table-cell office:value-type="float" office:value="0.3175696" calcext:value-type="float">
            <text:p>0.3175696</text:p>
          </table:table-cell>
          <table:table-cell office:value-type="float" office:value="0.3485527" calcext:value-type="float">
            <text:p>0.3485527</text:p>
          </table:table-cell>
          <table:table-cell office:value-type="float" office:value="0" calcext:value-type="float">
            <text:p>0</text:p>
          </table:table-cell>
          <table:table-cell office:value-type="float" office:value="35.07407" calcext:value-type="float">
            <text:p>35.07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74456" calcext:value-type="float">
            <text:p>-0.02374456</text:p>
          </table:table-cell>
          <table:table-cell office:value-type="float" office:value="0" calcext:value-type="float">
            <text:p>0</text:p>
          </table:table-cell>
          <table:table-cell office:value-type="float" office:value="-0.00001252474" calcext:value-type="float">
            <text:p>-1.252474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33.30766" calcext:value-type="float">
            <text:p>33.30766</text:p>
          </table:table-cell>
          <table:table-cell office:value-type="float" office:value="1094.084" calcext:value-type="float">
            <text:p>1094.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585" calcext:value-type="float">
            <text:p>0.121585</text:p>
          </table:table-cell>
          <table:table-cell office:value-type="float" office:value="7.647728" calcext:value-type="float">
            <text:p>7.647728</text:p>
          </table:table-cell>
          <table:table-cell office:value-type="float" office:value="0" calcext:value-type="float">
            <text:p>0</text:p>
          </table:table-cell>
          <table:table-cell office:value-type="float" office:value="0.0000001254178" calcext:value-type="float">
            <text:p>1.254178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41644" calcext:value-type="float">
            <text:p>3.241644E-05</text:p>
          </table:table-cell>
          <table:table-cell office:value-type="float" office:value="-0.00001229855" calcext:value-type="float">
            <text:p>-1.229855E-05</text:p>
          </table:table-cell>
          <table:table-cell office:value-type="float" office:value="0.0001305606" calcext:value-type="float">
            <text:p>0.0001305606</text:p>
          </table:table-cell>
          <table:table-cell office:value-type="float" office:value="0.0000642577" calcext:value-type="float">
            <text:p>6.42577E-05</text:p>
          </table:table-cell>
          <table:table-cell office:value-type="float" office:value="14.36793" calcext:value-type="float">
            <text:p>14.36793</text:p>
          </table:table-cell>
          <table:table-cell office:value-type="float" office:value="0.05571764" calcext:value-type="float">
            <text:p>0.05571764</text:p>
          </table:table-cell>
          <table:table-cell office:value-type="float" office:value="0.06819186" calcext:value-type="float">
            <text:p>0.06819186</text:p>
          </table:table-cell>
          <table:table-cell office:value-type="float" office:value="0.05594517" calcext:value-type="float">
            <text:p>0.05594517</text:p>
          </table:table-cell>
          <table:table-cell office:value-type="float" office:value="0.0309726" calcext:value-type="float">
            <text:p>0.0309726</text:p>
          </table:table-cell>
          <table:table-cell office:value-type="float" office:value="0.02879867" calcext:value-type="float">
            <text:p>0.02879867</text:p>
          </table:table-cell>
          <table:table-cell office:value-type="float" office:value="0.01784048" calcext:value-type="float">
            <text:p>0.01784048</text:p>
          </table:table-cell>
          <table:table-cell office:value-type="float" office:value="0.01553966" calcext:value-type="float">
            <text:p>0.01553966</text:p>
          </table:table-cell>
          <table:table-cell office:value-type="float" office:value="0.03008601" calcext:value-type="float">
            <text:p>0.03008601</text:p>
          </table:table-cell>
          <table:table-cell office:value-type="float" office:value="0.02415004" calcext:value-type="float">
            <text:p>0.02415004</text:p>
          </table:table-cell>
          <table:table-cell office:value-type="float" office:value="0.02166348" calcext:value-type="float">
            <text:p>0.02166348</text:p>
          </table:table-cell>
          <table:table-cell office:value-type="float" office:value="0.01903069" calcext:value-type="float">
            <text:p>0.01903069</text:p>
          </table:table-cell>
          <table:table-cell office:value-type="float" office:value="0.02831066" calcext:value-type="float">
            <text:p>0.02831066</text:p>
          </table:table-cell>
          <table:table-cell office:value-type="float" office:value="0.005388062" calcext:value-type="float">
            <text:p>0.005388062</text:p>
          </table:table-cell>
          <table:table-cell office:value-type="float" office:value="0.005859835" calcext:value-type="float">
            <text:p>0.005859835</text:p>
          </table:table-cell>
          <table:table-cell office:value-type="float" office:value="0" calcext:value-type="float">
            <text:p>0</text:p>
          </table:table-cell>
          <table:table-cell office:value-type="float" office:value="24.82205" calcext:value-type="float">
            <text:p>24.82205</text:p>
          </table:table-cell>
          <table:table-cell office:value-type="float" office:value="23.11185" calcext:value-type="float">
            <text:p>23.11185</text:p>
          </table:table-cell>
          <table:table-cell office:value-type="float" office:value="15.6602" calcext:value-type="float">
            <text:p>15.6602</text:p>
          </table:table-cell>
          <table:table-cell office:value-type="float" office:value="11.39629" calcext:value-type="float">
            <text:p>11.39629</text:p>
          </table:table-cell>
          <table:table-cell office:value-type="float" office:value="9.088548" calcext:value-type="float">
            <text:p>9.088548</text:p>
          </table:table-cell>
          <table:table-cell office:value-type="float" office:value="4.619027" calcext:value-type="float">
            <text:p>4.619027</text:p>
          </table:table-cell>
          <table:table-cell office:value-type="float" office:value="1.832387" calcext:value-type="float">
            <text:p>1.832387</text:p>
          </table:table-cell>
          <table:table-cell office:value-type="float" office:value="1.902295" calcext:value-type="float">
            <text:p>1.902295</text:p>
          </table:table-cell>
          <table:table-cell office:value-type="float" office:value="1.399852" calcext:value-type="float">
            <text:p>1.399852</text:p>
          </table:table-cell>
          <table:table-cell office:value-type="float" office:value="0.6328225" calcext:value-type="float">
            <text:p>0.6328225</text:p>
          </table:table-cell>
          <table:table-cell office:value-type="float" office:value="0.2630149" calcext:value-type="float">
            <text:p>0.2630149</text:p>
          </table:table-cell>
          <table:table-cell office:value-type="float" office:value="0.316757" calcext:value-type="float">
            <text:p>0.316757</text:p>
          </table:table-cell>
          <table:table-cell office:value-type="float" office:value="0.3175087" calcext:value-type="float">
            <text:p>0.3175087</text:p>
          </table:table-cell>
          <table:table-cell office:value-type="float" office:value="0.3485516" calcext:value-type="float">
            <text:p>0.3485516</text:p>
          </table:table-cell>
          <table:table-cell office:value-type="float" office:value="0" calcext:value-type="float">
            <text:p>0</text:p>
          </table:table-cell>
          <table:table-cell office:value-type="float" office:value="35.16455" calcext:value-type="float">
            <text:p>35.16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40962" calcext:value-type="float">
            <text:p>-0.01940962</text:p>
          </table:table-cell>
          <table:table-cell office:value-type="float" office:value="0" calcext:value-type="float">
            <text:p>0</text:p>
          </table:table-cell>
          <table:table-cell office:value-type="float" office:value="-0.00001491768" calcext:value-type="float">
            <text:p>-1.491768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33.30549" calcext:value-type="float">
            <text:p>33.30549</text:p>
          </table:table-cell>
          <table:table-cell office:value-type="float" office:value="1094.082" calcext:value-type="float">
            <text:p>1094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5383" calcext:value-type="float">
            <text:p>0.1225383</text:p>
          </table:table-cell>
          <table:table-cell office:value-type="float" office:value="7.651071" calcext:value-type="float">
            <text:p>7.651071</text:p>
          </table:table-cell>
          <table:table-cell office:value-type="float" office:value="0" calcext:value-type="float">
            <text:p>0</text:p>
          </table:table-cell>
          <table:table-cell office:value-type="float" office:value="0.0000001257873" calcext:value-type="float">
            <text:p>1.257873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1436" calcext:value-type="float">
            <text:p>3.251436E-05</text:p>
          </table:table-cell>
          <table:table-cell office:value-type="float" office:value="-0.00001337038" calcext:value-type="float">
            <text:p>-1.337038E-05</text:p>
          </table:table-cell>
          <table:table-cell office:value-type="float" office:value="0.0001651253" calcext:value-type="float">
            <text:p>0.0001651253</text:p>
          </table:table-cell>
          <table:table-cell office:value-type="float" office:value="0.00006439746" calcext:value-type="float">
            <text:p>6.439746E-05</text:p>
          </table:table-cell>
          <table:table-cell office:value-type="float" office:value="14.36328" calcext:value-type="float">
            <text:p>14.36328</text:p>
          </table:table-cell>
          <table:table-cell office:value-type="float" office:value="0.06511435" calcext:value-type="float">
            <text:p>0.06511435</text:p>
          </table:table-cell>
          <table:table-cell office:value-type="float" office:value="0.07564483" calcext:value-type="float">
            <text:p>0.07564483</text:p>
          </table:table-cell>
          <table:table-cell office:value-type="float" office:value="0.05913925" calcext:value-type="float">
            <text:p>0.05913925</text:p>
          </table:table-cell>
          <table:table-cell office:value-type="float" office:value="0.03181928" calcext:value-type="float">
            <text:p>0.03181928</text:p>
          </table:table-cell>
          <table:table-cell office:value-type="float" office:value="0.02958943" calcext:value-type="float">
            <text:p>0.02958943</text:p>
          </table:table-cell>
          <table:table-cell office:value-type="float" office:value="0.018028" calcext:value-type="float">
            <text:p>0.018028</text:p>
          </table:table-cell>
          <table:table-cell office:value-type="float" office:value="0.01565778" calcext:value-type="float">
            <text:p>0.01565778</text:p>
          </table:table-cell>
          <table:table-cell office:value-type="float" office:value="0.03012696" calcext:value-type="float">
            <text:p>0.03012696</text:p>
          </table:table-cell>
          <table:table-cell office:value-type="float" office:value="0.02415702" calcext:value-type="float">
            <text:p>0.02415702</text:p>
          </table:table-cell>
          <table:table-cell office:value-type="float" office:value="0.02167819" calcext:value-type="float">
            <text:p>0.02167819</text:p>
          </table:table-cell>
          <table:table-cell office:value-type="float" office:value="0.01904235" calcext:value-type="float">
            <text:p>0.01904235</text:p>
          </table:table-cell>
          <table:table-cell office:value-type="float" office:value="0.02831342" calcext:value-type="float">
            <text:p>0.02831342</text:p>
          </table:table-cell>
          <table:table-cell office:value-type="float" office:value="0.005390059" calcext:value-type="float">
            <text:p>0.005390059</text:p>
          </table:table-cell>
          <table:table-cell office:value-type="float" office:value="0.005855281" calcext:value-type="float">
            <text:p>0.005855281</text:p>
          </table:table-cell>
          <table:table-cell office:value-type="float" office:value="0" calcext:value-type="float">
            <text:p>0</text:p>
          </table:table-cell>
          <table:table-cell office:value-type="float" office:value="33.25181" calcext:value-type="float">
            <text:p>33.25181</text:p>
          </table:table-cell>
          <table:table-cell office:value-type="float" office:value="22.82464" calcext:value-type="float">
            <text:p>22.82464</text:p>
          </table:table-cell>
          <table:table-cell office:value-type="float" office:value="15.73749" calcext:value-type="float">
            <text:p>15.73749</text:p>
          </table:table-cell>
          <table:table-cell office:value-type="float" office:value="11.44236" calcext:value-type="float">
            <text:p>11.44236</text:p>
          </table:table-cell>
          <table:table-cell office:value-type="float" office:value="9.011564" calcext:value-type="float">
            <text:p>9.011564</text:p>
          </table:table-cell>
          <table:table-cell office:value-type="float" office:value="4.577798" calcext:value-type="float">
            <text:p>4.577798</text:p>
          </table:table-cell>
          <table:table-cell office:value-type="float" office:value="1.83811" calcext:value-type="float">
            <text:p>1.83811</text:p>
          </table:table-cell>
          <table:table-cell office:value-type="float" office:value="1.901945" calcext:value-type="float">
            <text:p>1.901945</text:p>
          </table:table-cell>
          <table:table-cell office:value-type="float" office:value="1.40056" calcext:value-type="float">
            <text:p>1.40056</text:p>
          </table:table-cell>
          <table:table-cell office:value-type="float" office:value="0.6338467" calcext:value-type="float">
            <text:p>0.6338467</text:p>
          </table:table-cell>
          <table:table-cell office:value-type="float" office:value="0.2639108" calcext:value-type="float">
            <text:p>0.2639108</text:p>
          </table:table-cell>
          <table:table-cell office:value-type="float" office:value="0.3175468" calcext:value-type="float">
            <text:p>0.3175468</text:p>
          </table:table-cell>
          <table:table-cell office:value-type="float" office:value="0.3174994" calcext:value-type="float">
            <text:p>0.3174994</text:p>
          </table:table-cell>
          <table:table-cell office:value-type="float" office:value="0.3485512" calcext:value-type="float">
            <text:p>0.3485512</text:p>
          </table:table-cell>
          <table:table-cell office:value-type="float" office:value="0" calcext:value-type="float">
            <text:p>0</text:p>
          </table:table-cell>
          <table:table-cell office:value-type="float" office:value="35.3727" calcext:value-type="float">
            <text:p>35.3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14529" calcext:value-type="float">
            <text:p>-0.01514529</text:p>
          </table:table-cell>
          <table:table-cell office:value-type="float" office:value="0" calcext:value-type="float">
            <text:p>0</text:p>
          </table:table-cell>
          <table:table-cell office:value-type="float" office:value="-0.00001715012" calcext:value-type="float">
            <text:p>-1.715012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33.30354" calcext:value-type="float">
            <text:p>33.30354</text:p>
          </table:table-cell>
          <table:table-cell office:value-type="float" office:value="1094.079" calcext:value-type="float">
            <text:p>1094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8545" calcext:value-type="float">
            <text:p>0.1238545</text:p>
          </table:table-cell>
          <table:table-cell office:value-type="float" office:value="7.65368" calcext:value-type="float">
            <text:p>7.65368</text:p>
          </table:table-cell>
          <table:table-cell office:value-type="float" office:value="0" calcext:value-type="float">
            <text:p>0</text:p>
          </table:table-cell>
          <table:table-cell office:value-type="float" office:value="0.0000001257873" calcext:value-type="float">
            <text:p>1.257873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1436" calcext:value-type="float">
            <text:p>3.251436E-05</text:p>
          </table:table-cell>
          <table:table-cell office:value-type="float" office:value="-0.0000134988" calcext:value-type="float">
            <text:p>-1.34988E-05</text:p>
          </table:table-cell>
          <table:table-cell office:value-type="float" office:value="0.0001989723" calcext:value-type="float">
            <text:p>0.0001989723</text:p>
          </table:table-cell>
          <table:table-cell office:value-type="float" office:value="0.00006461104" calcext:value-type="float">
            <text:p>6.461104E-05</text:p>
          </table:table-cell>
          <table:table-cell office:value-type="float" office:value="14.3588" calcext:value-type="float">
            <text:p>14.3588</text:p>
          </table:table-cell>
          <table:table-cell office:value-type="float" office:value="0.0767753" calcext:value-type="float">
            <text:p>0.0767753</text:p>
          </table:table-cell>
          <table:table-cell office:value-type="float" office:value="0.08255655" calcext:value-type="float">
            <text:p>0.08255655</text:p>
          </table:table-cell>
          <table:table-cell office:value-type="float" office:value="0.0648613" calcext:value-type="float">
            <text:p>0.0648613</text:p>
          </table:table-cell>
          <table:table-cell office:value-type="float" office:value="0.03268797" calcext:value-type="float">
            <text:p>0.03268797</text:p>
          </table:table-cell>
          <table:table-cell office:value-type="float" office:value="0.03016103" calcext:value-type="float">
            <text:p>0.03016103</text:p>
          </table:table-cell>
          <table:table-cell office:value-type="float" office:value="0.01820766" calcext:value-type="float">
            <text:p>0.01820766</text:p>
          </table:table-cell>
          <table:table-cell office:value-type="float" office:value="0.01577751" calcext:value-type="float">
            <text:p>0.01577751</text:p>
          </table:table-cell>
          <table:table-cell office:value-type="float" office:value="0.03018139" calcext:value-type="float">
            <text:p>0.03018139</text:p>
          </table:table-cell>
          <table:table-cell office:value-type="float" office:value="0.0241698" calcext:value-type="float">
            <text:p>0.0241698</text:p>
          </table:table-cell>
          <table:table-cell office:value-type="float" office:value="0.02169302" calcext:value-type="float">
            <text:p>0.02169302</text:p>
          </table:table-cell>
          <table:table-cell office:value-type="float" office:value="0.01905316" calcext:value-type="float">
            <text:p>0.01905316</text:p>
          </table:table-cell>
          <table:table-cell office:value-type="float" office:value="0.02831605" calcext:value-type="float">
            <text:p>0.02831605</text:p>
          </table:table-cell>
          <table:table-cell office:value-type="float" office:value="0.005392367" calcext:value-type="float">
            <text:p>0.005392367</text:p>
          </table:table-cell>
          <table:table-cell office:value-type="float" office:value="0.005852137" calcext:value-type="float">
            <text:p>0.005852137</text:p>
          </table:table-cell>
          <table:table-cell office:value-type="float" office:value="0" calcext:value-type="float">
            <text:p>0</text:p>
          </table:table-cell>
          <table:table-cell office:value-type="float" office:value="44.72237" calcext:value-type="float">
            <text:p>44.72237</text:p>
          </table:table-cell>
          <table:table-cell office:value-type="float" office:value="22.63223" calcext:value-type="float">
            <text:p>22.63223</text:p>
          </table:table-cell>
          <table:table-cell office:value-type="float" office:value="15.74127" calcext:value-type="float">
            <text:p>15.74127</text:p>
          </table:table-cell>
          <table:table-cell office:value-type="float" office:value="11.67137" calcext:value-type="float">
            <text:p>11.67137</text:p>
          </table:table-cell>
          <table:table-cell office:value-type="float" office:value="8.808637" calcext:value-type="float">
            <text:p>8.808637</text:p>
          </table:table-cell>
          <table:table-cell office:value-type="float" office:value="4.533113" calcext:value-type="float">
            <text:p>4.533113</text:p>
          </table:table-cell>
          <table:table-cell office:value-type="float" office:value="1.84326" calcext:value-type="float">
            <text:p>1.84326</text:p>
          </table:table-cell>
          <table:table-cell office:value-type="float" office:value="1.901525" calcext:value-type="float">
            <text:p>1.901525</text:p>
          </table:table-cell>
          <table:table-cell office:value-type="float" office:value="1.40115" calcext:value-type="float">
            <text:p>1.40115</text:p>
          </table:table-cell>
          <table:table-cell office:value-type="float" office:value="0.6348261" calcext:value-type="float">
            <text:p>0.6348261</text:p>
          </table:table-cell>
          <table:table-cell office:value-type="float" office:value="0.2647825" calcext:value-type="float">
            <text:p>0.2647825</text:p>
          </table:table-cell>
          <table:table-cell office:value-type="float" office:value="0.3183263" calcext:value-type="float">
            <text:p>0.3183263</text:p>
          </table:table-cell>
          <table:table-cell office:value-type="float" office:value="0.317589" calcext:value-type="float">
            <text:p>0.317589</text:p>
          </table:table-cell>
          <table:table-cell office:value-type="float" office:value="0.3485528" calcext:value-type="float">
            <text:p>0.3485528</text:p>
          </table:table-cell>
          <table:table-cell office:value-type="float" office:value="0" calcext:value-type="float">
            <text:p>0</text:p>
          </table:table-cell>
          <table:table-cell office:value-type="float" office:value="35.76953" calcext:value-type="float">
            <text:p>35.76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25244" calcext:value-type="float">
            <text:p>-0.01125244</text:p>
          </table:table-cell>
          <table:table-cell office:value-type="float" office:value="0" calcext:value-type="float">
            <text:p>0</text:p>
          </table:table-cell>
          <table:table-cell office:value-type="float" office:value="-0.00001928077" calcext:value-type="float">
            <text:p>-1.928077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33.30177" calcext:value-type="float">
            <text:p>33.30177</text:p>
          </table:table-cell>
          <table:table-cell office:value-type="float" office:value="1094.077" calcext:value-type="float">
            <text:p>1094.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2304" calcext:value-type="float">
            <text:p>0.1252304</text:p>
          </table:table-cell>
          <table:table-cell office:value-type="float" office:value="7.655809" calcext:value-type="float">
            <text:p>7.655809</text:p>
          </table:table-cell>
          <table:table-cell office:value-type="float" office:value="0" calcext:value-type="float">
            <text:p>0</text:p>
          </table:table-cell>
          <table:table-cell office:value-type="float" office:value="0.0000001257893" calcext:value-type="float">
            <text:p>1.257893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154" calcext:value-type="float">
            <text:p>3.25154E-05</text:p>
          </table:table-cell>
          <table:table-cell office:value-type="float" office:value="-0.00001287503" calcext:value-type="float">
            <text:p>-1.287503E-05</text:p>
          </table:table-cell>
          <table:table-cell office:value-type="float" office:value="0.0002318169" calcext:value-type="float">
            <text:p>0.0002318169</text:p>
          </table:table-cell>
          <table:table-cell office:value-type="float" office:value="0.00006499892" calcext:value-type="float">
            <text:p>6.499892E-05</text:p>
          </table:table-cell>
          <table:table-cell office:value-type="float" office:value="14.35477" calcext:value-type="float">
            <text:p>14.35477</text:p>
          </table:table-cell>
          <table:table-cell office:value-type="float" office:value="0.08808815" calcext:value-type="float">
            <text:p>0.08808815</text:p>
          </table:table-cell>
          <table:table-cell office:value-type="float" office:value="0.08801371" calcext:value-type="float">
            <text:p>0.08801371</text:p>
          </table:table-cell>
          <table:table-cell office:value-type="float" office:value="0.06924277" calcext:value-type="float">
            <text:p>0.06924277</text:p>
          </table:table-cell>
          <table:table-cell office:value-type="float" office:value="0.03337632" calcext:value-type="float">
            <text:p>0.03337632</text:p>
          </table:table-cell>
          <table:table-cell office:value-type="float" office:value="0.03063393" calcext:value-type="float">
            <text:p>0.03063393</text:p>
          </table:table-cell>
          <table:table-cell office:value-type="float" office:value="0.01834136" calcext:value-type="float">
            <text:p>0.01834136</text:p>
          </table:table-cell>
          <table:table-cell office:value-type="float" office:value="0.01588411" calcext:value-type="float">
            <text:p>0.01588411</text:p>
          </table:table-cell>
          <table:table-cell office:value-type="float" office:value="0.03024333" calcext:value-type="float">
            <text:p>0.03024333</text:p>
          </table:table-cell>
          <table:table-cell office:value-type="float" office:value="0.02418761" calcext:value-type="float">
            <text:p>0.02418761</text:p>
          </table:table-cell>
          <table:table-cell office:value-type="float" office:value="0.02170828" calcext:value-type="float">
            <text:p>0.02170828</text:p>
          </table:table-cell>
          <table:table-cell office:value-type="float" office:value="0.01906303" calcext:value-type="float">
            <text:p>0.01906303</text:p>
          </table:table-cell>
          <table:table-cell office:value-type="float" office:value="0.02831876" calcext:value-type="float">
            <text:p>0.02831876</text:p>
          </table:table-cell>
          <table:table-cell office:value-type="float" office:value="0.005394823" calcext:value-type="float">
            <text:p>0.005394823</text:p>
          </table:table-cell>
          <table:table-cell office:value-type="float" office:value="0.005850408" calcext:value-type="float">
            <text:p>0.005850408</text:p>
          </table:table-cell>
          <table:table-cell office:value-type="float" office:value="0" calcext:value-type="float">
            <text:p>0</text:p>
          </table:table-cell>
          <table:table-cell office:value-type="float" office:value="56.16127" calcext:value-type="float">
            <text:p>56.16127</text:p>
          </table:table-cell>
          <table:table-cell office:value-type="float" office:value="22.5838" calcext:value-type="float">
            <text:p>22.5838</text:p>
          </table:table-cell>
          <table:table-cell office:value-type="float" office:value="15.7731" calcext:value-type="float">
            <text:p>15.7731</text:p>
          </table:table-cell>
          <table:table-cell office:value-type="float" office:value="11.91849" calcext:value-type="float">
            <text:p>11.91849</text:p>
          </table:table-cell>
          <table:table-cell office:value-type="float" office:value="8.631132" calcext:value-type="float">
            <text:p>8.631132</text:p>
          </table:table-cell>
          <table:table-cell office:value-type="float" office:value="4.474729" calcext:value-type="float">
            <text:p>4.474729</text:p>
          </table:table-cell>
          <table:table-cell office:value-type="float" office:value="1.847747" calcext:value-type="float">
            <text:p>1.847747</text:p>
          </table:table-cell>
          <table:table-cell office:value-type="float" office:value="1.900939" calcext:value-type="float">
            <text:p>1.900939</text:p>
          </table:table-cell>
          <table:table-cell office:value-type="float" office:value="1.401629" calcext:value-type="float">
            <text:p>1.401629</text:p>
          </table:table-cell>
          <table:table-cell office:value-type="float" office:value="0.635758" calcext:value-type="float">
            <text:p>0.635758</text:p>
          </table:table-cell>
          <table:table-cell office:value-type="float" office:value="0.2656304" calcext:value-type="float">
            <text:p>0.2656304</text:p>
          </table:table-cell>
          <table:table-cell office:value-type="float" office:value="0.3191039" calcext:value-type="float">
            <text:p>0.3191039</text:p>
          </table:table-cell>
          <table:table-cell office:value-type="float" office:value="0.3177719" calcext:value-type="float">
            <text:p>0.3177719</text:p>
          </table:table-cell>
          <table:table-cell office:value-type="float" office:value="0.3485542" calcext:value-type="float">
            <text:p>0.3485542</text:p>
          </table:table-cell>
          <table:table-cell office:value-type="float" office:value="0" calcext:value-type="float">
            <text:p>0</text:p>
          </table:table-cell>
          <table:table-cell office:value-type="float" office:value="36.33172" calcext:value-type="float">
            <text:p>36.33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779654" calcext:value-type="float">
            <text:p>-0.007779654</text:p>
          </table:table-cell>
          <table:table-cell office:value-type="float" office:value="0" calcext:value-type="float">
            <text:p>0</text:p>
          </table:table-cell>
          <table:table-cell office:value-type="float" office:value="-0.0000213777" calcext:value-type="float">
            <text:p>-2.13777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33.29908" calcext:value-type="float">
            <text:p>33.29908</text:p>
          </table:table-cell>
          <table:table-cell office:value-type="float" office:value="1094.074" calcext:value-type="float">
            <text:p>1094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0218" calcext:value-type="float">
            <text:p>0.1260218</text:p>
          </table:table-cell>
          <table:table-cell office:value-type="float" office:value="7.659646" calcext:value-type="float">
            <text:p>7.659646</text:p>
          </table:table-cell>
          <table:table-cell office:value-type="float" office:value="0" calcext:value-type="float">
            <text:p>0</text:p>
          </table:table-cell>
          <table:table-cell office:value-type="float" office:value="0.0000001257893" calcext:value-type="float">
            <text:p>1.257893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154" calcext:value-type="float">
            <text:p>3.25154E-05</text:p>
          </table:table-cell>
          <table:table-cell office:value-type="float" office:value="-0.00001322839" calcext:value-type="float">
            <text:p>-1.322839E-05</text:p>
          </table:table-cell>
          <table:table-cell office:value-type="float" office:value="0.0002642938" calcext:value-type="float">
            <text:p>0.0002642938</text:p>
          </table:table-cell>
          <table:table-cell office:value-type="float" office:value="0.00006506006" calcext:value-type="float">
            <text:p>6.506006E-05</text:p>
          </table:table-cell>
          <table:table-cell office:value-type="float" office:value="14.34879" calcext:value-type="float">
            <text:p>14.34879</text:p>
          </table:table-cell>
          <table:table-cell office:value-type="float" office:value="0.09424118" calcext:value-type="float">
            <text:p>0.09424118</text:p>
          </table:table-cell>
          <table:table-cell office:value-type="float" office:value="0.09316008" calcext:value-type="float">
            <text:p>0.09316008</text:p>
          </table:table-cell>
          <table:table-cell office:value-type="float" office:value="0.07251953" calcext:value-type="float">
            <text:p>0.07251953</text:p>
          </table:table-cell>
          <table:table-cell office:value-type="float" office:value="0.03394892" calcext:value-type="float">
            <text:p>0.03394892</text:p>
          </table:table-cell>
          <table:table-cell office:value-type="float" office:value="0.03109542" calcext:value-type="float">
            <text:p>0.03109542</text:p>
          </table:table-cell>
          <table:table-cell office:value-type="float" office:value="0.01845682" calcext:value-type="float">
            <text:p>0.01845682</text:p>
          </table:table-cell>
          <table:table-cell office:value-type="float" office:value="0.01597877" calcext:value-type="float">
            <text:p>0.01597877</text:p>
          </table:table-cell>
          <table:table-cell office:value-type="float" office:value="0.03030824" calcext:value-type="float">
            <text:p>0.03030824</text:p>
          </table:table-cell>
          <table:table-cell office:value-type="float" office:value="0.02420911" calcext:value-type="float">
            <text:p>0.02420911</text:p>
          </table:table-cell>
          <table:table-cell office:value-type="float" office:value="0.02172407" calcext:value-type="float">
            <text:p>0.02172407</text:p>
          </table:table-cell>
          <table:table-cell office:value-type="float" office:value="0.01907195" calcext:value-type="float">
            <text:p>0.01907195</text:p>
          </table:table-cell>
          <table:table-cell office:value-type="float" office:value="0.02832166" calcext:value-type="float">
            <text:p>0.02832166</text:p>
          </table:table-cell>
          <table:table-cell office:value-type="float" office:value="0.005396876" calcext:value-type="float">
            <text:p>0.005396876</text:p>
          </table:table-cell>
          <table:table-cell office:value-type="float" office:value="0.005847726" calcext:value-type="float">
            <text:p>0.005847726</text:p>
          </table:table-cell>
          <table:table-cell office:value-type="float" office:value="0" calcext:value-type="float">
            <text:p>0</text:p>
          </table:table-cell>
          <table:table-cell office:value-type="float" office:value="53.74093" calcext:value-type="float">
            <text:p>53.74093</text:p>
          </table:table-cell>
          <table:table-cell office:value-type="float" office:value="22.60947" calcext:value-type="float">
            <text:p>22.60947</text:p>
          </table:table-cell>
          <table:table-cell office:value-type="float" office:value="15.80616" calcext:value-type="float">
            <text:p>15.80616</text:p>
          </table:table-cell>
          <table:table-cell office:value-type="float" office:value="12.13433" calcext:value-type="float">
            <text:p>12.13433</text:p>
          </table:table-cell>
          <table:table-cell office:value-type="float" office:value="8.511659" calcext:value-type="float">
            <text:p>8.511659</text:p>
          </table:table-cell>
          <table:table-cell office:value-type="float" office:value="4.413637" calcext:value-type="float">
            <text:p>4.413637</text:p>
          </table:table-cell>
          <table:table-cell office:value-type="float" office:value="1.851046" calcext:value-type="float">
            <text:p>1.851046</text:p>
          </table:table-cell>
          <table:table-cell office:value-type="float" office:value="1.9001" calcext:value-type="float">
            <text:p>1.9001</text:p>
          </table:table-cell>
          <table:table-cell office:value-type="float" office:value="1.402001" calcext:value-type="float">
            <text:p>1.402001</text:p>
          </table:table-cell>
          <table:table-cell office:value-type="float" office:value="0.6366366" calcext:value-type="float">
            <text:p>0.6366366</text:p>
          </table:table-cell>
          <table:table-cell office:value-type="float" office:value="0.2664545" calcext:value-type="float">
            <text:p>0.2664545</text:p>
          </table:table-cell>
          <table:table-cell office:value-type="float" office:value="0.3198762" calcext:value-type="float">
            <text:p>0.3198762</text:p>
          </table:table-cell>
          <table:table-cell office:value-type="float" office:value="0.317875" calcext:value-type="float">
            <text:p>0.317875</text:p>
          </table:table-cell>
          <table:table-cell office:value-type="float" office:value="0.3485545" calcext:value-type="float">
            <text:p>0.3485545</text:p>
          </table:table-cell>
          <table:table-cell office:value-type="float" office:value="0" calcext:value-type="float">
            <text:p>0</text:p>
          </table:table-cell>
          <table:table-cell office:value-type="float" office:value="36.52439" calcext:value-type="float">
            <text:p>36.52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84209" calcext:value-type="float">
            <text:p>-0.003184209</text:p>
          </table:table-cell>
          <table:table-cell office:value-type="float" office:value="0" calcext:value-type="float">
            <text:p>0</text:p>
          </table:table-cell>
          <table:table-cell office:value-type="float" office:value="-0.00002342425" calcext:value-type="float">
            <text:p>-2.342425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33.29768" calcext:value-type="float">
            <text:p>33.29768</text:p>
          </table:table-cell>
          <table:table-cell office:value-type="float" office:value="1094.072" calcext:value-type="float">
            <text:p>1094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2935" calcext:value-type="float">
            <text:p>0.1272935</text:p>
          </table:table-cell>
          <table:table-cell office:value-type="float" office:value="7.661371" calcext:value-type="float">
            <text:p>7.661371</text:p>
          </table:table-cell>
          <table:table-cell office:value-type="float" office:value="0" calcext:value-type="float">
            <text:p>0</text:p>
          </table:table-cell>
          <table:table-cell office:value-type="float" office:value="0.0000001257939" calcext:value-type="float">
            <text:p>1.25793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1663" calcext:value-type="float">
            <text:p>3.251663E-05</text:p>
          </table:table-cell>
          <table:table-cell office:value-type="float" office:value="-0.0000138859" calcext:value-type="float">
            <text:p>-1.38859E-05</text:p>
          </table:table-cell>
          <table:table-cell office:value-type="float" office:value="0.0002972533" calcext:value-type="float">
            <text:p>0.0002972533</text:p>
          </table:table-cell>
          <table:table-cell office:value-type="float" office:value="0.00006551285" calcext:value-type="float">
            <text:p>6.551285E-05</text:p>
          </table:table-cell>
          <table:table-cell office:value-type="float" office:value="14.34536" calcext:value-type="float">
            <text:p>14.34536</text:p>
          </table:table-cell>
          <table:table-cell office:value-type="float" office:value="0.1046627" calcext:value-type="float">
            <text:p>0.1046627</text:p>
          </table:table-cell>
          <table:table-cell office:value-type="float" office:value="0.09791798" calcext:value-type="float">
            <text:p>0.09791798</text:p>
          </table:table-cell>
          <table:table-cell office:value-type="float" office:value="0.07615986" calcext:value-type="float">
            <text:p>0.07615986</text:p>
          </table:table-cell>
          <table:table-cell office:value-type="float" office:value="0.03441508" calcext:value-type="float">
            <text:p>0.03441508</text:p>
          </table:table-cell>
          <table:table-cell office:value-type="float" office:value="0.0315503" calcext:value-type="float">
            <text:p>0.0315503</text:p>
          </table:table-cell>
          <table:table-cell office:value-type="float" office:value="0.01857472" calcext:value-type="float">
            <text:p>0.01857472</text:p>
          </table:table-cell>
          <table:table-cell office:value-type="float" office:value="0.01606896" calcext:value-type="float">
            <text:p>0.01606896</text:p>
          </table:table-cell>
          <table:table-cell office:value-type="float" office:value="0.03037446" calcext:value-type="float">
            <text:p>0.03037446</text:p>
          </table:table-cell>
          <table:table-cell office:value-type="float" office:value="0.02423316" calcext:value-type="float">
            <text:p>0.02423316</text:p>
          </table:table-cell>
          <table:table-cell office:value-type="float" office:value="0.02174039" calcext:value-type="float">
            <text:p>0.02174039</text:p>
          </table:table-cell>
          <table:table-cell office:value-type="float" office:value="0.0190799" calcext:value-type="float">
            <text:p>0.0190799</text:p>
          </table:table-cell>
          <table:table-cell office:value-type="float" office:value="0.02832463" calcext:value-type="float">
            <text:p>0.02832463</text:p>
          </table:table-cell>
          <table:table-cell office:value-type="float" office:value="0.005399005" calcext:value-type="float">
            <text:p>0.005399005</text:p>
          </table:table-cell>
          <table:table-cell office:value-type="float" office:value="0.005845694" calcext:value-type="float">
            <text:p>0.005845694</text:p>
          </table:table-cell>
          <table:table-cell office:value-type="float" office:value="0" calcext:value-type="float">
            <text:p>0</text:p>
          </table:table-cell>
          <table:table-cell office:value-type="float" office:value="65.50658" calcext:value-type="float">
            <text:p>65.50658</text:p>
          </table:table-cell>
          <table:table-cell office:value-type="float" office:value="22.64013" calcext:value-type="float">
            <text:p>22.64013</text:p>
          </table:table-cell>
          <table:table-cell office:value-type="float" office:value="15.85546" calcext:value-type="float">
            <text:p>15.85546</text:p>
          </table:table-cell>
          <table:table-cell office:value-type="float" office:value="12.31121" calcext:value-type="float">
            <text:p>12.31121</text:p>
          </table:table-cell>
          <table:table-cell office:value-type="float" office:value="8.427394" calcext:value-type="float">
            <text:p>8.427394</text:p>
          </table:table-cell>
          <table:table-cell office:value-type="float" office:value="4.356876" calcext:value-type="float">
            <text:p>4.356876</text:p>
          </table:table-cell>
          <table:table-cell office:value-type="float" office:value="1.853958" calcext:value-type="float">
            <text:p>1.853958</text:p>
          </table:table-cell>
          <table:table-cell office:value-type="float" office:value="1.89885" calcext:value-type="float">
            <text:p>1.89885</text:p>
          </table:table-cell>
          <table:table-cell office:value-type="float" office:value="1.402258" calcext:value-type="float">
            <text:p>1.402258</text:p>
          </table:table-cell>
          <table:table-cell office:value-type="float" office:value="0.6374544" calcext:value-type="float">
            <text:p>0.6374544</text:p>
          </table:table-cell>
          <table:table-cell office:value-type="float" office:value="0.2672542" calcext:value-type="float">
            <text:p>0.2672542</text:p>
          </table:table-cell>
          <table:table-cell office:value-type="float" office:value="0.3206388" calcext:value-type="float">
            <text:p>0.3206388</text:p>
          </table:table-cell>
          <table:table-cell office:value-type="float" office:value="0.3180179" calcext:value-type="float">
            <text:p>0.3180179</text:p>
          </table:table-cell>
          <table:table-cell office:value-type="float" office:value="0.3485568" calcext:value-type="float">
            <text:p>0.3485568</text:p>
          </table:table-cell>
          <table:table-cell office:value-type="float" office:value="0" calcext:value-type="float">
            <text:p>0</text:p>
          </table:table-cell>
          <table:table-cell office:value-type="float" office:value="37.07223" calcext:value-type="float">
            <text:p>37.07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2208081" calcext:value-type="float">
            <text:p>-0.0002208081</text:p>
          </table:table-cell>
          <table:table-cell office:value-type="float" office:value="0" calcext:value-type="float">
            <text:p>0</text:p>
          </table:table-cell>
          <table:table-cell office:value-type="float" office:value="-0.00002540724" calcext:value-type="float">
            <text:p>-2.540724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33.30648" calcext:value-type="float">
            <text:p>33.30648</text:p>
          </table:table-cell>
          <table:table-cell office:value-type="float" office:value="1094.07" calcext:value-type="float">
            <text:p>1094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6989" calcext:value-type="float">
            <text:p>0.1276989</text:p>
          </table:table-cell>
          <table:table-cell office:value-type="float" office:value="7.652474" calcext:value-type="float">
            <text:p>7.652474</text:p>
          </table:table-cell>
          <table:table-cell office:value-type="float" office:value="0" calcext:value-type="float">
            <text:p>0</text:p>
          </table:table-cell>
          <table:table-cell office:value-type="float" office:value="0.0000001257993" calcext:value-type="float">
            <text:p>1.257993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1811" calcext:value-type="float">
            <text:p>3.251811E-05</text:p>
          </table:table-cell>
          <table:table-cell office:value-type="float" office:value="-0.00001340838" calcext:value-type="float">
            <text:p>-1.340838E-05</text:p>
          </table:table-cell>
          <table:table-cell office:value-type="float" office:value="0.0003284473" calcext:value-type="float">
            <text:p>0.0003284473</text:p>
          </table:table-cell>
          <table:table-cell office:value-type="float" office:value="0.0000698017" calcext:value-type="float">
            <text:p>6.98017E-05</text:p>
          </table:table-cell>
          <table:table-cell office:value-type="float" office:value="14.36212" calcext:value-type="float">
            <text:p>14.36212</text:p>
          </table:table-cell>
          <table:table-cell office:value-type="float" office:value="0.0943022" calcext:value-type="float">
            <text:p>0.0943022</text:p>
          </table:table-cell>
          <table:table-cell office:value-type="float" office:value="0.09791942" calcext:value-type="float">
            <text:p>0.09791942</text:p>
          </table:table-cell>
          <table:table-cell office:value-type="float" office:value="0.07718503" calcext:value-type="float">
            <text:p>0.07718503</text:p>
          </table:table-cell>
          <table:table-cell office:value-type="float" office:value="0.03478372" calcext:value-type="float">
            <text:p>0.03478372</text:p>
          </table:table-cell>
          <table:table-cell office:value-type="float" office:value="0.03191693" calcext:value-type="float">
            <text:p>0.03191693</text:p>
          </table:table-cell>
          <table:table-cell office:value-type="float" office:value="0.01867395" calcext:value-type="float">
            <text:p>0.01867395</text:p>
          </table:table-cell>
          <table:table-cell office:value-type="float" office:value="0.01615269" calcext:value-type="float">
            <text:p>0.01615269</text:p>
          </table:table-cell>
          <table:table-cell office:value-type="float" office:value="0.03044192" calcext:value-type="float">
            <text:p>0.03044192</text:p>
          </table:table-cell>
          <table:table-cell office:value-type="float" office:value="0.02425907" calcext:value-type="float">
            <text:p>0.02425907</text:p>
          </table:table-cell>
          <table:table-cell office:value-type="float" office:value="0.02175718" calcext:value-type="float">
            <text:p>0.02175718</text:p>
          </table:table-cell>
          <table:table-cell office:value-type="float" office:value="0.01908688" calcext:value-type="float">
            <text:p>0.01908688</text:p>
          </table:table-cell>
          <table:table-cell office:value-type="float" office:value="0.02832791" calcext:value-type="float">
            <text:p>0.02832791</text:p>
          </table:table-cell>
          <table:table-cell office:value-type="float" office:value="0.005401423" calcext:value-type="float">
            <text:p>0.005401423</text:p>
          </table:table-cell>
          <table:table-cell office:value-type="float" office:value="0.005845692" calcext:value-type="float">
            <text:p>0.005845692</text:p>
          </table:table-cell>
          <table:table-cell office:value-type="float" office:value="0" calcext:value-type="float">
            <text:p>0</text:p>
          </table:table-cell>
          <table:table-cell office:value-type="float" office:value="72.66979" calcext:value-type="float">
            <text:p>72.66979</text:p>
          </table:table-cell>
          <table:table-cell office:value-type="float" office:value="22.82552" calcext:value-type="float">
            <text:p>22.82552</text:p>
          </table:table-cell>
          <table:table-cell office:value-type="float" office:value="15.95911" calcext:value-type="float">
            <text:p>15.95911</text:p>
          </table:table-cell>
          <table:table-cell office:value-type="float" office:value="12.42664" calcext:value-type="float">
            <text:p>12.42664</text:p>
          </table:table-cell>
          <table:table-cell office:value-type="float" office:value="8.378026" calcext:value-type="float">
            <text:p>8.378026</text:p>
          </table:table-cell>
          <table:table-cell office:value-type="float" office:value="4.30988" calcext:value-type="float">
            <text:p>4.30988</text:p>
          </table:table-cell>
          <table:table-cell office:value-type="float" office:value="1.85814" calcext:value-type="float">
            <text:p>1.85814</text:p>
          </table:table-cell>
          <table:table-cell office:value-type="float" office:value="1.897611" calcext:value-type="float">
            <text:p>1.897611</text:p>
          </table:table-cell>
          <table:table-cell office:value-type="float" office:value="1.402406" calcext:value-type="float">
            <text:p>1.402406</text:p>
          </table:table-cell>
          <table:table-cell office:value-type="float" office:value="0.6382064" calcext:value-type="float">
            <text:p>0.6382064</text:p>
          </table:table-cell>
          <table:table-cell office:value-type="float" office:value="0.2680285" calcext:value-type="float">
            <text:p>0.2680285</text:p>
          </table:table-cell>
          <table:table-cell office:value-type="float" office:value="0.3213981" calcext:value-type="float">
            <text:p>0.3213981</text:p>
          </table:table-cell>
          <table:table-cell office:value-type="float" office:value="0.3183003" calcext:value-type="float">
            <text:p>0.3183003</text:p>
          </table:table-cell>
          <table:table-cell office:value-type="float" office:value="0.3485585" calcext:value-type="float">
            <text:p>0.3485585</text:p>
          </table:table-cell>
          <table:table-cell office:value-type="float" office:value="0" calcext:value-type="float">
            <text:p>0</text:p>
          </table:table-cell>
          <table:table-cell office:value-type="float" office:value="37.37034" calcext:value-type="float">
            <text:p>37.3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741518" calcext:value-type="float">
            <text:p>-0.008741518</text:p>
          </table:table-cell>
          <table:table-cell office:value-type="float" office:value="0" calcext:value-type="float">
            <text:p>0</text:p>
          </table:table-cell>
          <table:table-cell office:value-type="float" office:value="-0.00002743059" calcext:value-type="float">
            <text:p>-2.743059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33.31776" calcext:value-type="float">
            <text:p>33.31776</text:p>
          </table:table-cell>
          <table:table-cell office:value-type="float" office:value="1094.069" calcext:value-type="float">
            <text:p>1094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5003" calcext:value-type="float">
            <text:p>0.1275003</text:p>
          </table:table-cell>
          <table:table-cell office:value-type="float" office:value="7.641377" calcext:value-type="float">
            <text:p>7.641377</text:p>
          </table:table-cell>
          <table:table-cell office:value-type="float" office:value="0" calcext:value-type="float">
            <text:p>0</text:p>
          </table:table-cell>
          <table:table-cell office:value-type="float" office:value="0.0000001257993" calcext:value-type="float">
            <text:p>1.257993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1811" calcext:value-type="float">
            <text:p>3.251811E-05</text:p>
          </table:table-cell>
          <table:table-cell office:value-type="float" office:value="-0.00001465692" calcext:value-type="float">
            <text:p>-1.465692E-05</text:p>
          </table:table-cell>
          <table:table-cell office:value-type="float" office:value="0.0003554522" calcext:value-type="float">
            <text:p>0.0003554522</text:p>
          </table:table-cell>
          <table:table-cell office:value-type="float" office:value="0.00007685329" calcext:value-type="float">
            <text:p>7.685329E-05</text:p>
          </table:table-cell>
          <table:table-cell office:value-type="float" office:value="14.38352" calcext:value-type="float">
            <text:p>14.38352</text:p>
          </table:table-cell>
          <table:table-cell office:value-type="float" office:value="0.08387039" calcext:value-type="float">
            <text:p>0.08387039</text:p>
          </table:table-cell>
          <table:table-cell office:value-type="float" office:value="0.09515236" calcext:value-type="float">
            <text:p>0.09515236</text:p>
          </table:table-cell>
          <table:table-cell office:value-type="float" office:value="0.07631665" calcext:value-type="float">
            <text:p>0.07631665</text:p>
          </table:table-cell>
          <table:table-cell office:value-type="float" office:value="0.03504486" calcext:value-type="float">
            <text:p>0.03504486</text:p>
          </table:table-cell>
          <table:table-cell office:value-type="float" office:value="0.03218802" calcext:value-type="float">
            <text:p>0.03218802</text:p>
          </table:table-cell>
          <table:table-cell office:value-type="float" office:value="0.01874953" calcext:value-type="float">
            <text:p>0.01874953</text:p>
          </table:table-cell>
          <table:table-cell office:value-type="float" office:value="0.01622216" calcext:value-type="float">
            <text:p>0.01622216</text:p>
          </table:table-cell>
          <table:table-cell office:value-type="float" office:value="0.03050927" calcext:value-type="float">
            <text:p>0.03050927</text:p>
          </table:table-cell>
          <table:table-cell office:value-type="float" office:value="0.02428612" calcext:value-type="float">
            <text:p>0.02428612</text:p>
          </table:table-cell>
          <table:table-cell office:value-type="float" office:value="0.02177437" calcext:value-type="float">
            <text:p>0.02177437</text:p>
          </table:table-cell>
          <table:table-cell office:value-type="float" office:value="0.01909293" calcext:value-type="float">
            <text:p>0.01909293</text:p>
          </table:table-cell>
          <table:table-cell office:value-type="float" office:value="0.0283311" calcext:value-type="float">
            <text:p>0.0283311</text:p>
          </table:table-cell>
          <table:table-cell office:value-type="float" office:value="0.005403624" calcext:value-type="float">
            <text:p>0.005403624</text:p>
          </table:table-cell>
          <table:table-cell office:value-type="float" office:value="0.005845706" calcext:value-type="float">
            <text:p>0.005845706</text:p>
          </table:table-cell>
          <table:table-cell office:value-type="float" office:value="0" calcext:value-type="float">
            <text:p>0</text:p>
          </table:table-cell>
          <table:table-cell office:value-type="float" office:value="84.84071" calcext:value-type="float">
            <text:p>84.84071</text:p>
          </table:table-cell>
          <table:table-cell office:value-type="float" office:value="23.85137" calcext:value-type="float">
            <text:p>23.85137</text:p>
          </table:table-cell>
          <table:table-cell office:value-type="float" office:value="16.11469" calcext:value-type="float">
            <text:p>16.11469</text:p>
          </table:table-cell>
          <table:table-cell office:value-type="float" office:value="12.5307" calcext:value-type="float">
            <text:p>12.5307</text:p>
          </table:table-cell>
          <table:table-cell office:value-type="float" office:value="8.325997" calcext:value-type="float">
            <text:p>8.325997</text:p>
          </table:table-cell>
          <table:table-cell office:value-type="float" office:value="4.262266" calcext:value-type="float">
            <text:p>4.262266</text:p>
          </table:table-cell>
          <table:table-cell office:value-type="float" office:value="1.860918" calcext:value-type="float">
            <text:p>1.860918</text:p>
          </table:table-cell>
          <table:table-cell office:value-type="float" office:value="1.896646" calcext:value-type="float">
            <text:p>1.896646</text:p>
          </table:table-cell>
          <table:table-cell office:value-type="float" office:value="1.402455" calcext:value-type="float">
            <text:p>1.402455</text:p>
          </table:table-cell>
          <table:table-cell office:value-type="float" office:value="0.6389177" calcext:value-type="float">
            <text:p>0.6389177</text:p>
          </table:table-cell>
          <table:table-cell office:value-type="float" office:value="0.2687767" calcext:value-type="float">
            <text:p>0.2687767</text:p>
          </table:table-cell>
          <table:table-cell office:value-type="float" office:value="0.3221535" calcext:value-type="float">
            <text:p>0.3221535</text:p>
          </table:table-cell>
          <table:table-cell office:value-type="float" office:value="0.3185709" calcext:value-type="float">
            <text:p>0.3185709</text:p>
          </table:table-cell>
          <table:table-cell office:value-type="float" office:value="0.3485602" calcext:value-type="float">
            <text:p>0.3485602</text:p>
          </table:table-cell>
          <table:table-cell office:value-type="float" office:value="0" calcext:value-type="float">
            <text:p>0</text:p>
          </table:table-cell>
          <table:table-cell office:value-type="float" office:value="37.36224" calcext:value-type="float">
            <text:p>37.3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05979" calcext:value-type="float">
            <text:p>-0.02005979</text:p>
          </table:table-cell>
          <table:table-cell office:value-type="float" office:value="0" calcext:value-type="float">
            <text:p>0</text:p>
          </table:table-cell>
          <table:table-cell office:value-type="float" office:value="-0.00002947626" calcext:value-type="float">
            <text:p>-2.947626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33.323" calcext:value-type="float">
            <text:p>33.323</text:p>
          </table:table-cell>
          <table:table-cell office:value-type="float" office:value="1094.068" calcext:value-type="float">
            <text:p>1094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3734" calcext:value-type="float">
            <text:p>0.1283734</text:p>
          </table:table-cell>
          <table:table-cell office:value-type="float" office:value="7.635604" calcext:value-type="float">
            <text:p>7.635604</text:p>
          </table:table-cell>
          <table:table-cell office:value-type="float" office:value="0" calcext:value-type="float">
            <text:p>0</text:p>
          </table:table-cell>
          <table:table-cell office:value-type="float" office:value="0.0000001257993" calcext:value-type="float">
            <text:p>1.257993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1811" calcext:value-type="float">
            <text:p>3.251811E-05</text:p>
          </table:table-cell>
          <table:table-cell office:value-type="float" office:value="-0.00001542825" calcext:value-type="float">
            <text:p>-1.542825E-05</text:p>
          </table:table-cell>
          <table:table-cell office:value-type="float" office:value="0.0003814982" calcext:value-type="float">
            <text:p>0.0003814982</text:p>
          </table:table-cell>
          <table:table-cell office:value-type="float" office:value="0.00007997533" calcext:value-type="float">
            <text:p>7.997533E-05</text:p>
          </table:table-cell>
          <table:table-cell office:value-type="float" office:value="14.3936" calcext:value-type="float">
            <text:p>14.3936</text:p>
          </table:table-cell>
          <table:table-cell office:value-type="float" office:value="0.07901972" calcext:value-type="float">
            <text:p>0.07901972</text:p>
          </table:table-cell>
          <table:table-cell office:value-type="float" office:value="0.09188383" calcext:value-type="float">
            <text:p>0.09188383</text:p>
          </table:table-cell>
          <table:table-cell office:value-type="float" office:value="0.07479963" calcext:value-type="float">
            <text:p>0.07479963</text:p>
          </table:table-cell>
          <table:table-cell office:value-type="float" office:value="0.03522325" calcext:value-type="float">
            <text:p>0.03522325</text:p>
          </table:table-cell>
          <table:table-cell office:value-type="float" office:value="0.03242762" calcext:value-type="float">
            <text:p>0.03242762</text:p>
          </table:table-cell>
          <table:table-cell office:value-type="float" office:value="0.01880837" calcext:value-type="float">
            <text:p>0.01880837</text:p>
          </table:table-cell>
          <table:table-cell office:value-type="float" office:value="0.01627933" calcext:value-type="float">
            <text:p>0.01627933</text:p>
          </table:table-cell>
          <table:table-cell office:value-type="float" office:value="0.03057432" calcext:value-type="float">
            <text:p>0.03057432</text:p>
          </table:table-cell>
          <table:table-cell office:value-type="float" office:value="0.02431365" calcext:value-type="float">
            <text:p>0.02431365</text:p>
          </table:table-cell>
          <table:table-cell office:value-type="float" office:value="0.02179188" calcext:value-type="float">
            <text:p>0.02179188</text:p>
          </table:table-cell>
          <table:table-cell office:value-type="float" office:value="0.01909808" calcext:value-type="float">
            <text:p>0.01909808</text:p>
          </table:table-cell>
          <table:table-cell office:value-type="float" office:value="0.02833299" calcext:value-type="float">
            <text:p>0.02833299</text:p>
          </table:table-cell>
          <table:table-cell office:value-type="float" office:value="0.005405485" calcext:value-type="float">
            <text:p>0.005405485</text:p>
          </table:table-cell>
          <table:table-cell office:value-type="float" office:value="0.005845312" calcext:value-type="float">
            <text:p>0.005845312</text:p>
          </table:table-cell>
          <table:table-cell office:value-type="float" office:value="0" calcext:value-type="float">
            <text:p>0</text:p>
          </table:table-cell>
          <table:table-cell office:value-type="float" office:value="75.64785" calcext:value-type="float">
            <text:p>75.64785</text:p>
          </table:table-cell>
          <table:table-cell office:value-type="float" office:value="24.41874" calcext:value-type="float">
            <text:p>24.41874</text:p>
          </table:table-cell>
          <table:table-cell office:value-type="float" office:value="16.30766" calcext:value-type="float">
            <text:p>16.30766</text:p>
          </table:table-cell>
          <table:table-cell office:value-type="float" office:value="12.58411" calcext:value-type="float">
            <text:p>12.58411</text:p>
          </table:table-cell>
          <table:table-cell office:value-type="float" office:value="8.294884" calcext:value-type="float">
            <text:p>8.294884</text:p>
          </table:table-cell>
          <table:table-cell office:value-type="float" office:value="4.214993" calcext:value-type="float">
            <text:p>4.214993</text:p>
          </table:table-cell>
          <table:table-cell office:value-type="float" office:value="1.86318" calcext:value-type="float">
            <text:p>1.86318</text:p>
          </table:table-cell>
          <table:table-cell office:value-type="float" office:value="1.895478" calcext:value-type="float">
            <text:p>1.895478</text:p>
          </table:table-cell>
          <table:table-cell office:value-type="float" office:value="1.402406" calcext:value-type="float">
            <text:p>1.402406</text:p>
          </table:table-cell>
          <table:table-cell office:value-type="float" office:value="0.6396103" calcext:value-type="float">
            <text:p>0.6396103</text:p>
          </table:table-cell>
          <table:table-cell office:value-type="float" office:value="0.2694981" calcext:value-type="float">
            <text:p>0.2694981</text:p>
          </table:table-cell>
          <table:table-cell office:value-type="float" office:value="0.3229056" calcext:value-type="float">
            <text:p>0.3229056</text:p>
          </table:table-cell>
          <table:table-cell office:value-type="float" office:value="0.3187968" calcext:value-type="float">
            <text:p>0.3187968</text:p>
          </table:table-cell>
          <table:table-cell office:value-type="float" office:value="0.3485617" calcext:value-type="float">
            <text:p>0.3485617</text:p>
          </table:table-cell>
          <table:table-cell office:value-type="float" office:value="0" calcext:value-type="float">
            <text:p>0</text:p>
          </table:table-cell>
          <table:table-cell office:value-type="float" office:value="38.21858" calcext:value-type="float">
            <text:p>38.21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98304" calcext:value-type="float">
            <text:p>-0.02498304</text:p>
          </table:table-cell>
          <table:table-cell office:value-type="float" office:value="0" calcext:value-type="float">
            <text:p>0</text:p>
          </table:table-cell>
          <table:table-cell office:value-type="float" office:value="-0.0000314887" calcext:value-type="float">
            <text:p>-3.14887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33.33197" calcext:value-type="float">
            <text:p>33.33197</text:p>
          </table:table-cell>
          <table:table-cell office:value-type="float" office:value="1094.066" calcext:value-type="float">
            <text:p>1094.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0576" calcext:value-type="float">
            <text:p>0.1290576</text:p>
          </table:table-cell>
          <table:table-cell office:value-type="float" office:value="7.625869" calcext:value-type="float">
            <text:p>7.625869</text:p>
          </table:table-cell>
          <table:table-cell office:value-type="float" office:value="0" calcext:value-type="float">
            <text:p>0</text:p>
          </table:table-cell>
          <table:table-cell office:value-type="float" office:value="0.0000001257993" calcext:value-type="float">
            <text:p>1.257993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1811" calcext:value-type="float">
            <text:p>3.251811E-05</text:p>
          </table:table-cell>
          <table:table-cell office:value-type="float" office:value="-0.00001663522" calcext:value-type="float">
            <text:p>-1.663522E-05</text:p>
          </table:table-cell>
          <table:table-cell office:value-type="float" office:value="0.0004080856" calcext:value-type="float">
            <text:p>0.0004080856</text:p>
          </table:table-cell>
          <table:table-cell office:value-type="float" office:value="0.00008396482" calcext:value-type="float">
            <text:p>8.396482E-05</text:p>
          </table:table-cell>
          <table:table-cell office:value-type="float" office:value="14.41115" calcext:value-type="float">
            <text:p>14.41115</text:p>
          </table:table-cell>
          <table:table-cell office:value-type="float" office:value="0.07354687" calcext:value-type="float">
            <text:p>0.07354687</text:p>
          </table:table-cell>
          <table:table-cell office:value-type="float" office:value="0.08863712" calcext:value-type="float">
            <text:p>0.08863712</text:p>
          </table:table-cell>
          <table:table-cell office:value-type="float" office:value="0.07325413" calcext:value-type="float">
            <text:p>0.07325413</text:p>
          </table:table-cell>
          <table:table-cell office:value-type="float" office:value="0.03527332" calcext:value-type="float">
            <text:p>0.03527332</text:p>
          </table:table-cell>
          <table:table-cell office:value-type="float" office:value="0.03265917" calcext:value-type="float">
            <text:p>0.03265917</text:p>
          </table:table-cell>
          <table:table-cell office:value-type="float" office:value="0.01886821" calcext:value-type="float">
            <text:p>0.01886821</text:p>
          </table:table-cell>
          <table:table-cell office:value-type="float" office:value="0.01634035" calcext:value-type="float">
            <text:p>0.01634035</text:p>
          </table:table-cell>
          <table:table-cell office:value-type="float" office:value="0.03063735" calcext:value-type="float">
            <text:p>0.03063735</text:p>
          </table:table-cell>
          <table:table-cell office:value-type="float" office:value="0.02434113" calcext:value-type="float">
            <text:p>0.02434113</text:p>
          </table:table-cell>
          <table:table-cell office:value-type="float" office:value="0.02180961" calcext:value-type="float">
            <text:p>0.02180961</text:p>
          </table:table-cell>
          <table:table-cell office:value-type="float" office:value="0.01910226" calcext:value-type="float">
            <text:p>0.01910226</text:p>
          </table:table-cell>
          <table:table-cell office:value-type="float" office:value="0.02833324" calcext:value-type="float">
            <text:p>0.02833324</text:p>
          </table:table-cell>
          <table:table-cell office:value-type="float" office:value="0.005407536" calcext:value-type="float">
            <text:p>0.005407536</text:p>
          </table:table-cell>
          <table:table-cell office:value-type="float" office:value="0.005845045" calcext:value-type="float">
            <text:p>0.005845045</text:p>
          </table:table-cell>
          <table:table-cell office:value-type="float" office:value="0" calcext:value-type="float">
            <text:p>0</text:p>
          </table:table-cell>
          <table:table-cell office:value-type="float" office:value="65.59289" calcext:value-type="float">
            <text:p>65.59289</text:p>
          </table:table-cell>
          <table:table-cell office:value-type="float" office:value="24.55312" calcext:value-type="float">
            <text:p>24.55312</text:p>
          </table:table-cell>
          <table:table-cell office:value-type="float" office:value="16.52058" calcext:value-type="float">
            <text:p>16.52058</text:p>
          </table:table-cell>
          <table:table-cell office:value-type="float" office:value="12.52949" calcext:value-type="float">
            <text:p>12.52949</text:p>
          </table:table-cell>
          <table:table-cell office:value-type="float" office:value="8.309893" calcext:value-type="float">
            <text:p>8.309893</text:p>
          </table:table-cell>
          <table:table-cell office:value-type="float" office:value="4.181312" calcext:value-type="float">
            <text:p>4.181312</text:p>
          </table:table-cell>
          <table:table-cell office:value-type="float" office:value="1.86809" calcext:value-type="float">
            <text:p>1.86809</text:p>
          </table:table-cell>
          <table:table-cell office:value-type="float" office:value="1.894278" calcext:value-type="float">
            <text:p>1.894278</text:p>
          </table:table-cell>
          <table:table-cell office:value-type="float" office:value="1.402248" calcext:value-type="float">
            <text:p>1.402248</text:p>
          </table:table-cell>
          <table:table-cell office:value-type="float" office:value="0.6402829" calcext:value-type="float">
            <text:p>0.6402829</text:p>
          </table:table-cell>
          <table:table-cell office:value-type="float" office:value="0.2701834" calcext:value-type="float">
            <text:p>0.2701834</text:p>
          </table:table-cell>
          <table:table-cell office:value-type="float" office:value="0.3236386" calcext:value-type="float">
            <text:p>0.3236386</text:p>
          </table:table-cell>
          <table:table-cell office:value-type="float" office:value="0.3190399" calcext:value-type="float">
            <text:p>0.3190399</text:p>
          </table:table-cell>
          <table:table-cell office:value-type="float" office:value="0.348563" calcext:value-type="float">
            <text:p>0.348563</text:p>
          </table:table-cell>
          <table:table-cell office:value-type="float" office:value="0" calcext:value-type="float">
            <text:p>0</text:p>
          </table:table-cell>
          <table:table-cell office:value-type="float" office:value="38.93858" calcext:value-type="float">
            <text:p>38.93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05792" calcext:value-type="float">
            <text:p>-0.03405792</text:p>
          </table:table-cell>
          <table:table-cell office:value-type="float" office:value="0" calcext:value-type="float">
            <text:p>0</text:p>
          </table:table-cell>
          <table:table-cell office:value-type="float" office:value="-0.00003351458" calcext:value-type="float">
            <text:p>-3.351458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33.33967" calcext:value-type="float">
            <text:p>33.33967</text:p>
          </table:table-cell>
          <table:table-cell office:value-type="float" office:value="1094.065" calcext:value-type="float">
            <text:p>1094.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05949" calcext:value-type="float">
            <text:p>0.1305949</text:p>
          </table:table-cell>
          <table:table-cell office:value-type="float" office:value="7.616635" calcext:value-type="float">
            <text:p>7.616635</text:p>
          </table:table-cell>
          <table:table-cell office:value-type="float" office:value="0" calcext:value-type="float">
            <text:p>0</text:p>
          </table:table-cell>
          <table:table-cell office:value-type="float" office:value="0.0000001257993" calcext:value-type="float">
            <text:p>1.257993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1811" calcext:value-type="float">
            <text:p>3.251811E-05</text:p>
          </table:table-cell>
          <table:table-cell office:value-type="float" office:value="-0.00001891978" calcext:value-type="float">
            <text:p>-1.891978E-05</text:p>
          </table:table-cell>
          <table:table-cell office:value-type="float" office:value="0.0004364757" calcext:value-type="float">
            <text:p>0.0004364757</text:p>
          </table:table-cell>
          <table:table-cell office:value-type="float" office:value="0.00008794742" calcext:value-type="float">
            <text:p>8.794742E-05</text:p>
          </table:table-cell>
          <table:table-cell office:value-type="float" office:value="14.42619" calcext:value-type="float">
            <text:p>14.42619</text:p>
          </table:table-cell>
          <table:table-cell office:value-type="float" office:value="0.07225718" calcext:value-type="float">
            <text:p>0.07225718</text:p>
          </table:table-cell>
          <table:table-cell office:value-type="float" office:value="0.0864886" calcext:value-type="float">
            <text:p>0.0864886</text:p>
          </table:table-cell>
          <table:table-cell office:value-type="float" office:value="0.07182669" calcext:value-type="float">
            <text:p>0.07182669</text:p>
          </table:table-cell>
          <table:table-cell office:value-type="float" office:value="0.035234" calcext:value-type="float">
            <text:p>0.035234</text:p>
          </table:table-cell>
          <table:table-cell office:value-type="float" office:value="0.03290291" calcext:value-type="float">
            <text:p>0.03290291</text:p>
          </table:table-cell>
          <table:table-cell office:value-type="float" office:value="0.01893905" calcext:value-type="float">
            <text:p>0.01893905</text:p>
          </table:table-cell>
          <table:table-cell office:value-type="float" office:value="0.0164003" calcext:value-type="float">
            <text:p>0.0164003</text:p>
          </table:table-cell>
          <table:table-cell office:value-type="float" office:value="0.03069938" calcext:value-type="float">
            <text:p>0.03069938</text:p>
          </table:table-cell>
          <table:table-cell office:value-type="float" office:value="0.0243683" calcext:value-type="float">
            <text:p>0.0243683</text:p>
          </table:table-cell>
          <table:table-cell office:value-type="float" office:value="0.02182743" calcext:value-type="float">
            <text:p>0.02182743</text:p>
          </table:table-cell>
          <table:table-cell office:value-type="float" office:value="0.01910565" calcext:value-type="float">
            <text:p>0.01910565</text:p>
          </table:table-cell>
          <table:table-cell office:value-type="float" office:value="0.02833196" calcext:value-type="float">
            <text:p>0.02833196</text:p>
          </table:table-cell>
          <table:table-cell office:value-type="float" office:value="0.00540962" calcext:value-type="float">
            <text:p>0.00540962</text:p>
          </table:table-cell>
          <table:table-cell office:value-type="float" office:value="0.005844398" calcext:value-type="float">
            <text:p>0.005844398</text:p>
          </table:table-cell>
          <table:table-cell office:value-type="float" office:value="0" calcext:value-type="float">
            <text:p>0</text:p>
          </table:table-cell>
          <table:table-cell office:value-type="float" office:value="60.52256" calcext:value-type="float">
            <text:p>60.52256</text:p>
          </table:table-cell>
          <table:table-cell office:value-type="float" office:value="24.48396" calcext:value-type="float">
            <text:p>24.48396</text:p>
          </table:table-cell>
          <table:table-cell office:value-type="float" office:value="16.70231" calcext:value-type="float">
            <text:p>16.70231</text:p>
          </table:table-cell>
          <table:table-cell office:value-type="float" office:value="12.35946" calcext:value-type="float">
            <text:p>12.35946</text:p>
          </table:table-cell>
          <table:table-cell office:value-type="float" office:value="8.370667" calcext:value-type="float">
            <text:p>8.370667</text:p>
          </table:table-cell>
          <table:table-cell office:value-type="float" office:value="4.160172" calcext:value-type="float">
            <text:p>4.160172</text:p>
          </table:table-cell>
          <table:table-cell office:value-type="float" office:value="1.873188" calcext:value-type="float">
            <text:p>1.873188</text:p>
          </table:table-cell>
          <table:table-cell office:value-type="float" office:value="1.893374" calcext:value-type="float">
            <text:p>1.893374</text:p>
          </table:table-cell>
          <table:table-cell office:value-type="float" office:value="1.402017" calcext:value-type="float">
            <text:p>1.402017</text:p>
          </table:table-cell>
          <table:table-cell office:value-type="float" office:value="0.6409363" calcext:value-type="float">
            <text:p>0.6409363</text:p>
          </table:table-cell>
          <table:table-cell office:value-type="float" office:value="0.2708349" calcext:value-type="float">
            <text:p>0.2708349</text:p>
          </table:table-cell>
          <table:table-cell office:value-type="float" office:value="0.3243531" calcext:value-type="float">
            <text:p>0.3243531</text:p>
          </table:table-cell>
          <table:table-cell office:value-type="float" office:value="0.3192577" calcext:value-type="float">
            <text:p>0.3192577</text:p>
          </table:table-cell>
          <table:table-cell office:value-type="float" office:value="0.348565" calcext:value-type="float">
            <text:p>0.348565</text:p>
          </table:table-cell>
          <table:table-cell office:value-type="float" office:value="0" calcext:value-type="float">
            <text:p>0</text:p>
          </table:table-cell>
          <table:table-cell office:value-type="float" office:value="40.27537" calcext:value-type="float">
            <text:p>40.27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78106" calcext:value-type="float">
            <text:p>-0.04178106</text:p>
          </table:table-cell>
          <table:table-cell office:value-type="float" office:value="0" calcext:value-type="float">
            <text:p>0</text:p>
          </table:table-cell>
          <table:table-cell office:value-type="float" office:value="-0.00003550759" calcext:value-type="float">
            <text:p>-3.550759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33.33897" calcext:value-type="float">
            <text:p>33.33897</text:p>
          </table:table-cell>
          <table:table-cell office:value-type="float" office:value="1094.063" calcext:value-type="float">
            <text:p>1094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8156" calcext:value-type="float">
            <text:p>0.1318156</text:p>
          </table:table-cell>
          <table:table-cell office:value-type="float" office:value="7.617803" calcext:value-type="float">
            <text:p>7.617803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66" calcext:value-type="float">
            <text:p>1.2586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667" calcext:value-type="float">
            <text:p>3.253667E-05</text:p>
          </table:table-cell>
          <table:table-cell office:value-type="float" office:value="-0.00001945232" calcext:value-type="float">
            <text:p>-1.945232E-05</text:p>
          </table:table-cell>
          <table:table-cell office:value-type="float" office:value="0.0004631781" calcext:value-type="float">
            <text:p>0.0004631781</text:p>
          </table:table-cell>
          <table:table-cell office:value-type="float" office:value="0.00008950575" calcext:value-type="float">
            <text:p>8.950575E-05</text:p>
          </table:table-cell>
          <table:table-cell office:value-type="float" office:value="14.42485" calcext:value-type="float">
            <text:p>14.42485</text:p>
          </table:table-cell>
          <table:table-cell office:value-type="float" office:value="0.08776929" calcext:value-type="float">
            <text:p>0.08776929</text:p>
          </table:table-cell>
          <table:table-cell office:value-type="float" office:value="0.08498304" calcext:value-type="float">
            <text:p>0.08498304</text:p>
          </table:table-cell>
          <table:table-cell office:value-type="float" office:value="0.07047227" calcext:value-type="float">
            <text:p>0.07047227</text:p>
          </table:table-cell>
          <table:table-cell office:value-type="float" office:value="0.03514451" calcext:value-type="float">
            <text:p>0.03514451</text:p>
          </table:table-cell>
          <table:table-cell office:value-type="float" office:value="0.03310313" calcext:value-type="float">
            <text:p>0.03310313</text:p>
          </table:table-cell>
          <table:table-cell office:value-type="float" office:value="0.0190094" calcext:value-type="float">
            <text:p>0.0190094</text:p>
          </table:table-cell>
          <table:table-cell office:value-type="float" office:value="0.01645295" calcext:value-type="float">
            <text:p>0.01645295</text:p>
          </table:table-cell>
          <table:table-cell office:value-type="float" office:value="0.03076012" calcext:value-type="float">
            <text:p>0.03076012</text:p>
          </table:table-cell>
          <table:table-cell office:value-type="float" office:value="0.02439515" calcext:value-type="float">
            <text:p>0.02439515</text:p>
          </table:table-cell>
          <table:table-cell office:value-type="float" office:value="0.02184525" calcext:value-type="float">
            <text:p>0.02184525</text:p>
          </table:table-cell>
          <table:table-cell office:value-type="float" office:value="0.01910852" calcext:value-type="float">
            <text:p>0.01910852</text:p>
          </table:table-cell>
          <table:table-cell office:value-type="float" office:value="0.02832942" calcext:value-type="float">
            <text:p>0.02832942</text:p>
          </table:table-cell>
          <table:table-cell office:value-type="float" office:value="0.005411544" calcext:value-type="float">
            <text:p>0.005411544</text:p>
          </table:table-cell>
          <table:table-cell office:value-type="float" office:value="0.005843583" calcext:value-type="float">
            <text:p>0.005843583</text:p>
          </table:table-cell>
          <table:table-cell office:value-type="float" office:value="0" calcext:value-type="float">
            <text:p>0</text:p>
          </table:table-cell>
          <table:table-cell office:value-type="float" office:value="73.35944" calcext:value-type="float">
            <text:p>73.35944</text:p>
          </table:table-cell>
          <table:table-cell office:value-type="float" office:value="24.96694" calcext:value-type="float">
            <text:p>24.96694</text:p>
          </table:table-cell>
          <table:table-cell office:value-type="float" office:value="16.87815" calcext:value-type="float">
            <text:p>16.87815</text:p>
          </table:table-cell>
          <table:table-cell office:value-type="float" office:value="12.13221" calcext:value-type="float">
            <text:p>12.13221</text:p>
          </table:table-cell>
          <table:table-cell office:value-type="float" office:value="8.437935" calcext:value-type="float">
            <text:p>8.437935</text:p>
          </table:table-cell>
          <table:table-cell office:value-type="float" office:value="4.146076" calcext:value-type="float">
            <text:p>4.146076</text:p>
          </table:table-cell>
          <table:table-cell office:value-type="float" office:value="1.877792" calcext:value-type="float">
            <text:p>1.877792</text:p>
          </table:table-cell>
          <table:table-cell office:value-type="float" office:value="1.892659" calcext:value-type="float">
            <text:p>1.892659</text:p>
          </table:table-cell>
          <table:table-cell office:value-type="float" office:value="1.401749" calcext:value-type="float">
            <text:p>1.401749</text:p>
          </table:table-cell>
          <table:table-cell office:value-type="float" office:value="0.6415705" calcext:value-type="float">
            <text:p>0.6415705</text:p>
          </table:table-cell>
          <table:table-cell office:value-type="float" office:value="0.2714565" calcext:value-type="float">
            <text:p>0.2714565</text:p>
          </table:table-cell>
          <table:table-cell office:value-type="float" office:value="0.325059" calcext:value-type="float">
            <text:p>0.325059</text:p>
          </table:table-cell>
          <table:table-cell office:value-type="float" office:value="0.3194533" calcext:value-type="float">
            <text:p>0.3194533</text:p>
          </table:table-cell>
          <table:table-cell office:value-type="float" office:value="0.3485673" calcext:value-type="float">
            <text:p>0.3485673</text:p>
          </table:table-cell>
          <table:table-cell office:value-type="float" office:value="0" calcext:value-type="float">
            <text:p>0</text:p>
          </table:table-cell>
          <table:table-cell office:value-type="float" office:value="41.19302" calcext:value-type="float">
            <text:p>41.19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46591" calcext:value-type="float">
            <text:p>-0.04046591</text:p>
          </table:table-cell>
          <table:table-cell office:value-type="float" office:value="0" calcext:value-type="float">
            <text:p>0</text:p>
          </table:table-cell>
          <table:table-cell office:value-type="float" office:value="-0.00003746135" calcext:value-type="float">
            <text:p>-3.746135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33.33773" calcext:value-type="float">
            <text:p>33.33773</text:p>
          </table:table-cell>
          <table:table-cell office:value-type="float" office:value="1094.061" calcext:value-type="float">
            <text:p>1094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0663" calcext:value-type="float">
            <text:p>0.1320663</text:p>
          </table:table-cell>
          <table:table-cell office:value-type="float" office:value="7.61965" calcext:value-type="float">
            <text:p>7.61965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2015106" calcext:value-type="float">
            <text:p>-2.015106E-05</text:p>
          </table:table-cell>
          <table:table-cell office:value-type="float" office:value="0.000487333" calcext:value-type="float">
            <text:p>0.000487333</text:p>
          </table:table-cell>
          <table:table-cell office:value-type="float" office:value="0.00009032767" calcext:value-type="float">
            <text:p>9.032767E-05</text:p>
          </table:table-cell>
          <table:table-cell office:value-type="float" office:value="14.42247" calcext:value-type="float">
            <text:p>14.42247</text:p>
          </table:table-cell>
          <table:table-cell office:value-type="float" office:value="0.08174907" calcext:value-type="float">
            <text:p>0.08174907</text:p>
          </table:table-cell>
          <table:table-cell office:value-type="float" office:value="0.08344111" calcext:value-type="float">
            <text:p>0.08344111</text:p>
          </table:table-cell>
          <table:table-cell office:value-type="float" office:value="0.06918696" calcext:value-type="float">
            <text:p>0.06918696</text:p>
          </table:table-cell>
          <table:table-cell office:value-type="float" office:value="0.03503732" calcext:value-type="float">
            <text:p>0.03503732</text:p>
          </table:table-cell>
          <table:table-cell office:value-type="float" office:value="0.03324714" calcext:value-type="float">
            <text:p>0.03324714</text:p>
          </table:table-cell>
          <table:table-cell office:value-type="float" office:value="0.01907954" calcext:value-type="float">
            <text:p>0.01907954</text:p>
          </table:table-cell>
          <table:table-cell office:value-type="float" office:value="0.01649669" calcext:value-type="float">
            <text:p>0.01649669</text:p>
          </table:table-cell>
          <table:table-cell office:value-type="float" office:value="0.03081919" calcext:value-type="float">
            <text:p>0.03081919</text:p>
          </table:table-cell>
          <table:table-cell office:value-type="float" office:value="0.02442177" calcext:value-type="float">
            <text:p>0.02442177</text:p>
          </table:table-cell>
          <table:table-cell office:value-type="float" office:value="0.02186302" calcext:value-type="float">
            <text:p>0.02186302</text:p>
          </table:table-cell>
          <table:table-cell office:value-type="float" office:value="0.01911095" calcext:value-type="float">
            <text:p>0.01911095</text:p>
          </table:table-cell>
          <table:table-cell office:value-type="float" office:value="0.02832576" calcext:value-type="float">
            <text:p>0.02832576</text:p>
          </table:table-cell>
          <table:table-cell office:value-type="float" office:value="0.0054131" calcext:value-type="float">
            <text:p>0.0054131</text:p>
          </table:table-cell>
          <table:table-cell office:value-type="float" office:value="0.005842237" calcext:value-type="float">
            <text:p>0.005842237</text:p>
          </table:table-cell>
          <table:table-cell office:value-type="float" office:value="0" calcext:value-type="float">
            <text:p>0</text:p>
          </table:table-cell>
          <table:table-cell office:value-type="float" office:value="64.61128" calcext:value-type="float">
            <text:p>64.61128</text:p>
          </table:table-cell>
          <table:table-cell office:value-type="float" office:value="25.88148" calcext:value-type="float">
            <text:p>25.88148</text:p>
          </table:table-cell>
          <table:table-cell office:value-type="float" office:value="17.06116" calcext:value-type="float">
            <text:p>17.06116</text:p>
          </table:table-cell>
          <table:table-cell office:value-type="float" office:value="11.87855" calcext:value-type="float">
            <text:p>11.87855</text:p>
          </table:table-cell>
          <table:table-cell office:value-type="float" office:value="8.489636" calcext:value-type="float">
            <text:p>8.489636</text:p>
          </table:table-cell>
          <table:table-cell office:value-type="float" office:value="4.136179" calcext:value-type="float">
            <text:p>4.136179</text:p>
          </table:table-cell>
          <table:table-cell office:value-type="float" office:value="1.881364" calcext:value-type="float">
            <text:p>1.881364</text:p>
          </table:table-cell>
          <table:table-cell office:value-type="float" office:value="1.89197" calcext:value-type="float">
            <text:p>1.89197</text:p>
          </table:table-cell>
          <table:table-cell office:value-type="float" office:value="1.401503" calcext:value-type="float">
            <text:p>1.401503</text:p>
          </table:table-cell>
          <table:table-cell office:value-type="float" office:value="0.6421914" calcext:value-type="float">
            <text:p>0.6421914</text:p>
          </table:table-cell>
          <table:table-cell office:value-type="float" office:value="0.2720523" calcext:value-type="float">
            <text:p>0.2720523</text:p>
          </table:table-cell>
          <table:table-cell office:value-type="float" office:value="0.3257589" calcext:value-type="float">
            <text:p>0.3257589</text:p>
          </table:table-cell>
          <table:table-cell office:value-type="float" office:value="0.3195962" calcext:value-type="float">
            <text:p>0.3195962</text:p>
          </table:table-cell>
          <table:table-cell office:value-type="float" office:value="0.3485691" calcext:value-type="float">
            <text:p>0.3485691</text:p>
          </table:table-cell>
          <table:table-cell office:value-type="float" office:value="0" calcext:value-type="float">
            <text:p>0</text:p>
          </table:table-cell>
          <table:table-cell office:value-type="float" office:value="41.50463" calcext:value-type="float">
            <text:p>41.50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44516" calcext:value-type="float">
            <text:p>-0.03844516</text:p>
          </table:table-cell>
          <table:table-cell office:value-type="float" office:value="0" calcext:value-type="float">
            <text:p>0</text:p>
          </table:table-cell>
          <table:table-cell office:value-type="float" office:value="-0.00003939735" calcext:value-type="float">
            <text:p>-3.939735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33.33542" calcext:value-type="float">
            <text:p>33.33542</text:p>
          </table:table-cell>
          <table:table-cell office:value-type="float" office:value="1094.058" calcext:value-type="float">
            <text:p>1094.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7654" calcext:value-type="float">
            <text:p>0.1327654</text:p>
          </table:table-cell>
          <table:table-cell office:value-type="float" office:value="7.622498" calcext:value-type="float">
            <text:p>7.622498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225234" calcext:value-type="float">
            <text:p>-2.25234E-05</text:p>
          </table:table-cell>
          <table:table-cell office:value-type="float" office:value="0.0005148914" calcext:value-type="float">
            <text:p>0.0005148914</text:p>
          </table:table-cell>
          <table:table-cell office:value-type="float" office:value="0.0000905738" calcext:value-type="float">
            <text:p>9.05738E-05</text:p>
          </table:table-cell>
          <table:table-cell office:value-type="float" office:value="14.41789" calcext:value-type="float">
            <text:p>14.41789</text:p>
          </table:table-cell>
          <table:table-cell office:value-type="float" office:value="0.08206967" calcext:value-type="float">
            <text:p>0.08206967</text:p>
          </table:table-cell>
          <table:table-cell office:value-type="float" office:value="0.08333827" calcext:value-type="float">
            <text:p>0.08333827</text:p>
          </table:table-cell>
          <table:table-cell office:value-type="float" office:value="0.06827427" calcext:value-type="float">
            <text:p>0.06827427</text:p>
          </table:table-cell>
          <table:table-cell office:value-type="float" office:value="0.03497466" calcext:value-type="float">
            <text:p>0.03497466</text:p>
          </table:table-cell>
          <table:table-cell office:value-type="float" office:value="0.03337212" calcext:value-type="float">
            <text:p>0.03337212</text:p>
          </table:table-cell>
          <table:table-cell office:value-type="float" office:value="0.01915057" calcext:value-type="float">
            <text:p>0.01915057</text:p>
          </table:table-cell>
          <table:table-cell office:value-type="float" office:value="0.01654783" calcext:value-type="float">
            <text:p>0.01654783</text:p>
          </table:table-cell>
          <table:table-cell office:value-type="float" office:value="0.03087737" calcext:value-type="float">
            <text:p>0.03087737</text:p>
          </table:table-cell>
          <table:table-cell office:value-type="float" office:value="0.02444835" calcext:value-type="float">
            <text:p>0.02444835</text:p>
          </table:table-cell>
          <table:table-cell office:value-type="float" office:value="0.02188078" calcext:value-type="float">
            <text:p>0.02188078</text:p>
          </table:table-cell>
          <table:table-cell office:value-type="float" office:value="0.01911296" calcext:value-type="float">
            <text:p>0.01911296</text:p>
          </table:table-cell>
          <table:table-cell office:value-type="float" office:value="0.0283209" calcext:value-type="float">
            <text:p>0.0283209</text:p>
          </table:table-cell>
          <table:table-cell office:value-type="float" office:value="0.005414216" calcext:value-type="float">
            <text:p>0.005414216</text:p>
          </table:table-cell>
          <table:table-cell office:value-type="float" office:value="0.005839443" calcext:value-type="float">
            <text:p>0.005839443</text:p>
          </table:table-cell>
          <table:table-cell office:value-type="float" office:value="0" calcext:value-type="float">
            <text:p>0</text:p>
          </table:table-cell>
          <table:table-cell office:value-type="float" office:value="46.51217" calcext:value-type="float">
            <text:p>46.51217</text:p>
          </table:table-cell>
          <table:table-cell office:value-type="float" office:value="25.72104" calcext:value-type="float">
            <text:p>25.72104</text:p>
          </table:table-cell>
          <table:table-cell office:value-type="float" office:value="17.24465" calcext:value-type="float">
            <text:p>17.24465</text:p>
          </table:table-cell>
          <table:table-cell office:value-type="float" office:value="11.63236" calcext:value-type="float">
            <text:p>11.63236</text:p>
          </table:table-cell>
          <table:table-cell office:value-type="float" office:value="8.51453" calcext:value-type="float">
            <text:p>8.51453</text:p>
          </table:table-cell>
          <table:table-cell office:value-type="float" office:value="4.12821" calcext:value-type="float">
            <text:p>4.12821</text:p>
          </table:table-cell>
          <table:table-cell office:value-type="float" office:value="1.886237" calcext:value-type="float">
            <text:p>1.886237</text:p>
          </table:table-cell>
          <table:table-cell office:value-type="float" office:value="1.891536" calcext:value-type="float">
            <text:p>1.891536</text:p>
          </table:table-cell>
          <table:table-cell office:value-type="float" office:value="1.401361" calcext:value-type="float">
            <text:p>1.401361</text:p>
          </table:table-cell>
          <table:table-cell office:value-type="float" office:value="0.6428062" calcext:value-type="float">
            <text:p>0.6428062</text:p>
          </table:table-cell>
          <table:table-cell office:value-type="float" office:value="0.2726211" calcext:value-type="float">
            <text:p>0.2726211</text:p>
          </table:table-cell>
          <table:table-cell office:value-type="float" office:value="0.326445" calcext:value-type="float">
            <text:p>0.326445</text:p>
          </table:table-cell>
          <table:table-cell office:value-type="float" office:value="0.3196276" calcext:value-type="float">
            <text:p>0.3196276</text:p>
          </table:table-cell>
          <table:table-cell office:value-type="float" office:value="0.3485683" calcext:value-type="float">
            <text:p>0.3485683</text:p>
          </table:table-cell>
          <table:table-cell office:value-type="float" office:value="0" calcext:value-type="float">
            <text:p>0</text:p>
          </table:table-cell>
          <table:table-cell office:value-type="float" office:value="42.06142" calcext:value-type="float">
            <text:p>42.06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92456" calcext:value-type="float">
            <text:p>-0.03492456</text:p>
          </table:table-cell>
          <table:table-cell office:value-type="float" office:value="0" calcext:value-type="float">
            <text:p>0</text:p>
          </table:table-cell>
          <table:table-cell office:value-type="float" office:value="-0.00004127872" calcext:value-type="float">
            <text:p>-4.127872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33.33284" calcext:value-type="float">
            <text:p>33.33284</text:p>
          </table:table-cell>
          <table:table-cell office:value-type="float" office:value="1094.056" calcext:value-type="float">
            <text:p>1094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4777" calcext:value-type="float">
            <text:p>0.1334777</text:p>
          </table:table-cell>
          <table:table-cell office:value-type="float" office:value="7.625827" calcext:value-type="float">
            <text:p>7.625827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2438439" calcext:value-type="float">
            <text:p>-2.438439E-05</text:p>
          </table:table-cell>
          <table:table-cell office:value-type="float" office:value="0.0005462417" calcext:value-type="float">
            <text:p>0.0005462417</text:p>
          </table:table-cell>
          <table:table-cell office:value-type="float" office:value="0.00009066501" calcext:value-type="float">
            <text:p>9.066501E-05</text:p>
          </table:table-cell>
          <table:table-cell office:value-type="float" office:value="14.41231" calcext:value-type="float">
            <text:p>14.41231</text:p>
          </table:table-cell>
          <table:table-cell office:value-type="float" office:value="0.08516078" calcext:value-type="float">
            <text:p>0.08516078</text:p>
          </table:table-cell>
          <table:table-cell office:value-type="float" office:value="0.0881483" calcext:value-type="float">
            <text:p>0.0881483</text:p>
          </table:table-cell>
          <table:table-cell office:value-type="float" office:value="0.06825908" calcext:value-type="float">
            <text:p>0.06825908</text:p>
          </table:table-cell>
          <table:table-cell office:value-type="float" office:value="0.03509325" calcext:value-type="float">
            <text:p>0.03509325</text:p>
          </table:table-cell>
          <table:table-cell office:value-type="float" office:value="0.03349333" calcext:value-type="float">
            <text:p>0.03349333</text:p>
          </table:table-cell>
          <table:table-cell office:value-type="float" office:value="0.01922604" calcext:value-type="float">
            <text:p>0.01922604</text:p>
          </table:table-cell>
          <table:table-cell office:value-type="float" office:value="0.01660857" calcext:value-type="float">
            <text:p>0.01660857</text:p>
          </table:table-cell>
          <table:table-cell office:value-type="float" office:value="0.03093518" calcext:value-type="float">
            <text:p>0.03093518</text:p>
          </table:table-cell>
          <table:table-cell office:value-type="float" office:value="0.02447451" calcext:value-type="float">
            <text:p>0.02447451</text:p>
          </table:table-cell>
          <table:table-cell office:value-type="float" office:value="0.0218985" calcext:value-type="float">
            <text:p>0.0218985</text:p>
          </table:table-cell>
          <table:table-cell office:value-type="float" office:value="0.01911503" calcext:value-type="float">
            <text:p>0.01911503</text:p>
          </table:table-cell>
          <table:table-cell office:value-type="float" office:value="0.02831495" calcext:value-type="float">
            <text:p>0.02831495</text:p>
          </table:table-cell>
          <table:table-cell office:value-type="float" office:value="0.005414986" calcext:value-type="float">
            <text:p>0.005414986</text:p>
          </table:table-cell>
          <table:table-cell office:value-type="float" office:value="0.005836066" calcext:value-type="float">
            <text:p>0.005836066</text:p>
          </table:table-cell>
          <table:table-cell office:value-type="float" office:value="0" calcext:value-type="float">
            <text:p>0</text:p>
          </table:table-cell>
          <table:table-cell office:value-type="float" office:value="38.6182" calcext:value-type="float">
            <text:p>38.6182</text:p>
          </table:table-cell>
          <table:table-cell office:value-type="float" office:value="25.59816" calcext:value-type="float">
            <text:p>25.59816</text:p>
          </table:table-cell>
          <table:table-cell office:value-type="float" office:value="17.31785" calcext:value-type="float">
            <text:p>17.31785</text:p>
          </table:table-cell>
          <table:table-cell office:value-type="float" office:value="11.5623" calcext:value-type="float">
            <text:p>11.5623</text:p>
          </table:table-cell>
          <table:table-cell office:value-type="float" office:value="8.493253" calcext:value-type="float">
            <text:p>8.493253</text:p>
          </table:table-cell>
          <table:table-cell office:value-type="float" office:value="4.117152" calcext:value-type="float">
            <text:p>4.117152</text:p>
          </table:table-cell>
          <table:table-cell office:value-type="float" office:value="1.892038" calcext:value-type="float">
            <text:p>1.892038</text:p>
          </table:table-cell>
          <table:table-cell office:value-type="float" office:value="1.891277" calcext:value-type="float">
            <text:p>1.891277</text:p>
          </table:table-cell>
          <table:table-cell office:value-type="float" office:value="1.401202" calcext:value-type="float">
            <text:p>1.401202</text:p>
          </table:table-cell>
          <table:table-cell office:value-type="float" office:value="0.6434169" calcext:value-type="float">
            <text:p>0.6434169</text:p>
          </table:table-cell>
          <table:table-cell office:value-type="float" office:value="0.2731674" calcext:value-type="float">
            <text:p>0.2731674</text:p>
          </table:table-cell>
          <table:table-cell office:value-type="float" office:value="0.3271195" calcext:value-type="float">
            <text:p>0.3271195</text:p>
          </table:table-cell>
          <table:table-cell office:value-type="float" office:value="0.3196009" calcext:value-type="float">
            <text:p>0.3196009</text:p>
          </table:table-cell>
          <table:table-cell office:value-type="float" office:value="0.3485696" calcext:value-type="float">
            <text:p>0.3485696</text:p>
          </table:table-cell>
          <table:table-cell office:value-type="float" office:value="0" calcext:value-type="float">
            <text:p>0</text:p>
          </table:table-cell>
          <table:table-cell office:value-type="float" office:value="42.40109" calcext:value-type="float">
            <text:p>42.40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91337" calcext:value-type="float">
            <text:p>-0.03091337</text:p>
          </table:table-cell>
          <table:table-cell office:value-type="float" office:value="0" calcext:value-type="float">
            <text:p>0</text:p>
          </table:table-cell>
          <table:table-cell office:value-type="float" office:value="-0.00004307772" calcext:value-type="float">
            <text:p>-4.307772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33.32987" calcext:value-type="float">
            <text:p>33.32987</text:p>
          </table:table-cell>
          <table:table-cell office:value-type="float" office:value="1094.053" calcext:value-type="float">
            <text:p>1094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1214" calcext:value-type="float">
            <text:p>0.1341214</text:p>
          </table:table-cell>
          <table:table-cell office:value-type="float" office:value="7.629672" calcext:value-type="float">
            <text:p>7.629672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2418377" calcext:value-type="float">
            <text:p>-2.418377E-05</text:p>
          </table:table-cell>
          <table:table-cell office:value-type="float" office:value="0.000579013" calcext:value-type="float">
            <text:p>0.000579013</text:p>
          </table:table-cell>
          <table:table-cell office:value-type="float" office:value="0.00009070172" calcext:value-type="float">
            <text:p>9.070172E-05</text:p>
          </table:table-cell>
          <table:table-cell office:value-type="float" office:value="14.40577" calcext:value-type="float">
            <text:p>14.40577</text:p>
          </table:table-cell>
          <table:table-cell office:value-type="float" office:value="0.09234054" calcext:value-type="float">
            <text:p>0.09234054</text:p>
          </table:table-cell>
          <table:table-cell office:value-type="float" office:value="0.09257605" calcext:value-type="float">
            <text:p>0.09257605</text:p>
          </table:table-cell>
          <table:table-cell office:value-type="float" office:value="0.06992079" calcext:value-type="float">
            <text:p>0.06992079</text:p>
          </table:table-cell>
          <table:table-cell office:value-type="float" office:value="0.03528491" calcext:value-type="float">
            <text:p>0.03528491</text:p>
          </table:table-cell>
          <table:table-cell office:value-type="float" office:value="0.03354518" calcext:value-type="float">
            <text:p>0.03354518</text:p>
          </table:table-cell>
          <table:table-cell office:value-type="float" office:value="0.01928029" calcext:value-type="float">
            <text:p>0.01928029</text:p>
          </table:table-cell>
          <table:table-cell office:value-type="float" office:value="0.01666356" calcext:value-type="float">
            <text:p>0.01666356</text:p>
          </table:table-cell>
          <table:table-cell office:value-type="float" office:value="0.03099287" calcext:value-type="float">
            <text:p>0.03099287</text:p>
          </table:table-cell>
          <table:table-cell office:value-type="float" office:value="0.02450041" calcext:value-type="float">
            <text:p>0.02450041</text:p>
          </table:table-cell>
          <table:table-cell office:value-type="float" office:value="0.02191622" calcext:value-type="float">
            <text:p>0.02191622</text:p>
          </table:table-cell>
          <table:table-cell office:value-type="float" office:value="0.01911786" calcext:value-type="float">
            <text:p>0.01911786</text:p>
          </table:table-cell>
          <table:table-cell office:value-type="float" office:value="0.02830816" calcext:value-type="float">
            <text:p>0.02830816</text:p>
          </table:table-cell>
          <table:table-cell office:value-type="float" office:value="0.00541559" calcext:value-type="float">
            <text:p>0.00541559</text:p>
          </table:table-cell>
          <table:table-cell office:value-type="float" office:value="0.005833596" calcext:value-type="float">
            <text:p>0.005833596</text:p>
          </table:table-cell>
          <table:table-cell office:value-type="float" office:value="0" calcext:value-type="float">
            <text:p>0</text:p>
          </table:table-cell>
          <table:table-cell office:value-type="float" office:value="38.61052" calcext:value-type="float">
            <text:p>38.61052</text:p>
          </table:table-cell>
          <table:table-cell office:value-type="float" office:value="25.36711" calcext:value-type="float">
            <text:p>25.36711</text:p>
          </table:table-cell>
          <table:table-cell office:value-type="float" office:value="17.31423" calcext:value-type="float">
            <text:p>17.31423</text:p>
          </table:table-cell>
          <table:table-cell office:value-type="float" office:value="11.64379" calcext:value-type="float">
            <text:p>11.64379</text:p>
          </table:table-cell>
          <table:table-cell office:value-type="float" office:value="8.410621" calcext:value-type="float">
            <text:p>8.410621</text:p>
          </table:table-cell>
          <table:table-cell office:value-type="float" office:value="4.098515" calcext:value-type="float">
            <text:p>4.098515</text:p>
          </table:table-cell>
          <table:table-cell office:value-type="float" office:value="1.897469" calcext:value-type="float">
            <text:p>1.897469</text:p>
          </table:table-cell>
          <table:table-cell office:value-type="float" office:value="1.891167" calcext:value-type="float">
            <text:p>1.891167</text:p>
          </table:table-cell>
          <table:table-cell office:value-type="float" office:value="1.401047" calcext:value-type="float">
            <text:p>1.401047</text:p>
          </table:table-cell>
          <table:table-cell office:value-type="float" office:value="0.6440264" calcext:value-type="float">
            <text:p>0.6440264</text:p>
          </table:table-cell>
          <table:table-cell office:value-type="float" office:value="0.2736904" calcext:value-type="float">
            <text:p>0.2736904</text:p>
          </table:table-cell>
          <table:table-cell office:value-type="float" office:value="0.3277921" calcext:value-type="float">
            <text:p>0.3277921</text:p>
          </table:table-cell>
          <table:table-cell office:value-type="float" office:value="0.3196192" calcext:value-type="float">
            <text:p>0.3196192</text:p>
          </table:table-cell>
          <table:table-cell office:value-type="float" office:value="0.348571" calcext:value-type="float">
            <text:p>0.348571</text:p>
          </table:table-cell>
          <table:table-cell office:value-type="float" office:value="0" calcext:value-type="float">
            <text:p>0</text:p>
          </table:table-cell>
          <table:table-cell office:value-type="float" office:value="42.59788" calcext:value-type="float">
            <text:p>42.59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45552" calcext:value-type="float">
            <text:p>-0.02645552</text:p>
          </table:table-cell>
          <table:table-cell office:value-type="float" office:value="0" calcext:value-type="float">
            <text:p>0</text:p>
          </table:table-cell>
          <table:table-cell office:value-type="float" office:value="-0.00004483317" calcext:value-type="float">
            <text:p>-4.483317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33.34161" calcext:value-type="float">
            <text:p>33.34161</text:p>
          </table:table-cell>
          <table:table-cell office:value-type="float" office:value="1094.053" calcext:value-type="float">
            <text:p>1094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5219" calcext:value-type="float">
            <text:p>0.1345219</text:p>
          </table:table-cell>
          <table:table-cell office:value-type="float" office:value="7.617294" calcext:value-type="float">
            <text:p>7.617294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248373" calcext:value-type="float">
            <text:p>-2.48373E-05</text:p>
          </table:table-cell>
          <table:table-cell office:value-type="float" office:value="0.000611979" calcext:value-type="float">
            <text:p>0.000611979</text:p>
          </table:table-cell>
          <table:table-cell office:value-type="float" office:value="0.00009538876" calcext:value-type="float">
            <text:p>9.538876E-05</text:p>
          </table:table-cell>
          <table:table-cell office:value-type="float" office:value="14.4278" calcext:value-type="float">
            <text:p>14.4278</text:p>
          </table:table-cell>
          <table:table-cell office:value-type="float" office:value="0.08596651" calcext:value-type="float">
            <text:p>0.08596651</text:p>
          </table:table-cell>
          <table:table-cell office:value-type="float" office:value="0.09412684" calcext:value-type="float">
            <text:p>0.09412684</text:p>
          </table:table-cell>
          <table:table-cell office:value-type="float" office:value="0.07183699" calcext:value-type="float">
            <text:p>0.07183699</text:p>
          </table:table-cell>
          <table:table-cell office:value-type="float" office:value="0.03547084" calcext:value-type="float">
            <text:p>0.03547084</text:p>
          </table:table-cell>
          <table:table-cell office:value-type="float" office:value="0.03359807" calcext:value-type="float">
            <text:p>0.03359807</text:p>
          </table:table-cell>
          <table:table-cell office:value-type="float" office:value="0.01931701" calcext:value-type="float">
            <text:p>0.01931701</text:p>
          </table:table-cell>
          <table:table-cell office:value-type="float" office:value="0.01671078" calcext:value-type="float">
            <text:p>0.01671078</text:p>
          </table:table-cell>
          <table:table-cell office:value-type="float" office:value="0.03104979" calcext:value-type="float">
            <text:p>0.03104979</text:p>
          </table:table-cell>
          <table:table-cell office:value-type="float" office:value="0.02452639" calcext:value-type="float">
            <text:p>0.02452639</text:p>
          </table:table-cell>
          <table:table-cell office:value-type="float" office:value="0.02193403" calcext:value-type="float">
            <text:p>0.02193403</text:p>
          </table:table-cell>
          <table:table-cell office:value-type="float" office:value="0.01912129" calcext:value-type="float">
            <text:p>0.01912129</text:p>
          </table:table-cell>
          <table:table-cell office:value-type="float" office:value="0.0283004" calcext:value-type="float">
            <text:p>0.0283004</text:p>
          </table:table-cell>
          <table:table-cell office:value-type="float" office:value="0.005416504" calcext:value-type="float">
            <text:p>0.005416504</text:p>
          </table:table-cell>
          <table:table-cell office:value-type="float" office:value="0.00583289" calcext:value-type="float">
            <text:p>0.00583289</text:p>
          </table:table-cell>
          <table:table-cell office:value-type="float" office:value="0" calcext:value-type="float">
            <text:p>0</text:p>
          </table:table-cell>
          <table:table-cell office:value-type="float" office:value="50.43801" calcext:value-type="float">
            <text:p>50.43801</text:p>
          </table:table-cell>
          <table:table-cell office:value-type="float" office:value="25.11036" calcext:value-type="float">
            <text:p>25.11036</text:p>
          </table:table-cell>
          <table:table-cell office:value-type="float" office:value="17.35977" calcext:value-type="float">
            <text:p>17.35977</text:p>
          </table:table-cell>
          <table:table-cell office:value-type="float" office:value="11.7726" calcext:value-type="float">
            <text:p>11.7726</text:p>
          </table:table-cell>
          <table:table-cell office:value-type="float" office:value="8.304521" calcext:value-type="float">
            <text:p>8.304521</text:p>
          </table:table-cell>
          <table:table-cell office:value-type="float" office:value="4.070062" calcext:value-type="float">
            <text:p>4.070062</text:p>
          </table:table-cell>
          <table:table-cell office:value-type="float" office:value="1.901542" calcext:value-type="float">
            <text:p>1.901542</text:p>
          </table:table-cell>
          <table:table-cell office:value-type="float" office:value="1.89093" calcext:value-type="float">
            <text:p>1.89093</text:p>
          </table:table-cell>
          <table:table-cell office:value-type="float" office:value="1.400979" calcext:value-type="float">
            <text:p>1.400979</text:p>
          </table:table-cell>
          <table:table-cell office:value-type="float" office:value="0.64465" calcext:value-type="float">
            <text:p>0.64465</text:p>
          </table:table-cell>
          <table:table-cell office:value-type="float" office:value="0.2741828" calcext:value-type="float">
            <text:p>0.2741828</text:p>
          </table:table-cell>
          <table:table-cell office:value-type="float" office:value="0.328455" calcext:value-type="float">
            <text:p>0.328455</text:p>
          </table:table-cell>
          <table:table-cell office:value-type="float" office:value="0.3197601" calcext:value-type="float">
            <text:p>0.3197601</text:p>
          </table:table-cell>
          <table:table-cell office:value-type="float" office:value="0.3485727" calcext:value-type="float">
            <text:p>0.3485727</text:p>
          </table:table-cell>
          <table:table-cell office:value-type="float" office:value="0" calcext:value-type="float">
            <text:p>0</text:p>
          </table:table-cell>
          <table:table-cell office:value-type="float" office:value="42.81217" calcext:value-type="float">
            <text:p>42.81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46699" calcext:value-type="float">
            <text:p>-0.03846699</text:p>
          </table:table-cell>
          <table:table-cell office:value-type="float" office:value="0" calcext:value-type="float">
            <text:p>0</text:p>
          </table:table-cell>
          <table:table-cell office:value-type="float" office:value="-0.00004661665" calcext:value-type="float">
            <text:p>-4.661665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33.34032" calcext:value-type="float">
            <text:p>33.34032</text:p>
          </table:table-cell>
          <table:table-cell office:value-type="float" office:value="1094.051" calcext:value-type="float">
            <text:p>1094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2521" calcext:value-type="float">
            <text:p>0.1352521</text:p>
          </table:table-cell>
          <table:table-cell office:value-type="float" office:value="7.618938" calcext:value-type="float">
            <text:p>7.618938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269791" calcext:value-type="float">
            <text:p>-2.69791E-05</text:p>
          </table:table-cell>
          <table:table-cell office:value-type="float" office:value="0.0006430359" calcext:value-type="float">
            <text:p>0.0006430359</text:p>
          </table:table-cell>
          <table:table-cell office:value-type="float" office:value="0.00009624218" calcext:value-type="float">
            <text:p>9.624218E-05</text:p>
          </table:table-cell>
          <table:table-cell office:value-type="float" office:value="14.4245" calcext:value-type="float">
            <text:p>14.4245</text:p>
          </table:table-cell>
          <table:table-cell office:value-type="float" office:value="0.08937958" calcext:value-type="float">
            <text:p>0.08937958</text:p>
          </table:table-cell>
          <table:table-cell office:value-type="float" office:value="0.09482193" calcext:value-type="float">
            <text:p>0.09482193</text:p>
          </table:table-cell>
          <table:table-cell office:value-type="float" office:value="0.0724162" calcext:value-type="float">
            <text:p>0.0724162</text:p>
          </table:table-cell>
          <table:table-cell office:value-type="float" office:value="0.03561242" calcext:value-type="float">
            <text:p>0.03561242</text:p>
          </table:table-cell>
          <table:table-cell office:value-type="float" office:value="0.03366771" calcext:value-type="float">
            <text:p>0.03366771</text:p>
          </table:table-cell>
          <table:table-cell office:value-type="float" office:value="0.01934229" calcext:value-type="float">
            <text:p>0.01934229</text:p>
          </table:table-cell>
          <table:table-cell office:value-type="float" office:value="0.01675172" calcext:value-type="float">
            <text:p>0.01675172</text:p>
          </table:table-cell>
          <table:table-cell office:value-type="float" office:value="0.03110532" calcext:value-type="float">
            <text:p>0.03110532</text:p>
          </table:table-cell>
          <table:table-cell office:value-type="float" office:value="0.02455229" calcext:value-type="float">
            <text:p>0.02455229</text:p>
          </table:table-cell>
          <table:table-cell office:value-type="float" office:value="0.02195195" calcext:value-type="float">
            <text:p>0.02195195</text:p>
          </table:table-cell>
          <table:table-cell office:value-type="float" office:value="0.01912531" calcext:value-type="float">
            <text:p>0.01912531</text:p>
          </table:table-cell>
          <table:table-cell office:value-type="float" office:value="0.02829168" calcext:value-type="float">
            <text:p>0.02829168</text:p>
          </table:table-cell>
          <table:table-cell office:value-type="float" office:value="0.005417007" calcext:value-type="float">
            <text:p>0.005417007</text:p>
          </table:table-cell>
          <table:table-cell office:value-type="float" office:value="0.005830959" calcext:value-type="float">
            <text:p>0.005830959</text:p>
          </table:table-cell>
          <table:table-cell office:value-type="float" office:value="0" calcext:value-type="float">
            <text:p>0</text:p>
          </table:table-cell>
          <table:table-cell office:value-type="float" office:value="49.44804" calcext:value-type="float">
            <text:p>49.44804</text:p>
          </table:table-cell>
          <table:table-cell office:value-type="float" office:value="25.10685" calcext:value-type="float">
            <text:p>25.10685</text:p>
          </table:table-cell>
          <table:table-cell office:value-type="float" office:value="17.41066" calcext:value-type="float">
            <text:p>17.41066</text:p>
          </table:table-cell>
          <table:table-cell office:value-type="float" office:value="11.881" calcext:value-type="float">
            <text:p>11.881</text:p>
          </table:table-cell>
          <table:table-cell office:value-type="float" office:value="8.225881" calcext:value-type="float">
            <text:p>8.225881</text:p>
          </table:table-cell>
          <table:table-cell office:value-type="float" office:value="4.038053" calcext:value-type="float">
            <text:p>4.038053</text:p>
          </table:table-cell>
          <table:table-cell office:value-type="float" office:value="1.904627" calcext:value-type="float">
            <text:p>1.904627</text:p>
          </table:table-cell>
          <table:table-cell office:value-type="float" office:value="1.890603" calcext:value-type="float">
            <text:p>1.890603</text:p>
          </table:table-cell>
          <table:table-cell office:value-type="float" office:value="1.400995" calcext:value-type="float">
            <text:p>1.400995</text:p>
          </table:table-cell>
          <table:table-cell office:value-type="float" office:value="0.6452938" calcext:value-type="float">
            <text:p>0.6452938</text:p>
          </table:table-cell>
          <table:table-cell office:value-type="float" office:value="0.2746493" calcext:value-type="float">
            <text:p>0.2746493</text:p>
          </table:table-cell>
          <table:table-cell office:value-type="float" office:value="0.329108" calcext:value-type="float">
            <text:p>0.329108</text:p>
          </table:table-cell>
          <table:table-cell office:value-type="float" office:value="0.3198034" calcext:value-type="float">
            <text:p>0.3198034</text:p>
          </table:table-cell>
          <table:table-cell office:value-type="float" office:value="0.3485734" calcext:value-type="float">
            <text:p>0.3485734</text:p>
          </table:table-cell>
          <table:table-cell office:value-type="float" office:value="0" calcext:value-type="float">
            <text:p>0</text:p>
          </table:table-cell>
          <table:table-cell office:value-type="float" office:value="43.28571" calcext:value-type="float">
            <text:p>43.28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612638" calcext:value-type="float">
            <text:p>-0.03612638</text:p>
          </table:table-cell>
          <table:table-cell office:value-type="float" office:value="0" calcext:value-type="float">
            <text:p>0</text:p>
          </table:table-cell>
          <table:table-cell office:value-type="float" office:value="-0.00004832853" calcext:value-type="float">
            <text:p>-4.832853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33.3606" calcext:value-type="float">
            <text:p>33.3606</text:p>
          </table:table-cell>
          <table:table-cell office:value-type="float" office:value="1094.05" calcext:value-type="float">
            <text:p>109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94" calcext:value-type="float">
            <text:p>0.13494</text:p>
          </table:table-cell>
          <table:table-cell office:value-type="float" office:value="7.597843" calcext:value-type="float">
            <text:p>7.597843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2886048" calcext:value-type="float">
            <text:p>-2.886048E-05</text:p>
          </table:table-cell>
          <table:table-cell office:value-type="float" office:value="0.000674016" calcext:value-type="float">
            <text:p>0.000674016</text:p>
          </table:table-cell>
          <table:table-cell office:value-type="float" office:value="0.0001045099" calcext:value-type="float">
            <text:p>0.0001045099</text:p>
          </table:table-cell>
          <table:table-cell office:value-type="float" office:value="14.46277" calcext:value-type="float">
            <text:p>14.46277</text:p>
          </table:table-cell>
          <table:table-cell office:value-type="float" office:value="0.07684539" calcext:value-type="float">
            <text:p>0.07684539</text:p>
          </table:table-cell>
          <table:table-cell office:value-type="float" office:value="0.09411202" calcext:value-type="float">
            <text:p>0.09411202</text:p>
          </table:table-cell>
          <table:table-cell office:value-type="float" office:value="0.07267213" calcext:value-type="float">
            <text:p>0.07267213</text:p>
          </table:table-cell>
          <table:table-cell office:value-type="float" office:value="0.03571189" calcext:value-type="float">
            <text:p>0.03571189</text:p>
          </table:table-cell>
          <table:table-cell office:value-type="float" office:value="0.03377576" calcext:value-type="float">
            <text:p>0.03377576</text:p>
          </table:table-cell>
          <table:table-cell office:value-type="float" office:value="0.01935645" calcext:value-type="float">
            <text:p>0.01935645</text:p>
          </table:table-cell>
          <table:table-cell office:value-type="float" office:value="0.01679225" calcext:value-type="float">
            <text:p>0.01679225</text:p>
          </table:table-cell>
          <table:table-cell office:value-type="float" office:value="0.03116037" calcext:value-type="float">
            <text:p>0.03116037</text:p>
          </table:table-cell>
          <table:table-cell office:value-type="float" office:value="0.02457791" calcext:value-type="float">
            <text:p>0.02457791</text:p>
          </table:table-cell>
          <table:table-cell office:value-type="float" office:value="0.02196985" calcext:value-type="float">
            <text:p>0.02196985</text:p>
          </table:table-cell>
          <table:table-cell office:value-type="float" office:value="0.01912989" calcext:value-type="float">
            <text:p>0.01912989</text:p>
          </table:table-cell>
          <table:table-cell office:value-type="float" office:value="0.02828212" calcext:value-type="float">
            <text:p>0.02828212</text:p>
          </table:table-cell>
          <table:table-cell office:value-type="float" office:value="0.005417929" calcext:value-type="float">
            <text:p>0.005417929</text:p>
          </table:table-cell>
          <table:table-cell office:value-type="float" office:value="0.00583115" calcext:value-type="float">
            <text:p>0.00583115</text:p>
          </table:table-cell>
          <table:table-cell office:value-type="float" office:value="0" calcext:value-type="float">
            <text:p>0</text:p>
          </table:table-cell>
          <table:table-cell office:value-type="float" office:value="60.16353" calcext:value-type="float">
            <text:p>60.16353</text:p>
          </table:table-cell>
          <table:table-cell office:value-type="float" office:value="25.08299" calcext:value-type="float">
            <text:p>25.08299</text:p>
          </table:table-cell>
          <table:table-cell office:value-type="float" office:value="17.48748" calcext:value-type="float">
            <text:p>17.48748</text:p>
          </table:table-cell>
          <table:table-cell office:value-type="float" office:value="11.973" calcext:value-type="float">
            <text:p>11.973</text:p>
          </table:table-cell>
          <table:table-cell office:value-type="float" office:value="8.158251" calcext:value-type="float">
            <text:p>8.158251</text:p>
          </table:table-cell>
          <table:table-cell office:value-type="float" office:value="4.006629" calcext:value-type="float">
            <text:p>4.006629</text:p>
          </table:table-cell>
          <table:table-cell office:value-type="float" office:value="1.908297" calcext:value-type="float">
            <text:p>1.908297</text:p>
          </table:table-cell>
          <table:table-cell office:value-type="float" office:value="1.890511" calcext:value-type="float">
            <text:p>1.890511</text:p>
          </table:table-cell>
          <table:table-cell office:value-type="float" office:value="1.400986" calcext:value-type="float">
            <text:p>1.400986</text:p>
          </table:table-cell>
          <table:table-cell office:value-type="float" office:value="0.6459366" calcext:value-type="float">
            <text:p>0.6459366</text:p>
          </table:table-cell>
          <table:table-cell office:value-type="float" office:value="0.2750921" calcext:value-type="float">
            <text:p>0.2750921</text:p>
          </table:table-cell>
          <table:table-cell office:value-type="float" office:value="0.3297518" calcext:value-type="float">
            <text:p>0.3297518</text:p>
          </table:table-cell>
          <table:table-cell office:value-type="float" office:value="0.3199961" calcext:value-type="float">
            <text:p>0.3199961</text:p>
          </table:table-cell>
          <table:table-cell office:value-type="float" office:value="0.3485756" calcext:value-type="float">
            <text:p>0.3485756</text:p>
          </table:table-cell>
          <table:table-cell office:value-type="float" office:value="0" calcext:value-type="float">
            <text:p>0</text:p>
          </table:table-cell>
          <table:table-cell office:value-type="float" office:value="43.13212" calcext:value-type="float">
            <text:p>43.13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56386" calcext:value-type="float">
            <text:p>-0.05756386</text:p>
          </table:table-cell>
          <table:table-cell office:value-type="float" office:value="0" calcext:value-type="float">
            <text:p>0</text:p>
          </table:table-cell>
          <table:table-cell office:value-type="float" office:value="-0.00005013648" calcext:value-type="float">
            <text:p>-5.013648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33.35869" calcext:value-type="float">
            <text:p>33.35869</text:p>
          </table:table-cell>
          <table:table-cell office:value-type="float" office:value="1094.048" calcext:value-type="float">
            <text:p>1094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5273" calcext:value-type="float">
            <text:p>0.1355273</text:p>
          </table:table-cell>
          <table:table-cell office:value-type="float" office:value="7.600091" calcext:value-type="float">
            <text:p>7.600091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2967177" calcext:value-type="float">
            <text:p>-2.967177E-05</text:p>
          </table:table-cell>
          <table:table-cell office:value-type="float" office:value="0.0007036157" calcext:value-type="float">
            <text:p>0.0007036157</text:p>
          </table:table-cell>
          <table:table-cell office:value-type="float" office:value="0.0001052248" calcext:value-type="float">
            <text:p>0.0001052248</text:p>
          </table:table-cell>
          <table:table-cell office:value-type="float" office:value="14.45844" calcext:value-type="float">
            <text:p>14.45844</text:p>
          </table:table-cell>
          <table:table-cell office:value-type="float" office:value="0.07972657" calcext:value-type="float">
            <text:p>0.07972657</text:p>
          </table:table-cell>
          <table:table-cell office:value-type="float" office:value="0.09234317" calcext:value-type="float">
            <text:p>0.09234317</text:p>
          </table:table-cell>
          <table:table-cell office:value-type="float" office:value="0.07196926" calcext:value-type="float">
            <text:p>0.07196926</text:p>
          </table:table-cell>
          <table:table-cell office:value-type="float" office:value="0.03572434" calcext:value-type="float">
            <text:p>0.03572434</text:p>
          </table:table-cell>
          <table:table-cell office:value-type="float" office:value="0.03393428" calcext:value-type="float">
            <text:p>0.03393428</text:p>
          </table:table-cell>
          <table:table-cell office:value-type="float" office:value="0.01936947" calcext:value-type="float">
            <text:p>0.01936947</text:p>
          </table:table-cell>
          <table:table-cell office:value-type="float" office:value="0.01682261" calcext:value-type="float">
            <text:p>0.01682261</text:p>
          </table:table-cell>
          <table:table-cell office:value-type="float" office:value="0.03121331" calcext:value-type="float">
            <text:p>0.03121331</text:p>
          </table:table-cell>
          <table:table-cell office:value-type="float" office:value="0.02460298" calcext:value-type="float">
            <text:p>0.02460298</text:p>
          </table:table-cell>
          <table:table-cell office:value-type="float" office:value="0.0219878" calcext:value-type="float">
            <text:p>0.0219878</text:p>
          </table:table-cell>
          <table:table-cell office:value-type="float" office:value="0.01913499" calcext:value-type="float">
            <text:p>0.01913499</text:p>
          </table:table-cell>
          <table:table-cell office:value-type="float" office:value="0.02827175" calcext:value-type="float">
            <text:p>0.02827175</text:p>
          </table:table-cell>
          <table:table-cell office:value-type="float" office:value="0.005418261" calcext:value-type="float">
            <text:p>0.005418261</text:p>
          </table:table-cell>
          <table:table-cell office:value-type="float" office:value="0.005829562" calcext:value-type="float">
            <text:p>0.005829562</text:p>
          </table:table-cell>
          <table:table-cell office:value-type="float" office:value="0" calcext:value-type="float">
            <text:p>0</text:p>
          </table:table-cell>
          <table:table-cell office:value-type="float" office:value="52.22705" calcext:value-type="float">
            <text:p>52.22705</text:p>
          </table:table-cell>
          <table:table-cell office:value-type="float" office:value="25.15188" calcext:value-type="float">
            <text:p>25.15188</text:p>
          </table:table-cell>
          <table:table-cell office:value-type="float" office:value="17.57906" calcext:value-type="float">
            <text:p>17.57906</text:p>
          </table:table-cell>
          <table:table-cell office:value-type="float" office:value="11.99733" calcext:value-type="float">
            <text:p>11.99733</text:p>
          </table:table-cell>
          <table:table-cell office:value-type="float" office:value="8.155745" calcext:value-type="float">
            <text:p>8.155745</text:p>
          </table:table-cell>
          <table:table-cell office:value-type="float" office:value="3.979001" calcext:value-type="float">
            <text:p>3.979001</text:p>
          </table:table-cell>
          <table:table-cell office:value-type="float" office:value="1.910813" calcext:value-type="float">
            <text:p>1.910813</text:p>
          </table:table-cell>
          <table:table-cell office:value-type="float" office:value="1.890301" calcext:value-type="float">
            <text:p>1.890301</text:p>
          </table:table-cell>
          <table:table-cell office:value-type="float" office:value="1.400941" calcext:value-type="float">
            <text:p>1.400941</text:p>
          </table:table-cell>
          <table:table-cell office:value-type="float" office:value="0.6465876" calcext:value-type="float">
            <text:p>0.6465876</text:p>
          </table:table-cell>
          <table:table-cell office:value-type="float" office:value="0.275509" calcext:value-type="float">
            <text:p>0.275509</text:p>
          </table:table-cell>
          <table:table-cell office:value-type="float" office:value="0.3303885" calcext:value-type="float">
            <text:p>0.3303885</text:p>
          </table:table-cell>
          <table:table-cell office:value-type="float" office:value="0.3200484" calcext:value-type="float">
            <text:p>0.3200484</text:p>
          </table:table-cell>
          <table:table-cell office:value-type="float" office:value="0.3485764" calcext:value-type="float">
            <text:p>0.3485764</text:p>
          </table:table-cell>
          <table:table-cell office:value-type="float" office:value="0" calcext:value-type="float">
            <text:p>0</text:p>
          </table:table-cell>
          <table:table-cell office:value-type="float" office:value="43.63398" calcext:value-type="float">
            <text:p>43.6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476102" calcext:value-type="float">
            <text:p>-0.05476102</text:p>
          </table:table-cell>
          <table:table-cell office:value-type="float" office:value="0" calcext:value-type="float">
            <text:p>0</text:p>
          </table:table-cell>
          <table:table-cell office:value-type="float" office:value="-0.00005183402" calcext:value-type="float">
            <text:p>-5.183402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33.35548" calcext:value-type="float">
            <text:p>33.35548</text:p>
          </table:table-cell>
          <table:table-cell office:value-type="float" office:value="1094.046" calcext:value-type="float">
            <text:p>1094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9629" calcext:value-type="float">
            <text:p>0.1359629</text:p>
          </table:table-cell>
          <table:table-cell office:value-type="float" office:value="7.604254" calcext:value-type="float">
            <text:p>7.604254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3086277" calcext:value-type="float">
            <text:p>-3.086277E-05</text:p>
          </table:table-cell>
          <table:table-cell office:value-type="float" office:value="0.000736243" calcext:value-type="float">
            <text:p>0.000736243</text:p>
          </table:table-cell>
          <table:table-cell office:value-type="float" office:value="0.0001052599" calcext:value-type="float">
            <text:p>0.0001052599</text:p>
          </table:table-cell>
          <table:table-cell office:value-type="float" office:value="14.45149" calcext:value-type="float">
            <text:p>14.45149</text:p>
          </table:table-cell>
          <table:table-cell office:value-type="float" office:value="0.08433618" calcext:value-type="float">
            <text:p>0.08433618</text:p>
          </table:table-cell>
          <table:table-cell office:value-type="float" office:value="0.09416469" calcext:value-type="float">
            <text:p>0.09416469</text:p>
          </table:table-cell>
          <table:table-cell office:value-type="float" office:value="0.07187492" calcext:value-type="float">
            <text:p>0.07187492</text:p>
          </table:table-cell>
          <table:table-cell office:value-type="float" office:value="0.03576046" calcext:value-type="float">
            <text:p>0.03576046</text:p>
          </table:table-cell>
          <table:table-cell office:value-type="float" office:value="0.0340723" calcext:value-type="float">
            <text:p>0.0340723</text:p>
          </table:table-cell>
          <table:table-cell office:value-type="float" office:value="0.01939188" calcext:value-type="float">
            <text:p>0.01939188</text:p>
          </table:table-cell>
          <table:table-cell office:value-type="float" office:value="0.01685205" calcext:value-type="float">
            <text:p>0.01685205</text:p>
          </table:table-cell>
          <table:table-cell office:value-type="float" office:value="0.0312645" calcext:value-type="float">
            <text:p>0.0312645</text:p>
          </table:table-cell>
          <table:table-cell office:value-type="float" office:value="0.02462737" calcext:value-type="float">
            <text:p>0.02462737</text:p>
          </table:table-cell>
          <table:table-cell office:value-type="float" office:value="0.02200579" calcext:value-type="float">
            <text:p>0.02200579</text:p>
          </table:table-cell>
          <table:table-cell office:value-type="float" office:value="0.01914058" calcext:value-type="float">
            <text:p>0.01914058</text:p>
          </table:table-cell>
          <table:table-cell office:value-type="float" office:value="0.02826048" calcext:value-type="float">
            <text:p>0.02826048</text:p>
          </table:table-cell>
          <table:table-cell office:value-type="float" office:value="0.005418363" calcext:value-type="float">
            <text:p>0.005418363</text:p>
          </table:table-cell>
          <table:table-cell office:value-type="float" office:value="0.00582706" calcext:value-type="float">
            <text:p>0.00582706</text:p>
          </table:table-cell>
          <table:table-cell office:value-type="float" office:value="0" calcext:value-type="float">
            <text:p>0</text:p>
          </table:table-cell>
          <table:table-cell office:value-type="float" office:value="42.49498" calcext:value-type="float">
            <text:p>42.49498</text:p>
          </table:table-cell>
          <table:table-cell office:value-type="float" office:value="24.98037" calcext:value-type="float">
            <text:p>24.98037</text:p>
          </table:table-cell>
          <table:table-cell office:value-type="float" office:value="17.60502" calcext:value-type="float">
            <text:p>17.60502</text:p>
          </table:table-cell>
          <table:table-cell office:value-type="float" office:value="12.02756" calcext:value-type="float">
            <text:p>12.02756</text:p>
          </table:table-cell>
          <table:table-cell office:value-type="float" office:value="8.139737" calcext:value-type="float">
            <text:p>8.139737</text:p>
          </table:table-cell>
          <table:table-cell office:value-type="float" office:value="3.956581" calcext:value-type="float">
            <text:p>3.956581</text:p>
          </table:table-cell>
          <table:table-cell office:value-type="float" office:value="1.913267" calcext:value-type="float">
            <text:p>1.913267</text:p>
          </table:table-cell>
          <table:table-cell office:value-type="float" office:value="1.889961" calcext:value-type="float">
            <text:p>1.889961</text:p>
          </table:table-cell>
          <table:table-cell office:value-type="float" office:value="1.40085" calcext:value-type="float">
            <text:p>1.40085</text:p>
          </table:table-cell>
          <table:table-cell office:value-type="float" office:value="0.6472476" calcext:value-type="float">
            <text:p>0.6472476</text:p>
          </table:table-cell>
          <table:table-cell office:value-type="float" office:value="0.2759065" calcext:value-type="float">
            <text:p>0.2759065</text:p>
          </table:table-cell>
          <table:table-cell office:value-type="float" office:value="0.3310102" calcext:value-type="float">
            <text:p>0.3310102</text:p>
          </table:table-cell>
          <table:table-cell office:value-type="float" office:value="0.3200304" calcext:value-type="float">
            <text:p>0.3200304</text:p>
          </table:table-cell>
          <table:table-cell office:value-type="float" office:value="0.3485775" calcext:value-type="float">
            <text:p>0.3485775</text:p>
          </table:table-cell>
          <table:table-cell office:value-type="float" office:value="0" calcext:value-type="float">
            <text:p>0</text:p>
          </table:table-cell>
          <table:table-cell office:value-type="float" office:value="43.85402" calcext:value-type="float">
            <text:p>43.85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19872" calcext:value-type="float">
            <text:p>-0.05019872</text:p>
          </table:table-cell>
          <table:table-cell office:value-type="float" office:value="0" calcext:value-type="float">
            <text:p>0</text:p>
          </table:table-cell>
          <table:table-cell office:value-type="float" office:value="-0.00005348581" calcext:value-type="float">
            <text:p>-5.348581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33.35258" calcext:value-type="float">
            <text:p>33.35258</text:p>
          </table:table-cell>
          <table:table-cell office:value-type="float" office:value="1094.043" calcext:value-type="float">
            <text:p>1094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511" calcext:value-type="float">
            <text:p>0.136511</text:p>
          </table:table-cell>
          <table:table-cell office:value-type="float" office:value="7.608102" calcext:value-type="float">
            <text:p>7.608102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3302673" calcext:value-type="float">
            <text:p>-3.302673E-05</text:p>
          </table:table-cell>
          <table:table-cell office:value-type="float" office:value="0.0007704193" calcext:value-type="float">
            <text:p>0.0007704193</text:p>
          </table:table-cell>
          <table:table-cell office:value-type="float" office:value="0.000105285" calcext:value-type="float">
            <text:p>0.000105285</text:p>
          </table:table-cell>
          <table:table-cell office:value-type="float" office:value="14.44494" calcext:value-type="float">
            <text:p>14.44494</text:p>
          </table:table-cell>
          <table:table-cell office:value-type="float" office:value="0.09130425" calcext:value-type="float">
            <text:p>0.09130425</text:p>
          </table:table-cell>
          <table:table-cell office:value-type="float" office:value="0.09820023" calcext:value-type="float">
            <text:p>0.09820023</text:p>
          </table:table-cell>
          <table:table-cell office:value-type="float" office:value="0.0733721" calcext:value-type="float">
            <text:p>0.0733721</text:p>
          </table:table-cell>
          <table:table-cell office:value-type="float" office:value="0.03587656" calcext:value-type="float">
            <text:p>0.03587656</text:p>
          </table:table-cell>
          <table:table-cell office:value-type="float" office:value="0.0342457" calcext:value-type="float">
            <text:p>0.0342457</text:p>
          </table:table-cell>
          <table:table-cell office:value-type="float" office:value="0.0194205" calcext:value-type="float">
            <text:p>0.0194205</text:p>
          </table:table-cell>
          <table:table-cell office:value-type="float" office:value="0.01688506" calcext:value-type="float">
            <text:p>0.01688506</text:p>
          </table:table-cell>
          <table:table-cell office:value-type="float" office:value="0.03131476" calcext:value-type="float">
            <text:p>0.03131476</text:p>
          </table:table-cell>
          <table:table-cell office:value-type="float" office:value="0.02465122" calcext:value-type="float">
            <text:p>0.02465122</text:p>
          </table:table-cell>
          <table:table-cell office:value-type="float" office:value="0.02202358" calcext:value-type="float">
            <text:p>0.02202358</text:p>
          </table:table-cell>
          <table:table-cell office:value-type="float" office:value="0.01914668" calcext:value-type="float">
            <text:p>0.01914668</text:p>
          </table:table-cell>
          <table:table-cell office:value-type="float" office:value="0.02824835" calcext:value-type="float">
            <text:p>0.02824835</text:p>
          </table:table-cell>
          <table:table-cell office:value-type="float" office:value="0.005418312" calcext:value-type="float">
            <text:p>0.005418312</text:p>
          </table:table-cell>
          <table:table-cell office:value-type="float" office:value="0.005823804" calcext:value-type="float">
            <text:p>0.005823804</text:p>
          </table:table-cell>
          <table:table-cell office:value-type="float" office:value="0" calcext:value-type="float">
            <text:p>0</text:p>
          </table:table-cell>
          <table:table-cell office:value-type="float" office:value="40.0383" calcext:value-type="float">
            <text:p>40.0383</text:p>
          </table:table-cell>
          <table:table-cell office:value-type="float" office:value="24.74654" calcext:value-type="float">
            <text:p>24.74654</text:p>
          </table:table-cell>
          <table:table-cell office:value-type="float" office:value="17.60863" calcext:value-type="float">
            <text:p>17.60863</text:p>
          </table:table-cell>
          <table:table-cell office:value-type="float" office:value="12.1223" calcext:value-type="float">
            <text:p>12.1223</text:p>
          </table:table-cell>
          <table:table-cell office:value-type="float" office:value="8.063187" calcext:value-type="float">
            <text:p>8.063187</text:p>
          </table:table-cell>
          <table:table-cell office:value-type="float" office:value="3.932446" calcext:value-type="float">
            <text:p>3.932446</text:p>
          </table:table-cell>
          <table:table-cell office:value-type="float" office:value="1.915609" calcext:value-type="float">
            <text:p>1.915609</text:p>
          </table:table-cell>
          <table:table-cell office:value-type="float" office:value="1.889557" calcext:value-type="float">
            <text:p>1.889557</text:p>
          </table:table-cell>
          <table:table-cell office:value-type="float" office:value="1.400723" calcext:value-type="float">
            <text:p>1.400723</text:p>
          </table:table-cell>
          <table:table-cell office:value-type="float" office:value="0.6478982" calcext:value-type="float">
            <text:p>0.6478982</text:p>
          </table:table-cell>
          <table:table-cell office:value-type="float" office:value="0.2762909" calcext:value-type="float">
            <text:p>0.2762909</text:p>
          </table:table-cell>
          <table:table-cell office:value-type="float" office:value="0.3316162" calcext:value-type="float">
            <text:p>0.3316162</text:p>
          </table:table-cell>
          <table:table-cell office:value-type="float" office:value="0.3199567" calcext:value-type="float">
            <text:p>0.3199567</text:p>
          </table:table-cell>
          <table:table-cell office:value-type="float" office:value="0.3485779" calcext:value-type="float">
            <text:p>0.3485779</text:p>
          </table:table-cell>
          <table:table-cell office:value-type="float" office:value="0" calcext:value-type="float">
            <text:p>0</text:p>
          </table:table-cell>
          <table:table-cell office:value-type="float" office:value="44.00413" calcext:value-type="float">
            <text:p>44.00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83797" calcext:value-type="float">
            <text:p>-0.04583797</text:p>
          </table:table-cell>
          <table:table-cell office:value-type="float" office:value="0" calcext:value-type="float">
            <text:p>0</text:p>
          </table:table-cell>
          <table:table-cell office:value-type="float" office:value="-0.00005507797" calcext:value-type="float">
            <text:p>-5.507797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33.35014" calcext:value-type="float">
            <text:p>33.35014</text:p>
          </table:table-cell>
          <table:table-cell office:value-type="float" office:value="1094.041" calcext:value-type="float">
            <text:p>1094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2528" calcext:value-type="float">
            <text:p>0.1372528</text:p>
          </table:table-cell>
          <table:table-cell office:value-type="float" office:value="7.611404" calcext:value-type="float">
            <text:p>7.611404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361503" calcext:value-type="float">
            <text:p>-3.61503E-05</text:p>
          </table:table-cell>
          <table:table-cell office:value-type="float" office:value="0.0008061652" calcext:value-type="float">
            <text:p>0.0008061652</text:p>
          </table:table-cell>
          <table:table-cell office:value-type="float" office:value="0.0001053041" calcext:value-type="float">
            <text:p>0.0001053041</text:p>
          </table:table-cell>
          <table:table-cell office:value-type="float" office:value="14.43901" calcext:value-type="float">
            <text:p>14.43901</text:p>
          </table:table-cell>
          <table:table-cell office:value-type="float" office:value="0.0983012" calcext:value-type="float">
            <text:p>0.0983012</text:p>
          </table:table-cell>
          <table:table-cell office:value-type="float" office:value="0.1040658" calcext:value-type="float">
            <text:p>0.1040658</text:p>
          </table:table-cell>
          <table:table-cell office:value-type="float" office:value="0.07764782" calcext:value-type="float">
            <text:p>0.07764782</text:p>
          </table:table-cell>
          <table:table-cell office:value-type="float" office:value="0.0363881" calcext:value-type="float">
            <text:p>0.0363881</text:p>
          </table:table-cell>
          <table:table-cell office:value-type="float" office:value="0.03471638" calcext:value-type="float">
            <text:p>0.03471638</text:p>
          </table:table-cell>
          <table:table-cell office:value-type="float" office:value="0.0194731" calcext:value-type="float">
            <text:p>0.0194731</text:p>
          </table:table-cell>
          <table:table-cell office:value-type="float" office:value="0.01693163" calcext:value-type="float">
            <text:p>0.01693163</text:p>
          </table:table-cell>
          <table:table-cell office:value-type="float" office:value="0.03136583" calcext:value-type="float">
            <text:p>0.03136583</text:p>
          </table:table-cell>
          <table:table-cell office:value-type="float" office:value="0.02467472" calcext:value-type="float">
            <text:p>0.02467472</text:p>
          </table:table-cell>
          <table:table-cell office:value-type="float" office:value="0.02204124" calcext:value-type="float">
            <text:p>0.02204124</text:p>
          </table:table-cell>
          <table:table-cell office:value-type="float" office:value="0.01915325" calcext:value-type="float">
            <text:p>0.01915325</text:p>
          </table:table-cell>
          <table:table-cell office:value-type="float" office:value="0.02823624" calcext:value-type="float">
            <text:p>0.02823624</text:p>
          </table:table-cell>
          <table:table-cell office:value-type="float" office:value="0.005418131" calcext:value-type="float">
            <text:p>0.005418131</text:p>
          </table:table-cell>
          <table:table-cell office:value-type="float" office:value="0.005819523" calcext:value-type="float">
            <text:p>0.005819523</text:p>
          </table:table-cell>
          <table:table-cell office:value-type="float" office:value="0" calcext:value-type="float">
            <text:p>0</text:p>
          </table:table-cell>
          <table:table-cell office:value-type="float" office:value="41.08736" calcext:value-type="float">
            <text:p>41.08736</text:p>
          </table:table-cell>
          <table:table-cell office:value-type="float" office:value="24.54101" calcext:value-type="float">
            <text:p>24.54101</text:p>
          </table:table-cell>
          <table:table-cell office:value-type="float" office:value="17.62058" calcext:value-type="float">
            <text:p>17.62058</text:p>
          </table:table-cell>
          <table:table-cell office:value-type="float" office:value="12.21928" calcext:value-type="float">
            <text:p>12.21928</text:p>
          </table:table-cell>
          <table:table-cell office:value-type="float" office:value="8.022653" calcext:value-type="float">
            <text:p>8.022653</text:p>
          </table:table-cell>
          <table:table-cell office:value-type="float" office:value="3.902494" calcext:value-type="float">
            <text:p>3.902494</text:p>
          </table:table-cell>
          <table:table-cell office:value-type="float" office:value="1.917239" calcext:value-type="float">
            <text:p>1.917239</text:p>
          </table:table-cell>
          <table:table-cell office:value-type="float" office:value="1.889074" calcext:value-type="float">
            <text:p>1.889074</text:p>
          </table:table-cell>
          <table:table-cell office:value-type="float" office:value="1.400554" calcext:value-type="float">
            <text:p>1.400554</text:p>
          </table:table-cell>
          <table:table-cell office:value-type="float" office:value="0.6485333" calcext:value-type="float">
            <text:p>0.6485333</text:p>
          </table:table-cell>
          <table:table-cell office:value-type="float" office:value="0.2766711" calcext:value-type="float">
            <text:p>0.2766711</text:p>
          </table:table-cell>
          <table:table-cell office:value-type="float" office:value="0.3322027" calcext:value-type="float">
            <text:p>0.3322027</text:p>
          </table:table-cell>
          <table:table-cell office:value-type="float" office:value="0.3198111" calcext:value-type="float">
            <text:p>0.3198111</text:p>
          </table:table-cell>
          <table:table-cell office:value-type="float" office:value="0.348578" calcext:value-type="float">
            <text:p>0.348578</text:p>
          </table:table-cell>
          <table:table-cell office:value-type="float" office:value="0" calcext:value-type="float">
            <text:p>0</text:p>
          </table:table-cell>
          <table:table-cell office:value-type="float" office:value="44.11003" calcext:value-type="float">
            <text:p>44.1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83462" calcext:value-type="float">
            <text:p>-0.04183462</text:p>
          </table:table-cell>
          <table:table-cell office:value-type="float" office:value="0" calcext:value-type="float">
            <text:p>0</text:p>
          </table:table-cell>
          <table:table-cell office:value-type="float" office:value="-0.00005657455" calcext:value-type="float">
            <text:p>-5.657455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33.34773" calcext:value-type="float">
            <text:p>33.34773</text:p>
          </table:table-cell>
          <table:table-cell office:value-type="float" office:value="1094.039" calcext:value-type="float">
            <text:p>1094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1305" calcext:value-type="float">
            <text:p>0.1381305</text:p>
          </table:table-cell>
          <table:table-cell office:value-type="float" office:value="7.614507" calcext:value-type="float">
            <text:p>7.614507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3832292" calcext:value-type="float">
            <text:p>-3.832292E-05</text:p>
          </table:table-cell>
          <table:table-cell office:value-type="float" office:value="0.0008416906" calcext:value-type="float">
            <text:p>0.0008416906</text:p>
          </table:table-cell>
          <table:table-cell office:value-type="float" office:value="0.0001053345" calcext:value-type="float">
            <text:p>0.0001053345</text:p>
          </table:table-cell>
          <table:table-cell office:value-type="float" office:value="14.4331" calcext:value-type="float">
            <text:p>14.4331</text:p>
          </table:table-cell>
          <table:table-cell office:value-type="float" office:value="0.1060167" calcext:value-type="float">
            <text:p>0.1060167</text:p>
          </table:table-cell>
          <table:table-cell office:value-type="float" office:value="0.1099393" calcext:value-type="float">
            <text:p>0.1099393</text:p>
          </table:table-cell>
          <table:table-cell office:value-type="float" office:value="0.08263527" calcext:value-type="float">
            <text:p>0.08263527</text:p>
          </table:table-cell>
          <table:table-cell office:value-type="float" office:value="0.03778432" calcext:value-type="float">
            <text:p>0.03778432</text:p>
          </table:table-cell>
          <table:table-cell office:value-type="float" office:value="0.03559169" calcext:value-type="float">
            <text:p>0.03559169</text:p>
          </table:table-cell>
          <table:table-cell office:value-type="float" office:value="0.01953024" calcext:value-type="float">
            <text:p>0.01953024</text:p>
          </table:table-cell>
          <table:table-cell office:value-type="float" office:value="0.01699221" calcext:value-type="float">
            <text:p>0.01699221</text:p>
          </table:table-cell>
          <table:table-cell office:value-type="float" office:value="0.0314196" calcext:value-type="float">
            <text:p>0.0314196</text:p>
          </table:table-cell>
          <table:table-cell office:value-type="float" office:value="0.02469841" calcext:value-type="float">
            <text:p>0.02469841</text:p>
          </table:table-cell>
          <table:table-cell office:value-type="float" office:value="0.02205881" calcext:value-type="float">
            <text:p>0.02205881</text:p>
          </table:table-cell>
          <table:table-cell office:value-type="float" office:value="0.01916027" calcext:value-type="float">
            <text:p>0.01916027</text:p>
          </table:table-cell>
          <table:table-cell office:value-type="float" office:value="0.0282253" calcext:value-type="float">
            <text:p>0.0282253</text:p>
          </table:table-cell>
          <table:table-cell office:value-type="float" office:value="0.005418106" calcext:value-type="float">
            <text:p>0.005418106</text:p>
          </table:table-cell>
          <table:table-cell office:value-type="float" office:value="0.005815532" calcext:value-type="float">
            <text:p>0.005815532</text:p>
          </table:table-cell>
          <table:table-cell office:value-type="float" office:value="0" calcext:value-type="float">
            <text:p>0</text:p>
          </table:table-cell>
          <table:table-cell office:value-type="float" office:value="44.1483" calcext:value-type="float">
            <text:p>44.1483</text:p>
          </table:table-cell>
          <table:table-cell office:value-type="float" office:value="24.38521" calcext:value-type="float">
            <text:p>24.38521</text:p>
          </table:table-cell>
          <table:table-cell office:value-type="float" office:value="17.64738" calcext:value-type="float">
            <text:p>17.64738</text:p>
          </table:table-cell>
          <table:table-cell office:value-type="float" office:value="12.20946" calcext:value-type="float">
            <text:p>12.20946</text:p>
          </table:table-cell>
          <table:table-cell office:value-type="float" office:value="8.187319" calcext:value-type="float">
            <text:p>8.187319</text:p>
          </table:table-cell>
          <table:table-cell office:value-type="float" office:value="3.865042" calcext:value-type="float">
            <text:p>3.865042</text:p>
          </table:table-cell>
          <table:table-cell office:value-type="float" office:value="1.919535" calcext:value-type="float">
            <text:p>1.919535</text:p>
          </table:table-cell>
          <table:table-cell office:value-type="float" office:value="1.888504" calcext:value-type="float">
            <text:p>1.888504</text:p>
          </table:table-cell>
          <table:table-cell office:value-type="float" office:value="1.400335" calcext:value-type="float">
            <text:p>1.400335</text:p>
          </table:table-cell>
          <table:table-cell office:value-type="float" office:value="0.6491509" calcext:value-type="float">
            <text:p>0.6491509</text:p>
          </table:table-cell>
          <table:table-cell office:value-type="float" office:value="0.2770491" calcext:value-type="float">
            <text:p>0.2770491</text:p>
          </table:table-cell>
          <table:table-cell office:value-type="float" office:value="0.3327724" calcext:value-type="float">
            <text:p>0.3327724</text:p>
          </table:table-cell>
          <table:table-cell office:value-type="float" office:value="0.3196905" calcext:value-type="float">
            <text:p>0.3196905</text:p>
          </table:table-cell>
          <table:table-cell office:value-type="float" office:value="0.3485782" calcext:value-type="float">
            <text:p>0.3485782</text:p>
          </table:table-cell>
          <table:table-cell office:value-type="float" office:value="0" calcext:value-type="float">
            <text:p>0</text:p>
          </table:table-cell>
          <table:table-cell office:value-type="float" office:value="44.24155" calcext:value-type="float">
            <text:p>44.24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789112" calcext:value-type="float">
            <text:p>-0.03789112</text:p>
          </table:table-cell>
          <table:table-cell office:value-type="float" office:value="0" calcext:value-type="float">
            <text:p>0</text:p>
          </table:table-cell>
          <table:table-cell office:value-type="float" office:value="-0.00005799369" calcext:value-type="float">
            <text:p>-5.799369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33.34535" calcext:value-type="float">
            <text:p>33.34535</text:p>
          </table:table-cell>
          <table:table-cell office:value-type="float" office:value="1094.037" calcext:value-type="float">
            <text:p>1094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0401" calcext:value-type="float">
            <text:p>0.1390401</text:p>
          </table:table-cell>
          <table:table-cell office:value-type="float" office:value="7.617597" calcext:value-type="float">
            <text:p>7.617597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3982029" calcext:value-type="float">
            <text:p>-3.982029E-05</text:p>
          </table:table-cell>
          <table:table-cell office:value-type="float" office:value="0.000877387" calcext:value-type="float">
            <text:p>0.000877387</text:p>
          </table:table-cell>
          <table:table-cell office:value-type="float" office:value="0.0001053532" calcext:value-type="float">
            <text:p>0.0001053532</text:p>
          </table:table-cell>
          <table:table-cell office:value-type="float" office:value="14.42713" calcext:value-type="float">
            <text:p>14.42713</text:p>
          </table:table-cell>
          <table:table-cell office:value-type="float" office:value="0.113099" calcext:value-type="float">
            <text:p>0.113099</text:p>
          </table:table-cell>
          <table:table-cell office:value-type="float" office:value="0.1157815" calcext:value-type="float">
            <text:p>0.1157815</text:p>
          </table:table-cell>
          <table:table-cell office:value-type="float" office:value="0.08802064" calcext:value-type="float">
            <text:p>0.08802064</text:p>
          </table:table-cell>
          <table:table-cell office:value-type="float" office:value="0.04007918" calcext:value-type="float">
            <text:p>0.04007918</text:p>
          </table:table-cell>
          <table:table-cell office:value-type="float" office:value="0.03713963" calcext:value-type="float">
            <text:p>0.03713963</text:p>
          </table:table-cell>
          <table:table-cell office:value-type="float" office:value="0.01958501" calcext:value-type="float">
            <text:p>0.01958501</text:p>
          </table:table-cell>
          <table:table-cell office:value-type="float" office:value="0.01705647" calcext:value-type="float">
            <text:p>0.01705647</text:p>
          </table:table-cell>
          <table:table-cell office:value-type="float" office:value="0.03147695" calcext:value-type="float">
            <text:p>0.03147695</text:p>
          </table:table-cell>
          <table:table-cell office:value-type="float" office:value="0.02472277" calcext:value-type="float">
            <text:p>0.02472277</text:p>
          </table:table-cell>
          <table:table-cell office:value-type="float" office:value="0.0220763" calcext:value-type="float">
            <text:p>0.0220763</text:p>
          </table:table-cell>
          <table:table-cell office:value-type="float" office:value="0.01916771" calcext:value-type="float">
            <text:p>0.01916771</text:p>
          </table:table-cell>
          <table:table-cell office:value-type="float" office:value="0.02821547" calcext:value-type="float">
            <text:p>0.02821547</text:p>
          </table:table-cell>
          <table:table-cell office:value-type="float" office:value="0.00541816" calcext:value-type="float">
            <text:p>0.00541816</text:p>
          </table:table-cell>
          <table:table-cell office:value-type="float" office:value="0.00581174" calcext:value-type="float">
            <text:p>0.00581174</text:p>
          </table:table-cell>
          <table:table-cell office:value-type="float" office:value="0" calcext:value-type="float">
            <text:p>0</text:p>
          </table:table-cell>
          <table:table-cell office:value-type="float" office:value="46.49736" calcext:value-type="float">
            <text:p>46.49736</text:p>
          </table:table-cell>
          <table:table-cell office:value-type="float" office:value="24.26567" calcext:value-type="float">
            <text:p>24.26567</text:p>
          </table:table-cell>
          <table:table-cell office:value-type="float" office:value="17.66422" calcext:value-type="float">
            <text:p>17.66422</text:p>
          </table:table-cell>
          <table:table-cell office:value-type="float" office:value="12.20844" calcext:value-type="float">
            <text:p>12.20844</text:p>
          </table:table-cell>
          <table:table-cell office:value-type="float" office:value="8.453211" calcext:value-type="float">
            <text:p>8.453211</text:p>
          </table:table-cell>
          <table:table-cell office:value-type="float" office:value="3.811639" calcext:value-type="float">
            <text:p>3.811639</text:p>
          </table:table-cell>
          <table:table-cell office:value-type="float" office:value="1.919445" calcext:value-type="float">
            <text:p>1.919445</text:p>
          </table:table-cell>
          <table:table-cell office:value-type="float" office:value="1.887885" calcext:value-type="float">
            <text:p>1.887885</text:p>
          </table:table-cell>
          <table:table-cell office:value-type="float" office:value="1.400067" calcext:value-type="float">
            <text:p>1.400067</text:p>
          </table:table-cell>
          <table:table-cell office:value-type="float" office:value="0.6497504" calcext:value-type="float">
            <text:p>0.6497504</text:p>
          </table:table-cell>
          <table:table-cell office:value-type="float" office:value="0.277423" calcext:value-type="float">
            <text:p>0.277423</text:p>
          </table:table-cell>
          <table:table-cell office:value-type="float" office:value="0.3333289" calcext:value-type="float">
            <text:p>0.3333289</text:p>
          </table:table-cell>
          <table:table-cell office:value-type="float" office:value="0.3195846" calcext:value-type="float">
            <text:p>0.3195846</text:p>
          </table:table-cell>
          <table:table-cell office:value-type="float" office:value="0.3485785" calcext:value-type="float">
            <text:p>0.3485785</text:p>
          </table:table-cell>
          <table:table-cell office:value-type="float" office:value="0" calcext:value-type="float">
            <text:p>0</text:p>
          </table:table-cell>
          <table:table-cell office:value-type="float" office:value="44.33355" calcext:value-type="float">
            <text:p>44.33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93278" calcext:value-type="float">
            <text:p>-0.03393278</text:p>
          </table:table-cell>
          <table:table-cell office:value-type="float" office:value="0" calcext:value-type="float">
            <text:p>0</text:p>
          </table:table-cell>
          <table:table-cell office:value-type="float" office:value="-0.00005933245" calcext:value-type="float">
            <text:p>-5.933245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33.343" calcext:value-type="float">
            <text:p>33.343</text:p>
          </table:table-cell>
          <table:table-cell office:value-type="float" office:value="1094.035" calcext:value-type="float">
            <text:p>1094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0401" calcext:value-type="float">
            <text:p>0.1400401</text:p>
          </table:table-cell>
          <table:table-cell office:value-type="float" office:value="7.620556" calcext:value-type="float">
            <text:p>7.620556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4080254" calcext:value-type="float">
            <text:p>-4.080254E-05</text:p>
          </table:table-cell>
          <table:table-cell office:value-type="float" office:value="0.0009134634" calcext:value-type="float">
            <text:p>0.0009134634</text:p>
          </table:table-cell>
          <table:table-cell office:value-type="float" office:value="0.0001053767" calcext:value-type="float">
            <text:p>0.0001053767</text:p>
          </table:table-cell>
          <table:table-cell office:value-type="float" office:value="14.42117" calcext:value-type="float">
            <text:p>14.42117</text:p>
          </table:table-cell>
          <table:table-cell office:value-type="float" office:value="0.120629" calcext:value-type="float">
            <text:p>0.120629</text:p>
          </table:table-cell>
          <table:table-cell office:value-type="float" office:value="0.1213906" calcext:value-type="float">
            <text:p>0.1213906</text:p>
          </table:table-cell>
          <table:table-cell office:value-type="float" office:value="0.09355897" calcext:value-type="float">
            <text:p>0.09355897</text:p>
          </table:table-cell>
          <table:table-cell office:value-type="float" office:value="0.04267016" calcext:value-type="float">
            <text:p>0.04267016</text:p>
          </table:table-cell>
          <table:table-cell office:value-type="float" office:value="0.03955701" calcext:value-type="float">
            <text:p>0.03955701</text:p>
          </table:table-cell>
          <table:table-cell office:value-type="float" office:value="0.01971524" calcext:value-type="float">
            <text:p>0.01971524</text:p>
          </table:table-cell>
          <table:table-cell office:value-type="float" office:value="0.01713214" calcext:value-type="float">
            <text:p>0.01713214</text:p>
          </table:table-cell>
          <table:table-cell office:value-type="float" office:value="0.03153845" calcext:value-type="float">
            <text:p>0.03153845</text:p>
          </table:table-cell>
          <table:table-cell office:value-type="float" office:value="0.02474838" calcext:value-type="float">
            <text:p>0.02474838</text:p>
          </table:table-cell>
          <table:table-cell office:value-type="float" office:value="0.0220938" calcext:value-type="float">
            <text:p>0.0220938</text:p>
          </table:table-cell>
          <table:table-cell office:value-type="float" office:value="0.01917555" calcext:value-type="float">
            <text:p>0.01917555</text:p>
          </table:table-cell>
          <table:table-cell office:value-type="float" office:value="0.02820675" calcext:value-type="float">
            <text:p>0.02820675</text:p>
          </table:table-cell>
          <table:table-cell office:value-type="float" office:value="0.005418301" calcext:value-type="float">
            <text:p>0.005418301</text:p>
          </table:table-cell>
          <table:table-cell office:value-type="float" office:value="0.005808298" calcext:value-type="float">
            <text:p>0.005808298</text:p>
          </table:table-cell>
          <table:table-cell office:value-type="float" office:value="0" calcext:value-type="float">
            <text:p>0</text:p>
          </table:table-cell>
          <table:table-cell office:value-type="float" office:value="49.10848" calcext:value-type="float">
            <text:p>49.10848</text:p>
          </table:table-cell>
          <table:table-cell office:value-type="float" office:value="24.17156" calcext:value-type="float">
            <text:p>24.17156</text:p>
          </table:table-cell>
          <table:table-cell office:value-type="float" office:value="17.67632" calcext:value-type="float">
            <text:p>17.67632</text:p>
          </table:table-cell>
          <table:table-cell office:value-type="float" office:value="12.22465" calcext:value-type="float">
            <text:p>12.22465</text:p>
          </table:table-cell>
          <table:table-cell office:value-type="float" office:value="8.535809" calcext:value-type="float">
            <text:p>8.535809</text:p>
          </table:table-cell>
          <table:table-cell office:value-type="float" office:value="3.797931" calcext:value-type="float">
            <text:p>3.797931</text:p>
          </table:table-cell>
          <table:table-cell office:value-type="float" office:value="1.918673" calcext:value-type="float">
            <text:p>1.918673</text:p>
          </table:table-cell>
          <table:table-cell office:value-type="float" office:value="1.886938" calcext:value-type="float">
            <text:p>1.886938</text:p>
          </table:table-cell>
          <table:table-cell office:value-type="float" office:value="1.399726" calcext:value-type="float">
            <text:p>1.399726</text:p>
          </table:table-cell>
          <table:table-cell office:value-type="float" office:value="0.6503301" calcext:value-type="float">
            <text:p>0.6503301</text:p>
          </table:table-cell>
          <table:table-cell office:value-type="float" office:value="0.277793" calcext:value-type="float">
            <text:p>0.277793</text:p>
          </table:table-cell>
          <table:table-cell office:value-type="float" office:value="0.3338737" calcext:value-type="float">
            <text:p>0.3338737</text:p>
          </table:table-cell>
          <table:table-cell office:value-type="float" office:value="0.3195026" calcext:value-type="float">
            <text:p>0.3195026</text:p>
          </table:table-cell>
          <table:table-cell office:value-type="float" office:value="0.3485796" calcext:value-type="float">
            <text:p>0.3485796</text:p>
          </table:table-cell>
          <table:table-cell office:value-type="float" office:value="0" calcext:value-type="float">
            <text:p>0</text:p>
          </table:table-cell>
          <table:table-cell office:value-type="float" office:value="44.45128" calcext:value-type="float">
            <text:p>44.45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01257" calcext:value-type="float">
            <text:p>-0.03001257</text:p>
          </table:table-cell>
          <table:table-cell office:value-type="float" office:value="0" calcext:value-type="float">
            <text:p>0</text:p>
          </table:table-cell>
          <table:table-cell office:value-type="float" office:value="-0.00006059573" calcext:value-type="float">
            <text:p>-6.059573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33.34073" calcext:value-type="float">
            <text:p>33.34073</text:p>
          </table:table-cell>
          <table:table-cell office:value-type="float" office:value="1094.034" calcext:value-type="float">
            <text:p>1094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3566" calcext:value-type="float">
            <text:p>0.1413566</text:p>
          </table:table-cell>
          <table:table-cell office:value-type="float" office:value="7.622945" calcext:value-type="float">
            <text:p>7.622945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4072994" calcext:value-type="float">
            <text:p>-4.072994E-05</text:p>
          </table:table-cell>
          <table:table-cell office:value-type="float" office:value="0.0009490326" calcext:value-type="float">
            <text:p>0.0009490326</text:p>
          </table:table-cell>
          <table:table-cell office:value-type="float" office:value="0.000105482" calcext:value-type="float">
            <text:p>0.000105482</text:p>
          </table:table-cell>
          <table:table-cell office:value-type="float" office:value="14.41541" calcext:value-type="float">
            <text:p>14.41541</text:p>
          </table:table-cell>
          <table:table-cell office:value-type="float" office:value="0.1307289" calcext:value-type="float">
            <text:p>0.1307289</text:p>
          </table:table-cell>
          <table:table-cell office:value-type="float" office:value="0.1265797" calcext:value-type="float">
            <text:p>0.1265797</text:p>
          </table:table-cell>
          <table:table-cell office:value-type="float" office:value="0.09871379" calcext:value-type="float">
            <text:p>0.09871379</text:p>
          </table:table-cell>
          <table:table-cell office:value-type="float" office:value="0.04528394" calcext:value-type="float">
            <text:p>0.04528394</text:p>
          </table:table-cell>
          <table:table-cell office:value-type="float" office:value="0.0428816" calcext:value-type="float">
            <text:p>0.0428816</text:p>
          </table:table-cell>
          <table:table-cell office:value-type="float" office:value="0.01982902" calcext:value-type="float">
            <text:p>0.01982902</text:p>
          </table:table-cell>
          <table:table-cell office:value-type="float" office:value="0.01720409" calcext:value-type="float">
            <text:p>0.01720409</text:p>
          </table:table-cell>
          <table:table-cell office:value-type="float" office:value="0.03160295" calcext:value-type="float">
            <text:p>0.03160295</text:p>
          </table:table-cell>
          <table:table-cell office:value-type="float" office:value="0.0247754" calcext:value-type="float">
            <text:p>0.0247754</text:p>
          </table:table-cell>
          <table:table-cell office:value-type="float" office:value="0.02211149" calcext:value-type="float">
            <text:p>0.02211149</text:p>
          </table:table-cell>
          <table:table-cell office:value-type="float" office:value="0.0191838" calcext:value-type="float">
            <text:p>0.0191838</text:p>
          </table:table-cell>
          <table:table-cell office:value-type="float" office:value="0.02819914" calcext:value-type="float">
            <text:p>0.02819914</text:p>
          </table:table-cell>
          <table:table-cell office:value-type="float" office:value="0.005418625" calcext:value-type="float">
            <text:p>0.005418625</text:p>
          </table:table-cell>
          <table:table-cell office:value-type="float" office:value="0.005805891" calcext:value-type="float">
            <text:p>0.005805891</text:p>
          </table:table-cell>
          <table:table-cell office:value-type="float" office:value="0" calcext:value-type="float">
            <text:p>0</text:p>
          </table:table-cell>
          <table:table-cell office:value-type="float" office:value="55.39049" calcext:value-type="float">
            <text:p>55.39049</text:p>
          </table:table-cell>
          <table:table-cell office:value-type="float" office:value="24.11197" calcext:value-type="float">
            <text:p>24.11197</text:p>
          </table:table-cell>
          <table:table-cell office:value-type="float" office:value="17.68898" calcext:value-type="float">
            <text:p>17.68898</text:p>
          </table:table-cell>
          <table:table-cell office:value-type="float" office:value="12.23346" calcext:value-type="float">
            <text:p>12.23346</text:p>
          </table:table-cell>
          <table:table-cell office:value-type="float" office:value="8.600624" calcext:value-type="float">
            <text:p>8.600624</text:p>
          </table:table-cell>
          <table:table-cell office:value-type="float" office:value="3.795745" calcext:value-type="float">
            <text:p>3.795745</text:p>
          </table:table-cell>
          <table:table-cell office:value-type="float" office:value="1.916916" calcext:value-type="float">
            <text:p>1.916916</text:p>
          </table:table-cell>
          <table:table-cell office:value-type="float" office:value="1.886026" calcext:value-type="float">
            <text:p>1.886026</text:p>
          </table:table-cell>
          <table:table-cell office:value-type="float" office:value="1.399301" calcext:value-type="float">
            <text:p>1.399301</text:p>
          </table:table-cell>
          <table:table-cell office:value-type="float" office:value="0.6508883" calcext:value-type="float">
            <text:p>0.6508883</text:p>
          </table:table-cell>
          <table:table-cell office:value-type="float" office:value="0.2781589" calcext:value-type="float">
            <text:p>0.2781589</text:p>
          </table:table-cell>
          <table:table-cell office:value-type="float" office:value="0.3344117" calcext:value-type="float">
            <text:p>0.3344117</text:p>
          </table:table-cell>
          <table:table-cell office:value-type="float" office:value="0.3194921" calcext:value-type="float">
            <text:p>0.3194921</text:p>
          </table:table-cell>
          <table:table-cell office:value-type="float" office:value="0.3485816" calcext:value-type="float">
            <text:p>0.3485816</text:p>
          </table:table-cell>
          <table:table-cell office:value-type="float" office:value="0" calcext:value-type="float">
            <text:p>0</text:p>
          </table:table-cell>
          <table:table-cell office:value-type="float" office:value="44.81096" calcext:value-type="float">
            <text:p>44.8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3443" calcext:value-type="float">
            <text:p>-0.0263443</text:p>
          </table:table-cell>
          <table:table-cell office:value-type="float" office:value="0" calcext:value-type="float">
            <text:p>0</text:p>
          </table:table-cell>
          <table:table-cell office:value-type="float" office:value="-0.00006181585" calcext:value-type="float">
            <text:p>-6.181585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33.33802" calcext:value-type="float">
            <text:p>33.33802</text:p>
          </table:table-cell>
          <table:table-cell office:value-type="float" office:value="1094.032" calcext:value-type="float">
            <text:p>1094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3097" calcext:value-type="float">
            <text:p>0.1423097</text:p>
          </table:table-cell>
          <table:table-cell office:value-type="float" office:value="7.626212" calcext:value-type="float">
            <text:p>7.626212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4038291" calcext:value-type="float">
            <text:p>-4.038291E-05</text:p>
          </table:table-cell>
          <table:table-cell office:value-type="float" office:value="0.0009844225" calcext:value-type="float">
            <text:p>0.0009844225</text:p>
          </table:table-cell>
          <table:table-cell office:value-type="float" office:value="0.000105512" calcext:value-type="float">
            <text:p>0.000105512</text:p>
          </table:table-cell>
          <table:table-cell office:value-type="float" office:value="14.40872" calcext:value-type="float">
            <text:p>14.40872</text:p>
          </table:table-cell>
          <table:table-cell office:value-type="float" office:value="0.1387874" calcext:value-type="float">
            <text:p>0.1387874</text:p>
          </table:table-cell>
          <table:table-cell office:value-type="float" office:value="0.131545" calcext:value-type="float">
            <text:p>0.131545</text:p>
          </table:table-cell>
          <table:table-cell office:value-type="float" office:value="0.1030352" calcext:value-type="float">
            <text:p>0.1030352</text:p>
          </table:table-cell>
          <table:table-cell office:value-type="float" office:value="0.04761189" calcext:value-type="float">
            <text:p>0.04761189</text:p>
          </table:table-cell>
          <table:table-cell office:value-type="float" office:value="0.04588263" calcext:value-type="float">
            <text:p>0.04588263</text:p>
          </table:table-cell>
          <table:table-cell office:value-type="float" office:value="0.01991095" calcext:value-type="float">
            <text:p>0.01991095</text:p>
          </table:table-cell>
          <table:table-cell office:value-type="float" office:value="0.01728259" calcext:value-type="float">
            <text:p>0.01728259</text:p>
          </table:table-cell>
          <table:table-cell office:value-type="float" office:value="0.03166826" calcext:value-type="float">
            <text:p>0.03166826</text:p>
          </table:table-cell>
          <table:table-cell office:value-type="float" office:value="0.02480358" calcext:value-type="float">
            <text:p>0.02480358</text:p>
          </table:table-cell>
          <table:table-cell office:value-type="float" office:value="0.02212933" calcext:value-type="float">
            <text:p>0.02212933</text:p>
          </table:table-cell>
          <table:table-cell office:value-type="float" office:value="0.01919246" calcext:value-type="float">
            <text:p>0.01919246</text:p>
          </table:table-cell>
          <table:table-cell office:value-type="float" office:value="0.02819267" calcext:value-type="float">
            <text:p>0.02819267</text:p>
          </table:table-cell>
          <table:table-cell office:value-type="float" office:value="0.005418872" calcext:value-type="float">
            <text:p>0.005418872</text:p>
          </table:table-cell>
          <table:table-cell office:value-type="float" office:value="0.005803721" calcext:value-type="float">
            <text:p>0.005803721</text:p>
          </table:table-cell>
          <table:table-cell office:value-type="float" office:value="0" calcext:value-type="float">
            <text:p>0</text:p>
          </table:table-cell>
          <table:table-cell office:value-type="float" office:value="58.0068" calcext:value-type="float">
            <text:p>58.0068</text:p>
          </table:table-cell>
          <table:table-cell office:value-type="float" office:value="24.12087" calcext:value-type="float">
            <text:p>24.12087</text:p>
          </table:table-cell>
          <table:table-cell office:value-type="float" office:value="17.70026" calcext:value-type="float">
            <text:p>17.70026</text:p>
          </table:table-cell>
          <table:table-cell office:value-type="float" office:value="12.24192" calcext:value-type="float">
            <text:p>12.24192</text:p>
          </table:table-cell>
          <table:table-cell office:value-type="float" office:value="8.674623" calcext:value-type="float">
            <text:p>8.674623</text:p>
          </table:table-cell>
          <table:table-cell office:value-type="float" office:value="3.790652" calcext:value-type="float">
            <text:p>3.790652</text:p>
          </table:table-cell>
          <table:table-cell office:value-type="float" office:value="1.918458" calcext:value-type="float">
            <text:p>1.918458</text:p>
          </table:table-cell>
          <table:table-cell office:value-type="float" office:value="1.88509" calcext:value-type="float">
            <text:p>1.88509</text:p>
          </table:table-cell>
          <table:table-cell office:value-type="float" office:value="1.398813" calcext:value-type="float">
            <text:p>1.398813</text:p>
          </table:table-cell>
          <table:table-cell office:value-type="float" office:value="0.651424" calcext:value-type="float">
            <text:p>0.651424</text:p>
          </table:table-cell>
          <table:table-cell office:value-type="float" office:value="0.2785224" calcext:value-type="float">
            <text:p>0.2785224</text:p>
          </table:table-cell>
          <table:table-cell office:value-type="float" office:value="0.3349456" calcext:value-type="float">
            <text:p>0.3349456</text:p>
          </table:table-cell>
          <table:table-cell office:value-type="float" office:value="0.319491" calcext:value-type="float">
            <text:p>0.319491</text:p>
          </table:table-cell>
          <table:table-cell office:value-type="float" office:value="0.3485833" calcext:value-type="float">
            <text:p>0.3485833</text:p>
          </table:table-cell>
          <table:table-cell office:value-type="float" office:value="0" calcext:value-type="float">
            <text:p>0</text:p>
          </table:table-cell>
          <table:table-cell office:value-type="float" office:value="44.95533" calcext:value-type="float">
            <text:p>44.9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15988" calcext:value-type="float">
            <text:p>-0.02215988</text:p>
          </table:table-cell>
          <table:table-cell office:value-type="float" office:value="0" calcext:value-type="float">
            <text:p>0</text:p>
          </table:table-cell>
          <table:table-cell office:value-type="float" office:value="-0.00006301823" calcext:value-type="float">
            <text:p>-6.301823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33.33724" calcext:value-type="float">
            <text:p>33.33724</text:p>
          </table:table-cell>
          <table:table-cell office:value-type="float" office:value="1094.03" calcext:value-type="float">
            <text:p>1094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0798" calcext:value-type="float">
            <text:p>0.1440798</text:p>
          </table:table-cell>
          <table:table-cell office:value-type="float" office:value="7.626225" calcext:value-type="float">
            <text:p>7.626225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4064449" calcext:value-type="float">
            <text:p>-4.064449E-05</text:p>
          </table:table-cell>
          <table:table-cell office:value-type="float" office:value="0.001019873" calcext:value-type="float">
            <text:p>0.001019873</text:p>
          </table:table-cell>
          <table:table-cell office:value-type="float" office:value="0.0001061921" calcext:value-type="float">
            <text:p>0.0001061921</text:p>
          </table:table-cell>
          <table:table-cell office:value-type="float" office:value="14.4061" calcext:value-type="float">
            <text:p>14.4061</text:p>
          </table:table-cell>
          <table:table-cell office:value-type="float" office:value="0.1456152" calcext:value-type="float">
            <text:p>0.1456152</text:p>
          </table:table-cell>
          <table:table-cell office:value-type="float" office:value="0.1352787" calcext:value-type="float">
            <text:p>0.1352787</text:p>
          </table:table-cell>
          <table:table-cell office:value-type="float" office:value="0.1064043" calcext:value-type="float">
            <text:p>0.1064043</text:p>
          </table:table-cell>
          <table:table-cell office:value-type="float" office:value="0.049655" calcext:value-type="float">
            <text:p>0.049655</text:p>
          </table:table-cell>
          <table:table-cell office:value-type="float" office:value="0.04845354" calcext:value-type="float">
            <text:p>0.04845354</text:p>
          </table:table-cell>
          <table:table-cell office:value-type="float" office:value="0.01996634" calcext:value-type="float">
            <text:p>0.01996634</text:p>
          </table:table-cell>
          <table:table-cell office:value-type="float" office:value="0.01737853" calcext:value-type="float">
            <text:p>0.01737853</text:p>
          </table:table-cell>
          <table:table-cell office:value-type="float" office:value="0.03173443" calcext:value-type="float">
            <text:p>0.03173443</text:p>
          </table:table-cell>
          <table:table-cell office:value-type="float" office:value="0.02483249" calcext:value-type="float">
            <text:p>0.02483249</text:p>
          </table:table-cell>
          <table:table-cell office:value-type="float" office:value="0.02214738" calcext:value-type="float">
            <text:p>0.02214738</text:p>
          </table:table-cell>
          <table:table-cell office:value-type="float" office:value="0.01920155" calcext:value-type="float">
            <text:p>0.01920155</text:p>
          </table:table-cell>
          <table:table-cell office:value-type="float" office:value="0.02818733" calcext:value-type="float">
            <text:p>0.02818733</text:p>
          </table:table-cell>
          <table:table-cell office:value-type="float" office:value="0.005419096" calcext:value-type="float">
            <text:p>0.005419096</text:p>
          </table:table-cell>
          <table:table-cell office:value-type="float" office:value="0.005801986" calcext:value-type="float">
            <text:p>0.005801986</text:p>
          </table:table-cell>
          <table:table-cell office:value-type="float" office:value="0" calcext:value-type="float">
            <text:p>0</text:p>
          </table:table-cell>
          <table:table-cell office:value-type="float" office:value="61.90948" calcext:value-type="float">
            <text:p>61.90948</text:p>
          </table:table-cell>
          <table:table-cell office:value-type="float" office:value="24.14049" calcext:value-type="float">
            <text:p>24.14049</text:p>
          </table:table-cell>
          <table:table-cell office:value-type="float" office:value="17.71893" calcext:value-type="float">
            <text:p>17.71893</text:p>
          </table:table-cell>
          <table:table-cell office:value-type="float" office:value="12.25533" calcext:value-type="float">
            <text:p>12.25533</text:p>
          </table:table-cell>
          <table:table-cell office:value-type="float" office:value="8.762593" calcext:value-type="float">
            <text:p>8.762593</text:p>
          </table:table-cell>
          <table:table-cell office:value-type="float" office:value="3.777744" calcext:value-type="float">
            <text:p>3.777744</text:p>
          </table:table-cell>
          <table:table-cell office:value-type="float" office:value="1.924331" calcext:value-type="float">
            <text:p>1.924331</text:p>
          </table:table-cell>
          <table:table-cell office:value-type="float" office:value="1.884409" calcext:value-type="float">
            <text:p>1.884409</text:p>
          </table:table-cell>
          <table:table-cell office:value-type="float" office:value="1.398274" calcext:value-type="float">
            <text:p>1.398274</text:p>
          </table:table-cell>
          <table:table-cell office:value-type="float" office:value="0.651938" calcext:value-type="float">
            <text:p>0.651938</text:p>
          </table:table-cell>
          <table:table-cell office:value-type="float" office:value="0.2788819" calcext:value-type="float">
            <text:p>0.2788819</text:p>
          </table:table-cell>
          <table:table-cell office:value-type="float" office:value="0.3354757" calcext:value-type="float">
            <text:p>0.3354757</text:p>
          </table:table-cell>
          <table:table-cell office:value-type="float" office:value="0.3195142" calcext:value-type="float">
            <text:p>0.3195142</text:p>
          </table:table-cell>
          <table:table-cell office:value-type="float" office:value="0.3485842" calcext:value-type="float">
            <text:p>0.3485842</text:p>
          </table:table-cell>
          <table:table-cell office:value-type="float" office:value="0" calcext:value-type="float">
            <text:p>0</text:p>
          </table:table-cell>
          <table:table-cell office:value-type="float" office:value="45.87531" calcext:value-type="float">
            <text:p>45.87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41326" calcext:value-type="float">
            <text:p>-0.02041326</text:p>
          </table:table-cell>
          <table:table-cell office:value-type="float" office:value="0" calcext:value-type="float">
            <text:p>0</text:p>
          </table:table-cell>
          <table:table-cell office:value-type="float" office:value="-0.00006420876" calcext:value-type="float">
            <text:p>-6.420876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33.33487" calcext:value-type="float">
            <text:p>33.33487</text:p>
          </table:table-cell>
          <table:table-cell office:value-type="float" office:value="1094.029" calcext:value-type="float">
            <text:p>1094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1491" calcext:value-type="float">
            <text:p>0.1451491</text:p>
          </table:table-cell>
          <table:table-cell office:value-type="float" office:value="7.628877" calcext:value-type="float">
            <text:p>7.628877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4236201" calcext:value-type="float">
            <text:p>-4.236201E-05</text:p>
          </table:table-cell>
          <table:table-cell office:value-type="float" office:value="0.001053682" calcext:value-type="float">
            <text:p>0.001053682</text:p>
          </table:table-cell>
          <table:table-cell office:value-type="float" office:value="0.0001063086" calcext:value-type="float">
            <text:p>0.0001063086</text:p>
          </table:table-cell>
          <table:table-cell office:value-type="float" office:value="14.40015" calcext:value-type="float">
            <text:p>14.40015</text:p>
          </table:table-cell>
          <table:table-cell office:value-type="float" office:value="0.1517866" calcext:value-type="float">
            <text:p>0.1517866</text:p>
          </table:table-cell>
          <table:table-cell office:value-type="float" office:value="0.1395869" calcext:value-type="float">
            <text:p>0.1395869</text:p>
          </table:table-cell>
          <table:table-cell office:value-type="float" office:value="0.1097927" calcext:value-type="float">
            <text:p>0.1097927</text:p>
          </table:table-cell>
          <table:table-cell office:value-type="float" office:value="0.0515081" calcext:value-type="float">
            <text:p>0.0515081</text:p>
          </table:table-cell>
          <table:table-cell office:value-type="float" office:value="0.05068657" calcext:value-type="float">
            <text:p>0.05068657</text:p>
          </table:table-cell>
          <table:table-cell office:value-type="float" office:value="0.02002195" calcext:value-type="float">
            <text:p>0.02002195</text:p>
          </table:table-cell>
          <table:table-cell office:value-type="float" office:value="0.01749148" calcext:value-type="float">
            <text:p>0.01749148</text:p>
          </table:table-cell>
          <table:table-cell office:value-type="float" office:value="0.03180223" calcext:value-type="float">
            <text:p>0.03180223</text:p>
          </table:table-cell>
          <table:table-cell office:value-type="float" office:value="0.02486206" calcext:value-type="float">
            <text:p>0.02486206</text:p>
          </table:table-cell>
          <table:table-cell office:value-type="float" office:value="0.02216558" calcext:value-type="float">
            <text:p>0.02216558</text:p>
          </table:table-cell>
          <table:table-cell office:value-type="float" office:value="0.01921102" calcext:value-type="float">
            <text:p>0.01921102</text:p>
          </table:table-cell>
          <table:table-cell office:value-type="float" office:value="0.02818302" calcext:value-type="float">
            <text:p>0.02818302</text:p>
          </table:table-cell>
          <table:table-cell office:value-type="float" office:value="0.00541905" calcext:value-type="float">
            <text:p>0.00541905</text:p>
          </table:table-cell>
          <table:table-cell office:value-type="float" office:value="0.00579956" calcext:value-type="float">
            <text:p>0.00579956</text:p>
          </table:table-cell>
          <table:table-cell office:value-type="float" office:value="0" calcext:value-type="float">
            <text:p>0</text:p>
          </table:table-cell>
          <table:table-cell office:value-type="float" office:value="60.77704" calcext:value-type="float">
            <text:p>60.77704</text:p>
          </table:table-cell>
          <table:table-cell office:value-type="float" office:value="24.15924" calcext:value-type="float">
            <text:p>24.15924</text:p>
          </table:table-cell>
          <table:table-cell office:value-type="float" office:value="17.73138" calcext:value-type="float">
            <text:p>17.73138</text:p>
          </table:table-cell>
          <table:table-cell office:value-type="float" office:value="12.26521" calcext:value-type="float">
            <text:p>12.26521</text:p>
          </table:table-cell>
          <table:table-cell office:value-type="float" office:value="8.838475" calcext:value-type="float">
            <text:p>8.838475</text:p>
          </table:table-cell>
          <table:table-cell office:value-type="float" office:value="3.764066" calcext:value-type="float">
            <text:p>3.764066</text:p>
          </table:table-cell>
          <table:table-cell office:value-type="float" office:value="1.93278" calcext:value-type="float">
            <text:p>1.93278</text:p>
          </table:table-cell>
          <table:table-cell office:value-type="float" office:value="1.884246" calcext:value-type="float">
            <text:p>1.884246</text:p>
          </table:table-cell>
          <table:table-cell office:value-type="float" office:value="1.397741" calcext:value-type="float">
            <text:p>1.397741</text:p>
          </table:table-cell>
          <table:table-cell office:value-type="float" office:value="0.6524304" calcext:value-type="float">
            <text:p>0.6524304</text:p>
          </table:table-cell>
          <table:table-cell office:value-type="float" office:value="0.2792385" calcext:value-type="float">
            <text:p>0.2792385</text:p>
          </table:table-cell>
          <table:table-cell office:value-type="float" office:value="0.3359991" calcext:value-type="float">
            <text:p>0.3359991</text:p>
          </table:table-cell>
          <table:table-cell office:value-type="float" office:value="0.3194782" calcext:value-type="float">
            <text:p>0.3194782</text:p>
          </table:table-cell>
          <table:table-cell office:value-type="float" office:value="0.348586" calcext:value-type="float">
            <text:p>0.348586</text:p>
          </table:table-cell>
          <table:table-cell office:value-type="float" office:value="0" calcext:value-type="float">
            <text:p>0</text:p>
          </table:table-cell>
          <table:table-cell office:value-type="float" office:value="46.22541" calcext:value-type="float">
            <text:p>46.22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72814" calcext:value-type="float">
            <text:p>-0.01672814</text:p>
          </table:table-cell>
          <table:table-cell office:value-type="float" office:value="0" calcext:value-type="float">
            <text:p>0</text:p>
          </table:table-cell>
          <table:table-cell office:value-type="float" office:value="-0.00006536661" calcext:value-type="float">
            <text:p>-6.536661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33.33211" calcext:value-type="float">
            <text:p>33.33211</text:p>
          </table:table-cell>
          <table:table-cell office:value-type="float" office:value="1094.027" calcext:value-type="float">
            <text:p>1094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1214" calcext:value-type="float">
            <text:p>0.1461214</text:p>
          </table:table-cell>
          <table:table-cell office:value-type="float" office:value="7.631955" calcext:value-type="float">
            <text:p>7.631955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4204975" calcext:value-type="float">
            <text:p>-4.204975E-05</text:p>
          </table:table-cell>
          <table:table-cell office:value-type="float" office:value="0.001085594" calcext:value-type="float">
            <text:p>0.001085594</text:p>
          </table:table-cell>
          <table:table-cell office:value-type="float" office:value="0.0001063974" calcext:value-type="float">
            <text:p>0.0001063974</text:p>
          </table:table-cell>
          <table:table-cell office:value-type="float" office:value="14.39342" calcext:value-type="float">
            <text:p>14.39342</text:p>
          </table:table-cell>
          <table:table-cell office:value-type="float" office:value="0.1614266" calcext:value-type="float">
            <text:p>0.1614266</text:p>
          </table:table-cell>
          <table:table-cell office:value-type="float" office:value="0.1431012" calcext:value-type="float">
            <text:p>0.1431012</text:p>
          </table:table-cell>
          <table:table-cell office:value-type="float" office:value="0.1125969" calcext:value-type="float">
            <text:p>0.1125969</text:p>
          </table:table-cell>
          <table:table-cell office:value-type="float" office:value="0.0532361" calcext:value-type="float">
            <text:p>0.0532361</text:p>
          </table:table-cell>
          <table:table-cell office:value-type="float" office:value="0.05276939" calcext:value-type="float">
            <text:p>0.05276939</text:p>
          </table:table-cell>
          <table:table-cell office:value-type="float" office:value="0.02007738" calcext:value-type="float">
            <text:p>0.02007738</text:p>
          </table:table-cell>
          <table:table-cell office:value-type="float" office:value="0.01761441" calcext:value-type="float">
            <text:p>0.01761441</text:p>
          </table:table-cell>
          <table:table-cell office:value-type="float" office:value="0.03187153" calcext:value-type="float">
            <text:p>0.03187153</text:p>
          </table:table-cell>
          <table:table-cell office:value-type="float" office:value="0.02489236" calcext:value-type="float">
            <text:p>0.02489236</text:p>
          </table:table-cell>
          <table:table-cell office:value-type="float" office:value="0.02218393" calcext:value-type="float">
            <text:p>0.02218393</text:p>
          </table:table-cell>
          <table:table-cell office:value-type="float" office:value="0.01922089" calcext:value-type="float">
            <text:p>0.01922089</text:p>
          </table:table-cell>
          <table:table-cell office:value-type="float" office:value="0.02817974" calcext:value-type="float">
            <text:p>0.02817974</text:p>
          </table:table-cell>
          <table:table-cell office:value-type="float" office:value="0.005419096" calcext:value-type="float">
            <text:p>0.005419096</text:p>
          </table:table-cell>
          <table:table-cell office:value-type="float" office:value="0.005797961" calcext:value-type="float">
            <text:p>0.005797961</text:p>
          </table:table-cell>
          <table:table-cell office:value-type="float" office:value="0" calcext:value-type="float">
            <text:p>0</text:p>
          </table:table-cell>
          <table:table-cell office:value-type="float" office:value="66.1005" calcext:value-type="float">
            <text:p>66.1005</text:p>
          </table:table-cell>
          <table:table-cell office:value-type="float" office:value="24.20051" calcext:value-type="float">
            <text:p>24.20051</text:p>
          </table:table-cell>
          <table:table-cell office:value-type="float" office:value="17.74918" calcext:value-type="float">
            <text:p>17.74918</text:p>
          </table:table-cell>
          <table:table-cell office:value-type="float" office:value="12.27846" calcext:value-type="float">
            <text:p>12.27846</text:p>
          </table:table-cell>
          <table:table-cell office:value-type="float" office:value="8.904033" calcext:value-type="float">
            <text:p>8.904033</text:p>
          </table:table-cell>
          <table:table-cell office:value-type="float" office:value="3.75062" calcext:value-type="float">
            <text:p>3.75062</text:p>
          </table:table-cell>
          <table:table-cell office:value-type="float" office:value="1.943209" calcext:value-type="float">
            <text:p>1.943209</text:p>
          </table:table-cell>
          <table:table-cell office:value-type="float" office:value="1.88436" calcext:value-type="float">
            <text:p>1.88436</text:p>
          </table:table-cell>
          <table:table-cell office:value-type="float" office:value="1.397256" calcext:value-type="float">
            <text:p>1.397256</text:p>
          </table:table-cell>
          <table:table-cell office:value-type="float" office:value="0.6529037" calcext:value-type="float">
            <text:p>0.6529037</text:p>
          </table:table-cell>
          <table:table-cell office:value-type="float" office:value="0.2795916" calcext:value-type="float">
            <text:p>0.2795916</text:p>
          </table:table-cell>
          <table:table-cell office:value-type="float" office:value="0.3365163" calcext:value-type="float">
            <text:p>0.3365163</text:p>
          </table:table-cell>
          <table:table-cell office:value-type="float" office:value="0.3194958" calcext:value-type="float">
            <text:p>0.3194958</text:p>
          </table:table-cell>
          <table:table-cell office:value-type="float" office:value="0.3485886" calcext:value-type="float">
            <text:p>0.3485886</text:p>
          </table:table-cell>
          <table:table-cell office:value-type="float" office:value="0" calcext:value-type="float">
            <text:p>0</text:p>
          </table:table-cell>
          <table:table-cell office:value-type="float" office:value="46.52458" calcext:value-type="float">
            <text:p>46.52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70951" calcext:value-type="float">
            <text:p>-0.01270951</text:p>
          </table:table-cell>
          <table:table-cell office:value-type="float" office:value="0" calcext:value-type="float">
            <text:p>0</text:p>
          </table:table-cell>
          <table:table-cell office:value-type="float" office:value="-0.00006650281" calcext:value-type="float">
            <text:p>-6.650281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33.32914" calcext:value-type="float">
            <text:p>33.32914</text:p>
          </table:table-cell>
          <table:table-cell office:value-type="float" office:value="1094.025" calcext:value-type="float">
            <text:p>1094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9578" calcext:value-type="float">
            <text:p>0.1469578</text:p>
          </table:table-cell>
          <table:table-cell office:value-type="float" office:value="7.635271" calcext:value-type="float">
            <text:p>7.635271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4168066" calcext:value-type="float">
            <text:p>-4.168066E-05</text:p>
          </table:table-cell>
          <table:table-cell office:value-type="float" office:value="0.001117403" calcext:value-type="float">
            <text:p>0.001117403</text:p>
          </table:table-cell>
          <table:table-cell office:value-type="float" office:value="0.0001065172" calcext:value-type="float">
            <text:p>0.0001065172</text:p>
          </table:table-cell>
          <table:table-cell office:value-type="float" office:value="14.3863" calcext:value-type="float">
            <text:p>14.3863</text:p>
          </table:table-cell>
          <table:table-cell office:value-type="float" office:value="0.1681167" calcext:value-type="float">
            <text:p>0.1681167</text:p>
          </table:table-cell>
          <table:table-cell office:value-type="float" office:value="0.14486" calcext:value-type="float">
            <text:p>0.14486</text:p>
          </table:table-cell>
          <table:table-cell office:value-type="float" office:value="0.113709" calcext:value-type="float">
            <text:p>0.113709</text:p>
          </table:table-cell>
          <table:table-cell office:value-type="float" office:value="0.05450507" calcext:value-type="float">
            <text:p>0.05450507</text:p>
          </table:table-cell>
          <table:table-cell office:value-type="float" office:value="0.05443103" calcext:value-type="float">
            <text:p>0.05443103</text:p>
          </table:table-cell>
          <table:table-cell office:value-type="float" office:value="0.0201424" calcext:value-type="float">
            <text:p>0.0201424</text:p>
          </table:table-cell>
          <table:table-cell office:value-type="float" office:value="0.01773631" calcext:value-type="float">
            <text:p>0.01773631</text:p>
          </table:table-cell>
          <table:table-cell office:value-type="float" office:value="0.03194314" calcext:value-type="float">
            <text:p>0.03194314</text:p>
          </table:table-cell>
          <table:table-cell office:value-type="float" office:value="0.02492353" calcext:value-type="float">
            <text:p>0.02492353</text:p>
          </table:table-cell>
          <table:table-cell office:value-type="float" office:value="0.02220247" calcext:value-type="float">
            <text:p>0.02220247</text:p>
          </table:table-cell>
          <table:table-cell office:value-type="float" office:value="0.01923113" calcext:value-type="float">
            <text:p>0.01923113</text:p>
          </table:table-cell>
          <table:table-cell office:value-type="float" office:value="0.02817749" calcext:value-type="float">
            <text:p>0.02817749</text:p>
          </table:table-cell>
          <table:table-cell office:value-type="float" office:value="0.005419081" calcext:value-type="float">
            <text:p>0.005419081</text:p>
          </table:table-cell>
          <table:table-cell office:value-type="float" office:value="0.005796752" calcext:value-type="float">
            <text:p>0.005796752</text:p>
          </table:table-cell>
          <table:table-cell office:value-type="float" office:value="0" calcext:value-type="float">
            <text:p>0</text:p>
          </table:table-cell>
          <table:table-cell office:value-type="float" office:value="68.43231" calcext:value-type="float">
            <text:p>68.43231</text:p>
          </table:table-cell>
          <table:table-cell office:value-type="float" office:value="24.29925" calcext:value-type="float">
            <text:p>24.29925</text:p>
          </table:table-cell>
          <table:table-cell office:value-type="float" office:value="17.76927" calcext:value-type="float">
            <text:p>17.76927</text:p>
          </table:table-cell>
          <table:table-cell office:value-type="float" office:value="12.29097" calcext:value-type="float">
            <text:p>12.29097</text:p>
          </table:table-cell>
          <table:table-cell office:value-type="float" office:value="8.953297" calcext:value-type="float">
            <text:p>8.953297</text:p>
          </table:table-cell>
          <table:table-cell office:value-type="float" office:value="3.741452" calcext:value-type="float">
            <text:p>3.741452</text:p>
          </table:table-cell>
          <table:table-cell office:value-type="float" office:value="1.95336" calcext:value-type="float">
            <text:p>1.95336</text:p>
          </table:table-cell>
          <table:table-cell office:value-type="float" office:value="1.884962" calcext:value-type="float">
            <text:p>1.884962</text:p>
          </table:table-cell>
          <table:table-cell office:value-type="float" office:value="1.396848" calcext:value-type="float">
            <text:p>1.396848</text:p>
          </table:table-cell>
          <table:table-cell office:value-type="float" office:value="0.6533607" calcext:value-type="float">
            <text:p>0.6533607</text:p>
          </table:table-cell>
          <table:table-cell office:value-type="float" office:value="0.279943" calcext:value-type="float">
            <text:p>0.279943</text:p>
          </table:table-cell>
          <table:table-cell office:value-type="float" office:value="0.3370306" calcext:value-type="float">
            <text:p>0.3370306</text:p>
          </table:table-cell>
          <table:table-cell office:value-type="float" office:value="0.3195329" calcext:value-type="float">
            <text:p>0.3195329</text:p>
          </table:table-cell>
          <table:table-cell office:value-type="float" office:value="0.3485904" calcext:value-type="float">
            <text:p>0.3485904</text:p>
          </table:table-cell>
          <table:table-cell office:value-type="float" office:value="0" calcext:value-type="float">
            <text:p>0</text:p>
          </table:table-cell>
          <table:table-cell office:value-type="float" office:value="46.89125" calcext:value-type="float">
            <text:p>46.89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588735" calcext:value-type="float">
            <text:p>-0.008588735</text:p>
          </table:table-cell>
          <table:table-cell office:value-type="float" office:value="0" calcext:value-type="float">
            <text:p>0</text:p>
          </table:table-cell>
          <table:table-cell office:value-type="float" office:value="-0.00006763152" calcext:value-type="float">
            <text:p>-6.763152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33.32709" calcext:value-type="float">
            <text:p>33.32709</text:p>
          </table:table-cell>
          <table:table-cell office:value-type="float" office:value="1094.024" calcext:value-type="float">
            <text:p>1094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9161" calcext:value-type="float">
            <text:p>0.1479161</text:p>
          </table:table-cell>
          <table:table-cell office:value-type="float" office:value="7.637375" calcext:value-type="float">
            <text:p>7.637375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4250328" calcext:value-type="float">
            <text:p>-4.250328E-05</text:p>
          </table:table-cell>
          <table:table-cell office:value-type="float" office:value="0.001149181" calcext:value-type="float">
            <text:p>0.001149181</text:p>
          </table:table-cell>
          <table:table-cell office:value-type="float" office:value="0.0001069035" calcext:value-type="float">
            <text:p>0.0001069035</text:p>
          </table:table-cell>
          <table:table-cell office:value-type="float" office:value="14.38112" calcext:value-type="float">
            <text:p>14.38112</text:p>
          </table:table-cell>
          <table:table-cell office:value-type="float" office:value="0.1713892" calcext:value-type="float">
            <text:p>0.1713892</text:p>
          </table:table-cell>
          <table:table-cell office:value-type="float" office:value="0.1460515" calcext:value-type="float">
            <text:p>0.1460515</text:p>
          </table:table-cell>
          <table:table-cell office:value-type="float" office:value="0.1142299" calcext:value-type="float">
            <text:p>0.1142299</text:p>
          </table:table-cell>
          <table:table-cell office:value-type="float" office:value="0.05548035" calcext:value-type="float">
            <text:p>0.05548035</text:p>
          </table:table-cell>
          <table:table-cell office:value-type="float" office:value="0.0557812" calcext:value-type="float">
            <text:p>0.0557812</text:p>
          </table:table-cell>
          <table:table-cell office:value-type="float" office:value="0.02022947" calcext:value-type="float">
            <text:p>0.02022947</text:p>
          </table:table-cell>
          <table:table-cell office:value-type="float" office:value="0.01786015" calcext:value-type="float">
            <text:p>0.01786015</text:p>
          </table:table-cell>
          <table:table-cell office:value-type="float" office:value="0.0320166" calcext:value-type="float">
            <text:p>0.0320166</text:p>
          </table:table-cell>
          <table:table-cell office:value-type="float" office:value="0.02495574" calcext:value-type="float">
            <text:p>0.02495574</text:p>
          </table:table-cell>
          <table:table-cell office:value-type="float" office:value="0.0222212" calcext:value-type="float">
            <text:p>0.0222212</text:p>
          </table:table-cell>
          <table:table-cell office:value-type="float" office:value="0.01924179" calcext:value-type="float">
            <text:p>0.01924179</text:p>
          </table:table-cell>
          <table:table-cell office:value-type="float" office:value="0.02817619" calcext:value-type="float">
            <text:p>0.02817619</text:p>
          </table:table-cell>
          <table:table-cell office:value-type="float" office:value="0.005418877" calcext:value-type="float">
            <text:p>0.005418877</text:p>
          </table:table-cell>
          <table:table-cell office:value-type="float" office:value="0.005795359" calcext:value-type="float">
            <text:p>0.005795359</text:p>
          </table:table-cell>
          <table:table-cell office:value-type="float" office:value="0" calcext:value-type="float">
            <text:p>0</text:p>
          </table:table-cell>
          <table:table-cell office:value-type="float" office:value="67.78014" calcext:value-type="float">
            <text:p>67.78014</text:p>
          </table:table-cell>
          <table:table-cell office:value-type="float" office:value="24.39731" calcext:value-type="float">
            <text:p>24.39731</text:p>
          </table:table-cell>
          <table:table-cell office:value-type="float" office:value="17.79005" calcext:value-type="float">
            <text:p>17.79005</text:p>
          </table:table-cell>
          <table:table-cell office:value-type="float" office:value="12.30334" calcext:value-type="float">
            <text:p>12.30334</text:p>
          </table:table-cell>
          <table:table-cell office:value-type="float" office:value="8.983818" calcext:value-type="float">
            <text:p>8.983818</text:p>
          </table:table-cell>
          <table:table-cell office:value-type="float" office:value="3.73555" calcext:value-type="float">
            <text:p>3.73555</text:p>
          </table:table-cell>
          <table:table-cell office:value-type="float" office:value="1.962822" calcext:value-type="float">
            <text:p>1.962822</text:p>
          </table:table-cell>
          <table:table-cell office:value-type="float" office:value="1.885866" calcext:value-type="float">
            <text:p>1.885866</text:p>
          </table:table-cell>
          <table:table-cell office:value-type="float" office:value="1.39655" calcext:value-type="float">
            <text:p>1.39655</text:p>
          </table:table-cell>
          <table:table-cell office:value-type="float" office:value="0.6538064" calcext:value-type="float">
            <text:p>0.6538064</text:p>
          </table:table-cell>
          <table:table-cell office:value-type="float" office:value="0.2802943" calcext:value-type="float">
            <text:p>0.2802943</text:p>
          </table:table-cell>
          <table:table-cell office:value-type="float" office:value="0.3375393" calcext:value-type="float">
            <text:p>0.3375393</text:p>
          </table:table-cell>
          <table:table-cell office:value-type="float" office:value="0.3195451" calcext:value-type="float">
            <text:p>0.3195451</text:p>
          </table:table-cell>
          <table:table-cell office:value-type="float" office:value="0.3485918" calcext:value-type="float">
            <text:p>0.3485918</text:p>
          </table:table-cell>
          <table:table-cell office:value-type="float" office:value="0" calcext:value-type="float">
            <text:p>0</text:p>
          </table:table-cell>
          <table:table-cell office:value-type="float" office:value="47.44378" calcext:value-type="float">
            <text:p>47.44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557328" calcext:value-type="float">
            <text:p>-0.005557328</text:p>
          </table:table-cell>
          <table:table-cell office:value-type="float" office:value="0" calcext:value-type="float">
            <text:p>0</text:p>
          </table:table-cell>
          <table:table-cell office:value-type="float" office:value="-0.00006874539" calcext:value-type="float">
            <text:p>-6.874539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33.3249" calcext:value-type="float">
            <text:p>33.3249</text:p>
          </table:table-cell>
          <table:table-cell office:value-type="float" office:value="1094.022" calcext:value-type="float">
            <text:p>1094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9566" calcext:value-type="float">
            <text:p>0.1489566</text:p>
          </table:table-cell>
          <table:table-cell office:value-type="float" office:value="7.639637" calcext:value-type="float">
            <text:p>7.639637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09" calcext:value-type="float">
            <text:p>1.258709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806" calcext:value-type="float">
            <text:p>3.253806E-05</text:p>
          </table:table-cell>
          <table:table-cell office:value-type="float" office:value="-0.00004380066" calcext:value-type="float">
            <text:p>-4.380066E-05</text:p>
          </table:table-cell>
          <table:table-cell office:value-type="float" office:value="0.001181117" calcext:value-type="float">
            <text:p>0.001181117</text:p>
          </table:table-cell>
          <table:table-cell office:value-type="float" office:value="0.0001071868" calcext:value-type="float">
            <text:p>0.0001071868</text:p>
          </table:table-cell>
          <table:table-cell office:value-type="float" office:value="14.37558" calcext:value-type="float">
            <text:p>14.37558</text:p>
          </table:table-cell>
          <table:table-cell office:value-type="float" office:value="0.1756745" calcext:value-type="float">
            <text:p>0.1756745</text:p>
          </table:table-cell>
          <table:table-cell office:value-type="float" office:value="0.1484581" calcext:value-type="float">
            <text:p>0.1484581</text:p>
          </table:table-cell>
          <table:table-cell office:value-type="float" office:value="0.1155706" calcext:value-type="float">
            <text:p>0.1155706</text:p>
          </table:table-cell>
          <table:table-cell office:value-type="float" office:value="0.05653629" calcext:value-type="float">
            <text:p>0.05653629</text:p>
          </table:table-cell>
          <table:table-cell office:value-type="float" office:value="0.05714994" calcext:value-type="float">
            <text:p>0.05714994</text:p>
          </table:table-cell>
          <table:table-cell office:value-type="float" office:value="0.02034176" calcext:value-type="float">
            <text:p>0.02034176</text:p>
          </table:table-cell>
          <table:table-cell office:value-type="float" office:value="0.01798884" calcext:value-type="float">
            <text:p>0.01798884</text:p>
          </table:table-cell>
          <table:table-cell office:value-type="float" office:value="0.03209127" calcext:value-type="float">
            <text:p>0.03209127</text:p>
          </table:table-cell>
          <table:table-cell office:value-type="float" office:value="0.02498906" calcext:value-type="float">
            <text:p>0.02498906</text:p>
          </table:table-cell>
          <table:table-cell office:value-type="float" office:value="0.02224017" calcext:value-type="float">
            <text:p>0.02224017</text:p>
          </table:table-cell>
          <table:table-cell office:value-type="float" office:value="0.01925287" calcext:value-type="float">
            <text:p>0.01925287</text:p>
          </table:table-cell>
          <table:table-cell office:value-type="float" office:value="0.02817575" calcext:value-type="float">
            <text:p>0.02817575</text:p>
          </table:table-cell>
          <table:table-cell office:value-type="float" office:value="0.005418442" calcext:value-type="float">
            <text:p>0.005418442</text:p>
          </table:table-cell>
          <table:table-cell office:value-type="float" office:value="0.005793359" calcext:value-type="float">
            <text:p>0.005793359</text:p>
          </table:table-cell>
          <table:table-cell office:value-type="float" office:value="0" calcext:value-type="float">
            <text:p>0</text:p>
          </table:table-cell>
          <table:table-cell office:value-type="float" office:value="65.08432" calcext:value-type="float">
            <text:p>65.08432</text:p>
          </table:table-cell>
          <table:table-cell office:value-type="float" office:value="24.44643" calcext:value-type="float">
            <text:p>24.44643</text:p>
          </table:table-cell>
          <table:table-cell office:value-type="float" office:value="17.80366" calcext:value-type="float">
            <text:p>17.80366</text:p>
          </table:table-cell>
          <table:table-cell office:value-type="float" office:value="12.3122" calcext:value-type="float">
            <text:p>12.3122</text:p>
          </table:table-cell>
          <table:table-cell office:value-type="float" office:value="9.009915" calcext:value-type="float">
            <text:p>9.009915</text:p>
          </table:table-cell>
          <table:table-cell office:value-type="float" office:value="3.730758" calcext:value-type="float">
            <text:p>3.730758</text:p>
          </table:table-cell>
          <table:table-cell office:value-type="float" office:value="1.972123" calcext:value-type="float">
            <text:p>1.972123</text:p>
          </table:table-cell>
          <table:table-cell office:value-type="float" office:value="1.886797" calcext:value-type="float">
            <text:p>1.886797</text:p>
          </table:table-cell>
          <table:table-cell office:value-type="float" office:value="1.39636" calcext:value-type="float">
            <text:p>1.39636</text:p>
          </table:table-cell>
          <table:table-cell office:value-type="float" office:value="0.6542422" calcext:value-type="float">
            <text:p>0.6542422</text:p>
          </table:table-cell>
          <table:table-cell office:value-type="float" office:value="0.2806457" calcext:value-type="float">
            <text:p>0.2806457</text:p>
          </table:table-cell>
          <table:table-cell office:value-type="float" office:value="0.3380388" calcext:value-type="float">
            <text:p>0.3380388</text:p>
          </table:table-cell>
          <table:table-cell office:value-type="float" office:value="0.3195058" calcext:value-type="float">
            <text:p>0.3195058</text:p>
          </table:table-cell>
          <table:table-cell office:value-type="float" office:value="0.3485928" calcext:value-type="float">
            <text:p>0.3485928</text:p>
          </table:table-cell>
          <table:table-cell office:value-type="float" office:value="0" calcext:value-type="float">
            <text:p>0</text:p>
          </table:table-cell>
          <table:table-cell office:value-type="float" office:value="47.97257" calcext:value-type="float">
            <text:p>47.97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284893" calcext:value-type="float">
            <text:p>-0.002284893</text:p>
          </table:table-cell>
          <table:table-cell office:value-type="float" office:value="0" calcext:value-type="float">
            <text:p>0</text:p>
          </table:table-cell>
          <table:table-cell office:value-type="float" office:value="-0.00006982678" calcext:value-type="float">
            <text:p>-6.982678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33.32362" calcext:value-type="float">
            <text:p>33.32362</text:p>
          </table:table-cell>
          <table:table-cell office:value-type="float" office:value="1094.021" calcext:value-type="float">
            <text:p>1094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3664" calcext:value-type="float">
            <text:p>0.1503664</text:p>
          </table:table-cell>
          <table:table-cell office:value-type="float" office:value="7.640426" calcext:value-type="float">
            <text:p>7.640426</text:p>
          </table:table-cell>
          <table:table-cell office:value-type="float" office:value="0" calcext:value-type="float">
            <text:p>0</text:p>
          </table:table-cell>
          <table:table-cell office:value-type="float" office:value="0.0000001258747" calcext:value-type="float">
            <text:p>1.258747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392" calcext:value-type="float">
            <text:p>3.25392E-05</text:p>
          </table:table-cell>
          <table:table-cell office:value-type="float" office:value="-0.00004474589" calcext:value-type="float">
            <text:p>-4.474589E-05</text:p>
          </table:table-cell>
          <table:table-cell office:value-type="float" office:value="0.001213716" calcext:value-type="float">
            <text:p>0.001213716</text:p>
          </table:table-cell>
          <table:table-cell office:value-type="float" office:value="0.0001076799" calcext:value-type="float">
            <text:p>0.0001076799</text:p>
          </table:table-cell>
          <table:table-cell office:value-type="float" office:value="14.37179" calcext:value-type="float">
            <text:p>14.37179</text:p>
          </table:table-cell>
          <table:table-cell office:value-type="float" office:value="0.1818667" calcext:value-type="float">
            <text:p>0.1818667</text:p>
          </table:table-cell>
          <table:table-cell office:value-type="float" office:value="0.1513911" calcext:value-type="float">
            <text:p>0.1513911</text:p>
          </table:table-cell>
          <table:table-cell office:value-type="float" office:value="0.1179487" calcext:value-type="float">
            <text:p>0.1179487</text:p>
          </table:table-cell>
          <table:table-cell office:value-type="float" office:value="0.05793057" calcext:value-type="float">
            <text:p>0.05793057</text:p>
          </table:table-cell>
          <table:table-cell office:value-type="float" office:value="0.05883086" calcext:value-type="float">
            <text:p>0.05883086</text:p>
          </table:table-cell>
          <table:table-cell office:value-type="float" office:value="0.02047829" calcext:value-type="float">
            <text:p>0.02047829</text:p>
          </table:table-cell>
          <table:table-cell office:value-type="float" office:value="0.01812158" calcext:value-type="float">
            <text:p>0.01812158</text:p>
          </table:table-cell>
          <table:table-cell office:value-type="float" office:value="0.03216366" calcext:value-type="float">
            <text:p>0.03216366</text:p>
          </table:table-cell>
          <table:table-cell office:value-type="float" office:value="0.02502323" calcext:value-type="float">
            <text:p>0.02502323</text:p>
          </table:table-cell>
          <table:table-cell office:value-type="float" office:value="0.02225938" calcext:value-type="float">
            <text:p>0.02225938</text:p>
          </table:table-cell>
          <table:table-cell office:value-type="float" office:value="0.01926435" calcext:value-type="float">
            <text:p>0.01926435</text:p>
          </table:table-cell>
          <table:table-cell office:value-type="float" office:value="0.0281761" calcext:value-type="float">
            <text:p>0.0281761</text:p>
          </table:table-cell>
          <table:table-cell office:value-type="float" office:value="0.005418045" calcext:value-type="float">
            <text:p>0.005418045</text:p>
          </table:table-cell>
          <table:table-cell office:value-type="float" office:value="0.005791727" calcext:value-type="float">
            <text:p>0.005791727</text:p>
          </table:table-cell>
          <table:table-cell office:value-type="float" office:value="0" calcext:value-type="float">
            <text:p>0</text:p>
          </table:table-cell>
          <table:table-cell office:value-type="float" office:value="70.58033" calcext:value-type="float">
            <text:p>70.58033</text:p>
          </table:table-cell>
          <table:table-cell office:value-type="float" office:value="24.47523" calcext:value-type="float">
            <text:p>24.47523</text:p>
          </table:table-cell>
          <table:table-cell office:value-type="float" office:value="17.82018" calcext:value-type="float">
            <text:p>17.82018</text:p>
          </table:table-cell>
          <table:table-cell office:value-type="float" office:value="12.32152" calcext:value-type="float">
            <text:p>12.32152</text:p>
          </table:table-cell>
          <table:table-cell office:value-type="float" office:value="9.029276" calcext:value-type="float">
            <text:p>9.029276</text:p>
          </table:table-cell>
          <table:table-cell office:value-type="float" office:value="3.726301" calcext:value-type="float">
            <text:p>3.726301</text:p>
          </table:table-cell>
          <table:table-cell office:value-type="float" office:value="1.984491" calcext:value-type="float">
            <text:p>1.984491</text:p>
          </table:table-cell>
          <table:table-cell office:value-type="float" office:value="1.886864" calcext:value-type="float">
            <text:p>1.886864</text:p>
          </table:table-cell>
          <table:table-cell office:value-type="float" office:value="1.396218" calcext:value-type="float">
            <text:p>1.396218</text:p>
          </table:table-cell>
          <table:table-cell office:value-type="float" office:value="0.6546691" calcext:value-type="float">
            <text:p>0.6546691</text:p>
          </table:table-cell>
          <table:table-cell office:value-type="float" office:value="0.2809973" calcext:value-type="float">
            <text:p>0.2809973</text:p>
          </table:table-cell>
          <table:table-cell office:value-type="float" office:value="0.3385279" calcext:value-type="float">
            <text:p>0.3385279</text:p>
          </table:table-cell>
          <table:table-cell office:value-type="float" office:value="0.3194883" calcext:value-type="float">
            <text:p>0.3194883</text:p>
          </table:table-cell>
          <table:table-cell office:value-type="float" office:value="0.3485956" calcext:value-type="float">
            <text:p>0.3485956</text:p>
          </table:table-cell>
          <table:table-cell office:value-type="float" office:value="0" calcext:value-type="float">
            <text:p>0</text:p>
          </table:table-cell>
          <table:table-cell office:value-type="float" office:value="48.70136" calcext:value-type="float">
            <text:p>48.7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164021" calcext:value-type="float">
            <text:p>-0.0001164021</text:p>
          </table:table-cell>
          <table:table-cell office:value-type="float" office:value="0" calcext:value-type="float">
            <text:p>0</text:p>
          </table:table-cell>
          <table:table-cell office:value-type="float" office:value="-0.0000708782" calcext:value-type="float">
            <text:p>-7.08782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33.3292" calcext:value-type="float">
            <text:p>33.3292</text:p>
          </table:table-cell>
          <table:table-cell office:value-type="float" office:value="1094.021" calcext:value-type="float">
            <text:p>1094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6411" calcext:value-type="float">
            <text:p>0.1516411</text:p>
          </table:table-cell>
          <table:table-cell office:value-type="float" office:value="7.633618" calcext:value-type="float">
            <text:p>7.633618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157" calcext:value-type="float">
            <text:p>1.259157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5175" calcext:value-type="float">
            <text:p>3.255175E-05</text:p>
          </table:table-cell>
          <table:table-cell office:value-type="float" office:value="-0.00004567446" calcext:value-type="float">
            <text:p>-4.567446E-05</text:p>
          </table:table-cell>
          <table:table-cell office:value-type="float" office:value="0.001247104" calcext:value-type="float">
            <text:p>0.001247104</text:p>
          </table:table-cell>
          <table:table-cell office:value-type="float" office:value="0.0001107356" calcext:value-type="float">
            <text:p>0.0001107356</text:p>
          </table:table-cell>
          <table:table-cell office:value-type="float" office:value="14.38137" calcext:value-type="float">
            <text:p>14.38137</text:p>
          </table:table-cell>
          <table:table-cell office:value-type="float" office:value="0.1779512" calcext:value-type="float">
            <text:p>0.1779512</text:p>
          </table:table-cell>
          <table:table-cell office:value-type="float" office:value="0.151036" calcext:value-type="float">
            <text:p>0.151036</text:p>
          </table:table-cell>
          <table:table-cell office:value-type="float" office:value="0.1182569" calcext:value-type="float">
            <text:p>0.1182569</text:p>
          </table:table-cell>
          <table:table-cell office:value-type="float" office:value="0.05897326" calcext:value-type="float">
            <text:p>0.05897326</text:p>
          </table:table-cell>
          <table:table-cell office:value-type="float" office:value="0.06031834" calcext:value-type="float">
            <text:p>0.06031834</text:p>
          </table:table-cell>
          <table:table-cell office:value-type="float" office:value="0.02062052" calcext:value-type="float">
            <text:p>0.02062052</text:p>
          </table:table-cell>
          <table:table-cell office:value-type="float" office:value="0.01825003" calcext:value-type="float">
            <text:p>0.01825003</text:p>
          </table:table-cell>
          <table:table-cell office:value-type="float" office:value="0.03223168" calcext:value-type="float">
            <text:p>0.03223168</text:p>
          </table:table-cell>
          <table:table-cell office:value-type="float" office:value="0.02505745" calcext:value-type="float">
            <text:p>0.02505745</text:p>
          </table:table-cell>
          <table:table-cell office:value-type="float" office:value="0.0222788" calcext:value-type="float">
            <text:p>0.0222788</text:p>
          </table:table-cell>
          <table:table-cell office:value-type="float" office:value="0.01927623" calcext:value-type="float">
            <text:p>0.01927623</text:p>
          </table:table-cell>
          <table:table-cell office:value-type="float" office:value="0.02817731" calcext:value-type="float">
            <text:p>0.02817731</text:p>
          </table:table-cell>
          <table:table-cell office:value-type="float" office:value="0.005417732" calcext:value-type="float">
            <text:p>0.005417732</text:p>
          </table:table-cell>
          <table:table-cell office:value-type="float" office:value="0.005791057" calcext:value-type="float">
            <text:p>0.005791057</text:p>
          </table:table-cell>
          <table:table-cell office:value-type="float" office:value="0" calcext:value-type="float">
            <text:p>0</text:p>
          </table:table-cell>
          <table:table-cell office:value-type="float" office:value="74.74147" calcext:value-type="float">
            <text:p>74.74147</text:p>
          </table:table-cell>
          <table:table-cell office:value-type="float" office:value="24.61561" calcext:value-type="float">
            <text:p>24.61561</text:p>
          </table:table-cell>
          <table:table-cell office:value-type="float" office:value="17.85086" calcext:value-type="float">
            <text:p>17.85086</text:p>
          </table:table-cell>
          <table:table-cell office:value-type="float" office:value="12.33455" calcext:value-type="float">
            <text:p>12.33455</text:p>
          </table:table-cell>
          <table:table-cell office:value-type="float" office:value="9.050374" calcext:value-type="float">
            <text:p>9.050374</text:p>
          </table:table-cell>
          <table:table-cell office:value-type="float" office:value="3.723475" calcext:value-type="float">
            <text:p>3.723475</text:p>
          </table:table-cell>
          <table:table-cell office:value-type="float" office:value="2.001704" calcext:value-type="float">
            <text:p>2.001704</text:p>
          </table:table-cell>
          <table:table-cell office:value-type="float" office:value="1.885752" calcext:value-type="float">
            <text:p>1.885752</text:p>
          </table:table-cell>
          <table:table-cell office:value-type="float" office:value="1.395986" calcext:value-type="float">
            <text:p>1.395986</text:p>
          </table:table-cell>
          <table:table-cell office:value-type="float" office:value="0.6550898" calcext:value-type="float">
            <text:p>0.6550898</text:p>
          </table:table-cell>
          <table:table-cell office:value-type="float" office:value="0.2813498" calcext:value-type="float">
            <text:p>0.2813498</text:p>
          </table:table-cell>
          <table:table-cell office:value-type="float" office:value="0.3390126" calcext:value-type="float">
            <text:p>0.3390126</text:p>
          </table:table-cell>
          <table:table-cell office:value-type="float" office:value="0.3195346" calcext:value-type="float">
            <text:p>0.3195346</text:p>
          </table:table-cell>
          <table:table-cell office:value-type="float" office:value="0.3485969" calcext:value-type="float">
            <text:p>0.3485969</text:p>
          </table:table-cell>
          <table:table-cell office:value-type="float" office:value="0" calcext:value-type="float">
            <text:p>0</text:p>
          </table:table-cell>
          <table:table-cell office:value-type="float" office:value="49.62471" calcext:value-type="float">
            <text:p>49.62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678882" calcext:value-type="float">
            <text:p>-0.005678882</text:p>
          </table:table-cell>
          <table:table-cell office:value-type="float" office:value="0" calcext:value-type="float">
            <text:p>0</text:p>
          </table:table-cell>
          <table:table-cell office:value-type="float" office:value="-0.00007195715" calcext:value-type="float">
            <text:p>-7.195715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33.33453" calcext:value-type="float">
            <text:p>33.33453</text:p>
          </table:table-cell>
          <table:table-cell office:value-type="float" office:value="1094.02" calcext:value-type="float">
            <text:p>1094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083" calcext:value-type="float">
            <text:p>0.153083</text:p>
          </table:table-cell>
          <table:table-cell office:value-type="float" office:value="7.626851" calcext:value-type="float">
            <text:p>7.626851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26" calcext:value-type="float">
            <text:p>1.2592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5498" calcext:value-type="float">
            <text:p>3.255498E-05</text:p>
          </table:table-cell>
          <table:table-cell office:value-type="float" office:value="-0.00004817678" calcext:value-type="float">
            <text:p>-4.817678E-05</text:p>
          </table:table-cell>
          <table:table-cell office:value-type="float" office:value="0.001281306" calcext:value-type="float">
            <text:p>0.001281306</text:p>
          </table:table-cell>
          <table:table-cell office:value-type="float" office:value="0.0001135219" calcext:value-type="float">
            <text:p>0.0001135219</text:p>
          </table:table-cell>
          <table:table-cell office:value-type="float" office:value="14.3907" calcext:value-type="float">
            <text:p>14.3907</text:p>
          </table:table-cell>
          <table:table-cell office:value-type="float" office:value="0.1702771" calcext:value-type="float">
            <text:p>0.1702771</text:p>
          </table:table-cell>
          <table:table-cell office:value-type="float" office:value="0.1495995" calcext:value-type="float">
            <text:p>0.1495995</text:p>
          </table:table-cell>
          <table:table-cell office:value-type="float" office:value="0.1174298" calcext:value-type="float">
            <text:p>0.1174298</text:p>
          </table:table-cell>
          <table:table-cell office:value-type="float" office:value="0.05954803" calcext:value-type="float">
            <text:p>0.05954803</text:p>
          </table:table-cell>
          <table:table-cell office:value-type="float" office:value="0.06132891" calcext:value-type="float">
            <text:p>0.06132891</text:p>
          </table:table-cell>
          <table:table-cell office:value-type="float" office:value="0.02075714" calcext:value-type="float">
            <text:p>0.02075714</text:p>
          </table:table-cell>
          <table:table-cell office:value-type="float" office:value="0.01837924" calcext:value-type="float">
            <text:p>0.01837924</text:p>
          </table:table-cell>
          <table:table-cell office:value-type="float" office:value="0.03229539" calcext:value-type="float">
            <text:p>0.03229539</text:p>
          </table:table-cell>
          <table:table-cell office:value-type="float" office:value="0.02509114" calcext:value-type="float">
            <text:p>0.02509114</text:p>
          </table:table-cell>
          <table:table-cell office:value-type="float" office:value="0.02229838" calcext:value-type="float">
            <text:p>0.02229838</text:p>
          </table:table-cell>
          <table:table-cell office:value-type="float" office:value="0.01928848" calcext:value-type="float">
            <text:p>0.01928848</text:p>
          </table:table-cell>
          <table:table-cell office:value-type="float" office:value="0.02817935" calcext:value-type="float">
            <text:p>0.02817935</text:p>
          </table:table-cell>
          <table:table-cell office:value-type="float" office:value="0.005417244" calcext:value-type="float">
            <text:p>0.005417244</text:p>
          </table:table-cell>
          <table:table-cell office:value-type="float" office:value="0.005790229" calcext:value-type="float">
            <text:p>0.005790229</text:p>
          </table:table-cell>
          <table:table-cell office:value-type="float" office:value="0" calcext:value-type="float">
            <text:p>0</text:p>
          </table:table-cell>
          <table:table-cell office:value-type="float" office:value="70.22433" calcext:value-type="float">
            <text:p>70.22433</text:p>
          </table:table-cell>
          <table:table-cell office:value-type="float" office:value="24.74525" calcext:value-type="float">
            <text:p>24.74525</text:p>
          </table:table-cell>
          <table:table-cell office:value-type="float" office:value="17.88188" calcext:value-type="float">
            <text:p>17.88188</text:p>
          </table:table-cell>
          <table:table-cell office:value-type="float" office:value="12.34837" calcext:value-type="float">
            <text:p>12.34837</text:p>
          </table:table-cell>
          <table:table-cell office:value-type="float" office:value="9.068057" calcext:value-type="float">
            <text:p>9.068057</text:p>
          </table:table-cell>
          <table:table-cell office:value-type="float" office:value="3.721849" calcext:value-type="float">
            <text:p>3.721849</text:p>
          </table:table-cell>
          <table:table-cell office:value-type="float" office:value="2.023218" calcext:value-type="float">
            <text:p>2.023218</text:p>
          </table:table-cell>
          <table:table-cell office:value-type="float" office:value="1.883691" calcext:value-type="float">
            <text:p>1.883691</text:p>
          </table:table-cell>
          <table:table-cell office:value-type="float" office:value="1.395552" calcext:value-type="float">
            <text:p>1.395552</text:p>
          </table:table-cell>
          <table:table-cell office:value-type="float" office:value="0.655498" calcext:value-type="float">
            <text:p>0.655498</text:p>
          </table:table-cell>
          <table:table-cell office:value-type="float" office:value="0.2817035" calcext:value-type="float">
            <text:p>0.2817035</text:p>
          </table:table-cell>
          <table:table-cell office:value-type="float" office:value="0.3394921" calcext:value-type="float">
            <text:p>0.3394921</text:p>
          </table:table-cell>
          <table:table-cell office:value-type="float" office:value="0.3195594" calcext:value-type="float">
            <text:p>0.3195594</text:p>
          </table:table-cell>
          <table:table-cell office:value-type="float" office:value="0.3485984" calcext:value-type="float">
            <text:p>0.3485984</text:p>
          </table:table-cell>
          <table:table-cell office:value-type="float" office:value="0" calcext:value-type="float">
            <text:p>0</text:p>
          </table:table-cell>
          <table:table-cell office:value-type="float" office:value="50.82856" calcext:value-type="float">
            <text:p>50.8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03287" calcext:value-type="float">
            <text:p>-0.01103287</text:p>
          </table:table-cell>
          <table:table-cell office:value-type="float" office:value="0" calcext:value-type="float">
            <text:p>0</text:p>
          </table:table-cell>
          <table:table-cell office:value-type="float" office:value="-0.00007303366" calcext:value-type="float">
            <text:p>-7.303366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33.33504" calcext:value-type="float">
            <text:p>33.33504</text:p>
          </table:table-cell>
          <table:table-cell office:value-type="float" office:value="1094.019" calcext:value-type="float">
            <text:p>1094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674" calcext:value-type="float">
            <text:p>0.154674</text:p>
          </table:table-cell>
          <table:table-cell office:value-type="float" office:value="7.625024" calcext:value-type="float">
            <text:p>7.625024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26" calcext:value-type="float">
            <text:p>1.2592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5498" calcext:value-type="float">
            <text:p>3.255498E-05</text:p>
          </table:table-cell>
          <table:table-cell office:value-type="float" office:value="-0.00004919695" calcext:value-type="float">
            <text:p>-4.919695E-05</text:p>
          </table:table-cell>
          <table:table-cell office:value-type="float" office:value="0.001316073" calcext:value-type="float">
            <text:p>0.001316073</text:p>
          </table:table-cell>
          <table:table-cell office:value-type="float" office:value="0.0001145955" calcext:value-type="float">
            <text:p>0.0001145955</text:p>
          </table:table-cell>
          <table:table-cell office:value-type="float" office:value="14.39145" calcext:value-type="float">
            <text:p>14.39145</text:p>
          </table:table-cell>
          <table:table-cell office:value-type="float" office:value="0.1672095" calcext:value-type="float">
            <text:p>0.1672095</text:p>
          </table:table-cell>
          <table:table-cell office:value-type="float" office:value="0.145855" calcext:value-type="float">
            <text:p>0.145855</text:p>
          </table:table-cell>
          <table:table-cell office:value-type="float" office:value="0.115142" calcext:value-type="float">
            <text:p>0.115142</text:p>
          </table:table-cell>
          <table:table-cell office:value-type="float" office:value="0.059667" calcext:value-type="float">
            <text:p>0.059667</text:p>
          </table:table-cell>
          <table:table-cell office:value-type="float" office:value="0.0619183" calcext:value-type="float">
            <text:p>0.0619183</text:p>
          </table:table-cell>
          <table:table-cell office:value-type="float" office:value="0.02087333" calcext:value-type="float">
            <text:p>0.02087333</text:p>
          </table:table-cell>
          <table:table-cell office:value-type="float" office:value="0.01849464" calcext:value-type="float">
            <text:p>0.01849464</text:p>
          </table:table-cell>
          <table:table-cell office:value-type="float" office:value="0.03235785" calcext:value-type="float">
            <text:p>0.03235785</text:p>
          </table:table-cell>
          <table:table-cell office:value-type="float" office:value="0.02512406" calcext:value-type="float">
            <text:p>0.02512406</text:p>
          </table:table-cell>
          <table:table-cell office:value-type="float" office:value="0.02231803" calcext:value-type="float">
            <text:p>0.02231803</text:p>
          </table:table-cell>
          <table:table-cell office:value-type="float" office:value="0.0193011" calcext:value-type="float">
            <text:p>0.0193011</text:p>
          </table:table-cell>
          <table:table-cell office:value-type="float" office:value="0.02818211" calcext:value-type="float">
            <text:p>0.02818211</text:p>
          </table:table-cell>
          <table:table-cell office:value-type="float" office:value="0.005416756" calcext:value-type="float">
            <text:p>0.005416756</text:p>
          </table:table-cell>
          <table:table-cell office:value-type="float" office:value="0.005789629" calcext:value-type="float">
            <text:p>0.005789629</text:p>
          </table:table-cell>
          <table:table-cell office:value-type="float" office:value="0" calcext:value-type="float">
            <text:p>0</text:p>
          </table:table-cell>
          <table:table-cell office:value-type="float" office:value="61.45441" calcext:value-type="float">
            <text:p>61.45441</text:p>
          </table:table-cell>
          <table:table-cell office:value-type="float" office:value="24.75166" calcext:value-type="float">
            <text:p>24.75166</text:p>
          </table:table-cell>
          <table:table-cell office:value-type="float" office:value="17.91882" calcext:value-type="float">
            <text:p>17.91882</text:p>
          </table:table-cell>
          <table:table-cell office:value-type="float" office:value="12.36384" calcext:value-type="float">
            <text:p>12.36384</text:p>
          </table:table-cell>
          <table:table-cell office:value-type="float" office:value="9.089783" calcext:value-type="float">
            <text:p>9.089783</text:p>
          </table:table-cell>
          <table:table-cell office:value-type="float" office:value="3.721195" calcext:value-type="float">
            <text:p>3.721195</text:p>
          </table:table-cell>
          <table:table-cell office:value-type="float" office:value="2.044263" calcext:value-type="float">
            <text:p>2.044263</text:p>
          </table:table-cell>
          <table:table-cell office:value-type="float" office:value="1.881873" calcext:value-type="float">
            <text:p>1.881873</text:p>
          </table:table-cell>
          <table:table-cell office:value-type="float" office:value="1.394897" calcext:value-type="float">
            <text:p>1.394897</text:p>
          </table:table-cell>
          <table:table-cell office:value-type="float" office:value="0.6558899" calcext:value-type="float">
            <text:p>0.6558899</text:p>
          </table:table-cell>
          <table:table-cell office:value-type="float" office:value="0.2820585" calcext:value-type="float">
            <text:p>0.2820585</text:p>
          </table:table-cell>
          <table:table-cell office:value-type="float" office:value="0.3399673" calcext:value-type="float">
            <text:p>0.3399673</text:p>
          </table:table-cell>
          <table:table-cell office:value-type="float" office:value="0.3195924" calcext:value-type="float">
            <text:p>0.3195924</text:p>
          </table:table-cell>
          <table:table-cell office:value-type="float" office:value="0.3485994" calcext:value-type="float">
            <text:p>0.3485994</text:p>
          </table:table-cell>
          <table:table-cell office:value-type="float" office:value="0" calcext:value-type="float">
            <text:p>0</text:p>
          </table:table-cell>
          <table:table-cell office:value-type="float" office:value="52.27898" calcext:value-type="float">
            <text:p>52.27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30021" calcext:value-type="float">
            <text:p>-0.01130021</text:p>
          </table:table-cell>
          <table:table-cell office:value-type="float" office:value="0" calcext:value-type="float">
            <text:p>0</text:p>
          </table:table-cell>
          <table:table-cell office:value-type="float" office:value="-0.00007408908" calcext:value-type="float">
            <text:p>-7.408908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33.33082" calcext:value-type="float">
            <text:p>33.33082</text:p>
          </table:table-cell>
          <table:table-cell office:value-type="float" office:value="1094.017" calcext:value-type="float">
            <text:p>1094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2441" calcext:value-type="float">
            <text:p>0.1562441</text:p>
          </table:table-cell>
          <table:table-cell office:value-type="float" office:value="7.628548" calcext:value-type="float">
            <text:p>7.628548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26" calcext:value-type="float">
            <text:p>1.2592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5498" calcext:value-type="float">
            <text:p>3.255498E-05</text:p>
          </table:table-cell>
          <table:table-cell office:value-type="float" office:value="-0.00005115063" calcext:value-type="float">
            <text:p>-5.115063E-05</text:p>
          </table:table-cell>
          <table:table-cell office:value-type="float" office:value="0.001351421" calcext:value-type="float">
            <text:p>0.001351421</text:p>
          </table:table-cell>
          <table:table-cell office:value-type="float" office:value="0.000114677" calcext:value-type="float">
            <text:p>0.000114677</text:p>
          </table:table-cell>
          <table:table-cell office:value-type="float" office:value="14.38259" calcext:value-type="float">
            <text:p>14.38259</text:p>
          </table:table-cell>
          <table:table-cell office:value-type="float" office:value="0.1726236" calcext:value-type="float">
            <text:p>0.1726236</text:p>
          </table:table-cell>
          <table:table-cell office:value-type="float" office:value="0.1458356" calcext:value-type="float">
            <text:p>0.1458356</text:p>
          </table:table-cell>
          <table:table-cell office:value-type="float" office:value="0.1143489" calcext:value-type="float">
            <text:p>0.1143489</text:p>
          </table:table-cell>
          <table:table-cell office:value-type="float" office:value="0.05980393" calcext:value-type="float">
            <text:p>0.05980393</text:p>
          </table:table-cell>
          <table:table-cell office:value-type="float" office:value="0.06233178" calcext:value-type="float">
            <text:p>0.06233178</text:p>
          </table:table-cell>
          <table:table-cell office:value-type="float" office:value="0.02097748" calcext:value-type="float">
            <text:p>0.02097748</text:p>
          </table:table-cell>
          <table:table-cell office:value-type="float" office:value="0.01860448" calcext:value-type="float">
            <text:p>0.01860448</text:p>
          </table:table-cell>
          <table:table-cell office:value-type="float" office:value="0.03241885" calcext:value-type="float">
            <text:p>0.03241885</text:p>
          </table:table-cell>
          <table:table-cell office:value-type="float" office:value="0.02515649" calcext:value-type="float">
            <text:p>0.02515649</text:p>
          </table:table-cell>
          <table:table-cell office:value-type="float" office:value="0.02233769" calcext:value-type="float">
            <text:p>0.02233769</text:p>
          </table:table-cell>
          <table:table-cell office:value-type="float" office:value="0.01931404" calcext:value-type="float">
            <text:p>0.01931404</text:p>
          </table:table-cell>
          <table:table-cell office:value-type="float" office:value="0.02818546" calcext:value-type="float">
            <text:p>0.02818546</text:p>
          </table:table-cell>
          <table:table-cell office:value-type="float" office:value="0.005415975" calcext:value-type="float">
            <text:p>0.005415975</text:p>
          </table:table-cell>
          <table:table-cell office:value-type="float" office:value="0.00578782" calcext:value-type="float">
            <text:p>0.00578782</text:p>
          </table:table-cell>
          <table:table-cell office:value-type="float" office:value="0" calcext:value-type="float">
            <text:p>0</text:p>
          </table:table-cell>
          <table:table-cell office:value-type="float" office:value="52.55144" calcext:value-type="float">
            <text:p>52.55144</text:p>
          </table:table-cell>
          <table:table-cell office:value-type="float" office:value="24.6272" calcext:value-type="float">
            <text:p>24.6272</text:p>
          </table:table-cell>
          <table:table-cell office:value-type="float" office:value="17.93424" calcext:value-type="float">
            <text:p>17.93424</text:p>
          </table:table-cell>
          <table:table-cell office:value-type="float" office:value="12.37262" calcext:value-type="float">
            <text:p>12.37262</text:p>
          </table:table-cell>
          <table:table-cell office:value-type="float" office:value="9.109017" calcext:value-type="float">
            <text:p>9.109017</text:p>
          </table:table-cell>
          <table:table-cell office:value-type="float" office:value="3.720743" calcext:value-type="float">
            <text:p>3.720743</text:p>
          </table:table-cell>
          <table:table-cell office:value-type="float" office:value="2.064656" calcext:value-type="float">
            <text:p>2.064656</text:p>
          </table:table-cell>
          <table:table-cell office:value-type="float" office:value="1.880234" calcext:value-type="float">
            <text:p>1.880234</text:p>
          </table:table-cell>
          <table:table-cell office:value-type="float" office:value="1.39417" calcext:value-type="float">
            <text:p>1.39417</text:p>
          </table:table-cell>
          <table:table-cell office:value-type="float" office:value="0.6562626" calcext:value-type="float">
            <text:p>0.6562626</text:p>
          </table:table-cell>
          <table:table-cell office:value-type="float" office:value="0.2824147" calcext:value-type="float">
            <text:p>0.2824147</text:p>
          </table:table-cell>
          <table:table-cell office:value-type="float" office:value="0.3404321" calcext:value-type="float">
            <text:p>0.3404321</text:p>
          </table:table-cell>
          <table:table-cell office:value-type="float" office:value="0.3195309" calcext:value-type="float">
            <text:p>0.3195309</text:p>
          </table:table-cell>
          <table:table-cell office:value-type="float" office:value="0.3485995" calcext:value-type="float">
            <text:p>0.3485995</text:p>
          </table:table-cell>
          <table:table-cell office:value-type="float" office:value="0" calcext:value-type="float">
            <text:p>0</text:p>
          </table:table-cell>
          <table:table-cell office:value-type="float" office:value="53.45913" calcext:value-type="float">
            <text:p>53.45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39646" calcext:value-type="float">
            <text:p>-0.006239646</text:p>
          </table:table-cell>
          <table:table-cell office:value-type="float" office:value="0" calcext:value-type="float">
            <text:p>0</text:p>
          </table:table-cell>
          <table:table-cell office:value-type="float" office:value="-0.00007511054" calcext:value-type="float">
            <text:p>-7.511054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33.31968" calcext:value-type="float">
            <text:p>33.31968</text:p>
          </table:table-cell>
          <table:table-cell office:value-type="float" office:value="1094.017" calcext:value-type="float">
            <text:p>1094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9253" calcext:value-type="float">
            <text:p>0.1629253</text:p>
          </table:table-cell>
          <table:table-cell office:value-type="float" office:value="7.632613" calcext:value-type="float">
            <text:p>7.632613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26" calcext:value-type="float">
            <text:p>1.2592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5498" calcext:value-type="float">
            <text:p>3.255498E-05</text:p>
          </table:table-cell>
          <table:table-cell office:value-type="float" office:value="-0.00005307043" calcext:value-type="float">
            <text:p>-5.307043E-05</text:p>
          </table:table-cell>
          <table:table-cell office:value-type="float" office:value="0.001385694" calcext:value-type="float">
            <text:p>0.001385694</text:p>
          </table:table-cell>
          <table:table-cell office:value-type="float" office:value="0.000114683" calcext:value-type="float">
            <text:p>0.000114683</text:p>
          </table:table-cell>
          <table:table-cell office:value-type="float" office:value="14.36149" calcext:value-type="float">
            <text:p>14.36149</text:p>
          </table:table-cell>
          <table:table-cell office:value-type="float" office:value="0.1907046" calcext:value-type="float">
            <text:p>0.1907046</text:p>
          </table:table-cell>
          <table:table-cell office:value-type="float" office:value="0.145766" calcext:value-type="float">
            <text:p>0.145766</text:p>
          </table:table-cell>
          <table:table-cell office:value-type="float" office:value="0.1148047" calcext:value-type="float">
            <text:p>0.1148047</text:p>
          </table:table-cell>
          <table:table-cell office:value-type="float" office:value="0.06036515" calcext:value-type="float">
            <text:p>0.06036515</text:p>
          </table:table-cell>
          <table:table-cell office:value-type="float" office:value="0.06301672" calcext:value-type="float">
            <text:p>0.06301672</text:p>
          </table:table-cell>
          <table:table-cell office:value-type="float" office:value="0.0210759" calcext:value-type="float">
            <text:p>0.0210759</text:p>
          </table:table-cell>
          <table:table-cell office:value-type="float" office:value="0.01870894" calcext:value-type="float">
            <text:p>0.01870894</text:p>
          </table:table-cell>
          <table:table-cell office:value-type="float" office:value="0.03247776" calcext:value-type="float">
            <text:p>0.03247776</text:p>
          </table:table-cell>
          <table:table-cell office:value-type="float" office:value="0.02518874" calcext:value-type="float">
            <text:p>0.02518874</text:p>
          </table:table-cell>
          <table:table-cell office:value-type="float" office:value="0.02235745" calcext:value-type="float">
            <text:p>0.02235745</text:p>
          </table:table-cell>
          <table:table-cell office:value-type="float" office:value="0.01932728" calcext:value-type="float">
            <text:p>0.01932728</text:p>
          </table:table-cell>
          <table:table-cell office:value-type="float" office:value="0.02818939" calcext:value-type="float">
            <text:p>0.02818939</text:p>
          </table:table-cell>
          <table:table-cell office:value-type="float" office:value="0.005415404" calcext:value-type="float">
            <text:p>0.005415404</text:p>
          </table:table-cell>
          <table:table-cell office:value-type="float" office:value="0.005786839" calcext:value-type="float">
            <text:p>0.005786839</text:p>
          </table:table-cell>
          <table:table-cell office:value-type="float" office:value="0" calcext:value-type="float">
            <text:p>0</text:p>
          </table:table-cell>
          <table:table-cell office:value-type="float" office:value="48.54963" calcext:value-type="float">
            <text:p>48.54963</text:p>
          </table:table-cell>
          <table:table-cell office:value-type="float" office:value="24.43623" calcext:value-type="float">
            <text:p>24.43623</text:p>
          </table:table-cell>
          <table:table-cell office:value-type="float" office:value="17.9634" calcext:value-type="float">
            <text:p>17.9634</text:p>
          </table:table-cell>
          <table:table-cell office:value-type="float" office:value="12.38348" calcext:value-type="float">
            <text:p>12.38348</text:p>
          </table:table-cell>
          <table:table-cell office:value-type="float" office:value="9.126278" calcext:value-type="float">
            <text:p>9.126278</text:p>
          </table:table-cell>
          <table:table-cell office:value-type="float" office:value="3.719245" calcext:value-type="float">
            <text:p>3.719245</text:p>
          </table:table-cell>
          <table:table-cell office:value-type="float" office:value="2.084797" calcext:value-type="float">
            <text:p>2.084797</text:p>
          </table:table-cell>
          <table:table-cell office:value-type="float" office:value="1.878497" calcext:value-type="float">
            <text:p>1.878497</text:p>
          </table:table-cell>
          <table:table-cell office:value-type="float" office:value="1.39352" calcext:value-type="float">
            <text:p>1.39352</text:p>
          </table:table-cell>
          <table:table-cell office:value-type="float" office:value="0.6566374" calcext:value-type="float">
            <text:p>0.6566374</text:p>
          </table:table-cell>
          <table:table-cell office:value-type="float" office:value="0.2827712" calcext:value-type="float">
            <text:p>0.2827712</text:p>
          </table:table-cell>
          <table:table-cell office:value-type="float" office:value="0.3408866" calcext:value-type="float">
            <text:p>0.3408866</text:p>
          </table:table-cell>
          <table:table-cell office:value-type="float" office:value="0.319526" calcext:value-type="float">
            <text:p>0.319526</text:p>
          </table:table-cell>
          <table:table-cell office:value-type="float" office:value="0.348602" calcext:value-type="float">
            <text:p>0.348602</text:p>
          </table:table-cell>
          <table:table-cell office:value-type="float" office:value="0" calcext:value-type="float">
            <text:p>0</text:p>
          </table:table-cell>
          <table:table-cell office:value-type="float" office:value="58.60062" calcext:value-type="float">
            <text:p>58.6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72198" calcext:value-type="float">
            <text:p>0.004472198</text:p>
          </table:table-cell>
          <table:table-cell office:value-type="float" office:value="0" calcext:value-type="float">
            <text:p>0</text:p>
          </table:table-cell>
          <table:table-cell office:value-type="float" office:value="-0.00007611126" calcext:value-type="float">
            <text:p>-7.611126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33.31077" calcext:value-type="float">
            <text:p>33.31077</text:p>
          </table:table-cell>
          <table:table-cell office:value-type="float" office:value="1094.017" calcext:value-type="float">
            <text:p>1094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6611" calcext:value-type="float">
            <text:p>0.1676611</text:p>
          </table:table-cell>
          <table:table-cell office:value-type="float" office:value="7.636864" calcext:value-type="float">
            <text:p>7.636864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26" calcext:value-type="float">
            <text:p>1.2592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5498" calcext:value-type="float">
            <text:p>3.255498E-05</text:p>
          </table:table-cell>
          <table:table-cell office:value-type="float" office:value="-0.00005439898" calcext:value-type="float">
            <text:p>-5.439898E-05</text:p>
          </table:table-cell>
          <table:table-cell office:value-type="float" office:value="0.001420395" calcext:value-type="float">
            <text:p>0.001420395</text:p>
          </table:table-cell>
          <table:table-cell office:value-type="float" office:value="0.0001146889" calcext:value-type="float">
            <text:p>0.0001146889</text:p>
          </table:table-cell>
          <table:table-cell office:value-type="float" office:value="14.34422" calcext:value-type="float">
            <text:p>14.34422</text:p>
          </table:table-cell>
          <table:table-cell office:value-type="float" office:value="0.2061303" calcext:value-type="float">
            <text:p>0.2061303</text:p>
          </table:table-cell>
          <table:table-cell office:value-type="float" office:value="0.1448922" calcext:value-type="float">
            <text:p>0.1448922</text:p>
          </table:table-cell>
          <table:table-cell office:value-type="float" office:value="0.114232" calcext:value-type="float">
            <text:p>0.114232</text:p>
          </table:table-cell>
          <table:table-cell office:value-type="float" office:value="0.06069623" calcext:value-type="float">
            <text:p>0.06069623</text:p>
          </table:table-cell>
          <table:table-cell office:value-type="float" office:value="0.06356938" calcext:value-type="float">
            <text:p>0.06356938</text:p>
          </table:table-cell>
          <table:table-cell office:value-type="float" office:value="0.02116547" calcext:value-type="float">
            <text:p>0.02116547</text:p>
          </table:table-cell>
          <table:table-cell office:value-type="float" office:value="0.01880385" calcext:value-type="float">
            <text:p>0.01880385</text:p>
          </table:table-cell>
          <table:table-cell office:value-type="float" office:value="0.03253397" calcext:value-type="float">
            <text:p>0.03253397</text:p>
          </table:table-cell>
          <table:table-cell office:value-type="float" office:value="0.02522034" calcext:value-type="float">
            <text:p>0.02522034</text:p>
          </table:table-cell>
          <table:table-cell office:value-type="float" office:value="0.02237747" calcext:value-type="float">
            <text:p>0.02237747</text:p>
          </table:table-cell>
          <table:table-cell office:value-type="float" office:value="0.01934082" calcext:value-type="float">
            <text:p>0.01934082</text:p>
          </table:table-cell>
          <table:table-cell office:value-type="float" office:value="0.02819384" calcext:value-type="float">
            <text:p>0.02819384</text:p>
          </table:table-cell>
          <table:table-cell office:value-type="float" office:value="0.005414809" calcext:value-type="float">
            <text:p>0.005414809</text:p>
          </table:table-cell>
          <table:table-cell office:value-type="float" office:value="0.005785685" calcext:value-type="float">
            <text:p>0.005785685</text:p>
          </table:table-cell>
          <table:table-cell office:value-type="float" office:value="0" calcext:value-type="float">
            <text:p>0</text:p>
          </table:table-cell>
          <table:table-cell office:value-type="float" office:value="45.33914" calcext:value-type="float">
            <text:p>45.33914</text:p>
          </table:table-cell>
          <table:table-cell office:value-type="float" office:value="24.19625" calcext:value-type="float">
            <text:p>24.19625</text:p>
          </table:table-cell>
          <table:table-cell office:value-type="float" office:value="17.98875" calcext:value-type="float">
            <text:p>17.98875</text:p>
          </table:table-cell>
          <table:table-cell office:value-type="float" office:value="12.39692" calcext:value-type="float">
            <text:p>12.39692</text:p>
          </table:table-cell>
          <table:table-cell office:value-type="float" office:value="9.145512" calcext:value-type="float">
            <text:p>9.145512</text:p>
          </table:table-cell>
          <table:table-cell office:value-type="float" office:value="3.718189" calcext:value-type="float">
            <text:p>3.718189</text:p>
          </table:table-cell>
          <table:table-cell office:value-type="float" office:value="2.105336" calcext:value-type="float">
            <text:p>2.105336</text:p>
          </table:table-cell>
          <table:table-cell office:value-type="float" office:value="1.876511" calcext:value-type="float">
            <text:p>1.876511</text:p>
          </table:table-cell>
          <table:table-cell office:value-type="float" office:value="1.392867" calcext:value-type="float">
            <text:p>1.392867</text:p>
          </table:table-cell>
          <table:table-cell office:value-type="float" office:value="0.6570371" calcext:value-type="float">
            <text:p>0.6570371</text:p>
          </table:table-cell>
          <table:table-cell office:value-type="float" office:value="0.2831301" calcext:value-type="float">
            <text:p>0.2831301</text:p>
          </table:table-cell>
          <table:table-cell office:value-type="float" office:value="0.3413341" calcext:value-type="float">
            <text:p>0.3413341</text:p>
          </table:table-cell>
          <table:table-cell office:value-type="float" office:value="0.3195031" calcext:value-type="float">
            <text:p>0.3195031</text:p>
          </table:table-cell>
          <table:table-cell office:value-type="float" office:value="0.3486029" calcext:value-type="float">
            <text:p>0.3486029</text:p>
          </table:table-cell>
          <table:table-cell office:value-type="float" office:value="0" calcext:value-type="float">
            <text:p>0</text:p>
          </table:table-cell>
          <table:table-cell office:value-type="float" office:value="62.27242" calcext:value-type="float">
            <text:p>62.27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42599" calcext:value-type="float">
            <text:p>0.01342599</text:p>
          </table:table-cell>
          <table:table-cell office:value-type="float" office:value="0" calcext:value-type="float">
            <text:p>0</text:p>
          </table:table-cell>
          <table:table-cell office:value-type="float" office:value="-0.00007710509" calcext:value-type="float">
            <text:p>-7.710509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33.30476" calcext:value-type="float">
            <text:p>33.30476</text:p>
          </table:table-cell>
          <table:table-cell office:value-type="float" office:value="1094.016" calcext:value-type="float">
            <text:p>1094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5531" calcext:value-type="float">
            <text:p>0.1705531</text:p>
          </table:table-cell>
          <table:table-cell office:value-type="float" office:value="7.640683" calcext:value-type="float">
            <text:p>7.640683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26" calcext:value-type="float">
            <text:p>1.2592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5498" calcext:value-type="float">
            <text:p>3.255498E-05</text:p>
          </table:table-cell>
          <table:table-cell office:value-type="float" office:value="-0.0000564444" calcext:value-type="float">
            <text:p>-5.64444E-05</text:p>
          </table:table-cell>
          <table:table-cell office:value-type="float" office:value="0.001455967" calcext:value-type="float">
            <text:p>0.001455967</text:p>
          </table:table-cell>
          <table:table-cell office:value-type="float" office:value="0.0001146947" calcext:value-type="float">
            <text:p>0.0001146947</text:p>
          </table:table-cell>
          <table:table-cell office:value-type="float" office:value="14.3318" calcext:value-type="float">
            <text:p>14.3318</text:p>
          </table:table-cell>
          <table:table-cell office:value-type="float" office:value="0.2175848" calcext:value-type="float">
            <text:p>0.2175848</text:p>
          </table:table-cell>
          <table:table-cell office:value-type="float" office:value="0.1467626" calcext:value-type="float">
            <text:p>0.1467626</text:p>
          </table:table-cell>
          <table:table-cell office:value-type="float" office:value="0.1151562" calcext:value-type="float">
            <text:p>0.1151562</text:p>
          </table:table-cell>
          <table:table-cell office:value-type="float" office:value="0.06124194" calcext:value-type="float">
            <text:p>0.06124194</text:p>
          </table:table-cell>
          <table:table-cell office:value-type="float" office:value="0.0641915" calcext:value-type="float">
            <text:p>0.0641915</text:p>
          </table:table-cell>
          <table:table-cell office:value-type="float" office:value="0.02125768" calcext:value-type="float">
            <text:p>0.02125768</text:p>
          </table:table-cell>
          <table:table-cell office:value-type="float" office:value="0.01889355" calcext:value-type="float">
            <text:p>0.01889355</text:p>
          </table:table-cell>
          <table:table-cell office:value-type="float" office:value="0.03258933" calcext:value-type="float">
            <text:p>0.03258933</text:p>
          </table:table-cell>
          <table:table-cell office:value-type="float" office:value="0.02525109" calcext:value-type="float">
            <text:p>0.02525109</text:p>
          </table:table-cell>
          <table:table-cell office:value-type="float" office:value="0.02239739" calcext:value-type="float">
            <text:p>0.02239739</text:p>
          </table:table-cell>
          <table:table-cell office:value-type="float" office:value="0.01935462" calcext:value-type="float">
            <text:p>0.01935462</text:p>
          </table:table-cell>
          <table:table-cell office:value-type="float" office:value="0.0281988" calcext:value-type="float">
            <text:p>0.0281988</text:p>
          </table:table-cell>
          <table:table-cell office:value-type="float" office:value="0.005414032" calcext:value-type="float">
            <text:p>0.005414032</text:p>
          </table:table-cell>
          <table:table-cell office:value-type="float" office:value="0.005783762" calcext:value-type="float">
            <text:p>0.005783762</text:p>
          </table:table-cell>
          <table:table-cell office:value-type="float" office:value="0" calcext:value-type="float">
            <text:p>0</text:p>
          </table:table-cell>
          <table:table-cell office:value-type="float" office:value="42.47709" calcext:value-type="float">
            <text:p>42.47709</text:p>
          </table:table-cell>
          <table:table-cell office:value-type="float" office:value="23.93804" calcext:value-type="float">
            <text:p>23.93804</text:p>
          </table:table-cell>
          <table:table-cell office:value-type="float" office:value="17.99973" calcext:value-type="float">
            <text:p>17.99973</text:p>
          </table:table-cell>
          <table:table-cell office:value-type="float" office:value="12.40543" calcext:value-type="float">
            <text:p>12.40543</text:p>
          </table:table-cell>
          <table:table-cell office:value-type="float" office:value="9.164102" calcext:value-type="float">
            <text:p>9.164102</text:p>
          </table:table-cell>
          <table:table-cell office:value-type="float" office:value="3.71697" calcext:value-type="float">
            <text:p>3.71697</text:p>
          </table:table-cell>
          <table:table-cell office:value-type="float" office:value="2.125253" calcext:value-type="float">
            <text:p>2.125253</text:p>
          </table:table-cell>
          <table:table-cell office:value-type="float" office:value="1.87482" calcext:value-type="float">
            <text:p>1.87482</text:p>
          </table:table-cell>
          <table:table-cell office:value-type="float" office:value="1.392085" calcext:value-type="float">
            <text:p>1.392085</text:p>
          </table:table-cell>
          <table:table-cell office:value-type="float" office:value="0.6574166" calcext:value-type="float">
            <text:p>0.6574166</text:p>
          </table:table-cell>
          <table:table-cell office:value-type="float" office:value="0.2834912" calcext:value-type="float">
            <text:p>0.2834912</text:p>
          </table:table-cell>
          <table:table-cell office:value-type="float" office:value="0.3417713" calcext:value-type="float">
            <text:p>0.3417713</text:p>
          </table:table-cell>
          <table:table-cell office:value-type="float" office:value="0.3194194" calcext:value-type="float">
            <text:p>0.3194194</text:p>
          </table:table-cell>
          <table:table-cell office:value-type="float" office:value="0.3486041" calcext:value-type="float">
            <text:p>0.3486041</text:p>
          </table:table-cell>
          <table:table-cell office:value-type="float" office:value="0" calcext:value-type="float">
            <text:p>0</text:p>
          </table:table-cell>
          <table:table-cell office:value-type="float" office:value="64.32278" calcext:value-type="float">
            <text:p>64.3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0397" calcext:value-type="float">
            <text:p>0.02010397</text:p>
          </table:table-cell>
          <table:table-cell office:value-type="float" office:value="0" calcext:value-type="float">
            <text:p>0</text:p>
          </table:table-cell>
          <table:table-cell office:value-type="float" office:value="-0.0000780751" calcext:value-type="float">
            <text:p>-7.80751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33.29673" calcext:value-type="float">
            <text:p>33.29673</text:p>
          </table:table-cell>
          <table:table-cell office:value-type="float" office:value="1094.015" calcext:value-type="float">
            <text:p>1094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0086" calcext:value-type="float">
            <text:p>0.1750086</text:p>
          </table:table-cell>
          <table:table-cell office:value-type="float" office:value="7.644513" calcext:value-type="float">
            <text:p>7.644513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26" calcext:value-type="float">
            <text:p>1.2592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5498" calcext:value-type="float">
            <text:p>3.255498E-05</text:p>
          </table:table-cell>
          <table:table-cell office:value-type="float" office:value="-0.00005725863" calcext:value-type="float">
            <text:p>-5.725863E-05</text:p>
          </table:table-cell>
          <table:table-cell office:value-type="float" office:value="0.001491105" calcext:value-type="float">
            <text:p>0.001491105</text:p>
          </table:table-cell>
          <table:table-cell office:value-type="float" office:value="0.0001147003" calcext:value-type="float">
            <text:p>0.0001147003</text:p>
          </table:table-cell>
          <table:table-cell office:value-type="float" office:value="14.31594" calcext:value-type="float">
            <text:p>14.31594</text:p>
          </table:table-cell>
          <table:table-cell office:value-type="float" office:value="0.2353678" calcext:value-type="float">
            <text:p>0.2353678</text:p>
          </table:table-cell>
          <table:table-cell office:value-type="float" office:value="0.1478377" calcext:value-type="float">
            <text:p>0.1478377</text:p>
          </table:table-cell>
          <table:table-cell office:value-type="float" office:value="0.1162532" calcext:value-type="float">
            <text:p>0.1162532</text:p>
          </table:table-cell>
          <table:table-cell office:value-type="float" office:value="0.06202599" calcext:value-type="float">
            <text:p>0.06202599</text:p>
          </table:table-cell>
          <table:table-cell office:value-type="float" office:value="0.06505951" calcext:value-type="float">
            <text:p>0.06505951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01898373" calcext:value-type="float">
            <text:p>0.01898373</text:p>
          </table:table-cell>
          <table:table-cell office:value-type="float" office:value="0.03264139" calcext:value-type="float">
            <text:p>0.03264139</text:p>
          </table:table-cell>
          <table:table-cell office:value-type="float" office:value="0.02528095" calcext:value-type="float">
            <text:p>0.02528095</text:p>
          </table:table-cell>
          <table:table-cell office:value-type="float" office:value="0.02241712" calcext:value-type="float">
            <text:p>0.02241712</text:p>
          </table:table-cell>
          <table:table-cell office:value-type="float" office:value="0.01936866" calcext:value-type="float">
            <text:p>0.01936866</text:p>
          </table:table-cell>
          <table:table-cell office:value-type="float" office:value="0.02820422" calcext:value-type="float">
            <text:p>0.02820422</text:p>
          </table:table-cell>
          <table:table-cell office:value-type="float" office:value="0.005413471" calcext:value-type="float">
            <text:p>0.005413471</text:p>
          </table:table-cell>
          <table:table-cell office:value-type="float" office:value="0.005782671" calcext:value-type="float">
            <text:p>0.005782671</text:p>
          </table:table-cell>
          <table:table-cell office:value-type="float" office:value="0" calcext:value-type="float">
            <text:p>0</text:p>
          </table:table-cell>
          <table:table-cell office:value-type="float" office:value="41.37157" calcext:value-type="float">
            <text:p>41.37157</text:p>
          </table:table-cell>
          <table:table-cell office:value-type="float" office:value="23.769" calcext:value-type="float">
            <text:p>23.769</text:p>
          </table:table-cell>
          <table:table-cell office:value-type="float" office:value="18.02118" calcext:value-type="float">
            <text:p>18.02118</text:p>
          </table:table-cell>
          <table:table-cell office:value-type="float" office:value="12.41635" calcext:value-type="float">
            <text:p>12.41635</text:p>
          </table:table-cell>
          <table:table-cell office:value-type="float" office:value="9.181379" calcext:value-type="float">
            <text:p>9.181379</text:p>
          </table:table-cell>
          <table:table-cell office:value-type="float" office:value="3.715772" calcext:value-type="float">
            <text:p>3.715772</text:p>
          </table:table-cell>
          <table:table-cell office:value-type="float" office:value="2.148261" calcext:value-type="float">
            <text:p>2.148261</text:p>
          </table:table-cell>
          <table:table-cell office:value-type="float" office:value="1.872568" calcext:value-type="float">
            <text:p>1.872568</text:p>
          </table:table-cell>
          <table:table-cell office:value-type="float" office:value="1.391152" calcext:value-type="float">
            <text:p>1.391152</text:p>
          </table:table-cell>
          <table:table-cell office:value-type="float" office:value="0.6577743" calcext:value-type="float">
            <text:p>0.6577743</text:p>
          </table:table-cell>
          <table:table-cell office:value-type="float" office:value="0.283853" calcext:value-type="float">
            <text:p>0.283853</text:p>
          </table:table-cell>
          <table:table-cell office:value-type="float" office:value="0.3421997" calcext:value-type="float">
            <text:p>0.3421997</text:p>
          </table:table-cell>
          <table:table-cell office:value-type="float" office:value="0.3193945" calcext:value-type="float">
            <text:p>0.3193945</text:p>
          </table:table-cell>
          <table:table-cell office:value-type="float" office:value="0.3486056" calcext:value-type="float">
            <text:p>0.3486056</text:p>
          </table:table-cell>
          <table:table-cell office:value-type="float" office:value="0" calcext:value-type="float">
            <text:p>0</text:p>
          </table:table-cell>
          <table:table-cell office:value-type="float" office:value="67.59182" calcext:value-type="float">
            <text:p>67.59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35827" calcext:value-type="float">
            <text:p>0.02835827</text:p>
          </table:table-cell>
          <table:table-cell office:value-type="float" office:value="0" calcext:value-type="float">
            <text:p>0</text:p>
          </table:table-cell>
          <table:table-cell office:value-type="float" office:value="-0.00007903135" calcext:value-type="float">
            <text:p>-7.903135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33.28615" calcext:value-type="float">
            <text:p>33.28615</text:p>
          </table:table-cell>
          <table:table-cell office:value-type="float" office:value="1094.015" calcext:value-type="float">
            <text:p>1094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2464" calcext:value-type="float">
            <text:p>0.1812464</text:p>
          </table:table-cell>
          <table:table-cell office:value-type="float" office:value="7.648588" calcext:value-type="float">
            <text:p>7.648588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26" calcext:value-type="float">
            <text:p>1.2592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5498" calcext:value-type="float">
            <text:p>3.255498E-05</text:p>
          </table:table-cell>
          <table:table-cell office:value-type="float" office:value="-0.00005987713" calcext:value-type="float">
            <text:p>-5.987713E-05</text:p>
          </table:table-cell>
          <table:table-cell office:value-type="float" office:value="0.001525907" calcext:value-type="float">
            <text:p>0.001525907</text:p>
          </table:table-cell>
          <table:table-cell office:value-type="float" office:value="0.0001147059" calcext:value-type="float">
            <text:p>0.0001147059</text:p>
          </table:table-cell>
          <table:table-cell office:value-type="float" office:value="14.29578" calcext:value-type="float">
            <text:p>14.29578</text:p>
          </table:table-cell>
          <table:table-cell office:value-type="float" office:value="0.2558853" calcext:value-type="float">
            <text:p>0.2558853</text:p>
          </table:table-cell>
          <table:table-cell office:value-type="float" office:value="0.1471028" calcext:value-type="float">
            <text:p>0.1471028</text:p>
          </table:table-cell>
          <table:table-cell office:value-type="float" office:value="0.1164022" calcext:value-type="float">
            <text:p>0.1164022</text:p>
          </table:table-cell>
          <table:table-cell office:value-type="float" office:value="0.06258721" calcext:value-type="float">
            <text:p>0.06258721</text:p>
          </table:table-cell>
          <table:table-cell office:value-type="float" office:value="0.06577048" calcext:value-type="float">
            <text:p>0.06577048</text:p>
          </table:table-cell>
          <table:table-cell office:value-type="float" office:value="0.0214419" calcext:value-type="float">
            <text:p>0.0214419</text:p>
          </table:table-cell>
          <table:table-cell office:value-type="float" office:value="0.01906298" calcext:value-type="float">
            <text:p>0.01906298</text:p>
          </table:table-cell>
          <table:table-cell office:value-type="float" office:value="0.03269266" calcext:value-type="float">
            <text:p>0.03269266</text:p>
          </table:table-cell>
          <table:table-cell office:value-type="float" office:value="0.02530987" calcext:value-type="float">
            <text:p>0.02530987</text:p>
          </table:table-cell>
          <table:table-cell office:value-type="float" office:value="0.02243667" calcext:value-type="float">
            <text:p>0.02243667</text:p>
          </table:table-cell>
          <table:table-cell office:value-type="float" office:value="0.0193829" calcext:value-type="float">
            <text:p>0.0193829</text:p>
          </table:table-cell>
          <table:table-cell office:value-type="float" office:value="0.02821006" calcext:value-type="float">
            <text:p>0.02821006</text:p>
          </table:table-cell>
          <table:table-cell office:value-type="float" office:value="0.005413032" calcext:value-type="float">
            <text:p>0.005413032</text:p>
          </table:table-cell>
          <table:table-cell office:value-type="float" office:value="0.005782018" calcext:value-type="float">
            <text:p>0.005782018</text:p>
          </table:table-cell>
          <table:table-cell office:value-type="float" office:value="0" calcext:value-type="float">
            <text:p>0</text:p>
          </table:table-cell>
          <table:table-cell office:value-type="float" office:value="40.49274" calcext:value-type="float">
            <text:p>40.49274</text:p>
          </table:table-cell>
          <table:table-cell office:value-type="float" office:value="23.44969" calcext:value-type="float">
            <text:p>23.44969</text:p>
          </table:table-cell>
          <table:table-cell office:value-type="float" office:value="18.04772" calcext:value-type="float">
            <text:p>18.04772</text:p>
          </table:table-cell>
          <table:table-cell office:value-type="float" office:value="12.42915" calcext:value-type="float">
            <text:p>12.42915</text:p>
          </table:table-cell>
          <table:table-cell office:value-type="float" office:value="9.19903" calcext:value-type="float">
            <text:p>9.19903</text:p>
          </table:table-cell>
          <table:table-cell office:value-type="float" office:value="3.715279" calcext:value-type="float">
            <text:p>3.715279</text:p>
          </table:table-cell>
          <table:table-cell office:value-type="float" office:value="2.170961" calcext:value-type="float">
            <text:p>2.170961</text:p>
          </table:table-cell>
          <table:table-cell office:value-type="float" office:value="1.870647" calcext:value-type="float">
            <text:p>1.870647</text:p>
          </table:table-cell>
          <table:table-cell office:value-type="float" office:value="1.390073" calcext:value-type="float">
            <text:p>1.390073</text:p>
          </table:table-cell>
          <table:table-cell office:value-type="float" office:value="0.6581087" calcext:value-type="float">
            <text:p>0.6581087</text:p>
          </table:table-cell>
          <table:table-cell office:value-type="float" office:value="0.2842149" calcext:value-type="float">
            <text:p>0.2842149</text:p>
          </table:table-cell>
          <table:table-cell office:value-type="float" office:value="0.342622" calcext:value-type="float">
            <text:p>0.342622</text:p>
          </table:table-cell>
          <table:table-cell office:value-type="float" office:value="0.3193963" calcext:value-type="float">
            <text:p>0.3193963</text:p>
          </table:table-cell>
          <table:table-cell office:value-type="float" office:value="0.3486077" calcext:value-type="float">
            <text:p>0.3486077</text:p>
          </table:table-cell>
          <table:table-cell office:value-type="float" office:value="0" calcext:value-type="float">
            <text:p>0</text:p>
          </table:table-cell>
          <table:table-cell office:value-type="float" office:value="72.3946" calcext:value-type="float">
            <text:p>72.3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63283" calcext:value-type="float">
            <text:p>0.03863283</text:p>
          </table:table-cell>
          <table:table-cell office:value-type="float" office:value="0" calcext:value-type="float">
            <text:p>0</text:p>
          </table:table-cell>
          <table:table-cell office:value-type="float" office:value="-0.00007998475" calcext:value-type="float">
            <text:p>-7.998475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33.27116" calcext:value-type="float">
            <text:p>33.27116</text:p>
          </table:table-cell>
          <table:table-cell office:value-type="float" office:value="1094.016" calcext:value-type="float">
            <text:p>1094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1343" calcext:value-type="float">
            <text:p>0.1901343</text:p>
          </table:table-cell>
          <table:table-cell office:value-type="float" office:value="7.653305" calcext:value-type="float">
            <text:p>7.653305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26" calcext:value-type="float">
            <text:p>1.2592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5498" calcext:value-type="float">
            <text:p>3.255498E-05</text:p>
          </table:table-cell>
          <table:table-cell office:value-type="float" office:value="-0.00006222918" calcext:value-type="float">
            <text:p>-6.222918E-05</text:p>
          </table:table-cell>
          <table:table-cell office:value-type="float" office:value="0.001559407" calcext:value-type="float">
            <text:p>0.001559407</text:p>
          </table:table-cell>
          <table:table-cell office:value-type="float" office:value="0.000114745" calcext:value-type="float">
            <text:p>0.000114745</text:p>
          </table:table-cell>
          <table:table-cell office:value-type="float" office:value="14.26884" calcext:value-type="float">
            <text:p>14.26884</text:p>
          </table:table-cell>
          <table:table-cell office:value-type="float" office:value="0.2756017" calcext:value-type="float">
            <text:p>0.2756017</text:p>
          </table:table-cell>
          <table:table-cell office:value-type="float" office:value="0.1390427" calcext:value-type="float">
            <text:p>0.1390427</text:p>
          </table:table-cell>
          <table:table-cell office:value-type="float" office:value="0.1125224" calcext:value-type="float">
            <text:p>0.1125224</text:p>
          </table:table-cell>
          <table:table-cell office:value-type="float" office:value="0.06231154" calcext:value-type="float">
            <text:p>0.06231154</text:p>
          </table:table-cell>
          <table:table-cell office:value-type="float" office:value="0.06585947" calcext:value-type="float">
            <text:p>0.06585947</text:p>
          </table:table-cell>
          <table:table-cell office:value-type="float" office:value="0.02151269" calcext:value-type="float">
            <text:p>0.02151269</text:p>
          </table:table-cell>
          <table:table-cell office:value-type="float" office:value="0.01913632" calcext:value-type="float">
            <text:p>0.01913632</text:p>
          </table:table-cell>
          <table:table-cell office:value-type="float" office:value="0.03274016" calcext:value-type="float">
            <text:p>0.03274016</text:p>
          </table:table-cell>
          <table:table-cell office:value-type="float" office:value="0.02533781" calcext:value-type="float">
            <text:p>0.02533781</text:p>
          </table:table-cell>
          <table:table-cell office:value-type="float" office:value="0.02245602" calcext:value-type="float">
            <text:p>0.02245602</text:p>
          </table:table-cell>
          <table:table-cell office:value-type="float" office:value="0.01939732" calcext:value-type="float">
            <text:p>0.01939732</text:p>
          </table:table-cell>
          <table:table-cell office:value-type="float" office:value="0.02821629" calcext:value-type="float">
            <text:p>0.02821629</text:p>
          </table:table-cell>
          <table:table-cell office:value-type="float" office:value="0.005412987" calcext:value-type="float">
            <text:p>0.005412987</text:p>
          </table:table-cell>
          <table:table-cell office:value-type="float" office:value="0.005782922" calcext:value-type="float">
            <text:p>0.005782922</text:p>
          </table:table-cell>
          <table:table-cell office:value-type="float" office:value="0" calcext:value-type="float">
            <text:p>0</text:p>
          </table:table-cell>
          <table:table-cell office:value-type="float" office:value="40.64413" calcext:value-type="float">
            <text:p>40.64413</text:p>
          </table:table-cell>
          <table:table-cell office:value-type="float" office:value="23.08648" calcext:value-type="float">
            <text:p>23.08648</text:p>
          </table:table-cell>
          <table:table-cell office:value-type="float" office:value="18.06515" calcext:value-type="float">
            <text:p>18.06515</text:p>
          </table:table-cell>
          <table:table-cell office:value-type="float" office:value="12.45827" calcext:value-type="float">
            <text:p>12.45827</text:p>
          </table:table-cell>
          <table:table-cell office:value-type="float" office:value="9.221867" calcext:value-type="float">
            <text:p>9.221867</text:p>
          </table:table-cell>
          <table:table-cell office:value-type="float" office:value="3.716051" calcext:value-type="float">
            <text:p>3.716051</text:p>
          </table:table-cell>
          <table:table-cell office:value-type="float" office:value="2.196124" calcext:value-type="float">
            <text:p>2.196124</text:p>
          </table:table-cell>
          <table:table-cell office:value-type="float" office:value="1.868158" calcext:value-type="float">
            <text:p>1.868158</text:p>
          </table:table-cell>
          <table:table-cell office:value-type="float" office:value="1.388831" calcext:value-type="float">
            <text:p>1.388831</text:p>
          </table:table-cell>
          <table:table-cell office:value-type="float" office:value="0.6584185" calcext:value-type="float">
            <text:p>0.6584185</text:p>
          </table:table-cell>
          <table:table-cell office:value-type="float" office:value="0.284577" calcext:value-type="float">
            <text:p>0.284577</text:p>
          </table:table-cell>
          <table:table-cell office:value-type="float" office:value="0.3430434" calcext:value-type="float">
            <text:p>0.3430434</text:p>
          </table:table-cell>
          <table:table-cell office:value-type="float" office:value="0.3195054" calcext:value-type="float">
            <text:p>0.3195054</text:p>
          </table:table-cell>
          <table:table-cell office:value-type="float" office:value="0.3486097" calcext:value-type="float">
            <text:p>0.3486097</text:p>
          </table:table-cell>
          <table:table-cell office:value-type="float" office:value="0" calcext:value-type="float">
            <text:p>0</text:p>
          </table:table-cell>
          <table:table-cell office:value-type="float" office:value="79.81125" calcext:value-type="float">
            <text:p>79.81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20634" calcext:value-type="float">
            <text:p>0.05220634</text:p>
          </table:table-cell>
          <table:table-cell office:value-type="float" office:value="0" calcext:value-type="float">
            <text:p>0</text:p>
          </table:table-cell>
          <table:table-cell office:value-type="float" office:value="-0.00008097009" calcext:value-type="float">
            <text:p>-8.097009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33.25631" calcext:value-type="float">
            <text:p>33.25631</text:p>
          </table:table-cell>
          <table:table-cell office:value-type="float" office:value="1094.016" calcext:value-type="float">
            <text:p>1094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5806" calcext:value-type="float">
            <text:p>0.1985806</text:p>
          </table:table-cell>
          <table:table-cell office:value-type="float" office:value="7.658409" calcext:value-type="float">
            <text:p>7.658409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358" calcext:value-type="float">
            <text:p>1.259358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5842" calcext:value-type="float">
            <text:p>3.255842E-05</text:p>
          </table:table-cell>
          <table:table-cell office:value-type="float" office:value="-0.0000655945" calcext:value-type="float">
            <text:p>-6.55945E-05</text:p>
          </table:table-cell>
          <table:table-cell office:value-type="float" office:value="0.001592903" calcext:value-type="float">
            <text:p>0.001592903</text:p>
          </table:table-cell>
          <table:table-cell office:value-type="float" office:value="0.0001148107" calcext:value-type="float">
            <text:p>0.0001148107</text:p>
          </table:table-cell>
          <table:table-cell office:value-type="float" office:value="14.24263" calcext:value-type="float">
            <text:p>14.24263</text:p>
          </table:table-cell>
          <table:table-cell office:value-type="float" office:value="0.2807626" calcext:value-type="float">
            <text:p>0.2807626</text:p>
          </table:table-cell>
          <table:table-cell office:value-type="float" office:value="0.1296123" calcext:value-type="float">
            <text:p>0.1296123</text:p>
          </table:table-cell>
          <table:table-cell office:value-type="float" office:value="0.1060609" calcext:value-type="float">
            <text:p>0.1060609</text:p>
          </table:table-cell>
          <table:table-cell office:value-type="float" office:value="0.06115405" calcext:value-type="float">
            <text:p>0.06115405</text:p>
          </table:table-cell>
          <table:table-cell office:value-type="float" office:value="0.06508877" calcext:value-type="float">
            <text:p>0.06508877</text:p>
          </table:table-cell>
          <table:table-cell office:value-type="float" office:value="0.02154961" calcext:value-type="float">
            <text:p>0.02154961</text:p>
          </table:table-cell>
          <table:table-cell office:value-type="float" office:value="0.01920127" calcext:value-type="float">
            <text:p>0.01920127</text:p>
          </table:table-cell>
          <table:table-cell office:value-type="float" office:value="0.03278538" calcext:value-type="float">
            <text:p>0.03278538</text:p>
          </table:table-cell>
          <table:table-cell office:value-type="float" office:value="0.02536497" calcext:value-type="float">
            <text:p>0.02536497</text:p>
          </table:table-cell>
          <table:table-cell office:value-type="float" office:value="0.02247514" calcext:value-type="float">
            <text:p>0.02247514</text:p>
          </table:table-cell>
          <table:table-cell office:value-type="float" office:value="0.01941191" calcext:value-type="float">
            <text:p>0.01941191</text:p>
          </table:table-cell>
          <table:table-cell office:value-type="float" office:value="0.02822286" calcext:value-type="float">
            <text:p>0.02822286</text:p>
          </table:table-cell>
          <table:table-cell office:value-type="float" office:value="0.005412916" calcext:value-type="float">
            <text:p>0.005412916</text:p>
          </table:table-cell>
          <table:table-cell office:value-type="float" office:value="0.005783671" calcext:value-type="float">
            <text:p>0.005783671</text:p>
          </table:table-cell>
          <table:table-cell office:value-type="float" office:value="0" calcext:value-type="float">
            <text:p>0</text:p>
          </table:table-cell>
          <table:table-cell office:value-type="float" office:value="39.82888" calcext:value-type="float">
            <text:p>39.82888</text:p>
          </table:table-cell>
          <table:table-cell office:value-type="float" office:value="22.79185" calcext:value-type="float">
            <text:p>22.79185</text:p>
          </table:table-cell>
          <table:table-cell office:value-type="float" office:value="18.01434" calcext:value-type="float">
            <text:p>18.01434</text:p>
          </table:table-cell>
          <table:table-cell office:value-type="float" office:value="12.50188" calcext:value-type="float">
            <text:p>12.50188</text:p>
          </table:table-cell>
          <table:table-cell office:value-type="float" office:value="9.251163" calcext:value-type="float">
            <text:p>9.251163</text:p>
          </table:table-cell>
          <table:table-cell office:value-type="float" office:value="3.718493" calcext:value-type="float">
            <text:p>3.718493</text:p>
          </table:table-cell>
          <table:table-cell office:value-type="float" office:value="2.221018" calcext:value-type="float">
            <text:p>2.221018</text:p>
          </table:table-cell>
          <table:table-cell office:value-type="float" office:value="1.865718" calcext:value-type="float">
            <text:p>1.865718</text:p>
          </table:table-cell>
          <table:table-cell office:value-type="float" office:value="1.387515" calcext:value-type="float">
            <text:p>1.387515</text:p>
          </table:table-cell>
          <table:table-cell office:value-type="float" office:value="0.658702" calcext:value-type="float">
            <text:p>0.658702</text:p>
          </table:table-cell>
          <table:table-cell office:value-type="float" office:value="0.2849398" calcext:value-type="float">
            <text:p>0.2849398</text:p>
          </table:table-cell>
          <table:table-cell office:value-type="float" office:value="0.3434629" calcext:value-type="float">
            <text:p>0.3434629</text:p>
          </table:table-cell>
          <table:table-cell office:value-type="float" office:value="0.319592" calcext:value-type="float">
            <text:p>0.319592</text:p>
          </table:table-cell>
          <table:table-cell office:value-type="float" office:value="0.3486119" calcext:value-type="float">
            <text:p>0.3486119</text:p>
          </table:table-cell>
          <table:table-cell office:value-type="float" office:value="0" calcext:value-type="float">
            <text:p>0</text:p>
          </table:table-cell>
          <table:table-cell office:value-type="float" office:value="87.20419" calcext:value-type="float">
            <text:p>87.20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61588" calcext:value-type="float">
            <text:p>0.06561588</text:p>
          </table:table-cell>
          <table:table-cell office:value-type="float" office:value="0" calcext:value-type="float">
            <text:p>0</text:p>
          </table:table-cell>
          <table:table-cell office:value-type="float" office:value="-0.00008199106" calcext:value-type="float">
            <text:p>-8.199106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33.24336" calcext:value-type="float">
            <text:p>33.24336</text:p>
          </table:table-cell>
          <table:table-cell office:value-type="float" office:value="1094.017" calcext:value-type="float">
            <text:p>1094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65799" calcext:value-type="float">
            <text:p>0.2065799</text:p>
          </table:table-cell>
          <table:table-cell office:value-type="float" office:value="7.66186" calcext:value-type="float">
            <text:p>7.66186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406" calcext:value-type="float">
            <text:p>1.259406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6025" calcext:value-type="float">
            <text:p>3.256025E-05</text:p>
          </table:table-cell>
          <table:table-cell office:value-type="float" office:value="-0.0000690281" calcext:value-type="float">
            <text:p>-6.90281E-05</text:p>
          </table:table-cell>
          <table:table-cell office:value-type="float" office:value="0.001626152" calcext:value-type="float">
            <text:p>0.001626152</text:p>
          </table:table-cell>
          <table:table-cell office:value-type="float" office:value="0.0001152065" calcext:value-type="float">
            <text:p>0.0001152065</text:p>
          </table:table-cell>
          <table:table-cell office:value-type="float" office:value="14.22087" calcext:value-type="float">
            <text:p>14.22087</text:p>
          </table:table-cell>
          <table:table-cell office:value-type="float" office:value="0.2659242" calcext:value-type="float">
            <text:p>0.2659242</text:p>
          </table:table-cell>
          <table:table-cell office:value-type="float" office:value="0.1214216" calcext:value-type="float">
            <text:p>0.1214216</text:p>
          </table:table-cell>
          <table:table-cell office:value-type="float" office:value="0.09874336" calcext:value-type="float">
            <text:p>0.09874336</text:p>
          </table:table-cell>
          <table:table-cell office:value-type="float" office:value="0.05946273" calcext:value-type="float">
            <text:p>0.05946273</text:p>
          </table:table-cell>
          <table:table-cell office:value-type="float" office:value="0.06380562" calcext:value-type="float">
            <text:p>0.06380562</text:p>
          </table:table-cell>
          <table:table-cell office:value-type="float" office:value="0.02155295" calcext:value-type="float">
            <text:p>0.02155295</text:p>
          </table:table-cell>
          <table:table-cell office:value-type="float" office:value="0.01925252" calcext:value-type="float">
            <text:p>0.01925252</text:p>
          </table:table-cell>
          <table:table-cell office:value-type="float" office:value="0.03283035" calcext:value-type="float">
            <text:p>0.03283035</text:p>
          </table:table-cell>
          <table:table-cell office:value-type="float" office:value="0.02539155" calcext:value-type="float">
            <text:p>0.02539155</text:p>
          </table:table-cell>
          <table:table-cell office:value-type="float" office:value="0.02249399" calcext:value-type="float">
            <text:p>0.02249399</text:p>
          </table:table-cell>
          <table:table-cell office:value-type="float" office:value="0.01942667" calcext:value-type="float">
            <text:p>0.01942667</text:p>
          </table:table-cell>
          <table:table-cell office:value-type="float" office:value="0.02822976" calcext:value-type="float">
            <text:p>0.02822976</text:p>
          </table:table-cell>
          <table:table-cell office:value-type="float" office:value="0.005412899" calcext:value-type="float">
            <text:p>0.005412899</text:p>
          </table:table-cell>
          <table:table-cell office:value-type="float" office:value="0.005784596" calcext:value-type="float">
            <text:p>0.005784596</text:p>
          </table:table-cell>
          <table:table-cell office:value-type="float" office:value="0" calcext:value-type="float">
            <text:p>0</text:p>
          </table:table-cell>
          <table:table-cell office:value-type="float" office:value="43.67446" calcext:value-type="float">
            <text:p>43.67446</text:p>
          </table:table-cell>
          <table:table-cell office:value-type="float" office:value="22.65743" calcext:value-type="float">
            <text:p>22.65743</text:p>
          </table:table-cell>
          <table:table-cell office:value-type="float" office:value="17.88263" calcext:value-type="float">
            <text:p>17.88263</text:p>
          </table:table-cell>
          <table:table-cell office:value-type="float" office:value="12.565" calcext:value-type="float">
            <text:p>12.565</text:p>
          </table:table-cell>
          <table:table-cell office:value-type="float" office:value="9.288198" calcext:value-type="float">
            <text:p>9.288198</text:p>
          </table:table-cell>
          <table:table-cell office:value-type="float" office:value="3.722316" calcext:value-type="float">
            <text:p>3.722316</text:p>
          </table:table-cell>
          <table:table-cell office:value-type="float" office:value="2.242654" calcext:value-type="float">
            <text:p>2.242654</text:p>
          </table:table-cell>
          <table:table-cell office:value-type="float" office:value="1.864029" calcext:value-type="float">
            <text:p>1.864029</text:p>
          </table:table-cell>
          <table:table-cell office:value-type="float" office:value="1.386214" calcext:value-type="float">
            <text:p>1.386214</text:p>
          </table:table-cell>
          <table:table-cell office:value-type="float" office:value="0.6589607" calcext:value-type="float">
            <text:p>0.6589607</text:p>
          </table:table-cell>
          <table:table-cell office:value-type="float" office:value="0.2853033" calcext:value-type="float">
            <text:p>0.2853033</text:p>
          </table:table-cell>
          <table:table-cell office:value-type="float" office:value="0.3438791" calcext:value-type="float">
            <text:p>0.3438791</text:p>
          </table:table-cell>
          <table:table-cell office:value-type="float" office:value="0.3196824" calcext:value-type="float">
            <text:p>0.3196824</text:p>
          </table:table-cell>
          <table:table-cell office:value-type="float" office:value="0.348612" calcext:value-type="float">
            <text:p>0.348612</text:p>
          </table:table-cell>
          <table:table-cell office:value-type="float" office:value="0" calcext:value-type="float">
            <text:p>0</text:p>
          </table:table-cell>
          <table:table-cell office:value-type="float" office:value="94.43938" calcext:value-type="float">
            <text:p>94.43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98259" calcext:value-type="float">
            <text:p>0.07698259</text:p>
          </table:table-cell>
          <table:table-cell office:value-type="float" office:value="0" calcext:value-type="float">
            <text:p>0</text:p>
          </table:table-cell>
          <table:table-cell office:value-type="float" office:value="-0.00008303943" calcext:value-type="float">
            <text:p>-8.303943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33.22995" calcext:value-type="float">
            <text:p>33.22995</text:p>
          </table:table-cell>
          <table:table-cell office:value-type="float" office:value="1094.017" calcext:value-type="float">
            <text:p>1094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8101" calcext:value-type="float">
            <text:p>0.2138101</text:p>
          </table:table-cell>
          <table:table-cell office:value-type="float" office:value="7.667058" calcext:value-type="float">
            <text:p>7.667058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454" calcext:value-type="float">
            <text:p>1.259454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62" calcext:value-type="float">
            <text:p>3.2562E-05</text:p>
          </table:table-cell>
          <table:table-cell office:value-type="float" office:value="-0.00007306279" calcext:value-type="float">
            <text:p>-7.306279E-05</text:p>
          </table:table-cell>
          <table:table-cell office:value-type="float" office:value="0.001659911" calcext:value-type="float">
            <text:p>0.001659911</text:p>
          </table:table-cell>
          <table:table-cell office:value-type="float" office:value="0.00011526" calcext:value-type="float">
            <text:p>0.00011526</text:p>
          </table:table-cell>
          <table:table-cell office:value-type="float" office:value="14.19721" calcext:value-type="float">
            <text:p>14.19721</text:p>
          </table:table-cell>
          <table:table-cell office:value-type="float" office:value="0.2676187" calcext:value-type="float">
            <text:p>0.2676187</text:p>
          </table:table-cell>
          <table:table-cell office:value-type="float" office:value="0.1162201" calcext:value-type="float">
            <text:p>0.1162201</text:p>
          </table:table-cell>
          <table:table-cell office:value-type="float" office:value="0.09227195" calcext:value-type="float">
            <text:p>0.09227195</text:p>
          </table:table-cell>
          <table:table-cell office:value-type="float" office:value="0.05758439" calcext:value-type="float">
            <text:p>0.05758439</text:p>
          </table:table-cell>
          <table:table-cell office:value-type="float" office:value="0.06227795" calcext:value-type="float">
            <text:p>0.06227795</text:p>
          </table:table-cell>
          <table:table-cell office:value-type="float" office:value="0.02153206" calcext:value-type="float">
            <text:p>0.02153206</text:p>
          </table:table-cell>
          <table:table-cell office:value-type="float" office:value="0.01928818" calcext:value-type="float">
            <text:p>0.01928818</text:p>
          </table:table-cell>
          <table:table-cell office:value-type="float" office:value="0.03287637" calcext:value-type="float">
            <text:p>0.03287637</text:p>
          </table:table-cell>
          <table:table-cell office:value-type="float" office:value="0.02541767" calcext:value-type="float">
            <text:p>0.02541767</text:p>
          </table:table-cell>
          <table:table-cell office:value-type="float" office:value="0.02251259" calcext:value-type="float">
            <text:p>0.02251259</text:p>
          </table:table-cell>
          <table:table-cell office:value-type="float" office:value="0.01944156" calcext:value-type="float">
            <text:p>0.01944156</text:p>
          </table:table-cell>
          <table:table-cell office:value-type="float" office:value="0.02823693" calcext:value-type="float">
            <text:p>0.02823693</text:p>
          </table:table-cell>
          <table:table-cell office:value-type="float" office:value="0.005412761" calcext:value-type="float">
            <text:p>0.005412761</text:p>
          </table:table-cell>
          <table:table-cell office:value-type="float" office:value="0.005785027" calcext:value-type="float">
            <text:p>0.005785027</text:p>
          </table:table-cell>
          <table:table-cell office:value-type="float" office:value="0" calcext:value-type="float">
            <text:p>0</text:p>
          </table:table-cell>
          <table:table-cell office:value-type="float" office:value="41.10719" calcext:value-type="float">
            <text:p>41.10719</text:p>
          </table:table-cell>
          <table:table-cell office:value-type="float" office:value="22.52528" calcext:value-type="float">
            <text:p>22.52528</text:p>
          </table:table-cell>
          <table:table-cell office:value-type="float" office:value="17.72006" calcext:value-type="float">
            <text:p>17.72006</text:p>
          </table:table-cell>
          <table:table-cell office:value-type="float" office:value="12.63214" calcext:value-type="float">
            <text:p>12.63214</text:p>
          </table:table-cell>
          <table:table-cell office:value-type="float" office:value="9.330425" calcext:value-type="float">
            <text:p>9.330425</text:p>
          </table:table-cell>
          <table:table-cell office:value-type="float" office:value="3.727212" calcext:value-type="float">
            <text:p>3.727212</text:p>
          </table:table-cell>
          <table:table-cell office:value-type="float" office:value="2.25942" calcext:value-type="float">
            <text:p>2.25942</text:p>
          </table:table-cell>
          <table:table-cell office:value-type="float" office:value="1.863455" calcext:value-type="float">
            <text:p>1.863455</text:p>
          </table:table-cell>
          <table:table-cell office:value-type="float" office:value="1.384968" calcext:value-type="float">
            <text:p>1.384968</text:p>
          </table:table-cell>
          <table:table-cell office:value-type="float" office:value="0.6591976" calcext:value-type="float">
            <text:p>0.6591976</text:p>
          </table:table-cell>
          <table:table-cell office:value-type="float" office:value="0.285668" calcext:value-type="float">
            <text:p>0.285668</text:p>
          </table:table-cell>
          <table:table-cell office:value-type="float" office:value="0.3442897" calcext:value-type="float">
            <text:p>0.3442897</text:p>
          </table:table-cell>
          <table:table-cell office:value-type="float" office:value="0.3197275" calcext:value-type="float">
            <text:p>0.3197275</text:p>
          </table:table-cell>
          <table:table-cell office:value-type="float" office:value="0.3486115" calcext:value-type="float">
            <text:p>0.3486115</text:p>
          </table:table-cell>
          <table:table-cell office:value-type="float" office:value="0" calcext:value-type="float">
            <text:p>0</text:p>
          </table:table-cell>
          <table:table-cell office:value-type="float" office:value="100.7968" calcext:value-type="float">
            <text:p>100.7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3281" calcext:value-type="float">
            <text:p>0.0893281</text:p>
          </table:table-cell>
          <table:table-cell office:value-type="float" office:value="0" calcext:value-type="float">
            <text:p>0</text:p>
          </table:table-cell>
          <table:table-cell office:value-type="float" office:value="-0.00008409676" calcext:value-type="float">
            <text:p>-8.409676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33.21738" calcext:value-type="float">
            <text:p>33.21738</text:p>
          </table:table-cell>
          <table:table-cell office:value-type="float" office:value="1094.017" calcext:value-type="float">
            <text:p>1094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162" calcext:value-type="float">
            <text:p>0.2215162</text:p>
          </table:table-cell>
          <table:table-cell office:value-type="float" office:value="7.67056" calcext:value-type="float">
            <text:p>7.67056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502" calcext:value-type="float">
            <text:p>1.259502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6374" calcext:value-type="float">
            <text:p>3.256374E-05</text:p>
          </table:table-cell>
          <table:table-cell office:value-type="float" office:value="-0.00007669024" calcext:value-type="float">
            <text:p>-7.669024E-05</text:p>
          </table:table-cell>
          <table:table-cell office:value-type="float" office:value="0.00169312" calcext:value-type="float">
            <text:p>0.00169312</text:p>
          </table:table-cell>
          <table:table-cell office:value-type="float" office:value="0.0001156106" calcext:value-type="float">
            <text:p>0.0001156106</text:p>
          </table:table-cell>
          <table:table-cell office:value-type="float" office:value="14.17623" calcext:value-type="float">
            <text:p>14.17623</text:p>
          </table:table-cell>
          <table:table-cell office:value-type="float" office:value="0.2617515" calcext:value-type="float">
            <text:p>0.2617515</text:p>
          </table:table-cell>
          <table:table-cell office:value-type="float" office:value="0.11139" calcext:value-type="float">
            <text:p>0.11139</text:p>
          </table:table-cell>
          <table:table-cell office:value-type="float" office:value="0.08631299" calcext:value-type="float">
            <text:p>0.08631299</text:p>
          </table:table-cell>
          <table:table-cell office:value-type="float" office:value="0.05567684" calcext:value-type="float">
            <text:p>0.05567684</text:p>
          </table:table-cell>
          <table:table-cell office:value-type="float" office:value="0.06064836" calcext:value-type="float">
            <text:p>0.06064836</text:p>
          </table:table-cell>
          <table:table-cell office:value-type="float" office:value="0.02149562" calcext:value-type="float">
            <text:p>0.02149562</text:p>
          </table:table-cell>
          <table:table-cell office:value-type="float" office:value="0.01931502" calcext:value-type="float">
            <text:p>0.01931502</text:p>
          </table:table-cell>
          <table:table-cell office:value-type="float" office:value="0.03292197" calcext:value-type="float">
            <text:p>0.03292197</text:p>
          </table:table-cell>
          <table:table-cell office:value-type="float" office:value="0.02544338" calcext:value-type="float">
            <text:p>0.02544338</text:p>
          </table:table-cell>
          <table:table-cell office:value-type="float" office:value="0.02253095" calcext:value-type="float">
            <text:p>0.02253095</text:p>
          </table:table-cell>
          <table:table-cell office:value-type="float" office:value="0.01945657" calcext:value-type="float">
            <text:p>0.01945657</text:p>
          </table:table-cell>
          <table:table-cell office:value-type="float" office:value="0.02824432" calcext:value-type="float">
            <text:p>0.02824432</text:p>
          </table:table-cell>
          <table:table-cell office:value-type="float" office:value="0.005412773" calcext:value-type="float">
            <text:p>0.005412773</text:p>
          </table:table-cell>
          <table:table-cell office:value-type="float" office:value="0.005786031" calcext:value-type="float">
            <text:p>0.005786031</text:p>
          </table:table-cell>
          <table:table-cell office:value-type="float" office:value="0" calcext:value-type="float">
            <text:p>0</text:p>
          </table:table-cell>
          <table:table-cell office:value-type="float" office:value="44.24784" calcext:value-type="float">
            <text:p>44.24784</text:p>
          </table:table-cell>
          <table:table-cell office:value-type="float" office:value="22.48055" calcext:value-type="float">
            <text:p>22.48055</text:p>
          </table:table-cell>
          <table:table-cell office:value-type="float" office:value="17.52851" calcext:value-type="float">
            <text:p>17.52851</text:p>
          </table:table-cell>
          <table:table-cell office:value-type="float" office:value="12.7303" calcext:value-type="float">
            <text:p>12.7303</text:p>
          </table:table-cell>
          <table:table-cell office:value-type="float" office:value="9.384846" calcext:value-type="float">
            <text:p>9.384846</text:p>
          </table:table-cell>
          <table:table-cell office:value-type="float" office:value="3.733134" calcext:value-type="float">
            <text:p>3.733134</text:p>
          </table:table-cell>
          <table:table-cell office:value-type="float" office:value="2.273029" calcext:value-type="float">
            <text:p>2.273029</text:p>
          </table:table-cell>
          <table:table-cell office:value-type="float" office:value="1.863435" calcext:value-type="float">
            <text:p>1.863435</text:p>
          </table:table-cell>
          <table:table-cell office:value-type="float" office:value="1.383813" calcext:value-type="float">
            <text:p>1.383813</text:p>
          </table:table-cell>
          <table:table-cell office:value-type="float" office:value="0.659417" calcext:value-type="float">
            <text:p>0.659417</text:p>
          </table:table-cell>
          <table:table-cell office:value-type="float" office:value="0.2860341" calcext:value-type="float">
            <text:p>0.2860341</text:p>
          </table:table-cell>
          <table:table-cell office:value-type="float" office:value="0.3446949" calcext:value-type="float">
            <text:p>0.3446949</text:p>
          </table:table-cell>
          <table:table-cell office:value-type="float" office:value="0.319808" calcext:value-type="float">
            <text:p>0.319808</text:p>
          </table:table-cell>
          <table:table-cell office:value-type="float" office:value="0.348611" calcext:value-type="float">
            <text:p>0.348611</text:p>
          </table:table-cell>
          <table:table-cell office:value-type="float" office:value="0" calcext:value-type="float">
            <text:p>0</text:p>
          </table:table-cell>
          <table:table-cell office:value-type="float" office:value="107.5822" calcext:value-type="float">
            <text:p>107.5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4523" calcext:value-type="float">
            <text:p>0.1004523</text:p>
          </table:table-cell>
          <table:table-cell office:value-type="float" office:value="0" calcext:value-type="float">
            <text:p>0</text:p>
          </table:table-cell>
          <table:table-cell office:value-type="float" office:value="-0.000085181" calcext:value-type="float">
            <text:p>-8.5181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33.21345" calcext:value-type="float">
            <text:p>33.21345</text:p>
          </table:table-cell>
          <table:table-cell office:value-type="float" office:value="1094.015" calcext:value-type="float">
            <text:p>1094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0429" calcext:value-type="float">
            <text:p>0.2220429</text:p>
          </table:table-cell>
          <table:table-cell office:value-type="float" office:value="7.674663" calcext:value-type="float">
            <text:p>7.674663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502" calcext:value-type="float">
            <text:p>1.259502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6374" calcext:value-type="float">
            <text:p>3.256374E-05</text:p>
          </table:table-cell>
          <table:table-cell office:value-type="float" office:value="-0.0000780312" calcext:value-type="float">
            <text:p>-7.80312E-05</text:p>
          </table:table-cell>
          <table:table-cell office:value-type="float" office:value="0.001728768" calcext:value-type="float">
            <text:p>0.001728768</text:p>
          </table:table-cell>
          <table:table-cell office:value-type="float" office:value="0.0001156933" calcext:value-type="float">
            <text:p>0.0001156933</text:p>
          </table:table-cell>
          <table:table-cell office:value-type="float" office:value="14.16886" calcext:value-type="float">
            <text:p>14.16886</text:p>
          </table:table-cell>
          <table:table-cell office:value-type="float" office:value="0.2650439" calcext:value-type="float">
            <text:p>0.2650439</text:p>
          </table:table-cell>
          <table:table-cell office:value-type="float" office:value="0.1105706" calcext:value-type="float">
            <text:p>0.1105706</text:p>
          </table:table-cell>
          <table:table-cell office:value-type="float" office:value="0.08158295" calcext:value-type="float">
            <text:p>0.08158295</text:p>
          </table:table-cell>
          <table:table-cell office:value-type="float" office:value="0.05381705" calcext:value-type="float">
            <text:p>0.05381705</text:p>
          </table:table-cell>
          <table:table-cell office:value-type="float" office:value="0.05899261" calcext:value-type="float">
            <text:p>0.05899261</text:p>
          </table:table-cell>
          <table:table-cell office:value-type="float" office:value="0.02145031" calcext:value-type="float">
            <text:p>0.02145031</text:p>
          </table:table-cell>
          <table:table-cell office:value-type="float" office:value="0.01932639" calcext:value-type="float">
            <text:p>0.01932639</text:p>
          </table:table-cell>
          <table:table-cell office:value-type="float" office:value="0.03296934" calcext:value-type="float">
            <text:p>0.03296934</text:p>
          </table:table-cell>
          <table:table-cell office:value-type="float" office:value="0.02546871" calcext:value-type="float">
            <text:p>0.02546871</text:p>
          </table:table-cell>
          <table:table-cell office:value-type="float" office:value="0.02254908" calcext:value-type="float">
            <text:p>0.02254908</text:p>
          </table:table-cell>
          <table:table-cell office:value-type="float" office:value="0.0194717" calcext:value-type="float">
            <text:p>0.0194717</text:p>
          </table:table-cell>
          <table:table-cell office:value-type="float" office:value="0.02825189" calcext:value-type="float">
            <text:p>0.02825189</text:p>
          </table:table-cell>
          <table:table-cell office:value-type="float" office:value="0.005412449" calcext:value-type="float">
            <text:p>0.005412449</text:p>
          </table:table-cell>
          <table:table-cell office:value-type="float" office:value="0.005785645" calcext:value-type="float">
            <text:p>0.005785645</text:p>
          </table:table-cell>
          <table:table-cell office:value-type="float" office:value="0" calcext:value-type="float">
            <text:p>0</text:p>
          </table:table-cell>
          <table:table-cell office:value-type="float" office:value="43.09924" calcext:value-type="float">
            <text:p>43.09924</text:p>
          </table:table-cell>
          <table:table-cell office:value-type="float" office:value="22.40077" calcext:value-type="float">
            <text:p>22.40077</text:p>
          </table:table-cell>
          <table:table-cell office:value-type="float" office:value="17.31973" calcext:value-type="float">
            <text:p>17.31973</text:p>
          </table:table-cell>
          <table:table-cell office:value-type="float" office:value="12.83099" calcext:value-type="float">
            <text:p>12.83099</text:p>
          </table:table-cell>
          <table:table-cell office:value-type="float" office:value="9.448252" calcext:value-type="float">
            <text:p>9.448252</text:p>
          </table:table-cell>
          <table:table-cell office:value-type="float" office:value="3.740066" calcext:value-type="float">
            <text:p>3.740066</text:p>
          </table:table-cell>
          <table:table-cell office:value-type="float" office:value="2.280957" calcext:value-type="float">
            <text:p>2.280957</text:p>
          </table:table-cell>
          <table:table-cell office:value-type="float" office:value="1.864622" calcext:value-type="float">
            <text:p>1.864622</text:p>
          </table:table-cell>
          <table:table-cell office:value-type="float" office:value="1.382774" calcext:value-type="float">
            <text:p>1.382774</text:p>
          </table:table-cell>
          <table:table-cell office:value-type="float" office:value="0.6596221" calcext:value-type="float">
            <text:p>0.6596221</text:p>
          </table:table-cell>
          <table:table-cell office:value-type="float" office:value="0.2864017" calcext:value-type="float">
            <text:p>0.2864017</text:p>
          </table:table-cell>
          <table:table-cell office:value-type="float" office:value="0.3450921" calcext:value-type="float">
            <text:p>0.3450921</text:p>
          </table:table-cell>
          <table:table-cell office:value-type="float" office:value="0.3197781" calcext:value-type="float">
            <text:p>0.3197781</text:p>
          </table:table-cell>
          <table:table-cell office:value-type="float" office:value="0.3486107" calcext:value-type="float">
            <text:p>0.3486107</text:p>
          </table:table-cell>
          <table:table-cell office:value-type="float" office:value="0" calcext:value-type="float">
            <text:p>0</text:p>
          </table:table-cell>
          <table:table-cell office:value-type="float" office:value="108.2885" calcext:value-type="float">
            <text:p>108.2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0446" calcext:value-type="float">
            <text:p>0.1050446</text:p>
          </table:table-cell>
          <table:table-cell office:value-type="float" office:value="0" calcext:value-type="float">
            <text:p>0</text:p>
          </table:table-cell>
          <table:table-cell office:value-type="float" office:value="-0.00008624541" calcext:value-type="float">
            <text:p>-8.624541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33.21009" calcext:value-type="float">
            <text:p>33.21009</text:p>
          </table:table-cell>
          <table:table-cell office:value-type="float" office:value="1094.013" calcext:value-type="float">
            <text:p>1094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1935" calcext:value-type="float">
            <text:p>0.2221935</text:p>
          </table:table-cell>
          <table:table-cell office:value-type="float" office:value="7.678715" calcext:value-type="float">
            <text:p>7.678715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502" calcext:value-type="float">
            <text:p>1.259502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6374" calcext:value-type="float">
            <text:p>3.256374E-05</text:p>
          </table:table-cell>
          <table:table-cell office:value-type="float" office:value="-0.000078995" calcext:value-type="float">
            <text:p>-7.8995E-05</text:p>
          </table:table-cell>
          <table:table-cell office:value-type="float" office:value="0.001764667" calcext:value-type="float">
            <text:p>0.001764667</text:p>
          </table:table-cell>
          <table:table-cell office:value-type="float" office:value="0.0001157987" calcext:value-type="float">
            <text:p>0.0001157987</text:p>
          </table:table-cell>
          <table:table-cell office:value-type="float" office:value="14.16196" calcext:value-type="float">
            <text:p>14.16196</text:p>
          </table:table-cell>
          <table:table-cell office:value-type="float" office:value="0.2678279" calcext:value-type="float">
            <text:p>0.2678279</text:p>
          </table:table-cell>
          <table:table-cell office:value-type="float" office:value="0.1108544" calcext:value-type="float">
            <text:p>0.1108544</text:p>
          </table:table-cell>
          <table:table-cell office:value-type="float" office:value="0.07819286" calcext:value-type="float">
            <text:p>0.07819286</text:p>
          </table:table-cell>
          <table:table-cell office:value-type="float" office:value="0.0520942" calcext:value-type="float">
            <text:p>0.0520942</text:p>
          </table:table-cell>
          <table:table-cell office:value-type="float" office:value="0.0574085" calcext:value-type="float">
            <text:p>0.0574085</text:p>
          </table:table-cell>
          <table:table-cell office:value-type="float" office:value="0.02140116" calcext:value-type="float">
            <text:p>0.02140116</text:p>
          </table:table-cell>
          <table:table-cell office:value-type="float" office:value="0.01932915" calcext:value-type="float">
            <text:p>0.01932915</text:p>
          </table:table-cell>
          <table:table-cell office:value-type="float" office:value="0.03301714" calcext:value-type="float">
            <text:p>0.03301714</text:p>
          </table:table-cell>
          <table:table-cell office:value-type="float" office:value="0.02549381" calcext:value-type="float">
            <text:p>0.02549381</text:p>
          </table:table-cell>
          <table:table-cell office:value-type="float" office:value="0.02256683" calcext:value-type="float">
            <text:p>0.02256683</text:p>
          </table:table-cell>
          <table:table-cell office:value-type="float" office:value="0.01948668" calcext:value-type="float">
            <text:p>0.01948668</text:p>
          </table:table-cell>
          <table:table-cell office:value-type="float" office:value="0.02825996" calcext:value-type="float">
            <text:p>0.02825996</text:p>
          </table:table-cell>
          <table:table-cell office:value-type="float" office:value="0.005411998" calcext:value-type="float">
            <text:p>0.005411998</text:p>
          </table:table-cell>
          <table:table-cell office:value-type="float" office:value="0.005784735" calcext:value-type="float">
            <text:p>0.005784735</text:p>
          </table:table-cell>
          <table:table-cell office:value-type="float" office:value="0" calcext:value-type="float">
            <text:p>0</text:p>
          </table:table-cell>
          <table:table-cell office:value-type="float" office:value="44.9826" calcext:value-type="float">
            <text:p>44.9826</text:p>
          </table:table-cell>
          <table:table-cell office:value-type="float" office:value="22.31689" calcext:value-type="float">
            <text:p>22.31689</text:p>
          </table:table-cell>
          <table:table-cell office:value-type="float" office:value="17.17848" calcext:value-type="float">
            <text:p>17.17848</text:p>
          </table:table-cell>
          <table:table-cell office:value-type="float" office:value="12.86172" calcext:value-type="float">
            <text:p>12.86172</text:p>
          </table:table-cell>
          <table:table-cell office:value-type="float" office:value="9.496496" calcext:value-type="float">
            <text:p>9.496496</text:p>
          </table:table-cell>
          <table:table-cell office:value-type="float" office:value="3.747427" calcext:value-type="float">
            <text:p>3.747427</text:p>
          </table:table-cell>
          <table:table-cell office:value-type="float" office:value="2.285081" calcext:value-type="float">
            <text:p>2.285081</text:p>
          </table:table-cell>
          <table:table-cell office:value-type="float" office:value="1.86646" calcext:value-type="float">
            <text:p>1.86646</text:p>
          </table:table-cell>
          <table:table-cell office:value-type="float" office:value="1.38187" calcext:value-type="float">
            <text:p>1.38187</text:p>
          </table:table-cell>
          <table:table-cell office:value-type="float" office:value="0.6598089" calcext:value-type="float">
            <text:p>0.6598089</text:p>
          </table:table-cell>
          <table:table-cell office:value-type="float" office:value="0.2867547" calcext:value-type="float">
            <text:p>0.2867547</text:p>
          </table:table-cell>
          <table:table-cell office:value-type="float" office:value="0.3454957" calcext:value-type="float">
            <text:p>0.3454957</text:p>
          </table:table-cell>
          <table:table-cell office:value-type="float" office:value="0.319708" calcext:value-type="float">
            <text:p>0.319708</text:p>
          </table:table-cell>
          <table:table-cell office:value-type="float" office:value="0.3486106" calcext:value-type="float">
            <text:p>0.3486106</text:p>
          </table:table-cell>
          <table:table-cell office:value-type="float" office:value="0" calcext:value-type="float">
            <text:p>0</text:p>
          </table:table-cell>
          <table:table-cell office:value-type="float" office:value="108.5954" calcext:value-type="float">
            <text:p>108.5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2129" calcext:value-type="float">
            <text:p>0.1092129</text:p>
          </table:table-cell>
          <table:table-cell office:value-type="float" office:value="0" calcext:value-type="float">
            <text:p>0</text:p>
          </table:table-cell>
          <table:table-cell office:value-type="float" office:value="-0.00008729632" calcext:value-type="float">
            <text:p>-8.729632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33.20719" calcext:value-type="float">
            <text:p>33.20719</text:p>
          </table:table-cell>
          <table:table-cell office:value-type="float" office:value="1094.011" calcext:value-type="float">
            <text:p>1094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7184" calcext:value-type="float">
            <text:p>0.2227184</text:p>
          </table:table-cell>
          <table:table-cell office:value-type="float" office:value="7.681694" calcext:value-type="float">
            <text:p>7.681694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502" calcext:value-type="float">
            <text:p>1.259502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6374" calcext:value-type="float">
            <text:p>3.256374E-05</text:p>
          </table:table-cell>
          <table:table-cell office:value-type="float" office:value="-0.00008064182" calcext:value-type="float">
            <text:p>-8.064182E-05</text:p>
          </table:table-cell>
          <table:table-cell office:value-type="float" office:value="0.001800196" calcext:value-type="float">
            <text:p>0.001800196</text:p>
          </table:table-cell>
          <table:table-cell office:value-type="float" office:value="0.0001160798" calcext:value-type="float">
            <text:p>0.0001160798</text:p>
          </table:table-cell>
          <table:table-cell office:value-type="float" office:value="14.15671" calcext:value-type="float">
            <text:p>14.15671</text:p>
          </table:table-cell>
          <table:table-cell office:value-type="float" office:value="0.2587214" calcext:value-type="float">
            <text:p>0.2587214</text:p>
          </table:table-cell>
          <table:table-cell office:value-type="float" office:value="0.1103638" calcext:value-type="float">
            <text:p>0.1103638</text:p>
          </table:table-cell>
          <table:table-cell office:value-type="float" office:value="0.07593254" calcext:value-type="float">
            <text:p>0.07593254</text:p>
          </table:table-cell>
          <table:table-cell office:value-type="float" office:value="0.05062807" calcext:value-type="float">
            <text:p>0.05062807</text:p>
          </table:table-cell>
          <table:table-cell office:value-type="float" office:value="0.05596508" calcext:value-type="float">
            <text:p>0.05596508</text:p>
          </table:table-cell>
          <table:table-cell office:value-type="float" office:value="0.02134959" calcext:value-type="float">
            <text:p>0.02134959</text:p>
          </table:table-cell>
          <table:table-cell office:value-type="float" office:value="0.01932394" calcext:value-type="float">
            <text:p>0.01932394</text:p>
          </table:table-cell>
          <table:table-cell office:value-type="float" office:value="0.03306627" calcext:value-type="float">
            <text:p>0.03306627</text:p>
          </table:table-cell>
          <table:table-cell office:value-type="float" office:value="0.02551873" calcext:value-type="float">
            <text:p>0.02551873</text:p>
          </table:table-cell>
          <table:table-cell office:value-type="float" office:value="0.0225844" calcext:value-type="float">
            <text:p>0.0225844</text:p>
          </table:table-cell>
          <table:table-cell office:value-type="float" office:value="0.01950172" calcext:value-type="float">
            <text:p>0.01950172</text:p>
          </table:table-cell>
          <table:table-cell office:value-type="float" office:value="0.02826825" calcext:value-type="float">
            <text:p>0.02826825</text:p>
          </table:table-cell>
          <table:table-cell office:value-type="float" office:value="0.005411671" calcext:value-type="float">
            <text:p>0.005411671</text:p>
          </table:table-cell>
          <table:table-cell office:value-type="float" office:value="0.005784265" calcext:value-type="float">
            <text:p>0.005784265</text:p>
          </table:table-cell>
          <table:table-cell office:value-type="float" office:value="0" calcext:value-type="float">
            <text:p>0</text:p>
          </table:table-cell>
          <table:table-cell office:value-type="float" office:value="43.44879" calcext:value-type="float">
            <text:p>43.44879</text:p>
          </table:table-cell>
          <table:table-cell office:value-type="float" office:value="22.31669" calcext:value-type="float">
            <text:p>22.31669</text:p>
          </table:table-cell>
          <table:table-cell office:value-type="float" office:value="17.07956" calcext:value-type="float">
            <text:p>17.07956</text:p>
          </table:table-cell>
          <table:table-cell office:value-type="float" office:value="12.86062" calcext:value-type="float">
            <text:p>12.86062</text:p>
          </table:table-cell>
          <table:table-cell office:value-type="float" office:value="9.525284" calcext:value-type="float">
            <text:p>9.525284</text:p>
          </table:table-cell>
          <table:table-cell office:value-type="float" office:value="3.754265" calcext:value-type="float">
            <text:p>3.754265</text:p>
          </table:table-cell>
          <table:table-cell office:value-type="float" office:value="2.285317" calcext:value-type="float">
            <text:p>2.285317</text:p>
          </table:table-cell>
          <table:table-cell office:value-type="float" office:value="1.869129" calcext:value-type="float">
            <text:p>1.869129</text:p>
          </table:table-cell>
          <table:table-cell office:value-type="float" office:value="1.381123" calcext:value-type="float">
            <text:p>1.381123</text:p>
          </table:table-cell>
          <table:table-cell office:value-type="float" office:value="0.6599895" calcext:value-type="float">
            <text:p>0.6599895</text:p>
          </table:table-cell>
          <table:table-cell office:value-type="float" office:value="0.2871046" calcext:value-type="float">
            <text:p>0.2871046</text:p>
          </table:table-cell>
          <table:table-cell office:value-type="float" office:value="0.3458898" calcext:value-type="float">
            <text:p>0.3458898</text:p>
          </table:table-cell>
          <table:table-cell office:value-type="float" office:value="0.3196736" calcext:value-type="float">
            <text:p>0.3196736</text:p>
          </table:table-cell>
          <table:table-cell office:value-type="float" office:value="0.3486103" calcext:value-type="float">
            <text:p>0.3486103</text:p>
          </table:table-cell>
          <table:table-cell office:value-type="float" office:value="0" calcext:value-type="float">
            <text:p>0</text:p>
          </table:table-cell>
          <table:table-cell office:value-type="float" office:value="109.2734" calcext:value-type="float">
            <text:p>109.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6864" calcext:value-type="float">
            <text:p>0.1126864</text:p>
          </table:table-cell>
          <table:table-cell office:value-type="float" office:value="0" calcext:value-type="float">
            <text:p>0</text:p>
          </table:table-cell>
          <table:table-cell office:value-type="float" office:value="-0.00008834235" calcext:value-type="float">
            <text:p>-8.834235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33.19429" calcext:value-type="float">
            <text:p>33.19429</text:p>
          </table:table-cell>
          <table:table-cell office:value-type="float" office:value="1094.011" calcext:value-type="float">
            <text:p>1094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2141" calcext:value-type="float">
            <text:p>0.2302141</text:p>
          </table:table-cell>
          <table:table-cell office:value-type="float" office:value="7.686052" calcext:value-type="float">
            <text:p>7.686052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502" calcext:value-type="float">
            <text:p>1.259502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6374" calcext:value-type="float">
            <text:p>3.256374E-05</text:p>
          </table:table-cell>
          <table:table-cell office:value-type="float" office:value="-0.00008528232" calcext:value-type="float">
            <text:p>-8.528232E-05</text:p>
          </table:table-cell>
          <table:table-cell office:value-type="float" office:value="0.001833809" calcext:value-type="float">
            <text:p>0.001833809</text:p>
          </table:table-cell>
          <table:table-cell office:value-type="float" office:value="0.0001161851" calcext:value-type="float">
            <text:p>0.0001161851</text:p>
          </table:table-cell>
          <table:table-cell office:value-type="float" office:value="14.13433" calcext:value-type="float">
            <text:p>14.13433</text:p>
          </table:table-cell>
          <table:table-cell office:value-type="float" office:value="0.2589946" calcext:value-type="float">
            <text:p>0.2589946</text:p>
          </table:table-cell>
          <table:table-cell office:value-type="float" office:value="0.1079864" calcext:value-type="float">
            <text:p>0.1079864</text:p>
          </table:table-cell>
          <table:table-cell office:value-type="float" office:value="0.07386649" calcext:value-type="float">
            <text:p>0.07386649</text:p>
          </table:table-cell>
          <table:table-cell office:value-type="float" office:value="0.04939888" calcext:value-type="float">
            <text:p>0.04939888</text:p>
          </table:table-cell>
          <table:table-cell office:value-type="float" office:value="0.05468442" calcext:value-type="float">
            <text:p>0.05468442</text:p>
          </table:table-cell>
          <table:table-cell office:value-type="float" office:value="0.02130365" calcext:value-type="float">
            <text:p>0.02130365</text:p>
          </table:table-cell>
          <table:table-cell office:value-type="float" office:value="0.01930938" calcext:value-type="float">
            <text:p>0.01930938</text:p>
          </table:table-cell>
          <table:table-cell office:value-type="float" office:value="0.03311474" calcext:value-type="float">
            <text:p>0.03311474</text:p>
          </table:table-cell>
          <table:table-cell office:value-type="float" office:value="0.02554361" calcext:value-type="float">
            <text:p>0.02554361</text:p>
          </table:table-cell>
          <table:table-cell office:value-type="float" office:value="0.02260184" calcext:value-type="float">
            <text:p>0.02260184</text:p>
          </table:table-cell>
          <table:table-cell office:value-type="float" office:value="0.01951696" calcext:value-type="float">
            <text:p>0.01951696</text:p>
          </table:table-cell>
          <table:table-cell office:value-type="float" office:value="0.02827667" calcext:value-type="float">
            <text:p>0.02827667</text:p>
          </table:table-cell>
          <table:table-cell office:value-type="float" office:value="0.005411606" calcext:value-type="float">
            <text:p>0.005411606</text:p>
          </table:table-cell>
          <table:table-cell office:value-type="float" office:value="0.005784805" calcext:value-type="float">
            <text:p>0.005784805</text:p>
          </table:table-cell>
          <table:table-cell office:value-type="float" office:value="0" calcext:value-type="float">
            <text:p>0</text:p>
          </table:table-cell>
          <table:table-cell office:value-type="float" office:value="40.79207" calcext:value-type="float">
            <text:p>40.79207</text:p>
          </table:table-cell>
          <table:table-cell office:value-type="float" office:value="22.24615" calcext:value-type="float">
            <text:p>22.24615</text:p>
          </table:table-cell>
          <table:table-cell office:value-type="float" office:value="16.95531" calcext:value-type="float">
            <text:p>16.95531</text:p>
          </table:table-cell>
          <table:table-cell office:value-type="float" office:value="12.88566" calcext:value-type="float">
            <text:p>12.88566</text:p>
          </table:table-cell>
          <table:table-cell office:value-type="float" office:value="9.553191" calcext:value-type="float">
            <text:p>9.553191</text:p>
          </table:table-cell>
          <table:table-cell office:value-type="float" office:value="3.761483" calcext:value-type="float">
            <text:p>3.761483</text:p>
          </table:table-cell>
          <table:table-cell office:value-type="float" office:value="2.281646" calcext:value-type="float">
            <text:p>2.281646</text:p>
          </table:table-cell>
          <table:table-cell office:value-type="float" office:value="1.871935" calcext:value-type="float">
            <text:p>1.871935</text:p>
          </table:table-cell>
          <table:table-cell office:value-type="float" office:value="1.380596" calcext:value-type="float">
            <text:p>1.380596</text:p>
          </table:table-cell>
          <table:table-cell office:value-type="float" office:value="0.6601815" calcext:value-type="float">
            <text:p>0.6601815</text:p>
          </table:table-cell>
          <table:table-cell office:value-type="float" office:value="0.2874653" calcext:value-type="float">
            <text:p>0.2874653</text:p>
          </table:table-cell>
          <table:table-cell office:value-type="float" office:value="0.3462737" calcext:value-type="float">
            <text:p>0.3462737</text:p>
          </table:table-cell>
          <table:table-cell office:value-type="float" office:value="0.3197128" calcext:value-type="float">
            <text:p>0.3197128</text:p>
          </table:table-cell>
          <table:table-cell office:value-type="float" office:value="0.3486099" calcext:value-type="float">
            <text:p>0.3486099</text:p>
          </table:table-cell>
          <table:table-cell office:value-type="float" office:value="0" calcext:value-type="float">
            <text:p>0</text:p>
          </table:table-cell>
          <table:table-cell office:value-type="float" office:value="115.5638" calcext:value-type="float">
            <text:p>115.5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5135" calcext:value-type="float">
            <text:p>0.1245135</text:p>
          </table:table-cell>
          <table:table-cell office:value-type="float" office:value="0" calcext:value-type="float">
            <text:p>0</text:p>
          </table:table-cell>
          <table:table-cell office:value-type="float" office:value="-0.00008940345" calcext:value-type="float">
            <text:p>-8.940345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33.1768" calcext:value-type="float">
            <text:p>33.1768</text:p>
          </table:table-cell>
          <table:table-cell office:value-type="float" office:value="1094.011" calcext:value-type="float">
            <text:p>1094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138" calcext:value-type="float">
            <text:p>0.241138</text:p>
          </table:table-cell>
          <table:table-cell office:value-type="float" office:value="7.690667" calcext:value-type="float">
            <text:p>7.690667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502" calcext:value-type="float">
            <text:p>1.259502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6374" calcext:value-type="float">
            <text:p>3.256374E-05</text:p>
          </table:table-cell>
          <table:table-cell office:value-type="float" office:value="-0.00009086471" calcext:value-type="float">
            <text:p>-9.086471E-05</text:p>
          </table:table-cell>
          <table:table-cell office:value-type="float" office:value="0.001866493" calcext:value-type="float">
            <text:p>0.001866493</text:p>
          </table:table-cell>
          <table:table-cell office:value-type="float" office:value="0.0001162478" calcext:value-type="float">
            <text:p>0.0001162478</text:p>
          </table:table-cell>
          <table:table-cell office:value-type="float" office:value="14.10431" calcext:value-type="float">
            <text:p>14.10431</text:p>
          </table:table-cell>
          <table:table-cell office:value-type="float" office:value="0.2768662" calcext:value-type="float">
            <text:p>0.2768662</text:p>
          </table:table-cell>
          <table:table-cell office:value-type="float" office:value="0.1054687" calcext:value-type="float">
            <text:p>0.1054687</text:p>
          </table:table-cell>
          <table:table-cell office:value-type="float" office:value="0.07141003" calcext:value-type="float">
            <text:p>0.07141003</text:p>
          </table:table-cell>
          <table:table-cell office:value-type="float" office:value="0.04826674" calcext:value-type="float">
            <text:p>0.04826674</text:p>
          </table:table-cell>
          <table:table-cell office:value-type="float" office:value="0.05349637" calcext:value-type="float">
            <text:p>0.05349637</text:p>
          </table:table-cell>
          <table:table-cell office:value-type="float" office:value="0.02125669" calcext:value-type="float">
            <text:p>0.02125669</text:p>
          </table:table-cell>
          <table:table-cell office:value-type="float" office:value="0.01929695" calcext:value-type="float">
            <text:p>0.01929695</text:p>
          </table:table-cell>
          <table:table-cell office:value-type="float" office:value="0.0331619" calcext:value-type="float">
            <text:p>0.0331619</text:p>
          </table:table-cell>
          <table:table-cell office:value-type="float" office:value="0.0255684" calcext:value-type="float">
            <text:p>0.0255684</text:p>
          </table:table-cell>
          <table:table-cell office:value-type="float" office:value="0.02261924" calcext:value-type="float">
            <text:p>0.02261924</text:p>
          </table:table-cell>
          <table:table-cell office:value-type="float" office:value="0.01953262" calcext:value-type="float">
            <text:p>0.01953262</text:p>
          </table:table-cell>
          <table:table-cell office:value-type="float" office:value="0.02828523" calcext:value-type="float">
            <text:p>0.02828523</text:p>
          </table:table-cell>
          <table:table-cell office:value-type="float" office:value="0.005411758" calcext:value-type="float">
            <text:p>0.005411758</text:p>
          </table:table-cell>
          <table:table-cell office:value-type="float" office:value="0.005786179" calcext:value-type="float">
            <text:p>0.005786179</text:p>
          </table:table-cell>
          <table:table-cell office:value-type="float" office:value="0" calcext:value-type="float">
            <text:p>0</text:p>
          </table:table-cell>
          <table:table-cell office:value-type="float" office:value="39.82025" calcext:value-type="float">
            <text:p>39.82025</text:p>
          </table:table-cell>
          <table:table-cell office:value-type="float" office:value="22.12306" calcext:value-type="float">
            <text:p>22.12306</text:p>
          </table:table-cell>
          <table:table-cell office:value-type="float" office:value="16.77646" calcext:value-type="float">
            <text:p>16.77646</text:p>
          </table:table-cell>
          <table:table-cell office:value-type="float" office:value="12.99484" calcext:value-type="float">
            <text:p>12.99484</text:p>
          </table:table-cell>
          <table:table-cell office:value-type="float" office:value="9.600663" calcext:value-type="float">
            <text:p>9.600663</text:p>
          </table:table-cell>
          <table:table-cell office:value-type="float" office:value="3.7685" calcext:value-type="float">
            <text:p>3.7685</text:p>
          </table:table-cell>
          <table:table-cell office:value-type="float" office:value="2.277333" calcext:value-type="float">
            <text:p>2.277333</text:p>
          </table:table-cell>
          <table:table-cell office:value-type="float" office:value="1.874673" calcext:value-type="float">
            <text:p>1.874673</text:p>
          </table:table-cell>
          <table:table-cell office:value-type="float" office:value="1.380308" calcext:value-type="float">
            <text:p>1.380308</text:p>
          </table:table-cell>
          <table:table-cell office:value-type="float" office:value="0.6604055" calcext:value-type="float">
            <text:p>0.6604055</text:p>
          </table:table-cell>
          <table:table-cell office:value-type="float" office:value="0.2878467" calcext:value-type="float">
            <text:p>0.2878467</text:p>
          </table:table-cell>
          <table:table-cell office:value-type="float" office:value="0.3466562" calcext:value-type="float">
            <text:p>0.3466562</text:p>
          </table:table-cell>
          <table:table-cell office:value-type="float" office:value="0.3198079" calcext:value-type="float">
            <text:p>0.3198079</text:p>
          </table:table-cell>
          <table:table-cell office:value-type="float" office:value="0.3486098" calcext:value-type="float">
            <text:p>0.3486098</text:p>
          </table:table-cell>
          <table:table-cell office:value-type="float" office:value="0" calcext:value-type="float">
            <text:p>0</text:p>
          </table:table-cell>
          <table:table-cell office:value-type="float" office:value="124.507" calcext:value-type="float">
            <text:p>124.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0245" calcext:value-type="float">
            <text:p>0.1400245</text:p>
          </table:table-cell>
          <table:table-cell office:value-type="float" office:value="0" calcext:value-type="float">
            <text:p>0</text:p>
          </table:table-cell>
          <table:table-cell office:value-type="float" office:value="-0.00009049708" calcext:value-type="float">
            <text:p>-9.049708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33.16614" calcext:value-type="float">
            <text:p>33.16614</text:p>
          </table:table-cell>
          <table:table-cell office:value-type="float" office:value="1094.011" calcext:value-type="float">
            <text:p>1094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3065" calcext:value-type="float">
            <text:p>0.2473065</text:p>
          </table:table-cell>
          <table:table-cell office:value-type="float" office:value="7.694433" calcext:value-type="float">
            <text:p>7.694433</text:p>
          </table:table-cell>
          <table:table-cell office:value-type="float" office:value="0" calcext:value-type="float">
            <text:p>0</text:p>
          </table:table-cell>
          <table:table-cell office:value-type="float" office:value="0.0000001259502" calcext:value-type="float">
            <text:p>1.259502E-07</text:p>
          </table:table-cell>
          <table:table-cell office:value-type="float" office:value="0" calcext:value-type="float">
            <text:p>0</text:p>
          </table:table-cell>
          <table:table-cell office:value-type="float" office:value="0.00003256374" calcext:value-type="float">
            <text:p>3.256374E-05</text:p>
          </table:table-cell>
          <table:table-cell office:value-type="float" office:value="-0.00009485713" calcext:value-type="float">
            <text:p>-9.485713E-05</text:p>
          </table:table-cell>
          <table:table-cell office:value-type="float" office:value="0.001899961" calcext:value-type="float">
            <text:p>0.001899961</text:p>
          </table:table-cell>
          <table:table-cell office:value-type="float" office:value="0.0001163631" calcext:value-type="float">
            <text:p>0.0001163631</text:p>
          </table:table-cell>
          <table:table-cell office:value-type="float" office:value="14.08632" calcext:value-type="float">
            <text:p>14.08632</text:p>
          </table:table-cell>
          <table:table-cell office:value-type="float" office:value="0.2970867" calcext:value-type="float">
            <text:p>0.2970867</text:p>
          </table:table-cell>
          <table:table-cell office:value-type="float" office:value="0.1044584" calcext:value-type="float">
            <text:p>0.1044584</text:p>
          </table:table-cell>
          <table:table-cell office:value-type="float" office:value="0.06919838" calcext:value-type="float">
            <text:p>0.06919838</text:p>
          </table:table-cell>
          <table:table-cell office:value-type="float" office:value="0.04718177" calcext:value-type="float">
            <text:p>0.04718177</text:p>
          </table:table-cell>
          <table:table-cell office:value-type="float" office:value="0.05235922" calcext:value-type="float">
            <text:p>0.05235922</text:p>
          </table:table-cell>
          <table:table-cell office:value-type="float" office:value="0.02121763" calcext:value-type="float">
            <text:p>0.02121763</text:p>
          </table:table-cell>
          <table:table-cell office:value-type="float" office:value="0.01927617" calcext:value-type="float">
            <text:p>0.01927617</text:p>
          </table:table-cell>
          <table:table-cell office:value-type="float" office:value="0.03320782" calcext:value-type="float">
            <text:p>0.03320782</text:p>
          </table:table-cell>
          <table:table-cell office:value-type="float" office:value="0.02559334" calcext:value-type="float">
            <text:p>0.02559334</text:p>
          </table:table-cell>
          <table:table-cell office:value-type="float" office:value="0.02263655" calcext:value-type="float">
            <text:p>0.02263655</text:p>
          </table:table-cell>
          <table:table-cell office:value-type="float" office:value="0.01954824" calcext:value-type="float">
            <text:p>0.01954824</text:p>
          </table:table-cell>
          <table:table-cell office:value-type="float" office:value="0.02829392" calcext:value-type="float">
            <text:p>0.02829392</text:p>
          </table:table-cell>
          <table:table-cell office:value-type="float" office:value="0.005411895" calcext:value-type="float">
            <text:p>0.005411895</text:p>
          </table:table-cell>
          <table:table-cell office:value-type="float" office:value="0.005787473" calcext:value-type="float">
            <text:p>0.005787473</text:p>
          </table:table-cell>
          <table:table-cell office:value-type="float" office:value="0" calcext:value-type="float">
            <text:p>0</text:p>
          </table:table-cell>
          <table:table-cell office:value-type="float" office:value="39.99937" calcext:value-type="float">
            <text:p>39.99937</text:p>
          </table:table-cell>
          <table:table-cell office:value-type="float" office:value="21.98442" calcext:value-type="float">
            <text:p>21.98442</text:p>
          </table:table-cell>
          <table:table-cell office:value-type="float" office:value="16.49215" calcext:value-type="float">
            <text:p>16.49215</text:p>
          </table:table-cell>
          <table:table-cell office:value-type="float" office:value="13.20238" calcext:value-type="float">
            <text:p>13.20238</text:p>
          </table:table-cell>
          <table:table-cell office:value-type="float" office:value="9.701356" calcext:value-type="float">
            <text:p>9.701356</text:p>
          </table:table-cell>
          <table:table-cell office:value-type="float" office:value="3.777825" calcext:value-type="float">
            <text:p>3.777825</text:p>
          </table:table-cell>
          <table:table-cell office:value-type="float" office:value="2.269623" calcext:value-type="float">
            <text:p>2.269623</text:p>
          </table:table-cell>
          <table:table-cell office:value-type="float" office:value="1.877383" calcext:value-type="float">
            <text:p>1.877383</text:p>
          </table:table-cell>
          <table:table-cell office:value-type="float" office:value="1.380257" calcext:value-type="float">
            <text:p>1.380257</text:p>
          </table:table-cell>
          <table:table-cell office:value-type="float" office:value="0.6606378" calcext:value-type="float">
            <text:p>0.6606378</text:p>
          </table:table-cell>
          <table:table-cell office:value-type="float" office:value="0.2882256" calcext:value-type="float">
            <text:p>0.2882256</text:p>
          </table:table-cell>
          <table:table-cell office:value-type="float" office:value="0.3470381" calcext:value-type="float">
            <text:p>0.3470381</text:p>
          </table:table-cell>
          <table:table-cell office:value-type="float" office:value="0.3198892" calcext:value-type="float">
            <text:p>0.3198892</text:p>
          </table:table-cell>
          <table:table-cell office:value-type="float" office:value="0.3486094" calcext:value-type="float">
            <text:p>0.3486094</text:p>
          </table:table-cell>
          <table:table-cell office:value-type="float" office:value="0" calcext:value-type="float">
            <text:p>0</text:p>
          </table:table-cell>
          <table:table-cell office:value-type="float" office:value="129.5147" calcext:value-type="float">
            <text:p>129.5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928" calcext:value-type="float">
            <text:p>0.149928</text:p>
          </table:table-cell>
          <table:table-cell office:value-type="float" office:value="0" calcext:value-type="float">
            <text:p>0</text:p>
          </table:table-cell>
          <table:table-cell office:value-type="float" office:value="-0.00009160874" calcext:value-type="float">
            <text:p>-9.160874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33.17446" calcext:value-type="float">
            <text:p>33.17446</text:p>
          </table:table-cell>
          <table:table-cell office:value-type="float" office:value="1094.01" calcext:value-type="float">
            <text:p>109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616" calcext:value-type="float">
            <text:p>0.247616</text:p>
          </table:table-cell>
          <table:table-cell office:value-type="float" office:value="7.691033" calcext:value-type="float">
            <text:p>7.691033</text:p>
          </table:table-cell>
          <table:table-cell office:value-type="float" office:value="0" calcext:value-type="float">
            <text:p>0</text:p>
          </table:table-cell>
          <table:table-cell office:value-type="float" office:value="0.0000001402752" calcext:value-type="float">
            <text:p>1.402752E-07</text:p>
          </table:table-cell>
          <table:table-cell office:value-type="float" office:value="0" calcext:value-type="float">
            <text:p>0</text:p>
          </table:table-cell>
          <table:table-cell office:value-type="float" office:value="0.00003772546" calcext:value-type="float">
            <text:p>3.772546E-05</text:p>
          </table:table-cell>
          <table:table-cell office:value-type="float" office:value="-0.00009940285" calcext:value-type="float">
            <text:p>-9.940285E-05</text:p>
          </table:table-cell>
          <table:table-cell office:value-type="float" office:value="0.001927707" calcext:value-type="float">
            <text:p>0.001927707</text:p>
          </table:table-cell>
          <table:table-cell office:value-type="float" office:value="0.0001349009" calcext:value-type="float">
            <text:p>0.0001349009</text:p>
          </table:table-cell>
          <table:table-cell office:value-type="float" office:value="14.10608" calcext:value-type="float">
            <text:p>14.10608</text:p>
          </table:table-cell>
          <table:table-cell office:value-type="float" office:value="0.4153615" calcext:value-type="float">
            <text:p>0.4153615</text:p>
          </table:table-cell>
          <table:table-cell office:value-type="float" office:value="0.116763" calcext:value-type="float">
            <text:p>0.116763</text:p>
          </table:table-cell>
          <table:table-cell office:value-type="float" office:value="0.06685567" calcext:value-type="float">
            <text:p>0.06685567</text:p>
          </table:table-cell>
          <table:table-cell office:value-type="float" office:value="0.04605226" calcext:value-type="float">
            <text:p>0.04605226</text:p>
          </table:table-cell>
          <table:table-cell office:value-type="float" office:value="0.05118314" calcext:value-type="float">
            <text:p>0.05118314</text:p>
          </table:table-cell>
          <table:table-cell office:value-type="float" office:value="0.02117557" calcext:value-type="float">
            <text:p>0.02117557</text:p>
          </table:table-cell>
          <table:table-cell office:value-type="float" office:value="0.01924508" calcext:value-type="float">
            <text:p>0.01924508</text:p>
          </table:table-cell>
          <table:table-cell office:value-type="float" office:value="0.03325508" calcext:value-type="float">
            <text:p>0.03325508</text:p>
          </table:table-cell>
          <table:table-cell office:value-type="float" office:value="0.02561835" calcext:value-type="float">
            <text:p>0.02561835</text:p>
          </table:table-cell>
          <table:table-cell office:value-type="float" office:value="0.02265377" calcext:value-type="float">
            <text:p>0.02265377</text:p>
          </table:table-cell>
          <table:table-cell office:value-type="float" office:value="0.01956395" calcext:value-type="float">
            <text:p>0.01956395</text:p>
          </table:table-cell>
          <table:table-cell office:value-type="float" office:value="0.02830273" calcext:value-type="float">
            <text:p>0.02830273</text:p>
          </table:table-cell>
          <table:table-cell office:value-type="float" office:value="0.005411938" calcext:value-type="float">
            <text:p>0.005411938</text:p>
          </table:table-cell>
          <table:table-cell office:value-type="float" office:value="0.005788371" calcext:value-type="float">
            <text:p>0.005788371</text:p>
          </table:table-cell>
          <table:table-cell office:value-type="float" office:value="0" calcext:value-type="float">
            <text:p>0</text:p>
          </table:table-cell>
          <table:table-cell office:value-type="float" office:value="85.15463" calcext:value-type="float">
            <text:p>85.15463</text:p>
          </table:table-cell>
          <table:table-cell office:value-type="float" office:value="35.13384" calcext:value-type="float">
            <text:p>35.13384</text:p>
          </table:table-cell>
          <table:table-cell office:value-type="float" office:value="16.08107" calcext:value-type="float">
            <text:p>16.08107</text:p>
          </table:table-cell>
          <table:table-cell office:value-type="float" office:value="13.48383" calcext:value-type="float">
            <text:p>13.48383</text:p>
          </table:table-cell>
          <table:table-cell office:value-type="float" office:value="9.871771" calcext:value-type="float">
            <text:p>9.871771</text:p>
          </table:table-cell>
          <table:table-cell office:value-type="float" office:value="3.78947" calcext:value-type="float">
            <text:p>3.78947</text:p>
          </table:table-cell>
          <table:table-cell office:value-type="float" office:value="2.25735" calcext:value-type="float">
            <text:p>2.25735</text:p>
          </table:table-cell>
          <table:table-cell office:value-type="float" office:value="1.880844" calcext:value-type="float">
            <text:p>1.880844</text:p>
          </table:table-cell>
          <table:table-cell office:value-type="float" office:value="1.380411" calcext:value-type="float">
            <text:p>1.380411</text:p>
          </table:table-cell>
          <table:table-cell office:value-type="float" office:value="0.6608816" calcext:value-type="float">
            <text:p>0.6608816</text:p>
          </table:table-cell>
          <table:table-cell office:value-type="float" office:value="0.2886033" calcext:value-type="float">
            <text:p>0.2886033</text:p>
          </table:table-cell>
          <table:table-cell office:value-type="float" office:value="0.3474164" calcext:value-type="float">
            <text:p>0.3474164</text:p>
          </table:table-cell>
          <table:table-cell office:value-type="float" office:value="0.3199347" calcext:value-type="float">
            <text:p>0.3199347</text:p>
          </table:table-cell>
          <table:table-cell office:value-type="float" office:value="0.3486094" calcext:value-type="float">
            <text:p>0.3486094</text:p>
          </table:table-cell>
          <table:table-cell office:value-type="float" office:value="0" calcext:value-type="float">
            <text:p>0</text:p>
          </table:table-cell>
          <table:table-cell office:value-type="float" office:value="128.5903" calcext:value-type="float">
            <text:p>128.5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5895" calcext:value-type="float">
            <text:p>0.1405895</text:p>
          </table:table-cell>
          <table:table-cell office:value-type="float" office:value="0" calcext:value-type="float">
            <text:p>0</text:p>
          </table:table-cell>
          <table:table-cell office:value-type="float" office:value="-0.00009317063" calcext:value-type="float">
            <text:p>-9.317063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33.19308" calcext:value-type="float">
            <text:p>33.19308</text:p>
          </table:table-cell>
          <table:table-cell office:value-type="float" office:value="1094.011" calcext:value-type="float">
            <text:p>1094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2269" calcext:value-type="float">
            <text:p>0.2412269</text:p>
          </table:table-cell>
          <table:table-cell office:value-type="float" office:value="7.6805" calcext:value-type="float">
            <text:p>7.6805</text:p>
          </table:table-cell>
          <table:table-cell office:value-type="float" office:value="0" calcext:value-type="float">
            <text:p>0</text:p>
          </table:table-cell>
          <table:table-cell office:value-type="float" office:value="0.0000002167071" calcext:value-type="float">
            <text:p>2.167071E-07</text:p>
          </table:table-cell>
          <table:table-cell office:value-type="float" office:value="0" calcext:value-type="float">
            <text:p>0</text:p>
          </table:table-cell>
          <table:table-cell office:value-type="float" office:value="0.00006398179" calcext:value-type="float">
            <text:p>6.398179E-05</text:p>
          </table:table-cell>
          <table:table-cell office:value-type="float" office:value="-0.0001070133" calcext:value-type="float">
            <text:p>-0.0001070133</text:p>
          </table:table-cell>
          <table:table-cell office:value-type="float" office:value="0.00194338" calcext:value-type="float">
            <text:p>0.00194338</text:p>
          </table:table-cell>
          <table:table-cell office:value-type="float" office:value="0.0001580077" calcext:value-type="float">
            <text:p>0.0001580077</text:p>
          </table:table-cell>
          <table:table-cell office:value-type="float" office:value="14.14654" calcext:value-type="float">
            <text:p>14.14654</text:p>
          </table:table-cell>
          <table:table-cell office:value-type="float" office:value="0.3461202" calcext:value-type="float">
            <text:p>0.3461202</text:p>
          </table:table-cell>
          <table:table-cell office:value-type="float" office:value="0.1349277" calcext:value-type="float">
            <text:p>0.1349277</text:p>
          </table:table-cell>
          <table:table-cell office:value-type="float" office:value="0.07151729" calcext:value-type="float">
            <text:p>0.07151729</text:p>
          </table:table-cell>
          <table:table-cell office:value-type="float" office:value="0.04480358" calcext:value-type="float">
            <text:p>0.04480358</text:p>
          </table:table-cell>
          <table:table-cell office:value-type="float" office:value="0.04973939" calcext:value-type="float">
            <text:p>0.04973939</text:p>
          </table:table-cell>
          <table:table-cell office:value-type="float" office:value="0.02107823" calcext:value-type="float">
            <text:p>0.02107823</text:p>
          </table:table-cell>
          <table:table-cell office:value-type="float" office:value="0.01911699" calcext:value-type="float">
            <text:p>0.01911699</text:p>
          </table:table-cell>
          <table:table-cell office:value-type="float" office:value="0.0333252" calcext:value-type="float">
            <text:p>0.0333252</text:p>
          </table:table-cell>
          <table:table-cell office:value-type="float" office:value="0.02564405" calcext:value-type="float">
            <text:p>0.02564405</text:p>
          </table:table-cell>
          <table:table-cell office:value-type="float" office:value="0.02267097" calcext:value-type="float">
            <text:p>0.02267097</text:p>
          </table:table-cell>
          <table:table-cell office:value-type="float" office:value="0.01957966" calcext:value-type="float">
            <text:p>0.01957966</text:p>
          </table:table-cell>
          <table:table-cell office:value-type="float" office:value="0.02831159" calcext:value-type="float">
            <text:p>0.02831159</text:p>
          </table:table-cell>
          <table:table-cell office:value-type="float" office:value="0.005411924" calcext:value-type="float">
            <text:p>0.005411924</text:p>
          </table:table-cell>
          <table:table-cell office:value-type="float" office:value="0.005789022" calcext:value-type="float">
            <text:p>0.005789022</text:p>
          </table:table-cell>
          <table:table-cell office:value-type="float" office:value="0" calcext:value-type="float">
            <text:p>0</text:p>
          </table:table-cell>
          <table:table-cell office:value-type="float" office:value="27.80408" calcext:value-type="float">
            <text:p>27.80408</text:p>
          </table:table-cell>
          <table:table-cell office:value-type="float" office:value="44.20312" calcext:value-type="float">
            <text:p>44.20312</text:p>
          </table:table-cell>
          <table:table-cell office:value-type="float" office:value="23.33184" calcext:value-type="float">
            <text:p>23.33184</text:p>
          </table:table-cell>
          <table:table-cell office:value-type="float" office:value="14.0274" calcext:value-type="float">
            <text:p>14.0274</text:p>
          </table:table-cell>
          <table:table-cell office:value-type="float" office:value="10.14681" calcext:value-type="float">
            <text:p>10.14681</text:p>
          </table:table-cell>
          <table:table-cell office:value-type="float" office:value="3.804878" calcext:value-type="float">
            <text:p>3.804878</text:p>
          </table:table-cell>
          <table:table-cell office:value-type="float" office:value="2.215702" calcext:value-type="float">
            <text:p>2.215702</text:p>
          </table:table-cell>
          <table:table-cell office:value-type="float" office:value="1.891798" calcext:value-type="float">
            <text:p>1.891798</text:p>
          </table:table-cell>
          <table:table-cell office:value-type="float" office:value="1.380947" calcext:value-type="float">
            <text:p>1.380947</text:p>
          </table:table-cell>
          <table:table-cell office:value-type="float" office:value="0.6611407" calcext:value-type="float">
            <text:p>0.6611407</text:p>
          </table:table-cell>
          <table:table-cell office:value-type="float" office:value="0.2889817" calcext:value-type="float">
            <text:p>0.2889817</text:p>
          </table:table-cell>
          <table:table-cell office:value-type="float" office:value="0.3477901" calcext:value-type="float">
            <text:p>0.3477901</text:p>
          </table:table-cell>
          <table:table-cell office:value-type="float" office:value="0.3199575" calcext:value-type="float">
            <text:p>0.3199575</text:p>
          </table:table-cell>
          <table:table-cell office:value-type="float" office:value="0.3486094" calcext:value-type="float">
            <text:p>0.3486094</text:p>
          </table:table-cell>
          <table:table-cell office:value-type="float" office:value="0" calcext:value-type="float">
            <text:p>0</text:p>
          </table:table-cell>
          <table:table-cell office:value-type="float" office:value="123.3339" calcext:value-type="float">
            <text:p>123.3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8764" calcext:value-type="float">
            <text:p>0.1198764</text:p>
          </table:table-cell>
          <table:table-cell office:value-type="float" office:value="0" calcext:value-type="float">
            <text:p>0</text:p>
          </table:table-cell>
          <table:table-cell office:value-type="float" office:value="-0.00009499612" calcext:value-type="float">
            <text:p>-9.499612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33.19783" calcext:value-type="float">
            <text:p>33.19783</text:p>
          </table:table-cell>
          <table:table-cell office:value-type="float" office:value="1094.01" calcext:value-type="float">
            <text:p>109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7825" calcext:value-type="float">
            <text:p>0.2387825</text:p>
          </table:table-cell>
          <table:table-cell office:value-type="float" office:value="7.677536" calcext:value-type="float">
            <text:p>7.677536</text:p>
          </table:table-cell>
          <table:table-cell office:value-type="float" office:value="0" calcext:value-type="float">
            <text:p>0</text:p>
          </table:table-cell>
          <table:table-cell office:value-type="float" office:value="0.0000003337596" calcext:value-type="float">
            <text:p>3.337596E-07</text:p>
          </table:table-cell>
          <table:table-cell office:value-type="float" office:value="0" calcext:value-type="float">
            <text:p>0</text:p>
          </table:table-cell>
          <table:table-cell office:value-type="float" office:value="0.0001026636" calcext:value-type="float">
            <text:p>0.0001026636</text:p>
          </table:table-cell>
          <table:table-cell office:value-type="float" office:value="-0.0001095848" calcext:value-type="float">
            <text:p>-0.0001095848</text:p>
          </table:table-cell>
          <table:table-cell office:value-type="float" office:value="0.001960372" calcext:value-type="float">
            <text:p>0.001960372</text:p>
          </table:table-cell>
          <table:table-cell office:value-type="float" office:value="0.0001621888" calcext:value-type="float">
            <text:p>0.0001621888</text:p>
          </table:table-cell>
          <table:table-cell office:value-type="float" office:value="14.15716" calcext:value-type="float">
            <text:p>14.15716</text:p>
          </table:table-cell>
          <table:table-cell office:value-type="float" office:value="0.2776302" calcext:value-type="float">
            <text:p>0.2776302</text:p>
          </table:table-cell>
          <table:table-cell office:value-type="float" office:value="0.118475" calcext:value-type="float">
            <text:p>0.118475</text:p>
          </table:table-cell>
          <table:table-cell office:value-type="float" office:value="0.06783821" calcext:value-type="float">
            <text:p>0.06783821</text:p>
          </table:table-cell>
          <table:table-cell office:value-type="float" office:value="0.0439873" calcext:value-type="float">
            <text:p>0.0439873</text:p>
          </table:table-cell>
          <table:table-cell office:value-type="float" office:value="0.04863152" calcext:value-type="float">
            <text:p>0.04863152</text:p>
          </table:table-cell>
          <table:table-cell office:value-type="float" office:value="0.02103113" calcext:value-type="float">
            <text:p>0.02103113</text:p>
          </table:table-cell>
          <table:table-cell office:value-type="float" office:value="0.01881541" calcext:value-type="float">
            <text:p>0.01881541</text:p>
          </table:table-cell>
          <table:table-cell office:value-type="float" office:value="0.03345387" calcext:value-type="float">
            <text:p>0.03345387</text:p>
          </table:table-cell>
          <table:table-cell office:value-type="float" office:value="0.02567389" calcext:value-type="float">
            <text:p>0.02567389</text:p>
          </table:table-cell>
          <table:table-cell office:value-type="float" office:value="0.02268818" calcext:value-type="float">
            <text:p>0.02268818</text:p>
          </table:table-cell>
          <table:table-cell office:value-type="float" office:value="0.01959538" calcext:value-type="float">
            <text:p>0.01959538</text:p>
          </table:table-cell>
          <table:table-cell office:value-type="float" office:value="0.02832053" calcext:value-type="float">
            <text:p>0.02832053</text:p>
          </table:table-cell>
          <table:table-cell office:value-type="float" office:value="0.005411655" calcext:value-type="float">
            <text:p>0.005411655</text:p>
          </table:table-cell>
          <table:table-cell office:value-type="float" office:value="0.005788628" calcext:value-type="float">
            <text:p>0.005788628</text:p>
          </table:table-cell>
          <table:table-cell office:value-type="float" office:value="0" calcext:value-type="float">
            <text:p>0</text:p>
          </table:table-cell>
          <table:table-cell office:value-type="float" office:value="31.8005" calcext:value-type="float">
            <text:p>31.8005</text:p>
          </table:table-cell>
          <table:table-cell office:value-type="float" office:value="38.52278" calcext:value-type="float">
            <text:p>38.52278</text:p>
          </table:table-cell>
          <table:table-cell office:value-type="float" office:value="21.85057" calcext:value-type="float">
            <text:p>21.85057</text:p>
          </table:table-cell>
          <table:table-cell office:value-type="float" office:value="15.03924" calcext:value-type="float">
            <text:p>15.03924</text:p>
          </table:table-cell>
          <table:table-cell office:value-type="float" office:value="10.67173" calcext:value-type="float">
            <text:p>10.67173</text:p>
          </table:table-cell>
          <table:table-cell office:value-type="float" office:value="3.828709" calcext:value-type="float">
            <text:p>3.828709</text:p>
          </table:table-cell>
          <table:table-cell office:value-type="float" office:value="2.104212" calcext:value-type="float">
            <text:p>2.104212</text:p>
          </table:table-cell>
          <table:table-cell office:value-type="float" office:value="1.920172" calcext:value-type="float">
            <text:p>1.920172</text:p>
          </table:table-cell>
          <table:table-cell office:value-type="float" office:value="1.382989" calcext:value-type="float">
            <text:p>1.382989</text:p>
          </table:table-cell>
          <table:table-cell office:value-type="float" office:value="0.6614323" calcext:value-type="float">
            <text:p>0.6614323</text:p>
          </table:table-cell>
          <table:table-cell office:value-type="float" office:value="0.2893614" calcext:value-type="float">
            <text:p>0.2893614</text:p>
          </table:table-cell>
          <table:table-cell office:value-type="float" office:value="0.3481546" calcext:value-type="float">
            <text:p>0.3481546</text:p>
          </table:table-cell>
          <table:table-cell office:value-type="float" office:value="0.3199016" calcext:value-type="float">
            <text:p>0.3199016</text:p>
          </table:table-cell>
          <table:table-cell office:value-type="float" office:value="0.3486095" calcext:value-type="float">
            <text:p>0.3486095</text:p>
          </table:table-cell>
          <table:table-cell office:value-type="float" office:value="0" calcext:value-type="float">
            <text:p>0</text:p>
          </table:table-cell>
          <table:table-cell office:value-type="float" office:value="122.6532" calcext:value-type="float">
            <text:p>122.6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492" calcext:value-type="float">
            <text:p>0.114492</text:p>
          </table:table-cell>
          <table:table-cell office:value-type="float" office:value="0" calcext:value-type="float">
            <text:p>0</text:p>
          </table:table-cell>
          <table:table-cell office:value-type="float" office:value="-0.00009623967" calcext:value-type="float">
            <text:p>-9.623967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33.20053" calcext:value-type="float">
            <text:p>33.20053</text:p>
          </table:table-cell>
          <table:table-cell office:value-type="float" office:value="1094.009" calcext:value-type="float">
            <text:p>1094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5713" calcext:value-type="float">
            <text:p>0.2375713</text:p>
          </table:table-cell>
          <table:table-cell office:value-type="float" office:value="7.676537" calcext:value-type="float">
            <text:p>7.676537</text:p>
          </table:table-cell>
          <table:table-cell office:value-type="float" office:value="0" calcext:value-type="float">
            <text:p>0</text:p>
          </table:table-cell>
          <table:table-cell office:value-type="float" office:value="0.0000004651423" calcext:value-type="float">
            <text:p>4.651423E-07</text:p>
          </table:table-cell>
          <table:table-cell office:value-type="float" office:value="0" calcext:value-type="float">
            <text:p>0</text:p>
          </table:table-cell>
          <table:table-cell office:value-type="float" office:value="0.0001415173" calcext:value-type="float">
            <text:p>0.0001415173</text:p>
          </table:table-cell>
          <table:table-cell office:value-type="float" office:value="-0.0001129748" calcext:value-type="float">
            <text:p>-0.0001129748</text:p>
          </table:table-cell>
          <table:table-cell office:value-type="float" office:value="0.001978033" calcext:value-type="float">
            <text:p>0.001978033</text:p>
          </table:table-cell>
          <table:table-cell office:value-type="float" office:value="0.0001637116" calcext:value-type="float">
            <text:p>0.0001637116</text:p>
          </table:table-cell>
          <table:table-cell office:value-type="float" office:value="14.16352" calcext:value-type="float">
            <text:p>14.16352</text:p>
          </table:table-cell>
          <table:table-cell office:value-type="float" office:value="0.2222674" calcext:value-type="float">
            <text:p>0.2222674</text:p>
          </table:table-cell>
          <table:table-cell office:value-type="float" office:value="0.1064747" calcext:value-type="float">
            <text:p>0.1064747</text:p>
          </table:table-cell>
          <table:table-cell office:value-type="float" office:value="0.06547366" calcext:value-type="float">
            <text:p>0.06547366</text:p>
          </table:table-cell>
          <table:table-cell office:value-type="float" office:value="0.04297191" calcext:value-type="float">
            <text:p>0.04297191</text:p>
          </table:table-cell>
          <table:table-cell office:value-type="float" office:value="0.04753307" calcext:value-type="float">
            <text:p>0.04753307</text:p>
          </table:table-cell>
          <table:table-cell office:value-type="float" office:value="0.02102848" calcext:value-type="float">
            <text:p>0.02102848</text:p>
          </table:table-cell>
          <table:table-cell office:value-type="float" office:value="0.01850398" calcext:value-type="float">
            <text:p>0.01850398</text:p>
          </table:table-cell>
          <table:table-cell office:value-type="float" office:value="0.03358482" calcext:value-type="float">
            <text:p>0.03358482</text:p>
          </table:table-cell>
          <table:table-cell office:value-type="float" office:value="0.02570932" calcext:value-type="float">
            <text:p>0.02570932</text:p>
          </table:table-cell>
          <table:table-cell office:value-type="float" office:value="0.02270572" calcext:value-type="float">
            <text:p>0.02270572</text:p>
          </table:table-cell>
          <table:table-cell office:value-type="float" office:value="0.01961122" calcext:value-type="float">
            <text:p>0.01961122</text:p>
          </table:table-cell>
          <table:table-cell office:value-type="float" office:value="0.02832949" calcext:value-type="float">
            <text:p>0.02832949</text:p>
          </table:table-cell>
          <table:table-cell office:value-type="float" office:value="0.005411343" calcext:value-type="float">
            <text:p>0.005411343</text:p>
          </table:table-cell>
          <table:table-cell office:value-type="float" office:value="0.005788014" calcext:value-type="float">
            <text:p>0.005788014</text:p>
          </table:table-cell>
          <table:table-cell office:value-type="float" office:value="0" calcext:value-type="float">
            <text:p>0</text:p>
          </table:table-cell>
          <table:table-cell office:value-type="float" office:value="32.40007" calcext:value-type="float">
            <text:p>32.40007</text:p>
          </table:table-cell>
          <table:table-cell office:value-type="float" office:value="35.40028" calcext:value-type="float">
            <text:p>35.40028</text:p>
          </table:table-cell>
          <table:table-cell office:value-type="float" office:value="20.61314" calcext:value-type="float">
            <text:p>20.61314</text:p>
          </table:table-cell>
          <table:table-cell office:value-type="float" office:value="15.66139" calcext:value-type="float">
            <text:p>15.66139</text:p>
          </table:table-cell>
          <table:table-cell office:value-type="float" office:value="11.35357" calcext:value-type="float">
            <text:p>11.35357</text:p>
          </table:table-cell>
          <table:table-cell office:value-type="float" office:value="3.868436" calcext:value-type="float">
            <text:p>3.868436</text:p>
          </table:table-cell>
          <table:table-cell office:value-type="float" office:value="1.985405" calcext:value-type="float">
            <text:p>1.985405</text:p>
          </table:table-cell>
          <table:table-cell office:value-type="float" office:value="1.947332" calcext:value-type="float">
            <text:p>1.947332</text:p>
          </table:table-cell>
          <table:table-cell office:value-type="float" office:value="1.387099" calcext:value-type="float">
            <text:p>1.387099</text:p>
          </table:table-cell>
          <table:table-cell office:value-type="float" office:value="0.6617826" calcext:value-type="float">
            <text:p>0.6617826</text:p>
          </table:table-cell>
          <table:table-cell office:value-type="float" office:value="0.2897432" calcext:value-type="float">
            <text:p>0.2897432</text:p>
          </table:table-cell>
          <table:table-cell office:value-type="float" office:value="0.3485095" calcext:value-type="float">
            <text:p>0.3485095</text:p>
          </table:table-cell>
          <table:table-cell office:value-type="float" office:value="0.3198309" calcext:value-type="float">
            <text:p>0.3198309</text:p>
          </table:table-cell>
          <table:table-cell office:value-type="float" office:value="0.3486095" calcext:value-type="float">
            <text:p>0.3486095</text:p>
          </table:table-cell>
          <table:table-cell office:value-type="float" office:value="0" calcext:value-type="float">
            <text:p>0</text:p>
          </table:table-cell>
          <table:table-cell office:value-type="float" office:value="122.6594" calcext:value-type="float">
            <text:p>122.6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3702" calcext:value-type="float">
            <text:p>0.1113702</text:p>
          </table:table-cell>
          <table:table-cell office:value-type="float" office:value="0" calcext:value-type="float">
            <text:p>0</text:p>
          </table:table-cell>
          <table:table-cell office:value-type="float" office:value="-0.00009744342" calcext:value-type="float">
            <text:p>-9.744342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33.20244" calcext:value-type="float">
            <text:p>33.20244</text:p>
          </table:table-cell>
          <table:table-cell office:value-type="float" office:value="1094.008" calcext:value-type="float">
            <text:p>1094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6044" calcext:value-type="float">
            <text:p>0.2416044</text:p>
          </table:table-cell>
          <table:table-cell office:value-type="float" office:value="7.681336" calcext:value-type="float">
            <text:p>7.681336</text:p>
          </table:table-cell>
          <table:table-cell office:value-type="float" office:value="0" calcext:value-type="float">
            <text:p>0</text:p>
          </table:table-cell>
          <table:table-cell office:value-type="float" office:value="0.000001711716" calcext:value-type="float">
            <text:p>1.711716E-06</text:p>
          </table:table-cell>
          <table:table-cell office:value-type="float" office:value="0" calcext:value-type="float">
            <text:p>0</text:p>
          </table:table-cell>
          <table:table-cell office:value-type="float" office:value="0.0006007648" calcext:value-type="float">
            <text:p>0.0006007648</text:p>
          </table:table-cell>
          <table:table-cell office:value-type="float" office:value="-0.0001328738" calcext:value-type="float">
            <text:p>-0.0001328738</text:p>
          </table:table-cell>
          <table:table-cell office:value-type="float" office:value="0.001993061" calcext:value-type="float">
            <text:p>0.001993061</text:p>
          </table:table-cell>
          <table:table-cell office:value-type="float" office:value="0.0001652957" calcext:value-type="float">
            <text:p>0.0001652957</text:p>
          </table:table-cell>
          <table:table-cell office:value-type="float" office:value="14.16821" calcext:value-type="float">
            <text:p>14.16821</text:p>
          </table:table-cell>
          <table:table-cell office:value-type="float" office:value="0.2670504" calcext:value-type="float">
            <text:p>0.2670504</text:p>
          </table:table-cell>
          <table:table-cell office:value-type="float" office:value="0.1040778" calcext:value-type="float">
            <text:p>0.1040778</text:p>
          </table:table-cell>
          <table:table-cell office:value-type="float" office:value="0.06412875" calcext:value-type="float">
            <text:p>0.06412875</text:p>
          </table:table-cell>
          <table:table-cell office:value-type="float" office:value="0.04148816" calcext:value-type="float">
            <text:p>0.04148816</text:p>
          </table:table-cell>
          <table:table-cell office:value-type="float" office:value="0.04646656" calcext:value-type="float">
            <text:p>0.04646656</text:p>
          </table:table-cell>
          <table:table-cell office:value-type="float" office:value="0.02140497" calcext:value-type="float">
            <text:p>0.02140497</text:p>
          </table:table-cell>
          <table:table-cell office:value-type="float" office:value="0.01717898" calcext:value-type="float">
            <text:p>0.01717898</text:p>
          </table:table-cell>
          <table:table-cell office:value-type="float" office:value="0.03389518" calcext:value-type="float">
            <text:p>0.03389518</text:p>
          </table:table-cell>
          <table:table-cell office:value-type="float" office:value="0.02575175" calcext:value-type="float">
            <text:p>0.02575175</text:p>
          </table:table-cell>
          <table:table-cell office:value-type="float" office:value="0.02272376" calcext:value-type="float">
            <text:p>0.02272376</text:p>
          </table:table-cell>
          <table:table-cell office:value-type="float" office:value="0.01962711" calcext:value-type="float">
            <text:p>0.01962711</text:p>
          </table:table-cell>
          <table:table-cell office:value-type="float" office:value="0.02833852" calcext:value-type="float">
            <text:p>0.02833852</text:p>
          </table:table-cell>
          <table:table-cell office:value-type="float" office:value="0.00541101" calcext:value-type="float">
            <text:p>0.00541101</text:p>
          </table:table-cell>
          <table:table-cell office:value-type="float" office:value="0.005787281" calcext:value-type="float">
            <text:p>0.005787281</text:p>
          </table:table-cell>
          <table:table-cell office:value-type="float" office:value="0" calcext:value-type="float">
            <text:p>0</text:p>
          </table:table-cell>
          <table:table-cell office:value-type="float" office:value="20.91165" calcext:value-type="float">
            <text:p>20.91165</text:p>
          </table:table-cell>
          <table:table-cell office:value-type="float" office:value="34.28651" calcext:value-type="float">
            <text:p>34.28651</text:p>
          </table:table-cell>
          <table:table-cell office:value-type="float" office:value="20.24127" calcext:value-type="float">
            <text:p>20.24127</text:p>
          </table:table-cell>
          <table:table-cell office:value-type="float" office:value="15.32711" calcext:value-type="float">
            <text:p>15.32711</text:p>
          </table:table-cell>
          <table:table-cell office:value-type="float" office:value="12.0999" calcext:value-type="float">
            <text:p>12.0999</text:p>
          </table:table-cell>
          <table:table-cell office:value-type="float" office:value="3.97441" calcext:value-type="float">
            <text:p>3.97441</text:p>
          </table:table-cell>
          <table:table-cell office:value-type="float" office:value="1.642337" calcext:value-type="float">
            <text:p>1.642337</text:p>
          </table:table-cell>
          <table:table-cell office:value-type="float" office:value="2.015369" calcext:value-type="float">
            <text:p>2.015369</text:p>
          </table:table-cell>
          <table:table-cell office:value-type="float" office:value="1.393737" calcext:value-type="float">
            <text:p>1.393737</text:p>
          </table:table-cell>
          <table:table-cell office:value-type="float" office:value="0.6622137" calcext:value-type="float">
            <text:p>0.6622137</text:p>
          </table:table-cell>
          <table:table-cell office:value-type="float" office:value="0.2901291" calcext:value-type="float">
            <text:p>0.2901291</text:p>
          </table:table-cell>
          <table:table-cell office:value-type="float" office:value="0.3488561" calcext:value-type="float">
            <text:p>0.3488561</text:p>
          </table:table-cell>
          <table:table-cell office:value-type="float" office:value="0.3197522" calcext:value-type="float">
            <text:p>0.3197522</text:p>
          </table:table-cell>
          <table:table-cell office:value-type="float" office:value="0.3486094" calcext:value-type="float">
            <text:p>0.3486094</text:p>
          </table:table-cell>
          <table:table-cell office:value-type="float" office:value="0" calcext:value-type="float">
            <text:p>0</text:p>
          </table:table-cell>
          <table:table-cell office:value-type="float" office:value="125.7417" calcext:value-type="float">
            <text:p>125.7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1251" calcext:value-type="float">
            <text:p>0.1091251</text:p>
          </table:table-cell>
          <table:table-cell office:value-type="float" office:value="0" calcext:value-type="float">
            <text:p>0</text:p>
          </table:table-cell>
          <table:table-cell office:value-type="float" office:value="-0.00009864307" calcext:value-type="float">
            <text:p>-9.864307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33.20825" calcext:value-type="float">
            <text:p>33.20825</text:p>
          </table:table-cell>
          <table:table-cell office:value-type="float" office:value="1094.007" calcext:value-type="float">
            <text:p>1094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7842" calcext:value-type="float">
            <text:p>0.2407842</text:p>
          </table:table-cell>
          <table:table-cell office:value-type="float" office:value="7.677334" calcext:value-type="float">
            <text:p>7.677334</text:p>
          </table:table-cell>
          <table:table-cell office:value-type="float" office:value="0" calcext:value-type="float">
            <text:p>0</text:p>
          </table:table-cell>
          <table:table-cell office:value-type="float" office:value="0.000003033834" calcext:value-type="float">
            <text:p>3.033834E-06</text:p>
          </table:table-cell>
          <table:table-cell office:value-type="float" office:value="0" calcext:value-type="float">
            <text:p>0</text:p>
          </table:table-cell>
          <table:table-cell office:value-type="float" office:value="0.000966579" calcext:value-type="float">
            <text:p>0.000966579</text:p>
          </table:table-cell>
          <table:table-cell office:value-type="float" office:value="-0.0001470106" calcext:value-type="float">
            <text:p>-0.0001470106</text:p>
          </table:table-cell>
          <table:table-cell office:value-type="float" office:value="0.002007209" calcext:value-type="float">
            <text:p>0.002007209</text:p>
          </table:table-cell>
          <table:table-cell office:value-type="float" office:value="0.0001686298" calcext:value-type="float">
            <text:p>0.0001686298</text:p>
          </table:table-cell>
          <table:table-cell office:value-type="float" office:value="14.18075" calcext:value-type="float">
            <text:p>14.18075</text:p>
          </table:table-cell>
          <table:table-cell office:value-type="float" office:value="0.148965" calcext:value-type="float">
            <text:p>0.148965</text:p>
          </table:table-cell>
          <table:table-cell office:value-type="float" office:value="0.09567174" calcext:value-type="float">
            <text:p>0.09567174</text:p>
          </table:table-cell>
          <table:table-cell office:value-type="float" office:value="0.06455267" calcext:value-type="float">
            <text:p>0.06455267</text:p>
          </table:table-cell>
          <table:table-cell office:value-type="float" office:value="0.04003775" calcext:value-type="float">
            <text:p>0.04003775</text:p>
          </table:table-cell>
          <table:table-cell office:value-type="float" office:value="0.04586659" calcext:value-type="float">
            <text:p>0.04586659</text:p>
          </table:table-cell>
          <table:table-cell office:value-type="float" office:value="0.02198831" calcext:value-type="float">
            <text:p>0.02198831</text:p>
          </table:table-cell>
          <table:table-cell office:value-type="float" office:value="0.01541427" calcext:value-type="float">
            <text:p>0.01541427</text:p>
          </table:table-cell>
          <table:table-cell office:value-type="float" office:value="0.0342673" calcext:value-type="float">
            <text:p>0.0342673</text:p>
          </table:table-cell>
          <table:table-cell office:value-type="float" office:value="0.02582719" calcext:value-type="float">
            <text:p>0.02582719</text:p>
          </table:table-cell>
          <table:table-cell office:value-type="float" office:value="0.02274302" calcext:value-type="float">
            <text:p>0.02274302</text:p>
          </table:table-cell>
          <table:table-cell office:value-type="float" office:value="0.01964312" calcext:value-type="float">
            <text:p>0.01964312</text:p>
          </table:table-cell>
          <table:table-cell office:value-type="float" office:value="0.02834753" calcext:value-type="float">
            <text:p>0.02834753</text:p>
          </table:table-cell>
          <table:table-cell office:value-type="float" office:value="0.005410777" calcext:value-type="float">
            <text:p>0.005410777</text:p>
          </table:table-cell>
          <table:table-cell office:value-type="float" office:value="0.00578694" calcext:value-type="float">
            <text:p>0.00578694</text:p>
          </table:table-cell>
          <table:table-cell office:value-type="float" office:value="0" calcext:value-type="float">
            <text:p>0</text:p>
          </table:table-cell>
          <table:table-cell office:value-type="float" office:value="18.70021" calcext:value-type="float">
            <text:p>18.70021</text:p>
          </table:table-cell>
          <table:table-cell office:value-type="float" office:value="29.18506" calcext:value-type="float">
            <text:p>29.18506</text:p>
          </table:table-cell>
          <table:table-cell office:value-type="float" office:value="21.77114" calcext:value-type="float">
            <text:p>21.77114</text:p>
          </table:table-cell>
          <table:table-cell office:value-type="float" office:value="14.16234" calcext:value-type="float">
            <text:p>14.16234</text:p>
          </table:table-cell>
          <table:table-cell office:value-type="float" office:value="13.40348" calcext:value-type="float">
            <text:p>13.40348</text:p>
          </table:table-cell>
          <table:table-cell office:value-type="float" office:value="4.018679" calcext:value-type="float">
            <text:p>4.018679</text:p>
          </table:table-cell>
          <table:table-cell office:value-type="float" office:value="1.227929" calcext:value-type="float">
            <text:p>1.227929</text:p>
          </table:table-cell>
          <table:table-cell office:value-type="float" office:value="2.07702" calcext:value-type="float">
            <text:p>2.07702</text:p>
          </table:table-cell>
          <table:table-cell office:value-type="float" office:value="1.411326" calcext:value-type="float">
            <text:p>1.411326</text:p>
          </table:table-cell>
          <table:table-cell office:value-type="float" office:value="0.662832" calcext:value-type="float">
            <text:p>0.662832</text:p>
          </table:table-cell>
          <table:table-cell office:value-type="float" office:value="0.2905215" calcext:value-type="float">
            <text:p>0.2905215</text:p>
          </table:table-cell>
          <table:table-cell office:value-type="float" office:value="0.3491967" calcext:value-type="float">
            <text:p>0.3491967</text:p>
          </table:table-cell>
          <table:table-cell office:value-type="float" office:value="0.3197031" calcext:value-type="float">
            <text:p>0.3197031</text:p>
          </table:table-cell>
          <table:table-cell office:value-type="float" office:value="0.3486096" calcext:value-type="float">
            <text:p>0.3486096</text:p>
          </table:table-cell>
          <table:table-cell office:value-type="float" office:value="0" calcext:value-type="float">
            <text:p>0</text:p>
          </table:table-cell>
          <table:table-cell office:value-type="float" office:value="126.3364" calcext:value-type="float">
            <text:p>126.3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5644" calcext:value-type="float">
            <text:p>0.1025644</text:p>
          </table:table-cell>
          <table:table-cell office:value-type="float" office:value="0" calcext:value-type="float">
            <text:p>0</text:p>
          </table:table-cell>
          <table:table-cell office:value-type="float" office:value="-0.00009991822" calcext:value-type="float">
            <text:p>-9.991822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33.28505" calcext:value-type="float">
            <text:p>33.28505</text:p>
          </table:table-cell>
          <table:table-cell office:value-type="float" office:value="1094.012" calcext:value-type="float">
            <text:p>1094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08691" calcext:value-type="float">
            <text:p>0.2308691</text:p>
          </table:table-cell>
          <table:table-cell office:value-type="float" office:value="7.6043" calcext:value-type="float">
            <text:p>7.6043</text:p>
          </table:table-cell>
          <table:table-cell office:value-type="float" office:value="0" calcext:value-type="float">
            <text:p>0</text:p>
          </table:table-cell>
          <table:table-cell office:value-type="float" office:value="0.000003101651" calcext:value-type="float">
            <text:p>3.101651E-06</text:p>
          </table:table-cell>
          <table:table-cell office:value-type="float" office:value="0" calcext:value-type="float">
            <text:p>0</text:p>
          </table:table-cell>
          <table:table-cell office:value-type="float" office:value="0.0009772142" calcext:value-type="float">
            <text:p>0.0009772142</text:p>
          </table:table-cell>
          <table:table-cell office:value-type="float" office:value="-0.000165501" calcext:value-type="float">
            <text:p>-0.000165501</text:p>
          </table:table-cell>
          <table:table-cell office:value-type="float" office:value="0.002025523" calcext:value-type="float">
            <text:p>0.002025523</text:p>
          </table:table-cell>
          <table:table-cell office:value-type="float" office:value="0.0001925757" calcext:value-type="float">
            <text:p>0.0001925757</text:p>
          </table:table-cell>
          <table:table-cell office:value-type="float" office:value="14.3374" calcext:value-type="float">
            <text:p>14.3374</text:p>
          </table:table-cell>
          <table:table-cell office:value-type="float" office:value="0.1095536" calcext:value-type="float">
            <text:p>0.1095536</text:p>
          </table:table-cell>
          <table:table-cell office:value-type="float" office:value="0.08538503" calcext:value-type="float">
            <text:p>0.08538503</text:p>
          </table:table-cell>
          <table:table-cell office:value-type="float" office:value="0.06354245" calcext:value-type="float">
            <text:p>0.06354245</text:p>
          </table:table-cell>
          <table:table-cell office:value-type="float" office:value="0.03978718" calcext:value-type="float">
            <text:p>0.03978718</text:p>
          </table:table-cell>
          <table:table-cell office:value-type="float" office:value="0.04458597" calcext:value-type="float">
            <text:p>0.04458597</text:p>
          </table:table-cell>
          <table:table-cell office:value-type="float" office:value="0.02219829" calcext:value-type="float">
            <text:p>0.02219829</text:p>
          </table:table-cell>
          <table:table-cell office:value-type="float" office:value="0.01532361" calcext:value-type="float">
            <text:p>0.01532361</text:p>
          </table:table-cell>
          <table:table-cell office:value-type="float" office:value="0.03422865" calcext:value-type="float">
            <text:p>0.03422865</text:p>
          </table:table-cell>
          <table:table-cell office:value-type="float" office:value="0.02590252" calcext:value-type="float">
            <text:p>0.02590252</text:p>
          </table:table-cell>
          <table:table-cell office:value-type="float" office:value="0.02276449" calcext:value-type="float">
            <text:p>0.02276449</text:p>
          </table:table-cell>
          <table:table-cell office:value-type="float" office:value="0.01965937" calcext:value-type="float">
            <text:p>0.01965937</text:p>
          </table:table-cell>
          <table:table-cell office:value-type="float" office:value="0.02835664" calcext:value-type="float">
            <text:p>0.02835664</text:p>
          </table:table-cell>
          <table:table-cell office:value-type="float" office:value="0.005411049" calcext:value-type="float">
            <text:p>0.005411049</text:p>
          </table:table-cell>
          <table:table-cell office:value-type="float" office:value="0.005788542" calcext:value-type="float">
            <text:p>0.005788542</text:p>
          </table:table-cell>
          <table:table-cell office:value-type="float" office:value="0" calcext:value-type="float">
            <text:p>0</text:p>
          </table:table-cell>
          <table:table-cell office:value-type="float" office:value="23.28592" calcext:value-type="float">
            <text:p>23.28592</text:p>
          </table:table-cell>
          <table:table-cell office:value-type="float" office:value="28.13924" calcext:value-type="float">
            <text:p>28.13924</text:p>
          </table:table-cell>
          <table:table-cell office:value-type="float" office:value="21.01308" calcext:value-type="float">
            <text:p>21.01308</text:p>
          </table:table-cell>
          <table:table-cell office:value-type="float" office:value="14.58156" calcext:value-type="float">
            <text:p>14.58156</text:p>
          </table:table-cell>
          <table:table-cell office:value-type="float" office:value="12.83788" calcext:value-type="float">
            <text:p>12.83788</text:p>
          </table:table-cell>
          <table:table-cell office:value-type="float" office:value="3.925225" calcext:value-type="float">
            <text:p>3.925225</text:p>
          </table:table-cell>
          <table:table-cell office:value-type="float" office:value="1.212429" calcext:value-type="float">
            <text:p>1.212429</text:p>
          </table:table-cell>
          <table:table-cell office:value-type="float" office:value="2.036962" calcext:value-type="float">
            <text:p>2.036962</text:p>
          </table:table-cell>
          <table:table-cell office:value-type="float" office:value="1.428863" calcext:value-type="float">
            <text:p>1.428863</text:p>
          </table:table-cell>
          <table:table-cell office:value-type="float" office:value="0.6641091" calcext:value-type="float">
            <text:p>0.6641091</text:p>
          </table:table-cell>
          <table:table-cell office:value-type="float" office:value="0.2909258" calcext:value-type="float">
            <text:p>0.2909258</text:p>
          </table:table-cell>
          <table:table-cell office:value-type="float" office:value="0.3495375" calcext:value-type="float">
            <text:p>0.3495375</text:p>
          </table:table-cell>
          <table:table-cell office:value-type="float" office:value="0.3197964" calcext:value-type="float">
            <text:p>0.3197964</text:p>
          </table:table-cell>
          <table:table-cell office:value-type="float" office:value="0.3486092" calcext:value-type="float">
            <text:p>0.3486092</text:p>
          </table:table-cell>
          <table:table-cell office:value-type="float" office:value="0" calcext:value-type="float">
            <text:p>0</text:p>
          </table:table-cell>
          <table:table-cell office:value-type="float" office:value="119.2076" calcext:value-type="float">
            <text:p>119.2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3922" calcext:value-type="float">
            <text:p>0.01963922</text:p>
          </table:table-cell>
          <table:table-cell office:value-type="float" office:value="0" calcext:value-type="float">
            <text:p>0</text:p>
          </table:table-cell>
          <table:table-cell office:value-type="float" office:value="-0.0001019061" calcext:value-type="float">
            <text:p>-0.00010190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33.39848" calcext:value-type="float">
            <text:p>33.39848</text:p>
          </table:table-cell>
          <table:table-cell office:value-type="float" office:value="1094.02" calcext:value-type="float">
            <text:p>1094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0316" calcext:value-type="float">
            <text:p>0.2210316</text:p>
          </table:table-cell>
          <table:table-cell office:value-type="float" office:value="7.490313" calcext:value-type="float">
            <text:p>7.490313</text:p>
          </table:table-cell>
          <table:table-cell office:value-type="float" office:value="0" calcext:value-type="float">
            <text:p>0</text:p>
          </table:table-cell>
          <table:table-cell office:value-type="float" office:value="0.000003101738" calcext:value-type="float">
            <text:p>3.101738E-06</text:p>
          </table:table-cell>
          <table:table-cell office:value-type="float" office:value="0" calcext:value-type="float">
            <text:p>0</text:p>
          </table:table-cell>
          <table:table-cell office:value-type="float" office:value="0.0009772412" calcext:value-type="float">
            <text:p>0.0009772412</text:p>
          </table:table-cell>
          <table:table-cell office:value-type="float" office:value="-0.0002215021" calcext:value-type="float">
            <text:p>-0.0002215021</text:p>
          </table:table-cell>
          <table:table-cell office:value-type="float" office:value="0.002044629" calcext:value-type="float">
            <text:p>0.002044629</text:p>
          </table:table-cell>
          <table:table-cell office:value-type="float" office:value="0.0002282198" calcext:value-type="float">
            <text:p>0.0002282198</text:p>
          </table:table-cell>
          <table:table-cell office:value-type="float" office:value="14.57062" calcext:value-type="float">
            <text:p>14.57062</text:p>
          </table:table-cell>
          <table:table-cell office:value-type="float" office:value="0.0832211" calcext:value-type="float">
            <text:p>0.0832211</text:p>
          </table:table-cell>
          <table:table-cell office:value-type="float" office:value="0.07185871" calcext:value-type="float">
            <text:p>0.07185871</text:p>
          </table:table-cell>
          <table:table-cell office:value-type="float" office:value="0.06020946" calcext:value-type="float">
            <text:p>0.06020946</text:p>
          </table:table-cell>
          <table:table-cell office:value-type="float" office:value="0.03885897" calcext:value-type="float">
            <text:p>0.03885897</text:p>
          </table:table-cell>
          <table:table-cell office:value-type="float" office:value="0.04341788" calcext:value-type="float">
            <text:p>0.04341788</text:p>
          </table:table-cell>
          <table:table-cell office:value-type="float" office:value="0.02228925" calcext:value-type="float">
            <text:p>0.02228925</text:p>
          </table:table-cell>
          <table:table-cell office:value-type="float" office:value="0.01545168" calcext:value-type="float">
            <text:p>0.01545168</text:p>
          </table:table-cell>
          <table:table-cell office:value-type="float" office:value="0.03419201" calcext:value-type="float">
            <text:p>0.03419201</text:p>
          </table:table-cell>
          <table:table-cell office:value-type="float" office:value="0.02597123" calcext:value-type="float">
            <text:p>0.02597123</text:p>
          </table:table-cell>
          <table:table-cell office:value-type="float" office:value="0.02278871" calcext:value-type="float">
            <text:p>0.02278871</text:p>
          </table:table-cell>
          <table:table-cell office:value-type="float" office:value="0.01967564" calcext:value-type="float">
            <text:p>0.01967564</text:p>
          </table:table-cell>
          <table:table-cell office:value-type="float" office:value="0.02836587" calcext:value-type="float">
            <text:p>0.02836587</text:p>
          </table:table-cell>
          <table:table-cell office:value-type="float" office:value="0.005411322" calcext:value-type="float">
            <text:p>0.005411322</text:p>
          </table:table-cell>
          <table:table-cell office:value-type="float" office:value="0.005790139" calcext:value-type="float">
            <text:p>0.005790139</text:p>
          </table:table-cell>
          <table:table-cell office:value-type="float" office:value="0" calcext:value-type="float">
            <text:p>0</text:p>
          </table:table-cell>
          <table:table-cell office:value-type="float" office:value="21.61731" calcext:value-type="float">
            <text:p>21.61731</text:p>
          </table:table-cell>
          <table:table-cell office:value-type="float" office:value="26.27269" calcext:value-type="float">
            <text:p>26.27269</text:p>
          </table:table-cell>
          <table:table-cell office:value-type="float" office:value="20.81059" calcext:value-type="float">
            <text:p>20.81059</text:p>
          </table:table-cell>
          <table:table-cell office:value-type="float" office:value="13.97936" calcext:value-type="float">
            <text:p>13.97936</text:p>
          </table:table-cell>
          <table:table-cell office:value-type="float" office:value="12.27922" calcext:value-type="float">
            <text:p>12.27922</text:p>
          </table:table-cell>
          <table:table-cell office:value-type="float" office:value="3.847625" calcext:value-type="float">
            <text:p>3.847625</text:p>
          </table:table-cell>
          <table:table-cell office:value-type="float" office:value="1.21965" calcext:value-type="float">
            <text:p>1.21965</text:p>
          </table:table-cell>
          <table:table-cell office:value-type="float" office:value="2.001451" calcext:value-type="float">
            <text:p>2.001451</text:p>
          </table:table-cell>
          <table:table-cell office:value-type="float" office:value="1.443749" calcext:value-type="float">
            <text:p>1.443749</text:p>
          </table:table-cell>
          <table:table-cell office:value-type="float" office:value="0.6663145" calcext:value-type="float">
            <text:p>0.6663145</text:p>
          </table:table-cell>
          <table:table-cell office:value-type="float" office:value="0.2913316" calcext:value-type="float">
            <text:p>0.2913316</text:p>
          </table:table-cell>
          <table:table-cell office:value-type="float" office:value="0.3498825" calcext:value-type="float">
            <text:p>0.3498825</text:p>
          </table:table-cell>
          <table:table-cell office:value-type="float" office:value="0.3198793" calcext:value-type="float">
            <text:p>0.3198793</text:p>
          </table:table-cell>
          <table:table-cell office:value-type="float" office:value="0.3486089" calcext:value-type="float">
            <text:p>0.3486089</text:p>
          </table:table-cell>
          <table:table-cell office:value-type="float" office:value="0" calcext:value-type="float">
            <text:p>0</text:p>
          </table:table-cell>
          <table:table-cell office:value-type="float" office:value="112.3429" calcext:value-type="float">
            <text:p>112.3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41417" calcext:value-type="float">
            <text:p>-0.1041417</text:p>
          </table:table-cell>
          <table:table-cell office:value-type="float" office:value="0" calcext:value-type="float">
            <text:p>0</text:p>
          </table:table-cell>
          <table:table-cell office:value-type="float" office:value="-0.0001046459" calcext:value-type="float">
            <text:p>-0.00010464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33.50053" calcext:value-type="float">
            <text:p>33.50053</text:p>
          </table:table-cell>
          <table:table-cell office:value-type="float" office:value="1094.031" calcext:value-type="float">
            <text:p>1094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8978" calcext:value-type="float">
            <text:p>0.2178978</text:p>
          </table:table-cell>
          <table:table-cell office:value-type="float" office:value="7.379104" calcext:value-type="float">
            <text:p>7.379104</text:p>
          </table:table-cell>
          <table:table-cell office:value-type="float" office:value="0" calcext:value-type="float">
            <text:p>0</text:p>
          </table:table-cell>
          <table:table-cell office:value-type="float" office:value="0.000003101782" calcext:value-type="float">
            <text:p>3.101782E-06</text:p>
          </table:table-cell>
          <table:table-cell office:value-type="float" office:value="0" calcext:value-type="float">
            <text:p>0</text:p>
          </table:table-cell>
          <table:table-cell office:value-type="float" office:value="0.0009772561" calcext:value-type="float">
            <text:p>0.0009772561</text:p>
          </table:table-cell>
          <table:table-cell office:value-type="float" office:value="-0.000285825" calcext:value-type="float">
            <text:p>-0.000285825</text:p>
          </table:table-cell>
          <table:table-cell office:value-type="float" office:value="0.0020643" calcext:value-type="float">
            <text:p>0.0020643</text:p>
          </table:table-cell>
          <table:table-cell office:value-type="float" office:value="0.0002611325" calcext:value-type="float">
            <text:p>0.0002611325</text:p>
          </table:table-cell>
          <table:table-cell office:value-type="float" office:value="14.78121" calcext:value-type="float">
            <text:p>14.78121</text:p>
          </table:table-cell>
          <table:table-cell office:value-type="float" office:value="0.06759616" calcext:value-type="float">
            <text:p>0.06759616</text:p>
          </table:table-cell>
          <table:table-cell office:value-type="float" office:value="0.06458491" calcext:value-type="float">
            <text:p>0.06458491</text:p>
          </table:table-cell>
          <table:table-cell office:value-type="float" office:value="0.05829383" calcext:value-type="float">
            <text:p>0.05829383</text:p>
          </table:table-cell>
          <table:table-cell office:value-type="float" office:value="0.03804708" calcext:value-type="float">
            <text:p>0.03804708</text:p>
          </table:table-cell>
          <table:table-cell office:value-type="float" office:value="0.04222657" calcext:value-type="float">
            <text:p>0.04222657</text:p>
          </table:table-cell>
          <table:table-cell office:value-type="float" office:value="0.02230828" calcext:value-type="float">
            <text:p>0.02230828</text:p>
          </table:table-cell>
          <table:table-cell office:value-type="float" office:value="0.01563706" calcext:value-type="float">
            <text:p>0.01563706</text:p>
          </table:table-cell>
          <table:table-cell office:value-type="float" office:value="0.03418045" calcext:value-type="float">
            <text:p>0.03418045</text:p>
          </table:table-cell>
          <table:table-cell office:value-type="float" office:value="0.02603514" calcext:value-type="float">
            <text:p>0.02603514</text:p>
          </table:table-cell>
          <table:table-cell office:value-type="float" office:value="0.02281504" calcext:value-type="float">
            <text:p>0.02281504</text:p>
          </table:table-cell>
          <table:table-cell office:value-type="float" office:value="0.01969234" calcext:value-type="float">
            <text:p>0.01969234</text:p>
          </table:table-cell>
          <table:table-cell office:value-type="float" office:value="0.02837519" calcext:value-type="float">
            <text:p>0.02837519</text:p>
          </table:table-cell>
          <table:table-cell office:value-type="float" office:value="0.005411541" calcext:value-type="float">
            <text:p>0.005411541</text:p>
          </table:table-cell>
          <table:table-cell office:value-type="float" office:value="0.005791502" calcext:value-type="float">
            <text:p>0.005791502</text:p>
          </table:table-cell>
          <table:table-cell office:value-type="float" office:value="0" calcext:value-type="float">
            <text:p>0</text:p>
          </table:table-cell>
          <table:table-cell office:value-type="float" office:value="22.33749" calcext:value-type="float">
            <text:p>22.33749</text:p>
          </table:table-cell>
          <table:table-cell office:value-type="float" office:value="24.89141" calcext:value-type="float">
            <text:p>24.89141</text:p>
          </table:table-cell>
          <table:table-cell office:value-type="float" office:value="20.13378" calcext:value-type="float">
            <text:p>20.13378</text:p>
          </table:table-cell>
          <table:table-cell office:value-type="float" office:value="13.08414" calcext:value-type="float">
            <text:p>13.08414</text:p>
          </table:table-cell>
          <table:table-cell office:value-type="float" office:value="11.69488" calcext:value-type="float">
            <text:p>11.69488</text:p>
          </table:table-cell>
          <table:table-cell office:value-type="float" office:value="3.792804" calcext:value-type="float">
            <text:p>3.792804</text:p>
          </table:table-cell>
          <table:table-cell office:value-type="float" office:value="1.212059" calcext:value-type="float">
            <text:p>1.212059</text:p>
          </table:table-cell>
          <table:table-cell office:value-type="float" office:value="1.979087" calcext:value-type="float">
            <text:p>1.979087</text:p>
          </table:table-cell>
          <table:table-cell office:value-type="float" office:value="1.456542" calcext:value-type="float">
            <text:p>1.456542</text:p>
          </table:table-cell>
          <table:table-cell office:value-type="float" office:value="0.669306" calcext:value-type="float">
            <text:p>0.669306</text:p>
          </table:table-cell>
          <table:table-cell office:value-type="float" office:value="0.2917634" calcext:value-type="float">
            <text:p>0.2917634</text:p>
          </table:table-cell>
          <table:table-cell office:value-type="float" office:value="0.3502317" calcext:value-type="float">
            <text:p>0.3502317</text:p>
          </table:table-cell>
          <table:table-cell office:value-type="float" office:value="0.3199396" calcext:value-type="float">
            <text:p>0.3199396</text:p>
          </table:table-cell>
          <table:table-cell office:value-type="float" office:value="0.3486083" calcext:value-type="float">
            <text:p>0.3486083</text:p>
          </table:table-cell>
          <table:table-cell office:value-type="float" office:value="0" calcext:value-type="float">
            <text:p>0</text:p>
          </table:table-cell>
          <table:table-cell office:value-type="float" office:value="110.5547" calcext:value-type="float">
            <text:p>110.5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84324" calcext:value-type="float">
            <text:p>-0.2184324</text:p>
          </table:table-cell>
          <table:table-cell office:value-type="float" office:value="0" calcext:value-type="float">
            <text:p>0</text:p>
          </table:table-cell>
          <table:table-cell office:value-type="float" office:value="-0.0001071971" calcext:value-type="float">
            <text:p>-0.00010719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33.58807" calcext:value-type="float">
            <text:p>33.58807</text:p>
          </table:table-cell>
          <table:table-cell office:value-type="float" office:value="1094.043" calcext:value-type="float">
            <text:p>1094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1955" calcext:value-type="float">
            <text:p>0.2221955</text:p>
          </table:table-cell>
          <table:table-cell office:value-type="float" office:value="7.273376" calcext:value-type="float">
            <text:p>7.273376</text:p>
          </table:table-cell>
          <table:table-cell office:value-type="float" office:value="0" calcext:value-type="float">
            <text:p>0</text:p>
          </table:table-cell>
          <table:table-cell office:value-type="float" office:value="0.000003101803" calcext:value-type="float">
            <text:p>3.101803E-06</text:p>
          </table:table-cell>
          <table:table-cell office:value-type="float" office:value="0" calcext:value-type="float">
            <text:p>0</text:p>
          </table:table-cell>
          <table:table-cell office:value-type="float" office:value="0.0009772622" calcext:value-type="float">
            <text:p>0.0009772622</text:p>
          </table:table-cell>
          <table:table-cell office:value-type="float" office:value="-0.0003519482" calcext:value-type="float">
            <text:p>-0.0003519482</text:p>
          </table:table-cell>
          <table:table-cell office:value-type="float" office:value="0.002083746" calcext:value-type="float">
            <text:p>0.002083746</text:p>
          </table:table-cell>
          <table:table-cell office:value-type="float" office:value="0.0002902274" calcext:value-type="float">
            <text:p>0.0002902274</text:p>
          </table:table-cell>
          <table:table-cell office:value-type="float" office:value="14.96459" calcext:value-type="float">
            <text:p>14.96459</text:p>
          </table:table-cell>
          <table:table-cell office:value-type="float" office:value="0.06027463" calcext:value-type="float">
            <text:p>0.06027463</text:p>
          </table:table-cell>
          <table:table-cell office:value-type="float" office:value="0.05905389" calcext:value-type="float">
            <text:p>0.05905389</text:p>
          </table:table-cell>
          <table:table-cell office:value-type="float" office:value="0.05652774" calcext:value-type="float">
            <text:p>0.05652774</text:p>
          </table:table-cell>
          <table:table-cell office:value-type="float" office:value="0.03731338" calcext:value-type="float">
            <text:p>0.03731338</text:p>
          </table:table-cell>
          <table:table-cell office:value-type="float" office:value="0.04120876" calcext:value-type="float">
            <text:p>0.04120876</text:p>
          </table:table-cell>
          <table:table-cell office:value-type="float" office:value="0.02231256" calcext:value-type="float">
            <text:p>0.02231256</text:p>
          </table:table-cell>
          <table:table-cell office:value-type="float" office:value="0.01582656" calcext:value-type="float">
            <text:p>0.01582656</text:p>
          </table:table-cell>
          <table:table-cell office:value-type="float" office:value="0.03419144" calcext:value-type="float">
            <text:p>0.03419144</text:p>
          </table:table-cell>
          <table:table-cell office:value-type="float" office:value="0.02608959" calcext:value-type="float">
            <text:p>0.02608959</text:p>
          </table:table-cell>
          <table:table-cell office:value-type="float" office:value="0.02284214" calcext:value-type="float">
            <text:p>0.02284214</text:p>
          </table:table-cell>
          <table:table-cell office:value-type="float" office:value="0.01970957" calcext:value-type="float">
            <text:p>0.01970957</text:p>
          </table:table-cell>
          <table:table-cell office:value-type="float" office:value="0.02838459" calcext:value-type="float">
            <text:p>0.02838459</text:p>
          </table:table-cell>
          <table:table-cell office:value-type="float" office:value="0.005411838" calcext:value-type="float">
            <text:p>0.005411838</text:p>
          </table:table-cell>
          <table:table-cell office:value-type="float" office:value="0.00579315" calcext:value-type="float">
            <text:p>0.00579315</text:p>
          </table:table-cell>
          <table:table-cell office:value-type="float" office:value="0" calcext:value-type="float">
            <text:p>0</text:p>
          </table:table-cell>
          <table:table-cell office:value-type="float" office:value="19.76583" calcext:value-type="float">
            <text:p>19.76583</text:p>
          </table:table-cell>
          <table:table-cell office:value-type="float" office:value="23.76774" calcext:value-type="float">
            <text:p>23.76774</text:p>
          </table:table-cell>
          <table:table-cell office:value-type="float" office:value="19.35209" calcext:value-type="float">
            <text:p>19.35209</text:p>
          </table:table-cell>
          <table:table-cell office:value-type="float" office:value="12.06385" calcext:value-type="float">
            <text:p>12.06385</text:p>
          </table:table-cell>
          <table:table-cell office:value-type="float" office:value="11.21593" calcext:value-type="float">
            <text:p>11.21593</text:p>
          </table:table-cell>
          <table:table-cell office:value-type="float" office:value="3.758642" calcext:value-type="float">
            <text:p>3.758642</text:p>
          </table:table-cell>
          <table:table-cell office:value-type="float" office:value="1.200023" calcext:value-type="float">
            <text:p>1.200023</text:p>
          </table:table-cell>
          <table:table-cell office:value-type="float" office:value="1.965694" calcext:value-type="float">
            <text:p>1.965694</text:p>
          </table:table-cell>
          <table:table-cell office:value-type="float" office:value="1.465937" calcext:value-type="float">
            <text:p>1.465937</text:p>
          </table:table-cell>
          <table:table-cell office:value-type="float" office:value="0.6726781" calcext:value-type="float">
            <text:p>0.6726781</text:p>
          </table:table-cell>
          <table:table-cell office:value-type="float" office:value="0.292226" calcext:value-type="float">
            <text:p>0.292226</text:p>
          </table:table-cell>
          <table:table-cell office:value-type="float" office:value="0.350589" calcext:value-type="float">
            <text:p>0.350589</text:p>
          </table:table-cell>
          <table:table-cell office:value-type="float" office:value="0.3200168" calcext:value-type="float">
            <text:p>0.3200168</text:p>
          </table:table-cell>
          <table:table-cell office:value-type="float" office:value="0.3486079" calcext:value-type="float">
            <text:p>0.3486079</text:p>
          </table:table-cell>
          <table:table-cell office:value-type="float" office:value="0" calcext:value-type="float">
            <text:p>0</text:p>
          </table:table-cell>
          <table:table-cell office:value-type="float" office:value="114.6941" calcext:value-type="float">
            <text:p>114.6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98006" calcext:value-type="float">
            <text:p>-0.3198006</text:p>
          </table:table-cell>
          <table:table-cell office:value-type="float" office:value="0" calcext:value-type="float">
            <text:p>0</text:p>
          </table:table-cell>
          <table:table-cell office:value-type="float" office:value="-0.0001095914" calcext:value-type="float">
            <text:p>-0.00010959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33.6343" calcext:value-type="float">
            <text:p>33.6343</text:p>
          </table:table-cell>
          <table:table-cell office:value-type="float" office:value="1094.051" calcext:value-type="float">
            <text:p>1094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0179" calcext:value-type="float">
            <text:p>0.2240179</text:p>
          </table:table-cell>
          <table:table-cell office:value-type="float" office:value="7.215827" calcext:value-type="float">
            <text:p>7.215827</text:p>
          </table:table-cell>
          <table:table-cell office:value-type="float" office:value="0" calcext:value-type="float">
            <text:p>0</text:p>
          </table:table-cell>
          <table:table-cell office:value-type="float" office:value="0.000003101816" calcext:value-type="float">
            <text:p>3.101816E-06</text:p>
          </table:table-cell>
          <table:table-cell office:value-type="float" office:value="0" calcext:value-type="float">
            <text:p>0</text:p>
          </table:table-cell>
          <table:table-cell office:value-type="float" office:value="0.000977264" calcext:value-type="float">
            <text:p>0.000977264</text:p>
          </table:table-cell>
          <table:table-cell office:value-type="float" office:value="-0.0003746183" calcext:value-type="float">
            <text:p>-0.0003746183</text:p>
          </table:table-cell>
          <table:table-cell office:value-type="float" office:value="0.002103305" calcext:value-type="float">
            <text:p>0.002103305</text:p>
          </table:table-cell>
          <table:table-cell office:value-type="float" office:value="0.0003054633" calcext:value-type="float">
            <text:p>0.0003054633</text:p>
          </table:table-cell>
          <table:table-cell office:value-type="float" office:value="15.06148" calcext:value-type="float">
            <text:p>15.06148</text:p>
          </table:table-cell>
          <table:table-cell office:value-type="float" office:value="0.06082108" calcext:value-type="float">
            <text:p>0.06082108</text:p>
          </table:table-cell>
          <table:table-cell office:value-type="float" office:value="0.05835519" calcext:value-type="float">
            <text:p>0.05835519</text:p>
          </table:table-cell>
          <table:table-cell office:value-type="float" office:value="0.05654867" calcext:value-type="float">
            <text:p>0.05654867</text:p>
          </table:table-cell>
          <table:table-cell office:value-type="float" office:value="0.03703872" calcext:value-type="float">
            <text:p>0.03703872</text:p>
          </table:table-cell>
          <table:table-cell office:value-type="float" office:value="0.04031206" calcext:value-type="float">
            <text:p>0.04031206</text:p>
          </table:table-cell>
          <table:table-cell office:value-type="float" office:value="0.02227761" calcext:value-type="float">
            <text:p>0.02227761</text:p>
          </table:table-cell>
          <table:table-cell office:value-type="float" office:value="0.01601712" calcext:value-type="float">
            <text:p>0.01601712</text:p>
          </table:table-cell>
          <table:table-cell office:value-type="float" office:value="0.03421275" calcext:value-type="float">
            <text:p>0.03421275</text:p>
          </table:table-cell>
          <table:table-cell office:value-type="float" office:value="0.0261362" calcext:value-type="float">
            <text:p>0.0261362</text:p>
          </table:table-cell>
          <table:table-cell office:value-type="float" office:value="0.02286921" calcext:value-type="float">
            <text:p>0.02286921</text:p>
          </table:table-cell>
          <table:table-cell office:value-type="float" office:value="0.01972717" calcext:value-type="float">
            <text:p>0.01972717</text:p>
          </table:table-cell>
          <table:table-cell office:value-type="float" office:value="0.02839417" calcext:value-type="float">
            <text:p>0.02839417</text:p>
          </table:table-cell>
          <table:table-cell office:value-type="float" office:value="0.005411896" calcext:value-type="float">
            <text:p>0.005411896</text:p>
          </table:table-cell>
          <table:table-cell office:value-type="float" office:value="0.005793837" calcext:value-type="float">
            <text:p>0.005793837</text:p>
          </table:table-cell>
          <table:table-cell office:value-type="float" office:value="0" calcext:value-type="float">
            <text:p>0</text:p>
          </table:table-cell>
          <table:table-cell office:value-type="float" office:value="22.92385" calcext:value-type="float">
            <text:p>22.92385</text:p>
          </table:table-cell>
          <table:table-cell office:value-type="float" office:value="22.56084" calcext:value-type="float">
            <text:p>22.56084</text:p>
          </table:table-cell>
          <table:table-cell office:value-type="float" office:value="18.32785" calcext:value-type="float">
            <text:p>18.32785</text:p>
          </table:table-cell>
          <table:table-cell office:value-type="float" office:value="11.39007" calcext:value-type="float">
            <text:p>11.39007</text:p>
          </table:table-cell>
          <table:table-cell office:value-type="float" office:value="10.69079" calcext:value-type="float">
            <text:p>10.69079</text:p>
          </table:table-cell>
          <table:table-cell office:value-type="float" office:value="3.719738" calcext:value-type="float">
            <text:p>3.719738</text:p>
          </table:table-cell>
          <table:table-cell office:value-type="float" office:value="1.18983" calcext:value-type="float">
            <text:p>1.18983</text:p>
          </table:table-cell>
          <table:table-cell office:value-type="float" office:value="1.956923" calcext:value-type="float">
            <text:p>1.956923</text:p>
          </table:table-cell>
          <table:table-cell office:value-type="float" office:value="1.472654" calcext:value-type="float">
            <text:p>1.472654</text:p>
          </table:table-cell>
          <table:table-cell office:value-type="float" office:value="0.6761392" calcext:value-type="float">
            <text:p>0.6761392</text:p>
          </table:table-cell>
          <table:table-cell office:value-type="float" office:value="0.2927101" calcext:value-type="float">
            <text:p>0.2927101</text:p>
          </table:table-cell>
          <table:table-cell office:value-type="float" office:value="0.3509545" calcext:value-type="float">
            <text:p>0.3509545</text:p>
          </table:table-cell>
          <table:table-cell office:value-type="float" office:value="0.3200215" calcext:value-type="float">
            <text:p>0.3200215</text:p>
          </table:table-cell>
          <table:table-cell office:value-type="float" office:value="0.3486076" calcext:value-type="float">
            <text:p>0.3486076</text:p>
          </table:table-cell>
          <table:table-cell office:value-type="float" office:value="0" calcext:value-type="float">
            <text:p>0</text:p>
          </table:table-cell>
          <table:table-cell office:value-type="float" office:value="116.3734" calcext:value-type="float">
            <text:p>116.3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56756" calcext:value-type="float">
            <text:p>-0.3756756</text:p>
          </table:table-cell>
          <table:table-cell office:value-type="float" office:value="0" calcext:value-type="float">
            <text:p>0</text:p>
          </table:table-cell>
          <table:table-cell office:value-type="float" office:value="-0.0001113741" calcext:value-type="float">
            <text:p>-0.00011137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33.71986" calcext:value-type="float">
            <text:p>33.71986</text:p>
          </table:table-cell>
          <table:table-cell office:value-type="float" office:value="1094.064" calcext:value-type="float">
            <text:p>1094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116" calcext:value-type="float">
            <text:p>0.226116</text:p>
          </table:table-cell>
          <table:table-cell office:value-type="float" office:value="7.113371" calcext:value-type="float">
            <text:p>7.113371</text:p>
          </table:table-cell>
          <table:table-cell office:value-type="float" office:value="0" calcext:value-type="float">
            <text:p>0</text:p>
          </table:table-cell>
          <table:table-cell office:value-type="float" office:value="0.000003101816" calcext:value-type="float">
            <text:p>3.101816E-06</text:p>
          </table:table-cell>
          <table:table-cell office:value-type="float" office:value="0" calcext:value-type="float">
            <text:p>0</text:p>
          </table:table-cell>
          <table:table-cell office:value-type="float" office:value="0.000977264" calcext:value-type="float">
            <text:p>0.000977264</text:p>
          </table:table-cell>
          <table:table-cell office:value-type="float" office:value="-0.0004343296" calcext:value-type="float">
            <text:p>-0.0004343296</text:p>
          </table:table-cell>
          <table:table-cell office:value-type="float" office:value="0.002122337" calcext:value-type="float">
            <text:p>0.002122337</text:p>
          </table:table-cell>
          <table:table-cell office:value-type="float" office:value="0.0003335743" calcext:value-type="float">
            <text:p>0.0003335743</text:p>
          </table:table-cell>
          <table:table-cell office:value-type="float" office:value="15.24141" calcext:value-type="float">
            <text:p>15.24141</text:p>
          </table:table-cell>
          <table:table-cell office:value-type="float" office:value="0.05215878" calcext:value-type="float">
            <text:p>0.05215878</text:p>
          </table:table-cell>
          <table:table-cell office:value-type="float" office:value="0.05436429" calcext:value-type="float">
            <text:p>0.05436429</text:p>
          </table:table-cell>
          <table:table-cell office:value-type="float" office:value="0.05428862" calcext:value-type="float">
            <text:p>0.05428862</text:p>
          </table:table-cell>
          <table:table-cell office:value-type="float" office:value="0.03680506" calcext:value-type="float">
            <text:p>0.03680506</text:p>
          </table:table-cell>
          <table:table-cell office:value-type="float" office:value="0.03889172" calcext:value-type="float">
            <text:p>0.03889172</text:p>
          </table:table-cell>
          <table:table-cell office:value-type="float" office:value="0.02219708" calcext:value-type="float">
            <text:p>0.02219708</text:p>
          </table:table-cell>
          <table:table-cell office:value-type="float" office:value="0.01625762" calcext:value-type="float">
            <text:p>0.01625762</text:p>
          </table:table-cell>
          <table:table-cell office:value-type="float" office:value="0.03422429" calcext:value-type="float">
            <text:p>0.03422429</text:p>
          </table:table-cell>
          <table:table-cell office:value-type="float" office:value="0.02617835" calcext:value-type="float">
            <text:p>0.02617835</text:p>
          </table:table-cell>
          <table:table-cell office:value-type="float" office:value="0.02289631" calcext:value-type="float">
            <text:p>0.02289631</text:p>
          </table:table-cell>
          <table:table-cell office:value-type="float" office:value="0.01974511" calcext:value-type="float">
            <text:p>0.01974511</text:p>
          </table:table-cell>
          <table:table-cell office:value-type="float" office:value="0.028404" calcext:value-type="float">
            <text:p>0.028404</text:p>
          </table:table-cell>
          <table:table-cell office:value-type="float" office:value="0.005411959" calcext:value-type="float">
            <text:p>0.005411959</text:p>
          </table:table-cell>
          <table:table-cell office:value-type="float" office:value="0.00579452" calcext:value-type="float">
            <text:p>0.00579452</text:p>
          </table:table-cell>
          <table:table-cell office:value-type="float" office:value="0" calcext:value-type="float">
            <text:p>0</text:p>
          </table:table-cell>
          <table:table-cell office:value-type="float" office:value="21.17449" calcext:value-type="float">
            <text:p>21.17449</text:p>
          </table:table-cell>
          <table:table-cell office:value-type="float" office:value="21.47843" calcext:value-type="float">
            <text:p>21.47843</text:p>
          </table:table-cell>
          <table:table-cell office:value-type="float" office:value="17.38866" calcext:value-type="float">
            <text:p>17.38866</text:p>
          </table:table-cell>
          <table:table-cell office:value-type="float" office:value="11.26085" calcext:value-type="float">
            <text:p>11.26085</text:p>
          </table:table-cell>
          <table:table-cell office:value-type="float" office:value="9.633862" calcext:value-type="float">
            <text:p>9.633862</text:p>
          </table:table-cell>
          <table:table-cell office:value-type="float" office:value="3.669189" calcext:value-type="float">
            <text:p>3.669189</text:p>
          </table:table-cell>
          <table:table-cell office:value-type="float" office:value="1.195273" calcext:value-type="float">
            <text:p>1.195273</text:p>
          </table:table-cell>
          <table:table-cell office:value-type="float" office:value="1.948623" calcext:value-type="float">
            <text:p>1.948623</text:p>
          </table:table-cell>
          <table:table-cell office:value-type="float" office:value="1.478054" calcext:value-type="float">
            <text:p>1.478054</text:p>
          </table:table-cell>
          <table:table-cell office:value-type="float" office:value="0.6797158" calcext:value-type="float">
            <text:p>0.6797158</text:p>
          </table:table-cell>
          <table:table-cell office:value-type="float" office:value="0.2932632" calcext:value-type="float">
            <text:p>0.2932632</text:p>
          </table:table-cell>
          <table:table-cell office:value-type="float" office:value="0.3513272" calcext:value-type="float">
            <text:p>0.3513272</text:p>
          </table:table-cell>
          <table:table-cell office:value-type="float" office:value="0.3200297" calcext:value-type="float">
            <text:p>0.3200297</text:p>
          </table:table-cell>
          <table:table-cell office:value-type="float" office:value="0.3486077" calcext:value-type="float">
            <text:p>0.3486077</text:p>
          </table:table-cell>
          <table:table-cell office:value-type="float" office:value="0" calcext:value-type="float">
            <text:p>0</text:p>
          </table:table-cell>
          <table:table-cell office:value-type="float" office:value="118.7147" calcext:value-type="float">
            <text:p>118.7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59842" calcext:value-type="float">
            <text:p>-0.4759842</text:p>
          </table:table-cell>
          <table:table-cell office:value-type="float" office:value="0" calcext:value-type="float">
            <text:p>0</text:p>
          </table:table-cell>
          <table:table-cell office:value-type="float" office:value="-0.0001137853" calcext:value-type="float">
            <text:p>-0.0001137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33.80123" calcext:value-type="float">
            <text:p>33.80123</text:p>
          </table:table-cell>
          <table:table-cell office:value-type="float" office:value="1094.079" calcext:value-type="float">
            <text:p>1094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8049" calcext:value-type="float">
            <text:p>0.2328049</text:p>
          </table:table-cell>
          <table:table-cell office:value-type="float" office:value="7.008583" calcext:value-type="float">
            <text:p>7.008583</text:p>
          </table:table-cell>
          <table:table-cell office:value-type="float" office:value="0" calcext:value-type="float">
            <text:p>0</text:p>
          </table:table-cell>
          <table:table-cell office:value-type="float" office:value="0.000003101816" calcext:value-type="float">
            <text:p>3.101816E-06</text:p>
          </table:table-cell>
          <table:table-cell office:value-type="float" office:value="0" calcext:value-type="float">
            <text:p>0</text:p>
          </table:table-cell>
          <table:table-cell office:value-type="float" office:value="0.000977264" calcext:value-type="float">
            <text:p>0.000977264</text:p>
          </table:table-cell>
          <table:table-cell office:value-type="float" office:value="-0.0005082007" calcext:value-type="float">
            <text:p>-0.0005082007</text:p>
          </table:table-cell>
          <table:table-cell office:value-type="float" office:value="0.00214213" calcext:value-type="float">
            <text:p>0.00214213</text:p>
          </table:table-cell>
          <table:table-cell office:value-type="float" office:value="0.0003653227" calcext:value-type="float">
            <text:p>0.0003653227</text:p>
          </table:table-cell>
          <table:table-cell office:value-type="float" office:value="15.41423" calcext:value-type="float">
            <text:p>15.41423</text:p>
          </table:table-cell>
          <table:table-cell office:value-type="float" office:value="0.05097075" calcext:value-type="float">
            <text:p>0.05097075</text:p>
          </table:table-cell>
          <table:table-cell office:value-type="float" office:value="0.05219548" calcext:value-type="float">
            <text:p>0.05219548</text:p>
          </table:table-cell>
          <table:table-cell office:value-type="float" office:value="0.05297786" calcext:value-type="float">
            <text:p>0.05297786</text:p>
          </table:table-cell>
          <table:table-cell office:value-type="float" office:value="0.03655072" calcext:value-type="float">
            <text:p>0.03655072</text:p>
          </table:table-cell>
          <table:table-cell office:value-type="float" office:value="0.03789694" calcext:value-type="float">
            <text:p>0.03789694</text:p>
          </table:table-cell>
          <table:table-cell office:value-type="float" office:value="0.0220973" calcext:value-type="float">
            <text:p>0.0220973</text:p>
          </table:table-cell>
          <table:table-cell office:value-type="float" office:value="0.01648958" calcext:value-type="float">
            <text:p>0.01648958</text:p>
          </table:table-cell>
          <table:table-cell office:value-type="float" office:value="0.03423657" calcext:value-type="float">
            <text:p>0.03423657</text:p>
          </table:table-cell>
          <table:table-cell office:value-type="float" office:value="0.02621699" calcext:value-type="float">
            <text:p>0.02621699</text:p>
          </table:table-cell>
          <table:table-cell office:value-type="float" office:value="0.02292347" calcext:value-type="float">
            <text:p>0.02292347</text:p>
          </table:table-cell>
          <table:table-cell office:value-type="float" office:value="0.01976367" calcext:value-type="float">
            <text:p>0.01976367</text:p>
          </table:table-cell>
          <table:table-cell office:value-type="float" office:value="0.02841396" calcext:value-type="float">
            <text:p>0.02841396</text:p>
          </table:table-cell>
          <table:table-cell office:value-type="float" office:value="0.00541204" calcext:value-type="float">
            <text:p>0.00541204</text:p>
          </table:table-cell>
          <table:table-cell office:value-type="float" office:value="0.005795214" calcext:value-type="float">
            <text:p>0.005795214</text:p>
          </table:table-cell>
          <table:table-cell office:value-type="float" office:value="0" calcext:value-type="float">
            <text:p>0</text:p>
          </table:table-cell>
          <table:table-cell office:value-type="float" office:value="23.16024" calcext:value-type="float">
            <text:p>23.16024</text:p>
          </table:table-cell>
          <table:table-cell office:value-type="float" office:value="20.69905" calcext:value-type="float">
            <text:p>20.69905</text:p>
          </table:table-cell>
          <table:table-cell office:value-type="float" office:value="16.65418" calcext:value-type="float">
            <text:p>16.65418</text:p>
          </table:table-cell>
          <table:table-cell office:value-type="float" office:value="11.07053" calcext:value-type="float">
            <text:p>11.07053</text:p>
          </table:table-cell>
          <table:table-cell office:value-type="float" office:value="8.698493" calcext:value-type="float">
            <text:p>8.698493</text:p>
          </table:table-cell>
          <table:table-cell office:value-type="float" office:value="3.605777" calcext:value-type="float">
            <text:p>3.605777</text:p>
          </table:table-cell>
          <table:table-cell office:value-type="float" office:value="1.208959" calcext:value-type="float">
            <text:p>1.208959</text:p>
          </table:table-cell>
          <table:table-cell office:value-type="float" office:value="1.941837" calcext:value-type="float">
            <text:p>1.941837</text:p>
          </table:table-cell>
          <table:table-cell office:value-type="float" office:value="1.482705" calcext:value-type="float">
            <text:p>1.482705</text:p>
          </table:table-cell>
          <table:table-cell office:value-type="float" office:value="0.6834056" calcext:value-type="float">
            <text:p>0.6834056</text:p>
          </table:table-cell>
          <table:table-cell office:value-type="float" office:value="0.29394" calcext:value-type="float">
            <text:p>0.29394</text:p>
          </table:table-cell>
          <table:table-cell office:value-type="float" office:value="0.3516997" calcext:value-type="float">
            <text:p>0.3516997</text:p>
          </table:table-cell>
          <table:table-cell office:value-type="float" office:value="0.3200451" calcext:value-type="float">
            <text:p>0.3200451</text:p>
          </table:table-cell>
          <table:table-cell office:value-type="float" office:value="0.3486072" calcext:value-type="float">
            <text:p>0.3486072</text:p>
          </table:table-cell>
          <table:table-cell office:value-type="float" office:value="0" calcext:value-type="float">
            <text:p>0</text:p>
          </table:table-cell>
          <table:table-cell office:value-type="float" office:value="124.7067" calcext:value-type="float">
            <text:p>124.7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40129" calcext:value-type="float">
            <text:p>-0.5740129</text:p>
          </table:table-cell>
          <table:table-cell office:value-type="float" office:value="0" calcext:value-type="float">
            <text:p>0</text:p>
          </table:table-cell>
          <table:table-cell office:value-type="float" office:value="-0.0001162251" calcext:value-type="float">
            <text:p>-0.00011622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33.88092" calcext:value-type="float">
            <text:p>33.88092</text:p>
          </table:table-cell>
          <table:table-cell office:value-type="float" office:value="1094.097" calcext:value-type="float">
            <text:p>1094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02554" calcext:value-type="float">
            <text:p>0.2402554</text:p>
          </table:table-cell>
          <table:table-cell office:value-type="float" office:value="6.902044" calcext:value-type="float">
            <text:p>6.902044</text:p>
          </table:table-cell>
          <table:table-cell office:value-type="float" office:value="0" calcext:value-type="float">
            <text:p>0</text:p>
          </table:table-cell>
          <table:table-cell office:value-type="float" office:value="0.000003101816" calcext:value-type="float">
            <text:p>3.101816E-06</text:p>
          </table:table-cell>
          <table:table-cell office:value-type="float" office:value="0" calcext:value-type="float">
            <text:p>0</text:p>
          </table:table-cell>
          <table:table-cell office:value-type="float" office:value="0.000977264" calcext:value-type="float">
            <text:p>0.000977264</text:p>
          </table:table-cell>
          <table:table-cell office:value-type="float" office:value="-0.0005676557" calcext:value-type="float">
            <text:p>-0.0005676557</text:p>
          </table:table-cell>
          <table:table-cell office:value-type="float" office:value="0.002160446" calcext:value-type="float">
            <text:p>0.002160446</text:p>
          </table:table-cell>
          <table:table-cell office:value-type="float" office:value="0.000392489" calcext:value-type="float">
            <text:p>0.000392489</text:p>
          </table:table-cell>
          <table:table-cell office:value-type="float" office:value="15.58548" calcext:value-type="float">
            <text:p>15.58548</text:p>
          </table:table-cell>
          <table:table-cell office:value-type="float" office:value="0.05054696" calcext:value-type="float">
            <text:p>0.05054696</text:p>
          </table:table-cell>
          <table:table-cell office:value-type="float" office:value="0.04999249" calcext:value-type="float">
            <text:p>0.04999249</text:p>
          </table:table-cell>
          <table:table-cell office:value-type="float" office:value="0.05092292" calcext:value-type="float">
            <text:p>0.05092292</text:p>
          </table:table-cell>
          <table:table-cell office:value-type="float" office:value="0.03575866" calcext:value-type="float">
            <text:p>0.03575866</text:p>
          </table:table-cell>
          <table:table-cell office:value-type="float" office:value="0.03711324" calcext:value-type="float">
            <text:p>0.03711324</text:p>
          </table:table-cell>
          <table:table-cell office:value-type="float" office:value="0.02190994" calcext:value-type="float">
            <text:p>0.02190994</text:p>
          </table:table-cell>
          <table:table-cell office:value-type="float" office:value="0.01674022" calcext:value-type="float">
            <text:p>0.01674022</text:p>
          </table:table-cell>
          <table:table-cell office:value-type="float" office:value="0.03425434" calcext:value-type="float">
            <text:p>0.03425434</text:p>
          </table:table-cell>
          <table:table-cell office:value-type="float" office:value="0.02625064" calcext:value-type="float">
            <text:p>0.02625064</text:p>
          </table:table-cell>
          <table:table-cell office:value-type="float" office:value="0.02294972" calcext:value-type="float">
            <text:p>0.02294972</text:p>
          </table:table-cell>
          <table:table-cell office:value-type="float" office:value="0.01978266" calcext:value-type="float">
            <text:p>0.01978266</text:p>
          </table:table-cell>
          <table:table-cell office:value-type="float" office:value="0.0284241" calcext:value-type="float">
            <text:p>0.0284241</text:p>
          </table:table-cell>
          <table:table-cell office:value-type="float" office:value="0.005412197" calcext:value-type="float">
            <text:p>0.005412197</text:p>
          </table:table-cell>
          <table:table-cell office:value-type="float" office:value="0.005796178" calcext:value-type="float">
            <text:p>0.005796178</text:p>
          </table:table-cell>
          <table:table-cell office:value-type="float" office:value="0" calcext:value-type="float">
            <text:p>0</text:p>
          </table:table-cell>
          <table:table-cell office:value-type="float" office:value="21.63027" calcext:value-type="float">
            <text:p>21.63027</text:p>
          </table:table-cell>
          <table:table-cell office:value-type="float" office:value="20.1974" calcext:value-type="float">
            <text:p>20.1974</text:p>
          </table:table-cell>
          <table:table-cell office:value-type="float" office:value="16.10543" calcext:value-type="float">
            <text:p>16.10543</text:p>
          </table:table-cell>
          <table:table-cell office:value-type="float" office:value="10.79986" calcext:value-type="float">
            <text:p>10.79986</text:p>
          </table:table-cell>
          <table:table-cell office:value-type="float" office:value="8.05364" calcext:value-type="float">
            <text:p>8.05364</text:p>
          </table:table-cell>
          <table:table-cell office:value-type="float" office:value="3.494779" calcext:value-type="float">
            <text:p>3.494779</text:p>
          </table:table-cell>
          <table:table-cell office:value-type="float" office:value="1.247412" calcext:value-type="float">
            <text:p>1.247412</text:p>
          </table:table-cell>
          <table:table-cell office:value-type="float" office:value="1.937577" calcext:value-type="float">
            <text:p>1.937577</text:p>
          </table:table-cell>
          <table:table-cell office:value-type="float" office:value="1.486166" calcext:value-type="float">
            <text:p>1.486166</text:p>
          </table:table-cell>
          <table:table-cell office:value-type="float" office:value="0.6869209" calcext:value-type="float">
            <text:p>0.6869209</text:p>
          </table:table-cell>
          <table:table-cell office:value-type="float" office:value="0.2947272" calcext:value-type="float">
            <text:p>0.2947272</text:p>
          </table:table-cell>
          <table:table-cell office:value-type="float" office:value="0.3520795" calcext:value-type="float">
            <text:p>0.3520795</text:p>
          </table:table-cell>
          <table:table-cell office:value-type="float" office:value="0.3200829" calcext:value-type="float">
            <text:p>0.3200829</text:p>
          </table:table-cell>
          <table:table-cell office:value-type="float" office:value="0.3486075" calcext:value-type="float">
            <text:p>0.3486075</text:p>
          </table:table-cell>
          <table:table-cell office:value-type="float" office:value="0" calcext:value-type="float">
            <text:p>0</text:p>
          </table:table-cell>
          <table:table-cell office:value-type="float" office:value="131.4346" calcext:value-type="float">
            <text:p>131.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30387" calcext:value-type="float">
            <text:p>-0.6730387</text:p>
          </table:table-cell>
          <table:table-cell office:value-type="float" office:value="0" calcext:value-type="float">
            <text:p>0</text:p>
          </table:table-cell>
          <table:table-cell office:value-type="float" office:value="-0.00011874" calcext:value-type="float">
            <text:p>-0.000118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33.98236" calcext:value-type="float">
            <text:p>33.98236</text:p>
          </table:table-cell>
          <table:table-cell office:value-type="float" office:value="1094.118" calcext:value-type="float">
            <text:p>1094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77407" calcext:value-type="float">
            <text:p>0.2577407</text:p>
          </table:table-cell>
          <table:table-cell office:value-type="float" office:value="6.75937" calcext:value-type="float">
            <text:p>6.75937</text:p>
          </table:table-cell>
          <table:table-cell office:value-type="float" office:value="0" calcext:value-type="float">
            <text:p>0</text:p>
          </table:table-cell>
          <table:table-cell office:value-type="float" office:value="0.000003101816" calcext:value-type="float">
            <text:p>3.101816E-06</text:p>
          </table:table-cell>
          <table:table-cell office:value-type="float" office:value="0" calcext:value-type="float">
            <text:p>0</text:p>
          </table:table-cell>
          <table:table-cell office:value-type="float" office:value="0.000977264" calcext:value-type="float">
            <text:p>0.000977264</text:p>
          </table:table-cell>
          <table:table-cell office:value-type="float" office:value="-0.0006975885" calcext:value-type="float">
            <text:p>-0.0006975885</text:p>
          </table:table-cell>
          <table:table-cell office:value-type="float" office:value="0.002178537" calcext:value-type="float">
            <text:p>0.002178537</text:p>
          </table:table-cell>
          <table:table-cell office:value-type="float" office:value="0.000430115" calcext:value-type="float">
            <text:p>0.000430115</text:p>
          </table:table-cell>
          <table:table-cell office:value-type="float" office:value="15.80806" calcext:value-type="float">
            <text:p>15.80806</text:p>
          </table:table-cell>
          <table:table-cell office:value-type="float" office:value="0.05052962" calcext:value-type="float">
            <text:p>0.05052962</text:p>
          </table:table-cell>
          <table:table-cell office:value-type="float" office:value="0.04677061" calcext:value-type="float">
            <text:p>0.04677061</text:p>
          </table:table-cell>
          <table:table-cell office:value-type="float" office:value="0.0482946" calcext:value-type="float">
            <text:p>0.0482946</text:p>
          </table:table-cell>
          <table:table-cell office:value-type="float" office:value="0.03477295" calcext:value-type="float">
            <text:p>0.03477295</text:p>
          </table:table-cell>
          <table:table-cell office:value-type="float" office:value="0.03652911" calcext:value-type="float">
            <text:p>0.03652911</text:p>
          </table:table-cell>
          <table:table-cell office:value-type="float" office:value="0.02161113" calcext:value-type="float">
            <text:p>0.02161113</text:p>
          </table:table-cell>
          <table:table-cell office:value-type="float" office:value="0.01697655" calcext:value-type="float">
            <text:p>0.01697655</text:p>
          </table:table-cell>
          <table:table-cell office:value-type="float" office:value="0.03427753" calcext:value-type="float">
            <text:p>0.03427753</text:p>
          </table:table-cell>
          <table:table-cell office:value-type="float" office:value="0.02627932" calcext:value-type="float">
            <text:p>0.02627932</text:p>
          </table:table-cell>
          <table:table-cell office:value-type="float" office:value="0.02297652" calcext:value-type="float">
            <text:p>0.02297652</text:p>
          </table:table-cell>
          <table:table-cell office:value-type="float" office:value="0.01980219" calcext:value-type="float">
            <text:p>0.01980219</text:p>
          </table:table-cell>
          <table:table-cell office:value-type="float" office:value="0.02843467" calcext:value-type="float">
            <text:p>0.02843467</text:p>
          </table:table-cell>
          <table:table-cell office:value-type="float" office:value="0.005412387" calcext:value-type="float">
            <text:p>0.005412387</text:p>
          </table:table-cell>
          <table:table-cell office:value-type="float" office:value="0.005797257" calcext:value-type="float">
            <text:p>0.005797257</text:p>
          </table:table-cell>
          <table:table-cell office:value-type="float" office:value="0" calcext:value-type="float">
            <text:p>0</text:p>
          </table:table-cell>
          <table:table-cell office:value-type="float" office:value="18.54794" calcext:value-type="float">
            <text:p>18.54794</text:p>
          </table:table-cell>
          <table:table-cell office:value-type="float" office:value="19.16492" calcext:value-type="float">
            <text:p>19.16492</text:p>
          </table:table-cell>
          <table:table-cell office:value-type="float" office:value="15.54346" calcext:value-type="float">
            <text:p>15.54346</text:p>
          </table:table-cell>
          <table:table-cell office:value-type="float" office:value="10.58335" calcext:value-type="float">
            <text:p>10.58335</text:p>
          </table:table-cell>
          <table:table-cell office:value-type="float" office:value="7.754402" calcext:value-type="float">
            <text:p>7.754402</text:p>
          </table:table-cell>
          <table:table-cell office:value-type="float" office:value="3.321557" calcext:value-type="float">
            <text:p>3.321557</text:p>
          </table:table-cell>
          <table:table-cell office:value-type="float" office:value="1.292897" calcext:value-type="float">
            <text:p>1.292897</text:p>
          </table:table-cell>
          <table:table-cell office:value-type="float" office:value="1.935413" calcext:value-type="float">
            <text:p>1.935413</text:p>
          </table:table-cell>
          <table:table-cell office:value-type="float" office:value="1.488425" calcext:value-type="float">
            <text:p>1.488425</text:p>
          </table:table-cell>
          <table:table-cell office:value-type="float" office:value="0.6907976" calcext:value-type="float">
            <text:p>0.6907976</text:p>
          </table:table-cell>
          <table:table-cell office:value-type="float" office:value="0.2956785" calcext:value-type="float">
            <text:p>0.2956785</text:p>
          </table:table-cell>
          <table:table-cell office:value-type="float" office:value="0.3524798" calcext:value-type="float">
            <text:p>0.3524798</text:p>
          </table:table-cell>
          <table:table-cell office:value-type="float" office:value="0.3201361" calcext:value-type="float">
            <text:p>0.3201361</text:p>
          </table:table-cell>
          <table:table-cell office:value-type="float" office:value="0.3486076" calcext:value-type="float">
            <text:p>0.3486076</text:p>
          </table:table-cell>
          <table:table-cell office:value-type="float" office:value="0" calcext:value-type="float">
            <text:p>0</text:p>
          </table:table-cell>
          <table:table-cell office:value-type="float" office:value="146.7351" calcext:value-type="float">
            <text:p>146.7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80956" calcext:value-type="float">
            <text:p>-0.7980956</text:p>
          </table:table-cell>
          <table:table-cell office:value-type="float" office:value="0" calcext:value-type="float">
            <text:p>0</text:p>
          </table:table-cell>
          <table:table-cell office:value-type="float" office:value="-0.0001219583" calcext:value-type="float">
            <text:p>-0.00012195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33.98951" calcext:value-type="float">
            <text:p>33.98951</text:p>
          </table:table-cell>
          <table:table-cell office:value-type="float" office:value="1094.123" calcext:value-type="float">
            <text:p>1094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7221" calcext:value-type="float">
            <text:p>0.2637221</text:p>
          </table:table-cell>
          <table:table-cell office:value-type="float" office:value="6.745923" calcext:value-type="float">
            <text:p>6.745923</text:p>
          </table:table-cell>
          <table:table-cell office:value-type="float" office:value="0" calcext:value-type="float">
            <text:p>0</text:p>
          </table:table-cell>
          <table:table-cell office:value-type="float" office:value="0.000003206906" calcext:value-type="float">
            <text:p>3.206906E-06</text:p>
          </table:table-cell>
          <table:table-cell office:value-type="float" office:value="0" calcext:value-type="float">
            <text:p>0</text:p>
          </table:table-cell>
          <table:table-cell office:value-type="float" office:value="0.0009957919" calcext:value-type="float">
            <text:p>0.0009957919</text:p>
          </table:table-cell>
          <table:table-cell office:value-type="float" office:value="-0.0007107073" calcext:value-type="float">
            <text:p>-0.0007107073</text:p>
          </table:table-cell>
          <table:table-cell office:value-type="float" office:value="0.00219403" calcext:value-type="float">
            <text:p>0.00219403</text:p>
          </table:table-cell>
          <table:table-cell office:value-type="float" office:value="0.0004520742" calcext:value-type="float">
            <text:p>0.0004520742</text:p>
          </table:table-cell>
          <table:table-cell office:value-type="float" office:value="15.82566" calcext:value-type="float">
            <text:p>15.82566</text:p>
          </table:table-cell>
          <table:table-cell office:value-type="float" office:value="0.2323194" calcext:value-type="float">
            <text:p>0.2323194</text:p>
          </table:table-cell>
          <table:table-cell office:value-type="float" office:value="0.1020057" calcext:value-type="float">
            <text:p>0.1020057</text:p>
          </table:table-cell>
          <table:table-cell office:value-type="float" office:value="0.06000387" calcext:value-type="float">
            <text:p>0.06000387</text:p>
          </table:table-cell>
          <table:table-cell office:value-type="float" office:value="0.03693317" calcext:value-type="float">
            <text:p>0.03693317</text:p>
          </table:table-cell>
          <table:table-cell office:value-type="float" office:value="0.03684015" calcext:value-type="float">
            <text:p>0.03684015</text:p>
          </table:table-cell>
          <table:table-cell office:value-type="float" office:value="0.02152078" calcext:value-type="float">
            <text:p>0.02152078</text:p>
          </table:table-cell>
          <table:table-cell office:value-type="float" office:value="0.01692239" calcext:value-type="float">
            <text:p>0.01692239</text:p>
          </table:table-cell>
          <table:table-cell office:value-type="float" office:value="0.03432041" calcext:value-type="float">
            <text:p>0.03432041</text:p>
          </table:table-cell>
          <table:table-cell office:value-type="float" office:value="0.02630666" calcext:value-type="float">
            <text:p>0.02630666</text:p>
          </table:table-cell>
          <table:table-cell office:value-type="float" office:value="0.0230023" calcext:value-type="float">
            <text:p>0.0230023</text:p>
          </table:table-cell>
          <table:table-cell office:value-type="float" office:value="0.01982179" calcext:value-type="float">
            <text:p>0.01982179</text:p>
          </table:table-cell>
          <table:table-cell office:value-type="float" office:value="0.02844566" calcext:value-type="float">
            <text:p>0.02844566</text:p>
          </table:table-cell>
          <table:table-cell office:value-type="float" office:value="0.005412235" calcext:value-type="float">
            <text:p>0.005412235</text:p>
          </table:table-cell>
          <table:table-cell office:value-type="float" office:value="0.005796925" calcext:value-type="float">
            <text:p>0.005796925</text:p>
          </table:table-cell>
          <table:table-cell office:value-type="float" office:value="0" calcext:value-type="float">
            <text:p>0</text:p>
          </table:table-cell>
          <table:table-cell office:value-type="float" office:value="23.98822" calcext:value-type="float">
            <text:p>23.98822</text:p>
          </table:table-cell>
          <table:table-cell office:value-type="float" office:value="26.86676" calcext:value-type="float">
            <text:p>26.86676</text:p>
          </table:table-cell>
          <table:table-cell office:value-type="float" office:value="19.93974" calcext:value-type="float">
            <text:p>19.93974</text:p>
          </table:table-cell>
          <table:table-cell office:value-type="float" office:value="12.33716" calcext:value-type="float">
            <text:p>12.33716</text:p>
          </table:table-cell>
          <table:table-cell office:value-type="float" office:value="8.251329" calcext:value-type="float">
            <text:p>8.251329</text:p>
          </table:table-cell>
          <table:table-cell office:value-type="float" office:value="3.259514" calcext:value-type="float">
            <text:p>3.259514</text:p>
          </table:table-cell>
          <table:table-cell office:value-type="float" office:value="1.270869" calcext:value-type="float">
            <text:p>1.270869</text:p>
          </table:table-cell>
          <table:table-cell office:value-type="float" office:value="1.937939" calcext:value-type="float">
            <text:p>1.937939</text:p>
          </table:table-cell>
          <table:table-cell office:value-type="float" office:value="1.490759" calcext:value-type="float">
            <text:p>1.490759</text:p>
          </table:table-cell>
          <table:table-cell office:value-type="float" office:value="0.6945015" calcext:value-type="float">
            <text:p>0.6945015</text:p>
          </table:table-cell>
          <table:table-cell office:value-type="float" office:value="0.2967256" calcext:value-type="float">
            <text:p>0.2967256</text:p>
          </table:table-cell>
          <table:table-cell office:value-type="float" office:value="0.352899" calcext:value-type="float">
            <text:p>0.352899</text:p>
          </table:table-cell>
          <table:table-cell office:value-type="float" office:value="0.3200935" calcext:value-type="float">
            <text:p>0.3200935</text:p>
          </table:table-cell>
          <table:table-cell office:value-type="float" office:value="0.3486076" calcext:value-type="float">
            <text:p>0.3486076</text:p>
          </table:table-cell>
          <table:table-cell office:value-type="float" office:value="0" calcext:value-type="float">
            <text:p>0</text:p>
          </table:table-cell>
          <table:table-cell office:value-type="float" office:value="147.8159" calcext:value-type="float">
            <text:p>147.8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19498" calcext:value-type="float">
            <text:p>-0.8119498</text:p>
          </table:table-cell>
          <table:table-cell office:value-type="float" office:value="0" calcext:value-type="float">
            <text:p>0</text:p>
          </table:table-cell>
          <table:table-cell office:value-type="float" office:value="-0.0001242249" calcext:value-type="float">
            <text:p>-0.00012422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33.99763" calcext:value-type="float">
            <text:p>33.99763</text:p>
          </table:table-cell>
          <table:table-cell office:value-type="float" office:value="1094.127" calcext:value-type="float">
            <text:p>1094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1786" calcext:value-type="float">
            <text:p>0.2651786</text:p>
          </table:table-cell>
          <table:table-cell office:value-type="float" office:value="6.730214" calcext:value-type="float">
            <text:p>6.730214</text:p>
          </table:table-cell>
          <table:table-cell office:value-type="float" office:value="0" calcext:value-type="float">
            <text:p>0</text:p>
          </table:table-cell>
          <table:table-cell office:value-type="float" office:value="0.000003402561" calcext:value-type="float">
            <text:p>3.402561E-06</text:p>
          </table:table-cell>
          <table:table-cell office:value-type="float" office:value="0" calcext:value-type="float">
            <text:p>0</text:p>
          </table:table-cell>
          <table:table-cell office:value-type="float" office:value="0.001027459" calcext:value-type="float">
            <text:p>0.001027459</text:p>
          </table:table-cell>
          <table:table-cell office:value-type="float" office:value="-0.0007175972" calcext:value-type="float">
            <text:p>-0.0007175972</text:p>
          </table:table-cell>
          <table:table-cell office:value-type="float" office:value="0.002210306" calcext:value-type="float">
            <text:p>0.002210306</text:p>
          </table:table-cell>
          <table:table-cell office:value-type="float" office:value="0.000456691" calcext:value-type="float">
            <text:p>0.000456691</text:p>
          </table:table-cell>
          <table:table-cell office:value-type="float" office:value="15.84333" calcext:value-type="float">
            <text:p>15.84333</text:p>
          </table:table-cell>
          <table:table-cell office:value-type="float" office:value="0.1944235" calcext:value-type="float">
            <text:p>0.1944235</text:p>
          </table:table-cell>
          <table:table-cell office:value-type="float" office:value="0.08696496" calcext:value-type="float">
            <text:p>0.08696496</text:p>
          </table:table-cell>
          <table:table-cell office:value-type="float" office:value="0.05782977" calcext:value-type="float">
            <text:p>0.05782977</text:p>
          </table:table-cell>
          <table:table-cell office:value-type="float" office:value="0.03644053" calcext:value-type="float">
            <text:p>0.03644053</text:p>
          </table:table-cell>
          <table:table-cell office:value-type="float" office:value="0.03664294" calcext:value-type="float">
            <text:p>0.03664294</text:p>
          </table:table-cell>
          <table:table-cell office:value-type="float" office:value="0.02168846" calcext:value-type="float">
            <text:p>0.02168846</text:p>
          </table:table-cell>
          <table:table-cell office:value-type="float" office:value="0.01613267" calcext:value-type="float">
            <text:p>0.01613267</text:p>
          </table:table-cell>
          <table:table-cell office:value-type="float" office:value="0.03442304" calcext:value-type="float">
            <text:p>0.03442304</text:p>
          </table:table-cell>
          <table:table-cell office:value-type="float" office:value="0.02634312" calcext:value-type="float">
            <text:p>0.02634312</text:p>
          </table:table-cell>
          <table:table-cell office:value-type="float" office:value="0.02302721" calcext:value-type="float">
            <text:p>0.02302721</text:p>
          </table:table-cell>
          <table:table-cell office:value-type="float" office:value="0.01984124" calcext:value-type="float">
            <text:p>0.01984124</text:p>
          </table:table-cell>
          <table:table-cell office:value-type="float" office:value="0.02845696" calcext:value-type="float">
            <text:p>0.02845696</text:p>
          </table:table-cell>
          <table:table-cell office:value-type="float" office:value="0.00541201" calcext:value-type="float">
            <text:p>0.00541201</text:p>
          </table:table-cell>
          <table:table-cell office:value-type="float" office:value="0.00579624" calcext:value-type="float">
            <text:p>0.00579624</text:p>
          </table:table-cell>
          <table:table-cell office:value-type="float" office:value="0" calcext:value-type="float">
            <text:p>0</text:p>
          </table:table-cell>
          <table:table-cell office:value-type="float" office:value="24.385" calcext:value-type="float">
            <text:p>24.385</text:p>
          </table:table-cell>
          <table:table-cell office:value-type="float" office:value="24.04999" calcext:value-type="float">
            <text:p>24.04999</text:p>
          </table:table-cell>
          <table:table-cell office:value-type="float" office:value="18.32964" calcext:value-type="float">
            <text:p>18.32964</text:p>
          </table:table-cell>
          <table:table-cell office:value-type="float" office:value="11.83117" calcext:value-type="float">
            <text:p>11.83117</text:p>
          </table:table-cell>
          <table:table-cell office:value-type="float" office:value="8.017869" calcext:value-type="float">
            <text:p>8.017869</text:p>
          </table:table-cell>
          <table:table-cell office:value-type="float" office:value="3.226943" calcext:value-type="float">
            <text:p>3.226943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1.950197" calcext:value-type="float">
            <text:p>1.950197</text:p>
          </table:table-cell>
          <table:table-cell office:value-type="float" office:value="1.496989" calcext:value-type="float">
            <text:p>1.496989</text:p>
          </table:table-cell>
          <table:table-cell office:value-type="float" office:value="0.6980704" calcext:value-type="float">
            <text:p>0.6980704</text:p>
          </table:table-cell>
          <table:table-cell office:value-type="float" office:value="0.2978261" calcext:value-type="float">
            <text:p>0.2978261</text:p>
          </table:table-cell>
          <table:table-cell office:value-type="float" office:value="0.3533257" calcext:value-type="float">
            <text:p>0.3533257</text:p>
          </table:table-cell>
          <table:table-cell office:value-type="float" office:value="0.3200428" calcext:value-type="float">
            <text:p>0.3200428</text:p>
          </table:table-cell>
          <table:table-cell office:value-type="float" office:value="0.3486078" calcext:value-type="float">
            <text:p>0.3486078</text:p>
          </table:table-cell>
          <table:table-cell office:value-type="float" office:value="0" calcext:value-type="float">
            <text:p>0</text:p>
          </table:table-cell>
          <table:table-cell office:value-type="float" office:value="150.0521" calcext:value-type="float">
            <text:p>150.0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261811" calcext:value-type="float">
            <text:p>-0.8261811</text:p>
          </table:table-cell>
          <table:table-cell office:value-type="float" office:value="0" calcext:value-type="float">
            <text:p>0</text:p>
          </table:table-cell>
          <table:table-cell office:value-type="float" office:value="-0.0001259004" calcext:value-type="float">
            <text:p>-0.0001259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34.09175" calcext:value-type="float">
            <text:p>34.09175</text:p>
          </table:table-cell>
          <table:table-cell office:value-type="float" office:value="1094.144" calcext:value-type="float">
            <text:p>1094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1427" calcext:value-type="float">
            <text:p>0.2621427</text:p>
          </table:table-cell>
          <table:table-cell office:value-type="float" office:value="6.620598" calcext:value-type="float">
            <text:p>6.620598</text:p>
          </table:table-cell>
          <table:table-cell office:value-type="float" office:value="0" calcext:value-type="float">
            <text:p>0</text:p>
          </table:table-cell>
          <table:table-cell office:value-type="float" office:value="0.000003554665" calcext:value-type="float">
            <text:p>3.554665E-06</text:p>
          </table:table-cell>
          <table:table-cell office:value-type="float" office:value="0" calcext:value-type="float">
            <text:p>0</text:p>
          </table:table-cell>
          <table:table-cell office:value-type="float" office:value="0.001049494" calcext:value-type="float">
            <text:p>0.001049494</text:p>
          </table:table-cell>
          <table:table-cell office:value-type="float" office:value="-0.0007804053" calcext:value-type="float">
            <text:p>-0.0007804053</text:p>
          </table:table-cell>
          <table:table-cell office:value-type="float" office:value="0.002226591" calcext:value-type="float">
            <text:p>0.002226591</text:p>
          </table:table-cell>
          <table:table-cell office:value-type="float" office:value="0.0004968711" calcext:value-type="float">
            <text:p>0.0004968711</text:p>
          </table:table-cell>
          <table:table-cell office:value-type="float" office:value="16.03892" calcext:value-type="float">
            <text:p>16.03892</text:p>
          </table:table-cell>
          <table:table-cell office:value-type="float" office:value="0.1384926" calcext:value-type="float">
            <text:p>0.1384926</text:p>
          </table:table-cell>
          <table:table-cell office:value-type="float" office:value="0.07374648" calcext:value-type="float">
            <text:p>0.07374648</text:p>
          </table:table-cell>
          <table:table-cell office:value-type="float" office:value="0.05443275" calcext:value-type="float">
            <text:p>0.05443275</text:p>
          </table:table-cell>
          <table:table-cell office:value-type="float" office:value="0.03577136" calcext:value-type="float">
            <text:p>0.03577136</text:p>
          </table:table-cell>
          <table:table-cell office:value-type="float" office:value="0.03615374" calcext:value-type="float">
            <text:p>0.03615374</text:p>
          </table:table-cell>
          <table:table-cell office:value-type="float" office:value="0.02156951" calcext:value-type="float">
            <text:p>0.02156951</text:p>
          </table:table-cell>
          <table:table-cell office:value-type="float" office:value="0.01560075" calcext:value-type="float">
            <text:p>0.01560075</text:p>
          </table:table-cell>
          <table:table-cell office:value-type="float" office:value="0.0344804" calcext:value-type="float">
            <text:p>0.0344804</text:p>
          </table:table-cell>
          <table:table-cell office:value-type="float" office:value="0.02638556" calcext:value-type="float">
            <text:p>0.02638556</text:p>
          </table:table-cell>
          <table:table-cell office:value-type="float" office:value="0.02305184" calcext:value-type="float">
            <text:p>0.02305184</text:p>
          </table:table-cell>
          <table:table-cell office:value-type="float" office:value="0.01986072" calcext:value-type="float">
            <text:p>0.01986072</text:p>
          </table:table-cell>
          <table:table-cell office:value-type="float" office:value="0.02846842" calcext:value-type="float">
            <text:p>0.02846842</text:p>
          </table:table-cell>
          <table:table-cell office:value-type="float" office:value="0.0054118" calcext:value-type="float">
            <text:p>0.0054118</text:p>
          </table:table-cell>
          <table:table-cell office:value-type="float" office:value="0.005795561" calcext:value-type="float">
            <text:p>0.005795561</text:p>
          </table:table-cell>
          <table:table-cell office:value-type="float" office:value="0" calcext:value-type="float">
            <text:p>0</text:p>
          </table:table-cell>
          <table:table-cell office:value-type="float" office:value="24.00056" calcext:value-type="float">
            <text:p>24.00056</text:p>
          </table:table-cell>
          <table:table-cell office:value-type="float" office:value="23.48934" calcext:value-type="float">
            <text:p>23.48934</text:p>
          </table:table-cell>
          <table:table-cell office:value-type="float" office:value="17.58121" calcext:value-type="float">
            <text:p>17.58121</text:p>
          </table:table-cell>
          <table:table-cell office:value-type="float" office:value="11.43069" calcext:value-type="float">
            <text:p>11.43069</text:p>
          </table:table-cell>
          <table:table-cell office:value-type="float" office:value="7.58709" calcext:value-type="float">
            <text:p>7.58709</text:p>
          </table:table-cell>
          <table:table-cell office:value-type="float" office:value="3.101248" calcext:value-type="float">
            <text:p>3.101248</text:p>
          </table:table-cell>
          <table:table-cell office:value-type="float" office:value="1.00163" calcext:value-type="float">
            <text:p>1.00163</text:p>
          </table:table-cell>
          <table:table-cell office:value-type="float" office:value="1.951571" calcext:value-type="float">
            <text:p>1.951571</text:p>
          </table:table-cell>
          <table:table-cell office:value-type="float" office:value="1.506239" calcext:value-type="float">
            <text:p>1.506239</text:p>
          </table:table-cell>
          <table:table-cell office:value-type="float" office:value="0.7017776" calcext:value-type="float">
            <text:p>0.7017776</text:p>
          </table:table-cell>
          <table:table-cell office:value-type="float" office:value="0.2989843" calcext:value-type="float">
            <text:p>0.2989843</text:p>
          </table:table-cell>
          <table:table-cell office:value-type="float" office:value="0.3537559" calcext:value-type="float">
            <text:p>0.3537559</text:p>
          </table:table-cell>
          <table:table-cell office:value-type="float" office:value="0.3200103" calcext:value-type="float">
            <text:p>0.3200103</text:p>
          </table:table-cell>
          <table:table-cell office:value-type="float" office:value="0.3486081" calcext:value-type="float">
            <text:p>0.3486081</text:p>
          </table:table-cell>
          <table:table-cell office:value-type="float" office:value="0" calcext:value-type="float">
            <text:p>0</text:p>
          </table:table-cell>
          <table:table-cell office:value-type="float" office:value="149.1035" calcext:value-type="float">
            <text:p>149.1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87528" calcext:value-type="float">
            <text:p>-0.9387528</text:p>
          </table:table-cell>
          <table:table-cell office:value-type="float" office:value="0" calcext:value-type="float">
            <text:p>0</text:p>
          </table:table-cell>
          <table:table-cell office:value-type="float" office:value="-0.0001293915" calcext:value-type="float">
            <text:p>-0.00012939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34.28392" calcext:value-type="float">
            <text:p>34.28392</text:p>
          </table:table-cell>
          <table:table-cell office:value-type="float" office:value="1094.177" calcext:value-type="float">
            <text:p>1094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4182" calcext:value-type="float">
            <text:p>0.2674182</text:p>
          </table:table-cell>
          <table:table-cell office:value-type="float" office:value="6.387347" calcext:value-type="float">
            <text:p>6.387347</text:p>
          </table:table-cell>
          <table:table-cell office:value-type="float" office:value="0" calcext:value-type="float">
            <text:p>0</text:p>
          </table:table-cell>
          <table:table-cell office:value-type="float" office:value="0.000003554665" calcext:value-type="float">
            <text:p>3.554665E-06</text:p>
          </table:table-cell>
          <table:table-cell office:value-type="float" office:value="0" calcext:value-type="float">
            <text:p>0</text:p>
          </table:table-cell>
          <table:table-cell office:value-type="float" office:value="0.001049494" calcext:value-type="float">
            <text:p>0.001049494</text:p>
          </table:table-cell>
          <table:table-cell office:value-type="float" office:value="-0.001022854" calcext:value-type="float">
            <text:p>-0.001022854</text:p>
          </table:table-cell>
          <table:table-cell office:value-type="float" office:value="0.00224236" calcext:value-type="float">
            <text:p>0.00224236</text:p>
          </table:table-cell>
          <table:table-cell office:value-type="float" office:value="0.0005607636" calcext:value-type="float">
            <text:p>0.0005607636</text:p>
          </table:table-cell>
          <table:table-cell office:value-type="float" office:value="16.44968" calcext:value-type="float">
            <text:p>16.44968</text:p>
          </table:table-cell>
          <table:table-cell office:value-type="float" office:value="0.1051002" calcext:value-type="float">
            <text:p>0.1051002</text:p>
          </table:table-cell>
          <table:table-cell office:value-type="float" office:value="0.05944492" calcext:value-type="float">
            <text:p>0.05944492</text:p>
          </table:table-cell>
          <table:table-cell office:value-type="float" office:value="0.04805265" calcext:value-type="float">
            <text:p>0.04805265</text:p>
          </table:table-cell>
          <table:table-cell office:value-type="float" office:value="0.03329634" calcext:value-type="float">
            <text:p>0.03329634</text:p>
          </table:table-cell>
          <table:table-cell office:value-type="float" office:value="0.03405625" calcext:value-type="float">
            <text:p>0.03405625</text:p>
          </table:table-cell>
          <table:table-cell office:value-type="float" office:value="0.02105287" calcext:value-type="float">
            <text:p>0.02105287</text:p>
          </table:table-cell>
          <table:table-cell office:value-type="float" office:value="0.01567385" calcext:value-type="float">
            <text:p>0.01567385</text:p>
          </table:table-cell>
          <table:table-cell office:value-type="float" office:value="0.03440946" calcext:value-type="float">
            <text:p>0.03440946</text:p>
          </table:table-cell>
          <table:table-cell office:value-type="float" office:value="0.02642375" calcext:value-type="float">
            <text:p>0.02642375</text:p>
          </table:table-cell>
          <table:table-cell office:value-type="float" office:value="0.02307723" calcext:value-type="float">
            <text:p>0.02307723</text:p>
          </table:table-cell>
          <table:table-cell office:value-type="float" office:value="0.01988032" calcext:value-type="float">
            <text:p>0.01988032</text:p>
          </table:table-cell>
          <table:table-cell office:value-type="float" office:value="0.02847998" calcext:value-type="float">
            <text:p>0.02847998</text:p>
          </table:table-cell>
          <table:table-cell office:value-type="float" office:value="0.005411604" calcext:value-type="float">
            <text:p>0.005411604</text:p>
          </table:table-cell>
          <table:table-cell office:value-type="float" office:value="0.005794876" calcext:value-type="float">
            <text:p>0.005794876</text:p>
          </table:table-cell>
          <table:table-cell office:value-type="float" office:value="0" calcext:value-type="float">
            <text:p>0</text:p>
          </table:table-cell>
          <table:table-cell office:value-type="float" office:value="15.76534" calcext:value-type="float">
            <text:p>15.76534</text:p>
          </table:table-cell>
          <table:table-cell office:value-type="float" office:value="21.62366" calcext:value-type="float">
            <text:p>21.62366</text:p>
          </table:table-cell>
          <table:table-cell office:value-type="float" office:value="16.86355" calcext:value-type="float">
            <text:p>16.86355</text:p>
          </table:table-cell>
          <table:table-cell office:value-type="float" office:value="11.07102" calcext:value-type="float">
            <text:p>11.07102</text:p>
          </table:table-cell>
          <table:table-cell office:value-type="float" office:value="7.296965" calcext:value-type="float">
            <text:p>7.296965</text:p>
          </table:table-cell>
          <table:table-cell office:value-type="float" office:value="3.022053" calcext:value-type="float">
            <text:p>3.022053</text:p>
          </table:table-cell>
          <table:table-cell office:value-type="float" office:value="0.9914752" calcext:value-type="float">
            <text:p>0.9914752</text:p>
          </table:table-cell>
          <table:table-cell office:value-type="float" office:value="1.936648" calcext:value-type="float">
            <text:p>1.936648</text:p>
          </table:table-cell>
          <table:table-cell office:value-type="float" office:value="1.515555" calcext:value-type="float">
            <text:p>1.515555</text:p>
          </table:table-cell>
          <table:table-cell office:value-type="float" office:value="0.7060419" calcext:value-type="float">
            <text:p>0.7060419</text:p>
          </table:table-cell>
          <table:table-cell office:value-type="float" office:value="0.3002136" calcext:value-type="float">
            <text:p>0.3002136</text:p>
          </table:table-cell>
          <table:table-cell office:value-type="float" office:value="0.3541884" calcext:value-type="float">
            <text:p>0.3541884</text:p>
          </table:table-cell>
          <table:table-cell office:value-type="float" office:value="0.3199946" calcext:value-type="float">
            <text:p>0.3199946</text:p>
          </table:table-cell>
          <table:table-cell office:value-type="float" office:value="0.3486083" calcext:value-type="float">
            <text:p>0.3486083</text:p>
          </table:table-cell>
          <table:table-cell office:value-type="float" office:value="0" calcext:value-type="float">
            <text:p>0</text:p>
          </table:table-cell>
          <table:table-cell office:value-type="float" office:value="155.7408" calcext:value-type="float">
            <text:p>155.7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6511" calcext:value-type="float">
            <text:p>-1.166511</text:p>
          </table:table-cell>
          <table:table-cell office:value-type="float" office:value="0" calcext:value-type="float">
            <text:p>0</text:p>
          </table:table-cell>
          <table:table-cell office:value-type="float" office:value="-0.0001360697" calcext:value-type="float">
            <text:p>-0.00013606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34.50191" calcext:value-type="float">
            <text:p>34.50191</text:p>
          </table:table-cell>
          <table:table-cell office:value-type="float" office:value="1094.228" calcext:value-type="float">
            <text:p>1094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2708" calcext:value-type="float">
            <text:p>0.2732708</text:p>
          </table:table-cell>
          <table:table-cell office:value-type="float" office:value="6.109264" calcext:value-type="float">
            <text:p>6.109264</text:p>
          </table:table-cell>
          <table:table-cell office:value-type="float" office:value="0" calcext:value-type="float">
            <text:p>0</text:p>
          </table:table-cell>
          <table:table-cell office:value-type="float" office:value="0.000003554665" calcext:value-type="float">
            <text:p>3.554665E-06</text:p>
          </table:table-cell>
          <table:table-cell office:value-type="float" office:value="0" calcext:value-type="float">
            <text:p>0</text:p>
          </table:table-cell>
          <table:table-cell office:value-type="float" office:value="0.001049494" calcext:value-type="float">
            <text:p>0.001049494</text:p>
          </table:table-cell>
          <table:table-cell office:value-type="float" office:value="-0.001455052" calcext:value-type="float">
            <text:p>-0.001455052</text:p>
          </table:table-cell>
          <table:table-cell office:value-type="float" office:value="0.002258068" calcext:value-type="float">
            <text:p>0.002258068</text:p>
          </table:table-cell>
          <table:table-cell office:value-type="float" office:value="0.0006402019" calcext:value-type="float">
            <text:p>0.0006402019</text:p>
          </table:table-cell>
          <table:table-cell office:value-type="float" office:value="16.93863" calcext:value-type="float">
            <text:p>16.93863</text:p>
          </table:table-cell>
          <table:table-cell office:value-type="float" office:value="0.08134092" calcext:value-type="float">
            <text:p>0.08134092</text:p>
          </table:table-cell>
          <table:table-cell office:value-type="float" office:value="0.04940322" calcext:value-type="float">
            <text:p>0.04940322</text:p>
          </table:table-cell>
          <table:table-cell office:value-type="float" office:value="0.04281398" calcext:value-type="float">
            <text:p>0.04281398</text:p>
          </table:table-cell>
          <table:table-cell office:value-type="float" office:value="0.03072873" calcext:value-type="float">
            <text:p>0.03072873</text:p>
          </table:table-cell>
          <table:table-cell office:value-type="float" office:value="0.03157324" calcext:value-type="float">
            <text:p>0.03157324</text:p>
          </table:table-cell>
          <table:table-cell office:value-type="float" office:value="0.02028718" calcext:value-type="float">
            <text:p>0.02028718</text:p>
          </table:table-cell>
          <table:table-cell office:value-type="float" office:value="0.01567525" calcext:value-type="float">
            <text:p>0.01567525</text:p>
          </table:table-cell>
          <table:table-cell office:value-type="float" office:value="0.03427944" calcext:value-type="float">
            <text:p>0.03427944</text:p>
          </table:table-cell>
          <table:table-cell office:value-type="float" office:value="0.02644176" calcext:value-type="float">
            <text:p>0.02644176</text:p>
          </table:table-cell>
          <table:table-cell office:value-type="float" office:value="0.02310207" calcext:value-type="float">
            <text:p>0.02310207</text:p>
          </table:table-cell>
          <table:table-cell office:value-type="float" office:value="0.01990006" calcext:value-type="float">
            <text:p>0.01990006</text:p>
          </table:table-cell>
          <table:table-cell office:value-type="float" office:value="0.0284916" calcext:value-type="float">
            <text:p>0.0284916</text:p>
          </table:table-cell>
          <table:table-cell office:value-type="float" office:value="0.005411413" calcext:value-type="float">
            <text:p>0.005411413</text:p>
          </table:table-cell>
          <table:table-cell office:value-type="float" office:value="0.005794188" calcext:value-type="float">
            <text:p>0.005794188</text:p>
          </table:table-cell>
          <table:table-cell office:value-type="float" office:value="0" calcext:value-type="float">
            <text:p>0</text:p>
          </table:table-cell>
          <table:table-cell office:value-type="float" office:value="11.79758" calcext:value-type="float">
            <text:p>11.79758</text:p>
          </table:table-cell>
          <table:table-cell office:value-type="float" office:value="20.11457" calcext:value-type="float">
            <text:p>20.11457</text:p>
          </table:table-cell>
          <table:table-cell office:value-type="float" office:value="16.06754" calcext:value-type="float">
            <text:p>16.06754</text:p>
          </table:table-cell>
          <table:table-cell office:value-type="float" office:value="10.65652" calcext:value-type="float">
            <text:p>10.65652</text:p>
          </table:table-cell>
          <table:table-cell office:value-type="float" office:value="7.028969" calcext:value-type="float">
            <text:p>7.028969</text:p>
          </table:table-cell>
          <table:table-cell office:value-type="float" office:value="2.962343" calcext:value-type="float">
            <text:p>2.962343</text:p>
          </table:table-cell>
          <table:table-cell office:value-type="float" office:value="0.9891177" calcext:value-type="float">
            <text:p>0.9891177</text:p>
          </table:table-cell>
          <table:table-cell office:value-type="float" office:value="1.924332" calcext:value-type="float">
            <text:p>1.924332</text:p>
          </table:table-cell>
          <table:table-cell office:value-type="float" office:value="1.521568" calcext:value-type="float">
            <text:p>1.521568</text:p>
          </table:table-cell>
          <table:table-cell office:value-type="float" office:value="0.7105714" calcext:value-type="float">
            <text:p>0.7105714</text:p>
          </table:table-cell>
          <table:table-cell office:value-type="float" office:value="0.3015388" calcext:value-type="float">
            <text:p>0.3015388</text:p>
          </table:table-cell>
          <table:table-cell office:value-type="float" office:value="0.3546235" calcext:value-type="float">
            <text:p>0.3546235</text:p>
          </table:table-cell>
          <table:table-cell office:value-type="float" office:value="0.3199966" calcext:value-type="float">
            <text:p>0.3199966</text:p>
          </table:table-cell>
          <table:table-cell office:value-type="float" office:value="0.3486084" calcext:value-type="float">
            <text:p>0.3486084</text:p>
          </table:table-cell>
          <table:table-cell office:value-type="float" office:value="0" calcext:value-type="float">
            <text:p>0</text:p>
          </table:table-cell>
          <table:table-cell office:value-type="float" office:value="163.0822" calcext:value-type="float">
            <text:p>163.0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38333" calcext:value-type="float">
            <text:p>-1.438333</text:p>
          </table:table-cell>
          <table:table-cell office:value-type="float" office:value="0" calcext:value-type="float">
            <text:p>0</text:p>
          </table:table-cell>
          <table:table-cell office:value-type="float" office:value="-0.000147708" calcext:value-type="float">
            <text:p>-0.0001477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34.65003" calcext:value-type="float">
            <text:p>34.65003</text:p>
          </table:table-cell>
          <table:table-cell office:value-type="float" office:value="1094.278" calcext:value-type="float">
            <text:p>1094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4266" calcext:value-type="float">
            <text:p>0.2674266</text:p>
          </table:table-cell>
          <table:table-cell office:value-type="float" office:value="5.913401" calcext:value-type="float">
            <text:p>5.913401</text:p>
          </table:table-cell>
          <table:table-cell office:value-type="float" office:value="0" calcext:value-type="float">
            <text:p>0</text:p>
          </table:table-cell>
          <table:table-cell office:value-type="float" office:value="0.000003554665" calcext:value-type="float">
            <text:p>3.554665E-06</text:p>
          </table:table-cell>
          <table:table-cell office:value-type="float" office:value="0" calcext:value-type="float">
            <text:p>0</text:p>
          </table:table-cell>
          <table:table-cell office:value-type="float" office:value="0.001049494" calcext:value-type="float">
            <text:p>0.001049494</text:p>
          </table:table-cell>
          <table:table-cell office:value-type="float" office:value="-0.001880331" calcext:value-type="float">
            <text:p>-0.001880331</text:p>
          </table:table-cell>
          <table:table-cell office:value-type="float" office:value="0.002275824" calcext:value-type="float">
            <text:p>0.002275824</text:p>
          </table:table-cell>
          <table:table-cell office:value-type="float" office:value="0.0007091949" calcext:value-type="float">
            <text:p>0.0007091949</text:p>
          </table:table-cell>
          <table:table-cell office:value-type="float" office:value="17.30725" calcext:value-type="float">
            <text:p>17.30725</text:p>
          </table:table-cell>
          <table:table-cell office:value-type="float" office:value="0.0617472" calcext:value-type="float">
            <text:p>0.0617472</text:p>
          </table:table-cell>
          <table:table-cell office:value-type="float" office:value="0.04242759" calcext:value-type="float">
            <text:p>0.04242759</text:p>
          </table:table-cell>
          <table:table-cell office:value-type="float" office:value="0.03832765" calcext:value-type="float">
            <text:p>0.03832765</text:p>
          </table:table-cell>
          <table:table-cell office:value-type="float" office:value="0.02789808" calcext:value-type="float">
            <text:p>0.02789808</text:p>
          </table:table-cell>
          <table:table-cell office:value-type="float" office:value="0.02849717" calcext:value-type="float">
            <text:p>0.02849717</text:p>
          </table:table-cell>
          <table:table-cell office:value-type="float" office:value="0.01909332" calcext:value-type="float">
            <text:p>0.01909332</text:p>
          </table:table-cell>
          <table:table-cell office:value-type="float" office:value="0.01549104" calcext:value-type="float">
            <text:p>0.01549104</text:p>
          </table:table-cell>
          <table:table-cell office:value-type="float" office:value="0.03407149" calcext:value-type="float">
            <text:p>0.03407149</text:p>
          </table:table-cell>
          <table:table-cell office:value-type="float" office:value="0.0264336" calcext:value-type="float">
            <text:p>0.0264336</text:p>
          </table:table-cell>
          <table:table-cell office:value-type="float" office:value="0.02312423" calcext:value-type="float">
            <text:p>0.02312423</text:p>
          </table:table-cell>
          <table:table-cell office:value-type="float" office:value="0.0199197" calcext:value-type="float">
            <text:p>0.0199197</text:p>
          </table:table-cell>
          <table:table-cell office:value-type="float" office:value="0.02850295" calcext:value-type="float">
            <text:p>0.02850295</text:p>
          </table:table-cell>
          <table:table-cell office:value-type="float" office:value="0.005411412" calcext:value-type="float">
            <text:p>0.005411412</text:p>
          </table:table-cell>
          <table:table-cell office:value-type="float" office:value="0.005793499" calcext:value-type="float">
            <text:p>0.005793499</text:p>
          </table:table-cell>
          <table:table-cell office:value-type="float" office:value="0" calcext:value-type="float">
            <text:p>0</text:p>
          </table:table-cell>
          <table:table-cell office:value-type="float" office:value="11.99078" calcext:value-type="float">
            <text:p>11.99078</text:p>
          </table:table-cell>
          <table:table-cell office:value-type="float" office:value="18.40146" calcext:value-type="float">
            <text:p>18.40146</text:p>
          </table:table-cell>
          <table:table-cell office:value-type="float" office:value="15.41599" calcext:value-type="float">
            <text:p>15.41599</text:p>
          </table:table-cell>
          <table:table-cell office:value-type="float" office:value="10.28749" calcext:value-type="float">
            <text:p>10.28749</text:p>
          </table:table-cell>
          <table:table-cell office:value-type="float" office:value="6.795557" calcext:value-type="float">
            <text:p>6.795557</text:p>
          </table:table-cell>
          <table:table-cell office:value-type="float" office:value="2.909637" calcext:value-type="float">
            <text:p>2.909637</text:p>
          </table:table-cell>
          <table:table-cell office:value-type="float" office:value="0.9899837" calcext:value-type="float">
            <text:p>0.9899837</text:p>
          </table:table-cell>
          <table:table-cell office:value-type="float" office:value="1.916403" calcext:value-type="float">
            <text:p>1.916403</text:p>
          </table:table-cell>
          <table:table-cell office:value-type="float" office:value="1.524174" calcext:value-type="float">
            <text:p>1.524174</text:p>
          </table:table-cell>
          <table:table-cell office:value-type="float" office:value="0.7149221" calcext:value-type="float">
            <text:p>0.7149221</text:p>
          </table:table-cell>
          <table:table-cell office:value-type="float" office:value="0.3029458" calcext:value-type="float">
            <text:p>0.3029458</text:p>
          </table:table-cell>
          <table:table-cell office:value-type="float" office:value="0.3550612" calcext:value-type="float">
            <text:p>0.3550612</text:p>
          </table:table-cell>
          <table:table-cell office:value-type="float" office:value="0.3200181" calcext:value-type="float">
            <text:p>0.3200181</text:p>
          </table:table-cell>
          <table:table-cell office:value-type="float" office:value="0.3486085" calcext:value-type="float">
            <text:p>0.3486085</text:p>
          </table:table-cell>
          <table:table-cell office:value-type="float" office:value="0" calcext:value-type="float">
            <text:p>0</text:p>
          </table:table-cell>
          <table:table-cell office:value-type="float" office:value="160.3206" calcext:value-type="float">
            <text:p>160.3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39636" calcext:value-type="float">
            <text:p>-1.639636</text:p>
          </table:table-cell>
          <table:table-cell office:value-type="float" office:value="0" calcext:value-type="float">
            <text:p>0</text:p>
          </table:table-cell>
          <table:table-cell office:value-type="float" office:value="-0.0001612365" calcext:value-type="float">
            <text:p>-0.00016123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34.70602" calcext:value-type="float">
            <text:p>34.70602</text:p>
          </table:table-cell>
          <table:table-cell office:value-type="float" office:value="1094.304" calcext:value-type="float">
            <text:p>1094.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079" calcext:value-type="float">
            <text:p>0.281079</text:p>
          </table:table-cell>
          <table:table-cell office:value-type="float" office:value="5.814647" calcext:value-type="float">
            <text:p>5.814647</text:p>
          </table:table-cell>
          <table:table-cell office:value-type="float" office:value="0" calcext:value-type="float">
            <text:p>0</text:p>
          </table:table-cell>
          <table:table-cell office:value-type="float" office:value="0.000003554665" calcext:value-type="float">
            <text:p>3.554665E-06</text:p>
          </table:table-cell>
          <table:table-cell office:value-type="float" office:value="0" calcext:value-type="float">
            <text:p>0</text:p>
          </table:table-cell>
          <table:table-cell office:value-type="float" office:value="0.001049494" calcext:value-type="float">
            <text:p>0.001049494</text:p>
          </table:table-cell>
          <table:table-cell office:value-type="float" office:value="-0.002034687" calcext:value-type="float">
            <text:p>-0.002034687</text:p>
          </table:table-cell>
          <table:table-cell office:value-type="float" office:value="0.002295028" calcext:value-type="float">
            <text:p>0.002295028</text:p>
          </table:table-cell>
          <table:table-cell office:value-type="float" office:value="0.0007448851" calcext:value-type="float">
            <text:p>0.0007448851</text:p>
          </table:table-cell>
          <table:table-cell office:value-type="float" office:value="17.45506" calcext:value-type="float">
            <text:p>17.45506</text:p>
          </table:table-cell>
          <table:table-cell office:value-type="float" office:value="0.05801978" calcext:value-type="float">
            <text:p>0.05801978</text:p>
          </table:table-cell>
          <table:table-cell office:value-type="float" office:value="0.0409856" calcext:value-type="float">
            <text:p>0.0409856</text:p>
          </table:table-cell>
          <table:table-cell office:value-type="float" office:value="0.03760688" calcext:value-type="float">
            <text:p>0.03760688</text:p>
          </table:table-cell>
          <table:table-cell office:value-type="float" office:value="0.02677001" calcext:value-type="float">
            <text:p>0.02677001</text:p>
          </table:table-cell>
          <table:table-cell office:value-type="float" office:value="0.02709134" calcext:value-type="float">
            <text:p>0.02709134</text:p>
          </table:table-cell>
          <table:table-cell office:value-type="float" office:value="0.01816983" calcext:value-type="float">
            <text:p>0.01816983</text:p>
          </table:table-cell>
          <table:table-cell office:value-type="float" office:value="0.01524214" calcext:value-type="float">
            <text:p>0.01524214</text:p>
          </table:table-cell>
          <table:table-cell office:value-type="float" office:value="0.03377957" calcext:value-type="float">
            <text:p>0.03377957</text:p>
          </table:table-cell>
          <table:table-cell office:value-type="float" office:value="0.02639561" calcext:value-type="float">
            <text:p>0.02639561</text:p>
          </table:table-cell>
          <table:table-cell office:value-type="float" office:value="0.02314355" calcext:value-type="float">
            <text:p>0.02314355</text:p>
          </table:table-cell>
          <table:table-cell office:value-type="float" office:value="0.01994011" calcext:value-type="float">
            <text:p>0.01994011</text:p>
          </table:table-cell>
          <table:table-cell office:value-type="float" office:value="0.02851372" calcext:value-type="float">
            <text:p>0.02851372</text:p>
          </table:table-cell>
          <table:table-cell office:value-type="float" office:value="0.005411788" calcext:value-type="float">
            <text:p>0.005411788</text:p>
          </table:table-cell>
          <table:table-cell office:value-type="float" office:value="0.005792813" calcext:value-type="float">
            <text:p>0.005792813</text:p>
          </table:table-cell>
          <table:table-cell office:value-type="float" office:value="0" calcext:value-type="float">
            <text:p>0</text:p>
          </table:table-cell>
          <table:table-cell office:value-type="float" office:value="11.56593" calcext:value-type="float">
            <text:p>11.56593</text:p>
          </table:table-cell>
          <table:table-cell office:value-type="float" office:value="17.14659" calcext:value-type="float">
            <text:p>17.14659</text:p>
          </table:table-cell>
          <table:table-cell office:value-type="float" office:value="14.72438" calcext:value-type="float">
            <text:p>14.72438</text:p>
          </table:table-cell>
          <table:table-cell office:value-type="float" office:value="9.937269" calcext:value-type="float">
            <text:p>9.937269</text:p>
          </table:table-cell>
          <table:table-cell office:value-type="float" office:value="6.587526" calcext:value-type="float">
            <text:p>6.587526</text:p>
          </table:table-cell>
          <table:table-cell office:value-type="float" office:value="2.860558" calcext:value-type="float">
            <text:p>2.860558</text:p>
          </table:table-cell>
          <table:table-cell office:value-type="float" office:value="0.9934599" calcext:value-type="float">
            <text:p>0.9934599</text:p>
          </table:table-cell>
          <table:table-cell office:value-type="float" office:value="1.91063" calcext:value-type="float">
            <text:p>1.91063</text:p>
          </table:table-cell>
          <table:table-cell office:value-type="float" office:value="1.524425" calcext:value-type="float">
            <text:p>1.524425</text:p>
          </table:table-cell>
          <table:table-cell office:value-type="float" office:value="0.7195016" calcext:value-type="float">
            <text:p>0.7195016</text:p>
          </table:table-cell>
          <table:table-cell office:value-type="float" office:value="0.3046125" calcext:value-type="float">
            <text:p>0.3046125</text:p>
          </table:table-cell>
          <table:table-cell office:value-type="float" office:value="0.3555003" calcext:value-type="float">
            <text:p>0.3555003</text:p>
          </table:table-cell>
          <table:table-cell office:value-type="float" office:value="0.3200616" calcext:value-type="float">
            <text:p>0.3200616</text:p>
          </table:table-cell>
          <table:table-cell office:value-type="float" office:value="0.3486086" calcext:value-type="float">
            <text:p>0.3486086</text:p>
          </table:table-cell>
          <table:table-cell office:value-type="float" office:value="0" calcext:value-type="float">
            <text:p>0</text:p>
          </table:table-cell>
          <table:table-cell office:value-type="float" office:value="173.0232" calcext:value-type="float">
            <text:p>173.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24607" calcext:value-type="float">
            <text:p>-1.724607</text:p>
          </table:table-cell>
          <table:table-cell office:value-type="float" office:value="0" calcext:value-type="float">
            <text:p>0</text:p>
          </table:table-cell>
          <table:table-cell office:value-type="float" office:value="-0.000168043" calcext:value-type="float">
            <text:p>-0.0001680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34.78431" calcext:value-type="float">
            <text:p>34.78431</text:p>
          </table:table-cell>
          <table:table-cell office:value-type="float" office:value="1094.341" calcext:value-type="float">
            <text:p>1094.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25266" calcext:value-type="float">
            <text:p>0.2925266</text:p>
          </table:table-cell>
          <table:table-cell office:value-type="float" office:value="5.684663" calcext:value-type="float">
            <text:p>5.684663</text:p>
          </table:table-cell>
          <table:table-cell office:value-type="float" office:value="0" calcext:value-type="float">
            <text:p>0</text:p>
          </table:table-cell>
          <table:table-cell office:value-type="float" office:value="0.000003554665" calcext:value-type="float">
            <text:p>3.554665E-06</text:p>
          </table:table-cell>
          <table:table-cell office:value-type="float" office:value="0" calcext:value-type="float">
            <text:p>0</text:p>
          </table:table-cell>
          <table:table-cell office:value-type="float" office:value="0.001049494" calcext:value-type="float">
            <text:p>0.001049494</text:p>
          </table:table-cell>
          <table:table-cell office:value-type="float" office:value="-0.00239185" calcext:value-type="float">
            <text:p>-0.00239185</text:p>
          </table:table-cell>
          <table:table-cell office:value-type="float" office:value="0.002314866" calcext:value-type="float">
            <text:p>0.002314866</text:p>
          </table:table-cell>
          <table:table-cell office:value-type="float" office:value="0.0007894976" calcext:value-type="float">
            <text:p>0.0007894976</text:p>
          </table:table-cell>
          <table:table-cell office:value-type="float" office:value="17.66685" calcext:value-type="float">
            <text:p>17.66685</text:p>
          </table:table-cell>
          <table:table-cell office:value-type="float" office:value="0.05185257" calcext:value-type="float">
            <text:p>0.05185257</text:p>
          </table:table-cell>
          <table:table-cell office:value-type="float" office:value="0.03917256" calcext:value-type="float">
            <text:p>0.03917256</text:p>
          </table:table-cell>
          <table:table-cell office:value-type="float" office:value="0.03647055" calcext:value-type="float">
            <text:p>0.03647055</text:p>
          </table:table-cell>
          <table:table-cell office:value-type="float" office:value="0.02590254" calcext:value-type="float">
            <text:p>0.02590254</text:p>
          </table:table-cell>
          <table:table-cell office:value-type="float" office:value="0.02617688" calcext:value-type="float">
            <text:p>0.02617688</text:p>
          </table:table-cell>
          <table:table-cell office:value-type="float" office:value="0.01751836" calcext:value-type="float">
            <text:p>0.01751836</text:p>
          </table:table-cell>
          <table:table-cell office:value-type="float" office:value="0.01506027" calcext:value-type="float">
            <text:p>0.01506027</text:p>
          </table:table-cell>
          <table:table-cell office:value-type="float" office:value="0.03347617" calcext:value-type="float">
            <text:p>0.03347617</text:p>
          </table:table-cell>
          <table:table-cell office:value-type="float" office:value="0.02633378" calcext:value-type="float">
            <text:p>0.02633378</text:p>
          </table:table-cell>
          <table:table-cell office:value-type="float" office:value="0.0231582" calcext:value-type="float">
            <text:p>0.0231582</text:p>
          </table:table-cell>
          <table:table-cell office:value-type="float" office:value="0.01996054" calcext:value-type="float">
            <text:p>0.01996054</text:p>
          </table:table-cell>
          <table:table-cell office:value-type="float" office:value="0.02852379" calcext:value-type="float">
            <text:p>0.02852379</text:p>
          </table:table-cell>
          <table:table-cell office:value-type="float" office:value="0.005412561" calcext:value-type="float">
            <text:p>0.005412561</text:p>
          </table:table-cell>
          <table:table-cell office:value-type="float" office:value="0.005792132" calcext:value-type="float">
            <text:p>0.005792132</text:p>
          </table:table-cell>
          <table:table-cell office:value-type="float" office:value="0" calcext:value-type="float">
            <text:p>0</text:p>
          </table:table-cell>
          <table:table-cell office:value-type="float" office:value="10.05211" calcext:value-type="float">
            <text:p>10.05211</text:p>
          </table:table-cell>
          <table:table-cell office:value-type="float" office:value="16.44284" calcext:value-type="float">
            <text:p>16.44284</text:p>
          </table:table-cell>
          <table:table-cell office:value-type="float" office:value="14.20451" calcext:value-type="float">
            <text:p>14.20451</text:p>
          </table:table-cell>
          <table:table-cell office:value-type="float" office:value="9.641202" calcext:value-type="float">
            <text:p>9.641202</text:p>
          </table:table-cell>
          <table:table-cell office:value-type="float" office:value="6.408617" calcext:value-type="float">
            <text:p>6.408617</text:p>
          </table:table-cell>
          <table:table-cell office:value-type="float" office:value="2.816493" calcext:value-type="float">
            <text:p>2.816493</text:p>
          </table:table-cell>
          <table:table-cell office:value-type="float" office:value="0.9995193" calcext:value-type="float">
            <text:p>0.9995193</text:p>
          </table:table-cell>
          <table:table-cell office:value-type="float" office:value="1.905773" calcext:value-type="float">
            <text:p>1.905773</text:p>
          </table:table-cell>
          <table:table-cell office:value-type="float" office:value="1.523549" calcext:value-type="float">
            <text:p>1.523549</text:p>
          </table:table-cell>
          <table:table-cell office:value-type="float" office:value="0.7239291" calcext:value-type="float">
            <text:p>0.7239291</text:p>
          </table:table-cell>
          <table:table-cell office:value-type="float" office:value="0.306456" calcext:value-type="float">
            <text:p>0.306456</text:p>
          </table:table-cell>
          <table:table-cell office:value-type="float" office:value="0.3559484" calcext:value-type="float">
            <text:p>0.3559484</text:p>
          </table:table-cell>
          <table:table-cell office:value-type="float" office:value="0.3201277" calcext:value-type="float">
            <text:p>0.3201277</text:p>
          </table:table-cell>
          <table:table-cell office:value-type="float" office:value="0.3486087" calcext:value-type="float">
            <text:p>0.3486087</text:p>
          </table:table-cell>
          <table:table-cell office:value-type="float" office:value="0" calcext:value-type="float">
            <text:p>0</text:p>
          </table:table-cell>
          <table:table-cell office:value-type="float" office:value="184.2284" calcext:value-type="float">
            <text:p>184.2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42803" calcext:value-type="float">
            <text:p>-1.842803</text:p>
          </table:table-cell>
          <table:table-cell office:value-type="float" office:value="0" calcext:value-type="float">
            <text:p>0</text:p>
          </table:table-cell>
          <table:table-cell office:value-type="float" office:value="-0.0001763477" calcext:value-type="float">
            <text:p>-0.00017634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34.81813" calcext:value-type="float">
            <text:p>34.81813</text:p>
          </table:table-cell>
          <table:table-cell office:value-type="float" office:value="1094.377" calcext:value-type="float">
            <text:p>1094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40224" calcext:value-type="float">
            <text:p>0.3040224</text:p>
          </table:table-cell>
          <table:table-cell office:value-type="float" office:value="5.59912" calcext:value-type="float">
            <text:p>5.59912</text:p>
          </table:table-cell>
          <table:table-cell office:value-type="float" office:value="0" calcext:value-type="float">
            <text:p>0</text:p>
          </table:table-cell>
          <table:table-cell office:value-type="float" office:value="0.000003554665" calcext:value-type="float">
            <text:p>3.554665E-06</text:p>
          </table:table-cell>
          <table:table-cell office:value-type="float" office:value="0" calcext:value-type="float">
            <text:p>0</text:p>
          </table:table-cell>
          <table:table-cell office:value-type="float" office:value="0.001049494" calcext:value-type="float">
            <text:p>0.001049494</text:p>
          </table:table-cell>
          <table:table-cell office:value-type="float" office:value="-0.002664689" calcext:value-type="float">
            <text:p>-0.002664689</text:p>
          </table:table-cell>
          <table:table-cell office:value-type="float" office:value="0.002335714" calcext:value-type="float">
            <text:p>0.002335714</text:p>
          </table:table-cell>
          <table:table-cell office:value-type="float" office:value="0.0008216278" calcext:value-type="float">
            <text:p>0.0008216278</text:p>
          </table:table-cell>
          <table:table-cell office:value-type="float" office:value="17.79303" calcext:value-type="float">
            <text:p>17.79303</text:p>
          </table:table-cell>
          <table:table-cell office:value-type="float" office:value="0.048451" calcext:value-type="float">
            <text:p>0.048451</text:p>
          </table:table-cell>
          <table:table-cell office:value-type="float" office:value="0.03808358" calcext:value-type="float">
            <text:p>0.03808358</text:p>
          </table:table-cell>
          <table:table-cell office:value-type="float" office:value="0.03552558" calcext:value-type="float">
            <text:p>0.03552558</text:p>
          </table:table-cell>
          <table:table-cell office:value-type="float" office:value="0.02509613" calcext:value-type="float">
            <text:p>0.02509613</text:p>
          </table:table-cell>
          <table:table-cell office:value-type="float" office:value="0.0253079" calcext:value-type="float">
            <text:p>0.0253079</text:p>
          </table:table-cell>
          <table:table-cell office:value-type="float" office:value="0.01687773" calcext:value-type="float">
            <text:p>0.01687773</text:p>
          </table:table-cell>
          <table:table-cell office:value-type="float" office:value="0.01483755" calcext:value-type="float">
            <text:p>0.01483755</text:p>
          </table:table-cell>
          <table:table-cell office:value-type="float" office:value="0.03315916" calcext:value-type="float">
            <text:p>0.03315916</text:p>
          </table:table-cell>
          <table:table-cell office:value-type="float" office:value="0.02625473" calcext:value-type="float">
            <text:p>0.02625473</text:p>
          </table:table-cell>
          <table:table-cell office:value-type="float" office:value="0.02316717" calcext:value-type="float">
            <text:p>0.02316717</text:p>
          </table:table-cell>
          <table:table-cell office:value-type="float" office:value="0.0199799" calcext:value-type="float">
            <text:p>0.0199799</text:p>
          </table:table-cell>
          <table:table-cell office:value-type="float" office:value="0.02853291" calcext:value-type="float">
            <text:p>0.02853291</text:p>
          </table:table-cell>
          <table:table-cell office:value-type="float" office:value="0.005413738" calcext:value-type="float">
            <text:p>0.005413738</text:p>
          </table:table-cell>
          <table:table-cell office:value-type="float" office:value="0.005791443" calcext:value-type="float">
            <text:p>0.005791443</text:p>
          </table:table-cell>
          <table:table-cell office:value-type="float" office:value="0" calcext:value-type="float">
            <text:p>0</text:p>
          </table:table-cell>
          <table:table-cell office:value-type="float" office:value="8.550152" calcext:value-type="float">
            <text:p>8.550152</text:p>
          </table:table-cell>
          <table:table-cell office:value-type="float" office:value="15.974" calcext:value-type="float">
            <text:p>15.974</text:p>
          </table:table-cell>
          <table:table-cell office:value-type="float" office:value="13.74576" calcext:value-type="float">
            <text:p>13.74576</text:p>
          </table:table-cell>
          <table:table-cell office:value-type="float" office:value="9.379578" calcext:value-type="float">
            <text:p>9.379578</text:p>
          </table:table-cell>
          <table:table-cell office:value-type="float" office:value="6.249361" calcext:value-type="float">
            <text:p>6.249361</text:p>
          </table:table-cell>
          <table:table-cell office:value-type="float" office:value="2.77558" calcext:value-type="float">
            <text:p>2.77558</text:p>
          </table:table-cell>
          <table:table-cell office:value-type="float" office:value="1.007001" calcext:value-type="float">
            <text:p>1.007001</text:p>
          </table:table-cell>
          <table:table-cell office:value-type="float" office:value="1.902298" calcext:value-type="float">
            <text:p>1.902298</text:p>
          </table:table-cell>
          <table:table-cell office:value-type="float" office:value="1.521984" calcext:value-type="float">
            <text:p>1.521984</text:p>
          </table:table-cell>
          <table:table-cell office:value-type="float" office:value="0.7278422" calcext:value-type="float">
            <text:p>0.7278422</text:p>
          </table:table-cell>
          <table:table-cell office:value-type="float" office:value="0.308313" calcext:value-type="float">
            <text:p>0.308313</text:p>
          </table:table-cell>
          <table:table-cell office:value-type="float" office:value="0.356404" calcext:value-type="float">
            <text:p>0.356404</text:p>
          </table:table-cell>
          <table:table-cell office:value-type="float" office:value="0.3202168" calcext:value-type="float">
            <text:p>0.3202168</text:p>
          </table:table-cell>
          <table:table-cell office:value-type="float" office:value="0.3486089" calcext:value-type="float">
            <text:p>0.3486089</text:p>
          </table:table-cell>
          <table:table-cell office:value-type="float" office:value="0" calcext:value-type="float">
            <text:p>0</text:p>
          </table:table-cell>
          <table:table-cell office:value-type="float" office:value="195.4001" calcext:value-type="float">
            <text:p>195.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16587" calcext:value-type="float">
            <text:p>-1.916587</text:p>
          </table:table-cell>
          <table:table-cell office:value-type="float" office:value="0" calcext:value-type="float">
            <text:p>0</text:p>
          </table:table-cell>
          <table:table-cell office:value-type="float" office:value="-0.0001843236" calcext:value-type="float">
            <text:p>-0.00018432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34.63728" calcext:value-type="float">
            <text:p>34.63728</text:p>
          </table:table-cell>
          <table:table-cell office:value-type="float" office:value="1094.444" calcext:value-type="float">
            <text:p>1094.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3052" calcext:value-type="float">
            <text:p>0.4513052</text:p>
          </table:table-cell>
          <table:table-cell office:value-type="float" office:value="5.56243" calcext:value-type="float">
            <text:p>5.56243</text:p>
          </table:table-cell>
          <table:table-cell office:value-type="float" office:value="0" calcext:value-type="float">
            <text:p>0</text:p>
          </table:table-cell>
          <table:table-cell office:value-type="float" office:value="0.000003554665" calcext:value-type="float">
            <text:p>3.554665E-06</text:p>
          </table:table-cell>
          <table:table-cell office:value-type="float" office:value="0" calcext:value-type="float">
            <text:p>0</text:p>
          </table:table-cell>
          <table:table-cell office:value-type="float" office:value="0.001049494" calcext:value-type="float">
            <text:p>0.001049494</text:p>
          </table:table-cell>
          <table:table-cell office:value-type="float" office:value="-0.002973363" calcext:value-type="float">
            <text:p>-0.002973363</text:p>
          </table:table-cell>
          <table:table-cell office:value-type="float" office:value="0.002336366" calcext:value-type="float">
            <text:p>0.002336366</text:p>
          </table:table-cell>
          <table:table-cell office:value-type="float" office:value="0.0008456557" calcext:value-type="float">
            <text:p>0.0008456557</text:p>
          </table:table-cell>
          <table:table-cell office:value-type="float" office:value="17.56854" calcext:value-type="float">
            <text:p>17.56854</text:p>
          </table:table-cell>
          <table:table-cell office:value-type="float" office:value="0.05666583" calcext:value-type="float">
            <text:p>0.05666583</text:p>
          </table:table-cell>
          <table:table-cell office:value-type="float" office:value="0.03539142" calcext:value-type="float">
            <text:p>0.03539142</text:p>
          </table:table-cell>
          <table:table-cell office:value-type="float" office:value="0.03308783" calcext:value-type="float">
            <text:p>0.03308783</text:p>
          </table:table-cell>
          <table:table-cell office:value-type="float" office:value="0.02375468" calcext:value-type="float">
            <text:p>0.02375468</text:p>
          </table:table-cell>
          <table:table-cell office:value-type="float" office:value="0.02393647" calcext:value-type="float">
            <text:p>0.02393647</text:p>
          </table:table-cell>
          <table:table-cell office:value-type="float" office:value="0.01608495" calcext:value-type="float">
            <text:p>0.01608495</text:p>
          </table:table-cell>
          <table:table-cell office:value-type="float" office:value="0.01450977" calcext:value-type="float">
            <text:p>0.01450977</text:p>
          </table:table-cell>
          <table:table-cell office:value-type="float" office:value="0.03280612" calcext:value-type="float">
            <text:p>0.03280612</text:p>
          </table:table-cell>
          <table:table-cell office:value-type="float" office:value="0.02616146" calcext:value-type="float">
            <text:p>0.02616146</text:p>
          </table:table-cell>
          <table:table-cell office:value-type="float" office:value="0.02316932" calcext:value-type="float">
            <text:p>0.02316932</text:p>
          </table:table-cell>
          <table:table-cell office:value-type="float" office:value="0.01999796" calcext:value-type="float">
            <text:p>0.01999796</text:p>
          </table:table-cell>
          <table:table-cell office:value-type="float" office:value="0.02854083" calcext:value-type="float">
            <text:p>0.02854083</text:p>
          </table:table-cell>
          <table:table-cell office:value-type="float" office:value="0.005415319" calcext:value-type="float">
            <text:p>0.005415319</text:p>
          </table:table-cell>
          <table:table-cell office:value-type="float" office:value="0.005790763" calcext:value-type="float">
            <text:p>0.005790763</text:p>
          </table:table-cell>
          <table:table-cell office:value-type="float" office:value="0" calcext:value-type="float">
            <text:p>0</text:p>
          </table:table-cell>
          <table:table-cell office:value-type="float" office:value="7.387125" calcext:value-type="float">
            <text:p>7.387125</text:p>
          </table:table-cell>
          <table:table-cell office:value-type="float" office:value="15.89732" calcext:value-type="float">
            <text:p>15.89732</text:p>
          </table:table-cell>
          <table:table-cell office:value-type="float" office:value="13.43304" calcext:value-type="float">
            <text:p>13.43304</text:p>
          </table:table-cell>
          <table:table-cell office:value-type="float" office:value="9.127016" calcext:value-type="float">
            <text:p>9.127016</text:p>
          </table:table-cell>
          <table:table-cell office:value-type="float" office:value="6.095103" calcext:value-type="float">
            <text:p>6.095103</text:p>
          </table:table-cell>
          <table:table-cell office:value-type="float" office:value="2.736267" calcext:value-type="float">
            <text:p>2.736267</text:p>
          </table:table-cell>
          <table:table-cell office:value-type="float" office:value="1.016445" calcext:value-type="float">
            <text:p>1.016445</text:p>
          </table:table-cell>
          <table:table-cell office:value-type="float" office:value="1.899795" calcext:value-type="float">
            <text:p>1.899795</text:p>
          </table:table-cell>
          <table:table-cell office:value-type="float" office:value="1.520612" calcext:value-type="float">
            <text:p>1.520612</text:p>
          </table:table-cell>
          <table:table-cell office:value-type="float" office:value="0.7308475" calcext:value-type="float">
            <text:p>0.7308475</text:p>
          </table:table-cell>
          <table:table-cell office:value-type="float" office:value="0.3101538" calcext:value-type="float">
            <text:p>0.3101538</text:p>
          </table:table-cell>
          <table:table-cell office:value-type="float" office:value="0.3568648" calcext:value-type="float">
            <text:p>0.3568648</text:p>
          </table:table-cell>
          <table:table-cell office:value-type="float" office:value="0.3203296" calcext:value-type="float">
            <text:p>0.3203296</text:p>
          </table:table-cell>
          <table:table-cell office:value-type="float" office:value="0.3486089" calcext:value-type="float">
            <text:p>0.3486089</text:p>
          </table:table-cell>
          <table:table-cell office:value-type="float" office:value="0" calcext:value-type="float">
            <text:p>0</text:p>
          </table:table-cell>
          <table:table-cell office:value-type="float" office:value="325.0553" calcext:value-type="float">
            <text:p>325.0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05676" calcext:value-type="float">
            <text:p>-1.805676</text:p>
          </table:table-cell>
          <table:table-cell office:value-type="float" office:value="0" calcext:value-type="float">
            <text:p>0</text:p>
          </table:table-cell>
          <table:table-cell office:value-type="float" office:value="-0.0001957172" calcext:value-type="float">
            <text:p>-0.00019571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34.59074" calcext:value-type="float">
            <text:p>34.59074</text:p>
          </table:table-cell>
          <table:table-cell office:value-type="float" office:value="1094.471" calcext:value-type="float">
            <text:p>1094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23709" calcext:value-type="float">
            <text:p>0.4923709</text:p>
          </table:table-cell>
          <table:table-cell office:value-type="float" office:value="5.53666" calcext:value-type="float">
            <text:p>5.53666</text:p>
          </table:table-cell>
          <table:table-cell office:value-type="float" office:value="0" calcext:value-type="float">
            <text:p>0</text:p>
          </table:table-cell>
          <table:table-cell office:value-type="float" office:value="0.000003554665" calcext:value-type="float">
            <text:p>3.554665E-06</text:p>
          </table:table-cell>
          <table:table-cell office:value-type="float" office:value="0" calcext:value-type="float">
            <text:p>0</text:p>
          </table:table-cell>
          <table:table-cell office:value-type="float" office:value="0.001049494" calcext:value-type="float">
            <text:p>0.001049494</text:p>
          </table:table-cell>
          <table:table-cell office:value-type="float" office:value="-0.003097758" calcext:value-type="float">
            <text:p>-0.003097758</text:p>
          </table:table-cell>
          <table:table-cell office:value-type="float" office:value="0.002353254" calcext:value-type="float">
            <text:p>0.002353254</text:p>
          </table:table-cell>
          <table:table-cell office:value-type="float" office:value="0.0008705521" calcext:value-type="float">
            <text:p>0.0008705521</text:p>
          </table:table-cell>
          <table:table-cell office:value-type="float" office:value="17.57754" calcext:value-type="float">
            <text:p>17.57754</text:p>
          </table:table-cell>
          <table:table-cell office:value-type="float" office:value="0.06874972" calcext:value-type="float">
            <text:p>0.06874972</text:p>
          </table:table-cell>
          <table:table-cell office:value-type="float" office:value="0.03447611" calcext:value-type="float">
            <text:p>0.03447611</text:p>
          </table:table-cell>
          <table:table-cell office:value-type="float" office:value="0.03213027" calcext:value-type="float">
            <text:p>0.03213027</text:p>
          </table:table-cell>
          <table:table-cell office:value-type="float" office:value="0.02285161" calcext:value-type="float">
            <text:p>0.02285161</text:p>
          </table:table-cell>
          <table:table-cell office:value-type="float" office:value="0.02278865" calcext:value-type="float">
            <text:p>0.02278865</text:p>
          </table:table-cell>
          <table:table-cell office:value-type="float" office:value="0.01522487" calcext:value-type="float">
            <text:p>0.01522487</text:p>
          </table:table-cell>
          <table:table-cell office:value-type="float" office:value="0.01400675" calcext:value-type="float">
            <text:p>0.01400675</text:p>
          </table:table-cell>
          <table:table-cell office:value-type="float" office:value="0.03236311" calcext:value-type="float">
            <text:p>0.03236311</text:p>
          </table:table-cell>
          <table:table-cell office:value-type="float" office:value="0.02604719" calcext:value-type="float">
            <text:p>0.02604719</text:p>
          </table:table-cell>
          <table:table-cell office:value-type="float" office:value="0.02316472" calcext:value-type="float">
            <text:p>0.02316472</text:p>
          </table:table-cell>
          <table:table-cell office:value-type="float" office:value="0.02001468" calcext:value-type="float">
            <text:p>0.02001468</text:p>
          </table:table-cell>
          <table:table-cell office:value-type="float" office:value="0.0285476" calcext:value-type="float">
            <text:p>0.0285476</text:p>
          </table:table-cell>
          <table:table-cell office:value-type="float" office:value="0.005417834" calcext:value-type="float">
            <text:p>0.005417834</text:p>
          </table:table-cell>
          <table:table-cell office:value-type="float" office:value="0.005790119" calcext:value-type="float">
            <text:p>0.005790119</text:p>
          </table:table-cell>
          <table:table-cell office:value-type="float" office:value="0" calcext:value-type="float">
            <text:p>0</text:p>
          </table:table-cell>
          <table:table-cell office:value-type="float" office:value="6.997236" calcext:value-type="float">
            <text:p>6.997236</text:p>
          </table:table-cell>
          <table:table-cell office:value-type="float" office:value="15.89852" calcext:value-type="float">
            <text:p>15.89852</text:p>
          </table:table-cell>
          <table:table-cell office:value-type="float" office:value="13.21481" calcext:value-type="float">
            <text:p>13.21481</text:p>
          </table:table-cell>
          <table:table-cell office:value-type="float" office:value="8.941359" calcext:value-type="float">
            <text:p>8.941359</text:p>
          </table:table-cell>
          <table:table-cell office:value-type="float" office:value="5.968675" calcext:value-type="float">
            <text:p>5.968675</text:p>
          </table:table-cell>
          <table:table-cell office:value-type="float" office:value="2.706454" calcext:value-type="float">
            <text:p>2.706454</text:p>
          </table:table-cell>
          <table:table-cell office:value-type="float" office:value="1.028949" calcext:value-type="float">
            <text:p>1.028949</text:p>
          </table:table-cell>
          <table:table-cell office:value-type="float" office:value="1.897912" calcext:value-type="float">
            <text:p>1.897912</text:p>
          </table:table-cell>
          <table:table-cell office:value-type="float" office:value="1.519287" calcext:value-type="float">
            <text:p>1.519287</text:p>
          </table:table-cell>
          <table:table-cell office:value-type="float" office:value="0.7332638" calcext:value-type="float">
            <text:p>0.7332638</text:p>
          </table:table-cell>
          <table:table-cell office:value-type="float" office:value="0.3120891" calcext:value-type="float">
            <text:p>0.3120891</text:p>
          </table:table-cell>
          <table:table-cell office:value-type="float" office:value="0.357367" calcext:value-type="float">
            <text:p>0.357367</text:p>
          </table:table-cell>
          <table:table-cell office:value-type="float" office:value="0.3204969" calcext:value-type="float">
            <text:p>0.3204969</text:p>
          </table:table-cell>
          <table:table-cell office:value-type="float" office:value="0.3486091" calcext:value-type="float">
            <text:p>0.3486091</text:p>
          </table:table-cell>
          <table:table-cell office:value-type="float" office:value="0" calcext:value-type="float">
            <text:p>0</text:p>
          </table:table-cell>
          <table:table-cell office:value-type="float" office:value="362.275" calcext:value-type="float">
            <text:p>362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90245" calcext:value-type="float">
            <text:p>-1.790245</text:p>
          </table:table-cell>
          <table:table-cell office:value-type="float" office:value="0" calcext:value-type="float">
            <text:p>0</text:p>
          </table:table-cell>
          <table:table-cell office:value-type="float" office:value="-0.0002056295" calcext:value-type="float">
            <text:p>-0.00020562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34.43176" calcext:value-type="float">
            <text:p>34.43176</text:p>
          </table:table-cell>
          <table:table-cell office:value-type="float" office:value="1094.515" calcext:value-type="float">
            <text:p>1094.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68744" calcext:value-type="float">
            <text:p>0.6168744</text:p>
          </table:table-cell>
          <table:table-cell office:value-type="float" office:value="5.523806" calcext:value-type="float">
            <text:p>5.523806</text:p>
          </table:table-cell>
          <table:table-cell office:value-type="float" office:value="0" calcext:value-type="float">
            <text:p>0</text:p>
          </table:table-cell>
          <table:table-cell office:value-type="float" office:value="0.000003554665" calcext:value-type="float">
            <text:p>3.554665E-06</text:p>
          </table:table-cell>
          <table:table-cell office:value-type="float" office:value="0" calcext:value-type="float">
            <text:p>0</text:p>
          </table:table-cell>
          <table:table-cell office:value-type="float" office:value="0.001049494" calcext:value-type="float">
            <text:p>0.001049494</text:p>
          </table:table-cell>
          <table:table-cell office:value-type="float" office:value="-0.003207512" calcext:value-type="float">
            <text:p>-0.003207512</text:p>
          </table:table-cell>
          <table:table-cell office:value-type="float" office:value="0.002358842" calcext:value-type="float">
            <text:p>0.002358842</text:p>
          </table:table-cell>
          <table:table-cell office:value-type="float" office:value="0.0008883039" calcext:value-type="float">
            <text:p>0.0008883039</text:p>
          </table:table-cell>
          <table:table-cell office:value-type="float" office:value="17.38501" calcext:value-type="float">
            <text:p>17.38501</text:p>
          </table:table-cell>
          <table:table-cell office:value-type="float" office:value="0.08689222" calcext:value-type="float">
            <text:p>0.08689222</text:p>
          </table:table-cell>
          <table:table-cell office:value-type="float" office:value="0.033631" calcext:value-type="float">
            <text:p>0.033631</text:p>
          </table:table-cell>
          <table:table-cell office:value-type="float" office:value="0.03123016" calcext:value-type="float">
            <text:p>0.03123016</text:p>
          </table:table-cell>
          <table:table-cell office:value-type="float" office:value="0.02211235" calcext:value-type="float">
            <text:p>0.02211235</text:p>
          </table:table-cell>
          <table:table-cell office:value-type="float" office:value="0.02196665" calcext:value-type="float">
            <text:p>0.02196665</text:p>
          </table:table-cell>
          <table:table-cell office:value-type="float" office:value="0.01452517" calcext:value-type="float">
            <text:p>0.01452517</text:p>
          </table:table-cell>
          <table:table-cell office:value-type="float" office:value="0.01351225" calcext:value-type="float">
            <text:p>0.01351225</text:p>
          </table:table-cell>
          <table:table-cell office:value-type="float" office:value="0.03186362" calcext:value-type="float">
            <text:p>0.03186362</text:p>
          </table:table-cell>
          <table:table-cell office:value-type="float" office:value="0.02590599" calcext:value-type="float">
            <text:p>0.02590599</text:p>
          </table:table-cell>
          <table:table-cell office:value-type="float" office:value="0.02315405" calcext:value-type="float">
            <text:p>0.02315405</text:p>
          </table:table-cell>
          <table:table-cell office:value-type="float" office:value="0.02002918" calcext:value-type="float">
            <text:p>0.02002918</text:p>
          </table:table-cell>
          <table:table-cell office:value-type="float" office:value="0.02855221" calcext:value-type="float">
            <text:p>0.02855221</text:p>
          </table:table-cell>
          <table:table-cell office:value-type="float" office:value="0.005421501" calcext:value-type="float">
            <text:p>0.005421501</text:p>
          </table:table-cell>
          <table:table-cell office:value-type="float" office:value="0.005789488" calcext:value-type="float">
            <text:p>0.005789488</text:p>
          </table:table-cell>
          <table:table-cell office:value-type="float" office:value="0" calcext:value-type="float">
            <text:p>0</text:p>
          </table:table-cell>
          <table:table-cell office:value-type="float" office:value="7.588599" calcext:value-type="float">
            <text:p>7.588599</text:p>
          </table:table-cell>
          <table:table-cell office:value-type="float" office:value="15.80306" calcext:value-type="float">
            <text:p>15.80306</text:p>
          </table:table-cell>
          <table:table-cell office:value-type="float" office:value="13.09063" calcext:value-type="float">
            <text:p>13.09063</text:p>
          </table:table-cell>
          <table:table-cell office:value-type="float" office:value="8.779341" calcext:value-type="float">
            <text:p>8.779341</text:p>
          </table:table-cell>
          <table:table-cell office:value-type="float" office:value="5.856537" calcext:value-type="float">
            <text:p>5.856537</text:p>
          </table:table-cell>
          <table:table-cell office:value-type="float" office:value="2.677753" calcext:value-type="float">
            <text:p>2.677753</text:p>
          </table:table-cell>
          <table:table-cell office:value-type="float" office:value="1.041641" calcext:value-type="float">
            <text:p>1.041641</text:p>
          </table:table-cell>
          <table:table-cell office:value-type="float" office:value="1.897002" calcext:value-type="float">
            <text:p>1.897002</text:p>
          </table:table-cell>
          <table:table-cell office:value-type="float" office:value="1.517972" calcext:value-type="float">
            <text:p>1.517972</text:p>
          </table:table-cell>
          <table:table-cell office:value-type="float" office:value="0.7354849" calcext:value-type="float">
            <text:p>0.7354849</text:p>
          </table:table-cell>
          <table:table-cell office:value-type="float" office:value="0.3139147" calcext:value-type="float">
            <text:p>0.3139147</text:p>
          </table:table-cell>
          <table:table-cell office:value-type="float" office:value="0.3578468" calcext:value-type="float">
            <text:p>0.3578468</text:p>
          </table:table-cell>
          <table:table-cell office:value-type="float" office:value="0.3207319" calcext:value-type="float">
            <text:p>0.3207319</text:p>
          </table:table-cell>
          <table:table-cell office:value-type="float" office:value="0.3486091" calcext:value-type="float">
            <text:p>0.3486091</text:p>
          </table:table-cell>
          <table:table-cell office:value-type="float" office:value="0" calcext:value-type="float">
            <text:p>0</text:p>
          </table:table-cell>
          <table:table-cell office:value-type="float" office:value="472.7024" calcext:value-type="float">
            <text:p>472.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78472" calcext:value-type="float">
            <text:p>-1.678472</text:p>
          </table:table-cell>
          <table:table-cell office:value-type="float" office:value="0" calcext:value-type="float">
            <text:p>0</text:p>
          </table:table-cell>
          <table:table-cell office:value-type="float" office:value="-0.000216472" calcext:value-type="float">
            <text:p>-0.0002164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34.54542" calcext:value-type="float">
            <text:p>34.54542</text:p>
          </table:table-cell>
          <table:table-cell office:value-type="float" office:value="1094.572" calcext:value-type="float">
            <text:p>1094.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7063" calcext:value-type="float">
            <text:p>0.5747063</text:p>
          </table:table-cell>
          <table:table-cell office:value-type="float" office:value="5.390074" calcext:value-type="float">
            <text:p>5.390074</text:p>
          </table:table-cell>
          <table:table-cell office:value-type="float" office:value="0" calcext:value-type="float">
            <text:p>0</text:p>
          </table:table-cell>
          <table:table-cell office:value-type="float" office:value="0.00003760485" calcext:value-type="float">
            <text:p>3.760485E-05</text:p>
          </table:table-cell>
          <table:table-cell office:value-type="float" office:value="0" calcext:value-type="float">
            <text:p>0</text:p>
          </table:table-cell>
          <table:table-cell office:value-type="float" office:value="0.001724872" calcext:value-type="float">
            <text:p>0.001724872</text:p>
          </table:table-cell>
          <table:table-cell office:value-type="float" office:value="-0.004735614" calcext:value-type="float">
            <text:p>-0.004735614</text:p>
          </table:table-cell>
          <table:table-cell office:value-type="float" office:value="0.002369196" calcext:value-type="float">
            <text:p>0.002369196</text:p>
          </table:table-cell>
          <table:table-cell office:value-type="float" office:value="0.001081408" calcext:value-type="float">
            <text:p>0.001081408</text:p>
          </table:table-cell>
          <table:table-cell office:value-type="float" office:value="17.80614" calcext:value-type="float">
            <text:p>17.80614</text:p>
          </table:table-cell>
          <table:table-cell office:value-type="float" office:value="0.3873679" calcext:value-type="float">
            <text:p>0.3873679</text:p>
          </table:table-cell>
          <table:table-cell office:value-type="float" office:value="0.1201927" calcext:value-type="float">
            <text:p>0.1201927</text:p>
          </table:table-cell>
          <table:table-cell office:value-type="float" office:value="0.03905695" calcext:value-type="float">
            <text:p>0.03905695</text:p>
          </table:table-cell>
          <table:table-cell office:value-type="float" office:value="0.02516818" calcext:value-type="float">
            <text:p>0.02516818</text:p>
          </table:table-cell>
          <table:table-cell office:value-type="float" office:value="0.02343086" calcext:value-type="float">
            <text:p>0.02343086</text:p>
          </table:table-cell>
          <table:table-cell office:value-type="float" office:value="0.01411315" calcext:value-type="float">
            <text:p>0.01411315</text:p>
          </table:table-cell>
          <table:table-cell office:value-type="float" office:value="0.01290643" calcext:value-type="float">
            <text:p>0.01290643</text:p>
          </table:table-cell>
          <table:table-cell office:value-type="float" office:value="0.03136418" calcext:value-type="float">
            <text:p>0.03136418</text:p>
          </table:table-cell>
          <table:table-cell office:value-type="float" office:value="0.02574167" calcext:value-type="float">
            <text:p>0.02574167</text:p>
          </table:table-cell>
          <table:table-cell office:value-type="float" office:value="0.02313641" calcext:value-type="float">
            <text:p>0.02313641</text:p>
          </table:table-cell>
          <table:table-cell office:value-type="float" office:value="0.02004181" calcext:value-type="float">
            <text:p>0.02004181</text:p>
          </table:table-cell>
          <table:table-cell office:value-type="float" office:value="0.02855475" calcext:value-type="float">
            <text:p>0.02855475</text:p>
          </table:table-cell>
          <table:table-cell office:value-type="float" office:value="0.005425632" calcext:value-type="float">
            <text:p>0.005425632</text:p>
          </table:table-cell>
          <table:table-cell office:value-type="float" office:value="0.005788829" calcext:value-type="float">
            <text:p>0.005788829</text:p>
          </table:table-cell>
          <table:table-cell office:value-type="float" office:value="0" calcext:value-type="float">
            <text:p>0</text:p>
          </table:table-cell>
          <table:table-cell office:value-type="float" office:value="1.459099" calcext:value-type="float">
            <text:p>1.459099</text:p>
          </table:table-cell>
          <table:table-cell office:value-type="float" office:value="11.91598" calcext:value-type="float">
            <text:p>11.91598</text:p>
          </table:table-cell>
          <table:table-cell office:value-type="float" office:value="16.42803" calcext:value-type="float">
            <text:p>16.42803</text:p>
          </table:table-cell>
          <table:table-cell office:value-type="float" office:value="13.8916" calcext:value-type="float">
            <text:p>13.8916</text:p>
          </table:table-cell>
          <table:table-cell office:value-type="float" office:value="9.798496" calcext:value-type="float">
            <text:p>9.798496</text:p>
          </table:table-cell>
          <table:table-cell office:value-type="float" office:value="2.880078" calcext:value-type="float">
            <text:p>2.880078</text:p>
          </table:table-cell>
          <table:table-cell office:value-type="float" office:value="0.9953601" calcext:value-type="float">
            <text:p>0.9953601</text:p>
          </table:table-cell>
          <table:table-cell office:value-type="float" office:value="1.906826" calcext:value-type="float">
            <text:p>1.906826</text:p>
          </table:table-cell>
          <table:table-cell office:value-type="float" office:value="1.518131" calcext:value-type="float">
            <text:p>1.518131</text:p>
          </table:table-cell>
          <table:table-cell office:value-type="float" office:value="0.7375468" calcext:value-type="float">
            <text:p>0.7375468</text:p>
          </table:table-cell>
          <table:table-cell office:value-type="float" office:value="0.3156798" calcext:value-type="float">
            <text:p>0.3156798</text:p>
          </table:table-cell>
          <table:table-cell office:value-type="float" office:value="0.3583127" calcext:value-type="float">
            <text:p>0.3583127</text:p>
          </table:table-cell>
          <table:table-cell office:value-type="float" office:value="0.3209925" calcext:value-type="float">
            <text:p>0.3209925</text:p>
          </table:table-cell>
          <table:table-cell office:value-type="float" office:value="0.3486092" calcext:value-type="float">
            <text:p>0.3486092</text:p>
          </table:table-cell>
          <table:table-cell office:value-type="float" office:value="0" calcext:value-type="float">
            <text:p>0</text:p>
          </table:table-cell>
          <table:table-cell office:value-type="float" office:value="433.8078" calcext:value-type="float">
            <text:p>433.8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53702" calcext:value-type="float">
            <text:p>-1.853702</text:p>
          </table:table-cell>
          <table:table-cell office:value-type="float" office:value="0" calcext:value-type="float">
            <text:p>0</text:p>
          </table:table-cell>
          <table:table-cell office:value-type="float" office:value="-0.01585874" calcext:value-type="float">
            <text:p>-0.015858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34.60773" calcext:value-type="float">
            <text:p>34.60773</text:p>
          </table:table-cell>
          <table:table-cell office:value-type="float" office:value="1094.631" calcext:value-type="float">
            <text:p>1094.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52614" calcext:value-type="float">
            <text:p>0.4952614</text:p>
          </table:table-cell>
          <table:table-cell office:value-type="float" office:value="5.34138" calcext:value-type="float">
            <text:p>5.34138</text:p>
          </table:table-cell>
          <table:table-cell office:value-type="float" office:value="0" calcext:value-type="float">
            <text:p>0</text:p>
          </table:table-cell>
          <table:table-cell office:value-type="float" office:value="0.00003760497" calcext:value-type="float">
            <text:p>3.760497E-05</text:p>
          </table:table-cell>
          <table:table-cell office:value-type="float" office:value="0" calcext:value-type="float">
            <text:p>0</text:p>
          </table:table-cell>
          <table:table-cell office:value-type="float" office:value="0.001724898" calcext:value-type="float">
            <text:p>0.001724898</text:p>
          </table:table-cell>
          <table:table-cell office:value-type="float" office:value="-0.006817572" calcext:value-type="float">
            <text:p>-0.006817572</text:p>
          </table:table-cell>
          <table:table-cell office:value-type="float" office:value="0.002382231" calcext:value-type="float">
            <text:p>0.002382231</text:p>
          </table:table-cell>
          <table:table-cell office:value-type="float" office:value="0.001210641" calcext:value-type="float">
            <text:p>0.001210641</text:p>
          </table:table-cell>
          <table:table-cell office:value-type="float" office:value="18.24417" calcext:value-type="float">
            <text:p>18.24417</text:p>
          </table:table-cell>
          <table:table-cell office:value-type="float" office:value="0.2169819" calcext:value-type="float">
            <text:p>0.2169819</text:p>
          </table:table-cell>
          <table:table-cell office:value-type="float" office:value="0.07686607" calcext:value-type="float">
            <text:p>0.07686607</text:p>
          </table:table-cell>
          <table:table-cell office:value-type="float" office:value="0.03711629" calcext:value-type="float">
            <text:p>0.03711629</text:p>
          </table:table-cell>
          <table:table-cell office:value-type="float" office:value="0.02409788" calcext:value-type="float">
            <text:p>0.02409788</text:p>
          </table:table-cell>
          <table:table-cell office:value-type="float" office:value="0.02311749" calcext:value-type="float">
            <text:p>0.02311749</text:p>
          </table:table-cell>
          <table:table-cell office:value-type="float" office:value="0.01405038" calcext:value-type="float">
            <text:p>0.01405038</text:p>
          </table:table-cell>
          <table:table-cell office:value-type="float" office:value="0.01269394" calcext:value-type="float">
            <text:p>0.01269394</text:p>
          </table:table-cell>
          <table:table-cell office:value-type="float" office:value="0.0308401" calcext:value-type="float">
            <text:p>0.0308401</text:p>
          </table:table-cell>
          <table:table-cell office:value-type="float" office:value="0.02555891" calcext:value-type="float">
            <text:p>0.02555891</text:p>
          </table:table-cell>
          <table:table-cell office:value-type="float" office:value="0.02311145" calcext:value-type="float">
            <text:p>0.02311145</text:p>
          </table:table-cell>
          <table:table-cell office:value-type="float" office:value="0.02005242" calcext:value-type="float">
            <text:p>0.02005242</text:p>
          </table:table-cell>
          <table:table-cell office:value-type="float" office:value="0.02855506" calcext:value-type="float">
            <text:p>0.02855506</text:p>
          </table:table-cell>
          <table:table-cell office:value-type="float" office:value="0.00543011" calcext:value-type="float">
            <text:p>0.00543011</text:p>
          </table:table-cell>
          <table:table-cell office:value-type="float" office:value="0.00578818" calcext:value-type="float">
            <text:p>0.00578818</text:p>
          </table:table-cell>
          <table:table-cell office:value-type="float" office:value="0" calcext:value-type="float">
            <text:p>0</text:p>
          </table:table-cell>
          <table:table-cell office:value-type="float" office:value="0.5205588" calcext:value-type="float">
            <text:p>0.5205588</text:p>
          </table:table-cell>
          <table:table-cell office:value-type="float" office:value="10.33353" calcext:value-type="float">
            <text:p>10.33353</text:p>
          </table:table-cell>
          <table:table-cell office:value-type="float" office:value="14.94326" calcext:value-type="float">
            <text:p>14.94326</text:p>
          </table:table-cell>
          <table:table-cell office:value-type="float" office:value="13.11305" calcext:value-type="float">
            <text:p>13.11305</text:p>
          </table:table-cell>
          <table:table-cell office:value-type="float" office:value="10.12897" calcext:value-type="float">
            <text:p>10.12897</text:p>
          </table:table-cell>
          <table:table-cell office:value-type="float" office:value="3.55221" calcext:value-type="float">
            <text:p>3.55221</text:p>
          </table:table-cell>
          <table:table-cell office:value-type="float" office:value="1.265833" calcext:value-type="float">
            <text:p>1.265833</text:p>
          </table:table-cell>
          <table:table-cell office:value-type="float" office:value="1.917465" calcext:value-type="float">
            <text:p>1.917465</text:p>
          </table:table-cell>
          <table:table-cell office:value-type="float" office:value="1.521804" calcext:value-type="float">
            <text:p>1.521804</text:p>
          </table:table-cell>
          <table:table-cell office:value-type="float" office:value="0.7396731" calcext:value-type="float">
            <text:p>0.7396731</text:p>
          </table:table-cell>
          <table:table-cell office:value-type="float" office:value="0.317394" calcext:value-type="float">
            <text:p>0.317394</text:p>
          </table:table-cell>
          <table:table-cell office:value-type="float" office:value="0.3587704" calcext:value-type="float">
            <text:p>0.3587704</text:p>
          </table:table-cell>
          <table:table-cell office:value-type="float" office:value="0.321275" calcext:value-type="float">
            <text:p>0.321275</text:p>
          </table:table-cell>
          <table:table-cell office:value-type="float" office:value="0.3486093" calcext:value-type="float">
            <text:p>0.3486093</text:p>
          </table:table-cell>
          <table:table-cell office:value-type="float" office:value="0" calcext:value-type="float">
            <text:p>0</text:p>
          </table:table-cell>
          <table:table-cell office:value-type="float" office:value="370.8742" calcext:value-type="float">
            <text:p>370.8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79268" calcext:value-type="float">
            <text:p>-1.979268</text:p>
          </table:table-cell>
          <table:table-cell office:value-type="float" office:value="0" calcext:value-type="float">
            <text:p>0</text:p>
          </table:table-cell>
          <table:table-cell office:value-type="float" office:value="-0.0182234" calcext:value-type="float">
            <text:p>-0.01822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34.65884" calcext:value-type="float">
            <text:p>34.65884</text:p>
          </table:table-cell>
          <table:table-cell office:value-type="float" office:value="1094.684" calcext:value-type="float">
            <text:p>1094.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042" calcext:value-type="float">
            <text:p>0.427042</text:p>
          </table:table-cell>
          <table:table-cell office:value-type="float" office:value="5.298616" calcext:value-type="float">
            <text:p>5.298616</text:p>
          </table:table-cell>
          <table:table-cell office:value-type="float" office:value="0" calcext:value-type="float">
            <text:p>0</text:p>
          </table:table-cell>
          <table:table-cell office:value-type="float" office:value="0.00003760497" calcext:value-type="float">
            <text:p>3.760497E-05</text:p>
          </table:table-cell>
          <table:table-cell office:value-type="float" office:value="0" calcext:value-type="float">
            <text:p>0</text:p>
          </table:table-cell>
          <table:table-cell office:value-type="float" office:value="0.001724898" calcext:value-type="float">
            <text:p>0.001724898</text:p>
          </table:table-cell>
          <table:table-cell office:value-type="float" office:value="-0.00798941" calcext:value-type="float">
            <text:p>-0.00798941</text:p>
          </table:table-cell>
          <table:table-cell office:value-type="float" office:value="0.002396232" calcext:value-type="float">
            <text:p>0.002396232</text:p>
          </table:table-cell>
          <table:table-cell office:value-type="float" office:value="0.001273275" calcext:value-type="float">
            <text:p>0.001273275</text:p>
          </table:table-cell>
          <table:table-cell office:value-type="float" office:value="18.6144" calcext:value-type="float">
            <text:p>18.6144</text:p>
          </table:table-cell>
          <table:table-cell office:value-type="float" office:value="0.1394359" calcext:value-type="float">
            <text:p>0.1394359</text:p>
          </table:table-cell>
          <table:table-cell office:value-type="float" office:value="0.06066955" calcext:value-type="float">
            <text:p>0.06066955</text:p>
          </table:table-cell>
          <table:table-cell office:value-type="float" office:value="0.03659981" calcext:value-type="float">
            <text:p>0.03659981</text:p>
          </table:table-cell>
          <table:table-cell office:value-type="float" office:value="0.02388765" calcext:value-type="float">
            <text:p>0.02388765</text:p>
          </table:table-cell>
          <table:table-cell office:value-type="float" office:value="0.02320968" calcext:value-type="float">
            <text:p>0.02320968</text:p>
          </table:table-cell>
          <table:table-cell office:value-type="float" office:value="0.01390684" calcext:value-type="float">
            <text:p>0.01390684</text:p>
          </table:table-cell>
          <table:table-cell office:value-type="float" office:value="0.01248296" calcext:value-type="float">
            <text:p>0.01248296</text:p>
          </table:table-cell>
          <table:table-cell office:value-type="float" office:value="0.03036631" calcext:value-type="float">
            <text:p>0.03036631</text:p>
          </table:table-cell>
          <table:table-cell office:value-type="float" office:value="0.02536738" calcext:value-type="float">
            <text:p>0.02536738</text:p>
          </table:table-cell>
          <table:table-cell office:value-type="float" office:value="0.02307935" calcext:value-type="float">
            <text:p>0.02307935</text:p>
          </table:table-cell>
          <table:table-cell office:value-type="float" office:value="0.02006092" calcext:value-type="float">
            <text:p>0.02006092</text:p>
          </table:table-cell>
          <table:table-cell office:value-type="float" office:value="0.02855293" calcext:value-type="float">
            <text:p>0.02855293</text:p>
          </table:table-cell>
          <table:table-cell office:value-type="float" office:value="0.005434844" calcext:value-type="float">
            <text:p>0.005434844</text:p>
          </table:table-cell>
          <table:table-cell office:value-type="float" office:value="0.005787536" calcext:value-type="float">
            <text:p>0.005787536</text:p>
          </table:table-cell>
          <table:table-cell office:value-type="float" office:value="0" calcext:value-type="float">
            <text:p>0</text:p>
          </table:table-cell>
          <table:table-cell office:value-type="float" office:value="1.782395" calcext:value-type="float">
            <text:p>1.782395</text:p>
          </table:table-cell>
          <table:table-cell office:value-type="float" office:value="10.03848" calcext:value-type="float">
            <text:p>10.03848</text:p>
          </table:table-cell>
          <table:table-cell office:value-type="float" office:value="14.05409" calcext:value-type="float">
            <text:p>14.05409</text:p>
          </table:table-cell>
          <table:table-cell office:value-type="float" office:value="12.52147" calcext:value-type="float">
            <text:p>12.52147</text:p>
          </table:table-cell>
          <table:table-cell office:value-type="float" office:value="9.885891" calcext:value-type="float">
            <text:p>9.885891</text:p>
          </table:table-cell>
          <table:table-cell office:value-type="float" office:value="3.605363" calcext:value-type="float">
            <text:p>3.605363</text:p>
          </table:table-cell>
          <table:table-cell office:value-type="float" office:value="1.453555" calcext:value-type="float">
            <text:p>1.453555</text:p>
          </table:table-cell>
          <table:table-cell office:value-type="float" office:value="1.934101" calcext:value-type="float">
            <text:p>1.934101</text:p>
          </table:table-cell>
          <table:table-cell office:value-type="float" office:value="1.529011" calcext:value-type="float">
            <text:p>1.529011</text:p>
          </table:table-cell>
          <table:table-cell office:value-type="float" office:value="0.7420963" calcext:value-type="float">
            <text:p>0.7420963</text:p>
          </table:table-cell>
          <table:table-cell office:value-type="float" office:value="0.3190815" calcext:value-type="float">
            <text:p>0.3190815</text:p>
          </table:table-cell>
          <table:table-cell office:value-type="float" office:value="0.359224" calcext:value-type="float">
            <text:p>0.359224</text:p>
          </table:table-cell>
          <table:table-cell office:value-type="float" office:value="0.3215733" calcext:value-type="float">
            <text:p>0.3215733</text:p>
          </table:table-cell>
          <table:table-cell office:value-type="float" office:value="0.3486094" calcext:value-type="float">
            <text:p>0.3486094</text:p>
          </table:table-cell>
          <table:table-cell office:value-type="float" office:value="0" calcext:value-type="float">
            <text:p>0</text:p>
          </table:table-cell>
          <table:table-cell office:value-type="float" office:value="314.4144" calcext:value-type="float">
            <text:p>314.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89019" calcext:value-type="float">
            <text:p>-2.089019</text:p>
          </table:table-cell>
          <table:table-cell office:value-type="float" office:value="0" calcext:value-type="float">
            <text:p>0</text:p>
          </table:table-cell>
          <table:table-cell office:value-type="float" office:value="-0.01841079" calcext:value-type="float">
            <text:p>-0.018410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34.72414" calcext:value-type="float">
            <text:p>34.72414</text:p>
          </table:table-cell>
          <table:table-cell office:value-type="float" office:value="1094.726" calcext:value-type="float">
            <text:p>1094.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70475" calcext:value-type="float">
            <text:p>0.3770475</text:p>
          </table:table-cell>
          <table:table-cell office:value-type="float" office:value="5.23559" calcext:value-type="float">
            <text:p>5.23559</text:p>
          </table:table-cell>
          <table:table-cell office:value-type="float" office:value="0" calcext:value-type="float">
            <text:p>0</text:p>
          </table:table-cell>
          <table:table-cell office:value-type="float" office:value="0.00003766985" calcext:value-type="float">
            <text:p>3.766985E-05</text:p>
          </table:table-cell>
          <table:table-cell office:value-type="float" office:value="0" calcext:value-type="float">
            <text:p>0</text:p>
          </table:table-cell>
          <table:table-cell office:value-type="float" office:value="0.00167344" calcext:value-type="float">
            <text:p>0.00167344</text:p>
          </table:table-cell>
          <table:table-cell office:value-type="float" office:value="-0.008778717" calcext:value-type="float">
            <text:p>-0.008778717</text:p>
          </table:table-cell>
          <table:table-cell office:value-type="float" office:value="0.002410896" calcext:value-type="float">
            <text:p>0.002410896</text:p>
          </table:table-cell>
          <table:table-cell office:value-type="float" office:value="0.001318621" calcext:value-type="float">
            <text:p>0.001318621</text:p>
          </table:table-cell>
          <table:table-cell office:value-type="float" office:value="18.90072" calcext:value-type="float">
            <text:p>18.90072</text:p>
          </table:table-cell>
          <table:table-cell office:value-type="float" office:value="0.09518144" calcext:value-type="float">
            <text:p>0.09518144</text:p>
          </table:table-cell>
          <table:table-cell office:value-type="float" office:value="0.05232772" calcext:value-type="float">
            <text:p>0.05232772</text:p>
          </table:table-cell>
          <table:table-cell office:value-type="float" office:value="0.03695757" calcext:value-type="float">
            <text:p>0.03695757</text:p>
          </table:table-cell>
          <table:table-cell office:value-type="float" office:value="0.0240955" calcext:value-type="float">
            <text:p>0.0240955</text:p>
          </table:table-cell>
          <table:table-cell office:value-type="float" office:value="0.02357032" calcext:value-type="float">
            <text:p>0.02357032</text:p>
          </table:table-cell>
          <table:table-cell office:value-type="float" office:value="0.01388993" calcext:value-type="float">
            <text:p>0.01388993</text:p>
          </table:table-cell>
          <table:table-cell office:value-type="float" office:value="0.0122575" calcext:value-type="float">
            <text:p>0.0122575</text:p>
          </table:table-cell>
          <table:table-cell office:value-type="float" office:value="0.02993567" calcext:value-type="float">
            <text:p>0.02993567</text:p>
          </table:table-cell>
          <table:table-cell office:value-type="float" office:value="0.02517798" calcext:value-type="float">
            <text:p>0.02517798</text:p>
          </table:table-cell>
          <table:table-cell office:value-type="float" office:value="0.02304136" calcext:value-type="float">
            <text:p>0.02304136</text:p>
          </table:table-cell>
          <table:table-cell office:value-type="float" office:value="0.0200674" calcext:value-type="float">
            <text:p>0.0200674</text:p>
          </table:table-cell>
          <table:table-cell office:value-type="float" office:value="0.02854824" calcext:value-type="float">
            <text:p>0.02854824</text:p>
          </table:table-cell>
          <table:table-cell office:value-type="float" office:value="0.005439693" calcext:value-type="float">
            <text:p>0.005439693</text:p>
          </table:table-cell>
          <table:table-cell office:value-type="float" office:value="0.005786888" calcext:value-type="float">
            <text:p>0.005786888</text:p>
          </table:table-cell>
          <table:table-cell office:value-type="float" office:value="0" calcext:value-type="float">
            <text:p>0</text:p>
          </table:table-cell>
          <table:table-cell office:value-type="float" office:value="3.355768" calcext:value-type="float">
            <text:p>3.355768</text:p>
          </table:table-cell>
          <table:table-cell office:value-type="float" office:value="9.956251" calcext:value-type="float">
            <text:p>9.956251</text:p>
          </table:table-cell>
          <table:table-cell office:value-type="float" office:value="13.32066" calcext:value-type="float">
            <text:p>13.32066</text:p>
          </table:table-cell>
          <table:table-cell office:value-type="float" office:value="11.98374" calcext:value-type="float">
            <text:p>11.98374</text:p>
          </table:table-cell>
          <table:table-cell office:value-type="float" office:value="9.446301" calcext:value-type="float">
            <text:p>9.446301</text:p>
          </table:table-cell>
          <table:table-cell office:value-type="float" office:value="3.547796" calcext:value-type="float">
            <text:p>3.547796</text:p>
          </table:table-cell>
          <table:table-cell office:value-type="float" office:value="1.423682" calcext:value-type="float">
            <text:p>1.423682</text:p>
          </table:table-cell>
          <table:table-cell office:value-type="float" office:value="1.944728" calcext:value-type="float">
            <text:p>1.944728</text:p>
          </table:table-cell>
          <table:table-cell office:value-type="float" office:value="1.539154" calcext:value-type="float">
            <text:p>1.539154</text:p>
          </table:table-cell>
          <table:table-cell office:value-type="float" office:value="0.7451212" calcext:value-type="float">
            <text:p>0.7451212</text:p>
          </table:table-cell>
          <table:table-cell office:value-type="float" office:value="0.3207772" calcext:value-type="float">
            <text:p>0.3207772</text:p>
          </table:table-cell>
          <table:table-cell office:value-type="float" office:value="0.3596823" calcext:value-type="float">
            <text:p>0.3596823</text:p>
          </table:table-cell>
          <table:table-cell office:value-type="float" office:value="0.3219892" calcext:value-type="float">
            <text:p>0.3219892</text:p>
          </table:table-cell>
          <table:table-cell office:value-type="float" office:value="0.3486095" calcext:value-type="float">
            <text:p>0.3486095</text:p>
          </table:table-cell>
          <table:table-cell office:value-type="float" office:value="0" calcext:value-type="float">
            <text:p>0</text:p>
          </table:table-cell>
          <table:table-cell office:value-type="float" office:value="272.1612" calcext:value-type="float">
            <text:p>272.1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01227" calcext:value-type="float">
            <text:p>-2.201227</text:p>
          </table:table-cell>
          <table:table-cell office:value-type="float" office:value="0" calcext:value-type="float">
            <text:p>0</text:p>
          </table:table-cell>
          <table:table-cell office:value-type="float" office:value="-0.01851588" calcext:value-type="float">
            <text:p>-0.018515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34.80849" calcext:value-type="float">
            <text:p>34.80849</text:p>
          </table:table-cell>
          <table:table-cell office:value-type="float" office:value="1094.785" calcext:value-type="float">
            <text:p>1094.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1768" calcext:value-type="float">
            <text:p>0.3351768</text:p>
          </table:table-cell>
          <table:table-cell office:value-type="float" office:value="5.128992" calcext:value-type="float">
            <text:p>5.128992</text:p>
          </table:table-cell>
          <table:table-cell office:value-type="float" office:value="0" calcext:value-type="float">
            <text:p>0</text:p>
          </table:table-cell>
          <table:table-cell office:value-type="float" office:value="0.0000377662" calcext:value-type="float">
            <text:p>3.77662E-05</text:p>
          </table:table-cell>
          <table:table-cell office:value-type="float" office:value="0" calcext:value-type="float">
            <text:p>0</text:p>
          </table:table-cell>
          <table:table-cell office:value-type="float" office:value="0.001602671" calcext:value-type="float">
            <text:p>0.001602671</text:p>
          </table:table-cell>
          <table:table-cell office:value-type="float" office:value="-0.009874815" calcext:value-type="float">
            <text:p>-0.009874815</text:p>
          </table:table-cell>
          <table:table-cell office:value-type="float" office:value="0.002426542" calcext:value-type="float">
            <text:p>0.002426542</text:p>
          </table:table-cell>
          <table:table-cell office:value-type="float" office:value="0.001388348" calcext:value-type="float">
            <text:p>0.001388348</text:p>
          </table:table-cell>
          <table:table-cell office:value-type="float" office:value="19.28315" calcext:value-type="float">
            <text:p>19.28315</text:p>
          </table:table-cell>
          <table:table-cell office:value-type="float" office:value="0.06633066" calcext:value-type="float">
            <text:p>0.06633066</text:p>
          </table:table-cell>
          <table:table-cell office:value-type="float" office:value="0.04674511" calcext:value-type="float">
            <text:p>0.04674511</text:p>
          </table:table-cell>
          <table:table-cell office:value-type="float" office:value="0.03682825" calcext:value-type="float">
            <text:p>0.03682825</text:p>
          </table:table-cell>
          <table:table-cell office:value-type="float" office:value="0.02424186" calcext:value-type="float">
            <text:p>0.02424186</text:p>
          </table:table-cell>
          <table:table-cell office:value-type="float" office:value="0.02391292" calcext:value-type="float">
            <text:p>0.02391292</text:p>
          </table:table-cell>
          <table:table-cell office:value-type="float" office:value="0.0139422" calcext:value-type="float">
            <text:p>0.0139422</text:p>
          </table:table-cell>
          <table:table-cell office:value-type="float" office:value="0.01208064" calcext:value-type="float">
            <text:p>0.01208064</text:p>
          </table:table-cell>
          <table:table-cell office:value-type="float" office:value="0.02955875" calcext:value-type="float">
            <text:p>0.02955875</text:p>
          </table:table-cell>
          <table:table-cell office:value-type="float" office:value="0.02500133" calcext:value-type="float">
            <text:p>0.02500133</text:p>
          </table:table-cell>
          <table:table-cell office:value-type="float" office:value="0.02299995" calcext:value-type="float">
            <text:p>0.02299995</text:p>
          </table:table-cell>
          <table:table-cell office:value-type="float" office:value="0.02007217" calcext:value-type="float">
            <text:p>0.02007217</text:p>
          </table:table-cell>
          <table:table-cell office:value-type="float" office:value="0.02854103" calcext:value-type="float">
            <text:p>0.02854103</text:p>
          </table:table-cell>
          <table:table-cell office:value-type="float" office:value="0.005444451" calcext:value-type="float">
            <text:p>0.005444451</text:p>
          </table:table-cell>
          <table:table-cell office:value-type="float" office:value="0.005786233" calcext:value-type="float">
            <text:p>0.005786233</text:p>
          </table:table-cell>
          <table:table-cell office:value-type="float" office:value="0" calcext:value-type="float">
            <text:p>0</text:p>
          </table:table-cell>
          <table:table-cell office:value-type="float" office:value="4.44592" calcext:value-type="float">
            <text:p>4.44592</text:p>
          </table:table-cell>
          <table:table-cell office:value-type="float" office:value="9.710649" calcext:value-type="float">
            <text:p>9.710649</text:p>
          </table:table-cell>
          <table:table-cell office:value-type="float" office:value="12.44644" calcext:value-type="float">
            <text:p>12.44644</text:p>
          </table:table-cell>
          <table:table-cell office:value-type="float" office:value="11.32781" calcext:value-type="float">
            <text:p>11.32781</text:p>
          </table:table-cell>
          <table:table-cell office:value-type="float" office:value="8.821375" calcext:value-type="float">
            <text:p>8.821375</text:p>
          </table:table-cell>
          <table:table-cell office:value-type="float" office:value="3.461388" calcext:value-type="float">
            <text:p>3.461388</text:p>
          </table:table-cell>
          <table:table-cell office:value-type="float" office:value="1.339328" calcext:value-type="float">
            <text:p>1.339328</text:p>
          </table:table-cell>
          <table:table-cell office:value-type="float" office:value="1.947148" calcext:value-type="float">
            <text:p>1.947148</text:p>
          </table:table-cell>
          <table:table-cell office:value-type="float" office:value="1.551961" calcext:value-type="float">
            <text:p>1.551961</text:p>
          </table:table-cell>
          <table:table-cell office:value-type="float" office:value="0.7492543" calcext:value-type="float">
            <text:p>0.7492543</text:p>
          </table:table-cell>
          <table:table-cell office:value-type="float" office:value="0.3225498" calcext:value-type="float">
            <text:p>0.3225498</text:p>
          </table:table-cell>
          <table:table-cell office:value-type="float" office:value="0.360159" calcext:value-type="float">
            <text:p>0.360159</text:p>
          </table:table-cell>
          <table:table-cell office:value-type="float" office:value="0.3224432" calcext:value-type="float">
            <text:p>0.3224432</text:p>
          </table:table-cell>
          <table:table-cell office:value-type="float" office:value="0.3486097" calcext:value-type="float">
            <text:p>0.3486097</text:p>
          </table:table-cell>
          <table:table-cell office:value-type="float" office:value="0" calcext:value-type="float">
            <text:p>0</text:p>
          </table:table-cell>
          <table:table-cell office:value-type="float" office:value="237.1146" calcext:value-type="float">
            <text:p>237.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48604" calcext:value-type="float">
            <text:p>-2.348604</text:p>
          </table:table-cell>
          <table:table-cell office:value-type="float" office:value="0" calcext:value-type="float">
            <text:p>0</text:p>
          </table:table-cell>
          <table:table-cell office:value-type="float" office:value="-0.01869881" calcext:value-type="float">
            <text:p>-0.018698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34.84664" calcext:value-type="float">
            <text:p>34.84664</text:p>
          </table:table-cell>
          <table:table-cell office:value-type="float" office:value="1094.862" calcext:value-type="float">
            <text:p>1094.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2776" calcext:value-type="float">
            <text:p>0.2982776</text:p>
          </table:table-cell>
          <table:table-cell office:value-type="float" office:value="5.044188" calcext:value-type="float">
            <text:p>5.044188</text:p>
          </table:table-cell>
          <table:table-cell office:value-type="float" office:value="0" calcext:value-type="float">
            <text:p>0</text:p>
          </table:table-cell>
          <table:table-cell office:value-type="float" office:value="0.0000377662" calcext:value-type="float">
            <text:p>3.77662E-05</text:p>
          </table:table-cell>
          <table:table-cell office:value-type="float" office:value="0" calcext:value-type="float">
            <text:p>0</text:p>
          </table:table-cell>
          <table:table-cell office:value-type="float" office:value="0.00152952" calcext:value-type="float">
            <text:p>0.00152952</text:p>
          </table:table-cell>
          <table:table-cell office:value-type="float" office:value="-0.01103701" calcext:value-type="float">
            <text:p>-0.01103701</text:p>
          </table:table-cell>
          <table:table-cell office:value-type="float" office:value="0.002442927" calcext:value-type="float">
            <text:p>0.002442927</text:p>
          </table:table-cell>
          <table:table-cell office:value-type="float" office:value="0.001471833" calcext:value-type="float">
            <text:p>0.001471833</text:p>
          </table:table-cell>
          <table:table-cell office:value-type="float" office:value="19.69027" calcext:value-type="float">
            <text:p>19.69027</text:p>
          </table:table-cell>
          <table:table-cell office:value-type="float" office:value="0.04770973" calcext:value-type="float">
            <text:p>0.04770973</text:p>
          </table:table-cell>
          <table:table-cell office:value-type="float" office:value="0.04303993" calcext:value-type="float">
            <text:p>0.04303993</text:p>
          </table:table-cell>
          <table:table-cell office:value-type="float" office:value="0.03637974" calcext:value-type="float">
            <text:p>0.03637974</text:p>
          </table:table-cell>
          <table:table-cell office:value-type="float" office:value="0.02411154" calcext:value-type="float">
            <text:p>0.02411154</text:p>
          </table:table-cell>
          <table:table-cell office:value-type="float" office:value="0.02392053" calcext:value-type="float">
            <text:p>0.02392053</text:p>
          </table:table-cell>
          <table:table-cell office:value-type="float" office:value="0.0138822" calcext:value-type="float">
            <text:p>0.0138822</text:p>
          </table:table-cell>
          <table:table-cell office:value-type="float" office:value="0.0121084" calcext:value-type="float">
            <text:p>0.0121084</text:p>
          </table:table-cell>
          <table:table-cell office:value-type="float" office:value="0.02917999" calcext:value-type="float">
            <text:p>0.02917999</text:p>
          </table:table-cell>
          <table:table-cell office:value-type="float" office:value="0.02482642" calcext:value-type="float">
            <text:p>0.02482642</text:p>
          </table:table-cell>
          <table:table-cell office:value-type="float" office:value="0.02295481" calcext:value-type="float">
            <text:p>0.02295481</text:p>
          </table:table-cell>
          <table:table-cell office:value-type="float" office:value="0.02007549" calcext:value-type="float">
            <text:p>0.02007549</text:p>
          </table:table-cell>
          <table:table-cell office:value-type="float" office:value="0.02853108" calcext:value-type="float">
            <text:p>0.02853108</text:p>
          </table:table-cell>
          <table:table-cell office:value-type="float" office:value="0.005449201" calcext:value-type="float">
            <text:p>0.005449201</text:p>
          </table:table-cell>
          <table:table-cell office:value-type="float" office:value="0.005785563" calcext:value-type="float">
            <text:p>0.005785563</text:p>
          </table:table-cell>
          <table:table-cell office:value-type="float" office:value="0" calcext:value-type="float">
            <text:p>0</text:p>
          </table:table-cell>
          <table:table-cell office:value-type="float" office:value="4.303298" calcext:value-type="float">
            <text:p>4.303298</text:p>
          </table:table-cell>
          <table:table-cell office:value-type="float" office:value="9.535533" calcext:value-type="float">
            <text:p>9.535533</text:p>
          </table:table-cell>
          <table:table-cell office:value-type="float" office:value="11.9333" calcext:value-type="float">
            <text:p>11.9333</text:p>
          </table:table-cell>
          <table:table-cell office:value-type="float" office:value="10.80909" calcext:value-type="float">
            <text:p>10.80909</text:p>
          </table:table-cell>
          <table:table-cell office:value-type="float" office:value="8.319949" calcext:value-type="float">
            <text:p>8.319949</text:p>
          </table:table-cell>
          <table:table-cell office:value-type="float" office:value="3.377537" calcext:value-type="float">
            <text:p>3.377537</text:p>
          </table:table-cell>
          <table:table-cell office:value-type="float" office:value="1.326744" calcext:value-type="float">
            <text:p>1.326744</text:p>
          </table:table-cell>
          <table:table-cell office:value-type="float" office:value="1.937932" calcext:value-type="float">
            <text:p>1.937932</text:p>
          </table:table-cell>
          <table:table-cell office:value-type="float" office:value="1.560978" calcext:value-type="float">
            <text:p>1.560978</text:p>
          </table:table-cell>
          <table:table-cell office:value-type="float" office:value="0.7538074" calcext:value-type="float">
            <text:p>0.7538074</text:p>
          </table:table-cell>
          <table:table-cell office:value-type="float" office:value="0.3244366" calcext:value-type="float">
            <text:p>0.3244366</text:p>
          </table:table-cell>
          <table:table-cell office:value-type="float" office:value="0.3606525" calcext:value-type="float">
            <text:p>0.3606525</text:p>
          </table:table-cell>
          <table:table-cell office:value-type="float" office:value="0.3228724" calcext:value-type="float">
            <text:p>0.3228724</text:p>
          </table:table-cell>
          <table:table-cell office:value-type="float" office:value="0.3486097" calcext:value-type="float">
            <text:p>0.3486097</text:p>
          </table:table-cell>
          <table:table-cell office:value-type="float" office:value="0" calcext:value-type="float">
            <text:p>0</text:p>
          </table:table-cell>
          <table:table-cell office:value-type="float" office:value="206.3907" calcext:value-type="float">
            <text:p>206.3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69117" calcext:value-type="float">
            <text:p>-2.469117</text:p>
          </table:table-cell>
          <table:table-cell office:value-type="float" office:value="0" calcext:value-type="float">
            <text:p>0</text:p>
          </table:table-cell>
          <table:table-cell office:value-type="float" office:value="-0.01894559" calcext:value-type="float">
            <text:p>-0.018945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34.86298" calcext:value-type="float">
            <text:p>34.86298</text:p>
          </table:table-cell>
          <table:table-cell office:value-type="float" office:value="1094.942" calcext:value-type="float">
            <text:p>1094.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5162" calcext:value-type="float">
            <text:p>0.2705162</text:p>
          </table:table-cell>
          <table:table-cell office:value-type="float" office:value="4.970215" calcext:value-type="float">
            <text:p>4.970215</text:p>
          </table:table-cell>
          <table:table-cell office:value-type="float" office:value="0" calcext:value-type="float">
            <text:p>0</text:p>
          </table:table-cell>
          <table:table-cell office:value-type="float" office:value="0.0000377662" calcext:value-type="float">
            <text:p>3.77662E-05</text:p>
          </table:table-cell>
          <table:table-cell office:value-type="float" office:value="0" calcext:value-type="float">
            <text:p>0</text:p>
          </table:table-cell>
          <table:table-cell office:value-type="float" office:value="0.001469441" calcext:value-type="float">
            <text:p>0.001469441</text:p>
          </table:table-cell>
          <table:table-cell office:value-type="float" office:value="-0.01188338" calcext:value-type="float">
            <text:p>-0.01188338</text:p>
          </table:table-cell>
          <table:table-cell office:value-type="float" office:value="0.002460758" calcext:value-type="float">
            <text:p>0.002460758</text:p>
          </table:table-cell>
          <table:table-cell office:value-type="float" office:value="0.001545642" calcext:value-type="float">
            <text:p>0.001545642</text:p>
          </table:table-cell>
          <table:table-cell office:value-type="float" office:value="20.03452" calcext:value-type="float">
            <text:p>20.03452</text:p>
          </table:table-cell>
          <table:table-cell office:value-type="float" office:value="0.03680426" calcext:value-type="float">
            <text:p>0.03680426</text:p>
          </table:table-cell>
          <table:table-cell office:value-type="float" office:value="0.04079786" calcext:value-type="float">
            <text:p>0.04079786</text:p>
          </table:table-cell>
          <table:table-cell office:value-type="float" office:value="0.03590089" calcext:value-type="float">
            <text:p>0.03590089</text:p>
          </table:table-cell>
          <table:table-cell office:value-type="float" office:value="0.02384914" calcext:value-type="float">
            <text:p>0.02384914</text:p>
          </table:table-cell>
          <table:table-cell office:value-type="float" office:value="0.02372803" calcext:value-type="float">
            <text:p>0.02372803</text:p>
          </table:table-cell>
          <table:table-cell office:value-type="float" office:value="0.01376509" calcext:value-type="float">
            <text:p>0.01376509</text:p>
          </table:table-cell>
          <table:table-cell office:value-type="float" office:value="0.0120775" calcext:value-type="float">
            <text:p>0.0120775</text:p>
          </table:table-cell>
          <table:table-cell office:value-type="float" office:value="0.02880893" calcext:value-type="float">
            <text:p>0.02880893</text:p>
          </table:table-cell>
          <table:table-cell office:value-type="float" office:value="0.02464975" calcext:value-type="float">
            <text:p>0.02464975</text:p>
          </table:table-cell>
          <table:table-cell office:value-type="float" office:value="0.02290621" calcext:value-type="float">
            <text:p>0.02290621</text:p>
          </table:table-cell>
          <table:table-cell office:value-type="float" office:value="0.02007745" calcext:value-type="float">
            <text:p>0.02007745</text:p>
          </table:table-cell>
          <table:table-cell office:value-type="float" office:value="0.02851839" calcext:value-type="float">
            <text:p>0.02851839</text:p>
          </table:table-cell>
          <table:table-cell office:value-type="float" office:value="0.005453994" calcext:value-type="float">
            <text:p>0.005453994</text:p>
          </table:table-cell>
          <table:table-cell office:value-type="float" office:value="0.005784872" calcext:value-type="float">
            <text:p>0.005784872</text:p>
          </table:table-cell>
          <table:table-cell office:value-type="float" office:value="0" calcext:value-type="float">
            <text:p>0</text:p>
          </table:table-cell>
          <table:table-cell office:value-type="float" office:value="3.686332" calcext:value-type="float">
            <text:p>3.686332</text:p>
          </table:table-cell>
          <table:table-cell office:value-type="float" office:value="9.455374" calcext:value-type="float">
            <text:p>9.455374</text:p>
          </table:table-cell>
          <table:table-cell office:value-type="float" office:value="11.52068" calcext:value-type="float">
            <text:p>11.52068</text:p>
          </table:table-cell>
          <table:table-cell office:value-type="float" office:value="10.34025" calcext:value-type="float">
            <text:p>10.34025</text:p>
          </table:table-cell>
          <table:table-cell office:value-type="float" office:value="7.895525" calcext:value-type="float">
            <text:p>7.895525</text:p>
          </table:table-cell>
          <table:table-cell office:value-type="float" office:value="3.307149" calcext:value-type="float">
            <text:p>3.307149</text:p>
          </table:table-cell>
          <table:table-cell office:value-type="float" office:value="1.322172" calcext:value-type="float">
            <text:p>1.322172</text:p>
          </table:table-cell>
          <table:table-cell office:value-type="float" office:value="1.930354" calcext:value-type="float">
            <text:p>1.930354</text:p>
          </table:table-cell>
          <table:table-cell office:value-type="float" office:value="1.566221" calcext:value-type="float">
            <text:p>1.566221</text:p>
          </table:table-cell>
          <table:table-cell office:value-type="float" office:value="0.7584022" calcext:value-type="float">
            <text:p>0.7584022</text:p>
          </table:table-cell>
          <table:table-cell office:value-type="float" office:value="0.3264301" calcext:value-type="float">
            <text:p>0.3264301</text:p>
          </table:table-cell>
          <table:table-cell office:value-type="float" office:value="0.3611622" calcext:value-type="float">
            <text:p>0.3611622</text:p>
          </table:table-cell>
          <table:table-cell office:value-type="float" office:value="0.323283" calcext:value-type="float">
            <text:p>0.323283</text:p>
          </table:table-cell>
          <table:table-cell office:value-type="float" office:value="0.3486099" calcext:value-type="float">
            <text:p>0.3486099</text:p>
          </table:table-cell>
          <table:table-cell office:value-type="float" office:value="0" calcext:value-type="float">
            <text:p>0</text:p>
          </table:table-cell>
          <table:table-cell office:value-type="float" office:value="183.2708" calcext:value-type="float">
            <text:p>183.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69968" calcext:value-type="float">
            <text:p>-2.569968</text:p>
          </table:table-cell>
          <table:table-cell office:value-type="float" office:value="0" calcext:value-type="float">
            <text:p>0</text:p>
          </table:table-cell>
          <table:table-cell office:value-type="float" office:value="-0.01913901" calcext:value-type="float">
            <text:p>-0.019139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34.86236" calcext:value-type="float">
            <text:p>34.86236</text:p>
          </table:table-cell>
          <table:table-cell office:value-type="float" office:value="1095.011" calcext:value-type="float">
            <text:p>1095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0051" calcext:value-type="float">
            <text:p>0.2530051</text:p>
          </table:table-cell>
          <table:table-cell office:value-type="float" office:value="4.91337" calcext:value-type="float">
            <text:p>4.91337</text:p>
          </table:table-cell>
          <table:table-cell office:value-type="float" office:value="0" calcext:value-type="float">
            <text:p>0</text:p>
          </table:table-cell>
          <table:table-cell office:value-type="float" office:value="0.0000377662" calcext:value-type="float">
            <text:p>3.77662E-05</text:p>
          </table:table-cell>
          <table:table-cell office:value-type="float" office:value="0" calcext:value-type="float">
            <text:p>0</text:p>
          </table:table-cell>
          <table:table-cell office:value-type="float" office:value="0.001421536" calcext:value-type="float">
            <text:p>0.001421536</text:p>
          </table:table-cell>
          <table:table-cell office:value-type="float" office:value="-0.01239093" calcext:value-type="float">
            <text:p>-0.01239093</text:p>
          </table:table-cell>
          <table:table-cell office:value-type="float" office:value="0.002481548" calcext:value-type="float">
            <text:p>0.002481548</text:p>
          </table:table-cell>
          <table:table-cell office:value-type="float" office:value="0.00159787" calcext:value-type="float">
            <text:p>0.00159787</text:p>
          </table:table-cell>
          <table:table-cell office:value-type="float" office:value="20.26949" calcext:value-type="float">
            <text:p>20.26949</text:p>
          </table:table-cell>
          <table:table-cell office:value-type="float" office:value="0.03152537" calcext:value-type="float">
            <text:p>0.03152537</text:p>
          </table:table-cell>
          <table:table-cell office:value-type="float" office:value="0.03986375" calcext:value-type="float">
            <text:p>0.03986375</text:p>
          </table:table-cell>
          <table:table-cell office:value-type="float" office:value="0.03565333" calcext:value-type="float">
            <text:p>0.03565333</text:p>
          </table:table-cell>
          <table:table-cell office:value-type="float" office:value="0.02361712" calcext:value-type="float">
            <text:p>0.02361712</text:p>
          </table:table-cell>
          <table:table-cell office:value-type="float" office:value="0.0235204" calcext:value-type="float">
            <text:p>0.0235204</text:p>
          </table:table-cell>
          <table:table-cell office:value-type="float" office:value="0.01362141" calcext:value-type="float">
            <text:p>0.01362141</text:p>
          </table:table-cell>
          <table:table-cell office:value-type="float" office:value="0.01200209" calcext:value-type="float">
            <text:p>0.01200209</text:p>
          </table:table-cell>
          <table:table-cell office:value-type="float" office:value="0.02843978" calcext:value-type="float">
            <text:p>0.02843978</text:p>
          </table:table-cell>
          <table:table-cell office:value-type="float" office:value="0.02446896" calcext:value-type="float">
            <text:p>0.02446896</text:p>
          </table:table-cell>
          <table:table-cell office:value-type="float" office:value="0.02285405" calcext:value-type="float">
            <text:p>0.02285405</text:p>
          </table:table-cell>
          <table:table-cell office:value-type="float" office:value="0.02007803" calcext:value-type="float">
            <text:p>0.02007803</text:p>
          </table:table-cell>
          <table:table-cell office:value-type="float" office:value="0.02850281" calcext:value-type="float">
            <text:p>0.02850281</text:p>
          </table:table-cell>
          <table:table-cell office:value-type="float" office:value="0.005458973" calcext:value-type="float">
            <text:p>0.005458973</text:p>
          </table:table-cell>
          <table:table-cell office:value-type="float" office:value="0.005784177" calcext:value-type="float">
            <text:p>0.005784177</text:p>
          </table:table-cell>
          <table:table-cell office:value-type="float" office:value="0" calcext:value-type="float">
            <text:p>0</text:p>
          </table:table-cell>
          <table:table-cell office:value-type="float" office:value="2.740518" calcext:value-type="float">
            <text:p>2.740518</text:p>
          </table:table-cell>
          <table:table-cell office:value-type="float" office:value="9.620026" calcext:value-type="float">
            <text:p>9.620026</text:p>
          </table:table-cell>
          <table:table-cell office:value-type="float" office:value="11.19613" calcext:value-type="float">
            <text:p>11.19613</text:p>
          </table:table-cell>
          <table:table-cell office:value-type="float" office:value="9.939516" calcext:value-type="float">
            <text:p>9.939516</text:p>
          </table:table-cell>
          <table:table-cell office:value-type="float" office:value="7.549779" calcext:value-type="float">
            <text:p>7.549779</text:p>
          </table:table-cell>
          <table:table-cell office:value-type="float" office:value="3.244508" calcext:value-type="float">
            <text:p>3.244508</text:p>
          </table:table-cell>
          <table:table-cell office:value-type="float" office:value="1.321431" calcext:value-type="float">
            <text:p>1.321431</text:p>
          </table:table-cell>
          <table:table-cell office:value-type="float" office:value="1.924932" calcext:value-type="float">
            <text:p>1.924932</text:p>
          </table:table-cell>
          <table:table-cell office:value-type="float" office:value="1.569005" calcext:value-type="float">
            <text:p>1.569005</text:p>
          </table:table-cell>
          <table:table-cell office:value-type="float" office:value="0.7628543" calcext:value-type="float">
            <text:p>0.7628543</text:p>
          </table:table-cell>
          <table:table-cell office:value-type="float" office:value="0.3285067" calcext:value-type="float">
            <text:p>0.3285067</text:p>
          </table:table-cell>
          <table:table-cell office:value-type="float" office:value="0.3616826" calcext:value-type="float">
            <text:p>0.3616826</text:p>
          </table:table-cell>
          <table:table-cell office:value-type="float" office:value="0.3236852" calcext:value-type="float">
            <text:p>0.3236852</text:p>
          </table:table-cell>
          <table:table-cell office:value-type="float" office:value="0.3486099" calcext:value-type="float">
            <text:p>0.3486099</text:p>
          </table:table-cell>
          <table:table-cell office:value-type="float" office:value="0" calcext:value-type="float">
            <text:p>0</text:p>
          </table:table-cell>
          <table:table-cell office:value-type="float" office:value="168.8396" calcext:value-type="float">
            <text:p>168.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43875" calcext:value-type="float">
            <text:p>-2.643875</text:p>
          </table:table-cell>
          <table:table-cell office:value-type="float" office:value="0" calcext:value-type="float">
            <text:p>0</text:p>
          </table:table-cell>
          <table:table-cell office:value-type="float" office:value="-0.01925872" calcext:value-type="float">
            <text:p>-0.019258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34.58486" calcext:value-type="float">
            <text:p>34.58486</text:p>
          </table:table-cell>
          <table:table-cell office:value-type="float" office:value="1095.079" calcext:value-type="float">
            <text:p>1095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45132" calcext:value-type="float">
            <text:p>0.4545132</text:p>
          </table:table-cell>
          <table:table-cell office:value-type="float" office:value="4.916044" calcext:value-type="float">
            <text:p>4.916044</text:p>
          </table:table-cell>
          <table:table-cell office:value-type="float" office:value="0" calcext:value-type="float">
            <text:p>0</text:p>
          </table:table-cell>
          <table:table-cell office:value-type="float" office:value="0.0000377662" calcext:value-type="float">
            <text:p>3.77662E-05</text:p>
          </table:table-cell>
          <table:table-cell office:value-type="float" office:value="0" calcext:value-type="float">
            <text:p>0</text:p>
          </table:table-cell>
          <table:table-cell office:value-type="float" office:value="0.001385287" calcext:value-type="float">
            <text:p>0.001385287</text:p>
          </table:table-cell>
          <table:table-cell office:value-type="float" office:value="-0.0124635" calcext:value-type="float">
            <text:p>-0.0124635</text:p>
          </table:table-cell>
          <table:table-cell office:value-type="float" office:value="0.002470866" calcext:value-type="float">
            <text:p>0.002470866</text:p>
          </table:table-cell>
          <table:table-cell office:value-type="float" office:value="0.001599373" calcext:value-type="float">
            <text:p>0.001599373</text:p>
          </table:table-cell>
          <table:table-cell office:value-type="float" office:value="19.84483" calcext:value-type="float">
            <text:p>19.84483</text:p>
          </table:table-cell>
          <table:table-cell office:value-type="float" office:value="0.06040176" calcext:value-type="float">
            <text:p>0.06040176</text:p>
          </table:table-cell>
          <table:table-cell office:value-type="float" office:value="0.03982734" calcext:value-type="float">
            <text:p>0.03982734</text:p>
          </table:table-cell>
          <table:table-cell office:value-type="float" office:value="0.03577489" calcext:value-type="float">
            <text:p>0.03577489</text:p>
          </table:table-cell>
          <table:table-cell office:value-type="float" office:value="0.02362363" calcext:value-type="float">
            <text:p>0.02362363</text:p>
          </table:table-cell>
          <table:table-cell office:value-type="float" office:value="0.02351107" calcext:value-type="float">
            <text:p>0.02351107</text:p>
          </table:table-cell>
          <table:table-cell office:value-type="float" office:value="0.01351927" calcext:value-type="float">
            <text:p>0.01351927</text:p>
          </table:table-cell>
          <table:table-cell office:value-type="float" office:value="0.01192577" calcext:value-type="float">
            <text:p>0.01192577</text:p>
          </table:table-cell>
          <table:table-cell office:value-type="float" office:value="0.02808115" calcext:value-type="float">
            <text:p>0.02808115</text:p>
          </table:table-cell>
          <table:table-cell office:value-type="float" office:value="0.0242829" calcext:value-type="float">
            <text:p>0.0242829</text:p>
          </table:table-cell>
          <table:table-cell office:value-type="float" office:value="0.02279807" calcext:value-type="float">
            <text:p>0.02279807</text:p>
          </table:table-cell>
          <table:table-cell office:value-type="float" office:value="0.02007713" calcext:value-type="float">
            <text:p>0.02007713</text:p>
          </table:table-cell>
          <table:table-cell office:value-type="float" office:value="0.02848435" calcext:value-type="float">
            <text:p>0.02848435</text:p>
          </table:table-cell>
          <table:table-cell office:value-type="float" office:value="0.005464213" calcext:value-type="float">
            <text:p>0.005464213</text:p>
          </table:table-cell>
          <table:table-cell office:value-type="float" office:value="0.00578349" calcext:value-type="float">
            <text:p>0.00578349</text:p>
          </table:table-cell>
          <table:table-cell office:value-type="float" office:value="0" calcext:value-type="float">
            <text:p>0</text:p>
          </table:table-cell>
          <table:table-cell office:value-type="float" office:value="3.277329" calcext:value-type="float">
            <text:p>3.277329</text:p>
          </table:table-cell>
          <table:table-cell office:value-type="float" office:value="9.997155" calcext:value-type="float">
            <text:p>9.997155</text:p>
          </table:table-cell>
          <table:table-cell office:value-type="float" office:value="11.10861" calcext:value-type="float">
            <text:p>11.10861</text:p>
          </table:table-cell>
          <table:table-cell office:value-type="float" office:value="9.694675" calcext:value-type="float">
            <text:p>9.694675</text:p>
          </table:table-cell>
          <table:table-cell office:value-type="float" office:value="7.315632" calcext:value-type="float">
            <text:p>7.315632</text:p>
          </table:table-cell>
          <table:table-cell office:value-type="float" office:value="3.193456" calcext:value-type="float">
            <text:p>3.193456</text:p>
          </table:table-cell>
          <table:table-cell office:value-type="float" office:value="1.32457" calcext:value-type="float">
            <text:p>1.32457</text:p>
          </table:table-cell>
          <table:table-cell office:value-type="float" office:value="1.921241" calcext:value-type="float">
            <text:p>1.921241</text:p>
          </table:table-cell>
          <table:table-cell office:value-type="float" office:value="1.569995" calcext:value-type="float">
            <text:p>1.569995</text:p>
          </table:table-cell>
          <table:table-cell office:value-type="float" office:value="0.7670401" calcext:value-type="float">
            <text:p>0.7670401</text:p>
          </table:table-cell>
          <table:table-cell office:value-type="float" office:value="0.3306389" calcext:value-type="float">
            <text:p>0.3306389</text:p>
          </table:table-cell>
          <table:table-cell office:value-type="float" office:value="0.3622097" calcext:value-type="float">
            <text:p>0.3622097</text:p>
          </table:table-cell>
          <table:table-cell office:value-type="float" office:value="0.3240844" calcext:value-type="float">
            <text:p>0.3240844</text:p>
          </table:table-cell>
          <table:table-cell office:value-type="float" office:value="0.34861" calcext:value-type="float">
            <text:p>0.34861</text:p>
          </table:table-cell>
          <table:table-cell office:value-type="float" office:value="0" calcext:value-type="float">
            <text:p>0</text:p>
          </table:table-cell>
          <table:table-cell office:value-type="float" office:value="361.1996" calcext:value-type="float">
            <text:p>361.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39764" calcext:value-type="float">
            <text:p>-2.439764</text:p>
          </table:table-cell>
          <table:table-cell office:value-type="float" office:value="0" calcext:value-type="float">
            <text:p>0</text:p>
          </table:table-cell>
          <table:table-cell office:value-type="float" office:value="-0.01928121" calcext:value-type="float">
            <text:p>-0.019281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34.18639" calcext:value-type="float">
            <text:p>34.18639</text:p>
          </table:table-cell>
          <table:table-cell office:value-type="float" office:value="1095.163" calcext:value-type="float">
            <text:p>1095.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9764" calcext:value-type="float">
            <text:p>0.749764</text:p>
          </table:table-cell>
          <table:table-cell office:value-type="float" office:value="4.930516" calcext:value-type="float">
            <text:p>4.930516</text:p>
          </table:table-cell>
          <table:table-cell office:value-type="float" office:value="0" calcext:value-type="float">
            <text:p>0</text:p>
          </table:table-cell>
          <table:table-cell office:value-type="float" office:value="0.00003777147" calcext:value-type="float">
            <text:p>3.777147E-05</text:p>
          </table:table-cell>
          <table:table-cell office:value-type="float" office:value="0" calcext:value-type="float">
            <text:p>0</text:p>
          </table:table-cell>
          <table:table-cell office:value-type="float" office:value="0.001360215" calcext:value-type="float">
            <text:p>0.001360215</text:p>
          </table:table-cell>
          <table:table-cell office:value-type="float" office:value="-0.01249079" calcext:value-type="float">
            <text:p>-0.01249079</text:p>
          </table:table-cell>
          <table:table-cell office:value-type="float" office:value="0.002437672" calcext:value-type="float">
            <text:p>0.002437672</text:p>
          </table:table-cell>
          <table:table-cell office:value-type="float" office:value="0.001599523" calcext:value-type="float">
            <text:p>0.001599523</text:p>
          </table:table-cell>
          <table:table-cell office:value-type="float" office:value="19.22415" calcext:value-type="float">
            <text:p>19.22415</text:p>
          </table:table-cell>
          <table:table-cell office:value-type="float" office:value="0.09612333" calcext:value-type="float">
            <text:p>0.09612333</text:p>
          </table:table-cell>
          <table:table-cell office:value-type="float" office:value="0.03973917" calcext:value-type="float">
            <text:p>0.03973917</text:p>
          </table:table-cell>
          <table:table-cell office:value-type="float" office:value="0.03573343" calcext:value-type="float">
            <text:p>0.03573343</text:p>
          </table:table-cell>
          <table:table-cell office:value-type="float" office:value="0.02348269" calcext:value-type="float">
            <text:p>0.02348269</text:p>
          </table:table-cell>
          <table:table-cell office:value-type="float" office:value="0.02334927" calcext:value-type="float">
            <text:p>0.02334927</text:p>
          </table:table-cell>
          <table:table-cell office:value-type="float" office:value="0.01338157" calcext:value-type="float">
            <text:p>0.01338157</text:p>
          </table:table-cell>
          <table:table-cell office:value-type="float" office:value="0.01182704" calcext:value-type="float">
            <text:p>0.01182704</text:p>
          </table:table-cell>
          <table:table-cell office:value-type="float" office:value="0.0277361" calcext:value-type="float">
            <text:p>0.0277361</text:p>
          </table:table-cell>
          <table:table-cell office:value-type="float" office:value="0.02409437" calcext:value-type="float">
            <text:p>0.02409437</text:p>
          </table:table-cell>
          <table:table-cell office:value-type="float" office:value="0.02273812" calcext:value-type="float">
            <text:p>0.02273812</text:p>
          </table:table-cell>
          <table:table-cell office:value-type="float" office:value="0.02007465" calcext:value-type="float">
            <text:p>0.02007465</text:p>
          </table:table-cell>
          <table:table-cell office:value-type="float" office:value="0.02846317" calcext:value-type="float">
            <text:p>0.02846317</text:p>
          </table:table-cell>
          <table:table-cell office:value-type="float" office:value="0.005469594" calcext:value-type="float">
            <text:p>0.005469594</text:p>
          </table:table-cell>
          <table:table-cell office:value-type="float" office:value="0.00578279" calcext:value-type="float">
            <text:p>0.00578279</text:p>
          </table:table-cell>
          <table:table-cell office:value-type="float" office:value="0" calcext:value-type="float">
            <text:p>0</text:p>
          </table:table-cell>
          <table:table-cell office:value-type="float" office:value="4.044805" calcext:value-type="float">
            <text:p>4.044805</text:p>
          </table:table-cell>
          <table:table-cell office:value-type="float" office:value="10.20359" calcext:value-type="float">
            <text:p>10.20359</text:p>
          </table:table-cell>
          <table:table-cell office:value-type="float" office:value="11.11043" calcext:value-type="float">
            <text:p>11.11043</text:p>
          </table:table-cell>
          <table:table-cell office:value-type="float" office:value="9.516115" calcext:value-type="float">
            <text:p>9.516115</text:p>
          </table:table-cell>
          <table:table-cell office:value-type="float" office:value="7.139902" calcext:value-type="float">
            <text:p>7.139902</text:p>
          </table:table-cell>
          <table:table-cell office:value-type="float" office:value="3.155064" calcext:value-type="float">
            <text:p>3.155064</text:p>
          </table:table-cell>
          <table:table-cell office:value-type="float" office:value="1.331277" calcext:value-type="float">
            <text:p>1.331277</text:p>
          </table:table-cell>
          <table:table-cell office:value-type="float" office:value="1.918635" calcext:value-type="float">
            <text:p>1.918635</text:p>
          </table:table-cell>
          <table:table-cell office:value-type="float" office:value="1.570157" calcext:value-type="float">
            <text:p>1.570157</text:p>
          </table:table-cell>
          <table:table-cell office:value-type="float" office:value="0.7709228" calcext:value-type="float">
            <text:p>0.7709228</text:p>
          </table:table-cell>
          <table:table-cell office:value-type="float" office:value="0.3328007" calcext:value-type="float">
            <text:p>0.3328007</text:p>
          </table:table-cell>
          <table:table-cell office:value-type="float" office:value="0.36275" calcext:value-type="float">
            <text:p>0.36275</text:p>
          </table:table-cell>
          <table:table-cell office:value-type="float" office:value="0.3244748" calcext:value-type="float">
            <text:p>0.3244748</text:p>
          </table:table-cell>
          <table:table-cell office:value-type="float" office:value="0.3486101" calcext:value-type="float">
            <text:p>0.3486101</text:p>
          </table:table-cell>
          <table:table-cell office:value-type="float" office:value="0" calcext:value-type="float">
            <text:p>0</text:p>
          </table:table-cell>
          <table:table-cell office:value-type="float" office:value="644.7487" calcext:value-type="float">
            <text:p>644.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30087" calcext:value-type="float">
            <text:p>-2.130087</text:p>
          </table:table-cell>
          <table:table-cell office:value-type="float" office:value="0" calcext:value-type="float">
            <text:p>0</text:p>
          </table:table-cell>
          <table:table-cell office:value-type="float" office:value="-0.01929479" calcext:value-type="float">
            <text:p>-0.019294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33.80006" calcext:value-type="float">
            <text:p>33.80006</text:p>
          </table:table-cell>
          <table:table-cell office:value-type="float" office:value="1095.241" calcext:value-type="float">
            <text:p>1095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4064" calcext:value-type="float">
            <text:p>1.034064</text:p>
          </table:table-cell>
          <table:table-cell office:value-type="float" office:value="4.947317" calcext:value-type="float">
            <text:p>4.947317</text:p>
          </table:table-cell>
          <table:table-cell office:value-type="float" office:value="0" calcext:value-type="float">
            <text:p>0</text:p>
          </table:table-cell>
          <table:table-cell office:value-type="float" office:value="0.00003779326" calcext:value-type="float">
            <text:p>3.779326E-05</text:p>
          </table:table-cell>
          <table:table-cell office:value-type="float" office:value="0" calcext:value-type="float">
            <text:p>0</text:p>
          </table:table-cell>
          <table:table-cell office:value-type="float" office:value="0.001346038" calcext:value-type="float">
            <text:p>0.001346038</text:p>
          </table:table-cell>
          <table:table-cell office:value-type="float" office:value="-0.01252369" calcext:value-type="float">
            <text:p>-0.01252369</text:p>
          </table:table-cell>
          <table:table-cell office:value-type="float" office:value="0.002402399" calcext:value-type="float">
            <text:p>0.002402399</text:p>
          </table:table-cell>
          <table:table-cell office:value-type="float" office:value="0.001599616" calcext:value-type="float">
            <text:p>0.001599616</text:p>
          </table:table-cell>
          <table:table-cell office:value-type="float" office:value="18.63766" calcext:value-type="float">
            <text:p>18.63766</text:p>
          </table:table-cell>
          <table:table-cell office:value-type="float" office:value="0.1194113" calcext:value-type="float">
            <text:p>0.1194113</text:p>
          </table:table-cell>
          <table:table-cell office:value-type="float" office:value="0.03955013" calcext:value-type="float">
            <text:p>0.03955013</text:p>
          </table:table-cell>
          <table:table-cell office:value-type="float" office:value="0.03563206" calcext:value-type="float">
            <text:p>0.03563206</text:p>
          </table:table-cell>
          <table:table-cell office:value-type="float" office:value="0.02324756" calcext:value-type="float">
            <text:p>0.02324756</text:p>
          </table:table-cell>
          <table:table-cell office:value-type="float" office:value="0.02310979" calcext:value-type="float">
            <text:p>0.02310979</text:p>
          </table:table-cell>
          <table:table-cell office:value-type="float" office:value="0.0132195" calcext:value-type="float">
            <text:p>0.0132195</text:p>
          </table:table-cell>
          <table:table-cell office:value-type="float" office:value="0.01167852" calcext:value-type="float">
            <text:p>0.01167852</text:p>
          </table:table-cell>
          <table:table-cell office:value-type="float" office:value="0.02739063" calcext:value-type="float">
            <text:p>0.02739063</text:p>
          </table:table-cell>
          <table:table-cell office:value-type="float" office:value="0.02390255" calcext:value-type="float">
            <text:p>0.02390255</text:p>
          </table:table-cell>
          <table:table-cell office:value-type="float" office:value="0.02267415" calcext:value-type="float">
            <text:p>0.02267415</text:p>
          </table:table-cell>
          <table:table-cell office:value-type="float" office:value="0.02007046" calcext:value-type="float">
            <text:p>0.02007046</text:p>
          </table:table-cell>
          <table:table-cell office:value-type="float" office:value="0.02843921" calcext:value-type="float">
            <text:p>0.02843921</text:p>
          </table:table-cell>
          <table:table-cell office:value-type="float" office:value="0.005475122" calcext:value-type="float">
            <text:p>0.005475122</text:p>
          </table:table-cell>
          <table:table-cell office:value-type="float" office:value="0.005782099" calcext:value-type="float">
            <text:p>0.005782099</text:p>
          </table:table-cell>
          <table:table-cell office:value-type="float" office:value="0" calcext:value-type="float">
            <text:p>0</text:p>
          </table:table-cell>
          <table:table-cell office:value-type="float" office:value="4.734787" calcext:value-type="float">
            <text:p>4.734787</text:p>
          </table:table-cell>
          <table:table-cell office:value-type="float" office:value="10.38291" calcext:value-type="float">
            <text:p>10.38291</text:p>
          </table:table-cell>
          <table:table-cell office:value-type="float" office:value="11.11296" calcext:value-type="float">
            <text:p>11.11296</text:p>
          </table:table-cell>
          <table:table-cell office:value-type="float" office:value="9.367711" calcext:value-type="float">
            <text:p>9.367711</text:p>
          </table:table-cell>
          <table:table-cell office:value-type="float" office:value="7.014774" calcext:value-type="float">
            <text:p>7.014774</text:p>
          </table:table-cell>
          <table:table-cell office:value-type="float" office:value="3.12528" calcext:value-type="float">
            <text:p>3.12528</text:p>
          </table:table-cell>
          <table:table-cell office:value-type="float" office:value="1.339398" calcext:value-type="float">
            <text:p>1.339398</text:p>
          </table:table-cell>
          <table:table-cell office:value-type="float" office:value="1.917367" calcext:value-type="float">
            <text:p>1.917367</text:p>
          </table:table-cell>
          <table:table-cell office:value-type="float" office:value="1.569785" calcext:value-type="float">
            <text:p>1.569785</text:p>
          </table:table-cell>
          <table:table-cell office:value-type="float" office:value="0.7744942" calcext:value-type="float">
            <text:p>0.7744942</text:p>
          </table:table-cell>
          <table:table-cell office:value-type="float" office:value="0.3349704" calcext:value-type="float">
            <text:p>0.3349704</text:p>
          </table:table-cell>
          <table:table-cell office:value-type="float" office:value="0.3633008" calcext:value-type="float">
            <text:p>0.3633008</text:p>
          </table:table-cell>
          <table:table-cell office:value-type="float" office:value="0.3248613" calcext:value-type="float">
            <text:p>0.3248613</text:p>
          </table:table-cell>
          <table:table-cell office:value-type="float" office:value="0.3486103" calcext:value-type="float">
            <text:p>0.3486103</text:p>
          </table:table-cell>
          <table:table-cell office:value-type="float" office:value="0" calcext:value-type="float">
            <text:p>0</text:p>
          </table:table-cell>
          <table:table-cell office:value-type="float" office:value="920.2973" calcext:value-type="float">
            <text:p>920.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29015" calcext:value-type="float">
            <text:p>-1.829015</text:p>
          </table:table-cell>
          <table:table-cell office:value-type="float" office:value="0" calcext:value-type="float">
            <text:p>0</text:p>
          </table:table-cell>
          <table:table-cell office:value-type="float" office:value="-0.01931014" calcext:value-type="float">
            <text:p>-0.019310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33.46065" calcext:value-type="float">
            <text:p>33.46065</text:p>
          </table:table-cell>
          <table:table-cell office:value-type="float" office:value="1095.306" calcext:value-type="float">
            <text:p>1095.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3776" calcext:value-type="float">
            <text:p>1.283776</text:p>
          </table:table-cell>
          <table:table-cell office:value-type="float" office:value="4.965825" calcext:value-type="float">
            <text:p>4.965825</text:p>
          </table:table-cell>
          <table:table-cell office:value-type="float" office:value="0" calcext:value-type="float">
            <text:p>0</text:p>
          </table:table-cell>
          <table:table-cell office:value-type="float" office:value="0.00003783124" calcext:value-type="float">
            <text:p>3.783124E-05</text:p>
          </table:table-cell>
          <table:table-cell office:value-type="float" office:value="0" calcext:value-type="float">
            <text:p>0</text:p>
          </table:table-cell>
          <table:table-cell office:value-type="float" office:value="0.00134227" calcext:value-type="float">
            <text:p>0.00134227</text:p>
          </table:table-cell>
          <table:table-cell office:value-type="float" office:value="-0.01255266" calcext:value-type="float">
            <text:p>-0.01255266</text:p>
          </table:table-cell>
          <table:table-cell office:value-type="float" office:value="0.00237247" calcext:value-type="float">
            <text:p>0.00237247</text:p>
          </table:table-cell>
          <table:table-cell office:value-type="float" office:value="0.001599625" calcext:value-type="float">
            <text:p>0.001599625</text:p>
          </table:table-cell>
          <table:table-cell office:value-type="float" office:value="18.12939" calcext:value-type="float">
            <text:p>18.12939</text:p>
          </table:table-cell>
          <table:table-cell office:value-type="float" office:value="0.1539599" calcext:value-type="float">
            <text:p>0.1539599</text:p>
          </table:table-cell>
          <table:table-cell office:value-type="float" office:value="0.03966672" calcext:value-type="float">
            <text:p>0.03966672</text:p>
          </table:table-cell>
          <table:table-cell office:value-type="float" office:value="0.03568491" calcext:value-type="float">
            <text:p>0.03568491</text:p>
          </table:table-cell>
          <table:table-cell office:value-type="float" office:value="0.02309222" calcext:value-type="float">
            <text:p>0.02309222</text:p>
          </table:table-cell>
          <table:table-cell office:value-type="float" office:value="0.02290477" calcext:value-type="float">
            <text:p>0.02290477</text:p>
          </table:table-cell>
          <table:table-cell office:value-type="float" office:value="0.01307261" calcext:value-type="float">
            <text:p>0.01307261</text:p>
          </table:table-cell>
          <table:table-cell office:value-type="float" office:value="0.01149521" calcext:value-type="float">
            <text:p>0.01149521</text:p>
          </table:table-cell>
          <table:table-cell office:value-type="float" office:value="0.02703809" calcext:value-type="float">
            <text:p>0.02703809</text:p>
          </table:table-cell>
          <table:table-cell office:value-type="float" office:value="0.02370382" calcext:value-type="float">
            <text:p>0.02370382</text:p>
          </table:table-cell>
          <table:table-cell office:value-type="float" office:value="0.02260584" calcext:value-type="float">
            <text:p>0.02260584</text:p>
          </table:table-cell>
          <table:table-cell office:value-type="float" office:value="0.02006542" calcext:value-type="float">
            <text:p>0.02006542</text:p>
          </table:table-cell>
          <table:table-cell office:value-type="float" office:value="0.02841247" calcext:value-type="float">
            <text:p>0.02841247</text:p>
          </table:table-cell>
          <table:table-cell office:value-type="float" office:value="0.00548081" calcext:value-type="float">
            <text:p>0.00548081</text:p>
          </table:table-cell>
          <table:table-cell office:value-type="float" office:value="0.005781406" calcext:value-type="float">
            <text:p>0.005781406</text:p>
          </table:table-cell>
          <table:table-cell office:value-type="float" office:value="0" calcext:value-type="float">
            <text:p>0</text:p>
          </table:table-cell>
          <table:table-cell office:value-type="float" office:value="5.198638" calcext:value-type="float">
            <text:p>5.198638</text:p>
          </table:table-cell>
          <table:table-cell office:value-type="float" office:value="10.55683" calcext:value-type="float">
            <text:p>10.55683</text:p>
          </table:table-cell>
          <table:table-cell office:value-type="float" office:value="11.13039" calcext:value-type="float">
            <text:p>11.13039</text:p>
          </table:table-cell>
          <table:table-cell office:value-type="float" office:value="9.249457" calcext:value-type="float">
            <text:p>9.249457</text:p>
          </table:table-cell>
          <table:table-cell office:value-type="float" office:value="6.911391" calcext:value-type="float">
            <text:p>6.911391</text:p>
          </table:table-cell>
          <table:table-cell office:value-type="float" office:value="3.103517" calcext:value-type="float">
            <text:p>3.103517</text:p>
          </table:table-cell>
          <table:table-cell office:value-type="float" office:value="1.349245" calcext:value-type="float">
            <text:p>1.349245</text:p>
          </table:table-cell>
          <table:table-cell office:value-type="float" office:value="1.917748" calcext:value-type="float">
            <text:p>1.917748</text:p>
          </table:table-cell>
          <table:table-cell office:value-type="float" office:value="1.56871" calcext:value-type="float">
            <text:p>1.56871</text:p>
          </table:table-cell>
          <table:table-cell office:value-type="float" office:value="0.777889" calcext:value-type="float">
            <text:p>0.777889</text:p>
          </table:table-cell>
          <table:table-cell office:value-type="float" office:value="0.3373213" calcext:value-type="float">
            <text:p>0.3373213</text:p>
          </table:table-cell>
          <table:table-cell office:value-type="float" office:value="0.3638606" calcext:value-type="float">
            <text:p>0.3638606</text:p>
          </table:table-cell>
          <table:table-cell office:value-type="float" office:value="0.3252428" calcext:value-type="float">
            <text:p>0.3252428</text:p>
          </table:table-cell>
          <table:table-cell office:value-type="float" office:value="0.3486104" calcext:value-type="float">
            <text:p>0.3486104</text:p>
          </table:table-cell>
          <table:table-cell office:value-type="float" office:value="0" calcext:value-type="float">
            <text:p>0</text:p>
          </table:table-cell>
          <table:table-cell office:value-type="float" office:value="1163.785" calcext:value-type="float">
            <text:p>1163.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0789" calcext:value-type="float">
            <text:p>-1.560789</text:p>
          </table:table-cell>
          <table:table-cell office:value-type="float" office:value="0" calcext:value-type="float">
            <text:p>0</text:p>
          </table:table-cell>
          <table:table-cell office:value-type="float" office:value="-0.019327" calcext:value-type="float">
            <text:p>-0.0193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33.28676" calcext:value-type="float">
            <text:p>33.28676</text:p>
          </table:table-cell>
          <table:table-cell office:value-type="float" office:value="1095.333" calcext:value-type="float">
            <text:p>1095.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5555" calcext:value-type="float">
            <text:p>1.405555</text:p>
          </table:table-cell>
          <table:table-cell office:value-type="float" office:value="4.983926" calcext:value-type="float">
            <text:p>4.983926</text:p>
          </table:table-cell>
          <table:table-cell office:value-type="float" office:value="0" calcext:value-type="float">
            <text:p>0</text:p>
          </table:table-cell>
          <table:table-cell office:value-type="float" office:value="0.00003788476" calcext:value-type="float">
            <text:p>3.788476E-05</text:p>
          </table:table-cell>
          <table:table-cell office:value-type="float" office:value="0" calcext:value-type="float">
            <text:p>0</text:p>
          </table:table-cell>
          <table:table-cell office:value-type="float" office:value="0.001348503" calcext:value-type="float">
            <text:p>0.001348503</text:p>
          </table:table-cell>
          <table:table-cell office:value-type="float" office:value="-0.01257724" calcext:value-type="float">
            <text:p>-0.01257724</text:p>
          </table:table-cell>
          <table:table-cell office:value-type="float" office:value="0.00236859" calcext:value-type="float">
            <text:p>0.00236859</text:p>
          </table:table-cell>
          <table:table-cell office:value-type="float" office:value="0.001599639" calcext:value-type="float">
            <text:p>0.001599639</text:p>
          </table:table-cell>
          <table:table-cell office:value-type="float" office:value="17.89613" calcext:value-type="float">
            <text:p>17.89613</text:p>
          </table:table-cell>
          <table:table-cell office:value-type="float" office:value="0.1656253" calcext:value-type="float">
            <text:p>0.1656253</text:p>
          </table:table-cell>
          <table:table-cell office:value-type="float" office:value="0.04032591" calcext:value-type="float">
            <text:p>0.04032591</text:p>
          </table:table-cell>
          <table:table-cell office:value-type="float" office:value="0.0360884" calcext:value-type="float">
            <text:p>0.0360884</text:p>
          </table:table-cell>
          <table:table-cell office:value-type="float" office:value="0.02322196" calcext:value-type="float">
            <text:p>0.02322196</text:p>
          </table:table-cell>
          <table:table-cell office:value-type="float" office:value="0.02295537" calcext:value-type="float">
            <text:p>0.02295537</text:p>
          </table:table-cell>
          <table:table-cell office:value-type="float" office:value="0.01298644" calcext:value-type="float">
            <text:p>0.01298644</text:p>
          </table:table-cell>
          <table:table-cell office:value-type="float" office:value="0.01133262" calcext:value-type="float">
            <text:p>0.01133262</text:p>
          </table:table-cell>
          <table:table-cell office:value-type="float" office:value="0.02668681" calcext:value-type="float">
            <text:p>0.02668681</text:p>
          </table:table-cell>
          <table:table-cell office:value-type="float" office:value="0.02349711" calcext:value-type="float">
            <text:p>0.02349711</text:p>
          </table:table-cell>
          <table:table-cell office:value-type="float" office:value="0.02253243" calcext:value-type="float">
            <text:p>0.02253243</text:p>
          </table:table-cell>
          <table:table-cell office:value-type="float" office:value="0.02005992" calcext:value-type="float">
            <text:p>0.02005992</text:p>
          </table:table-cell>
          <table:table-cell office:value-type="float" office:value="0.02838291" calcext:value-type="float">
            <text:p>0.02838291</text:p>
          </table:table-cell>
          <table:table-cell office:value-type="float" office:value="0.005486693" calcext:value-type="float">
            <text:p>0.005486693</text:p>
          </table:table-cell>
          <table:table-cell office:value-type="float" office:value="0.005780731" calcext:value-type="float">
            <text:p>0.005780731</text:p>
          </table:table-cell>
          <table:table-cell office:value-type="float" office:value="0" calcext:value-type="float">
            <text:p>0</text:p>
          </table:table-cell>
          <table:table-cell office:value-type="float" office:value="5.587662" calcext:value-type="float">
            <text:p>5.587662</text:p>
          </table:table-cell>
          <table:table-cell office:value-type="float" office:value="10.71125" calcext:value-type="float">
            <text:p>10.71125</text:p>
          </table:table-cell>
          <table:table-cell office:value-type="float" office:value="11.13498" calcext:value-type="float">
            <text:p>11.13498</text:p>
          </table:table-cell>
          <table:table-cell office:value-type="float" office:value="9.135126" calcext:value-type="float">
            <text:p>9.135126</text:p>
          </table:table-cell>
          <table:table-cell office:value-type="float" office:value="6.822917" calcext:value-type="float">
            <text:p>6.822917</text:p>
          </table:table-cell>
          <table:table-cell office:value-type="float" office:value="3.085061" calcext:value-type="float">
            <text:p>3.085061</text:p>
          </table:table-cell>
          <table:table-cell office:value-type="float" office:value="1.360122" calcext:value-type="float">
            <text:p>1.360122</text:p>
          </table:table-cell>
          <table:table-cell office:value-type="float" office:value="1.918895" calcext:value-type="float">
            <text:p>1.918895</text:p>
          </table:table-cell>
          <table:table-cell office:value-type="float" office:value="1.567361" calcext:value-type="float">
            <text:p>1.567361</text:p>
          </table:table-cell>
          <table:table-cell office:value-type="float" office:value="0.7811992" calcext:value-type="float">
            <text:p>0.7811992</text:p>
          </table:table-cell>
          <table:table-cell office:value-type="float" office:value="0.3399766" calcext:value-type="float">
            <text:p>0.3399766</text:p>
          </table:table-cell>
          <table:table-cell office:value-type="float" office:value="0.3644415" calcext:value-type="float">
            <text:p>0.3644415</text:p>
          </table:table-cell>
          <table:table-cell office:value-type="float" office:value="0.3256229" calcext:value-type="float">
            <text:p>0.3256229</text:p>
          </table:table-cell>
          <table:table-cell office:value-type="float" office:value="0.3486104" calcext:value-type="float">
            <text:p>0.3486104</text:p>
          </table:table-cell>
          <table:table-cell office:value-type="float" office:value="0" calcext:value-type="float">
            <text:p>0</text:p>
          </table:table-cell>
          <table:table-cell office:value-type="float" office:value="1283.373" calcext:value-type="float">
            <text:p>1283.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0909" calcext:value-type="float">
            <text:p>-1.420909</text:p>
          </table:table-cell>
          <table:table-cell office:value-type="float" office:value="0" calcext:value-type="float">
            <text:p>0</text:p>
          </table:table-cell>
          <table:table-cell office:value-type="float" office:value="-0.01934264" calcext:value-type="float">
            <text:p>-0.01934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33.27732" calcext:value-type="float">
            <text:p>33.27732</text:p>
          </table:table-cell>
          <table:table-cell office:value-type="float" office:value="1095.343" calcext:value-type="float">
            <text:p>1095.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7478" calcext:value-type="float">
            <text:p>1.417478</text:p>
          </table:table-cell>
          <table:table-cell office:value-type="float" office:value="4.96604" calcext:value-type="float">
            <text:p>4.96604</text:p>
          </table:table-cell>
          <table:table-cell office:value-type="float" office:value="0" calcext:value-type="float">
            <text:p>0</text:p>
          </table:table-cell>
          <table:table-cell office:value-type="float" office:value="0.00003795342" calcext:value-type="float">
            <text:p>3.795342E-05</text:p>
          </table:table-cell>
          <table:table-cell office:value-type="float" office:value="0" calcext:value-type="float">
            <text:p>0</text:p>
          </table:table-cell>
          <table:table-cell office:value-type="float" office:value="0.001364478" calcext:value-type="float">
            <text:p>0.001364478</text:p>
          </table:table-cell>
          <table:table-cell office:value-type="float" office:value="-0.01264038" calcext:value-type="float">
            <text:p>-0.01264038</text:p>
          </table:table-cell>
          <table:table-cell office:value-type="float" office:value="0.002384725" calcext:value-type="float">
            <text:p>0.002384725</text:p>
          </table:table-cell>
          <table:table-cell office:value-type="float" office:value="0.001602566" calcext:value-type="float">
            <text:p>0.001602566</text:p>
          </table:table-cell>
          <table:table-cell office:value-type="float" office:value="17.99723" calcext:value-type="float">
            <text:p>17.99723</text:p>
          </table:table-cell>
          <table:table-cell office:value-type="float" office:value="0.1509048" calcext:value-type="float">
            <text:p>0.1509048</text:p>
          </table:table-cell>
          <table:table-cell office:value-type="float" office:value="0.04215408" calcext:value-type="float">
            <text:p>0.04215408</text:p>
          </table:table-cell>
          <table:table-cell office:value-type="float" office:value="0.03731438" calcext:value-type="float">
            <text:p>0.03731438</text:p>
          </table:table-cell>
          <table:table-cell office:value-type="float" office:value="0.02382459" calcext:value-type="float">
            <text:p>0.02382459</text:p>
          </table:table-cell>
          <table:table-cell office:value-type="float" office:value="0.02339913" calcext:value-type="float">
            <text:p>0.02339913</text:p>
          </table:table-cell>
          <table:table-cell office:value-type="float" office:value="0.01298291" calcext:value-type="float">
            <text:p>0.01298291</text:p>
          </table:table-cell>
          <table:table-cell office:value-type="float" office:value="0.0112347" calcext:value-type="float">
            <text:p>0.0112347</text:p>
          </table:table-cell>
          <table:table-cell office:value-type="float" office:value="0.02636074" calcext:value-type="float">
            <text:p>0.02636074</text:p>
          </table:table-cell>
          <table:table-cell office:value-type="float" office:value="0.02328774" calcext:value-type="float">
            <text:p>0.02328774</text:p>
          </table:table-cell>
          <table:table-cell office:value-type="float" office:value="0.02245332" calcext:value-type="float">
            <text:p>0.02245332</text:p>
          </table:table-cell>
          <table:table-cell office:value-type="float" office:value="0.02005169" calcext:value-type="float">
            <text:p>0.02005169</text:p>
          </table:table-cell>
          <table:table-cell office:value-type="float" office:value="0.02835044" calcext:value-type="float">
            <text:p>0.02835044</text:p>
          </table:table-cell>
          <table:table-cell office:value-type="float" office:value="0.005492814" calcext:value-type="float">
            <text:p>0.005492814</text:p>
          </table:table-cell>
          <table:table-cell office:value-type="float" office:value="0.005780021" calcext:value-type="float">
            <text:p>0.005780021</text:p>
          </table:table-cell>
          <table:table-cell office:value-type="float" office:value="0" calcext:value-type="float">
            <text:p>0</text:p>
          </table:table-cell>
          <table:table-cell office:value-type="float" office:value="4.083974" calcext:value-type="float">
            <text:p>4.083974</text:p>
          </table:table-cell>
          <table:table-cell office:value-type="float" office:value="10.75609" calcext:value-type="float">
            <text:p>10.75609</text:p>
          </table:table-cell>
          <table:table-cell office:value-type="float" office:value="11.09966" calcext:value-type="float">
            <text:p>11.09966</text:p>
          </table:table-cell>
          <table:table-cell office:value-type="float" office:value="9.025751" calcext:value-type="float">
            <text:p>9.025751</text:p>
          </table:table-cell>
          <table:table-cell office:value-type="float" office:value="6.742398" calcext:value-type="float">
            <text:p>6.742398</text:p>
          </table:table-cell>
          <table:table-cell office:value-type="float" office:value="3.067263" calcext:value-type="float">
            <text:p>3.067263</text:p>
          </table:table-cell>
          <table:table-cell office:value-type="float" office:value="1.370702" calcext:value-type="float">
            <text:p>1.370702</text:p>
          </table:table-cell>
          <table:table-cell office:value-type="float" office:value="1.920435" calcext:value-type="float">
            <text:p>1.920435</text:p>
          </table:table-cell>
          <table:table-cell office:value-type="float" office:value="1.566562" calcext:value-type="float">
            <text:p>1.566562</text:p>
          </table:table-cell>
          <table:table-cell office:value-type="float" office:value="0.7840439" calcext:value-type="float">
            <text:p>0.7840439</text:p>
          </table:table-cell>
          <table:table-cell office:value-type="float" office:value="0.3425067" calcext:value-type="float">
            <text:p>0.3425067</text:p>
          </table:table-cell>
          <table:table-cell office:value-type="float" office:value="0.3650387" calcext:value-type="float">
            <text:p>0.3650387</text:p>
          </table:table-cell>
          <table:table-cell office:value-type="float" office:value="0.3260051" calcext:value-type="float">
            <text:p>0.3260051</text:p>
          </table:table-cell>
          <table:table-cell office:value-type="float" office:value="0.3486106" calcext:value-type="float">
            <text:p>0.3486106</text:p>
          </table:table-cell>
          <table:table-cell office:value-type="float" office:value="0" calcext:value-type="float">
            <text:p>0</text:p>
          </table:table-cell>
          <table:table-cell office:value-type="float" office:value="1298.417" calcext:value-type="float">
            <text:p>1298.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27488" calcext:value-type="float">
            <text:p>-1.427488</text:p>
          </table:table-cell>
          <table:table-cell office:value-type="float" office:value="0" calcext:value-type="float">
            <text:p>0</text:p>
          </table:table-cell>
          <table:table-cell office:value-type="float" office:value="-0.01935608" calcext:value-type="float">
            <text:p>-0.019356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33.19132" calcext:value-type="float">
            <text:p>33.19132</text:p>
          </table:table-cell>
          <table:table-cell office:value-type="float" office:value="1095.358" calcext:value-type="float">
            <text:p>1095.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5833" calcext:value-type="float">
            <text:p>1.475833</text:p>
          </table:table-cell>
          <table:table-cell office:value-type="float" office:value="4.972172" calcext:value-type="float">
            <text:p>4.972172</text:p>
          </table:table-cell>
          <table:table-cell office:value-type="float" office:value="0" calcext:value-type="float">
            <text:p>0</text:p>
          </table:table-cell>
          <table:table-cell office:value-type="float" office:value="0.00003803674" calcext:value-type="float">
            <text:p>3.803674E-05</text:p>
          </table:table-cell>
          <table:table-cell office:value-type="float" office:value="0" calcext:value-type="float">
            <text:p>0</text:p>
          </table:table-cell>
          <table:table-cell office:value-type="float" office:value="0.001389876" calcext:value-type="float">
            <text:p>0.001389876</text:p>
          </table:table-cell>
          <table:table-cell office:value-type="float" office:value="-0.01269168" calcext:value-type="float">
            <text:p>-0.01269168</text:p>
          </table:table-cell>
          <table:table-cell office:value-type="float" office:value="0.002392075" calcext:value-type="float">
            <text:p>0.002392075</text:p>
          </table:table-cell>
          <table:table-cell office:value-type="float" office:value="0.001603079" calcext:value-type="float">
            <text:p>0.001603079</text:p>
          </table:table-cell>
          <table:table-cell office:value-type="float" office:value="17.92655" calcext:value-type="float">
            <text:p>17.92655</text:p>
          </table:table-cell>
          <table:table-cell office:value-type="float" office:value="0.1270625" calcext:value-type="float">
            <text:p>0.1270625</text:p>
          </table:table-cell>
          <table:table-cell office:value-type="float" office:value="0.042648" calcext:value-type="float">
            <text:p>0.042648</text:p>
          </table:table-cell>
          <table:table-cell office:value-type="float" office:value="0.0377997" calcext:value-type="float">
            <text:p>0.0377997</text:p>
          </table:table-cell>
          <table:table-cell office:value-type="float" office:value="0.02420824" calcext:value-type="float">
            <text:p>0.02420824</text:p>
          </table:table-cell>
          <table:table-cell office:value-type="float" office:value="0.0238227" calcext:value-type="float">
            <text:p>0.0238227</text:p>
          </table:table-cell>
          <table:table-cell office:value-type="float" office:value="0.01304121" calcext:value-type="float">
            <text:p>0.01304121</text:p>
          </table:table-cell>
          <table:table-cell office:value-type="float" office:value="0.01125607" calcext:value-type="float">
            <text:p>0.01125607</text:p>
          </table:table-cell>
          <table:table-cell office:value-type="float" office:value="0.0260936" calcext:value-type="float">
            <text:p>0.0260936</text:p>
          </table:table-cell>
          <table:table-cell office:value-type="float" office:value="0.02308674" calcext:value-type="float">
            <text:p>0.02308674</text:p>
          </table:table-cell>
          <table:table-cell office:value-type="float" office:value="0.02236909" calcext:value-type="float">
            <text:p>0.02236909</text:p>
          </table:table-cell>
          <table:table-cell office:value-type="float" office:value="0.02003822" calcext:value-type="float">
            <text:p>0.02003822</text:p>
          </table:table-cell>
          <table:table-cell office:value-type="float" office:value="0.02831473" calcext:value-type="float">
            <text:p>0.02831473</text:p>
          </table:table-cell>
          <table:table-cell office:value-type="float" office:value="0.005499163" calcext:value-type="float">
            <text:p>0.005499163</text:p>
          </table:table-cell>
          <table:table-cell office:value-type="float" office:value="0.005779299" calcext:value-type="float">
            <text:p>0.005779299</text:p>
          </table:table-cell>
          <table:table-cell office:value-type="float" office:value="0" calcext:value-type="float">
            <text:p>0</text:p>
          </table:table-cell>
          <table:table-cell office:value-type="float" office:value="4.007164" calcext:value-type="float">
            <text:p>4.007164</text:p>
          </table:table-cell>
          <table:table-cell office:value-type="float" office:value="10.78639" calcext:value-type="float">
            <text:p>10.78639</text:p>
          </table:table-cell>
          <table:table-cell office:value-type="float" office:value="11.04841" calcext:value-type="float">
            <text:p>11.04841</text:p>
          </table:table-cell>
          <table:table-cell office:value-type="float" office:value="8.911362" calcext:value-type="float">
            <text:p>8.911362</text:p>
          </table:table-cell>
          <table:table-cell office:value-type="float" office:value="6.667152" calcext:value-type="float">
            <text:p>6.667152</text:p>
          </table:table-cell>
          <table:table-cell office:value-type="float" office:value="3.049895" calcext:value-type="float">
            <text:p>3.049895</text:p>
          </table:table-cell>
          <table:table-cell office:value-type="float" office:value="1.380896" calcext:value-type="float">
            <text:p>1.380896</text:p>
          </table:table-cell>
          <table:table-cell office:value-type="float" office:value="1.922202" calcext:value-type="float">
            <text:p>1.922202</text:p>
          </table:table-cell>
          <table:table-cell office:value-type="float" office:value="1.566906" calcext:value-type="float">
            <text:p>1.566906</text:p>
          </table:table-cell>
          <table:table-cell office:value-type="float" office:value="0.7861233" calcext:value-type="float">
            <text:p>0.7861233</text:p>
          </table:table-cell>
          <table:table-cell office:value-type="float" office:value="0.3444076" calcext:value-type="float">
            <text:p>0.3444076</text:p>
          </table:table-cell>
          <table:table-cell office:value-type="float" office:value="0.365633" calcext:value-type="float">
            <text:p>0.365633</text:p>
          </table:table-cell>
          <table:table-cell office:value-type="float" office:value="0.3263882" calcext:value-type="float">
            <text:p>0.3263882</text:p>
          </table:table-cell>
          <table:table-cell office:value-type="float" office:value="0.3486107" calcext:value-type="float">
            <text:p>0.3486107</text:p>
          </table:table-cell>
          <table:table-cell office:value-type="float" office:value="0" calcext:value-type="float">
            <text:p>0</text:p>
          </table:table-cell>
          <table:table-cell office:value-type="float" office:value="1357.672" calcext:value-type="float">
            <text:p>1357.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63004" calcext:value-type="float">
            <text:p>-1.363004</text:p>
          </table:table-cell>
          <table:table-cell office:value-type="float" office:value="0" calcext:value-type="float">
            <text:p>0</text:p>
          </table:table-cell>
          <table:table-cell office:value-type="float" office:value="-0.01936937" calcext:value-type="float">
            <text:p>-0.019369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33.1479" calcext:value-type="float">
            <text:p>33.1479</text:p>
          </table:table-cell>
          <table:table-cell office:value-type="float" office:value="1095.36" calcext:value-type="float">
            <text:p>1095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778" calcext:value-type="float">
            <text:p>1.499778</text:p>
          </table:table-cell>
          <table:table-cell office:value-type="float" office:value="4.98379" calcext:value-type="float">
            <text:p>4.98379</text:p>
          </table:table-cell>
          <table:table-cell office:value-type="float" office:value="0" calcext:value-type="float">
            <text:p>0</text:p>
          </table:table-cell>
          <table:table-cell office:value-type="float" office:value="0.0000381529" calcext:value-type="float">
            <text:p>3.81529E-05</text:p>
          </table:table-cell>
          <table:table-cell office:value-type="float" office:value="0" calcext:value-type="float">
            <text:p>0</text:p>
          </table:table-cell>
          <table:table-cell office:value-type="float" office:value="0.001428701" calcext:value-type="float">
            <text:p>0.001428701</text:p>
          </table:table-cell>
          <table:table-cell office:value-type="float" office:value="-0.01270814" calcext:value-type="float">
            <text:p>-0.01270814</text:p>
          </table:table-cell>
          <table:table-cell office:value-type="float" office:value="0.002408578" calcext:value-type="float">
            <text:p>0.002408578</text:p>
          </table:table-cell>
          <table:table-cell office:value-type="float" office:value="0.001603205" calcext:value-type="float">
            <text:p>0.001603205</text:p>
          </table:table-cell>
          <table:table-cell office:value-type="float" office:value="17.89638" calcext:value-type="float">
            <text:p>17.89638</text:p>
          </table:table-cell>
          <table:table-cell office:value-type="float" office:value="0.1365854" calcext:value-type="float">
            <text:p>0.1365854</text:p>
          </table:table-cell>
          <table:table-cell office:value-type="float" office:value="0.04481847" calcext:value-type="float">
            <text:p>0.04481847</text:p>
          </table:table-cell>
          <table:table-cell office:value-type="float" office:value="0.03937688" calcext:value-type="float">
            <text:p>0.03937688</text:p>
          </table:table-cell>
          <table:table-cell office:value-type="float" office:value="0.0249876" calcext:value-type="float">
            <text:p>0.0249876</text:p>
          </table:table-cell>
          <table:table-cell office:value-type="float" office:value="0.02450836" calcext:value-type="float">
            <text:p>0.02450836</text:p>
          </table:table-cell>
          <table:table-cell office:value-type="float" office:value="0.01314945" calcext:value-type="float">
            <text:p>0.01314945</text:p>
          </table:table-cell>
          <table:table-cell office:value-type="float" office:value="0.01131089" calcext:value-type="float">
            <text:p>0.01131089</text:p>
          </table:table-cell>
          <table:table-cell office:value-type="float" office:value="0.02586866" calcext:value-type="float">
            <text:p>0.02586866</text:p>
          </table:table-cell>
          <table:table-cell office:value-type="float" office:value="0.02289843" calcext:value-type="float">
            <text:p>0.02289843</text:p>
          </table:table-cell>
          <table:table-cell office:value-type="float" office:value="0.02228175" calcext:value-type="float">
            <text:p>0.02228175</text:p>
          </table:table-cell>
          <table:table-cell office:value-type="float" office:value="0.02002258" calcext:value-type="float">
            <text:p>0.02002258</text:p>
          </table:table-cell>
          <table:table-cell office:value-type="float" office:value="0.02827564" calcext:value-type="float">
            <text:p>0.02827564</text:p>
          </table:table-cell>
          <table:table-cell office:value-type="float" office:value="0.005505615" calcext:value-type="float">
            <text:p>0.005505615</text:p>
          </table:table-cell>
          <table:table-cell office:value-type="float" office:value="0.005778575" calcext:value-type="float">
            <text:p>0.005778575</text:p>
          </table:table-cell>
          <table:table-cell office:value-type="float" office:value="0" calcext:value-type="float">
            <text:p>0</text:p>
          </table:table-cell>
          <table:table-cell office:value-type="float" office:value="4.394808" calcext:value-type="float">
            <text:p>4.394808</text:p>
          </table:table-cell>
          <table:table-cell office:value-type="float" office:value="10.82295" calcext:value-type="float">
            <text:p>10.82295</text:p>
          </table:table-cell>
          <table:table-cell office:value-type="float" office:value="11.00885" calcext:value-type="float">
            <text:p>11.00885</text:p>
          </table:table-cell>
          <table:table-cell office:value-type="float" office:value="8.820042" calcext:value-type="float">
            <text:p>8.820042</text:p>
          </table:table-cell>
          <table:table-cell office:value-type="float" office:value="6.602478" calcext:value-type="float">
            <text:p>6.602478</text:p>
          </table:table-cell>
          <table:table-cell office:value-type="float" office:value="3.03342" calcext:value-type="float">
            <text:p>3.03342</text:p>
          </table:table-cell>
          <table:table-cell office:value-type="float" office:value="1.391362" calcext:value-type="float">
            <text:p>1.391362</text:p>
          </table:table-cell>
          <table:table-cell office:value-type="float" office:value="1.924143" calcext:value-type="float">
            <text:p>1.924143</text:p>
          </table:table-cell>
          <table:table-cell office:value-type="float" office:value="1.567199" calcext:value-type="float">
            <text:p>1.567199</text:p>
          </table:table-cell>
          <table:table-cell office:value-type="float" office:value="0.788111" calcext:value-type="float">
            <text:p>0.788111</text:p>
          </table:table-cell>
          <table:table-cell office:value-type="float" office:value="0.3462649" calcext:value-type="float">
            <text:p>0.3462649</text:p>
          </table:table-cell>
          <table:table-cell office:value-type="float" office:value="0.366217" calcext:value-type="float">
            <text:p>0.366217</text:p>
          </table:table-cell>
          <table:table-cell office:value-type="float" office:value="0.3267609" calcext:value-type="float">
            <text:p>0.3267609</text:p>
          </table:table-cell>
          <table:table-cell office:value-type="float" office:value="0.3486108" calcext:value-type="float">
            <text:p>0.3486108</text:p>
          </table:table-cell>
          <table:table-cell office:value-type="float" office:value="0" calcext:value-type="float">
            <text:p>0</text:p>
          </table:table-cell>
          <table:table-cell office:value-type="float" office:value="1381.784" calcext:value-type="float">
            <text:p>1381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27498" calcext:value-type="float">
            <text:p>-1.327498</text:p>
          </table:table-cell>
          <table:table-cell office:value-type="float" office:value="0" calcext:value-type="float">
            <text:p>0</text:p>
          </table:table-cell>
          <table:table-cell office:value-type="float" office:value="-0.01937912" calcext:value-type="float">
            <text:p>-0.019379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33.1069" calcext:value-type="float">
            <text:p>33.1069</text:p>
          </table:table-cell>
          <table:table-cell office:value-type="float" office:value="1095.362" calcext:value-type="float">
            <text:p>1095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0814" calcext:value-type="float">
            <text:p>1.520814</text:p>
          </table:table-cell>
          <table:table-cell office:value-type="float" office:value="4.99704" calcext:value-type="float">
            <text:p>4.99704</text:p>
          </table:table-cell>
          <table:table-cell office:value-type="float" office:value="0" calcext:value-type="float">
            <text:p>0</text:p>
          </table:table-cell>
          <table:table-cell office:value-type="float" office:value="0.00003832669" calcext:value-type="float">
            <text:p>3.832669E-05</text:p>
          </table:table-cell>
          <table:table-cell office:value-type="float" office:value="0" calcext:value-type="float">
            <text:p>0</text:p>
          </table:table-cell>
          <table:table-cell office:value-type="float" office:value="0.001486814" calcext:value-type="float">
            <text:p>0.001486814</text:p>
          </table:table-cell>
          <table:table-cell office:value-type="float" office:value="-0.01272166" calcext:value-type="float">
            <text:p>-0.01272166</text:p>
          </table:table-cell>
          <table:table-cell office:value-type="float" office:value="0.002426425" calcext:value-type="float">
            <text:p>0.002426425</text:p>
          </table:table-cell>
          <table:table-cell office:value-type="float" office:value="0.0016033" calcext:value-type="float">
            <text:p>0.0016033</text:p>
          </table:table-cell>
          <table:table-cell office:value-type="float" office:value="17.86628" calcext:value-type="float">
            <text:p>17.86628</text:p>
          </table:table-cell>
          <table:table-cell office:value-type="float" office:value="0.1725299" calcext:value-type="float">
            <text:p>0.1725299</text:p>
          </table:table-cell>
          <table:table-cell office:value-type="float" office:value="0.04622344" calcext:value-type="float">
            <text:p>0.04622344</text:p>
          </table:table-cell>
          <table:table-cell office:value-type="float" office:value="0.0403922" calcext:value-type="float">
            <text:p>0.0403922</text:p>
          </table:table-cell>
          <table:table-cell office:value-type="float" office:value="0.02556496" calcext:value-type="float">
            <text:p>0.02556496</text:p>
          </table:table-cell>
          <table:table-cell office:value-type="float" office:value="0.02507879" calcext:value-type="float">
            <text:p>0.02507879</text:p>
          </table:table-cell>
          <table:table-cell office:value-type="float" office:value="0.01327796" calcext:value-type="float">
            <text:p>0.01327796</text:p>
          </table:table-cell>
          <table:table-cell office:value-type="float" office:value="0.01140967" calcext:value-type="float">
            <text:p>0.01140967</text:p>
          </table:table-cell>
          <table:table-cell office:value-type="float" office:value="0.02569281" calcext:value-type="float">
            <text:p>0.02569281</text:p>
          </table:table-cell>
          <table:table-cell office:value-type="float" office:value="0.02272649" calcext:value-type="float">
            <text:p>0.02272649</text:p>
          </table:table-cell>
          <table:table-cell office:value-type="float" office:value="0.02219281" calcext:value-type="float">
            <text:p>0.02219281</text:p>
          </table:table-cell>
          <table:table-cell office:value-type="float" office:value="0.02000504" calcext:value-type="float">
            <text:p>0.02000504</text:p>
          </table:table-cell>
          <table:table-cell office:value-type="float" office:value="0.0282332" calcext:value-type="float">
            <text:p>0.0282332</text:p>
          </table:table-cell>
          <table:table-cell office:value-type="float" office:value="0.005512066" calcext:value-type="float">
            <text:p>0.005512066</text:p>
          </table:table-cell>
          <table:table-cell office:value-type="float" office:value="0.005777856" calcext:value-type="float">
            <text:p>0.005777856</text:p>
          </table:table-cell>
          <table:table-cell office:value-type="float" office:value="0" calcext:value-type="float">
            <text:p>0</text:p>
          </table:table-cell>
          <table:table-cell office:value-type="float" office:value="4.757137" calcext:value-type="float">
            <text:p>4.757137</text:p>
          </table:table-cell>
          <table:table-cell office:value-type="float" office:value="10.88136" calcext:value-type="float">
            <text:p>10.88136</text:p>
          </table:table-cell>
          <table:table-cell office:value-type="float" office:value="10.98231" calcext:value-type="float">
            <text:p>10.98231</text:p>
          </table:table-cell>
          <table:table-cell office:value-type="float" office:value="8.743895" calcext:value-type="float">
            <text:p>8.743895</text:p>
          </table:table-cell>
          <table:table-cell office:value-type="float" office:value="6.55263" calcext:value-type="float">
            <text:p>6.55263</text:p>
          </table:table-cell>
          <table:table-cell office:value-type="float" office:value="3.019061" calcext:value-type="float">
            <text:p>3.019061</text:p>
          </table:table-cell>
          <table:table-cell office:value-type="float" office:value="1.401359" calcext:value-type="float">
            <text:p>1.401359</text:p>
          </table:table-cell>
          <table:table-cell office:value-type="float" office:value="1.926247" calcext:value-type="float">
            <text:p>1.926247</text:p>
          </table:table-cell>
          <table:table-cell office:value-type="float" office:value="1.567473" calcext:value-type="float">
            <text:p>1.567473</text:p>
          </table:table-cell>
          <table:table-cell office:value-type="float" office:value="0.7900049" calcext:value-type="float">
            <text:p>0.7900049</text:p>
          </table:table-cell>
          <table:table-cell office:value-type="float" office:value="0.3480865" calcext:value-type="float">
            <text:p>0.3480865</text:p>
          </table:table-cell>
          <table:table-cell office:value-type="float" office:value="0.3667957" calcext:value-type="float">
            <text:p>0.3667957</text:p>
          </table:table-cell>
          <table:table-cell office:value-type="float" office:value="0.3271097" calcext:value-type="float">
            <text:p>0.3271097</text:p>
          </table:table-cell>
          <table:table-cell office:value-type="float" office:value="0.3486109" calcext:value-type="float">
            <text:p>0.3486109</text:p>
          </table:table-cell>
          <table:table-cell office:value-type="float" office:value="0" calcext:value-type="float">
            <text:p>0</text:p>
          </table:table-cell>
          <table:table-cell office:value-type="float" office:value="1402.77" calcext:value-type="float">
            <text:p>140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3235" calcext:value-type="float">
            <text:p>-1.293235</text:p>
          </table:table-cell>
          <table:table-cell office:value-type="float" office:value="0" calcext:value-type="float">
            <text:p>0</text:p>
          </table:table-cell>
          <table:table-cell office:value-type="float" office:value="-0.0193883" calcext:value-type="float">
            <text:p>-0.019388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32.96906" calcext:value-type="float">
            <text:p>32.96906</text:p>
          </table:table-cell>
          <table:table-cell office:value-type="float" office:value="1095.38" calcext:value-type="float">
            <text:p>109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5384" calcext:value-type="float">
            <text:p>1.615384</text:p>
          </table:table-cell>
          <table:table-cell office:value-type="float" office:value="5.015205" calcext:value-type="float">
            <text:p>5.015205</text:p>
          </table:table-cell>
          <table:table-cell office:value-type="float" office:value="0" calcext:value-type="float">
            <text:p>0</text:p>
          </table:table-cell>
          <table:table-cell office:value-type="float" office:value="0.00003855249" calcext:value-type="float">
            <text:p>3.855249E-05</text:p>
          </table:table-cell>
          <table:table-cell office:value-type="float" office:value="0" calcext:value-type="float">
            <text:p>0</text:p>
          </table:table-cell>
          <table:table-cell office:value-type="float" office:value="0.001562336" calcext:value-type="float">
            <text:p>0.001562336</text:p>
          </table:table-cell>
          <table:table-cell office:value-type="float" office:value="-0.01274647" calcext:value-type="float">
            <text:p>-0.01274647</text:p>
          </table:table-cell>
          <table:table-cell office:value-type="float" office:value="0.002430396" calcext:value-type="float">
            <text:p>0.002430396</text:p>
          </table:table-cell>
          <table:table-cell office:value-type="float" office:value="0.001603345" calcext:value-type="float">
            <text:p>0.001603345</text:p>
          </table:table-cell>
          <table:table-cell office:value-type="float" office:value="17.67187" calcext:value-type="float">
            <text:p>17.67187</text:p>
          </table:table-cell>
          <table:table-cell office:value-type="float" office:value="0.1776415" calcext:value-type="float">
            <text:p>0.1776415</text:p>
          </table:table-cell>
          <table:table-cell office:value-type="float" office:value="0.0457685" calcext:value-type="float">
            <text:p>0.0457685</text:p>
          </table:table-cell>
          <table:table-cell office:value-type="float" office:value="0.04018866" calcext:value-type="float">
            <text:p>0.04018866</text:p>
          </table:table-cell>
          <table:table-cell office:value-type="float" office:value="0.02569989" calcext:value-type="float">
            <text:p>0.02569989</text:p>
          </table:table-cell>
          <table:table-cell office:value-type="float" office:value="0.02536737" calcext:value-type="float">
            <text:p>0.02536737</text:p>
          </table:table-cell>
          <table:table-cell office:value-type="float" office:value="0.01336303" calcext:value-type="float">
            <text:p>0.01336303</text:p>
          </table:table-cell>
          <table:table-cell office:value-type="float" office:value="0.01150584" calcext:value-type="float">
            <text:p>0.01150584</text:p>
          </table:table-cell>
          <table:table-cell office:value-type="float" office:value="0.02555061" calcext:value-type="float">
            <text:p>0.02555061</text:p>
          </table:table-cell>
          <table:table-cell office:value-type="float" office:value="0.02257208" calcext:value-type="float">
            <text:p>0.02257208</text:p>
          </table:table-cell>
          <table:table-cell office:value-type="float" office:value="0.02210391" calcext:value-type="float">
            <text:p>0.02210391</text:p>
          </table:table-cell>
          <table:table-cell office:value-type="float" office:value="0.01998703" calcext:value-type="float">
            <text:p>0.01998703</text:p>
          </table:table-cell>
          <table:table-cell office:value-type="float" office:value="0.02818757" calcext:value-type="float">
            <text:p>0.02818757</text:p>
          </table:table-cell>
          <table:table-cell office:value-type="float" office:value="0.005518491" calcext:value-type="float">
            <text:p>0.005518491</text:p>
          </table:table-cell>
          <table:table-cell office:value-type="float" office:value="0.00577712" calcext:value-type="float">
            <text:p>0.00577712</text:p>
          </table:table-cell>
          <table:table-cell office:value-type="float" office:value="0" calcext:value-type="float">
            <text:p>0</text:p>
          </table:table-cell>
          <table:table-cell office:value-type="float" office:value="5.597705" calcext:value-type="float">
            <text:p>5.597705</text:p>
          </table:table-cell>
          <table:table-cell office:value-type="float" office:value="10.97901" calcext:value-type="float">
            <text:p>10.97901</text:p>
          </table:table-cell>
          <table:table-cell office:value-type="float" office:value="10.96963" calcext:value-type="float">
            <text:p>10.96963</text:p>
          </table:table-cell>
          <table:table-cell office:value-type="float" office:value="8.672398" calcext:value-type="float">
            <text:p>8.672398</text:p>
          </table:table-cell>
          <table:table-cell office:value-type="float" office:value="6.506285" calcext:value-type="float">
            <text:p>6.506285</text:p>
          </table:table-cell>
          <table:table-cell office:value-type="float" office:value="3.005017" calcext:value-type="float">
            <text:p>3.005017</text:p>
          </table:table-cell>
          <table:table-cell office:value-type="float" office:value="1.411024" calcext:value-type="float">
            <text:p>1.411024</text:p>
          </table:table-cell>
          <table:table-cell office:value-type="float" office:value="1.928239" calcext:value-type="float">
            <text:p>1.928239</text:p>
          </table:table-cell>
          <table:table-cell office:value-type="float" office:value="1.567746" calcext:value-type="float">
            <text:p>1.567746</text:p>
          </table:table-cell>
          <table:table-cell office:value-type="float" office:value="0.7918046" calcext:value-type="float">
            <text:p>0.7918046</text:p>
          </table:table-cell>
          <table:table-cell office:value-type="float" office:value="0.349867" calcext:value-type="float">
            <text:p>0.349867</text:p>
          </table:table-cell>
          <table:table-cell office:value-type="float" office:value="0.3673714" calcext:value-type="float">
            <text:p>0.3673714</text:p>
          </table:table-cell>
          <table:table-cell office:value-type="float" office:value="0.3274348" calcext:value-type="float">
            <text:p>0.3274348</text:p>
          </table:table-cell>
          <table:table-cell office:value-type="float" office:value="0.3486111" calcext:value-type="float">
            <text:p>0.3486111</text:p>
          </table:table-cell>
          <table:table-cell office:value-type="float" office:value="0" calcext:value-type="float">
            <text:p>0</text:p>
          </table:table-cell>
          <table:table-cell office:value-type="float" office:value="1496.502" calcext:value-type="float">
            <text:p>1496.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0476" calcext:value-type="float">
            <text:p>-1.180476</text:p>
          </table:table-cell>
          <table:table-cell office:value-type="float" office:value="0" calcext:value-type="float">
            <text:p>0</text:p>
          </table:table-cell>
          <table:table-cell office:value-type="float" office:value="-0.01939869" calcext:value-type="float">
            <text:p>-0.019398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32.75455" calcext:value-type="float">
            <text:p>32.75455</text:p>
          </table:table-cell>
          <table:table-cell office:value-type="float" office:value="1095.415" calcext:value-type="float">
            <text:p>1095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6678" calcext:value-type="float">
            <text:p>1.766678</text:p>
          </table:table-cell>
          <table:table-cell office:value-type="float" office:value="5.037246" calcext:value-type="float">
            <text:p>5.037246</text:p>
          </table:table-cell>
          <table:table-cell office:value-type="float" office:value="0" calcext:value-type="float">
            <text:p>0</text:p>
          </table:table-cell>
          <table:table-cell office:value-type="float" office:value="0.00003882482" calcext:value-type="float">
            <text:p>3.882482E-05</text:p>
          </table:table-cell>
          <table:table-cell office:value-type="float" office:value="0" calcext:value-type="float">
            <text:p>0</text:p>
          </table:table-cell>
          <table:table-cell office:value-type="float" office:value="0.001653431" calcext:value-type="float">
            <text:p>0.001653431</text:p>
          </table:table-cell>
          <table:table-cell office:value-type="float" office:value="-0.01278119" calcext:value-type="float">
            <text:p>-0.01278119</text:p>
          </table:table-cell>
          <table:table-cell office:value-type="float" office:value="0.002419933" calcext:value-type="float">
            <text:p>0.002419933</text:p>
          </table:table-cell>
          <table:table-cell office:value-type="float" office:value="0.00160338" calcext:value-type="float">
            <text:p>0.00160338</text:p>
          </table:table-cell>
          <table:table-cell office:value-type="float" office:value="17.36359" calcext:value-type="float">
            <text:p>17.36359</text:p>
          </table:table-cell>
          <table:table-cell office:value-type="float" office:value="0.1692861" calcext:value-type="float">
            <text:p>0.1692861</text:p>
          </table:table-cell>
          <table:table-cell office:value-type="float" office:value="0.04494017" calcext:value-type="float">
            <text:p>0.04494017</text:p>
          </table:table-cell>
          <table:table-cell office:value-type="float" office:value="0.03966491" calcext:value-type="float">
            <text:p>0.03966491</text:p>
          </table:table-cell>
          <table:table-cell office:value-type="float" office:value="0.02539138" calcext:value-type="float">
            <text:p>0.02539138</text:p>
          </table:table-cell>
          <table:table-cell office:value-type="float" office:value="0.02514966" calcext:value-type="float">
            <text:p>0.02514966</text:p>
          </table:table-cell>
          <table:table-cell office:value-type="float" office:value="0.01331719" calcext:value-type="float">
            <text:p>0.01331719</text:p>
          </table:table-cell>
          <table:table-cell office:value-type="float" office:value="0.01149758" calcext:value-type="float">
            <text:p>0.01149758</text:p>
          </table:table-cell>
          <table:table-cell office:value-type="float" office:value="0.02540866" calcext:value-type="float">
            <text:p>0.02540866</text:p>
          </table:table-cell>
          <table:table-cell office:value-type="float" office:value="0.0224308" calcext:value-type="float">
            <text:p>0.0224308</text:p>
          </table:table-cell>
          <table:table-cell office:value-type="float" office:value="0.02201598" calcext:value-type="float">
            <text:p>0.02201598</text:p>
          </table:table-cell>
          <table:table-cell office:value-type="float" office:value="0.01996897" calcext:value-type="float">
            <text:p>0.01996897</text:p>
          </table:table-cell>
          <table:table-cell office:value-type="float" office:value="0.02813894" calcext:value-type="float">
            <text:p>0.02813894</text:p>
          </table:table-cell>
          <table:table-cell office:value-type="float" office:value="0.005524861" calcext:value-type="float">
            <text:p>0.005524861</text:p>
          </table:table-cell>
          <table:table-cell office:value-type="float" office:value="0.005776351" calcext:value-type="float">
            <text:p>0.005776351</text:p>
          </table:table-cell>
          <table:table-cell office:value-type="float" office:value="0" calcext:value-type="float">
            <text:p>0</text:p>
          </table:table-cell>
          <table:table-cell office:value-type="float" office:value="6.343314" calcext:value-type="float">
            <text:p>6.343314</text:p>
          </table:table-cell>
          <table:table-cell office:value-type="float" office:value="11.11539" calcext:value-type="float">
            <text:p>11.11539</text:p>
          </table:table-cell>
          <table:table-cell office:value-type="float" office:value="10.97505" calcext:value-type="float">
            <text:p>10.97505</text:p>
          </table:table-cell>
          <table:table-cell office:value-type="float" office:value="8.599063" calcext:value-type="float">
            <text:p>8.599063</text:p>
          </table:table-cell>
          <table:table-cell office:value-type="float" office:value="6.461501" calcext:value-type="float">
            <text:p>6.461501</text:p>
          </table:table-cell>
          <table:table-cell office:value-type="float" office:value="2.992376" calcext:value-type="float">
            <text:p>2.992376</text:p>
          </table:table-cell>
          <table:table-cell office:value-type="float" office:value="1.420552" calcext:value-type="float">
            <text:p>1.420552</text:p>
          </table:table-cell>
          <table:table-cell office:value-type="float" office:value="1.930493" calcext:value-type="float">
            <text:p>1.930493</text:p>
          </table:table-cell>
          <table:table-cell office:value-type="float" office:value="1.568073" calcext:value-type="float">
            <text:p>1.568073</text:p>
          </table:table-cell>
          <table:table-cell office:value-type="float" office:value="0.7935098" calcext:value-type="float">
            <text:p>0.7935098</text:p>
          </table:table-cell>
          <table:table-cell office:value-type="float" office:value="0.3516026" calcext:value-type="float">
            <text:p>0.3516026</text:p>
          </table:table-cell>
          <table:table-cell office:value-type="float" office:value="0.3679454" calcext:value-type="float">
            <text:p>0.3679454</text:p>
          </table:table-cell>
          <table:table-cell office:value-type="float" office:value="0.3277388" calcext:value-type="float">
            <text:p>0.3277388</text:p>
          </table:table-cell>
          <table:table-cell office:value-type="float" office:value="0.3486112" calcext:value-type="float">
            <text:p>0.3486112</text:p>
          </table:table-cell>
          <table:table-cell office:value-type="float" office:value="0" calcext:value-type="float">
            <text:p>0</text:p>
          </table:table-cell>
          <table:table-cell office:value-type="float" office:value="1647.065" calcext:value-type="float">
            <text:p>1647.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07091" calcext:value-type="float">
            <text:p>-1.007091</text:p>
          </table:table-cell>
          <table:table-cell office:value-type="float" office:value="0" calcext:value-type="float">
            <text:p>0</text:p>
          </table:table-cell>
          <table:table-cell office:value-type="float" office:value="-0.01941245" calcext:value-type="float">
            <text:p>-0.019412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32.62646" calcext:value-type="float">
            <text:p>32.62646</text:p>
          </table:table-cell>
          <table:table-cell office:value-type="float" office:value="1095.431" calcext:value-type="float">
            <text:p>1095.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8049" calcext:value-type="float">
            <text:p>1.848049</text:p>
          </table:table-cell>
          <table:table-cell office:value-type="float" office:value="5.061582" calcext:value-type="float">
            <text:p>5.061582</text:p>
          </table:table-cell>
          <table:table-cell office:value-type="float" office:value="0" calcext:value-type="float">
            <text:p>0</text:p>
          </table:table-cell>
          <table:table-cell office:value-type="float" office:value="0.00003913872" calcext:value-type="float">
            <text:p>3.913872E-05</text:p>
          </table:table-cell>
          <table:table-cell office:value-type="float" office:value="0" calcext:value-type="float">
            <text:p>0</text:p>
          </table:table-cell>
          <table:table-cell office:value-type="float" office:value="0.001758462" calcext:value-type="float">
            <text:p>0.001758462</text:p>
          </table:table-cell>
          <table:table-cell office:value-type="float" office:value="-0.01281976" calcext:value-type="float">
            <text:p>-0.01281976</text:p>
          </table:table-cell>
          <table:table-cell office:value-type="float" office:value="0.002421181" calcext:value-type="float">
            <text:p>0.002421181</text:p>
          </table:table-cell>
          <table:table-cell office:value-type="float" office:value="0.001603391" calcext:value-type="float">
            <text:p>0.001603391</text:p>
          </table:table-cell>
          <table:table-cell office:value-type="float" office:value="17.21747" calcext:value-type="float">
            <text:p>17.21747</text:p>
          </table:table-cell>
          <table:table-cell office:value-type="float" office:value="0.1865924" calcext:value-type="float">
            <text:p>0.1865924</text:p>
          </table:table-cell>
          <table:table-cell office:value-type="float" office:value="0.04420331" calcext:value-type="float">
            <text:p>0.04420331</text:p>
          </table:table-cell>
          <table:table-cell office:value-type="float" office:value="0.03908816" calcext:value-type="float">
            <text:p>0.03908816</text:p>
          </table:table-cell>
          <table:table-cell office:value-type="float" office:value="0.02498575" calcext:value-type="float">
            <text:p>0.02498575</text:p>
          </table:table-cell>
          <table:table-cell office:value-type="float" office:value="0.02474505" calcext:value-type="float">
            <text:p>0.02474505</text:p>
          </table:table-cell>
          <table:table-cell office:value-type="float" office:value="0.01320123" calcext:value-type="float">
            <text:p>0.01320123</text:p>
          </table:table-cell>
          <table:table-cell office:value-type="float" office:value="0.01136487" calcext:value-type="float">
            <text:p>0.01136487</text:p>
          </table:table-cell>
          <table:table-cell office:value-type="float" office:value="0.02523838" calcext:value-type="float">
            <text:p>0.02523838</text:p>
          </table:table-cell>
          <table:table-cell office:value-type="float" office:value="0.02229309" calcext:value-type="float">
            <text:p>0.02229309</text:p>
          </table:table-cell>
          <table:table-cell office:value-type="float" office:value="0.02192882" calcext:value-type="float">
            <text:p>0.02192882</text:p>
          </table:table-cell>
          <table:table-cell office:value-type="float" office:value="0.01995084" calcext:value-type="float">
            <text:p>0.01995084</text:p>
          </table:table-cell>
          <table:table-cell office:value-type="float" office:value="0.02808751" calcext:value-type="float">
            <text:p>0.02808751</text:p>
          </table:table-cell>
          <table:table-cell office:value-type="float" office:value="0.005531171" calcext:value-type="float">
            <text:p>0.005531171</text:p>
          </table:table-cell>
          <table:table-cell office:value-type="float" office:value="0.00577559" calcext:value-type="float">
            <text:p>0.00577559</text:p>
          </table:table-cell>
          <table:table-cell office:value-type="float" office:value="0" calcext:value-type="float">
            <text:p>0</text:p>
          </table:table-cell>
          <table:table-cell office:value-type="float" office:value="6.641513" calcext:value-type="float">
            <text:p>6.641513</text:p>
          </table:table-cell>
          <table:table-cell office:value-type="float" office:value="11.31964" calcext:value-type="float">
            <text:p>11.31964</text:p>
          </table:table-cell>
          <table:table-cell office:value-type="float" office:value="11.00662" calcext:value-type="float">
            <text:p>11.00662</text:p>
          </table:table-cell>
          <table:table-cell office:value-type="float" office:value="8.526678" calcext:value-type="float">
            <text:p>8.526678</text:p>
          </table:table-cell>
          <table:table-cell office:value-type="float" office:value="6.412602" calcext:value-type="float">
            <text:p>6.412602</text:p>
          </table:table-cell>
          <table:table-cell office:value-type="float" office:value="2.980162" calcext:value-type="float">
            <text:p>2.980162</text:p>
          </table:table-cell>
          <table:table-cell office:value-type="float" office:value="1.431126" calcext:value-type="float">
            <text:p>1.431126</text:p>
          </table:table-cell>
          <table:table-cell office:value-type="float" office:value="1.933065" calcext:value-type="float">
            <text:p>1.933065</text:p>
          </table:table-cell>
          <table:table-cell office:value-type="float" office:value="1.568533" calcext:value-type="float">
            <text:p>1.568533</text:p>
          </table:table-cell>
          <table:table-cell office:value-type="float" office:value="0.7951312" calcext:value-type="float">
            <text:p>0.7951312</text:p>
          </table:table-cell>
          <table:table-cell office:value-type="float" office:value="0.3532906" calcext:value-type="float">
            <text:p>0.3532906</text:p>
          </table:table-cell>
          <table:table-cell office:value-type="float" office:value="0.3685181" calcext:value-type="float">
            <text:p>0.3685181</text:p>
          </table:table-cell>
          <table:table-cell office:value-type="float" office:value="0.3280235" calcext:value-type="float">
            <text:p>0.3280235</text:p>
          </table:table-cell>
          <table:table-cell office:value-type="float" office:value="0.3486113" calcext:value-type="float">
            <text:p>0.3486113</text:p>
          </table:table-cell>
          <table:table-cell office:value-type="float" office:value="0" calcext:value-type="float">
            <text:p>0</text:p>
          </table:table-cell>
          <table:table-cell office:value-type="float" office:value="1728.66" calcext:value-type="float">
            <text:p>1728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12598" calcext:value-type="float">
            <text:p>-0.9012598</text:p>
          </table:table-cell>
          <table:table-cell office:value-type="float" office:value="0" calcext:value-type="float">
            <text:p>0</text:p>
          </table:table-cell>
          <table:table-cell office:value-type="float" office:value="-0.01942965" calcext:value-type="float">
            <text:p>-0.0194296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32.46431" calcext:value-type="float">
            <text:p>32.46431</text:p>
          </table:table-cell>
          <table:table-cell office:value-type="float" office:value="1095.453" calcext:value-type="float">
            <text:p>1095.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2" calcext:value-type="float">
            <text:p>1.95312</text:p>
          </table:table-cell>
          <table:table-cell office:value-type="float" office:value="5.090891" calcext:value-type="float">
            <text:p>5.090891</text:p>
          </table:table-cell>
          <table:table-cell office:value-type="float" office:value="0" calcext:value-type="float">
            <text:p>0</text:p>
          </table:table-cell>
          <table:table-cell office:value-type="float" office:value="0.00003948985" calcext:value-type="float">
            <text:p>3.948985E-05</text:p>
          </table:table-cell>
          <table:table-cell office:value-type="float" office:value="0" calcext:value-type="float">
            <text:p>0</text:p>
          </table:table-cell>
          <table:table-cell office:value-type="float" office:value="0.001875969" calcext:value-type="float">
            <text:p>0.001875969</text:p>
          </table:table-cell>
          <table:table-cell office:value-type="float" office:value="-0.01287089" calcext:value-type="float">
            <text:p>-0.01287089</text:p>
          </table:table-cell>
          <table:table-cell office:value-type="float" office:value="0.002416877" calcext:value-type="float">
            <text:p>0.002416877</text:p>
          </table:table-cell>
          <table:table-cell office:value-type="float" office:value="0.001603415" calcext:value-type="float">
            <text:p>0.001603415</text:p>
          </table:table-cell>
          <table:table-cell office:value-type="float" office:value="17.02131" calcext:value-type="float">
            <text:p>17.02131</text:p>
          </table:table-cell>
          <table:table-cell office:value-type="float" office:value="0.1757305" calcext:value-type="float">
            <text:p>0.1757305</text:p>
          </table:table-cell>
          <table:table-cell office:value-type="float" office:value="0.04383121" calcext:value-type="float">
            <text:p>0.04383121</text:p>
          </table:table-cell>
          <table:table-cell office:value-type="float" office:value="0.0387565" calcext:value-type="float">
            <text:p>0.0387565</text:p>
          </table:table-cell>
          <table:table-cell office:value-type="float" office:value="0.02490204" calcext:value-type="float">
            <text:p>0.02490204</text:p>
          </table:table-cell>
          <table:table-cell office:value-type="float" office:value="0.02440305" calcext:value-type="float">
            <text:p>0.02440305</text:p>
          </table:table-cell>
          <table:table-cell office:value-type="float" office:value="0.01307669" calcext:value-type="float">
            <text:p>0.01307669</text:p>
          </table:table-cell>
          <table:table-cell office:value-type="float" office:value="0.01118599" calcext:value-type="float">
            <text:p>0.01118599</text:p>
          </table:table-cell>
          <table:table-cell office:value-type="float" office:value="0.02504117" calcext:value-type="float">
            <text:p>0.02504117</text:p>
          </table:table-cell>
          <table:table-cell office:value-type="float" office:value="0.02215082" calcext:value-type="float">
            <text:p>0.02215082</text:p>
          </table:table-cell>
          <table:table-cell office:value-type="float" office:value="0.02184118" calcext:value-type="float">
            <text:p>0.02184118</text:p>
          </table:table-cell>
          <table:table-cell office:value-type="float" office:value="0.01993268" calcext:value-type="float">
            <text:p>0.01993268</text:p>
          </table:table-cell>
          <table:table-cell office:value-type="float" office:value="0.02803342" calcext:value-type="float">
            <text:p>0.02803342</text:p>
          </table:table-cell>
          <table:table-cell office:value-type="float" office:value="0.005537473" calcext:value-type="float">
            <text:p>0.005537473</text:p>
          </table:table-cell>
          <table:table-cell office:value-type="float" office:value="0.005774833" calcext:value-type="float">
            <text:p>0.005774833</text:p>
          </table:table-cell>
          <table:table-cell office:value-type="float" office:value="0" calcext:value-type="float">
            <text:p>0</text:p>
          </table:table-cell>
          <table:table-cell office:value-type="float" office:value="7.500655" calcext:value-type="float">
            <text:p>7.500655</text:p>
          </table:table-cell>
          <table:table-cell office:value-type="float" office:value="11.53463" calcext:value-type="float">
            <text:p>11.53463</text:p>
          </table:table-cell>
          <table:table-cell office:value-type="float" office:value="11.07408" calcext:value-type="float">
            <text:p>11.07408</text:p>
          </table:table-cell>
          <table:table-cell office:value-type="float" office:value="8.473833" calcext:value-type="float">
            <text:p>8.473833</text:p>
          </table:table-cell>
          <table:table-cell office:value-type="float" office:value="6.376106" calcext:value-type="float">
            <text:p>6.376106</text:p>
          </table:table-cell>
          <table:table-cell office:value-type="float" office:value="2.970766" calcext:value-type="float">
            <text:p>2.970766</text:p>
          </table:table-cell>
          <table:table-cell office:value-type="float" office:value="1.443125" calcext:value-type="float">
            <text:p>1.443125</text:p>
          </table:table-cell>
          <table:table-cell office:value-type="float" office:value="1.936009" calcext:value-type="float">
            <text:p>1.936009</text:p>
          </table:table-cell>
          <table:table-cell office:value-type="float" office:value="1.569153" calcext:value-type="float">
            <text:p>1.569153</text:p>
          </table:table-cell>
          <table:table-cell office:value-type="float" office:value="0.7966842" calcext:value-type="float">
            <text:p>0.7966842</text:p>
          </table:table-cell>
          <table:table-cell office:value-type="float" office:value="0.3549306" calcext:value-type="float">
            <text:p>0.3549306</text:p>
          </table:table-cell>
          <table:table-cell office:value-type="float" office:value="0.3690855" calcext:value-type="float">
            <text:p>0.3690855</text:p>
          </table:table-cell>
          <table:table-cell office:value-type="float" office:value="0.3282945" calcext:value-type="float">
            <text:p>0.3282945</text:p>
          </table:table-cell>
          <table:table-cell office:value-type="float" office:value="0.3486115" calcext:value-type="float">
            <text:p>0.3486115</text:p>
          </table:table-cell>
          <table:table-cell office:value-type="float" office:value="0" calcext:value-type="float">
            <text:p>0</text:p>
          </table:table-cell>
          <table:table-cell office:value-type="float" office:value="1834.11" calcext:value-type="float">
            <text:p>1834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67109" calcext:value-type="float">
            <text:p>-0.7667109</text:p>
          </table:table-cell>
          <table:table-cell office:value-type="float" office:value="0" calcext:value-type="float">
            <text:p>0</text:p>
          </table:table-cell>
          <table:table-cell office:value-type="float" office:value="-0.01945116" calcext:value-type="float">
            <text:p>-0.019451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32.37014" calcext:value-type="float">
            <text:p>32.37014</text:p>
          </table:table-cell>
          <table:table-cell office:value-type="float" office:value="1095.458" calcext:value-type="float">
            <text:p>1095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02017" calcext:value-type="float">
            <text:p>2.002017</text:p>
          </table:table-cell>
          <table:table-cell office:value-type="float" office:value="5.124636" calcext:value-type="float">
            <text:p>5.124636</text:p>
          </table:table-cell>
          <table:table-cell office:value-type="float" office:value="0" calcext:value-type="float">
            <text:p>0</text:p>
          </table:table-cell>
          <table:table-cell office:value-type="float" office:value="0.00003987529" calcext:value-type="float">
            <text:p>3.987529E-05</text:p>
          </table:table-cell>
          <table:table-cell office:value-type="float" office:value="0" calcext:value-type="float">
            <text:p>0</text:p>
          </table:table-cell>
          <table:table-cell office:value-type="float" office:value="0.002004986" calcext:value-type="float">
            <text:p>0.002004986</text:p>
          </table:table-cell>
          <table:table-cell office:value-type="float" office:value="-0.01292531" calcext:value-type="float">
            <text:p>-0.01292531</text:p>
          </table:table-cell>
          <table:table-cell office:value-type="float" office:value="0.002423225" calcext:value-type="float">
            <text:p>0.002423225</text:p>
          </table:table-cell>
          <table:table-cell office:value-type="float" office:value="0.001603426" calcext:value-type="float">
            <text:p>0.001603426</text:p>
          </table:table-cell>
          <table:table-cell office:value-type="float" office:value="16.94398" calcext:value-type="float">
            <text:p>16.94398</text:p>
          </table:table-cell>
          <table:table-cell office:value-type="float" office:value="0.1938924" calcext:value-type="float">
            <text:p>0.1938924</text:p>
          </table:table-cell>
          <table:table-cell office:value-type="float" office:value="0.04407926" calcext:value-type="float">
            <text:p>0.04407926</text:p>
          </table:table-cell>
          <table:table-cell office:value-type="float" office:value="0.03870133" calcext:value-type="float">
            <text:p>0.03870133</text:p>
          </table:table-cell>
          <table:table-cell office:value-type="float" office:value="0.02497007" calcext:value-type="float">
            <text:p>0.02497007</text:p>
          </table:table-cell>
          <table:table-cell office:value-type="float" office:value="0.02436221" calcext:value-type="float">
            <text:p>0.02436221</text:p>
          </table:table-cell>
          <table:table-cell office:value-type="float" office:value="0.01295638" calcext:value-type="float">
            <text:p>0.01295638</text:p>
          </table:table-cell>
          <table:table-cell office:value-type="float" office:value="0.01097513" calcext:value-type="float">
            <text:p>0.01097513</text:p>
          </table:table-cell>
          <table:table-cell office:value-type="float" office:value="0.02482054" calcext:value-type="float">
            <text:p>0.02482054</text:p>
          </table:table-cell>
          <table:table-cell office:value-type="float" office:value="0.02200026" calcext:value-type="float">
            <text:p>0.02200026</text:p>
          </table:table-cell>
          <table:table-cell office:value-type="float" office:value="0.0217514" calcext:value-type="float">
            <text:p>0.0217514</text:p>
          </table:table-cell>
          <table:table-cell office:value-type="float" office:value="0.01991444" calcext:value-type="float">
            <text:p>0.01991444</text:p>
          </table:table-cell>
          <table:table-cell office:value-type="float" office:value="0.02797676" calcext:value-type="float">
            <text:p>0.02797676</text:p>
          </table:table-cell>
          <table:table-cell office:value-type="float" office:value="0.005543755" calcext:value-type="float">
            <text:p>0.005543755</text:p>
          </table:table-cell>
          <table:table-cell office:value-type="float" office:value="0.005774075" calcext:value-type="float">
            <text:p>0.005774075</text:p>
          </table:table-cell>
          <table:table-cell office:value-type="float" office:value="0" calcext:value-type="float">
            <text:p>0</text:p>
          </table:table-cell>
          <table:table-cell office:value-type="float" office:value="7.703936" calcext:value-type="float">
            <text:p>7.703936</text:p>
          </table:table-cell>
          <table:table-cell office:value-type="float" office:value="11.78766" calcext:value-type="float">
            <text:p>11.78766</text:p>
          </table:table-cell>
          <table:table-cell office:value-type="float" office:value="11.16765" calcext:value-type="float">
            <text:p>11.16765</text:p>
          </table:table-cell>
          <table:table-cell office:value-type="float" office:value="8.433878" calcext:value-type="float">
            <text:p>8.433878</text:p>
          </table:table-cell>
          <table:table-cell office:value-type="float" office:value="6.348357" calcext:value-type="float">
            <text:p>6.348357</text:p>
          </table:table-cell>
          <table:table-cell office:value-type="float" office:value="2.963659" calcext:value-type="float">
            <text:p>2.963659</text:p>
          </table:table-cell>
          <table:table-cell office:value-type="float" office:value="1.456008" calcext:value-type="float">
            <text:p>1.456008</text:p>
          </table:table-cell>
          <table:table-cell office:value-type="float" office:value="1.939785" calcext:value-type="float">
            <text:p>1.939785</text:p>
          </table:table-cell>
          <table:table-cell office:value-type="float" office:value="1.569997" calcext:value-type="float">
            <text:p>1.569997</text:p>
          </table:table-cell>
          <table:table-cell office:value-type="float" office:value="0.7981845" calcext:value-type="float">
            <text:p>0.7981845</text:p>
          </table:table-cell>
          <table:table-cell office:value-type="float" office:value="0.3565223" calcext:value-type="float">
            <text:p>0.3565223</text:p>
          </table:table-cell>
          <table:table-cell office:value-type="float" office:value="0.3696488" calcext:value-type="float">
            <text:p>0.3696488</text:p>
          </table:table-cell>
          <table:table-cell office:value-type="float" office:value="0.3285525" calcext:value-type="float">
            <text:p>0.3285525</text:p>
          </table:table-cell>
          <table:table-cell office:value-type="float" office:value="0.3486115" calcext:value-type="float">
            <text:p>0.3486115</text:p>
          </table:table-cell>
          <table:table-cell office:value-type="float" office:value="0" calcext:value-type="float">
            <text:p>0</text:p>
          </table:table-cell>
          <table:table-cell office:value-type="float" office:value="1883.189" calcext:value-type="float">
            <text:p>1883.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39008" calcext:value-type="float">
            <text:p>-0.6839008</text:p>
          </table:table-cell>
          <table:table-cell office:value-type="float" office:value="0" calcext:value-type="float">
            <text:p>0</text:p>
          </table:table-cell>
          <table:table-cell office:value-type="float" office:value="-0.01947601" calcext:value-type="float">
            <text:p>-0.019476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32.31533" calcext:value-type="float">
            <text:p>32.31533</text:p>
          </table:table-cell>
          <table:table-cell office:value-type="float" office:value="1095.459" calcext:value-type="float">
            <text:p>1095.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5957" calcext:value-type="float">
            <text:p>2.015957</text:p>
          </table:table-cell>
          <table:table-cell office:value-type="float" office:value="5.161731" calcext:value-type="float">
            <text:p>5.161731</text:p>
          </table:table-cell>
          <table:table-cell office:value-type="float" office:value="0" calcext:value-type="float">
            <text:p>0</text:p>
          </table:table-cell>
          <table:table-cell office:value-type="float" office:value="0.00004029119" calcext:value-type="float">
            <text:p>4.029119E-05</text:p>
          </table:table-cell>
          <table:table-cell office:value-type="float" office:value="0" calcext:value-type="float">
            <text:p>0</text:p>
          </table:table-cell>
          <table:table-cell office:value-type="float" office:value="0.002144202" calcext:value-type="float">
            <text:p>0.002144202</text:p>
          </table:table-cell>
          <table:table-cell office:value-type="float" office:value="-0.01299324" calcext:value-type="float">
            <text:p>-0.01299324</text:p>
          </table:table-cell>
          <table:table-cell office:value-type="float" office:value="0.002434666" calcext:value-type="float">
            <text:p>0.002434666</text:p>
          </table:table-cell>
          <table:table-cell office:value-type="float" office:value="0.001604761" calcext:value-type="float">
            <text:p>0.001604761</text:p>
          </table:table-cell>
          <table:table-cell office:value-type="float" office:value="16.95593" calcext:value-type="float">
            <text:p>16.95593</text:p>
          </table:table-cell>
          <table:table-cell office:value-type="float" office:value="0.378065" calcext:value-type="float">
            <text:p>0.378065</text:p>
          </table:table-cell>
          <table:table-cell office:value-type="float" office:value="0.04456124" calcext:value-type="float">
            <text:p>0.04456124</text:p>
          </table:table-cell>
          <table:table-cell office:value-type="float" office:value="0.03893228" calcext:value-type="float">
            <text:p>0.03893228</text:p>
          </table:table-cell>
          <table:table-cell office:value-type="float" office:value="0.02513313" calcext:value-type="float">
            <text:p>0.02513313</text:p>
          </table:table-cell>
          <table:table-cell office:value-type="float" office:value="0.02443829" calcext:value-type="float">
            <text:p>0.02443829</text:p>
          </table:table-cell>
          <table:table-cell office:value-type="float" office:value="0.01285101" calcext:value-type="float">
            <text:p>0.01285101</text:p>
          </table:table-cell>
          <table:table-cell office:value-type="float" office:value="0.01075668" calcext:value-type="float">
            <text:p>0.01075668</text:p>
          </table:table-cell>
          <table:table-cell office:value-type="float" office:value="0.02458163" calcext:value-type="float">
            <text:p>0.02458163</text:p>
          </table:table-cell>
          <table:table-cell office:value-type="float" office:value="0.02183969" calcext:value-type="float">
            <text:p>0.02183969</text:p>
          </table:table-cell>
          <table:table-cell office:value-type="float" office:value="0.02165791" calcext:value-type="float">
            <text:p>0.02165791</text:p>
          </table:table-cell>
          <table:table-cell office:value-type="float" office:value="0.01989606" calcext:value-type="float">
            <text:p>0.01989606</text:p>
          </table:table-cell>
          <table:table-cell office:value-type="float" office:value="0.0279175" calcext:value-type="float">
            <text:p>0.0279175</text:p>
          </table:table-cell>
          <table:table-cell office:value-type="float" office:value="0.005549902" calcext:value-type="float">
            <text:p>0.005549902</text:p>
          </table:table-cell>
          <table:table-cell office:value-type="float" office:value="0.005773285" calcext:value-type="float">
            <text:p>0.005773285</text:p>
          </table:table-cell>
          <table:table-cell office:value-type="float" office:value="0" calcext:value-type="float">
            <text:p>0</text:p>
          </table:table-cell>
          <table:table-cell office:value-type="float" office:value="10.56292" calcext:value-type="float">
            <text:p>10.56292</text:p>
          </table:table-cell>
          <table:table-cell office:value-type="float" office:value="12.01808" calcext:value-type="float">
            <text:p>12.01808</text:p>
          </table:table-cell>
          <table:table-cell office:value-type="float" office:value="11.28218" calcext:value-type="float">
            <text:p>11.28218</text:p>
          </table:table-cell>
          <table:table-cell office:value-type="float" office:value="8.40019" calcext:value-type="float">
            <text:p>8.40019</text:p>
          </table:table-cell>
          <table:table-cell office:value-type="float" office:value="6.324821" calcext:value-type="float">
            <text:p>6.324821</text:p>
          </table:table-cell>
          <table:table-cell office:value-type="float" office:value="2.957561" calcext:value-type="float">
            <text:p>2.957561</text:p>
          </table:table-cell>
          <table:table-cell office:value-type="float" office:value="1.469255" calcext:value-type="float">
            <text:p>1.469255</text:p>
          </table:table-cell>
          <table:table-cell office:value-type="float" office:value="1.944065" calcext:value-type="float">
            <text:p>1.944065</text:p>
          </table:table-cell>
          <table:table-cell office:value-type="float" office:value="1.571106" calcext:value-type="float">
            <text:p>1.571106</text:p>
          </table:table-cell>
          <table:table-cell office:value-type="float" office:value="0.7996516" calcext:value-type="float">
            <text:p>0.7996516</text:p>
          </table:table-cell>
          <table:table-cell office:value-type="float" office:value="0.3580683" calcext:value-type="float">
            <text:p>0.3580683</text:p>
          </table:table-cell>
          <table:table-cell office:value-type="float" office:value="0.3702157" calcext:value-type="float">
            <text:p>0.3702157</text:p>
          </table:table-cell>
          <table:table-cell office:value-type="float" office:value="0.3287912" calcext:value-type="float">
            <text:p>0.3287912</text:p>
          </table:table-cell>
          <table:table-cell office:value-type="float" office:value="0.3486117" calcext:value-type="float">
            <text:p>0.3486117</text:p>
          </table:table-cell>
          <table:table-cell office:value-type="float" office:value="0" calcext:value-type="float">
            <text:p>0</text:p>
          </table:table-cell>
          <table:table-cell office:value-type="float" office:value="1896.851" calcext:value-type="float">
            <text:p>1896.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53168" calcext:value-type="float">
            <text:p>-0.6353168</text:p>
          </table:table-cell>
          <table:table-cell office:value-type="float" office:value="0" calcext:value-type="float">
            <text:p>0</text:p>
          </table:table-cell>
          <table:table-cell office:value-type="float" office:value="-0.01950318" calcext:value-type="float">
            <text:p>-0.019503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32.35648" calcext:value-type="float">
            <text:p>32.35648</text:p>
          </table:table-cell>
          <table:table-cell office:value-type="float" office:value="1095.471" calcext:value-type="float">
            <text:p>1095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015" calcext:value-type="float">
            <text:p>1.97015</text:p>
          </table:table-cell>
          <table:table-cell office:value-type="float" office:value="5.135349" calcext:value-type="float">
            <text:p>5.135349</text:p>
          </table:table-cell>
          <table:table-cell office:value-type="float" office:value="0" calcext:value-type="float">
            <text:p>0</text:p>
          </table:table-cell>
          <table:table-cell office:value-type="float" office:value="0.00008670203" calcext:value-type="float">
            <text:p>8.670203E-05</text:p>
          </table:table-cell>
          <table:table-cell office:value-type="float" office:value="0" calcext:value-type="float">
            <text:p>0</text:p>
          </table:table-cell>
          <table:table-cell office:value-type="float" office:value="0.01509045" calcext:value-type="float">
            <text:p>0.01509045</text:p>
          </table:table-cell>
          <table:table-cell office:value-type="float" office:value="-0.01319221" calcext:value-type="float">
            <text:p>-0.01319221</text:p>
          </table:table-cell>
          <table:table-cell office:value-type="float" office:value="0.002435039" calcext:value-type="float">
            <text:p>0.002435039</text:p>
          </table:table-cell>
          <table:table-cell office:value-type="float" office:value="0.00162385" calcext:value-type="float">
            <text:p>0.00162385</text:p>
          </table:table-cell>
          <table:table-cell office:value-type="float" office:value="17.23224" calcext:value-type="float">
            <text:p>17.23224</text:p>
          </table:table-cell>
          <table:table-cell office:value-type="float" office:value="0.2470437" calcext:value-type="float">
            <text:p>0.2470437</text:p>
          </table:table-cell>
          <table:table-cell office:value-type="float" office:value="0.04596061" calcext:value-type="float">
            <text:p>0.04596061</text:p>
          </table:table-cell>
          <table:table-cell office:value-type="float" office:value="0.03995917" calcext:value-type="float">
            <text:p>0.03995917</text:p>
          </table:table-cell>
          <table:table-cell office:value-type="float" office:value="0.02534447" calcext:value-type="float">
            <text:p>0.02534447</text:p>
          </table:table-cell>
          <table:table-cell office:value-type="float" office:value="0.02460204" calcext:value-type="float">
            <text:p>0.02460204</text:p>
          </table:table-cell>
          <table:table-cell office:value-type="float" office:value="0.01284545" calcext:value-type="float">
            <text:p>0.01284545</text:p>
          </table:table-cell>
          <table:table-cell office:value-type="float" office:value="0.01061522" calcext:value-type="float">
            <text:p>0.01061522</text:p>
          </table:table-cell>
          <table:table-cell office:value-type="float" office:value="0.02433153" calcext:value-type="float">
            <text:p>0.02433153</text:p>
          </table:table-cell>
          <table:table-cell office:value-type="float" office:value="0.02164604" calcext:value-type="float">
            <text:p>0.02164604</text:p>
          </table:table-cell>
          <table:table-cell office:value-type="float" office:value="0.0215393" calcext:value-type="float">
            <text:p>0.0215393</text:p>
          </table:table-cell>
          <table:table-cell office:value-type="float" office:value="0.01986811" calcext:value-type="float">
            <text:p>0.01986811</text:p>
          </table:table-cell>
          <table:table-cell office:value-type="float" office:value="0.02785092" calcext:value-type="float">
            <text:p>0.02785092</text:p>
          </table:table-cell>
          <table:table-cell office:value-type="float" office:value="0.005555462" calcext:value-type="float">
            <text:p>0.005555462</text:p>
          </table:table-cell>
          <table:table-cell office:value-type="float" office:value="0.005772487" calcext:value-type="float">
            <text:p>0.005772487</text:p>
          </table:table-cell>
          <table:table-cell office:value-type="float" office:value="0" calcext:value-type="float">
            <text:p>0</text:p>
          </table:table-cell>
          <table:table-cell office:value-type="float" office:value="8.935818" calcext:value-type="float">
            <text:p>8.935818</text:p>
          </table:table-cell>
          <table:table-cell office:value-type="float" office:value="11.65101" calcext:value-type="float">
            <text:p>11.65101</text:p>
          </table:table-cell>
          <table:table-cell office:value-type="float" office:value="11.2482" calcext:value-type="float">
            <text:p>11.2482</text:p>
          </table:table-cell>
          <table:table-cell office:value-type="float" office:value="8.348516" calcext:value-type="float">
            <text:p>8.348516</text:p>
          </table:table-cell>
          <table:table-cell office:value-type="float" office:value="6.286694" calcext:value-type="float">
            <text:p>6.286694</text:p>
          </table:table-cell>
          <table:table-cell office:value-type="float" office:value="2.943473" calcext:value-type="float">
            <text:p>2.943473</text:p>
          </table:table-cell>
          <table:table-cell office:value-type="float" office:value="1.474748" calcext:value-type="float">
            <text:p>1.474748</text:p>
          </table:table-cell>
          <table:table-cell office:value-type="float" office:value="1.940946" calcext:value-type="float">
            <text:p>1.940946</text:p>
          </table:table-cell>
          <table:table-cell office:value-type="float" office:value="1.562983" calcext:value-type="float">
            <text:p>1.562983</text:p>
          </table:table-cell>
          <table:table-cell office:value-type="float" office:value="0.7970574" calcext:value-type="float">
            <text:p>0.7970574</text:p>
          </table:table-cell>
          <table:table-cell office:value-type="float" office:value="0.3585852" calcext:value-type="float">
            <text:p>0.3585852</text:p>
          </table:table-cell>
          <table:table-cell office:value-type="float" office:value="0.3704669" calcext:value-type="float">
            <text:p>0.3704669</text:p>
          </table:table-cell>
          <table:table-cell office:value-type="float" office:value="0.3289853" calcext:value-type="float">
            <text:p>0.3289853</text:p>
          </table:table-cell>
          <table:table-cell office:value-type="float" office:value="0.3486118" calcext:value-type="float">
            <text:p>0.3486118</text:p>
          </table:table-cell>
          <table:table-cell office:value-type="float" office:value="0" calcext:value-type="float">
            <text:p>0</text:p>
          </table:table-cell>
          <table:table-cell office:value-type="float" office:value="1861.778" calcext:value-type="float">
            <text:p>1861.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943439" calcext:value-type="float">
            <text:p>-0.6943439</text:p>
          </table:table-cell>
          <table:table-cell office:value-type="float" office:value="0" calcext:value-type="float">
            <text:p>0</text:p>
          </table:table-cell>
          <table:table-cell office:value-type="float" office:value="-0.01952589" calcext:value-type="float">
            <text:p>-0.019525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32.47833" calcext:value-type="float">
            <text:p>32.47833</text:p>
          </table:table-cell>
          <table:table-cell office:value-type="float" office:value="1095.505" calcext:value-type="float">
            <text:p>1095.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3432" calcext:value-type="float">
            <text:p>1.863432</text:p>
          </table:table-cell>
          <table:table-cell office:value-type="float" office:value="5.070156" calcext:value-type="float">
            <text:p>5.070156</text:p>
          </table:table-cell>
          <table:table-cell office:value-type="float" office:value="0" calcext:value-type="float">
            <text:p>0</text:p>
          </table:table-cell>
          <table:table-cell office:value-type="float" office:value="0.0001260513" calcext:value-type="float">
            <text:p>0.0001260513</text:p>
          </table:table-cell>
          <table:table-cell office:value-type="float" office:value="0" calcext:value-type="float">
            <text:p>0</text:p>
          </table:table-cell>
          <table:table-cell office:value-type="float" office:value="0.02575628" calcext:value-type="float">
            <text:p>0.02575628</text:p>
          </table:table-cell>
          <table:table-cell office:value-type="float" office:value="-0.01381798" calcext:value-type="float">
            <text:p>-0.01381798</text:p>
          </table:table-cell>
          <table:table-cell office:value-type="float" office:value="0.002442119" calcext:value-type="float">
            <text:p>0.002442119</text:p>
          </table:table-cell>
          <table:table-cell office:value-type="float" office:value="0.001673193" calcext:value-type="float">
            <text:p>0.001673193</text:p>
          </table:table-cell>
          <table:table-cell office:value-type="float" office:value="17.78362" calcext:value-type="float">
            <text:p>17.78362</text:p>
          </table:table-cell>
          <table:table-cell office:value-type="float" office:value="0.2278826" calcext:value-type="float">
            <text:p>0.2278826</text:p>
          </table:table-cell>
          <table:table-cell office:value-type="float" office:value="0.04737447" calcext:value-type="float">
            <text:p>0.04737447</text:p>
          </table:table-cell>
          <table:table-cell office:value-type="float" office:value="0.04074611" calcext:value-type="float">
            <text:p>0.04074611</text:p>
          </table:table-cell>
          <table:table-cell office:value-type="float" office:value="0.02574748" calcext:value-type="float">
            <text:p>0.02574748</text:p>
          </table:table-cell>
          <table:table-cell office:value-type="float" office:value="0.02513308" calcext:value-type="float">
            <text:p>0.02513308</text:p>
          </table:table-cell>
          <table:table-cell office:value-type="float" office:value="0.01289546" calcext:value-type="float">
            <text:p>0.01289546</text:p>
          </table:table-cell>
          <table:table-cell office:value-type="float" office:value="0.01059553" calcext:value-type="float">
            <text:p>0.01059553</text:p>
          </table:table-cell>
          <table:table-cell office:value-type="float" office:value="0.02413203" calcext:value-type="float">
            <text:p>0.02413203</text:p>
          </table:table-cell>
          <table:table-cell office:value-type="float" office:value="0.02145258" calcext:value-type="float">
            <text:p>0.02145258</text:p>
          </table:table-cell>
          <table:table-cell office:value-type="float" office:value="0.02141348" calcext:value-type="float">
            <text:p>0.02141348</text:p>
          </table:table-cell>
          <table:table-cell office:value-type="float" office:value="0.01983654" calcext:value-type="float">
            <text:p>0.01983654</text:p>
          </table:table-cell>
          <table:table-cell office:value-type="float" office:value="0.02778036" calcext:value-type="float">
            <text:p>0.02778036</text:p>
          </table:table-cell>
          <table:table-cell office:value-type="float" office:value="0.005559155" calcext:value-type="float">
            <text:p>0.005559155</text:p>
          </table:table-cell>
          <table:table-cell office:value-type="float" office:value="0.005771677" calcext:value-type="float">
            <text:p>0.005771677</text:p>
          </table:table-cell>
          <table:table-cell office:value-type="float" office:value="0" calcext:value-type="float">
            <text:p>0</text:p>
          </table:table-cell>
          <table:table-cell office:value-type="float" office:value="5.381938" calcext:value-type="float">
            <text:p>5.381938</text:p>
          </table:table-cell>
          <table:table-cell office:value-type="float" office:value="11.65814" calcext:value-type="float">
            <text:p>11.65814</text:p>
          </table:table-cell>
          <table:table-cell office:value-type="float" office:value="11.22806" calcext:value-type="float">
            <text:p>11.22806</text:p>
          </table:table-cell>
          <table:table-cell office:value-type="float" office:value="8.285643" calcext:value-type="float">
            <text:p>8.285643</text:p>
          </table:table-cell>
          <table:table-cell office:value-type="float" office:value="6.25892" calcext:value-type="float">
            <text:p>6.25892</text:p>
          </table:table-cell>
          <table:table-cell office:value-type="float" office:value="2.938853" calcext:value-type="float">
            <text:p>2.938853</text:p>
          </table:table-cell>
          <table:table-cell office:value-type="float" office:value="1.484687" calcext:value-type="float">
            <text:p>1.484687</text:p>
          </table:table-cell>
          <table:table-cell office:value-type="float" office:value="1.941088" calcext:value-type="float">
            <text:p>1.941088</text:p>
          </table:table-cell>
          <table:table-cell office:value-type="float" office:value="1.555954" calcext:value-type="float">
            <text:p>1.555954</text:p>
          </table:table-cell>
          <table:table-cell office:value-type="float" office:value="0.7941583" calcext:value-type="float">
            <text:p>0.7941583</text:p>
          </table:table-cell>
          <table:table-cell office:value-type="float" office:value="0.3583632" calcext:value-type="float">
            <text:p>0.3583632</text:p>
          </table:table-cell>
          <table:table-cell office:value-type="float" office:value="0.3706245" calcext:value-type="float">
            <text:p>0.3706245</text:p>
          </table:table-cell>
          <table:table-cell office:value-type="float" office:value="0.3290615" calcext:value-type="float">
            <text:p>0.3290615</text:p>
          </table:table-cell>
          <table:table-cell office:value-type="float" office:value="0.3486119" calcext:value-type="float">
            <text:p>0.3486119</text:p>
          </table:table-cell>
          <table:table-cell office:value-type="float" office:value="0" calcext:value-type="float">
            <text:p>0</text:p>
          </table:table-cell>
          <table:table-cell office:value-type="float" office:value="1774.197" calcext:value-type="float">
            <text:p>1774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61555" calcext:value-type="float">
            <text:p>-0.8561555</text:p>
          </table:table-cell>
          <table:table-cell office:value-type="float" office:value="0" calcext:value-type="float">
            <text:p>0</text:p>
          </table:table-cell>
          <table:table-cell office:value-type="float" office:value="-0.01955572" calcext:value-type="float">
            <text:p>-0.019555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32.4729" calcext:value-type="float">
            <text:p>32.4729</text:p>
          </table:table-cell>
          <table:table-cell office:value-type="float" office:value="1095.525" calcext:value-type="float">
            <text:p>1095.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39486" calcext:value-type="float">
            <text:p>1.839486</text:p>
          </table:table-cell>
          <table:table-cell office:value-type="float" office:value="5.069182" calcext:value-type="float">
            <text:p>5.069182</text:p>
          </table:table-cell>
          <table:table-cell office:value-type="float" office:value="0" calcext:value-type="float">
            <text:p>0</text:p>
          </table:table-cell>
          <table:table-cell office:value-type="float" office:value="0.0001424301" calcext:value-type="float">
            <text:p>0.0001424301</text:p>
          </table:table-cell>
          <table:table-cell office:value-type="float" office:value="0" calcext:value-type="float">
            <text:p>0</text:p>
          </table:table-cell>
          <table:table-cell office:value-type="float" office:value="0.03000442" calcext:value-type="float">
            <text:p>0.03000442</text:p>
          </table:table-cell>
          <table:table-cell office:value-type="float" office:value="-0.01414639" calcext:value-type="float">
            <text:p>-0.01414639</text:p>
          </table:table-cell>
          <table:table-cell office:value-type="float" office:value="0.00245374" calcext:value-type="float">
            <text:p>0.00245374</text:p>
          </table:table-cell>
          <table:table-cell office:value-type="float" office:value="0.001688248" calcext:value-type="float">
            <text:p>0.001688248</text:p>
          </table:table-cell>
          <table:table-cell office:value-type="float" office:value="17.95574" calcext:value-type="float">
            <text:p>17.95574</text:p>
          </table:table-cell>
          <table:table-cell office:value-type="float" office:value="0.1865903" calcext:value-type="float">
            <text:p>0.1865903</text:p>
          </table:table-cell>
          <table:table-cell office:value-type="float" office:value="0.04969909" calcext:value-type="float">
            <text:p>0.04969909</text:p>
          </table:table-cell>
          <table:table-cell office:value-type="float" office:value="0.04165717" calcext:value-type="float">
            <text:p>0.04165717</text:p>
          </table:table-cell>
          <table:table-cell office:value-type="float" office:value="0.02620345" calcext:value-type="float">
            <text:p>0.02620345</text:p>
          </table:table-cell>
          <table:table-cell office:value-type="float" office:value="0.0258611" calcext:value-type="float">
            <text:p>0.0258611</text:p>
          </table:table-cell>
          <table:table-cell office:value-type="float" office:value="0.0129678" calcext:value-type="float">
            <text:p>0.0129678</text:p>
          </table:table-cell>
          <table:table-cell office:value-type="float" office:value="0.01060886" calcext:value-type="float">
            <text:p>0.01060886</text:p>
          </table:table-cell>
          <table:table-cell office:value-type="float" office:value="0.02396897" calcext:value-type="float">
            <text:p>0.02396897</text:p>
          </table:table-cell>
          <table:table-cell office:value-type="float" office:value="0.02127975" calcext:value-type="float">
            <text:p>0.02127975</text:p>
          </table:table-cell>
          <table:table-cell office:value-type="float" office:value="0.02129353" calcext:value-type="float">
            <text:p>0.02129353</text:p>
          </table:table-cell>
          <table:table-cell office:value-type="float" office:value="0.01980967" calcext:value-type="float">
            <text:p>0.01980967</text:p>
          </table:table-cell>
          <table:table-cell office:value-type="float" office:value="0.02770912" calcext:value-type="float">
            <text:p>0.02770912</text:p>
          </table:table-cell>
          <table:table-cell office:value-type="float" office:value="0.005561317" calcext:value-type="float">
            <text:p>0.005561317</text:p>
          </table:table-cell>
          <table:table-cell office:value-type="float" office:value="0.005770851" calcext:value-type="float">
            <text:p>0.005770851</text:p>
          </table:table-cell>
          <table:table-cell office:value-type="float" office:value="0" calcext:value-type="float">
            <text:p>0</text:p>
          </table:table-cell>
          <table:table-cell office:value-type="float" office:value="4.50713" calcext:value-type="float">
            <text:p>4.50713</text:p>
          </table:table-cell>
          <table:table-cell office:value-type="float" office:value="11.53267" calcext:value-type="float">
            <text:p>11.53267</text:p>
          </table:table-cell>
          <table:table-cell office:value-type="float" office:value="11.10548" calcext:value-type="float">
            <text:p>11.10548</text:p>
          </table:table-cell>
          <table:table-cell office:value-type="float" office:value="8.210279" calcext:value-type="float">
            <text:p>8.210279</text:p>
          </table:table-cell>
          <table:table-cell office:value-type="float" office:value="6.228131" calcext:value-type="float">
            <text:p>6.228131</text:p>
          </table:table-cell>
          <table:table-cell office:value-type="float" office:value="2.931764" calcext:value-type="float">
            <text:p>2.931764</text:p>
          </table:table-cell>
          <table:table-cell office:value-type="float" office:value="1.496489" calcext:value-type="float">
            <text:p>1.496489</text:p>
          </table:table-cell>
          <table:table-cell office:value-type="float" office:value="1.945517" calcext:value-type="float">
            <text:p>1.945517</text:p>
          </table:table-cell>
          <table:table-cell office:value-type="float" office:value="1.555029" calcext:value-type="float">
            <text:p>1.555029</text:p>
          </table:table-cell>
          <table:table-cell office:value-type="float" office:value="0.7935122" calcext:value-type="float">
            <text:p>0.7935122</text:p>
          </table:table-cell>
          <table:table-cell office:value-type="float" office:value="0.3584072" calcext:value-type="float">
            <text:p>0.3584072</text:p>
          </table:table-cell>
          <table:table-cell office:value-type="float" office:value="0.3709542" calcext:value-type="float">
            <text:p>0.3709542</text:p>
          </table:table-cell>
          <table:table-cell office:value-type="float" office:value="0.3290495" calcext:value-type="float">
            <text:p>0.3290495</text:p>
          </table:table-cell>
          <table:table-cell office:value-type="float" office:value="0.3486121" calcext:value-type="float">
            <text:p>0.3486121</text:p>
          </table:table-cell>
          <table:table-cell office:value-type="float" office:value="0" calcext:value-type="float">
            <text:p>0</text:p>
          </table:table-cell>
          <table:table-cell office:value-type="float" office:value="1759.259" calcext:value-type="float">
            <text:p>1759.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764902" calcext:value-type="float">
            <text:p>-0.8764902</text:p>
          </table:table-cell>
          <table:table-cell office:value-type="float" office:value="0" calcext:value-type="float">
            <text:p>0</text:p>
          </table:table-cell>
          <table:table-cell office:value-type="float" office:value="-0.01957815" calcext:value-type="float">
            <text:p>-0.019578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32.39659" calcext:value-type="float">
            <text:p>32.39659</text:p>
          </table:table-cell>
          <table:table-cell office:value-type="float" office:value="1095.532" calcext:value-type="float">
            <text:p>1095.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8771" calcext:value-type="float">
            <text:p>1.878771</text:p>
          </table:table-cell>
          <table:table-cell office:value-type="float" office:value="5.093552" calcext:value-type="float">
            <text:p>5.093552</text:p>
          </table:table-cell>
          <table:table-cell office:value-type="float" office:value="0" calcext:value-type="float">
            <text:p>0</text:p>
          </table:table-cell>
          <table:table-cell office:value-type="float" office:value="0.000142854" calcext:value-type="float">
            <text:p>0.000142854</text:p>
          </table:table-cell>
          <table:table-cell office:value-type="float" office:value="0" calcext:value-type="float">
            <text:p>0</text:p>
          </table:table-cell>
          <table:table-cell office:value-type="float" office:value="0.03014657" calcext:value-type="float">
            <text:p>0.03014657</text:p>
          </table:table-cell>
          <table:table-cell office:value-type="float" office:value="-0.01421666" calcext:value-type="float">
            <text:p>-0.01421666</text:p>
          </table:table-cell>
          <table:table-cell office:value-type="float" office:value="0.002465436" calcext:value-type="float">
            <text:p>0.002465436</text:p>
          </table:table-cell>
          <table:table-cell office:value-type="float" office:value="0.001689233" calcext:value-type="float">
            <text:p>0.001689233</text:p>
          </table:table-cell>
          <table:table-cell office:value-type="float" office:value="17.90415" calcext:value-type="float">
            <text:p>17.90415</text:p>
          </table:table-cell>
          <table:table-cell office:value-type="float" office:value="0.1879642" calcext:value-type="float">
            <text:p>0.1879642</text:p>
          </table:table-cell>
          <table:table-cell office:value-type="float" office:value="0.05156058" calcext:value-type="float">
            <text:p>0.05156058</text:p>
          </table:table-cell>
          <table:table-cell office:value-type="float" office:value="0.04298992" calcext:value-type="float">
            <text:p>0.04298992</text:p>
          </table:table-cell>
          <table:table-cell office:value-type="float" office:value="0.02681722" calcext:value-type="float">
            <text:p>0.02681722</text:p>
          </table:table-cell>
          <table:table-cell office:value-type="float" office:value="0.02671305" calcext:value-type="float">
            <text:p>0.02671305</text:p>
          </table:table-cell>
          <table:table-cell office:value-type="float" office:value="0.0130524" calcext:value-type="float">
            <text:p>0.0130524</text:p>
          </table:table-cell>
          <table:table-cell office:value-type="float" office:value="0.01064897" calcext:value-type="float">
            <text:p>0.01064897</text:p>
          </table:table-cell>
          <table:table-cell office:value-type="float" office:value="0.02383539" calcext:value-type="float">
            <text:p>0.02383539</text:p>
          </table:table-cell>
          <table:table-cell office:value-type="float" office:value="0.02112715" calcext:value-type="float">
            <text:p>0.02112715</text:p>
          </table:table-cell>
          <table:table-cell office:value-type="float" office:value="0.02118051" calcext:value-type="float">
            <text:p>0.02118051</text:p>
          </table:table-cell>
          <table:table-cell office:value-type="float" office:value="0.01978798" calcext:value-type="float">
            <text:p>0.01978798</text:p>
          </table:table-cell>
          <table:table-cell office:value-type="float" office:value="0.02763768" calcext:value-type="float">
            <text:p>0.02763768</text:p>
          </table:table-cell>
          <table:table-cell office:value-type="float" office:value="0.005563142" calcext:value-type="float">
            <text:p>0.005563142</text:p>
          </table:table-cell>
          <table:table-cell office:value-type="float" office:value="0.005770003" calcext:value-type="float">
            <text:p>0.005770003</text:p>
          </table:table-cell>
          <table:table-cell office:value-type="float" office:value="0" calcext:value-type="float">
            <text:p>0</text:p>
          </table:table-cell>
          <table:table-cell office:value-type="float" office:value="5.111066" calcext:value-type="float">
            <text:p>5.111066</text:p>
          </table:table-cell>
          <table:table-cell office:value-type="float" office:value="11.75806" calcext:value-type="float">
            <text:p>11.75806</text:p>
          </table:table-cell>
          <table:table-cell office:value-type="float" office:value="11.10261" calcext:value-type="float">
            <text:p>11.10261</text:p>
          </table:table-cell>
          <table:table-cell office:value-type="float" office:value="8.144144" calcext:value-type="float">
            <text:p>8.144144</text:p>
          </table:table-cell>
          <table:table-cell office:value-type="float" office:value="6.202301" calcext:value-type="float">
            <text:p>6.202301</text:p>
          </table:table-cell>
          <table:table-cell office:value-type="float" office:value="2.923873" calcext:value-type="float">
            <text:p>2.923873</text:p>
          </table:table-cell>
          <table:table-cell office:value-type="float" office:value="1.507648" calcext:value-type="float">
            <text:p>1.507648</text:p>
          </table:table-cell>
          <table:table-cell office:value-type="float" office:value="1.951392" calcext:value-type="float">
            <text:p>1.951392</text:p>
          </table:table-cell>
          <table:table-cell office:value-type="float" office:value="1.558074" calcext:value-type="float">
            <text:p>1.558074</text:p>
          </table:table-cell>
          <table:table-cell office:value-type="float" office:value="0.7948788" calcext:value-type="float">
            <text:p>0.7948788</text:p>
          </table:table-cell>
          <table:table-cell office:value-type="float" office:value="0.359012" calcext:value-type="float">
            <text:p>0.359012</text:p>
          </table:table-cell>
          <table:table-cell office:value-type="float" office:value="0.3715274" calcext:value-type="float">
            <text:p>0.3715274</text:p>
          </table:table-cell>
          <table:table-cell office:value-type="float" office:value="0.3290282" calcext:value-type="float">
            <text:p>0.3290282</text:p>
          </table:table-cell>
          <table:table-cell office:value-type="float" office:value="0.3486122" calcext:value-type="float">
            <text:p>0.3486122</text:p>
          </table:table-cell>
          <table:table-cell office:value-type="float" office:value="0" calcext:value-type="float">
            <text:p>0</text:p>
          </table:table-cell>
          <table:table-cell office:value-type="float" office:value="1800.79" calcext:value-type="float">
            <text:p>180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26156" calcext:value-type="float">
            <text:p>-0.8126156</text:p>
          </table:table-cell>
          <table:table-cell office:value-type="float" office:value="0" calcext:value-type="float">
            <text:p>0</text:p>
          </table:table-cell>
          <table:table-cell office:value-type="float" office:value="-0.01959416" calcext:value-type="float">
            <text:p>-0.019594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32.21717" calcext:value-type="float">
            <text:p>32.21717</text:p>
          </table:table-cell>
          <table:table-cell office:value-type="float" office:value="1095.556" calcext:value-type="float">
            <text:p>1095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2627" calcext:value-type="float">
            <text:p>1.992627</text:p>
          </table:table-cell>
          <table:table-cell office:value-type="float" office:value="5.128923" calcext:value-type="float">
            <text:p>5.128923</text:p>
          </table:table-cell>
          <table:table-cell office:value-type="float" office:value="0" calcext:value-type="float">
            <text:p>0</text:p>
          </table:table-cell>
          <table:table-cell office:value-type="float" office:value="0.0001432618" calcext:value-type="float">
            <text:p>0.0001432618</text:p>
          </table:table-cell>
          <table:table-cell office:value-type="float" office:value="0" calcext:value-type="float">
            <text:p>0</text:p>
          </table:table-cell>
          <table:table-cell office:value-type="float" office:value="0.03028332" calcext:value-type="float">
            <text:p>0.03028332</text:p>
          </table:table-cell>
          <table:table-cell office:value-type="float" office:value="-0.01429461" calcext:value-type="float">
            <text:p>-0.01429461</text:p>
          </table:table-cell>
          <table:table-cell office:value-type="float" office:value="0.00246338" calcext:value-type="float">
            <text:p>0.00246338</text:p>
          </table:table-cell>
          <table:table-cell office:value-type="float" office:value="0.001689464" calcext:value-type="float">
            <text:p>0.001689464</text:p>
          </table:table-cell>
          <table:table-cell office:value-type="float" office:value="17.67129" calcext:value-type="float">
            <text:p>17.67129</text:p>
          </table:table-cell>
          <table:table-cell office:value-type="float" office:value="0.1718033" calcext:value-type="float">
            <text:p>0.1718033</text:p>
          </table:table-cell>
          <table:table-cell office:value-type="float" office:value="0.0517516" calcext:value-type="float">
            <text:p>0.0517516</text:p>
          </table:table-cell>
          <table:table-cell office:value-type="float" office:value="0.04367559" calcext:value-type="float">
            <text:p>0.04367559</text:p>
          </table:table-cell>
          <table:table-cell office:value-type="float" office:value="0.02747848" calcext:value-type="float">
            <text:p>0.02747848</text:p>
          </table:table-cell>
          <table:table-cell office:value-type="float" office:value="0.02747439" calcext:value-type="float">
            <text:p>0.02747439</text:p>
          </table:table-cell>
          <table:table-cell office:value-type="float" office:value="0.01312479" calcext:value-type="float">
            <text:p>0.01312479</text:p>
          </table:table-cell>
          <table:table-cell office:value-type="float" office:value="0.01071267" calcext:value-type="float">
            <text:p>0.01071267</text:p>
          </table:table-cell>
          <table:table-cell office:value-type="float" office:value="0.0237308" calcext:value-type="float">
            <text:p>0.0237308</text:p>
          </table:table-cell>
          <table:table-cell office:value-type="float" office:value="0.02098856" calcext:value-type="float">
            <text:p>0.02098856</text:p>
          </table:table-cell>
          <table:table-cell office:value-type="float" office:value="0.02106696" calcext:value-type="float">
            <text:p>0.02106696</text:p>
          </table:table-cell>
          <table:table-cell office:value-type="float" office:value="0.01976483" calcext:value-type="float">
            <text:p>0.01976483</text:p>
          </table:table-cell>
          <table:table-cell office:value-type="float" office:value="0.02756253" calcext:value-type="float">
            <text:p>0.02756253</text:p>
          </table:table-cell>
          <table:table-cell office:value-type="float" office:value="0.005564912" calcext:value-type="float">
            <text:p>0.005564912</text:p>
          </table:table-cell>
          <table:table-cell office:value-type="float" office:value="0.005769155" calcext:value-type="float">
            <text:p>0.005769155</text:p>
          </table:table-cell>
          <table:table-cell office:value-type="float" office:value="0" calcext:value-type="float">
            <text:p>0</text:p>
          </table:table-cell>
          <table:table-cell office:value-type="float" office:value="6.542283" calcext:value-type="float">
            <text:p>6.542283</text:p>
          </table:table-cell>
          <table:table-cell office:value-type="float" office:value="11.96939" calcext:value-type="float">
            <text:p>11.96939</text:p>
          </table:table-cell>
          <table:table-cell office:value-type="float" office:value="11.14198" calcext:value-type="float">
            <text:p>11.14198</text:p>
          </table:table-cell>
          <table:table-cell office:value-type="float" office:value="8.119683" calcext:value-type="float">
            <text:p>8.119683</text:p>
          </table:table-cell>
          <table:table-cell office:value-type="float" office:value="6.183783" calcext:value-type="float">
            <text:p>6.183783</text:p>
          </table:table-cell>
          <table:table-cell office:value-type="float" office:value="2.915398" calcext:value-type="float">
            <text:p>2.915398</text:p>
          </table:table-cell>
          <table:table-cell office:value-type="float" office:value="1.518206" calcext:value-type="float">
            <text:p>1.518206</text:p>
          </table:table-cell>
          <table:table-cell office:value-type="float" office:value="1.956741" calcext:value-type="float">
            <text:p>1.956741</text:p>
          </table:table-cell>
          <table:table-cell office:value-type="float" office:value="1.561115" calcext:value-type="float">
            <text:p>1.561115</text:p>
          </table:table-cell>
          <table:table-cell office:value-type="float" office:value="0.7962785" calcext:value-type="float">
            <text:p>0.7962785</text:p>
          </table:table-cell>
          <table:table-cell office:value-type="float" office:value="0.3596507" calcext:value-type="float">
            <text:p>0.3596507</text:p>
          </table:table-cell>
          <table:table-cell office:value-type="float" office:value="0.3721005" calcext:value-type="float">
            <text:p>0.3721005</text:p>
          </table:table-cell>
          <table:table-cell office:value-type="float" office:value="0.3290155" calcext:value-type="float">
            <text:p>0.3290155</text:p>
          </table:table-cell>
          <table:table-cell office:value-type="float" office:value="0.3486147" calcext:value-type="float">
            <text:p>0.3486147</text:p>
          </table:table-cell>
          <table:table-cell office:value-type="float" office:value="0" calcext:value-type="float">
            <text:p>0</text:p>
          </table:table-cell>
          <table:table-cell office:value-type="float" office:value="1917.852" calcext:value-type="float">
            <text:p>1917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31597" calcext:value-type="float">
            <text:p>-0.6631597</text:p>
          </table:table-cell>
          <table:table-cell office:value-type="float" office:value="0" calcext:value-type="float">
            <text:p>0</text:p>
          </table:table-cell>
          <table:table-cell office:value-type="float" office:value="-0.01961087" calcext:value-type="float">
            <text:p>-0.019610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32.24764" calcext:value-type="float">
            <text:p>32.24764</text:p>
          </table:table-cell>
          <table:table-cell office:value-type="float" office:value="1095.574" calcext:value-type="float">
            <text:p>1095.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972" calcext:value-type="float">
            <text:p>1.900972</text:p>
          </table:table-cell>
          <table:table-cell office:value-type="float" office:value="5.170108" calcext:value-type="float">
            <text:p>5.170108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676418" calcext:value-type="float">
            <text:p>0.0001676418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180847" calcext:value-type="float">
            <text:p>0.03180847</text:p>
          </table:table-cell>
          <table:table-cell office:value-type="float" office:value="-0.01514694" calcext:value-type="float">
            <text:p>-0.01514694</text:p>
          </table:table-cell>
          <table:table-cell office:value-type="float" office:value="0.002469559" calcext:value-type="float">
            <text:p>0.002469559</text:p>
          </table:table-cell>
          <table:table-cell office:value-type="float" office:value="0.00174062" calcext:value-type="float">
            <text:p>0.00174062</text:p>
          </table:table-cell>
          <table:table-cell office:value-type="float" office:value="17.88202" calcext:value-type="float">
            <text:p>17.88202</text:p>
          </table:table-cell>
          <table:table-cell office:value-type="float" office:value="2.736495" calcext:value-type="float">
            <text:p>2.736495</text:p>
          </table:table-cell>
          <table:table-cell office:value-type="float" office:value="0.431283" calcext:value-type="float">
            <text:p>0.431283</text:p>
          </table:table-cell>
          <table:table-cell office:value-type="float" office:value="0.08930923" calcext:value-type="float">
            <text:p>0.08930923</text:p>
          </table:table-cell>
          <table:table-cell office:value-type="float" office:value="0.0372876" calcext:value-type="float">
            <text:p>0.0372876</text:p>
          </table:table-cell>
          <table:table-cell office:value-type="float" office:value="0.03064433" calcext:value-type="float">
            <text:p>0.03064433</text:p>
          </table:table-cell>
          <table:table-cell office:value-type="float" office:value="0.01329174" calcext:value-type="float">
            <text:p>0.01329174</text:p>
          </table:table-cell>
          <table:table-cell office:value-type="float" office:value="0.01120152" calcext:value-type="float">
            <text:p>0.01120152</text:p>
          </table:table-cell>
          <table:table-cell office:value-type="float" office:value="0.02368137" calcext:value-type="float">
            <text:p>0.02368137</text:p>
          </table:table-cell>
          <table:table-cell office:value-type="float" office:value="0.02086479" calcext:value-type="float">
            <text:p>0.02086479</text:p>
          </table:table-cell>
          <table:table-cell office:value-type="float" office:value="0.02095423" calcext:value-type="float">
            <text:p>0.02095423</text:p>
          </table:table-cell>
          <table:table-cell office:value-type="float" office:value="0.0197403" calcext:value-type="float">
            <text:p>0.0197403</text:p>
          </table:table-cell>
          <table:table-cell office:value-type="float" office:value="0.02748274" calcext:value-type="float">
            <text:p>0.02748274</text:p>
          </table:table-cell>
          <table:table-cell office:value-type="float" office:value="0.005562398" calcext:value-type="float">
            <text:p>0.005562398</text:p>
          </table:table-cell>
          <table:table-cell office:value-type="float" office:value="0.005768294" calcext:value-type="float">
            <text:p>0.005768294</text:p>
          </table:table-cell>
          <table:table-cell office:value-type="float" office:value="0" calcext:value-type="float">
            <text:p>0</text:p>
          </table:table-cell>
          <table:table-cell office:value-type="float" office:value="2.531394" calcext:value-type="float">
            <text:p>2.531394</text:p>
          </table:table-cell>
          <table:table-cell office:value-type="float" office:value="10.47049" calcext:value-type="float">
            <text:p>10.47049</text:p>
          </table:table-cell>
          <table:table-cell office:value-type="float" office:value="13.53151" calcext:value-type="float">
            <text:p>13.53151</text:p>
          </table:table-cell>
          <table:table-cell office:value-type="float" office:value="10.87767" calcext:value-type="float">
            <text:p>10.87767</text:p>
          </table:table-cell>
          <table:table-cell office:value-type="float" office:value="8.083372" calcext:value-type="float">
            <text:p>8.083372</text:p>
          </table:table-cell>
          <table:table-cell office:value-type="float" office:value="2.980099" calcext:value-type="float">
            <text:p>2.980099</text:p>
          </table:table-cell>
          <table:table-cell office:value-type="float" office:value="1.44384" calcext:value-type="float">
            <text:p>1.44384</text:p>
          </table:table-cell>
          <table:table-cell office:value-type="float" office:value="1.975698" calcext:value-type="float">
            <text:p>1.975698</text:p>
          </table:table-cell>
          <table:table-cell office:value-type="float" office:value="1.564849" calcext:value-type="float">
            <text:p>1.564849</text:p>
          </table:table-cell>
          <table:table-cell office:value-type="float" office:value="0.7977092" calcext:value-type="float">
            <text:p>0.7977092</text:p>
          </table:table-cell>
          <table:table-cell office:value-type="float" office:value="0.36031" calcext:value-type="float">
            <text:p>0.36031</text:p>
          </table:table-cell>
          <table:table-cell office:value-type="float" office:value="0.3726125" calcext:value-type="float">
            <text:p>0.3726125</text:p>
          </table:table-cell>
          <table:table-cell office:value-type="float" office:value="0.327499" calcext:value-type="float">
            <text:p>0.327499</text:p>
          </table:table-cell>
          <table:table-cell office:value-type="float" office:value="0.3486174" calcext:value-type="float">
            <text:p>0.3486174</text:p>
          </table:table-cell>
          <table:table-cell office:value-type="float" office:value="0" calcext:value-type="float">
            <text:p>0</text:p>
          </table:table-cell>
          <table:table-cell office:value-type="float" office:value="1790.786" calcext:value-type="float">
            <text:p>1790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74999" calcext:value-type="float">
            <text:p>-0.7174999</text:p>
          </table:table-cell>
          <table:table-cell office:value-type="float" office:value="0" calcext:value-type="float">
            <text:p>0</text:p>
          </table:table-cell>
          <table:table-cell office:value-type="float" office:value="-0.02551907" calcext:value-type="float">
            <text:p>-0.025519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32.42307" calcext:value-type="float">
            <text:p>32.42307</text:p>
          </table:table-cell>
          <table:table-cell office:value-type="float" office:value="1095.638" calcext:value-type="float">
            <text:p>1095.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2182" calcext:value-type="float">
            <text:p>1.682182</text:p>
          </table:table-cell>
          <table:table-cell office:value-type="float" office:value="5.141693" calcext:value-type="float">
            <text:p>5.141693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786744" calcext:value-type="float">
            <text:p>0.0001786744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183709" calcext:value-type="float">
            <text:p>0.03183709</text:p>
          </table:table-cell>
          <table:table-cell office:value-type="float" office:value="-0.01782431" calcext:value-type="float">
            <text:p>-0.01782431</text:p>
          </table:table-cell>
          <table:table-cell office:value-type="float" office:value="0.002473279" calcext:value-type="float">
            <text:p>0.002473279</text:p>
          </table:table-cell>
          <table:table-cell office:value-type="float" office:value="0.001817672" calcext:value-type="float">
            <text:p>0.001817672</text:p>
          </table:table-cell>
          <table:table-cell office:value-type="float" office:value="18.62273" calcext:value-type="float">
            <text:p>18.62273</text:p>
          </table:table-cell>
          <table:table-cell office:value-type="float" office:value="1.127109" calcext:value-type="float">
            <text:p>1.127109</text:p>
          </table:table-cell>
          <table:table-cell office:value-type="float" office:value="0.2054004" calcext:value-type="float">
            <text:p>0.2054004</text:p>
          </table:table-cell>
          <table:table-cell office:value-type="float" office:value="0.06226027" calcext:value-type="float">
            <text:p>0.06226027</text:p>
          </table:table-cell>
          <table:table-cell office:value-type="float" office:value="0.03285931" calcext:value-type="float">
            <text:p>0.03285931</text:p>
          </table:table-cell>
          <table:table-cell office:value-type="float" office:value="0.03139909" calcext:value-type="float">
            <text:p>0.03139909</text:p>
          </table:table-cell>
          <table:table-cell office:value-type="float" office:value="0.01370737" calcext:value-type="float">
            <text:p>0.01370737</text:p>
          </table:table-cell>
          <table:table-cell office:value-type="float" office:value="0.01117189" calcext:value-type="float">
            <text:p>0.01117189</text:p>
          </table:table-cell>
          <table:table-cell office:value-type="float" office:value="0.02365023" calcext:value-type="float">
            <text:p>0.02365023</text:p>
          </table:table-cell>
          <table:table-cell office:value-type="float" office:value="0.02076089" calcext:value-type="float">
            <text:p>0.02076089</text:p>
          </table:table-cell>
          <table:table-cell office:value-type="float" office:value="0.02084351" calcext:value-type="float">
            <text:p>0.02084351</text:p>
          </table:table-cell>
          <table:table-cell office:value-type="float" office:value="0.01971446" calcext:value-type="float">
            <text:p>0.01971446</text:p>
          </table:table-cell>
          <table:table-cell office:value-type="float" office:value="0.02739932" calcext:value-type="float">
            <text:p>0.02739932</text:p>
          </table:table-cell>
          <table:table-cell office:value-type="float" office:value="0.005565899" calcext:value-type="float">
            <text:p>0.005565899</text:p>
          </table:table-cell>
          <table:table-cell office:value-type="float" office:value="0.005767384" calcext:value-type="float">
            <text:p>0.005767384</text:p>
          </table:table-cell>
          <table:table-cell office:value-type="float" office:value="0" calcext:value-type="float">
            <text:p>0</text:p>
          </table:table-cell>
          <table:table-cell office:value-type="float" office:value="3.748206" calcext:value-type="float">
            <text:p>3.748206</text:p>
          </table:table-cell>
          <table:table-cell office:value-type="float" office:value="9.56844" calcext:value-type="float">
            <text:p>9.56844</text:p>
          </table:table-cell>
          <table:table-cell office:value-type="float" office:value="11.92233" calcext:value-type="float">
            <text:p>11.92233</text:p>
          </table:table-cell>
          <table:table-cell office:value-type="float" office:value="10.49424" calcext:value-type="float">
            <text:p>10.49424</text:p>
          </table:table-cell>
          <table:table-cell office:value-type="float" office:value="8.462277" calcext:value-type="float">
            <text:p>8.462277</text:p>
          </table:table-cell>
          <table:table-cell office:value-type="float" office:value="3.375792" calcext:value-type="float">
            <text:p>3.375792</text:p>
          </table:table-cell>
          <table:table-cell office:value-type="float" office:value="1.472177" calcext:value-type="float">
            <text:p>1.472177</text:p>
          </table:table-cell>
          <table:table-cell office:value-type="float" office:value="1.987861" calcext:value-type="float">
            <text:p>1.987861</text:p>
          </table:table-cell>
          <table:table-cell office:value-type="float" office:value="1.570759" calcext:value-type="float">
            <text:p>1.570759</text:p>
          </table:table-cell>
          <table:table-cell office:value-type="float" office:value="0.799257" calcext:value-type="float">
            <text:p>0.799257</text:p>
          </table:table-cell>
          <table:table-cell office:value-type="float" office:value="0.3609805" calcext:value-type="float">
            <text:p>0.3609805</text:p>
          </table:table-cell>
          <table:table-cell office:value-type="float" office:value="0.3731241" calcext:value-type="float">
            <text:p>0.3731241</text:p>
          </table:table-cell>
          <table:table-cell office:value-type="float" office:value="0.3277504" calcext:value-type="float">
            <text:p>0.3277504</text:p>
          </table:table-cell>
          <table:table-cell office:value-type="float" office:value="0.3486201" calcext:value-type="float">
            <text:p>0.3486201</text:p>
          </table:table-cell>
          <table:table-cell office:value-type="float" office:value="0" calcext:value-type="float">
            <text:p>0</text:p>
          </table:table-cell>
          <table:table-cell office:value-type="float" office:value="1621.898" calcext:value-type="float">
            <text:p>1621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621353" calcext:value-type="float">
            <text:p>-0.9621353</text:p>
          </table:table-cell>
          <table:table-cell office:value-type="float" office:value="0" calcext:value-type="float">
            <text:p>0</text:p>
          </table:table-cell>
          <table:table-cell office:value-type="float" office:value="-0.02578871" calcext:value-type="float">
            <text:p>-0.025788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32.55679" calcext:value-type="float">
            <text:p>32.55679</text:p>
          </table:table-cell>
          <table:table-cell office:value-type="float" office:value="1095.719" calcext:value-type="float">
            <text:p>1095.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2946" calcext:value-type="float">
            <text:p>1.512946</text:p>
          </table:table-cell>
          <table:table-cell office:value-type="float" office:value="5.087707" calcext:value-type="float">
            <text:p>5.087707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787817" calcext:value-type="float">
            <text:p>0.0001787817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18732" calcext:value-type="float">
            <text:p>0.0318732</text:p>
          </table:table-cell>
          <table:table-cell office:value-type="float" office:value="-0.02061958" calcext:value-type="float">
            <text:p>-0.02061958</text:p>
          </table:table-cell>
          <table:table-cell office:value-type="float" office:value="0.002482474" calcext:value-type="float">
            <text:p>0.002482474</text:p>
          </table:table-cell>
          <table:table-cell office:value-type="float" office:value="0.001903279" calcext:value-type="float">
            <text:p>0.001903279</text:p>
          </table:table-cell>
          <table:table-cell office:value-type="float" office:value="19.30519" calcext:value-type="float">
            <text:p>19.30519</text:p>
          </table:table-cell>
          <table:table-cell office:value-type="float" office:value="0.7646375" calcext:value-type="float">
            <text:p>0.7646375</text:p>
          </table:table-cell>
          <table:table-cell office:value-type="float" office:value="0.1428877" calcext:value-type="float">
            <text:p>0.1428877</text:p>
          </table:table-cell>
          <table:table-cell office:value-type="float" office:value="0.05569264" calcext:value-type="float">
            <text:p>0.05569264</text:p>
          </table:table-cell>
          <table:table-cell office:value-type="float" office:value="0.03220046" calcext:value-type="float">
            <text:p>0.03220046</text:p>
          </table:table-cell>
          <table:table-cell office:value-type="float" office:value="0.03164092" calcext:value-type="float">
            <text:p>0.03164092</text:p>
          </table:table-cell>
          <table:table-cell office:value-type="float" office:value="0.01382216" calcext:value-type="float">
            <text:p>0.01382216</text:p>
          </table:table-cell>
          <table:table-cell office:value-type="float" office:value="0.01122687" calcext:value-type="float">
            <text:p>0.01122687</text:p>
          </table:table-cell>
          <table:table-cell office:value-type="float" office:value="0.02362147" calcext:value-type="float">
            <text:p>0.02362147</text:p>
          </table:table-cell>
          <table:table-cell office:value-type="float" office:value="0.02067344" calcext:value-type="float">
            <text:p>0.02067344</text:p>
          </table:table-cell>
          <table:table-cell office:value-type="float" office:value="0.02073627" calcext:value-type="float">
            <text:p>0.02073627</text:p>
          </table:table-cell>
          <table:table-cell office:value-type="float" office:value="0.01968778" calcext:value-type="float">
            <text:p>0.01968778</text:p>
          </table:table-cell>
          <table:table-cell office:value-type="float" office:value="0.02731309" calcext:value-type="float">
            <text:p>0.02731309</text:p>
          </table:table-cell>
          <table:table-cell office:value-type="float" office:value="0.005568592" calcext:value-type="float">
            <text:p>0.005568592</text:p>
          </table:table-cell>
          <table:table-cell office:value-type="float" office:value="0.005766465" calcext:value-type="float">
            <text:p>0.005766465</text:p>
          </table:table-cell>
          <table:table-cell office:value-type="float" office:value="0" calcext:value-type="float">
            <text:p>0</text:p>
          </table:table-cell>
          <table:table-cell office:value-type="float" office:value="3.988387" calcext:value-type="float">
            <text:p>3.988387</text:p>
          </table:table-cell>
          <table:table-cell office:value-type="float" office:value="8.935692" calcext:value-type="float">
            <text:p>8.935692</text:p>
          </table:table-cell>
          <table:table-cell office:value-type="float" office:value="11.27436" calcext:value-type="float">
            <text:p>11.27436</text:p>
          </table:table-cell>
          <table:table-cell office:value-type="float" office:value="10.04909" calcext:value-type="float">
            <text:p>10.04909</text:p>
          </table:table-cell>
          <table:table-cell office:value-type="float" office:value="8.226192" calcext:value-type="float">
            <text:p>8.226192</text:p>
          </table:table-cell>
          <table:table-cell office:value-type="float" office:value="3.403538" calcext:value-type="float">
            <text:p>3.403538</text:p>
          </table:table-cell>
          <table:table-cell office:value-type="float" office:value="1.56095" calcext:value-type="float">
            <text:p>1.56095</text:p>
          </table:table-cell>
          <table:table-cell office:value-type="float" office:value="1.999203" calcext:value-type="float">
            <text:p>1.999203</text:p>
          </table:table-cell>
          <table:table-cell office:value-type="float" office:value="1.577091" calcext:value-type="float">
            <text:p>1.577091</text:p>
          </table:table-cell>
          <table:table-cell office:value-type="float" office:value="0.8010207" calcext:value-type="float">
            <text:p>0.8010207</text:p>
          </table:table-cell>
          <table:table-cell office:value-type="float" office:value="0.3616834" calcext:value-type="float">
            <text:p>0.3616834</text:p>
          </table:table-cell>
          <table:table-cell office:value-type="float" office:value="0.3736656" calcext:value-type="float">
            <text:p>0.3736656</text:p>
          </table:table-cell>
          <table:table-cell office:value-type="float" office:value="0.3279439" calcext:value-type="float">
            <text:p>0.3279439</text:p>
          </table:table-cell>
          <table:table-cell office:value-type="float" office:value="0.3486228" calcext:value-type="float">
            <text:p>0.3486228</text:p>
          </table:table-cell>
          <table:table-cell office:value-type="float" office:value="0" calcext:value-type="float">
            <text:p>0</text:p>
          </table:table-cell>
          <table:table-cell office:value-type="float" office:value="1480.073" calcext:value-type="float">
            <text:p>1480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2437" calcext:value-type="float">
            <text:p>-1.182437</text:p>
          </table:table-cell>
          <table:table-cell office:value-type="float" office:value="0" calcext:value-type="float">
            <text:p>0</text:p>
          </table:table-cell>
          <table:table-cell office:value-type="float" office:value="-0.02593254" calcext:value-type="float">
            <text:p>-0.025932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32.58788" calcext:value-type="float">
            <text:p>32.58788</text:p>
          </table:table-cell>
          <table:table-cell office:value-type="float" office:value="1095.792" calcext:value-type="float">
            <text:p>1095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5018" calcext:value-type="float">
            <text:p>1.425018</text:p>
          </table:table-cell>
          <table:table-cell office:value-type="float" office:value="5.063679" calcext:value-type="float">
            <text:p>5.063679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789123" calcext:value-type="float">
            <text:p>0.0001789123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191701" calcext:value-type="float">
            <text:p>0.03191701</text:p>
          </table:table-cell>
          <table:table-cell office:value-type="float" office:value="-0.022641" calcext:value-type="float">
            <text:p>-0.022641</text:p>
          </table:table-cell>
          <table:table-cell office:value-type="float" office:value="0.00249605" calcext:value-type="float">
            <text:p>0.00249605</text:p>
          </table:table-cell>
          <table:table-cell office:value-type="float" office:value="0.001959708" calcext:value-type="float">
            <text:p>0.001959708</text:p>
          </table:table-cell>
          <table:table-cell office:value-type="float" office:value="19.6823" calcext:value-type="float">
            <text:p>19.6823</text:p>
          </table:table-cell>
          <table:table-cell office:value-type="float" office:value="0.5718511" calcext:value-type="float">
            <text:p>0.5718511</text:p>
          </table:table-cell>
          <table:table-cell office:value-type="float" office:value="0.1063413" calcext:value-type="float">
            <text:p>0.1063413</text:p>
          </table:table-cell>
          <table:table-cell office:value-type="float" office:value="0.05240665" calcext:value-type="float">
            <text:p>0.05240665</text:p>
          </table:table-cell>
          <table:table-cell office:value-type="float" office:value="0.03212405" calcext:value-type="float">
            <text:p>0.03212405</text:p>
          </table:table-cell>
          <table:table-cell office:value-type="float" office:value="0.03193783" calcext:value-type="float">
            <text:p>0.03193783</text:p>
          </table:table-cell>
          <table:table-cell office:value-type="float" office:value="0.01388052" calcext:value-type="float">
            <text:p>0.01388052</text:p>
          </table:table-cell>
          <table:table-cell office:value-type="float" office:value="0.01124968" calcext:value-type="float">
            <text:p>0.01124968</text:p>
          </table:table-cell>
          <table:table-cell office:value-type="float" office:value="0.02359247" calcext:value-type="float">
            <text:p>0.02359247</text:p>
          </table:table-cell>
          <table:table-cell office:value-type="float" office:value="0.02059704" calcext:value-type="float">
            <text:p>0.02059704</text:p>
          </table:table-cell>
          <table:table-cell office:value-type="float" office:value="0.02063286" calcext:value-type="float">
            <text:p>0.02063286</text:p>
          </table:table-cell>
          <table:table-cell office:value-type="float" office:value="0.01966027" calcext:value-type="float">
            <text:p>0.01966027</text:p>
          </table:table-cell>
          <table:table-cell office:value-type="float" office:value="0.02722437" calcext:value-type="float">
            <text:p>0.02722437</text:p>
          </table:table-cell>
          <table:table-cell office:value-type="float" office:value="0.005570633" calcext:value-type="float">
            <text:p>0.005570633</text:p>
          </table:table-cell>
          <table:table-cell office:value-type="float" office:value="0.00576555" calcext:value-type="float">
            <text:p>0.00576555</text:p>
          </table:table-cell>
          <table:table-cell office:value-type="float" office:value="0" calcext:value-type="float">
            <text:p>0</text:p>
          </table:table-cell>
          <table:table-cell office:value-type="float" office:value="2.608803" calcext:value-type="float">
            <text:p>2.608803</text:p>
          </table:table-cell>
          <table:table-cell office:value-type="float" office:value="9.458549" calcext:value-type="float">
            <text:p>9.458549</text:p>
          </table:table-cell>
          <table:table-cell office:value-type="float" office:value="10.98176" calcext:value-type="float">
            <text:p>10.98176</text:p>
          </table:table-cell>
          <table:table-cell office:value-type="float" office:value="9.70793" calcext:value-type="float">
            <text:p>9.70793</text:p>
          </table:table-cell>
          <table:table-cell office:value-type="float" office:value="7.977802" calcext:value-type="float">
            <text:p>7.977802</text:p>
          </table:table-cell>
          <table:table-cell office:value-type="float" office:value="3.354562" calcext:value-type="float">
            <text:p>3.354562</text:p>
          </table:table-cell>
          <table:table-cell office:value-type="float" office:value="1.591301" calcext:value-type="float">
            <text:p>1.591301</text:p>
          </table:table-cell>
          <table:table-cell office:value-type="float" office:value="2.009411" calcext:value-type="float">
            <text:p>2.009411</text:p>
          </table:table-cell>
          <table:table-cell office:value-type="float" office:value="1.583991" calcext:value-type="float">
            <text:p>1.583991</text:p>
          </table:table-cell>
          <table:table-cell office:value-type="float" office:value="0.8029909" calcext:value-type="float">
            <text:p>0.8029909</text:p>
          </table:table-cell>
          <table:table-cell office:value-type="float" office:value="0.3624136" calcext:value-type="float">
            <text:p>0.3624136</text:p>
          </table:table-cell>
          <table:table-cell office:value-type="float" office:value="0.3742494" calcext:value-type="float">
            <text:p>0.3742494</text:p>
          </table:table-cell>
          <table:table-cell office:value-type="float" office:value="0.3280892" calcext:value-type="float">
            <text:p>0.3280892</text:p>
          </table:table-cell>
          <table:table-cell office:value-type="float" office:value="0.3486255" calcext:value-type="float">
            <text:p>0.3486255</text:p>
          </table:table-cell>
          <table:table-cell office:value-type="float" office:value="0" calcext:value-type="float">
            <text:p>0</text:p>
          </table:table-cell>
          <table:table-cell office:value-type="float" office:value="1410.433" calcext:value-type="float">
            <text:p>1410.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2305" calcext:value-type="float">
            <text:p>-1.292305</text:p>
          </table:table-cell>
          <table:table-cell office:value-type="float" office:value="0" calcext:value-type="float">
            <text:p>0</text:p>
          </table:table-cell>
          <table:table-cell office:value-type="float" office:value="-0.02601861" calcext:value-type="float">
            <text:p>-0.026018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31.73355" calcext:value-type="float">
            <text:p>31.73355</text:p>
          </table:table-cell>
          <table:table-cell office:value-type="float" office:value="1095.973" calcext:value-type="float">
            <text:p>1095.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36307" calcext:value-type="float">
            <text:p>2.036307</text:p>
          </table:table-cell>
          <table:table-cell office:value-type="float" office:value="5.11994" calcext:value-type="float">
            <text:p>5.11994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79058" calcext:value-type="float">
            <text:p>0.000179058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196594" calcext:value-type="float">
            <text:p>0.03196594</text:p>
          </table:table-cell>
          <table:table-cell office:value-type="float" office:value="-0.02287969" calcext:value-type="float">
            <text:p>-0.02287969</text:p>
          </table:table-cell>
          <table:table-cell office:value-type="float" office:value="0.00236216" calcext:value-type="float">
            <text:p>0.00236216</text:p>
          </table:table-cell>
          <table:table-cell office:value-type="float" office:value="0.001961306" calcext:value-type="float">
            <text:p>0.001961306</text:p>
          </table:table-cell>
          <table:table-cell office:value-type="float" office:value="18.32238" calcext:value-type="float">
            <text:p>18.32238</text:p>
          </table:table-cell>
          <table:table-cell office:value-type="float" office:value="0.4785163" calcext:value-type="float">
            <text:p>0.4785163</text:p>
          </table:table-cell>
          <table:table-cell office:value-type="float" office:value="0.08352575" calcext:value-type="float">
            <text:p>0.08352575</text:p>
          </table:table-cell>
          <table:table-cell office:value-type="float" office:value="0.05028016" calcext:value-type="float">
            <text:p>0.05028016</text:p>
          </table:table-cell>
          <table:table-cell office:value-type="float" office:value="0.03200671" calcext:value-type="float">
            <text:p>0.03200671</text:p>
          </table:table-cell>
          <table:table-cell office:value-type="float" office:value="0.03207963" calcext:value-type="float">
            <text:p>0.03207963</text:p>
          </table:table-cell>
          <table:table-cell office:value-type="float" office:value="0.01384967" calcext:value-type="float">
            <text:p>0.01384967</text:p>
          </table:table-cell>
          <table:table-cell office:value-type="float" office:value="0.01121425" calcext:value-type="float">
            <text:p>0.01121425</text:p>
          </table:table-cell>
          <table:table-cell office:value-type="float" office:value="0.02354844" calcext:value-type="float">
            <text:p>0.02354844</text:p>
          </table:table-cell>
          <table:table-cell office:value-type="float" office:value="0.02052818" calcext:value-type="float">
            <text:p>0.02052818</text:p>
          </table:table-cell>
          <table:table-cell office:value-type="float" office:value="0.02053307" calcext:value-type="float">
            <text:p>0.02053307</text:p>
          </table:table-cell>
          <table:table-cell office:value-type="float" office:value="0.01963209" calcext:value-type="float">
            <text:p>0.01963209</text:p>
          </table:table-cell>
          <table:table-cell office:value-type="float" office:value="0.02713342" calcext:value-type="float">
            <text:p>0.02713342</text:p>
          </table:table-cell>
          <table:table-cell office:value-type="float" office:value="0.005572209" calcext:value-type="float">
            <text:p>0.005572209</text:p>
          </table:table-cell>
          <table:table-cell office:value-type="float" office:value="0.005764583" calcext:value-type="float">
            <text:p>0.005764583</text:p>
          </table:table-cell>
          <table:table-cell office:value-type="float" office:value="0" calcext:value-type="float">
            <text:p>0</text:p>
          </table:table-cell>
          <table:table-cell office:value-type="float" office:value="4.548194" calcext:value-type="float">
            <text:p>4.548194</text:p>
          </table:table-cell>
          <table:table-cell office:value-type="float" office:value="9.968356" calcext:value-type="float">
            <text:p>9.968356</text:p>
          </table:table-cell>
          <table:table-cell office:value-type="float" office:value="11.13255" calcext:value-type="float">
            <text:p>11.13255</text:p>
          </table:table-cell>
          <table:table-cell office:value-type="float" office:value="9.623189" calcext:value-type="float">
            <text:p>9.623189</text:p>
          </table:table-cell>
          <table:table-cell office:value-type="float" office:value="7.867675" calcext:value-type="float">
            <text:p>7.867675</text:p>
          </table:table-cell>
          <table:table-cell office:value-type="float" office:value="3.326292" calcext:value-type="float">
            <text:p>3.326292</text:p>
          </table:table-cell>
          <table:table-cell office:value-type="float" office:value="1.601891" calcext:value-type="float">
            <text:p>1.601891</text:p>
          </table:table-cell>
          <table:table-cell office:value-type="float" office:value="2.015192" calcext:value-type="float">
            <text:p>2.015192</text:p>
          </table:table-cell>
          <table:table-cell office:value-type="float" office:value="1.591137" calcext:value-type="float">
            <text:p>1.591137</text:p>
          </table:table-cell>
          <table:table-cell office:value-type="float" office:value="0.8052279" calcext:value-type="float">
            <text:p>0.8052279</text:p>
          </table:table-cell>
          <table:table-cell office:value-type="float" office:value="0.3631815" calcext:value-type="float">
            <text:p>0.3631815</text:p>
          </table:table-cell>
          <table:table-cell office:value-type="float" office:value="0.3748683" calcext:value-type="float">
            <text:p>0.3748683</text:p>
          </table:table-cell>
          <table:table-cell office:value-type="float" office:value="0.3281999" calcext:value-type="float">
            <text:p>0.3281999</text:p>
          </table:table-cell>
          <table:table-cell office:value-type="float" office:value="0.3486282" calcext:value-type="float">
            <text:p>0.3486282</text:p>
          </table:table-cell>
          <table:table-cell office:value-type="float" office:value="0" calcext:value-type="float">
            <text:p>0</text:p>
          </table:table-cell>
          <table:table-cell office:value-type="float" office:value="2071.911" calcext:value-type="float">
            <text:p>2071.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43243" calcext:value-type="float">
            <text:p>-0.6243243</text:p>
          </table:table-cell>
          <table:table-cell office:value-type="float" office:value="0" calcext:value-type="float">
            <text:p>0</text:p>
          </table:table-cell>
          <table:table-cell office:value-type="float" office:value="-0.02604821" calcext:value-type="float">
            <text:p>-0.026048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31.67762" calcext:value-type="float">
            <text:p>31.67762</text:p>
          </table:table-cell>
          <table:table-cell office:value-type="float" office:value="1095.971" calcext:value-type="float">
            <text:p>1095.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4543" calcext:value-type="float">
            <text:p>2.044543</text:p>
          </table:table-cell>
          <table:table-cell office:value-type="float" office:value="5.16336" calcext:value-type="float">
            <text:p>5.16336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792139" calcext:value-type="float">
            <text:p>0.0001792139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01828" calcext:value-type="float">
            <text:p>0.03201828</text:p>
          </table:table-cell>
          <table:table-cell office:value-type="float" office:value="-0.02295753" calcext:value-type="float">
            <text:p>-0.02295753</text:p>
          </table:table-cell>
          <table:table-cell office:value-type="float" office:value="0.002365383" calcext:value-type="float">
            <text:p>0.002365383</text:p>
          </table:table-cell>
          <table:table-cell office:value-type="float" office:value="0.001961317" calcext:value-type="float">
            <text:p>0.001961317</text:p>
          </table:table-cell>
          <table:table-cell office:value-type="float" office:value="18.3209" calcext:value-type="float">
            <text:p>18.3209</text:p>
          </table:table-cell>
          <table:table-cell office:value-type="float" office:value="0.5295885" calcext:value-type="float">
            <text:p>0.5295885</text:p>
          </table:table-cell>
          <table:table-cell office:value-type="float" office:value="0.07204221" calcext:value-type="float">
            <text:p>0.07204221</text:p>
          </table:table-cell>
          <table:table-cell office:value-type="float" office:value="0.05027457" calcext:value-type="float">
            <text:p>0.05027457</text:p>
          </table:table-cell>
          <table:table-cell office:value-type="float" office:value="0.03226805" calcext:value-type="float">
            <text:p>0.03226805</text:p>
          </table:table-cell>
          <table:table-cell office:value-type="float" office:value="0.03231948" calcext:value-type="float">
            <text:p>0.03231948</text:p>
          </table:table-cell>
          <table:table-cell office:value-type="float" office:value="0.01383964" calcext:value-type="float">
            <text:p>0.01383964</text:p>
          </table:table-cell>
          <table:table-cell office:value-type="float" office:value="0.01112205" calcext:value-type="float">
            <text:p>0.01112205</text:p>
          </table:table-cell>
          <table:table-cell office:value-type="float" office:value="0.02347743" calcext:value-type="float">
            <text:p>0.02347743</text:p>
          </table:table-cell>
          <table:table-cell office:value-type="float" office:value="0.02045955" calcext:value-type="float">
            <text:p>0.02045955</text:p>
          </table:table-cell>
          <table:table-cell office:value-type="float" office:value="0.02043589" calcext:value-type="float">
            <text:p>0.02043589</text:p>
          </table:table-cell>
          <table:table-cell office:value-type="float" office:value="0.01960325" calcext:value-type="float">
            <text:p>0.01960325</text:p>
          </table:table-cell>
          <table:table-cell office:value-type="float" office:value="0.02704155" calcext:value-type="float">
            <text:p>0.02704155</text:p>
          </table:table-cell>
          <table:table-cell office:value-type="float" office:value="0.005573455" calcext:value-type="float">
            <text:p>0.005573455</text:p>
          </table:table-cell>
          <table:table-cell office:value-type="float" office:value="0.005763649" calcext:value-type="float">
            <text:p>0.005763649</text:p>
          </table:table-cell>
          <table:table-cell office:value-type="float" office:value="0" calcext:value-type="float">
            <text:p>0</text:p>
          </table:table-cell>
          <table:table-cell office:value-type="float" office:value="4.660373" calcext:value-type="float">
            <text:p>4.660373</text:p>
          </table:table-cell>
          <table:table-cell office:value-type="float" office:value="10.34111" calcext:value-type="float">
            <text:p>10.34111</text:p>
          </table:table-cell>
          <table:table-cell office:value-type="float" office:value="11.27147" calcext:value-type="float">
            <text:p>11.27147</text:p>
          </table:table-cell>
          <table:table-cell office:value-type="float" office:value="9.596745" calcext:value-type="float">
            <text:p>9.596745</text:p>
          </table:table-cell>
          <table:table-cell office:value-type="float" office:value="7.822455" calcext:value-type="float">
            <text:p>7.822455</text:p>
          </table:table-cell>
          <table:table-cell office:value-type="float" office:value="3.314688" calcext:value-type="float">
            <text:p>3.314688</text:p>
          </table:table-cell>
          <table:table-cell office:value-type="float" office:value="1.609307" calcext:value-type="float">
            <text:p>1.609307</text:p>
          </table:table-cell>
          <table:table-cell office:value-type="float" office:value="2.019337" calcext:value-type="float">
            <text:p>2.019337</text:p>
          </table:table-cell>
          <table:table-cell office:value-type="float" office:value="1.59793" calcext:value-type="float">
            <text:p>1.59793</text:p>
          </table:table-cell>
          <table:table-cell office:value-type="float" office:value="0.8077508" calcext:value-type="float">
            <text:p>0.8077508</text:p>
          </table:table-cell>
          <table:table-cell office:value-type="float" office:value="0.3640028" calcext:value-type="float">
            <text:p>0.3640028</text:p>
          </table:table-cell>
          <table:table-cell office:value-type="float" office:value="0.3755148" calcext:value-type="float">
            <text:p>0.3755148</text:p>
          </table:table-cell>
          <table:table-cell office:value-type="float" office:value="0.3282902" calcext:value-type="float">
            <text:p>0.3282902</text:p>
          </table:table-cell>
          <table:table-cell office:value-type="float" office:value="0.3486308" calcext:value-type="float">
            <text:p>0.3486308</text:p>
          </table:table-cell>
          <table:table-cell office:value-type="float" office:value="0" calcext:value-type="float">
            <text:p>0</text:p>
          </table:table-cell>
          <table:table-cell office:value-type="float" office:value="2083.029" calcext:value-type="float">
            <text:p>2083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25784" calcext:value-type="float">
            <text:p>-0.5725784</text:p>
          </table:table-cell>
          <table:table-cell office:value-type="float" office:value="0" calcext:value-type="float">
            <text:p>0</text:p>
          </table:table-cell>
          <table:table-cell office:value-type="float" office:value="-0.02606868" calcext:value-type="float">
            <text:p>-0.026068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31.63476" calcext:value-type="float">
            <text:p>31.63476</text:p>
          </table:table-cell>
          <table:table-cell office:value-type="float" office:value="1095.972" calcext:value-type="float">
            <text:p>1095.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8888" calcext:value-type="float">
            <text:p>2.048888</text:p>
          </table:table-cell>
          <table:table-cell office:value-type="float" office:value="5.195831" calcext:value-type="float">
            <text:p>5.195831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793764" calcext:value-type="float">
            <text:p>0.0001793764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07285" calcext:value-type="float">
            <text:p>0.03207285</text:p>
          </table:table-cell>
          <table:table-cell office:value-type="float" office:value="-0.02303488" calcext:value-type="float">
            <text:p>-0.02303488</text:p>
          </table:table-cell>
          <table:table-cell office:value-type="float" office:value="0.002379718" calcext:value-type="float">
            <text:p>0.002379718</text:p>
          </table:table-cell>
          <table:table-cell office:value-type="float" office:value="0.00196146" calcext:value-type="float">
            <text:p>0.00196146</text:p>
          </table:table-cell>
          <table:table-cell office:value-type="float" office:value="18.32628" calcext:value-type="float">
            <text:p>18.32628</text:p>
          </table:table-cell>
          <table:table-cell office:value-type="float" office:value="0.3843056" calcext:value-type="float">
            <text:p>0.3843056</text:p>
          </table:table-cell>
          <table:table-cell office:value-type="float" office:value="0.06568365" calcext:value-type="float">
            <text:p>0.06568365</text:p>
          </table:table-cell>
          <table:table-cell office:value-type="float" office:value="0.05099298" calcext:value-type="float">
            <text:p>0.05099298</text:p>
          </table:table-cell>
          <table:table-cell office:value-type="float" office:value="0.03341798" calcext:value-type="float">
            <text:p>0.03341798</text:p>
          </table:table-cell>
          <table:table-cell office:value-type="float" office:value="0.03362203" calcext:value-type="float">
            <text:p>0.03362203</text:p>
          </table:table-cell>
          <table:table-cell office:value-type="float" office:value="0.01400389" calcext:value-type="float">
            <text:p>0.01400389</text:p>
          </table:table-cell>
          <table:table-cell office:value-type="float" office:value="0.011196" calcext:value-type="float">
            <text:p>0.011196</text:p>
          </table:table-cell>
          <table:table-cell office:value-type="float" office:value="0.02343638" calcext:value-type="float">
            <text:p>0.02343638</text:p>
          </table:table-cell>
          <table:table-cell office:value-type="float" office:value="0.02039215" calcext:value-type="float">
            <text:p>0.02039215</text:p>
          </table:table-cell>
          <table:table-cell office:value-type="float" office:value="0.02034011" calcext:value-type="float">
            <text:p>0.02034011</text:p>
          </table:table-cell>
          <table:table-cell office:value-type="float" office:value="0.01957373" calcext:value-type="float">
            <text:p>0.01957373</text:p>
          </table:table-cell>
          <table:table-cell office:value-type="float" office:value="0.02694981" calcext:value-type="float">
            <text:p>0.02694981</text:p>
          </table:table-cell>
          <table:table-cell office:value-type="float" office:value="0.005574449" calcext:value-type="float">
            <text:p>0.005574449</text:p>
          </table:table-cell>
          <table:table-cell office:value-type="float" office:value="0.005762705" calcext:value-type="float">
            <text:p>0.005762705</text:p>
          </table:table-cell>
          <table:table-cell office:value-type="float" office:value="0" calcext:value-type="float">
            <text:p>0</text:p>
          </table:table-cell>
          <table:table-cell office:value-type="float" office:value="5.262119" calcext:value-type="float">
            <text:p>5.262119</text:p>
          </table:table-cell>
          <table:table-cell office:value-type="float" office:value="10.5667" calcext:value-type="float">
            <text:p>10.5667</text:p>
          </table:table-cell>
          <table:table-cell office:value-type="float" office:value="11.34555" calcext:value-type="float">
            <text:p>11.34555</text:p>
          </table:table-cell>
          <table:table-cell office:value-type="float" office:value="9.57783" calcext:value-type="float">
            <text:p>9.57783</text:p>
          </table:table-cell>
          <table:table-cell office:value-type="float" office:value="7.800304" calcext:value-type="float">
            <text:p>7.800304</text:p>
          </table:table-cell>
          <table:table-cell office:value-type="float" office:value="3.310306" calcext:value-type="float">
            <text:p>3.310306</text:p>
          </table:table-cell>
          <table:table-cell office:value-type="float" office:value="1.616835" calcext:value-type="float">
            <text:p>1.616835</text:p>
          </table:table-cell>
          <table:table-cell office:value-type="float" office:value="2.023479" calcext:value-type="float">
            <text:p>2.023479</text:p>
          </table:table-cell>
          <table:table-cell office:value-type="float" office:value="1.603716" calcext:value-type="float">
            <text:p>1.603716</text:p>
          </table:table-cell>
          <table:table-cell office:value-type="float" office:value="0.810405" calcext:value-type="float">
            <text:p>0.810405</text:p>
          </table:table-cell>
          <table:table-cell office:value-type="float" office:value="0.3648828" calcext:value-type="float">
            <text:p>0.3648828</text:p>
          </table:table-cell>
          <table:table-cell office:value-type="float" office:value="0.3761845" calcext:value-type="float">
            <text:p>0.3761845</text:p>
          </table:table-cell>
          <table:table-cell office:value-type="float" office:value="0.3283639" calcext:value-type="float">
            <text:p>0.3283639</text:p>
          </table:table-cell>
          <table:table-cell office:value-type="float" office:value="0.3486336" calcext:value-type="float">
            <text:p>0.3486336</text:p>
          </table:table-cell>
          <table:table-cell office:value-type="float" office:value="0" calcext:value-type="float">
            <text:p>0</text:p>
          </table:table-cell>
          <table:table-cell office:value-type="float" office:value="2092.178" calcext:value-type="float">
            <text:p>2092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358823" calcext:value-type="float">
            <text:p>-0.5358823</text:p>
          </table:table-cell>
          <table:table-cell office:value-type="float" office:value="0" calcext:value-type="float">
            <text:p>0</text:p>
          </table:table-cell>
          <table:table-cell office:value-type="float" office:value="-0.02608239" calcext:value-type="float">
            <text:p>-0.026082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31.47723" calcext:value-type="float">
            <text:p>31.47723</text:p>
          </table:table-cell>
          <table:table-cell office:value-type="float" office:value="1095.99" calcext:value-type="float">
            <text:p>1095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3624" calcext:value-type="float">
            <text:p>2.143624</text:p>
          </table:table-cell>
          <table:table-cell office:value-type="float" office:value="5.234481" calcext:value-type="float">
            <text:p>5.234481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79543" calcext:value-type="float">
            <text:p>0.000179543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12883" calcext:value-type="float">
            <text:p>0.03212883</text:p>
          </table:table-cell>
          <table:table-cell office:value-type="float" office:value="-0.023124" calcext:value-type="float">
            <text:p>-0.023124</text:p>
          </table:table-cell>
          <table:table-cell office:value-type="float" office:value="0.002378427" calcext:value-type="float">
            <text:p>0.002378427</text:p>
          </table:table-cell>
          <table:table-cell office:value-type="float" office:value="0.0019616" calcext:value-type="float">
            <text:p>0.0019616</text:p>
          </table:table-cell>
          <table:table-cell office:value-type="float" office:value="18.12265" calcext:value-type="float">
            <text:p>18.12265</text:p>
          </table:table-cell>
          <table:table-cell office:value-type="float" office:value="0.3098156" calcext:value-type="float">
            <text:p>0.3098156</text:p>
          </table:table-cell>
          <table:table-cell office:value-type="float" office:value="0.06056957" calcext:value-type="float">
            <text:p>0.06056957</text:p>
          </table:table-cell>
          <table:table-cell office:value-type="float" office:value="0.05086101" calcext:value-type="float">
            <text:p>0.05086101</text:p>
          </table:table-cell>
          <table:table-cell office:value-type="float" office:value="0.03387104" calcext:value-type="float">
            <text:p>0.03387104</text:p>
          </table:table-cell>
          <table:table-cell office:value-type="float" office:value="0.0343703" calcext:value-type="float">
            <text:p>0.0343703</text:p>
          </table:table-cell>
          <table:table-cell office:value-type="float" office:value="0.01419123" calcext:value-type="float">
            <text:p>0.01419123</text:p>
          </table:table-cell>
          <table:table-cell office:value-type="float" office:value="0.01131982" calcext:value-type="float">
            <text:p>0.01131982</text:p>
          </table:table-cell>
          <table:table-cell office:value-type="float" office:value="0.02343161" calcext:value-type="float">
            <text:p>0.02343161</text:p>
          </table:table-cell>
          <table:table-cell office:value-type="float" office:value="0.02033558" calcext:value-type="float">
            <text:p>0.02033558</text:p>
          </table:table-cell>
          <table:table-cell office:value-type="float" office:value="0.02024622" calcext:value-type="float">
            <text:p>0.02024622</text:p>
          </table:table-cell>
          <table:table-cell office:value-type="float" office:value="0.01954345" calcext:value-type="float">
            <text:p>0.01954345</text:p>
          </table:table-cell>
          <table:table-cell office:value-type="float" office:value="0.0268582" calcext:value-type="float">
            <text:p>0.0268582</text:p>
          </table:table-cell>
          <table:table-cell office:value-type="float" office:value="0.005575262" calcext:value-type="float">
            <text:p>0.005575262</text:p>
          </table:table-cell>
          <table:table-cell office:value-type="float" office:value="0.005761722" calcext:value-type="float">
            <text:p>0.005761722</text:p>
          </table:table-cell>
          <table:table-cell office:value-type="float" office:value="0" calcext:value-type="float">
            <text:p>0</text:p>
          </table:table-cell>
          <table:table-cell office:value-type="float" office:value="5.931708" calcext:value-type="float">
            <text:p>5.931708</text:p>
          </table:table-cell>
          <table:table-cell office:value-type="float" office:value="10.80711" calcext:value-type="float">
            <text:p>10.80711</text:p>
          </table:table-cell>
          <table:table-cell office:value-type="float" office:value="11.41415" calcext:value-type="float">
            <text:p>11.41415</text:p>
          </table:table-cell>
          <table:table-cell office:value-type="float" office:value="9.566694" calcext:value-type="float">
            <text:p>9.566694</text:p>
          </table:table-cell>
          <table:table-cell office:value-type="float" office:value="7.793941" calcext:value-type="float">
            <text:p>7.793941</text:p>
          </table:table-cell>
          <table:table-cell office:value-type="float" office:value="3.307362" calcext:value-type="float">
            <text:p>3.307362</text:p>
          </table:table-cell>
          <table:table-cell office:value-type="float" office:value="1.625029" calcext:value-type="float">
            <text:p>1.625029</text:p>
          </table:table-cell>
          <table:table-cell office:value-type="float" office:value="2.02755" calcext:value-type="float">
            <text:p>2.02755</text:p>
          </table:table-cell>
          <table:table-cell office:value-type="float" office:value="1.60863" calcext:value-type="float">
            <text:p>1.60863</text:p>
          </table:table-cell>
          <table:table-cell office:value-type="float" office:value="0.8131047" calcext:value-type="float">
            <text:p>0.8131047</text:p>
          </table:table-cell>
          <table:table-cell office:value-type="float" office:value="0.3658181" calcext:value-type="float">
            <text:p>0.3658181</text:p>
          </table:table-cell>
          <table:table-cell office:value-type="float" office:value="0.3768746" calcext:value-type="float">
            <text:p>0.3768746</text:p>
          </table:table-cell>
          <table:table-cell office:value-type="float" office:value="0.3284265" calcext:value-type="float">
            <text:p>0.3284265</text:p>
          </table:table-cell>
          <table:table-cell office:value-type="float" office:value="0.3486363" calcext:value-type="float">
            <text:p>0.3486363</text:p>
          </table:table-cell>
          <table:table-cell office:value-type="float" office:value="0" calcext:value-type="float">
            <text:p>0</text:p>
          </table:table-cell>
          <table:table-cell office:value-type="float" office:value="2197.088" calcext:value-type="float">
            <text:p>2197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23176" calcext:value-type="float">
            <text:p>-0.4023176</text:p>
          </table:table-cell>
          <table:table-cell office:value-type="float" office:value="0" calcext:value-type="float">
            <text:p>0</text:p>
          </table:table-cell>
          <table:table-cell office:value-type="float" office:value="-0.02609726" calcext:value-type="float">
            <text:p>-0.026097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31.43143" calcext:value-type="float">
            <text:p>31.43143</text:p>
          </table:table-cell>
          <table:table-cell office:value-type="float" office:value="1095.994" calcext:value-type="float">
            <text:p>1095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863" calcext:value-type="float">
            <text:p>2.15863</text:p>
          </table:table-cell>
          <table:table-cell office:value-type="float" office:value="5.255526" calcext:value-type="float">
            <text:p>5.255526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79712" calcext:value-type="float">
            <text:p>0.000179712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18562" calcext:value-type="float">
            <text:p>0.03218562</text:p>
          </table:table-cell>
          <table:table-cell office:value-type="float" office:value="-0.02325484" calcext:value-type="float">
            <text:p>-0.02325484</text:p>
          </table:table-cell>
          <table:table-cell office:value-type="float" office:value="0.002387396" calcext:value-type="float">
            <text:p>0.002387396</text:p>
          </table:table-cell>
          <table:table-cell office:value-type="float" office:value="0.001963812" calcext:value-type="float">
            <text:p>0.001963812</text:p>
          </table:table-cell>
          <table:table-cell office:value-type="float" office:value="18.14775" calcext:value-type="float">
            <text:p>18.14775</text:p>
          </table:table-cell>
          <table:table-cell office:value-type="float" office:value="0.2715481" calcext:value-type="float">
            <text:p>0.2715481</text:p>
          </table:table-cell>
          <table:table-cell office:value-type="float" office:value="0.05850338" calcext:value-type="float">
            <text:p>0.05850338</text:p>
          </table:table-cell>
          <table:table-cell office:value-type="float" office:value="0.05121963" calcext:value-type="float">
            <text:p>0.05121963</text:p>
          </table:table-cell>
          <table:table-cell office:value-type="float" office:value="0.03442977" calcext:value-type="float">
            <text:p>0.03442977</text:p>
          </table:table-cell>
          <table:table-cell office:value-type="float" office:value="0.03501628" calcext:value-type="float">
            <text:p>0.03501628</text:p>
          </table:table-cell>
          <table:table-cell office:value-type="float" office:value="0.01431195" calcext:value-type="float">
            <text:p>0.01431195</text:p>
          </table:table-cell>
          <table:table-cell office:value-type="float" office:value="0.01138672" calcext:value-type="float">
            <text:p>0.01138672</text:p>
          </table:table-cell>
          <table:table-cell office:value-type="float" office:value="0.02343136" calcext:value-type="float">
            <text:p>0.02343136</text:p>
          </table:table-cell>
          <table:table-cell office:value-type="float" office:value="0.02029034" calcext:value-type="float">
            <text:p>0.02029034</text:p>
          </table:table-cell>
          <table:table-cell office:value-type="float" office:value="0.02015558" calcext:value-type="float">
            <text:p>0.02015558</text:p>
          </table:table-cell>
          <table:table-cell office:value-type="float" office:value="0.01951247" calcext:value-type="float">
            <text:p>0.01951247</text:p>
          </table:table-cell>
          <table:table-cell office:value-type="float" office:value="0.02676664" calcext:value-type="float">
            <text:p>0.02676664</text:p>
          </table:table-cell>
          <table:table-cell office:value-type="float" office:value="0.00557594" calcext:value-type="float">
            <text:p>0.00557594</text:p>
          </table:table-cell>
          <table:table-cell office:value-type="float" office:value="0.005760741" calcext:value-type="float">
            <text:p>0.005760741</text:p>
          </table:table-cell>
          <table:table-cell office:value-type="float" office:value="0" calcext:value-type="float">
            <text:p>0</text:p>
          </table:table-cell>
          <table:table-cell office:value-type="float" office:value="5.03644" calcext:value-type="float">
            <text:p>5.03644</text:p>
          </table:table-cell>
          <table:table-cell office:value-type="float" office:value="10.98107" calcext:value-type="float">
            <text:p>10.98107</text:p>
          </table:table-cell>
          <table:table-cell office:value-type="float" office:value="11.47826" calcext:value-type="float">
            <text:p>11.47826</text:p>
          </table:table-cell>
          <table:table-cell office:value-type="float" office:value="9.558617" calcext:value-type="float">
            <text:p>9.558617</text:p>
          </table:table-cell>
          <table:table-cell office:value-type="float" office:value="7.786324" calcext:value-type="float">
            <text:p>7.786324</text:p>
          </table:table-cell>
          <table:table-cell office:value-type="float" office:value="3.305327" calcext:value-type="float">
            <text:p>3.305327</text:p>
          </table:table-cell>
          <table:table-cell office:value-type="float" office:value="1.633767" calcext:value-type="float">
            <text:p>1.633767</text:p>
          </table:table-cell>
          <table:table-cell office:value-type="float" office:value="2.031742" calcext:value-type="float">
            <text:p>2.031742</text:p>
          </table:table-cell>
          <table:table-cell office:value-type="float" office:value="1.613052" calcext:value-type="float">
            <text:p>1.613052</text:p>
          </table:table-cell>
          <table:table-cell office:value-type="float" office:value="0.8158036" calcext:value-type="float">
            <text:p>0.8158036</text:p>
          </table:table-cell>
          <table:table-cell office:value-type="float" office:value="0.3668016" calcext:value-type="float">
            <text:p>0.3668016</text:p>
          </table:table-cell>
          <table:table-cell office:value-type="float" office:value="0.377583" calcext:value-type="float">
            <text:p>0.377583</text:p>
          </table:table-cell>
          <table:table-cell office:value-type="float" office:value="0.3284829" calcext:value-type="float">
            <text:p>0.3284829</text:p>
          </table:table-cell>
          <table:table-cell office:value-type="float" office:value="0.348639" calcext:value-type="float">
            <text:p>0.348639</text:p>
          </table:table-cell>
          <table:table-cell office:value-type="float" office:value="0" calcext:value-type="float">
            <text:p>0</text:p>
          </table:table-cell>
          <table:table-cell office:value-type="float" office:value="2218.046" calcext:value-type="float">
            <text:p>2218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68321" calcext:value-type="float">
            <text:p>-0.3668321</text:p>
          </table:table-cell>
          <table:table-cell office:value-type="float" office:value="0" calcext:value-type="float">
            <text:p>0</text:p>
          </table:table-cell>
          <table:table-cell office:value-type="float" office:value="-0.02611158" calcext:value-type="float">
            <text:p>-0.026111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31.22573" calcext:value-type="float">
            <text:p>31.22573</text:p>
          </table:table-cell>
          <table:table-cell office:value-type="float" office:value="1096.02" calcext:value-type="float">
            <text:p>1096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105" calcext:value-type="float">
            <text:p>2.291105</text:p>
          </table:table-cell>
          <table:table-cell office:value-type="float" office:value="5.296101" calcext:value-type="float">
            <text:p>5.296101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798826" calcext:value-type="float">
            <text:p>0.0001798826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24284" calcext:value-type="float">
            <text:p>0.03224284</text:p>
          </table:table-cell>
          <table:table-cell office:value-type="float" office:value="-0.02333137" calcext:value-type="float">
            <text:p>-0.02333137</text:p>
          </table:table-cell>
          <table:table-cell office:value-type="float" office:value="0.00237819" calcext:value-type="float">
            <text:p>0.00237819</text:p>
          </table:table-cell>
          <table:table-cell office:value-type="float" office:value="0.001963867" calcext:value-type="float">
            <text:p>0.001963867</text:p>
          </table:table-cell>
          <table:table-cell office:value-type="float" office:value="17.86241" calcext:value-type="float">
            <text:p>17.86241</text:p>
          </table:table-cell>
          <table:table-cell office:value-type="float" office:value="0.2237564" calcext:value-type="float">
            <text:p>0.2237564</text:p>
          </table:table-cell>
          <table:table-cell office:value-type="float" office:value="0.05682164" calcext:value-type="float">
            <text:p>0.05682164</text:p>
          </table:table-cell>
          <table:table-cell office:value-type="float" office:value="0.0513024" calcext:value-type="float">
            <text:p>0.0513024</text:p>
          </table:table-cell>
          <table:table-cell office:value-type="float" office:value="0.03492237" calcext:value-type="float">
            <text:p>0.03492237</text:p>
          </table:table-cell>
          <table:table-cell office:value-type="float" office:value="0.03551361" calcext:value-type="float">
            <text:p>0.03551361</text:p>
          </table:table-cell>
          <table:table-cell office:value-type="float" office:value="0.0144648" calcext:value-type="float">
            <text:p>0.0144648</text:p>
          </table:table-cell>
          <table:table-cell office:value-type="float" office:value="0.01147465" calcext:value-type="float">
            <text:p>0.01147465</text:p>
          </table:table-cell>
          <table:table-cell office:value-type="float" office:value="0.02344166" calcext:value-type="float">
            <text:p>0.02344166</text:p>
          </table:table-cell>
          <table:table-cell office:value-type="float" office:value="0.02025362" calcext:value-type="float">
            <text:p>0.02025362</text:p>
          </table:table-cell>
          <table:table-cell office:value-type="float" office:value="0.02006887" calcext:value-type="float">
            <text:p>0.02006887</text:p>
          </table:table-cell>
          <table:table-cell office:value-type="float" office:value="0.01948096" calcext:value-type="float">
            <text:p>0.01948096</text:p>
          </table:table-cell>
          <table:table-cell office:value-type="float" office:value="0.0266752" calcext:value-type="float">
            <text:p>0.0266752</text:p>
          </table:table-cell>
          <table:table-cell office:value-type="float" office:value="0.005576522" calcext:value-type="float">
            <text:p>0.005576522</text:p>
          </table:table-cell>
          <table:table-cell office:value-type="float" office:value="0.005759736" calcext:value-type="float">
            <text:p>0.005759736</text:p>
          </table:table-cell>
          <table:table-cell office:value-type="float" office:value="0" calcext:value-type="float">
            <text:p>0</text:p>
          </table:table-cell>
          <table:table-cell office:value-type="float" office:value="6.063207" calcext:value-type="float">
            <text:p>6.063207</text:p>
          </table:table-cell>
          <table:table-cell office:value-type="float" office:value="11.21181" calcext:value-type="float">
            <text:p>11.21181</text:p>
          </table:table-cell>
          <table:table-cell office:value-type="float" office:value="11.55642" calcext:value-type="float">
            <text:p>11.55642</text:p>
          </table:table-cell>
          <table:table-cell office:value-type="float" office:value="9.551196" calcext:value-type="float">
            <text:p>9.551196</text:p>
          </table:table-cell>
          <table:table-cell office:value-type="float" office:value="7.781782" calcext:value-type="float">
            <text:p>7.781782</text:p>
          </table:table-cell>
          <table:table-cell office:value-type="float" office:value="3.305086" calcext:value-type="float">
            <text:p>3.305086</text:p>
          </table:table-cell>
          <table:table-cell office:value-type="float" office:value="1.643018" calcext:value-type="float">
            <text:p>1.643018</text:p>
          </table:table-cell>
          <table:table-cell office:value-type="float" office:value="2.036013" calcext:value-type="float">
            <text:p>2.036013</text:p>
          </table:table-cell>
          <table:table-cell office:value-type="float" office:value="1.617093" calcext:value-type="float">
            <text:p>1.617093</text:p>
          </table:table-cell>
          <table:table-cell office:value-type="float" office:value="0.8184742" calcext:value-type="float">
            <text:p>0.8184742</text:p>
          </table:table-cell>
          <table:table-cell office:value-type="float" office:value="0.3678249" calcext:value-type="float">
            <text:p>0.3678249</text:p>
          </table:table-cell>
          <table:table-cell office:value-type="float" office:value="0.3783083" calcext:value-type="float">
            <text:p>0.3783083</text:p>
          </table:table-cell>
          <table:table-cell office:value-type="float" office:value="0.328535" calcext:value-type="float">
            <text:p>0.328535</text:p>
          </table:table-cell>
          <table:table-cell office:value-type="float" office:value="0.3486417" calcext:value-type="float">
            <text:p>0.3486417</text:p>
          </table:table-cell>
          <table:table-cell office:value-type="float" office:value="0" calcext:value-type="float">
            <text:p>0</text:p>
          </table:table-cell>
          <table:table-cell office:value-type="float" office:value="2364.042" calcext:value-type="float">
            <text:p>2364.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35927" calcext:value-type="float">
            <text:p>-0.1935927</text:p>
          </table:table-cell>
          <table:table-cell office:value-type="float" office:value="0" calcext:value-type="float">
            <text:p>0</text:p>
          </table:table-cell>
          <table:table-cell office:value-type="float" office:value="-0.02612687" calcext:value-type="float">
            <text:p>-0.026126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31.02789" calcext:value-type="float">
            <text:p>31.02789</text:p>
          </table:table-cell>
          <table:table-cell office:value-type="float" office:value="1096.045" calcext:value-type="float">
            <text:p>1096.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3222" calcext:value-type="float">
            <text:p>2.413222</text:p>
          </table:table-cell>
          <table:table-cell office:value-type="float" office:value="5.339475" calcext:value-type="float">
            <text:p>5.339475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800545" calcext:value-type="float">
            <text:p>0.0001800545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30046" calcext:value-type="float">
            <text:p>0.03230046</text:p>
          </table:table-cell>
          <table:table-cell office:value-type="float" office:value="-0.02343189" calcext:value-type="float">
            <text:p>-0.02343189</text:p>
          </table:table-cell>
          <table:table-cell office:value-type="float" office:value="0.002366656" calcext:value-type="float">
            <text:p>0.002366656</text:p>
          </table:table-cell>
          <table:table-cell office:value-type="float" office:value="0.001964059" calcext:value-type="float">
            <text:p>0.001964059</text:p>
          </table:table-cell>
          <table:table-cell office:value-type="float" office:value="17.62633" calcext:value-type="float">
            <text:p>17.62633</text:p>
          </table:table-cell>
          <table:table-cell office:value-type="float" office:value="0.1845688" calcext:value-type="float">
            <text:p>0.1845688</text:p>
          </table:table-cell>
          <table:table-cell office:value-type="float" office:value="0.05584892" calcext:value-type="float">
            <text:p>0.05584892</text:p>
          </table:table-cell>
          <table:table-cell office:value-type="float" office:value="0.05091391" calcext:value-type="float">
            <text:p>0.05091391</text:p>
          </table:table-cell>
          <table:table-cell office:value-type="float" office:value="0.03498596" calcext:value-type="float">
            <text:p>0.03498596</text:p>
          </table:table-cell>
          <table:table-cell office:value-type="float" office:value="0.03556056" calcext:value-type="float">
            <text:p>0.03556056</text:p>
          </table:table-cell>
          <table:table-cell office:value-type="float" office:value="0.01446016" calcext:value-type="float">
            <text:p>0.01446016</text:p>
          </table:table-cell>
          <table:table-cell office:value-type="float" office:value="0.01145906" calcext:value-type="float">
            <text:p>0.01145906</text:p>
          </table:table-cell>
          <table:table-cell office:value-type="float" office:value="0.02344149" calcext:value-type="float">
            <text:p>0.02344149</text:p>
          </table:table-cell>
          <table:table-cell office:value-type="float" office:value="0.02022324" calcext:value-type="float">
            <text:p>0.02022324</text:p>
          </table:table-cell>
          <table:table-cell office:value-type="float" office:value="0.01998631" calcext:value-type="float">
            <text:p>0.01998631</text:p>
          </table:table-cell>
          <table:table-cell office:value-type="float" office:value="0.01944908" calcext:value-type="float">
            <text:p>0.01944908</text:p>
          </table:table-cell>
          <table:table-cell office:value-type="float" office:value="0.02658404" calcext:value-type="float">
            <text:p>0.02658404</text:p>
          </table:table-cell>
          <table:table-cell office:value-type="float" office:value="0.005577036" calcext:value-type="float">
            <text:p>0.005577036</text:p>
          </table:table-cell>
          <table:table-cell office:value-type="float" office:value="0.005758713" calcext:value-type="float">
            <text:p>0.005758713</text:p>
          </table:table-cell>
          <table:table-cell office:value-type="float" office:value="0" calcext:value-type="float">
            <text:p>0</text:p>
          </table:table-cell>
          <table:table-cell office:value-type="float" office:value="6.687003" calcext:value-type="float">
            <text:p>6.687003</text:p>
          </table:table-cell>
          <table:table-cell office:value-type="float" office:value="11.51976" calcext:value-type="float">
            <text:p>11.51976</text:p>
          </table:table-cell>
          <table:table-cell office:value-type="float" office:value="11.67803" calcext:value-type="float">
            <text:p>11.67803</text:p>
          </table:table-cell>
          <table:table-cell office:value-type="float" office:value="9.564065" calcext:value-type="float">
            <text:p>9.564065</text:p>
          </table:table-cell>
          <table:table-cell office:value-type="float" office:value="7.793816" calcext:value-type="float">
            <text:p>7.793816</text:p>
          </table:table-cell>
          <table:table-cell office:value-type="float" office:value="3.305528" calcext:value-type="float">
            <text:p>3.305528</text:p>
          </table:table-cell>
          <table:table-cell office:value-type="float" office:value="1.653171" calcext:value-type="float">
            <text:p>1.653171</text:p>
          </table:table-cell>
          <table:table-cell office:value-type="float" office:value="2.040533" calcext:value-type="float">
            <text:p>2.040533</text:p>
          </table:table-cell>
          <table:table-cell office:value-type="float" office:value="1.620843" calcext:value-type="float">
            <text:p>1.620843</text:p>
          </table:table-cell>
          <table:table-cell office:value-type="float" office:value="0.8211001" calcext:value-type="float">
            <text:p>0.8211001</text:p>
          </table:table-cell>
          <table:table-cell office:value-type="float" office:value="0.36888" calcext:value-type="float">
            <text:p>0.36888</text:p>
          </table:table-cell>
          <table:table-cell office:value-type="float" office:value="0.3790486" calcext:value-type="float">
            <text:p>0.3790486</text:p>
          </table:table-cell>
          <table:table-cell office:value-type="float" office:value="0.3285855" calcext:value-type="float">
            <text:p>0.3285855</text:p>
          </table:table-cell>
          <table:table-cell office:value-type="float" office:value="0.3486444" calcext:value-type="float">
            <text:p>0.3486444</text:p>
          </table:table-cell>
          <table:table-cell office:value-type="float" office:value="0" calcext:value-type="float">
            <text:p>0</text:p>
          </table:table-cell>
          <table:table-cell office:value-type="float" office:value="2500.656" calcext:value-type="float">
            <text:p>2500.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09563" calcext:value-type="float">
            <text:p>-0.02809563</text:p>
          </table:table-cell>
          <table:table-cell office:value-type="float" office:value="0" calcext:value-type="float">
            <text:p>0</text:p>
          </table:table-cell>
          <table:table-cell office:value-type="float" office:value="-0.02614732" calcext:value-type="float">
            <text:p>-0.026147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30.82285" calcext:value-type="float">
            <text:p>30.82285</text:p>
          </table:table-cell>
          <table:table-cell office:value-type="float" office:value="1096.066" calcext:value-type="float">
            <text:p>1096.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3351" calcext:value-type="float">
            <text:p>2.533351</text:p>
          </table:table-cell>
          <table:table-cell office:value-type="float" office:value="5.396492" calcext:value-type="float">
            <text:p>5.396492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802263" calcext:value-type="float">
            <text:p>0.0001802263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35839" calcext:value-type="float">
            <text:p>0.03235839</text:p>
          </table:table-cell>
          <table:table-cell office:value-type="float" office:value="-0.02352946" calcext:value-type="float">
            <text:p>-0.02352946</text:p>
          </table:table-cell>
          <table:table-cell office:value-type="float" office:value="0.002354275" calcext:value-type="float">
            <text:p>0.002354275</text:p>
          </table:table-cell>
          <table:table-cell office:value-type="float" office:value="0.001964165" calcext:value-type="float">
            <text:p>0.001964165</text:p>
          </table:table-cell>
          <table:table-cell office:value-type="float" office:value="17.37833" calcext:value-type="float">
            <text:p>17.37833</text:p>
          </table:table-cell>
          <table:table-cell office:value-type="float" office:value="0.1664318" calcext:value-type="float">
            <text:p>0.1664318</text:p>
          </table:table-cell>
          <table:table-cell office:value-type="float" office:value="0.05757617" calcext:value-type="float">
            <text:p>0.05757617</text:p>
          </table:table-cell>
          <table:table-cell office:value-type="float" office:value="0.05084731" calcext:value-type="float">
            <text:p>0.05084731</text:p>
          </table:table-cell>
          <table:table-cell office:value-type="float" office:value="0.0351099" calcext:value-type="float">
            <text:p>0.0351099</text:p>
          </table:table-cell>
          <table:table-cell office:value-type="float" office:value="0.03554717" calcext:value-type="float">
            <text:p>0.03554717</text:p>
          </table:table-cell>
          <table:table-cell office:value-type="float" office:value="0.01438064" calcext:value-type="float">
            <text:p>0.01438064</text:p>
          </table:table-cell>
          <table:table-cell office:value-type="float" office:value="0.01137238" calcext:value-type="float">
            <text:p>0.01137238</text:p>
          </table:table-cell>
          <table:table-cell office:value-type="float" office:value="0.02341714" calcext:value-type="float">
            <text:p>0.02341714</text:p>
          </table:table-cell>
          <table:table-cell office:value-type="float" office:value="0.02019293" calcext:value-type="float">
            <text:p>0.02019293</text:p>
          </table:table-cell>
          <table:table-cell office:value-type="float" office:value="0.01990734" calcext:value-type="float">
            <text:p>0.01990734</text:p>
          </table:table-cell>
          <table:table-cell office:value-type="float" office:value="0.01941692" calcext:value-type="float">
            <text:p>0.01941692</text:p>
          </table:table-cell>
          <table:table-cell office:value-type="float" office:value="0.02649317" calcext:value-type="float">
            <text:p>0.02649317</text:p>
          </table:table-cell>
          <table:table-cell office:value-type="float" office:value="0.005577498" calcext:value-type="float">
            <text:p>0.005577498</text:p>
          </table:table-cell>
          <table:table-cell office:value-type="float" office:value="0.005757696" calcext:value-type="float">
            <text:p>0.005757696</text:p>
          </table:table-cell>
          <table:table-cell office:value-type="float" office:value="0" calcext:value-type="float">
            <text:p>0</text:p>
          </table:table-cell>
          <table:table-cell office:value-type="float" office:value="7.751033" calcext:value-type="float">
            <text:p>7.751033</text:p>
          </table:table-cell>
          <table:table-cell office:value-type="float" office:value="11.88831" calcext:value-type="float">
            <text:p>11.88831</text:p>
          </table:table-cell>
          <table:table-cell office:value-type="float" office:value="11.86021" calcext:value-type="float">
            <text:p>11.86021</text:p>
          </table:table-cell>
          <table:table-cell office:value-type="float" office:value="9.606349" calcext:value-type="float">
            <text:p>9.606349</text:p>
          </table:table-cell>
          <table:table-cell office:value-type="float" office:value="7.819332" calcext:value-type="float">
            <text:p>7.819332</text:p>
          </table:table-cell>
          <table:table-cell office:value-type="float" office:value="3.307808" calcext:value-type="float">
            <text:p>3.307808</text:p>
          </table:table-cell>
          <table:table-cell office:value-type="float" office:value="1.664431" calcext:value-type="float">
            <text:p>1.664431</text:p>
          </table:table-cell>
          <table:table-cell office:value-type="float" office:value="2.045488" calcext:value-type="float">
            <text:p>2.045488</text:p>
          </table:table-cell>
          <table:table-cell office:value-type="float" office:value="1.624413" calcext:value-type="float">
            <text:p>1.624413</text:p>
          </table:table-cell>
          <table:table-cell office:value-type="float" office:value="0.8236758" calcext:value-type="float">
            <text:p>0.8236758</text:p>
          </table:table-cell>
          <table:table-cell office:value-type="float" office:value="0.3699594" calcext:value-type="float">
            <text:p>0.3699594</text:p>
          </table:table-cell>
          <table:table-cell office:value-type="float" office:value="0.3798015" calcext:value-type="float">
            <text:p>0.3798015</text:p>
          </table:table-cell>
          <table:table-cell office:value-type="float" office:value="0.3286371" calcext:value-type="float">
            <text:p>0.3286371</text:p>
          </table:table-cell>
          <table:table-cell office:value-type="float" office:value="0.3486471" calcext:value-type="float">
            <text:p>0.3486471</text:p>
          </table:table-cell>
          <table:table-cell office:value-type="float" office:value="0" calcext:value-type="float">
            <text:p>0</text:p>
          </table:table-cell>
          <table:table-cell office:value-type="float" office:value="2634.121" calcext:value-type="float">
            <text:p>2634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2808" calcext:value-type="float">
            <text:p>0.1492808</text:p>
          </table:table-cell>
          <table:table-cell office:value-type="float" office:value="0" calcext:value-type="float">
            <text:p>0</text:p>
          </table:table-cell>
          <table:table-cell office:value-type="float" office:value="-0.02617369" calcext:value-type="float">
            <text:p>-0.026173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30.70897" calcext:value-type="float">
            <text:p>30.70897</text:p>
          </table:table-cell>
          <table:table-cell office:value-type="float" office:value="1096.062" calcext:value-type="float">
            <text:p>1096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7607" calcext:value-type="float">
            <text:p>2.57607</text:p>
          </table:table-cell>
          <table:table-cell office:value-type="float" office:value="5.46471" calcext:value-type="float">
            <text:p>5.46471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803991" calcext:value-type="float">
            <text:p>0.0001803991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41635" calcext:value-type="float">
            <text:p>0.03241635</text:p>
          </table:table-cell>
          <table:table-cell office:value-type="float" office:value="-0.02363901" calcext:value-type="float">
            <text:p>-0.02363901</text:p>
          </table:table-cell>
          <table:table-cell office:value-type="float" office:value="0.002359031" calcext:value-type="float">
            <text:p>0.002359031</text:p>
          </table:table-cell>
          <table:table-cell office:value-type="float" office:value="0.001964176" calcext:value-type="float">
            <text:p>0.001964176</text:p>
          </table:table-cell>
          <table:table-cell office:value-type="float" office:value="17.28596" calcext:value-type="float">
            <text:p>17.28596</text:p>
          </table:table-cell>
          <table:table-cell office:value-type="float" office:value="0.291366" calcext:value-type="float">
            <text:p>0.291366</text:p>
          </table:table-cell>
          <table:table-cell office:value-type="float" office:value="0.05973509" calcext:value-type="float">
            <text:p>0.05973509</text:p>
          </table:table-cell>
          <table:table-cell office:value-type="float" office:value="0.05158946" calcext:value-type="float">
            <text:p>0.05158946</text:p>
          </table:table-cell>
          <table:table-cell office:value-type="float" office:value="0.03528406" calcext:value-type="float">
            <text:p>0.03528406</text:p>
          </table:table-cell>
          <table:table-cell office:value-type="float" office:value="0.03548371" calcext:value-type="float">
            <text:p>0.03548371</text:p>
          </table:table-cell>
          <table:table-cell office:value-type="float" office:value="0.01420441" calcext:value-type="float">
            <text:p>0.01420441</text:p>
          </table:table-cell>
          <table:table-cell office:value-type="float" office:value="0.01121337" calcext:value-type="float">
            <text:p>0.01121337</text:p>
          </table:table-cell>
          <table:table-cell office:value-type="float" office:value="0.02336177" calcext:value-type="float">
            <text:p>0.02336177</text:p>
          </table:table-cell>
          <table:table-cell office:value-type="float" office:value="0.02015747" calcext:value-type="float">
            <text:p>0.02015747</text:p>
          </table:table-cell>
          <table:table-cell office:value-type="float" office:value="0.01983044" calcext:value-type="float">
            <text:p>0.01983044</text:p>
          </table:table-cell>
          <table:table-cell office:value-type="float" office:value="0.01938441" calcext:value-type="float">
            <text:p>0.01938441</text:p>
          </table:table-cell>
          <table:table-cell office:value-type="float" office:value="0.02640267" calcext:value-type="float">
            <text:p>0.02640267</text:p>
          </table:table-cell>
          <table:table-cell office:value-type="float" office:value="0.005577923" calcext:value-type="float">
            <text:p>0.005577923</text:p>
          </table:table-cell>
          <table:table-cell office:value-type="float" office:value="0.005756656" calcext:value-type="float">
            <text:p>0.005756656</text:p>
          </table:table-cell>
          <table:table-cell office:value-type="float" office:value="0" calcext:value-type="float">
            <text:p>0</text:p>
          </table:table-cell>
          <table:table-cell office:value-type="float" office:value="8.095631" calcext:value-type="float">
            <text:p>8.095631</text:p>
          </table:table-cell>
          <table:table-cell office:value-type="float" office:value="12.45289" calcext:value-type="float">
            <text:p>12.45289</text:p>
          </table:table-cell>
          <table:table-cell office:value-type="float" office:value="12.12355" calcext:value-type="float">
            <text:p>12.12355</text:p>
          </table:table-cell>
          <table:table-cell office:value-type="float" office:value="9.675559" calcext:value-type="float">
            <text:p>9.675559</text:p>
          </table:table-cell>
          <table:table-cell office:value-type="float" office:value="7.86792" calcext:value-type="float">
            <text:p>7.86792</text:p>
          </table:table-cell>
          <table:table-cell office:value-type="float" office:value="3.313218" calcext:value-type="float">
            <text:p>3.313218</text:p>
          </table:table-cell>
          <table:table-cell office:value-type="float" office:value="1.677439" calcext:value-type="float">
            <text:p>1.677439</text:p>
          </table:table-cell>
          <table:table-cell office:value-type="float" office:value="2.051095" calcext:value-type="float">
            <text:p>2.051095</text:p>
          </table:table-cell>
          <table:table-cell office:value-type="float" office:value="1.62791" calcext:value-type="float">
            <text:p>1.62791</text:p>
          </table:table-cell>
          <table:table-cell office:value-type="float" office:value="0.8262058" calcext:value-type="float">
            <text:p>0.8262058</text:p>
          </table:table-cell>
          <table:table-cell office:value-type="float" office:value="0.3710582" calcext:value-type="float">
            <text:p>0.3710582</text:p>
          </table:table-cell>
          <table:table-cell office:value-type="float" office:value="0.3805669" calcext:value-type="float">
            <text:p>0.3805669</text:p>
          </table:table-cell>
          <table:table-cell office:value-type="float" office:value="0.3286912" calcext:value-type="float">
            <text:p>0.3286912</text:p>
          </table:table-cell>
          <table:table-cell office:value-type="float" office:value="0.3486499" calcext:value-type="float">
            <text:p>0.3486499</text:p>
          </table:table-cell>
          <table:table-cell office:value-type="float" office:value="0" calcext:value-type="float">
            <text:p>0</text:p>
          </table:table-cell>
          <table:table-cell office:value-type="float" office:value="2679.984" calcext:value-type="float">
            <text:p>2679.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4491" calcext:value-type="float">
            <text:p>0.2604491</text:p>
          </table:table-cell>
          <table:table-cell office:value-type="float" office:value="0" calcext:value-type="float">
            <text:p>0</text:p>
          </table:table-cell>
          <table:table-cell office:value-type="float" office:value="-0.02620573" calcext:value-type="float">
            <text:p>-0.026205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30.63227" calcext:value-type="float">
            <text:p>30.63227</text:p>
          </table:table-cell>
          <table:table-cell office:value-type="float" office:value="1096.049" calcext:value-type="float">
            <text:p>1096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4338" calcext:value-type="float">
            <text:p>2.594338</text:p>
          </table:table-cell>
          <table:table-cell office:value-type="float" office:value="5.528152" calcext:value-type="float">
            <text:p>5.528152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805732" calcext:value-type="float">
            <text:p>0.0001805732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47487" calcext:value-type="float">
            <text:p>0.03247487</text:p>
          </table:table-cell>
          <table:table-cell office:value-type="float" office:value="-0.02373803" calcext:value-type="float">
            <text:p>-0.02373803</text:p>
          </table:table-cell>
          <table:table-cell office:value-type="float" office:value="0.002369492" calcext:value-type="float">
            <text:p>0.002369492</text:p>
          </table:table-cell>
          <table:table-cell office:value-type="float" office:value="0.001964191" calcext:value-type="float">
            <text:p>0.001964191</text:p>
          </table:table-cell>
          <table:table-cell office:value-type="float" office:value="17.24366" calcext:value-type="float">
            <text:p>17.24366</text:p>
          </table:table-cell>
          <table:table-cell office:value-type="float" office:value="0.6909273" calcext:value-type="float">
            <text:p>0.6909273</text:p>
          </table:table-cell>
          <table:table-cell office:value-type="float" office:value="0.06022421" calcext:value-type="float">
            <text:p>0.06022421</text:p>
          </table:table-cell>
          <table:table-cell office:value-type="float" office:value="0.05178678" calcext:value-type="float">
            <text:p>0.05178678</text:p>
          </table:table-cell>
          <table:table-cell office:value-type="float" office:value="0.03600175" calcext:value-type="float">
            <text:p>0.03600175</text:p>
          </table:table-cell>
          <table:table-cell office:value-type="float" office:value="0.03588541" calcext:value-type="float">
            <text:p>0.03588541</text:p>
          </table:table-cell>
          <table:table-cell office:value-type="float" office:value="0.01416577" calcext:value-type="float">
            <text:p>0.01416577</text:p>
          </table:table-cell>
          <table:table-cell office:value-type="float" office:value="0.01110125" calcext:value-type="float">
            <text:p>0.01110125</text:p>
          </table:table-cell>
          <table:table-cell office:value-type="float" office:value="0.02329029" calcext:value-type="float">
            <text:p>0.02329029</text:p>
          </table:table-cell>
          <table:table-cell office:value-type="float" office:value="0.02011382" calcext:value-type="float">
            <text:p>0.02011382</text:p>
          </table:table-cell>
          <table:table-cell office:value-type="float" office:value="0.01975396" calcext:value-type="float">
            <text:p>0.01975396</text:p>
          </table:table-cell>
          <table:table-cell office:value-type="float" office:value="0.01935133" calcext:value-type="float">
            <text:p>0.01935133</text:p>
          </table:table-cell>
          <table:table-cell office:value-type="float" office:value="0.0263125" calcext:value-type="float">
            <text:p>0.0263125</text:p>
          </table:table-cell>
          <table:table-cell office:value-type="float" office:value="0.005578326" calcext:value-type="float">
            <text:p>0.005578326</text:p>
          </table:table-cell>
          <table:table-cell office:value-type="float" office:value="0.005755608" calcext:value-type="float">
            <text:p>0.005755608</text:p>
          </table:table-cell>
          <table:table-cell office:value-type="float" office:value="0" calcext:value-type="float">
            <text:p>0</text:p>
          </table:table-cell>
          <table:table-cell office:value-type="float" office:value="8.406735" calcext:value-type="float">
            <text:p>8.406735</text:p>
          </table:table-cell>
          <table:table-cell office:value-type="float" office:value="12.9911" calcext:value-type="float">
            <text:p>12.9911</text:p>
          </table:table-cell>
          <table:table-cell office:value-type="float" office:value="12.39222" calcext:value-type="float">
            <text:p>12.39222</text:p>
          </table:table-cell>
          <table:table-cell office:value-type="float" office:value="9.760389" calcext:value-type="float">
            <text:p>9.760389</text:p>
          </table:table-cell>
          <table:table-cell office:value-type="float" office:value="7.924609" calcext:value-type="float">
            <text:p>7.924609</text:p>
          </table:table-cell>
          <table:table-cell office:value-type="float" office:value="3.321311" calcext:value-type="float">
            <text:p>3.321311</text:p>
          </table:table-cell>
          <table:table-cell office:value-type="float" office:value="1.691665" calcext:value-type="float">
            <text:p>1.691665</text:p>
          </table:table-cell>
          <table:table-cell office:value-type="float" office:value="2.057373" calcext:value-type="float">
            <text:p>2.057373</text:p>
          </table:table-cell>
          <table:table-cell office:value-type="float" office:value="1.631432" calcext:value-type="float">
            <text:p>1.631432</text:p>
          </table:table-cell>
          <table:table-cell office:value-type="float" office:value="0.8287006" calcext:value-type="float">
            <text:p>0.8287006</text:p>
          </table:table-cell>
          <table:table-cell office:value-type="float" office:value="0.3721731" calcext:value-type="float">
            <text:p>0.3721731</text:p>
          </table:table-cell>
          <table:table-cell office:value-type="float" office:value="0.3813438" calcext:value-type="float">
            <text:p>0.3813438</text:p>
          </table:table-cell>
          <table:table-cell office:value-type="float" office:value="0.3287459" calcext:value-type="float">
            <text:p>0.3287459</text:p>
          </table:table-cell>
          <table:table-cell office:value-type="float" office:value="0.3486527" calcext:value-type="float">
            <text:p>0.3486527</text:p>
          </table:table-cell>
          <table:table-cell office:value-type="float" office:value="0" calcext:value-type="float">
            <text:p>0</text:p>
          </table:table-cell>
          <table:table-cell office:value-type="float" office:value="2695.822" calcext:value-type="float">
            <text:p>2695.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3649" calcext:value-type="float">
            <text:p>0.3423649</text:p>
          </table:table-cell>
          <table:table-cell office:value-type="float" office:value="0" calcext:value-type="float">
            <text:p>0</text:p>
          </table:table-cell>
          <table:table-cell office:value-type="float" office:value="-0.0262332" calcext:value-type="float">
            <text:p>-0.02623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30.53833" calcext:value-type="float">
            <text:p>30.53833</text:p>
          </table:table-cell>
          <table:table-cell office:value-type="float" office:value="1096.038" calcext:value-type="float">
            <text:p>1096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7619" calcext:value-type="float">
            <text:p>2.617619</text:p>
          </table:table-cell>
          <table:table-cell office:value-type="float" office:value="5.603004" calcext:value-type="float">
            <text:p>5.603004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807479" calcext:value-type="float">
            <text:p>0.0001807479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53356" calcext:value-type="float">
            <text:p>0.03253356</text:p>
          </table:table-cell>
          <table:table-cell office:value-type="float" office:value="-0.02386477" calcext:value-type="float">
            <text:p>-0.02386477</text:p>
          </table:table-cell>
          <table:table-cell office:value-type="float" office:value="0.002376223" calcext:value-type="float">
            <text:p>0.002376223</text:p>
          </table:table-cell>
          <table:table-cell office:value-type="float" office:value="0.001964214" calcext:value-type="float">
            <text:p>0.001964214</text:p>
          </table:table-cell>
          <table:table-cell office:value-type="float" office:value="17.18775" calcext:value-type="float">
            <text:p>17.18775</text:p>
          </table:table-cell>
          <table:table-cell office:value-type="float" office:value="0.9709092" calcext:value-type="float">
            <text:p>0.9709092</text:p>
          </table:table-cell>
          <table:table-cell office:value-type="float" office:value="0.06628979" calcext:value-type="float">
            <text:p>0.06628979</text:p>
          </table:table-cell>
          <table:table-cell office:value-type="float" office:value="0.05508098" calcext:value-type="float">
            <text:p>0.05508098</text:p>
          </table:table-cell>
          <table:table-cell office:value-type="float" office:value="0.03680753" calcext:value-type="float">
            <text:p>0.03680753</text:p>
          </table:table-cell>
          <table:table-cell office:value-type="float" office:value="0.03652743" calcext:value-type="float">
            <text:p>0.03652743</text:p>
          </table:table-cell>
          <table:table-cell office:value-type="float" office:value="0.01412952" calcext:value-type="float">
            <text:p>0.01412952</text:p>
          </table:table-cell>
          <table:table-cell office:value-type="float" office:value="0.01102648" calcext:value-type="float">
            <text:p>0.01102648</text:p>
          </table:table-cell>
          <table:table-cell office:value-type="float" office:value="0.02322283" calcext:value-type="float">
            <text:p>0.02322283</text:p>
          </table:table-cell>
          <table:table-cell office:value-type="float" office:value="0.02006565" calcext:value-type="float">
            <text:p>0.02006565</text:p>
          </table:table-cell>
          <table:table-cell office:value-type="float" office:value="0.01967709" calcext:value-type="float">
            <text:p>0.01967709</text:p>
          </table:table-cell>
          <table:table-cell office:value-type="float" office:value="0.01931748" calcext:value-type="float">
            <text:p>0.01931748</text:p>
          </table:table-cell>
          <table:table-cell office:value-type="float" office:value="0.02622272" calcext:value-type="float">
            <text:p>0.02622272</text:p>
          </table:table-cell>
          <table:table-cell office:value-type="float" office:value="0.0055787" calcext:value-type="float">
            <text:p>0.0055787</text:p>
          </table:table-cell>
          <table:table-cell office:value-type="float" office:value="0.005754548" calcext:value-type="float">
            <text:p>0.005754548</text:p>
          </table:table-cell>
          <table:table-cell office:value-type="float" office:value="0" calcext:value-type="float">
            <text:p>0</text:p>
          </table:table-cell>
          <table:table-cell office:value-type="float" office:value="9.450627" calcext:value-type="float">
            <text:p>9.450627</text:p>
          </table:table-cell>
          <table:table-cell office:value-type="float" office:value="13.62995" calcext:value-type="float">
            <text:p>13.62995</text:p>
          </table:table-cell>
          <table:table-cell office:value-type="float" office:value="12.71188" calcext:value-type="float">
            <text:p>12.71188</text:p>
          </table:table-cell>
          <table:table-cell office:value-type="float" office:value="9.874613" calcext:value-type="float">
            <text:p>9.874613</text:p>
          </table:table-cell>
          <table:table-cell office:value-type="float" office:value="8.00872" calcext:value-type="float">
            <text:p>8.00872</text:p>
          </table:table-cell>
          <table:table-cell office:value-type="float" office:value="3.331858" calcext:value-type="float">
            <text:p>3.331858</text:p>
          </table:table-cell>
          <table:table-cell office:value-type="float" office:value="1.706632" calcext:value-type="float">
            <text:p>1.706632</text:p>
          </table:table-cell>
          <table:table-cell office:value-type="float" office:value="2.064131" calcext:value-type="float">
            <text:p>2.064131</text:p>
          </table:table-cell>
          <table:table-cell office:value-type="float" office:value="1.635009" calcext:value-type="float">
            <text:p>1.635009</text:p>
          </table:table-cell>
          <table:table-cell office:value-type="float" office:value="0.831171" calcext:value-type="float">
            <text:p>0.831171</text:p>
          </table:table-cell>
          <table:table-cell office:value-type="float" office:value="0.3733003" calcext:value-type="float">
            <text:p>0.3733003</text:p>
          </table:table-cell>
          <table:table-cell office:value-type="float" office:value="0.3821313" calcext:value-type="float">
            <text:p>0.3821313</text:p>
          </table:table-cell>
          <table:table-cell office:value-type="float" office:value="0.3288023" calcext:value-type="float">
            <text:p>0.3288023</text:p>
          </table:table-cell>
          <table:table-cell office:value-type="float" office:value="0.3486554" calcext:value-type="float">
            <text:p>0.3486554</text:p>
          </table:table-cell>
          <table:table-cell office:value-type="float" office:value="0" calcext:value-type="float">
            <text:p>0</text:p>
          </table:table-cell>
          <table:table-cell office:value-type="float" office:value="2718.222" calcext:value-type="float">
            <text:p>2718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5802" calcext:value-type="float">
            <text:p>0.4405802</text:p>
          </table:table-cell>
          <table:table-cell office:value-type="float" office:value="0" calcext:value-type="float">
            <text:p>0</text:p>
          </table:table-cell>
          <table:table-cell office:value-type="float" office:value="-0.02626777" calcext:value-type="float">
            <text:p>-0.026267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30.43979" calcext:value-type="float">
            <text:p>30.43979</text:p>
          </table:table-cell>
          <table:table-cell office:value-type="float" office:value="1096.031" calcext:value-type="float">
            <text:p>1096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5725" calcext:value-type="float">
            <text:p>2.635725</text:p>
          </table:table-cell>
          <table:table-cell office:value-type="float" office:value="5.685014" calcext:value-type="float">
            <text:p>5.685014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809243" calcext:value-type="float">
            <text:p>0.0001809243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59286" calcext:value-type="float">
            <text:p>0.03259286</text:p>
          </table:table-cell>
          <table:table-cell office:value-type="float" office:value="-0.02403501" calcext:value-type="float">
            <text:p>-0.02403501</text:p>
          </table:table-cell>
          <table:table-cell office:value-type="float" office:value="0.002380649" calcext:value-type="float">
            <text:p>0.002380649</text:p>
          </table:table-cell>
          <table:table-cell office:value-type="float" office:value="0.001965287" calcext:value-type="float">
            <text:p>0.001965287</text:p>
          </table:table-cell>
          <table:table-cell office:value-type="float" office:value="17.14995" calcext:value-type="float">
            <text:p>17.14995</text:p>
          </table:table-cell>
          <table:table-cell office:value-type="float" office:value="0.5747961" calcext:value-type="float">
            <text:p>0.5747961</text:p>
          </table:table-cell>
          <table:table-cell office:value-type="float" office:value="0.06892578" calcext:value-type="float">
            <text:p>0.06892578</text:p>
          </table:table-cell>
          <table:table-cell office:value-type="float" office:value="0.05744975" calcext:value-type="float">
            <text:p>0.05744975</text:p>
          </table:table-cell>
          <table:table-cell office:value-type="float" office:value="0.03780841" calcext:value-type="float">
            <text:p>0.03780841</text:p>
          </table:table-cell>
          <table:table-cell office:value-type="float" office:value="0.03739062" calcext:value-type="float">
            <text:p>0.03739062</text:p>
          </table:table-cell>
          <table:table-cell office:value-type="float" office:value="0.0141102" calcext:value-type="float">
            <text:p>0.0141102</text:p>
          </table:table-cell>
          <table:table-cell office:value-type="float" office:value="0.01094684" calcext:value-type="float">
            <text:p>0.01094684</text:p>
          </table:table-cell>
          <table:table-cell office:value-type="float" office:value="0.02314738" calcext:value-type="float">
            <text:p>0.02314738</text:p>
          </table:table-cell>
          <table:table-cell office:value-type="float" office:value="0.02001393" calcext:value-type="float">
            <text:p>0.02001393</text:p>
          </table:table-cell>
          <table:table-cell office:value-type="float" office:value="0.01959925" calcext:value-type="float">
            <text:p>0.01959925</text:p>
          </table:table-cell>
          <table:table-cell office:value-type="float" office:value="0.01928259" calcext:value-type="float">
            <text:p>0.01928259</text:p>
          </table:table-cell>
          <table:table-cell office:value-type="float" office:value="0.02613317" calcext:value-type="float">
            <text:p>0.02613317</text:p>
          </table:table-cell>
          <table:table-cell office:value-type="float" office:value="0.005579055" calcext:value-type="float">
            <text:p>0.005579055</text:p>
          </table:table-cell>
          <table:table-cell office:value-type="float" office:value="0.005753467" calcext:value-type="float">
            <text:p>0.005753467</text:p>
          </table:table-cell>
          <table:table-cell office:value-type="float" office:value="0" calcext:value-type="float">
            <text:p>0</text:p>
          </table:table-cell>
          <table:table-cell office:value-type="float" office:value="11.72828" calcext:value-type="float">
            <text:p>11.72828</text:p>
          </table:table-cell>
          <table:table-cell office:value-type="float" office:value="14.18511" calcext:value-type="float">
            <text:p>14.18511</text:p>
          </table:table-cell>
          <table:table-cell office:value-type="float" office:value="13.01167" calcext:value-type="float">
            <text:p>13.01167</text:p>
          </table:table-cell>
          <table:table-cell office:value-type="float" office:value="10.00335" calcext:value-type="float">
            <text:p>10.00335</text:p>
          </table:table-cell>
          <table:table-cell office:value-type="float" office:value="8.113103" calcext:value-type="float">
            <text:p>8.113103</text:p>
          </table:table-cell>
          <table:table-cell office:value-type="float" office:value="3.345816" calcext:value-type="float">
            <text:p>3.345816</text:p>
          </table:table-cell>
          <table:table-cell office:value-type="float" office:value="1.722686" calcext:value-type="float">
            <text:p>1.722686</text:p>
          </table:table-cell>
          <table:table-cell office:value-type="float" office:value="2.071458" calcext:value-type="float">
            <text:p>2.071458</text:p>
          </table:table-cell>
          <table:table-cell office:value-type="float" office:value="1.638667" calcext:value-type="float">
            <text:p>1.638667</text:p>
          </table:table-cell>
          <table:table-cell office:value-type="float" office:value="0.8336233" calcext:value-type="float">
            <text:p>0.8336233</text:p>
          </table:table-cell>
          <table:table-cell office:value-type="float" office:value="0.3744386" calcext:value-type="float">
            <text:p>0.3744386</text:p>
          </table:table-cell>
          <table:table-cell office:value-type="float" office:value="0.3829305" calcext:value-type="float">
            <text:p>0.3829305</text:p>
          </table:table-cell>
          <table:table-cell office:value-type="float" office:value="0.3288599" calcext:value-type="float">
            <text:p>0.3288599</text:p>
          </table:table-cell>
          <table:table-cell office:value-type="float" office:value="0.3486581" calcext:value-type="float">
            <text:p>0.3486581</text:p>
          </table:table-cell>
          <table:table-cell office:value-type="float" office:value="0" calcext:value-type="float">
            <text:p>0</text:p>
          </table:table-cell>
          <table:table-cell office:value-type="float" office:value="2743.76" calcext:value-type="float">
            <text:p>274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98082" calcext:value-type="float">
            <text:p>0.5398082</text:p>
          </table:table-cell>
          <table:table-cell office:value-type="float" office:value="0" calcext:value-type="float">
            <text:p>0</text:p>
          </table:table-cell>
          <table:table-cell office:value-type="float" office:value="-0.02630442" calcext:value-type="float">
            <text:p>-0.026304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30.42614" calcext:value-type="float">
            <text:p>30.42614</text:p>
          </table:table-cell>
          <table:table-cell office:value-type="float" office:value="1096.044" calcext:value-type="float">
            <text:p>1096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0576" calcext:value-type="float">
            <text:p>2.540576</text:p>
          </table:table-cell>
          <table:table-cell office:value-type="float" office:value="5.773881" calcext:value-type="float">
            <text:p>5.773881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1933894" calcext:value-type="float">
            <text:p>0.0001933894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298349" calcext:value-type="float">
            <text:p>0.03298349</text:p>
          </table:table-cell>
          <table:table-cell office:value-type="float" office:value="-0.0256845" calcext:value-type="float">
            <text:p>-0.0256845</text:p>
          </table:table-cell>
          <table:table-cell office:value-type="float" office:value="0.002373697" calcext:value-type="float">
            <text:p>0.002373697</text:p>
          </table:table-cell>
          <table:table-cell office:value-type="float" office:value="0.001989148" calcext:value-type="float">
            <text:p>0.001989148</text:p>
          </table:table-cell>
          <table:table-cell office:value-type="float" office:value="17.41159" calcext:value-type="float">
            <text:p>17.41159</text:p>
          </table:table-cell>
          <table:table-cell office:value-type="float" office:value="0.848417" calcext:value-type="float">
            <text:p>0.848417</text:p>
          </table:table-cell>
          <table:table-cell office:value-type="float" office:value="0.1017206" calcext:value-type="float">
            <text:p>0.1017206</text:p>
          </table:table-cell>
          <table:table-cell office:value-type="float" office:value="0.05659927" calcext:value-type="float">
            <text:p>0.05659927</text:p>
          </table:table-cell>
          <table:table-cell office:value-type="float" office:value="0.03950509" calcext:value-type="float">
            <text:p>0.03950509</text:p>
          </table:table-cell>
          <table:table-cell office:value-type="float" office:value="0.03874351" calcext:value-type="float">
            <text:p>0.03874351</text:p>
          </table:table-cell>
          <table:table-cell office:value-type="float" office:value="0.01416194" calcext:value-type="float">
            <text:p>0.01416194</text:p>
          </table:table-cell>
          <table:table-cell office:value-type="float" office:value="0.01088051" calcext:value-type="float">
            <text:p>0.01088051</text:p>
          </table:table-cell>
          <table:table-cell office:value-type="float" office:value="0.02308126" calcext:value-type="float">
            <text:p>0.02308126</text:p>
          </table:table-cell>
          <table:table-cell office:value-type="float" office:value="0.01996019" calcext:value-type="float">
            <text:p>0.01996019</text:p>
          </table:table-cell>
          <table:table-cell office:value-type="float" office:value="0.01952017" calcext:value-type="float">
            <text:p>0.01952017</text:p>
          </table:table-cell>
          <table:table-cell office:value-type="float" office:value="0.01924641" calcext:value-type="float">
            <text:p>0.01924641</text:p>
          </table:table-cell>
          <table:table-cell office:value-type="float" office:value="0.02604313" calcext:value-type="float">
            <text:p>0.02604313</text:p>
          </table:table-cell>
          <table:table-cell office:value-type="float" office:value="0.005578136" calcext:value-type="float">
            <text:p>0.005578136</text:p>
          </table:table-cell>
          <table:table-cell office:value-type="float" office:value="0.00575237" calcext:value-type="float">
            <text:p>0.00575237</text:p>
          </table:table-cell>
          <table:table-cell office:value-type="float" office:value="0" calcext:value-type="float">
            <text:p>0</text:p>
          </table:table-cell>
          <table:table-cell office:value-type="float" office:value="9.28941" calcext:value-type="float">
            <text:p>9.28941</text:p>
          </table:table-cell>
          <table:table-cell office:value-type="float" office:value="13.47267" calcext:value-type="float">
            <text:p>13.47267</text:p>
          </table:table-cell>
          <table:table-cell office:value-type="float" office:value="14.31138" calcext:value-type="float">
            <text:p>14.31138</text:p>
          </table:table-cell>
          <table:table-cell office:value-type="float" office:value="11.38249" calcext:value-type="float">
            <text:p>11.38249</text:p>
          </table:table-cell>
          <table:table-cell office:value-type="float" office:value="9.009609" calcext:value-type="float">
            <text:p>9.009609</text:p>
          </table:table-cell>
          <table:table-cell office:value-type="float" office:value="3.438675" calcext:value-type="float">
            <text:p>3.438675</text:p>
          </table:table-cell>
          <table:table-cell office:value-type="float" office:value="1.713748" calcext:value-type="float">
            <text:p>1.713748</text:p>
          </table:table-cell>
          <table:table-cell office:value-type="float" office:value="2.083239" calcext:value-type="float">
            <text:p>2.083239</text:p>
          </table:table-cell>
          <table:table-cell office:value-type="float" office:value="1.642879" calcext:value-type="float">
            <text:p>1.642879</text:p>
          </table:table-cell>
          <table:table-cell office:value-type="float" office:value="0.8360761" calcext:value-type="float">
            <text:p>0.8360761</text:p>
          </table:table-cell>
          <table:table-cell office:value-type="float" office:value="0.3755855" calcext:value-type="float">
            <text:p>0.3755855</text:p>
          </table:table-cell>
          <table:table-cell office:value-type="float" office:value="0.3837002" calcext:value-type="float">
            <text:p>0.3837002</text:p>
          </table:table-cell>
          <table:table-cell office:value-type="float" office:value="0.3284025" calcext:value-type="float">
            <text:p>0.3284025</text:p>
          </table:table-cell>
          <table:table-cell office:value-type="float" office:value="0.3486609" calcext:value-type="float">
            <text:p>0.3486609</text:p>
          </table:table-cell>
          <table:table-cell office:value-type="float" office:value="0" calcext:value-type="float">
            <text:p>0</text:p>
          </table:table-cell>
          <table:table-cell office:value-type="float" office:value="2651.643" calcext:value-type="float">
            <text:p>2651.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24392" calcext:value-type="float">
            <text:p>0.5324392</text:p>
          </table:table-cell>
          <table:table-cell office:value-type="float" office:value="0" calcext:value-type="float">
            <text:p>0</text:p>
          </table:table-cell>
          <table:table-cell office:value-type="float" office:value="-0.03021775" calcext:value-type="float">
            <text:p>-0.030217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30.4721" calcext:value-type="float">
            <text:p>30.4721</text:p>
          </table:table-cell>
          <table:table-cell office:value-type="float" office:value="1096.085" calcext:value-type="float">
            <text:p>1096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2029" calcext:value-type="float">
            <text:p>2.442029</text:p>
          </table:table-cell>
          <table:table-cell office:value-type="float" office:value="5.776617" calcext:value-type="float">
            <text:p>5.776617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2060658" calcext:value-type="float">
            <text:p>0.0002060658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301175" calcext:value-type="float">
            <text:p>0.03301175</text:p>
          </table:table-cell>
          <table:table-cell office:value-type="float" office:value="-0.02647322" calcext:value-type="float">
            <text:p>-0.02647322</text:p>
          </table:table-cell>
          <table:table-cell office:value-type="float" office:value="0.002368076" calcext:value-type="float">
            <text:p>0.002368076</text:p>
          </table:table-cell>
          <table:table-cell office:value-type="float" office:value="0.002037314" calcext:value-type="float">
            <text:p>0.002037314</text:p>
          </table:table-cell>
          <table:table-cell office:value-type="float" office:value="17.94945" calcext:value-type="float">
            <text:p>17.94945</text:p>
          </table:table-cell>
          <table:table-cell office:value-type="float" office:value="0.5881004" calcext:value-type="float">
            <text:p>0.5881004</text:p>
          </table:table-cell>
          <table:table-cell office:value-type="float" office:value="0.08704197" calcext:value-type="float">
            <text:p>0.08704197</text:p>
          </table:table-cell>
          <table:table-cell office:value-type="float" office:value="0.05641661" calcext:value-type="float">
            <text:p>0.05641661</text:p>
          </table:table-cell>
          <table:table-cell office:value-type="float" office:value="0.04065811" calcext:value-type="float">
            <text:p>0.04065811</text:p>
          </table:table-cell>
          <table:table-cell office:value-type="float" office:value="0.04010022" calcext:value-type="float">
            <text:p>0.04010022</text:p>
          </table:table-cell>
          <table:table-cell office:value-type="float" office:value="0.01437795" calcext:value-type="float">
            <text:p>0.01437795</text:p>
          </table:table-cell>
          <table:table-cell office:value-type="float" office:value="0.0109291" calcext:value-type="float">
            <text:p>0.0109291</text:p>
          </table:table-cell>
          <table:table-cell office:value-type="float" office:value="0.02302828" calcext:value-type="float">
            <text:p>0.02302828</text:p>
          </table:table-cell>
          <table:table-cell office:value-type="float" office:value="0.01990831" calcext:value-type="float">
            <text:p>0.01990831</text:p>
          </table:table-cell>
          <table:table-cell office:value-type="float" office:value="0.01944015" calcext:value-type="float">
            <text:p>0.01944015</text:p>
          </table:table-cell>
          <table:table-cell office:value-type="float" office:value="0.01920883" calcext:value-type="float">
            <text:p>0.01920883</text:p>
          </table:table-cell>
          <table:table-cell office:value-type="float" office:value="0.02595338" calcext:value-type="float">
            <text:p>0.02595338</text:p>
          </table:table-cell>
          <table:table-cell office:value-type="float" office:value="0.005579087" calcext:value-type="float">
            <text:p>0.005579087</text:p>
          </table:table-cell>
          <table:table-cell office:value-type="float" office:value="0.005751237" calcext:value-type="float">
            <text:p>0.005751237</text:p>
          </table:table-cell>
          <table:table-cell office:value-type="float" office:value="0" calcext:value-type="float">
            <text:p>0</text:p>
          </table:table-cell>
          <table:table-cell office:value-type="float" office:value="5.233711" calcext:value-type="float">
            <text:p>5.233711</text:p>
          </table:table-cell>
          <table:table-cell office:value-type="float" office:value="12.81515" calcext:value-type="float">
            <text:p>12.81515</text:p>
          </table:table-cell>
          <table:table-cell office:value-type="float" office:value="13.99157" calcext:value-type="float">
            <text:p>13.99157</text:p>
          </table:table-cell>
          <table:table-cell office:value-type="float" office:value="11.25292" calcext:value-type="float">
            <text:p>11.25292</text:p>
          </table:table-cell>
          <table:table-cell office:value-type="float" office:value="9.065732" calcext:value-type="float">
            <text:p>9.065732</text:p>
          </table:table-cell>
          <table:table-cell office:value-type="float" office:value="3.525472" calcext:value-type="float">
            <text:p>3.525472</text:p>
          </table:table-cell>
          <table:table-cell office:value-type="float" office:value="1.746673" calcext:value-type="float">
            <text:p>1.746673</text:p>
          </table:table-cell>
          <table:table-cell office:value-type="float" office:value="2.09298" calcext:value-type="float">
            <text:p>2.09298</text:p>
          </table:table-cell>
          <table:table-cell office:value-type="float" office:value="1.647521" calcext:value-type="float">
            <text:p>1.647521</text:p>
          </table:table-cell>
          <table:table-cell office:value-type="float" office:value="0.8385655" calcext:value-type="float">
            <text:p>0.8385655</text:p>
          </table:table-cell>
          <table:table-cell office:value-type="float" office:value="0.3767404" calcext:value-type="float">
            <text:p>0.3767404</text:p>
          </table:table-cell>
          <table:table-cell office:value-type="float" office:value="0.3844981" calcext:value-type="float">
            <text:p>0.3844981</text:p>
          </table:table-cell>
          <table:table-cell office:value-type="float" office:value="0.3285477" calcext:value-type="float">
            <text:p>0.3285477</text:p>
          </table:table-cell>
          <table:table-cell office:value-type="float" office:value="0.3486635" calcext:value-type="float">
            <text:p>0.3486635</text:p>
          </table:table-cell>
          <table:table-cell office:value-type="float" office:value="0" calcext:value-type="float">
            <text:p>0</text:p>
          </table:table-cell>
          <table:table-cell office:value-type="float" office:value="2578.578" calcext:value-type="float">
            <text:p>2578.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5346" calcext:value-type="float">
            <text:p>0.4375346</text:p>
          </table:table-cell>
          <table:table-cell office:value-type="float" office:value="0" calcext:value-type="float">
            <text:p>0</text:p>
          </table:table-cell>
          <table:table-cell office:value-type="float" office:value="-0.03026541" calcext:value-type="float">
            <text:p>-0.030265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30.49748" calcext:value-type="float">
            <text:p>30.49748</text:p>
          </table:table-cell>
          <table:table-cell office:value-type="float" office:value="1096.117" calcext:value-type="float">
            <text:p>1096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6907" calcext:value-type="float">
            <text:p>2.356907</text:p>
          </table:table-cell>
          <table:table-cell office:value-type="float" office:value="5.796596" calcext:value-type="float">
            <text:p>5.796596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2121383" calcext:value-type="float">
            <text:p>0.0002121383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304298" calcext:value-type="float">
            <text:p>0.03304298</text:p>
          </table:table-cell>
          <table:table-cell office:value-type="float" office:value="-0.02703069" calcext:value-type="float">
            <text:p>-0.02703069</text:p>
          </table:table-cell>
          <table:table-cell office:value-type="float" office:value="0.002369885" calcext:value-type="float">
            <text:p>0.002369885</text:p>
          </table:table-cell>
          <table:table-cell office:value-type="float" office:value="0.002071141" calcext:value-type="float">
            <text:p>0.002071141</text:p>
          </table:table-cell>
          <table:table-cell office:value-type="float" office:value="18.30814" calcext:value-type="float">
            <text:p>18.30814</text:p>
          </table:table-cell>
          <table:table-cell office:value-type="float" office:value="0.4331836" calcext:value-type="float">
            <text:p>0.4331836</text:p>
          </table:table-cell>
          <table:table-cell office:value-type="float" office:value="0.07334272" calcext:value-type="float">
            <text:p>0.07334272</text:p>
          </table:table-cell>
          <table:table-cell office:value-type="float" office:value="0.0550844" calcext:value-type="float">
            <text:p>0.0550844</text:p>
          </table:table-cell>
          <table:table-cell office:value-type="float" office:value="0.04130336" calcext:value-type="float">
            <text:p>0.04130336</text:p>
          </table:table-cell>
          <table:table-cell office:value-type="float" office:value="0.04101158" calcext:value-type="float">
            <text:p>0.04101158</text:p>
          </table:table-cell>
          <table:table-cell office:value-type="float" office:value="0.01461019" calcext:value-type="float">
            <text:p>0.01461019</text:p>
          </table:table-cell>
          <table:table-cell office:value-type="float" office:value="0.01101394" calcext:value-type="float">
            <text:p>0.01101394</text:p>
          </table:table-cell>
          <table:table-cell office:value-type="float" office:value="0.02299434" calcext:value-type="float">
            <text:p>0.02299434</text:p>
          </table:table-cell>
          <table:table-cell office:value-type="float" office:value="0.01986114" calcext:value-type="float">
            <text:p>0.01986114</text:p>
          </table:table-cell>
          <table:table-cell office:value-type="float" office:value="0.01935988" calcext:value-type="float">
            <text:p>0.01935988</text:p>
          </table:table-cell>
          <table:table-cell office:value-type="float" office:value="0.01916977" calcext:value-type="float">
            <text:p>0.01916977</text:p>
          </table:table-cell>
          <table:table-cell office:value-type="float" office:value="0.02586357" calcext:value-type="float">
            <text:p>0.02586357</text:p>
          </table:table-cell>
          <table:table-cell office:value-type="float" office:value="0.005579835" calcext:value-type="float">
            <text:p>0.005579835</text:p>
          </table:table-cell>
          <table:table-cell office:value-type="float" office:value="0.005750088" calcext:value-type="float">
            <text:p>0.005750088</text:p>
          </table:table-cell>
          <table:table-cell office:value-type="float" office:value="0" calcext:value-type="float">
            <text:p>0</text:p>
          </table:table-cell>
          <table:table-cell office:value-type="float" office:value="6.687234" calcext:value-type="float">
            <text:p>6.687234</text:p>
          </table:table-cell>
          <table:table-cell office:value-type="float" office:value="12.42928" calcext:value-type="float">
            <text:p>12.42928</text:p>
          </table:table-cell>
          <table:table-cell office:value-type="float" office:value="13.7195" calcext:value-type="float">
            <text:p>13.7195</text:p>
          </table:table-cell>
          <table:table-cell office:value-type="float" office:value="11.11907" calcext:value-type="float">
            <text:p>11.11907</text:p>
          </table:table-cell>
          <table:table-cell office:value-type="float" office:value="9.041627" calcext:value-type="float">
            <text:p>9.041627</text:p>
          </table:table-cell>
          <table:table-cell office:value-type="float" office:value="3.537487" calcext:value-type="float">
            <text:p>3.537487</text:p>
          </table:table-cell>
          <table:table-cell office:value-type="float" office:value="1.77377" calcext:value-type="float">
            <text:p>1.77377</text:p>
          </table:table-cell>
          <table:table-cell office:value-type="float" office:value="2.103209" calcext:value-type="float">
            <text:p>2.103209</text:p>
          </table:table-cell>
          <table:table-cell office:value-type="float" office:value="1.65245" calcext:value-type="float">
            <text:p>1.65245</text:p>
          </table:table-cell>
          <table:table-cell office:value-type="float" office:value="0.8410949" calcext:value-type="float">
            <text:p>0.8410949</text:p>
          </table:table-cell>
          <table:table-cell office:value-type="float" office:value="0.3779082" calcext:value-type="float">
            <text:p>0.3779082</text:p>
          </table:table-cell>
          <table:table-cell office:value-type="float" office:value="0.3853291" calcext:value-type="float">
            <text:p>0.3853291</text:p>
          </table:table-cell>
          <table:table-cell office:value-type="float" office:value="0.3286792" calcext:value-type="float">
            <text:p>0.3286792</text:p>
          </table:table-cell>
          <table:table-cell office:value-type="float" office:value="0.3486663" calcext:value-type="float">
            <text:p>0.3486663</text:p>
          </table:table-cell>
          <table:table-cell office:value-type="float" office:value="0" calcext:value-type="float">
            <text:p>0</text:p>
          </table:table-cell>
          <table:table-cell office:value-type="float" office:value="2510.311" calcext:value-type="float">
            <text:p>2510.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6171" calcext:value-type="float">
            <text:p>0.3726171</text:p>
          </table:table-cell>
          <table:table-cell office:value-type="float" office:value="0" calcext:value-type="float">
            <text:p>0</text:p>
          </table:table-cell>
          <table:table-cell office:value-type="float" office:value="-0.03030146" calcext:value-type="float">
            <text:p>-0.030301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30.49416" calcext:value-type="float">
            <text:p>30.49416</text:p>
          </table:table-cell>
          <table:table-cell office:value-type="float" office:value="1096.125" calcext:value-type="float">
            <text:p>1096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1182" calcext:value-type="float">
            <text:p>2.321182</text:p>
          </table:table-cell>
          <table:table-cell office:value-type="float" office:value="5.820936" calcext:value-type="float">
            <text:p>5.820936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2122421" calcext:value-type="float">
            <text:p>0.0002122421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307789" calcext:value-type="float">
            <text:p>0.03307789</text:p>
          </table:table-cell>
          <table:table-cell office:value-type="float" office:value="-0.02728369" calcext:value-type="float">
            <text:p>-0.02728369</text:p>
          </table:table-cell>
          <table:table-cell office:value-type="float" office:value="0.002369912" calcext:value-type="float">
            <text:p>0.002369912</text:p>
          </table:table-cell>
          <table:table-cell office:value-type="float" office:value="0.00208957" calcext:value-type="float">
            <text:p>0.00208957</text:p>
          </table:table-cell>
          <table:table-cell office:value-type="float" office:value="18.4434" calcext:value-type="float">
            <text:p>18.4434</text:p>
          </table:table-cell>
          <table:table-cell office:value-type="float" office:value="1.25428" calcext:value-type="float">
            <text:p>1.25428</text:p>
          </table:table-cell>
          <table:table-cell office:value-type="float" office:value="0.07563201" calcext:value-type="float">
            <text:p>0.07563201</text:p>
          </table:table-cell>
          <table:table-cell office:value-type="float" office:value="0.05532454" calcext:value-type="float">
            <text:p>0.05532454</text:p>
          </table:table-cell>
          <table:table-cell office:value-type="float" office:value="0.04198608" calcext:value-type="float">
            <text:p>0.04198608</text:p>
          </table:table-cell>
          <table:table-cell office:value-type="float" office:value="0.04207909" calcext:value-type="float">
            <text:p>0.04207909</text:p>
          </table:table-cell>
          <table:table-cell office:value-type="float" office:value="0.01501888" calcext:value-type="float">
            <text:p>0.01501888</text:p>
          </table:table-cell>
          <table:table-cell office:value-type="float" office:value="0.01120461" calcext:value-type="float">
            <text:p>0.01120461</text:p>
          </table:table-cell>
          <table:table-cell office:value-type="float" office:value="0.02300333" calcext:value-type="float">
            <text:p>0.02300333</text:p>
          </table:table-cell>
          <table:table-cell office:value-type="float" office:value="0.01982285" calcext:value-type="float">
            <text:p>0.01982285</text:p>
          </table:table-cell>
          <table:table-cell office:value-type="float" office:value="0.01928036" calcext:value-type="float">
            <text:p>0.01928036</text:p>
          </table:table-cell>
          <table:table-cell office:value-type="float" office:value="0.01912935" calcext:value-type="float">
            <text:p>0.01912935</text:p>
          </table:table-cell>
          <table:table-cell office:value-type="float" office:value="0.02577201" calcext:value-type="float">
            <text:p>0.02577201</text:p>
          </table:table-cell>
          <table:table-cell office:value-type="float" office:value="0.005580422" calcext:value-type="float">
            <text:p>0.005580422</text:p>
          </table:table-cell>
          <table:table-cell office:value-type="float" office:value="0.005748927" calcext:value-type="float">
            <text:p>0.005748927</text:p>
          </table:table-cell>
          <table:table-cell office:value-type="float" office:value="0" calcext:value-type="float">
            <text:p>0</text:p>
          </table:table-cell>
          <table:table-cell office:value-type="float" office:value="11.43836" calcext:value-type="float">
            <text:p>11.43836</text:p>
          </table:table-cell>
          <table:table-cell office:value-type="float" office:value="13.25646" calcext:value-type="float">
            <text:p>13.25646</text:p>
          </table:table-cell>
          <table:table-cell office:value-type="float" office:value="13.67604" calcext:value-type="float">
            <text:p>13.67604</text:p>
          </table:table-cell>
          <table:table-cell office:value-type="float" office:value="11.04065" calcext:value-type="float">
            <text:p>11.04065</text:p>
          </table:table-cell>
          <table:table-cell office:value-type="float" office:value="8.976123" calcext:value-type="float">
            <text:p>8.976123</text:p>
          </table:table-cell>
          <table:table-cell office:value-type="float" office:value="3.536262" calcext:value-type="float">
            <text:p>3.536262</text:p>
          </table:table-cell>
          <table:table-cell office:value-type="float" office:value="1.787582" calcext:value-type="float">
            <text:p>1.787582</text:p>
          </table:table-cell>
          <table:table-cell office:value-type="float" office:value="2.11228" calcext:value-type="float">
            <text:p>2.11228</text:p>
          </table:table-cell>
          <table:table-cell office:value-type="float" office:value="1.657519" calcext:value-type="float">
            <text:p>1.657519</text:p>
          </table:table-cell>
          <table:table-cell office:value-type="float" office:value="0.8436727" calcext:value-type="float">
            <text:p>0.8436727</text:p>
          </table:table-cell>
          <table:table-cell office:value-type="float" office:value="0.3790956" calcext:value-type="float">
            <text:p>0.3790956</text:p>
          </table:table-cell>
          <table:table-cell office:value-type="float" office:value="0.3861833" calcext:value-type="float">
            <text:p>0.3861833</text:p>
          </table:table-cell>
          <table:table-cell office:value-type="float" office:value="0.3287992" calcext:value-type="float">
            <text:p>0.3287992</text:p>
          </table:table-cell>
          <table:table-cell office:value-type="float" office:value="0.348669" calcext:value-type="float">
            <text:p>0.348669</text:p>
          </table:table-cell>
          <table:table-cell office:value-type="float" office:value="0" calcext:value-type="float">
            <text:p>0</text:p>
          </table:table-cell>
          <table:table-cell office:value-type="float" office:value="2471.635" calcext:value-type="float">
            <text:p>2471.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0012" calcext:value-type="float">
            <text:p>0.3600012</text:p>
          </table:table-cell>
          <table:table-cell office:value-type="float" office:value="0" calcext:value-type="float">
            <text:p>0</text:p>
          </table:table-cell>
          <table:table-cell office:value-type="float" office:value="-0.03032032" calcext:value-type="float">
            <text:p>-0.030320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30.54688" calcext:value-type="float">
            <text:p>30.54688</text:p>
          </table:table-cell>
          <table:table-cell office:value-type="float" office:value="1096.173" calcext:value-type="float">
            <text:p>1096.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016" calcext:value-type="float">
            <text:p>2.21016</text:p>
          </table:table-cell>
          <table:table-cell office:value-type="float" office:value="5.82349" calcext:value-type="float">
            <text:p>5.82349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2123583" calcext:value-type="float">
            <text:p>0.0002123583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311697" calcext:value-type="float">
            <text:p>0.03311697</text:p>
          </table:table-cell>
          <table:table-cell office:value-type="float" office:value="-0.0282836" calcext:value-type="float">
            <text:p>-0.0282836</text:p>
          </table:table-cell>
          <table:table-cell office:value-type="float" office:value="0.002372801" calcext:value-type="float">
            <text:p>0.002372801</text:p>
          </table:table-cell>
          <table:table-cell office:value-type="float" office:value="0.00214802" calcext:value-type="float">
            <text:p>0.00214802</text:p>
          </table:table-cell>
          <table:table-cell office:value-type="float" office:value="18.82498" calcext:value-type="float">
            <text:p>18.82498</text:p>
          </table:table-cell>
          <table:table-cell office:value-type="float" office:value="0.4360591" calcext:value-type="float">
            <text:p>0.4360591</text:p>
          </table:table-cell>
          <table:table-cell office:value-type="float" office:value="0.06664404" calcext:value-type="float">
            <text:p>0.06664404</text:p>
          </table:table-cell>
          <table:table-cell office:value-type="float" office:value="0.05511156" calcext:value-type="float">
            <text:p>0.05511156</text:p>
          </table:table-cell>
          <table:table-cell office:value-type="float" office:value="0.04297628" calcext:value-type="float">
            <text:p>0.04297628</text:p>
          </table:table-cell>
          <table:table-cell office:value-type="float" office:value="0.04342287" calcext:value-type="float">
            <text:p>0.04342287</text:p>
          </table:table-cell>
          <table:table-cell office:value-type="float" office:value="0.01540238" calcext:value-type="float">
            <text:p>0.01540238</text:p>
          </table:table-cell>
          <table:table-cell office:value-type="float" office:value="0.01144173" calcext:value-type="float">
            <text:p>0.01144173</text:p>
          </table:table-cell>
          <table:table-cell office:value-type="float" office:value="0.02306136" calcext:value-type="float">
            <text:p>0.02306136</text:p>
          </table:table-cell>
          <table:table-cell office:value-type="float" office:value="0.01980136" calcext:value-type="float">
            <text:p>0.01980136</text:p>
          </table:table-cell>
          <table:table-cell office:value-type="float" office:value="0.01920345" calcext:value-type="float">
            <text:p>0.01920345</text:p>
          </table:table-cell>
          <table:table-cell office:value-type="float" office:value="0.01908774" calcext:value-type="float">
            <text:p>0.01908774</text:p>
          </table:table-cell>
          <table:table-cell office:value-type="float" office:value="0.02567845" calcext:value-type="float">
            <text:p>0.02567845</text:p>
          </table:table-cell>
          <table:table-cell office:value-type="float" office:value="0.005580894" calcext:value-type="float">
            <text:p>0.005580894</text:p>
          </table:table-cell>
          <table:table-cell office:value-type="float" office:value="0.005747727" calcext:value-type="float">
            <text:p>0.005747727</text:p>
          </table:table-cell>
          <table:table-cell office:value-type="float" office:value="0" calcext:value-type="float">
            <text:p>0</text:p>
          </table:table-cell>
          <table:table-cell office:value-type="float" office:value="5.674186" calcext:value-type="float">
            <text:p>5.674186</text:p>
          </table:table-cell>
          <table:table-cell office:value-type="float" office:value="13.16659" calcext:value-type="float">
            <text:p>13.16659</text:p>
          </table:table-cell>
          <table:table-cell office:value-type="float" office:value="13.91694" calcext:value-type="float">
            <text:p>13.91694</text:p>
          </table:table-cell>
          <table:table-cell office:value-type="float" office:value="11.11311" calcext:value-type="float">
            <text:p>11.11311</text:p>
          </table:table-cell>
          <table:table-cell office:value-type="float" office:value="8.982576" calcext:value-type="float">
            <text:p>8.982576</text:p>
          </table:table-cell>
          <table:table-cell office:value-type="float" office:value="3.53634" calcext:value-type="float">
            <text:p>3.53634</text:p>
          </table:table-cell>
          <table:table-cell office:value-type="float" office:value="1.798546" calcext:value-type="float">
            <text:p>1.798546</text:p>
          </table:table-cell>
          <table:table-cell office:value-type="float" office:value="2.119652" calcext:value-type="float">
            <text:p>2.119652</text:p>
          </table:table-cell>
          <table:table-cell office:value-type="float" office:value="1.662412" calcext:value-type="float">
            <text:p>1.662412</text:p>
          </table:table-cell>
          <table:table-cell office:value-type="float" office:value="0.8462837" calcext:value-type="float">
            <text:p>0.8462837</text:p>
          </table:table-cell>
          <table:table-cell office:value-type="float" office:value="0.3802978" calcext:value-type="float">
            <text:p>0.3802978</text:p>
          </table:table-cell>
          <table:table-cell office:value-type="float" office:value="0.3870568" calcext:value-type="float">
            <text:p>0.3870568</text:p>
          </table:table-cell>
          <table:table-cell office:value-type="float" office:value="0.3289095" calcext:value-type="float">
            <text:p>0.3289095</text:p>
          </table:table-cell>
          <table:table-cell office:value-type="float" office:value="0.3486717" calcext:value-type="float">
            <text:p>0.3486717</text:p>
          </table:table-cell>
          <table:table-cell office:value-type="float" office:value="0" calcext:value-type="float">
            <text:p>0</text:p>
          </table:table-cell>
          <table:table-cell office:value-type="float" office:value="2383.859" calcext:value-type="float">
            <text:p>2383.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6053" calcext:value-type="float">
            <text:p>0.2526053</text:p>
          </table:table-cell>
          <table:table-cell office:value-type="float" office:value="0" calcext:value-type="float">
            <text:p>0</text:p>
          </table:table-cell>
          <table:table-cell office:value-type="float" office:value="-0.03034606" calcext:value-type="float">
            <text:p>-0.030346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30.51422" calcext:value-type="float">
            <text:p>30.51422</text:p>
          </table:table-cell>
          <table:table-cell office:value-type="float" office:value="1096.197" calcext:value-type="float">
            <text:p>1096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5435" calcext:value-type="float">
            <text:p>2.175435</text:p>
          </table:table-cell>
          <table:table-cell office:value-type="float" office:value="5.859704" calcext:value-type="float">
            <text:p>5.859704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2124851" calcext:value-type="float">
            <text:p>0.0002124851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315964" calcext:value-type="float">
            <text:p>0.03315964</text:p>
          </table:table-cell>
          <table:table-cell office:value-type="float" office:value="-0.02876269" calcext:value-type="float">
            <text:p>-0.02876269</text:p>
          </table:table-cell>
          <table:table-cell office:value-type="float" office:value="0.002381566" calcext:value-type="float">
            <text:p>0.002381566</text:p>
          </table:table-cell>
          <table:table-cell office:value-type="float" office:value="0.002168942" calcext:value-type="float">
            <text:p>0.002168942</text:p>
          </table:table-cell>
          <table:table-cell office:value-type="float" office:value="18.92752" calcext:value-type="float">
            <text:p>18.92752</text:p>
          </table:table-cell>
          <table:table-cell office:value-type="float" office:value="0.3416837" calcext:value-type="float">
            <text:p>0.3416837</text:p>
          </table:table-cell>
          <table:table-cell office:value-type="float" office:value="0.06308853" calcext:value-type="float">
            <text:p>0.06308853</text:p>
          </table:table-cell>
          <table:table-cell office:value-type="float" office:value="0.0551758" calcext:value-type="float">
            <text:p>0.0551758</text:p>
          </table:table-cell>
          <table:table-cell office:value-type="float" office:value="0.04366885" calcext:value-type="float">
            <text:p>0.04366885</text:p>
          </table:table-cell>
          <table:table-cell office:value-type="float" office:value="0.04422507" calcext:value-type="float">
            <text:p>0.04422507</text:p>
          </table:table-cell>
          <table:table-cell office:value-type="float" office:value="0.01565865" calcext:value-type="float">
            <text:p>0.01565865</text:p>
          </table:table-cell>
          <table:table-cell office:value-type="float" office:value="0.0115941" calcext:value-type="float">
            <text:p>0.0115941</text:p>
          </table:table-cell>
          <table:table-cell office:value-type="float" office:value="0.02312514" calcext:value-type="float">
            <text:p>0.02312514</text:p>
          </table:table-cell>
          <table:table-cell office:value-type="float" office:value="0.01979554" calcext:value-type="float">
            <text:p>0.01979554</text:p>
          </table:table-cell>
          <table:table-cell office:value-type="float" office:value="0.01913145" calcext:value-type="float">
            <text:p>0.01913145</text:p>
          </table:table-cell>
          <table:table-cell office:value-type="float" office:value="0.01904538" calcext:value-type="float">
            <text:p>0.01904538</text:p>
          </table:table-cell>
          <table:table-cell office:value-type="float" office:value="0.0255831" calcext:value-type="float">
            <text:p>0.0255831</text:p>
          </table:table-cell>
          <table:table-cell office:value-type="float" office:value="0.005581281" calcext:value-type="float">
            <text:p>0.005581281</text:p>
          </table:table-cell>
          <table:table-cell office:value-type="float" office:value="0.005746517" calcext:value-type="float">
            <text:p>0.005746517</text:p>
          </table:table-cell>
          <table:table-cell office:value-type="float" office:value="0" calcext:value-type="float">
            <text:p>0</text:p>
          </table:table-cell>
          <table:table-cell office:value-type="float" office:value="5.286308" calcext:value-type="float">
            <text:p>5.286308</text:p>
          </table:table-cell>
          <table:table-cell office:value-type="float" office:value="13.24049" calcext:value-type="float">
            <text:p>13.24049</text:p>
          </table:table-cell>
          <table:table-cell office:value-type="float" office:value="13.87465" calcext:value-type="float">
            <text:p>13.87465</text:p>
          </table:table-cell>
          <table:table-cell office:value-type="float" office:value="11.1109" calcext:value-type="float">
            <text:p>11.1109</text:p>
          </table:table-cell>
          <table:table-cell office:value-type="float" office:value="8.988237" calcext:value-type="float">
            <text:p>8.988237</text:p>
          </table:table-cell>
          <table:table-cell office:value-type="float" office:value="3.542164" calcext:value-type="float">
            <text:p>3.542164</text:p>
          </table:table-cell>
          <table:table-cell office:value-type="float" office:value="1.810991" calcext:value-type="float">
            <text:p>1.810991</text:p>
          </table:table-cell>
          <table:table-cell office:value-type="float" office:value="2.126361" calcext:value-type="float">
            <text:p>2.126361</text:p>
          </table:table-cell>
          <table:table-cell office:value-type="float" office:value="1.666982" calcext:value-type="float">
            <text:p>1.666982</text:p>
          </table:table-cell>
          <table:table-cell office:value-type="float" office:value="0.8488997" calcext:value-type="float">
            <text:p>0.8488997</text:p>
          </table:table-cell>
          <table:table-cell office:value-type="float" office:value="0.381512" calcext:value-type="float">
            <text:p>0.381512</text:p>
          </table:table-cell>
          <table:table-cell office:value-type="float" office:value="0.3879466" calcext:value-type="float">
            <text:p>0.3879466</text:p>
          </table:table-cell>
          <table:table-cell office:value-type="float" office:value="0.3290135" calcext:value-type="float">
            <text:p>0.3290135</text:p>
          </table:table-cell>
          <table:table-cell office:value-type="float" office:value="0.3486745" calcext:value-type="float">
            <text:p>0.3486745</text:p>
          </table:table-cell>
          <table:table-cell office:value-type="float" office:value="0" calcext:value-type="float">
            <text:p>0</text:p>
          </table:table-cell>
          <table:table-cell office:value-type="float" office:value="2359.335" calcext:value-type="float">
            <text:p>2359.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1367" calcext:value-type="float">
            <text:p>0.2541367</text:p>
          </table:table-cell>
          <table:table-cell office:value-type="float" office:value="0" calcext:value-type="float">
            <text:p>0</text:p>
          </table:table-cell>
          <table:table-cell office:value-type="float" office:value="-0.03036427" calcext:value-type="float">
            <text:p>-0.030364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30.14982" calcext:value-type="float">
            <text:p>30.14982</text:p>
          </table:table-cell>
          <table:table-cell office:value-type="float" office:value="1096.266" calcext:value-type="float">
            <text:p>1096.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0409" calcext:value-type="float">
            <text:p>2.420409</text:p>
          </table:table-cell>
          <table:table-cell office:value-type="float" office:value="5.903579" calcext:value-type="float">
            <text:p>5.903579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2126213" calcext:value-type="float">
            <text:p>0.0002126213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320546" calcext:value-type="float">
            <text:p>0.03320546</text:p>
          </table:table-cell>
          <table:table-cell office:value-type="float" office:value="-0.02905961" calcext:value-type="float">
            <text:p>-0.02905961</text:p>
          </table:table-cell>
          <table:table-cell office:value-type="float" office:value="0.002349247" calcext:value-type="float">
            <text:p>0.002349247</text:p>
          </table:table-cell>
          <table:table-cell office:value-type="float" office:value="0.002175886" calcext:value-type="float">
            <text:p>0.002175886</text:p>
          </table:table-cell>
          <table:table-cell office:value-type="float" office:value="18.42882" calcext:value-type="float">
            <text:p>18.42882</text:p>
          </table:table-cell>
          <table:table-cell office:value-type="float" office:value="0.3688754" calcext:value-type="float">
            <text:p>0.3688754</text:p>
          </table:table-cell>
          <table:table-cell office:value-type="float" office:value="0.06137594" calcext:value-type="float">
            <text:p>0.06137594</text:p>
          </table:table-cell>
          <table:table-cell office:value-type="float" office:value="0.05453364" calcext:value-type="float">
            <text:p>0.05453364</text:p>
          </table:table-cell>
          <table:table-cell office:value-type="float" office:value="0.04404572" calcext:value-type="float">
            <text:p>0.04404572</text:p>
          </table:table-cell>
          <table:table-cell office:value-type="float" office:value="0.04480629" calcext:value-type="float">
            <text:p>0.04480629</text:p>
          </table:table-cell>
          <table:table-cell office:value-type="float" office:value="0.01579489" calcext:value-type="float">
            <text:p>0.01579489</text:p>
          </table:table-cell>
          <table:table-cell office:value-type="float" office:value="0.01169675" calcext:value-type="float">
            <text:p>0.01169675</text:p>
          </table:table-cell>
          <table:table-cell office:value-type="float" office:value="0.02319059" calcext:value-type="float">
            <text:p>0.02319059</text:p>
          </table:table-cell>
          <table:table-cell office:value-type="float" office:value="0.01979978" calcext:value-type="float">
            <text:p>0.01979978</text:p>
          </table:table-cell>
          <table:table-cell office:value-type="float" office:value="0.01906527" calcext:value-type="float">
            <text:p>0.01906527</text:p>
          </table:table-cell>
          <table:table-cell office:value-type="float" office:value="0.01900276" calcext:value-type="float">
            <text:p>0.01900276</text:p>
          </table:table-cell>
          <table:table-cell office:value-type="float" office:value="0.02548617" calcext:value-type="float">
            <text:p>0.02548617</text:p>
          </table:table-cell>
          <table:table-cell office:value-type="float" office:value="0.005581583" calcext:value-type="float">
            <text:p>0.005581583</text:p>
          </table:table-cell>
          <table:table-cell office:value-type="float" office:value="0.00574529" calcext:value-type="float">
            <text:p>0.00574529</text:p>
          </table:table-cell>
          <table:table-cell office:value-type="float" office:value="0" calcext:value-type="float">
            <text:p>0</text:p>
          </table:table-cell>
          <table:table-cell office:value-type="float" office:value="7.142157" calcext:value-type="float">
            <text:p>7.142157</text:p>
          </table:table-cell>
          <table:table-cell office:value-type="float" office:value="13.55056" calcext:value-type="float">
            <text:p>13.55056</text:p>
          </table:table-cell>
          <table:table-cell office:value-type="float" office:value="13.96841" calcext:value-type="float">
            <text:p>13.96841</text:p>
          </table:table-cell>
          <table:table-cell office:value-type="float" office:value="11.12704" calcext:value-type="float">
            <text:p>11.12704</text:p>
          </table:table-cell>
          <table:table-cell office:value-type="float" office:value="8.988022" calcext:value-type="float">
            <text:p>8.988022</text:p>
          </table:table-cell>
          <table:table-cell office:value-type="float" office:value="3.546256" calcext:value-type="float">
            <text:p>3.546256</text:p>
          </table:table-cell>
          <table:table-cell office:value-type="float" office:value="1.823337" calcext:value-type="float">
            <text:p>1.823337</text:p>
          </table:table-cell>
          <table:table-cell office:value-type="float" office:value="2.132796" calcext:value-type="float">
            <text:p>2.132796</text:p>
          </table:table-cell>
          <table:table-cell office:value-type="float" office:value="1.671261" calcext:value-type="float">
            <text:p>1.671261</text:p>
          </table:table-cell>
          <table:table-cell office:value-type="float" office:value="0.8514936" calcext:value-type="float">
            <text:p>0.8514936</text:p>
          </table:table-cell>
          <table:table-cell office:value-type="float" office:value="0.3827359" calcext:value-type="float">
            <text:p>0.3827359</text:p>
          </table:table-cell>
          <table:table-cell office:value-type="float" office:value="0.3888499" calcext:value-type="float">
            <text:p>0.3888499</text:p>
          </table:table-cell>
          <table:table-cell office:value-type="float" office:value="0.3291117" calcext:value-type="float">
            <text:p>0.3291117</text:p>
          </table:table-cell>
          <table:table-cell office:value-type="float" office:value="0.3486772" calcext:value-type="float">
            <text:p>0.3486772</text:p>
          </table:table-cell>
          <table:table-cell office:value-type="float" office:value="0" calcext:value-type="float">
            <text:p>0</text:p>
          </table:table-cell>
          <table:table-cell office:value-type="float" office:value="2648.661" calcext:value-type="float">
            <text:p>2648.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2011" calcext:value-type="float">
            <text:p>0.5422011</text:p>
          </table:table-cell>
          <table:table-cell office:value-type="float" office:value="0" calcext:value-type="float">
            <text:p>0</text:p>
          </table:table-cell>
          <table:table-cell office:value-type="float" office:value="-0.03038383" calcext:value-type="float">
            <text:p>-0.030383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30.19409" calcext:value-type="float">
            <text:p>30.19409</text:p>
          </table:table-cell>
          <table:table-cell office:value-type="float" office:value="1096.317" calcext:value-type="float">
            <text:p>1096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072" calcext:value-type="float">
            <text:p>2.30072</text:p>
          </table:table-cell>
          <table:table-cell office:value-type="float" office:value="5.921109" calcext:value-type="float">
            <text:p>5.921109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2127654" calcext:value-type="float">
            <text:p>0.0002127654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325393" calcext:value-type="float">
            <text:p>0.03325393</text:p>
          </table:table-cell>
          <table:table-cell office:value-type="float" office:value="-0.03016503" calcext:value-type="float">
            <text:p>-0.03016503</text:p>
          </table:table-cell>
          <table:table-cell office:value-type="float" office:value="0.002353427" calcext:value-type="float">
            <text:p>0.002353427</text:p>
          </table:table-cell>
          <table:table-cell office:value-type="float" office:value="0.002230459" calcext:value-type="float">
            <text:p>0.002230459</text:p>
          </table:table-cell>
          <table:table-cell office:value-type="float" office:value="18.83089" calcext:value-type="float">
            <text:p>18.83089</text:p>
          </table:table-cell>
          <table:table-cell office:value-type="float" office:value="0.2439424" calcext:value-type="float">
            <text:p>0.2439424</text:p>
          </table:table-cell>
          <table:table-cell office:value-type="float" office:value="0.0600993" calcext:value-type="float">
            <text:p>0.0600993</text:p>
          </table:table-cell>
          <table:table-cell office:value-type="float" office:value="0.05408946" calcext:value-type="float">
            <text:p>0.05408946</text:p>
          </table:table-cell>
          <table:table-cell office:value-type="float" office:value="0.04410338" calcext:value-type="float">
            <text:p>0.04410338</text:p>
          </table:table-cell>
          <table:table-cell office:value-type="float" office:value="0.04492122" calcext:value-type="float">
            <text:p>0.04492122</text:p>
          </table:table-cell>
          <table:table-cell office:value-type="float" office:value="0.01579744" calcext:value-type="float">
            <text:p>0.01579744</text:p>
          </table:table-cell>
          <table:table-cell office:value-type="float" office:value="0.01169564" calcext:value-type="float">
            <text:p>0.01169564</text:p>
          </table:table-cell>
          <table:table-cell office:value-type="float" office:value="0.02323632" calcext:value-type="float">
            <text:p>0.02323632</text:p>
          </table:table-cell>
          <table:table-cell office:value-type="float" office:value="0.0198083" calcext:value-type="float">
            <text:p>0.0198083</text:p>
          </table:table-cell>
          <table:table-cell office:value-type="float" office:value="0.01900468" calcext:value-type="float">
            <text:p>0.01900468</text:p>
          </table:table-cell>
          <table:table-cell office:value-type="float" office:value="0.01896021" calcext:value-type="float">
            <text:p>0.01896021</text:p>
          </table:table-cell>
          <table:table-cell office:value-type="float" office:value="0.02538808" calcext:value-type="float">
            <text:p>0.02538808</text:p>
          </table:table-cell>
          <table:table-cell office:value-type="float" office:value="0.005581809" calcext:value-type="float">
            <text:p>0.005581809</text:p>
          </table:table-cell>
          <table:table-cell office:value-type="float" office:value="0.005744036" calcext:value-type="float">
            <text:p>0.005744036</text:p>
          </table:table-cell>
          <table:table-cell office:value-type="float" office:value="0" calcext:value-type="float">
            <text:p>0</text:p>
          </table:table-cell>
          <table:table-cell office:value-type="float" office:value="8.301216" calcext:value-type="float">
            <text:p>8.301216</text:p>
          </table:table-cell>
          <table:table-cell office:value-type="float" office:value="13.44617" calcext:value-type="float">
            <text:p>13.44617</text:p>
          </table:table-cell>
          <table:table-cell office:value-type="float" office:value="13.92342" calcext:value-type="float">
            <text:p>13.92342</text:p>
          </table:table-cell>
          <table:table-cell office:value-type="float" office:value="11.15468" calcext:value-type="float">
            <text:p>11.15468</text:p>
          </table:table-cell>
          <table:table-cell office:value-type="float" office:value="9.010202" calcext:value-type="float">
            <text:p>9.010202</text:p>
          </table:table-cell>
          <table:table-cell office:value-type="float" office:value="3.552183" calcext:value-type="float">
            <text:p>3.552183</text:p>
          </table:table-cell>
          <table:table-cell office:value-type="float" office:value="1.836446" calcext:value-type="float">
            <text:p>1.836446</text:p>
          </table:table-cell>
          <table:table-cell office:value-type="float" office:value="2.139317" calcext:value-type="float">
            <text:p>2.139317</text:p>
          </table:table-cell>
          <table:table-cell office:value-type="float" office:value="1.675318" calcext:value-type="float">
            <text:p>1.675318</text:p>
          </table:table-cell>
          <table:table-cell office:value-type="float" office:value="0.8540539" calcext:value-type="float">
            <text:p>0.8540539</text:p>
          </table:table-cell>
          <table:table-cell office:value-type="float" office:value="0.3839624" calcext:value-type="float">
            <text:p>0.3839624</text:p>
          </table:table-cell>
          <table:table-cell office:value-type="float" office:value="0.3897624" calcext:value-type="float">
            <text:p>0.3897624</text:p>
          </table:table-cell>
          <table:table-cell office:value-type="float" office:value="0.3292063" calcext:value-type="float">
            <text:p>0.3292063</text:p>
          </table:table-cell>
          <table:table-cell office:value-type="float" office:value="0.3486799" calcext:value-type="float">
            <text:p>0.3486799</text:p>
          </table:table-cell>
          <table:table-cell office:value-type="float" office:value="0" calcext:value-type="float">
            <text:p>0</text:p>
          </table:table-cell>
          <table:table-cell office:value-type="float" office:value="2544.74" calcext:value-type="float">
            <text:p>2544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02271" calcext:value-type="float">
            <text:p>0.4402271</text:p>
          </table:table-cell>
          <table:table-cell office:value-type="float" office:value="0" calcext:value-type="float">
            <text:p>0</text:p>
          </table:table-cell>
          <table:table-cell office:value-type="float" office:value="-0.03041327" calcext:value-type="float">
            <text:p>-0.030413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30.28099" calcext:value-type="float">
            <text:p>30.28099</text:p>
          </table:table-cell>
          <table:table-cell office:value-type="float" office:value="1096.404" calcext:value-type="float">
            <text:p>1096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7385" calcext:value-type="float">
            <text:p>2.117385</text:p>
          </table:table-cell>
          <table:table-cell office:value-type="float" office:value="5.921183" calcext:value-type="float">
            <text:p>5.921183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2129164" calcext:value-type="float">
            <text:p>0.0002129164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330474" calcext:value-type="float">
            <text:p>0.03330474</text:p>
          </table:table-cell>
          <table:table-cell office:value-type="float" office:value="-0.03283715" calcext:value-type="float">
            <text:p>-0.03283715</text:p>
          </table:table-cell>
          <table:table-cell office:value-type="float" office:value="0.002359104" calcext:value-type="float">
            <text:p>0.002359104</text:p>
          </table:table-cell>
          <table:table-cell office:value-type="float" office:value="0.002342259" calcext:value-type="float">
            <text:p>0.002342259</text:p>
          </table:table-cell>
          <table:table-cell office:value-type="float" office:value="19.40376" calcext:value-type="float">
            <text:p>19.40376</text:p>
          </table:table-cell>
          <table:table-cell office:value-type="float" office:value="0.3164004" calcext:value-type="float">
            <text:p>0.3164004</text:p>
          </table:table-cell>
          <table:table-cell office:value-type="float" office:value="0.06148024" calcext:value-type="float">
            <text:p>0.06148024</text:p>
          </table:table-cell>
          <table:table-cell office:value-type="float" office:value="0.05386024" calcext:value-type="float">
            <text:p>0.05386024</text:p>
          </table:table-cell>
          <table:table-cell office:value-type="float" office:value="0.04433387" calcext:value-type="float">
            <text:p>0.04433387</text:p>
          </table:table-cell>
          <table:table-cell office:value-type="float" office:value="0.04527286" calcext:value-type="float">
            <text:p>0.04527286</text:p>
          </table:table-cell>
          <table:table-cell office:value-type="float" office:value="0.01586922" calcext:value-type="float">
            <text:p>0.01586922</text:p>
          </table:table-cell>
          <table:table-cell office:value-type="float" office:value="0.01170679" calcext:value-type="float">
            <text:p>0.01170679</text:p>
          </table:table-cell>
          <table:table-cell office:value-type="float" office:value="0.02327773" calcext:value-type="float">
            <text:p>0.02327773</text:p>
          </table:table-cell>
          <table:table-cell office:value-type="float" office:value="0.01981746" calcext:value-type="float">
            <text:p>0.01981746</text:p>
          </table:table-cell>
          <table:table-cell office:value-type="float" office:value="0.01894876" calcext:value-type="float">
            <text:p>0.01894876</text:p>
          </table:table-cell>
          <table:table-cell office:value-type="float" office:value="0.01891796" calcext:value-type="float">
            <text:p>0.01891796</text:p>
          </table:table-cell>
          <table:table-cell office:value-type="float" office:value="0.0252892" calcext:value-type="float">
            <text:p>0.0252892</text:p>
          </table:table-cell>
          <table:table-cell office:value-type="float" office:value="0.00558195" calcext:value-type="float">
            <text:p>0.00558195</text:p>
          </table:table-cell>
          <table:table-cell office:value-type="float" office:value="0.005742763" calcext:value-type="float">
            <text:p>0.005742763</text:p>
          </table:table-cell>
          <table:table-cell office:value-type="float" office:value="0" calcext:value-type="float">
            <text:p>0</text:p>
          </table:table-cell>
          <table:table-cell office:value-type="float" office:value="6.577225" calcext:value-type="float">
            <text:p>6.577225</text:p>
          </table:table-cell>
          <table:table-cell office:value-type="float" office:value="13.64469" calcext:value-type="float">
            <text:p>13.64469</text:p>
          </table:table-cell>
          <table:table-cell office:value-type="float" office:value="14.31808" calcext:value-type="float">
            <text:p>14.31808</text:p>
          </table:table-cell>
          <table:table-cell office:value-type="float" office:value="11.26317" calcext:value-type="float">
            <text:p>11.26317</text:p>
          </table:table-cell>
          <table:table-cell office:value-type="float" office:value="9.037862" calcext:value-type="float">
            <text:p>9.037862</text:p>
          </table:table-cell>
          <table:table-cell office:value-type="float" office:value="3.558605" calcext:value-type="float">
            <text:p>3.558605</text:p>
          </table:table-cell>
          <table:table-cell office:value-type="float" office:value="1.850162" calcext:value-type="float">
            <text:p>1.850162</text:p>
          </table:table-cell>
          <table:table-cell office:value-type="float" office:value="2.145961" calcext:value-type="float">
            <text:p>2.145961</text:p>
          </table:table-cell>
          <table:table-cell office:value-type="float" office:value="1.679221" calcext:value-type="float">
            <text:p>1.679221</text:p>
          </table:table-cell>
          <table:table-cell office:value-type="float" office:value="0.8565749" calcext:value-type="float">
            <text:p>0.8565749</text:p>
          </table:table-cell>
          <table:table-cell office:value-type="float" office:value="0.3851883" calcext:value-type="float">
            <text:p>0.3851883</text:p>
          </table:table-cell>
          <table:table-cell office:value-type="float" office:value="0.3906844" calcext:value-type="float">
            <text:p>0.3906844</text:p>
          </table:table-cell>
          <table:table-cell office:value-type="float" office:value="0.3292971" calcext:value-type="float">
            <text:p>0.3292971</text:p>
          </table:table-cell>
          <table:table-cell office:value-type="float" office:value="0.3486827" calcext:value-type="float">
            <text:p>0.3486827</text:p>
          </table:table-cell>
          <table:table-cell office:value-type="float" office:value="0" calcext:value-type="float">
            <text:p>0</text:p>
          </table:table-cell>
          <table:table-cell office:value-type="float" office:value="2375.763" calcext:value-type="float">
            <text:p>2375.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1462" calcext:value-type="float">
            <text:p>0.2591462</text:p>
          </table:table-cell>
          <table:table-cell office:value-type="float" office:value="0" calcext:value-type="float">
            <text:p>0</text:p>
          </table:table-cell>
          <table:table-cell office:value-type="float" office:value="-0.03125734" calcext:value-type="float">
            <text:p>-0.031257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30.2771" calcext:value-type="float">
            <text:p>30.2771</text:p>
          </table:table-cell>
          <table:table-cell office:value-type="float" office:value="1096.478" calcext:value-type="float">
            <text:p>1096.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0971" calcext:value-type="float">
            <text:p>1.990971</text:p>
          </table:table-cell>
          <table:table-cell office:value-type="float" office:value="5.969384" calcext:value-type="float">
            <text:p>5.969384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2130732" calcext:value-type="float">
            <text:p>0.0002130732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335753" calcext:value-type="float">
            <text:p>0.03335753</text:p>
          </table:table-cell>
          <table:table-cell office:value-type="float" office:value="-0.03445745" calcext:value-type="float">
            <text:p>-0.03445745</text:p>
          </table:table-cell>
          <table:table-cell office:value-type="float" office:value="0.002371932" calcext:value-type="float">
            <text:p>0.002371932</text:p>
          </table:table-cell>
          <table:table-cell office:value-type="float" office:value="0.002403955" calcext:value-type="float">
            <text:p>0.002403955</text:p>
          </table:table-cell>
          <table:table-cell office:value-type="float" office:value="19.70275" calcext:value-type="float">
            <text:p>19.70275</text:p>
          </table:table-cell>
          <table:table-cell office:value-type="float" office:value="0.2408422" calcext:value-type="float">
            <text:p>0.2408422</text:p>
          </table:table-cell>
          <table:table-cell office:value-type="float" office:value="0.06097388" calcext:value-type="float">
            <text:p>0.06097388</text:p>
          </table:table-cell>
          <table:table-cell office:value-type="float" office:value="0.05350183" calcext:value-type="float">
            <text:p>0.05350183</text:p>
          </table:table-cell>
          <table:table-cell office:value-type="float" office:value="0.04466558" calcext:value-type="float">
            <text:p>0.04466558</text:p>
          </table:table-cell>
          <table:table-cell office:value-type="float" office:value="0.04560015" calcext:value-type="float">
            <text:p>0.04560015</text:p>
          </table:table-cell>
          <table:table-cell office:value-type="float" office:value="0.01593162" calcext:value-type="float">
            <text:p>0.01593162</text:p>
          </table:table-cell>
          <table:table-cell office:value-type="float" office:value="0.01170024" calcext:value-type="float">
            <text:p>0.01170024</text:p>
          </table:table-cell>
          <table:table-cell office:value-type="float" office:value="0.02330888" calcext:value-type="float">
            <text:p>0.02330888</text:p>
          </table:table-cell>
          <table:table-cell office:value-type="float" office:value="0.0198269" calcext:value-type="float">
            <text:p>0.0198269</text:p>
          </table:table-cell>
          <table:table-cell office:value-type="float" office:value="0.01889672" calcext:value-type="float">
            <text:p>0.01889672</text:p>
          </table:table-cell>
          <table:table-cell office:value-type="float" office:value="0.01887605" calcext:value-type="float">
            <text:p>0.01887605</text:p>
          </table:table-cell>
          <table:table-cell office:value-type="float" office:value="0.02518985" calcext:value-type="float">
            <text:p>0.02518985</text:p>
          </table:table-cell>
          <table:table-cell office:value-type="float" office:value="0.005582016" calcext:value-type="float">
            <text:p>0.005582016</text:p>
          </table:table-cell>
          <table:table-cell office:value-type="float" office:value="0.005741457" calcext:value-type="float">
            <text:p>0.005741457</text:p>
          </table:table-cell>
          <table:table-cell office:value-type="float" office:value="0" calcext:value-type="float">
            <text:p>0</text:p>
          </table:table-cell>
          <table:table-cell office:value-type="float" office:value="6.769972" calcext:value-type="float">
            <text:p>6.769972</text:p>
          </table:table-cell>
          <table:table-cell office:value-type="float" office:value="13.41006" calcext:value-type="float">
            <text:p>13.41006</text:p>
          </table:table-cell>
          <table:table-cell office:value-type="float" office:value="14.22313" calcext:value-type="float">
            <text:p>14.22313</text:p>
          </table:table-cell>
          <table:table-cell office:value-type="float" office:value="11.31114" calcext:value-type="float">
            <text:p>11.31114</text:p>
          </table:table-cell>
          <table:table-cell office:value-type="float" office:value="9.081896" calcext:value-type="float">
            <text:p>9.081896</text:p>
          </table:table-cell>
          <table:table-cell office:value-type="float" office:value="3.569313" calcext:value-type="float">
            <text:p>3.569313</text:p>
          </table:table-cell>
          <table:table-cell office:value-type="float" office:value="1.865018" calcext:value-type="float">
            <text:p>1.865018</text:p>
          </table:table-cell>
          <table:table-cell office:value-type="float" office:value="2.152983" calcext:value-type="float">
            <text:p>2.152983</text:p>
          </table:table-cell>
          <table:table-cell office:value-type="float" office:value="1.683075" calcext:value-type="float">
            <text:p>1.683075</text:p>
          </table:table-cell>
          <table:table-cell office:value-type="float" office:value="0.8590572" calcext:value-type="float">
            <text:p>0.8590572</text:p>
          </table:table-cell>
          <table:table-cell office:value-type="float" office:value="0.38641" calcext:value-type="float">
            <text:p>0.38641</text:p>
          </table:table-cell>
          <table:table-cell office:value-type="float" office:value="0.3916129" calcext:value-type="float">
            <text:p>0.3916129</text:p>
          </table:table-cell>
          <table:table-cell office:value-type="float" office:value="0.329384" calcext:value-type="float">
            <text:p>0.329384</text:p>
          </table:table-cell>
          <table:table-cell office:value-type="float" office:value="0.3486854" calcext:value-type="float">
            <text:p>0.3486854</text:p>
          </table:table-cell>
          <table:table-cell office:value-type="float" office:value="0" calcext:value-type="float">
            <text:p>0</text:p>
          </table:table-cell>
          <table:table-cell office:value-type="float" office:value="2259.865" calcext:value-type="float">
            <text:p>2259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8344" calcext:value-type="float">
            <text:p>0.1828344</text:p>
          </table:table-cell>
          <table:table-cell office:value-type="float" office:value="0" calcext:value-type="float">
            <text:p>0</text:p>
          </table:table-cell>
          <table:table-cell office:value-type="float" office:value="-0.03129027" calcext:value-type="float">
            <text:p>-0.031290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30.22137" calcext:value-type="float">
            <text:p>30.22137</text:p>
          </table:table-cell>
          <table:table-cell office:value-type="float" office:value="1096.538" calcext:value-type="float">
            <text:p>1096.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2887" calcext:value-type="float">
            <text:p>1.912887</text:p>
          </table:table-cell>
          <table:table-cell office:value-type="float" office:value="6.035102" calcext:value-type="float">
            <text:p>6.035102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213235" calcext:value-type="float">
            <text:p>0.000213235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341198" calcext:value-type="float">
            <text:p>0.03341198</text:p>
          </table:table-cell>
          <table:table-cell office:value-type="float" office:value="-0.0359324" calcext:value-type="float">
            <text:p>-0.0359324</text:p>
          </table:table-cell>
          <table:table-cell office:value-type="float" office:value="0.002387665" calcext:value-type="float">
            <text:p>0.002387665</text:p>
          </table:table-cell>
          <table:table-cell office:value-type="float" office:value="0.002445254" calcext:value-type="float">
            <text:p>0.002445254</text:p>
          </table:table-cell>
          <table:table-cell office:value-type="float" office:value="19.86745" calcext:value-type="float">
            <text:p>19.86745</text:p>
          </table:table-cell>
          <table:table-cell office:value-type="float" office:value="0.1909965" calcext:value-type="float">
            <text:p>0.1909965</text:p>
          </table:table-cell>
          <table:table-cell office:value-type="float" office:value="0.06134833" calcext:value-type="float">
            <text:p>0.06134833</text:p>
          </table:table-cell>
          <table:table-cell office:value-type="float" office:value="0.05348578" calcext:value-type="float">
            <text:p>0.05348578</text:p>
          </table:table-cell>
          <table:table-cell office:value-type="float" office:value="0.04468421" calcext:value-type="float">
            <text:p>0.04468421</text:p>
          </table:table-cell>
          <table:table-cell office:value-type="float" office:value="0.04572572" calcext:value-type="float">
            <text:p>0.04572572</text:p>
          </table:table-cell>
          <table:table-cell office:value-type="float" office:value="0.01602438" calcext:value-type="float">
            <text:p>0.01602438</text:p>
          </table:table-cell>
          <table:table-cell office:value-type="float" office:value="0.01169826" calcext:value-type="float">
            <text:p>0.01169826</text:p>
          </table:table-cell>
          <table:table-cell office:value-type="float" office:value="0.02333539" calcext:value-type="float">
            <text:p>0.02333539</text:p>
          </table:table-cell>
          <table:table-cell office:value-type="float" office:value="0.01983593" calcext:value-type="float">
            <text:p>0.01983593</text:p>
          </table:table-cell>
          <table:table-cell office:value-type="float" office:value="0.01884769" calcext:value-type="float">
            <text:p>0.01884769</text:p>
          </table:table-cell>
          <table:table-cell office:value-type="float" office:value="0.01883443" calcext:value-type="float">
            <text:p>0.01883443</text:p>
          </table:table-cell>
          <table:table-cell office:value-type="float" office:value="0.0250902" calcext:value-type="float">
            <text:p>0.0250902</text:p>
          </table:table-cell>
          <table:table-cell office:value-type="float" office:value="0.005581998" calcext:value-type="float">
            <text:p>0.005581998</text:p>
          </table:table-cell>
          <table:table-cell office:value-type="float" office:value="0.005740156" calcext:value-type="float">
            <text:p>0.005740156</text:p>
          </table:table-cell>
          <table:table-cell office:value-type="float" office:value="0" calcext:value-type="float">
            <text:p>0</text:p>
          </table:table-cell>
          <table:table-cell office:value-type="float" office:value="6.415981" calcext:value-type="float">
            <text:p>6.415981</text:p>
          </table:table-cell>
          <table:table-cell office:value-type="float" office:value="13.64661" calcext:value-type="float">
            <text:p>13.64661</text:p>
          </table:table-cell>
          <table:table-cell office:value-type="float" office:value="14.26156" calcext:value-type="float">
            <text:p>14.26156</text:p>
          </table:table-cell>
          <table:table-cell office:value-type="float" office:value="11.33432" calcext:value-type="float">
            <text:p>11.33432</text:p>
          </table:table-cell>
          <table:table-cell office:value-type="float" office:value="9.115953" calcext:value-type="float">
            <text:p>9.115953</text:p>
          </table:table-cell>
          <table:table-cell office:value-type="float" office:value="3.579473" calcext:value-type="float">
            <text:p>3.579473</text:p>
          </table:table-cell>
          <table:table-cell office:value-type="float" office:value="1.879514" calcext:value-type="float">
            <text:p>1.879514</text:p>
          </table:table-cell>
          <table:table-cell office:value-type="float" office:value="2.160157" calcext:value-type="float">
            <text:p>2.160157</text:p>
          </table:table-cell>
          <table:table-cell office:value-type="float" office:value="1.687077" calcext:value-type="float">
            <text:p>1.687077</text:p>
          </table:table-cell>
          <table:table-cell office:value-type="float" office:value="0.8614321" calcext:value-type="float">
            <text:p>0.8614321</text:p>
          </table:table-cell>
          <table:table-cell office:value-type="float" office:value="0.3876225" calcext:value-type="float">
            <text:p>0.3876225</text:p>
          </table:table-cell>
          <table:table-cell office:value-type="float" office:value="0.392549" calcext:value-type="float">
            <text:p>0.392549</text:p>
          </table:table-cell>
          <table:table-cell office:value-type="float" office:value="0.3294677" calcext:value-type="float">
            <text:p>0.3294677</text:p>
          </table:table-cell>
          <table:table-cell office:value-type="float" office:value="0.3486882" calcext:value-type="float">
            <text:p>0.3486882</text:p>
          </table:table-cell>
          <table:table-cell office:value-type="float" office:value="0" calcext:value-type="float">
            <text:p>0</text:p>
          </table:table-cell>
          <table:table-cell office:value-type="float" office:value="2193.007" calcext:value-type="float">
            <text:p>2193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8021" calcext:value-type="float">
            <text:p>0.1718021</text:p>
          </table:table-cell>
          <table:table-cell office:value-type="float" office:value="0" calcext:value-type="float">
            <text:p>0</text:p>
          </table:table-cell>
          <table:table-cell office:value-type="float" office:value="-0.03132323" calcext:value-type="float">
            <text:p>-0.031323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29.44652" calcext:value-type="float">
            <text:p>29.44652</text:p>
          </table:table-cell>
          <table:table-cell office:value-type="float" office:value="1096.685" calcext:value-type="float">
            <text:p>1096.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292" calcext:value-type="float">
            <text:p>2.43292</text:p>
          </table:table-cell>
          <table:table-cell office:value-type="float" office:value="6.133875" calcext:value-type="float">
            <text:p>6.133875</text:p>
          </table:table-cell>
          <table:table-cell office:value-type="float" office:value="0.0001924497" calcext:value-type="float">
            <text:p>0.0001924497</text:p>
          </table:table-cell>
          <table:table-cell office:value-type="float" office:value="0.0002134009" calcext:value-type="float">
            <text:p>0.0002134009</text:p>
          </table:table-cell>
          <table:table-cell office:value-type="float" office:value="0.002712597" calcext:value-type="float">
            <text:p>0.002712597</text:p>
          </table:table-cell>
          <table:table-cell office:value-type="float" office:value="0.03346779" calcext:value-type="float">
            <text:p>0.03346779</text:p>
          </table:table-cell>
          <table:table-cell office:value-type="float" office:value="-0.03641799" calcext:value-type="float">
            <text:p>-0.03641799</text:p>
          </table:table-cell>
          <table:table-cell office:value-type="float" office:value="0.002281377" calcext:value-type="float">
            <text:p>0.002281377</text:p>
          </table:table-cell>
          <table:table-cell office:value-type="float" office:value="0.002447611" calcext:value-type="float">
            <text:p>0.002447611</text:p>
          </table:table-cell>
          <table:table-cell office:value-type="float" office:value="18.66907" calcext:value-type="float">
            <text:p>18.66907</text:p>
          </table:table-cell>
          <table:table-cell office:value-type="float" office:value="0.2138713" calcext:value-type="float">
            <text:p>0.2138713</text:p>
          </table:table-cell>
          <table:table-cell office:value-type="float" office:value="0.07104545" calcext:value-type="float">
            <text:p>0.07104545</text:p>
          </table:table-cell>
          <table:table-cell office:value-type="float" office:value="0.0590578" calcext:value-type="float">
            <text:p>0.0590578</text:p>
          </table:table-cell>
          <table:table-cell office:value-type="float" office:value="0.04469466" calcext:value-type="float">
            <text:p>0.04469466</text:p>
          </table:table-cell>
          <table:table-cell office:value-type="float" office:value="0.0458939" calcext:value-type="float">
            <text:p>0.0458939</text:p>
          </table:table-cell>
          <table:table-cell office:value-type="float" office:value="0.01611323" calcext:value-type="float">
            <text:p>0.01611323</text:p>
          </table:table-cell>
          <table:table-cell office:value-type="float" office:value="0.01167237" calcext:value-type="float">
            <text:p>0.01167237</text:p>
          </table:table-cell>
          <table:table-cell office:value-type="float" office:value="0.02335451" calcext:value-type="float">
            <text:p>0.02335451</text:p>
          </table:table-cell>
          <table:table-cell office:value-type="float" office:value="0.01984424" calcext:value-type="float">
            <text:p>0.01984424</text:p>
          </table:table-cell>
          <table:table-cell office:value-type="float" office:value="0.01880135" calcext:value-type="float">
            <text:p>0.01880135</text:p>
          </table:table-cell>
          <table:table-cell office:value-type="float" office:value="0.01879307" calcext:value-type="float">
            <text:p>0.01879307</text:p>
          </table:table-cell>
          <table:table-cell office:value-type="float" office:value="0.02499051" calcext:value-type="float">
            <text:p>0.02499051</text:p>
          </table:table-cell>
          <table:table-cell office:value-type="float" office:value="0.005581895" calcext:value-type="float">
            <text:p>0.005581895</text:p>
          </table:table-cell>
          <table:table-cell office:value-type="float" office:value="0.005738802" calcext:value-type="float">
            <text:p>0.005738802</text:p>
          </table:table-cell>
          <table:table-cell office:value-type="float" office:value="0" calcext:value-type="float">
            <text:p>0</text:p>
          </table:table-cell>
          <table:table-cell office:value-type="float" office:value="9.676418" calcext:value-type="float">
            <text:p>9.676418</text:p>
          </table:table-cell>
          <table:table-cell office:value-type="float" office:value="14.27118" calcext:value-type="float">
            <text:p>14.27118</text:p>
          </table:table-cell>
          <table:table-cell office:value-type="float" office:value="14.48127" calcext:value-type="float">
            <text:p>14.48127</text:p>
          </table:table-cell>
          <table:table-cell office:value-type="float" office:value="11.42085" calcext:value-type="float">
            <text:p>11.42085</text:p>
          </table:table-cell>
          <table:table-cell office:value-type="float" office:value="9.158798" calcext:value-type="float">
            <text:p>9.158798</text:p>
          </table:table-cell>
          <table:table-cell office:value-type="float" office:value="3.589182" calcext:value-type="float">
            <text:p>3.589182</text:p>
          </table:table-cell>
          <table:table-cell office:value-type="float" office:value="1.893818" calcext:value-type="float">
            <text:p>1.893818</text:p>
          </table:table-cell>
          <table:table-cell office:value-type="float" office:value="2.16756" calcext:value-type="float">
            <text:p>2.16756</text:p>
          </table:table-cell>
          <table:table-cell office:value-type="float" office:value="1.69115" calcext:value-type="float">
            <text:p>1.69115</text:p>
          </table:table-cell>
          <table:table-cell office:value-type="float" office:value="0.863783" calcext:value-type="float">
            <text:p>0.863783</text:p>
          </table:table-cell>
          <table:table-cell office:value-type="float" office:value="0.388824" calcext:value-type="float">
            <text:p>0.388824</text:p>
          </table:table-cell>
          <table:table-cell office:value-type="float" office:value="0.3934945" calcext:value-type="float">
            <text:p>0.3934945</text:p>
          </table:table-cell>
          <table:table-cell office:value-type="float" office:value="0.3295463" calcext:value-type="float">
            <text:p>0.3295463</text:p>
          </table:table-cell>
          <table:table-cell office:value-type="float" office:value="0.3486909" calcext:value-type="float">
            <text:p>0.3486909</text:p>
          </table:table-cell>
          <table:table-cell office:value-type="float" office:value="0" calcext:value-type="float">
            <text:p>0</text:p>
          </table:table-cell>
          <table:table-cell office:value-type="float" office:value="2838.384" calcext:value-type="float">
            <text:p>2838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15436" calcext:value-type="float">
            <text:p>0.7915436</text:p>
          </table:table-cell>
          <table:table-cell office:value-type="float" office:value="0" calcext:value-type="float">
            <text:p>0</text:p>
          </table:table-cell>
          <table:table-cell office:value-type="float" office:value="-0.03134942" calcext:value-type="float">
            <text:p>-0.031349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29.40442" calcext:value-type="float">
            <text:p>29.40442</text:p>
          </table:table-cell>
          <table:table-cell office:value-type="float" office:value="1096.586" calcext:value-type="float">
            <text:p>1096.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3128" calcext:value-type="float">
            <text:p>2.293128</text:p>
          </table:table-cell>
          <table:table-cell office:value-type="float" office:value="6.054973" calcext:value-type="float">
            <text:p>6.054973</text:p>
          </table:table-cell>
          <table:table-cell office:value-type="float" office:value="0.1881952" calcext:value-type="float">
            <text:p>0.1881952</text:p>
          </table:table-cell>
          <table:table-cell office:value-type="float" office:value="0.0002506224" calcext:value-type="float">
            <text:p>0.0002506224</text:p>
          </table:table-cell>
          <table:table-cell office:value-type="float" office:value="0.1779074" calcext:value-type="float">
            <text:p>0.1779074</text:p>
          </table:table-cell>
          <table:table-cell office:value-type="float" office:value="0.03504906" calcext:value-type="float">
            <text:p>0.03504906</text:p>
          </table:table-cell>
          <table:table-cell office:value-type="float" office:value="-0.03931947" calcext:value-type="float">
            <text:p>-0.03931947</text:p>
          </table:table-cell>
          <table:table-cell office:value-type="float" office:value="0.002275856" calcext:value-type="float">
            <text:p>0.002275856</text:p>
          </table:table-cell>
          <table:table-cell office:value-type="float" office:value="0.002515032" calcext:value-type="float">
            <text:p>0.002515032</text:p>
          </table:table-cell>
          <table:table-cell office:value-type="float" office:value="19.11076" calcext:value-type="float">
            <text:p>19.11076</text:p>
          </table:table-cell>
          <table:table-cell office:value-type="float" office:value="2.702039" calcext:value-type="float">
            <text:p>2.702039</text:p>
          </table:table-cell>
          <table:table-cell office:value-type="float" office:value="0.5269065" calcext:value-type="float">
            <text:p>0.5269065</text:p>
          </table:table-cell>
          <table:table-cell office:value-type="float" office:value="0.06198535" calcext:value-type="float">
            <text:p>0.06198535</text:p>
          </table:table-cell>
          <table:table-cell office:value-type="float" office:value="0.04423686" calcext:value-type="float">
            <text:p>0.04423686</text:p>
          </table:table-cell>
          <table:table-cell office:value-type="float" office:value="0.04523191" calcext:value-type="float">
            <text:p>0.04523191</text:p>
          </table:table-cell>
          <table:table-cell office:value-type="float" office:value="0.01608238" calcext:value-type="float">
            <text:p>0.01608238</text:p>
          </table:table-cell>
          <table:table-cell office:value-type="float" office:value="0.01194065" calcext:value-type="float">
            <text:p>0.01194065</text:p>
          </table:table-cell>
          <table:table-cell office:value-type="float" office:value="0.02336221" calcext:value-type="float">
            <text:p>0.02336221</text:p>
          </table:table-cell>
          <table:table-cell office:value-type="float" office:value="0.01984864" calcext:value-type="float">
            <text:p>0.01984864</text:p>
          </table:table-cell>
          <table:table-cell office:value-type="float" office:value="0.01875672" calcext:value-type="float">
            <text:p>0.01875672</text:p>
          </table:table-cell>
          <table:table-cell office:value-type="float" office:value="0.01875423" calcext:value-type="float">
            <text:p>0.01875423</text:p>
          </table:table-cell>
          <table:table-cell office:value-type="float" office:value="0.02488554" calcext:value-type="float">
            <text:p>0.02488554</text:p>
          </table:table-cell>
          <table:table-cell office:value-type="float" office:value="0.005576389" calcext:value-type="float">
            <text:p>0.005576389</text:p>
          </table:table-cell>
          <table:table-cell office:value-type="float" office:value="0.005735156" calcext:value-type="float">
            <text:p>0.005735156</text:p>
          </table:table-cell>
          <table:table-cell office:value-type="float" office:value="0" calcext:value-type="float">
            <text:p>0</text:p>
          </table:table-cell>
          <table:table-cell office:value-type="float" office:value="4.956686" calcext:value-type="float">
            <text:p>4.956686</text:p>
          </table:table-cell>
          <table:table-cell office:value-type="float" office:value="18.92569" calcext:value-type="float">
            <text:p>18.92569</text:p>
          </table:table-cell>
          <table:table-cell office:value-type="float" office:value="15.5929" calcext:value-type="float">
            <text:p>15.5929</text:p>
          </table:table-cell>
          <table:table-cell office:value-type="float" office:value="11.46051" calcext:value-type="float">
            <text:p>11.46051</text:p>
          </table:table-cell>
          <table:table-cell office:value-type="float" office:value="9.358811" calcext:value-type="float">
            <text:p>9.358811</text:p>
          </table:table-cell>
          <table:table-cell office:value-type="float" office:value="3.61246" calcext:value-type="float">
            <text:p>3.61246</text:p>
          </table:table-cell>
          <table:table-cell office:value-type="float" office:value="1.880118" calcext:value-type="float">
            <text:p>1.880118</text:p>
          </table:table-cell>
          <table:table-cell office:value-type="float" office:value="2.180747" calcext:value-type="float">
            <text:p>2.180747</text:p>
          </table:table-cell>
          <table:table-cell office:value-type="float" office:value="1.695081" calcext:value-type="float">
            <text:p>1.695081</text:p>
          </table:table-cell>
          <table:table-cell office:value-type="float" office:value="0.8660037" calcext:value-type="float">
            <text:p>0.8660037</text:p>
          </table:table-cell>
          <table:table-cell office:value-type="float" office:value="0.3900208" calcext:value-type="float">
            <text:p>0.3900208</text:p>
          </table:table-cell>
          <table:table-cell office:value-type="float" office:value="0.3944087" calcext:value-type="float">
            <text:p>0.3944087</text:p>
          </table:table-cell>
          <table:table-cell office:value-type="float" office:value="0.3279538" calcext:value-type="float">
            <text:p>0.3279538</text:p>
          </table:table-cell>
          <table:table-cell office:value-type="float" office:value="0.3486955" calcext:value-type="float">
            <text:p>0.3486955</text:p>
          </table:table-cell>
          <table:table-cell office:value-type="float" office:value="0" calcext:value-type="float">
            <text:p>0</text:p>
          </table:table-cell>
          <table:table-cell office:value-type="float" office:value="2661.237" calcext:value-type="float">
            <text:p>2661.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75286" calcext:value-type="float">
            <text:p>0.7375286</text:p>
          </table:table-cell>
          <table:table-cell office:value-type="float" office:value="0" calcext:value-type="float">
            <text:p>0</text:p>
          </table:table-cell>
          <table:table-cell office:value-type="float" office:value="-0.03923415" calcext:value-type="float">
            <text:p>-0.039234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29.49147" calcext:value-type="float">
            <text:p>29.49147</text:p>
          </table:table-cell>
          <table:table-cell office:value-type="float" office:value="1096.696" calcext:value-type="float">
            <text:p>1096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0019" calcext:value-type="float">
            <text:p>2.00019</text:p>
          </table:table-cell>
          <table:table-cell office:value-type="float" office:value="6.118845" calcext:value-type="float">
            <text:p>6.118845</text:p>
          </table:table-cell>
          <table:table-cell office:value-type="float" office:value="0.1881952" calcext:value-type="float">
            <text:p>0.1881952</text:p>
          </table:table-cell>
          <table:table-cell office:value-type="float" office:value="0.0002631872" calcext:value-type="float">
            <text:p>0.0002631872</text:p>
          </table:table-cell>
          <table:table-cell office:value-type="float" office:value="0.1779074" calcext:value-type="float">
            <text:p>0.1779074</text:p>
          </table:table-cell>
          <table:table-cell office:value-type="float" office:value="0.03504106" calcext:value-type="float">
            <text:p>0.03504106</text:p>
          </table:table-cell>
          <table:table-cell office:value-type="float" office:value="-0.04531106" calcext:value-type="float">
            <text:p>-0.04531106</text:p>
          </table:table-cell>
          <table:table-cell office:value-type="float" office:value="0.002277035" calcext:value-type="float">
            <text:p>0.002277035</text:p>
          </table:table-cell>
          <table:table-cell office:value-type="float" office:value="0.00261512" calcext:value-type="float">
            <text:p>0.00261512</text:p>
          </table:table-cell>
          <table:table-cell office:value-type="float" office:value="19.83093" calcext:value-type="float">
            <text:p>19.83093</text:p>
          </table:table-cell>
          <table:table-cell office:value-type="float" office:value="0.9863026" calcext:value-type="float">
            <text:p>0.9863026</text:p>
          </table:table-cell>
          <table:table-cell office:value-type="float" office:value="0.1631938" calcext:value-type="float">
            <text:p>0.1631938</text:p>
          </table:table-cell>
          <table:table-cell office:value-type="float" office:value="0.05960263" calcext:value-type="float">
            <text:p>0.05960263</text:p>
          </table:table-cell>
          <table:table-cell office:value-type="float" office:value="0.04590669" calcext:value-type="float">
            <text:p>0.04590669</text:p>
          </table:table-cell>
          <table:table-cell office:value-type="float" office:value="0.04669645" calcext:value-type="float">
            <text:p>0.04669645</text:p>
          </table:table-cell>
          <table:table-cell office:value-type="float" office:value="0.01628089" calcext:value-type="float">
            <text:p>0.01628089</text:p>
          </table:table-cell>
          <table:table-cell office:value-type="float" office:value="0.01169998" calcext:value-type="float">
            <text:p>0.01169998</text:p>
          </table:table-cell>
          <table:table-cell office:value-type="float" office:value="0.02338427" calcext:value-type="float">
            <text:p>0.02338427</text:p>
          </table:table-cell>
          <table:table-cell office:value-type="float" office:value="0.01985277" calcext:value-type="float">
            <text:p>0.01985277</text:p>
          </table:table-cell>
          <table:table-cell office:value-type="float" office:value="0.0187135" calcext:value-type="float">
            <text:p>0.0187135</text:p>
          </table:table-cell>
          <table:table-cell office:value-type="float" office:value="0.01871287" calcext:value-type="float">
            <text:p>0.01871287</text:p>
          </table:table-cell>
          <table:table-cell office:value-type="float" office:value="0.02478411" calcext:value-type="float">
            <text:p>0.02478411</text:p>
          </table:table-cell>
          <table:table-cell office:value-type="float" office:value="0.005578169" calcext:value-type="float">
            <text:p>0.005578169</text:p>
          </table:table-cell>
          <table:table-cell office:value-type="float" office:value="0.005733775" calcext:value-type="float">
            <text:p>0.005733775</text:p>
          </table:table-cell>
          <table:table-cell office:value-type="float" office:value="0" calcext:value-type="float">
            <text:p>0</text:p>
          </table:table-cell>
          <table:table-cell office:value-type="float" office:value="5.577009" calcext:value-type="float">
            <text:p>5.577009</text:p>
          </table:table-cell>
          <table:table-cell office:value-type="float" office:value="12.98691" calcext:value-type="float">
            <text:p>12.98691</text:p>
          </table:table-cell>
          <table:table-cell office:value-type="float" office:value="16.17004" calcext:value-type="float">
            <text:p>16.17004</text:p>
          </table:table-cell>
          <table:table-cell office:value-type="float" office:value="13.3967" calcext:value-type="float">
            <text:p>13.3967</text:p>
          </table:table-cell>
          <table:table-cell office:value-type="float" office:value="10.85393" calcext:value-type="float">
            <text:p>10.85393</text:p>
          </table:table-cell>
          <table:table-cell office:value-type="float" office:value="3.771018" calcext:value-type="float">
            <text:p>3.771018</text:p>
          </table:table-cell>
          <table:table-cell office:value-type="float" office:value="1.794909" calcext:value-type="float">
            <text:p>1.794909</text:p>
          </table:table-cell>
          <table:table-cell office:value-type="float" office:value="2.203304" calcext:value-type="float">
            <text:p>2.203304</text:p>
          </table:table-cell>
          <table:table-cell office:value-type="float" office:value="1.701455" calcext:value-type="float">
            <text:p>1.701455</text:p>
          </table:table-cell>
          <table:table-cell office:value-type="float" office:value="0.8684109" calcext:value-type="float">
            <text:p>0.8684109</text:p>
          </table:table-cell>
          <table:table-cell office:value-type="float" office:value="0.3911982" calcext:value-type="float">
            <text:p>0.3911982</text:p>
          </table:table-cell>
          <table:table-cell office:value-type="float" office:value="0.3952457" calcext:value-type="float">
            <text:p>0.3952457</text:p>
          </table:table-cell>
          <table:table-cell office:value-type="float" office:value="0.3282754" calcext:value-type="float">
            <text:p>0.3282754</text:p>
          </table:table-cell>
          <table:table-cell office:value-type="float" office:value="0.3486983" calcext:value-type="float">
            <text:p>0.3486983</text:p>
          </table:table-cell>
          <table:table-cell office:value-type="float" office:value="0" calcext:value-type="float">
            <text:p>0</text:p>
          </table:table-cell>
          <table:table-cell office:value-type="float" office:value="2395.82" calcext:value-type="float">
            <text:p>2395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19302" calcext:value-type="float">
            <text:p>0.5319302</text:p>
          </table:table-cell>
          <table:table-cell office:value-type="float" office:value="0" calcext:value-type="float">
            <text:p>0</text:p>
          </table:table-cell>
          <table:table-cell office:value-type="float" office:value="-0.05891707" calcext:value-type="float">
            <text:p>-0.058917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29.53297" calcext:value-type="float">
            <text:p>29.53297</text:p>
          </table:table-cell>
          <table:table-cell office:value-type="float" office:value="1096.794" calcext:value-type="float">
            <text:p>1096.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4887" calcext:value-type="float">
            <text:p>1.774887</text:p>
          </table:table-cell>
          <table:table-cell office:value-type="float" office:value="6.187294" calcext:value-type="float">
            <text:p>6.187294</text:p>
          </table:table-cell>
          <table:table-cell office:value-type="float" office:value="0.1881952" calcext:value-type="float">
            <text:p>0.1881952</text:p>
          </table:table-cell>
          <table:table-cell office:value-type="float" office:value="0.0002759995" calcext:value-type="float">
            <text:p>0.0002759995</text:p>
          </table:table-cell>
          <table:table-cell office:value-type="float" office:value="0.1779074" calcext:value-type="float">
            <text:p>0.1779074</text:p>
          </table:table-cell>
          <table:table-cell office:value-type="float" office:value="0.03521699" calcext:value-type="float">
            <text:p>0.03521699</text:p>
          </table:table-cell>
          <table:table-cell office:value-type="float" office:value="-0.04964016" calcext:value-type="float">
            <text:p>-0.04964016</text:p>
          </table:table-cell>
          <table:table-cell office:value-type="float" office:value="0.002281349" calcext:value-type="float">
            <text:p>0.002281349</text:p>
          </table:table-cell>
          <table:table-cell office:value-type="float" office:value="0.002837174" calcext:value-type="float">
            <text:p>0.002837174</text:p>
          </table:table-cell>
          <table:table-cell office:value-type="float" office:value="20.29119" calcext:value-type="float">
            <text:p>20.29119</text:p>
          </table:table-cell>
          <table:table-cell office:value-type="float" office:value="0.8350691" calcext:value-type="float">
            <text:p>0.8350691</text:p>
          </table:table-cell>
          <table:table-cell office:value-type="float" office:value="0.1220116" calcext:value-type="float">
            <text:p>0.1220116</text:p>
          </table:table-cell>
          <table:table-cell office:value-type="float" office:value="0.05813975" calcext:value-type="float">
            <text:p>0.05813975</text:p>
          </table:table-cell>
          <table:table-cell office:value-type="float" office:value="0.04640343" calcext:value-type="float">
            <text:p>0.04640343</text:p>
          </table:table-cell>
          <table:table-cell office:value-type="float" office:value="0.04714855" calcext:value-type="float">
            <text:p>0.04714855</text:p>
          </table:table-cell>
          <table:table-cell office:value-type="float" office:value="0.01661212" calcext:value-type="float">
            <text:p>0.01661212</text:p>
          </table:table-cell>
          <table:table-cell office:value-type="float" office:value="0.0117453" calcext:value-type="float">
            <text:p>0.0117453</text:p>
          </table:table-cell>
          <table:table-cell office:value-type="float" office:value="0.02340329" calcext:value-type="float">
            <text:p>0.02340329</text:p>
          </table:table-cell>
          <table:table-cell office:value-type="float" office:value="0.0198583" calcext:value-type="float">
            <text:p>0.0198583</text:p>
          </table:table-cell>
          <table:table-cell office:value-type="float" office:value="0.01867133" calcext:value-type="float">
            <text:p>0.01867133</text:p>
          </table:table-cell>
          <table:table-cell office:value-type="float" office:value="0.01867134" calcext:value-type="float">
            <text:p>0.01867134</text:p>
          </table:table-cell>
          <table:table-cell office:value-type="float" office:value="0.02468303" calcext:value-type="float">
            <text:p>0.02468303</text:p>
          </table:table-cell>
          <table:table-cell office:value-type="float" office:value="0.005578383" calcext:value-type="float">
            <text:p>0.005578383</text:p>
          </table:table-cell>
          <table:table-cell office:value-type="float" office:value="0.005732366" calcext:value-type="float">
            <text:p>0.005732366</text:p>
          </table:table-cell>
          <table:table-cell office:value-type="float" office:value="0" calcext:value-type="float">
            <text:p>0</text:p>
          </table:table-cell>
          <table:table-cell office:value-type="float" office:value="6.288604" calcext:value-type="float">
            <text:p>6.288604</text:p>
          </table:table-cell>
          <table:table-cell office:value-type="float" office:value="12.89257" calcext:value-type="float">
            <text:p>12.89257</text:p>
          </table:table-cell>
          <table:table-cell office:value-type="float" office:value="16.73061" calcext:value-type="float">
            <text:p>16.73061</text:p>
          </table:table-cell>
          <table:table-cell office:value-type="float" office:value="14.02278" calcext:value-type="float">
            <text:p>14.02278</text:p>
          </table:table-cell>
          <table:table-cell office:value-type="float" office:value="11.30446" calcext:value-type="float">
            <text:p>11.30446</text:p>
          </table:table-cell>
          <table:table-cell office:value-type="float" office:value="3.919781" calcext:value-type="float">
            <text:p>3.919781</text:p>
          </table:table-cell>
          <table:table-cell office:value-type="float" office:value="1.80141" calcext:value-type="float">
            <text:p>1.80141</text:p>
          </table:table-cell>
          <table:table-cell office:value-type="float" office:value="2.214708" calcext:value-type="float">
            <text:p>2.214708</text:p>
          </table:table-cell>
          <table:table-cell office:value-type="float" office:value="1.708324" calcext:value-type="float">
            <text:p>1.708324</text:p>
          </table:table-cell>
          <table:table-cell office:value-type="float" office:value="0.8709671" calcext:value-type="float">
            <text:p>0.8709671</text:p>
          </table:table-cell>
          <table:table-cell office:value-type="float" office:value="0.3923714" calcext:value-type="float">
            <text:p>0.3923714</text:p>
          </table:table-cell>
          <table:table-cell office:value-type="float" office:value="0.3961332" calcext:value-type="float">
            <text:p>0.3961332</text:p>
          </table:table-cell>
          <table:table-cell office:value-type="float" office:value="0.3282478" calcext:value-type="float">
            <text:p>0.3282478</text:p>
          </table:table-cell>
          <table:table-cell office:value-type="float" office:value="0.3487011" calcext:value-type="float">
            <text:p>0.3487011</text:p>
          </table:table-cell>
          <table:table-cell office:value-type="float" office:value="0" calcext:value-type="float">
            <text:p>0</text:p>
          </table:table-cell>
          <table:table-cell office:value-type="float" office:value="2157.912" calcext:value-type="float">
            <text:p>2157.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561" calcext:value-type="float">
            <text:p>0.38561</text:p>
          </table:table-cell>
          <table:table-cell office:value-type="float" office:value="0" calcext:value-type="float">
            <text:p>0</text:p>
          </table:table-cell>
          <table:table-cell office:value-type="float" office:value="-0.06798324" calcext:value-type="float">
            <text:p>-0.067983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29.57609" calcext:value-type="float">
            <text:p>29.57609</text:p>
          </table:table-cell>
          <table:table-cell office:value-type="float" office:value="1096.907" calcext:value-type="float">
            <text:p>1096.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2749" calcext:value-type="float">
            <text:p>1.592749</text:p>
          </table:table-cell>
          <table:table-cell office:value-type="float" office:value="6.202048" calcext:value-type="float">
            <text:p>6.202048</text:p>
          </table:table-cell>
          <table:table-cell office:value-type="float" office:value="0.1881952" calcext:value-type="float">
            <text:p>0.1881952</text:p>
          </table:table-cell>
          <table:table-cell office:value-type="float" office:value="0.0002884655" calcext:value-type="float">
            <text:p>0.0002884655</text:p>
          </table:table-cell>
          <table:table-cell office:value-type="float" office:value="0.1779074" calcext:value-type="float">
            <text:p>0.1779074</text:p>
          </table:table-cell>
          <table:table-cell office:value-type="float" office:value="0.03521202" calcext:value-type="float">
            <text:p>0.03521202</text:p>
          </table:table-cell>
          <table:table-cell office:value-type="float" office:value="-0.05253816" calcext:value-type="float">
            <text:p>-0.05253816</text:p>
          </table:table-cell>
          <table:table-cell office:value-type="float" office:value="0.002287416" calcext:value-type="float">
            <text:p>0.002287416</text:p>
          </table:table-cell>
          <table:table-cell office:value-type="float" office:value="0.00295428" calcext:value-type="float">
            <text:p>0.00295428</text:p>
          </table:table-cell>
          <table:table-cell office:value-type="float" office:value="20.77834" calcext:value-type="float">
            <text:p>20.77834</text:p>
          </table:table-cell>
          <table:table-cell office:value-type="float" office:value="0.5500391" calcext:value-type="float">
            <text:p>0.5500391</text:p>
          </table:table-cell>
          <table:table-cell office:value-type="float" office:value="0.09511968" calcext:value-type="float">
            <text:p>0.09511968</text:p>
          </table:table-cell>
          <table:table-cell office:value-type="float" office:value="0.05668601" calcext:value-type="float">
            <text:p>0.05668601</text:p>
          </table:table-cell>
          <table:table-cell office:value-type="float" office:value="0.04679415" calcext:value-type="float">
            <text:p>0.04679415</text:p>
          </table:table-cell>
          <table:table-cell office:value-type="float" office:value="0.04789629" calcext:value-type="float">
            <text:p>0.04789629</text:p>
          </table:table-cell>
          <table:table-cell office:value-type="float" office:value="0.01704504" calcext:value-type="float">
            <text:p>0.01704504</text:p>
          </table:table-cell>
          <table:table-cell office:value-type="float" office:value="0.01186602" calcext:value-type="float">
            <text:p>0.01186602</text:p>
          </table:table-cell>
          <table:table-cell office:value-type="float" office:value="0.02344223" calcext:value-type="float">
            <text:p>0.02344223</text:p>
          </table:table-cell>
          <table:table-cell office:value-type="float" office:value="0.01986904" calcext:value-type="float">
            <text:p>0.01986904</text:p>
          </table:table-cell>
          <table:table-cell office:value-type="float" office:value="0.01863088" calcext:value-type="float">
            <text:p>0.01863088</text:p>
          </table:table-cell>
          <table:table-cell office:value-type="float" office:value="0.01862969" calcext:value-type="float">
            <text:p>0.01862969</text:p>
          </table:table-cell>
          <table:table-cell office:value-type="float" office:value="0.02458196" calcext:value-type="float">
            <text:p>0.02458196</text:p>
          </table:table-cell>
          <table:table-cell office:value-type="float" office:value="0.005579297" calcext:value-type="float">
            <text:p>0.005579297</text:p>
          </table:table-cell>
          <table:table-cell office:value-type="float" office:value="0.005730942" calcext:value-type="float">
            <text:p>0.005730942</text:p>
          </table:table-cell>
          <table:table-cell office:value-type="float" office:value="0" calcext:value-type="float">
            <text:p>0</text:p>
          </table:table-cell>
          <table:table-cell office:value-type="float" office:value="5.812628" calcext:value-type="float">
            <text:p>5.812628</text:p>
          </table:table-cell>
          <table:table-cell office:value-type="float" office:value="11.76231" calcext:value-type="float">
            <text:p>11.76231</text:p>
          </table:table-cell>
          <table:table-cell office:value-type="float" office:value="15.66503" calcext:value-type="float">
            <text:p>15.66503</text:p>
          </table:table-cell>
          <table:table-cell office:value-type="float" office:value="14.00246" calcext:value-type="float">
            <text:p>14.00246</text:p>
          </table:table-cell>
          <table:table-cell office:value-type="float" office:value="11.64944" calcext:value-type="float">
            <text:p>11.64944</text:p>
          </table:table-cell>
          <table:table-cell office:value-type="float" office:value="4.101829" calcext:value-type="float">
            <text:p>4.101829</text:p>
          </table:table-cell>
          <table:table-cell office:value-type="float" office:value="1.857134" calcext:value-type="float">
            <text:p>1.857134</text:p>
          </table:table-cell>
          <table:table-cell office:value-type="float" office:value="2.225996" calcext:value-type="float">
            <text:p>2.225996</text:p>
          </table:table-cell>
          <table:table-cell office:value-type="float" office:value="1.715571" calcext:value-type="float">
            <text:p>1.715571</text:p>
          </table:table-cell>
          <table:table-cell office:value-type="float" office:value="0.8737561" calcext:value-type="float">
            <text:p>0.8737561</text:p>
          </table:table-cell>
          <table:table-cell office:value-type="float" office:value="0.3935557" calcext:value-type="float">
            <text:p>0.3935557</text:p>
          </table:table-cell>
          <table:table-cell office:value-type="float" office:value="0.3970537" calcext:value-type="float">
            <text:p>0.3970537</text:p>
          </table:table-cell>
          <table:table-cell office:value-type="float" office:value="0.328508" calcext:value-type="float">
            <text:p>0.328508</text:p>
          </table:table-cell>
          <table:table-cell office:value-type="float" office:value="0.3487038" calcext:value-type="float">
            <text:p>0.3487038</text:p>
          </table:table-cell>
          <table:table-cell office:value-type="float" office:value="0" calcext:value-type="float">
            <text:p>0</text:p>
          </table:table-cell>
          <table:table-cell office:value-type="float" office:value="1972.354" calcext:value-type="float">
            <text:p>1972.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1736" calcext:value-type="float">
            <text:p>0.2211736</text:p>
          </table:table-cell>
          <table:table-cell office:value-type="float" office:value="0" calcext:value-type="float">
            <text:p>0</text:p>
          </table:table-cell>
          <table:table-cell office:value-type="float" office:value="-0.06810424" calcext:value-type="float">
            <text:p>-0.068104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29.56284" calcext:value-type="float">
            <text:p>29.56284</text:p>
          </table:table-cell>
          <table:table-cell office:value-type="float" office:value="1097.035" calcext:value-type="float">
            <text:p>1097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0033" calcext:value-type="float">
            <text:p>1.440033</text:p>
          </table:table-cell>
          <table:table-cell office:value-type="float" office:value="6.229966" calcext:value-type="float">
            <text:p>6.229966</text:p>
          </table:table-cell>
          <table:table-cell office:value-type="float" office:value="0.1881952" calcext:value-type="float">
            <text:p>0.1881952</text:p>
          </table:table-cell>
          <table:table-cell office:value-type="float" office:value="0.0003009501" calcext:value-type="float">
            <text:p>0.0003009501</text:p>
          </table:table-cell>
          <table:table-cell office:value-type="float" office:value="0.1779074" calcext:value-type="float">
            <text:p>0.1779074</text:p>
          </table:table-cell>
          <table:table-cell office:value-type="float" office:value="0.03521825" calcext:value-type="float">
            <text:p>0.03521825</text:p>
          </table:table-cell>
          <table:table-cell office:value-type="float" office:value="-0.0561905" calcext:value-type="float">
            <text:p>-0.0561905</text:p>
          </table:table-cell>
          <table:table-cell office:value-type="float" office:value="0.00229655" calcext:value-type="float">
            <text:p>0.00229655</text:p>
          </table:table-cell>
          <table:table-cell office:value-type="float" office:value="0.003104412" calcext:value-type="float">
            <text:p>0.003104412</text:p>
          </table:table-cell>
          <table:table-cell office:value-type="float" office:value="21.17354" calcext:value-type="float">
            <text:p>21.17354</text:p>
          </table:table-cell>
          <table:table-cell office:value-type="float" office:value="0.4808426" calcext:value-type="float">
            <text:p>0.4808426</text:p>
          </table:table-cell>
          <table:table-cell office:value-type="float" office:value="0.0866114" calcext:value-type="float">
            <text:p>0.0866114</text:p>
          </table:table-cell>
          <table:table-cell office:value-type="float" office:value="0.05717389" calcext:value-type="float">
            <text:p>0.05717389</text:p>
          </table:table-cell>
          <table:table-cell office:value-type="float" office:value="0.04700801" calcext:value-type="float">
            <text:p>0.04700801</text:p>
          </table:table-cell>
          <table:table-cell office:value-type="float" office:value="0.04816277" calcext:value-type="float">
            <text:p>0.04816277</text:p>
          </table:table-cell>
          <table:table-cell office:value-type="float" office:value="0.01732257" calcext:value-type="float">
            <text:p>0.01732257</text:p>
          </table:table-cell>
          <table:table-cell office:value-type="float" office:value="0.01195941" calcext:value-type="float">
            <text:p>0.01195941</text:p>
          </table:table-cell>
          <table:table-cell office:value-type="float" office:value="0.02348694" calcext:value-type="float">
            <text:p>0.02348694</text:p>
          </table:table-cell>
          <table:table-cell office:value-type="float" office:value="0.01988585" calcext:value-type="float">
            <text:p>0.01988585</text:p>
          </table:table-cell>
          <table:table-cell office:value-type="float" office:value="0.01859291" calcext:value-type="float">
            <text:p>0.01859291</text:p>
          </table:table-cell>
          <table:table-cell office:value-type="float" office:value="0.01858812" calcext:value-type="float">
            <text:p>0.01858812</text:p>
          </table:table-cell>
          <table:table-cell office:value-type="float" office:value="0.02448101" calcext:value-type="float">
            <text:p>0.02448101</text:p>
          </table:table-cell>
          <table:table-cell office:value-type="float" office:value="0.005579757" calcext:value-type="float">
            <text:p>0.005579757</text:p>
          </table:table-cell>
          <table:table-cell office:value-type="float" office:value="0.005729487" calcext:value-type="float">
            <text:p>0.005729487</text:p>
          </table:table-cell>
          <table:table-cell office:value-type="float" office:value="0" calcext:value-type="float">
            <text:p>0</text:p>
          </table:table-cell>
          <table:table-cell office:value-type="float" office:value="4.565275" calcext:value-type="float">
            <text:p>4.565275</text:p>
          </table:table-cell>
          <table:table-cell office:value-type="float" office:value="12.20338" calcext:value-type="float">
            <text:p>12.20338</text:p>
          </table:table-cell>
          <table:table-cell office:value-type="float" office:value="15.64486" calcext:value-type="float">
            <text:p>15.64486</text:p>
          </table:table-cell>
          <table:table-cell office:value-type="float" office:value="14.00369" calcext:value-type="float">
            <text:p>14.00369</text:p>
          </table:table-cell>
          <table:table-cell office:value-type="float" office:value="11.69841" calcext:value-type="float">
            <text:p>11.69841</text:p>
          </table:table-cell>
          <table:table-cell office:value-type="float" office:value="4.137135" calcext:value-type="float">
            <text:p>4.137135</text:p>
          </table:table-cell>
          <table:table-cell office:value-type="float" office:value="1.910199" calcext:value-type="float">
            <text:p>1.910199</text:p>
          </table:table-cell>
          <table:table-cell office:value-type="float" office:value="2.237618" calcext:value-type="float">
            <text:p>2.237618</text:p>
          </table:table-cell>
          <table:table-cell office:value-type="float" office:value="1.722905" calcext:value-type="float">
            <text:p>1.722905</text:p>
          </table:table-cell>
          <table:table-cell office:value-type="float" office:value="0.8767194" calcext:value-type="float">
            <text:p>0.8767194</text:p>
          </table:table-cell>
          <table:table-cell office:value-type="float" office:value="0.3947665" calcext:value-type="float">
            <text:p>0.3947665</text:p>
          </table:table-cell>
          <table:table-cell office:value-type="float" office:value="0.398014" calcext:value-type="float">
            <text:p>0.398014</text:p>
          </table:table-cell>
          <table:table-cell office:value-type="float" office:value="0.3287298" calcext:value-type="float">
            <text:p>0.3287298</text:p>
          </table:table-cell>
          <table:table-cell office:value-type="float" office:value="0.3487066" calcext:value-type="float">
            <text:p>0.3487066</text:p>
          </table:table-cell>
          <table:table-cell office:value-type="float" office:value="0" calcext:value-type="float">
            <text:p>0</text:p>
          </table:table-cell>
          <table:table-cell office:value-type="float" office:value="1815.998" calcext:value-type="float">
            <text:p>1815.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35638" calcext:value-type="float">
            <text:p>0.09935638</text:p>
          </table:table-cell>
          <table:table-cell office:value-type="float" office:value="0" calcext:value-type="float">
            <text:p>0</text:p>
          </table:table-cell>
          <table:table-cell office:value-type="float" office:value="-0.06903443" calcext:value-type="float">
            <text:p>-0.069034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28.79169" calcext:value-type="float">
            <text:p>28.79169</text:p>
          </table:table-cell>
          <table:table-cell office:value-type="float" office:value="1097.21" calcext:value-type="float">
            <text:p>1097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3656" calcext:value-type="float">
            <text:p>1.913656</text:p>
          </table:table-cell>
          <table:table-cell office:value-type="float" office:value="6.343428" calcext:value-type="float">
            <text:p>6.343428</text:p>
          </table:table-cell>
          <table:table-cell office:value-type="float" office:value="0.1881952" calcext:value-type="float">
            <text:p>0.1881952</text:p>
          </table:table-cell>
          <table:table-cell office:value-type="float" office:value="0.0003134313" calcext:value-type="float">
            <text:p>0.0003134313</text:p>
          </table:table-cell>
          <table:table-cell office:value-type="float" office:value="0.1779074" calcext:value-type="float">
            <text:p>0.1779074</text:p>
          </table:table-cell>
          <table:table-cell office:value-type="float" office:value="0.03522327" calcext:value-type="float">
            <text:p>0.03522327</text:p>
          </table:table-cell>
          <table:table-cell office:value-type="float" office:value="-0.05714026" calcext:value-type="float">
            <text:p>-0.05714026</text:p>
          </table:table-cell>
          <table:table-cell office:value-type="float" office:value="0.002199594" calcext:value-type="float">
            <text:p>0.002199594</text:p>
          </table:table-cell>
          <table:table-cell office:value-type="float" office:value="0.003123034" calcext:value-type="float">
            <text:p>0.003123034</text:p>
          </table:table-cell>
          <table:table-cell office:value-type="float" office:value="20.03543" calcext:value-type="float">
            <text:p>20.03543</text:p>
          </table:table-cell>
          <table:table-cell office:value-type="float" office:value="0.4180593" calcext:value-type="float">
            <text:p>0.4180593</text:p>
          </table:table-cell>
          <table:table-cell office:value-type="float" office:value="0.08249126" calcext:value-type="float">
            <text:p>0.08249126</text:p>
          </table:table-cell>
          <table:table-cell office:value-type="float" office:value="0.06017078" calcext:value-type="float">
            <text:p>0.06017078</text:p>
          </table:table-cell>
          <table:table-cell office:value-type="float" office:value="0.04693345" calcext:value-type="float">
            <text:p>0.04693345</text:p>
          </table:table-cell>
          <table:table-cell office:value-type="float" office:value="0.04821748" calcext:value-type="float">
            <text:p>0.04821748</text:p>
          </table:table-cell>
          <table:table-cell office:value-type="float" office:value="0.01748965" calcext:value-type="float">
            <text:p>0.01748965</text:p>
          </table:table-cell>
          <table:table-cell office:value-type="float" office:value="0.01199149" calcext:value-type="float">
            <text:p>0.01199149</text:p>
          </table:table-cell>
          <table:table-cell office:value-type="float" office:value="0.02352089" calcext:value-type="float">
            <text:p>0.02352089</text:p>
          </table:table-cell>
          <table:table-cell office:value-type="float" office:value="0.01990531" calcext:value-type="float">
            <text:p>0.01990531</text:p>
          </table:table-cell>
          <table:table-cell office:value-type="float" office:value="0.0185581" calcext:value-type="float">
            <text:p>0.0185581</text:p>
          </table:table-cell>
          <table:table-cell office:value-type="float" office:value="0.01854677" calcext:value-type="float">
            <text:p>0.01854677</text:p>
          </table:table-cell>
          <table:table-cell office:value-type="float" office:value="0.02438029" calcext:value-type="float">
            <text:p>0.02438029</text:p>
          </table:table-cell>
          <table:table-cell office:value-type="float" office:value="0.005579888" calcext:value-type="float">
            <text:p>0.005579888</text:p>
          </table:table-cell>
          <table:table-cell office:value-type="float" office:value="0.005728033" calcext:value-type="float">
            <text:p>0.005728033</text:p>
          </table:table-cell>
          <table:table-cell office:value-type="float" office:value="0" calcext:value-type="float">
            <text:p>0</text:p>
          </table:table-cell>
          <table:table-cell office:value-type="float" office:value="6.736832" calcext:value-type="float">
            <text:p>6.736832</text:p>
          </table:table-cell>
          <table:table-cell office:value-type="float" office:value="12.8645" calcext:value-type="float">
            <text:p>12.8645</text:p>
          </table:table-cell>
          <table:table-cell office:value-type="float" office:value="15.657" calcext:value-type="float">
            <text:p>15.657</text:p>
          </table:table-cell>
          <table:table-cell office:value-type="float" office:value="13.92397" calcext:value-type="float">
            <text:p>13.92397</text:p>
          </table:table-cell>
          <table:table-cell office:value-type="float" office:value="11.68443" calcext:value-type="float">
            <text:p>11.68443</text:p>
          </table:table-cell>
          <table:table-cell office:value-type="float" office:value="4.144229" calcext:value-type="float">
            <text:p>4.144229</text:p>
          </table:table-cell>
          <table:table-cell office:value-type="float" office:value="1.945448" calcext:value-type="float">
            <text:p>1.945448</text:p>
          </table:table-cell>
          <table:table-cell office:value-type="float" office:value="2.248741" calcext:value-type="float">
            <text:p>2.248741</text:p>
          </table:table-cell>
          <table:table-cell office:value-type="float" office:value="1.73021" calcext:value-type="float">
            <text:p>1.73021</text:p>
          </table:table-cell>
          <table:table-cell office:value-type="float" office:value="0.8798071" calcext:value-type="float">
            <text:p>0.8798071</text:p>
          </table:table-cell>
          <table:table-cell office:value-type="float" office:value="0.3960102" calcext:value-type="float">
            <text:p>0.3960102</text:p>
          </table:table-cell>
          <table:table-cell office:value-type="float" office:value="0.3990043" calcext:value-type="float">
            <text:p>0.3990043</text:p>
          </table:table-cell>
          <table:table-cell office:value-type="float" office:value="0.3289243" calcext:value-type="float">
            <text:p>0.3289243</text:p>
          </table:table-cell>
          <table:table-cell office:value-type="float" office:value="0.3487094" calcext:value-type="float">
            <text:p>0.3487094</text:p>
          </table:table-cell>
          <table:table-cell office:value-type="float" office:value="0" calcext:value-type="float">
            <text:p>0</text:p>
          </table:table-cell>
          <table:table-cell office:value-type="float" office:value="2484.071" calcext:value-type="float">
            <text:p>2484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7189" calcext:value-type="float">
            <text:p>0.6877189</text:p>
          </table:table-cell>
          <table:table-cell office:value-type="float" office:value="0" calcext:value-type="float">
            <text:p>0</text:p>
          </table:table-cell>
          <table:table-cell office:value-type="float" office:value="-0.06907719" calcext:value-type="float">
            <text:p>-0.069077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28.13062" calcext:value-type="float">
            <text:p>28.13062</text:p>
          </table:table-cell>
          <table:table-cell office:value-type="float" office:value="1097.315" calcext:value-type="float">
            <text:p>1097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0299" calcext:value-type="float">
            <text:p>2.350299</text:p>
          </table:table-cell>
          <table:table-cell office:value-type="float" office:value="6.453582" calcext:value-type="float">
            <text:p>6.453582</text:p>
          </table:table-cell>
          <table:table-cell office:value-type="float" office:value="0.1881952" calcext:value-type="float">
            <text:p>0.1881952</text:p>
          </table:table-cell>
          <table:table-cell office:value-type="float" office:value="0.0003259185" calcext:value-type="float">
            <text:p>0.0003259185</text:p>
          </table:table-cell>
          <table:table-cell office:value-type="float" office:value="0.1779074" calcext:value-type="float">
            <text:p>0.1779074</text:p>
          </table:table-cell>
          <table:table-cell office:value-type="float" office:value="0.03523214" calcext:value-type="float">
            <text:p>0.03523214</text:p>
          </table:table-cell>
          <table:table-cell office:value-type="float" office:value="-0.0574714" calcext:value-type="float">
            <text:p>-0.0574714</text:p>
          </table:table-cell>
          <table:table-cell office:value-type="float" office:value="0.002095756" calcext:value-type="float">
            <text:p>0.002095756</text:p>
          </table:table-cell>
          <table:table-cell office:value-type="float" office:value="0.003123068" calcext:value-type="float">
            <text:p>0.003123068</text:p>
          </table:table-cell>
          <table:table-cell office:value-type="float" office:value="19.04163" calcext:value-type="float">
            <text:p>19.04163</text:p>
          </table:table-cell>
          <table:table-cell office:value-type="float" office:value="0.4266593" calcext:value-type="float">
            <text:p>0.4266593</text:p>
          </table:table-cell>
          <table:table-cell office:value-type="float" office:value="0.08313893" calcext:value-type="float">
            <text:p>0.08313893</text:p>
          </table:table-cell>
          <table:table-cell office:value-type="float" office:value="0.0636269" calcext:value-type="float">
            <text:p>0.0636269</text:p>
          </table:table-cell>
          <table:table-cell office:value-type="float" office:value="0.04685866" calcext:value-type="float">
            <text:p>0.04685866</text:p>
          </table:table-cell>
          <table:table-cell office:value-type="float" office:value="0.04813466" calcext:value-type="float">
            <text:p>0.04813466</text:p>
          </table:table-cell>
          <table:table-cell office:value-type="float" office:value="0.01758528" calcext:value-type="float">
            <text:p>0.01758528</text:p>
          </table:table-cell>
          <table:table-cell office:value-type="float" office:value="0.01197457" calcext:value-type="float">
            <text:p>0.01197457</text:p>
          </table:table-cell>
          <table:table-cell office:value-type="float" office:value="0.02354101" calcext:value-type="float">
            <text:p>0.02354101</text:p>
          </table:table-cell>
          <table:table-cell office:value-type="float" office:value="0.01992372" calcext:value-type="float">
            <text:p>0.01992372</text:p>
          </table:table-cell>
          <table:table-cell office:value-type="float" office:value="0.01852611" calcext:value-type="float">
            <text:p>0.01852611</text:p>
          </table:table-cell>
          <table:table-cell office:value-type="float" office:value="0.01850578" calcext:value-type="float">
            <text:p>0.01850578</text:p>
          </table:table-cell>
          <table:table-cell office:value-type="float" office:value="0.02427971" calcext:value-type="float">
            <text:p>0.02427971</text:p>
          </table:table-cell>
          <table:table-cell office:value-type="float" office:value="0.005579779" calcext:value-type="float">
            <text:p>0.005579779</text:p>
          </table:table-cell>
          <table:table-cell office:value-type="float" office:value="0.005726566" calcext:value-type="float">
            <text:p>0.005726566</text:p>
          </table:table-cell>
          <table:table-cell office:value-type="float" office:value="0" calcext:value-type="float">
            <text:p>0</text:p>
          </table:table-cell>
          <table:table-cell office:value-type="float" office:value="9.478039" calcext:value-type="float">
            <text:p>9.478039</text:p>
          </table:table-cell>
          <table:table-cell office:value-type="float" office:value="13.77538" calcext:value-type="float">
            <text:p>13.77538</text:p>
          </table:table-cell>
          <table:table-cell office:value-type="float" office:value="15.96362" calcext:value-type="float">
            <text:p>15.96362</text:p>
          </table:table-cell>
          <table:table-cell office:value-type="float" office:value="14.00291" calcext:value-type="float">
            <text:p>14.00291</text:p>
          </table:table-cell>
          <table:table-cell office:value-type="float" office:value="11.72535" calcext:value-type="float">
            <text:p>11.72535</text:p>
          </table:table-cell>
          <table:table-cell office:value-type="float" office:value="4.159003" calcext:value-type="float">
            <text:p>4.159003</text:p>
          </table:table-cell>
          <table:table-cell office:value-type="float" office:value="1.967025" calcext:value-type="float">
            <text:p>1.967025</text:p>
          </table:table-cell>
          <table:table-cell office:value-type="float" office:value="2.259036" calcext:value-type="float">
            <text:p>2.259036</text:p>
          </table:table-cell>
          <table:table-cell office:value-type="float" office:value="1.737392" calcext:value-type="float">
            <text:p>1.737392</text:p>
          </table:table-cell>
          <table:table-cell office:value-type="float" office:value="0.8829991" calcext:value-type="float">
            <text:p>0.8829991</text:p>
          </table:table-cell>
          <table:table-cell office:value-type="float" office:value="0.3972888" calcext:value-type="float">
            <text:p>0.3972888</text:p>
          </table:table-cell>
          <table:table-cell office:value-type="float" office:value="0.4000177" calcext:value-type="float">
            <text:p>0.4000177</text:p>
          </table:table-cell>
          <table:table-cell office:value-type="float" office:value="0.329102" calcext:value-type="float">
            <text:p>0.329102</text:p>
          </table:table-cell>
          <table:table-cell office:value-type="float" office:value="0.3487122" calcext:value-type="float">
            <text:p>0.3487122</text:p>
          </table:table-cell>
          <table:table-cell office:value-type="float" office:value="0" calcext:value-type="float">
            <text:p>0</text:p>
          </table:table-cell>
          <table:table-cell office:value-type="float" office:value="3099.383" calcext:value-type="float">
            <text:p>3099.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5124" calcext:value-type="float">
            <text:p>1.235124</text:p>
          </table:table-cell>
          <table:table-cell office:value-type="float" office:value="0" calcext:value-type="float">
            <text:p>0</text:p>
          </table:table-cell>
          <table:table-cell office:value-type="float" office:value="-0.06911189" calcext:value-type="float">
            <text:p>-0.069111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27.75589" calcext:value-type="float">
            <text:p>27.75589</text:p>
          </table:table-cell>
          <table:table-cell office:value-type="float" office:value="1097.261" calcext:value-type="float">
            <text:p>1097.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7177" calcext:value-type="float">
            <text:p>2.487177</text:p>
          </table:table-cell>
          <table:table-cell office:value-type="float" office:value="6.542397" calcext:value-type="float">
            <text:p>6.542397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3544991" calcext:value-type="float">
            <text:p>0.0003544991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49834" calcext:value-type="float">
            <text:p>0.03649834</text:p>
          </table:table-cell>
          <table:table-cell office:value-type="float" office:value="-0.05783814" calcext:value-type="float">
            <text:p>-0.05783814</text:p>
          </table:table-cell>
          <table:table-cell office:value-type="float" office:value="0.002059812" calcext:value-type="float">
            <text:p>0.002059812</text:p>
          </table:table-cell>
          <table:table-cell office:value-type="float" office:value="0.003123102" calcext:value-type="float">
            <text:p>0.003123102</text:p>
          </table:table-cell>
          <table:table-cell office:value-type="float" office:value="18.5964" calcext:value-type="float">
            <text:p>18.5964</text:p>
          </table:table-cell>
          <table:table-cell office:value-type="float" office:value="4.207852" calcext:value-type="float">
            <text:p>4.207852</text:p>
          </table:table-cell>
          <table:table-cell office:value-type="float" office:value="1.057325" calcext:value-type="float">
            <text:p>1.057325</text:p>
          </table:table-cell>
          <table:table-cell office:value-type="float" office:value="0.1096012" calcext:value-type="float">
            <text:p>0.1096012</text:p>
          </table:table-cell>
          <table:table-cell office:value-type="float" office:value="0.04742768" calcext:value-type="float">
            <text:p>0.04742768</text:p>
          </table:table-cell>
          <table:table-cell office:value-type="float" office:value="0.04783838" calcext:value-type="float">
            <text:p>0.04783838</text:p>
          </table:table-cell>
          <table:table-cell office:value-type="float" office:value="0.01765935" calcext:value-type="float">
            <text:p>0.01765935</text:p>
          </table:table-cell>
          <table:table-cell office:value-type="float" office:value="0.01277852" calcext:value-type="float">
            <text:p>0.01277852</text:p>
          </table:table-cell>
          <table:table-cell office:value-type="float" office:value="0.0235505" calcext:value-type="float">
            <text:p>0.0235505</text:p>
          </table:table-cell>
          <table:table-cell office:value-type="float" office:value="0.01993881" calcext:value-type="float">
            <text:p>0.01993881</text:p>
          </table:table-cell>
          <table:table-cell office:value-type="float" office:value="0.01849614" calcext:value-type="float">
            <text:p>0.01849614</text:p>
          </table:table-cell>
          <table:table-cell office:value-type="float" office:value="0.01846635" calcext:value-type="float">
            <text:p>0.01846635</text:p>
          </table:table-cell>
          <table:table-cell office:value-type="float" office:value="0.02417672" calcext:value-type="float">
            <text:p>0.02417672</text:p>
          </table:table-cell>
          <table:table-cell office:value-type="float" office:value="0.005574672" calcext:value-type="float">
            <text:p>0.005574672</text:p>
          </table:table-cell>
          <table:table-cell office:value-type="float" office:value="0.00572382" calcext:value-type="float">
            <text:p>0.00572382</text:p>
          </table:table-cell>
          <table:table-cell office:value-type="float" office:value="0" calcext:value-type="float">
            <text:p>0</text:p>
          </table:table-cell>
          <table:table-cell office:value-type="float" office:value="6.536485" calcext:value-type="float">
            <text:p>6.536485</text:p>
          </table:table-cell>
          <table:table-cell office:value-type="float" office:value="19.0489" calcext:value-type="float">
            <text:p>19.0489</text:p>
          </table:table-cell>
          <table:table-cell office:value-type="float" office:value="17.66797" calcext:value-type="float">
            <text:p>17.66797</text:p>
          </table:table-cell>
          <table:table-cell office:value-type="float" office:value="14.13929" calcext:value-type="float">
            <text:p>14.13929</text:p>
          </table:table-cell>
          <table:table-cell office:value-type="float" office:value="11.93958" calcext:value-type="float">
            <text:p>11.93958</text:p>
          </table:table-cell>
          <table:table-cell office:value-type="float" office:value="4.189342" calcext:value-type="float">
            <text:p>4.189342</text:p>
          </table:table-cell>
          <table:table-cell office:value-type="float" office:value="1.977087" calcext:value-type="float">
            <text:p>1.977087</text:p>
          </table:table-cell>
          <table:table-cell office:value-type="float" office:value="2.27053" calcext:value-type="float">
            <text:p>2.27053</text:p>
          </table:table-cell>
          <table:table-cell office:value-type="float" office:value="1.744236" calcext:value-type="float">
            <text:p>1.744236</text:p>
          </table:table-cell>
          <table:table-cell office:value-type="float" office:value="0.8862072" calcext:value-type="float">
            <text:p>0.8862072</text:p>
          </table:table-cell>
          <table:table-cell office:value-type="float" office:value="0.3986055" calcext:value-type="float">
            <text:p>0.3986055</text:p>
          </table:table-cell>
          <table:table-cell office:value-type="float" office:value="0.4010337" calcext:value-type="float">
            <text:p>0.4010337</text:p>
          </table:table-cell>
          <table:table-cell office:value-type="float" office:value="0.3277987" calcext:value-type="float">
            <text:p>0.3277987</text:p>
          </table:table-cell>
          <table:table-cell office:value-type="float" office:value="0.3487109" calcext:value-type="float">
            <text:p>0.3487109</text:p>
          </table:table-cell>
          <table:table-cell office:value-type="float" office:value="0" calcext:value-type="float">
            <text:p>0</text:p>
          </table:table-cell>
          <table:table-cell office:value-type="float" office:value="3197.404" calcext:value-type="float">
            <text:p>3197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8802" calcext:value-type="float">
            <text:p>1.548802</text:p>
          </table:table-cell>
          <table:table-cell office:value-type="float" office:value="0" calcext:value-type="float">
            <text:p>0</text:p>
          </table:table-cell>
          <table:table-cell office:value-type="float" office:value="-0.07048979" calcext:value-type="float">
            <text:p>-0.0704897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27.73278" calcext:value-type="float">
            <text:p>27.73278</text:p>
          </table:table-cell>
          <table:table-cell office:value-type="float" office:value="1097.313" calcext:value-type="float">
            <text:p>1097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7823" calcext:value-type="float">
            <text:p>2.327823</text:p>
          </table:table-cell>
          <table:table-cell office:value-type="float" office:value="6.645622" calcext:value-type="float">
            <text:p>6.645622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3694541" calcext:value-type="float">
            <text:p>0.0003694541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59087" calcext:value-type="float">
            <text:p>0.03659087</text:p>
          </table:table-cell>
          <table:table-cell office:value-type="float" office:value="-0.06367794" calcext:value-type="float">
            <text:p>-0.06367794</text:p>
          </table:table-cell>
          <table:table-cell office:value-type="float" office:value="0.002052688" calcext:value-type="float">
            <text:p>0.002052688</text:p>
          </table:table-cell>
          <table:table-cell office:value-type="float" office:value="0.00312851" calcext:value-type="float">
            <text:p>0.00312851</text:p>
          </table:table-cell>
          <table:table-cell office:value-type="float" office:value="19.09284" calcext:value-type="float">
            <text:p>19.09284</text:p>
          </table:table-cell>
          <table:table-cell office:value-type="float" office:value="1.87671" calcext:value-type="float">
            <text:p>1.87671</text:p>
          </table:table-cell>
          <table:table-cell office:value-type="float" office:value="0.2268487" calcext:value-type="float">
            <text:p>0.2268487</text:p>
          </table:table-cell>
          <table:table-cell office:value-type="float" office:value="0.07158611" calcext:value-type="float">
            <text:p>0.07158611</text:p>
          </table:table-cell>
          <table:table-cell office:value-type="float" office:value="0.04925319" calcext:value-type="float">
            <text:p>0.04925319</text:p>
          </table:table-cell>
          <table:table-cell office:value-type="float" office:value="0.04979775" calcext:value-type="float">
            <text:p>0.04979775</text:p>
          </table:table-cell>
          <table:table-cell office:value-type="float" office:value="0.01815308" calcext:value-type="float">
            <text:p>0.01815308</text:p>
          </table:table-cell>
          <table:table-cell office:value-type="float" office:value="0.01226943" calcext:value-type="float">
            <text:p>0.01226943</text:p>
          </table:table-cell>
          <table:table-cell office:value-type="float" office:value="0.02359952" calcext:value-type="float">
            <text:p>0.02359952</text:p>
          </table:table-cell>
          <table:table-cell office:value-type="float" office:value="0.01995527" calcext:value-type="float">
            <text:p>0.01995527</text:p>
          </table:table-cell>
          <table:table-cell office:value-type="float" office:value="0.01846781" calcext:value-type="float">
            <text:p>0.01846781</text:p>
          </table:table-cell>
          <table:table-cell office:value-type="float" office:value="0.01842585" calcext:value-type="float">
            <text:p>0.01842585</text:p>
          </table:table-cell>
          <table:table-cell office:value-type="float" office:value="0.02407513" calcext:value-type="float">
            <text:p>0.02407513</text:p>
          </table:table-cell>
          <table:table-cell office:value-type="float" office:value="0.005575926" calcext:value-type="float">
            <text:p>0.005575926</text:p>
          </table:table-cell>
          <table:table-cell office:value-type="float" office:value="0.005722338" calcext:value-type="float">
            <text:p>0.005722338</text:p>
          </table:table-cell>
          <table:table-cell office:value-type="float" office:value="0" calcext:value-type="float">
            <text:p>0</text:p>
          </table:table-cell>
          <table:table-cell office:value-type="float" office:value="6.724031" calcext:value-type="float">
            <text:p>6.724031</text:p>
          </table:table-cell>
          <table:table-cell office:value-type="float" office:value="13.42134" calcext:value-type="float">
            <text:p>13.42134</text:p>
          </table:table-cell>
          <table:table-cell office:value-type="float" office:value="16.97385" calcext:value-type="float">
            <text:p>16.97385</text:p>
          </table:table-cell>
          <table:table-cell office:value-type="float" office:value="16.20118" calcext:value-type="float">
            <text:p>16.20118</text:p>
          </table:table-cell>
          <table:table-cell office:value-type="float" office:value="14.32662" calcext:value-type="float">
            <text:p>14.32662</text:p>
          </table:table-cell>
          <table:table-cell office:value-type="float" office:value="4.87833" calcext:value-type="float">
            <text:p>4.87833</text:p>
          </table:table-cell>
          <table:table-cell office:value-type="float" office:value="1.981209" calcext:value-type="float">
            <text:p>1.981209</text:p>
          </table:table-cell>
          <table:table-cell office:value-type="float" office:value="2.298878" calcext:value-type="float">
            <text:p>2.298878</text:p>
          </table:table-cell>
          <table:table-cell office:value-type="float" office:value="1.753556" calcext:value-type="float">
            <text:p>1.753556</text:p>
          </table:table-cell>
          <table:table-cell office:value-type="float" office:value="0.8896171" calcext:value-type="float">
            <text:p>0.8896171</text:p>
          </table:table-cell>
          <table:table-cell office:value-type="float" office:value="0.39995" calcext:value-type="float">
            <text:p>0.39995</text:p>
          </table:table-cell>
          <table:table-cell office:value-type="float" office:value="0.4019609" calcext:value-type="float">
            <text:p>0.4019609</text:p>
          </table:table-cell>
          <table:table-cell office:value-type="float" office:value="0.328154" calcext:value-type="float">
            <text:p>0.328154</text:p>
          </table:table-cell>
          <table:table-cell office:value-type="float" office:value="0.3487188" calcext:value-type="float">
            <text:p>0.3487188</text:p>
          </table:table-cell>
          <table:table-cell office:value-type="float" office:value="0" calcext:value-type="float">
            <text:p>0</text:p>
          </table:table-cell>
          <table:table-cell office:value-type="float" office:value="3108.887" calcext:value-type="float">
            <text:p>3108.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0811" calcext:value-type="float">
            <text:p>1.510811</text:p>
          </table:table-cell>
          <table:table-cell office:value-type="float" office:value="0" calcext:value-type="float">
            <text:p>0</text:p>
          </table:table-cell>
          <table:table-cell office:value-type="float" office:value="-0.08462635" calcext:value-type="float">
            <text:p>-0.084626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27.73219" calcext:value-type="float">
            <text:p>27.73219</text:p>
          </table:table-cell>
          <table:table-cell office:value-type="float" office:value="1097.391" calcext:value-type="float">
            <text:p>1097.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2319" calcext:value-type="float">
            <text:p>2.172319</text:p>
          </table:table-cell>
          <table:table-cell office:value-type="float" office:value="6.71279" calcext:value-type="float">
            <text:p>6.71279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3818556" calcext:value-type="float">
            <text:p>0.0003818556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56759" calcext:value-type="float">
            <text:p>0.03656759</text:p>
          </table:table-cell>
          <table:table-cell office:value-type="float" office:value="-0.06542878" calcext:value-type="float">
            <text:p>-0.06542878</text:p>
          </table:table-cell>
          <table:table-cell office:value-type="float" office:value="0.002049508" calcext:value-type="float">
            <text:p>0.002049508</text:p>
          </table:table-cell>
          <table:table-cell office:value-type="float" office:value="0.003180734" calcext:value-type="float">
            <text:p>0.003180734</text:p>
          </table:table-cell>
          <table:table-cell office:value-type="float" office:value="19.65778" calcext:value-type="float">
            <text:p>19.65778</text:p>
          </table:table-cell>
          <table:table-cell office:value-type="float" office:value="0.8844826" calcext:value-type="float">
            <text:p>0.8844826</text:p>
          </table:table-cell>
          <table:table-cell office:value-type="float" office:value="0.1523513" calcext:value-type="float">
            <text:p>0.1523513</text:p>
          </table:table-cell>
          <table:table-cell office:value-type="float" office:value="0.06544302" calcext:value-type="float">
            <text:p>0.06544302</text:p>
          </table:table-cell>
          <table:table-cell office:value-type="float" office:value="0.0485861" calcext:value-type="float">
            <text:p>0.0485861</text:p>
          </table:table-cell>
          <table:table-cell office:value-type="float" office:value="0.0496628" calcext:value-type="float">
            <text:p>0.0496628</text:p>
          </table:table-cell>
          <table:table-cell office:value-type="float" office:value="0.01848958" calcext:value-type="float">
            <text:p>0.01848958</text:p>
          </table:table-cell>
          <table:table-cell office:value-type="float" office:value="0.01236665" calcext:value-type="float">
            <text:p>0.01236665</text:p>
          </table:table-cell>
          <table:table-cell office:value-type="float" office:value="0.02365674" calcext:value-type="float">
            <text:p>0.02365674</text:p>
          </table:table-cell>
          <table:table-cell office:value-type="float" office:value="0.01997687" calcext:value-type="float">
            <text:p>0.01997687</text:p>
          </table:table-cell>
          <table:table-cell office:value-type="float" office:value="0.01844112" calcext:value-type="float">
            <text:p>0.01844112</text:p>
          </table:table-cell>
          <table:table-cell office:value-type="float" office:value="0.01838548" calcext:value-type="float">
            <text:p>0.01838548</text:p>
          </table:table-cell>
          <table:table-cell office:value-type="float" office:value="0.02397425" calcext:value-type="float">
            <text:p>0.02397425</text:p>
          </table:table-cell>
          <table:table-cell office:value-type="float" office:value="0.005576523" calcext:value-type="float">
            <text:p>0.005576523</text:p>
          </table:table-cell>
          <table:table-cell office:value-type="float" office:value="0.005720813" calcext:value-type="float">
            <text:p>0.005720813</text:p>
          </table:table-cell>
          <table:table-cell office:value-type="float" office:value="0" calcext:value-type="float">
            <text:p>0</text:p>
          </table:table-cell>
          <table:table-cell office:value-type="float" office:value="7.008646" calcext:value-type="float">
            <text:p>7.008646</text:p>
          </table:table-cell>
          <table:table-cell office:value-type="float" office:value="12.54585" calcext:value-type="float">
            <text:p>12.54585</text:p>
          </table:table-cell>
          <table:table-cell office:value-type="float" office:value="15.95313" calcext:value-type="float">
            <text:p>15.95313</text:p>
          </table:table-cell>
          <table:table-cell office:value-type="float" office:value="15.63419" calcext:value-type="float">
            <text:p>15.63419</text:p>
          </table:table-cell>
          <table:table-cell office:value-type="float" office:value="14.03043" calcext:value-type="float">
            <text:p>14.03043</text:p>
          </table:table-cell>
          <table:table-cell office:value-type="float" office:value="4.992139" calcext:value-type="float">
            <text:p>4.992139</text:p>
          </table:table-cell>
          <table:table-cell office:value-type="float" office:value="2.152148" calcext:value-type="float">
            <text:p>2.152148</text:p>
          </table:table-cell>
          <table:table-cell office:value-type="float" office:value="2.321272" calcext:value-type="float">
            <text:p>2.321272</text:p>
          </table:table-cell>
          <table:table-cell office:value-type="float" office:value="1.764347" calcext:value-type="float">
            <text:p>1.764347</text:p>
          </table:table-cell>
          <table:table-cell office:value-type="float" office:value="0.893287" calcext:value-type="float">
            <text:p>0.893287</text:p>
          </table:table-cell>
          <table:table-cell office:value-type="float" office:value="0.4013323" calcext:value-type="float">
            <text:p>0.4013323</text:p>
          </table:table-cell>
          <table:table-cell office:value-type="float" office:value="0.4029533" calcext:value-type="float">
            <text:p>0.4029533</text:p>
          </table:table-cell>
          <table:table-cell office:value-type="float" office:value="0.328453" calcext:value-type="float">
            <text:p>0.328453</text:p>
          </table:table-cell>
          <table:table-cell office:value-type="float" office:value="0.3487216" calcext:value-type="float">
            <text:p>0.3487216</text:p>
          </table:table-cell>
          <table:table-cell office:value-type="float" office:value="0" calcext:value-type="float">
            <text:p>0</text:p>
          </table:table-cell>
          <table:table-cell office:value-type="float" office:value="2971.697" calcext:value-type="float">
            <text:p>2971.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4095" calcext:value-type="float">
            <text:p>1.424095</text:p>
          </table:table-cell>
          <table:table-cell office:value-type="float" office:value="0" calcext:value-type="float">
            <text:p>0</text:p>
          </table:table-cell>
          <table:table-cell office:value-type="float" office:value="-0.0848579" calcext:value-type="float">
            <text:p>-0.08485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27.68011" calcext:value-type="float">
            <text:p>27.68011</text:p>
          </table:table-cell>
          <table:table-cell office:value-type="float" office:value="1097.456" calcext:value-type="float">
            <text:p>1097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4227" calcext:value-type="float">
            <text:p>2.064227</text:p>
          </table:table-cell>
          <table:table-cell office:value-type="float" office:value="6.798141" calcext:value-type="float">
            <text:p>6.798141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3942676" calcext:value-type="float">
            <text:p>0.0003942676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55104" calcext:value-type="float">
            <text:p>0.03655104</text:p>
          </table:table-cell>
          <table:table-cell office:value-type="float" office:value="-0.06669275" calcext:value-type="float">
            <text:p>-0.06669275</text:p>
          </table:table-cell>
          <table:table-cell office:value-type="float" office:value="0.00205279" calcext:value-type="float">
            <text:p>0.00205279</text:p>
          </table:table-cell>
          <table:table-cell office:value-type="float" office:value="0.003225282" calcext:value-type="float">
            <text:p>0.003225282</text:p>
          </table:table-cell>
          <table:table-cell office:value-type="float" office:value="19.96803" calcext:value-type="float">
            <text:p>19.96803</text:p>
          </table:table-cell>
          <table:table-cell office:value-type="float" office:value="0.6306644" calcext:value-type="float">
            <text:p>0.6306644</text:p>
          </table:table-cell>
          <table:table-cell office:value-type="float" office:value="0.1184735" calcext:value-type="float">
            <text:p>0.1184735</text:p>
          </table:table-cell>
          <table:table-cell office:value-type="float" office:value="0.06342559" calcext:value-type="float">
            <text:p>0.06342559</text:p>
          </table:table-cell>
          <table:table-cell office:value-type="float" office:value="0.04799559" calcext:value-type="float">
            <text:p>0.04799559</text:p>
          </table:table-cell>
          <table:table-cell office:value-type="float" office:value="0.04936251" calcext:value-type="float">
            <text:p>0.04936251</text:p>
          </table:table-cell>
          <table:table-cell office:value-type="float" office:value="0.01865789" calcext:value-type="float">
            <text:p>0.01865789</text:p>
          </table:table-cell>
          <table:table-cell office:value-type="float" office:value="0.01239785" calcext:value-type="float">
            <text:p>0.01239785</text:p>
          </table:table-cell>
          <table:table-cell office:value-type="float" office:value="0.02371639" calcext:value-type="float">
            <text:p>0.02371639</text:p>
          </table:table-cell>
          <table:table-cell office:value-type="float" office:value="0.02000523" calcext:value-type="float">
            <text:p>0.02000523</text:p>
          </table:table-cell>
          <table:table-cell office:value-type="float" office:value="0.01841673" calcext:value-type="float">
            <text:p>0.01841673</text:p>
          </table:table-cell>
          <table:table-cell office:value-type="float" office:value="0.01834534" calcext:value-type="float">
            <text:p>0.01834534</text:p>
          </table:table-cell>
          <table:table-cell office:value-type="float" office:value="0.02387384" calcext:value-type="float">
            <text:p>0.02387384</text:p>
          </table:table-cell>
          <table:table-cell office:value-type="float" office:value="0.005576657" calcext:value-type="float">
            <text:p>0.005576657</text:p>
          </table:table-cell>
          <table:table-cell office:value-type="float" office:value="0.005719265" calcext:value-type="float">
            <text:p>0.005719265</text:p>
          </table:table-cell>
          <table:table-cell office:value-type="float" office:value="0" calcext:value-type="float">
            <text:p>0</text:p>
          </table:table-cell>
          <table:table-cell office:value-type="float" office:value="5.691668" calcext:value-type="float">
            <text:p>5.691668</text:p>
          </table:table-cell>
          <table:table-cell office:value-type="float" office:value="13.5121" calcext:value-type="float">
            <text:p>13.5121</text:p>
          </table:table-cell>
          <table:table-cell office:value-type="float" office:value="15.81972" calcext:value-type="float">
            <text:p>15.81972</text:p>
          </table:table-cell>
          <table:table-cell office:value-type="float" office:value="15.25756" calcext:value-type="float">
            <text:p>15.25756</text:p>
          </table:table-cell>
          <table:table-cell office:value-type="float" office:value="13.54915" calcext:value-type="float">
            <text:p>13.54915</text:p>
          </table:table-cell>
          <table:table-cell office:value-type="float" office:value="4.926271" calcext:value-type="float">
            <text:p>4.926271</text:p>
          </table:table-cell>
          <table:table-cell office:value-type="float" office:value="2.190077" calcext:value-type="float">
            <text:p>2.190077</text:p>
          </table:table-cell>
          <table:table-cell office:value-type="float" office:value="2.339426" calcext:value-type="float">
            <text:p>2.339426</text:p>
          </table:table-cell>
          <table:table-cell office:value-type="float" office:value="1.776052" calcext:value-type="float">
            <text:p>1.776052</text:p>
          </table:table-cell>
          <table:table-cell office:value-type="float" office:value="0.8972396" calcext:value-type="float">
            <text:p>0.8972396</text:p>
          </table:table-cell>
          <table:table-cell office:value-type="float" office:value="0.4027682" calcext:value-type="float">
            <text:p>0.4027682</text:p>
          </table:table-cell>
          <table:table-cell office:value-type="float" office:value="0.4039923" calcext:value-type="float">
            <text:p>0.4039923</text:p>
          </table:table-cell>
          <table:table-cell office:value-type="float" office:value="0.3287098" calcext:value-type="float">
            <text:p>0.3287098</text:p>
          </table:table-cell>
          <table:table-cell office:value-type="float" office:value="0.3487243" calcext:value-type="float">
            <text:p>0.3487243</text:p>
          </table:table-cell>
          <table:table-cell office:value-type="float" office:value="0" calcext:value-type="float">
            <text:p>0</text:p>
          </table:table-cell>
          <table:table-cell office:value-type="float" office:value="2870.829" calcext:value-type="float">
            <text:p>2870.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2678" calcext:value-type="float">
            <text:p>1.402678</text:p>
          </table:table-cell>
          <table:table-cell office:value-type="float" office:value="0" calcext:value-type="float">
            <text:p>0</text:p>
          </table:table-cell>
          <table:table-cell office:value-type="float" office:value="-0.08491317" calcext:value-type="float">
            <text:p>-0.084913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27.30186" calcext:value-type="float">
            <text:p>27.30186</text:p>
          </table:table-cell>
          <table:table-cell office:value-type="float" office:value="1097.497" calcext:value-type="float">
            <text:p>1097.497</text:p>
          </table:table-cell>
          <table:table-cell office:value-type="float" office:value="0" calcext:value-type="float">
            <text:p>0</text:p>
          </table:table-cell>
          <table:table-cell office:value-type="float" office:value="-0.0001244546" calcext:value-type="float">
            <text:p>-0.0001244546</text:p>
          </table:table-cell>
          <table:table-cell office:value-type="float" office:value="2.292258" calcext:value-type="float">
            <text:p>2.292258</text:p>
          </table:table-cell>
          <table:table-cell office:value-type="float" office:value="6.89728" calcext:value-type="float">
            <text:p>6.89728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4066881" calcext:value-type="float">
            <text:p>0.0004066881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54016" calcext:value-type="float">
            <text:p>0.03654016</text:p>
          </table:table-cell>
          <table:table-cell office:value-type="float" office:value="-0.06701968" calcext:value-type="float">
            <text:p>-0.06701968</text:p>
          </table:table-cell>
          <table:table-cell office:value-type="float" office:value="0.002021918" calcext:value-type="float">
            <text:p>0.002021918</text:p>
          </table:table-cell>
          <table:table-cell office:value-type="float" office:value="0.003225544" calcext:value-type="float">
            <text:p>0.003225544</text:p>
          </table:table-cell>
          <table:table-cell office:value-type="float" office:value="19.43744" calcext:value-type="float">
            <text:p>19.43744</text:p>
          </table:table-cell>
          <table:table-cell office:value-type="float" office:value="0.5895587" calcext:value-type="float">
            <text:p>0.5895587</text:p>
          </table:table-cell>
          <table:table-cell office:value-type="float" office:value="0.09650572" calcext:value-type="float">
            <text:p>0.09650572</text:p>
          </table:table-cell>
          <table:table-cell office:value-type="float" office:value="0.06135636" calcext:value-type="float">
            <text:p>0.06135636</text:p>
          </table:table-cell>
          <table:table-cell office:value-type="float" office:value="0.04767915" calcext:value-type="float">
            <text:p>0.04767915</text:p>
          </table:table-cell>
          <table:table-cell office:value-type="float" office:value="0.04911651" calcext:value-type="float">
            <text:p>0.04911651</text:p>
          </table:table-cell>
          <table:table-cell office:value-type="float" office:value="0.01877522" calcext:value-type="float">
            <text:p>0.01877522</text:p>
          </table:table-cell>
          <table:table-cell office:value-type="float" office:value="0.01241562" calcext:value-type="float">
            <text:p>0.01241562</text:p>
          </table:table-cell>
          <table:table-cell office:value-type="float" office:value="0.02376649" calcext:value-type="float">
            <text:p>0.02376649</text:p>
          </table:table-cell>
          <table:table-cell office:value-type="float" office:value="0.02003765" calcext:value-type="float">
            <text:p>0.02003765</text:p>
          </table:table-cell>
          <table:table-cell office:value-type="float" office:value="0.01839503" calcext:value-type="float">
            <text:p>0.01839503</text:p>
          </table:table-cell>
          <table:table-cell office:value-type="float" office:value="0.01830555" calcext:value-type="float">
            <text:p>0.01830555</text:p>
          </table:table-cell>
          <table:table-cell office:value-type="float" office:value="0.02377382" calcext:value-type="float">
            <text:p>0.02377382</text:p>
          </table:table-cell>
          <table:table-cell office:value-type="float" office:value="0.005576468" calcext:value-type="float">
            <text:p>0.005576468</text:p>
          </table:table-cell>
          <table:table-cell office:value-type="float" office:value="0.005717716" calcext:value-type="float">
            <text:p>0.005717716</text:p>
          </table:table-cell>
          <table:table-cell office:value-type="float" office:value="0" calcext:value-type="float">
            <text:p>0</text:p>
          </table:table-cell>
          <table:table-cell office:value-type="float" office:value="9.3024" calcext:value-type="float">
            <text:p>9.3024</text:p>
          </table:table-cell>
          <table:table-cell office:value-type="float" office:value="14.49769" calcext:value-type="float">
            <text:p>14.49769</text:p>
          </table:table-cell>
          <table:table-cell office:value-type="float" office:value="16.21548" calcext:value-type="float">
            <text:p>16.21548</text:p>
          </table:table-cell>
          <table:table-cell office:value-type="float" office:value="15.29166" calcext:value-type="float">
            <text:p>15.29166</text:p>
          </table:table-cell>
          <table:table-cell office:value-type="float" office:value="13.39512" calcext:value-type="float">
            <text:p>13.39512</text:p>
          </table:table-cell>
          <table:table-cell office:value-type="float" office:value="4.905323" calcext:value-type="float">
            <text:p>4.905323</text:p>
          </table:table-cell>
          <table:table-cell office:value-type="float" office:value="2.204803" calcext:value-type="float">
            <text:p>2.204803</text:p>
          </table:table-cell>
          <table:table-cell office:value-type="float" office:value="2.349938" calcext:value-type="float">
            <text:p>2.349938</text:p>
          </table:table-cell>
          <table:table-cell office:value-type="float" office:value="1.787413" calcext:value-type="float">
            <text:p>1.787413</text:p>
          </table:table-cell>
          <table:table-cell office:value-type="float" office:value="0.9014589" calcext:value-type="float">
            <text:p>0.9014589</text:p>
          </table:table-cell>
          <table:table-cell office:value-type="float" office:value="0.4042697" calcext:value-type="float">
            <text:p>0.4042697</text:p>
          </table:table-cell>
          <table:table-cell office:value-type="float" office:value="0.4050665" calcext:value-type="float">
            <text:p>0.4050665</text:p>
          </table:table-cell>
          <table:table-cell office:value-type="float" office:value="0.3289379" calcext:value-type="float">
            <text:p>0.3289379</text:p>
          </table:table-cell>
          <table:table-cell office:value-type="float" office:value="0.348727" calcext:value-type="float">
            <text:p>0.348727</text:p>
          </table:table-cell>
          <table:table-cell office:value-type="float" office:value="0" calcext:value-type="float">
            <text:p>0</text:p>
          </table:table-cell>
          <table:table-cell office:value-type="float" office:value="3218.908" calcext:value-type="float">
            <text:p>3218.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0422" calcext:value-type="float">
            <text:p>1.730422</text:p>
          </table:table-cell>
          <table:table-cell office:value-type="float" office:value="0" calcext:value-type="float">
            <text:p>0</text:p>
          </table:table-cell>
          <table:table-cell office:value-type="float" office:value="-0.0849413" calcext:value-type="float">
            <text:p>-0.08494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26.9444" calcext:value-type="float">
            <text:p>26.9444</text:p>
          </table:table-cell>
          <table:table-cell office:value-type="float" office:value="1097.524" calcext:value-type="float">
            <text:p>1097.524</text:p>
          </table:table-cell>
          <table:table-cell office:value-type="float" office:value="0" calcext:value-type="float">
            <text:p>0</text:p>
          </table:table-cell>
          <table:table-cell office:value-type="float" office:value="-0.0003687386" calcext:value-type="float">
            <text:p>-0.0003687386</text:p>
          </table:table-cell>
          <table:table-cell office:value-type="float" office:value="2.522457" calcext:value-type="float">
            <text:p>2.522457</text:p>
          </table:table-cell>
          <table:table-cell office:value-type="float" office:value="6.987637" calcext:value-type="float">
            <text:p>6.987637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4191161" calcext:value-type="float">
            <text:p>0.0004191161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53418" calcext:value-type="float">
            <text:p>0.03653418</text:p>
          </table:table-cell>
          <table:table-cell office:value-type="float" office:value="-0.06729417" calcext:value-type="float">
            <text:p>-0.06729417</text:p>
          </table:table-cell>
          <table:table-cell office:value-type="float" office:value="0.001986489" calcext:value-type="float">
            <text:p>0.001986489</text:p>
          </table:table-cell>
          <table:table-cell office:value-type="float" office:value="0.003225578" calcext:value-type="float">
            <text:p>0.003225578</text:p>
          </table:table-cell>
          <table:table-cell office:value-type="float" office:value="18.9215" calcext:value-type="float">
            <text:p>18.9215</text:p>
          </table:table-cell>
          <table:table-cell office:value-type="float" office:value="1.912549" calcext:value-type="float">
            <text:p>1.912549</text:p>
          </table:table-cell>
          <table:table-cell office:value-type="float" office:value="0.0894202" calcext:value-type="float">
            <text:p>0.0894202</text:p>
          </table:table-cell>
          <table:table-cell office:value-type="float" office:value="0.06250529" calcext:value-type="float">
            <text:p>0.06250529</text:p>
          </table:table-cell>
          <table:table-cell office:value-type="float" office:value="0.04742966" calcext:value-type="float">
            <text:p>0.04742966</text:p>
          </table:table-cell>
          <table:table-cell office:value-type="float" office:value="0.04891567" calcext:value-type="float">
            <text:p>0.04891567</text:p>
          </table:table-cell>
          <table:table-cell office:value-type="float" office:value="0.0188812" calcext:value-type="float">
            <text:p>0.0188812</text:p>
          </table:table-cell>
          <table:table-cell office:value-type="float" office:value="0.01242946" calcext:value-type="float">
            <text:p>0.01242946</text:p>
          </table:table-cell>
          <table:table-cell office:value-type="float" office:value="0.02381299" calcext:value-type="float">
            <text:p>0.02381299</text:p>
          </table:table-cell>
          <table:table-cell office:value-type="float" office:value="0.02007136" calcext:value-type="float">
            <text:p>0.02007136</text:p>
          </table:table-cell>
          <table:table-cell office:value-type="float" office:value="0.01837603" calcext:value-type="float">
            <text:p>0.01837603</text:p>
          </table:table-cell>
          <table:table-cell office:value-type="float" office:value="0.0182663" calcext:value-type="float">
            <text:p>0.0182663</text:p>
          </table:table-cell>
          <table:table-cell office:value-type="float" office:value="0.02367416" calcext:value-type="float">
            <text:p>0.02367416</text:p>
          </table:table-cell>
          <table:table-cell office:value-type="float" office:value="0.005576059" calcext:value-type="float">
            <text:p>0.005576059</text:p>
          </table:table-cell>
          <table:table-cell office:value-type="float" office:value="0.005716146" calcext:value-type="float">
            <text:p>0.005716146</text:p>
          </table:table-cell>
          <table:table-cell office:value-type="float" office:value="0" calcext:value-type="float">
            <text:p>0</text:p>
          </table:table-cell>
          <table:table-cell office:value-type="float" office:value="11.02143" calcext:value-type="float">
            <text:p>11.02143</text:p>
          </table:table-cell>
          <table:table-cell office:value-type="float" office:value="15.52693" calcext:value-type="float">
            <text:p>15.52693</text:p>
          </table:table-cell>
          <table:table-cell office:value-type="float" office:value="16.65031" calcext:value-type="float">
            <text:p>16.65031</text:p>
          </table:table-cell>
          <table:table-cell office:value-type="float" office:value="15.44178" calcext:value-type="float">
            <text:p>15.44178</text:p>
          </table:table-cell>
          <table:table-cell office:value-type="float" office:value="13.4451" calcext:value-type="float">
            <text:p>13.4451</text:p>
          </table:table-cell>
          <table:table-cell office:value-type="float" office:value="4.918442" calcext:value-type="float">
            <text:p>4.918442</text:p>
          </table:table-cell>
          <table:table-cell office:value-type="float" office:value="2.222502" calcext:value-type="float">
            <text:p>2.222502</text:p>
          </table:table-cell>
          <table:table-cell office:value-type="float" office:value="2.358049" calcext:value-type="float">
            <text:p>2.358049</text:p>
          </table:table-cell>
          <table:table-cell office:value-type="float" office:value="1.797214" calcext:value-type="float">
            <text:p>1.797214</text:p>
          </table:table-cell>
          <table:table-cell office:value-type="float" office:value="0.9058481" calcext:value-type="float">
            <text:p>0.9058481</text:p>
          </table:table-cell>
          <table:table-cell office:value-type="float" office:value="0.4058409" calcext:value-type="float">
            <text:p>0.4058409</text:p>
          </table:table-cell>
          <table:table-cell office:value-type="float" office:value="0.4061685" calcext:value-type="float">
            <text:p>0.4061685</text:p>
          </table:table-cell>
          <table:table-cell office:value-type="float" office:value="0.3291463" calcext:value-type="float">
            <text:p>0.3291463</text:p>
          </table:table-cell>
          <table:table-cell office:value-type="float" office:value="0.3487298" calcext:value-type="float">
            <text:p>0.3487298</text:p>
          </table:table-cell>
          <table:table-cell office:value-type="float" office:value="0" calcext:value-type="float">
            <text:p>0</text:p>
          </table:table-cell>
          <table:table-cell office:value-type="float" office:value="3548.97" calcext:value-type="float">
            <text:p>3548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1541" calcext:value-type="float">
            <text:p>2.051541</text:p>
          </table:table-cell>
          <table:table-cell office:value-type="float" office:value="0" calcext:value-type="float">
            <text:p>0</text:p>
          </table:table-cell>
          <table:table-cell office:value-type="float" office:value="-0.08497042" calcext:value-type="float">
            <text:p>-0.084970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26.5597" calcext:value-type="float">
            <text:p>26.5597</text:p>
          </table:table-cell>
          <table:table-cell office:value-type="float" office:value="1097.547" calcext:value-type="float">
            <text:p>1097.547</text:p>
          </table:table-cell>
          <table:table-cell office:value-type="float" office:value="0" calcext:value-type="float">
            <text:p>0</text:p>
          </table:table-cell>
          <table:table-cell office:value-type="float" office:value="-0.00114881" calcext:value-type="float">
            <text:p>-0.00114881</text:p>
          </table:table-cell>
          <table:table-cell office:value-type="float" office:value="2.777967" calcext:value-type="float">
            <text:p>2.777967</text:p>
          </table:table-cell>
          <table:table-cell office:value-type="float" office:value="7.084277" calcext:value-type="float">
            <text:p>7.084277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4315508" calcext:value-type="float">
            <text:p>0.0004315508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53257" calcext:value-type="float">
            <text:p>0.03653257</text:p>
          </table:table-cell>
          <table:table-cell office:value-type="float" office:value="-0.06753871" calcext:value-type="float">
            <text:p>-0.06753871</text:p>
          </table:table-cell>
          <table:table-cell office:value-type="float" office:value="0.001928641" calcext:value-type="float">
            <text:p>0.001928641</text:p>
          </table:table-cell>
          <table:table-cell office:value-type="float" office:value="0.003225611" calcext:value-type="float">
            <text:p>0.003225611</text:p>
          </table:table-cell>
          <table:table-cell office:value-type="float" office:value="18.35127" calcext:value-type="float">
            <text:p>18.35127</text:p>
          </table:table-cell>
          <table:table-cell office:value-type="float" office:value="5.051478" calcext:value-type="float">
            <text:p>5.051478</text:p>
          </table:table-cell>
          <table:table-cell office:value-type="float" office:value="0.09769544" calcext:value-type="float">
            <text:p>0.09769544</text:p>
          </table:table-cell>
          <table:table-cell office:value-type="float" office:value="0.0685286" calcext:value-type="float">
            <text:p>0.0685286</text:p>
          </table:table-cell>
          <table:table-cell office:value-type="float" office:value="0.04731846" calcext:value-type="float">
            <text:p>0.04731846</text:p>
          </table:table-cell>
          <table:table-cell office:value-type="float" office:value="0.04871164" calcext:value-type="float">
            <text:p>0.04871164</text:p>
          </table:table-cell>
          <table:table-cell office:value-type="float" office:value="0.01893055" calcext:value-type="float">
            <text:p>0.01893055</text:p>
          </table:table-cell>
          <table:table-cell office:value-type="float" office:value="0.01240342" calcext:value-type="float">
            <text:p>0.01240342</text:p>
          </table:table-cell>
          <table:table-cell office:value-type="float" office:value="0.02384894" calcext:value-type="float">
            <text:p>0.02384894</text:p>
          </table:table-cell>
          <table:table-cell office:value-type="float" office:value="0.02010586" calcext:value-type="float">
            <text:p>0.02010586</text:p>
          </table:table-cell>
          <table:table-cell office:value-type="float" office:value="0.01835997" calcext:value-type="float">
            <text:p>0.01835997</text:p>
          </table:table-cell>
          <table:table-cell office:value-type="float" office:value="0.01822766" calcext:value-type="float">
            <text:p>0.01822766</text:p>
          </table:table-cell>
          <table:table-cell office:value-type="float" office:value="0.02357497" calcext:value-type="float">
            <text:p>0.02357497</text:p>
          </table:table-cell>
          <table:table-cell office:value-type="float" office:value="0.005575493" calcext:value-type="float">
            <text:p>0.005575493</text:p>
          </table:table-cell>
          <table:table-cell office:value-type="float" office:value="0.00571456" calcext:value-type="float">
            <text:p>0.00571456</text:p>
          </table:table-cell>
          <table:table-cell office:value-type="float" office:value="0" calcext:value-type="float">
            <text:p>0</text:p>
          </table:table-cell>
          <table:table-cell office:value-type="float" office:value="12.0331" calcext:value-type="float">
            <text:p>12.0331</text:p>
          </table:table-cell>
          <table:table-cell office:value-type="float" office:value="16.80662" calcext:value-type="float">
            <text:p>16.80662</text:p>
          </table:table-cell>
          <table:table-cell office:value-type="float" office:value="17.17227" calcext:value-type="float">
            <text:p>17.17227</text:p>
          </table:table-cell>
          <table:table-cell office:value-type="float" office:value="15.68077" calcext:value-type="float">
            <text:p>15.68077</text:p>
          </table:table-cell>
          <table:table-cell office:value-type="float" office:value="13.62089" calcext:value-type="float">
            <text:p>13.62089</text:p>
          </table:table-cell>
          <table:table-cell office:value-type="float" office:value="4.948319" calcext:value-type="float">
            <text:p>4.948319</text:p>
          </table:table-cell>
          <table:table-cell office:value-type="float" office:value="2.244209" calcext:value-type="float">
            <text:p>2.244209</text:p>
          </table:table-cell>
          <table:table-cell office:value-type="float" office:value="2.365907" calcext:value-type="float">
            <text:p>2.365907</text:p>
          </table:table-cell>
          <table:table-cell office:value-type="float" office:value="1.806251" calcext:value-type="float">
            <text:p>1.806251</text:p>
          </table:table-cell>
          <table:table-cell office:value-type="float" office:value="0.9104731" calcext:value-type="float">
            <text:p>0.9104731</text:p>
          </table:table-cell>
          <table:table-cell office:value-type="float" office:value="0.4074808" calcext:value-type="float">
            <text:p>0.4074808</text:p>
          </table:table-cell>
          <table:table-cell office:value-type="float" office:value="0.407294" calcext:value-type="float">
            <text:p>0.407294</text:p>
          </table:table-cell>
          <table:table-cell office:value-type="float" office:value="0.3293399" calcext:value-type="float">
            <text:p>0.3293399</text:p>
          </table:table-cell>
          <table:table-cell office:value-type="float" office:value="0.3487325" calcext:value-type="float">
            <text:p>0.3487325</text:p>
          </table:table-cell>
          <table:table-cell office:value-type="float" office:value="0" calcext:value-type="float">
            <text:p>0</text:p>
          </table:table-cell>
          <table:table-cell office:value-type="float" office:value="3890.175" calcext:value-type="float">
            <text:p>3890.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4653" calcext:value-type="float">
            <text:p>2.404653</text:p>
          </table:table-cell>
          <table:table-cell office:value-type="float" office:value="0" calcext:value-type="float">
            <text:p>0</text:p>
          </table:table-cell>
          <table:table-cell office:value-type="float" office:value="-0.08500998" calcext:value-type="float">
            <text:p>-0.085009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26.50533" calcext:value-type="float">
            <text:p>26.50533</text:p>
          </table:table-cell>
          <table:table-cell office:value-type="float" office:value="1097.57" calcext:value-type="float">
            <text:p>1097.57</text:p>
          </table:table-cell>
          <table:table-cell office:value-type="float" office:value="0" calcext:value-type="float">
            <text:p>0</text:p>
          </table:table-cell>
          <table:table-cell office:value-type="float" office:value="-0.00557633" calcext:value-type="float">
            <text:p>-0.00557633</text:p>
          </table:table-cell>
          <table:table-cell office:value-type="float" office:value="2.686808" calcext:value-type="float">
            <text:p>2.686808</text:p>
          </table:table-cell>
          <table:table-cell office:value-type="float" office:value="7.194682" calcext:value-type="float">
            <text:p>7.194682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4439919" calcext:value-type="float">
            <text:p>0.0004439919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535" calcext:value-type="float">
            <text:p>0.036535</text:p>
          </table:table-cell>
          <table:table-cell office:value-type="float" office:value="-0.06892791" calcext:value-type="float">
            <text:p>-0.06892791</text:p>
          </table:table-cell>
          <table:table-cell office:value-type="float" office:value="0.001918853" calcext:value-type="float">
            <text:p>0.001918853</text:p>
          </table:table-cell>
          <table:table-cell office:value-type="float" office:value="0.003240132" calcext:value-type="float">
            <text:p>0.003240132</text:p>
          </table:table-cell>
          <table:table-cell office:value-type="float" office:value="18.63319" calcext:value-type="float">
            <text:p>18.63319</text:p>
          </table:table-cell>
          <table:table-cell office:value-type="float" office:value="2.611895" calcext:value-type="float">
            <text:p>2.611895</text:p>
          </table:table-cell>
          <table:table-cell office:value-type="float" office:value="0.08157962" calcext:value-type="float">
            <text:p>0.08157962</text:p>
          </table:table-cell>
          <table:table-cell office:value-type="float" office:value="0.06335718" calcext:value-type="float">
            <text:p>0.06335718</text:p>
          </table:table-cell>
          <table:table-cell office:value-type="float" office:value="0.04654774" calcext:value-type="float">
            <text:p>0.04654774</text:p>
          </table:table-cell>
          <table:table-cell office:value-type="float" office:value="0.04822356" calcext:value-type="float">
            <text:p>0.04822356</text:p>
          </table:table-cell>
          <table:table-cell office:value-type="float" office:value="0.01883115" calcext:value-type="float">
            <text:p>0.01883115</text:p>
          </table:table-cell>
          <table:table-cell office:value-type="float" office:value="0.01234438" calcext:value-type="float">
            <text:p>0.01234438</text:p>
          </table:table-cell>
          <table:table-cell office:value-type="float" office:value="0.02386863" calcext:value-type="float">
            <text:p>0.02386863</text:p>
          </table:table-cell>
          <table:table-cell office:value-type="float" office:value="0.02013812" calcext:value-type="float">
            <text:p>0.02013812</text:p>
          </table:table-cell>
          <table:table-cell office:value-type="float" office:value="0.01834662" calcext:value-type="float">
            <text:p>0.01834662</text:p>
          </table:table-cell>
          <table:table-cell office:value-type="float" office:value="0.01818973" calcext:value-type="float">
            <text:p>0.01818973</text:p>
          </table:table-cell>
          <table:table-cell office:value-type="float" office:value="0.02347627" calcext:value-type="float">
            <text:p>0.02347627</text:p>
          </table:table-cell>
          <table:table-cell office:value-type="float" office:value="0.005574815" calcext:value-type="float">
            <text:p>0.005574815</text:p>
          </table:table-cell>
          <table:table-cell office:value-type="float" office:value="0.005712942" calcext:value-type="float">
            <text:p>0.005712942</text:p>
          </table:table-cell>
          <table:table-cell office:value-type="float" office:value="0" calcext:value-type="float">
            <text:p>0</text:p>
          </table:table-cell>
          <table:table-cell office:value-type="float" office:value="18.95458" calcext:value-type="float">
            <text:p>18.95458</text:p>
          </table:table-cell>
          <table:table-cell office:value-type="float" office:value="17.22219" calcext:value-type="float">
            <text:p>17.22219</text:p>
          </table:table-cell>
          <table:table-cell office:value-type="float" office:value="17.33461" calcext:value-type="float">
            <text:p>17.33461</text:p>
          </table:table-cell>
          <table:table-cell office:value-type="float" office:value="15.79102" calcext:value-type="float">
            <text:p>15.79102</text:p>
          </table:table-cell>
          <table:table-cell office:value-type="float" office:value="13.78119" calcext:value-type="float">
            <text:p>13.78119</text:p>
          </table:table-cell>
          <table:table-cell office:value-type="float" office:value="4.979549" calcext:value-type="float">
            <text:p>4.979549</text:p>
          </table:table-cell>
          <table:table-cell office:value-type="float" office:value="2.271866" calcext:value-type="float">
            <text:p>2.271866</text:p>
          </table:table-cell>
          <table:table-cell office:value-type="float" office:value="2.374896" calcext:value-type="float">
            <text:p>2.374896</text:p>
          </table:table-cell>
          <table:table-cell office:value-type="float" office:value="1.814855" calcext:value-type="float">
            <text:p>1.814855</text:p>
          </table:table-cell>
          <table:table-cell office:value-type="float" office:value="0.9153495" calcext:value-type="float">
            <text:p>0.9153495</text:p>
          </table:table-cell>
          <table:table-cell office:value-type="float" office:value="0.4092014" calcext:value-type="float">
            <text:p>0.4092014</text:p>
          </table:table-cell>
          <table:table-cell office:value-type="float" office:value="0.4084408" calcext:value-type="float">
            <text:p>0.4084408</text:p>
          </table:table-cell>
          <table:table-cell office:value-type="float" office:value="0.329524" calcext:value-type="float">
            <text:p>0.329524</text:p>
          </table:table-cell>
          <table:table-cell office:value-type="float" office:value="0.3487352" calcext:value-type="float">
            <text:p>0.3487352</text:p>
          </table:table-cell>
          <table:table-cell office:value-type="float" office:value="0" calcext:value-type="float">
            <text:p>0</text:p>
          </table:table-cell>
          <table:table-cell office:value-type="float" office:value="3836.177" calcext:value-type="float">
            <text:p>3836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652" calcext:value-type="float">
            <text:p>2.42652</text:p>
          </table:table-cell>
          <table:table-cell office:value-type="float" office:value="0" calcext:value-type="float">
            <text:p>0</text:p>
          </table:table-cell>
          <table:table-cell office:value-type="float" office:value="-0.08516306" calcext:value-type="float">
            <text:p>-0.085163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26.49083" calcext:value-type="float">
            <text:p>26.49083</text:p>
          </table:table-cell>
          <table:table-cell office:value-type="float" office:value="1097.632" calcext:value-type="float">
            <text:p>1097.632</text:p>
          </table:table-cell>
          <table:table-cell office:value-type="float" office:value="0" calcext:value-type="float">
            <text:p>0</text:p>
          </table:table-cell>
          <table:table-cell office:value-type="float" office:value="-0.02772728" calcext:value-type="float">
            <text:p>-0.02772728</text:p>
          </table:table-cell>
          <table:table-cell office:value-type="float" office:value="2.600774" calcext:value-type="float">
            <text:p>2.600774</text:p>
          </table:table-cell>
          <table:table-cell office:value-type="float" office:value="7.201284" calcext:value-type="float">
            <text:p>7.201284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4564383" calcext:value-type="float">
            <text:p>0.0004564383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54101" calcext:value-type="float">
            <text:p>0.03654101</text:p>
          </table:table-cell>
          <table:table-cell office:value-type="float" office:value="-0.06996962" calcext:value-type="float">
            <text:p>-0.06996962</text:p>
          </table:table-cell>
          <table:table-cell office:value-type="float" office:value="0.001912173" calcext:value-type="float">
            <text:p>0.001912173</text:p>
          </table:table-cell>
          <table:table-cell office:value-type="float" office:value="0.003308233" calcext:value-type="float">
            <text:p>0.003308233</text:p>
          </table:table-cell>
          <table:table-cell office:value-type="float" office:value="19.09662" calcext:value-type="float">
            <text:p>19.09662</text:p>
          </table:table-cell>
          <table:table-cell office:value-type="float" office:value="1.805693" calcext:value-type="float">
            <text:p>1.805693</text:p>
          </table:table-cell>
          <table:table-cell office:value-type="float" office:value="0.07770322" calcext:value-type="float">
            <text:p>0.07770322</text:p>
          </table:table-cell>
          <table:table-cell office:value-type="float" office:value="0.06282609" calcext:value-type="float">
            <text:p>0.06282609</text:p>
          </table:table-cell>
          <table:table-cell office:value-type="float" office:value="0.04559374" calcext:value-type="float">
            <text:p>0.04559374</text:p>
          </table:table-cell>
          <table:table-cell office:value-type="float" office:value="0.04772279" calcext:value-type="float">
            <text:p>0.04772279</text:p>
          </table:table-cell>
          <table:table-cell office:value-type="float" office:value="0.01854052" calcext:value-type="float">
            <text:p>0.01854052</text:p>
          </table:table-cell>
          <table:table-cell office:value-type="float" office:value="0.01236553" calcext:value-type="float">
            <text:p>0.01236553</text:p>
          </table:table-cell>
          <table:table-cell office:value-type="float" office:value="0.02390191" calcext:value-type="float">
            <text:p>0.02390191</text:p>
          </table:table-cell>
          <table:table-cell office:value-type="float" office:value="0.02016897" calcext:value-type="float">
            <text:p>0.02016897</text:p>
          </table:table-cell>
          <table:table-cell office:value-type="float" office:value="0.01833475" calcext:value-type="float">
            <text:p>0.01833475</text:p>
          </table:table-cell>
          <table:table-cell office:value-type="float" office:value="0.01815237" calcext:value-type="float">
            <text:p>0.01815237</text:p>
          </table:table-cell>
          <table:table-cell office:value-type="float" office:value="0.02337852" calcext:value-type="float">
            <text:p>0.02337852</text:p>
          </table:table-cell>
          <table:table-cell office:value-type="float" office:value="0.005574151" calcext:value-type="float">
            <text:p>0.005574151</text:p>
          </table:table-cell>
          <table:table-cell office:value-type="float" office:value="0.005711298" calcext:value-type="float">
            <text:p>0.005711298</text:p>
          </table:table-cell>
          <table:table-cell office:value-type="float" office:value="0" calcext:value-type="float">
            <text:p>0</text:p>
          </table:table-cell>
          <table:table-cell office:value-type="float" office:value="11.03497" calcext:value-type="float">
            <text:p>11.03497</text:p>
          </table:table-cell>
          <table:table-cell office:value-type="float" office:value="16.52727" calcext:value-type="float">
            <text:p>16.52727</text:p>
          </table:table-cell>
          <table:table-cell office:value-type="float" office:value="17.09404" calcext:value-type="float">
            <text:p>17.09404</text:p>
          </table:table-cell>
          <table:table-cell office:value-type="float" office:value="15.66115" calcext:value-type="float">
            <text:p>15.66115</text:p>
          </table:table-cell>
          <table:table-cell office:value-type="float" office:value="13.74863" calcext:value-type="float">
            <text:p>13.74863</text:p>
          </table:table-cell>
          <table:table-cell office:value-type="float" office:value="4.961959" calcext:value-type="float">
            <text:p>4.961959</text:p>
          </table:table-cell>
          <table:table-cell office:value-type="float" office:value="2.294692" calcext:value-type="float">
            <text:p>2.294692</text:p>
          </table:table-cell>
          <table:table-cell office:value-type="float" office:value="2.384846" calcext:value-type="float">
            <text:p>2.384846</text:p>
          </table:table-cell>
          <table:table-cell office:value-type="float" office:value="1.822838" calcext:value-type="float">
            <text:p>1.822838</text:p>
          </table:table-cell>
          <table:table-cell office:value-type="float" office:value="0.920124" calcext:value-type="float">
            <text:p>0.920124</text:p>
          </table:table-cell>
          <table:table-cell office:value-type="float" office:value="0.4110453" calcext:value-type="float">
            <text:p>0.4110453</text:p>
          </table:table-cell>
          <table:table-cell office:value-type="float" office:value="0.4096479" calcext:value-type="float">
            <text:p>0.4096479</text:p>
          </table:table-cell>
          <table:table-cell office:value-type="float" office:value="0.3297073" calcext:value-type="float">
            <text:p>0.3297073</text:p>
          </table:table-cell>
          <table:table-cell office:value-type="float" office:value="0.3487378" calcext:value-type="float">
            <text:p>0.3487378</text:p>
          </table:table-cell>
          <table:table-cell office:value-type="float" office:value="0" calcext:value-type="float">
            <text:p>0</text:p>
          </table:table-cell>
          <table:table-cell office:value-type="float" office:value="3790.37" calcext:value-type="float">
            <text:p>379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0071" calcext:value-type="float">
            <text:p>2.370071</text:p>
          </table:table-cell>
          <table:table-cell office:value-type="float" office:value="0" calcext:value-type="float">
            <text:p>0</text:p>
          </table:table-cell>
          <table:table-cell office:value-type="float" office:value="-0.08519722" calcext:value-type="float">
            <text:p>-0.085197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26.11106" calcext:value-type="float">
            <text:p>26.11106</text:p>
          </table:table-cell>
          <table:table-cell office:value-type="float" office:value="1097.725" calcext:value-type="float">
            <text:p>1097.725</text:p>
          </table:table-cell>
          <table:table-cell office:value-type="float" office:value="0" calcext:value-type="float">
            <text:p>0</text:p>
          </table:table-cell>
          <table:table-cell office:value-type="float" office:value="-0.08425305" calcext:value-type="float">
            <text:p>-0.08425305</text:p>
          </table:table-cell>
          <table:table-cell office:value-type="float" office:value="2.776084" calcext:value-type="float">
            <text:p>2.776084</text:p>
          </table:table-cell>
          <table:table-cell office:value-type="float" office:value="7.247167" calcext:value-type="float">
            <text:p>7.247167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4688903" calcext:value-type="float">
            <text:p>0.0004688903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55071" calcext:value-type="float">
            <text:p>0.03655071</text:p>
          </table:table-cell>
          <table:table-cell office:value-type="float" office:value="-0.07089087" calcext:value-type="float">
            <text:p>-0.07089087</text:p>
          </table:table-cell>
          <table:table-cell office:value-type="float" office:value="0.001864849" calcext:value-type="float">
            <text:p>0.001864849</text:p>
          </table:table-cell>
          <table:table-cell office:value-type="float" office:value="0.003340905" calcext:value-type="float">
            <text:p>0.003340905</text:p>
          </table:table-cell>
          <table:table-cell office:value-type="float" office:value="18.78227" calcext:value-type="float">
            <text:p>18.78227</text:p>
          </table:table-cell>
          <table:table-cell office:value-type="float" office:value="1.348093" calcext:value-type="float">
            <text:p>1.348093</text:p>
          </table:table-cell>
          <table:table-cell office:value-type="float" office:value="0.08865616" calcext:value-type="float">
            <text:p>0.08865616</text:p>
          </table:table-cell>
          <table:table-cell office:value-type="float" office:value="0.07223565" calcext:value-type="float">
            <text:p>0.07223565</text:p>
          </table:table-cell>
          <table:table-cell office:value-type="float" office:value="0.04508788" calcext:value-type="float">
            <text:p>0.04508788</text:p>
          </table:table-cell>
          <table:table-cell office:value-type="float" office:value="0.04691882" calcext:value-type="float">
            <text:p>0.04691882</text:p>
          </table:table-cell>
          <table:table-cell office:value-type="float" office:value="0.01806184" calcext:value-type="float">
            <text:p>0.01806184</text:p>
          </table:table-cell>
          <table:table-cell office:value-type="float" office:value="0.0122687" calcext:value-type="float">
            <text:p>0.0122687</text:p>
          </table:table-cell>
          <table:table-cell office:value-type="float" office:value="0.0239342" calcext:value-type="float">
            <text:p>0.0239342</text:p>
          </table:table-cell>
          <table:table-cell office:value-type="float" office:value="0.02020109" calcext:value-type="float">
            <text:p>0.02020109</text:p>
          </table:table-cell>
          <table:table-cell office:value-type="float" office:value="0.0183247" calcext:value-type="float">
            <text:p>0.0183247</text:p>
          </table:table-cell>
          <table:table-cell office:value-type="float" office:value="0.01811572" calcext:value-type="float">
            <text:p>0.01811572</text:p>
          </table:table-cell>
          <table:table-cell office:value-type="float" office:value="0.02328127" calcext:value-type="float">
            <text:p>0.02328127</text:p>
          </table:table-cell>
          <table:table-cell office:value-type="float" office:value="0.005573547" calcext:value-type="float">
            <text:p>0.005573547</text:p>
          </table:table-cell>
          <table:table-cell office:value-type="float" office:value="0.005709626" calcext:value-type="float">
            <text:p>0.005709626</text:p>
          </table:table-cell>
          <table:table-cell office:value-type="float" office:value="0" calcext:value-type="float">
            <text:p>0</text:p>
          </table:table-cell>
          <table:table-cell office:value-type="float" office:value="10.76648" calcext:value-type="float">
            <text:p>10.76648</text:p>
          </table:table-cell>
          <table:table-cell office:value-type="float" office:value="17.26263" calcext:value-type="float">
            <text:p>17.26263</text:p>
          </table:table-cell>
          <table:table-cell office:value-type="float" office:value="16.83387" calcext:value-type="float">
            <text:p>16.83387</text:p>
          </table:table-cell>
          <table:table-cell office:value-type="float" office:value="15.27386" calcext:value-type="float">
            <text:p>15.27386</text:p>
          </table:table-cell>
          <table:table-cell office:value-type="float" office:value="13.49675" calcext:value-type="float">
            <text:p>13.49675</text:p>
          </table:table-cell>
          <table:table-cell office:value-type="float" office:value="4.862983" calcext:value-type="float">
            <text:p>4.862983</text:p>
          </table:table-cell>
          <table:table-cell office:value-type="float" office:value="2.307127" calcext:value-type="float">
            <text:p>2.307127</text:p>
          </table:table-cell>
          <table:table-cell office:value-type="float" office:value="2.394583" calcext:value-type="float">
            <text:p>2.394583</text:p>
          </table:table-cell>
          <table:table-cell office:value-type="float" office:value="1.830319" calcext:value-type="float">
            <text:p>1.830319</text:p>
          </table:table-cell>
          <table:table-cell office:value-type="float" office:value="0.9248572" calcext:value-type="float">
            <text:p>0.9248572</text:p>
          </table:table-cell>
          <table:table-cell office:value-type="float" office:value="0.4129571" calcext:value-type="float">
            <text:p>0.4129571</text:p>
          </table:table-cell>
          <table:table-cell office:value-type="float" office:value="0.4108584" calcext:value-type="float">
            <text:p>0.4108584</text:p>
          </table:table-cell>
          <table:table-cell office:value-type="float" office:value="0.3298972" calcext:value-type="float">
            <text:p>0.3298972</text:p>
          </table:table-cell>
          <table:table-cell office:value-type="float" office:value="0.3487406" calcext:value-type="float">
            <text:p>0.3487406</text:p>
          </table:table-cell>
          <table:table-cell office:value-type="float" office:value="0" calcext:value-type="float">
            <text:p>0</text:p>
          </table:table-cell>
          <table:table-cell office:value-type="float" office:value="4125.517" calcext:value-type="float">
            <text:p>4125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48633" calcext:value-type="float">
            <text:p>2.648633</text:p>
          </table:table-cell>
          <table:table-cell office:value-type="float" office:value="0" calcext:value-type="float">
            <text:p>0</text:p>
          </table:table-cell>
          <table:table-cell office:value-type="float" office:value="-0.08524602" calcext:value-type="float">
            <text:p>-0.085246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25.79818" calcext:value-type="float">
            <text:p>25.79818</text:p>
          </table:table-cell>
          <table:table-cell office:value-type="float" office:value="1097.738" calcext:value-type="float">
            <text:p>1097.738</text:p>
          </table:table-cell>
          <table:table-cell office:value-type="float" office:value="0" calcext:value-type="float">
            <text:p>0</text:p>
          </table:table-cell>
          <table:table-cell office:value-type="float" office:value="-0.1655202" calcext:value-type="float">
            <text:p>-0.1655202</text:p>
          </table:table-cell>
          <table:table-cell office:value-type="float" office:value="2.946633" calcext:value-type="float">
            <text:p>2.946633</text:p>
          </table:table-cell>
          <table:table-cell office:value-type="float" office:value="7.285661" calcext:value-type="float">
            <text:p>7.285661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4813479" calcext:value-type="float">
            <text:p>0.0004813479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5641" calcext:value-type="float">
            <text:p>0.0365641</text:p>
          </table:table-cell>
          <table:table-cell office:value-type="float" office:value="-0.07128225" calcext:value-type="float">
            <text:p>-0.07128225</text:p>
          </table:table-cell>
          <table:table-cell office:value-type="float" office:value="0.00183746" calcext:value-type="float">
            <text:p>0.00183746</text:p>
          </table:table-cell>
          <table:table-cell office:value-type="float" office:value="0.00334094" calcext:value-type="float">
            <text:p>0.00334094</text:p>
          </table:table-cell>
          <table:table-cell office:value-type="float" office:value="18.3909" calcext:value-type="float">
            <text:p>18.3909</text:p>
          </table:table-cell>
          <table:table-cell office:value-type="float" office:value="1.692247" calcext:value-type="float">
            <text:p>1.692247</text:p>
          </table:table-cell>
          <table:table-cell office:value-type="float" office:value="0.09155023" calcext:value-type="float">
            <text:p>0.09155023</text:p>
          </table:table-cell>
          <table:table-cell office:value-type="float" office:value="0.07527552" calcext:value-type="float">
            <text:p>0.07527552</text:p>
          </table:table-cell>
          <table:table-cell office:value-type="float" office:value="0.04475019" calcext:value-type="float">
            <text:p>0.04475019</text:p>
          </table:table-cell>
          <table:table-cell office:value-type="float" office:value="0.04583836" calcext:value-type="float">
            <text:p>0.04583836</text:p>
          </table:table-cell>
          <table:table-cell office:value-type="float" office:value="0.01769366" calcext:value-type="float">
            <text:p>0.01769366</text:p>
          </table:table-cell>
          <table:table-cell office:value-type="float" office:value="0.011962" calcext:value-type="float">
            <text:p>0.011962</text:p>
          </table:table-cell>
          <table:table-cell office:value-type="float" office:value="0.0239369" calcext:value-type="float">
            <text:p>0.0239369</text:p>
          </table:table-cell>
          <table:table-cell office:value-type="float" office:value="0.02023046" calcext:value-type="float">
            <text:p>0.02023046</text:p>
          </table:table-cell>
          <table:table-cell office:value-type="float" office:value="0.0183164" calcext:value-type="float">
            <text:p>0.0183164</text:p>
          </table:table-cell>
          <table:table-cell office:value-type="float" office:value="0.01807978" calcext:value-type="float">
            <text:p>0.01807978</text:p>
          </table:table-cell>
          <table:table-cell office:value-type="float" office:value="0.02318465" calcext:value-type="float">
            <text:p>0.02318465</text:p>
          </table:table-cell>
          <table:table-cell office:value-type="float" office:value="0.005572987" calcext:value-type="float">
            <text:p>0.005572987</text:p>
          </table:table-cell>
          <table:table-cell office:value-type="float" office:value="0.005707964" calcext:value-type="float">
            <text:p>0.005707964</text:p>
          </table:table-cell>
          <table:table-cell office:value-type="float" office:value="0" calcext:value-type="float">
            <text:p>0</text:p>
          </table:table-cell>
          <table:table-cell office:value-type="float" office:value="14.25436" calcext:value-type="float">
            <text:p>14.25436</text:p>
          </table:table-cell>
          <table:table-cell office:value-type="float" office:value="18.46805" calcext:value-type="float">
            <text:p>18.46805</text:p>
          </table:table-cell>
          <table:table-cell office:value-type="float" office:value="16.82815" calcext:value-type="float">
            <text:p>16.82815</text:p>
          </table:table-cell>
          <table:table-cell office:value-type="float" office:value="15.02061" calcext:value-type="float">
            <text:p>15.02061</text:p>
          </table:table-cell>
          <table:table-cell office:value-type="float" office:value="13.17469" calcext:value-type="float">
            <text:p>13.17469</text:p>
          </table:table-cell>
          <table:table-cell office:value-type="float" office:value="4.741723" calcext:value-type="float">
            <text:p>4.741723</text:p>
          </table:table-cell>
          <table:table-cell office:value-type="float" office:value="2.294924" calcext:value-type="float">
            <text:p>2.294924</text:p>
          </table:table-cell>
          <table:table-cell office:value-type="float" office:value="2.403814" calcext:value-type="float">
            <text:p>2.403814</text:p>
          </table:table-cell>
          <table:table-cell office:value-type="float" office:value="1.837339" calcext:value-type="float">
            <text:p>1.837339</text:p>
          </table:table-cell>
          <table:table-cell office:value-type="float" office:value="0.9295287" calcext:value-type="float">
            <text:p>0.9295287</text:p>
          </table:table-cell>
          <table:table-cell office:value-type="float" office:value="0.4149202" calcext:value-type="float">
            <text:p>0.4149202</text:p>
          </table:table-cell>
          <table:table-cell office:value-type="float" office:value="0.4120768" calcext:value-type="float">
            <text:p>0.4120768</text:p>
          </table:table-cell>
          <table:table-cell office:value-type="float" office:value="0.3300938" calcext:value-type="float">
            <text:p>0.3300938</text:p>
          </table:table-cell>
          <table:table-cell office:value-type="float" office:value="0.3487434" calcext:value-type="float">
            <text:p>0.3487434</text:p>
          </table:table-cell>
          <table:table-cell office:value-type="float" office:value="0" calcext:value-type="float">
            <text:p>0</text:p>
          </table:table-cell>
          <table:table-cell office:value-type="float" office:value="4400.432" calcext:value-type="float">
            <text:p>4400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9309" calcext:value-type="float">
            <text:p>2.939309</text:p>
          </table:table-cell>
          <table:table-cell office:value-type="float" office:value="0" calcext:value-type="float">
            <text:p>0</text:p>
          </table:table-cell>
          <table:table-cell office:value-type="float" office:value="-0.08528093" calcext:value-type="float">
            <text:p>-0.0852809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25.57977" calcext:value-type="float">
            <text:p>25.57977</text:p>
          </table:table-cell>
          <table:table-cell office:value-type="float" office:value="1097.72" calcext:value-type="float">
            <text:p>1097.72</text:p>
          </table:table-cell>
          <table:table-cell office:value-type="float" office:value="0" calcext:value-type="float">
            <text:p>0</text:p>
          </table:table-cell>
          <table:table-cell office:value-type="float" office:value="-0.2516495" calcext:value-type="float">
            <text:p>-0.2516495</text:p>
          </table:table-cell>
          <table:table-cell office:value-type="float" office:value="3.065039" calcext:value-type="float">
            <text:p>3.065039</text:p>
          </table:table-cell>
          <table:table-cell office:value-type="float" office:value="7.308856" calcext:value-type="float">
            <text:p>7.308856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4938117" calcext:value-type="float">
            <text:p>0.0004938117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58121" calcext:value-type="float">
            <text:p>0.03658121</text:p>
          </table:table-cell>
          <table:table-cell office:value-type="float" office:value="-0.07163062" calcext:value-type="float">
            <text:p>-0.07163062</text:p>
          </table:table-cell>
          <table:table-cell office:value-type="float" office:value="0.001817467" calcext:value-type="float">
            <text:p>0.001817467</text:p>
          </table:table-cell>
          <table:table-cell office:value-type="float" office:value="0.003340984" calcext:value-type="float">
            <text:p>0.003340984</text:p>
          </table:table-cell>
          <table:table-cell office:value-type="float" office:value="18.11795" calcext:value-type="float">
            <text:p>18.11795</text:p>
          </table:table-cell>
          <table:table-cell office:value-type="float" office:value="3.938934" calcext:value-type="float">
            <text:p>3.938934</text:p>
          </table:table-cell>
          <table:table-cell office:value-type="float" office:value="0.09746408" calcext:value-type="float">
            <text:p>0.09746408</text:p>
          </table:table-cell>
          <table:table-cell office:value-type="float" office:value="0.07807215" calcext:value-type="float">
            <text:p>0.07807215</text:p>
          </table:table-cell>
          <table:table-cell office:value-type="float" office:value="0.04530507" calcext:value-type="float">
            <text:p>0.04530507</text:p>
          </table:table-cell>
          <table:table-cell office:value-type="float" office:value="0.04536296" calcext:value-type="float">
            <text:p>0.04536296</text:p>
          </table:table-cell>
          <table:table-cell office:value-type="float" office:value="0.01750107" calcext:value-type="float">
            <text:p>0.01750107</text:p>
          </table:table-cell>
          <table:table-cell office:value-type="float" office:value="0.01179486" calcext:value-type="float">
            <text:p>0.01179486</text:p>
          </table:table-cell>
          <table:table-cell office:value-type="float" office:value="0.02391874" calcext:value-type="float">
            <text:p>0.02391874</text:p>
          </table:table-cell>
          <table:table-cell office:value-type="float" office:value="0.02025532" calcext:value-type="float">
            <text:p>0.02025532</text:p>
          </table:table-cell>
          <table:table-cell office:value-type="float" office:value="0.01830947" calcext:value-type="float">
            <text:p>0.01830947</text:p>
          </table:table-cell>
          <table:table-cell office:value-type="float" office:value="0.01804452" calcext:value-type="float">
            <text:p>0.01804452</text:p>
          </table:table-cell>
          <table:table-cell office:value-type="float" office:value="0.02308871" calcext:value-type="float">
            <text:p>0.02308871</text:p>
          </table:table-cell>
          <table:table-cell office:value-type="float" office:value="0.005572457" calcext:value-type="float">
            <text:p>0.005572457</text:p>
          </table:table-cell>
          <table:table-cell office:value-type="float" office:value="0.005706277" calcext:value-type="float">
            <text:p>0.005706277</text:p>
          </table:table-cell>
          <table:table-cell office:value-type="float" office:value="0" calcext:value-type="float">
            <text:p>0</text:p>
          </table:table-cell>
          <table:table-cell office:value-type="float" office:value="16.23007" calcext:value-type="float">
            <text:p>16.23007</text:p>
          </table:table-cell>
          <table:table-cell office:value-type="float" office:value="19.81468" calcext:value-type="float">
            <text:p>19.81468</text:p>
          </table:table-cell>
          <table:table-cell office:value-type="float" office:value="17.01552" calcext:value-type="float">
            <text:p>17.01552</text:p>
          </table:table-cell>
          <table:table-cell office:value-type="float" office:value="14.88217" calcext:value-type="float">
            <text:p>14.88217</text:p>
          </table:table-cell>
          <table:table-cell office:value-type="float" office:value="12.92589" calcext:value-type="float">
            <text:p>12.92589</text:p>
          </table:table-cell>
          <table:table-cell office:value-type="float" office:value="4.604192" calcext:value-type="float">
            <text:p>4.604192</text:p>
          </table:table-cell>
          <table:table-cell office:value-type="float" office:value="2.273245" calcext:value-type="float">
            <text:p>2.273245</text:p>
          </table:table-cell>
          <table:table-cell office:value-type="float" office:value="2.410311" calcext:value-type="float">
            <text:p>2.410311</text:p>
          </table:table-cell>
          <table:table-cell office:value-type="float" office:value="1.843914" calcext:value-type="float">
            <text:p>1.843914</text:p>
          </table:table-cell>
          <table:table-cell office:value-type="float" office:value="0.9341243" calcext:value-type="float">
            <text:p>0.9341243</text:p>
          </table:table-cell>
          <table:table-cell office:value-type="float" office:value="0.4169225" calcext:value-type="float">
            <text:p>0.4169225</text:p>
          </table:table-cell>
          <table:table-cell office:value-type="float" office:value="0.4133047" calcext:value-type="float">
            <text:p>0.4133047</text:p>
          </table:table-cell>
          <table:table-cell office:value-type="float" office:value="0.3302937" calcext:value-type="float">
            <text:p>0.3302937</text:p>
          </table:table-cell>
          <table:table-cell office:value-type="float" office:value="0.3487462" calcext:value-type="float">
            <text:p>0.3487462</text:p>
          </table:table-cell>
          <table:table-cell office:value-type="float" office:value="0" calcext:value-type="float">
            <text:p>0</text:p>
          </table:table-cell>
          <table:table-cell office:value-type="float" office:value="4555.879" calcext:value-type="float">
            <text:p>4555.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67326" calcext:value-type="float">
            <text:p>3.167326</text:p>
          </table:table-cell>
          <table:table-cell office:value-type="float" office:value="0" calcext:value-type="float">
            <text:p>0</text:p>
          </table:table-cell>
          <table:table-cell office:value-type="float" office:value="-0.08531639" calcext:value-type="float">
            <text:p>-0.0853163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25.40383" calcext:value-type="float">
            <text:p>25.40383</text:p>
          </table:table-cell>
          <table:table-cell office:value-type="float" office:value="1097.692" calcext:value-type="float">
            <text:p>1097.692</text:p>
          </table:table-cell>
          <table:table-cell office:value-type="float" office:value="0" calcext:value-type="float">
            <text:p>0</text:p>
          </table:table-cell>
          <table:table-cell office:value-type="float" office:value="-0.345687" calcext:value-type="float">
            <text:p>-0.345687</text:p>
          </table:table-cell>
          <table:table-cell office:value-type="float" office:value="3.146244" calcext:value-type="float">
            <text:p>3.146244</text:p>
          </table:table-cell>
          <table:table-cell office:value-type="float" office:value="7.328708" calcext:value-type="float">
            <text:p>7.328708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5062805" calcext:value-type="float">
            <text:p>0.0005062805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60195" calcext:value-type="float">
            <text:p>0.03660195</text:p>
          </table:table-cell>
          <table:table-cell office:value-type="float" office:value="-0.07198748" calcext:value-type="float">
            <text:p>-0.07198748</text:p>
          </table:table-cell>
          <table:table-cell office:value-type="float" office:value="0.001794207" calcext:value-type="float">
            <text:p>0.001794207</text:p>
          </table:table-cell>
          <table:table-cell office:value-type="float" office:value="0.003341034" calcext:value-type="float">
            <text:p>0.003341034</text:p>
          </table:table-cell>
          <table:table-cell office:value-type="float" office:value="17.91867" calcext:value-type="float">
            <text:p>17.91867</text:p>
          </table:table-cell>
          <table:table-cell office:value-type="float" office:value="6.056746" calcext:value-type="float">
            <text:p>6.056746</text:p>
          </table:table-cell>
          <table:table-cell office:value-type="float" office:value="0.1049094" calcext:value-type="float">
            <text:p>0.1049094</text:p>
          </table:table-cell>
          <table:table-cell office:value-type="float" office:value="0.08204002" calcext:value-type="float">
            <text:p>0.08204002</text:p>
          </table:table-cell>
          <table:table-cell office:value-type="float" office:value="0.04656051" calcext:value-type="float">
            <text:p>0.04656051</text:p>
          </table:table-cell>
          <table:table-cell office:value-type="float" office:value="0.045835" calcext:value-type="float">
            <text:p>0.045835</text:p>
          </table:table-cell>
          <table:table-cell office:value-type="float" office:value="0.01748851" calcext:value-type="float">
            <text:p>0.01748851</text:p>
          </table:table-cell>
          <table:table-cell office:value-type="float" office:value="0.01173939" calcext:value-type="float">
            <text:p>0.01173939</text:p>
          </table:table-cell>
          <table:table-cell office:value-type="float" office:value="0.02389687" calcext:value-type="float">
            <text:p>0.02389687</text:p>
          </table:table-cell>
          <table:table-cell office:value-type="float" office:value="0.02027671" calcext:value-type="float">
            <text:p>0.02027671</text:p>
          </table:table-cell>
          <table:table-cell office:value-type="float" office:value="0.01830446" calcext:value-type="float">
            <text:p>0.01830446</text:p>
          </table:table-cell>
          <table:table-cell office:value-type="float" office:value="0.01800987" calcext:value-type="float">
            <text:p>0.01800987</text:p>
          </table:table-cell>
          <table:table-cell office:value-type="float" office:value="0.02299344" calcext:value-type="float">
            <text:p>0.02299344</text:p>
          </table:table-cell>
          <table:table-cell office:value-type="float" office:value="0.005571945" calcext:value-type="float">
            <text:p>0.005571945</text:p>
          </table:table-cell>
          <table:table-cell office:value-type="float" office:value="0.005704588" calcext:value-type="float">
            <text:p>0.005704588</text:p>
          </table:table-cell>
          <table:table-cell office:value-type="float" office:value="0" calcext:value-type="float">
            <text:p>0</text:p>
          </table:table-cell>
          <table:table-cell office:value-type="float" office:value="18.0795" calcext:value-type="float">
            <text:p>18.0795</text:p>
          </table:table-cell>
          <table:table-cell office:value-type="float" office:value="21.20803" calcext:value-type="float">
            <text:p>21.20803</text:p>
          </table:table-cell>
          <table:table-cell office:value-type="float" office:value="17.11862" calcext:value-type="float">
            <text:p>17.11862</text:p>
          </table:table-cell>
          <table:table-cell office:value-type="float" office:value="14.80177" calcext:value-type="float">
            <text:p>14.80177</text:p>
          </table:table-cell>
          <table:table-cell office:value-type="float" office:value="12.78139" calcext:value-type="float">
            <text:p>12.78139</text:p>
          </table:table-cell>
          <table:table-cell office:value-type="float" office:value="4.485247" calcext:value-type="float">
            <text:p>4.485247</text:p>
          </table:table-cell>
          <table:table-cell office:value-type="float" office:value="2.257778" calcext:value-type="float">
            <text:p>2.257778</text:p>
          </table:table-cell>
          <table:table-cell office:value-type="float" office:value="2.414614" calcext:value-type="float">
            <text:p>2.414614</text:p>
          </table:table-cell>
          <table:table-cell office:value-type="float" office:value="1.850038" calcext:value-type="float">
            <text:p>1.850038</text:p>
          </table:table-cell>
          <table:table-cell office:value-type="float" office:value="0.9386299" calcext:value-type="float">
            <text:p>0.9386299</text:p>
          </table:table-cell>
          <table:table-cell office:value-type="float" office:value="0.4189526" calcext:value-type="float">
            <text:p>0.4189526</text:p>
          </table:table-cell>
          <table:table-cell office:value-type="float" office:value="0.4145436" calcext:value-type="float">
            <text:p>0.4145436</text:p>
          </table:table-cell>
          <table:table-cell office:value-type="float" office:value="0.3304961" calcext:value-type="float">
            <text:p>0.3304961</text:p>
          </table:table-cell>
          <table:table-cell office:value-type="float" office:value="0.3487489" calcext:value-type="float">
            <text:p>0.3487489</text:p>
          </table:table-cell>
          <table:table-cell office:value-type="float" office:value="0" calcext:value-type="float">
            <text:p>0</text:p>
          </table:table-cell>
          <table:table-cell office:value-type="float" office:value="4653.526" calcext:value-type="float">
            <text:p>4653.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62698" calcext:value-type="float">
            <text:p>3.362698</text:p>
          </table:table-cell>
          <table:table-cell office:value-type="float" office:value="0" calcext:value-type="float">
            <text:p>0</text:p>
          </table:table-cell>
          <table:table-cell office:value-type="float" office:value="-0.08535367" calcext:value-type="float">
            <text:p>-0.085353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25.2356" calcext:value-type="float">
            <text:p>25.2356</text:p>
          </table:table-cell>
          <table:table-cell office:value-type="float" office:value="1097.656" calcext:value-type="float">
            <text:p>1097.656</text:p>
          </table:table-cell>
          <table:table-cell office:value-type="float" office:value="0" calcext:value-type="float">
            <text:p>0</text:p>
          </table:table-cell>
          <table:table-cell office:value-type="float" office:value="-0.4470252" calcext:value-type="float">
            <text:p>-0.4470252</text:p>
          </table:table-cell>
          <table:table-cell office:value-type="float" office:value="3.213326" calcext:value-type="float">
            <text:p>3.213326</text:p>
          </table:table-cell>
          <table:table-cell office:value-type="float" office:value="7.355072" calcext:value-type="float">
            <text:p>7.355072</text:p>
          </table:table-cell>
          <table:table-cell office:value-type="float" office:value="0.295341" calcext:value-type="float">
            <text:p>0.295341</text:p>
          </table:table-cell>
          <table:table-cell office:value-type="float" office:value="0.0005187547" calcext:value-type="float">
            <text:p>0.0005187547</text:p>
          </table:table-cell>
          <table:table-cell office:value-type="float" office:value="0.2809992" calcext:value-type="float">
            <text:p>0.2809992</text:p>
          </table:table-cell>
          <table:table-cell office:value-type="float" office:value="0.03662628" calcext:value-type="float">
            <text:p>0.03662628</text:p>
          </table:table-cell>
          <table:table-cell office:value-type="float" office:value="-0.07231472" calcext:value-type="float">
            <text:p>-0.07231472</text:p>
          </table:table-cell>
          <table:table-cell office:value-type="float" office:value="0.001766692" calcext:value-type="float">
            <text:p>0.001766692</text:p>
          </table:table-cell>
          <table:table-cell office:value-type="float" office:value="0.00334109" calcext:value-type="float">
            <text:p>0.00334109</text:p>
          </table:table-cell>
          <table:table-cell office:value-type="float" office:value="17.73958" calcext:value-type="float">
            <text:p>17.73958</text:p>
          </table:table-cell>
          <table:table-cell office:value-type="float" office:value="7.868794" calcext:value-type="float">
            <text:p>7.868794</text:p>
          </table:table-cell>
          <table:table-cell office:value-type="float" office:value="0.1147281" calcext:value-type="float">
            <text:p>0.1147281</text:p>
          </table:table-cell>
          <table:table-cell office:value-type="float" office:value="0.08837037" calcext:value-type="float">
            <text:p>0.08837037</text:p>
          </table:table-cell>
          <table:table-cell office:value-type="float" office:value="0.04968695" calcext:value-type="float">
            <text:p>0.04968695</text:p>
          </table:table-cell>
          <table:table-cell office:value-type="float" office:value="0.04819907" calcext:value-type="float">
            <text:p>0.04819907</text:p>
          </table:table-cell>
          <table:table-cell office:value-type="float" office:value="0.01756526" calcext:value-type="float">
            <text:p>0.01756526</text:p>
          </table:table-cell>
          <table:table-cell office:value-type="float" office:value="0.01170518" calcext:value-type="float">
            <text:p>0.01170518</text:p>
          </table:table-cell>
          <table:table-cell office:value-type="float" office:value="0.0238834" calcext:value-type="float">
            <text:p>0.0238834</text:p>
          </table:table-cell>
          <table:table-cell office:value-type="float" office:value="0.02029211" calcext:value-type="float">
            <text:p>0.02029211</text:p>
          </table:table-cell>
          <table:table-cell office:value-type="float" office:value="0.01830046" calcext:value-type="float">
            <text:p>0.01830046</text:p>
          </table:table-cell>
          <table:table-cell office:value-type="float" office:value="0.01797571" calcext:value-type="float">
            <text:p>0.01797571</text:p>
          </table:table-cell>
          <table:table-cell office:value-type="float" office:value="0.02289887" calcext:value-type="float">
            <text:p>0.02289887</text:p>
          </table:table-cell>
          <table:table-cell office:value-type="float" office:value="0.00557146" calcext:value-type="float">
            <text:p>0.00557146</text:p>
          </table:table-cell>
          <table:table-cell office:value-type="float" office:value="0.005702861" calcext:value-type="float">
            <text:p>0.005702861</text:p>
          </table:table-cell>
          <table:table-cell office:value-type="float" office:value="0" calcext:value-type="float">
            <text:p>0</text:p>
          </table:table-cell>
          <table:table-cell office:value-type="float" office:value="18.70829" calcext:value-type="float">
            <text:p>18.70829</text:p>
          </table:table-cell>
          <table:table-cell office:value-type="float" office:value="22.75031" calcext:value-type="float">
            <text:p>22.75031</text:p>
          </table:table-cell>
          <table:table-cell office:value-type="float" office:value="17.35778" calcext:value-type="float">
            <text:p>17.35778</text:p>
          </table:table-cell>
          <table:table-cell office:value-type="float" office:value="14.72548" calcext:value-type="float">
            <text:p>14.72548</text:p>
          </table:table-cell>
          <table:table-cell office:value-type="float" office:value="12.5799" calcext:value-type="float">
            <text:p>12.5799</text:p>
          </table:table-cell>
          <table:table-cell office:value-type="float" office:value="4.363506" calcext:value-type="float">
            <text:p>4.363506</text:p>
          </table:table-cell>
          <table:table-cell office:value-type="float" office:value="2.24561" calcext:value-type="float">
            <text:p>2.24561</text:p>
          </table:table-cell>
          <table:table-cell office:value-type="float" office:value="2.41858" calcext:value-type="float">
            <text:p>2.41858</text:p>
          </table:table-cell>
          <table:table-cell office:value-type="float" office:value="1.855988" calcext:value-type="float">
            <text:p>1.855988</text:p>
          </table:table-cell>
          <table:table-cell office:value-type="float" office:value="0.9427274" calcext:value-type="float">
            <text:p>0.9427274</text:p>
          </table:table-cell>
          <table:table-cell office:value-type="float" office:value="0.420991" calcext:value-type="float">
            <text:p>0.420991</text:p>
          </table:table-cell>
          <table:table-cell office:value-type="float" office:value="0.4157941" calcext:value-type="float">
            <text:p>0.4157941</text:p>
          </table:table-cell>
          <table:table-cell office:value-type="float" office:value="0.330701" calcext:value-type="float">
            <text:p>0.330701</text:p>
          </table:table-cell>
          <table:table-cell office:value-type="float" office:value="0.3487517" calcext:value-type="float">
            <text:p>0.3487517</text:p>
          </table:table-cell>
          <table:table-cell office:value-type="float" office:value="0" calcext:value-type="float">
            <text:p>0</text:p>
          </table:table-cell>
          <table:table-cell office:value-type="float" office:value="4732.115" calcext:value-type="float">
            <text:p>4732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57662" calcext:value-type="float">
            <text:p>3.557662</text:p>
          </table:table-cell>
          <table:table-cell office:value-type="float" office:value="0" calcext:value-type="float">
            <text:p>0</text:p>
          </table:table-cell>
          <table:table-cell office:value-type="float" office:value="-0.08539951" calcext:value-type="float">
            <text:p>-0.085399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25.14518" calcext:value-type="float">
            <text:p>25.14518</text:p>
          </table:table-cell>
          <table:table-cell office:value-type="float" office:value="1097.606" calcext:value-type="float">
            <text:p>1097.606</text:p>
          </table:table-cell>
          <table:table-cell office:value-type="float" office:value="0" calcext:value-type="float">
            <text:p>0</text:p>
          </table:table-cell>
          <table:table-cell office:value-type="float" office:value="-0.5420039" calcext:value-type="float">
            <text:p>-0.5420039</text:p>
          </table:table-cell>
          <table:table-cell office:value-type="float" office:value="3.032679" calcext:value-type="float">
            <text:p>3.032679</text:p>
          </table:table-cell>
          <table:table-cell office:value-type="float" office:value="7.464148" calcext:value-type="float">
            <text:p>7.464148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5450319" calcext:value-type="float">
            <text:p>0.0005450319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879371" calcext:value-type="float">
            <text:p>0.03879371</text:p>
          </table:table-cell>
          <table:table-cell office:value-type="float" office:value="-0.07429159" calcext:value-type="float">
            <text:p>-0.07429159</text:p>
          </table:table-cell>
          <table:table-cell office:value-type="float" office:value="0.001752055" calcext:value-type="float">
            <text:p>0.001752055</text:p>
          </table:table-cell>
          <table:table-cell office:value-type="float" office:value="0.003347235" calcext:value-type="float">
            <text:p>0.003347235</text:p>
          </table:table-cell>
          <table:table-cell office:value-type="float" office:value="17.71781" calcext:value-type="float">
            <text:p>17.71781</text:p>
          </table:table-cell>
          <table:table-cell office:value-type="float" office:value="8.442359" calcext:value-type="float">
            <text:p>8.442359</text:p>
          </table:table-cell>
          <table:table-cell office:value-type="float" office:value="1.74364" calcext:value-type="float">
            <text:p>1.74364</text:p>
          </table:table-cell>
          <table:table-cell office:value-type="float" office:value="0.8639333" calcext:value-type="float">
            <text:p>0.8639333</text:p>
          </table:table-cell>
          <table:table-cell office:value-type="float" office:value="0.3489391" calcext:value-type="float">
            <text:p>0.3489391</text:p>
          </table:table-cell>
          <table:table-cell office:value-type="float" office:value="0.1565849" calcext:value-type="float">
            <text:p>0.1565849</text:p>
          </table:table-cell>
          <table:table-cell office:value-type="float" office:value="0.03136319" calcext:value-type="float">
            <text:p>0.03136319</text:p>
          </table:table-cell>
          <table:table-cell office:value-type="float" office:value="0.01502906" calcext:value-type="float">
            <text:p>0.01502906</text:p>
          </table:table-cell>
          <table:table-cell office:value-type="float" office:value="0.02413084" calcext:value-type="float">
            <text:p>0.02413084</text:p>
          </table:table-cell>
          <table:table-cell office:value-type="float" office:value="0.02029779" calcext:value-type="float">
            <text:p>0.02029779</text:p>
          </table:table-cell>
          <table:table-cell office:value-type="float" office:value="0.01829778" calcext:value-type="float">
            <text:p>0.01829778</text:p>
          </table:table-cell>
          <table:table-cell office:value-type="float" office:value="0.0179422" calcext:value-type="float">
            <text:p>0.0179422</text:p>
          </table:table-cell>
          <table:table-cell office:value-type="float" office:value="0.02280339" calcext:value-type="float">
            <text:p>0.02280339</text:p>
          </table:table-cell>
          <table:table-cell office:value-type="float" office:value="0.005565804" calcext:value-type="float">
            <text:p>0.005565804</text:p>
          </table:table-cell>
          <table:table-cell office:value-type="float" office:value="0.005700796" calcext:value-type="float">
            <text:p>0.005700796</text:p>
          </table:table-cell>
          <table:table-cell office:value-type="float" office:value="0" calcext:value-type="float">
            <text:p>0</text:p>
          </table:table-cell>
          <table:table-cell office:value-type="float" office:value="1.943563" calcext:value-type="float">
            <text:p>1.943563</text:p>
          </table:table-cell>
          <table:table-cell office:value-type="float" office:value="8.564986" calcext:value-type="float">
            <text:p>8.564986</text:p>
          </table:table-cell>
          <table:table-cell office:value-type="float" office:value="16.31938" calcext:value-type="float">
            <text:p>16.31938</text:p>
          </table:table-cell>
          <table:table-cell office:value-type="float" office:value="19.21614" calcext:value-type="float">
            <text:p>19.21614</text:p>
          </table:table-cell>
          <table:table-cell office:value-type="float" office:value="18.6445" calcext:value-type="float">
            <text:p>18.6445</text:p>
          </table:table-cell>
          <table:table-cell office:value-type="float" office:value="8.648679" calcext:value-type="float">
            <text:p>8.648679</text:p>
          </table:table-cell>
          <table:table-cell office:value-type="float" office:value="3.719613" calcext:value-type="float">
            <text:p>3.719613</text:p>
          </table:table-cell>
          <table:table-cell office:value-type="float" office:value="2.545544" calcext:value-type="float">
            <text:p>2.545544</text:p>
          </table:table-cell>
          <table:table-cell office:value-type="float" office:value="1.862739" calcext:value-type="float">
            <text:p>1.862739</text:p>
          </table:table-cell>
          <table:table-cell office:value-type="float" office:value="0.9467835" calcext:value-type="float">
            <text:p>0.9467835</text:p>
          </table:table-cell>
          <table:table-cell office:value-type="float" office:value="0.4230213" calcext:value-type="float">
            <text:p>0.4230213</text:p>
          </table:table-cell>
          <table:table-cell office:value-type="float" office:value="0.4169674" calcext:value-type="float">
            <text:p>0.4169674</text:p>
          </table:table-cell>
          <table:table-cell office:value-type="float" office:value="0.329162" calcext:value-type="float">
            <text:p>0.329162</text:p>
          </table:table-cell>
          <table:table-cell office:value-type="float" office:value="0.3487548" calcext:value-type="float">
            <text:p>0.3487548</text:p>
          </table:table-cell>
          <table:table-cell office:value-type="float" office:value="0" calcext:value-type="float">
            <text:p>0</text:p>
          </table:table-cell>
          <table:table-cell office:value-type="float" office:value="4261.246" calcext:value-type="float">
            <text:p>4261.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1048" calcext:value-type="float">
            <text:p>3.661048</text:p>
          </table:table-cell>
          <table:table-cell office:value-type="float" office:value="0" calcext:value-type="float">
            <text:p>0</text:p>
          </table:table-cell>
          <table:table-cell office:value-type="float" office:value="-0.1291262" calcext:value-type="float">
            <text:p>-0.12912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25.09053" calcext:value-type="float">
            <text:p>25.09053</text:p>
          </table:table-cell>
          <table:table-cell office:value-type="float" office:value="1097.626" calcext:value-type="float">
            <text:p>1097.626</text:p>
          </table:table-cell>
          <table:table-cell office:value-type="float" office:value="0" calcext:value-type="float">
            <text:p>0</text:p>
          </table:table-cell>
          <table:table-cell office:value-type="float" office:value="-0.6453655" calcext:value-type="float">
            <text:p>-0.6453655</text:p>
          </table:table-cell>
          <table:table-cell office:value-type="float" office:value="2.854231" calcext:value-type="float">
            <text:p>2.854231</text:p>
          </table:table-cell>
          <table:table-cell office:value-type="float" office:value="7.540401" calcext:value-type="float">
            <text:p>7.540401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5574158" calcext:value-type="float">
            <text:p>0.0005574158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87699" calcext:value-type="float">
            <text:p>0.0387699</text:p>
          </table:table-cell>
          <table:table-cell office:value-type="float" office:value="-0.08288183" calcext:value-type="float">
            <text:p>-0.08288183</text:p>
          </table:table-cell>
          <table:table-cell office:value-type="float" office:value="0.001737939" calcext:value-type="float">
            <text:p>0.001737939</text:p>
          </table:table-cell>
          <table:table-cell office:value-type="float" office:value="0.003367614" calcext:value-type="float">
            <text:p>0.003367614</text:p>
          </table:table-cell>
          <table:table-cell office:value-type="float" office:value="17.95438" calcext:value-type="float">
            <text:p>17.95438</text:p>
          </table:table-cell>
          <table:table-cell office:value-type="float" office:value="5.672118" calcext:value-type="float">
            <text:p>5.672118</text:p>
          </table:table-cell>
          <table:table-cell office:value-type="float" office:value="0.5865716" calcext:value-type="float">
            <text:p>0.5865716</text:p>
          </table:table-cell>
          <table:table-cell office:value-type="float" office:value="0.2824165" calcext:value-type="float">
            <text:p>0.2824165</text:p>
          </table:table-cell>
          <table:table-cell office:value-type="float" office:value="0.1161866" calcext:value-type="float">
            <text:p>0.1161866</text:p>
          </table:table-cell>
          <table:table-cell office:value-type="float" office:value="0.07078768" calcext:value-type="float">
            <text:p>0.07078768</text:p>
          </table:table-cell>
          <table:table-cell office:value-type="float" office:value="0.02142041" calcext:value-type="float">
            <text:p>0.02142041</text:p>
          </table:table-cell>
          <table:table-cell office:value-type="float" office:value="0.01388551" calcext:value-type="float">
            <text:p>0.01388551</text:p>
          </table:table-cell>
          <table:table-cell office:value-type="float" office:value="0.02464272" calcext:value-type="float">
            <text:p>0.02464272</text:p>
          </table:table-cell>
          <table:table-cell office:value-type="float" office:value="0.02035419" calcext:value-type="float">
            <text:p>0.02035419</text:p>
          </table:table-cell>
          <table:table-cell office:value-type="float" office:value="0.01829866" calcext:value-type="float">
            <text:p>0.01829866</text:p>
          </table:table-cell>
          <table:table-cell office:value-type="float" office:value="0.01790945" calcext:value-type="float">
            <text:p>0.01790945</text:p>
          </table:table-cell>
          <table:table-cell office:value-type="float" office:value="0.02270856" calcext:value-type="float">
            <text:p>0.02270856</text:p>
          </table:table-cell>
          <table:table-cell office:value-type="float" office:value="0.00556703" calcext:value-type="float">
            <text:p>0.00556703</text:p>
          </table:table-cell>
          <table:table-cell office:value-type="float" office:value="0.005699007" calcext:value-type="float">
            <text:p>0.005699007</text:p>
          </table:table-cell>
          <table:table-cell office:value-type="float" office:value="0" calcext:value-type="float">
            <text:p>0</text:p>
          </table:table-cell>
          <table:table-cell office:value-type="float" office:value="5.33055" calcext:value-type="float">
            <text:p>5.33055</text:p>
          </table:table-cell>
          <table:table-cell office:value-type="float" office:value="10.15576" calcext:value-type="float">
            <text:p>10.15576</text:p>
          </table:table-cell>
          <table:table-cell office:value-type="float" office:value="15.35168" calcext:value-type="float">
            <text:p>15.35168</text:p>
          </table:table-cell>
          <table:table-cell office:value-type="float" office:value="17.51554" calcext:value-type="float">
            <text:p>17.51554</text:p>
          </table:table-cell>
          <table:table-cell office:value-type="float" office:value="16.59854" calcext:value-type="float">
            <text:p>16.59854</text:p>
          </table:table-cell>
          <table:table-cell office:value-type="float" office:value="7.554938" calcext:value-type="float">
            <text:p>7.554938</text:p>
          </table:table-cell>
          <table:table-cell office:value-type="float" office:value="4.705206" calcext:value-type="float">
            <text:p>4.705206</text:p>
          </table:table-cell>
          <table:table-cell office:value-type="float" office:value="2.921347" calcext:value-type="float">
            <text:p>2.921347</text:p>
          </table:table-cell>
          <table:table-cell office:value-type="float" office:value="1.897349" calcext:value-type="float">
            <text:p>1.897349</text:p>
          </table:table-cell>
          <table:table-cell office:value-type="float" office:value="0.9522871" calcext:value-type="float">
            <text:p>0.9522871</text:p>
          </table:table-cell>
          <table:table-cell office:value-type="float" office:value="0.4252798" calcext:value-type="float">
            <text:p>0.4252798</text:p>
          </table:table-cell>
          <table:table-cell office:value-type="float" office:value="0.4181171" calcext:value-type="float">
            <text:p>0.4181171</text:p>
          </table:table-cell>
          <table:table-cell office:value-type="float" office:value="0.3296047" calcext:value-type="float">
            <text:p>0.3296047</text:p>
          </table:table-cell>
          <table:table-cell office:value-type="float" office:value="0.3487574" calcext:value-type="float">
            <text:p>0.3487574</text:p>
          </table:table-cell>
          <table:table-cell office:value-type="float" office:value="0" calcext:value-type="float">
            <text:p>0</text:p>
          </table:table-cell>
          <table:table-cell office:value-type="float" office:value="4209.99" calcext:value-type="float">
            <text:p>420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7333" calcext:value-type="float">
            <text:p>3.687333</text:p>
          </table:table-cell>
          <table:table-cell office:value-type="float" office:value="0" calcext:value-type="float">
            <text:p>0</text:p>
          </table:table-cell>
          <table:table-cell office:value-type="float" office:value="-0.1506384" calcext:value-type="float">
            <text:p>-0.15063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25.05258" calcext:value-type="float">
            <text:p>25.05258</text:p>
          </table:table-cell>
          <table:table-cell office:value-type="float" office:value="1097.676" calcext:value-type="float">
            <text:p>1097.676</text:p>
          </table:table-cell>
          <table:table-cell office:value-type="float" office:value="0" calcext:value-type="float">
            <text:p>0</text:p>
          </table:table-cell>
          <table:table-cell office:value-type="float" office:value="-0.8032161" calcext:value-type="float">
            <text:p>-0.8032161</text:p>
          </table:table-cell>
          <table:table-cell office:value-type="float" office:value="2.739864" calcext:value-type="float">
            <text:p>2.739864</text:p>
          </table:table-cell>
          <table:table-cell office:value-type="float" office:value="7.471685" calcext:value-type="float">
            <text:p>7.471685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5698148" calcext:value-type="float">
            <text:p>0.0005698148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87558" calcext:value-type="float">
            <text:p>0.0387558</text:p>
          </table:table-cell>
          <table:table-cell office:value-type="float" office:value="-0.08575174" calcext:value-type="float">
            <text:p>-0.08575174</text:p>
          </table:table-cell>
          <table:table-cell office:value-type="float" office:value="0.00172695" calcext:value-type="float">
            <text:p>0.00172695</text:p>
          </table:table-cell>
          <table:table-cell office:value-type="float" office:value="0.003424112" calcext:value-type="float">
            <text:p>0.003424112</text:p>
          </table:table-cell>
          <table:table-cell office:value-type="float" office:value="18.37247" calcext:value-type="float">
            <text:p>18.37247</text:p>
          </table:table-cell>
          <table:table-cell office:value-type="float" office:value="3.156618" calcext:value-type="float">
            <text:p>3.156618</text:p>
          </table:table-cell>
          <table:table-cell office:value-type="float" office:value="0.3764465" calcext:value-type="float">
            <text:p>0.3764465</text:p>
          </table:table-cell>
          <table:table-cell office:value-type="float" office:value="0.1873024" calcext:value-type="float">
            <text:p>0.1873024</text:p>
          </table:table-cell>
          <table:table-cell office:value-type="float" office:value="0.08213168" calcext:value-type="float">
            <text:p>0.08213168</text:p>
          </table:table-cell>
          <table:table-cell office:value-type="float" office:value="0.0582835" calcext:value-type="float">
            <text:p>0.0582835</text:p>
          </table:table-cell>
          <table:table-cell office:value-type="float" office:value="0.01967291" calcext:value-type="float">
            <text:p>0.01967291</text:p>
          </table:table-cell>
          <table:table-cell office:value-type="float" office:value="0.01350423" calcext:value-type="float">
            <text:p>0.01350423</text:p>
          </table:table-cell>
          <table:table-cell office:value-type="float" office:value="0.02485743" calcext:value-type="float">
            <text:p>0.02485743</text:p>
          </table:table-cell>
          <table:table-cell office:value-type="float" office:value="0.02045615" calcext:value-type="float">
            <text:p>0.02045615</text:p>
          </table:table-cell>
          <table:table-cell office:value-type="float" office:value="0.01830817" calcext:value-type="float">
            <text:p>0.01830817</text:p>
          </table:table-cell>
          <table:table-cell office:value-type="float" office:value="0.01787812" calcext:value-type="float">
            <text:p>0.01787812</text:p>
          </table:table-cell>
          <table:table-cell office:value-type="float" office:value="0.0226149" calcext:value-type="float">
            <text:p>0.0226149</text:p>
          </table:table-cell>
          <table:table-cell office:value-type="float" office:value="0.005567732" calcext:value-type="float">
            <text:p>0.005567732</text:p>
          </table:table-cell>
          <table:table-cell office:value-type="float" office:value="0.005697197" calcext:value-type="float">
            <text:p>0.005697197</text:p>
          </table:table-cell>
          <table:table-cell office:value-type="float" office:value="0" calcext:value-type="float">
            <text:p>0</text:p>
          </table:table-cell>
          <table:table-cell office:value-type="float" office:value="6.747429" calcext:value-type="float">
            <text:p>6.747429</text:p>
          </table:table-cell>
          <table:table-cell office:value-type="float" office:value="10.90686" calcext:value-type="float">
            <text:p>10.90686</text:p>
          </table:table-cell>
          <table:table-cell office:value-type="float" office:value="14.12516" calcext:value-type="float">
            <text:p>14.12516</text:p>
          </table:table-cell>
          <table:table-cell office:value-type="float" office:value="15.85219" calcext:value-type="float">
            <text:p>15.85219</text:p>
          </table:table-cell>
          <table:table-cell office:value-type="float" office:value="14.87757" calcext:value-type="float">
            <text:p>14.87757</text:p>
          </table:table-cell>
          <table:table-cell office:value-type="float" office:value="7.006619" calcext:value-type="float">
            <text:p>7.006619</text:p>
          </table:table-cell>
          <table:table-cell office:value-type="float" office:value="4.70024" calcext:value-type="float">
            <text:p>4.70024</text:p>
          </table:table-cell>
          <table:table-cell office:value-type="float" office:value="2.96239" calcext:value-type="float">
            <text:p>2.96239</text:p>
          </table:table-cell>
          <table:table-cell office:value-type="float" office:value="1.951702" calcext:value-type="float">
            <text:p>1.951702</text:p>
          </table:table-cell>
          <table:table-cell office:value-type="float" office:value="0.9614384" calcext:value-type="float">
            <text:p>0.9614384</text:p>
          </table:table-cell>
          <table:table-cell office:value-type="float" office:value="0.4278626" calcext:value-type="float">
            <text:p>0.4278626</text:p>
          </table:table-cell>
          <table:table-cell office:value-type="float" office:value="0.4193475" calcext:value-type="float">
            <text:p>0.4193475</text:p>
          </table:table-cell>
          <table:table-cell office:value-type="float" office:value="0.3299937" calcext:value-type="float">
            <text:p>0.3299937</text:p>
          </table:table-cell>
          <table:table-cell office:value-type="float" office:value="0.3487602" calcext:value-type="float">
            <text:p>0.3487602</text:p>
          </table:table-cell>
          <table:table-cell office:value-type="float" office:value="0" calcext:value-type="float">
            <text:p>0</text:p>
          </table:table-cell>
          <table:table-cell office:value-type="float" office:value="4166.354" calcext:value-type="float">
            <text:p>4166.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6463" calcext:value-type="float">
            <text:p>3.666463</text:p>
          </table:table-cell>
          <table:table-cell office:value-type="float" office:value="0" calcext:value-type="float">
            <text:p>0</text:p>
          </table:table-cell>
          <table:table-cell office:value-type="float" office:value="-0.1539258" calcext:value-type="float">
            <text:p>-0.153925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25.02725" calcext:value-type="float">
            <text:p>25.02725</text:p>
          </table:table-cell>
          <table:table-cell office:value-type="float" office:value="1097.759" calcext:value-type="float">
            <text:p>1097.759</text:p>
          </table:table-cell>
          <table:table-cell office:value-type="float" office:value="0" calcext:value-type="float">
            <text:p>0</text:p>
          </table:table-cell>
          <table:table-cell office:value-type="float" office:value="-0.9932594" calcext:value-type="float">
            <text:p>-0.9932594</text:p>
          </table:table-cell>
          <table:table-cell office:value-type="float" office:value="2.583624" calcext:value-type="float">
            <text:p>2.583624</text:p>
          </table:table-cell>
          <table:table-cell office:value-type="float" office:value="7.365636" calcext:value-type="float">
            <text:p>7.365636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5822263" calcext:value-type="float">
            <text:p>0.0005822263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875016" calcext:value-type="float">
            <text:p>0.03875016</text:p>
          </table:table-cell>
          <table:table-cell office:value-type="float" office:value="-0.08979136" calcext:value-type="float">
            <text:p>-0.08979136</text:p>
          </table:table-cell>
          <table:table-cell office:value-type="float" office:value="0.001718149" calcext:value-type="float">
            <text:p>0.001718149</text:p>
          </table:table-cell>
          <table:table-cell office:value-type="float" office:value="0.00349532" calcext:value-type="float">
            <text:p>0.00349532</text:p>
          </table:table-cell>
          <table:table-cell office:value-type="float" office:value="18.84791" calcext:value-type="float">
            <text:p>18.84791</text:p>
          </table:table-cell>
          <table:table-cell office:value-type="float" office:value="2.464027" calcext:value-type="float">
            <text:p>2.464027</text:p>
          </table:table-cell>
          <table:table-cell office:value-type="float" office:value="0.2569335" calcext:value-type="float">
            <text:p>0.2569335</text:p>
          </table:table-cell>
          <table:table-cell office:value-type="float" office:value="0.134653" calcext:value-type="float">
            <text:p>0.134653</text:p>
          </table:table-cell>
          <table:table-cell office:value-type="float" office:value="0.06403639" calcext:value-type="float">
            <text:p>0.06403639</text:p>
          </table:table-cell>
          <table:table-cell office:value-type="float" office:value="0.05174503" calcext:value-type="float">
            <text:p>0.05174503</text:p>
          </table:table-cell>
          <table:table-cell office:value-type="float" office:value="0.01829801" calcext:value-type="float">
            <text:p>0.01829801</text:p>
          </table:table-cell>
          <table:table-cell office:value-type="float" office:value="0.01318572" calcext:value-type="float">
            <text:p>0.01318572</text:p>
          </table:table-cell>
          <table:table-cell office:value-type="float" office:value="0.02491063" calcext:value-type="float">
            <text:p>0.02491063</text:p>
          </table:table-cell>
          <table:table-cell office:value-type="float" office:value="0.02057256" calcext:value-type="float">
            <text:p>0.02057256</text:p>
          </table:table-cell>
          <table:table-cell office:value-type="float" office:value="0.01832733" calcext:value-type="float">
            <text:p>0.01832733</text:p>
          </table:table-cell>
          <table:table-cell office:value-type="float" office:value="0.01784879" calcext:value-type="float">
            <text:p>0.01784879</text:p>
          </table:table-cell>
          <table:table-cell office:value-type="float" office:value="0.02252236" calcext:value-type="float">
            <text:p>0.02252236</text:p>
          </table:table-cell>
          <table:table-cell office:value-type="float" office:value="0.005568134" calcext:value-type="float">
            <text:p>0.005568134</text:p>
          </table:table-cell>
          <table:table-cell office:value-type="float" office:value="0.005695332" calcext:value-type="float">
            <text:p>0.005695332</text:p>
          </table:table-cell>
          <table:table-cell office:value-type="float" office:value="0" calcext:value-type="float">
            <text:p>0</text:p>
          </table:table-cell>
          <table:table-cell office:value-type="float" office:value="7.197285" calcext:value-type="float">
            <text:p>7.197285</text:p>
          </table:table-cell>
          <table:table-cell office:value-type="float" office:value="11.43347" calcext:value-type="float">
            <text:p>11.43347</text:p>
          </table:table-cell>
          <table:table-cell office:value-type="float" office:value="13.50701" calcext:value-type="float">
            <text:p>13.50701</text:p>
          </table:table-cell>
          <table:table-cell office:value-type="float" office:value="14.85251" calcext:value-type="float">
            <text:p>14.85251</text:p>
          </table:table-cell>
          <table:table-cell office:value-type="float" office:value="13.65222" calcext:value-type="float">
            <text:p>13.65222</text:p>
          </table:table-cell>
          <table:table-cell office:value-type="float" office:value="6.456147" calcext:value-type="float">
            <text:p>6.456147</text:p>
          </table:table-cell>
          <table:table-cell office:value-type="float" office:value="4.540713" calcext:value-type="float">
            <text:p>4.540713</text:p>
          </table:table-cell>
          <table:table-cell office:value-type="float" office:value="2.904468" calcext:value-type="float">
            <text:p>2.904468</text:p>
          </table:table-cell>
          <table:table-cell office:value-type="float" office:value="2.002302" calcext:value-type="float">
            <text:p>2.002302</text:p>
          </table:table-cell>
          <table:table-cell office:value-type="float" office:value="0.9741216" calcext:value-type="float">
            <text:p>0.9741216</text:p>
          </table:table-cell>
          <table:table-cell office:value-type="float" office:value="0.4308691" calcext:value-type="float">
            <text:p>0.4308691</text:p>
          </table:table-cell>
          <table:table-cell office:value-type="float" office:value="0.4206454" calcext:value-type="float">
            <text:p>0.4206454</text:p>
          </table:table-cell>
          <table:table-cell office:value-type="float" office:value="0.3303503" calcext:value-type="float">
            <text:p>0.3303503</text:p>
          </table:table-cell>
          <table:table-cell office:value-type="float" office:value="0.3487628" calcext:value-type="float">
            <text:p>0.3487628</text:p>
          </table:table-cell>
          <table:table-cell office:value-type="float" office:value="0" calcext:value-type="float">
            <text:p>0</text:p>
          </table:table-cell>
          <table:table-cell office:value-type="float" office:value="4032.579" calcext:value-type="float">
            <text:p>4032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00231" calcext:value-type="float">
            <text:p>3.600231</text:p>
          </table:table-cell>
          <table:table-cell office:value-type="float" office:value="0" calcext:value-type="float">
            <text:p>0</text:p>
          </table:table-cell>
          <table:table-cell office:value-type="float" office:value="-0.1584072" calcext:value-type="float">
            <text:p>-0.15840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25.00041" calcext:value-type="float">
            <text:p>25.00041</text:p>
          </table:table-cell>
          <table:table-cell office:value-type="float" office:value="1097.848" calcext:value-type="float">
            <text:p>1097.848</text:p>
          </table:table-cell>
          <table:table-cell office:value-type="float" office:value="0" calcext:value-type="float">
            <text:p>0</text:p>
          </table:table-cell>
          <table:table-cell office:value-type="float" office:value="-1.220943" calcext:value-type="float">
            <text:p>-1.220943</text:p>
          </table:table-cell>
          <table:table-cell office:value-type="float" office:value="2.40434" calcext:value-type="float">
            <text:p>2.40434</text:p>
          </table:table-cell>
          <table:table-cell office:value-type="float" office:value="7.246006" calcext:value-type="float">
            <text:p>7.246006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5946493" calcext:value-type="float">
            <text:p>0.0005946493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875194" calcext:value-type="float">
            <text:p>0.03875194</text:p>
          </table:table-cell>
          <table:table-cell office:value-type="float" office:value="-0.09141994" calcext:value-type="float">
            <text:p>-0.09141994</text:p>
          </table:table-cell>
          <table:table-cell office:value-type="float" office:value="0.001714284" calcext:value-type="float">
            <text:p>0.001714284</text:p>
          </table:table-cell>
          <table:table-cell office:value-type="float" office:value="0.003568568" calcext:value-type="float">
            <text:p>0.003568568</text:p>
          </table:table-cell>
          <table:table-cell office:value-type="float" office:value="19.26558" calcext:value-type="float">
            <text:p>19.26558</text:p>
          </table:table-cell>
          <table:table-cell office:value-type="float" office:value="1.659322" calcext:value-type="float">
            <text:p>1.659322</text:p>
          </table:table-cell>
          <table:table-cell office:value-type="float" office:value="0.1782604" calcext:value-type="float">
            <text:p>0.1782604</text:p>
          </table:table-cell>
          <table:table-cell office:value-type="float" office:value="0.1033305" calcext:value-type="float">
            <text:p>0.1033305</text:p>
          </table:table-cell>
          <table:table-cell office:value-type="float" office:value="0.05356121" calcext:value-type="float">
            <text:p>0.05356121</text:p>
          </table:table-cell>
          <table:table-cell office:value-type="float" office:value="0.04722304" calcext:value-type="float">
            <text:p>0.04722304</text:p>
          </table:table-cell>
          <table:table-cell office:value-type="float" office:value="0.01732265" calcext:value-type="float">
            <text:p>0.01732265</text:p>
          </table:table-cell>
          <table:table-cell office:value-type="float" office:value="0.0128709" calcext:value-type="float">
            <text:p>0.0128709</text:p>
          </table:table-cell>
          <table:table-cell office:value-type="float" office:value="0.02490284" calcext:value-type="float">
            <text:p>0.02490284</text:p>
          </table:table-cell>
          <table:table-cell office:value-type="float" office:value="0.02068681" calcext:value-type="float">
            <text:p>0.02068681</text:p>
          </table:table-cell>
          <table:table-cell office:value-type="float" office:value="0.01835466" calcext:value-type="float">
            <text:p>0.01835466</text:p>
          </table:table-cell>
          <table:table-cell office:value-type="float" office:value="0.01782198" calcext:value-type="float">
            <text:p>0.01782198</text:p>
          </table:table-cell>
          <table:table-cell office:value-type="float" office:value="0.02243109" calcext:value-type="float">
            <text:p>0.02243109</text:p>
          </table:table-cell>
          <table:table-cell office:value-type="float" office:value="0.005568423" calcext:value-type="float">
            <text:p>0.005568423</text:p>
          </table:table-cell>
          <table:table-cell office:value-type="float" office:value="0.005693451" calcext:value-type="float">
            <text:p>0.005693451</text:p>
          </table:table-cell>
          <table:table-cell office:value-type="float" office:value="0" calcext:value-type="float">
            <text:p>0</text:p>
          </table:table-cell>
          <table:table-cell office:value-type="float" office:value="7.937292" calcext:value-type="float">
            <text:p>7.937292</text:p>
          </table:table-cell>
          <table:table-cell office:value-type="float" office:value="11.28255" calcext:value-type="float">
            <text:p>11.28255</text:p>
          </table:table-cell>
          <table:table-cell office:value-type="float" office:value="12.70619" calcext:value-type="float">
            <text:p>12.70619</text:p>
          </table:table-cell>
          <table:table-cell office:value-type="float" office:value="13.67741" calcext:value-type="float">
            <text:p>13.67741</text:p>
          </table:table-cell>
          <table:table-cell office:value-type="float" office:value="12.18714" calcext:value-type="float">
            <text:p>12.18714</text:p>
          </table:table-cell>
          <table:table-cell office:value-type="float" office:value="5.807707" calcext:value-type="float">
            <text:p>5.807707</text:p>
          </table:table-cell>
          <table:table-cell office:value-type="float" office:value="4.364281" calcext:value-type="float">
            <text:p>4.364281</text:p>
          </table:table-cell>
          <table:table-cell office:value-type="float" office:value="2.860438" calcext:value-type="float">
            <text:p>2.860438</text:p>
          </table:table-cell>
          <table:table-cell office:value-type="float" office:value="2.040308" calcext:value-type="float">
            <text:p>2.040308</text:p>
          </table:table-cell>
          <table:table-cell office:value-type="float" office:value="0.9890797" calcext:value-type="float">
            <text:p>0.9890797</text:p>
          </table:table-cell>
          <table:table-cell office:value-type="float" office:value="0.4344188" calcext:value-type="float">
            <text:p>0.4344188</text:p>
          </table:table-cell>
          <table:table-cell office:value-type="float" office:value="0.422008" calcext:value-type="float">
            <text:p>0.422008</text:p>
          </table:table-cell>
          <table:table-cell office:value-type="float" office:value="0.3306942" calcext:value-type="float">
            <text:p>0.3306942</text:p>
          </table:table-cell>
          <table:table-cell office:value-type="float" office:value="0.3487655" calcext:value-type="float">
            <text:p>0.3487655</text:p>
          </table:table-cell>
          <table:table-cell office:value-type="float" office:value="0" calcext:value-type="float">
            <text:p>0</text:p>
          </table:table-cell>
          <table:table-cell office:value-type="float" office:value="3851.46" calcext:value-type="float">
            <text:p>385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28793" calcext:value-type="float">
            <text:p>3.528793</text:p>
          </table:table-cell>
          <table:table-cell office:value-type="float" office:value="0" calcext:value-type="float">
            <text:p>0</text:p>
          </table:table-cell>
          <table:table-cell office:value-type="float" office:value="-0.1585367" calcext:value-type="float">
            <text:p>-0.15853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24.93744" calcext:value-type="float">
            <text:p>24.93744</text:p>
          </table:table-cell>
          <table:table-cell office:value-type="float" office:value="1097.921" calcext:value-type="float">
            <text:p>1097.921</text:p>
          </table:table-cell>
          <table:table-cell office:value-type="float" office:value="0" calcext:value-type="float">
            <text:p>0</text:p>
          </table:table-cell>
          <table:table-cell office:value-type="float" office:value="-1.473718" calcext:value-type="float">
            <text:p>-1.473718</text:p>
          </table:table-cell>
          <table:table-cell office:value-type="float" office:value="2.273417" calcext:value-type="float">
            <text:p>2.273417</text:p>
          </table:table-cell>
          <table:table-cell office:value-type="float" office:value="7.105702" calcext:value-type="float">
            <text:p>7.105702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6070831" calcext:value-type="float">
            <text:p>0.0006070831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876084" calcext:value-type="float">
            <text:p>0.03876084</text:p>
          </table:table-cell>
          <table:table-cell office:value-type="float" office:value="-0.09297704" calcext:value-type="float">
            <text:p>-0.09297704</text:p>
          </table:table-cell>
          <table:table-cell office:value-type="float" office:value="0.001712547" calcext:value-type="float">
            <text:p>0.001712547</text:p>
          </table:table-cell>
          <table:table-cell office:value-type="float" office:value="0.003632578" calcext:value-type="float">
            <text:p>0.003632578</text:p>
          </table:table-cell>
          <table:table-cell office:value-type="float" office:value="19.51073" calcext:value-type="float">
            <text:p>19.51073</text:p>
          </table:table-cell>
          <table:table-cell office:value-type="float" office:value="1.140766" calcext:value-type="float">
            <text:p>1.140766</text:p>
          </table:table-cell>
          <table:table-cell office:value-type="float" office:value="0.1334813" calcext:value-type="float">
            <text:p>0.1334813</text:p>
          </table:table-cell>
          <table:table-cell office:value-type="float" office:value="0.0860566" calcext:value-type="float">
            <text:p>0.0860566</text:p>
          </table:table-cell>
          <table:table-cell office:value-type="float" office:value="0.04730286" calcext:value-type="float">
            <text:p>0.04730286</text:p>
          </table:table-cell>
          <table:table-cell office:value-type="float" office:value="0.04428184" calcext:value-type="float">
            <text:p>0.04428184</text:p>
          </table:table-cell>
          <table:table-cell office:value-type="float" office:value="0.01650875" calcext:value-type="float">
            <text:p>0.01650875</text:p>
          </table:table-cell>
          <table:table-cell office:value-type="float" office:value="0.01261713" calcext:value-type="float">
            <text:p>0.01261713</text:p>
          </table:table-cell>
          <table:table-cell office:value-type="float" office:value="0.02489175" calcext:value-type="float">
            <text:p>0.02489175</text:p>
          </table:table-cell>
          <table:table-cell office:value-type="float" office:value="0.02076553" calcext:value-type="float">
            <text:p>0.02076553</text:p>
          </table:table-cell>
          <table:table-cell office:value-type="float" office:value="0.01839093" calcext:value-type="float">
            <text:p>0.01839093</text:p>
          </table:table-cell>
          <table:table-cell office:value-type="float" office:value="0.01779983" calcext:value-type="float">
            <text:p>0.01779983</text:p>
          </table:table-cell>
          <table:table-cell office:value-type="float" office:value="0.02234137" calcext:value-type="float">
            <text:p>0.02234137</text:p>
          </table:table-cell>
          <table:table-cell office:value-type="float" office:value="0.005568756" calcext:value-type="float">
            <text:p>0.005568756</text:p>
          </table:table-cell>
          <table:table-cell office:value-type="float" office:value="0.00569154" calcext:value-type="float">
            <text:p>0.00569154</text:p>
          </table:table-cell>
          <table:table-cell office:value-type="float" office:value="0" calcext:value-type="float">
            <text:p>0</text:p>
          </table:table-cell>
          <table:table-cell office:value-type="float" office:value="7.812026" calcext:value-type="float">
            <text:p>7.812026</text:p>
          </table:table-cell>
          <table:table-cell office:value-type="float" office:value="11.45424" calcext:value-type="float">
            <text:p>11.45424</text:p>
          </table:table-cell>
          <table:table-cell office:value-type="float" office:value="12.00969" calcext:value-type="float">
            <text:p>12.00969</text:p>
          </table:table-cell>
          <table:table-cell office:value-type="float" office:value="12.47487" calcext:value-type="float">
            <text:p>12.47487</text:p>
          </table:table-cell>
          <table:table-cell office:value-type="float" office:value="10.82529" calcext:value-type="float">
            <text:p>10.82529</text:p>
          </table:table-cell>
          <table:table-cell office:value-type="float" office:value="5.154432" calcext:value-type="float">
            <text:p>5.154432</text:p>
          </table:table-cell>
          <table:table-cell office:value-type="float" office:value="4.214839" calcext:value-type="float">
            <text:p>4.214839</text:p>
          </table:table-cell>
          <table:table-cell office:value-type="float" office:value="2.837414" calcext:value-type="float">
            <text:p>2.837414</text:p>
          </table:table-cell>
          <table:table-cell office:value-type="float" office:value="2.049367" calcext:value-type="float">
            <text:p>2.049367</text:p>
          </table:table-cell>
          <table:table-cell office:value-type="float" office:value="1.006891" calcext:value-type="float">
            <text:p>1.006891</text:p>
          </table:table-cell>
          <table:table-cell office:value-type="float" office:value="0.4391685" calcext:value-type="float">
            <text:p>0.4391685</text:p>
          </table:table-cell>
          <table:table-cell office:value-type="float" office:value="0.4234442" calcext:value-type="float">
            <text:p>0.4234442</text:p>
          </table:table-cell>
          <table:table-cell office:value-type="float" office:value="0.3310414" calcext:value-type="float">
            <text:p>0.3310414</text:p>
          </table:table-cell>
          <table:table-cell office:value-type="float" office:value="0.3487681" calcext:value-type="float">
            <text:p>0.3487681</text:p>
          </table:table-cell>
          <table:table-cell office:value-type="float" office:value="0" calcext:value-type="float">
            <text:p>0</text:p>
          </table:table-cell>
          <table:table-cell office:value-type="float" office:value="3718.692" calcext:value-type="float">
            <text:p>3718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09247" calcext:value-type="float">
            <text:p>3.509247</text:p>
          </table:table-cell>
          <table:table-cell office:value-type="float" office:value="0" calcext:value-type="float">
            <text:p>0</text:p>
          </table:table-cell>
          <table:table-cell office:value-type="float" office:value="-0.1585985" calcext:value-type="float">
            <text:p>-0.15859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24.91038" calcext:value-type="float">
            <text:p>24.91038</text:p>
          </table:table-cell>
          <table:table-cell office:value-type="float" office:value="1097.979" calcext:value-type="float">
            <text:p>1097.979</text:p>
          </table:table-cell>
          <table:table-cell office:value-type="float" office:value="0" calcext:value-type="float">
            <text:p>0</text:p>
          </table:table-cell>
          <table:table-cell office:value-type="float" office:value="-1.725495" calcext:value-type="float">
            <text:p>-1.725495</text:p>
          </table:table-cell>
          <table:table-cell office:value-type="float" office:value="2.148717" calcext:value-type="float">
            <text:p>2.148717</text:p>
          </table:table-cell>
          <table:table-cell office:value-type="float" office:value="6.938548" calcext:value-type="float">
            <text:p>6.938548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6195278" calcext:value-type="float">
            <text:p>0.0006195278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877712" calcext:value-type="float">
            <text:p>0.03877712</text:p>
          </table:table-cell>
          <table:table-cell office:value-type="float" office:value="-0.09709539" calcext:value-type="float">
            <text:p>-0.09709539</text:p>
          </table:table-cell>
          <table:table-cell office:value-type="float" office:value="0.001710813" calcext:value-type="float">
            <text:p>0.001710813</text:p>
          </table:table-cell>
          <table:table-cell office:value-type="float" office:value="0.003738167" calcext:value-type="float">
            <text:p>0.003738167</text:p>
          </table:table-cell>
          <table:table-cell office:value-type="float" office:value="19.73306" calcext:value-type="float">
            <text:p>19.73306</text:p>
          </table:table-cell>
          <table:table-cell office:value-type="float" office:value="1.261567" calcext:value-type="float">
            <text:p>1.261567</text:p>
          </table:table-cell>
          <table:table-cell office:value-type="float" office:value="0.1020252" calcext:value-type="float">
            <text:p>0.1020252</text:p>
          </table:table-cell>
          <table:table-cell office:value-type="float" office:value="0.06867197" calcext:value-type="float">
            <text:p>0.06867197</text:p>
          </table:table-cell>
          <table:table-cell office:value-type="float" office:value="0.04320085" calcext:value-type="float">
            <text:p>0.04320085</text:p>
          </table:table-cell>
          <table:table-cell office:value-type="float" office:value="0.0419362" calcext:value-type="float">
            <text:p>0.0419362</text:p>
          </table:table-cell>
          <table:table-cell office:value-type="float" office:value="0.01597348" calcext:value-type="float">
            <text:p>0.01597348</text:p>
          </table:table-cell>
          <table:table-cell office:value-type="float" office:value="0.01212201" calcext:value-type="float">
            <text:p>0.01212201</text:p>
          </table:table-cell>
          <table:table-cell office:value-type="float" office:value="0.02488928" calcext:value-type="float">
            <text:p>0.02488928</text:p>
          </table:table-cell>
          <table:table-cell office:value-type="float" office:value="0.02082076" calcext:value-type="float">
            <text:p>0.02082076</text:p>
          </table:table-cell>
          <table:table-cell office:value-type="float" office:value="0.01842999" calcext:value-type="float">
            <text:p>0.01842999</text:p>
          </table:table-cell>
          <table:table-cell office:value-type="float" office:value="0.01778091" calcext:value-type="float">
            <text:p>0.01778091</text:p>
          </table:table-cell>
          <table:table-cell office:value-type="float" office:value="0.0222535" calcext:value-type="float">
            <text:p>0.0222535</text:p>
          </table:table-cell>
          <table:table-cell office:value-type="float" office:value="0.005569334" calcext:value-type="float">
            <text:p>0.005569334</text:p>
          </table:table-cell>
          <table:table-cell office:value-type="float" office:value="0.00568961" calcext:value-type="float">
            <text:p>0.00568961</text:p>
          </table:table-cell>
          <table:table-cell office:value-type="float" office:value="0" calcext:value-type="float">
            <text:p>0</text:p>
          </table:table-cell>
          <table:table-cell office:value-type="float" office:value="17.94438" calcext:value-type="float">
            <text:p>17.94438</text:p>
          </table:table-cell>
          <table:table-cell office:value-type="float" office:value="13.75767" calcext:value-type="float">
            <text:p>13.75767</text:p>
          </table:table-cell>
          <table:table-cell office:value-type="float" office:value="12.09051" calcext:value-type="float">
            <text:p>12.09051</text:p>
          </table:table-cell>
          <table:table-cell office:value-type="float" office:value="11.8917" calcext:value-type="float">
            <text:p>11.8917</text:p>
          </table:table-cell>
          <table:table-cell office:value-type="float" office:value="9.873818" calcext:value-type="float">
            <text:p>9.873818</text:p>
          </table:table-cell>
          <table:table-cell office:value-type="float" office:value="4.590991" calcext:value-type="float">
            <text:p>4.590991</text:p>
          </table:table-cell>
          <table:table-cell office:value-type="float" office:value="4.065925" calcext:value-type="float">
            <text:p>4.065925</text:p>
          </table:table-cell>
          <table:table-cell office:value-type="float" office:value="2.822783" calcext:value-type="float">
            <text:p>2.822783</text:p>
          </table:table-cell>
          <table:table-cell office:value-type="float" office:value="2.043869" calcext:value-type="float">
            <text:p>2.043869</text:p>
          </table:table-cell>
          <table:table-cell office:value-type="float" office:value="1.023531" calcext:value-type="float">
            <text:p>1.023531</text:p>
          </table:table-cell>
          <table:table-cell office:value-type="float" office:value="0.4446721" calcext:value-type="float">
            <text:p>0.4446721</text:p>
          </table:table-cell>
          <table:table-cell office:value-type="float" office:value="0.4249724" calcext:value-type="float">
            <text:p>0.4249724</text:p>
          </table:table-cell>
          <table:table-cell office:value-type="float" office:value="0.3314085" calcext:value-type="float">
            <text:p>0.3314085</text:p>
          </table:table-cell>
          <table:table-cell office:value-type="float" office:value="0.3487707" calcext:value-type="float">
            <text:p>0.3487707</text:p>
          </table:table-cell>
          <table:table-cell office:value-type="float" office:value="0" calcext:value-type="float">
            <text:p>0</text:p>
          </table:table-cell>
          <table:table-cell office:value-type="float" office:value="3567.616" calcext:value-type="float">
            <text:p>3567.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9497" calcext:value-type="float">
            <text:p>3.469497</text:p>
          </table:table-cell>
          <table:table-cell office:value-type="float" office:value="0" calcext:value-type="float">
            <text:p>0</text:p>
          </table:table-cell>
          <table:table-cell office:value-type="float" office:value="-0.1617526" calcext:value-type="float">
            <text:p>-0.161752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24.89747" calcext:value-type="float">
            <text:p>24.89747</text:p>
          </table:table-cell>
          <table:table-cell office:value-type="float" office:value="1098.052" calcext:value-type="float">
            <text:p>1098.052</text:p>
          </table:table-cell>
          <table:table-cell office:value-type="float" office:value="0" calcext:value-type="float">
            <text:p>0</text:p>
          </table:table-cell>
          <table:table-cell office:value-type="float" office:value="-1.996688" calcext:value-type="float">
            <text:p>-1.996688</text:p>
          </table:table-cell>
          <table:table-cell office:value-type="float" office:value="2.006349" calcext:value-type="float">
            <text:p>2.006349</text:p>
          </table:table-cell>
          <table:table-cell office:value-type="float" office:value="6.745871" calcext:value-type="float">
            <text:p>6.745871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6319837" calcext:value-type="float">
            <text:p>0.0006319837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88006" calcext:value-type="float">
            <text:p>0.0388006</text:p>
          </table:table-cell>
          <table:table-cell office:value-type="float" office:value="-0.09890866" calcext:value-type="float">
            <text:p>-0.09890866</text:p>
          </table:table-cell>
          <table:table-cell office:value-type="float" office:value="0.00171011" calcext:value-type="float">
            <text:p>0.00171011</text:p>
          </table:table-cell>
          <table:table-cell office:value-type="float" office:value="0.003812397" calcext:value-type="float">
            <text:p>0.003812397</text:p>
          </table:table-cell>
          <table:table-cell office:value-type="float" office:value="19.99989" calcext:value-type="float">
            <text:p>19.99989</text:p>
          </table:table-cell>
          <table:table-cell office:value-type="float" office:value="0.7938835" calcext:value-type="float">
            <text:p>0.7938835</text:p>
          </table:table-cell>
          <table:table-cell office:value-type="float" office:value="0.08182963" calcext:value-type="float">
            <text:p>0.08182963</text:p>
          </table:table-cell>
          <table:table-cell office:value-type="float" office:value="0.06184509" calcext:value-type="float">
            <text:p>0.06184509</text:p>
          </table:table-cell>
          <table:table-cell office:value-type="float" office:value="0.04051182" calcext:value-type="float">
            <text:p>0.04051182</text:p>
          </table:table-cell>
          <table:table-cell office:value-type="float" office:value="0.04024087" calcext:value-type="float">
            <text:p>0.04024087</text:p>
          </table:table-cell>
          <table:table-cell office:value-type="float" office:value="0.01562793" calcext:value-type="float">
            <text:p>0.01562793</text:p>
          </table:table-cell>
          <table:table-cell office:value-type="float" office:value="0.01172149" calcext:value-type="float">
            <text:p>0.01172149</text:p>
          </table:table-cell>
          <table:table-cell office:value-type="float" office:value="0.02491169" calcext:value-type="float">
            <text:p>0.02491169</text:p>
          </table:table-cell>
          <table:table-cell office:value-type="float" office:value="0.02086358" calcext:value-type="float">
            <text:p>0.02086358</text:p>
          </table:table-cell>
          <table:table-cell office:value-type="float" office:value="0.01846968" calcext:value-type="float">
            <text:p>0.01846968</text:p>
          </table:table-cell>
          <table:table-cell office:value-type="float" office:value="0.0177639" calcext:value-type="float">
            <text:p>0.0177639</text:p>
          </table:table-cell>
          <table:table-cell office:value-type="float" office:value="0.02216747" calcext:value-type="float">
            <text:p>0.02216747</text:p>
          </table:table-cell>
          <table:table-cell office:value-type="float" office:value="0.005570308" calcext:value-type="float">
            <text:p>0.005570308</text:p>
          </table:table-cell>
          <table:table-cell office:value-type="float" office:value="0.005687649" calcext:value-type="float">
            <text:p>0.005687649</text:p>
          </table:table-cell>
          <table:table-cell office:value-type="float" office:value="0" calcext:value-type="float">
            <text:p>0</text:p>
          </table:table-cell>
          <table:table-cell office:value-type="float" office:value="9.775916" calcext:value-type="float">
            <text:p>9.775916</text:p>
          </table:table-cell>
          <table:table-cell office:value-type="float" office:value="12.09362" calcext:value-type="float">
            <text:p>12.09362</text:p>
          </table:table-cell>
          <table:table-cell office:value-type="float" office:value="10.83559" calcext:value-type="float">
            <text:p>10.83559</text:p>
          </table:table-cell>
          <table:table-cell office:value-type="float" office:value="10.97927" calcext:value-type="float">
            <text:p>10.97927</text:p>
          </table:table-cell>
          <table:table-cell office:value-type="float" office:value="8.885174" calcext:value-type="float">
            <text:p>8.885174</text:p>
          </table:table-cell>
          <table:table-cell office:value-type="float" office:value="4.082385" calcext:value-type="float">
            <text:p>4.082385</text:p>
          </table:table-cell>
          <table:table-cell office:value-type="float" office:value="3.920405" calcext:value-type="float">
            <text:p>3.920405</text:p>
          </table:table-cell>
          <table:table-cell office:value-type="float" office:value="2.817724" calcext:value-type="float">
            <text:p>2.817724</text:p>
          </table:table-cell>
          <table:table-cell office:value-type="float" office:value="2.032542" calcext:value-type="float">
            <text:p>2.032542</text:p>
          </table:table-cell>
          <table:table-cell office:value-type="float" office:value="1.03776" calcext:value-type="float">
            <text:p>1.03776</text:p>
          </table:table-cell>
          <table:table-cell office:value-type="float" office:value="0.4504175" calcext:value-type="float">
            <text:p>0.4504175</text:p>
          </table:table-cell>
          <table:table-cell office:value-type="float" office:value="0.4265726" calcext:value-type="float">
            <text:p>0.4265726</text:p>
          </table:table-cell>
          <table:table-cell office:value-type="float" office:value="0.3318094" calcext:value-type="float">
            <text:p>0.3318094</text:p>
          </table:table-cell>
          <table:table-cell office:value-type="float" office:value="0.3487733" calcext:value-type="float">
            <text:p>0.3487733</text:p>
          </table:table-cell>
          <table:table-cell office:value-type="float" office:value="0" calcext:value-type="float">
            <text:p>0</text:p>
          </table:table-cell>
          <table:table-cell office:value-type="float" office:value="3398.297" calcext:value-type="float">
            <text:p>3398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02584" calcext:value-type="float">
            <text:p>3.402584</text:p>
          </table:table-cell>
          <table:table-cell office:value-type="float" office:value="0" calcext:value-type="float">
            <text:p>0</text:p>
          </table:table-cell>
          <table:table-cell office:value-type="float" office:value="-0.1618037" calcext:value-type="float">
            <text:p>-0.16180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24.88782" calcext:value-type="float">
            <text:p>24.88782</text:p>
          </table:table-cell>
          <table:table-cell office:value-type="float" office:value="1098.13" calcext:value-type="float">
            <text:p>1098.13</text:p>
          </table:table-cell>
          <table:table-cell office:value-type="float" office:value="0" calcext:value-type="float">
            <text:p>0</text:p>
          </table:table-cell>
          <table:table-cell office:value-type="float" office:value="-2.292885" calcext:value-type="float">
            <text:p>-2.292885</text:p>
          </table:table-cell>
          <table:table-cell office:value-type="float" office:value="1.824587" calcext:value-type="float">
            <text:p>1.824587</text:p>
          </table:table-cell>
          <table:table-cell office:value-type="float" office:value="6.56058" calcext:value-type="float">
            <text:p>6.56058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637556" calcext:value-type="float">
            <text:p>0.000637556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883356" calcext:value-type="float">
            <text:p>0.03883356</text:p>
          </table:table-cell>
          <table:table-cell office:value-type="float" office:value="-0.100638" calcext:value-type="float">
            <text:p>-0.100638</text:p>
          </table:table-cell>
          <table:table-cell office:value-type="float" office:value="0.001713394" calcext:value-type="float">
            <text:p>0.001713394</text:p>
          </table:table-cell>
          <table:table-cell office:value-type="float" office:value="0.00389466" calcext:value-type="float">
            <text:p>0.00389466</text:p>
          </table:table-cell>
          <table:table-cell office:value-type="float" office:value="20.26708" calcext:value-type="float">
            <text:p>20.26708</text:p>
          </table:table-cell>
          <table:table-cell office:value-type="float" office:value="0.7244056" calcext:value-type="float">
            <text:p>0.7244056</text:p>
          </table:table-cell>
          <table:table-cell office:value-type="float" office:value="0.07197084" calcext:value-type="float">
            <text:p>0.07197084</text:p>
          </table:table-cell>
          <table:table-cell office:value-type="float" office:value="0.05768541" calcext:value-type="float">
            <text:p>0.05768541</text:p>
          </table:table-cell>
          <table:table-cell office:value-type="float" office:value="0.03839643" calcext:value-type="float">
            <text:p>0.03839643</text:p>
          </table:table-cell>
          <table:table-cell office:value-type="float" office:value="0.03918999" calcext:value-type="float">
            <text:p>0.03918999</text:p>
          </table:table-cell>
          <table:table-cell office:value-type="float" office:value="0.01519708" calcext:value-type="float">
            <text:p>0.01519708</text:p>
          </table:table-cell>
          <table:table-cell office:value-type="float" office:value="0.01131111" calcext:value-type="float">
            <text:p>0.01131111</text:p>
          </table:table-cell>
          <table:table-cell office:value-type="float" office:value="0.02494075" calcext:value-type="float">
            <text:p>0.02494075</text:p>
          </table:table-cell>
          <table:table-cell office:value-type="float" office:value="0.02089491" calcext:value-type="float">
            <text:p>0.02089491</text:p>
          </table:table-cell>
          <table:table-cell office:value-type="float" office:value="0.01850926" calcext:value-type="float">
            <text:p>0.01850926</text:p>
          </table:table-cell>
          <table:table-cell office:value-type="float" office:value="0.01775308" calcext:value-type="float">
            <text:p>0.01775308</text:p>
          </table:table-cell>
          <table:table-cell office:value-type="float" office:value="0.0220842" calcext:value-type="float">
            <text:p>0.0220842</text:p>
          </table:table-cell>
          <table:table-cell office:value-type="float" office:value="0.005571825" calcext:value-type="float">
            <text:p>0.005571825</text:p>
          </table:table-cell>
          <table:table-cell office:value-type="float" office:value="0.005685657" calcext:value-type="float">
            <text:p>0.005685657</text:p>
          </table:table-cell>
          <table:table-cell office:value-type="float" office:value="0" calcext:value-type="float">
            <text:p>0</text:p>
          </table:table-cell>
          <table:table-cell office:value-type="float" office:value="14.0446" calcext:value-type="float">
            <text:p>14.0446</text:p>
          </table:table-cell>
          <table:table-cell office:value-type="float" office:value="11.31393" calcext:value-type="float">
            <text:p>11.31393</text:p>
          </table:table-cell>
          <table:table-cell office:value-type="float" office:value="9.764049" calcext:value-type="float">
            <text:p>9.764049</text:p>
          </table:table-cell>
          <table:table-cell office:value-type="float" office:value="9.718431" calcext:value-type="float">
            <text:p>9.718431</text:p>
          </table:table-cell>
          <table:table-cell office:value-type="float" office:value="7.740622" calcext:value-type="float">
            <text:p>7.740622</text:p>
          </table:table-cell>
          <table:table-cell office:value-type="float" office:value="3.513651" calcext:value-type="float">
            <text:p>3.513651</text:p>
          </table:table-cell>
          <table:table-cell office:value-type="float" office:value="3.726105" calcext:value-type="float">
            <text:p>3.726105</text:p>
          </table:table-cell>
          <table:table-cell office:value-type="float" office:value="2.812927" calcext:value-type="float">
            <text:p>2.812927</text:p>
          </table:table-cell>
          <table:table-cell office:value-type="float" office:value="2.016331" calcext:value-type="float">
            <text:p>2.016331</text:p>
          </table:table-cell>
          <table:table-cell office:value-type="float" office:value="1.050554" calcext:value-type="float">
            <text:p>1.050554</text:p>
          </table:table-cell>
          <table:table-cell office:value-type="float" office:value="0.457913" calcext:value-type="float">
            <text:p>0.457913</text:p>
          </table:table-cell>
          <table:table-cell office:value-type="float" office:value="0.4283519" calcext:value-type="float">
            <text:p>0.4283519</text:p>
          </table:table-cell>
          <table:table-cell office:value-type="float" office:value="0.3322582" calcext:value-type="float">
            <text:p>0.3322582</text:p>
          </table:table-cell>
          <table:table-cell office:value-type="float" office:value="0.3487759" calcext:value-type="float">
            <text:p>0.3487759</text:p>
          </table:table-cell>
          <table:table-cell office:value-type="float" office:value="0" calcext:value-type="float">
            <text:p>0</text:p>
          </table:table-cell>
          <table:table-cell office:value-type="float" office:value="3146.718" calcext:value-type="float">
            <text:p>3146.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6725" calcext:value-type="float">
            <text:p>3.326725</text:p>
          </table:table-cell>
          <table:table-cell office:value-type="float" office:value="0" calcext:value-type="float">
            <text:p>0</text:p>
          </table:table-cell>
          <table:table-cell office:value-type="float" office:value="-0.1618412" calcext:value-type="float">
            <text:p>-0.16184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24.90805" calcext:value-type="float">
            <text:p>24.90805</text:p>
          </table:table-cell>
          <table:table-cell office:value-type="float" office:value="1098.251" calcext:value-type="float">
            <text:p>1098.251</text:p>
          </table:table-cell>
          <table:table-cell office:value-type="float" office:value="0" calcext:value-type="float">
            <text:p>0</text:p>
          </table:table-cell>
          <table:table-cell office:value-type="float" office:value="-2.629806" calcext:value-type="float">
            <text:p>-2.629806</text:p>
          </table:table-cell>
          <table:table-cell office:value-type="float" office:value="1.611596" calcext:value-type="float">
            <text:p>1.611596</text:p>
          </table:table-cell>
          <table:table-cell office:value-type="float" office:value="6.285006" calcext:value-type="float">
            <text:p>6.285006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6377316" calcext:value-type="float">
            <text:p>0.0006377316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889543" calcext:value-type="float">
            <text:p>0.03889543</text:p>
          </table:table-cell>
          <table:table-cell office:value-type="float" office:value="-0.1069271" calcext:value-type="float">
            <text:p>-0.1069271</text:p>
          </table:table-cell>
          <table:table-cell office:value-type="float" office:value="0.001716339" calcext:value-type="float">
            <text:p>0.001716339</text:p>
          </table:table-cell>
          <table:table-cell office:value-type="float" office:value="0.004162267" calcext:value-type="float">
            <text:p>0.004162267</text:p>
          </table:table-cell>
          <table:table-cell office:value-type="float" office:value="20.68702" calcext:value-type="float">
            <text:p>20.68702</text:p>
          </table:table-cell>
          <table:table-cell office:value-type="float" office:value="0.6959784" calcext:value-type="float">
            <text:p>0.6959784</text:p>
          </table:table-cell>
          <table:table-cell office:value-type="float" office:value="0.07935953" calcext:value-type="float">
            <text:p>0.07935953</text:p>
          </table:table-cell>
          <table:table-cell office:value-type="float" office:value="0.05820539" calcext:value-type="float">
            <text:p>0.05820539</text:p>
          </table:table-cell>
          <table:table-cell office:value-type="float" office:value="0.03798148" calcext:value-type="float">
            <text:p>0.03798148</text:p>
          </table:table-cell>
          <table:table-cell office:value-type="float" office:value="0.03879318" calcext:value-type="float">
            <text:p>0.03879318</text:p>
          </table:table-cell>
          <table:table-cell office:value-type="float" office:value="0.0149107" calcext:value-type="float">
            <text:p>0.0149107</text:p>
          </table:table-cell>
          <table:table-cell office:value-type="float" office:value="0.01110243" calcext:value-type="float">
            <text:p>0.01110243</text:p>
          </table:table-cell>
          <table:table-cell office:value-type="float" office:value="0.02492909" calcext:value-type="float">
            <text:p>0.02492909</text:p>
          </table:table-cell>
          <table:table-cell office:value-type="float" office:value="0.02093941" calcext:value-type="float">
            <text:p>0.02093941</text:p>
          </table:table-cell>
          <table:table-cell office:value-type="float" office:value="0.01854451" calcext:value-type="float">
            <text:p>0.01854451</text:p>
          </table:table-cell>
          <table:table-cell office:value-type="float" office:value="0.01774355" calcext:value-type="float">
            <text:p>0.01774355</text:p>
          </table:table-cell>
          <table:table-cell office:value-type="float" office:value="0.0220036" calcext:value-type="float">
            <text:p>0.0220036</text:p>
          </table:table-cell>
          <table:table-cell office:value-type="float" office:value="0.005574217" calcext:value-type="float">
            <text:p>0.005574217</text:p>
          </table:table-cell>
          <table:table-cell office:value-type="float" office:value="0.005683633" calcext:value-type="float">
            <text:p>0.005683633</text:p>
          </table:table-cell>
          <table:table-cell office:value-type="float" office:value="0" calcext:value-type="float">
            <text:p>0</text:p>
          </table:table-cell>
          <table:table-cell office:value-type="float" office:value="8.82571" calcext:value-type="float">
            <text:p>8.82571</text:p>
          </table:table-cell>
          <table:table-cell office:value-type="float" office:value="13.56911" calcext:value-type="float">
            <text:p>13.56911</text:p>
          </table:table-cell>
          <table:table-cell office:value-type="float" office:value="10.00452" calcext:value-type="float">
            <text:p>10.00452</text:p>
          </table:table-cell>
          <table:table-cell office:value-type="float" office:value="9.13046" calcext:value-type="float">
            <text:p>9.13046</text:p>
          </table:table-cell>
          <table:table-cell office:value-type="float" office:value="6.961986" calcext:value-type="float">
            <text:p>6.961986</text:p>
          </table:table-cell>
          <table:table-cell office:value-type="float" office:value="2.971422" calcext:value-type="float">
            <text:p>2.971422</text:p>
          </table:table-cell>
          <table:table-cell office:value-type="float" office:value="3.524015" calcext:value-type="float">
            <text:p>3.524015</text:p>
          </table:table-cell>
          <table:table-cell office:value-type="float" office:value="2.803571" calcext:value-type="float">
            <text:p>2.803571</text:p>
          </table:table-cell>
          <table:table-cell office:value-type="float" office:value="2.00335" calcext:value-type="float">
            <text:p>2.00335</text:p>
          </table:table-cell>
          <table:table-cell office:value-type="float" office:value="1.061102" calcext:value-type="float">
            <text:p>1.061102</text:p>
          </table:table-cell>
          <table:table-cell office:value-type="float" office:value="0.4654751" calcext:value-type="float">
            <text:p>0.4654751</text:p>
          </table:table-cell>
          <table:table-cell office:value-type="float" office:value="0.4302667" calcext:value-type="float">
            <text:p>0.4302667</text:p>
          </table:table-cell>
          <table:table-cell office:value-type="float" office:value="0.3327778" calcext:value-type="float">
            <text:p>0.3327778</text:p>
          </table:table-cell>
          <table:table-cell office:value-type="float" office:value="0.3487788" calcext:value-type="float">
            <text:p>0.3487788</text:p>
          </table:table-cell>
          <table:table-cell office:value-type="float" office:value="0" calcext:value-type="float">
            <text:p>0</text:p>
          </table:table-cell>
          <table:table-cell office:value-type="float" office:value="2851.553" calcext:value-type="float">
            <text:p>2851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968" calcext:value-type="float">
            <text:p>3.17968</text:p>
          </table:table-cell>
          <table:table-cell office:value-type="float" office:value="0" calcext:value-type="float">
            <text:p>0</text:p>
          </table:table-cell>
          <table:table-cell office:value-type="float" office:value="-0.1710591" calcext:value-type="float">
            <text:p>-0.17105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24.82287" calcext:value-type="float">
            <text:p>24.82287</text:p>
          </table:table-cell>
          <table:table-cell office:value-type="float" office:value="1098.307" calcext:value-type="float">
            <text:p>1098.307</text:p>
          </table:table-cell>
          <table:table-cell office:value-type="float" office:value="0" calcext:value-type="float">
            <text:p>0</text:p>
          </table:table-cell>
          <table:table-cell office:value-type="float" office:value="-3.000775" calcext:value-type="float">
            <text:p>-3.000775</text:p>
          </table:table-cell>
          <table:table-cell office:value-type="float" office:value="1.529027" calcext:value-type="float">
            <text:p>1.529027</text:p>
          </table:table-cell>
          <table:table-cell office:value-type="float" office:value="6.026627" calcext:value-type="float">
            <text:p>6.026627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6379549" calcext:value-type="float">
            <text:p>0.0006379549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897158" calcext:value-type="float">
            <text:p>0.03897158</text:p>
          </table:table-cell>
          <table:table-cell office:value-type="float" office:value="-0.1084889" calcext:value-type="float">
            <text:p>-0.1084889</text:p>
          </table:table-cell>
          <table:table-cell office:value-type="float" office:value="0.001723738" calcext:value-type="float">
            <text:p>0.001723738</text:p>
          </table:table-cell>
          <table:table-cell office:value-type="float" office:value="0.00422214" calcext:value-type="float">
            <text:p>0.00422214</text:p>
          </table:table-cell>
          <table:table-cell office:value-type="float" office:value="20.77558" calcext:value-type="float">
            <text:p>20.77558</text:p>
          </table:table-cell>
          <table:table-cell office:value-type="float" office:value="0.5051859" calcext:value-type="float">
            <text:p>0.5051859</text:p>
          </table:table-cell>
          <table:table-cell office:value-type="float" office:value="0.07620343" calcext:value-type="float">
            <text:p>0.07620343</text:p>
          </table:table-cell>
          <table:table-cell office:value-type="float" office:value="0.06004708" calcext:value-type="float">
            <text:p>0.06004708</text:p>
          </table:table-cell>
          <table:table-cell office:value-type="float" office:value="0.03770503" calcext:value-type="float">
            <text:p>0.03770503</text:p>
          </table:table-cell>
          <table:table-cell office:value-type="float" office:value="0.03847101" calcext:value-type="float">
            <text:p>0.03847101</text:p>
          </table:table-cell>
          <table:table-cell office:value-type="float" office:value="0.01458549" calcext:value-type="float">
            <text:p>0.01458549</text:p>
          </table:table-cell>
          <table:table-cell office:value-type="float" office:value="0.01119185" calcext:value-type="float">
            <text:p>0.01119185</text:p>
          </table:table-cell>
          <table:table-cell office:value-type="float" office:value="0.02489703" calcext:value-type="float">
            <text:p>0.02489703</text:p>
          </table:table-cell>
          <table:table-cell office:value-type="float" office:value="0.02100412" calcext:value-type="float">
            <text:p>0.02100412</text:p>
          </table:table-cell>
          <table:table-cell office:value-type="float" office:value="0.01856494" calcext:value-type="float">
            <text:p>0.01856494</text:p>
          </table:table-cell>
          <table:table-cell office:value-type="float" office:value="0.01773449" calcext:value-type="float">
            <text:p>0.01773449</text:p>
          </table:table-cell>
          <table:table-cell office:value-type="float" office:value="0.02192515" calcext:value-type="float">
            <text:p>0.02192515</text:p>
          </table:table-cell>
          <table:table-cell office:value-type="float" office:value="0.00557747" calcext:value-type="float">
            <text:p>0.00557747</text:p>
          </table:table-cell>
          <table:table-cell office:value-type="float" office:value="0.005681593" calcext:value-type="float">
            <text:p>0.005681593</text:p>
          </table:table-cell>
          <table:table-cell office:value-type="float" office:value="0" calcext:value-type="float">
            <text:p>0</text:p>
          </table:table-cell>
          <table:table-cell office:value-type="float" office:value="7.905169" calcext:value-type="float">
            <text:p>7.905169</text:p>
          </table:table-cell>
          <table:table-cell office:value-type="float" office:value="12.50761" calcext:value-type="float">
            <text:p>12.50761</text:p>
          </table:table-cell>
          <table:table-cell office:value-type="float" office:value="8.467118" calcext:value-type="float">
            <text:p>8.467118</text:p>
          </table:table-cell>
          <table:table-cell office:value-type="float" office:value="7.797382" calcext:value-type="float">
            <text:p>7.797382</text:p>
          </table:table-cell>
          <table:table-cell office:value-type="float" office:value="5.812001" calcext:value-type="float">
            <text:p>5.812001</text:p>
          </table:table-cell>
          <table:table-cell office:value-type="float" office:value="2.334874" calcext:value-type="float">
            <text:p>2.334874</text:p>
          </table:table-cell>
          <table:table-cell office:value-type="float" office:value="3.372382" calcext:value-type="float">
            <text:p>3.372382</text:p>
          </table:table-cell>
          <table:table-cell office:value-type="float" office:value="2.791224" calcext:value-type="float">
            <text:p>2.791224</text:p>
          </table:table-cell>
          <table:table-cell office:value-type="float" office:value="1.997581" calcext:value-type="float">
            <text:p>1.997581</text:p>
          </table:table-cell>
          <table:table-cell office:value-type="float" office:value="1.067948" calcext:value-type="float">
            <text:p>1.067948</text:p>
          </table:table-cell>
          <table:table-cell office:value-type="float" office:value="0.4725656" calcext:value-type="float">
            <text:p>0.4725656</text:p>
          </table:table-cell>
          <table:table-cell office:value-type="float" office:value="0.432191" calcext:value-type="float">
            <text:p>0.432191</text:p>
          </table:table-cell>
          <table:table-cell office:value-type="float" office:value="0.3333629" calcext:value-type="float">
            <text:p>0.3333629</text:p>
          </table:table-cell>
          <table:table-cell office:value-type="float" office:value="0.3487814" calcext:value-type="float">
            <text:p>0.3487814</text:p>
          </table:table-cell>
          <table:table-cell office:value-type="float" office:value="0" calcext:value-type="float">
            <text:p>0</text:p>
          </table:table-cell>
          <table:table-cell office:value-type="float" office:value="2751.924" calcext:value-type="float">
            <text:p>2751.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2248" calcext:value-type="float">
            <text:p>3.202248</text:p>
          </table:table-cell>
          <table:table-cell office:value-type="float" office:value="0" calcext:value-type="float">
            <text:p>0</text:p>
          </table:table-cell>
          <table:table-cell office:value-type="float" office:value="-0.1711084" calcext:value-type="float">
            <text:p>-0.17110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24.21114" calcext:value-type="float">
            <text:p>24.21114</text:p>
          </table:table-cell>
          <table:table-cell office:value-type="float" office:value="1098.384" calcext:value-type="float">
            <text:p>1098.384</text:p>
          </table:table-cell>
          <table:table-cell office:value-type="float" office:value="0" calcext:value-type="float">
            <text:p>0</text:p>
          </table:table-cell>
          <table:table-cell office:value-type="float" office:value="-3.413334" calcext:value-type="float">
            <text:p>-3.413334</text:p>
          </table:table-cell>
          <table:table-cell office:value-type="float" office:value="1.962728" calcext:value-type="float">
            <text:p>1.962728</text:p>
          </table:table-cell>
          <table:table-cell office:value-type="float" office:value="5.720835" calcext:value-type="float">
            <text:p>5.720835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6382524" calcext:value-type="float">
            <text:p>0.0006382524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3907299" calcext:value-type="float">
            <text:p>0.03907299</text:p>
          </table:table-cell>
          <table:table-cell office:value-type="float" office:value="-0.108964" calcext:value-type="float">
            <text:p>-0.108964</text:p>
          </table:table-cell>
          <table:table-cell office:value-type="float" office:value="0.001643747" calcext:value-type="float">
            <text:p>0.001643747</text:p>
          </table:table-cell>
          <table:table-cell office:value-type="float" office:value="0.00422223" calcext:value-type="float">
            <text:p>0.00422223</text:p>
          </table:table-cell>
          <table:table-cell office:value-type="float" office:value="19.80451" calcext:value-type="float">
            <text:p>19.80451</text:p>
          </table:table-cell>
          <table:table-cell office:value-type="float" office:value="2.710855" calcext:value-type="float">
            <text:p>2.710855</text:p>
          </table:table-cell>
          <table:table-cell office:value-type="float" office:value="0.08223943" calcext:value-type="float">
            <text:p>0.08223943</text:p>
          </table:table-cell>
          <table:table-cell office:value-type="float" office:value="0.06453643" calcext:value-type="float">
            <text:p>0.06453643</text:p>
          </table:table-cell>
          <table:table-cell office:value-type="float" office:value="0.03916977" calcext:value-type="float">
            <text:p>0.03916977</text:p>
          </table:table-cell>
          <table:table-cell office:value-type="float" office:value="0.03946952" calcext:value-type="float">
            <text:p>0.03946952</text:p>
          </table:table-cell>
          <table:table-cell office:value-type="float" office:value="0.01439433" calcext:value-type="float">
            <text:p>0.01439433</text:p>
          </table:table-cell>
          <table:table-cell office:value-type="float" office:value="0.01121252" calcext:value-type="float">
            <text:p>0.01121252</text:p>
          </table:table-cell>
          <table:table-cell office:value-type="float" office:value="0.0248527" calcext:value-type="float">
            <text:p>0.0248527</text:p>
          </table:table-cell>
          <table:table-cell office:value-type="float" office:value="0.02105806" calcext:value-type="float">
            <text:p>0.02105806</text:p>
          </table:table-cell>
          <table:table-cell office:value-type="float" office:value="0.01857721" calcext:value-type="float">
            <text:p>0.01857721</text:p>
          </table:table-cell>
          <table:table-cell office:value-type="float" office:value="0.01772583" calcext:value-type="float">
            <text:p>0.01772583</text:p>
          </table:table-cell>
          <table:table-cell office:value-type="float" office:value="0.02184886" calcext:value-type="float">
            <text:p>0.02184886</text:p>
          </table:table-cell>
          <table:table-cell office:value-type="float" office:value="0.005581436" calcext:value-type="float">
            <text:p>0.005581436</text:p>
          </table:table-cell>
          <table:table-cell office:value-type="float" office:value="0.005679543" calcext:value-type="float">
            <text:p>0.005679543</text:p>
          </table:table-cell>
          <table:table-cell office:value-type="float" office:value="0" calcext:value-type="float">
            <text:p>0</text:p>
          </table:table-cell>
          <table:table-cell office:value-type="float" office:value="11.00546" calcext:value-type="float">
            <text:p>11.00546</text:p>
          </table:table-cell>
          <table:table-cell office:value-type="float" office:value="12.1017" calcext:value-type="float">
            <text:p>12.1017</text:p>
          </table:table-cell>
          <table:table-cell office:value-type="float" office:value="7.108516" calcext:value-type="float">
            <text:p>7.108516</text:p>
          </table:table-cell>
          <table:table-cell office:value-type="float" office:value="6.436307" calcext:value-type="float">
            <text:p>6.436307</text:p>
          </table:table-cell>
          <table:table-cell office:value-type="float" office:value="4.551179" calcext:value-type="float">
            <text:p>4.551179</text:p>
          </table:table-cell>
          <table:table-cell office:value-type="float" office:value="1.666487" calcext:value-type="float">
            <text:p>1.666487</text:p>
          </table:table-cell>
          <table:table-cell office:value-type="float" office:value="3.218218" calcext:value-type="float">
            <text:p>3.218218</text:p>
          </table:table-cell>
          <table:table-cell office:value-type="float" office:value="2.772886" calcext:value-type="float">
            <text:p>2.772886</text:p>
          </table:table-cell>
          <table:table-cell office:value-type="float" office:value="1.99272" calcext:value-type="float">
            <text:p>1.99272</text:p>
          </table:table-cell>
          <table:table-cell office:value-type="float" office:value="1.071206" calcext:value-type="float">
            <text:p>1.071206</text:p>
          </table:table-cell>
          <table:table-cell office:value-type="float" office:value="0.4791184" calcext:value-type="float">
            <text:p>0.4791184</text:p>
          </table:table-cell>
          <table:table-cell office:value-type="float" office:value="0.4341004" calcext:value-type="float">
            <text:p>0.4341004</text:p>
          </table:table-cell>
          <table:table-cell office:value-type="float" office:value="0.3339984" calcext:value-type="float">
            <text:p>0.3339984</text:p>
          </table:table-cell>
          <table:table-cell office:value-type="float" office:value="0.3487841" calcext:value-type="float">
            <text:p>0.3487841</text:p>
          </table:table-cell>
          <table:table-cell office:value-type="float" office:value="0" calcext:value-type="float">
            <text:p>0</text:p>
          </table:table-cell>
          <table:table-cell office:value-type="float" office:value="3564.106" calcext:value-type="float">
            <text:p>3564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1919" calcext:value-type="float">
            <text:p>3.731919</text:p>
          </table:table-cell>
          <table:table-cell office:value-type="float" office:value="0" calcext:value-type="float">
            <text:p>0</text:p>
          </table:table-cell>
          <table:table-cell office:value-type="float" office:value="-0.1711367" calcext:value-type="float">
            <text:p>-0.171136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24.08536" calcext:value-type="float">
            <text:p>24.08536</text:p>
          </table:table-cell>
          <table:table-cell office:value-type="float" office:value="1098.373" calcext:value-type="float">
            <text:p>1098.373</text:p>
          </table:table-cell>
          <table:table-cell office:value-type="float" office:value="0" calcext:value-type="float">
            <text:p>0</text:p>
          </table:table-cell>
          <table:table-cell office:value-type="float" office:value="-3.830071" calcext:value-type="float">
            <text:p>-3.830071</text:p>
          </table:table-cell>
          <table:table-cell office:value-type="float" office:value="2.006866" calcext:value-type="float">
            <text:p>2.006866</text:p>
          </table:table-cell>
          <table:table-cell office:value-type="float" office:value="5.401135" calcext:value-type="float">
            <text:p>5.401135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6711082" calcext:value-type="float">
            <text:p>0.0006711082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4528012" calcext:value-type="float">
            <text:p>0.04528012</text:p>
          </table:table-cell>
          <table:table-cell office:value-type="float" office:value="-0.1093927" calcext:value-type="float">
            <text:p>-0.1093927</text:p>
          </table:table-cell>
          <table:table-cell office:value-type="float" office:value="0.001627613" calcext:value-type="float">
            <text:p>0.001627613</text:p>
          </table:table-cell>
          <table:table-cell office:value-type="float" office:value="0.004224075" calcext:value-type="float">
            <text:p>0.004224075</text:p>
          </table:table-cell>
          <table:table-cell office:value-type="float" office:value="19.70088" calcext:value-type="float">
            <text:p>19.70088</text:p>
          </table:table-cell>
          <table:table-cell office:value-type="float" office:value="3.218798" calcext:value-type="float">
            <text:p>3.218798</text:p>
          </table:table-cell>
          <table:table-cell office:value-type="float" office:value="0.07081582" calcext:value-type="float">
            <text:p>0.07081582</text:p>
          </table:table-cell>
          <table:table-cell office:value-type="float" office:value="0.05914573" calcext:value-type="float">
            <text:p>0.05914573</text:p>
          </table:table-cell>
          <table:table-cell office:value-type="float" office:value="0.03670509" calcext:value-type="float">
            <text:p>0.03670509</text:p>
          </table:table-cell>
          <table:table-cell office:value-type="float" office:value="0.03799237" calcext:value-type="float">
            <text:p>0.03799237</text:p>
          </table:table-cell>
          <table:table-cell office:value-type="float" office:value="0.01412472" calcext:value-type="float">
            <text:p>0.01412472</text:p>
          </table:table-cell>
          <table:table-cell office:value-type="float" office:value="0.0111983" calcext:value-type="float">
            <text:p>0.0111983</text:p>
          </table:table-cell>
          <table:table-cell office:value-type="float" office:value="0.02483826" calcext:value-type="float">
            <text:p>0.02483826</text:p>
          </table:table-cell>
          <table:table-cell office:value-type="float" office:value="0.02104735" calcext:value-type="float">
            <text:p>0.02104735</text:p>
          </table:table-cell>
          <table:table-cell office:value-type="float" office:value="0.01858045" calcext:value-type="float">
            <text:p>0.01858045</text:p>
          </table:table-cell>
          <table:table-cell office:value-type="float" office:value="0.01771477" calcext:value-type="float">
            <text:p>0.01771477</text:p>
          </table:table-cell>
          <table:table-cell office:value-type="float" office:value="0.02177272" calcext:value-type="float">
            <text:p>0.02177272</text:p>
          </table:table-cell>
          <table:table-cell office:value-type="float" office:value="0.005588598" calcext:value-type="float">
            <text:p>0.005588598</text:p>
          </table:table-cell>
          <table:table-cell office:value-type="float" office:value="0.005677482" calcext:value-type="float">
            <text:p>0.005677482</text:p>
          </table:table-cell>
          <table:table-cell office:value-type="float" office:value="0" calcext:value-type="float">
            <text:p>0</text:p>
          </table:table-cell>
          <table:table-cell office:value-type="float" office:value="13.25918" calcext:value-type="float">
            <text:p>13.25918</text:p>
          </table:table-cell>
          <table:table-cell office:value-type="float" office:value="11.68337" calcext:value-type="float">
            <text:p>11.68337</text:p>
          </table:table-cell>
          <table:table-cell office:value-type="float" office:value="5.771799" calcext:value-type="float">
            <text:p>5.771799</text:p>
          </table:table-cell>
          <table:table-cell office:value-type="float" office:value="5.213644" calcext:value-type="float">
            <text:p>5.213644</text:p>
          </table:table-cell>
          <table:table-cell office:value-type="float" office:value="3.341036" calcext:value-type="float">
            <text:p>3.341036</text:p>
          </table:table-cell>
          <table:table-cell office:value-type="float" office:value="0.9727438" calcext:value-type="float">
            <text:p>0.9727438</text:p>
          </table:table-cell>
          <table:table-cell office:value-type="float" office:value="3.056268" calcext:value-type="float">
            <text:p>3.056268</text:p>
          </table:table-cell>
          <table:table-cell office:value-type="float" office:value="2.75406" calcext:value-type="float">
            <text:p>2.75406</text:p>
          </table:table-cell>
          <table:table-cell office:value-type="float" office:value="1.975661" calcext:value-type="float">
            <text:p>1.975661</text:p>
          </table:table-cell>
          <table:table-cell office:value-type="float" office:value="1.070485" calcext:value-type="float">
            <text:p>1.070485</text:p>
          </table:table-cell>
          <table:table-cell office:value-type="float" office:value="0.4847866" calcext:value-type="float">
            <text:p>0.4847866</text:p>
          </table:table-cell>
          <table:table-cell office:value-type="float" office:value="0.4358246" calcext:value-type="float">
            <text:p>0.4358246</text:p>
          </table:table-cell>
          <table:table-cell office:value-type="float" office:value="0.3349198" calcext:value-type="float">
            <text:p>0.3349198</text:p>
          </table:table-cell>
          <table:table-cell office:value-type="float" office:value="0.3487868" calcext:value-type="float">
            <text:p>0.3487868</text:p>
          </table:table-cell>
          <table:table-cell office:value-type="float" office:value="0" calcext:value-type="float">
            <text:p>0</text:p>
          </table:table-cell>
          <table:table-cell office:value-type="float" office:value="3657.502" calcext:value-type="float">
            <text:p>3657.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4356" calcext:value-type="float">
            <text:p>3.864356</text:p>
          </table:table-cell>
          <table:table-cell office:value-type="float" office:value="0" calcext:value-type="float">
            <text:p>0</text:p>
          </table:table-cell>
          <table:table-cell office:value-type="float" office:value="-0.1711646" calcext:value-type="float">
            <text:p>-0.17116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23.80683" calcext:value-type="float">
            <text:p>23.80683</text:p>
          </table:table-cell>
          <table:table-cell office:value-type="float" office:value="1098.38" calcext:value-type="float">
            <text:p>1098.38</text:p>
          </table:table-cell>
          <table:table-cell office:value-type="float" office:value="0" calcext:value-type="float">
            <text:p>0</text:p>
          </table:table-cell>
          <table:table-cell office:value-type="float" office:value="-4.238437" calcext:value-type="float">
            <text:p>-4.238437</text:p>
          </table:table-cell>
          <table:table-cell office:value-type="float" office:value="2.189747" calcext:value-type="float">
            <text:p>2.189747</text:p>
          </table:table-cell>
          <table:table-cell office:value-type="float" office:value="5.044562" calcext:value-type="float">
            <text:p>5.044562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8694002" calcext:value-type="float">
            <text:p>0.0008694002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09498825" calcext:value-type="float">
            <text:p>0.09498825</text:p>
          </table:table-cell>
          <table:table-cell office:value-type="float" office:value="-0.1098232" calcext:value-type="float">
            <text:p>-0.1098232</text:p>
          </table:table-cell>
          <table:table-cell office:value-type="float" office:value="0.001600812" calcext:value-type="float">
            <text:p>0.001600812</text:p>
          </table:table-cell>
          <table:table-cell office:value-type="float" office:value="0.004224186" calcext:value-type="float">
            <text:p>0.004224186</text:p>
          </table:table-cell>
          <table:table-cell office:value-type="float" office:value="19.28242" calcext:value-type="float">
            <text:p>19.28242</text:p>
          </table:table-cell>
          <table:table-cell office:value-type="float" office:value="4.43384" calcext:value-type="float">
            <text:p>4.43384</text:p>
          </table:table-cell>
          <table:table-cell office:value-type="float" office:value="0.07316354" calcext:value-type="float">
            <text:p>0.07316354</text:p>
          </table:table-cell>
          <table:table-cell office:value-type="float" office:value="0.06032264" calcext:value-type="float">
            <text:p>0.06032264</text:p>
          </table:table-cell>
          <table:table-cell office:value-type="float" office:value="0.03680913" calcext:value-type="float">
            <text:p>0.03680913</text:p>
          </table:table-cell>
          <table:table-cell office:value-type="float" office:value="0.03773969" calcext:value-type="float">
            <text:p>0.03773969</text:p>
          </table:table-cell>
          <table:table-cell office:value-type="float" office:value="0.01378058" calcext:value-type="float">
            <text:p>0.01378058</text:p>
          </table:table-cell>
          <table:table-cell office:value-type="float" office:value="0.01074814" calcext:value-type="float">
            <text:p>0.01074814</text:p>
          </table:table-cell>
          <table:table-cell office:value-type="float" office:value="0.02476308" calcext:value-type="float">
            <text:p>0.02476308</text:p>
          </table:table-cell>
          <table:table-cell office:value-type="float" office:value="0.02097187" calcext:value-type="float">
            <text:p>0.02097187</text:p>
          </table:table-cell>
          <table:table-cell office:value-type="float" office:value="0.01853707" calcext:value-type="float">
            <text:p>0.01853707</text:p>
          </table:table-cell>
          <table:table-cell office:value-type="float" office:value="0.01768233" calcext:value-type="float">
            <text:p>0.01768233</text:p>
          </table:table-cell>
          <table:table-cell office:value-type="float" office:value="0.02169296" calcext:value-type="float">
            <text:p>0.02169296</text:p>
          </table:table-cell>
          <table:table-cell office:value-type="float" office:value="0.005592735" calcext:value-type="float">
            <text:p>0.005592735</text:p>
          </table:table-cell>
          <table:table-cell office:value-type="float" office:value="0.005675386" calcext:value-type="float">
            <text:p>0.005675386</text:p>
          </table:table-cell>
          <table:table-cell office:value-type="float" office:value="0" calcext:value-type="float">
            <text:p>0</text:p>
          </table:table-cell>
          <table:table-cell office:value-type="float" office:value="14.74246" calcext:value-type="float">
            <text:p>14.74246</text:p>
          </table:table-cell>
          <table:table-cell office:value-type="float" office:value="11.1429" calcext:value-type="float">
            <text:p>11.1429</text:p>
          </table:table-cell>
          <table:table-cell office:value-type="float" office:value="4.2937" calcext:value-type="float">
            <text:p>4.2937</text:p>
          </table:table-cell>
          <table:table-cell office:value-type="float" office:value="4.032796" calcext:value-type="float">
            <text:p>4.032796</text:p>
          </table:table-cell>
          <table:table-cell office:value-type="float" office:value="2.239544" calcext:value-type="float">
            <text:p>2.239544</text:p>
          </table:table-cell>
          <table:table-cell office:value-type="float" office:value="0.3943873" calcext:value-type="float">
            <text:p>0.3943873</text:p>
          </table:table-cell>
          <table:table-cell office:value-type="float" office:value="2.826776" calcext:value-type="float">
            <text:p>2.826776</text:p>
          </table:table-cell>
          <table:table-cell office:value-type="float" office:value="2.710916" calcext:value-type="float">
            <text:p>2.710916</text:p>
          </table:table-cell>
          <table:table-cell office:value-type="float" office:value="1.929198" calcext:value-type="float">
            <text:p>1.929198</text:p>
          </table:table-cell>
          <table:table-cell office:value-type="float" office:value="1.054077" calcext:value-type="float">
            <text:p>1.054077</text:p>
          </table:table-cell>
          <table:table-cell office:value-type="float" office:value="0.4858721" calcext:value-type="float">
            <text:p>0.4858721</text:p>
          </table:table-cell>
          <table:table-cell office:value-type="float" office:value="0.436794" calcext:value-type="float">
            <text:p>0.436794</text:p>
          </table:table-cell>
          <table:table-cell office:value-type="float" office:value="0.3355228" calcext:value-type="float">
            <text:p>0.3355228</text:p>
          </table:table-cell>
          <table:table-cell office:value-type="float" office:value="0.3487894" calcext:value-type="float">
            <text:p>0.3487894</text:p>
          </table:table-cell>
          <table:table-cell office:value-type="float" office:value="0" calcext:value-type="float">
            <text:p>0</text:p>
          </table:table-cell>
          <table:table-cell office:value-type="float" office:value="4001.695" calcext:value-type="float">
            <text:p>4001.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30748" calcext:value-type="float">
            <text:p>4.130748</text:p>
          </table:table-cell>
          <table:table-cell office:value-type="float" office:value="0" calcext:value-type="float">
            <text:p>0</text:p>
          </table:table-cell>
          <table:table-cell office:value-type="float" office:value="-0.1711946" calcext:value-type="float">
            <text:p>-0.17119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23.67632" calcext:value-type="float">
            <text:p>23.67632</text:p>
          </table:table-cell>
          <table:table-cell office:value-type="float" office:value="1098.359" calcext:value-type="float">
            <text:p>1098.359</text:p>
          </table:table-cell>
          <table:table-cell office:value-type="float" office:value="0" calcext:value-type="float">
            <text:p>0</text:p>
          </table:table-cell>
          <table:table-cell office:value-type="float" office:value="-4.611803" calcext:value-type="float">
            <text:p>-4.611803</text:p>
          </table:table-cell>
          <table:table-cell office:value-type="float" office:value="2.259088" calcext:value-type="float">
            <text:p>2.259088</text:p>
          </table:table-cell>
          <table:table-cell office:value-type="float" office:value="4.752021" calcext:value-type="float">
            <text:p>4.752021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9385282" calcext:value-type="float">
            <text:p>0.0009385282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177801" calcext:value-type="float">
            <text:p>0.1177801</text:p>
          </table:table-cell>
          <table:table-cell office:value-type="float" office:value="-0.1101167" calcext:value-type="float">
            <text:p>-0.1101167</text:p>
          </table:table-cell>
          <table:table-cell office:value-type="float" office:value="0.001589929" calcext:value-type="float">
            <text:p>0.001589929</text:p>
          </table:table-cell>
          <table:table-cell office:value-type="float" office:value="0.004224298" calcext:value-type="float">
            <text:p>0.004224298</text:p>
          </table:table-cell>
          <table:table-cell office:value-type="float" office:value="19.11025" calcext:value-type="float">
            <text:p>19.11025</text:p>
          </table:table-cell>
          <table:table-cell office:value-type="float" office:value="5.349327" calcext:value-type="float">
            <text:p>5.349327</text:p>
          </table:table-cell>
          <table:table-cell office:value-type="float" office:value="0.06900993" calcext:value-type="float">
            <text:p>0.06900993</text:p>
          </table:table-cell>
          <table:table-cell office:value-type="float" office:value="0.05720133" calcext:value-type="float">
            <text:p>0.05720133</text:p>
          </table:table-cell>
          <table:table-cell office:value-type="float" office:value="0.03516312" calcext:value-type="float">
            <text:p>0.03516312</text:p>
          </table:table-cell>
          <table:table-cell office:value-type="float" office:value="0.03642425" calcext:value-type="float">
            <text:p>0.03642425</text:p>
          </table:table-cell>
          <table:table-cell office:value-type="float" office:value="0.01346981" calcext:value-type="float">
            <text:p>0.01346981</text:p>
          </table:table-cell>
          <table:table-cell office:value-type="float" office:value="0.01041362" calcext:value-type="float">
            <text:p>0.01041362</text:p>
          </table:table-cell>
          <table:table-cell office:value-type="float" office:value="0.02471201" calcext:value-type="float">
            <text:p>0.02471201</text:p>
          </table:table-cell>
          <table:table-cell office:value-type="float" office:value="0.02090693" calcext:value-type="float">
            <text:p>0.02090693</text:p>
          </table:table-cell>
          <table:table-cell office:value-type="float" office:value="0.01849521" calcext:value-type="float">
            <text:p>0.01849521</text:p>
          </table:table-cell>
          <table:table-cell office:value-type="float" office:value="0.01765043" calcext:value-type="float">
            <text:p>0.01765043</text:p>
          </table:table-cell>
          <table:table-cell office:value-type="float" office:value="0.0216152" calcext:value-type="float">
            <text:p>0.0216152</text:p>
          </table:table-cell>
          <table:table-cell office:value-type="float" office:value="0.005594431" calcext:value-type="float">
            <text:p>0.005594431</text:p>
          </table:table-cell>
          <table:table-cell office:value-type="float" office:value="0.005673277" calcext:value-type="float">
            <text:p>0.005673277</text:p>
          </table:table-cell>
          <table:table-cell office:value-type="float" office:value="0" calcext:value-type="float">
            <text:p>0</text:p>
          </table:table-cell>
          <table:table-cell office:value-type="float" office:value="15.83206" calcext:value-type="float">
            <text:p>15.83206</text:p>
          </table:table-cell>
          <table:table-cell office:value-type="float" office:value="10.64054" calcext:value-type="float">
            <text:p>10.64054</text:p>
          </table:table-cell>
          <table:table-cell office:value-type="float" office:value="2.966971" calcext:value-type="float">
            <text:p>2.966971</text:p>
          </table:table-cell>
          <table:table-cell office:value-type="float" office:value="2.96831" calcext:value-type="float">
            <text:p>2.96831</text:p>
          </table:table-cell>
          <table:table-cell office:value-type="float" office:value="1.257996" calcext:value-type="float">
            <text:p>1.257996</text:p>
          </table:table-cell>
          <table:table-cell office:value-type="float" office:value="0.07250277" calcext:value-type="float">
            <text:p>0.07250277</text:p>
          </table:table-cell>
          <table:table-cell office:value-type="float" office:value="2.615102" calcext:value-type="float">
            <text:p>2.615102</text:p>
          </table:table-cell>
          <table:table-cell office:value-type="float" office:value="2.687155" calcext:value-type="float">
            <text:p>2.687155</text:p>
          </table:table-cell>
          <table:table-cell office:value-type="float" office:value="1.8953" calcext:value-type="float">
            <text:p>1.8953</text:p>
          </table:table-cell>
          <table:table-cell office:value-type="float" office:value="1.038879" calcext:value-type="float">
            <text:p>1.038879</text:p>
          </table:table-cell>
          <table:table-cell office:value-type="float" office:value="0.4857546" calcext:value-type="float">
            <text:p>0.4857546</text:p>
          </table:table-cell>
          <table:table-cell office:value-type="float" office:value="0.4376287" calcext:value-type="float">
            <text:p>0.4376287</text:p>
          </table:table-cell>
          <table:table-cell office:value-type="float" office:value="0.3358821" calcext:value-type="float">
            <text:p>0.3358821</text:p>
          </table:table-cell>
          <table:table-cell office:value-type="float" office:value="0.3487921" calcext:value-type="float">
            <text:p>0.3487921</text:p>
          </table:table-cell>
          <table:table-cell office:value-type="float" office:value="0" calcext:value-type="float">
            <text:p>0</text:p>
          </table:table-cell>
          <table:table-cell office:value-type="float" office:value="4126.101" calcext:value-type="float">
            <text:p>4126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79932" calcext:value-type="float">
            <text:p>4.279932</text:p>
          </table:table-cell>
          <table:table-cell office:value-type="float" office:value="0" calcext:value-type="float">
            <text:p>0</text:p>
          </table:table-cell>
          <table:table-cell office:value-type="float" office:value="-0.1712338" calcext:value-type="float">
            <text:p>-0.17123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23.48063" calcext:value-type="float">
            <text:p>23.48063</text:p>
          </table:table-cell>
          <table:table-cell office:value-type="float" office:value="1098.355" calcext:value-type="float">
            <text:p>1098.355</text:p>
          </table:table-cell>
          <table:table-cell office:value-type="float" office:value="0" calcext:value-type="float">
            <text:p>0</text:p>
          </table:table-cell>
          <table:table-cell office:value-type="float" office:value="-4.941919" calcext:value-type="float">
            <text:p>-4.941919</text:p>
          </table:table-cell>
          <table:table-cell office:value-type="float" office:value="2.372838" calcext:value-type="float">
            <text:p>2.372838</text:p>
          </table:table-cell>
          <table:table-cell office:value-type="float" office:value="4.523003" calcext:value-type="float">
            <text:p>4.523003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9751396" calcext:value-type="float">
            <text:p>0.0009751396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296441" calcext:value-type="float">
            <text:p>0.1296441</text:p>
          </table:table-cell>
          <table:table-cell office:value-type="float" office:value="-0.1105757" calcext:value-type="float">
            <text:p>-0.1105757</text:p>
          </table:table-cell>
          <table:table-cell office:value-type="float" office:value="0.001570504" calcext:value-type="float">
            <text:p>0.001570504</text:p>
          </table:table-cell>
          <table:table-cell office:value-type="float" office:value="0.00422441" calcext:value-type="float">
            <text:p>0.00422441</text:p>
          </table:table-cell>
          <table:table-cell office:value-type="float" office:value="18.85213" calcext:value-type="float">
            <text:p>18.85213</text:p>
          </table:table-cell>
          <table:table-cell office:value-type="float" office:value="6.395973" calcext:value-type="float">
            <text:p>6.395973</text:p>
          </table:table-cell>
          <table:table-cell office:value-type="float" office:value="0.07290921" calcext:value-type="float">
            <text:p>0.07290921</text:p>
          </table:table-cell>
          <table:table-cell office:value-type="float" office:value="0.06033374" calcext:value-type="float">
            <text:p>0.06033374</text:p>
          </table:table-cell>
          <table:table-cell office:value-type="float" office:value="0.036313" calcext:value-type="float">
            <text:p>0.036313</text:p>
          </table:table-cell>
          <table:table-cell office:value-type="float" office:value="0.03734424" calcext:value-type="float">
            <text:p>0.03734424</text:p>
          </table:table-cell>
          <table:table-cell office:value-type="float" office:value="0.01325205" calcext:value-type="float">
            <text:p>0.01325205</text:p>
          </table:table-cell>
          <table:table-cell office:value-type="float" office:value="0.01024468" calcext:value-type="float">
            <text:p>0.01024468</text:p>
          </table:table-cell>
          <table:table-cell office:value-type="float" office:value="0.02466356" calcext:value-type="float">
            <text:p>0.02466356</text:p>
          </table:table-cell>
          <table:table-cell office:value-type="float" office:value="0.02086114" calcext:value-type="float">
            <text:p>0.02086114</text:p>
          </table:table-cell>
          <table:table-cell office:value-type="float" office:value="0.01847329" calcext:value-type="float">
            <text:p>0.01847329</text:p>
          </table:table-cell>
          <table:table-cell office:value-type="float" office:value="0.01761465" calcext:value-type="float">
            <text:p>0.01761465</text:p>
          </table:table-cell>
          <table:table-cell office:value-type="float" office:value="0.02153976" calcext:value-type="float">
            <text:p>0.02153976</text:p>
          </table:table-cell>
          <table:table-cell office:value-type="float" office:value="0.005594357" calcext:value-type="float">
            <text:p>0.005594357</text:p>
          </table:table-cell>
          <table:table-cell office:value-type="float" office:value="0.005671134" calcext:value-type="float">
            <text:p>0.005671134</text:p>
          </table:table-cell>
          <table:table-cell office:value-type="float" office:value="0" calcext:value-type="float">
            <text:p>0</text:p>
          </table:table-cell>
          <table:table-cell office:value-type="float" office:value="15.77817" calcext:value-type="float">
            <text:p>15.77817</text:p>
          </table:table-cell>
          <table:table-cell office:value-type="float" office:value="9.767543" calcext:value-type="float">
            <text:p>9.767543</text:p>
          </table:table-cell>
          <table:table-cell office:value-type="float" office:value="1.964275" calcext:value-type="float">
            <text:p>1.964275</text:p>
          </table:table-cell>
          <table:table-cell office:value-type="float" office:value="1.920813" calcext:value-type="float">
            <text:p>1.920813</text:p>
          </table:table-cell>
          <table:table-cell office:value-type="float" office:value="0.6067867" calcext:value-type="float">
            <text:p>0.6067867</text:p>
          </table:table-cell>
          <table:table-cell office:value-type="float" office:value="0.02089573" calcext:value-type="float">
            <text:p>0.02089573</text:p>
          </table:table-cell>
          <table:table-cell office:value-type="float" office:value="2.408911" calcext:value-type="float">
            <text:p>2.408911</text:p>
          </table:table-cell>
          <table:table-cell office:value-type="float" office:value="2.672235" calcext:value-type="float">
            <text:p>2.672235</text:p>
          </table:table-cell>
          <table:table-cell office:value-type="float" office:value="1.872207" calcext:value-type="float">
            <text:p>1.872207</text:p>
          </table:table-cell>
          <table:table-cell office:value-type="float" office:value="1.029683" calcext:value-type="float">
            <text:p>1.029683</text:p>
          </table:table-cell>
          <table:table-cell office:value-type="float" office:value="0.4847186" calcext:value-type="float">
            <text:p>0.4847186</text:p>
          </table:table-cell>
          <table:table-cell office:value-type="float" office:value="0.4384501" calcext:value-type="float">
            <text:p>0.4384501</text:p>
          </table:table-cell>
          <table:table-cell office:value-type="float" office:value="0.336071" calcext:value-type="float">
            <text:p>0.336071</text:p>
          </table:table-cell>
          <table:table-cell office:value-type="float" office:value="0.3487968" calcext:value-type="float">
            <text:p>0.3487968</text:p>
          </table:table-cell>
          <table:table-cell office:value-type="float" office:value="0" calcext:value-type="float">
            <text:p>0</text:p>
          </table:table-cell>
          <table:table-cell office:value-type="float" office:value="4343.24" calcext:value-type="float">
            <text:p>4343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9228" calcext:value-type="float">
            <text:p>4.479228</text:p>
          </table:table-cell>
          <table:table-cell office:value-type="float" office:value="0" calcext:value-type="float">
            <text:p>0</text:p>
          </table:table-cell>
          <table:table-cell office:value-type="float" office:value="-0.1712994" calcext:value-type="float">
            <text:p>-0.17129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23.30888" calcext:value-type="float">
            <text:p>23.30888</text:p>
          </table:table-cell>
          <table:table-cell office:value-type="float" office:value="1098.349" calcext:value-type="float">
            <text:p>1098.349</text:p>
          </table:table-cell>
          <table:table-cell office:value-type="float" office:value="0" calcext:value-type="float">
            <text:p>0</text:p>
          </table:table-cell>
          <table:table-cell office:value-type="float" office:value="-5.241339" calcext:value-type="float">
            <text:p>-5.241339</text:p>
          </table:table-cell>
          <table:table-cell office:value-type="float" office:value="2.462323" calcext:value-type="float">
            <text:p>2.462323</text:p>
          </table:table-cell>
          <table:table-cell office:value-type="float" office:value="4.338772" calcext:value-type="float">
            <text:p>4.338772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09953415" calcext:value-type="float">
            <text:p>0.0009953415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356143" calcext:value-type="float">
            <text:p>0.1356143</text:p>
          </table:table-cell>
          <table:table-cell office:value-type="float" office:value="-0.1111053" calcext:value-type="float">
            <text:p>-0.1111053</text:p>
          </table:table-cell>
          <table:table-cell office:value-type="float" office:value="0.001550135" calcext:value-type="float">
            <text:p>0.001550135</text:p>
          </table:table-cell>
          <table:table-cell office:value-type="float" office:value="0.004224802" calcext:value-type="float">
            <text:p>0.004224802</text:p>
          </table:table-cell>
          <table:table-cell office:value-type="float" office:value="18.64752" calcext:value-type="float">
            <text:p>18.64752</text:p>
          </table:table-cell>
          <table:table-cell office:value-type="float" office:value="7.092085" calcext:value-type="float">
            <text:p>7.092085</text:p>
          </table:table-cell>
          <table:table-cell office:value-type="float" office:value="0.07598016" calcext:value-type="float">
            <text:p>0.07598016</text:p>
          </table:table-cell>
          <table:table-cell office:value-type="float" office:value="0.06244537" calcext:value-type="float">
            <text:p>0.06244537</text:p>
          </table:table-cell>
          <table:table-cell office:value-type="float" office:value="0.0369904" calcext:value-type="float">
            <text:p>0.0369904</text:p>
          </table:table-cell>
          <table:table-cell office:value-type="float" office:value="0.03790448" calcext:value-type="float">
            <text:p>0.03790448</text:p>
          </table:table-cell>
          <table:table-cell office:value-type="float" office:value="0.01301965" calcext:value-type="float">
            <text:p>0.01301965</text:p>
          </table:table-cell>
          <table:table-cell office:value-type="float" office:value="0.01018017" calcext:value-type="float">
            <text:p>0.01018017</text:p>
          </table:table-cell>
          <table:table-cell office:value-type="float" office:value="0.02459098" calcext:value-type="float">
            <text:p>0.02459098</text:p>
          </table:table-cell>
          <table:table-cell office:value-type="float" office:value="0.0208244" calcext:value-type="float">
            <text:p>0.0208244</text:p>
          </table:table-cell>
          <table:table-cell office:value-type="float" office:value="0.01846114" calcext:value-type="float">
            <text:p>0.01846114</text:p>
          </table:table-cell>
          <table:table-cell office:value-type="float" office:value="0.0175766" calcext:value-type="float">
            <text:p>0.0175766</text:p>
          </table:table-cell>
          <table:table-cell office:value-type="float" office:value="0.02146707" calcext:value-type="float">
            <text:p>0.02146707</text:p>
          </table:table-cell>
          <table:table-cell office:value-type="float" office:value="0.005592818" calcext:value-type="float">
            <text:p>0.005592818</text:p>
          </table:table-cell>
          <table:table-cell office:value-type="float" office:value="0.005668979" calcext:value-type="float">
            <text:p>0.005668979</text:p>
          </table:table-cell>
          <table:table-cell office:value-type="float" office:value="0" calcext:value-type="float">
            <text:p>0</text:p>
          </table:table-cell>
          <table:table-cell office:value-type="float" office:value="15.85002" calcext:value-type="float">
            <text:p>15.85002</text:p>
          </table:table-cell>
          <table:table-cell office:value-type="float" office:value="8.688123" calcext:value-type="float">
            <text:p>8.688123</text:p>
          </table:table-cell>
          <table:table-cell office:value-type="float" office:value="1.187498" calcext:value-type="float">
            <text:p>1.187498</text:p>
          </table:table-cell>
          <table:table-cell office:value-type="float" office:value="1.259384" calcext:value-type="float">
            <text:p>1.259384</text:p>
          </table:table-cell>
          <table:table-cell office:value-type="float" office:value="0.1335447" calcext:value-type="float">
            <text:p>0.1335447</text:p>
          </table:table-cell>
          <table:table-cell office:value-type="float" office:value="0.01979109" calcext:value-type="float">
            <text:p>0.01979109</text:p>
          </table:table-cell>
          <table:table-cell office:value-type="float" office:value="2.203542" calcext:value-type="float">
            <text:p>2.203542</text:p>
          </table:table-cell>
          <table:table-cell office:value-type="float" office:value="2.652851" calcext:value-type="float">
            <text:p>2.652851</text:p>
          </table:table-cell>
          <table:table-cell office:value-type="float" office:value="1.854127" calcext:value-type="float">
            <text:p>1.854127</text:p>
          </table:table-cell>
          <table:table-cell office:value-type="float" office:value="1.024517" calcext:value-type="float">
            <text:p>1.024517</text:p>
          </table:table-cell>
          <table:table-cell office:value-type="float" office:value="0.4810231" calcext:value-type="float">
            <text:p>0.4810231</text:p>
          </table:table-cell>
          <table:table-cell office:value-type="float" office:value="0.4393413" calcext:value-type="float">
            <text:p>0.4393413</text:p>
          </table:table-cell>
          <table:table-cell office:value-type="float" office:value="0.3361264" calcext:value-type="float">
            <text:p>0.3361264</text:p>
          </table:table-cell>
          <table:table-cell office:value-type="float" office:value="0.3488018" calcext:value-type="float">
            <text:p>0.3488018</text:p>
          </table:table-cell>
          <table:table-cell office:value-type="float" office:value="0" calcext:value-type="float">
            <text:p>0</text:p>
          </table:table-cell>
          <table:table-cell office:value-type="float" office:value="4525.393" calcext:value-type="float">
            <text:p>4525.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8615" calcext:value-type="float">
            <text:p>4.658615</text:p>
          </table:table-cell>
          <table:table-cell office:value-type="float" office:value="0" calcext:value-type="float">
            <text:p>0</text:p>
          </table:table-cell>
          <table:table-cell office:value-type="float" office:value="-0.1713815" calcext:value-type="float">
            <text:p>-0.17138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23.13904" calcext:value-type="float">
            <text:p>23.13904</text:p>
          </table:table-cell>
          <table:table-cell office:value-type="float" office:value="1098.331" calcext:value-type="float">
            <text:p>1098.331</text:p>
          </table:table-cell>
          <table:table-cell office:value-type="float" office:value="0" calcext:value-type="float">
            <text:p>0</text:p>
          </table:table-cell>
          <table:table-cell office:value-type="float" office:value="-5.557117" calcext:value-type="float">
            <text:p>-5.557117</text:p>
          </table:table-cell>
          <table:table-cell office:value-type="float" office:value="2.564794" calcext:value-type="float">
            <text:p>2.564794</text:p>
          </table:table-cell>
          <table:table-cell office:value-type="float" office:value="4.147894" calcext:value-type="float">
            <text:p>4.147894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06901" calcext:value-type="float">
            <text:p>0.001006901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386987" calcext:value-type="float">
            <text:p>0.1386987</text:p>
          </table:table-cell>
          <table:table-cell office:value-type="float" office:value="-0.1115104" calcext:value-type="float">
            <text:p>-0.1115104</text:p>
          </table:table-cell>
          <table:table-cell office:value-type="float" office:value="0.001529462" calcext:value-type="float">
            <text:p>0.001529462</text:p>
          </table:table-cell>
          <table:table-cell office:value-type="float" office:value="0.004224914" calcext:value-type="float">
            <text:p>0.004224914</text:p>
          </table:table-cell>
          <table:table-cell office:value-type="float" office:value="18.39391" calcext:value-type="float">
            <text:p>18.39391</text:p>
          </table:table-cell>
          <table:table-cell office:value-type="float" office:value="8.069159" calcext:value-type="float">
            <text:p>8.069159</text:p>
          </table:table-cell>
          <table:table-cell office:value-type="float" office:value="0.08171717" calcext:value-type="float">
            <text:p>0.08171717</text:p>
          </table:table-cell>
          <table:table-cell office:value-type="float" office:value="0.06610232" calcext:value-type="float">
            <text:p>0.06610232</text:p>
          </table:table-cell>
          <table:table-cell office:value-type="float" office:value="0.03880769" calcext:value-type="float">
            <text:p>0.03880769</text:p>
          </table:table-cell>
          <table:table-cell office:value-type="float" office:value="0.03953924" calcext:value-type="float">
            <text:p>0.03953924</text:p>
          </table:table-cell>
          <table:table-cell office:value-type="float" office:value="0.01283769" calcext:value-type="float">
            <text:p>0.01283769</text:p>
          </table:table-cell>
          <table:table-cell office:value-type="float" office:value="0.01009042" calcext:value-type="float">
            <text:p>0.01009042</text:p>
          </table:table-cell>
          <table:table-cell office:value-type="float" office:value="0.02451495" calcext:value-type="float">
            <text:p>0.02451495</text:p>
          </table:table-cell>
          <table:table-cell office:value-type="float" office:value="0.02078913" calcext:value-type="float">
            <text:p>0.02078913</text:p>
          </table:table-cell>
          <table:table-cell office:value-type="float" office:value="0.01845339" calcext:value-type="float">
            <text:p>0.01845339</text:p>
          </table:table-cell>
          <table:table-cell office:value-type="float" office:value="0.01753796" calcext:value-type="float">
            <text:p>0.01753796</text:p>
          </table:table-cell>
          <table:table-cell office:value-type="float" office:value="0.02139709" calcext:value-type="float">
            <text:p>0.02139709</text:p>
          </table:table-cell>
          <table:table-cell office:value-type="float" office:value="0.005590132" calcext:value-type="float">
            <text:p>0.005590132</text:p>
          </table:table-cell>
          <table:table-cell office:value-type="float" office:value="0.005666795" calcext:value-type="float">
            <text:p>0.005666795</text:p>
          </table:table-cell>
          <table:table-cell office:value-type="float" office:value="0" calcext:value-type="float">
            <text:p>0</text:p>
          </table:table-cell>
          <table:table-cell office:value-type="float" office:value="16.30174" calcext:value-type="float">
            <text:p>16.30174</text:p>
          </table:table-cell>
          <table:table-cell office:value-type="float" office:value="7.477092" calcext:value-type="float">
            <text:p>7.477092</text:p>
          </table:table-cell>
          <table:table-cell office:value-type="float" office:value="0.3127681" calcext:value-type="float">
            <text:p>0.3127681</text:p>
          </table:table-cell>
          <table:table-cell office:value-type="float" office:value="0.6160905" calcext:value-type="float">
            <text:p>0.6160905</text:p>
          </table:table-cell>
          <table:table-cell office:value-type="float" office:value="0.04345383" calcext:value-type="float">
            <text:p>0.04345383</text:p>
          </table:table-cell>
          <table:table-cell office:value-type="float" office:value="0.01913842" calcext:value-type="float">
            <text:p>0.01913842</text:p>
          </table:table-cell>
          <table:table-cell office:value-type="float" office:value="1.997633" calcext:value-type="float">
            <text:p>1.997633</text:p>
          </table:table-cell>
          <table:table-cell office:value-type="float" office:value="2.626013" calcext:value-type="float">
            <text:p>2.626013</text:p>
          </table:table-cell>
          <table:table-cell office:value-type="float" office:value="1.83672" calcext:value-type="float">
            <text:p>1.83672</text:p>
          </table:table-cell>
          <table:table-cell office:value-type="float" office:value="1.020911" calcext:value-type="float">
            <text:p>1.020911</text:p>
          </table:table-cell>
          <table:table-cell office:value-type="float" office:value="0.4740194" calcext:value-type="float">
            <text:p>0.4740194</text:p>
          </table:table-cell>
          <table:table-cell office:value-type="float" office:value="0.440301" calcext:value-type="float">
            <text:p>0.440301</text:p>
          </table:table-cell>
          <table:table-cell office:value-type="float" office:value="0.3360836" calcext:value-type="float">
            <text:p>0.3360836</text:p>
          </table:table-cell>
          <table:table-cell office:value-type="float" office:value="0.3488068" calcext:value-type="float">
            <text:p>0.3488068</text:p>
          </table:table-cell>
          <table:table-cell office:value-type="float" office:value="0" calcext:value-type="float">
            <text:p>0</text:p>
          </table:table-cell>
          <table:table-cell office:value-type="float" office:value="4716.212" calcext:value-type="float">
            <text:p>4716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50907" calcext:value-type="float">
            <text:p>4.850907</text:p>
          </table:table-cell>
          <table:table-cell office:value-type="float" office:value="0" calcext:value-type="float">
            <text:p>0</text:p>
          </table:table-cell>
          <table:table-cell office:value-type="float" office:value="-0.1714698" calcext:value-type="float">
            <text:p>-0.171469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22.9602" calcext:value-type="float">
            <text:p>22.9602</text:p>
          </table:table-cell>
          <table:table-cell office:value-type="float" office:value="1098.311" calcext:value-type="float">
            <text:p>1098.311</text:p>
          </table:table-cell>
          <table:table-cell office:value-type="float" office:value="0" calcext:value-type="float">
            <text:p>0</text:p>
          </table:table-cell>
          <table:table-cell office:value-type="float" office:value="-5.869662" calcext:value-type="float">
            <text:p>-5.869662</text:p>
          </table:table-cell>
          <table:table-cell office:value-type="float" office:value="2.672931" calcext:value-type="float">
            <text:p>2.672931</text:p>
          </table:table-cell>
          <table:table-cell office:value-type="float" office:value="3.97736" calcext:value-type="float">
            <text:p>3.97736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13507" calcext:value-type="float">
            <text:p>0.001013507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02655" calcext:value-type="float">
            <text:p>0.1402655</text:p>
          </table:table-cell>
          <table:table-cell office:value-type="float" office:value="-0.1119132" calcext:value-type="float">
            <text:p>-0.1119132</text:p>
          </table:table-cell>
          <table:table-cell office:value-type="float" office:value="0.001506183" calcext:value-type="float">
            <text:p>0.001506183</text:p>
          </table:table-cell>
          <table:table-cell office:value-type="float" office:value="0.004225026" calcext:value-type="float">
            <text:p>0.004225026</text:p>
          </table:table-cell>
          <table:table-cell office:value-type="float" office:value="18.11459" calcext:value-type="float">
            <text:p>18.11459</text:p>
          </table:table-cell>
          <table:table-cell office:value-type="float" office:value="9.102551" calcext:value-type="float">
            <text:p>9.102551</text:p>
          </table:table-cell>
          <table:table-cell office:value-type="float" office:value="0.09402341" calcext:value-type="float">
            <text:p>0.09402341</text:p>
          </table:table-cell>
          <table:table-cell office:value-type="float" office:value="0.07348721" calcext:value-type="float">
            <text:p>0.07348721</text:p>
          </table:table-cell>
          <table:table-cell office:value-type="float" office:value="0.04246881" calcext:value-type="float">
            <text:p>0.04246881</text:p>
          </table:table-cell>
          <table:table-cell office:value-type="float" office:value="0.04306215" calcext:value-type="float">
            <text:p>0.04306215</text:p>
          </table:table-cell>
          <table:table-cell office:value-type="float" office:value="0.01275839" calcext:value-type="float">
            <text:p>0.01275839</text:p>
          </table:table-cell>
          <table:table-cell office:value-type="float" office:value="0.00997373" calcext:value-type="float">
            <text:p>0.00997373</text:p>
          </table:table-cell>
          <table:table-cell office:value-type="float" office:value="0.02446761" calcext:value-type="float">
            <text:p>0.02446761</text:p>
          </table:table-cell>
          <table:table-cell office:value-type="float" office:value="0.02073866" calcext:value-type="float">
            <text:p>0.02073866</text:p>
          </table:table-cell>
          <table:table-cell office:value-type="float" office:value="0.01844937" calcext:value-type="float">
            <text:p>0.01844937</text:p>
          </table:table-cell>
          <table:table-cell office:value-type="float" office:value="0.01749875" calcext:value-type="float">
            <text:p>0.01749875</text:p>
          </table:table-cell>
          <table:table-cell office:value-type="float" office:value="0.02132919" calcext:value-type="float">
            <text:p>0.02132919</text:p>
          </table:table-cell>
          <table:table-cell office:value-type="float" office:value="0.005586553" calcext:value-type="float">
            <text:p>0.005586553</text:p>
          </table:table-cell>
          <table:table-cell office:value-type="float" office:value="0.005664598" calcext:value-type="float">
            <text:p>0.005664598</text:p>
          </table:table-cell>
          <table:table-cell office:value-type="float" office:value="0" calcext:value-type="float">
            <text:p>0</text:p>
          </table:table-cell>
          <table:table-cell office:value-type="float" office:value="16.61642" calcext:value-type="float">
            <text:p>16.61642</text:p>
          </table:table-cell>
          <table:table-cell office:value-type="float" office:value="5.931427" calcext:value-type="float">
            <text:p>5.931427</text:p>
          </table:table-cell>
          <table:table-cell office:value-type="float" office:value="0.04306058" calcext:value-type="float">
            <text:p>0.04306058</text:p>
          </table:table-cell>
          <table:table-cell office:value-type="float" office:value="0.04369339" calcext:value-type="float">
            <text:p>0.04369339</text:p>
          </table:table-cell>
          <table:table-cell office:value-type="float" office:value="0.03750338" calcext:value-type="float">
            <text:p>0.03750338</text:p>
          </table:table-cell>
          <table:table-cell office:value-type="float" office:value="0.01884041" calcext:value-type="float">
            <text:p>0.01884041</text:p>
          </table:table-cell>
          <table:table-cell office:value-type="float" office:value="1.776833" calcext:value-type="float">
            <text:p>1.776833</text:p>
          </table:table-cell>
          <table:table-cell office:value-type="float" office:value="2.599323" calcext:value-type="float">
            <text:p>2.599323</text:p>
          </table:table-cell>
          <table:table-cell office:value-type="float" office:value="1.814256" calcext:value-type="float">
            <text:p>1.814256</text:p>
          </table:table-cell>
          <table:table-cell office:value-type="float" office:value="1.0181" calcext:value-type="float">
            <text:p>1.0181</text:p>
          </table:table-cell>
          <table:table-cell office:value-type="float" office:value="0.463577" calcext:value-type="float">
            <text:p>0.463577</text:p>
          </table:table-cell>
          <table:table-cell office:value-type="float" office:value="0.4413179" calcext:value-type="float">
            <text:p>0.4413179</text:p>
          </table:table-cell>
          <table:table-cell office:value-type="float" office:value="0.3359717" calcext:value-type="float">
            <text:p>0.3359717</text:p>
          </table:table-cell>
          <table:table-cell office:value-type="float" office:value="0.3488117" calcext:value-type="float">
            <text:p>0.3488117</text:p>
          </table:table-cell>
          <table:table-cell office:value-type="float" office:value="0" calcext:value-type="float">
            <text:p>0</text:p>
          </table:table-cell>
          <table:table-cell office:value-type="float" office:value="4916.542" calcext:value-type="float">
            <text:p>4916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58153" calcext:value-type="float">
            <text:p>5.058153</text:p>
          </table:table-cell>
          <table:table-cell office:value-type="float" office:value="0" calcext:value-type="float">
            <text:p>0</text:p>
          </table:table-cell>
          <table:table-cell office:value-type="float" office:value="-0.1715773" calcext:value-type="float">
            <text:p>-0.171577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22.83644" calcext:value-type="float">
            <text:p>22.83644</text:p>
          </table:table-cell>
          <table:table-cell office:value-type="float" office:value="1098.277" calcext:value-type="float">
            <text:p>1098.277</text:p>
          </table:table-cell>
          <table:table-cell office:value-type="float" office:value="0" calcext:value-type="float">
            <text:p>0</text:p>
          </table:table-cell>
          <table:table-cell office:value-type="float" office:value="-6.157693" calcext:value-type="float">
            <text:p>-6.157693</text:p>
          </table:table-cell>
          <table:table-cell office:value-type="float" office:value="2.735861" calcext:value-type="float">
            <text:p>2.735861</text:p>
          </table:table-cell>
          <table:table-cell office:value-type="float" office:value="3.845455" calcext:value-type="float">
            <text:p>3.845455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14347" calcext:value-type="float">
            <text:p>0.001014347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04935" calcext:value-type="float">
            <text:p>0.1404935</text:p>
          </table:table-cell>
          <table:table-cell office:value-type="float" office:value="-0.1123106" calcext:value-type="float">
            <text:p>-0.1123106</text:p>
          </table:table-cell>
          <table:table-cell office:value-type="float" office:value="0.001490804" calcext:value-type="float">
            <text:p>0.001490804</text:p>
          </table:table-cell>
          <table:table-cell office:value-type="float" office:value="0.00422517" calcext:value-type="float">
            <text:p>0.00422517</text:p>
          </table:table-cell>
          <table:table-cell office:value-type="float" office:value="17.92068" calcext:value-type="float">
            <text:p>17.92068</text:p>
          </table:table-cell>
          <table:table-cell office:value-type="float" office:value="9.89222" calcext:value-type="float">
            <text:p>9.89222</text:p>
          </table:table-cell>
          <table:table-cell office:value-type="float" office:value="0.102022" calcext:value-type="float">
            <text:p>0.102022</text:p>
          </table:table-cell>
          <table:table-cell office:value-type="float" office:value="0.07864267" calcext:value-type="float">
            <text:p>0.07864267</text:p>
          </table:table-cell>
          <table:table-cell office:value-type="float" office:value="0.04552359" calcext:value-type="float">
            <text:p>0.04552359</text:p>
          </table:table-cell>
          <table:table-cell office:value-type="float" office:value="0.04616448" calcext:value-type="float">
            <text:p>0.04616448</text:p>
          </table:table-cell>
          <table:table-cell office:value-type="float" office:value="0.0127117" calcext:value-type="float">
            <text:p>0.0127117</text:p>
          </table:table-cell>
          <table:table-cell office:value-type="float" office:value="0.00989986" calcext:value-type="float">
            <text:p>0.00989986</text:p>
          </table:table-cell>
          <table:table-cell office:value-type="float" office:value="0.02438335" calcext:value-type="float">
            <text:p>0.02438335</text:p>
          </table:table-cell>
          <table:table-cell office:value-type="float" office:value="0.02070963" calcext:value-type="float">
            <text:p>0.02070963</text:p>
          </table:table-cell>
          <table:table-cell office:value-type="float" office:value="0.01844156" calcext:value-type="float">
            <text:p>0.01844156</text:p>
          </table:table-cell>
          <table:table-cell office:value-type="float" office:value="0.01746672" calcext:value-type="float">
            <text:p>0.01746672</text:p>
          </table:table-cell>
          <table:table-cell office:value-type="float" office:value="0.0212542" calcext:value-type="float">
            <text:p>0.0212542</text:p>
          </table:table-cell>
          <table:table-cell office:value-type="float" office:value="0.00558261" calcext:value-type="float">
            <text:p>0.00558261</text:p>
          </table:table-cell>
          <table:table-cell office:value-type="float" office:value="0.005662373" calcext:value-type="float">
            <text:p>0.005662373</text:p>
          </table:table-cell>
          <table:table-cell office:value-type="float" office:value="0" calcext:value-type="float">
            <text:p>0</text:p>
          </table:table-cell>
          <table:table-cell office:value-type="float" office:value="17.00865" calcext:value-type="float">
            <text:p>17.00865</text:p>
          </table:table-cell>
          <table:table-cell office:value-type="float" office:value="4.2712" calcext:value-type="float">
            <text:p>4.2712</text:p>
          </table:table-cell>
          <table:table-cell office:value-type="float" office:value="0.03809587" calcext:value-type="float">
            <text:p>0.03809587</text:p>
          </table:table-cell>
          <table:table-cell office:value-type="float" office:value="0.03532835" calcext:value-type="float">
            <text:p>0.03532835</text:p>
          </table:table-cell>
          <table:table-cell office:value-type="float" office:value="0.03489458" calcext:value-type="float">
            <text:p>0.03489458</text:p>
          </table:table-cell>
          <table:table-cell office:value-type="float" office:value="0.01862635" calcext:value-type="float">
            <text:p>0.01862635</text:p>
          </table:table-cell>
          <table:table-cell office:value-type="float" office:value="1.547971" calcext:value-type="float">
            <text:p>1.547971</text:p>
          </table:table-cell>
          <table:table-cell office:value-type="float" office:value="2.569922" calcext:value-type="float">
            <text:p>2.569922</text:p>
          </table:table-cell>
          <table:table-cell office:value-type="float" office:value="1.792781" calcext:value-type="float">
            <text:p>1.792781</text:p>
          </table:table-cell>
          <table:table-cell office:value-type="float" office:value="1.014553" calcext:value-type="float">
            <text:p>1.014553</text:p>
          </table:table-cell>
          <table:table-cell office:value-type="float" office:value="0.4559378" calcext:value-type="float">
            <text:p>0.4559378</text:p>
          </table:table-cell>
          <table:table-cell office:value-type="float" office:value="0.4415523" calcext:value-type="float">
            <text:p>0.4415523</text:p>
          </table:table-cell>
          <table:table-cell office:value-type="float" office:value="0.335844" calcext:value-type="float">
            <text:p>0.335844</text:p>
          </table:table-cell>
          <table:table-cell office:value-type="float" office:value="0.3488167" calcext:value-type="float">
            <text:p>0.3488167</text:p>
          </table:table-cell>
          <table:table-cell office:value-type="float" office:value="0" calcext:value-type="float">
            <text:p>0</text:p>
          </table:table-cell>
          <table:table-cell office:value-type="float" office:value="5030.079" calcext:value-type="float">
            <text:p>5030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26172" calcext:value-type="float">
            <text:p>5.226172</text:p>
          </table:table-cell>
          <table:table-cell office:value-type="float" office:value="0" calcext:value-type="float">
            <text:p>0</text:p>
          </table:table-cell>
          <table:table-cell office:value-type="float" office:value="-0.171695" calcext:value-type="float">
            <text:p>-0.1716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22.76957" calcext:value-type="float">
            <text:p>22.76957</text:p>
          </table:table-cell>
          <table:table-cell office:value-type="float" office:value="1098.252" calcext:value-type="float">
            <text:p>1098.252</text:p>
          </table:table-cell>
          <table:table-cell office:value-type="float" office:value="0" calcext:value-type="float">
            <text:p>0</text:p>
          </table:table-cell>
          <table:table-cell office:value-type="float" office:value="-6.446575" calcext:value-type="float">
            <text:p>-6.446575</text:p>
          </table:table-cell>
          <table:table-cell office:value-type="float" office:value="2.717193" calcext:value-type="float">
            <text:p>2.717193</text:p>
          </table:table-cell>
          <table:table-cell office:value-type="float" office:value="3.733937" calcext:value-type="float">
            <text:p>3.733937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14743" calcext:value-type="float">
            <text:p>0.001014743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06271" calcext:value-type="float">
            <text:p>0.1406271</text:p>
          </table:table-cell>
          <table:table-cell office:value-type="float" office:value="-0.1137111" calcext:value-type="float">
            <text:p>-0.1137111</text:p>
          </table:table-cell>
          <table:table-cell office:value-type="float" office:value="0.001483977" calcext:value-type="float">
            <text:p>0.001483977</text:p>
          </table:table-cell>
          <table:table-cell office:value-type="float" office:value="0.004225327" calcext:value-type="float">
            <text:p>0.004225327</text:p>
          </table:table-cell>
          <table:table-cell office:value-type="float" office:value="17.9129" calcext:value-type="float">
            <text:p>17.9129</text:p>
          </table:table-cell>
          <table:table-cell office:value-type="float" office:value="12.31061" calcext:value-type="float">
            <text:p>12.31061</text:p>
          </table:table-cell>
          <table:table-cell office:value-type="float" office:value="0.1427724" calcext:value-type="float">
            <text:p>0.1427724</text:p>
          </table:table-cell>
          <table:table-cell office:value-type="float" office:value="0.07541325" calcext:value-type="float">
            <text:p>0.07541325</text:p>
          </table:table-cell>
          <table:table-cell office:value-type="float" office:value="0.04507966" calcext:value-type="float">
            <text:p>0.04507966</text:p>
          </table:table-cell>
          <table:table-cell office:value-type="float" office:value="0.04651124" calcext:value-type="float">
            <text:p>0.04651124</text:p>
          </table:table-cell>
          <table:table-cell office:value-type="float" office:value="0.01257393" calcext:value-type="float">
            <text:p>0.01257393</text:p>
          </table:table-cell>
          <table:table-cell office:value-type="float" office:value="0.009785495" calcext:value-type="float">
            <text:p>0.009785495</text:p>
          </table:table-cell>
          <table:table-cell office:value-type="float" office:value="0.0243001" calcext:value-type="float">
            <text:p>0.0243001</text:p>
          </table:table-cell>
          <table:table-cell office:value-type="float" office:value="0.02069571" calcext:value-type="float">
            <text:p>0.02069571</text:p>
          </table:table-cell>
          <table:table-cell office:value-type="float" office:value="0.01842349" calcext:value-type="float">
            <text:p>0.01842349</text:p>
          </table:table-cell>
          <table:table-cell office:value-type="float" office:value="0.01743921" calcext:value-type="float">
            <text:p>0.01743921</text:p>
          </table:table-cell>
          <table:table-cell office:value-type="float" office:value="0.02116725" calcext:value-type="float">
            <text:p>0.02116725</text:p>
          </table:table-cell>
          <table:table-cell office:value-type="float" office:value="0.00557872" calcext:value-type="float">
            <text:p>0.00557872</text:p>
          </table:table-cell>
          <table:table-cell office:value-type="float" office:value="0.005660132" calcext:value-type="float">
            <text:p>0.005660132</text:p>
          </table:table-cell>
          <table:table-cell office:value-type="float" office:value="0" calcext:value-type="float">
            <text:p>0</text:p>
          </table:table-cell>
          <table:table-cell office:value-type="float" office:value="17.13361" calcext:value-type="float">
            <text:p>17.13361</text:p>
          </table:table-cell>
          <table:table-cell office:value-type="float" office:value="5.075274" calcext:value-type="float">
            <text:p>5.075274</text:p>
          </table:table-cell>
          <table:table-cell office:value-type="float" office:value="0.03483218" calcext:value-type="float">
            <text:p>0.03483218</text:p>
          </table:table-cell>
          <table:table-cell office:value-type="float" office:value="0.03277871" calcext:value-type="float">
            <text:p>0.03277871</text:p>
          </table:table-cell>
          <table:table-cell office:value-type="float" office:value="0.03308804" calcext:value-type="float">
            <text:p>0.03308804</text:p>
          </table:table-cell>
          <table:table-cell office:value-type="float" office:value="0.0183817" calcext:value-type="float">
            <text:p>0.0183817</text:p>
          </table:table-cell>
          <table:table-cell office:value-type="float" office:value="1.307743" calcext:value-type="float">
            <text:p>1.307743</text:p>
          </table:table-cell>
          <table:table-cell office:value-type="float" office:value="2.532562" calcext:value-type="float">
            <text:p>2.532562</text:p>
          </table:table-cell>
          <table:table-cell office:value-type="float" office:value="1.774214" calcext:value-type="float">
            <text:p>1.774214</text:p>
          </table:table-cell>
          <table:table-cell office:value-type="float" office:value="1.007802" calcext:value-type="float">
            <text:p>1.007802</text:p>
          </table:table-cell>
          <table:table-cell office:value-type="float" office:value="0.4508309" calcext:value-type="float">
            <text:p>0.4508309</text:p>
          </table:table-cell>
          <table:table-cell office:value-type="float" office:value="0.4393245" calcext:value-type="float">
            <text:p>0.4393245</text:p>
          </table:table-cell>
          <table:table-cell office:value-type="float" office:value="0.3357402" calcext:value-type="float">
            <text:p>0.3357402</text:p>
          </table:table-cell>
          <table:table-cell office:value-type="float" office:value="0.3488216" calcext:value-type="float">
            <text:p>0.3488216</text:p>
          </table:table-cell>
          <table:table-cell office:value-type="float" office:value="0" calcext:value-type="float">
            <text:p>0</text:p>
          </table:table-cell>
          <table:table-cell office:value-type="float" office:value="4969.194" calcext:value-type="float">
            <text:p>4969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28262" calcext:value-type="float">
            <text:p>5.328262</text:p>
          </table:table-cell>
          <table:table-cell office:value-type="float" office:value="0" calcext:value-type="float">
            <text:p>0</text:p>
          </table:table-cell>
          <table:table-cell office:value-type="float" office:value="-0.1773291" calcext:value-type="float">
            <text:p>-0.17732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22.75828" calcext:value-type="float">
            <text:p>22.75828</text:p>
          </table:table-cell>
          <table:table-cell office:value-type="float" office:value="1098.288" calcext:value-type="float">
            <text:p>1098.288</text:p>
          </table:table-cell>
          <table:table-cell office:value-type="float" office:value="0" calcext:value-type="float">
            <text:p>0</text:p>
          </table:table-cell>
          <table:table-cell office:value-type="float" office:value="-6.75303" calcext:value-type="float">
            <text:p>-6.75303</text:p>
          </table:table-cell>
          <table:table-cell office:value-type="float" office:value="2.552923" calcext:value-type="float">
            <text:p>2.552923</text:p>
          </table:table-cell>
          <table:table-cell office:value-type="float" office:value="3.625414" calcext:value-type="float">
            <text:p>3.625414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24586" calcext:value-type="float">
            <text:p>0.001024586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1506" calcext:value-type="float">
            <text:p>0.1411506</text:p>
          </table:table-cell>
          <table:table-cell office:value-type="float" office:value="-0.1207616" calcext:value-type="float">
            <text:p>-0.1207616</text:p>
          </table:table-cell>
          <table:table-cell office:value-type="float" office:value="0.001475619" calcext:value-type="float">
            <text:p>0.001475619</text:p>
          </table:table-cell>
          <table:table-cell office:value-type="float" office:value="0.004234329" calcext:value-type="float">
            <text:p>0.004234329</text:p>
          </table:table-cell>
          <table:table-cell office:value-type="float" office:value="18.35936" calcext:value-type="float">
            <text:p>18.35936</text:p>
          </table:table-cell>
          <table:table-cell office:value-type="float" office:value="10.39433" calcext:value-type="float">
            <text:p>10.39433</text:p>
          </table:table-cell>
          <table:table-cell office:value-type="float" office:value="0.3711573" calcext:value-type="float">
            <text:p>0.3711573</text:p>
          </table:table-cell>
          <table:table-cell office:value-type="float" office:value="0.07955915" calcext:value-type="float">
            <text:p>0.07955915</text:p>
          </table:table-cell>
          <table:table-cell office:value-type="float" office:value="0.04735788" calcext:value-type="float">
            <text:p>0.04735788</text:p>
          </table:table-cell>
          <table:table-cell office:value-type="float" office:value="0.04829831" calcext:value-type="float">
            <text:p>0.04829831</text:p>
          </table:table-cell>
          <table:table-cell office:value-type="float" office:value="0.0124925" calcext:value-type="float">
            <text:p>0.0124925</text:p>
          </table:table-cell>
          <table:table-cell office:value-type="float" office:value="0.009708527" calcext:value-type="float">
            <text:p>0.009708527</text:p>
          </table:table-cell>
          <table:table-cell office:value-type="float" office:value="0.02422426" calcext:value-type="float">
            <text:p>0.02422426</text:p>
          </table:table-cell>
          <table:table-cell office:value-type="float" office:value="0.02066408" calcext:value-type="float">
            <text:p>0.02066408</text:p>
          </table:table-cell>
          <table:table-cell office:value-type="float" office:value="0.01840413" calcext:value-type="float">
            <text:p>0.01840413</text:p>
          </table:table-cell>
          <table:table-cell office:value-type="float" office:value="0.01741405" calcext:value-type="float">
            <text:p>0.01741405</text:p>
          </table:table-cell>
          <table:table-cell office:value-type="float" office:value="0.02106973" calcext:value-type="float">
            <text:p>0.02106973</text:p>
          </table:table-cell>
          <table:table-cell office:value-type="float" office:value="0.005572812" calcext:value-type="float">
            <text:p>0.005572812</text:p>
          </table:table-cell>
          <table:table-cell office:value-type="float" office:value="0.005657841" calcext:value-type="float">
            <text:p>0.005657841</text:p>
          </table:table-cell>
          <table:table-cell office:value-type="float" office:value="0" calcext:value-type="float">
            <text:p>0</text:p>
          </table:table-cell>
          <table:table-cell office:value-type="float" office:value="9.572799" calcext:value-type="float">
            <text:p>9.572799</text:p>
          </table:table-cell>
          <table:table-cell office:value-type="float" office:value="5.918861" calcext:value-type="float">
            <text:p>5.918861</text:p>
          </table:table-cell>
          <table:table-cell office:value-type="float" office:value="0.03956797" calcext:value-type="float">
            <text:p>0.03956797</text:p>
          </table:table-cell>
          <table:table-cell office:value-type="float" office:value="0.03125097" calcext:value-type="float">
            <text:p>0.03125097</text:p>
          </table:table-cell>
          <table:table-cell office:value-type="float" office:value="0.03134396" calcext:value-type="float">
            <text:p>0.03134396</text:p>
          </table:table-cell>
          <table:table-cell office:value-type="float" office:value="0.01833813" calcext:value-type="float">
            <text:p>0.01833813</text:p>
          </table:table-cell>
          <table:table-cell office:value-type="float" office:value="1.05939" calcext:value-type="float">
            <text:p>1.05939</text:p>
          </table:table-cell>
          <table:table-cell office:value-type="float" office:value="2.493175" calcext:value-type="float">
            <text:p>2.493175</text:p>
          </table:table-cell>
          <table:table-cell office:value-type="float" office:value="1.75136" calcext:value-type="float">
            <text:p>1.75136</text:p>
          </table:table-cell>
          <table:table-cell office:value-type="float" office:value="0.9991869" calcext:value-type="float">
            <text:p>0.9991869</text:p>
          </table:table-cell>
          <table:table-cell office:value-type="float" office:value="0.4463737" calcext:value-type="float">
            <text:p>0.4463737</text:p>
          </table:table-cell>
          <table:table-cell office:value-type="float" office:value="0.4342593" calcext:value-type="float">
            <text:p>0.4342593</text:p>
          </table:table-cell>
          <table:table-cell office:value-type="float" office:value="0.335033" calcext:value-type="float">
            <text:p>0.335033</text:p>
          </table:table-cell>
          <table:table-cell office:value-type="float" office:value="0.3488266" calcext:value-type="float">
            <text:p>0.3488266</text:p>
          </table:table-cell>
          <table:table-cell office:value-type="float" office:value="0" calcext:value-type="float">
            <text:p>0</text:p>
          </table:table-cell>
          <table:table-cell office:value-type="float" office:value="4779.146" calcext:value-type="float">
            <text:p>4779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14897" calcext:value-type="float">
            <text:p>5.314897</text:p>
          </table:table-cell>
          <table:table-cell office:value-type="float" office:value="0" calcext:value-type="float">
            <text:p>0</text:p>
          </table:table-cell>
          <table:table-cell office:value-type="float" office:value="-0.1989987" calcext:value-type="float">
            <text:p>-0.198998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22.752" calcext:value-type="float">
            <text:p>22.752</text:p>
          </table:table-cell>
          <table:table-cell office:value-type="float" office:value="1098.349" calcext:value-type="float">
            <text:p>1098.349</text:p>
          </table:table-cell>
          <table:table-cell office:value-type="float" office:value="0" calcext:value-type="float">
            <text:p>0</text:p>
          </table:table-cell>
          <table:table-cell office:value-type="float" office:value="-7.100465" calcext:value-type="float">
            <text:p>-7.100465</text:p>
          </table:table-cell>
          <table:table-cell office:value-type="float" office:value="2.347919" calcext:value-type="float">
            <text:p>2.347919</text:p>
          </table:table-cell>
          <table:table-cell office:value-type="float" office:value="3.512318" calcext:value-type="float">
            <text:p>3.512318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24787" calcext:value-type="float">
            <text:p>0.001024787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2191" calcext:value-type="float">
            <text:p>0.1412191</text:p>
          </table:table-cell>
          <table:table-cell office:value-type="float" office:value="-0.1249651" calcext:value-type="float">
            <text:p>-0.1249651</text:p>
          </table:table-cell>
          <table:table-cell office:value-type="float" office:value="0.001474049" calcext:value-type="float">
            <text:p>0.001474049</text:p>
          </table:table-cell>
          <table:table-cell office:value-type="float" office:value="0.0042694" calcext:value-type="float">
            <text:p>0.0042694</text:p>
          </table:table-cell>
          <table:table-cell office:value-type="float" office:value="18.79406" calcext:value-type="float">
            <text:p>18.79406</text:p>
          </table:table-cell>
          <table:table-cell office:value-type="float" office:value="5.384876" calcext:value-type="float">
            <text:p>5.384876</text:p>
          </table:table-cell>
          <table:table-cell office:value-type="float" office:value="0.114498" calcext:value-type="float">
            <text:p>0.114498</text:p>
          </table:table-cell>
          <table:table-cell office:value-type="float" office:value="0.0812076" calcext:value-type="float">
            <text:p>0.0812076</text:p>
          </table:table-cell>
          <table:table-cell office:value-type="float" office:value="0.04895155" calcext:value-type="float">
            <text:p>0.04895155</text:p>
          </table:table-cell>
          <table:table-cell office:value-type="float" office:value="0.04973406" calcext:value-type="float">
            <text:p>0.04973406</text:p>
          </table:table-cell>
          <table:table-cell office:value-type="float" office:value="0.01259247" calcext:value-type="float">
            <text:p>0.01259247</text:p>
          </table:table-cell>
          <table:table-cell office:value-type="float" office:value="0.009497236" calcext:value-type="float">
            <text:p>0.009497236</text:p>
          </table:table-cell>
          <table:table-cell office:value-type="float" office:value="0.02413647" calcext:value-type="float">
            <text:p>0.02413647</text:p>
          </table:table-cell>
          <table:table-cell office:value-type="float" office:value="0.02062569" calcext:value-type="float">
            <text:p>0.02062569</text:p>
          </table:table-cell>
          <table:table-cell office:value-type="float" office:value="0.01838364" calcext:value-type="float">
            <text:p>0.01838364</text:p>
          </table:table-cell>
          <table:table-cell office:value-type="float" office:value="0.01739011" calcext:value-type="float">
            <text:p>0.01739011</text:p>
          </table:table-cell>
          <table:table-cell office:value-type="float" office:value="0.02096321" calcext:value-type="float">
            <text:p>0.02096321</text:p>
          </table:table-cell>
          <table:table-cell office:value-type="float" office:value="0.005569583" calcext:value-type="float">
            <text:p>0.005569583</text:p>
          </table:table-cell>
          <table:table-cell office:value-type="float" office:value="0.005655547" calcext:value-type="float">
            <text:p>0.005655547</text:p>
          </table:table-cell>
          <table:table-cell office:value-type="float" office:value="0" calcext:value-type="float">
            <text:p>0</text:p>
          </table:table-cell>
          <table:table-cell office:value-type="float" office:value="2.952697" calcext:value-type="float">
            <text:p>2.952697</text:p>
          </table:table-cell>
          <table:table-cell office:value-type="float" office:value="4.085886" calcext:value-type="float">
            <text:p>4.085886</text:p>
          </table:table-cell>
          <table:table-cell office:value-type="float" office:value="0.03658487" calcext:value-type="float">
            <text:p>0.03658487</text:p>
          </table:table-cell>
          <table:table-cell office:value-type="float" office:value="0.02876082" calcext:value-type="float">
            <text:p>0.02876082</text:p>
          </table:table-cell>
          <table:table-cell office:value-type="float" office:value="0.02992431" calcext:value-type="float">
            <text:p>0.02992431</text:p>
          </table:table-cell>
          <table:table-cell office:value-type="float" office:value="0.01765148" calcext:value-type="float">
            <text:p>0.01765148</text:p>
          </table:table-cell>
          <table:table-cell office:value-type="float" office:value="0.7550386" calcext:value-type="float">
            <text:p>0.7550386</text:p>
          </table:table-cell>
          <table:table-cell office:value-type="float" office:value="2.451244" calcext:value-type="float">
            <text:p>2.451244</text:p>
          </table:table-cell>
          <table:table-cell office:value-type="float" office:value="1.722492" calcext:value-type="float">
            <text:p>1.722492</text:p>
          </table:table-cell>
          <table:table-cell office:value-type="float" office:value="0.9888656" calcext:value-type="float">
            <text:p>0.9888656</text:p>
          </table:table-cell>
          <table:table-cell office:value-type="float" office:value="0.4415917" calcext:value-type="float">
            <text:p>0.4415917</text:p>
          </table:table-cell>
          <table:table-cell office:value-type="float" office:value="0.4262151" calcext:value-type="float">
            <text:p>0.4262151</text:p>
          </table:table-cell>
          <table:table-cell office:value-type="float" office:value="0.3350734" calcext:value-type="float">
            <text:p>0.3350734</text:p>
          </table:table-cell>
          <table:table-cell office:value-type="float" office:value="0.3488315" calcext:value-type="float">
            <text:p>0.3488315</text:p>
          </table:table-cell>
          <table:table-cell office:value-type="float" office:value="0" calcext:value-type="float">
            <text:p>0</text:p>
          </table:table-cell>
          <table:table-cell office:value-type="float" office:value="4610.831" calcext:value-type="float">
            <text:p>4610.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71158" calcext:value-type="float">
            <text:p>5.271158</text:p>
          </table:table-cell>
          <table:table-cell office:value-type="float" office:value="0" calcext:value-type="float">
            <text:p>0</text:p>
          </table:table-cell>
          <table:table-cell office:value-type="float" office:value="-0.2037693" calcext:value-type="float">
            <text:p>-0.203769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22.73078" calcext:value-type="float">
            <text:p>22.73078</text:p>
          </table:table-cell>
          <table:table-cell office:value-type="float" office:value="1098.394" calcext:value-type="float">
            <text:p>1098.394</text:p>
          </table:table-cell>
          <table:table-cell office:value-type="float" office:value="0" calcext:value-type="float">
            <text:p>0</text:p>
          </table:table-cell>
          <table:table-cell office:value-type="float" office:value="-7.410802" calcext:value-type="float">
            <text:p>-7.410802</text:p>
          </table:table-cell>
          <table:table-cell office:value-type="float" office:value="2.182854" calcext:value-type="float">
            <text:p>2.182854</text:p>
          </table:table-cell>
          <table:table-cell office:value-type="float" office:value="3.446954" calcext:value-type="float">
            <text:p>3.446954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3694" calcext:value-type="float">
            <text:p>0.001033694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4926" calcext:value-type="float">
            <text:p>0.1414926</text:p>
          </table:table-cell>
          <table:table-cell office:value-type="float" office:value="-0.1261741" calcext:value-type="float">
            <text:p>-0.1261741</text:p>
          </table:table-cell>
          <table:table-cell office:value-type="float" office:value="0.00147938" calcext:value-type="float">
            <text:p>0.00147938</text:p>
          </table:table-cell>
          <table:table-cell office:value-type="float" office:value="0.004310145" calcext:value-type="float">
            <text:p>0.004310145</text:p>
          </table:table-cell>
          <table:table-cell office:value-type="float" office:value="19.04464" calcext:value-type="float">
            <text:p>19.04464</text:p>
          </table:table-cell>
          <table:table-cell office:value-type="float" office:value="4.083752" calcext:value-type="float">
            <text:p>4.083752</text:p>
          </table:table-cell>
          <table:table-cell office:value-type="float" office:value="0.09404998" calcext:value-type="float">
            <text:p>0.09404998</text:p>
          </table:table-cell>
          <table:table-cell office:value-type="float" office:value="0.07521772" calcext:value-type="float">
            <text:p>0.07521772</text:p>
          </table:table-cell>
          <table:table-cell office:value-type="float" office:value="0.04683861" calcext:value-type="float">
            <text:p>0.04683861</text:p>
          </table:table-cell>
          <table:table-cell office:value-type="float" office:value="0.04820913" calcext:value-type="float">
            <text:p>0.04820913</text:p>
          </table:table-cell>
          <table:table-cell office:value-type="float" office:value="0.01238344" calcext:value-type="float">
            <text:p>0.01238344</text:p>
          </table:table-cell>
          <table:table-cell office:value-type="float" office:value="0.009393537" calcext:value-type="float">
            <text:p>0.009393537</text:p>
          </table:table-cell>
          <table:table-cell office:value-type="float" office:value="0.02401435" calcext:value-type="float">
            <text:p>0.02401435</text:p>
          </table:table-cell>
          <table:table-cell office:value-type="float" office:value="0.02059841" calcext:value-type="float">
            <text:p>0.02059841</text:p>
          </table:table-cell>
          <table:table-cell office:value-type="float" office:value="0.01836303" calcext:value-type="float">
            <text:p>0.01836303</text:p>
          </table:table-cell>
          <table:table-cell office:value-type="float" office:value="0.01736715" calcext:value-type="float">
            <text:p>0.01736715</text:p>
          </table:table-cell>
          <table:table-cell office:value-type="float" office:value="0.02085196" calcext:value-type="float">
            <text:p>0.02085196</text:p>
          </table:table-cell>
          <table:table-cell office:value-type="float" office:value="0.005566078" calcext:value-type="float">
            <text:p>0.005566078</text:p>
          </table:table-cell>
          <table:table-cell office:value-type="float" office:value="0.00565322" calcext:value-type="float">
            <text:p>0.00565322</text:p>
          </table:table-cell>
          <table:table-cell office:value-type="float" office:value="0" calcext:value-type="float">
            <text:p>0</text:p>
          </table:table-cell>
          <table:table-cell office:value-type="float" office:value="6.689732" calcext:value-type="float">
            <text:p>6.689732</text:p>
          </table:table-cell>
          <table:table-cell office:value-type="float" office:value="3.00493" calcext:value-type="float">
            <text:p>3.00493</text:p>
          </table:table-cell>
          <table:table-cell office:value-type="float" office:value="0.03177208" calcext:value-type="float">
            <text:p>0.03177208</text:p>
          </table:table-cell>
          <table:table-cell office:value-type="float" office:value="0.02779042" calcext:value-type="float">
            <text:p>0.02779042</text:p>
          </table:table-cell>
          <table:table-cell office:value-type="float" office:value="0.02934485" calcext:value-type="float">
            <text:p>0.02934485</text:p>
          </table:table-cell>
          <table:table-cell office:value-type="float" office:value="0.01729703" calcext:value-type="float">
            <text:p>0.01729703</text:p>
          </table:table-cell>
          <table:table-cell office:value-type="float" office:value="0.4805649" calcext:value-type="float">
            <text:p>0.4805649</text:p>
          </table:table-cell>
          <table:table-cell office:value-type="float" office:value="2.394753" calcext:value-type="float">
            <text:p>2.394753</text:p>
          </table:table-cell>
          <table:table-cell office:value-type="float" office:value="1.691187" calcext:value-type="float">
            <text:p>1.691187</text:p>
          </table:table-cell>
          <table:table-cell office:value-type="float" office:value="0.9773991" calcext:value-type="float">
            <text:p>0.9773991</text:p>
          </table:table-cell>
          <table:table-cell office:value-type="float" office:value="0.4364616" calcext:value-type="float">
            <text:p>0.4364616</text:p>
          </table:table-cell>
          <table:table-cell office:value-type="float" office:value="0.4156609" calcext:value-type="float">
            <text:p>0.4156609</text:p>
          </table:table-cell>
          <table:table-cell office:value-type="float" office:value="0.3350913" calcext:value-type="float">
            <text:p>0.3350913</text:p>
          </table:table-cell>
          <table:table-cell office:value-type="float" office:value="0.3488365" calcext:value-type="float">
            <text:p>0.3488365</text:p>
          </table:table-cell>
          <table:table-cell office:value-type="float" office:value="0" calcext:value-type="float">
            <text:p>0</text:p>
          </table:table-cell>
          <table:table-cell office:value-type="float" office:value="4393.062" calcext:value-type="float">
            <text:p>4393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56643" calcext:value-type="float">
            <text:p>5.256643</text:p>
          </table:table-cell>
          <table:table-cell office:value-type="float" office:value="0" calcext:value-type="float">
            <text:p>0</text:p>
          </table:table-cell>
          <table:table-cell office:value-type="float" office:value="-0.203914" calcext:value-type="float">
            <text:p>-0.2039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22.71781" calcext:value-type="float">
            <text:p>22.71781</text:p>
          </table:table-cell>
          <table:table-cell office:value-type="float" office:value="1098.432" calcext:value-type="float">
            <text:p>1098.432</text:p>
          </table:table-cell>
          <table:table-cell office:value-type="float" office:value="0" calcext:value-type="float">
            <text:p>0</text:p>
          </table:table-cell>
          <table:table-cell office:value-type="float" office:value="-7.728054" calcext:value-type="float">
            <text:p>-7.728054</text:p>
          </table:table-cell>
          <table:table-cell office:value-type="float" office:value="2.035704" calcext:value-type="float">
            <text:p>2.035704</text:p>
          </table:table-cell>
          <table:table-cell office:value-type="float" office:value="3.368961" calcext:value-type="float">
            <text:p>3.368961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3873" calcext:value-type="float">
            <text:p>0.001033873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5544" calcext:value-type="float">
            <text:p>0.1415544</text:p>
          </table:table-cell>
          <table:table-cell office:value-type="float" office:value="-0.1273599" calcext:value-type="float">
            <text:p>-0.1273599</text:p>
          </table:table-cell>
          <table:table-cell office:value-type="float" office:value="0.001486647" calcext:value-type="float">
            <text:p>0.001486647</text:p>
          </table:table-cell>
          <table:table-cell office:value-type="float" office:value="0.004356214" calcext:value-type="float">
            <text:p>0.004356214</text:p>
          </table:table-cell>
          <table:table-cell office:value-type="float" office:value="19.23165" calcext:value-type="float">
            <text:p>19.23165</text:p>
          </table:table-cell>
          <table:table-cell office:value-type="float" office:value="2.767776" calcext:value-type="float">
            <text:p>2.767776</text:p>
          </table:table-cell>
          <table:table-cell office:value-type="float" office:value="0.0787226" calcext:value-type="float">
            <text:p>0.0787226</text:p>
          </table:table-cell>
          <table:table-cell office:value-type="float" office:value="0.06955512" calcext:value-type="float">
            <text:p>0.06955512</text:p>
          </table:table-cell>
          <table:table-cell office:value-type="float" office:value="0.04448004" calcext:value-type="float">
            <text:p>0.04448004</text:p>
          </table:table-cell>
          <table:table-cell office:value-type="float" office:value="0.04624319" calcext:value-type="float">
            <text:p>0.04624319</text:p>
          </table:table-cell>
          <table:table-cell office:value-type="float" office:value="0.01214033" calcext:value-type="float">
            <text:p>0.01214033</text:p>
          </table:table-cell>
          <table:table-cell office:value-type="float" office:value="0.009330504" calcext:value-type="float">
            <text:p>0.009330504</text:p>
          </table:table-cell>
          <table:table-cell office:value-type="float" office:value="0.02387234" calcext:value-type="float">
            <text:p>0.02387234</text:p>
          </table:table-cell>
          <table:table-cell office:value-type="float" office:value="0.02056862" calcext:value-type="float">
            <text:p>0.02056862</text:p>
          </table:table-cell>
          <table:table-cell office:value-type="float" office:value="0.01833539" calcext:value-type="float">
            <text:p>0.01833539</text:p>
          </table:table-cell>
          <table:table-cell office:value-type="float" office:value="0.01734529" calcext:value-type="float">
            <text:p>0.01734529</text:p>
          </table:table-cell>
          <table:table-cell office:value-type="float" office:value="0.02074867" calcext:value-type="float">
            <text:p>0.02074867</text:p>
          </table:table-cell>
          <table:table-cell office:value-type="float" office:value="0.005562383" calcext:value-type="float">
            <text:p>0.005562383</text:p>
          </table:table-cell>
          <table:table-cell office:value-type="float" office:value="0.005650882" calcext:value-type="float">
            <text:p>0.005650882</text:p>
          </table:table-cell>
          <table:table-cell office:value-type="float" office:value="0" calcext:value-type="float">
            <text:p>0</text:p>
          </table:table-cell>
          <table:table-cell office:value-type="float" office:value="6.013541" calcext:value-type="float">
            <text:p>6.013541</text:p>
          </table:table-cell>
          <table:table-cell office:value-type="float" office:value="2.230946" calcext:value-type="float">
            <text:p>2.230946</text:p>
          </table:table-cell>
          <table:table-cell office:value-type="float" office:value="0.02824928" calcext:value-type="float">
            <text:p>0.02824928</text:p>
          </table:table-cell>
          <table:table-cell office:value-type="float" office:value="0.02709857" calcext:value-type="float">
            <text:p>0.02709857</text:p>
          </table:table-cell>
          <table:table-cell office:value-type="float" office:value="0.02871664" calcext:value-type="float">
            <text:p>0.02871664</text:p>
          </table:table-cell>
          <table:table-cell office:value-type="float" office:value="0.01687895" calcext:value-type="float">
            <text:p>0.01687895</text:p>
          </table:table-cell>
          <table:table-cell office:value-type="float" office:value="0.260692" calcext:value-type="float">
            <text:p>0.260692</text:p>
          </table:table-cell>
          <table:table-cell office:value-type="float" office:value="2.324866" calcext:value-type="float">
            <text:p>2.324866</text:p>
          </table:table-cell>
          <table:table-cell office:value-type="float" office:value="1.658021" calcext:value-type="float">
            <text:p>1.658021</text:p>
          </table:table-cell>
          <table:table-cell office:value-type="float" office:value="0.963105" calcext:value-type="float">
            <text:p>0.963105</text:p>
          </table:table-cell>
          <table:table-cell office:value-type="float" office:value="0.4310588" calcext:value-type="float">
            <text:p>0.4310588</text:p>
          </table:table-cell>
          <table:table-cell office:value-type="float" office:value="0.4057779" calcext:value-type="float">
            <text:p>0.4057779</text:p>
          </table:table-cell>
          <table:table-cell office:value-type="float" office:value="0.3350951" calcext:value-type="float">
            <text:p>0.3350951</text:p>
          </table:table-cell>
          <table:table-cell office:value-type="float" office:value="0.3488414" calcext:value-type="float">
            <text:p>0.3488414</text:p>
          </table:table-cell>
          <table:table-cell office:value-type="float" office:value="0" calcext:value-type="float">
            <text:p>0</text:p>
          </table:table-cell>
          <table:table-cell office:value-type="float" office:value="4191.674" calcext:value-type="float">
            <text:p>4191.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40574" calcext:value-type="float">
            <text:p>5.240574</text:p>
          </table:table-cell>
          <table:table-cell office:value-type="float" office:value="0" calcext:value-type="float">
            <text:p>0</text:p>
          </table:table-cell>
          <table:table-cell office:value-type="float" office:value="-0.2040453" calcext:value-type="float">
            <text:p>-0.20404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22.69806" calcext:value-type="float">
            <text:p>22.69806</text:p>
          </table:table-cell>
          <table:table-cell office:value-type="float" office:value="1098.471" calcext:value-type="float">
            <text:p>1098.471</text:p>
          </table:table-cell>
          <table:table-cell office:value-type="float" office:value="0" calcext:value-type="float">
            <text:p>0</text:p>
          </table:table-cell>
          <table:table-cell office:value-type="float" office:value="-8.068577" calcext:value-type="float">
            <text:p>-8.068577</text:p>
          </table:table-cell>
          <table:table-cell office:value-type="float" office:value="1.880157" calcext:value-type="float">
            <text:p>1.880157</text:p>
          </table:table-cell>
          <table:table-cell office:value-type="float" office:value="3.291246" calcext:value-type="float">
            <text:p>3.291246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4053" calcext:value-type="float">
            <text:p>0.001034053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6128" calcext:value-type="float">
            <text:p>0.1416128</text:p>
          </table:table-cell>
          <table:table-cell office:value-type="float" office:value="-0.1314992" calcext:value-type="float">
            <text:p>-0.1314992</text:p>
          </table:table-cell>
          <table:table-cell office:value-type="float" office:value="0.001491331" calcext:value-type="float">
            <text:p>0.001491331</text:p>
          </table:table-cell>
          <table:table-cell office:value-type="float" office:value="0.004528108" calcext:value-type="float">
            <text:p>0.004528108</text:p>
          </table:table-cell>
          <table:table-cell office:value-type="float" office:value="19.36285" calcext:value-type="float">
            <text:p>19.36285</text:p>
          </table:table-cell>
          <table:table-cell office:value-type="float" office:value="3.81222" calcext:value-type="float">
            <text:p>3.81222</text:p>
          </table:table-cell>
          <table:table-cell office:value-type="float" office:value="0.09371346" calcext:value-type="float">
            <text:p>0.09371346</text:p>
          </table:table-cell>
          <table:table-cell office:value-type="float" office:value="0.06247624" calcext:value-type="float">
            <text:p>0.06247624</text:p>
          </table:table-cell>
          <table:table-cell office:value-type="float" office:value="0.04074847" calcext:value-type="float">
            <text:p>0.04074847</text:p>
          </table:table-cell>
          <table:table-cell office:value-type="float" office:value="0.04285523" calcext:value-type="float">
            <text:p>0.04285523</text:p>
          </table:table-cell>
          <table:table-cell office:value-type="float" office:value="0.01182468" calcext:value-type="float">
            <text:p>0.01182468</text:p>
          </table:table-cell>
          <table:table-cell office:value-type="float" office:value="0.009196591" calcext:value-type="float">
            <text:p>0.009196591</text:p>
          </table:table-cell>
          <table:table-cell office:value-type="float" office:value="0.02371383" calcext:value-type="float">
            <text:p>0.02371383</text:p>
          </table:table-cell>
          <table:table-cell office:value-type="float" office:value="0.02052836" calcext:value-type="float">
            <text:p>0.02052836</text:p>
          </table:table-cell>
          <table:table-cell office:value-type="float" office:value="0.01830358" calcext:value-type="float">
            <text:p>0.01830358</text:p>
          </table:table-cell>
          <table:table-cell office:value-type="float" office:value="0.01732356" calcext:value-type="float">
            <text:p>0.01732356</text:p>
          </table:table-cell>
          <table:table-cell office:value-type="float" office:value="0.02066215" calcext:value-type="float">
            <text:p>0.02066215</text:p>
          </table:table-cell>
          <table:table-cell office:value-type="float" office:value="0.005558528" calcext:value-type="float">
            <text:p>0.005558528</text:p>
          </table:table-cell>
          <table:table-cell office:value-type="float" office:value="0.00564851" calcext:value-type="float">
            <text:p>0.00564851</text:p>
          </table:table-cell>
          <table:table-cell office:value-type="float" office:value="0" calcext:value-type="float">
            <text:p>0</text:p>
          </table:table-cell>
          <table:table-cell office:value-type="float" office:value="6.472497" calcext:value-type="float">
            <text:p>6.472497</text:p>
          </table:table-cell>
          <table:table-cell office:value-type="float" office:value="5.436387" calcext:value-type="float">
            <text:p>5.436387</text:p>
          </table:table-cell>
          <table:table-cell office:value-type="float" office:value="0.05128836" calcext:value-type="float">
            <text:p>0.05128836</text:p>
          </table:table-cell>
          <table:table-cell office:value-type="float" office:value="0.02714892" calcext:value-type="float">
            <text:p>0.02714892</text:p>
          </table:table-cell>
          <table:table-cell office:value-type="float" office:value="0.02875775" calcext:value-type="float">
            <text:p>0.02875775</text:p>
          </table:table-cell>
          <table:table-cell office:value-type="float" office:value="0.01639221" calcext:value-type="float">
            <text:p>0.01639221</text:p>
          </table:table-cell>
          <table:table-cell office:value-type="float" office:value="0.1146407" calcext:value-type="float">
            <text:p>0.1146407</text:p>
          </table:table-cell>
          <table:table-cell office:value-type="float" office:value="2.236499" calcext:value-type="float">
            <text:p>2.236499</text:p>
          </table:table-cell>
          <table:table-cell office:value-type="float" office:value="1.617455" calcext:value-type="float">
            <text:p>1.617455</text:p>
          </table:table-cell>
          <table:table-cell office:value-type="float" office:value="0.9451398" calcext:value-type="float">
            <text:p>0.9451398</text:p>
          </table:table-cell>
          <table:table-cell office:value-type="float" office:value="0.4236207" calcext:value-type="float">
            <text:p>0.4236207</text:p>
          </table:table-cell>
          <table:table-cell office:value-type="float" office:value="0.3990806" calcext:value-type="float">
            <text:p>0.3990806</text:p>
          </table:table-cell>
          <table:table-cell office:value-type="float" office:value="0.3350878" calcext:value-type="float">
            <text:p>0.3350878</text:p>
          </table:table-cell>
          <table:table-cell office:value-type="float" office:value="0.3488464" calcext:value-type="float">
            <text:p>0.3488464</text:p>
          </table:table-cell>
          <table:table-cell office:value-type="float" office:value="0" calcext:value-type="float">
            <text:p>0</text:p>
          </table:table-cell>
          <table:table-cell office:value-type="float" office:value="3901.451" calcext:value-type="float">
            <text:p>3901.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1746" calcext:value-type="float">
            <text:p>5.231746</text:p>
          </table:table-cell>
          <table:table-cell office:value-type="float" office:value="0" calcext:value-type="float">
            <text:p>0</text:p>
          </table:table-cell>
          <table:table-cell office:value-type="float" office:value="-0.2197856" calcext:value-type="float">
            <text:p>-0.21978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22.74755" calcext:value-type="float">
            <text:p>22.74755</text:p>
          </table:table-cell>
          <table:table-cell office:value-type="float" office:value="1098.535" calcext:value-type="float">
            <text:p>1098.535</text:p>
          </table:table-cell>
          <table:table-cell office:value-type="float" office:value="0" calcext:value-type="float">
            <text:p>0</text:p>
          </table:table-cell>
          <table:table-cell office:value-type="float" office:value="-8.465934" calcext:value-type="float">
            <text:p>-8.465934</text:p>
          </table:table-cell>
          <table:table-cell office:value-type="float" office:value="1.619262" calcext:value-type="float">
            <text:p>1.619262</text:p>
          </table:table-cell>
          <table:table-cell office:value-type="float" office:value="3.20013" calcext:value-type="float">
            <text:p>3.20013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421" calcext:value-type="float">
            <text:p>0.00103421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6663" calcext:value-type="float">
            <text:p>0.1416663</text:p>
          </table:table-cell>
          <table:table-cell office:value-type="float" office:value="-0.1344176" calcext:value-type="float">
            <text:p>-0.1344176</text:p>
          </table:table-cell>
          <table:table-cell office:value-type="float" office:value="0.001494777" calcext:value-type="float">
            <text:p>0.001494777</text:p>
          </table:table-cell>
          <table:table-cell office:value-type="float" office:value="0.004608008" calcext:value-type="float">
            <text:p>0.004608008</text:p>
          </table:table-cell>
          <table:table-cell office:value-type="float" office:value="19.69098" calcext:value-type="float">
            <text:p>19.69098</text:p>
          </table:table-cell>
          <table:table-cell office:value-type="float" office:value="1.903788" calcext:value-type="float">
            <text:p>1.903788</text:p>
          </table:table-cell>
          <table:table-cell office:value-type="float" office:value="0.0778726" calcext:value-type="float">
            <text:p>0.0778726</text:p>
          </table:table-cell>
          <table:table-cell office:value-type="float" office:value="0.06182651" calcext:value-type="float">
            <text:p>0.06182651</text:p>
          </table:table-cell>
          <table:table-cell office:value-type="float" office:value="0.04027385" calcext:value-type="float">
            <text:p>0.04027385</text:p>
          </table:table-cell>
          <table:table-cell office:value-type="float" office:value="0.04207958" calcext:value-type="float">
            <text:p>0.04207958</text:p>
          </table:table-cell>
          <table:table-cell office:value-type="float" office:value="0.01165903" calcext:value-type="float">
            <text:p>0.01165903</text:p>
          </table:table-cell>
          <table:table-cell office:value-type="float" office:value="0.008987686" calcext:value-type="float">
            <text:p>0.008987686</text:p>
          </table:table-cell>
          <table:table-cell office:value-type="float" office:value="0.02361067" calcext:value-type="float">
            <text:p>0.02361067</text:p>
          </table:table-cell>
          <table:table-cell office:value-type="float" office:value="0.0204691" calcext:value-type="float">
            <text:p>0.0204691</text:p>
          </table:table-cell>
          <table:table-cell office:value-type="float" office:value="0.01828181" calcext:value-type="float">
            <text:p>0.01828181</text:p>
          </table:table-cell>
          <table:table-cell office:value-type="float" office:value="0.01729683" calcext:value-type="float">
            <text:p>0.01729683</text:p>
          </table:table-cell>
          <table:table-cell office:value-type="float" office:value="0.02058849" calcext:value-type="float">
            <text:p>0.02058849</text:p>
          </table:table-cell>
          <table:table-cell office:value-type="float" office:value="0.005554563" calcext:value-type="float">
            <text:p>0.005554563</text:p>
          </table:table-cell>
          <table:table-cell office:value-type="float" office:value="0.005646125" calcext:value-type="float">
            <text:p>0.005646125</text:p>
          </table:table-cell>
          <table:table-cell office:value-type="float" office:value="0" calcext:value-type="float">
            <text:p>0</text:p>
          </table:table-cell>
          <table:table-cell office:value-type="float" office:value="4.467663" calcext:value-type="float">
            <text:p>4.467663</text:p>
          </table:table-cell>
          <table:table-cell office:value-type="float" office:value="3.042919" calcext:value-type="float">
            <text:p>3.042919</text:p>
          </table:table-cell>
          <table:table-cell office:value-type="float" office:value="0.04145332" calcext:value-type="float">
            <text:p>0.04145332</text:p>
          </table:table-cell>
          <table:table-cell office:value-type="float" office:value="0.02649477" calcext:value-type="float">
            <text:p>0.02649477</text:p>
          </table:table-cell>
          <table:table-cell office:value-type="float" office:value="0.02810578" calcext:value-type="float">
            <text:p>0.02810578</text:p>
          </table:table-cell>
          <table:table-cell office:value-type="float" office:value="0.01620271" calcext:value-type="float">
            <text:p>0.01620271</text:p>
          </table:table-cell>
          <table:table-cell office:value-type="float" office:value="0.0314008" calcext:value-type="float">
            <text:p>0.0314008</text:p>
          </table:table-cell>
          <table:table-cell office:value-type="float" office:value="2.146223" calcext:value-type="float">
            <text:p>2.146223</text:p>
          </table:table-cell>
          <table:table-cell office:value-type="float" office:value="1.566958" calcext:value-type="float">
            <text:p>1.566958</text:p>
          </table:table-cell>
          <table:table-cell office:value-type="float" office:value="0.9290223" calcext:value-type="float">
            <text:p>0.9290223</text:p>
          </table:table-cell>
          <table:table-cell office:value-type="float" office:value="0.4114254" calcext:value-type="float">
            <text:p>0.4114254</text:p>
          </table:table-cell>
          <table:table-cell office:value-type="float" office:value="0.3946377" calcext:value-type="float">
            <text:p>0.3946377</text:p>
          </table:table-cell>
          <table:table-cell office:value-type="float" office:value="0.3350762" calcext:value-type="float">
            <text:p>0.3350762</text:p>
          </table:table-cell>
          <table:table-cell office:value-type="float" office:value="0.3488513" calcext:value-type="float">
            <text:p>0.3488513</text:p>
          </table:table-cell>
          <table:table-cell office:value-type="float" office:value="0" calcext:value-type="float">
            <text:p>0</text:p>
          </table:table-cell>
          <table:table-cell office:value-type="float" office:value="3464.535" calcext:value-type="float">
            <text:p>3464.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31227" calcext:value-type="float">
            <text:p>5.131227</text:p>
          </table:table-cell>
          <table:table-cell office:value-type="float" office:value="0" calcext:value-type="float">
            <text:p>0</text:p>
          </table:table-cell>
          <table:table-cell office:value-type="float" office:value="-0.2212033" calcext:value-type="float">
            <text:p>-0.22120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22.78523" calcext:value-type="float">
            <text:p>22.78523</text:p>
          </table:table-cell>
          <table:table-cell office:value-type="float" office:value="1098.615" calcext:value-type="float">
            <text:p>1098.615</text:p>
          </table:table-cell>
          <table:table-cell office:value-type="float" office:value="0" calcext:value-type="float">
            <text:p>0</text:p>
          </table:table-cell>
          <table:table-cell office:value-type="float" office:value="-8.867085" calcext:value-type="float">
            <text:p>-8.867085</text:p>
          </table:table-cell>
          <table:table-cell office:value-type="float" office:value="1.409468" calcext:value-type="float">
            <text:p>1.409468</text:p>
          </table:table-cell>
          <table:table-cell office:value-type="float" office:value="3.063673" calcext:value-type="float">
            <text:p>3.063673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4353" calcext:value-type="float">
            <text:p>0.001034353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7161" calcext:value-type="float">
            <text:p>0.1417161</text:p>
          </table:table-cell>
          <table:table-cell office:value-type="float" office:value="-0.1367137" calcext:value-type="float">
            <text:p>-0.1367137</text:p>
          </table:table-cell>
          <table:table-cell office:value-type="float" office:value="0.001503844" calcext:value-type="float">
            <text:p>0.001503844</text:p>
          </table:table-cell>
          <table:table-cell office:value-type="float" office:value="0.004713207" calcext:value-type="float">
            <text:p>0.004713207</text:p>
          </table:table-cell>
          <table:table-cell office:value-type="float" office:value="20.02524" calcext:value-type="float">
            <text:p>20.02524</text:p>
          </table:table-cell>
          <table:table-cell office:value-type="float" office:value="1.306933" calcext:value-type="float">
            <text:p>1.306933</text:p>
          </table:table-cell>
          <table:table-cell office:value-type="float" office:value="0.0760262" calcext:value-type="float">
            <text:p>0.0760262</text:p>
          </table:table-cell>
          <table:table-cell office:value-type="float" office:value="0.06557631" calcext:value-type="float">
            <text:p>0.06557631</text:p>
          </table:table-cell>
          <table:table-cell office:value-type="float" office:value="0.04256339" calcext:value-type="float">
            <text:p>0.04256339</text:p>
          </table:table-cell>
          <table:table-cell office:value-type="float" office:value="0.04409706" calcext:value-type="float">
            <text:p>0.04409706</text:p>
          </table:table-cell>
          <table:table-cell office:value-type="float" office:value="0.01185022" calcext:value-type="float">
            <text:p>0.01185022</text:p>
          </table:table-cell>
          <table:table-cell office:value-type="float" office:value="0.008673197" calcext:value-type="float">
            <text:p>0.008673197</text:p>
          </table:table-cell>
          <table:table-cell office:value-type="float" office:value="0.02355985" calcext:value-type="float">
            <text:p>0.02355985</text:p>
          </table:table-cell>
          <table:table-cell office:value-type="float" office:value="0.02040354" calcext:value-type="float">
            <text:p>0.02040354</text:p>
          </table:table-cell>
          <table:table-cell office:value-type="float" office:value="0.01825624" calcext:value-type="float">
            <text:p>0.01825624</text:p>
          </table:table-cell>
          <table:table-cell office:value-type="float" office:value="0.01726731" calcext:value-type="float">
            <text:p>0.01726731</text:p>
          </table:table-cell>
          <table:table-cell office:value-type="float" office:value="0.02052195" calcext:value-type="float">
            <text:p>0.02052195</text:p>
          </table:table-cell>
          <table:table-cell office:value-type="float" office:value="0.005550468" calcext:value-type="float">
            <text:p>0.005550468</text:p>
          </table:table-cell>
          <table:table-cell office:value-type="float" office:value="0.005643726" calcext:value-type="float">
            <text:p>0.005643726</text:p>
          </table:table-cell>
          <table:table-cell office:value-type="float" office:value="0" calcext:value-type="float">
            <text:p>0</text:p>
          </table:table-cell>
          <table:table-cell office:value-type="float" office:value="4.657352" calcext:value-type="float">
            <text:p>4.657352</text:p>
          </table:table-cell>
          <table:table-cell office:value-type="float" office:value="1.237567" calcext:value-type="float">
            <text:p>1.237567</text:p>
          </table:table-cell>
          <table:table-cell office:value-type="float" office:value="0.02808109" calcext:value-type="float">
            <text:p>0.02808109</text:p>
          </table:table-cell>
          <table:table-cell office:value-type="float" office:value="0.02532817" calcext:value-type="float">
            <text:p>0.02532817</text:p>
          </table:table-cell>
          <table:table-cell office:value-type="float" office:value="0.02677179" calcext:value-type="float">
            <text:p>0.02677179</text:p>
          </table:table-cell>
          <table:table-cell office:value-type="float" office:value="0.01580925" calcext:value-type="float">
            <text:p>0.01580925</text:p>
          </table:table-cell>
          <table:table-cell office:value-type="float" office:value="0.01942765" calcext:value-type="float">
            <text:p>0.01942765</text:p>
          </table:table-cell>
          <table:table-cell office:value-type="float" office:value="2.061271" calcext:value-type="float">
            <text:p>2.061271</text:p>
          </table:table-cell>
          <table:table-cell office:value-type="float" office:value="1.509501" calcext:value-type="float">
            <text:p>1.509501</text:p>
          </table:table-cell>
          <table:table-cell office:value-type="float" office:value="0.9110196" calcext:value-type="float">
            <text:p>0.9110196</text:p>
          </table:table-cell>
          <table:table-cell office:value-type="float" office:value="0.396235" calcext:value-type="float">
            <text:p>0.396235</text:p>
          </table:table-cell>
          <table:table-cell office:value-type="float" office:value="0.3911383" calcext:value-type="float">
            <text:p>0.3911383</text:p>
          </table:table-cell>
          <table:table-cell office:value-type="float" office:value="0.3350586" calcext:value-type="float">
            <text:p>0.3350586</text:p>
          </table:table-cell>
          <table:table-cell office:value-type="float" office:value="0.3488562" calcext:value-type="float">
            <text:p>0.3488562</text:p>
          </table:table-cell>
          <table:table-cell office:value-type="float" office:value="0" calcext:value-type="float">
            <text:p>0</text:p>
          </table:table-cell>
          <table:table-cell office:value-type="float" office:value="3106.172" calcext:value-type="float">
            <text:p>3106.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32489" calcext:value-type="float">
            <text:p>5.032489</text:p>
          </table:table-cell>
          <table:table-cell office:value-type="float" office:value="0" calcext:value-type="float">
            <text:p>0</text:p>
          </table:table-cell>
          <table:table-cell office:value-type="float" office:value="-0.2216831" calcext:value-type="float">
            <text:p>-0.22168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22.7078" calcext:value-type="float">
            <text:p>22.7078</text:p>
          </table:table-cell>
          <table:table-cell office:value-type="float" office:value="1098.661" calcext:value-type="float">
            <text:p>1098.661</text:p>
          </table:table-cell>
          <table:table-cell office:value-type="float" office:value="0" calcext:value-type="float">
            <text:p>0</text:p>
          </table:table-cell>
          <table:table-cell office:value-type="float" office:value="-9.251934" calcext:value-type="float">
            <text:p>-9.251934</text:p>
          </table:table-cell>
          <table:table-cell office:value-type="float" office:value="1.316474" calcext:value-type="float">
            <text:p>1.316474</text:p>
          </table:table-cell>
          <table:table-cell office:value-type="float" office:value="2.989062" calcext:value-type="float">
            <text:p>2.989062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4487" calcext:value-type="float">
            <text:p>0.001034487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7612" calcext:value-type="float">
            <text:p>0.1417612</text:p>
          </table:table-cell>
          <table:table-cell office:value-type="float" office:value="-0.1380063" calcext:value-type="float">
            <text:p>-0.1380063</text:p>
          </table:table-cell>
          <table:table-cell office:value-type="float" office:value="0.001520567" calcext:value-type="float">
            <text:p>0.001520567</text:p>
          </table:table-cell>
          <table:table-cell office:value-type="float" office:value="0.004758067" calcext:value-type="float">
            <text:p>0.004758067</text:p>
          </table:table-cell>
          <table:table-cell office:value-type="float" office:value="20.04617" calcext:value-type="float">
            <text:p>20.04617</text:p>
          </table:table-cell>
          <table:table-cell office:value-type="float" office:value="0.9857569" calcext:value-type="float">
            <text:p>0.9857569</text:p>
          </table:table-cell>
          <table:table-cell office:value-type="float" office:value="0.07706977" calcext:value-type="float">
            <text:p>0.07706977</text:p>
          </table:table-cell>
          <table:table-cell office:value-type="float" office:value="0.06767403" calcext:value-type="float">
            <text:p>0.06767403</text:p>
          </table:table-cell>
          <table:table-cell office:value-type="float" office:value="0.04373669" calcext:value-type="float">
            <text:p>0.04373669</text:p>
          </table:table-cell>
          <table:table-cell office:value-type="float" office:value="0.04536165" calcext:value-type="float">
            <text:p>0.04536165</text:p>
          </table:table-cell>
          <table:table-cell office:value-type="float" office:value="0.01209776" calcext:value-type="float">
            <text:p>0.01209776</text:p>
          </table:table-cell>
          <table:table-cell office:value-type="float" office:value="0.008365325" calcext:value-type="float">
            <text:p>0.008365325</text:p>
          </table:table-cell>
          <table:table-cell office:value-type="float" office:value="0.02349756" calcext:value-type="float">
            <text:p>0.02349756</text:p>
          </table:table-cell>
          <table:table-cell office:value-type="float" office:value="0.02032808" calcext:value-type="float">
            <text:p>0.02032808</text:p>
          </table:table-cell>
          <table:table-cell office:value-type="float" office:value="0.01822659" calcext:value-type="float">
            <text:p>0.01822659</text:p>
          </table:table-cell>
          <table:table-cell office:value-type="float" office:value="0.01723595" calcext:value-type="float">
            <text:p>0.01723595</text:p>
          </table:table-cell>
          <table:table-cell office:value-type="float" office:value="0.0204582" calcext:value-type="float">
            <text:p>0.0204582</text:p>
          </table:table-cell>
          <table:table-cell office:value-type="float" office:value="0.005546241" calcext:value-type="float">
            <text:p>0.005546241</text:p>
          </table:table-cell>
          <table:table-cell office:value-type="float" office:value="0.005641307" calcext:value-type="float">
            <text:p>0.005641307</text:p>
          </table:table-cell>
          <table:table-cell office:value-type="float" office:value="0" calcext:value-type="float">
            <text:p>0</text:p>
          </table:table-cell>
          <table:table-cell office:value-type="float" office:value="7.100754" calcext:value-type="float">
            <text:p>7.100754</text:p>
          </table:table-cell>
          <table:table-cell office:value-type="float" office:value="0.1796843" calcext:value-type="float">
            <text:p>0.1796843</text:p>
          </table:table-cell>
          <table:table-cell office:value-type="float" office:value="0.02475308" calcext:value-type="float">
            <text:p>0.02475308</text:p>
          </table:table-cell>
          <table:table-cell office:value-type="float" office:value="0.02457759" calcext:value-type="float">
            <text:p>0.02457759</text:p>
          </table:table-cell>
          <table:table-cell office:value-type="float" office:value="0.02602072" calcext:value-type="float">
            <text:p>0.02602072</text:p>
          </table:table-cell>
          <table:table-cell office:value-type="float" office:value="0.01502324" calcext:value-type="float">
            <text:p>0.01502324</text:p>
          </table:table-cell>
          <table:table-cell office:value-type="float" office:value="0.01767494" calcext:value-type="float">
            <text:p>0.01767494</text:p>
          </table:table-cell>
          <table:table-cell office:value-type="float" office:value="1.971733" calcext:value-type="float">
            <text:p>1.971733</text:p>
          </table:table-cell>
          <table:table-cell office:value-type="float" office:value="1.442441" calcext:value-type="float">
            <text:p>1.442441</text:p>
          </table:table-cell>
          <table:table-cell office:value-type="float" office:value="0.8894573" calcext:value-type="float">
            <text:p>0.8894573</text:p>
          </table:table-cell>
          <table:table-cell office:value-type="float" office:value="0.3787591" calcext:value-type="float">
            <text:p>0.3787591</text:p>
          </table:table-cell>
          <table:table-cell office:value-type="float" office:value="0.3876199" calcext:value-type="float">
            <text:p>0.3876199</text:p>
          </table:table-cell>
          <table:table-cell office:value-type="float" office:value="0.3350368" calcext:value-type="float">
            <text:p>0.3350368</text:p>
          </table:table-cell>
          <table:table-cell office:value-type="float" office:value="0.3488612" calcext:value-type="float">
            <text:p>0.3488612</text:p>
          </table:table-cell>
          <table:table-cell office:value-type="float" office:value="0" calcext:value-type="float">
            <text:p>0</text:p>
          </table:table-cell>
          <table:table-cell office:value-type="float" office:value="2959.607" calcext:value-type="float">
            <text:p>2959.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86015" calcext:value-type="float">
            <text:p>5.086015</text:p>
          </table:table-cell>
          <table:table-cell office:value-type="float" office:value="0" calcext:value-type="float">
            <text:p>0</text:p>
          </table:table-cell>
          <table:table-cell office:value-type="float" office:value="-0.2218147" calcext:value-type="float">
            <text:p>-0.221814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22.58756" calcext:value-type="float">
            <text:p>22.58756</text:p>
          </table:table-cell>
          <table:table-cell office:value-type="float" office:value="1098.684" calcext:value-type="float">
            <text:p>1098.684</text:p>
          </table:table-cell>
          <table:table-cell office:value-type="float" office:value="0" calcext:value-type="float">
            <text:p>0</text:p>
          </table:table-cell>
          <table:table-cell office:value-type="float" office:value="-9.620741" calcext:value-type="float">
            <text:p>-9.620741</text:p>
          </table:table-cell>
          <table:table-cell office:value-type="float" office:value="1.326121" calcext:value-type="float">
            <text:p>1.326121</text:p>
          </table:table-cell>
          <table:table-cell office:value-type="float" office:value="2.901843" calcext:value-type="float">
            <text:p>2.901843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4604" calcext:value-type="float">
            <text:p>0.001034604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8023" calcext:value-type="float">
            <text:p>0.1418023</text:p>
          </table:table-cell>
          <table:table-cell office:value-type="float" office:value="-0.1390381" calcext:value-type="float">
            <text:p>-0.1390381</text:p>
          </table:table-cell>
          <table:table-cell office:value-type="float" office:value="0.001535949" calcext:value-type="float">
            <text:p>0.001535949</text:p>
          </table:table-cell>
          <table:table-cell office:value-type="float" office:value="0.004788329" calcext:value-type="float">
            <text:p>0.004788329</text:p>
          </table:table-cell>
          <table:table-cell office:value-type="float" office:value="19.94431" calcext:value-type="float">
            <text:p>19.94431</text:p>
          </table:table-cell>
          <table:table-cell office:value-type="float" office:value="0.7927148" calcext:value-type="float">
            <text:p>0.7927148</text:p>
          </table:table-cell>
          <table:table-cell office:value-type="float" office:value="0.08376941" calcext:value-type="float">
            <text:p>0.08376941</text:p>
          </table:table-cell>
          <table:table-cell office:value-type="float" office:value="0.07233766" calcext:value-type="float">
            <text:p>0.07233766</text:p>
          </table:table-cell>
          <table:table-cell office:value-type="float" office:value="0.04634586" calcext:value-type="float">
            <text:p>0.04634586</text:p>
          </table:table-cell>
          <table:table-cell office:value-type="float" office:value="0.04776667" calcext:value-type="float">
            <text:p>0.04776667</text:p>
          </table:table-cell>
          <table:table-cell office:value-type="float" office:value="0.01254686" calcext:value-type="float">
            <text:p>0.01254686</text:p>
          </table:table-cell>
          <table:table-cell office:value-type="float" office:value="0.008169358" calcext:value-type="float">
            <text:p>0.008169358</text:p>
          </table:table-cell>
          <table:table-cell office:value-type="float" office:value="0.0234425" calcext:value-type="float">
            <text:p>0.0234425</text:p>
          </table:table-cell>
          <table:table-cell office:value-type="float" office:value="0.02025864" calcext:value-type="float">
            <text:p>0.02025864</text:p>
          </table:table-cell>
          <table:table-cell office:value-type="float" office:value="0.01819787" calcext:value-type="float">
            <text:p>0.01819787</text:p>
          </table:table-cell>
          <table:table-cell office:value-type="float" office:value="0.01720386" calcext:value-type="float">
            <text:p>0.01720386</text:p>
          </table:table-cell>
          <table:table-cell office:value-type="float" office:value="0.02038934" calcext:value-type="float">
            <text:p>0.02038934</text:p>
          </table:table-cell>
          <table:table-cell office:value-type="float" office:value="0.005541875" calcext:value-type="float">
            <text:p>0.005541875</text:p>
          </table:table-cell>
          <table:table-cell office:value-type="float" office:value="0.005638891" calcext:value-type="float">
            <text:p>0.005638891</text:p>
          </table:table-cell>
          <table:table-cell office:value-type="float" office:value="0" calcext:value-type="float">
            <text:p>0</text:p>
          </table:table-cell>
          <table:table-cell office:value-type="float" office:value="7.180748" calcext:value-type="float">
            <text:p>7.180748</text:p>
          </table:table-cell>
          <table:table-cell office:value-type="float" office:value="0.04230442" calcext:value-type="float">
            <text:p>0.04230442</text:p>
          </table:table-cell>
          <table:table-cell office:value-type="float" office:value="0.02274925" calcext:value-type="float">
            <text:p>0.02274925</text:p>
          </table:table-cell>
          <table:table-cell office:value-type="float" office:value="0.02330846" calcext:value-type="float">
            <text:p>0.02330846</text:p>
          </table:table-cell>
          <table:table-cell office:value-type="float" office:value="0.02487309" calcext:value-type="float">
            <text:p>0.02487309</text:p>
          </table:table-cell>
          <table:table-cell office:value-type="float" office:value="0.01419697" calcext:value-type="float">
            <text:p>0.01419697</text:p>
          </table:table-cell>
          <table:table-cell office:value-type="float" office:value="0.01624758" calcext:value-type="float">
            <text:p>0.01624758</text:p>
          </table:table-cell>
          <table:table-cell office:value-type="float" office:value="1.878989" calcext:value-type="float">
            <text:p>1.878989</text:p>
          </table:table-cell>
          <table:table-cell office:value-type="float" office:value="1.370127" calcext:value-type="float">
            <text:p>1.370127</text:p>
          </table:table-cell>
          <table:table-cell office:value-type="float" office:value="0.8664945" calcext:value-type="float">
            <text:p>0.8664945</text:p>
          </table:table-cell>
          <table:table-cell office:value-type="float" office:value="0.3608752" calcext:value-type="float">
            <text:p>0.3608752</text:p>
          </table:table-cell>
          <table:table-cell office:value-type="float" office:value="0.3820707" calcext:value-type="float">
            <text:p>0.3820707</text:p>
          </table:table-cell>
          <table:table-cell office:value-type="float" office:value="0.3350096" calcext:value-type="float">
            <text:p>0.3350096</text:p>
          </table:table-cell>
          <table:table-cell office:value-type="float" office:value="0.3488661" calcext:value-type="float">
            <text:p>0.3488661</text:p>
          </table:table-cell>
          <table:table-cell office:value-type="float" office:value="0" calcext:value-type="float">
            <text:p>0</text:p>
          </table:table-cell>
          <table:table-cell office:value-type="float" office:value="3034.261" calcext:value-type="float">
            <text:p>3034.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07244" calcext:value-type="float">
            <text:p>5.207244</text:p>
          </table:table-cell>
          <table:table-cell office:value-type="float" office:value="0" calcext:value-type="float">
            <text:p>0</text:p>
          </table:table-cell>
          <table:table-cell office:value-type="float" office:value="-0.221953" calcext:value-type="float">
            <text:p>-0.2219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22.17799" calcext:value-type="float">
            <text:p>22.17799</text:p>
          </table:table-cell>
          <table:table-cell office:value-type="float" office:value="1098.722" calcext:value-type="float">
            <text:p>1098.722</text:p>
          </table:table-cell>
          <table:table-cell office:value-type="float" office:value="0" calcext:value-type="float">
            <text:p>0</text:p>
          </table:table-cell>
          <table:table-cell office:value-type="float" office:value="-10.00349" calcext:value-type="float">
            <text:p>-10.00349</text:p>
          </table:table-cell>
          <table:table-cell office:value-type="float" office:value="1.604426" calcext:value-type="float">
            <text:p>1.604426</text:p>
          </table:table-cell>
          <table:table-cell office:value-type="float" office:value="2.809395" calcext:value-type="float">
            <text:p>2.809395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4713" calcext:value-type="float">
            <text:p>0.001034713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8386" calcext:value-type="float">
            <text:p>0.1418386</text:p>
          </table:table-cell>
          <table:table-cell office:value-type="float" office:value="-0.1400004" calcext:value-type="float">
            <text:p>-0.1400004</text:p>
          </table:table-cell>
          <table:table-cell office:value-type="float" office:value="0.00150803" calcext:value-type="float">
            <text:p>0.00150803</text:p>
          </table:table-cell>
          <table:table-cell office:value-type="float" office:value="0.004788819" calcext:value-type="float">
            <text:p>0.004788819</text:p>
          </table:table-cell>
          <table:table-cell office:value-type="float" office:value="19.25175" calcext:value-type="float">
            <text:p>19.25175</text:p>
          </table:table-cell>
          <table:table-cell office:value-type="float" office:value="2.198611" calcext:value-type="float">
            <text:p>2.198611</text:p>
          </table:table-cell>
          <table:table-cell office:value-type="float" office:value="0.09628186" calcext:value-type="float">
            <text:p>0.09628186</text:p>
          </table:table-cell>
          <table:table-cell office:value-type="float" office:value="0.07885513" calcext:value-type="float">
            <text:p>0.07885513</text:p>
          </table:table-cell>
          <table:table-cell office:value-type="float" office:value="0.04981369" calcext:value-type="float">
            <text:p>0.04981369</text:p>
          </table:table-cell>
          <table:table-cell office:value-type="float" office:value="0.05061022" calcext:value-type="float">
            <text:p>0.05061022</text:p>
          </table:table-cell>
          <table:table-cell office:value-type="float" office:value="0.01306607" calcext:value-type="float">
            <text:p>0.01306607</text:p>
          </table:table-cell>
          <table:table-cell office:value-type="float" office:value="0.008031717" calcext:value-type="float">
            <text:p>0.008031717</text:p>
          </table:table-cell>
          <table:table-cell office:value-type="float" office:value="0.02337888" calcext:value-type="float">
            <text:p>0.02337888</text:p>
          </table:table-cell>
          <table:table-cell office:value-type="float" office:value="0.02019972" calcext:value-type="float">
            <text:p>0.02019972</text:p>
          </table:table-cell>
          <table:table-cell office:value-type="float" office:value="0.01816809" calcext:value-type="float">
            <text:p>0.01816809</text:p>
          </table:table-cell>
          <table:table-cell office:value-type="float" office:value="0.01717382" calcext:value-type="float">
            <text:p>0.01717382</text:p>
          </table:table-cell>
          <table:table-cell office:value-type="float" office:value="0.02030562" calcext:value-type="float">
            <text:p>0.02030562</text:p>
          </table:table-cell>
          <table:table-cell office:value-type="float" office:value="0.005537355" calcext:value-type="float">
            <text:p>0.005537355</text:p>
          </table:table-cell>
          <table:table-cell office:value-type="float" office:value="0.005636451" calcext:value-type="float">
            <text:p>0.005636451</text:p>
          </table:table-cell>
          <table:table-cell office:value-type="float" office:value="0" calcext:value-type="float">
            <text:p>0</text:p>
          </table:table-cell>
          <table:table-cell office:value-type="float" office:value="9.908977" calcext:value-type="float">
            <text:p>9.908977</text:p>
          </table:table-cell>
          <table:table-cell office:value-type="float" office:value="0.04491499" calcext:value-type="float">
            <text:p>0.04491499</text:p>
          </table:table-cell>
          <table:table-cell office:value-type="float" office:value="0.02101929" calcext:value-type="float">
            <text:p>0.02101929</text:p>
          </table:table-cell>
          <table:table-cell office:value-type="float" office:value="0.0218782" calcext:value-type="float">
            <text:p>0.0218782</text:p>
          </table:table-cell>
          <table:table-cell office:value-type="float" office:value="0.02339597" calcext:value-type="float">
            <text:p>0.02339597</text:p>
          </table:table-cell>
          <table:table-cell office:value-type="float" office:value="0.01335331" calcext:value-type="float">
            <text:p>0.01335331</text:p>
          </table:table-cell>
          <table:table-cell office:value-type="float" office:value="0.01563286" calcext:value-type="float">
            <text:p>0.01563286</text:p>
          </table:table-cell>
          <table:table-cell office:value-type="float" office:value="1.780512" calcext:value-type="float">
            <text:p>1.780512</text:p>
          </table:table-cell>
          <table:table-cell office:value-type="float" office:value="1.295665" calcext:value-type="float">
            <text:p>1.295665</text:p>
          </table:table-cell>
          <table:table-cell office:value-type="float" office:value="0.8425066" calcext:value-type="float">
            <text:p>0.8425066</text:p>
          </table:table-cell>
          <table:table-cell office:value-type="float" office:value="0.3453829" calcext:value-type="float">
            <text:p>0.3453829</text:p>
          </table:table-cell>
          <table:table-cell office:value-type="float" office:value="0.3718976" calcext:value-type="float">
            <text:p>0.3718976</text:p>
          </table:table-cell>
          <table:table-cell office:value-type="float" office:value="0.3349712" calcext:value-type="float">
            <text:p>0.3349712</text:p>
          </table:table-cell>
          <table:table-cell office:value-type="float" office:value="0.3488709" calcext:value-type="float">
            <text:p>0.3488709</text:p>
          </table:table-cell>
          <table:table-cell office:value-type="float" office:value="0" calcext:value-type="float">
            <text:p>0</text:p>
          </table:table-cell>
          <table:table-cell office:value-type="float" office:value="3713.575" calcext:value-type="float">
            <text:p>3713.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0303" calcext:value-type="float">
            <text:p>5.60303</text:p>
          </table:table-cell>
          <table:table-cell office:value-type="float" office:value="0" calcext:value-type="float">
            <text:p>0</text:p>
          </table:table-cell>
          <table:table-cell office:value-type="float" office:value="-0.2221153" calcext:value-type="float">
            <text:p>-0.2221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21.93378" calcext:value-type="float">
            <text:p>21.93378</text:p>
          </table:table-cell>
          <table:table-cell office:value-type="float" office:value="1098.712" calcext:value-type="float">
            <text:p>1098.712</text:p>
          </table:table-cell>
          <table:table-cell office:value-type="float" office:value="0" calcext:value-type="float">
            <text:p>0</text:p>
          </table:table-cell>
          <table:table-cell office:value-type="float" office:value="-10.39994" calcext:value-type="float">
            <text:p>-10.39994</text:p>
          </table:table-cell>
          <table:table-cell office:value-type="float" office:value="1.775716" calcext:value-type="float">
            <text:p>1.775716</text:p>
          </table:table-cell>
          <table:table-cell office:value-type="float" office:value="2.695383" calcext:value-type="float">
            <text:p>2.695383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4803" calcext:value-type="float">
            <text:p>0.001034803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8706" calcext:value-type="float">
            <text:p>0.1418706</text:p>
          </table:table-cell>
          <table:table-cell office:value-type="float" office:value="-0.1404024" calcext:value-type="float">
            <text:p>-0.1404024</text:p>
          </table:table-cell>
          <table:table-cell office:value-type="float" office:value="0.001483965" calcext:value-type="float">
            <text:p>0.001483965</text:p>
          </table:table-cell>
          <table:table-cell office:value-type="float" office:value="0.004789311" calcext:value-type="float">
            <text:p>0.004789311</text:p>
          </table:table-cell>
          <table:table-cell office:value-type="float" office:value="18.81891" calcext:value-type="float">
            <text:p>18.81891</text:p>
          </table:table-cell>
          <table:table-cell office:value-type="float" office:value="4.011062" calcext:value-type="float">
            <text:p>4.011062</text:p>
          </table:table-cell>
          <table:table-cell office:value-type="float" office:value="0.1015744" calcext:value-type="float">
            <text:p>0.1015744</text:p>
          </table:table-cell>
          <table:table-cell office:value-type="float" office:value="0.08282947" calcext:value-type="float">
            <text:p>0.08282947</text:p>
          </table:table-cell>
          <table:table-cell office:value-type="float" office:value="0.05238837" calcext:value-type="float">
            <text:p>0.05238837</text:p>
          </table:table-cell>
          <table:table-cell office:value-type="float" office:value="0.05291649" calcext:value-type="float">
            <text:p>0.05291649</text:p>
          </table:table-cell>
          <table:table-cell office:value-type="float" office:value="0.01356578" calcext:value-type="float">
            <text:p>0.01356578</text:p>
          </table:table-cell>
          <table:table-cell office:value-type="float" office:value="0.007938311" calcext:value-type="float">
            <text:p>0.007938311</text:p>
          </table:table-cell>
          <table:table-cell office:value-type="float" office:value="0.02332157" calcext:value-type="float">
            <text:p>0.02332157</text:p>
          </table:table-cell>
          <table:table-cell office:value-type="float" office:value="0.02016221" calcext:value-type="float">
            <text:p>0.02016221</text:p>
          </table:table-cell>
          <table:table-cell office:value-type="float" office:value="0.0181366" calcext:value-type="float">
            <text:p>0.0181366</text:p>
          </table:table-cell>
          <table:table-cell office:value-type="float" office:value="0.01714225" calcext:value-type="float">
            <text:p>0.01714225</text:p>
          </table:table-cell>
          <table:table-cell office:value-type="float" office:value="0.02022189" calcext:value-type="float">
            <text:p>0.02022189</text:p>
          </table:table-cell>
          <table:table-cell office:value-type="float" office:value="0.005532775" calcext:value-type="float">
            <text:p>0.005532775</text:p>
          </table:table-cell>
          <table:table-cell office:value-type="float" office:value="0.005634002" calcext:value-type="float">
            <text:p>0.005634002</text:p>
          </table:table-cell>
          <table:table-cell office:value-type="float" office:value="0" calcext:value-type="float">
            <text:p>0</text:p>
          </table:table-cell>
          <table:table-cell office:value-type="float" office:value="12.24317" calcext:value-type="float">
            <text:p>12.24317</text:p>
          </table:table-cell>
          <table:table-cell office:value-type="float" office:value="0.04563593" calcext:value-type="float">
            <text:p>0.04563593</text:p>
          </table:table-cell>
          <table:table-cell office:value-type="float" office:value="0.01957365" calcext:value-type="float">
            <text:p>0.01957365</text:p>
          </table:table-cell>
          <table:table-cell office:value-type="float" office:value="0.02056706" calcext:value-type="float">
            <text:p>0.02056706</text:p>
          </table:table-cell>
          <table:table-cell office:value-type="float" office:value="0.02208804" calcext:value-type="float">
            <text:p>0.02208804</text:p>
          </table:table-cell>
          <table:table-cell office:value-type="float" office:value="0.01259887" calcext:value-type="float">
            <text:p>0.01259887</text:p>
          </table:table-cell>
          <table:table-cell office:value-type="float" office:value="0.01507522" calcext:value-type="float">
            <text:p>0.01507522</text:p>
          </table:table-cell>
          <table:table-cell office:value-type="float" office:value="1.679076" calcext:value-type="float">
            <text:p>1.679076</text:p>
          </table:table-cell>
          <table:table-cell office:value-type="float" office:value="1.222785" calcext:value-type="float">
            <text:p>1.222785</text:p>
          </table:table-cell>
          <table:table-cell office:value-type="float" office:value="0.8171298" calcext:value-type="float">
            <text:p>0.8171298</text:p>
          </table:table-cell>
          <table:table-cell office:value-type="float" office:value="0.3276364" calcext:value-type="float">
            <text:p>0.3276364</text:p>
          </table:table-cell>
          <table:table-cell office:value-type="float" office:value="0.3605937" calcext:value-type="float">
            <text:p>0.3605937</text:p>
          </table:table-cell>
          <table:table-cell office:value-type="float" office:value="0.3349211" calcext:value-type="float">
            <text:p>0.3349211</text:p>
          </table:table-cell>
          <table:table-cell office:value-type="float" office:value="0.3488758" calcext:value-type="float">
            <text:p>0.3488758</text:p>
          </table:table-cell>
          <table:table-cell office:value-type="float" office:value="0" calcext:value-type="float">
            <text:p>0</text:p>
          </table:table-cell>
          <table:table-cell office:value-type="float" office:value="4111.17" calcext:value-type="float">
            <text:p>411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8243" calcext:value-type="float">
            <text:p>5.88243</text:p>
          </table:table-cell>
          <table:table-cell office:value-type="float" office:value="0" calcext:value-type="float">
            <text:p>0</text:p>
          </table:table-cell>
          <table:table-cell office:value-type="float" office:value="-0.2222365" calcext:value-type="float">
            <text:p>-0.22223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21.95832" calcext:value-type="float">
            <text:p>21.95832</text:p>
          </table:table-cell>
          <table:table-cell office:value-type="float" office:value="1098.741" calcext:value-type="float">
            <text:p>1098.741</text:p>
          </table:table-cell>
          <table:table-cell office:value-type="float" office:value="0" calcext:value-type="float">
            <text:p>0</text:p>
          </table:table-cell>
          <table:table-cell office:value-type="float" office:value="-10.8033" calcext:value-type="float">
            <text:p>-10.8033</text:p>
          </table:table-cell>
          <table:table-cell office:value-type="float" office:value="1.60064" calcext:value-type="float">
            <text:p>1.60064</text:p>
          </table:table-cell>
          <table:table-cell office:value-type="float" office:value="2.585608" calcext:value-type="float">
            <text:p>2.585608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4895" calcext:value-type="float">
            <text:p>0.001034895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8995" calcext:value-type="float">
            <text:p>0.1418995</text:p>
          </table:table-cell>
          <table:table-cell office:value-type="float" office:value="-0.1484025" calcext:value-type="float">
            <text:p>-0.1484025</text:p>
          </table:table-cell>
          <table:table-cell office:value-type="float" office:value="0.001487554" calcext:value-type="float">
            <text:p>0.001487554</text:p>
          </table:table-cell>
          <table:table-cell office:value-type="float" office:value="0.004834201" calcext:value-type="float">
            <text:p>0.004834201</text:p>
          </table:table-cell>
          <table:table-cell office:value-type="float" office:value="19.16346" calcext:value-type="float">
            <text:p>19.16346</text:p>
          </table:table-cell>
          <table:table-cell office:value-type="float" office:value="3.475304" calcext:value-type="float">
            <text:p>3.475304</text:p>
          </table:table-cell>
          <table:table-cell office:value-type="float" office:value="0.09476101" calcext:value-type="float">
            <text:p>0.09476101</text:p>
          </table:table-cell>
          <table:table-cell office:value-type="float" office:value="0.08056752" calcext:value-type="float">
            <text:p>0.08056752</text:p>
          </table:table-cell>
          <table:table-cell office:value-type="float" office:value="0.05177732" calcext:value-type="float">
            <text:p>0.05177732</text:p>
          </table:table-cell>
          <table:table-cell office:value-type="float" office:value="0.05257196" calcext:value-type="float">
            <text:p>0.05257196</text:p>
          </table:table-cell>
          <table:table-cell office:value-type="float" office:value="0.01359915" calcext:value-type="float">
            <text:p>0.01359915</text:p>
          </table:table-cell>
          <table:table-cell office:value-type="float" office:value="0.007837212" calcext:value-type="float">
            <text:p>0.007837212</text:p>
          </table:table-cell>
          <table:table-cell office:value-type="float" office:value="0.02326607" calcext:value-type="float">
            <text:p>0.02326607</text:p>
          </table:table-cell>
          <table:table-cell office:value-type="float" office:value="0.02018139" calcext:value-type="float">
            <text:p>0.02018139</text:p>
          </table:table-cell>
          <table:table-cell office:value-type="float" office:value="0.01809439" calcext:value-type="float">
            <text:p>0.01809439</text:p>
          </table:table-cell>
          <table:table-cell office:value-type="float" office:value="0.01711028" calcext:value-type="float">
            <text:p>0.01711028</text:p>
          </table:table-cell>
          <table:table-cell office:value-type="float" office:value="0.02014168" calcext:value-type="float">
            <text:p>0.02014168</text:p>
          </table:table-cell>
          <table:table-cell office:value-type="float" office:value="0.00552817" calcext:value-type="float">
            <text:p>0.00552817</text:p>
          </table:table-cell>
          <table:table-cell office:value-type="float" office:value="0.005631537" calcext:value-type="float">
            <text:p>0.005631537</text:p>
          </table:table-cell>
          <table:table-cell office:value-type="float" office:value="0" calcext:value-type="float">
            <text:p>0</text:p>
          </table:table-cell>
          <table:table-cell office:value-type="float" office:value="13.14535" calcext:value-type="float">
            <text:p>13.14535</text:p>
          </table:table-cell>
          <table:table-cell office:value-type="float" office:value="0.05453829" calcext:value-type="float">
            <text:p>0.05453829</text:p>
          </table:table-cell>
          <table:table-cell office:value-type="float" office:value="0.01849324" calcext:value-type="float">
            <text:p>0.01849324</text:p>
          </table:table-cell>
          <table:table-cell office:value-type="float" office:value="0.01965718" calcext:value-type="float">
            <text:p>0.01965718</text:p>
          </table:table-cell>
          <table:table-cell office:value-type="float" office:value="0.02130492" calcext:value-type="float">
            <text:p>0.02130492</text:p>
          </table:table-cell>
          <table:table-cell office:value-type="float" office:value="0.01244613" calcext:value-type="float">
            <text:p>0.01244613</text:p>
          </table:table-cell>
          <table:table-cell office:value-type="float" office:value="0.01483279" calcext:value-type="float">
            <text:p>0.01483279</text:p>
          </table:table-cell>
          <table:table-cell office:value-type="float" office:value="1.573964" calcext:value-type="float">
            <text:p>1.573964</text:p>
          </table:table-cell>
          <table:table-cell office:value-type="float" office:value="1.161023" calcext:value-type="float">
            <text:p>1.161023</text:p>
          </table:table-cell>
          <table:table-cell office:value-type="float" office:value="0.7869261" calcext:value-type="float">
            <text:p>0.7869261</text:p>
          </table:table-cell>
          <table:table-cell office:value-type="float" office:value="0.3091249" calcext:value-type="float">
            <text:p>0.3091249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348587" calcext:value-type="float">
            <text:p>0.3348587</text:p>
          </table:table-cell>
          <table:table-cell office:value-type="float" office:value="0.3488807" calcext:value-type="float">
            <text:p>0.3488807</text:p>
          </table:table-cell>
          <table:table-cell office:value-type="float" office:value="0" calcext:value-type="float">
            <text:p>0</text:p>
          </table:table-cell>
          <table:table-cell office:value-type="float" office:value="3803.994" calcext:value-type="float">
            <text:p>3803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52188" calcext:value-type="float">
            <text:p>5.852188</text:p>
          </table:table-cell>
          <table:table-cell office:value-type="float" office:value="0" calcext:value-type="float">
            <text:p>0</text:p>
          </table:table-cell>
          <table:table-cell office:value-type="float" office:value="-0.2482272" calcext:value-type="float">
            <text:p>-0.24822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21.9932" calcext:value-type="float">
            <text:p>21.9932</text:p>
          </table:table-cell>
          <table:table-cell office:value-type="float" office:value="1098.782" calcext:value-type="float">
            <text:p>1098.782</text:p>
          </table:table-cell>
          <table:table-cell office:value-type="float" office:value="0" calcext:value-type="float">
            <text:p>0</text:p>
          </table:table-cell>
          <table:table-cell office:value-type="float" office:value="-11.20462" calcext:value-type="float">
            <text:p>-11.20462</text:p>
          </table:table-cell>
          <table:table-cell office:value-type="float" office:value="1.44125" calcext:value-type="float">
            <text:p>1.44125</text:p>
          </table:table-cell>
          <table:table-cell office:value-type="float" office:value="2.482583" calcext:value-type="float">
            <text:p>2.482583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4978" calcext:value-type="float">
            <text:p>0.001034978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9257" calcext:value-type="float">
            <text:p>0.1419257</text:p>
          </table:table-cell>
          <table:table-cell office:value-type="float" office:value="-0.1504365" calcext:value-type="float">
            <text:p>-0.1504365</text:p>
          </table:table-cell>
          <table:table-cell office:value-type="float" office:value="0.001500475" calcext:value-type="float">
            <text:p>0.001500475</text:p>
          </table:table-cell>
          <table:table-cell office:value-type="float" office:value="0.004896159" calcext:value-type="float">
            <text:p>0.004896159</text:p>
          </table:table-cell>
          <table:table-cell office:value-type="float" office:value="19.463" calcext:value-type="float">
            <text:p>19.463</text:p>
          </table:table-cell>
          <table:table-cell office:value-type="float" office:value="2.182131" calcext:value-type="float">
            <text:p>2.182131</text:p>
          </table:table-cell>
          <table:table-cell office:value-type="float" office:value="0.09100175" calcext:value-type="float">
            <text:p>0.09100175</text:p>
          </table:table-cell>
          <table:table-cell office:value-type="float" office:value="0.07985835" calcext:value-type="float">
            <text:p>0.07985835</text:p>
          </table:table-cell>
          <table:table-cell office:value-type="float" office:value="0.05145357" calcext:value-type="float">
            <text:p>0.05145357</text:p>
          </table:table-cell>
          <table:table-cell office:value-type="float" office:value="0.05194805" calcext:value-type="float">
            <text:p>0.05194805</text:p>
          </table:table-cell>
          <table:table-cell office:value-type="float" office:value="0.01344282" calcext:value-type="float">
            <text:p>0.01344282</text:p>
          </table:table-cell>
          <table:table-cell office:value-type="float" office:value="0.007730037" calcext:value-type="float">
            <text:p>0.007730037</text:p>
          </table:table-cell>
          <table:table-cell office:value-type="float" office:value="0.02319982" calcext:value-type="float">
            <text:p>0.02319982</text:p>
          </table:table-cell>
          <table:table-cell office:value-type="float" office:value="0.02022504" calcext:value-type="float">
            <text:p>0.02022504</text:p>
          </table:table-cell>
          <table:table-cell office:value-type="float" office:value="0.01803493" calcext:value-type="float">
            <text:p>0.01803493</text:p>
          </table:table-cell>
          <table:table-cell office:value-type="float" office:value="0.01707784" calcext:value-type="float">
            <text:p>0.01707784</text:p>
          </table:table-cell>
          <table:table-cell office:value-type="float" office:value="0.02006454" calcext:value-type="float">
            <text:p>0.02006454</text:p>
          </table:table-cell>
          <table:table-cell office:value-type="float" office:value="0.005523514" calcext:value-type="float">
            <text:p>0.005523514</text:p>
          </table:table-cell>
          <table:table-cell office:value-type="float" office:value="0.005629035" calcext:value-type="float">
            <text:p>0.005629035</text:p>
          </table:table-cell>
          <table:table-cell office:value-type="float" office:value="0" calcext:value-type="float">
            <text:p>0</text:p>
          </table:table-cell>
          <table:table-cell office:value-type="float" office:value="7.996231" calcext:value-type="float">
            <text:p>7.996231</text:p>
          </table:table-cell>
          <table:table-cell office:value-type="float" office:value="0.03973794" calcext:value-type="float">
            <text:p>0.03973794</text:p>
          </table:table-cell>
          <table:table-cell office:value-type="float" office:value="0.01758072" calcext:value-type="float">
            <text:p>0.01758072</text:p>
          </table:table-cell>
          <table:table-cell office:value-type="float" office:value="0.0187263" calcext:value-type="float">
            <text:p>0.0187263</text:p>
          </table:table-cell>
          <table:table-cell office:value-type="float" office:value="0.02034855" calcext:value-type="float">
            <text:p>0.02034855</text:p>
          </table:table-cell>
          <table:table-cell office:value-type="float" office:value="0.01239066" calcext:value-type="float">
            <text:p>0.01239066</text:p>
          </table:table-cell>
          <table:table-cell office:value-type="float" office:value="0.01439449" calcext:value-type="float">
            <text:p>0.01439449</text:p>
          </table:table-cell>
          <table:table-cell office:value-type="float" office:value="1.460482" calcext:value-type="float">
            <text:p>1.460482</text:p>
          </table:table-cell>
          <table:table-cell office:value-type="float" office:value="1.110307" calcext:value-type="float">
            <text:p>1.110307</text:p>
          </table:table-cell>
          <table:table-cell office:value-type="float" office:value="0.7463605" calcext:value-type="float">
            <text:p>0.7463605</text:p>
          </table:table-cell>
          <table:table-cell office:value-type="float" office:value="0.2895622" calcext:value-type="float">
            <text:p>0.2895622</text:p>
          </table:table-cell>
          <table:table-cell office:value-type="float" office:value="0.3379603" calcext:value-type="float">
            <text:p>0.3379603</text:p>
          </table:table-cell>
          <table:table-cell office:value-type="float" office:value="0.3347844" calcext:value-type="float">
            <text:p>0.3347844</text:p>
          </table:table-cell>
          <table:table-cell office:value-type="float" office:value="0.3488855" calcext:value-type="float">
            <text:p>0.3488855</text:p>
          </table:table-cell>
          <table:table-cell office:value-type="float" office:value="0" calcext:value-type="float">
            <text:p>0</text:p>
          </table:table-cell>
          <table:table-cell office:value-type="float" office:value="3541.99" calcext:value-type="float">
            <text:p>3541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00459" calcext:value-type="float">
            <text:p>5.800459</text:p>
          </table:table-cell>
          <table:table-cell office:value-type="float" office:value="0" calcext:value-type="float">
            <text:p>0</text:p>
          </table:table-cell>
          <table:table-cell office:value-type="float" office:value="-0.248438" calcext:value-type="float">
            <text:p>-0.2484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21.85094" calcext:value-type="float">
            <text:p>21.85094</text:p>
          </table:table-cell>
          <table:table-cell office:value-type="float" office:value="1098.795" calcext:value-type="float">
            <text:p>1098.795</text:p>
          </table:table-cell>
          <table:table-cell office:value-type="float" office:value="0" calcext:value-type="float">
            <text:p>0</text:p>
          </table:table-cell>
          <table:table-cell office:value-type="float" office:value="-11.62312" calcext:value-type="float">
            <text:p>-11.62312</text:p>
          </table:table-cell>
          <table:table-cell office:value-type="float" office:value="1.476081" calcext:value-type="float">
            <text:p>1.476081</text:p>
          </table:table-cell>
          <table:table-cell office:value-type="float" office:value="2.380579" calcext:value-type="float">
            <text:p>2.380579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056" calcext:value-type="float">
            <text:p>0.001035056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9486" calcext:value-type="float">
            <text:p>0.1419486</text:p>
          </table:table-cell>
          <table:table-cell office:value-type="float" office:value="-0.152039" calcext:value-type="float">
            <text:p>-0.152039</text:p>
          </table:table-cell>
          <table:table-cell office:value-type="float" office:value="0.001511062" calcext:value-type="float">
            <text:p>0.001511062</text:p>
          </table:table-cell>
          <table:table-cell office:value-type="float" office:value="0.004914834" calcext:value-type="float">
            <text:p>0.004914834</text:p>
          </table:table-cell>
          <table:table-cell office:value-type="float" office:value="19.27858" calcext:value-type="float">
            <text:p>19.27858</text:p>
          </table:table-cell>
          <table:table-cell office:value-type="float" office:value="2.116412" calcext:value-type="float">
            <text:p>2.116412</text:p>
          </table:table-cell>
          <table:table-cell office:value-type="float" office:value="0.09022404" calcext:value-type="float">
            <text:p>0.09022404</text:p>
          </table:table-cell>
          <table:table-cell office:value-type="float" office:value="0.08110504" calcext:value-type="float">
            <text:p>0.08110504</text:p>
          </table:table-cell>
          <table:table-cell office:value-type="float" office:value="0.05275525" calcext:value-type="float">
            <text:p>0.05275525</text:p>
          </table:table-cell>
          <table:table-cell office:value-type="float" office:value="0.05326141" calcext:value-type="float">
            <text:p>0.05326141</text:p>
          </table:table-cell>
          <table:table-cell office:value-type="float" office:value="0.01356804" calcext:value-type="float">
            <text:p>0.01356804</text:p>
          </table:table-cell>
          <table:table-cell office:value-type="float" office:value="0.007647512" calcext:value-type="float">
            <text:p>0.007647512</text:p>
          </table:table-cell>
          <table:table-cell office:value-type="float" office:value="0.02312853" calcext:value-type="float">
            <text:p>0.02312853</text:p>
          </table:table-cell>
          <table:table-cell office:value-type="float" office:value="0.02026075" calcext:value-type="float">
            <text:p>0.02026075</text:p>
          </table:table-cell>
          <table:table-cell office:value-type="float" office:value="0.0179712" calcext:value-type="float">
            <text:p>0.0179712</text:p>
          </table:table-cell>
          <table:table-cell office:value-type="float" office:value="0.01704464" calcext:value-type="float">
            <text:p>0.01704464</text:p>
          </table:table-cell>
          <table:table-cell office:value-type="float" office:value="0.01999112" calcext:value-type="float">
            <text:p>0.01999112</text:p>
          </table:table-cell>
          <table:table-cell office:value-type="float" office:value="0.005518821" calcext:value-type="float">
            <text:p>0.005518821</text:p>
          </table:table-cell>
          <table:table-cell office:value-type="float" office:value="0.005626537" calcext:value-type="float">
            <text:p>0.005626537</text:p>
          </table:table-cell>
          <table:table-cell office:value-type="float" office:value="0" calcext:value-type="float">
            <text:p>0</text:p>
          </table:table-cell>
          <table:table-cell office:value-type="float" office:value="8.506931" calcext:value-type="float">
            <text:p>8.506931</text:p>
          </table:table-cell>
          <table:table-cell office:value-type="float" office:value="0.03397308" calcext:value-type="float">
            <text:p>0.03397308</text:p>
          </table:table-cell>
          <table:table-cell office:value-type="float" office:value="0.01672207" calcext:value-type="float">
            <text:p>0.01672207</text:p>
          </table:table-cell>
          <table:table-cell office:value-type="float" office:value="0.01748537" calcext:value-type="float">
            <text:p>0.01748537</text:p>
          </table:table-cell>
          <table:table-cell office:value-type="float" office:value="0.01898533" calcext:value-type="float">
            <text:p>0.01898533</text:p>
          </table:table-cell>
          <table:table-cell office:value-type="float" office:value="0.01184515" calcext:value-type="float">
            <text:p>0.01184515</text:p>
          </table:table-cell>
          <table:table-cell office:value-type="float" office:value="0.01405488" calcext:value-type="float">
            <text:p>0.01405488</text:p>
          </table:table-cell>
          <table:table-cell office:value-type="float" office:value="1.342483" calcext:value-type="float">
            <text:p>1.342483</text:p>
          </table:table-cell>
          <table:table-cell office:value-type="float" office:value="1.06117" calcext:value-type="float">
            <text:p>1.06117</text:p>
          </table:table-cell>
          <table:table-cell office:value-type="float" office:value="0.6981543" calcext:value-type="float">
            <text:p>0.6981543</text:p>
          </table:table-cell>
          <table:table-cell office:value-type="float" office:value="0.2686914" calcext:value-type="float">
            <text:p>0.2686914</text:p>
          </table:table-cell>
          <table:table-cell office:value-type="float" office:value="0.3268195" calcext:value-type="float">
            <text:p>0.3268195</text:p>
          </table:table-cell>
          <table:table-cell office:value-type="float" office:value="0.3346953" calcext:value-type="float">
            <text:p>0.3346953</text:p>
          </table:table-cell>
          <table:table-cell office:value-type="float" office:value="0.3488905" calcext:value-type="float">
            <text:p>0.3488905</text:p>
          </table:table-cell>
          <table:table-cell office:value-type="float" office:value="0" calcext:value-type="float">
            <text:p>0</text:p>
          </table:table-cell>
          <table:table-cell office:value-type="float" office:value="3692.342" calcext:value-type="float">
            <text:p>3692.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54541" calcext:value-type="float">
            <text:p>5.954541</text:p>
          </table:table-cell>
          <table:table-cell office:value-type="float" office:value="0" calcext:value-type="float">
            <text:p>0</text:p>
          </table:table-cell>
          <table:table-cell office:value-type="float" office:value="-0.2486282" calcext:value-type="float">
            <text:p>-0.24862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21.63198" calcext:value-type="float">
            <text:p>21.63198</text:p>
          </table:table-cell>
          <table:table-cell office:value-type="float" office:value="1098.786" calcext:value-type="float">
            <text:p>1098.786</text:p>
          </table:table-cell>
          <table:table-cell office:value-type="float" office:value="0" calcext:value-type="float">
            <text:p>0</text:p>
          </table:table-cell>
          <table:table-cell office:value-type="float" office:value="-12.05621" calcext:value-type="float">
            <text:p>-12.05621</text:p>
          </table:table-cell>
          <table:table-cell office:value-type="float" office:value="1.63006" calcext:value-type="float">
            <text:p>1.63006</text:p>
          </table:table-cell>
          <table:table-cell office:value-type="float" office:value="2.252215" calcext:value-type="float">
            <text:p>2.252215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129" calcext:value-type="float">
            <text:p>0.001035129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968" calcext:value-type="float">
            <text:p>0.141968</text:p>
          </table:table-cell>
          <table:table-cell office:value-type="float" office:value="-0.1528473" calcext:value-type="float">
            <text:p>-0.1528473</text:p>
          </table:table-cell>
          <table:table-cell office:value-type="float" office:value="0.001505287" calcext:value-type="float">
            <text:p>0.001505287</text:p>
          </table:table-cell>
          <table:table-cell office:value-type="float" office:value="0.00491547" calcext:value-type="float">
            <text:p>0.00491547</text:p>
          </table:table-cell>
          <table:table-cell office:value-type="float" office:value="18.87253" calcext:value-type="float">
            <text:p>18.87253</text:p>
          </table:table-cell>
          <table:table-cell office:value-type="float" office:value="3.123885" calcext:value-type="float">
            <text:p>3.123885</text:p>
          </table:table-cell>
          <table:table-cell office:value-type="float" office:value="0.08926205" calcext:value-type="float">
            <text:p>0.08926205</text:p>
          </table:table-cell>
          <table:table-cell office:value-type="float" office:value="0.08104483" calcext:value-type="float">
            <text:p>0.08104483</text:p>
          </table:table-cell>
          <table:table-cell office:value-type="float" office:value="0.05333367" calcext:value-type="float">
            <text:p>0.05333367</text:p>
          </table:table-cell>
          <table:table-cell office:value-type="float" office:value="0.05415948" calcext:value-type="float">
            <text:p>0.05415948</text:p>
          </table:table-cell>
          <table:table-cell office:value-type="float" office:value="0.01353426" calcext:value-type="float">
            <text:p>0.01353426</text:p>
          </table:table-cell>
          <table:table-cell office:value-type="float" office:value="0.007551558" calcext:value-type="float">
            <text:p>0.007551558</text:p>
          </table:table-cell>
          <table:table-cell office:value-type="float" office:value="0.0230453" calcext:value-type="float">
            <text:p>0.0230453</text:p>
          </table:table-cell>
          <table:table-cell office:value-type="float" office:value="0.02028279" calcext:value-type="float">
            <text:p>0.02028279</text:p>
          </table:table-cell>
          <table:table-cell office:value-type="float" office:value="0.0179121" calcext:value-type="float">
            <text:p>0.0179121</text:p>
          </table:table-cell>
          <table:table-cell office:value-type="float" office:value="0.01700876" calcext:value-type="float">
            <text:p>0.01700876</text:p>
          </table:table-cell>
          <table:table-cell office:value-type="float" office:value="0.0199184" calcext:value-type="float">
            <text:p>0.0199184</text:p>
          </table:table-cell>
          <table:table-cell office:value-type="float" office:value="0.005514076" calcext:value-type="float">
            <text:p>0.005514076</text:p>
          </table:table-cell>
          <table:table-cell office:value-type="float" office:value="0.005624041" calcext:value-type="float">
            <text:p>0.005624041</text:p>
          </table:table-cell>
          <table:table-cell office:value-type="float" office:value="0" calcext:value-type="float">
            <text:p>0</text:p>
          </table:table-cell>
          <table:table-cell office:value-type="float" office:value="10.78192" calcext:value-type="float">
            <text:p>10.78192</text:p>
          </table:table-cell>
          <table:table-cell office:value-type="float" office:value="0.03851111" calcext:value-type="float">
            <text:p>0.03851111</text:p>
          </table:table-cell>
          <table:table-cell office:value-type="float" office:value="0.016041" calcext:value-type="float">
            <text:p>0.016041</text:p>
          </table:table-cell>
          <table:table-cell office:value-type="float" office:value="0.0164848" calcext:value-type="float">
            <text:p>0.0164848</text:p>
          </table:table-cell>
          <table:table-cell office:value-type="float" office:value="0.0177935" calcext:value-type="float">
            <text:p>0.0177935</text:p>
          </table:table-cell>
          <table:table-cell office:value-type="float" office:value="0.01150985" calcext:value-type="float">
            <text:p>0.01150985</text:p>
          </table:table-cell>
          <table:table-cell office:value-type="float" office:value="0.01370171" calcext:value-type="float">
            <text:p>0.01370171</text:p>
          </table:table-cell>
          <table:table-cell office:value-type="float" office:value="1.219181" calcext:value-type="float">
            <text:p>1.219181</text:p>
          </table:table-cell>
          <table:table-cell office:value-type="float" office:value="1.01039" calcext:value-type="float">
            <text:p>1.01039</text:p>
          </table:table-cell>
          <table:table-cell office:value-type="float" office:value="0.6471825" calcext:value-type="float">
            <text:p>0.6471825</text:p>
          </table:table-cell>
          <table:table-cell office:value-type="float" office:value="0.2452748" calcext:value-type="float">
            <text:p>0.2452748</text:p>
          </table:table-cell>
          <table:table-cell office:value-type="float" office:value="0.3149825" calcext:value-type="float">
            <text:p>0.3149825</text:p>
          </table:table-cell>
          <table:table-cell office:value-type="float" office:value="0.3345851" calcext:value-type="float">
            <text:p>0.3345851</text:p>
          </table:table-cell>
          <table:table-cell office:value-type="float" office:value="0.3488953" calcext:value-type="float">
            <text:p>0.3488953</text:p>
          </table:table-cell>
          <table:table-cell office:value-type="float" office:value="0" calcext:value-type="float">
            <text:p>0</text:p>
          </table:table-cell>
          <table:table-cell office:value-type="float" office:value="4099.212" calcext:value-type="float">
            <text:p>4099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06268" calcext:value-type="float">
            <text:p>6.206268</text:p>
          </table:table-cell>
          <table:table-cell office:value-type="float" office:value="0" calcext:value-type="float">
            <text:p>0</text:p>
          </table:table-cell>
          <table:table-cell office:value-type="float" office:value="-0.2487563" calcext:value-type="float">
            <text:p>-0.24875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21.40678" calcext:value-type="float">
            <text:p>21.40678</text:p>
          </table:table-cell>
          <table:table-cell office:value-type="float" office:value="1098.776" calcext:value-type="float">
            <text:p>1098.776</text:p>
          </table:table-cell>
          <table:table-cell office:value-type="float" office:value="0" calcext:value-type="float">
            <text:p>0</text:p>
          </table:table-cell>
          <table:table-cell office:value-type="float" office:value="-12.50675" calcext:value-type="float">
            <text:p>-12.50675</text:p>
          </table:table-cell>
          <table:table-cell office:value-type="float" office:value="1.792042" calcext:value-type="float">
            <text:p>1.792042</text:p>
          </table:table-cell>
          <table:table-cell office:value-type="float" office:value="2.11651" calcext:value-type="float">
            <text:p>2.11651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196" calcext:value-type="float">
            <text:p>0.001035196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9829" calcext:value-type="float">
            <text:p>0.1419829</text:p>
          </table:table-cell>
          <table:table-cell office:value-type="float" office:value="-0.1531776" calcext:value-type="float">
            <text:p>-0.1531776</text:p>
          </table:table-cell>
          <table:table-cell office:value-type="float" office:value="0.001491012" calcext:value-type="float">
            <text:p>0.001491012</text:p>
          </table:table-cell>
          <table:table-cell office:value-type="float" office:value="0.004916142" calcext:value-type="float">
            <text:p>0.004916142</text:p>
          </table:table-cell>
          <table:table-cell office:value-type="float" office:value="18.44262" calcext:value-type="float">
            <text:p>18.44262</text:p>
          </table:table-cell>
          <table:table-cell office:value-type="float" office:value="4.280207" calcext:value-type="float">
            <text:p>4.280207</text:p>
          </table:table-cell>
          <table:table-cell office:value-type="float" office:value="0.09267065" calcext:value-type="float">
            <text:p>0.09267065</text:p>
          </table:table-cell>
          <table:table-cell office:value-type="float" office:value="0.08368716" calcext:value-type="float">
            <text:p>0.08368716</text:p>
          </table:table-cell>
          <table:table-cell office:value-type="float" office:value="0.05568358" calcext:value-type="float">
            <text:p>0.05568358</text:p>
          </table:table-cell>
          <table:table-cell office:value-type="float" office:value="0.05655165" calcext:value-type="float">
            <text:p>0.05655165</text:p>
          </table:table-cell>
          <table:table-cell office:value-type="float" office:value="0.01365637" calcext:value-type="float">
            <text:p>0.01365637</text:p>
          </table:table-cell>
          <table:table-cell office:value-type="float" office:value="0.007464002" calcext:value-type="float">
            <text:p>0.007464002</text:p>
          </table:table-cell>
          <table:table-cell office:value-type="float" office:value="0.02295134" calcext:value-type="float">
            <text:p>0.02295134</text:p>
          </table:table-cell>
          <table:table-cell office:value-type="float" office:value="0.02029684" calcext:value-type="float">
            <text:p>0.02029684</text:p>
          </table:table-cell>
          <table:table-cell office:value-type="float" office:value="0.01785778" calcext:value-type="float">
            <text:p>0.01785778</text:p>
          </table:table-cell>
          <table:table-cell office:value-type="float" office:value="0.01697378" calcext:value-type="float">
            <text:p>0.01697378</text:p>
          </table:table-cell>
          <table:table-cell office:value-type="float" office:value="0.01984648" calcext:value-type="float">
            <text:p>0.01984648</text:p>
          </table:table-cell>
          <table:table-cell office:value-type="float" office:value="0.00550926" calcext:value-type="float">
            <text:p>0.00550926</text:p>
          </table:table-cell>
          <table:table-cell office:value-type="float" office:value="0.00562151" calcext:value-type="float">
            <text:p>0.00562151</text:p>
          </table:table-cell>
          <table:table-cell office:value-type="float" office:value="0" calcext:value-type="float">
            <text:p>0</text:p>
          </table:table-cell>
          <table:table-cell office:value-type="float" office:value="12.35299" calcext:value-type="float">
            <text:p>12.35299</text:p>
          </table:table-cell>
          <table:table-cell office:value-type="float" office:value="0.04143887" calcext:value-type="float">
            <text:p>0.04143887</text:p>
          </table:table-cell>
          <table:table-cell office:value-type="float" office:value="0.01550441" calcext:value-type="float">
            <text:p>0.01550441</text:p>
          </table:table-cell>
          <table:table-cell office:value-type="float" office:value="0.01558449" calcext:value-type="float">
            <text:p>0.01558449</text:p>
          </table:table-cell>
          <table:table-cell office:value-type="float" office:value="0.01654385" calcext:value-type="float">
            <text:p>0.01654385</text:p>
          </table:table-cell>
          <table:table-cell office:value-type="float" office:value="0.01102174" calcext:value-type="float">
            <text:p>0.01102174</text:p>
          </table:table-cell>
          <table:table-cell office:value-type="float" office:value="0.01340743" calcext:value-type="float">
            <text:p>0.01340743</text:p>
          </table:table-cell>
          <table:table-cell office:value-type="float" office:value="1.092178" calcext:value-type="float">
            <text:p>1.092178</text:p>
          </table:table-cell>
          <table:table-cell office:value-type="float" office:value="0.9575932" calcext:value-type="float">
            <text:p>0.9575932</text:p>
          </table:table-cell>
          <table:table-cell office:value-type="float" office:value="0.5934951" calcext:value-type="float">
            <text:p>0.5934951</text:p>
          </table:table-cell>
          <table:table-cell office:value-type="float" office:value="0.2235578" calcext:value-type="float">
            <text:p>0.2235578</text:p>
          </table:table-cell>
          <table:table-cell office:value-type="float" office:value="0.3026739" calcext:value-type="float">
            <text:p>0.3026739</text:p>
          </table:table-cell>
          <table:table-cell office:value-type="float" office:value="0.3344466" calcext:value-type="float">
            <text:p>0.3344466</text:p>
          </table:table-cell>
          <table:table-cell office:value-type="float" office:value="0.3489002" calcext:value-type="float">
            <text:p>0.3489002</text:p>
          </table:table-cell>
          <table:table-cell office:value-type="float" office:value="0" calcext:value-type="float">
            <text:p>0</text:p>
          </table:table-cell>
          <table:table-cell office:value-type="float" office:value="4526.112" calcext:value-type="float">
            <text:p>4526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67834" calcext:value-type="float">
            <text:p>6.467834</text:p>
          </table:table-cell>
          <table:table-cell office:value-type="float" office:value="0" calcext:value-type="float">
            <text:p>0</text:p>
          </table:table-cell>
          <table:table-cell office:value-type="float" office:value="-0.2488478" calcext:value-type="float">
            <text:p>-0.24884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21.18303" calcext:value-type="float">
            <text:p>21.18303</text:p>
          </table:table-cell>
          <table:table-cell office:value-type="float" office:value="1098.758" calcext:value-type="float">
            <text:p>1098.758</text:p>
          </table:table-cell>
          <table:table-cell office:value-type="float" office:value="0" calcext:value-type="float">
            <text:p>0</text:p>
          </table:table-cell>
          <table:table-cell office:value-type="float" office:value="-12.96687" calcext:value-type="float">
            <text:p>-12.96687</text:p>
          </table:table-cell>
          <table:table-cell office:value-type="float" office:value="1.950881" calcext:value-type="float">
            <text:p>1.950881</text:p>
          </table:table-cell>
          <table:table-cell office:value-type="float" office:value="1.977698" calcext:value-type="float">
            <text:p>1.977698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253" calcext:value-type="float">
            <text:p>0.001035253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9926" calcext:value-type="float">
            <text:p>0.1419926</text:p>
          </table:table-cell>
          <table:table-cell office:value-type="float" office:value="-0.1535244" calcext:value-type="float">
            <text:p>-0.1535244</text:p>
          </table:table-cell>
          <table:table-cell office:value-type="float" office:value="0.00147152" calcext:value-type="float">
            <text:p>0.00147152</text:p>
          </table:table-cell>
          <table:table-cell office:value-type="float" office:value="0.004916811" calcext:value-type="float">
            <text:p>0.004916811</text:p>
          </table:table-cell>
          <table:table-cell office:value-type="float" office:value="18.00205" calcext:value-type="float">
            <text:p>18.00205</text:p>
          </table:table-cell>
          <table:table-cell office:value-type="float" office:value="5.358771" calcext:value-type="float">
            <text:p>5.358771</text:p>
          </table:table-cell>
          <table:table-cell office:value-type="float" office:value="0.1024184" calcext:value-type="float">
            <text:p>0.1024184</text:p>
          </table:table-cell>
          <table:table-cell office:value-type="float" office:value="0.09080804" calcext:value-type="float">
            <text:p>0.09080804</text:p>
          </table:table-cell>
          <table:table-cell office:value-type="float" office:value="0.0605929" calcext:value-type="float">
            <text:p>0.0605929</text:p>
          </table:table-cell>
          <table:table-cell office:value-type="float" office:value="0.06156882" calcext:value-type="float">
            <text:p>0.06156882</text:p>
          </table:table-cell>
          <table:table-cell office:value-type="float" office:value="0.0141695" calcext:value-type="float">
            <text:p>0.0141695</text:p>
          </table:table-cell>
          <table:table-cell office:value-type="float" office:value="0.00740683" calcext:value-type="float">
            <text:p>0.00740683</text:p>
          </table:table-cell>
          <table:table-cell office:value-type="float" office:value="0.02285354" calcext:value-type="float">
            <text:p>0.02285354</text:p>
          </table:table-cell>
          <table:table-cell office:value-type="float" office:value="0.02031006" calcext:value-type="float">
            <text:p>0.02031006</text:p>
          </table:table-cell>
          <table:table-cell office:value-type="float" office:value="0.01781633" calcext:value-type="float">
            <text:p>0.01781633</text:p>
          </table:table-cell>
          <table:table-cell office:value-type="float" office:value="0.01694004" calcext:value-type="float">
            <text:p>0.01694004</text:p>
          </table:table-cell>
          <table:table-cell office:value-type="float" office:value="0.01978002" calcext:value-type="float">
            <text:p>0.01978002</text:p>
          </table:table-cell>
          <table:table-cell office:value-type="float" office:value="0.005504374" calcext:value-type="float">
            <text:p>0.005504374</text:p>
          </table:table-cell>
          <table:table-cell office:value-type="float" office:value="0.005618973" calcext:value-type="float">
            <text:p>0.005618973</text:p>
          </table:table-cell>
          <table:table-cell office:value-type="float" office:value="0" calcext:value-type="float">
            <text:p>0</text:p>
          </table:table-cell>
          <table:table-cell office:value-type="float" office:value="12.89579" calcext:value-type="float">
            <text:p>12.89579</text:p>
          </table:table-cell>
          <table:table-cell office:value-type="float" office:value="0.04322998" calcext:value-type="float">
            <text:p>0.04322998</text:p>
          </table:table-cell>
          <table:table-cell office:value-type="float" office:value="0.01514665" calcext:value-type="float">
            <text:p>0.01514665</text:p>
          </table:table-cell>
          <table:table-cell office:value-type="float" office:value="0.01470673" calcext:value-type="float">
            <text:p>0.01470673</text:p>
          </table:table-cell>
          <table:table-cell office:value-type="float" office:value="0.0153598" calcext:value-type="float">
            <text:p>0.0153598</text:p>
          </table:table-cell>
          <table:table-cell office:value-type="float" office:value="0.0102827" calcext:value-type="float">
            <text:p>0.0102827</text:p>
          </table:table-cell>
          <table:table-cell office:value-type="float" office:value="0.01317068" calcext:value-type="float">
            <text:p>0.01317068</text:p>
          </table:table-cell>
          <table:table-cell office:value-type="float" office:value="0.9636413" calcext:value-type="float">
            <text:p>0.9636413</text:p>
          </table:table-cell>
          <table:table-cell office:value-type="float" office:value="0.9050569" calcext:value-type="float">
            <text:p>0.9050569</text:p>
          </table:table-cell>
          <table:table-cell office:value-type="float" office:value="0.5391318" calcext:value-type="float">
            <text:p>0.5391318</text:p>
          </table:table-cell>
          <table:table-cell office:value-type="float" office:value="0.2031589" calcext:value-type="float">
            <text:p>0.2031589</text:p>
          </table:table-cell>
          <table:table-cell office:value-type="float" office:value="0.2912978" calcext:value-type="float">
            <text:p>0.2912978</text:p>
          </table:table-cell>
          <table:table-cell office:value-type="float" office:value="0.3342775" calcext:value-type="float">
            <text:p>0.3342775</text:p>
          </table:table-cell>
          <table:table-cell office:value-type="float" office:value="0.3489072" calcext:value-type="float">
            <text:p>0.3489072</text:p>
          </table:table-cell>
          <table:table-cell office:value-type="float" office:value="0" calcext:value-type="float">
            <text:p>0</text:p>
          </table:table-cell>
          <table:table-cell office:value-type="float" office:value="4947.357" calcext:value-type="float">
            <text:p>4947.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8014" calcext:value-type="float">
            <text:p>6.738014</text:p>
          </table:table-cell>
          <table:table-cell office:value-type="float" office:value="0" calcext:value-type="float">
            <text:p>0</text:p>
          </table:table-cell>
          <table:table-cell office:value-type="float" office:value="-0.248941" calcext:value-type="float">
            <text:p>-0.2489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21.00828" calcext:value-type="float">
            <text:p>21.00828</text:p>
          </table:table-cell>
          <table:table-cell office:value-type="float" office:value="1098.729" calcext:value-type="float">
            <text:p>1098.729</text:p>
          </table:table-cell>
          <table:table-cell office:value-type="float" office:value="0" calcext:value-type="float">
            <text:p>0</text:p>
          </table:table-cell>
          <table:table-cell office:value-type="float" office:value="-13.40378" calcext:value-type="float">
            <text:p>-13.40378</text:p>
          </table:table-cell>
          <table:table-cell office:value-type="float" office:value="2.072431" calcext:value-type="float">
            <text:p>2.072431</text:p>
          </table:table-cell>
          <table:table-cell office:value-type="float" office:value="1.842719" calcext:value-type="float">
            <text:p>1.842719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302" calcext:value-type="float">
            <text:p>0.001035302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9963" calcext:value-type="float">
            <text:p>0.1419963</text:p>
          </table:table-cell>
          <table:table-cell office:value-type="float" office:value="-0.15393" calcext:value-type="float">
            <text:p>-0.15393</text:p>
          </table:table-cell>
          <table:table-cell office:value-type="float" office:value="0.001456473" calcext:value-type="float">
            <text:p>0.001456473</text:p>
          </table:table-cell>
          <table:table-cell office:value-type="float" office:value="0.004917443" calcext:value-type="float">
            <text:p>0.004917443</text:p>
          </table:table-cell>
          <table:table-cell office:value-type="float" office:value="17.62729" calcext:value-type="float">
            <text:p>17.62729</text:p>
          </table:table-cell>
          <table:table-cell office:value-type="float" office:value="5.894168" calcext:value-type="float">
            <text:p>5.894168</text:p>
          </table:table-cell>
          <table:table-cell office:value-type="float" office:value="0.1077258" calcext:value-type="float">
            <text:p>0.1077258</text:p>
          </table:table-cell>
          <table:table-cell office:value-type="float" office:value="0.0955252" calcext:value-type="float">
            <text:p>0.0955252</text:p>
          </table:table-cell>
          <table:table-cell office:value-type="float" office:value="0.06489223" calcext:value-type="float">
            <text:p>0.06489223</text:p>
          </table:table-cell>
          <table:table-cell office:value-type="float" office:value="0.06656781" calcext:value-type="float">
            <text:p>0.06656781</text:p>
          </table:table-cell>
          <table:table-cell office:value-type="float" office:value="0.01489027" calcext:value-type="float">
            <text:p>0.01489027</text:p>
          </table:table-cell>
          <table:table-cell office:value-type="float" office:value="0.007377302" calcext:value-type="float">
            <text:p>0.007377302</text:p>
          </table:table-cell>
          <table:table-cell office:value-type="float" office:value="0.02276508" calcext:value-type="float">
            <text:p>0.02276508</text:p>
          </table:table-cell>
          <table:table-cell office:value-type="float" office:value="0.02033284" calcext:value-type="float">
            <text:p>0.02033284</text:p>
          </table:table-cell>
          <table:table-cell office:value-type="float" office:value="0.01779349" calcext:value-type="float">
            <text:p>0.01779349</text:p>
          </table:table-cell>
          <table:table-cell office:value-type="float" office:value="0.01690594" calcext:value-type="float">
            <text:p>0.01690594</text:p>
          </table:table-cell>
          <table:table-cell office:value-type="float" office:value="0.01972019" calcext:value-type="float">
            <text:p>0.01972019</text:p>
          </table:table-cell>
          <table:table-cell office:value-type="float" office:value="0.005499475" calcext:value-type="float">
            <text:p>0.005499475</text:p>
          </table:table-cell>
          <table:table-cell office:value-type="float" office:value="0.005616441" calcext:value-type="float">
            <text:p>0.005616441</text:p>
          </table:table-cell>
          <table:table-cell office:value-type="float" office:value="0" calcext:value-type="float">
            <text:p>0</text:p>
          </table:table-cell>
          <table:table-cell office:value-type="float" office:value="12.6198" calcext:value-type="float">
            <text:p>12.6198</text:p>
          </table:table-cell>
          <table:table-cell office:value-type="float" office:value="0.04270089" calcext:value-type="float">
            <text:p>0.04270089</text:p>
          </table:table-cell>
          <table:table-cell office:value-type="float" office:value="0.01458401" calcext:value-type="float">
            <text:p>0.01458401</text:p>
          </table:table-cell>
          <table:table-cell office:value-type="float" office:value="0.01396259" calcext:value-type="float">
            <text:p>0.01396259</text:p>
          </table:table-cell>
          <table:table-cell office:value-type="float" office:value="0.01429939" calcext:value-type="float">
            <text:p>0.01429939</text:p>
          </table:table-cell>
          <table:table-cell office:value-type="float" office:value="0.009574044" calcext:value-type="float">
            <text:p>0.009574044</text:p>
          </table:table-cell>
          <table:table-cell office:value-type="float" office:value="0.01292381" calcext:value-type="float">
            <text:p>0.01292381</text:p>
          </table:table-cell>
          <table:table-cell office:value-type="float" office:value="0.8402781" calcext:value-type="float">
            <text:p>0.8402781</text:p>
          </table:table-cell>
          <table:table-cell office:value-type="float" office:value="0.8548217" calcext:value-type="float">
            <text:p>0.8548217</text:p>
          </table:table-cell>
          <table:table-cell office:value-type="float" office:value="0.488915" calcext:value-type="float">
            <text:p>0.488915</text:p>
          </table:table-cell>
          <table:table-cell office:value-type="float" office:value="0.1822667" calcext:value-type="float">
            <text:p>0.1822667</text:p>
          </table:table-cell>
          <table:table-cell office:value-type="float" office:value="0.2810231" calcext:value-type="float">
            <text:p>0.2810231</text:p>
          </table:table-cell>
          <table:table-cell office:value-type="float" office:value="0.3341116" calcext:value-type="float">
            <text:p>0.3341116</text:p>
          </table:table-cell>
          <table:table-cell office:value-type="float" office:value="0.3489145" calcext:value-type="float">
            <text:p>0.3489145</text:p>
          </table:table-cell>
          <table:table-cell office:value-type="float" office:value="0" calcext:value-type="float">
            <text:p>0</text:p>
          </table:table-cell>
          <table:table-cell office:value-type="float" office:value="5274.721" calcext:value-type="float">
            <text:p>5274.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81743" calcext:value-type="float">
            <text:p>6.981743</text:p>
          </table:table-cell>
          <table:table-cell office:value-type="float" office:value="0" calcext:value-type="float">
            <text:p>0</text:p>
          </table:table-cell>
          <table:table-cell office:value-type="float" office:value="-0.2490406" calcext:value-type="float">
            <text:p>-0.24904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20.88087" calcext:value-type="float">
            <text:p>20.88087</text:p>
          </table:table-cell>
          <table:table-cell office:value-type="float" office:value="1098.686" calcext:value-type="float">
            <text:p>1098.686</text:p>
          </table:table-cell>
          <table:table-cell office:value-type="float" office:value="0" calcext:value-type="float">
            <text:p>0</text:p>
          </table:table-cell>
          <table:table-cell office:value-type="float" office:value="-13.82385" calcext:value-type="float">
            <text:p>-13.82385</text:p>
          </table:table-cell>
          <table:table-cell office:value-type="float" office:value="2.147424" calcext:value-type="float">
            <text:p>2.147424</text:p>
          </table:table-cell>
          <table:table-cell office:value-type="float" office:value="1.715217" calcext:value-type="float">
            <text:p>1.715217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344" calcext:value-type="float">
            <text:p>0.001035344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995" calcext:value-type="float">
            <text:p>0.141995</text:p>
          </table:table-cell>
          <table:table-cell office:value-type="float" office:value="-0.154253" calcext:value-type="float">
            <text:p>-0.154253</text:p>
          </table:table-cell>
          <table:table-cell office:value-type="float" office:value="0.001450126" calcext:value-type="float">
            <text:p>0.001450126</text:p>
          </table:table-cell>
          <table:table-cell office:value-type="float" office:value="0.004918074" calcext:value-type="float">
            <text:p>0.004918074</text:p>
          </table:table-cell>
          <table:table-cell office:value-type="float" office:value="17.34683" calcext:value-type="float">
            <text:p>17.34683</text:p>
          </table:table-cell>
          <table:table-cell office:value-type="float" office:value="6.056558" calcext:value-type="float">
            <text:p>6.056558</text:p>
          </table:table-cell>
          <table:table-cell office:value-type="float" office:value="0.1091164" calcext:value-type="float">
            <text:p>0.1091164</text:p>
          </table:table-cell>
          <table:table-cell office:value-type="float" office:value="0.09710408" calcext:value-type="float">
            <text:p>0.09710408</text:p>
          </table:table-cell>
          <table:table-cell office:value-type="float" office:value="0.06710561" calcext:value-type="float">
            <text:p>0.06710561</text:p>
          </table:table-cell>
          <table:table-cell office:value-type="float" office:value="0.06972035" calcext:value-type="float">
            <text:p>0.06972035</text:p>
          </table:table-cell>
          <table:table-cell office:value-type="float" office:value="0.01547644" calcext:value-type="float">
            <text:p>0.01547644</text:p>
          </table:table-cell>
          <table:table-cell office:value-type="float" office:value="0.007332898" calcext:value-type="float">
            <text:p>0.007332898</text:p>
          </table:table-cell>
          <table:table-cell office:value-type="float" office:value="0.02268591" calcext:value-type="float">
            <text:p>0.02268591</text:p>
          </table:table-cell>
          <table:table-cell office:value-type="float" office:value="0.02036491" calcext:value-type="float">
            <text:p>0.02036491</text:p>
          </table:table-cell>
          <table:table-cell office:value-type="float" office:value="0.01778364" calcext:value-type="float">
            <text:p>0.01778364</text:p>
          </table:table-cell>
          <table:table-cell office:value-type="float" office:value="0.01687142" calcext:value-type="float">
            <text:p>0.01687142</text:p>
          </table:table-cell>
          <table:table-cell office:value-type="float" office:value="0.01966661" calcext:value-type="float">
            <text:p>0.01966661</text:p>
          </table:table-cell>
          <table:table-cell office:value-type="float" office:value="0.005494568" calcext:value-type="float">
            <text:p>0.005494568</text:p>
          </table:table-cell>
          <table:table-cell office:value-type="float" office:value="0.005613874" calcext:value-type="float">
            <text:p>0.005613874</text:p>
          </table:table-cell>
          <table:table-cell office:value-type="float" office:value="0" calcext:value-type="float">
            <text:p>0</text:p>
          </table:table-cell>
          <table:table-cell office:value-type="float" office:value="11.84506" calcext:value-type="float">
            <text:p>11.84506</text:p>
          </table:table-cell>
          <table:table-cell office:value-type="float" office:value="0.04073197" calcext:value-type="float">
            <text:p>0.04073197</text:p>
          </table:table-cell>
          <table:table-cell office:value-type="float" office:value="0.01395608" calcext:value-type="float">
            <text:p>0.01395608</text:p>
          </table:table-cell>
          <table:table-cell office:value-type="float" office:value="0.01325411" calcext:value-type="float">
            <text:p>0.01325411</text:p>
          </table:table-cell>
          <table:table-cell office:value-type="float" office:value="0.01337504" calcext:value-type="float">
            <text:p>0.01337504</text:p>
          </table:table-cell>
          <table:table-cell office:value-type="float" office:value="0.009077613" calcext:value-type="float">
            <text:p>0.009077613</text:p>
          </table:table-cell>
          <table:table-cell office:value-type="float" office:value="0.01255209" calcext:value-type="float">
            <text:p>0.01255209</text:p>
          </table:table-cell>
          <table:table-cell office:value-type="float" office:value="0.7261962" calcext:value-type="float">
            <text:p>0.7261962</text:p>
          </table:table-cell>
          <table:table-cell office:value-type="float" office:value="0.8072347" calcext:value-type="float">
            <text:p>0.8072347</text:p>
          </table:table-cell>
          <table:table-cell office:value-type="float" office:value="0.4429286" calcext:value-type="float">
            <text:p>0.4429286</text:p>
          </table:table-cell>
          <table:table-cell office:value-type="float" office:value="0.1612887" calcext:value-type="float">
            <text:p>0.1612887</text:p>
          </table:table-cell>
          <table:table-cell office:value-type="float" office:value="0.2717751" calcext:value-type="float">
            <text:p>0.2717751</text:p>
          </table:table-cell>
          <table:table-cell office:value-type="float" office:value="0.3339534" calcext:value-type="float">
            <text:p>0.3339534</text:p>
          </table:table-cell>
          <table:table-cell office:value-type="float" office:value="0.3489219" calcext:value-type="float">
            <text:p>0.3489219</text:p>
          </table:table-cell>
          <table:table-cell office:value-type="float" office:value="0" calcext:value-type="float">
            <text:p>0</text:p>
          </table:table-cell>
          <table:table-cell office:value-type="float" office:value="5485.827" calcext:value-type="float">
            <text:p>5485.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79295" calcext:value-type="float">
            <text:p>7.179295</text:p>
          </table:table-cell>
          <table:table-cell office:value-type="float" office:value="0" calcext:value-type="float">
            <text:p>0</text:p>
          </table:table-cell>
          <table:table-cell office:value-type="float" office:value="-0.2491364" calcext:value-type="float">
            <text:p>-0.24913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20.86942" calcext:value-type="float">
            <text:p>20.86942</text:p>
          </table:table-cell>
          <table:table-cell office:value-type="float" office:value="1098.678" calcext:value-type="float">
            <text:p>1098.678</text:p>
          </table:table-cell>
          <table:table-cell office:value-type="float" office:value="0" calcext:value-type="float">
            <text:p>0</text:p>
          </table:table-cell>
          <table:table-cell office:value-type="float" office:value="-14.20863" calcext:value-type="float">
            <text:p>-14.20863</text:p>
          </table:table-cell>
          <table:table-cell office:value-type="float" office:value="2.055108" calcext:value-type="float">
            <text:p>2.055108</text:p>
          </table:table-cell>
          <table:table-cell office:value-type="float" office:value="1.595513" calcext:value-type="float">
            <text:p>1.595513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379" calcext:value-type="float">
            <text:p>0.001035379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9881" calcext:value-type="float">
            <text:p>0.1419881</text:p>
          </table:table-cell>
          <table:table-cell office:value-type="float" office:value="-0.1595209" calcext:value-type="float">
            <text:p>-0.1595209</text:p>
          </table:table-cell>
          <table:table-cell office:value-type="float" office:value="0.001449604" calcext:value-type="float">
            <text:p>0.001449604</text:p>
          </table:table-cell>
          <table:table-cell office:value-type="float" office:value="0.004921788" calcext:value-type="float">
            <text:p>0.004921788</text:p>
          </table:table-cell>
          <table:table-cell office:value-type="float" office:value="17.55379" calcext:value-type="float">
            <text:p>17.55379</text:p>
          </table:table-cell>
          <table:table-cell office:value-type="float" office:value="8.635656" calcext:value-type="float">
            <text:p>8.635656</text:p>
          </table:table-cell>
          <table:table-cell office:value-type="float" office:value="0.09594592" calcext:value-type="float">
            <text:p>0.09594592</text:p>
          </table:table-cell>
          <table:table-cell office:value-type="float" office:value="0.08644744" calcext:value-type="float">
            <text:p>0.08644744</text:p>
          </table:table-cell>
          <table:table-cell office:value-type="float" office:value="0.06218566" calcext:value-type="float">
            <text:p>0.06218566</text:p>
          </table:table-cell>
          <table:table-cell office:value-type="float" office:value="0.06621329" calcext:value-type="float">
            <text:p>0.06621329</text:p>
          </table:table-cell>
          <table:table-cell office:value-type="float" office:value="0.01533431" calcext:value-type="float">
            <text:p>0.01533431</text:p>
          </table:table-cell>
          <table:table-cell office:value-type="float" office:value="0.007255454" calcext:value-type="float">
            <text:p>0.007255454</text:p>
          </table:table-cell>
          <table:table-cell office:value-type="float" office:value="0.02261849" calcext:value-type="float">
            <text:p>0.02261849</text:p>
          </table:table-cell>
          <table:table-cell office:value-type="float" office:value="0.02040059" calcext:value-type="float">
            <text:p>0.02040059</text:p>
          </table:table-cell>
          <table:table-cell office:value-type="float" office:value="0.01778954" calcext:value-type="float">
            <text:p>0.01778954</text:p>
          </table:table-cell>
          <table:table-cell office:value-type="float" office:value="0.01683859" calcext:value-type="float">
            <text:p>0.01683859</text:p>
          </table:table-cell>
          <table:table-cell office:value-type="float" office:value="0.01961827" calcext:value-type="float">
            <text:p>0.01961827</text:p>
          </table:table-cell>
          <table:table-cell office:value-type="float" office:value="0.005489608" calcext:value-type="float">
            <text:p>0.005489608</text:p>
          </table:table-cell>
          <table:table-cell office:value-type="float" office:value="0.00561129" calcext:value-type="float">
            <text:p>0.00561129</text:p>
          </table:table-cell>
          <table:table-cell office:value-type="float" office:value="0" calcext:value-type="float">
            <text:p>0</text:p>
          </table:table-cell>
          <table:table-cell office:value-type="float" office:value="10.05063" calcext:value-type="float">
            <text:p>10.05063</text:p>
          </table:table-cell>
          <table:table-cell office:value-type="float" office:value="0.04314473" calcext:value-type="float">
            <text:p>0.04314473</text:p>
          </table:table-cell>
          <table:table-cell office:value-type="float" office:value="0.01331291" calcext:value-type="float">
            <text:p>0.01331291</text:p>
          </table:table-cell>
          <table:table-cell office:value-type="float" office:value="0.01273241" calcext:value-type="float">
            <text:p>0.01273241</text:p>
          </table:table-cell>
          <table:table-cell office:value-type="float" office:value="0.01287518" calcext:value-type="float">
            <text:p>0.01287518</text:p>
          </table:table-cell>
          <table:table-cell office:value-type="float" office:value="0.008959767" calcext:value-type="float">
            <text:p>0.008959767</text:p>
          </table:table-cell>
          <table:table-cell office:value-type="float" office:value="0.01233493" calcext:value-type="float">
            <text:p>0.01233493</text:p>
          </table:table-cell>
          <table:table-cell office:value-type="float" office:value="0.6220588" calcext:value-type="float">
            <text:p>0.6220588</text:p>
          </table:table-cell>
          <table:table-cell office:value-type="float" office:value="0.7609233" calcext:value-type="float">
            <text:p>0.7609233</text:p>
          </table:table-cell>
          <table:table-cell office:value-type="float" office:value="0.4028628" calcext:value-type="float">
            <text:p>0.4028628</text:p>
          </table:table-cell>
          <table:table-cell office:value-type="float" office:value="0.1399066" calcext:value-type="float">
            <text:p>0.1399066</text:p>
          </table:table-cell>
          <table:table-cell office:value-type="float" office:value="0.2632252" calcext:value-type="float">
            <text:p>0.2632252</text:p>
          </table:table-cell>
          <table:table-cell office:value-type="float" office:value="0.3337768" calcext:value-type="float">
            <text:p>0.3337768</text:p>
          </table:table-cell>
          <table:table-cell office:value-type="float" office:value="0.3489292" calcext:value-type="float">
            <text:p>0.3489292</text:p>
          </table:table-cell>
          <table:table-cell office:value-type="float" office:value="0" calcext:value-type="float">
            <text:p>0</text:p>
          </table:table-cell>
          <table:table-cell office:value-type="float" office:value="5275.041" calcext:value-type="float">
            <text:p>5275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0933" calcext:value-type="float">
            <text:p>7.220933</text:p>
          </table:table-cell>
          <table:table-cell office:value-type="float" office:value="0" calcext:value-type="float">
            <text:p>0</text:p>
          </table:table-cell>
          <table:table-cell office:value-type="float" office:value="-0.2758909" calcext:value-type="float">
            <text:p>-0.27589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20.88016" calcext:value-type="float">
            <text:p>20.88016</text:p>
          </table:table-cell>
          <table:table-cell office:value-type="float" office:value="1098.678" calcext:value-type="float">
            <text:p>1098.678</text:p>
          </table:table-cell>
          <table:table-cell office:value-type="float" office:value="0" calcext:value-type="float">
            <text:p>0</text:p>
          </table:table-cell>
          <table:table-cell office:value-type="float" office:value="-14.57153" calcext:value-type="float">
            <text:p>-14.57153</text:p>
          </table:table-cell>
          <table:table-cell office:value-type="float" office:value="1.942145" calcext:value-type="float">
            <text:p>1.942145</text:p>
          </table:table-cell>
          <table:table-cell office:value-type="float" office:value="1.51577" calcext:value-type="float">
            <text:p>1.51577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402" calcext:value-type="float">
            <text:p>0.001035402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9754" calcext:value-type="float">
            <text:p>0.1419754</text:p>
          </table:table-cell>
          <table:table-cell office:value-type="float" office:value="-0.1620065" calcext:value-type="float">
            <text:p>-0.1620065</text:p>
          </table:table-cell>
          <table:table-cell office:value-type="float" office:value="0.001455932" calcext:value-type="float">
            <text:p>0.001455932</text:p>
          </table:table-cell>
          <table:table-cell office:value-type="float" office:value="0.004938657" calcext:value-type="float">
            <text:p>0.004938657</text:p>
          </table:table-cell>
          <table:table-cell office:value-type="float" office:value="17.76116" calcext:value-type="float">
            <text:p>17.76116</text:p>
          </table:table-cell>
          <table:table-cell office:value-type="float" office:value="4.400578" calcext:value-type="float">
            <text:p>4.400578</text:p>
          </table:table-cell>
          <table:table-cell office:value-type="float" office:value="0.0793388" calcext:value-type="float">
            <text:p>0.0793388</text:p>
          </table:table-cell>
          <table:table-cell office:value-type="float" office:value="0.07486465" calcext:value-type="float">
            <text:p>0.07486465</text:p>
          </table:table-cell>
          <table:table-cell office:value-type="float" office:value="0.05529894" calcext:value-type="float">
            <text:p>0.05529894</text:p>
          </table:table-cell>
          <table:table-cell office:value-type="float" office:value="0.05989188" calcext:value-type="float">
            <text:p>0.05989188</text:p>
          </table:table-cell>
          <table:table-cell office:value-type="float" office:value="0.01456436" calcext:value-type="float">
            <text:p>0.01456436</text:p>
          </table:table-cell>
          <table:table-cell office:value-type="float" office:value="0.007110452" calcext:value-type="float">
            <text:p>0.007110452</text:p>
          </table:table-cell>
          <table:table-cell office:value-type="float" office:value="0.0225134" calcext:value-type="float">
            <text:p>0.0225134</text:p>
          </table:table-cell>
          <table:table-cell office:value-type="float" office:value="0.02040534" calcext:value-type="float">
            <text:p>0.02040534</text:p>
          </table:table-cell>
          <table:table-cell office:value-type="float" office:value="0.01785726" calcext:value-type="float">
            <text:p>0.01785726</text:p>
          </table:table-cell>
          <table:table-cell office:value-type="float" office:value="0.0168053" calcext:value-type="float">
            <text:p>0.0168053</text:p>
          </table:table-cell>
          <table:table-cell office:value-type="float" office:value="0.01956944" calcext:value-type="float">
            <text:p>0.01956944</text:p>
          </table:table-cell>
          <table:table-cell office:value-type="float" office:value="0.005484611" calcext:value-type="float">
            <text:p>0.005484611</text:p>
          </table:table-cell>
          <table:table-cell office:value-type="float" office:value="0.00560871" calcext:value-type="float">
            <text:p>0.00560871</text:p>
          </table:table-cell>
          <table:table-cell office:value-type="float" office:value="0" calcext:value-type="float">
            <text:p>0</text:p>
          </table:table-cell>
          <table:table-cell office:value-type="float" office:value="8.75537" calcext:value-type="float">
            <text:p>8.75537</text:p>
          </table:table-cell>
          <table:table-cell office:value-type="float" office:value="0.04318506" calcext:value-type="float">
            <text:p>0.04318506</text:p>
          </table:table-cell>
          <table:table-cell office:value-type="float" office:value="0.01293289" calcext:value-type="float">
            <text:p>0.01293289</text:p>
          </table:table-cell>
          <table:table-cell office:value-type="float" office:value="0.01254132" calcext:value-type="float">
            <text:p>0.01254132</text:p>
          </table:table-cell>
          <table:table-cell office:value-type="float" office:value="0.01250803" calcext:value-type="float">
            <text:p>0.01250803</text:p>
          </table:table-cell>
          <table:table-cell office:value-type="float" office:value="0.009058439" calcext:value-type="float">
            <text:p>0.009058439</text:p>
          </table:table-cell>
          <table:table-cell office:value-type="float" office:value="0.0119682" calcext:value-type="float">
            <text:p>0.0119682</text:p>
          </table:table-cell>
          <table:table-cell office:value-type="float" office:value="0.5232896" calcext:value-type="float">
            <text:p>0.5232896</text:p>
          </table:table-cell>
          <table:table-cell office:value-type="float" office:value="0.7100284" calcext:value-type="float">
            <text:p>0.7100284</text:p>
          </table:table-cell>
          <table:table-cell office:value-type="float" office:value="0.3686281" calcext:value-type="float">
            <text:p>0.3686281</text:p>
          </table:table-cell>
          <table:table-cell office:value-type="float" office:value="0.1161282" calcext:value-type="float">
            <text:p>0.1161282</text:p>
          </table:table-cell>
          <table:table-cell office:value-type="float" office:value="0.2535572" calcext:value-type="float">
            <text:p>0.2535572</text:p>
          </table:table-cell>
          <table:table-cell office:value-type="float" office:value="0.3335864" calcext:value-type="float">
            <text:p>0.3335864</text:p>
          </table:table-cell>
          <table:table-cell office:value-type="float" office:value="0.3489366" calcext:value-type="float">
            <text:p>0.3489366</text:p>
          </table:table-cell>
          <table:table-cell office:value-type="float" office:value="0" calcext:value-type="float">
            <text:p>0</text:p>
          </table:table-cell>
          <table:table-cell office:value-type="float" office:value="5186.878" calcext:value-type="float">
            <text:p>5186.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8101" calcext:value-type="float">
            <text:p>7.228101</text:p>
          </table:table-cell>
          <table:table-cell office:value-type="float" office:value="0" calcext:value-type="float">
            <text:p>0</text:p>
          </table:table-cell>
          <table:table-cell office:value-type="float" office:value="-0.2777793" calcext:value-type="float">
            <text:p>-0.277779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20.89398" calcext:value-type="float">
            <text:p>20.89398</text:p>
          </table:table-cell>
          <table:table-cell office:value-type="float" office:value="1098.684" calcext:value-type="float">
            <text:p>1098.684</text:p>
          </table:table-cell>
          <table:table-cell office:value-type="float" office:value="0" calcext:value-type="float">
            <text:p>0</text:p>
          </table:table-cell>
          <table:table-cell office:value-type="float" office:value="-14.93364" calcext:value-type="float">
            <text:p>-14.93364</text:p>
          </table:table-cell>
          <table:table-cell office:value-type="float" office:value="1.832374" calcext:value-type="float">
            <text:p>1.832374</text:p>
          </table:table-cell>
          <table:table-cell office:value-type="float" office:value="1.429039" calcext:value-type="float">
            <text:p>1.429039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417" calcext:value-type="float">
            <text:p>0.001035417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9562" calcext:value-type="float">
            <text:p>0.1419562</text:p>
          </table:table-cell>
          <table:table-cell office:value-type="float" office:value="-0.1644292" calcext:value-type="float">
            <text:p>-0.1644292</text:p>
          </table:table-cell>
          <table:table-cell office:value-type="float" office:value="0.00146044" calcext:value-type="float">
            <text:p>0.00146044</text:p>
          </table:table-cell>
          <table:table-cell office:value-type="float" office:value="0.004967862" calcext:value-type="float">
            <text:p>0.004967862</text:p>
          </table:table-cell>
          <table:table-cell office:value-type="float" office:value="17.92322" calcext:value-type="float">
            <text:p>17.92322</text:p>
          </table:table-cell>
          <table:table-cell office:value-type="float" office:value="6.432267" calcext:value-type="float">
            <text:p>6.432267</text:p>
          </table:table-cell>
          <table:table-cell office:value-type="float" office:value="0.06908587" calcext:value-type="float">
            <text:p>0.06908587</text:p>
          </table:table-cell>
          <table:table-cell office:value-type="float" office:value="0.0643295" calcext:value-type="float">
            <text:p>0.0643295</text:p>
          </table:table-cell>
          <table:table-cell office:value-type="float" office:value="0.04847919" calcext:value-type="float">
            <text:p>0.04847919</text:p>
          </table:table-cell>
          <table:table-cell office:value-type="float" office:value="0.05309875" calcext:value-type="float">
            <text:p>0.05309875</text:p>
          </table:table-cell>
          <table:table-cell office:value-type="float" office:value="0.01357662" calcext:value-type="float">
            <text:p>0.01357662</text:p>
          </table:table-cell>
          <table:table-cell office:value-type="float" office:value="0.006955511" calcext:value-type="float">
            <text:p>0.006955511</text:p>
          </table:table-cell>
          <table:table-cell office:value-type="float" office:value="0.02238323" calcext:value-type="float">
            <text:p>0.02238323</text:p>
          </table:table-cell>
          <table:table-cell office:value-type="float" office:value="0.02040153" calcext:value-type="float">
            <text:p>0.02040153</text:p>
          </table:table-cell>
          <table:table-cell office:value-type="float" office:value="0.01792572" calcext:value-type="float">
            <text:p>0.01792572</text:p>
          </table:table-cell>
          <table:table-cell office:value-type="float" office:value="0.01676929" calcext:value-type="float">
            <text:p>0.01676929</text:p>
          </table:table-cell>
          <table:table-cell office:value-type="float" office:value="0.01951641" calcext:value-type="float">
            <text:p>0.01951641</text:p>
          </table:table-cell>
          <table:table-cell office:value-type="float" office:value="0.005479568" calcext:value-type="float">
            <text:p>0.005479568</text:p>
          </table:table-cell>
          <table:table-cell office:value-type="float" office:value="0.005606087" calcext:value-type="float">
            <text:p>0.005606087</text:p>
          </table:table-cell>
          <table:table-cell office:value-type="float" office:value="0" calcext:value-type="float">
            <text:p>0</text:p>
          </table:table-cell>
          <table:table-cell office:value-type="float" office:value="11.71965" calcext:value-type="float">
            <text:p>11.71965</text:p>
          </table:table-cell>
          <table:table-cell office:value-type="float" office:value="0.05100778" calcext:value-type="float">
            <text:p>0.05100778</text:p>
          </table:table-cell>
          <table:table-cell office:value-type="float" office:value="0.01289913" calcext:value-type="float">
            <text:p>0.01289913</text:p>
          </table:table-cell>
          <table:table-cell office:value-type="float" office:value="0.01253137" calcext:value-type="float">
            <text:p>0.01253137</text:p>
          </table:table-cell>
          <table:table-cell office:value-type="float" office:value="0.01242807" calcext:value-type="float">
            <text:p>0.01242807</text:p>
          </table:table-cell>
          <table:table-cell office:value-type="float" office:value="0.009348117" calcext:value-type="float">
            <text:p>0.009348117</text:p>
          </table:table-cell>
          <table:table-cell office:value-type="float" office:value="0.01172126" calcext:value-type="float">
            <text:p>0.01172126</text:p>
          </table:table-cell>
          <table:table-cell office:value-type="float" office:value="0.4430322" calcext:value-type="float">
            <text:p>0.4430322</text:p>
          </table:table-cell>
          <table:table-cell office:value-type="float" office:value="0.6550155" calcext:value-type="float">
            <text:p>0.6550155</text:p>
          </table:table-cell>
          <table:table-cell office:value-type="float" office:value="0.3377106" calcext:value-type="float">
            <text:p>0.3377106</text:p>
          </table:table-cell>
          <table:table-cell office:value-type="float" office:value="0.08894043" calcext:value-type="float">
            <text:p>0.08894043</text:p>
          </table:table-cell>
          <table:table-cell office:value-type="float" office:value="0.2415911" calcext:value-type="float">
            <text:p>0.2415911</text:p>
          </table:table-cell>
          <table:table-cell office:value-type="float" office:value="0.3333813" calcext:value-type="float">
            <text:p>0.3333813</text:p>
          </table:table-cell>
          <table:table-cell office:value-type="float" office:value="0.3489439" calcext:value-type="float">
            <text:p>0.3489439</text:p>
          </table:table-cell>
          <table:table-cell office:value-type="float" office:value="0" calcext:value-type="float">
            <text:p>0</text:p>
          </table:table-cell>
          <table:table-cell office:value-type="float" office:value="4912.365" calcext:value-type="float">
            <text:p>4912.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554" calcext:value-type="float">
            <text:p>7.22554</text:p>
          </table:table-cell>
          <table:table-cell office:value-type="float" office:value="0" calcext:value-type="float">
            <text:p>0</text:p>
          </table:table-cell>
          <table:table-cell office:value-type="float" office:value="-0.2946129" calcext:value-type="float">
            <text:p>-0.29461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20.92953" calcext:value-type="float">
            <text:p>20.92953</text:p>
          </table:table-cell>
          <table:table-cell office:value-type="float" office:value="1098.703" calcext:value-type="float">
            <text:p>1098.703</text:p>
          </table:table-cell>
          <table:table-cell office:value-type="float" office:value="0" calcext:value-type="float">
            <text:p>0</text:p>
          </table:table-cell>
          <table:table-cell office:value-type="float" office:value="-15.30384" calcext:value-type="float">
            <text:p>-15.30384</text:p>
          </table:table-cell>
          <table:table-cell office:value-type="float" office:value="1.681646" calcext:value-type="float">
            <text:p>1.681646</text:p>
          </table:table-cell>
          <table:table-cell office:value-type="float" office:value="1.372461" calcext:value-type="float">
            <text:p>1.372461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421" calcext:value-type="float">
            <text:p>0.001035421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9304" calcext:value-type="float">
            <text:p>0.1419304</text:p>
          </table:table-cell>
          <table:table-cell office:value-type="float" office:value="-0.1678748" calcext:value-type="float">
            <text:p>-0.1678748</text:p>
          </table:table-cell>
          <table:table-cell office:value-type="float" office:value="0.00146823" calcext:value-type="float">
            <text:p>0.00146823</text:p>
          </table:table-cell>
          <table:table-cell office:value-type="float" office:value="0.005001029" calcext:value-type="float">
            <text:p>0.005001029</text:p>
          </table:table-cell>
          <table:table-cell office:value-type="float" office:value="18.13611" calcext:value-type="float">
            <text:p>18.13611</text:p>
          </table:table-cell>
          <table:table-cell office:value-type="float" office:value="3.464049" calcext:value-type="float">
            <text:p>3.464049</text:p>
          </table:table-cell>
          <table:table-cell office:value-type="float" office:value="0.06167851" calcext:value-type="float">
            <text:p>0.06167851</text:p>
          </table:table-cell>
          <table:table-cell office:value-type="float" office:value="0.05928424" calcext:value-type="float">
            <text:p>0.05928424</text:p>
          </table:table-cell>
          <table:table-cell office:value-type="float" office:value="0.04488559" calcext:value-type="float">
            <text:p>0.04488559</text:p>
          </table:table-cell>
          <table:table-cell office:value-type="float" office:value="0.04938242" calcext:value-type="float">
            <text:p>0.04938242</text:p>
          </table:table-cell>
          <table:table-cell office:value-type="float" office:value="0.01297331" calcext:value-type="float">
            <text:p>0.01297331</text:p>
          </table:table-cell>
          <table:table-cell office:value-type="float" office:value="0.006814413" calcext:value-type="float">
            <text:p>0.006814413</text:p>
          </table:table-cell>
          <table:table-cell office:value-type="float" office:value="0.02217297" calcext:value-type="float">
            <text:p>0.02217297</text:p>
          </table:table-cell>
          <table:table-cell office:value-type="float" office:value="0.02038091" calcext:value-type="float">
            <text:p>0.02038091</text:p>
          </table:table-cell>
          <table:table-cell office:value-type="float" office:value="0.01797339" calcext:value-type="float">
            <text:p>0.01797339</text:p>
          </table:table-cell>
          <table:table-cell office:value-type="float" office:value="0.01673254" calcext:value-type="float">
            <text:p>0.01673254</text:p>
          </table:table-cell>
          <table:table-cell office:value-type="float" office:value="0.01946389" calcext:value-type="float">
            <text:p>0.01946389</text:p>
          </table:table-cell>
          <table:table-cell office:value-type="float" office:value="0.005474474" calcext:value-type="float">
            <text:p>0.005474474</text:p>
          </table:table-cell>
          <table:table-cell office:value-type="float" office:value="0.005603453" calcext:value-type="float">
            <text:p>0.005603453</text:p>
          </table:table-cell>
          <table:table-cell office:value-type="float" office:value="0" calcext:value-type="float">
            <text:p>0</text:p>
          </table:table-cell>
          <table:table-cell office:value-type="float" office:value="10.0956" calcext:value-type="float">
            <text:p>10.0956</text:p>
          </table:table-cell>
          <table:table-cell office:value-type="float" office:value="0.04661059" calcext:value-type="float">
            <text:p>0.04661059</text:p>
          </table:table-cell>
          <table:table-cell office:value-type="float" office:value="0.01245256" calcext:value-type="float">
            <text:p>0.01245256</text:p>
          </table:table-cell>
          <table:table-cell office:value-type="float" office:value="0.01215308" calcext:value-type="float">
            <text:p>0.01215308</text:p>
          </table:table-cell>
          <table:table-cell office:value-type="float" office:value="0.01193817" calcext:value-type="float">
            <text:p>0.01193817</text:p>
          </table:table-cell>
          <table:table-cell office:value-type="float" office:value="0.009296091" calcext:value-type="float">
            <text:p>0.009296091</text:p>
          </table:table-cell>
          <table:table-cell office:value-type="float" office:value="0.01145852" calcext:value-type="float">
            <text:p>0.01145852</text:p>
          </table:table-cell>
          <table:table-cell office:value-type="float" office:value="0.3930926" calcext:value-type="float">
            <text:p>0.3930926</text:p>
          </table:table-cell>
          <table:table-cell office:value-type="float" office:value="0.5965239" calcext:value-type="float">
            <text:p>0.5965239</text:p>
          </table:table-cell>
          <table:table-cell office:value-type="float" office:value="0.3059195" calcext:value-type="float">
            <text:p>0.3059195</text:p>
          </table:table-cell>
          <table:table-cell office:value-type="float" office:value="0.06231198" calcext:value-type="float">
            <text:p>0.06231198</text:p>
          </table:table-cell>
          <table:table-cell office:value-type="float" office:value="0.2286384" calcext:value-type="float">
            <text:p>0.2286384</text:p>
          </table:table-cell>
          <table:table-cell office:value-type="float" office:value="0.3331618" calcext:value-type="float">
            <text:p>0.3331618</text:p>
          </table:table-cell>
          <table:table-cell office:value-type="float" office:value="0.3489513" calcext:value-type="float">
            <text:p>0.3489513</text:p>
          </table:table-cell>
          <table:table-cell office:value-type="float" office:value="0" calcext:value-type="float">
            <text:p>0</text:p>
          </table:table-cell>
          <table:table-cell office:value-type="float" office:value="4671.74" calcext:value-type="float">
            <text:p>4671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91321" calcext:value-type="float">
            <text:p>7.191321</text:p>
          </table:table-cell>
          <table:table-cell office:value-type="float" office:value="0" calcext:value-type="float">
            <text:p>0</text:p>
          </table:table-cell>
          <table:table-cell office:value-type="float" office:value="-0.2988611" calcext:value-type="float">
            <text:p>-0.29886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20.89886" calcext:value-type="float">
            <text:p>20.89886</text:p>
          </table:table-cell>
          <table:table-cell office:value-type="float" office:value="1098.7" calcext:value-type="float">
            <text:p>1098.7</text:p>
          </table:table-cell>
          <table:table-cell office:value-type="float" office:value="0" calcext:value-type="float">
            <text:p>0</text:p>
          </table:table-cell>
          <table:table-cell office:value-type="float" office:value="-15.68883" calcext:value-type="float">
            <text:p>-15.68883</text:p>
          </table:table-cell>
          <table:table-cell office:value-type="float" office:value="1.658411" calcext:value-type="float">
            <text:p>1.658411</text:p>
          </table:table-cell>
          <table:table-cell office:value-type="float" office:value="1.288178" calcext:value-type="float">
            <text:p>1.288178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421" calcext:value-type="float">
            <text:p>0.001035421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8976" calcext:value-type="float">
            <text:p>0.1418976</text:p>
          </table:table-cell>
          <table:table-cell office:value-type="float" office:value="-0.1697436" calcext:value-type="float">
            <text:p>-0.1697436</text:p>
          </table:table-cell>
          <table:table-cell office:value-type="float" office:value="0.001484374" calcext:value-type="float">
            <text:p>0.001484374</text:p>
          </table:table-cell>
          <table:table-cell office:value-type="float" office:value="0.005012467" calcext:value-type="float">
            <text:p>0.005012467</text:p>
          </table:table-cell>
          <table:table-cell office:value-type="float" office:value="18.1238" calcext:value-type="float">
            <text:p>18.1238</text:p>
          </table:table-cell>
          <table:table-cell office:value-type="float" office:value="2.753295" calcext:value-type="float">
            <text:p>2.753295</text:p>
          </table:table-cell>
          <table:table-cell office:value-type="float" office:value="0.05781126" calcext:value-type="float">
            <text:p>0.05781126</text:p>
          </table:table-cell>
          <table:table-cell office:value-type="float" office:value="0.05585735" calcext:value-type="float">
            <text:p>0.05585735</text:p>
          </table:table-cell>
          <table:table-cell office:value-type="float" office:value="0.04218413" calcext:value-type="float">
            <text:p>0.04218413</text:p>
          </table:table-cell>
          <table:table-cell office:value-type="float" office:value="0.04670078" calcext:value-type="float">
            <text:p>0.04670078</text:p>
          </table:table-cell>
          <table:table-cell office:value-type="float" office:value="0.01250304" calcext:value-type="float">
            <text:p>0.01250304</text:p>
          </table:table-cell>
          <table:table-cell office:value-type="float" office:value="0.006676828" calcext:value-type="float">
            <text:p>0.006676828</text:p>
          </table:table-cell>
          <table:table-cell office:value-type="float" office:value="0.02189551" calcext:value-type="float">
            <text:p>0.02189551</text:p>
          </table:table-cell>
          <table:table-cell office:value-type="float" office:value="0.02034289" calcext:value-type="float">
            <text:p>0.02034289</text:p>
          </table:table-cell>
          <table:table-cell office:value-type="float" office:value="0.01799534" calcext:value-type="float">
            <text:p>0.01799534</text:p>
          </table:table-cell>
          <table:table-cell office:value-type="float" office:value="0.01669443" calcext:value-type="float">
            <text:p>0.01669443</text:p>
          </table:table-cell>
          <table:table-cell office:value-type="float" office:value="0.01941899" calcext:value-type="float">
            <text:p>0.01941899</text:p>
          </table:table-cell>
          <table:table-cell office:value-type="float" office:value="0.005469298" calcext:value-type="float">
            <text:p>0.005469298</text:p>
          </table:table-cell>
          <table:table-cell office:value-type="float" office:value="0.005600823" calcext:value-type="float">
            <text:p>0.005600823</text:p>
          </table:table-cell>
          <table:table-cell office:value-type="float" office:value="0" calcext:value-type="float">
            <text:p>0</text:p>
          </table:table-cell>
          <table:table-cell office:value-type="float" office:value="8.720011" calcext:value-type="float">
            <text:p>8.720011</text:p>
          </table:table-cell>
          <table:table-cell office:value-type="float" office:value="0.03201195" calcext:value-type="float">
            <text:p>0.03201195</text:p>
          </table:table-cell>
          <table:table-cell office:value-type="float" office:value="0.01209066" calcext:value-type="float">
            <text:p>0.01209066</text:p>
          </table:table-cell>
          <table:table-cell office:value-type="float" office:value="0.01187532" calcext:value-type="float">
            <text:p>0.01187532</text:p>
          </table:table-cell>
          <table:table-cell office:value-type="float" office:value="0.01154332" calcext:value-type="float">
            <text:p>0.01154332</text:p>
          </table:table-cell>
          <table:table-cell office:value-type="float" office:value="0.009094857" calcext:value-type="float">
            <text:p>0.009094857</text:p>
          </table:table-cell>
          <table:table-cell office:value-type="float" office:value="0.01117027" calcext:value-type="float">
            <text:p>0.01117027</text:p>
          </table:table-cell>
          <table:table-cell office:value-type="float" office:value="0.3618838" calcext:value-type="float">
            <text:p>0.3618838</text:p>
          </table:table-cell>
          <table:table-cell office:value-type="float" office:value="0.5319411" calcext:value-type="float">
            <text:p>0.5319411</text:p>
          </table:table-cell>
          <table:table-cell office:value-type="float" office:value="0.271282" calcext:value-type="float">
            <text:p>0.271282</text:p>
          </table:table-cell>
          <table:table-cell office:value-type="float" office:value="0.04008949" calcext:value-type="float">
            <text:p>0.04008949</text:p>
          </table:table-cell>
          <table:table-cell office:value-type="float" office:value="0.2161641" calcext:value-type="float">
            <text:p>0.2161641</text:p>
          </table:table-cell>
          <table:table-cell office:value-type="float" office:value="0.3329148" calcext:value-type="float">
            <text:p>0.3329148</text:p>
          </table:table-cell>
          <table:table-cell office:value-type="float" office:value="0.3489586" calcext:value-type="float">
            <text:p>0.3489586</text:p>
          </table:table-cell>
          <table:table-cell office:value-type="float" office:value="0" calcext:value-type="float">
            <text:p>0</text:p>
          </table:table-cell>
          <table:table-cell office:value-type="float" office:value="4676.604" calcext:value-type="float">
            <text:p>4676.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45779" calcext:value-type="float">
            <text:p>7.245779</text:p>
          </table:table-cell>
          <table:table-cell office:value-type="float" office:value="0" calcext:value-type="float">
            <text:p>0</text:p>
          </table:table-cell>
          <table:table-cell office:value-type="float" office:value="-0.2991164" calcext:value-type="float">
            <text:p>-0.299116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20.74256" calcext:value-type="float">
            <text:p>20.74256</text:p>
          </table:table-cell>
          <table:table-cell office:value-type="float" office:value="1098.694" calcext:value-type="float">
            <text:p>1098.694</text:p>
          </table:table-cell>
          <table:table-cell office:value-type="float" office:value="0" calcext:value-type="float">
            <text:p>0</text:p>
          </table:table-cell>
          <table:table-cell office:value-type="float" office:value="-16.09543" calcext:value-type="float">
            <text:p>-16.09543</text:p>
          </table:table-cell>
          <table:table-cell office:value-type="float" office:value="1.766026" calcext:value-type="float">
            <text:p>1.766026</text:p>
          </table:table-cell>
          <table:table-cell office:value-type="float" office:value="1.199497" calcext:value-type="float">
            <text:p>1.199497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421" calcext:value-type="float">
            <text:p>0.001035421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8571" calcext:value-type="float">
            <text:p>0.1418571</text:p>
          </table:table-cell>
          <table:table-cell office:value-type="float" office:value="-0.1711895" calcext:value-type="float">
            <text:p>-0.1711895</text:p>
          </table:table-cell>
          <table:table-cell office:value-type="float" office:value="0.001490369" calcext:value-type="float">
            <text:p>0.001490369</text:p>
          </table:table-cell>
          <table:table-cell office:value-type="float" office:value="0.005013541" calcext:value-type="float">
            <text:p>0.005013541</text:p>
          </table:table-cell>
          <table:table-cell office:value-type="float" office:value="17.83672" calcext:value-type="float">
            <text:p>17.83672</text:p>
          </table:table-cell>
          <table:table-cell office:value-type="float" office:value="2.878519" calcext:value-type="float">
            <text:p>2.878519</text:p>
          </table:table-cell>
          <table:table-cell office:value-type="float" office:value="0.05982116" calcext:value-type="float">
            <text:p>0.05982116</text:p>
          </table:table-cell>
          <table:table-cell office:value-type="float" office:value="0.05644689" calcext:value-type="float">
            <text:p>0.05644689</text:p>
          </table:table-cell>
          <table:table-cell office:value-type="float" office:value="0.04198016" calcext:value-type="float">
            <text:p>0.04198016</text:p>
          </table:table-cell>
          <table:table-cell office:value-type="float" office:value="0.04643178" calcext:value-type="float">
            <text:p>0.04643178</text:p>
          </table:table-cell>
          <table:table-cell office:value-type="float" office:value="0.01238152" calcext:value-type="float">
            <text:p>0.01238152</text:p>
          </table:table-cell>
          <table:table-cell office:value-type="float" office:value="0.006557538" calcext:value-type="float">
            <text:p>0.006557538</text:p>
          </table:table-cell>
          <table:table-cell office:value-type="float" office:value="0.02159776" calcext:value-type="float">
            <text:p>0.02159776</text:p>
          </table:table-cell>
          <table:table-cell office:value-type="float" office:value="0.02029952" calcext:value-type="float">
            <text:p>0.02029952</text:p>
          </table:table-cell>
          <table:table-cell office:value-type="float" office:value="0.01800756" calcext:value-type="float">
            <text:p>0.01800756</text:p>
          </table:table-cell>
          <table:table-cell office:value-type="float" office:value="0.01665587" calcext:value-type="float">
            <text:p>0.01665587</text:p>
          </table:table-cell>
          <table:table-cell office:value-type="float" office:value="0.01938241" calcext:value-type="float">
            <text:p>0.01938241</text:p>
          </table:table-cell>
          <table:table-cell office:value-type="float" office:value="0.005464021" calcext:value-type="float">
            <text:p>0.005464021</text:p>
          </table:table-cell>
          <table:table-cell office:value-type="float" office:value="0.005598164" calcext:value-type="float">
            <text:p>0.005598164</text:p>
          </table:table-cell>
          <table:table-cell office:value-type="float" office:value="0" calcext:value-type="float">
            <text:p>0</text:p>
          </table:table-cell>
          <table:table-cell office:value-type="float" office:value="9.007979" calcext:value-type="float">
            <text:p>9.007979</text:p>
          </table:table-cell>
          <table:table-cell office:value-type="float" office:value="0.03335054" calcext:value-type="float">
            <text:p>0.03335054</text:p>
          </table:table-cell>
          <table:table-cell office:value-type="float" office:value="0.01175353" calcext:value-type="float">
            <text:p>0.01175353</text:p>
          </table:table-cell>
          <table:table-cell office:value-type="float" office:value="0.01146241" calcext:value-type="float">
            <text:p>0.01146241</text:p>
          </table:table-cell>
          <table:table-cell office:value-type="float" office:value="0.01107658" calcext:value-type="float">
            <text:p>0.01107658</text:p>
          </table:table-cell>
          <table:table-cell office:value-type="float" office:value="0.008682872" calcext:value-type="float">
            <text:p>0.008682872</text:p>
          </table:table-cell>
          <table:table-cell office:value-type="float" office:value="0.01087018" calcext:value-type="float">
            <text:p>0.01087018</text:p>
          </table:table-cell>
          <table:table-cell office:value-type="float" office:value="0.33383" calcext:value-type="float">
            <text:p>0.33383</text:p>
          </table:table-cell>
          <table:table-cell office:value-type="float" office:value="0.4656336" calcext:value-type="float">
            <text:p>0.4656336</text:p>
          </table:table-cell>
          <table:table-cell office:value-type="float" office:value="0.2360773" calcext:value-type="float">
            <text:p>0.2360773</text:p>
          </table:table-cell>
          <table:table-cell office:value-type="float" office:value="0.0266935" calcext:value-type="float">
            <text:p>0.0266935</text:p>
          </table:table-cell>
          <table:table-cell office:value-type="float" office:value="0.2040165" calcext:value-type="float">
            <text:p>0.2040165</text:p>
          </table:table-cell>
          <table:table-cell office:value-type="float" office:value="0.3326314" calcext:value-type="float">
            <text:p>0.3326314</text:p>
          </table:table-cell>
          <table:table-cell office:value-type="float" office:value="0.3489659" calcext:value-type="float">
            <text:p>0.3489659</text:p>
          </table:table-cell>
          <table:table-cell office:value-type="float" office:value="0" calcext:value-type="float">
            <text:p>0</text:p>
          </table:table-cell>
          <table:table-cell office:value-type="float" office:value="5020.162" calcext:value-type="float">
            <text:p>502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29465" calcext:value-type="float">
            <text:p>7.429465</text:p>
          </table:table-cell>
          <table:table-cell office:value-type="float" office:value="0" calcext:value-type="float">
            <text:p>0</text:p>
          </table:table-cell>
          <table:table-cell office:value-type="float" office:value="-0.29928" calcext:value-type="float">
            <text:p>-0.299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20.63128" calcext:value-type="float">
            <text:p>20.63128</text:p>
          </table:table-cell>
          <table:table-cell office:value-type="float" office:value="1098.679" calcext:value-type="float">
            <text:p>1098.679</text:p>
          </table:table-cell>
          <table:table-cell office:value-type="float" office:value="0" calcext:value-type="float">
            <text:p>0</text:p>
          </table:table-cell>
          <table:table-cell office:value-type="float" office:value="-16.51044" calcext:value-type="float">
            <text:p>-16.51044</text:p>
          </table:table-cell>
          <table:table-cell office:value-type="float" office:value="1.834033" calcext:value-type="float">
            <text:p>1.834033</text:p>
          </table:table-cell>
          <table:table-cell office:value-type="float" office:value="1.116438" calcext:value-type="float">
            <text:p>1.116438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421" calcext:value-type="float">
            <text:p>0.001035421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8079" calcext:value-type="float">
            <text:p>0.1418079</text:p>
          </table:table-cell>
          <table:table-cell office:value-type="float" office:value="-0.1717733" calcext:value-type="float">
            <text:p>-0.1717733</text:p>
          </table:table-cell>
          <table:table-cell office:value-type="float" office:value="0.0014971" calcext:value-type="float">
            <text:p>0.0014971</text:p>
          </table:table-cell>
          <table:table-cell office:value-type="float" office:value="0.005017899" calcext:value-type="float">
            <text:p>0.005017899</text:p>
          </table:table-cell>
          <table:table-cell office:value-type="float" office:value="17.63067" calcext:value-type="float">
            <text:p>17.63067</text:p>
          </table:table-cell>
          <table:table-cell office:value-type="float" office:value="3.274438" calcext:value-type="float">
            <text:p>3.274438</text:p>
          </table:table-cell>
          <table:table-cell office:value-type="float" office:value="0.06180613" calcext:value-type="float">
            <text:p>0.06180613</text:p>
          </table:table-cell>
          <table:table-cell office:value-type="float" office:value="0.05735026" calcext:value-type="float">
            <text:p>0.05735026</text:p>
          </table:table-cell>
          <table:table-cell office:value-type="float" office:value="0.04234927" calcext:value-type="float">
            <text:p>0.04234927</text:p>
          </table:table-cell>
          <table:table-cell office:value-type="float" office:value="0.04682931" calcext:value-type="float">
            <text:p>0.04682931</text:p>
          </table:table-cell>
          <table:table-cell office:value-type="float" office:value="0.01249684" calcext:value-type="float">
            <text:p>0.01249684</text:p>
          </table:table-cell>
          <table:table-cell office:value-type="float" office:value="0.006471522" calcext:value-type="float">
            <text:p>0.006471522</text:p>
          </table:table-cell>
          <table:table-cell office:value-type="float" office:value="0.02131589" calcext:value-type="float">
            <text:p>0.02131589</text:p>
          </table:table-cell>
          <table:table-cell office:value-type="float" office:value="0.02025753" calcext:value-type="float">
            <text:p>0.02025753</text:p>
          </table:table-cell>
          <table:table-cell office:value-type="float" office:value="0.01802324" calcext:value-type="float">
            <text:p>0.01802324</text:p>
          </table:table-cell>
          <table:table-cell office:value-type="float" office:value="0.01661824" calcext:value-type="float">
            <text:p>0.01661824</text:p>
          </table:table-cell>
          <table:table-cell office:value-type="float" office:value="0.01935155" calcext:value-type="float">
            <text:p>0.01935155</text:p>
          </table:table-cell>
          <table:table-cell office:value-type="float" office:value="0.00545866" calcext:value-type="float">
            <text:p>0.00545866</text:p>
          </table:table-cell>
          <table:table-cell office:value-type="float" office:value="0.0055955" calcext:value-type="float">
            <text:p>0.0055955</text:p>
          </table:table-cell>
          <table:table-cell office:value-type="float" office:value="0" calcext:value-type="float">
            <text:p>0</text:p>
          </table:table-cell>
          <table:table-cell office:value-type="float" office:value="11.80417" calcext:value-type="float">
            <text:p>11.80417</text:p>
          </table:table-cell>
          <table:table-cell office:value-type="float" office:value="0.04025411" calcext:value-type="float">
            <text:p>0.04025411</text:p>
          </table:table-cell>
          <table:table-cell office:value-type="float" office:value="0.01160746" calcext:value-type="float">
            <text:p>0.01160746</text:p>
          </table:table-cell>
          <table:table-cell office:value-type="float" office:value="0.01119734" calcext:value-type="float">
            <text:p>0.01119734</text:p>
          </table:table-cell>
          <table:table-cell office:value-type="float" office:value="0.01076319" calcext:value-type="float">
            <text:p>0.01076319</text:p>
          </table:table-cell>
          <table:table-cell office:value-type="float" office:value="0.008208472" calcext:value-type="float">
            <text:p>0.008208472</text:p>
          </table:table-cell>
          <table:table-cell office:value-type="float" office:value="0.01060936" calcext:value-type="float">
            <text:p>0.01060936</text:p>
          </table:table-cell>
          <table:table-cell office:value-type="float" office:value="0.3039323" calcext:value-type="float">
            <text:p>0.3039323</text:p>
          </table:table-cell>
          <table:table-cell office:value-type="float" office:value="0.4022345" calcext:value-type="float">
            <text:p>0.4022345</text:p>
          </table:table-cell>
          <table:table-cell office:value-type="float" office:value="0.202717" calcext:value-type="float">
            <text:p>0.202717</text:p>
          </table:table-cell>
          <table:table-cell office:value-type="float" office:value="0.021215" calcext:value-type="float">
            <text:p>0.021215</text:p>
          </table:table-cell>
          <table:table-cell office:value-type="float" office:value="0.1910414" calcext:value-type="float">
            <text:p>0.1910414</text:p>
          </table:table-cell>
          <table:table-cell office:value-type="float" office:value="0.3323261" calcext:value-type="float">
            <text:p>0.3323261</text:p>
          </table:table-cell>
          <table:table-cell office:value-type="float" office:value="0.3489732" calcext:value-type="float">
            <text:p>0.3489732</text:p>
          </table:table-cell>
          <table:table-cell office:value-type="float" office:value="0" calcext:value-type="float">
            <text:p>0</text:p>
          </table:table-cell>
          <table:table-cell office:value-type="float" office:value="5237.083" calcext:value-type="float">
            <text:p>5237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80657" calcext:value-type="float">
            <text:p>7.580657</text:p>
          </table:table-cell>
          <table:table-cell office:value-type="float" office:value="0" calcext:value-type="float">
            <text:p>0</text:p>
          </table:table-cell>
          <table:table-cell office:value-type="float" office:value="-0.2993956" calcext:value-type="float">
            <text:p>-0.29939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20.65261" calcext:value-type="float">
            <text:p>20.65261</text:p>
          </table:table-cell>
          <table:table-cell office:value-type="float" office:value="1098.695" calcext:value-type="float">
            <text:p>1098.695</text:p>
          </table:table-cell>
          <table:table-cell office:value-type="float" office:value="0" calcext:value-type="float">
            <text:p>0</text:p>
          </table:table-cell>
          <table:table-cell office:value-type="float" office:value="-16.91871" calcext:value-type="float">
            <text:p>-16.91871</text:p>
          </table:table-cell>
          <table:table-cell office:value-type="float" office:value="1.731463" calcext:value-type="float">
            <text:p>1.731463</text:p>
          </table:table-cell>
          <table:table-cell office:value-type="float" office:value="1.040104" calcext:value-type="float">
            <text:p>1.040104</text:p>
          </table:table-cell>
          <table:table-cell office:value-type="float" office:value="0.3229318" calcext:value-type="float">
            <text:p>0.3229318</text:p>
          </table:table-cell>
          <table:table-cell office:value-type="float" office:value="0.001035421" calcext:value-type="float">
            <text:p>0.001035421</text:p>
          </table:table-cell>
          <table:table-cell office:value-type="float" office:value="0.3431829" calcext:value-type="float">
            <text:p>0.3431829</text:p>
          </table:table-cell>
          <table:table-cell office:value-type="float" office:value="0.1417495" calcext:value-type="float">
            <text:p>0.1417495</text:p>
          </table:table-cell>
          <table:table-cell office:value-type="float" office:value="-0.174147" calcext:value-type="float">
            <text:p>-0.174147</text:p>
          </table:table-cell>
          <table:table-cell office:value-type="float" office:value="0.001511429" calcext:value-type="float">
            <text:p>0.001511429</text:p>
          </table:table-cell>
          <table:table-cell office:value-type="float" office:value="0.005060108" calcext:value-type="float">
            <text:p>0.005060108</text:p>
          </table:table-cell>
          <table:table-cell office:value-type="float" office:value="17.8265" calcext:value-type="float">
            <text:p>17.8265</text:p>
          </table:table-cell>
          <table:table-cell office:value-type="float" office:value="1.77521" calcext:value-type="float">
            <text:p>1.77521</text:p>
          </table:table-cell>
          <table:table-cell office:value-type="float" office:value="0.06176458" calcext:value-type="float">
            <text:p>0.06176458</text:p>
          </table:table-cell>
          <table:table-cell office:value-type="float" office:value="0.05832661" calcext:value-type="float">
            <text:p>0.05832661</text:p>
          </table:table-cell>
          <table:table-cell office:value-type="float" office:value="0.04300549" calcext:value-type="float">
            <text:p>0.04300549</text:p>
          </table:table-cell>
          <table:table-cell office:value-type="float" office:value="0.04757702" calcext:value-type="float">
            <text:p>0.04757702</text:p>
          </table:table-cell>
          <table:table-cell office:value-type="float" office:value="0.01278907" calcext:value-type="float">
            <text:p>0.01278907</text:p>
          </table:table-cell>
          <table:table-cell office:value-type="float" office:value="0.006419241" calcext:value-type="float">
            <text:p>0.006419241</text:p>
          </table:table-cell>
          <table:table-cell office:value-type="float" office:value="0.02106058" calcext:value-type="float">
            <text:p>0.02106058</text:p>
          </table:table-cell>
          <table:table-cell office:value-type="float" office:value="0.02021449" calcext:value-type="float">
            <text:p>0.02021449</text:p>
          </table:table-cell>
          <table:table-cell office:value-type="float" office:value="0.01804117" calcext:value-type="float">
            <text:p>0.01804117</text:p>
          </table:table-cell>
          <table:table-cell office:value-type="float" office:value="0.01658571" calcext:value-type="float">
            <text:p>0.01658571</text:p>
          </table:table-cell>
          <table:table-cell office:value-type="float" office:value="0.01932513" calcext:value-type="float">
            <text:p>0.01932513</text:p>
          </table:table-cell>
          <table:table-cell office:value-type="float" office:value="0.00545322" calcext:value-type="float">
            <text:p>0.00545322</text:p>
          </table:table-cell>
          <table:table-cell office:value-type="float" office:value="0.005592822" calcext:value-type="float">
            <text:p>0.005592822</text:p>
          </table:table-cell>
          <table:table-cell office:value-type="float" office:value="0" calcext:value-type="float">
            <text:p>0</text:p>
          </table:table-cell>
          <table:table-cell office:value-type="float" office:value="7.74207" calcext:value-type="float">
            <text:p>7.74207</text:p>
          </table:table-cell>
          <table:table-cell office:value-type="float" office:value="0.03045466" calcext:value-type="float">
            <text:p>0.03045466</text:p>
          </table:table-cell>
          <table:table-cell office:value-type="float" office:value="0.01146078" calcext:value-type="float">
            <text:p>0.01146078</text:p>
          </table:table-cell>
          <table:table-cell office:value-type="float" office:value="0.01095006" calcext:value-type="float">
            <text:p>0.01095006</text:p>
          </table:table-cell>
          <table:table-cell office:value-type="float" office:value="0.01048823" calcext:value-type="float">
            <text:p>0.01048823</text:p>
          </table:table-cell>
          <table:table-cell office:value-type="float" office:value="0.007823306" calcext:value-type="float">
            <text:p>0.007823306</text:p>
          </table:table-cell>
          <table:table-cell office:value-type="float" office:value="0.01041898" calcext:value-type="float">
            <text:p>0.01041898</text:p>
          </table:table-cell>
          <table:table-cell office:value-type="float" office:value="0.2720608" calcext:value-type="float">
            <text:p>0.2720608</text:p>
          </table:table-cell>
          <table:table-cell office:value-type="float" office:value="0.3425864" calcext:value-type="float">
            <text:p>0.3425864</text:p>
          </table:table-cell>
          <table:table-cell office:value-type="float" office:value="0.1715269" calcext:value-type="float">
            <text:p>0.1715269</text:p>
          </table:table-cell>
          <table:table-cell office:value-type="float" office:value="0.01950267" calcext:value-type="float">
            <text:p>0.01950267</text:p>
          </table:table-cell>
          <table:table-cell office:value-type="float" office:value="0.1772371" calcext:value-type="float">
            <text:p>0.1772371</text:p>
          </table:table-cell>
          <table:table-cell office:value-type="float" office:value="0.3319996" calcext:value-type="float">
            <text:p>0.3319996</text:p>
          </table:table-cell>
          <table:table-cell office:value-type="float" office:value="0.3489805" calcext:value-type="float">
            <text:p>0.3489805</text:p>
          </table:table-cell>
          <table:table-cell office:value-type="float" office:value="0" calcext:value-type="float">
            <text:p>0</text:p>
          </table:table-cell>
          <table:table-cell office:value-type="float" office:value="5101.79" calcext:value-type="float">
            <text:p>510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70781" calcext:value-type="float">
            <text:p>7.570781</text:p>
          </table:table-cell>
          <table:table-cell office:value-type="float" office:value="0" calcext:value-type="float">
            <text:p>0</text:p>
          </table:table-cell>
          <table:table-cell office:value-type="float" office:value="-0.2998078" calcext:value-type="float">
            <text:p>-0.299807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20.61179" calcext:value-type="float">
            <text:p>20.61179</text:p>
          </table:table-cell>
          <table:table-cell office:value-type="float" office:value="1098.749" calcext:value-type="float">
            <text:p>1098.749</text:p>
          </table:table-cell>
          <table:table-cell office:value-type="float" office:value="0" calcext:value-type="float">
            <text:p>0</text:p>
          </table:table-cell>
          <table:table-cell office:value-type="float" office:value="-17.39677" calcext:value-type="float">
            <text:p>-17.39677</text:p>
          </table:table-cell>
          <table:table-cell office:value-type="float" office:value="1.503059" calcext:value-type="float">
            <text:p>1.503059</text:p>
          </table:table-cell>
          <table:table-cell office:value-type="float" office:value="0.8907834" calcext:value-type="float">
            <text:p>0.8907834</text:p>
          </table:table-cell>
          <table:table-cell office:value-type="float" office:value="0.3410257" calcext:value-type="float">
            <text:p>0.3410257</text:p>
          </table:table-cell>
          <table:table-cell office:value-type="float" office:value="0.001171541" calcext:value-type="float">
            <text:p>0.001171541</text:p>
          </table:table-cell>
          <table:table-cell office:value-type="float" office:value="0.3915409" calcext:value-type="float">
            <text:p>0.3915409</text:p>
          </table:table-cell>
          <table:table-cell office:value-type="float" office:value="0.1426653" calcext:value-type="float">
            <text:p>0.1426653</text:p>
          </table:table-cell>
          <table:table-cell office:value-type="float" office:value="-0.1799921" calcext:value-type="float">
            <text:p>-0.1799921</text:p>
          </table:table-cell>
          <table:table-cell office:value-type="float" office:value="0.001516365" calcext:value-type="float">
            <text:p>0.001516365</text:p>
          </table:table-cell>
          <table:table-cell office:value-type="float" office:value="0.005253375" calcext:value-type="float">
            <text:p>0.005253375</text:p>
          </table:table-cell>
          <table:table-cell office:value-type="float" office:value="17.98342" calcext:value-type="float">
            <text:p>17.98342</text:p>
          </table:table-cell>
          <table:table-cell office:value-type="float" office:value="5.517616" calcext:value-type="float">
            <text:p>5.517616</text:p>
          </table:table-cell>
          <table:table-cell office:value-type="float" office:value="1.318698" calcext:value-type="float">
            <text:p>1.318698</text:p>
          </table:table-cell>
          <table:table-cell office:value-type="float" office:value="0.08630431" calcext:value-type="float">
            <text:p>0.08630431</text:p>
          </table:table-cell>
          <table:table-cell office:value-type="float" office:value="0.04305514" calcext:value-type="float">
            <text:p>0.04305514</text:p>
          </table:table-cell>
          <table:table-cell office:value-type="float" office:value="0.04794332" calcext:value-type="float">
            <text:p>0.04794332</text:p>
          </table:table-cell>
          <table:table-cell office:value-type="float" office:value="0.01297953" calcext:value-type="float">
            <text:p>0.01297953</text:p>
          </table:table-cell>
          <table:table-cell office:value-type="float" office:value="0.007054299" calcext:value-type="float">
            <text:p>0.007054299</text:p>
          </table:table-cell>
          <table:table-cell office:value-type="float" office:value="0.0208357" calcext:value-type="float">
            <text:p>0.0208357</text:p>
          </table:table-cell>
          <table:table-cell office:value-type="float" office:value="0.0201643" calcext:value-type="float">
            <text:p>0.0201643</text:p>
          </table:table-cell>
          <table:table-cell office:value-type="float" office:value="0.01804927" calcext:value-type="float">
            <text:p>0.01804927</text:p>
          </table:table-cell>
          <table:table-cell office:value-type="float" office:value="0.01655898" calcext:value-type="float">
            <text:p>0.01655898</text:p>
          </table:table-cell>
          <table:table-cell office:value-type="float" office:value="0.01930019" calcext:value-type="float">
            <text:p>0.01930019</text:p>
          </table:table-cell>
          <table:table-cell office:value-type="float" office:value="0.005444483" calcext:value-type="float">
            <text:p>0.005444483</text:p>
          </table:table-cell>
          <table:table-cell office:value-type="float" office:value="0.005590091" calcext:value-type="float">
            <text:p>0.005590091</text:p>
          </table:table-cell>
          <table:table-cell office:value-type="float" office:value="0" calcext:value-type="float">
            <text:p>0</text:p>
          </table:table-cell>
          <table:table-cell office:value-type="float" office:value="0.732865" calcext:value-type="float">
            <text:p>0.732865</text:p>
          </table:table-cell>
          <table:table-cell office:value-type="float" office:value="0.9133362" calcext:value-type="float">
            <text:p>0.9133362</text:p>
          </table:table-cell>
          <table:table-cell office:value-type="float" office:value="0.3730192" calcext:value-type="float">
            <text:p>0.3730192</text:p>
          </table:table-cell>
          <table:table-cell office:value-type="float" office:value="0.01345802" calcext:value-type="float">
            <text:p>0.01345802</text:p>
          </table:table-cell>
          <table:table-cell office:value-type="float" office:value="0.0104918" calcext:value-type="float">
            <text:p>0.0104918</text:p>
          </table:table-cell>
          <table:table-cell office:value-type="float" office:value="0.007673813" calcext:value-type="float">
            <text:p>0.007673813</text:p>
          </table:table-cell>
          <table:table-cell office:value-type="float" office:value="0.01373889" calcext:value-type="float">
            <text:p>0.01373889</text:p>
          </table:table-cell>
          <table:table-cell office:value-type="float" office:value="0.2380099" calcext:value-type="float">
            <text:p>0.2380099</text:p>
          </table:table-cell>
          <table:table-cell office:value-type="float" office:value="0.2852337" calcext:value-type="float">
            <text:p>0.2852337</text:p>
          </table:table-cell>
          <table:table-cell office:value-type="float" office:value="0.1414377" calcext:value-type="float">
            <text:p>0.1414377</text:p>
          </table:table-cell>
          <table:table-cell office:value-type="float" office:value="0.01899103" calcext:value-type="float">
            <text:p>0.01899103</text:p>
          </table:table-cell>
          <table:table-cell office:value-type="float" office:value="0.1614465" calcext:value-type="float">
            <text:p>0.1614465</text:p>
          </table:table-cell>
          <table:table-cell office:value-type="float" office:value="0.3306125" calcext:value-type="float">
            <text:p>0.3306125</text:p>
          </table:table-cell>
          <table:table-cell office:value-type="float" office:value="0.3489878" calcext:value-type="float">
            <text:p>0.3489878</text:p>
          </table:table-cell>
          <table:table-cell office:value-type="float" office:value="0" calcext:value-type="float">
            <text:p>0</text:p>
          </table:table-cell>
          <table:table-cell office:value-type="float" office:value="4282.545" calcext:value-type="float">
            <text:p>4282.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68899" calcext:value-type="float">
            <text:p>7.568899</text:p>
          </table:table-cell>
          <table:table-cell office:value-type="float" office:value="0" calcext:value-type="float">
            <text:p>0</text:p>
          </table:table-cell>
          <table:table-cell office:value-type="float" office:value="-0.3582992" calcext:value-type="float">
            <text:p>-0.35829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20.66979" calcext:value-type="float">
            <text:p>20.66979</text:p>
          </table:table-cell>
          <table:table-cell office:value-type="float" office:value="1098.793" calcext:value-type="float">
            <text:p>1098.793</text:p>
          </table:table-cell>
          <table:table-cell office:value-type="float" office:value="0" calcext:value-type="float">
            <text:p>0</text:p>
          </table:table-cell>
          <table:table-cell office:value-type="float" office:value="-17.85804" calcext:value-type="float">
            <text:p>-17.85804</text:p>
          </table:table-cell>
          <table:table-cell office:value-type="float" office:value="1.242461" calcext:value-type="float">
            <text:p>1.242461</text:p>
          </table:table-cell>
          <table:table-cell office:value-type="float" office:value="0.8342015" calcext:value-type="float">
            <text:p>0.8342015</text:p>
          </table:table-cell>
          <table:table-cell office:value-type="float" office:value="0.3410257" calcext:value-type="float">
            <text:p>0.3410257</text:p>
          </table:table-cell>
          <table:table-cell office:value-type="float" office:value="0.001171541" calcext:value-type="float">
            <text:p>0.001171541</text:p>
          </table:table-cell>
          <table:table-cell office:value-type="float" office:value="0.3915409" calcext:value-type="float">
            <text:p>0.3915409</text:p>
          </table:table-cell>
          <table:table-cell office:value-type="float" office:value="0.1426653" calcext:value-type="float">
            <text:p>0.1426653</text:p>
          </table:table-cell>
          <table:table-cell office:value-type="float" office:value="-0.1865515" calcext:value-type="float">
            <text:p>-0.1865515</text:p>
          </table:table-cell>
          <table:table-cell office:value-type="float" office:value="0.001519361" calcext:value-type="float">
            <text:p>0.001519361</text:p>
          </table:table-cell>
          <table:table-cell office:value-type="float" office:value="0.005305505" calcext:value-type="float">
            <text:p>0.005305505</text:p>
          </table:table-cell>
          <table:table-cell office:value-type="float" office:value="18.31151" calcext:value-type="float">
            <text:p>18.31151</text:p>
          </table:table-cell>
          <table:table-cell office:value-type="float" office:value="2.543931" calcext:value-type="float">
            <text:p>2.543931</text:p>
          </table:table-cell>
          <table:table-cell office:value-type="float" office:value="0.4764097" calcext:value-type="float">
            <text:p>0.4764097</text:p>
          </table:table-cell>
          <table:table-cell office:value-type="float" office:value="0.07201713" calcext:value-type="float">
            <text:p>0.07201713</text:p>
          </table:table-cell>
          <table:table-cell office:value-type="float" office:value="0.04181895" calcext:value-type="float">
            <text:p>0.04181895</text:p>
          </table:table-cell>
          <table:table-cell office:value-type="float" office:value="0.04662305" calcext:value-type="float">
            <text:p>0.04662305</text:p>
          </table:table-cell>
          <table:table-cell office:value-type="float" office:value="0.01298165" calcext:value-type="float">
            <text:p>0.01298165</text:p>
          </table:table-cell>
          <table:table-cell office:value-type="float" office:value="0.00712788" calcext:value-type="float">
            <text:p>0.00712788</text:p>
          </table:table-cell>
          <table:table-cell office:value-type="float" office:value="0.02064164" calcext:value-type="float">
            <text:p>0.02064164</text:p>
          </table:table-cell>
          <table:table-cell office:value-type="float" office:value="0.02010643" calcext:value-type="float">
            <text:p>0.02010643</text:p>
          </table:table-cell>
          <table:table-cell office:value-type="float" office:value="0.01804762" calcext:value-type="float">
            <text:p>0.01804762</text:p>
          </table:table-cell>
          <table:table-cell office:value-type="float" office:value="0.01654724" calcext:value-type="float">
            <text:p>0.01654724</text:p>
          </table:table-cell>
          <table:table-cell office:value-type="float" office:value="0.01927526" calcext:value-type="float">
            <text:p>0.01927526</text:p>
          </table:table-cell>
          <table:table-cell office:value-type="float" office:value="0.005439002" calcext:value-type="float">
            <text:p>0.005439002</text:p>
          </table:table-cell>
          <table:table-cell office:value-type="float" office:value="0.005587377" calcext:value-type="float">
            <text:p>0.005587377</text:p>
          </table:table-cell>
          <table:table-cell office:value-type="float" office:value="0" calcext:value-type="float">
            <text:p>0</text:p>
          </table:table-cell>
          <table:table-cell office:value-type="float" office:value="1.620183" calcext:value-type="float">
            <text:p>1.620183</text:p>
          </table:table-cell>
          <table:table-cell office:value-type="float" office:value="0.04727207" calcext:value-type="float">
            <text:p>0.04727207</text:p>
          </table:table-cell>
          <table:table-cell office:value-type="float" office:value="0.02603007" calcext:value-type="float">
            <text:p>0.02603007</text:p>
          </table:table-cell>
          <table:table-cell office:value-type="float" office:value="0.01201526" calcext:value-type="float">
            <text:p>0.01201526</text:p>
          </table:table-cell>
          <table:table-cell office:value-type="float" office:value="0.01050421" calcext:value-type="float">
            <text:p>0.01050421</text:p>
          </table:table-cell>
          <table:table-cell office:value-type="float" office:value="0.007550302" calcext:value-type="float">
            <text:p>0.007550302</text:p>
          </table:table-cell>
          <table:table-cell office:value-type="float" office:value="0.01289065" calcext:value-type="float">
            <text:p>0.01289065</text:p>
          </table:table-cell>
          <table:table-cell office:value-type="float" office:value="0.2018173" calcext:value-type="float">
            <text:p>0.2018173</text:p>
          </table:table-cell>
          <table:table-cell office:value-type="float" office:value="0.2325762" calcext:value-type="float">
            <text:p>0.2325762</text:p>
          </table:table-cell>
          <table:table-cell office:value-type="float" office:value="0.1131513" calcext:value-type="float">
            <text:p>0.1131513</text:p>
          </table:table-cell>
          <table:table-cell office:value-type="float" office:value="0.01898041" calcext:value-type="float">
            <text:p>0.01898041</text:p>
          </table:table-cell>
          <table:table-cell office:value-type="float" office:value="0.1427162" calcext:value-type="float">
            <text:p>0.1427162</text:p>
          </table:table-cell>
          <table:table-cell office:value-type="float" office:value="0.3301986" calcext:value-type="float">
            <text:p>0.3301986</text:p>
          </table:table-cell>
          <table:table-cell office:value-type="float" office:value="0.3489951" calcext:value-type="float">
            <text:p>0.3489951</text:p>
          </table:table-cell>
          <table:table-cell office:value-type="float" office:value="0" calcext:value-type="float">
            <text:p>0</text:p>
          </table:table-cell>
          <table:table-cell office:value-type="float" office:value="3780.14" calcext:value-type="float">
            <text:p>378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95627" calcext:value-type="float">
            <text:p>7.495627</text:p>
          </table:table-cell>
          <table:table-cell office:value-type="float" office:value="0" calcext:value-type="float">
            <text:p>0</text:p>
          </table:table-cell>
          <table:table-cell office:value-type="float" office:value="-0.3815818" calcext:value-type="float">
            <text:p>-0.38158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20.70091" calcext:value-type="float">
            <text:p>20.70091</text:p>
          </table:table-cell>
          <table:table-cell office:value-type="float" office:value="1098.837" calcext:value-type="float">
            <text:p>1098.837</text:p>
          </table:table-cell>
          <table:table-cell office:value-type="float" office:value="0" calcext:value-type="float">
            <text:p>0</text:p>
          </table:table-cell>
          <table:table-cell office:value-type="float" office:value="-18.25202" calcext:value-type="float">
            <text:p>-18.25202</text:p>
          </table:table-cell>
          <table:table-cell office:value-type="float" office:value="1.069271" calcext:value-type="float">
            <text:p>1.069271</text:p>
          </table:table-cell>
          <table:table-cell office:value-type="float" office:value="0.8021569" calcext:value-type="float">
            <text:p>0.8021569</text:p>
          </table:table-cell>
          <table:table-cell office:value-type="float" office:value="0.3410257" calcext:value-type="float">
            <text:p>0.3410257</text:p>
          </table:table-cell>
          <table:table-cell office:value-type="float" office:value="0.001171541" calcext:value-type="float">
            <text:p>0.001171541</text:p>
          </table:table-cell>
          <table:table-cell office:value-type="float" office:value="0.3915409" calcext:value-type="float">
            <text:p>0.3915409</text:p>
          </table:table-cell>
          <table:table-cell office:value-type="float" office:value="0.1426653" calcext:value-type="float">
            <text:p>0.1426653</text:p>
          </table:table-cell>
          <table:table-cell office:value-type="float" office:value="-0.1879307" calcext:value-type="float">
            <text:p>-0.1879307</text:p>
          </table:table-cell>
          <table:table-cell office:value-type="float" office:value="0.001527595" calcext:value-type="float">
            <text:p>0.001527595</text:p>
          </table:table-cell>
          <table:table-cell office:value-type="float" office:value="0.005357378" calcext:value-type="float">
            <text:p>0.005357378</text:p>
          </table:table-cell>
          <table:table-cell office:value-type="float" office:value="18.58244" calcext:value-type="float">
            <text:p>18.58244</text:p>
          </table:table-cell>
          <table:table-cell office:value-type="float" office:value="1.72353" calcext:value-type="float">
            <text:p>1.72353</text:p>
          </table:table-cell>
          <table:table-cell office:value-type="float" office:value="0.3291121" calcext:value-type="float">
            <text:p>0.3291121</text:p>
          </table:table-cell>
          <table:table-cell office:value-type="float" office:value="0.06837754" calcext:value-type="float">
            <text:p>0.06837754</text:p>
          </table:table-cell>
          <table:table-cell office:value-type="float" office:value="0.04245449" calcext:value-type="float">
            <text:p>0.04245449</text:p>
          </table:table-cell>
          <table:table-cell office:value-type="float" office:value="0.04680964" calcext:value-type="float">
            <text:p>0.04680964</text:p>
          </table:table-cell>
          <table:table-cell office:value-type="float" office:value="0.01316475" calcext:value-type="float">
            <text:p>0.01316475</text:p>
          </table:table-cell>
          <table:table-cell office:value-type="float" office:value="0.007123214" calcext:value-type="float">
            <text:p>0.007123214</text:p>
          </table:table-cell>
          <table:table-cell office:value-type="float" office:value="0.0204793" calcext:value-type="float">
            <text:p>0.0204793</text:p>
          </table:table-cell>
          <table:table-cell office:value-type="float" office:value="0.02003564" calcext:value-type="float">
            <text:p>0.02003564</text:p>
          </table:table-cell>
          <table:table-cell office:value-type="float" office:value="0.01803989" calcext:value-type="float">
            <text:p>0.01803989</text:p>
          </table:table-cell>
          <table:table-cell office:value-type="float" office:value="0.01656232" calcext:value-type="float">
            <text:p>0.01656232</text:p>
          </table:table-cell>
          <table:table-cell office:value-type="float" office:value="0.01925183" calcext:value-type="float">
            <text:p>0.01925183</text:p>
          </table:table-cell>
          <table:table-cell office:value-type="float" office:value="0.005433443" calcext:value-type="float">
            <text:p>0.005433443</text:p>
          </table:table-cell>
          <table:table-cell office:value-type="float" office:value="0.005584658" calcext:value-type="float">
            <text:p>0.005584658</text:p>
          </table:table-cell>
          <table:table-cell office:value-type="float" office:value="0" calcext:value-type="float">
            <text:p>0</text:p>
          </table:table-cell>
          <table:table-cell office:value-type="float" office:value="2.700332" calcext:value-type="float">
            <text:p>2.700332</text:p>
          </table:table-cell>
          <table:table-cell office:value-type="float" office:value="0.03238998" calcext:value-type="float">
            <text:p>0.03238998</text:p>
          </table:table-cell>
          <table:table-cell office:value-type="float" office:value="0.01853386" calcext:value-type="float">
            <text:p>0.01853386</text:p>
          </table:table-cell>
          <table:table-cell office:value-type="float" office:value="0.0116482" calcext:value-type="float">
            <text:p>0.0116482</text:p>
          </table:table-cell>
          <table:table-cell office:value-type="float" office:value="0.01042791" calcext:value-type="float">
            <text:p>0.01042791</text:p>
          </table:table-cell>
          <table:table-cell office:value-type="float" office:value="0.00738997" calcext:value-type="float">
            <text:p>0.00738997</text:p>
          </table:table-cell>
          <table:table-cell office:value-type="float" office:value="0.0124799" calcext:value-type="float">
            <text:p>0.0124799</text:p>
          </table:table-cell>
          <table:table-cell office:value-type="float" office:value="0.1638809" calcext:value-type="float">
            <text:p>0.1638809</text:p>
          </table:table-cell>
          <table:table-cell office:value-type="float" office:value="0.1892904" calcext:value-type="float">
            <text:p>0.1892904</text:p>
          </table:table-cell>
          <table:table-cell office:value-type="float" office:value="0.0880629" calcext:value-type="float">
            <text:p>0.0880629</text:p>
          </table:table-cell>
          <table:table-cell office:value-type="float" office:value="0.01903515" calcext:value-type="float">
            <text:p>0.01903515</text:p>
          </table:table-cell>
          <table:table-cell office:value-type="float" office:value="0.1199927" calcext:value-type="float">
            <text:p>0.1199927</text:p>
          </table:table-cell>
          <table:table-cell office:value-type="float" office:value="0.329755" calcext:value-type="float">
            <text:p>0.329755</text:p>
          </table:table-cell>
          <table:table-cell office:value-type="float" office:value="0.3490024" calcext:value-type="float">
            <text:p>0.3490024</text:p>
          </table:table-cell>
          <table:table-cell office:value-type="float" office:value="0" calcext:value-type="float">
            <text:p>0</text:p>
          </table:table-cell>
          <table:table-cell office:value-type="float" office:value="3378.117" calcext:value-type="float">
            <text:p>3378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50217" calcext:value-type="float">
            <text:p>7.450217</text:p>
          </table:table-cell>
          <table:table-cell office:value-type="float" office:value="0" calcext:value-type="float">
            <text:p>0</text:p>
          </table:table-cell>
          <table:table-cell office:value-type="float" office:value="-0.3818438" calcext:value-type="float">
            <text:p>-0.381843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20.65719" calcext:value-type="float">
            <text:p>20.65719</text:p>
          </table:table-cell>
          <table:table-cell office:value-type="float" office:value="1098.869" calcext:value-type="float">
            <text:p>1098.869</text:p>
          </table:table-cell>
          <table:table-cell office:value-type="float" office:value="0" calcext:value-type="float">
            <text:p>0</text:p>
          </table:table-cell>
          <table:table-cell office:value-type="float" office:value="-18.62564" calcext:value-type="float">
            <text:p>-18.62564</text:p>
          </table:table-cell>
          <table:table-cell office:value-type="float" office:value="0.9774902" calcext:value-type="float">
            <text:p>0.9774902</text:p>
          </table:table-cell>
          <table:table-cell office:value-type="float" office:value="0.7772773" calcext:value-type="float">
            <text:p>0.7772773</text:p>
          </table:table-cell>
          <table:table-cell office:value-type="float" office:value="0.3410257" calcext:value-type="float">
            <text:p>0.3410257</text:p>
          </table:table-cell>
          <table:table-cell office:value-type="float" office:value="0.001171541" calcext:value-type="float">
            <text:p>0.001171541</text:p>
          </table:table-cell>
          <table:table-cell office:value-type="float" office:value="0.3915409" calcext:value-type="float">
            <text:p>0.3915409</text:p>
          </table:table-cell>
          <table:table-cell office:value-type="float" office:value="0.1426653" calcext:value-type="float">
            <text:p>0.1426653</text:p>
          </table:table-cell>
          <table:table-cell office:value-type="float" office:value="-0.1889835" calcext:value-type="float">
            <text:p>-0.1889835</text:p>
          </table:table-cell>
          <table:table-cell office:value-type="float" office:value="0.00154177" calcext:value-type="float">
            <text:p>0.00154177</text:p>
          </table:table-cell>
          <table:table-cell office:value-type="float" office:value="0.005393741" calcext:value-type="float">
            <text:p>0.005393741</text:p>
          </table:table-cell>
          <table:table-cell office:value-type="float" office:value="18.66491" calcext:value-type="float">
            <text:p>18.66491</text:p>
          </table:table-cell>
          <table:table-cell office:value-type="float" office:value="1.266583" calcext:value-type="float">
            <text:p>1.266583</text:p>
          </table:table-cell>
          <table:table-cell office:value-type="float" office:value="0.2422081" calcext:value-type="float">
            <text:p>0.2422081</text:p>
          </table:table-cell>
          <table:table-cell office:value-type="float" office:value="0.06716" calcext:value-type="float">
            <text:p>0.06716</text:p>
          </table:table-cell>
          <table:table-cell office:value-type="float" office:value="0.04311673" calcext:value-type="float">
            <text:p>0.04311673</text:p>
          </table:table-cell>
          <table:table-cell office:value-type="float" office:value="0.04716132" calcext:value-type="float">
            <text:p>0.04716132</text:p>
          </table:table-cell>
          <table:table-cell office:value-type="float" office:value="0.01336297" calcext:value-type="float">
            <text:p>0.01336297</text:p>
          </table:table-cell>
          <table:table-cell office:value-type="float" office:value="0.0070979" calcext:value-type="float">
            <text:p>0.0070979</text:p>
          </table:table-cell>
          <table:table-cell office:value-type="float" office:value="0.02035633" calcext:value-type="float">
            <text:p>0.02035633</text:p>
          </table:table-cell>
          <table:table-cell office:value-type="float" office:value="0.01995582" calcext:value-type="float">
            <text:p>0.01995582</text:p>
          </table:table-cell>
          <table:table-cell office:value-type="float" office:value="0.01803613" calcext:value-type="float">
            <text:p>0.01803613</text:p>
          </table:table-cell>
          <table:table-cell office:value-type="float" office:value="0.0165884" calcext:value-type="float">
            <text:p>0.0165884</text:p>
          </table:table-cell>
          <table:table-cell office:value-type="float" office:value="0.01923364" calcext:value-type="float">
            <text:p>0.01923364</text:p>
          </table:table-cell>
          <table:table-cell office:value-type="float" office:value="0.005427827" calcext:value-type="float">
            <text:p>0.005427827</text:p>
          </table:table-cell>
          <table:table-cell office:value-type="float" office:value="0.005581932" calcext:value-type="float">
            <text:p>0.005581932</text:p>
          </table:table-cell>
          <table:table-cell office:value-type="float" office:value="0" calcext:value-type="float">
            <text:p>0</text:p>
          </table:table-cell>
          <table:table-cell office:value-type="float" office:value="4.540902" calcext:value-type="float">
            <text:p>4.540902</text:p>
          </table:table-cell>
          <table:table-cell office:value-type="float" office:value="0.02799467" calcext:value-type="float">
            <text:p>0.02799467</text:p>
          </table:table-cell>
          <table:table-cell office:value-type="float" office:value="0.01587433" calcext:value-type="float">
            <text:p>0.01587433</text:p>
          </table:table-cell>
          <table:table-cell office:value-type="float" office:value="0.01144674" calcext:value-type="float">
            <text:p>0.01144674</text:p>
          </table:table-cell>
          <table:table-cell office:value-type="float" office:value="0.01034505" calcext:value-type="float">
            <text:p>0.01034505</text:p>
          </table:table-cell>
          <table:table-cell office:value-type="float" office:value="0.007222531" calcext:value-type="float">
            <text:p>0.007222531</text:p>
          </table:table-cell>
          <table:table-cell office:value-type="float" office:value="0.01223273" calcext:value-type="float">
            <text:p>0.01223273</text:p>
          </table:table-cell>
          <table:table-cell office:value-type="float" office:value="0.1249184" calcext:value-type="float">
            <text:p>0.1249184</text:p>
          </table:table-cell>
          <table:table-cell office:value-type="float" office:value="0.1604014" calcext:value-type="float">
            <text:p>0.1604014</text:p>
          </table:table-cell>
          <table:table-cell office:value-type="float" office:value="0.06806074" calcext:value-type="float">
            <text:p>0.06806074</text:p>
          </table:table-cell>
          <table:table-cell office:value-type="float" office:value="0.01903447" calcext:value-type="float">
            <text:p>0.01903447</text:p>
          </table:table-cell>
          <table:table-cell office:value-type="float" office:value="0.09483579" calcext:value-type="float">
            <text:p>0.09483579</text:p>
          </table:table-cell>
          <table:table-cell office:value-type="float" office:value="0.3292845" calcext:value-type="float">
            <text:p>0.3292845</text:p>
          </table:table-cell>
          <table:table-cell office:value-type="float" office:value="0.3490096" calcext:value-type="float">
            <text:p>0.3490096</text:p>
          </table:table-cell>
          <table:table-cell office:value-type="float" office:value="0" calcext:value-type="float">
            <text:p>0</text:p>
          </table:table-cell>
          <table:table-cell office:value-type="float" office:value="3184.638" calcext:value-type="float">
            <text:p>3184.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89727" calcext:value-type="float">
            <text:p>7.489727</text:p>
          </table:table-cell>
          <table:table-cell office:value-type="float" office:value="0" calcext:value-type="float">
            <text:p>0</text:p>
          </table:table-cell>
          <table:table-cell office:value-type="float" office:value="-0.3819982" calcext:value-type="float">
            <text:p>-0.381998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20.54153" calcext:value-type="float">
            <text:p>20.54153</text:p>
          </table:table-cell>
          <table:table-cell office:value-type="float" office:value="1098.868" calcext:value-type="float">
            <text:p>1098.868</text:p>
          </table:table-cell>
          <table:table-cell office:value-type="float" office:value="0" calcext:value-type="float">
            <text:p>0</text:p>
          </table:table-cell>
          <table:table-cell office:value-type="float" office:value="-18.98837" calcext:value-type="float">
            <text:p>-18.98837</text:p>
          </table:table-cell>
          <table:table-cell office:value-type="float" office:value="0.9998353" calcext:value-type="float">
            <text:p>0.9998353</text:p>
          </table:table-cell>
          <table:table-cell office:value-type="float" office:value="0.7374559" calcext:value-type="float">
            <text:p>0.7374559</text:p>
          </table:table-cell>
          <table:table-cell office:value-type="float" office:value="0.3410257" calcext:value-type="float">
            <text:p>0.3410257</text:p>
          </table:table-cell>
          <table:table-cell office:value-type="float" office:value="0.001190252" calcext:value-type="float">
            <text:p>0.001190252</text:p>
          </table:table-cell>
          <table:table-cell office:value-type="float" office:value="0.3915409" calcext:value-type="float">
            <text:p>0.3915409</text:p>
          </table:table-cell>
          <table:table-cell office:value-type="float" office:value="0.1427065" calcext:value-type="float">
            <text:p>0.1427065</text:p>
          </table:table-cell>
          <table:table-cell office:value-type="float" office:value="-0.1899406" calcext:value-type="float">
            <text:p>-0.1899406</text:p>
          </table:table-cell>
          <table:table-cell office:value-type="float" office:value="0.001558487" calcext:value-type="float">
            <text:p>0.001558487</text:p>
          </table:table-cell>
          <table:table-cell office:value-type="float" office:value="0.005409965" calcext:value-type="float">
            <text:p>0.005409965</text:p>
          </table:table-cell>
          <table:table-cell office:value-type="float" office:value="18.52881" calcext:value-type="float">
            <text:p>18.52881</text:p>
          </table:table-cell>
          <table:table-cell office:value-type="float" office:value="1.146911" calcext:value-type="float">
            <text:p>1.146911</text:p>
          </table:table-cell>
          <table:table-cell office:value-type="float" office:value="0.1883996" calcext:value-type="float">
            <text:p>0.1883996</text:p>
          </table:table-cell>
          <table:table-cell office:value-type="float" office:value="0.0664053" calcext:value-type="float">
            <text:p>0.0664053</text:p>
          </table:table-cell>
          <table:table-cell office:value-type="float" office:value="0.04357781" calcext:value-type="float">
            <text:p>0.04357781</text:p>
          </table:table-cell>
          <table:table-cell office:value-type="float" office:value="0.04752696" calcext:value-type="float">
            <text:p>0.04752696</text:p>
          </table:table-cell>
          <table:table-cell office:value-type="float" office:value="0.01352296" calcext:value-type="float">
            <text:p>0.01352296</text:p>
          </table:table-cell>
          <table:table-cell office:value-type="float" office:value="0.007043593" calcext:value-type="float">
            <text:p>0.007043593</text:p>
          </table:table-cell>
          <table:table-cell office:value-type="float" office:value="0.02026022" calcext:value-type="float">
            <text:p>0.02026022</text:p>
          </table:table-cell>
          <table:table-cell office:value-type="float" office:value="0.01986109" calcext:value-type="float">
            <text:p>0.01986109</text:p>
          </table:table-cell>
          <table:table-cell office:value-type="float" office:value="0.01803552" calcext:value-type="float">
            <text:p>0.01803552</text:p>
          </table:table-cell>
          <table:table-cell office:value-type="float" office:value="0.01662404" calcext:value-type="float">
            <text:p>0.01662404</text:p>
          </table:table-cell>
          <table:table-cell office:value-type="float" office:value="0.0192214" calcext:value-type="float">
            <text:p>0.0192214</text:p>
          </table:table-cell>
          <table:table-cell office:value-type="float" office:value="0.005422129" calcext:value-type="float">
            <text:p>0.005422129</text:p>
          </table:table-cell>
          <table:table-cell office:value-type="float" office:value="0.005579185" calcext:value-type="float">
            <text:p>0.005579185</text:p>
          </table:table-cell>
          <table:table-cell office:value-type="float" office:value="0" calcext:value-type="float">
            <text:p>0</text:p>
          </table:table-cell>
          <table:table-cell office:value-type="float" office:value="5.884934" calcext:value-type="float">
            <text:p>5.884934</text:p>
          </table:table-cell>
          <table:table-cell office:value-type="float" office:value="0.02582842" calcext:value-type="float">
            <text:p>0.02582842</text:p>
          </table:table-cell>
          <table:table-cell office:value-type="float" office:value="0.01356975" calcext:value-type="float">
            <text:p>0.01356975</text:p>
          </table:table-cell>
          <table:table-cell office:value-type="float" office:value="0.0110342" calcext:value-type="float">
            <text:p>0.0110342</text:p>
          </table:table-cell>
          <table:table-cell office:value-type="float" office:value="0.01007259" calcext:value-type="float">
            <text:p>0.01007259</text:p>
          </table:table-cell>
          <table:table-cell office:value-type="float" office:value="0.007064037" calcext:value-type="float">
            <text:p>0.007064037</text:p>
          </table:table-cell>
          <table:table-cell office:value-type="float" office:value="0.01201156" calcext:value-type="float">
            <text:p>0.01201156</text:p>
          </table:table-cell>
          <table:table-cell office:value-type="float" office:value="0.08596661" calcext:value-type="float">
            <text:p>0.08596661</text:p>
          </table:table-cell>
          <table:table-cell office:value-type="float" office:value="0.1453882" calcext:value-type="float">
            <text:p>0.1453882</text:p>
          </table:table-cell>
          <table:table-cell office:value-type="float" office:value="0.05356918" calcext:value-type="float">
            <text:p>0.05356918</text:p>
          </table:table-cell>
          <table:table-cell office:value-type="float" office:value="0.01899417" calcext:value-type="float">
            <text:p>0.01899417</text:p>
          </table:table-cell>
          <table:table-cell office:value-type="float" office:value="0.07035239" calcext:value-type="float">
            <text:p>0.07035239</text:p>
          </table:table-cell>
          <table:table-cell office:value-type="float" office:value="0.328782" calcext:value-type="float">
            <text:p>0.328782</text:p>
          </table:table-cell>
          <table:table-cell office:value-type="float" office:value="0.3490169" calcext:value-type="float">
            <text:p>0.3490169</text:p>
          </table:table-cell>
          <table:table-cell office:value-type="float" office:value="0" calcext:value-type="float">
            <text:p>0</text:p>
          </table:table-cell>
          <table:table-cell office:value-type="float" office:value="3322.243" calcext:value-type="float">
            <text:p>3322.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33628" calcext:value-type="float">
            <text:p>7.633628</text:p>
          </table:table-cell>
          <table:table-cell office:value-type="float" office:value="0" calcext:value-type="float">
            <text:p>0</text:p>
          </table:table-cell>
          <table:table-cell office:value-type="float" office:value="-0.3821743" calcext:value-type="float">
            <text:p>-0.382174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20.45763" calcext:value-type="float">
            <text:p>20.45763</text:p>
          </table:table-cell>
          <table:table-cell office:value-type="float" office:value="1098.889" calcext:value-type="float">
            <text:p>1098.889</text:p>
          </table:table-cell>
          <table:table-cell office:value-type="float" office:value="0" calcext:value-type="float">
            <text:p>0</text:p>
          </table:table-cell>
          <table:table-cell office:value-type="float" office:value="-19.36136" calcext:value-type="float">
            <text:p>-19.36136</text:p>
          </table:table-cell>
          <table:table-cell office:value-type="float" office:value="0.9122785" calcext:value-type="float">
            <text:p>0.9122785</text:p>
          </table:table-cell>
          <table:table-cell office:value-type="float" office:value="0.6330641" calcext:value-type="float">
            <text:p>0.6330641</text:p>
          </table:table-cell>
          <table:table-cell office:value-type="float" office:value="0.3520988" calcext:value-type="float">
            <text:p>0.3520988</text:p>
          </table:table-cell>
          <table:table-cell office:value-type="float" office:value="0.001270244" calcext:value-type="float">
            <text:p>0.001270244</text:p>
          </table:table-cell>
          <table:table-cell office:value-type="float" office:value="0.4217052" calcext:value-type="float">
            <text:p>0.4217052</text:p>
          </table:table-cell>
          <table:table-cell office:value-type="float" office:value="0.1430718" calcext:value-type="float">
            <text:p>0.1430718</text:p>
          </table:table-cell>
          <table:table-cell office:value-type="float" office:value="-0.1925841" calcext:value-type="float">
            <text:p>-0.1925841</text:p>
          </table:table-cell>
          <table:table-cell office:value-type="float" office:value="0.001569163" calcext:value-type="float">
            <text:p>0.001569163</text:p>
          </table:table-cell>
          <table:table-cell office:value-type="float" office:value="0.005483906" calcext:value-type="float">
            <text:p>0.005483906</text:p>
          </table:table-cell>
          <table:table-cell office:value-type="float" office:value="18.51961" calcext:value-type="float">
            <text:p>18.51961</text:p>
          </table:table-cell>
          <table:table-cell office:value-type="float" office:value="3.746087" calcext:value-type="float">
            <text:p>3.746087</text:p>
          </table:table-cell>
          <table:table-cell office:value-type="float" office:value="0.9986316" calcext:value-type="float">
            <text:p>0.9986316</text:p>
          </table:table-cell>
          <table:table-cell office:value-type="float" office:value="0.07202858" calcext:value-type="float">
            <text:p>0.07202858</text:p>
          </table:table-cell>
          <table:table-cell office:value-type="float" office:value="0.04229314" calcext:value-type="float">
            <text:p>0.04229314</text:p>
          </table:table-cell>
          <table:table-cell office:value-type="float" office:value="0.04613108" calcext:value-type="float">
            <text:p>0.04613108</text:p>
          </table:table-cell>
          <table:table-cell office:value-type="float" office:value="0.01330219" calcext:value-type="float">
            <text:p>0.01330219</text:p>
          </table:table-cell>
          <table:table-cell office:value-type="float" office:value="0.007558201" calcext:value-type="float">
            <text:p>0.007558201</text:p>
          </table:table-cell>
          <table:table-cell office:value-type="float" office:value="0.02019648" calcext:value-type="float">
            <text:p>0.02019648</text:p>
          </table:table-cell>
          <table:table-cell office:value-type="float" office:value="0.01975541" calcext:value-type="float">
            <text:p>0.01975541</text:p>
          </table:table-cell>
          <table:table-cell office:value-type="float" office:value="0.01803066" calcext:value-type="float">
            <text:p>0.01803066</text:p>
          </table:table-cell>
          <table:table-cell office:value-type="float" office:value="0.01666552" calcext:value-type="float">
            <text:p>0.01666552</text:p>
          </table:table-cell>
          <table:table-cell office:value-type="float" office:value="0.01921504" calcext:value-type="float">
            <text:p>0.01921504</text:p>
          </table:table-cell>
          <table:table-cell office:value-type="float" office:value="0.00541639" calcext:value-type="float">
            <text:p>0.00541639</text:p>
          </table:table-cell>
          <table:table-cell office:value-type="float" office:value="0.00557641" calcext:value-type="float">
            <text:p>0.00557641</text:p>
          </table:table-cell>
          <table:table-cell office:value-type="float" office:value="0" calcext:value-type="float">
            <text:p>0</text:p>
          </table:table-cell>
          <table:table-cell office:value-type="float" office:value="1.022373" calcext:value-type="float">
            <text:p>1.022373</text:p>
          </table:table-cell>
          <table:table-cell office:value-type="float" office:value="1.308405" calcext:value-type="float">
            <text:p>1.308405</text:p>
          </table:table-cell>
          <table:table-cell office:value-type="float" office:value="0.09403905" calcext:value-type="float">
            <text:p>0.09403905</text:p>
          </table:table-cell>
          <table:table-cell office:value-type="float" office:value="0.01305639" calcext:value-type="float">
            <text:p>0.01305639</text:p>
          </table:table-cell>
          <table:table-cell office:value-type="float" office:value="0.01022217" calcext:value-type="float">
            <text:p>0.01022217</text:p>
          </table:table-cell>
          <table:table-cell office:value-type="float" office:value="0.00709365" calcext:value-type="float">
            <text:p>0.00709365</text:p>
          </table:table-cell>
          <table:table-cell office:value-type="float" office:value="0.0149131" calcext:value-type="float">
            <text:p>0.0149131</text:p>
          </table:table-cell>
          <table:table-cell office:value-type="float" office:value="0.04900609" calcext:value-type="float">
            <text:p>0.04900609</text:p>
          </table:table-cell>
          <table:table-cell office:value-type="float" office:value="0.139147" calcext:value-type="float">
            <text:p>0.139147</text:p>
          </table:table-cell>
          <table:table-cell office:value-type="float" office:value="0.04382409" calcext:value-type="float">
            <text:p>0.04382409</text:p>
          </table:table-cell>
          <table:table-cell office:value-type="float" office:value="0.01892064" calcext:value-type="float">
            <text:p>0.01892064</text:p>
          </table:table-cell>
          <table:table-cell office:value-type="float" office:value="0.04940872" calcext:value-type="float">
            <text:p>0.04940872</text:p>
          </table:table-cell>
          <table:table-cell office:value-type="float" office:value="0.3282605" calcext:value-type="float">
            <text:p>0.3282605</text:p>
          </table:table-cell>
          <table:table-cell office:value-type="float" office:value="0.3490241" calcext:value-type="float">
            <text:p>0.3490241</text:p>
          </table:table-cell>
          <table:table-cell office:value-type="float" office:value="0" calcext:value-type="float">
            <text:p>0</text:p>
          </table:table-cell>
          <table:table-cell office:value-type="float" office:value="2873.562" calcext:value-type="float">
            <text:p>2873.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12098" calcext:value-type="float">
            <text:p>7.712098</text:p>
          </table:table-cell>
          <table:table-cell office:value-type="float" office:value="0" calcext:value-type="float">
            <text:p>0</text:p>
          </table:table-cell>
          <table:table-cell office:value-type="float" office:value="-0.423967" calcext:value-type="float">
            <text:p>-0.42396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20.47067" calcext:value-type="float">
            <text:p>20.47067</text:p>
          </table:table-cell>
          <table:table-cell office:value-type="float" office:value="1098.925" calcext:value-type="float">
            <text:p>1098.925</text:p>
          </table:table-cell>
          <table:table-cell office:value-type="float" office:value="0" calcext:value-type="float">
            <text:p>0</text:p>
          </table:table-cell>
          <table:table-cell office:value-type="float" office:value="-19.72531" calcext:value-type="float">
            <text:p>-19.72531</text:p>
          </table:table-cell>
          <table:table-cell office:value-type="float" office:value="0.7358869" calcext:value-type="float">
            <text:p>0.7358869</text:p>
          </table:table-cell>
          <table:table-cell office:value-type="float" office:value="0.5929093" calcext:value-type="float">
            <text:p>0.5929093</text:p>
          </table:table-cell>
          <table:table-cell office:value-type="float" office:value="0.3520988" calcext:value-type="float">
            <text:p>0.3520988</text:p>
          </table:table-cell>
          <table:table-cell office:value-type="float" office:value="0.001270244" calcext:value-type="float">
            <text:p>0.001270244</text:p>
          </table:table-cell>
          <table:table-cell office:value-type="float" office:value="0.4217052" calcext:value-type="float">
            <text:p>0.4217052</text:p>
          </table:table-cell>
          <table:table-cell office:value-type="float" office:value="0.1430718" calcext:value-type="float">
            <text:p>0.1430718</text:p>
          </table:table-cell>
          <table:table-cell office:value-type="float" office:value="-0.1969417" calcext:value-type="float">
            <text:p>-0.1969417</text:p>
          </table:table-cell>
          <table:table-cell office:value-type="float" office:value="0.001576471" calcext:value-type="float">
            <text:p>0.001576471</text:p>
          </table:table-cell>
          <table:table-cell office:value-type="float" office:value="0.005521216" calcext:value-type="float">
            <text:p>0.005521216</text:p>
          </table:table-cell>
          <table:table-cell office:value-type="float" office:value="18.74216" calcext:value-type="float">
            <text:p>18.74216</text:p>
          </table:table-cell>
          <table:table-cell office:value-type="float" office:value="1.600206" calcext:value-type="float">
            <text:p>1.600206</text:p>
          </table:table-cell>
          <table:table-cell office:value-type="float" office:value="0.3774787" calcext:value-type="float">
            <text:p>0.3774787</text:p>
          </table:table-cell>
          <table:table-cell office:value-type="float" office:value="0.06402564" calcext:value-type="float">
            <text:p>0.06402564</text:p>
          </table:table-cell>
          <table:table-cell office:value-type="float" office:value="0.04047653" calcext:value-type="float">
            <text:p>0.04047653</text:p>
          </table:table-cell>
          <table:table-cell office:value-type="float" office:value="0.04431669" calcext:value-type="float">
            <text:p>0.04431669</text:p>
          </table:table-cell>
          <table:table-cell office:value-type="float" office:value="0.01290169" calcext:value-type="float">
            <text:p>0.01290169</text:p>
          </table:table-cell>
          <table:table-cell office:value-type="float" office:value="0.007546938" calcext:value-type="float">
            <text:p>0.007546938</text:p>
          </table:table-cell>
          <table:table-cell office:value-type="float" office:value="0.02012244" calcext:value-type="float">
            <text:p>0.02012244</text:p>
          </table:table-cell>
          <table:table-cell office:value-type="float" office:value="0.01963683" calcext:value-type="float">
            <text:p>0.01963683</text:p>
          </table:table-cell>
          <table:table-cell office:value-type="float" office:value="0.01800994" calcext:value-type="float">
            <text:p>0.01800994</text:p>
          </table:table-cell>
          <table:table-cell office:value-type="float" office:value="0.01670588" calcext:value-type="float">
            <text:p>0.01670588</text:p>
          </table:table-cell>
          <table:table-cell office:value-type="float" office:value="0.01921384" calcext:value-type="float">
            <text:p>0.01921384</text:p>
          </table:table-cell>
          <table:table-cell office:value-type="float" office:value="0.005410663" calcext:value-type="float">
            <text:p>0.005410663</text:p>
          </table:table-cell>
          <table:table-cell office:value-type="float" office:value="0.005573655" calcext:value-type="float">
            <text:p>0.005573655</text:p>
          </table:table-cell>
          <table:table-cell office:value-type="float" office:value="0" calcext:value-type="float">
            <text:p>0</text:p>
          </table:table-cell>
          <table:table-cell office:value-type="float" office:value="1.44355" calcext:value-type="float">
            <text:p>1.44355</text:p>
          </table:table-cell>
          <table:table-cell office:value-type="float" office:value="0.04988965" calcext:value-type="float">
            <text:p>0.04988965</text:p>
          </table:table-cell>
          <table:table-cell office:value-type="float" office:value="0.02533291" calcext:value-type="float">
            <text:p>0.02533291</text:p>
          </table:table-cell>
          <table:table-cell office:value-type="float" office:value="0.01247782" calcext:value-type="float">
            <text:p>0.01247782</text:p>
          </table:table-cell>
          <table:table-cell office:value-type="float" office:value="0.01040062" calcext:value-type="float">
            <text:p>0.01040062</text:p>
          </table:table-cell>
          <table:table-cell office:value-type="float" office:value="0.007172895" calcext:value-type="float">
            <text:p>0.007172895</text:p>
          </table:table-cell>
          <table:table-cell office:value-type="float" office:value="0.01383319" calcext:value-type="float">
            <text:p>0.01383319</text:p>
          </table:table-cell>
          <table:table-cell office:value-type="float" office:value="0.02337756" calcext:value-type="float">
            <text:p>0.02337756</text:p>
          </table:table-cell>
          <table:table-cell office:value-type="float" office:value="0.1366505" calcext:value-type="float">
            <text:p>0.1366505</text:p>
          </table:table-cell>
          <table:table-cell office:value-type="float" office:value="0.03765834" calcext:value-type="float">
            <text:p>0.03765834</text:p>
          </table:table-cell>
          <table:table-cell office:value-type="float" office:value="0.01880629" calcext:value-type="float">
            <text:p>0.01880629</text:p>
          </table:table-cell>
          <table:table-cell office:value-type="float" office:value="0.03416834" calcext:value-type="float">
            <text:p>0.03416834</text:p>
          </table:table-cell>
          <table:table-cell office:value-type="float" office:value="0.3277434" calcext:value-type="float">
            <text:p>0.3277434</text:p>
          </table:table-cell>
          <table:table-cell office:value-type="float" office:value="0.3490314" calcext:value-type="float">
            <text:p>0.3490314</text:p>
          </table:table-cell>
          <table:table-cell office:value-type="float" office:value="0" calcext:value-type="float">
            <text:p>0</text:p>
          </table:table-cell>
          <table:table-cell office:value-type="float" office:value="2475.904" calcext:value-type="float">
            <text:p>2475.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89081" calcext:value-type="float">
            <text:p>7.689081</text:p>
          </table:table-cell>
          <table:table-cell office:value-type="float" office:value="0" calcext:value-type="float">
            <text:p>0</text:p>
          </table:table-cell>
          <table:table-cell office:value-type="float" office:value="-0.4525546" calcext:value-type="float">
            <text:p>-0.45255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20.46527" calcext:value-type="float">
            <text:p>20.46527</text:p>
          </table:table-cell>
          <table:table-cell office:value-type="float" office:value="1098.948" calcext:value-type="float">
            <text:p>1098.948</text:p>
          </table:table-cell>
          <table:table-cell office:value-type="float" office:value="0" calcext:value-type="float">
            <text:p>0</text:p>
          </table:table-cell>
          <table:table-cell office:value-type="float" office:value="-20.02503" calcext:value-type="float">
            <text:p>-20.02503</text:p>
          </table:table-cell>
          <table:table-cell office:value-type="float" office:value="0.6410273" calcext:value-type="float">
            <text:p>0.6410273</text:p>
          </table:table-cell>
          <table:table-cell office:value-type="float" office:value="0.6022716" calcext:value-type="float">
            <text:p>0.6022716</text:p>
          </table:table-cell>
          <table:table-cell office:value-type="float" office:value="0.3520988" calcext:value-type="float">
            <text:p>0.3520988</text:p>
          </table:table-cell>
          <table:table-cell office:value-type="float" office:value="0.001270244" calcext:value-type="float">
            <text:p>0.001270244</text:p>
          </table:table-cell>
          <table:table-cell office:value-type="float" office:value="0.4217052" calcext:value-type="float">
            <text:p>0.4217052</text:p>
          </table:table-cell>
          <table:table-cell office:value-type="float" office:value="0.1430718" calcext:value-type="float">
            <text:p>0.1430718</text:p>
          </table:table-cell>
          <table:table-cell office:value-type="float" office:value="-0.1977617" calcext:value-type="float">
            <text:p>-0.1977617</text:p>
          </table:table-cell>
          <table:table-cell office:value-type="float" office:value="0.001587115" calcext:value-type="float">
            <text:p>0.001587115</text:p>
          </table:table-cell>
          <table:table-cell office:value-type="float" office:value="0.0055526" calcext:value-type="float">
            <text:p>0.0055526</text:p>
          </table:table-cell>
          <table:table-cell office:value-type="float" office:value="18.87056" calcext:value-type="float">
            <text:p>18.87056</text:p>
          </table:table-cell>
          <table:table-cell office:value-type="float" office:value="1.09725" calcext:value-type="float">
            <text:p>1.09725</text:p>
          </table:table-cell>
          <table:table-cell office:value-type="float" office:value="0.2602041" calcext:value-type="float">
            <text:p>0.2602041</text:p>
          </table:table-cell>
          <table:table-cell office:value-type="float" office:value="0.05852298" calcext:value-type="float">
            <text:p>0.05852298</text:p>
          </table:table-cell>
          <table:table-cell office:value-type="float" office:value="0.03852401" calcext:value-type="float">
            <text:p>0.03852401</text:p>
          </table:table-cell>
          <table:table-cell office:value-type="float" office:value="0.04226865" calcext:value-type="float">
            <text:p>0.04226865</text:p>
          </table:table-cell>
          <table:table-cell office:value-type="float" office:value="0.01243347" calcext:value-type="float">
            <text:p>0.01243347</text:p>
          </table:table-cell>
          <table:table-cell office:value-type="float" office:value="0.00743622" calcext:value-type="float">
            <text:p>0.00743622</text:p>
          </table:table-cell>
          <table:table-cell office:value-type="float" office:value="0.0199966" calcext:value-type="float">
            <text:p>0.0199966</text:p>
          </table:table-cell>
          <table:table-cell office:value-type="float" office:value="0.0195059" calcext:value-type="float">
            <text:p>0.0195059</text:p>
          </table:table-cell>
          <table:table-cell office:value-type="float" office:value="0.01796956" calcext:value-type="float">
            <text:p>0.01796956</text:p>
          </table:table-cell>
          <table:table-cell office:value-type="float" office:value="0.01673873" calcext:value-type="float">
            <text:p>0.01673873</text:p>
          </table:table-cell>
          <table:table-cell office:value-type="float" office:value="0.01921574" calcext:value-type="float">
            <text:p>0.01921574</text:p>
          </table:table-cell>
          <table:table-cell office:value-type="float" office:value="0.005404894" calcext:value-type="float">
            <text:p>0.005404894</text:p>
          </table:table-cell>
          <table:table-cell office:value-type="float" office:value="0.0055709" calcext:value-type="float">
            <text:p>0.0055709</text:p>
          </table:table-cell>
          <table:table-cell office:value-type="float" office:value="0" calcext:value-type="float">
            <text:p>0</text:p>
          </table:table-cell>
          <table:table-cell office:value-type="float" office:value="2.092017" calcext:value-type="float">
            <text:p>2.092017</text:p>
          </table:table-cell>
          <table:table-cell office:value-type="float" office:value="0.03124975" calcext:value-type="float">
            <text:p>0.03124975</text:p>
          </table:table-cell>
          <table:table-cell office:value-type="float" office:value="0.01733226" calcext:value-type="float">
            <text:p>0.01733226</text:p>
          </table:table-cell>
          <table:table-cell office:value-type="float" office:value="0.01233043" calcext:value-type="float">
            <text:p>0.01233043</text:p>
          </table:table-cell>
          <table:table-cell office:value-type="float" office:value="0.01054475" calcext:value-type="float">
            <text:p>0.01054475</text:p>
          </table:table-cell>
          <table:table-cell office:value-type="float" office:value="0.007267623" calcext:value-type="float">
            <text:p>0.007267623</text:p>
          </table:table-cell>
          <table:table-cell office:value-type="float" office:value="0.01323501" calcext:value-type="float">
            <text:p>0.01323501</text:p>
          </table:table-cell>
          <table:table-cell office:value-type="float" office:value="0.02011037" calcext:value-type="float">
            <text:p>0.02011037</text:p>
          </table:table-cell>
          <table:table-cell office:value-type="float" office:value="0.1353704" calcext:value-type="float">
            <text:p>0.1353704</text:p>
          </table:table-cell>
          <table:table-cell office:value-type="float" office:value="0.03400969" calcext:value-type="float">
            <text:p>0.03400969</text:p>
          </table:table-cell>
          <table:table-cell office:value-type="float" office:value="0.01866807" calcext:value-type="float">
            <text:p>0.01866807</text:p>
          </table:table-cell>
          <table:table-cell office:value-type="float" office:value="0.0252307" calcext:value-type="float">
            <text:p>0.0252307</text:p>
          </table:table-cell>
          <table:table-cell office:value-type="float" office:value="0.3272187" calcext:value-type="float">
            <text:p>0.3272187</text:p>
          </table:table-cell>
          <table:table-cell office:value-type="float" office:value="0.3490386" calcext:value-type="float">
            <text:p>0.3490386</text:p>
          </table:table-cell>
          <table:table-cell office:value-type="float" office:value="0" calcext:value-type="float">
            <text:p>0</text:p>
          </table:table-cell>
          <table:table-cell office:value-type="float" office:value="2214.686" calcext:value-type="float">
            <text:p>2214.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95108" calcext:value-type="float">
            <text:p>7.695108</text:p>
          </table:table-cell>
          <table:table-cell office:value-type="float" office:value="0" calcext:value-type="float">
            <text:p>0</text:p>
          </table:table-cell>
          <table:table-cell office:value-type="float" office:value="-0.4527296" calcext:value-type="float">
            <text:p>-0.45272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20.40901" calcext:value-type="float">
            <text:p>20.40901</text:p>
          </table:table-cell>
          <table:table-cell office:value-type="float" office:value="1098.966" calcext:value-type="float">
            <text:p>1098.966</text:p>
          </table:table-cell>
          <table:table-cell office:value-type="float" office:value="0" calcext:value-type="float">
            <text:p>0</text:p>
          </table:table-cell>
          <table:table-cell office:value-type="float" office:value="-20.32805" calcext:value-type="float">
            <text:p>-20.32805</text:p>
          </table:table-cell>
          <table:table-cell office:value-type="float" office:value="0.6020117" calcext:value-type="float">
            <text:p>0.6020117</text:p>
          </table:table-cell>
          <table:table-cell office:value-type="float" office:value="0.6189374" calcext:value-type="float">
            <text:p>0.6189374</text:p>
          </table:table-cell>
          <table:table-cell office:value-type="float" office:value="0.3520988" calcext:value-type="float">
            <text:p>0.3520988</text:p>
          </table:table-cell>
          <table:table-cell office:value-type="float" office:value="0.001270244" calcext:value-type="float">
            <text:p>0.001270244</text:p>
          </table:table-cell>
          <table:table-cell office:value-type="float" office:value="0.4217052" calcext:value-type="float">
            <text:p>0.4217052</text:p>
          </table:table-cell>
          <table:table-cell office:value-type="float" office:value="0.1430718" calcext:value-type="float">
            <text:p>0.1430718</text:p>
          </table:table-cell>
          <table:table-cell office:value-type="float" office:value="-0.1983455" calcext:value-type="float">
            <text:p>-0.1983455</text:p>
          </table:table-cell>
          <table:table-cell office:value-type="float" office:value="0.001602877" calcext:value-type="float">
            <text:p>0.001602877</text:p>
          </table:table-cell>
          <table:table-cell office:value-type="float" office:value="0.005566993" calcext:value-type="float">
            <text:p>0.005566993</text:p>
          </table:table-cell>
          <table:table-cell office:value-type="float" office:value="18.85762" calcext:value-type="float">
            <text:p>18.85762</text:p>
          </table:table-cell>
          <table:table-cell office:value-type="float" office:value="0.8167123" calcext:value-type="float">
            <text:p>0.8167123</text:p>
          </table:table-cell>
          <table:table-cell office:value-type="float" office:value="0.1915358" calcext:value-type="float">
            <text:p>0.1915358</text:p>
          </table:table-cell>
          <table:table-cell office:value-type="float" office:value="0.05627838" calcext:value-type="float">
            <text:p>0.05627838</text:p>
          </table:table-cell>
          <table:table-cell office:value-type="float" office:value="0.03747431" calcext:value-type="float">
            <text:p>0.03747431</text:p>
          </table:table-cell>
          <table:table-cell office:value-type="float" office:value="0.0409413" calcext:value-type="float">
            <text:p>0.0409413</text:p>
          </table:table-cell>
          <table:table-cell office:value-type="float" office:value="0.01208942" calcext:value-type="float">
            <text:p>0.01208942</text:p>
          </table:table-cell>
          <table:table-cell office:value-type="float" office:value="0.007284111" calcext:value-type="float">
            <text:p>0.007284111</text:p>
          </table:table-cell>
          <table:table-cell office:value-type="float" office:value="0.01986662" calcext:value-type="float">
            <text:p>0.01986662</text:p>
          </table:table-cell>
          <table:table-cell office:value-type="float" office:value="0.01936827" calcext:value-type="float">
            <text:p>0.01936827</text:p>
          </table:table-cell>
          <table:table-cell office:value-type="float" office:value="0.01792023" calcext:value-type="float">
            <text:p>0.01792023</text:p>
          </table:table-cell>
          <table:table-cell office:value-type="float" office:value="0.01676399" calcext:value-type="float">
            <text:p>0.01676399</text:p>
          </table:table-cell>
          <table:table-cell office:value-type="float" office:value="0.01921915" calcext:value-type="float">
            <text:p>0.01921915</text:p>
          </table:table-cell>
          <table:table-cell office:value-type="float" office:value="0.005399104" calcext:value-type="float">
            <text:p>0.005399104</text:p>
          </table:table-cell>
          <table:table-cell office:value-type="float" office:value="0.005568119" calcext:value-type="float">
            <text:p>0.005568119</text:p>
          </table:table-cell>
          <table:table-cell office:value-type="float" office:value="0" calcext:value-type="float">
            <text:p>0</text:p>
          </table:table-cell>
          <table:table-cell office:value-type="float" office:value="3.410175" calcext:value-type="float">
            <text:p>3.410175</text:p>
          </table:table-cell>
          <table:table-cell office:value-type="float" office:value="0.02570164" calcext:value-type="float">
            <text:p>0.02570164</text:p>
          </table:table-cell>
          <table:table-cell office:value-type="float" office:value="0.01477696" calcext:value-type="float">
            <text:p>0.01477696</text:p>
          </table:table-cell>
          <table:table-cell office:value-type="float" office:value="0.01193956" calcext:value-type="float">
            <text:p>0.01193956</text:p>
          </table:table-cell>
          <table:table-cell office:value-type="float" office:value="0.0104137" calcext:value-type="float">
            <text:p>0.0104137</text:p>
          </table:table-cell>
          <table:table-cell office:value-type="float" office:value="0.007291271" calcext:value-type="float">
            <text:p>0.007291271</text:p>
          </table:table-cell>
          <table:table-cell office:value-type="float" office:value="0.01273817" calcext:value-type="float">
            <text:p>0.01273817</text:p>
          </table:table-cell>
          <table:table-cell office:value-type="float" office:value="0.01971625" calcext:value-type="float">
            <text:p>0.01971625</text:p>
          </table:table-cell>
          <table:table-cell office:value-type="float" office:value="0.1345039" calcext:value-type="float">
            <text:p>0.1345039</text:p>
          </table:table-cell>
          <table:table-cell office:value-type="float" office:value="0.03202118" calcext:value-type="float">
            <text:p>0.03202118</text:p>
          </table:table-cell>
          <table:table-cell office:value-type="float" office:value="0.01853956" calcext:value-type="float">
            <text:p>0.01853956</text:p>
          </table:table-cell>
          <table:table-cell office:value-type="float" office:value="0.02122957" calcext:value-type="float">
            <text:p>0.02122957</text:p>
          </table:table-cell>
          <table:table-cell office:value-type="float" office:value="0.3266853" calcext:value-type="float">
            <text:p>0.3266853</text:p>
          </table:table-cell>
          <table:table-cell office:value-type="float" office:value="0.3490458" calcext:value-type="float">
            <text:p>0.3490458</text:p>
          </table:table-cell>
          <table:table-cell office:value-type="float" office:value="0" calcext:value-type="float">
            <text:p>0</text:p>
          </table:table-cell>
          <table:table-cell office:value-type="float" office:value="2128.724" calcext:value-type="float">
            <text:p>2128.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932" calcext:value-type="float">
            <text:p>7.75932</text:p>
          </table:table-cell>
          <table:table-cell office:value-type="float" office:value="0" calcext:value-type="float">
            <text:p>0</text:p>
          </table:table-cell>
          <table:table-cell office:value-type="float" office:value="-0.4528508" calcext:value-type="float">
            <text:p>-0.45285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20.34372" calcext:value-type="float">
            <text:p>20.34372</text:p>
          </table:table-cell>
          <table:table-cell office:value-type="float" office:value="1098.983" calcext:value-type="float">
            <text:p>1098.983</text:p>
          </table:table-cell>
          <table:table-cell office:value-type="float" office:value="0" calcext:value-type="float">
            <text:p>0</text:p>
          </table:table-cell>
          <table:table-cell office:value-type="float" office:value="-20.64195" calcext:value-type="float">
            <text:p>-20.64195</text:p>
          </table:table-cell>
          <table:table-cell office:value-type="float" office:value="0.5780517" calcext:value-type="float">
            <text:p>0.5780517</text:p>
          </table:table-cell>
          <table:table-cell office:value-type="float" office:value="0.6239122" calcext:value-type="float">
            <text:p>0.6239122</text:p>
          </table:table-cell>
          <table:table-cell office:value-type="float" office:value="0.3520988" calcext:value-type="float">
            <text:p>0.3520988</text:p>
          </table:table-cell>
          <table:table-cell office:value-type="float" office:value="0.001280266" calcext:value-type="float">
            <text:p>0.001280266</text:p>
          </table:table-cell>
          <table:table-cell office:value-type="float" office:value="0.4217052" calcext:value-type="float">
            <text:p>0.4217052</text:p>
          </table:table-cell>
          <table:table-cell office:value-type="float" office:value="0.1431159" calcext:value-type="float">
            <text:p>0.1431159</text:p>
          </table:table-cell>
          <table:table-cell office:value-type="float" office:value="-0.1989384" calcext:value-type="float">
            <text:p>-0.1989384</text:p>
          </table:table-cell>
          <table:table-cell office:value-type="float" office:value="0.00162197" calcext:value-type="float">
            <text:p>0.00162197</text:p>
          </table:table-cell>
          <table:table-cell office:value-type="float" office:value="0.005586602" calcext:value-type="float">
            <text:p>0.005586602</text:p>
          </table:table-cell>
          <table:table-cell office:value-type="float" office:value="18.83687" calcext:value-type="float">
            <text:p>18.83687</text:p>
          </table:table-cell>
          <table:table-cell office:value-type="float" office:value="0.6307919" calcext:value-type="float">
            <text:p>0.6307919</text:p>
          </table:table-cell>
          <table:table-cell office:value-type="float" office:value="0.1502175" calcext:value-type="float">
            <text:p>0.1502175</text:p>
          </table:table-cell>
          <table:table-cell office:value-type="float" office:value="0.05709879" calcext:value-type="float">
            <text:p>0.05709879</text:p>
          </table:table-cell>
          <table:table-cell office:value-type="float" office:value="0.03778626" calcext:value-type="float">
            <text:p>0.03778626</text:p>
          </table:table-cell>
          <table:table-cell office:value-type="float" office:value="0.04087728" calcext:value-type="float">
            <text:p>0.04087728</text:p>
          </table:table-cell>
          <table:table-cell office:value-type="float" office:value="0.01199251" calcext:value-type="float">
            <text:p>0.01199251</text:p>
          </table:table-cell>
          <table:table-cell office:value-type="float" office:value="0.007165859" calcext:value-type="float">
            <text:p>0.007165859</text:p>
          </table:table-cell>
          <table:table-cell office:value-type="float" office:value="0.01974842" calcext:value-type="float">
            <text:p>0.01974842</text:p>
          </table:table-cell>
          <table:table-cell office:value-type="float" office:value="0.01923572" calcext:value-type="float">
            <text:p>0.01923572</text:p>
          </table:table-cell>
          <table:table-cell office:value-type="float" office:value="0.01787184" calcext:value-type="float">
            <text:p>0.01787184</text:p>
          </table:table-cell>
          <table:table-cell office:value-type="float" office:value="0.01678599" calcext:value-type="float">
            <text:p>0.01678599</text:p>
          </table:table-cell>
          <table:table-cell office:value-type="float" office:value="0.01922324" calcext:value-type="float">
            <text:p>0.01922324</text:p>
          </table:table-cell>
          <table:table-cell office:value-type="float" office:value="0.005393275" calcext:value-type="float">
            <text:p>0.005393275</text:p>
          </table:table-cell>
          <table:table-cell office:value-type="float" office:value="0.005565323" calcext:value-type="float">
            <text:p>0.005565323</text:p>
          </table:table-cell>
          <table:table-cell office:value-type="float" office:value="0" calcext:value-type="float">
            <text:p>0</text:p>
          </table:table-cell>
          <table:table-cell office:value-type="float" office:value="4.430115" calcext:value-type="float">
            <text:p>4.430115</text:p>
          </table:table-cell>
          <table:table-cell office:value-type="float" office:value="0.02294294" calcext:value-type="float">
            <text:p>0.02294294</text:p>
          </table:table-cell>
          <table:table-cell office:value-type="float" office:value="0.0131456" calcext:value-type="float">
            <text:p>0.0131456</text:p>
          </table:table-cell>
          <table:table-cell office:value-type="float" office:value="0.01147736" calcext:value-type="float">
            <text:p>0.01147736</text:p>
          </table:table-cell>
          <table:table-cell office:value-type="float" office:value="0.01020686" calcext:value-type="float">
            <text:p>0.01020686</text:p>
          </table:table-cell>
          <table:table-cell office:value-type="float" office:value="0.007186799" calcext:value-type="float">
            <text:p>0.007186799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01944119" calcext:value-type="float">
            <text:p>0.01944119</text:p>
          </table:table-cell>
          <table:table-cell office:value-type="float" office:value="0.1339005" calcext:value-type="float">
            <text:p>0.1339005</text:p>
          </table:table-cell>
          <table:table-cell office:value-type="float" office:value="0.0310073" calcext:value-type="float">
            <text:p>0.0310073</text:p>
          </table:table-cell>
          <table:table-cell office:value-type="float" office:value="0.01844631" calcext:value-type="float">
            <text:p>0.01844631</text:p>
          </table:table-cell>
          <table:table-cell office:value-type="float" office:value="0.0198197" calcext:value-type="float">
            <text:p>0.0198197</text:p>
          </table:table-cell>
          <table:table-cell office:value-type="float" office:value="0.3261429" calcext:value-type="float">
            <text:p>0.3261429</text:p>
          </table:table-cell>
          <table:table-cell office:value-type="float" office:value="0.3490531" calcext:value-type="float">
            <text:p>0.3490531</text:p>
          </table:table-cell>
          <table:table-cell office:value-type="float" office:value="0" calcext:value-type="float">
            <text:p>0</text:p>
          </table:table-cell>
          <table:table-cell office:value-type="float" office:value="2095.012" calcext:value-type="float">
            <text:p>2095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32702" calcext:value-type="float">
            <text:p>7.832702</text:p>
          </table:table-cell>
          <table:table-cell office:value-type="float" office:value="0" calcext:value-type="float">
            <text:p>0</text:p>
          </table:table-cell>
          <table:table-cell office:value-type="float" office:value="-0.4529664" calcext:value-type="float">
            <text:p>-0.452966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20.21942" calcext:value-type="float">
            <text:p>20.21942</text:p>
          </table:table-cell>
          <table:table-cell office:value-type="float" office:value="1098.982" calcext:value-type="float">
            <text:p>1098.982</text:p>
          </table:table-cell>
          <table:table-cell office:value-type="float" office:value="0" calcext:value-type="float">
            <text:p>0</text:p>
          </table:table-cell>
          <table:table-cell office:value-type="float" office:value="-20.96217" calcext:value-type="float">
            <text:p>-20.96217</text:p>
          </table:table-cell>
          <table:table-cell office:value-type="float" office:value="0.6343982" calcext:value-type="float">
            <text:p>0.6343982</text:p>
          </table:table-cell>
          <table:table-cell office:value-type="float" office:value="0.6158942" calcext:value-type="float">
            <text:p>0.6158942</text:p>
          </table:table-cell>
          <table:table-cell office:value-type="float" office:value="0.3520988" calcext:value-type="float">
            <text:p>0.3520988</text:p>
          </table:table-cell>
          <table:table-cell office:value-type="float" office:value="0.001280266" calcext:value-type="float">
            <text:p>0.001280266</text:p>
          </table:table-cell>
          <table:table-cell office:value-type="float" office:value="0.4217052" calcext:value-type="float">
            <text:p>0.4217052</text:p>
          </table:table-cell>
          <table:table-cell office:value-type="float" office:value="0.1431159" calcext:value-type="float">
            <text:p>0.1431159</text:p>
          </table:table-cell>
          <table:table-cell office:value-type="float" office:value="-0.1994773" calcext:value-type="float">
            <text:p>-0.1994773</text:p>
          </table:table-cell>
          <table:table-cell office:value-type="float" office:value="0.001639765" calcext:value-type="float">
            <text:p>0.001639765</text:p>
          </table:table-cell>
          <table:table-cell office:value-type="float" office:value="0.005590783" calcext:value-type="float">
            <text:p>0.005590783</text:p>
          </table:table-cell>
          <table:table-cell office:value-type="float" office:value="18.64345" calcext:value-type="float">
            <text:p>18.64345</text:p>
          </table:table-cell>
          <table:table-cell office:value-type="float" office:value="0.6677183" calcext:value-type="float">
            <text:p>0.6677183</text:p>
          </table:table-cell>
          <table:table-cell office:value-type="float" office:value="0.1211668" calcext:value-type="float">
            <text:p>0.1211668</text:p>
          </table:table-cell>
          <table:table-cell office:value-type="float" office:value="0.05605881" calcext:value-type="float">
            <text:p>0.05605881</text:p>
          </table:table-cell>
          <table:table-cell office:value-type="float" office:value="0.03733427" calcext:value-type="float">
            <text:p>0.03733427</text:p>
          </table:table-cell>
          <table:table-cell office:value-type="float" office:value="0.04038716" calcext:value-type="float">
            <text:p>0.04038716</text:p>
          </table:table-cell>
          <table:table-cell office:value-type="float" office:value="0.01188133" calcext:value-type="float">
            <text:p>0.01188133</text:p>
          </table:table-cell>
          <table:table-cell office:value-type="float" office:value="0.007030442" calcext:value-type="float">
            <text:p>0.007030442</text:p>
          </table:table-cell>
          <table:table-cell office:value-type="float" office:value="0.01963154" calcext:value-type="float">
            <text:p>0.01963154</text:p>
          </table:table-cell>
          <table:table-cell office:value-type="float" office:value="0.01910706" calcext:value-type="float">
            <text:p>0.01910706</text:p>
          </table:table-cell>
          <table:table-cell office:value-type="float" office:value="0.01782422" calcext:value-type="float">
            <text:p>0.01782422</text:p>
          </table:table-cell>
          <table:table-cell office:value-type="float" office:value="0.01680858" calcext:value-type="float">
            <text:p>0.01680858</text:p>
          </table:table-cell>
          <table:table-cell office:value-type="float" office:value="0.01922692" calcext:value-type="float">
            <text:p>0.01922692</text:p>
          </table:table-cell>
          <table:table-cell office:value-type="float" office:value="0.005387525" calcext:value-type="float">
            <text:p>0.005387525</text:p>
          </table:table-cell>
          <table:table-cell office:value-type="float" office:value="0.005562533" calcext:value-type="float">
            <text:p>0.005562533</text:p>
          </table:table-cell>
          <table:table-cell office:value-type="float" office:value="0" calcext:value-type="float">
            <text:p>0</text:p>
          </table:table-cell>
          <table:table-cell office:value-type="float" office:value="4.719061" calcext:value-type="float">
            <text:p>4.719061</text:p>
          </table:table-cell>
          <table:table-cell office:value-type="float" office:value="0.02244271" calcext:value-type="float">
            <text:p>0.02244271</text:p>
          </table:table-cell>
          <table:table-cell office:value-type="float" office:value="0.01153741" calcext:value-type="float">
            <text:p>0.01153741</text:p>
          </table:table-cell>
          <table:table-cell office:value-type="float" office:value="0.01083169" calcext:value-type="float">
            <text:p>0.01083169</text:p>
          </table:table-cell>
          <table:table-cell office:value-type="float" office:value="0.009791109" calcext:value-type="float">
            <text:p>0.009791109</text:p>
          </table:table-cell>
          <table:table-cell office:value-type="float" office:value="0.007047959" calcext:value-type="float">
            <text:p>0.007047959</text:p>
          </table:table-cell>
          <table:table-cell office:value-type="float" office:value="0.0120519" calcext:value-type="float">
            <text:p>0.0120519</text:p>
          </table:table-cell>
          <table:table-cell office:value-type="float" office:value="0.01918581" calcext:value-type="float">
            <text:p>0.01918581</text:p>
          </table:table-cell>
          <table:table-cell office:value-type="float" office:value="0.1334413" calcext:value-type="float">
            <text:p>0.1334413</text:p>
          </table:table-cell>
          <table:table-cell office:value-type="float" office:value="0.03046564" calcext:value-type="float">
            <text:p>0.03046564</text:p>
          </table:table-cell>
          <table:table-cell office:value-type="float" office:value="0.01837485" calcext:value-type="float">
            <text:p>0.01837485</text:p>
          </table:table-cell>
          <table:table-cell office:value-type="float" office:value="0.019299" calcext:value-type="float">
            <text:p>0.019299</text:p>
          </table:table-cell>
          <table:table-cell office:value-type="float" office:value="0.3256575" calcext:value-type="float">
            <text:p>0.3256575</text:p>
          </table:table-cell>
          <table:table-cell office:value-type="float" office:value="0.3490603" calcext:value-type="float">
            <text:p>0.3490603</text:p>
          </table:table-cell>
          <table:table-cell office:value-type="float" office:value="0" calcext:value-type="float">
            <text:p>0</text:p>
          </table:table-cell>
          <table:table-cell office:value-type="float" office:value="2356.177" calcext:value-type="float">
            <text:p>2356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83921" calcext:value-type="float">
            <text:p>7.983921</text:p>
          </table:table-cell>
          <table:table-cell office:value-type="float" office:value="0" calcext:value-type="float">
            <text:p>0</text:p>
          </table:table-cell>
          <table:table-cell office:value-type="float" office:value="-0.4531132" calcext:value-type="float">
            <text:p>-0.45311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20.15106" calcext:value-type="float">
            <text:p>20.15106</text:p>
          </table:table-cell>
          <table:table-cell office:value-type="float" office:value="1098.976" calcext:value-type="float">
            <text:p>1098.976</text:p>
          </table:table-cell>
          <table:table-cell office:value-type="float" office:value="0" calcext:value-type="float">
            <text:p>0</text:p>
          </table:table-cell>
          <table:table-cell office:value-type="float" office:value="-21.27542" calcext:value-type="float">
            <text:p>-21.27542</text:p>
          </table:table-cell>
          <table:table-cell office:value-type="float" office:value="0.654555" calcext:value-type="float">
            <text:p>0.654555</text:p>
          </table:table-cell>
          <table:table-cell office:value-type="float" office:value="0.6050836" calcext:value-type="float">
            <text:p>0.6050836</text:p>
          </table:table-cell>
          <table:table-cell office:value-type="float" office:value="0.3520988" calcext:value-type="float">
            <text:p>0.3520988</text:p>
          </table:table-cell>
          <table:table-cell office:value-type="float" office:value="0.001280267" calcext:value-type="float">
            <text:p>0.001280267</text:p>
          </table:table-cell>
          <table:table-cell office:value-type="float" office:value="0.4217052" calcext:value-type="float">
            <text:p>0.4217052</text:p>
          </table:table-cell>
          <table:table-cell office:value-type="float" office:value="0.1431159" calcext:value-type="float">
            <text:p>0.1431159</text:p>
          </table:table-cell>
          <table:table-cell office:value-type="float" office:value="-0.2004753" calcext:value-type="float">
            <text:p>-0.2004753</text:p>
          </table:table-cell>
          <table:table-cell office:value-type="float" office:value="0.001661516" calcext:value-type="float">
            <text:p>0.001661516</text:p>
          </table:table-cell>
          <table:table-cell office:value-type="float" office:value="0.005597613" calcext:value-type="float">
            <text:p>0.005597613</text:p>
          </table:table-cell>
          <table:table-cell office:value-type="float" office:value="18.55243" calcext:value-type="float">
            <text:p>18.55243</text:p>
          </table:table-cell>
          <table:table-cell office:value-type="float" office:value="0.4895789" calcext:value-type="float">
            <text:p>0.4895789</text:p>
          </table:table-cell>
          <table:table-cell office:value-type="float" office:value="0.09654356" calcext:value-type="float">
            <text:p>0.09654356</text:p>
          </table:table-cell>
          <table:table-cell office:value-type="float" office:value="0.05107936" calcext:value-type="float">
            <text:p>0.05107936</text:p>
          </table:table-cell>
          <table:table-cell office:value-type="float" office:value="0.03484078" calcext:value-type="float">
            <text:p>0.03484078</text:p>
          </table:table-cell>
          <table:table-cell office:value-type="float" office:value="0.03812686" calcext:value-type="float">
            <text:p>0.03812686</text:p>
          </table:table-cell>
          <table:table-cell office:value-type="float" office:value="0.01144031" calcext:value-type="float">
            <text:p>0.01144031</text:p>
          </table:table-cell>
          <table:table-cell office:value-type="float" office:value="0.006871393" calcext:value-type="float">
            <text:p>0.006871393</text:p>
          </table:table-cell>
          <table:table-cell office:value-type="float" office:value="0.01950576" calcext:value-type="float">
            <text:p>0.01950576</text:p>
          </table:table-cell>
          <table:table-cell office:value-type="float" office:value="0.01897973" calcext:value-type="float">
            <text:p>0.01897973</text:p>
          </table:table-cell>
          <table:table-cell office:value-type="float" office:value="0.01777497" calcext:value-type="float">
            <text:p>0.01777497</text:p>
          </table:table-cell>
          <table:table-cell office:value-type="float" office:value="0.01682984" calcext:value-type="float">
            <text:p>0.01682984</text:p>
          </table:table-cell>
          <table:table-cell office:value-type="float" office:value="0.01922791" calcext:value-type="float">
            <text:p>0.01922791</text:p>
          </table:table-cell>
          <table:table-cell office:value-type="float" office:value="0.005381813" calcext:value-type="float">
            <text:p>0.005381813</text:p>
          </table:table-cell>
          <table:table-cell office:value-type="float" office:value="0.005559741" calcext:value-type="float">
            <text:p>0.005559741</text:p>
          </table:table-cell>
          <table:table-cell office:value-type="float" office:value="0" calcext:value-type="float">
            <text:p>0</text:p>
          </table:table-cell>
          <table:table-cell office:value-type="float" office:value="3.863484" calcext:value-type="float">
            <text:p>3.863484</text:p>
          </table:table-cell>
          <table:table-cell office:value-type="float" office:value="0.02135775" calcext:value-type="float">
            <text:p>0.02135775</text:p>
          </table:table-cell>
          <table:table-cell office:value-type="float" office:value="0.01101191" calcext:value-type="float">
            <text:p>0.01101191</text:p>
          </table:table-cell>
          <table:table-cell office:value-type="float" office:value="0.01070444" calcext:value-type="float">
            <text:p>0.01070444</text:p>
          </table:table-cell>
          <table:table-cell office:value-type="float" office:value="0.009728505" calcext:value-type="float">
            <text:p>0.009728505</text:p>
          </table:table-cell>
          <table:table-cell office:value-type="float" office:value="0.007120892" calcext:value-type="float">
            <text:p>0.007120892</text:p>
          </table:table-cell>
          <table:table-cell office:value-type="float" office:value="0.01170523" calcext:value-type="float">
            <text:p>0.01170523</text:p>
          </table:table-cell>
          <table:table-cell office:value-type="float" office:value="0.01890486" calcext:value-type="float">
            <text:p>0.01890486</text:p>
          </table:table-cell>
          <table:table-cell office:value-type="float" office:value="0.1330057" calcext:value-type="float">
            <text:p>0.1330057</text:p>
          </table:table-cell>
          <table:table-cell office:value-type="float" office:value="0.03007976" calcext:value-type="float">
            <text:p>0.03007976</text:p>
          </table:table-cell>
          <table:table-cell office:value-type="float" office:value="0.01830317" calcext:value-type="float">
            <text:p>0.01830317</text:p>
          </table:table-cell>
          <table:table-cell office:value-type="float" office:value="0.01900592" calcext:value-type="float">
            <text:p>0.01900592</text:p>
          </table:table-cell>
          <table:table-cell office:value-type="float" office:value="0.3252088" calcext:value-type="float">
            <text:p>0.3252088</text:p>
          </table:table-cell>
          <table:table-cell office:value-type="float" office:value="0.3490675" calcext:value-type="float">
            <text:p>0.3490675</text:p>
          </table:table-cell>
          <table:table-cell office:value-type="float" office:value="0" calcext:value-type="float">
            <text:p>0</text:p>
          </table:table-cell>
          <table:table-cell office:value-type="float" office:value="2481.265" calcext:value-type="float">
            <text:p>2481.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81264" calcext:value-type="float">
            <text:p>8.081264</text:p>
          </table:table-cell>
          <table:table-cell office:value-type="float" office:value="0" calcext:value-type="float">
            <text:p>0</text:p>
          </table:table-cell>
          <table:table-cell office:value-type="float" office:value="-0.4533091" calcext:value-type="float">
            <text:p>-0.45330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20.12231" calcext:value-type="float">
            <text:p>20.12231</text:p>
          </table:table-cell>
          <table:table-cell office:value-type="float" office:value="1098.992" calcext:value-type="float">
            <text:p>1098.992</text:p>
          </table:table-cell>
          <table:table-cell office:value-type="float" office:value="0" calcext:value-type="float">
            <text:p>0</text:p>
          </table:table-cell>
          <table:table-cell office:value-type="float" office:value="-21.61035" calcext:value-type="float">
            <text:p>-21.61035</text:p>
          </table:table-cell>
          <table:table-cell office:value-type="float" office:value="0.5591419" calcext:value-type="float">
            <text:p>0.5591419</text:p>
          </table:table-cell>
          <table:table-cell office:value-type="float" office:value="0.5646521" calcext:value-type="float">
            <text:p>0.5646521</text:p>
          </table:table-cell>
          <table:table-cell office:value-type="float" office:value="0.3606126" calcext:value-type="float">
            <text:p>0.3606126</text:p>
          </table:table-cell>
          <table:table-cell office:value-type="float" office:value="0.00132899" calcext:value-type="float">
            <text:p>0.00132899</text:p>
          </table:table-cell>
          <table:table-cell office:value-type="float" office:value="0.4449982" calcext:value-type="float">
            <text:p>0.4449982</text:p>
          </table:table-cell>
          <table:table-cell office:value-type="float" office:value="0.1433502" calcext:value-type="float">
            <text:p>0.1433502</text:p>
          </table:table-cell>
          <table:table-cell office:value-type="float" office:value="-0.2017903" calcext:value-type="float">
            <text:p>-0.2017903</text:p>
          </table:table-cell>
          <table:table-cell office:value-type="float" office:value="0.00167601" calcext:value-type="float">
            <text:p>0.00167601</text:p>
          </table:table-cell>
          <table:table-cell office:value-type="float" office:value="0.005692618" calcext:value-type="float">
            <text:p>0.005692618</text:p>
          </table:table-cell>
          <table:table-cell office:value-type="float" office:value="18.60172" calcext:value-type="float">
            <text:p>18.60172</text:p>
          </table:table-cell>
          <table:table-cell office:value-type="float" office:value="2.083305" calcext:value-type="float">
            <text:p>2.083305</text:p>
          </table:table-cell>
          <table:table-cell office:value-type="float" office:value="0.5398921" calcext:value-type="float">
            <text:p>0.5398921</text:p>
          </table:table-cell>
          <table:table-cell office:value-type="float" office:value="0.05031646" calcext:value-type="float">
            <text:p>0.05031646</text:p>
          </table:table-cell>
          <table:table-cell office:value-type="float" office:value="0.03273251" calcext:value-type="float">
            <text:p>0.03273251</text:p>
          </table:table-cell>
          <table:table-cell office:value-type="float" office:value="0.03590634" calcext:value-type="float">
            <text:p>0.03590634</text:p>
          </table:table-cell>
          <table:table-cell office:value-type="float" office:value="0.01094348" calcext:value-type="float">
            <text:p>0.01094348</text:p>
          </table:table-cell>
          <table:table-cell office:value-type="float" office:value="0.007322832" calcext:value-type="float">
            <text:p>0.007322832</text:p>
          </table:table-cell>
          <table:table-cell office:value-type="float" office:value="0.0193818" calcext:value-type="float">
            <text:p>0.0193818</text:p>
          </table:table-cell>
          <table:table-cell office:value-type="float" office:value="0.01886119" calcext:value-type="float">
            <text:p>0.01886119</text:p>
          </table:table-cell>
          <table:table-cell office:value-type="float" office:value="0.01772887" calcext:value-type="float">
            <text:p>0.01772887</text:p>
          </table:table-cell>
          <table:table-cell office:value-type="float" office:value="0.01685413" calcext:value-type="float">
            <text:p>0.01685413</text:p>
          </table:table-cell>
          <table:table-cell office:value-type="float" office:value="0.01922829" calcext:value-type="float">
            <text:p>0.01922829</text:p>
          </table:table-cell>
          <table:table-cell office:value-type="float" office:value="0.005376046" calcext:value-type="float">
            <text:p>0.005376046</text:p>
          </table:table-cell>
          <table:table-cell office:value-type="float" office:value="0.005556927" calcext:value-type="float">
            <text:p>0.005556927</text:p>
          </table:table-cell>
          <table:table-cell office:value-type="float" office:value="0" calcext:value-type="float">
            <text:p>0</text:p>
          </table:table-cell>
          <table:table-cell office:value-type="float" office:value="0.832729" calcext:value-type="float">
            <text:p>0.832729</text:p>
          </table:table-cell>
          <table:table-cell office:value-type="float" office:value="0.9882779" calcext:value-type="float">
            <text:p>0.9882779</text:p>
          </table:table-cell>
          <table:table-cell office:value-type="float" office:value="0.08712222" calcext:value-type="float">
            <text:p>0.08712222</text:p>
          </table:table-cell>
          <table:table-cell office:value-type="float" office:value="0.0132268" calcext:value-type="float">
            <text:p>0.0132268</text:p>
          </table:table-cell>
          <table:table-cell office:value-type="float" office:value="0.009942597" calcext:value-type="float">
            <text:p>0.009942597</text:p>
          </table:table-cell>
          <table:table-cell office:value-type="float" office:value="0.007351334" calcext:value-type="float">
            <text:p>0.007351334</text:p>
          </table:table-cell>
          <table:table-cell office:value-type="float" office:value="0.01444547" calcext:value-type="float">
            <text:p>0.01444547</text:p>
          </table:table-cell>
          <table:table-cell office:value-type="float" office:value="0.0186973" calcext:value-type="float">
            <text:p>0.0186973</text:p>
          </table:table-cell>
          <table:table-cell office:value-type="float" office:value="0.1326252" calcext:value-type="float">
            <text:p>0.1326252</text:p>
          </table:table-cell>
          <table:table-cell office:value-type="float" office:value="0.0297906" calcext:value-type="float">
            <text:p>0.0297906</text:p>
          </table:table-cell>
          <table:table-cell office:value-type="float" office:value="0.01824572" calcext:value-type="float">
            <text:p>0.01824572</text:p>
          </table:table-cell>
          <table:table-cell office:value-type="float" office:value="0.01879589" calcext:value-type="float">
            <text:p>0.01879589</text:p>
          </table:table-cell>
          <table:table-cell office:value-type="float" office:value="0.3247351" calcext:value-type="float">
            <text:p>0.3247351</text:p>
          </table:table-cell>
          <table:table-cell office:value-type="float" office:value="0.3490747" calcext:value-type="float">
            <text:p>0.3490747</text:p>
          </table:table-cell>
          <table:table-cell office:value-type="float" office:value="0" calcext:value-type="float">
            <text:p>0</text:p>
          </table:table-cell>
          <table:table-cell office:value-type="float" office:value="1991.207" calcext:value-type="float">
            <text:p>1991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07749" calcext:value-type="float">
            <text:p>8.107749</text:p>
          </table:table-cell>
          <table:table-cell office:value-type="float" office:value="0" calcext:value-type="float">
            <text:p>0</text:p>
          </table:table-cell>
          <table:table-cell office:value-type="float" office:value="-0.4783852" calcext:value-type="float">
            <text:p>-0.47838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20.12853" calcext:value-type="float">
            <text:p>20.12853</text:p>
          </table:table-cell>
          <table:table-cell office:value-type="float" office:value="1099.015" calcext:value-type="float">
            <text:p>1099.015</text:p>
          </table:table-cell>
          <table:table-cell office:value-type="float" office:value="0" calcext:value-type="float">
            <text:p>0</text:p>
          </table:table-cell>
          <table:table-cell office:value-type="float" office:value="-21.94545" calcext:value-type="float">
            <text:p>-21.94545</text:p>
          </table:table-cell>
          <table:table-cell office:value-type="float" office:value="0.4528643" calcext:value-type="float">
            <text:p>0.4528643</text:p>
          </table:table-cell>
          <table:table-cell office:value-type="float" office:value="0.5383236" calcext:value-type="float">
            <text:p>0.5383236</text:p>
          </table:table-cell>
          <table:table-cell office:value-type="float" office:value="0.3606126" calcext:value-type="float">
            <text:p>0.3606126</text:p>
          </table:table-cell>
          <table:table-cell office:value-type="float" office:value="0.001335415" calcext:value-type="float">
            <text:p>0.001335415</text:p>
          </table:table-cell>
          <table:table-cell office:value-type="float" office:value="0.4449982" calcext:value-type="float">
            <text:p>0.4449982</text:p>
          </table:table-cell>
          <table:table-cell office:value-type="float" office:value="0.1433794" calcext:value-type="float">
            <text:p>0.1433794</text:p>
          </table:table-cell>
          <table:table-cell office:value-type="float" office:value="-0.204308" calcext:value-type="float">
            <text:p>-0.204308</text:p>
          </table:table-cell>
          <table:table-cell office:value-type="float" office:value="0.001683437" calcext:value-type="float">
            <text:p>0.001683437</text:p>
          </table:table-cell>
          <table:table-cell office:value-type="float" office:value="0.005721775" calcext:value-type="float">
            <text:p>0.005721775</text:p>
          </table:table-cell>
          <table:table-cell office:value-type="float" office:value="18.74018" calcext:value-type="float">
            <text:p>18.74018</text:p>
          </table:table-cell>
          <table:table-cell office:value-type="float" office:value="0.8859285" calcext:value-type="float">
            <text:p>0.8859285</text:p>
          </table:table-cell>
          <table:table-cell office:value-type="float" office:value="0.2657724" calcext:value-type="float">
            <text:p>0.2657724</text:p>
          </table:table-cell>
          <table:table-cell office:value-type="float" office:value="0.04942772" calcext:value-type="float">
            <text:p>0.04942772</text:p>
          </table:table-cell>
          <table:table-cell office:value-type="float" office:value="0.03159283" calcext:value-type="float">
            <text:p>0.03159283</text:p>
          </table:table-cell>
          <table:table-cell office:value-type="float" office:value="0.03451991" calcext:value-type="float">
            <text:p>0.03451991</text:p>
          </table:table-cell>
          <table:table-cell office:value-type="float" office:value="0.01057898" calcext:value-type="float">
            <text:p>0.01057898</text:p>
          </table:table-cell>
          <table:table-cell office:value-type="float" office:value="0.007297559" calcext:value-type="float">
            <text:p>0.007297559</text:p>
          </table:table-cell>
          <table:table-cell office:value-type="float" office:value="0.01927578" calcext:value-type="float">
            <text:p>0.01927578</text:p>
          </table:table-cell>
          <table:table-cell office:value-type="float" office:value="0.01874816" calcext:value-type="float">
            <text:p>0.01874816</text:p>
          </table:table-cell>
          <table:table-cell office:value-type="float" office:value="0.01768544" calcext:value-type="float">
            <text:p>0.01768544</text:p>
          </table:table-cell>
          <table:table-cell office:value-type="float" office:value="0.01688205" calcext:value-type="float">
            <text:p>0.01688205</text:p>
          </table:table-cell>
          <table:table-cell office:value-type="float" office:value="0.01922852" calcext:value-type="float">
            <text:p>0.01922852</text:p>
          </table:table-cell>
          <table:table-cell office:value-type="float" office:value="0.005370286" calcext:value-type="float">
            <text:p>0.005370286</text:p>
          </table:table-cell>
          <table:table-cell office:value-type="float" office:value="0.005554108" calcext:value-type="float">
            <text:p>0.005554108</text:p>
          </table:table-cell>
          <table:table-cell office:value-type="float" office:value="0" calcext:value-type="float">
            <text:p>0</text:p>
          </table:table-cell>
          <table:table-cell office:value-type="float" office:value="0.7414366" calcext:value-type="float">
            <text:p>0.7414366</text:p>
          </table:table-cell>
          <table:table-cell office:value-type="float" office:value="0.1932705" calcext:value-type="float">
            <text:p>0.1932705</text:p>
          </table:table-cell>
          <table:table-cell office:value-type="float" office:value="0.0645709" calcext:value-type="float">
            <text:p>0.0645709</text:p>
          </table:table-cell>
          <table:table-cell office:value-type="float" office:value="0.01288424" calcext:value-type="float">
            <text:p>0.01288424</text:p>
          </table:table-cell>
          <table:table-cell office:value-type="float" office:value="0.01012737" calcext:value-type="float">
            <text:p>0.01012737</text:p>
          </table:table-cell>
          <table:table-cell office:value-type="float" office:value="0.007511166" calcext:value-type="float">
            <text:p>0.007511166</text:p>
          </table:table-cell>
          <table:table-cell office:value-type="float" office:value="0.01357159" calcext:value-type="float">
            <text:p>0.01357159</text:p>
          </table:table-cell>
          <table:table-cell office:value-type="float" office:value="0.01860301" calcext:value-type="float">
            <text:p>0.01860301</text:p>
          </table:table-cell>
          <table:table-cell office:value-type="float" office:value="0.1322825" calcext:value-type="float">
            <text:p>0.1322825</text:p>
          </table:table-cell>
          <table:table-cell office:value-type="float" office:value="0.02953985" calcext:value-type="float">
            <text:p>0.02953985</text:p>
          </table:table-cell>
          <table:table-cell office:value-type="float" office:value="0.01819341" calcext:value-type="float">
            <text:p>0.01819341</text:p>
          </table:table-cell>
          <table:table-cell office:value-type="float" office:value="0.01862403" calcext:value-type="float">
            <text:p>0.01862403</text:p>
          </table:table-cell>
          <table:table-cell office:value-type="float" office:value="0.32426" calcext:value-type="float">
            <text:p>0.32426</text:p>
          </table:table-cell>
          <table:table-cell office:value-type="float" office:value="0.3490819" calcext:value-type="float">
            <text:p>0.3490819</text:p>
          </table:table-cell>
          <table:table-cell office:value-type="float" office:value="0" calcext:value-type="float">
            <text:p>0</text:p>
          </table:table-cell>
          <table:table-cell office:value-type="float" office:value="1677.52" calcext:value-type="float">
            <text:p>1677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02131" calcext:value-type="float">
            <text:p>8.102131</text:p>
          </table:table-cell>
          <table:table-cell office:value-type="float" office:value="0" calcext:value-type="float">
            <text:p>0</text:p>
          </table:table-cell>
          <table:table-cell office:value-type="float" office:value="-0.5139133" calcext:value-type="float">
            <text:p>-0.51391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20.12868" calcext:value-type="float">
            <text:p>20.12868</text:p>
          </table:table-cell>
          <table:table-cell office:value-type="float" office:value="1099.03" calcext:value-type="float">
            <text:p>1099.03</text:p>
          </table:table-cell>
          <table:table-cell office:value-type="float" office:value="0" calcext:value-type="float">
            <text:p>0</text:p>
          </table:table-cell>
          <table:table-cell office:value-type="float" office:value="-22.29058" calcext:value-type="float">
            <text:p>-22.29058</text:p>
          </table:table-cell>
          <table:table-cell office:value-type="float" office:value="0.3840628" calcext:value-type="float">
            <text:p>0.3840628</text:p>
          </table:table-cell>
          <table:table-cell office:value-type="float" office:value="0.5417567" calcext:value-type="float">
            <text:p>0.5417567</text:p>
          </table:table-cell>
          <table:table-cell office:value-type="float" office:value="0.3606126" calcext:value-type="float">
            <text:p>0.3606126</text:p>
          </table:table-cell>
          <table:table-cell office:value-type="float" office:value="0.001335415" calcext:value-type="float">
            <text:p>0.001335415</text:p>
          </table:table-cell>
          <table:table-cell office:value-type="float" office:value="0.4449982" calcext:value-type="float">
            <text:p>0.4449982</text:p>
          </table:table-cell>
          <table:table-cell office:value-type="float" office:value="0.1433794" calcext:value-type="float">
            <text:p>0.1433794</text:p>
          </table:table-cell>
          <table:table-cell office:value-type="float" office:value="-0.2049295" calcext:value-type="float">
            <text:p>-0.2049295</text:p>
          </table:table-cell>
          <table:table-cell office:value-type="float" office:value="0.001692261" calcext:value-type="float">
            <text:p>0.001692261</text:p>
          </table:table-cell>
          <table:table-cell office:value-type="float" office:value="0.00574549" calcext:value-type="float">
            <text:p>0.00574549</text:p>
          </table:table-cell>
          <table:table-cell office:value-type="float" office:value="18.84299" calcext:value-type="float">
            <text:p>18.84299</text:p>
          </table:table-cell>
          <table:table-cell office:value-type="float" office:value="0.5800393" calcext:value-type="float">
            <text:p>0.5800393</text:p>
          </table:table-cell>
          <table:table-cell office:value-type="float" office:value="0.176348" calcext:value-type="float">
            <text:p>0.176348</text:p>
          </table:table-cell>
          <table:table-cell office:value-type="float" office:value="0.04582626" calcext:value-type="float">
            <text:p>0.04582626</text:p>
          </table:table-cell>
          <table:table-cell office:value-type="float" office:value="0.03060474" calcext:value-type="float">
            <text:p>0.03060474</text:p>
          </table:table-cell>
          <table:table-cell office:value-type="float" office:value="0.03344554" calcext:value-type="float">
            <text:p>0.03344554</text:p>
          </table:table-cell>
          <table:table-cell office:value-type="float" office:value="0.01034609" calcext:value-type="float">
            <text:p>0.01034609</text:p>
          </table:table-cell>
          <table:table-cell office:value-type="float" office:value="0.007189648" calcext:value-type="float">
            <text:p>0.007189648</text:p>
          </table:table-cell>
          <table:table-cell office:value-type="float" office:value="0.01918582" calcext:value-type="float">
            <text:p>0.01918582</text:p>
          </table:table-cell>
          <table:table-cell office:value-type="float" office:value="0.01864148" calcext:value-type="float">
            <text:p>0.01864148</text:p>
          </table:table-cell>
          <table:table-cell office:value-type="float" office:value="0.01764713" calcext:value-type="float">
            <text:p>0.01764713</text:p>
          </table:table-cell>
          <table:table-cell office:value-type="float" office:value="0.01691186" calcext:value-type="float">
            <text:p>0.01691186</text:p>
          </table:table-cell>
          <table:table-cell office:value-type="float" office:value="0.0192275" calcext:value-type="float">
            <text:p>0.0192275</text:p>
          </table:table-cell>
          <table:table-cell office:value-type="float" office:value="0.00536457" calcext:value-type="float">
            <text:p>0.00536457</text:p>
          </table:table-cell>
          <table:table-cell office:value-type="float" office:value="0.005551273" calcext:value-type="float">
            <text:p>0.005551273</text:p>
          </table:table-cell>
          <table:table-cell office:value-type="float" office:value="0" calcext:value-type="float">
            <text:p>0</text:p>
          </table:table-cell>
          <table:table-cell office:value-type="float" office:value="0.9587331" calcext:value-type="float">
            <text:p>0.9587331</text:p>
          </table:table-cell>
          <table:table-cell office:value-type="float" office:value="0.03215062" calcext:value-type="float">
            <text:p>0.03215062</text:p>
          </table:table-cell>
          <table:table-cell office:value-type="float" office:value="0.02039602" calcext:value-type="float">
            <text:p>0.02039602</text:p>
          </table:table-cell>
          <table:table-cell office:value-type="float" office:value="0.01223563" calcext:value-type="float">
            <text:p>0.01223563</text:p>
          </table:table-cell>
          <table:table-cell office:value-type="float" office:value="0.01018303" calcext:value-type="float">
            <text:p>0.01018303</text:p>
          </table:table-cell>
          <table:table-cell office:value-type="float" office:value="0.007495208" calcext:value-type="float">
            <text:p>0.007495208</text:p>
          </table:table-cell>
          <table:table-cell office:value-type="float" office:value="0.01298813" calcext:value-type="float">
            <text:p>0.01298813</text:p>
          </table:table-cell>
          <table:table-cell office:value-type="float" office:value="0.0185226" calcext:value-type="float">
            <text:p>0.0185226</text:p>
          </table:table-cell>
          <table:table-cell office:value-type="float" office:value="0.1320138" calcext:value-type="float">
            <text:p>0.1320138</text:p>
          </table:table-cell>
          <table:table-cell office:value-type="float" office:value="0.02934408" calcext:value-type="float">
            <text:p>0.02934408</text:p>
          </table:table-cell>
          <table:table-cell office:value-type="float" office:value="0.01815548" calcext:value-type="float">
            <text:p>0.01815548</text:p>
          </table:table-cell>
          <table:table-cell office:value-type="float" office:value="0.01848392" calcext:value-type="float">
            <text:p>0.01848392</text:p>
          </table:table-cell>
          <table:table-cell office:value-type="float" office:value="0.3237856" calcext:value-type="float">
            <text:p>0.3237856</text:p>
          </table:table-cell>
          <table:table-cell office:value-type="float" office:value="0.3490868" calcext:value-type="float">
            <text:p>0.3490868</text:p>
          </table:table-cell>
          <table:table-cell office:value-type="float" office:value="0" calcext:value-type="float">
            <text:p>0</text:p>
          </table:table-cell>
          <table:table-cell office:value-type="float" office:value="1438.372" calcext:value-type="float">
            <text:p>1438.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09935" calcext:value-type="float">
            <text:p>8.109935</text:p>
          </table:table-cell>
          <table:table-cell office:value-type="float" office:value="0" calcext:value-type="float">
            <text:p>0</text:p>
          </table:table-cell>
          <table:table-cell office:value-type="float" office:value="-0.5141407" calcext:value-type="float">
            <text:p>-0.514140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20.11292" calcext:value-type="float">
            <text:p>20.11292</text:p>
          </table:table-cell>
          <table:table-cell office:value-type="float" office:value="1099.046" calcext:value-type="float">
            <text:p>1099.046</text:p>
          </table:table-cell>
          <table:table-cell office:value-type="float" office:value="0" calcext:value-type="float">
            <text:p>0</text:p>
          </table:table-cell>
          <table:table-cell office:value-type="float" office:value="-22.63035" calcext:value-type="float">
            <text:p>-22.63035</text:p>
          </table:table-cell>
          <table:table-cell office:value-type="float" office:value="0.3391273" calcext:value-type="float">
            <text:p>0.3391273</text:p>
          </table:table-cell>
          <table:table-cell office:value-type="float" office:value="0.5465494" calcext:value-type="float">
            <text:p>0.5465494</text:p>
          </table:table-cell>
          <table:table-cell office:value-type="float" office:value="0.3606126" calcext:value-type="float">
            <text:p>0.3606126</text:p>
          </table:table-cell>
          <table:table-cell office:value-type="float" office:value="0.001335415" calcext:value-type="float">
            <text:p>0.001335415</text:p>
          </table:table-cell>
          <table:table-cell office:value-type="float" office:value="0.4449982" calcext:value-type="float">
            <text:p>0.4449982</text:p>
          </table:table-cell>
          <table:table-cell office:value-type="float" office:value="0.1433794" calcext:value-type="float">
            <text:p>0.1433794</text:p>
          </table:table-cell>
          <table:table-cell office:value-type="float" office:value="-0.2054373" calcext:value-type="float">
            <text:p>-0.2054373</text:p>
          </table:table-cell>
          <table:table-cell office:value-type="float" office:value="0.00170356" calcext:value-type="float">
            <text:p>0.00170356</text:p>
          </table:table-cell>
          <table:table-cell office:value-type="float" office:value="0.005763446" calcext:value-type="float">
            <text:p>0.005763446</text:p>
          </table:table-cell>
          <table:table-cell office:value-type="float" office:value="18.90606" calcext:value-type="float">
            <text:p>18.90606</text:p>
          </table:table-cell>
          <table:table-cell office:value-type="float" office:value="0.4029168" calcext:value-type="float">
            <text:p>0.4029168</text:p>
          </table:table-cell>
          <table:table-cell office:value-type="float" office:value="0.1259011" calcext:value-type="float">
            <text:p>0.1259011</text:p>
          </table:table-cell>
          <table:table-cell office:value-type="float" office:value="0.0443979" calcext:value-type="float">
            <text:p>0.0443979</text:p>
          </table:table-cell>
          <table:table-cell office:value-type="float" office:value="0.03000685" calcext:value-type="float">
            <text:p>0.03000685</text:p>
          </table:table-cell>
          <table:table-cell office:value-type="float" office:value="0.03261838" calcext:value-type="float">
            <text:p>0.03261838</text:p>
          </table:table-cell>
          <table:table-cell office:value-type="float" office:value="0.0101485" calcext:value-type="float">
            <text:p>0.0101485</text:p>
          </table:table-cell>
          <table:table-cell office:value-type="float" office:value="0.007050641" calcext:value-type="float">
            <text:p>0.007050641</text:p>
          </table:table-cell>
          <table:table-cell office:value-type="float" office:value="0.01910015" calcext:value-type="float">
            <text:p>0.01910015</text:p>
          </table:table-cell>
          <table:table-cell office:value-type="float" office:value="0.01854133" calcext:value-type="float">
            <text:p>0.01854133</text:p>
          </table:table-cell>
          <table:table-cell office:value-type="float" office:value="0.01761491" calcext:value-type="float">
            <text:p>0.01761491</text:p>
          </table:table-cell>
          <table:table-cell office:value-type="float" office:value="0.01694287" calcext:value-type="float">
            <text:p>0.01694287</text:p>
          </table:table-cell>
          <table:table-cell office:value-type="float" office:value="0.01922529" calcext:value-type="float">
            <text:p>0.01922529</text:p>
          </table:table-cell>
          <table:table-cell office:value-type="float" office:value="0.005358899" calcext:value-type="float">
            <text:p>0.005358899</text:p>
          </table:table-cell>
          <table:table-cell office:value-type="float" office:value="0.005548435" calcext:value-type="float">
            <text:p>0.005548435</text:p>
          </table:table-cell>
          <table:table-cell office:value-type="float" office:value="0" calcext:value-type="float">
            <text:p>0</text:p>
          </table:table-cell>
          <table:table-cell office:value-type="float" office:value="1.107172" calcext:value-type="float">
            <text:p>1.107172</text:p>
          </table:table-cell>
          <table:table-cell office:value-type="float" office:value="0.02452029" calcext:value-type="float">
            <text:p>0.02452029</text:p>
          </table:table-cell>
          <table:table-cell office:value-type="float" office:value="0.01579724" calcext:value-type="float">
            <text:p>0.01579724</text:p>
          </table:table-cell>
          <table:table-cell office:value-type="float" office:value="0.01194649" calcext:value-type="float">
            <text:p>0.01194649</text:p>
          </table:table-cell>
          <table:table-cell office:value-type="float" office:value="0.01014358" calcext:value-type="float">
            <text:p>0.01014358</text:p>
          </table:table-cell>
          <table:table-cell office:value-type="float" office:value="0.007543778" calcext:value-type="float">
            <text:p>0.007543778</text:p>
          </table:table-cell>
          <table:table-cell office:value-type="float" office:value="0.01254502" calcext:value-type="float">
            <text:p>0.01254502</text:p>
          </table:table-cell>
          <table:table-cell office:value-type="float" office:value="0.01842819" calcext:value-type="float">
            <text:p>0.01842819</text:p>
          </table:table-cell>
          <table:table-cell office:value-type="float" office:value="0.1317876" calcext:value-type="float">
            <text:p>0.1317876</text:p>
          </table:table-cell>
          <table:table-cell office:value-type="float" office:value="0.02917802" calcext:value-type="float">
            <text:p>0.02917802</text:p>
          </table:table-cell>
          <table:table-cell office:value-type="float" office:value="0.01812329" calcext:value-type="float">
            <text:p>0.01812329</text:p>
          </table:table-cell>
          <table:table-cell office:value-type="float" office:value="0.01837065" calcext:value-type="float">
            <text:p>0.01837065</text:p>
          </table:table-cell>
          <table:table-cell office:value-type="float" office:value="0.3233141" calcext:value-type="float">
            <text:p>0.3233141</text:p>
          </table:table-cell>
          <table:table-cell office:value-type="float" office:value="0.3490915" calcext:value-type="float">
            <text:p>0.3490915</text:p>
          </table:table-cell>
          <table:table-cell office:value-type="float" office:value="0" calcext:value-type="float">
            <text:p>0</text:p>
          </table:table-cell>
          <table:table-cell office:value-type="float" office:value="1282.051" calcext:value-type="float">
            <text:p>1282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3404" calcext:value-type="float">
            <text:p>8.13404</text:p>
          </table:table-cell>
          <table:table-cell office:value-type="float" office:value="0" calcext:value-type="float">
            <text:p>0</text:p>
          </table:table-cell>
          <table:table-cell office:value-type="float" office:value="-0.5142645" calcext:value-type="float">
            <text:p>-0.514264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20.06417" calcext:value-type="float">
            <text:p>20.06417</text:p>
          </table:table-cell>
          <table:table-cell office:value-type="float" office:value="1099.058" calcext:value-type="float">
            <text:p>1099.058</text:p>
          </table:table-cell>
          <table:table-cell office:value-type="float" office:value="0" calcext:value-type="float">
            <text:p>0</text:p>
          </table:table-cell>
          <table:table-cell office:value-type="float" office:value="-22.98342" calcext:value-type="float">
            <text:p>-22.98342</text:p>
          </table:table-cell>
          <table:table-cell office:value-type="float" office:value="0.3129984" calcext:value-type="float">
            <text:p>0.3129984</text:p>
          </table:table-cell>
          <table:table-cell office:value-type="float" office:value="0.5589455" calcext:value-type="float">
            <text:p>0.5589455</text:p>
          </table:table-cell>
          <table:table-cell office:value-type="float" office:value="0.3606126" calcext:value-type="float">
            <text:p>0.3606126</text:p>
          </table:table-cell>
          <table:table-cell office:value-type="float" office:value="0.001335415" calcext:value-type="float">
            <text:p>0.001335415</text:p>
          </table:table-cell>
          <table:table-cell office:value-type="float" office:value="0.4449982" calcext:value-type="float">
            <text:p>0.4449982</text:p>
          </table:table-cell>
          <table:table-cell office:value-type="float" office:value="0.1433794" calcext:value-type="float">
            <text:p>0.1433794</text:p>
          </table:table-cell>
          <table:table-cell office:value-type="float" office:value="-0.2057925" calcext:value-type="float">
            <text:p>-0.2057925</text:p>
          </table:table-cell>
          <table:table-cell office:value-type="float" office:value="0.001719378" calcext:value-type="float">
            <text:p>0.001719378</text:p>
          </table:table-cell>
          <table:table-cell office:value-type="float" office:value="0.005777549" calcext:value-type="float">
            <text:p>0.005777549</text:p>
          </table:table-cell>
          <table:table-cell office:value-type="float" office:value="18.88587" calcext:value-type="float">
            <text:p>18.88587</text:p>
          </table:table-cell>
          <table:table-cell office:value-type="float" office:value="0.2990779" calcext:value-type="float">
            <text:p>0.2990779</text:p>
          </table:table-cell>
          <table:table-cell office:value-type="float" office:value="0.09617195" calcext:value-type="float">
            <text:p>0.09617195</text:p>
          </table:table-cell>
          <table:table-cell office:value-type="float" office:value="0.04404382" calcext:value-type="float">
            <text:p>0.04404382</text:p>
          </table:table-cell>
          <table:table-cell office:value-type="float" office:value="0.02977834" calcext:value-type="float">
            <text:p>0.02977834</text:p>
          </table:table-cell>
          <table:table-cell office:value-type="float" office:value="0.03220065" calcext:value-type="float">
            <text:p>0.03220065</text:p>
          </table:table-cell>
          <table:table-cell office:value-type="float" office:value="0.01004386" calcext:value-type="float">
            <text:p>0.01004386</text:p>
          </table:table-cell>
          <table:table-cell office:value-type="float" office:value="0.006924774" calcext:value-type="float">
            <text:p>0.006924774</text:p>
          </table:table-cell>
          <table:table-cell office:value-type="float" office:value="0.01902739" calcext:value-type="float">
            <text:p>0.01902739</text:p>
          </table:table-cell>
          <table:table-cell office:value-type="float" office:value="0.01845252" calcext:value-type="float">
            <text:p>0.01845252</text:p>
          </table:table-cell>
          <table:table-cell office:value-type="float" office:value="0.01759055" calcext:value-type="float">
            <text:p>0.01759055</text:p>
          </table:table-cell>
          <table:table-cell office:value-type="float" office:value="0.01697482" calcext:value-type="float">
            <text:p>0.01697482</text:p>
          </table:table-cell>
          <table:table-cell office:value-type="float" office:value="0.01922298" calcext:value-type="float">
            <text:p>0.01922298</text:p>
          </table:table-cell>
          <table:table-cell office:value-type="float" office:value="0.00535327" calcext:value-type="float">
            <text:p>0.00535327</text:p>
          </table:table-cell>
          <table:table-cell office:value-type="float" office:value="0.005545593" calcext:value-type="float">
            <text:p>0.005545593</text:p>
          </table:table-cell>
          <table:table-cell office:value-type="float" office:value="0" calcext:value-type="float">
            <text:p>0</text:p>
          </table:table-cell>
          <table:table-cell office:value-type="float" office:value="1.704464" calcext:value-type="float">
            <text:p>1.704464</text:p>
          </table:table-cell>
          <table:table-cell office:value-type="float" office:value="0.02127494" calcext:value-type="float">
            <text:p>0.02127494</text:p>
          </table:table-cell>
          <table:table-cell office:value-type="float" office:value="0.01380532" calcext:value-type="float">
            <text:p>0.01380532</text:p>
          </table:table-cell>
          <table:table-cell office:value-type="float" office:value="0.01168464" calcext:value-type="float">
            <text:p>0.01168464</text:p>
          </table:table-cell>
          <table:table-cell office:value-type="float" office:value="0.01004483" calcext:value-type="float">
            <text:p>0.01004483</text:p>
          </table:table-cell>
          <table:table-cell office:value-type="float" office:value="0.007488298" calcext:value-type="float">
            <text:p>0.007488298</text:p>
          </table:table-cell>
          <table:table-cell office:value-type="float" office:value="0.01219907" calcext:value-type="float">
            <text:p>0.01219907</text:p>
          </table:table-cell>
          <table:table-cell office:value-type="float" office:value="0.01835003" calcext:value-type="float">
            <text:p>0.01835003</text:p>
          </table:table-cell>
          <table:table-cell office:value-type="float" office:value="0.1316132" calcext:value-type="float">
            <text:p>0.1316132</text:p>
          </table:table-cell>
          <table:table-cell office:value-type="float" office:value="0.02905475" calcext:value-type="float">
            <text:p>0.02905475</text:p>
          </table:table-cell>
          <table:table-cell office:value-type="float" office:value="0.01810297" calcext:value-type="float">
            <text:p>0.01810297</text:p>
          </table:table-cell>
          <table:table-cell office:value-type="float" office:value="0.01828081" calcext:value-type="float">
            <text:p>0.01828081</text:p>
          </table:table-cell>
          <table:table-cell office:value-type="float" office:value="0.3228349" calcext:value-type="float">
            <text:p>0.3228349</text:p>
          </table:table-cell>
          <table:table-cell office:value-type="float" office:value="0.3490962" calcext:value-type="float">
            <text:p>0.3490962</text:p>
          </table:table-cell>
          <table:table-cell office:value-type="float" office:value="0" calcext:value-type="float">
            <text:p>0</text:p>
          </table:table-cell>
          <table:table-cell office:value-type="float" office:value="1193.601" calcext:value-type="float">
            <text:p>1193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95304" calcext:value-type="float">
            <text:p>8.195304</text:p>
          </table:table-cell>
          <table:table-cell office:value-type="float" office:value="0" calcext:value-type="float">
            <text:p>0</text:p>
          </table:table-cell>
          <table:table-cell office:value-type="float" office:value="-0.5143591" calcext:value-type="float">
            <text:p>-0.514359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19.9687" calcext:value-type="float">
            <text:p>19.9687</text:p>
          </table:table-cell>
          <table:table-cell office:value-type="float" office:value="1099.063" calcext:value-type="float">
            <text:p>1099.063</text:p>
          </table:table-cell>
          <table:table-cell office:value-type="float" office:value="0" calcext:value-type="float">
            <text:p>0</text:p>
          </table:table-cell>
          <table:table-cell office:value-type="float" office:value="-23.3515" calcext:value-type="float">
            <text:p>-23.3515</text:p>
          </table:table-cell>
          <table:table-cell office:value-type="float" office:value="0.3366875" calcext:value-type="float">
            <text:p>0.3366875</text:p>
          </table:table-cell>
          <table:table-cell office:value-type="float" office:value="0.5611537" calcext:value-type="float">
            <text:p>0.5611537</text:p>
          </table:table-cell>
          <table:table-cell office:value-type="float" office:value="0.3606126" calcext:value-type="float">
            <text:p>0.3606126</text:p>
          </table:table-cell>
          <table:table-cell office:value-type="float" office:value="0.001335415" calcext:value-type="float">
            <text:p>0.001335415</text:p>
          </table:table-cell>
          <table:table-cell office:value-type="float" office:value="0.4449982" calcext:value-type="float">
            <text:p>0.4449982</text:p>
          </table:table-cell>
          <table:table-cell office:value-type="float" office:value="0.1433794" calcext:value-type="float">
            <text:p>0.1433794</text:p>
          </table:table-cell>
          <table:table-cell office:value-type="float" office:value="-0.2059796" calcext:value-type="float">
            <text:p>-0.2059796</text:p>
          </table:table-cell>
          <table:table-cell office:value-type="float" office:value="0.001739329" calcext:value-type="float">
            <text:p>0.001739329</text:p>
          </table:table-cell>
          <table:table-cell office:value-type="float" office:value="0.005779516" calcext:value-type="float">
            <text:p>0.005779516</text:p>
          </table:table-cell>
          <table:table-cell office:value-type="float" office:value="18.75749" calcext:value-type="float">
            <text:p>18.75749</text:p>
          </table:table-cell>
          <table:table-cell office:value-type="float" office:value="0.254434" calcext:value-type="float">
            <text:p>0.254434</text:p>
          </table:table-cell>
          <table:table-cell office:value-type="float" office:value="0.08219649" calcext:value-type="float">
            <text:p>0.08219649</text:p>
          </table:table-cell>
          <table:table-cell office:value-type="float" office:value="0.04734528" calcext:value-type="float">
            <text:p>0.04734528</text:p>
          </table:table-cell>
          <table:table-cell office:value-type="float" office:value="0.03130586" calcext:value-type="float">
            <text:p>0.03130586</text:p>
          </table:table-cell>
          <table:table-cell office:value-type="float" office:value="0.03329949" calcext:value-type="float">
            <text:p>0.03329949</text:p>
          </table:table-cell>
          <table:table-cell office:value-type="float" office:value="0.01016753" calcext:value-type="float">
            <text:p>0.01016753</text:p>
          </table:table-cell>
          <table:table-cell office:value-type="float" office:value="0.006825733" calcext:value-type="float">
            <text:p>0.006825733</text:p>
          </table:table-cell>
          <table:table-cell office:value-type="float" office:value="0.01896068" calcext:value-type="float">
            <text:p>0.01896068</text:p>
          </table:table-cell>
          <table:table-cell office:value-type="float" office:value="0.0183731" calcext:value-type="float">
            <text:p>0.0183731</text:p>
          </table:table-cell>
          <table:table-cell office:value-type="float" office:value="0.01757183" calcext:value-type="float">
            <text:p>0.01757183</text:p>
          </table:table-cell>
          <table:table-cell office:value-type="float" office:value="0.01700727" calcext:value-type="float">
            <text:p>0.01700727</text:p>
          </table:table-cell>
          <table:table-cell office:value-type="float" office:value="0.01922106" calcext:value-type="float">
            <text:p>0.01922106</text:p>
          </table:table-cell>
          <table:table-cell office:value-type="float" office:value="0.005347701" calcext:value-type="float">
            <text:p>0.005347701</text:p>
          </table:table-cell>
          <table:table-cell office:value-type="float" office:value="0.005542763" calcext:value-type="float">
            <text:p>0.005542763</text:p>
          </table:table-cell>
          <table:table-cell office:value-type="float" office:value="0" calcext:value-type="float">
            <text:p>0</text:p>
          </table:table-cell>
          <table:table-cell office:value-type="float" office:value="2.045882" calcext:value-type="float">
            <text:p>2.045882</text:p>
          </table:table-cell>
          <table:table-cell office:value-type="float" office:value="0.01780626" calcext:value-type="float">
            <text:p>0.01780626</text:p>
          </table:table-cell>
          <table:table-cell office:value-type="float" office:value="0.01188111" calcext:value-type="float">
            <text:p>0.01188111</text:p>
          </table:table-cell>
          <table:table-cell office:value-type="float" office:value="0.01090095" calcext:value-type="float">
            <text:p>0.01090095</text:p>
          </table:table-cell>
          <table:table-cell office:value-type="float" office:value="0.00962845" calcext:value-type="float">
            <text:p>0.00962845</text:p>
          </table:table-cell>
          <table:table-cell office:value-type="float" office:value="0.007269245" calcext:value-type="float">
            <text:p>0.007269245</text:p>
          </table:table-cell>
          <table:table-cell office:value-type="float" office:value="0.01192511" calcext:value-type="float">
            <text:p>0.01192511</text:p>
          </table:table-cell>
          <table:table-cell office:value-type="float" office:value="0.01825487" calcext:value-type="float">
            <text:p>0.01825487</text:p>
          </table:table-cell>
          <table:table-cell office:value-type="float" office:value="0.131473" calcext:value-type="float">
            <text:p>0.131473</text:p>
          </table:table-cell>
          <table:table-cell office:value-type="float" office:value="0.02895926" calcext:value-type="float">
            <text:p>0.02895926</text:p>
          </table:table-cell>
          <table:table-cell office:value-type="float" office:value="0.01808636" calcext:value-type="float">
            <text:p>0.01808636</text:p>
          </table:table-cell>
          <table:table-cell office:value-type="float" office:value="0.01820954" calcext:value-type="float">
            <text:p>0.01820954</text:p>
          </table:table-cell>
          <table:table-cell office:value-type="float" office:value="0.3223581" calcext:value-type="float">
            <text:p>0.3223581</text:p>
          </table:table-cell>
          <table:table-cell office:value-type="float" office:value="0.349101" calcext:value-type="float">
            <text:p>0.349101</text:p>
          </table:table-cell>
          <table:table-cell office:value-type="float" office:value="0" calcext:value-type="float">
            <text:p>0</text:p>
          </table:table-cell>
          <table:table-cell office:value-type="float" office:value="1327.846" calcext:value-type="float">
            <text:p>1327.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12729" calcext:value-type="float">
            <text:p>8.312729</text:p>
          </table:table-cell>
          <table:table-cell office:value-type="float" office:value="0" calcext:value-type="float">
            <text:p>0</text:p>
          </table:table-cell>
          <table:table-cell office:value-type="float" office:value="-0.514447" calcext:value-type="float">
            <text:p>-0.5144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19.84999" calcext:value-type="float">
            <text:p>19.84999</text:p>
          </table:table-cell>
          <table:table-cell office:value-type="float" office:value="1099.088" calcext:value-type="float">
            <text:p>1099.088</text:p>
          </table:table-cell>
          <table:table-cell office:value-type="float" office:value="0" calcext:value-type="float">
            <text:p>0</text:p>
          </table:table-cell>
          <table:table-cell office:value-type="float" office:value="-23.72598" calcext:value-type="float">
            <text:p>-23.72598</text:p>
          </table:table-cell>
          <table:table-cell office:value-type="float" office:value="0.3163889" calcext:value-type="float">
            <text:p>0.3163889</text:p>
          </table:table-cell>
          <table:table-cell office:value-type="float" office:value="0.5267258" calcext:value-type="float">
            <text:p>0.5267258</text:p>
          </table:table-cell>
          <table:table-cell office:value-type="float" office:value="0.3717643" calcext:value-type="float">
            <text:p>0.3717643</text:p>
          </table:table-cell>
          <table:table-cell office:value-type="float" office:value="0.001411594" calcext:value-type="float">
            <text:p>0.001411594</text:p>
          </table:table-cell>
          <table:table-cell office:value-type="float" office:value="0.4583642" calcext:value-type="float">
            <text:p>0.4583642</text:p>
          </table:table-cell>
          <table:table-cell office:value-type="float" office:value="0.1435333" calcext:value-type="float">
            <text:p>0.1435333</text:p>
          </table:table-cell>
          <table:table-cell office:value-type="float" office:value="-0.2073036" calcext:value-type="float">
            <text:p>-0.2073036</text:p>
          </table:table-cell>
          <table:table-cell office:value-type="float" office:value="0.00175319" calcext:value-type="float">
            <text:p>0.00175319</text:p>
          </table:table-cell>
          <table:table-cell office:value-type="float" office:value="0.005781523" calcext:value-type="float">
            <text:p>0.005781523</text:p>
          </table:table-cell>
          <table:table-cell office:value-type="float" office:value="18.68069" calcext:value-type="float">
            <text:p>18.68069</text:p>
          </table:table-cell>
          <table:table-cell office:value-type="float" office:value="1.294439" calcext:value-type="float">
            <text:p>1.294439</text:p>
          </table:table-cell>
          <table:table-cell office:value-type="float" office:value="0.382078" calcext:value-type="float">
            <text:p>0.382078</text:p>
          </table:table-cell>
          <table:table-cell office:value-type="float" office:value="0.06219983" calcext:value-type="float">
            <text:p>0.06219983</text:p>
          </table:table-cell>
          <table:table-cell office:value-type="float" office:value="0.03323014" calcext:value-type="float">
            <text:p>0.03323014</text:p>
          </table:table-cell>
          <table:table-cell office:value-type="float" office:value="0.0348864" calcext:value-type="float">
            <text:p>0.0348864</text:p>
          </table:table-cell>
          <table:table-cell office:value-type="float" office:value="0.01042627" calcext:value-type="float">
            <text:p>0.01042627</text:p>
          </table:table-cell>
          <table:table-cell office:value-type="float" office:value="0.007344378" calcext:value-type="float">
            <text:p>0.007344378</text:p>
          </table:table-cell>
          <table:table-cell office:value-type="float" office:value="0.01893157" calcext:value-type="float">
            <text:p>0.01893157</text:p>
          </table:table-cell>
          <table:table-cell office:value-type="float" office:value="0.01830774" calcext:value-type="float">
            <text:p>0.01830774</text:p>
          </table:table-cell>
          <table:table-cell office:value-type="float" office:value="0.01755985" calcext:value-type="float">
            <text:p>0.01755985</text:p>
          </table:table-cell>
          <table:table-cell office:value-type="float" office:value="0.01704105" calcext:value-type="float">
            <text:p>0.01704105</text:p>
          </table:table-cell>
          <table:table-cell office:value-type="float" office:value="0.01922013" calcext:value-type="float">
            <text:p>0.01922013</text:p>
          </table:table-cell>
          <table:table-cell office:value-type="float" office:value="0.005342185" calcext:value-type="float">
            <text:p>0.005342185</text:p>
          </table:table-cell>
          <table:table-cell office:value-type="float" office:value="0.005539904" calcext:value-type="float">
            <text:p>0.005539904</text:p>
          </table:table-cell>
          <table:table-cell office:value-type="float" office:value="0" calcext:value-type="float">
            <text:p>0</text:p>
          </table:table-cell>
          <table:table-cell office:value-type="float" office:value="0.4956071" calcext:value-type="float">
            <text:p>0.4956071</text:p>
          </table:table-cell>
          <table:table-cell office:value-type="float" office:value="0.2567184" calcext:value-type="float">
            <text:p>0.2567184</text:p>
          </table:table-cell>
          <table:table-cell office:value-type="float" office:value="0.0822776" calcext:value-type="float">
            <text:p>0.0822776</text:p>
          </table:table-cell>
          <table:table-cell office:value-type="float" office:value="0.01245193" calcext:value-type="float">
            <text:p>0.01245193</text:p>
          </table:table-cell>
          <table:table-cell office:value-type="float" office:value="0.009524627" calcext:value-type="float">
            <text:p>0.009524627</text:p>
          </table:table-cell>
          <table:table-cell office:value-type="float" office:value="0.00696825" calcext:value-type="float">
            <text:p>0.00696825</text:p>
          </table:table-cell>
          <table:table-cell office:value-type="float" office:value="0.01387444" calcext:value-type="float">
            <text:p>0.01387444</text:p>
          </table:table-cell>
          <table:table-cell office:value-type="float" office:value="0.01824929" calcext:value-type="float">
            <text:p>0.01824929</text:p>
          </table:table-cell>
          <table:table-cell office:value-type="float" office:value="0.131375" calcext:value-type="float">
            <text:p>0.131375</text:p>
          </table:table-cell>
          <table:table-cell office:value-type="float" office:value="0.02889453" calcext:value-type="float">
            <text:p>0.02889453</text:p>
          </table:table-cell>
          <table:table-cell office:value-type="float" office:value="0.01808051" calcext:value-type="float">
            <text:p>0.01808051</text:p>
          </table:table-cell>
          <table:table-cell office:value-type="float" office:value="0.0181535" calcext:value-type="float">
            <text:p>0.0181535</text:p>
          </table:table-cell>
          <table:table-cell office:value-type="float" office:value="0.3218811" calcext:value-type="float">
            <text:p>0.3218811</text:p>
          </table:table-cell>
          <table:table-cell office:value-type="float" office:value="0.349106" calcext:value-type="float">
            <text:p>0.349106</text:p>
          </table:table-cell>
          <table:table-cell office:value-type="float" office:value="0" calcext:value-type="float">
            <text:p>0</text:p>
          </table:table-cell>
          <table:table-cell office:value-type="float" office:value="1150.769" calcext:value-type="float">
            <text:p>1150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24808" calcext:value-type="float">
            <text:p>8.424808</text:p>
          </table:table-cell>
          <table:table-cell office:value-type="float" office:value="0" calcext:value-type="float">
            <text:p>0</text:p>
          </table:table-cell>
          <table:table-cell office:value-type="float" office:value="-0.5364394" calcext:value-type="float">
            <text:p>-0.536439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19.78701" calcext:value-type="float">
            <text:p>19.78701</text:p>
          </table:table-cell>
          <table:table-cell office:value-type="float" office:value="1099.111" calcext:value-type="float">
            <text:p>1099.111</text:p>
          </table:table-cell>
          <table:table-cell office:value-type="float" office:value="0" calcext:value-type="float">
            <text:p>0</text:p>
          </table:table-cell>
          <table:table-cell office:value-type="float" office:value="-24.08734" calcext:value-type="float">
            <text:p>-24.08734</text:p>
          </table:table-cell>
          <table:table-cell office:value-type="float" office:value="0.2613273" calcext:value-type="float">
            <text:p>0.2613273</text:p>
          </table:table-cell>
          <table:table-cell office:value-type="float" office:value="0.5413451" calcext:value-type="float">
            <text:p>0.5413451</text:p>
          </table:table-cell>
          <table:table-cell office:value-type="float" office:value="0.3717643" calcext:value-type="float">
            <text:p>0.3717643</text:p>
          </table:table-cell>
          <table:table-cell office:value-type="float" office:value="0.001411594" calcext:value-type="float">
            <text:p>0.001411594</text:p>
          </table:table-cell>
          <table:table-cell office:value-type="float" office:value="0.4583642" calcext:value-type="float">
            <text:p>0.4583642</text:p>
          </table:table-cell>
          <table:table-cell office:value-type="float" office:value="0.1435333" calcext:value-type="float">
            <text:p>0.1435333</text:p>
          </table:table-cell>
          <table:table-cell office:value-type="float" office:value="-0.208987" calcext:value-type="float">
            <text:p>-0.208987</text:p>
          </table:table-cell>
          <table:table-cell office:value-type="float" office:value="0.001761102" calcext:value-type="float">
            <text:p>0.001761102</text:p>
          </table:table-cell>
          <table:table-cell office:value-type="float" office:value="0.00578358" calcext:value-type="float">
            <text:p>0.00578358</text:p>
          </table:table-cell>
          <table:table-cell office:value-type="float" office:value="18.76402" calcext:value-type="float">
            <text:p>18.76402</text:p>
          </table:table-cell>
          <table:table-cell office:value-type="float" office:value="0.5010018" calcext:value-type="float">
            <text:p>0.5010018</text:p>
          </table:table-cell>
          <table:table-cell office:value-type="float" office:value="0.1438245" calcext:value-type="float">
            <text:p>0.1438245</text:p>
          </table:table-cell>
          <table:table-cell office:value-type="float" office:value="0.053061" calcext:value-type="float">
            <text:p>0.053061</text:p>
          </table:table-cell>
          <table:table-cell office:value-type="float" office:value="0.03386486" calcext:value-type="float">
            <text:p>0.03386486</text:p>
          </table:table-cell>
          <table:table-cell office:value-type="float" office:value="0.03563292" calcext:value-type="float">
            <text:p>0.03563292</text:p>
          </table:table-cell>
          <table:table-cell office:value-type="float" office:value="0.01059049" calcext:value-type="float">
            <text:p>0.01059049</text:p>
          </table:table-cell>
          <table:table-cell office:value-type="float" office:value="0.007368559" calcext:value-type="float">
            <text:p>0.007368559</text:p>
          </table:table-cell>
          <table:table-cell office:value-type="float" office:value="0.01894431" calcext:value-type="float">
            <text:p>0.01894431</text:p>
          </table:table-cell>
          <table:table-cell office:value-type="float" office:value="0.01825579" calcext:value-type="float">
            <text:p>0.01825579</text:p>
          </table:table-cell>
          <table:table-cell office:value-type="float" office:value="0.01755363" calcext:value-type="float">
            <text:p>0.01755363</text:p>
          </table:table-cell>
          <table:table-cell office:value-type="float" office:value="0.01707695" calcext:value-type="float">
            <text:p>0.01707695</text:p>
          </table:table-cell>
          <table:table-cell office:value-type="float" office:value="0.01922042" calcext:value-type="float">
            <text:p>0.01922042</text:p>
          </table:table-cell>
          <table:table-cell office:value-type="float" office:value="0.005336749" calcext:value-type="float">
            <text:p>0.005336749</text:p>
          </table:table-cell>
          <table:table-cell office:value-type="float" office:value="0.005537066" calcext:value-type="float">
            <text:p>0.005537066</text:p>
          </table:table-cell>
          <table:table-cell office:value-type="float" office:value="0" calcext:value-type="float">
            <text:p>0</text:p>
          </table:table-cell>
          <table:table-cell office:value-type="float" office:value="1.049663" calcext:value-type="float">
            <text:p>1.049663</text:p>
          </table:table-cell>
          <table:table-cell office:value-type="float" office:value="0.028464" calcext:value-type="float">
            <text:p>0.028464</text:p>
          </table:table-cell>
          <table:table-cell office:value-type="float" office:value="0.01870991" calcext:value-type="float">
            <text:p>0.01870991</text:p>
          </table:table-cell>
          <table:table-cell office:value-type="float" office:value="0.01203626" calcext:value-type="float">
            <text:p>0.01203626</text:p>
          </table:table-cell>
          <table:table-cell office:value-type="float" office:value="0.009649009" calcext:value-type="float">
            <text:p>0.009649009</text:p>
          </table:table-cell>
          <table:table-cell office:value-type="float" office:value="0.006805867" calcext:value-type="float">
            <text:p>0.006805867</text:p>
          </table:table-cell>
          <table:table-cell office:value-type="float" office:value="0.01345256" calcext:value-type="float">
            <text:p>0.01345256</text:p>
          </table:table-cell>
          <table:table-cell office:value-type="float" office:value="0.01834185" calcext:value-type="float">
            <text:p>0.01834185</text:p>
          </table:table-cell>
          <table:table-cell office:value-type="float" office:value="0.1313239" calcext:value-type="float">
            <text:p>0.1313239</text:p>
          </table:table-cell>
          <table:table-cell office:value-type="float" office:value="0.02884669" calcext:value-type="float">
            <text:p>0.02884669</text:p>
          </table:table-cell>
          <table:table-cell office:value-type="float" office:value="0.01807971" calcext:value-type="float">
            <text:p>0.01807971</text:p>
          </table:table-cell>
          <table:table-cell office:value-type="float" office:value="0.01811137" calcext:value-type="float">
            <text:p>0.01811137</text:p>
          </table:table-cell>
          <table:table-cell office:value-type="float" office:value="0.3214161" calcext:value-type="float">
            <text:p>0.3214161</text:p>
          </table:table-cell>
          <table:table-cell office:value-type="float" office:value="0.3491106" calcext:value-type="float">
            <text:p>0.3491106</text:p>
          </table:table-cell>
          <table:table-cell office:value-type="float" office:value="0" calcext:value-type="float">
            <text:p>0</text:p>
          </table:table-cell>
          <table:table-cell office:value-type="float" office:value="993.9817" calcext:value-type="float">
            <text:p>993.9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95032" calcext:value-type="float">
            <text:p>8.495032</text:p>
          </table:table-cell>
          <table:table-cell office:value-type="float" office:value="0" calcext:value-type="float">
            <text:p>0</text:p>
          </table:table-cell>
          <table:table-cell office:value-type="float" office:value="-0.5424107" calcext:value-type="float">
            <text:p>-0.54241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19.72845" calcext:value-type="float">
            <text:p>19.72845</text:p>
          </table:table-cell>
          <table:table-cell office:value-type="float" office:value="1099.118" calcext:value-type="float">
            <text:p>1099.118</text:p>
          </table:table-cell>
          <table:table-cell office:value-type="float" office:value="0" calcext:value-type="float">
            <text:p>0</text:p>
          </table:table-cell>
          <table:table-cell office:value-type="float" office:value="-24.41254" calcext:value-type="float">
            <text:p>-24.41254</text:p>
          </table:table-cell>
          <table:table-cell office:value-type="float" office:value="0.2342666" calcext:value-type="float">
            <text:p>0.2342666</text:p>
          </table:table-cell>
          <table:table-cell office:value-type="float" office:value="0.5655391" calcext:value-type="float">
            <text:p>0.5655391</text:p>
          </table:table-cell>
          <table:table-cell office:value-type="float" office:value="0.3717643" calcext:value-type="float">
            <text:p>0.3717643</text:p>
          </table:table-cell>
          <table:table-cell office:value-type="float" office:value="0.001411594" calcext:value-type="float">
            <text:p>0.001411594</text:p>
          </table:table-cell>
          <table:table-cell office:value-type="float" office:value="0.4583642" calcext:value-type="float">
            <text:p>0.4583642</text:p>
          </table:table-cell>
          <table:table-cell office:value-type="float" office:value="0.1435333" calcext:value-type="float">
            <text:p>0.1435333</text:p>
          </table:table-cell>
          <table:table-cell office:value-type="float" office:value="-0.2093019" calcext:value-type="float">
            <text:p>-0.2093019</text:p>
          </table:table-cell>
          <table:table-cell office:value-type="float" office:value="0.00177108" calcext:value-type="float">
            <text:p>0.00177108</text:p>
          </table:table-cell>
          <table:table-cell office:value-type="float" office:value="0.005785666" calcext:value-type="float">
            <text:p>0.005785666</text:p>
          </table:table-cell>
          <table:table-cell office:value-type="float" office:value="18.76287" calcext:value-type="float">
            <text:p>18.76287</text:p>
          </table:table-cell>
          <table:table-cell office:value-type="float" office:value="0.3390846" calcext:value-type="float">
            <text:p>0.3390846</text:p>
          </table:table-cell>
          <table:table-cell office:value-type="float" office:value="0.09993302" calcext:value-type="float">
            <text:p>0.09993302</text:p>
          </table:table-cell>
          <table:table-cell office:value-type="float" office:value="0.04743599" calcext:value-type="float">
            <text:p>0.04743599</text:p>
          </table:table-cell>
          <table:table-cell office:value-type="float" office:value="0.03172771" calcext:value-type="float">
            <text:p>0.03172771</text:p>
          </table:table-cell>
          <table:table-cell office:value-type="float" office:value="0.03391324" calcext:value-type="float">
            <text:p>0.03391324</text:p>
          </table:table-cell>
          <table:table-cell office:value-type="float" office:value="0.01036244" calcext:value-type="float">
            <text:p>0.01036244</text:p>
          </table:table-cell>
          <table:table-cell office:value-type="float" office:value="0.007242764" calcext:value-type="float">
            <text:p>0.007242764</text:p>
          </table:table-cell>
          <table:table-cell office:value-type="float" office:value="0.01895537" calcext:value-type="float">
            <text:p>0.01895537</text:p>
          </table:table-cell>
          <table:table-cell office:value-type="float" office:value="0.01820889" calcext:value-type="float">
            <text:p>0.01820889</text:p>
          </table:table-cell>
          <table:table-cell office:value-type="float" office:value="0.0175497" calcext:value-type="float">
            <text:p>0.0175497</text:p>
          </table:table-cell>
          <table:table-cell office:value-type="float" office:value="0.01711371" calcext:value-type="float">
            <text:p>0.01711371</text:p>
          </table:table-cell>
          <table:table-cell office:value-type="float" office:value="0.01922127" calcext:value-type="float">
            <text:p>0.01922127</text:p>
          </table:table-cell>
          <table:table-cell office:value-type="float" office:value="0.005331375" calcext:value-type="float">
            <text:p>0.005331375</text:p>
          </table:table-cell>
          <table:table-cell office:value-type="float" office:value="0.005534237" calcext:value-type="float">
            <text:p>0.005534237</text:p>
          </table:table-cell>
          <table:table-cell office:value-type="float" office:value="0" calcext:value-type="float">
            <text:p>0</text:p>
          </table:table-cell>
          <table:table-cell office:value-type="float" office:value="2.345091" calcext:value-type="float">
            <text:p>2.345091</text:p>
          </table:table-cell>
          <table:table-cell office:value-type="float" office:value="0.02613882" calcext:value-type="float">
            <text:p>0.02613882</text:p>
          </table:table-cell>
          <table:table-cell office:value-type="float" office:value="0.0153713" calcext:value-type="float">
            <text:p>0.0153713</text:p>
          </table:table-cell>
          <table:table-cell office:value-type="float" office:value="0.01255778" calcext:value-type="float">
            <text:p>0.01255778</text:p>
          </table:table-cell>
          <table:table-cell office:value-type="float" office:value="0.01003894" calcext:value-type="float">
            <text:p>0.01003894</text:p>
          </table:table-cell>
          <table:table-cell office:value-type="float" office:value="0.006959914" calcext:value-type="float">
            <text:p>0.006959914</text:p>
          </table:table-cell>
          <table:table-cell office:value-type="float" office:value="0.0129885" calcext:value-type="float">
            <text:p>0.0129885</text:p>
          </table:table-cell>
          <table:table-cell office:value-type="float" office:value="0.01837224" calcext:value-type="float">
            <text:p>0.01837224</text:p>
          </table:table-cell>
          <table:table-cell office:value-type="float" office:value="0.1312662" calcext:value-type="float">
            <text:p>0.1312662</text:p>
          </table:table-cell>
          <table:table-cell office:value-type="float" office:value="0.02877914" calcext:value-type="float">
            <text:p>0.02877914</text:p>
          </table:table-cell>
          <table:table-cell office:value-type="float" office:value="0.01806857" calcext:value-type="float">
            <text:p>0.01806857</text:p>
          </table:table-cell>
          <table:table-cell office:value-type="float" office:value="0.01807469" calcext:value-type="float">
            <text:p>0.01807469</text:p>
          </table:table-cell>
          <table:table-cell office:value-type="float" office:value="0.3209576" calcext:value-type="float">
            <text:p>0.3209576</text:p>
          </table:table-cell>
          <table:table-cell office:value-type="float" office:value="0.3491153" calcext:value-type="float">
            <text:p>0.3491153</text:p>
          </table:table-cell>
          <table:table-cell office:value-type="float" office:value="0" calcext:value-type="float">
            <text:p>0</text:p>
          </table:table-cell>
          <table:table-cell office:value-type="float" office:value="890.9996" calcext:value-type="float">
            <text:p>890.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72577" calcext:value-type="float">
            <text:p>8.572577</text:p>
          </table:table-cell>
          <table:table-cell office:value-type="float" office:value="0" calcext:value-type="float">
            <text:p>0</text:p>
          </table:table-cell>
          <table:table-cell office:value-type="float" office:value="-0.5425279" calcext:value-type="float">
            <text:p>-0.542527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19.64746" calcext:value-type="float">
            <text:p>19.64746</text:p>
          </table:table-cell>
          <table:table-cell office:value-type="float" office:value="1099.129" calcext:value-type="float">
            <text:p>1099.129</text:p>
          </table:table-cell>
          <table:table-cell office:value-type="float" office:value="0" calcext:value-type="float">
            <text:p>0</text:p>
          </table:table-cell>
          <table:table-cell office:value-type="float" office:value="-24.75728" calcext:value-type="float">
            <text:p>-24.75728</text:p>
          </table:table-cell>
          <table:table-cell office:value-type="float" office:value="0.2238253" calcext:value-type="float">
            <text:p>0.2238253</text:p>
          </table:table-cell>
          <table:table-cell office:value-type="float" office:value="0.5862929" calcext:value-type="float">
            <text:p>0.5862929</text:p>
          </table:table-cell>
          <table:table-cell office:value-type="float" office:value="0.3717643" calcext:value-type="float">
            <text:p>0.3717643</text:p>
          </table:table-cell>
          <table:table-cell office:value-type="float" office:value="0.001411594" calcext:value-type="float">
            <text:p>0.001411594</text:p>
          </table:table-cell>
          <table:table-cell office:value-type="float" office:value="0.4583642" calcext:value-type="float">
            <text:p>0.4583642</text:p>
          </table:table-cell>
          <table:table-cell office:value-type="float" office:value="0.1435333" calcext:value-type="float">
            <text:p>0.1435333</text:p>
          </table:table-cell>
          <table:table-cell office:value-type="float" office:value="-0.209617" calcext:value-type="float">
            <text:p>-0.209617</text:p>
          </table:table-cell>
          <table:table-cell office:value-type="float" office:value="0.001784761" calcext:value-type="float">
            <text:p>0.001784761</text:p>
          </table:table-cell>
          <table:table-cell office:value-type="float" office:value="0.0057878" calcext:value-type="float">
            <text:p>0.0057878</text:p>
          </table:table-cell>
          <table:table-cell office:value-type="float" office:value="18.72128" calcext:value-type="float">
            <text:p>18.72128</text:p>
          </table:table-cell>
          <table:table-cell office:value-type="float" office:value="0.2516656" calcext:value-type="float">
            <text:p>0.2516656</text:p>
          </table:table-cell>
          <table:table-cell office:value-type="float" office:value="0.07986806" calcext:value-type="float">
            <text:p>0.07986806</text:p>
          </table:table-cell>
          <table:table-cell office:value-type="float" office:value="0.04705491" calcext:value-type="float">
            <text:p>0.04705491</text:p>
          </table:table-cell>
          <table:table-cell office:value-type="float" office:value="0.03131313" calcext:value-type="float">
            <text:p>0.03131313</text:p>
          </table:table-cell>
          <table:table-cell office:value-type="float" office:value="0.03330375" calcext:value-type="float">
            <text:p>0.03330375</text:p>
          </table:table-cell>
          <table:table-cell office:value-type="float" office:value="0.01021364" calcext:value-type="float">
            <text:p>0.01021364</text:p>
          </table:table-cell>
          <table:table-cell office:value-type="float" office:value="0.007075621" calcext:value-type="float">
            <text:p>0.007075621</text:p>
          </table:table-cell>
          <table:table-cell office:value-type="float" office:value="0.01893947" calcext:value-type="float">
            <text:p>0.01893947</text:p>
          </table:table-cell>
          <table:table-cell office:value-type="float" office:value="0.01815836" calcext:value-type="float">
            <text:p>0.01815836</text:p>
          </table:table-cell>
          <table:table-cell office:value-type="float" office:value="0.01754465" calcext:value-type="float">
            <text:p>0.01754465</text:p>
          </table:table-cell>
          <table:table-cell office:value-type="float" office:value="0.01715124" calcext:value-type="float">
            <text:p>0.01715124</text:p>
          </table:table-cell>
          <table:table-cell office:value-type="float" office:value="0.01922176" calcext:value-type="float">
            <text:p>0.01922176</text:p>
          </table:table-cell>
          <table:table-cell office:value-type="float" office:value="0.005326055" calcext:value-type="float">
            <text:p>0.005326055</text:p>
          </table:table-cell>
          <table:table-cell office:value-type="float" office:value="0.005531405" calcext:value-type="float">
            <text:p>0.005531405</text:p>
          </table:table-cell>
          <table:table-cell office:value-type="float" office:value="0" calcext:value-type="float">
            <text:p>0</text:p>
          </table:table-cell>
          <table:table-cell office:value-type="float" office:value="3.690923" calcext:value-type="float">
            <text:p>3.690923</text:p>
          </table:table-cell>
          <table:table-cell office:value-type="float" office:value="0.02238976" calcext:value-type="float">
            <text:p>0.02238976</text:p>
          </table:table-cell>
          <table:table-cell office:value-type="float" office:value="0.01313625" calcext:value-type="float">
            <text:p>0.01313625</text:p>
          </table:table-cell>
          <table:table-cell office:value-type="float" office:value="0.01217917" calcext:value-type="float">
            <text:p>0.01217917</text:p>
          </table:table-cell>
          <table:table-cell office:value-type="float" office:value="0.0100825" calcext:value-type="float">
            <text:p>0.0100825</text:p>
          </table:table-cell>
          <table:table-cell office:value-type="float" office:value="0.007111826" calcext:value-type="float">
            <text:p>0.007111826</text:p>
          </table:table-cell>
          <table:table-cell office:value-type="float" office:value="0.01254464" calcext:value-type="float">
            <text:p>0.01254464</text:p>
          </table:table-cell>
          <table:table-cell office:value-type="float" office:value="0.01831235" calcext:value-type="float">
            <text:p>0.01831235</text:p>
          </table:table-cell>
          <table:table-cell office:value-type="float" office:value="0.1311707" calcext:value-type="float">
            <text:p>0.1311707</text:p>
          </table:table-cell>
          <table:table-cell office:value-type="float" office:value="0.02867833" calcext:value-type="float">
            <text:p>0.02867833</text:p>
          </table:table-cell>
          <table:table-cell office:value-type="float" office:value="0.01804582" calcext:value-type="float">
            <text:p>0.01804582</text:p>
          </table:table-cell>
          <table:table-cell office:value-type="float" office:value="0.01803377" calcext:value-type="float">
            <text:p>0.01803377</text:p>
          </table:table-cell>
          <table:table-cell office:value-type="float" office:value="0.3205027" calcext:value-type="float">
            <text:p>0.3205027</text:p>
          </table:table-cell>
          <table:table-cell office:value-type="float" office:value="0.3491201" calcext:value-type="float">
            <text:p>0.3491201</text:p>
          </table:table-cell>
          <table:table-cell office:value-type="float" office:value="0" calcext:value-type="float">
            <text:p>0</text:p>
          </table:table-cell>
          <table:table-cell office:value-type="float" office:value="861.3237" calcext:value-type="float">
            <text:p>861.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69211" calcext:value-type="float">
            <text:p>8.669211</text:p>
          </table:table-cell>
          <table:table-cell office:value-type="float" office:value="0" calcext:value-type="float">
            <text:p>0</text:p>
          </table:table-cell>
          <table:table-cell office:value-type="float" office:value="-0.5426231" calcext:value-type="float">
            <text:p>-0.542623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19.55868" calcext:value-type="float">
            <text:p>19.55868</text:p>
          </table:table-cell>
          <table:table-cell office:value-type="float" office:value="1099.129" calcext:value-type="float">
            <text:p>1099.129</text:p>
          </table:table-cell>
          <table:table-cell office:value-type="float" office:value="0" calcext:value-type="float">
            <text:p>0</text:p>
          </table:table-cell>
          <table:table-cell office:value-type="float" office:value="-25.11594" calcext:value-type="float">
            <text:p>-25.11594</text:p>
          </table:table-cell>
          <table:table-cell office:value-type="float" office:value="0.2476201" calcext:value-type="float">
            <text:p>0.2476201</text:p>
          </table:table-cell>
          <table:table-cell office:value-type="float" office:value="0.5845308" calcext:value-type="float">
            <text:p>0.5845308</text:p>
          </table:table-cell>
          <table:table-cell office:value-type="float" office:value="0.3717643" calcext:value-type="float">
            <text:p>0.3717643</text:p>
          </table:table-cell>
          <table:table-cell office:value-type="float" office:value="0.001411594" calcext:value-type="float">
            <text:p>0.001411594</text:p>
          </table:table-cell>
          <table:table-cell office:value-type="float" office:value="0.4583642" calcext:value-type="float">
            <text:p>0.4583642</text:p>
          </table:table-cell>
          <table:table-cell office:value-type="float" office:value="0.1435333" calcext:value-type="float">
            <text:p>0.1435333</text:p>
          </table:table-cell>
          <table:table-cell office:value-type="float" office:value="-0.2097546" calcext:value-type="float">
            <text:p>-0.2097546</text:p>
          </table:table-cell>
          <table:table-cell office:value-type="float" office:value="0.001803812" calcext:value-type="float">
            <text:p>0.001803812</text:p>
          </table:table-cell>
          <table:table-cell office:value-type="float" office:value="0.005789945" calcext:value-type="float">
            <text:p>0.005789945</text:p>
          </table:table-cell>
          <table:table-cell office:value-type="float" office:value="18.60778" calcext:value-type="float">
            <text:p>18.60778</text:p>
          </table:table-cell>
          <table:table-cell office:value-type="float" office:value="0.2144864" calcext:value-type="float">
            <text:p>0.2144864</text:p>
          </table:table-cell>
          <table:table-cell office:value-type="float" office:value="0.06858686" calcext:value-type="float">
            <text:p>0.06858686</text:p>
          </table:table-cell>
          <table:table-cell office:value-type="float" office:value="0.0471778" calcext:value-type="float">
            <text:p>0.0471778</text:p>
          </table:table-cell>
          <table:table-cell office:value-type="float" office:value="0.03125893" calcext:value-type="float">
            <text:p>0.03125893</text:p>
          </table:table-cell>
          <table:table-cell office:value-type="float" office:value="0.03314062" calcext:value-type="float">
            <text:p>0.03314062</text:p>
          </table:table-cell>
          <table:table-cell office:value-type="float" office:value="0.01017395" calcext:value-type="float">
            <text:p>0.01017395</text:p>
          </table:table-cell>
          <table:table-cell office:value-type="float" office:value="0.006935968" calcext:value-type="float">
            <text:p>0.006935968</text:p>
          </table:table-cell>
          <table:table-cell office:value-type="float" office:value="0.01891243" calcext:value-type="float">
            <text:p>0.01891243</text:p>
          </table:table-cell>
          <table:table-cell office:value-type="float" office:value="0.0181045" calcext:value-type="float">
            <text:p>0.0181045</text:p>
          </table:table-cell>
          <table:table-cell office:value-type="float" office:value="0.01753855" calcext:value-type="float">
            <text:p>0.01753855</text:p>
          </table:table-cell>
          <table:table-cell office:value-type="float" office:value="0.01718913" calcext:value-type="float">
            <text:p>0.01718913</text:p>
          </table:table-cell>
          <table:table-cell office:value-type="float" office:value="0.01922159" calcext:value-type="float">
            <text:p>0.01922159</text:p>
          </table:table-cell>
          <table:table-cell office:value-type="float" office:value="0.005320785" calcext:value-type="float">
            <text:p>0.005320785</text:p>
          </table:table-cell>
          <table:table-cell office:value-type="float" office:value="0.005528576" calcext:value-type="float">
            <text:p>0.005528576</text:p>
          </table:table-cell>
          <table:table-cell office:value-type="float" office:value="0" calcext:value-type="float">
            <text:p>0</text:p>
          </table:table-cell>
          <table:table-cell office:value-type="float" office:value="4.136795" calcext:value-type="float">
            <text:p>4.136795</text:p>
          </table:table-cell>
          <table:table-cell office:value-type="float" office:value="0.01928535" calcext:value-type="float">
            <text:p>0.01928535</text:p>
          </table:table-cell>
          <table:table-cell office:value-type="float" office:value="0.01158506" calcext:value-type="float">
            <text:p>0.01158506</text:p>
          </table:table-cell>
          <table:table-cell office:value-type="float" office:value="0.01132465" calcext:value-type="float">
            <text:p>0.01132465</text:p>
          </table:table-cell>
          <table:table-cell office:value-type="float" office:value="0.009770852" calcext:value-type="float">
            <text:p>0.009770852</text:p>
          </table:table-cell>
          <table:table-cell office:value-type="float" office:value="0.007032465" calcext:value-type="float">
            <text:p>0.007032465</text:p>
          </table:table-cell>
          <table:table-cell office:value-type="float" office:value="0.01220248" calcext:value-type="float">
            <text:p>0.01220248</text:p>
          </table:table-cell>
          <table:table-cell office:value-type="float" office:value="0.01820707" calcext:value-type="float">
            <text:p>0.01820707</text:p>
          </table:table-cell>
          <table:table-cell office:value-type="float" office:value="0.1310668" calcext:value-type="float">
            <text:p>0.1310668</text:p>
          </table:table-cell>
          <table:table-cell office:value-type="float" office:value="0.02857593" calcext:value-type="float">
            <text:p>0.02857593</text:p>
          </table:table-cell>
          <table:table-cell office:value-type="float" office:value="0.01802468" calcext:value-type="float">
            <text:p>0.01802468</text:p>
          </table:table-cell>
          <table:table-cell office:value-type="float" office:value="0.01799561" calcext:value-type="float">
            <text:p>0.01799561</text:p>
          </table:table-cell>
          <table:table-cell office:value-type="float" office:value="0.3200455" calcext:value-type="float">
            <text:p>0.3200455</text:p>
          </table:table-cell>
          <table:table-cell office:value-type="float" office:value="0.3491248" calcext:value-type="float">
            <text:p>0.3491248</text:p>
          </table:table-cell>
          <table:table-cell office:value-type="float" office:value="0" calcext:value-type="float">
            <text:p>0</text:p>
          </table:table-cell>
          <table:table-cell office:value-type="float" office:value="1003.747" calcext:value-type="float">
            <text:p>1003.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84053" calcext:value-type="float">
            <text:p>8.784053</text:p>
          </table:table-cell>
          <table:table-cell office:value-type="float" office:value="0" calcext:value-type="float">
            <text:p>0</text:p>
          </table:table-cell>
          <table:table-cell office:value-type="float" office:value="-0.5427103" calcext:value-type="float">
            <text:p>-0.542710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19.43675" calcext:value-type="float">
            <text:p>19.43675</text:p>
          </table:table-cell>
          <table:table-cell office:value-type="float" office:value="1099.122" calcext:value-type="float">
            <text:p>1099.122</text:p>
          </table:table-cell>
          <table:table-cell office:value-type="float" office:value="0" calcext:value-type="float">
            <text:p>0</text:p>
          </table:table-cell>
          <table:table-cell office:value-type="float" office:value="-25.50781" calcext:value-type="float">
            <text:p>-25.50781</text:p>
          </table:table-cell>
          <table:table-cell office:value-type="float" office:value="0.3214317" calcext:value-type="float">
            <text:p>0.3214317</text:p>
          </table:table-cell>
          <table:table-cell office:value-type="float" office:value="0.5464331" calcext:value-type="float">
            <text:p>0.5464331</text:p>
          </table:table-cell>
          <table:table-cell office:value-type="float" office:value="0.3717643" calcext:value-type="float">
            <text:p>0.3717643</text:p>
          </table:table-cell>
          <table:table-cell office:value-type="float" office:value="0.001411594" calcext:value-type="float">
            <text:p>0.001411594</text:p>
          </table:table-cell>
          <table:table-cell office:value-type="float" office:value="0.4583642" calcext:value-type="float">
            <text:p>0.4583642</text:p>
          </table:table-cell>
          <table:table-cell office:value-type="float" office:value="0.1435333" calcext:value-type="float">
            <text:p>0.1435333</text:p>
          </table:table-cell>
          <table:table-cell office:value-type="float" office:value="-0.2101143" calcext:value-type="float">
            <text:p>-0.2101143</text:p>
          </table:table-cell>
          <table:table-cell office:value-type="float" office:value="0.001821322" calcext:value-type="float">
            <text:p>0.001821322</text:p>
          </table:table-cell>
          <table:table-cell office:value-type="float" office:value="0.005792111" calcext:value-type="float">
            <text:p>0.005792111</text:p>
          </table:table-cell>
          <table:table-cell office:value-type="float" office:value="18.40219" calcext:value-type="float">
            <text:p>18.40219</text:p>
          </table:table-cell>
          <table:table-cell office:value-type="float" office:value="0.2884673" calcext:value-type="float">
            <text:p>0.2884673</text:p>
          </table:table-cell>
          <table:table-cell office:value-type="float" office:value="0.06860591" calcext:value-type="float">
            <text:p>0.06860591</text:p>
          </table:table-cell>
          <table:table-cell office:value-type="float" office:value="0.0512362" calcext:value-type="float">
            <text:p>0.0512362</text:p>
          </table:table-cell>
          <table:table-cell office:value-type="float" office:value="0.03304163" calcext:value-type="float">
            <text:p>0.03304163</text:p>
          </table:table-cell>
          <table:table-cell office:value-type="float" office:value="0.03450026" calcext:value-type="float">
            <text:p>0.03450026</text:p>
          </table:table-cell>
          <table:table-cell office:value-type="float" office:value="0.01034313" calcext:value-type="float">
            <text:p>0.01034313</text:p>
          </table:table-cell>
          <table:table-cell office:value-type="float" office:value="0.00682199" calcext:value-type="float">
            <text:p>0.00682199</text:p>
          </table:table-cell>
          <table:table-cell office:value-type="float" office:value="0.01887297" calcext:value-type="float">
            <text:p>0.01887297</text:p>
          </table:table-cell>
          <table:table-cell office:value-type="float" office:value="0.0180468" calcext:value-type="float">
            <text:p>0.0180468</text:p>
          </table:table-cell>
          <table:table-cell office:value-type="float" office:value="0.01753053" calcext:value-type="float">
            <text:p>0.01753053</text:p>
          </table:table-cell>
          <table:table-cell office:value-type="float" office:value="0.017227" calcext:value-type="float">
            <text:p>0.017227</text:p>
          </table:table-cell>
          <table:table-cell office:value-type="float" office:value="0.01922022" calcext:value-type="float">
            <text:p>0.01922022</text:p>
          </table:table-cell>
          <table:table-cell office:value-type="float" office:value="0.005315554" calcext:value-type="float">
            <text:p>0.005315554</text:p>
          </table:table-cell>
          <table:table-cell office:value-type="float" office:value="0.005525744" calcext:value-type="float">
            <text:p>0.005525744</text:p>
          </table:table-cell>
          <table:table-cell office:value-type="float" office:value="0" calcext:value-type="float">
            <text:p>0</text:p>
          </table:table-cell>
          <table:table-cell office:value-type="float" office:value="1.904426" calcext:value-type="float">
            <text:p>1.904426</text:p>
          </table:table-cell>
          <table:table-cell office:value-type="float" office:value="0.01597337" calcext:value-type="float">
            <text:p>0.01597337</text:p>
          </table:table-cell>
          <table:table-cell office:value-type="float" office:value="0.01015258" calcext:value-type="float">
            <text:p>0.01015258</text:p>
          </table:table-cell>
          <table:table-cell office:value-type="float" office:value="0.01011898" calcext:value-type="float">
            <text:p>0.01011898</text:p>
          </table:table-cell>
          <table:table-cell office:value-type="float" office:value="0.009077664" calcext:value-type="float">
            <text:p>0.009077664</text:p>
          </table:table-cell>
          <table:table-cell office:value-type="float" office:value="0.006794327" calcext:value-type="float">
            <text:p>0.006794327</text:p>
          </table:table-cell>
          <table:table-cell office:value-type="float" office:value="0.01189722" calcext:value-type="float">
            <text:p>0.01189722</text:p>
          </table:table-cell>
          <table:table-cell office:value-type="float" office:value="0.01806389" calcext:value-type="float">
            <text:p>0.01806389</text:p>
          </table:table-cell>
          <table:table-cell office:value-type="float" office:value="0.1309569" calcext:value-type="float">
            <text:p>0.1309569</text:p>
          </table:table-cell>
          <table:table-cell office:value-type="float" office:value="0.02847906" calcext:value-type="float">
            <text:p>0.02847906</text:p>
          </table:table-cell>
          <table:table-cell office:value-type="float" office:value="0.01800607" calcext:value-type="float">
            <text:p>0.01800607</text:p>
          </table:table-cell>
          <table:table-cell office:value-type="float" office:value="0.01796022" calcext:value-type="float">
            <text:p>0.01796022</text:p>
          </table:table-cell>
          <table:table-cell office:value-type="float" office:value="0.3195743" calcext:value-type="float">
            <text:p>0.3195743</text:p>
          </table:table-cell>
          <table:table-cell office:value-type="float" office:value="0.3491295" calcext:value-type="float">
            <text:p>0.3491295</text:p>
          </table:table-cell>
          <table:table-cell office:value-type="float" office:value="0" calcext:value-type="float">
            <text:p>0</text:p>
          </table:table-cell>
          <table:table-cell office:value-type="float" office:value="1407.647" calcext:value-type="float">
            <text:p>1407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40241" calcext:value-type="float">
            <text:p>8.940241</text:p>
          </table:table-cell>
          <table:table-cell office:value-type="float" office:value="0" calcext:value-type="float">
            <text:p>0</text:p>
          </table:table-cell>
          <table:table-cell office:value-type="float" office:value="-0.5428424" calcext:value-type="float">
            <text:p>-0.54284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19.34495" calcext:value-type="float">
            <text:p>19.34495</text:p>
          </table:table-cell>
          <table:table-cell office:value-type="float" office:value="1099.103" calcext:value-type="float">
            <text:p>1099.103</text:p>
          </table:table-cell>
          <table:table-cell office:value-type="float" office:value="0" calcext:value-type="float">
            <text:p>0</text:p>
          </table:table-cell>
          <table:table-cell office:value-type="float" office:value="-25.88731" calcext:value-type="float">
            <text:p>-25.88731</text:p>
          </table:table-cell>
          <table:table-cell office:value-type="float" office:value="0.3755411" calcext:value-type="float">
            <text:p>0.3755411</text:p>
          </table:table-cell>
          <table:table-cell office:value-type="float" office:value="0.51719" calcext:value-type="float">
            <text:p>0.51719</text:p>
          </table:table-cell>
          <table:table-cell office:value-type="float" office:value="0.3717643" calcext:value-type="float">
            <text:p>0.3717643</text:p>
          </table:table-cell>
          <table:table-cell office:value-type="float" office:value="0.001411594" calcext:value-type="float">
            <text:p>0.001411594</text:p>
          </table:table-cell>
          <table:table-cell office:value-type="float" office:value="0.4583642" calcext:value-type="float">
            <text:p>0.4583642</text:p>
          </table:table-cell>
          <table:table-cell office:value-type="float" office:value="0.1435333" calcext:value-type="float">
            <text:p>0.1435333</text:p>
          </table:table-cell>
          <table:table-cell office:value-type="float" office:value="-0.2107735" calcext:value-type="float">
            <text:p>-0.2107735</text:p>
          </table:table-cell>
          <table:table-cell office:value-type="float" office:value="0.001842259" calcext:value-type="float">
            <text:p>0.001842259</text:p>
          </table:table-cell>
          <table:table-cell office:value-type="float" office:value="0.005794256" calcext:value-type="float">
            <text:p>0.005794256</text:p>
          </table:table-cell>
          <table:table-cell office:value-type="float" office:value="18.24481" calcext:value-type="float">
            <text:p>18.24481</text:p>
          </table:table-cell>
          <table:table-cell office:value-type="float" office:value="0.3051099" calcext:value-type="float">
            <text:p>0.3051099</text:p>
          </table:table-cell>
          <table:table-cell office:value-type="float" office:value="0.06910658" calcext:value-type="float">
            <text:p>0.06910658</text:p>
          </table:table-cell>
          <table:table-cell office:value-type="float" office:value="0.05452537" calcext:value-type="float">
            <text:p>0.05452537</text:p>
          </table:table-cell>
          <table:table-cell office:value-type="float" office:value="0.03472641" calcext:value-type="float">
            <text:p>0.03472641</text:p>
          </table:table-cell>
          <table:table-cell office:value-type="float" office:value="0.03608268" calcext:value-type="float">
            <text:p>0.03608268</text:p>
          </table:table-cell>
          <table:table-cell office:value-type="float" office:value="0.01061117" calcext:value-type="float">
            <text:p>0.01061117</text:p>
          </table:table-cell>
          <table:table-cell office:value-type="float" office:value="0.006740796" calcext:value-type="float">
            <text:p>0.006740796</text:p>
          </table:table-cell>
          <table:table-cell office:value-type="float" office:value="0.01883687" calcext:value-type="float">
            <text:p>0.01883687</text:p>
          </table:table-cell>
          <table:table-cell office:value-type="float" office:value="0.01799043" calcext:value-type="float">
            <text:p>0.01799043</text:p>
          </table:table-cell>
          <table:table-cell office:value-type="float" office:value="0.0175218" calcext:value-type="float">
            <text:p>0.0175218</text:p>
          </table:table-cell>
          <table:table-cell office:value-type="float" office:value="0.01726573" calcext:value-type="float">
            <text:p>0.01726573</text:p>
          </table:table-cell>
          <table:table-cell office:value-type="float" office:value="0.01921779" calcext:value-type="float">
            <text:p>0.01921779</text:p>
          </table:table-cell>
          <table:table-cell office:value-type="float" office:value="0.005310365" calcext:value-type="float">
            <text:p>0.005310365</text:p>
          </table:table-cell>
          <table:table-cell office:value-type="float" office:value="0.005522923" calcext:value-type="float">
            <text:p>0.005522923</text:p>
          </table:table-cell>
          <table:table-cell office:value-type="float" office:value="0" calcext:value-type="float">
            <text:p>0</text:p>
          </table:table-cell>
          <table:table-cell office:value-type="float" office:value="0.4834208" calcext:value-type="float">
            <text:p>0.4834208</text:p>
          </table:table-cell>
          <table:table-cell office:value-type="float" office:value="0.01391475" calcext:value-type="float">
            <text:p>0.01391475</text:p>
          </table:table-cell>
          <table:table-cell office:value-type="float" office:value="0.009433582" calcext:value-type="float">
            <text:p>0.009433582</text:p>
          </table:table-cell>
          <table:table-cell office:value-type="float" office:value="0.00932666" calcext:value-type="float">
            <text:p>0.00932666</text:p>
          </table:table-cell>
          <table:table-cell office:value-type="float" office:value="0.008555615" calcext:value-type="float">
            <text:p>0.008555615</text:p>
          </table:table-cell>
          <table:table-cell office:value-type="float" office:value="0.006479986" calcext:value-type="float">
            <text:p>0.006479986</text:p>
          </table:table-cell>
          <table:table-cell office:value-type="float" office:value="0.01164065" calcext:value-type="float">
            <text:p>0.01164065</text:p>
          </table:table-cell>
          <table:table-cell office:value-type="float" office:value="0.01791614" calcext:value-type="float">
            <text:p>0.01791614</text:p>
          </table:table-cell>
          <table:table-cell office:value-type="float" office:value="0.1308543" calcext:value-type="float">
            <text:p>0.1308543</text:p>
          </table:table-cell>
          <table:table-cell office:value-type="float" office:value="0.02840027" calcext:value-type="float">
            <text:p>0.02840027</text:p>
          </table:table-cell>
          <table:table-cell office:value-type="float" office:value="0.01800187" calcext:value-type="float">
            <text:p>0.01800187</text:p>
          </table:table-cell>
          <table:table-cell office:value-type="float" office:value="0.01792703" calcext:value-type="float">
            <text:p>0.01792703</text:p>
          </table:table-cell>
          <table:table-cell office:value-type="float" office:value="0.3190936" calcext:value-type="float">
            <text:p>0.3190936</text:p>
          </table:table-cell>
          <table:table-cell office:value-type="float" office:value="0.3491342" calcext:value-type="float">
            <text:p>0.3491342</text:p>
          </table:table-cell>
          <table:table-cell office:value-type="float" office:value="0" calcext:value-type="float">
            <text:p>0</text:p>
          </table:table-cell>
          <table:table-cell office:value-type="float" office:value="1709.942" calcext:value-type="float">
            <text:p>1709.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78979" calcext:value-type="float">
            <text:p>9.078979</text:p>
          </table:table-cell>
          <table:table-cell office:value-type="float" office:value="0" calcext:value-type="float">
            <text:p>0</text:p>
          </table:table-cell>
          <table:table-cell office:value-type="float" office:value="-0.543064" calcext:value-type="float">
            <text:p>-0.5430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19.24659" calcext:value-type="float">
            <text:p>19.24659</text:p>
          </table:table-cell>
          <table:table-cell office:value-type="float" office:value="1099.093" calcext:value-type="float">
            <text:p>1099.093</text:p>
          </table:table-cell>
          <table:table-cell office:value-type="float" office:value="0" calcext:value-type="float">
            <text:p>0</text:p>
          </table:table-cell>
          <table:table-cell office:value-type="float" office:value="-26.25199" calcext:value-type="float">
            <text:p>-26.25199</text:p>
          </table:table-cell>
          <table:table-cell office:value-type="float" office:value="0.4059539" calcext:value-type="float">
            <text:p>0.4059539</text:p>
          </table:table-cell>
          <table:table-cell office:value-type="float" office:value="0.5195618" calcext:value-type="float">
            <text:p>0.5195618</text:p>
          </table:table-cell>
          <table:table-cell office:value-type="float" office:value="0.3717643" calcext:value-type="float">
            <text:p>0.3717643</text:p>
          </table:table-cell>
          <table:table-cell office:value-type="float" office:value="0.00142749" calcext:value-type="float">
            <text:p>0.00142749</text:p>
          </table:table-cell>
          <table:table-cell office:value-type="float" office:value="0.4583642" calcext:value-type="float">
            <text:p>0.4583642</text:p>
          </table:table-cell>
          <table:table-cell office:value-type="float" office:value="0.1435532" calcext:value-type="float">
            <text:p>0.1435532</text:p>
          </table:table-cell>
          <table:table-cell office:value-type="float" office:value="-0.2114787" calcext:value-type="float">
            <text:p>-0.2114787</text:p>
          </table:table-cell>
          <table:table-cell office:value-type="float" office:value="0.001864423" calcext:value-type="float">
            <text:p>0.001864423</text:p>
          </table:table-cell>
          <table:table-cell office:value-type="float" office:value="0.005796414" calcext:value-type="float">
            <text:p>0.005796414</text:p>
          </table:table-cell>
          <table:table-cell office:value-type="float" office:value="18.13007" calcext:value-type="float">
            <text:p>18.13007</text:p>
          </table:table-cell>
          <table:table-cell office:value-type="float" office:value="0.3017377" calcext:value-type="float">
            <text:p>0.3017377</text:p>
          </table:table-cell>
          <table:table-cell office:value-type="float" office:value="0.06926545" calcext:value-type="float">
            <text:p>0.06926545</text:p>
          </table:table-cell>
          <table:table-cell office:value-type="float" office:value="0.0569636" calcext:value-type="float">
            <text:p>0.0569636</text:p>
          </table:table-cell>
          <table:table-cell office:value-type="float" office:value="0.03609047" calcext:value-type="float">
            <text:p>0.03609047</text:p>
          </table:table-cell>
          <table:table-cell office:value-type="float" office:value="0.0374121" calcext:value-type="float">
            <text:p>0.0374121</text:p>
          </table:table-cell>
          <table:table-cell office:value-type="float" office:value="0.01085058" calcext:value-type="float">
            <text:p>0.01085058</text:p>
          </table:table-cell>
          <table:table-cell office:value-type="float" office:value="0.006669564" calcext:value-type="float">
            <text:p>0.006669564</text:p>
          </table:table-cell>
          <table:table-cell office:value-type="float" office:value="0.01880093" calcext:value-type="float">
            <text:p>0.01880093</text:p>
          </table:table-cell>
          <table:table-cell office:value-type="float" office:value="0.01793757" calcext:value-type="float">
            <text:p>0.01793757</text:p>
          </table:table-cell>
          <table:table-cell office:value-type="float" office:value="0.01751322" calcext:value-type="float">
            <text:p>0.01751322</text:p>
          </table:table-cell>
          <table:table-cell office:value-type="float" office:value="0.01730451" calcext:value-type="float">
            <text:p>0.01730451</text:p>
          </table:table-cell>
          <table:table-cell office:value-type="float" office:value="0.01921468" calcext:value-type="float">
            <text:p>0.01921468</text:p>
          </table:table-cell>
          <table:table-cell office:value-type="float" office:value="0.005305224" calcext:value-type="float">
            <text:p>0.005305224</text:p>
          </table:table-cell>
          <table:table-cell office:value-type="float" office:value="0.005520091" calcext:value-type="float">
            <text:p>0.005520091</text:p>
          </table:table-cell>
          <table:table-cell office:value-type="float" office:value="0" calcext:value-type="float">
            <text:p>0</text:p>
          </table:table-cell>
          <table:table-cell office:value-type="float" office:value="0.3823978" calcext:value-type="float">
            <text:p>0.3823978</text:p>
          </table:table-cell>
          <table:table-cell office:value-type="float" office:value="0.01302387" calcext:value-type="float">
            <text:p>0.01302387</text:p>
          </table:table-cell>
          <table:table-cell office:value-type="float" office:value="0.00903689" calcext:value-type="float">
            <text:p>0.00903689</text:p>
          </table:table-cell>
          <table:table-cell office:value-type="float" office:value="0.008835666" calcext:value-type="float">
            <text:p>0.008835666</text:p>
          </table:table-cell>
          <table:table-cell office:value-type="float" office:value="0.008203827" calcext:value-type="float">
            <text:p>0.008203827</text:p>
          </table:table-cell>
          <table:table-cell office:value-type="float" office:value="0.00627102" calcext:value-type="float">
            <text:p>0.00627102</text:p>
          </table:table-cell>
          <table:table-cell office:value-type="float" office:value="0.01141086" calcext:value-type="float">
            <text:p>0.01141086</text:p>
          </table:table-cell>
          <table:table-cell office:value-type="float" office:value="0.01776641" calcext:value-type="float">
            <text:p>0.01776641</text:p>
          </table:table-cell>
          <table:table-cell office:value-type="float" office:value="0.1307504" calcext:value-type="float">
            <text:p>0.1307504</text:p>
          </table:table-cell>
          <table:table-cell office:value-type="float" office:value="0.02833343" calcext:value-type="float">
            <text:p>0.02833343</text:p>
          </table:table-cell>
          <table:table-cell office:value-type="float" office:value="0.01800123" calcext:value-type="float">
            <text:p>0.01800123</text:p>
          </table:table-cell>
          <table:table-cell office:value-type="float" office:value="0.01790076" calcext:value-type="float">
            <text:p>0.01790076</text:p>
          </table:table-cell>
          <table:table-cell office:value-type="float" office:value="0.3186076" calcext:value-type="float">
            <text:p>0.3186076</text:p>
          </table:table-cell>
          <table:table-cell office:value-type="float" office:value="0.3491389" calcext:value-type="float">
            <text:p>0.3491389</text:p>
          </table:table-cell>
          <table:table-cell office:value-type="float" office:value="0" calcext:value-type="float">
            <text:p>0</text:p>
          </table:table-cell>
          <table:table-cell office:value-type="float" office:value="1898.245" calcext:value-type="float">
            <text:p>1898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6624" calcext:value-type="float">
            <text:p>9.216624</text:p>
          </table:table-cell>
          <table:table-cell office:value-type="float" office:value="0" calcext:value-type="float">
            <text:p>0</text:p>
          </table:table-cell>
          <table:table-cell office:value-type="float" office:value="-0.5432416" calcext:value-type="float">
            <text:p>-0.54324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19.14779" calcext:value-type="float">
            <text:p>19.14779</text:p>
          </table:table-cell>
          <table:table-cell office:value-type="float" office:value="1099.107" calcext:value-type="float">
            <text:p>1099.107</text:p>
          </table:table-cell>
          <table:table-cell office:value-type="float" office:value="0" calcext:value-type="float">
            <text:p>0</text:p>
          </table:table-cell>
          <table:table-cell office:value-type="float" office:value="-26.6527" calcext:value-type="float">
            <text:p>-26.6527</text:p>
          </table:table-cell>
          <table:table-cell office:value-type="float" office:value="0.3385374" calcext:value-type="float">
            <text:p>0.3385374</text:p>
          </table:table-cell>
          <table:table-cell office:value-type="float" office:value="0.5298856" calcext:value-type="float">
            <text:p>0.5298856</text:p>
          </table:table-cell>
          <table:table-cell office:value-type="float" office:value="0.3743181" calcext:value-type="float">
            <text:p>0.3743181</text:p>
          </table:table-cell>
          <table:table-cell office:value-type="float" office:value="0.001492624" calcext:value-type="float">
            <text:p>0.001492624</text:p>
          </table:table-cell>
          <table:table-cell office:value-type="float" office:value="0.4646444" calcext:value-type="float">
            <text:p>0.4646444</text:p>
          </table:table-cell>
          <table:table-cell office:value-type="float" office:value="0.143712" calcext:value-type="float">
            <text:p>0.143712</text:p>
          </table:table-cell>
          <table:table-cell office:value-type="float" office:value="-0.2137292" calcext:value-type="float">
            <text:p>-0.2137292</text:p>
          </table:table-cell>
          <table:table-cell office:value-type="float" office:value="0.001867131" calcext:value-type="float">
            <text:p>0.001867131</text:p>
          </table:table-cell>
          <table:table-cell office:value-type="float" office:value="0.005798686" calcext:value-type="float">
            <text:p>0.005798686</text:p>
          </table:table-cell>
          <table:table-cell office:value-type="float" office:value="18.15664" calcext:value-type="float">
            <text:p>18.15664</text:p>
          </table:table-cell>
          <table:table-cell office:value-type="float" office:value="0.762545" calcext:value-type="float">
            <text:p>0.762545</text:p>
          </table:table-cell>
          <table:table-cell office:value-type="float" office:value="0.17564" calcext:value-type="float">
            <text:p>0.17564</text:p>
          </table:table-cell>
          <table:table-cell office:value-type="float" office:value="0.06366682" calcext:value-type="float">
            <text:p>0.06366682</text:p>
          </table:table-cell>
          <table:table-cell office:value-type="float" office:value="0.03687928" calcext:value-type="float">
            <text:p>0.03687928</text:p>
          </table:table-cell>
          <table:table-cell office:value-type="float" office:value="0.03811558" calcext:value-type="float">
            <text:p>0.03811558</text:p>
          </table:table-cell>
          <table:table-cell office:value-type="float" office:value="0.01097396" calcext:value-type="float">
            <text:p>0.01097396</text:p>
          </table:table-cell>
          <table:table-cell office:value-type="float" office:value="0.007330934" calcext:value-type="float">
            <text:p>0.007330934</text:p>
          </table:table-cell>
          <table:table-cell office:value-type="float" office:value="0.0188028" calcext:value-type="float">
            <text:p>0.0188028</text:p>
          </table:table-cell>
          <table:table-cell office:value-type="float" office:value="0.01789416" calcext:value-type="float">
            <text:p>0.01789416</text:p>
          </table:table-cell>
          <table:table-cell office:value-type="float" office:value="0.01750684" calcext:value-type="float">
            <text:p>0.01750684</text:p>
          </table:table-cell>
          <table:table-cell office:value-type="float" office:value="0.01734406" calcext:value-type="float">
            <text:p>0.01734406</text:p>
          </table:table-cell>
          <table:table-cell office:value-type="float" office:value="0.01921234" calcext:value-type="float">
            <text:p>0.01921234</text:p>
          </table:table-cell>
          <table:table-cell office:value-type="float" office:value="0.005300119" calcext:value-type="float">
            <text:p>0.005300119</text:p>
          </table:table-cell>
          <table:table-cell office:value-type="float" office:value="0.005517252" calcext:value-type="float">
            <text:p>0.005517252</text:p>
          </table:table-cell>
          <table:table-cell office:value-type="float" office:value="0" calcext:value-type="float">
            <text:p>0</text:p>
          </table:table-cell>
          <table:table-cell office:value-type="float" office:value="0.8803484" calcext:value-type="float">
            <text:p>0.8803484</text:p>
          </table:table-cell>
          <table:table-cell office:value-type="float" office:value="0.08988638" calcext:value-type="float">
            <text:p>0.08988638</text:p>
          </table:table-cell>
          <table:table-cell office:value-type="float" office:value="0.04867483" calcext:value-type="float">
            <text:p>0.04867483</text:p>
          </table:table-cell>
          <table:table-cell office:value-type="float" office:value="0.01048329" calcext:value-type="float">
            <text:p>0.01048329</text:p>
          </table:table-cell>
          <table:table-cell office:value-type="float" office:value="0.008370287" calcext:value-type="float">
            <text:p>0.008370287</text:p>
          </table:table-cell>
          <table:table-cell office:value-type="float" office:value="0.006206053" calcext:value-type="float">
            <text:p>0.006206053</text:p>
          </table:table-cell>
          <table:table-cell office:value-type="float" office:value="0.01338247" calcext:value-type="float">
            <text:p>0.01338247</text:p>
          </table:table-cell>
          <table:table-cell office:value-type="float" office:value="0.01777779" calcext:value-type="float">
            <text:p>0.01777779</text:p>
          </table:table-cell>
          <table:table-cell office:value-type="float" office:value="0.1306657" calcext:value-type="float">
            <text:p>0.1306657</text:p>
          </table:table-cell>
          <table:table-cell office:value-type="float" office:value="0.02827668" calcext:value-type="float">
            <text:p>0.02827668</text:p>
          </table:table-cell>
          <table:table-cell office:value-type="float" office:value="0.01800507" calcext:value-type="float">
            <text:p>0.01800507</text:p>
          </table:table-cell>
          <table:table-cell office:value-type="float" office:value="0.01788033" calcext:value-type="float">
            <text:p>0.01788033</text:p>
          </table:table-cell>
          <table:table-cell office:value-type="float" office:value="0.3181117" calcext:value-type="float">
            <text:p>0.3181117</text:p>
          </table:table-cell>
          <table:table-cell office:value-type="float" office:value="0.3491436" calcext:value-type="float">
            <text:p>0.3491436</text:p>
          </table:table-cell>
          <table:table-cell office:value-type="float" office:value="0" calcext:value-type="float">
            <text:p>0</text:p>
          </table:table-cell>
          <table:table-cell office:value-type="float" office:value="1517.799" calcext:value-type="float">
            <text:p>1517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29309" calcext:value-type="float">
            <text:p>9.329309</text:p>
          </table:table-cell>
          <table:table-cell office:value-type="float" office:value="0" calcext:value-type="float">
            <text:p>0</text:p>
          </table:table-cell>
          <table:table-cell office:value-type="float" office:value="-0.5641768" calcext:value-type="float">
            <text:p>-0.564176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19.11227" calcext:value-type="float">
            <text:p>19.11227</text:p>
          </table:table-cell>
          <table:table-cell office:value-type="float" office:value="1099.118" calcext:value-type="float">
            <text:p>1099.118</text:p>
          </table:table-cell>
          <table:table-cell office:value-type="float" office:value="0" calcext:value-type="float">
            <text:p>0</text:p>
          </table:table-cell>
          <table:table-cell office:value-type="float" office:value="-26.98338" calcext:value-type="float">
            <text:p>-26.98338</text:p>
          </table:table-cell>
          <table:table-cell office:value-type="float" office:value="0.3007808" calcext:value-type="float">
            <text:p>0.3007808</text:p>
          </table:table-cell>
          <table:table-cell office:value-type="float" office:value="0.5528703" calcext:value-type="float">
            <text:p>0.5528703</text:p>
          </table:table-cell>
          <table:table-cell office:value-type="float" office:value="0.3743181" calcext:value-type="float">
            <text:p>0.3743181</text:p>
          </table:table-cell>
          <table:table-cell office:value-type="float" office:value="0.001492624" calcext:value-type="float">
            <text:p>0.001492624</text:p>
          </table:table-cell>
          <table:table-cell office:value-type="float" office:value="0.4646444" calcext:value-type="float">
            <text:p>0.4646444</text:p>
          </table:table-cell>
          <table:table-cell office:value-type="float" office:value="0.143712" calcext:value-type="float">
            <text:p>0.143712</text:p>
          </table:table-cell>
          <table:table-cell office:value-type="float" office:value="-0.21478" calcext:value-type="float">
            <text:p>-0.21478</text:p>
          </table:table-cell>
          <table:table-cell office:value-type="float" office:value="0.00187452" calcext:value-type="float">
            <text:p>0.00187452</text:p>
          </table:table-cell>
          <table:table-cell office:value-type="float" office:value="0.00580101" calcext:value-type="float">
            <text:p>0.00580101</text:p>
          </table:table-cell>
          <table:table-cell office:value-type="float" office:value="18.20819" calcext:value-type="float">
            <text:p>18.20819</text:p>
          </table:table-cell>
          <table:table-cell office:value-type="float" office:value="0.4764126" calcext:value-type="float">
            <text:p>0.4764126</text:p>
          </table:table-cell>
          <table:table-cell office:value-type="float" office:value="0.1254565" calcext:value-type="float">
            <text:p>0.1254565</text:p>
          </table:table-cell>
          <table:table-cell office:value-type="float" office:value="0.0619073" calcext:value-type="float">
            <text:p>0.0619073</text:p>
          </table:table-cell>
          <table:table-cell office:value-type="float" office:value="0.03806566" calcext:value-type="float">
            <text:p>0.03806566</text:p>
          </table:table-cell>
          <table:table-cell office:value-type="float" office:value="0.03921561" calcext:value-type="float">
            <text:p>0.03921561</text:p>
          </table:table-cell>
          <table:table-cell office:value-type="float" office:value="0.01115468" calcext:value-type="float">
            <text:p>0.01115468</text:p>
          </table:table-cell>
          <table:table-cell office:value-type="float" office:value="0.007316604" calcext:value-type="float">
            <text:p>0.007316604</text:p>
          </table:table-cell>
          <table:table-cell office:value-type="float" office:value="0.01881953" calcext:value-type="float">
            <text:p>0.01881953</text:p>
          </table:table-cell>
          <table:table-cell office:value-type="float" office:value="0.01785626" calcext:value-type="float">
            <text:p>0.01785626</text:p>
          </table:table-cell>
          <table:table-cell office:value-type="float" office:value="0.01750215" calcext:value-type="float">
            <text:p>0.01750215</text:p>
          </table:table-cell>
          <table:table-cell office:value-type="float" office:value="0.01738504" calcext:value-type="float">
            <text:p>0.01738504</text:p>
          </table:table-cell>
          <table:table-cell office:value-type="float" office:value="0.01921019" calcext:value-type="float">
            <text:p>0.01921019</text:p>
          </table:table-cell>
          <table:table-cell office:value-type="float" office:value="0.005295074" calcext:value-type="float">
            <text:p>0.005295074</text:p>
          </table:table-cell>
          <table:table-cell office:value-type="float" office:value="0.005514426" calcext:value-type="float">
            <text:p>0.005514426</text:p>
          </table:table-cell>
          <table:table-cell office:value-type="float" office:value="0" calcext:value-type="float">
            <text:p>0</text:p>
          </table:table-cell>
          <table:table-cell office:value-type="float" office:value="1.52451" calcext:value-type="float">
            <text:p>1.52451</text:p>
          </table:table-cell>
          <table:table-cell office:value-type="float" office:value="0.02630385" calcext:value-type="float">
            <text:p>0.02630385</text:p>
          </table:table-cell>
          <table:table-cell office:value-type="float" office:value="0.01660926" calcext:value-type="float">
            <text:p>0.01660926</text:p>
          </table:table-cell>
          <table:table-cell office:value-type="float" office:value="0.009901451" calcext:value-type="float">
            <text:p>0.009901451</text:p>
          </table:table-cell>
          <table:table-cell office:value-type="float" office:value="0.008435983" calcext:value-type="float">
            <text:p>0.008435983</text:p>
          </table:table-cell>
          <table:table-cell office:value-type="float" office:value="0.006140114" calcext:value-type="float">
            <text:p>0.006140114</text:p>
          </table:table-cell>
          <table:table-cell office:value-type="float" office:value="0.01309797" calcext:value-type="float">
            <text:p>0.01309797</text:p>
          </table:table-cell>
          <table:table-cell office:value-type="float" office:value="0.01782034" calcext:value-type="float">
            <text:p>0.01782034</text:p>
          </table:table-cell>
          <table:table-cell office:value-type="float" office:value="0.1306082" calcext:value-type="float">
            <text:p>0.1306082</text:p>
          </table:table-cell>
          <table:table-cell office:value-type="float" office:value="0.02822677" calcext:value-type="float">
            <text:p>0.02822677</text:p>
          </table:table-cell>
          <table:table-cell office:value-type="float" office:value="0.01801102" calcext:value-type="float">
            <text:p>0.01801102</text:p>
          </table:table-cell>
          <table:table-cell office:value-type="float" office:value="0.01786495" calcext:value-type="float">
            <text:p>0.01786495</text:p>
          </table:table-cell>
          <table:table-cell office:value-type="float" office:value="0.3176223" calcext:value-type="float">
            <text:p>0.3176223</text:p>
          </table:table-cell>
          <table:table-cell office:value-type="float" office:value="0.3491482" calcext:value-type="float">
            <text:p>0.3491482</text:p>
          </table:table-cell>
          <table:table-cell office:value-type="float" office:value="0" calcext:value-type="float">
            <text:p>0</text:p>
          </table:table-cell>
          <table:table-cell office:value-type="float" office:value="1328.849" calcext:value-type="float">
            <text:p>1328.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42776" calcext:value-type="float">
            <text:p>9.442776</text:p>
          </table:table-cell>
          <table:table-cell office:value-type="float" office:value="0" calcext:value-type="float">
            <text:p>0</text:p>
          </table:table-cell>
          <table:table-cell office:value-type="float" office:value="-0.5661356" calcext:value-type="float">
            <text:p>-0.566135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19.02983" calcext:value-type="float">
            <text:p>19.02983</text:p>
          </table:table-cell>
          <table:table-cell office:value-type="float" office:value="1099.125" calcext:value-type="float">
            <text:p>1099.125</text:p>
          </table:table-cell>
          <table:table-cell office:value-type="float" office:value="0" calcext:value-type="float">
            <text:p>0</text:p>
          </table:table-cell>
          <table:table-cell office:value-type="float" office:value="-27.35333" calcext:value-type="float">
            <text:p>-27.35333</text:p>
          </table:table-cell>
          <table:table-cell office:value-type="float" office:value="0.2694219" calcext:value-type="float">
            <text:p>0.2694219</text:p>
          </table:table-cell>
          <table:table-cell office:value-type="float" office:value="0.5587678" calcext:value-type="float">
            <text:p>0.5587678</text:p>
          </table:table-cell>
          <table:table-cell office:value-type="float" office:value="0.3743181" calcext:value-type="float">
            <text:p>0.3743181</text:p>
          </table:table-cell>
          <table:table-cell office:value-type="float" office:value="0.001492624" calcext:value-type="float">
            <text:p>0.001492624</text:p>
          </table:table-cell>
          <table:table-cell office:value-type="float" office:value="0.4646444" calcext:value-type="float">
            <text:p>0.4646444</text:p>
          </table:table-cell>
          <table:table-cell office:value-type="float" office:value="0.143712" calcext:value-type="float">
            <text:p>0.143712</text:p>
          </table:table-cell>
          <table:table-cell office:value-type="float" office:value="-0.2152339" calcext:value-type="float">
            <text:p>-0.2152339</text:p>
          </table:table-cell>
          <table:table-cell office:value-type="float" office:value="0.001883935" calcext:value-type="float">
            <text:p>0.001883935</text:p>
          </table:table-cell>
          <table:table-cell office:value-type="float" office:value="0.005803335" calcext:value-type="float">
            <text:p>0.005803335</text:p>
          </table:table-cell>
          <table:table-cell office:value-type="float" office:value="18.22245" calcext:value-type="float">
            <text:p>18.22245</text:p>
          </table:table-cell>
          <table:table-cell office:value-type="float" office:value="0.3248164" calcext:value-type="float">
            <text:p>0.3248164</text:p>
          </table:table-cell>
          <table:table-cell office:value-type="float" office:value="0.09671813" calcext:value-type="float">
            <text:p>0.09671813</text:p>
          </table:table-cell>
          <table:table-cell office:value-type="float" office:value="0.05866871" calcext:value-type="float">
            <text:p>0.05866871</text:p>
          </table:table-cell>
          <table:table-cell office:value-type="float" office:value="0.03772673" calcext:value-type="float">
            <text:p>0.03772673</text:p>
          </table:table-cell>
          <table:table-cell office:value-type="float" office:value="0.03915561" calcext:value-type="float">
            <text:p>0.03915561</text:p>
          </table:table-cell>
          <table:table-cell office:value-type="float" office:value="0.01122385" calcext:value-type="float">
            <text:p>0.01122385</text:p>
          </table:table-cell>
          <table:table-cell office:value-type="float" office:value="0.007221723" calcext:value-type="float">
            <text:p>0.007221723</text:p>
          </table:table-cell>
          <table:table-cell office:value-type="float" office:value="0.01881376" calcext:value-type="float">
            <text:p>0.01881376</text:p>
          </table:table-cell>
          <table:table-cell office:value-type="float" office:value="0.01778628" calcext:value-type="float">
            <text:p>0.01778628</text:p>
          </table:table-cell>
          <table:table-cell office:value-type="float" office:value="0.01748472" calcext:value-type="float">
            <text:p>0.01748472</text:p>
          </table:table-cell>
          <table:table-cell office:value-type="float" office:value="0.01742765" calcext:value-type="float">
            <text:p>0.01742765</text:p>
          </table:table-cell>
          <table:table-cell office:value-type="float" office:value="0.01920708" calcext:value-type="float">
            <text:p>0.01920708</text:p>
          </table:table-cell>
          <table:table-cell office:value-type="float" office:value="0.005290072" calcext:value-type="float">
            <text:p>0.005290072</text:p>
          </table:table-cell>
          <table:table-cell office:value-type="float" office:value="0.005511598" calcext:value-type="float">
            <text:p>0.005511598</text:p>
          </table:table-cell>
          <table:table-cell office:value-type="float" office:value="0" calcext:value-type="float">
            <text:p>0</text:p>
          </table:table-cell>
          <table:table-cell office:value-type="float" office:value="1.665578" calcext:value-type="float">
            <text:p>1.665578</text:p>
          </table:table-cell>
          <table:table-cell office:value-type="float" office:value="0.0210383" calcext:value-type="float">
            <text:p>0.0210383</text:p>
          </table:table-cell>
          <table:table-cell office:value-type="float" office:value="0.01338824" calcext:value-type="float">
            <text:p>0.01338824</text:p>
          </table:table-cell>
          <table:table-cell office:value-type="float" office:value="0.009527137" calcext:value-type="float">
            <text:p>0.009527137</text:p>
          </table:table-cell>
          <table:table-cell office:value-type="float" office:value="0.008239293" calcext:value-type="float">
            <text:p>0.008239293</text:p>
          </table:table-cell>
          <table:table-cell office:value-type="float" office:value="0.006008989" calcext:value-type="float">
            <text:p>0.006008989</text:p>
          </table:table-cell>
          <table:table-cell office:value-type="float" office:value="0.01275605" calcext:value-type="float">
            <text:p>0.01275605</text:p>
          </table:table-cell>
          <table:table-cell office:value-type="float" office:value="0.01770584" calcext:value-type="float">
            <text:p>0.01770584</text:p>
          </table:table-cell>
          <table:table-cell office:value-type="float" office:value="0.1303945" calcext:value-type="float">
            <text:p>0.1303945</text:p>
          </table:table-cell>
          <table:table-cell office:value-type="float" office:value="0.02804636" calcext:value-type="float">
            <text:p>0.02804636</text:p>
          </table:table-cell>
          <table:table-cell office:value-type="float" office:value="0.01794086" calcext:value-type="float">
            <text:p>0.01794086</text:p>
          </table:table-cell>
          <table:table-cell office:value-type="float" office:value="0.01784633" calcext:value-type="float">
            <text:p>0.01784633</text:p>
          </table:table-cell>
          <table:table-cell office:value-type="float" office:value="0.3171357" calcext:value-type="float">
            <text:p>0.3171357</text:p>
          </table:table-cell>
          <table:table-cell office:value-type="float" office:value="0.3491529" calcext:value-type="float">
            <text:p>0.3491529</text:p>
          </table:table-cell>
          <table:table-cell office:value-type="float" office:value="0" calcext:value-type="float">
            <text:p>0</text:p>
          </table:table-cell>
          <table:table-cell office:value-type="float" office:value="1194.816" calcext:value-type="float">
            <text:p>1194.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48263" calcext:value-type="float">
            <text:p>9.548263</text:p>
          </table:table-cell>
          <table:table-cell office:value-type="float" office:value="0" calcext:value-type="float">
            <text:p>0</text:p>
          </table:table-cell>
          <table:table-cell office:value-type="float" office:value="-0.5663" calcext:value-type="float">
            <text:p>-0.566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18.95909" calcext:value-type="float">
            <text:p>18.95909</text:p>
          </table:table-cell>
          <table:table-cell office:value-type="float" office:value="1099.126" calcext:value-type="float">
            <text:p>1099.126</text:p>
          </table:table-cell>
          <table:table-cell office:value-type="float" office:value="0" calcext:value-type="float">
            <text:p>0</text:p>
          </table:table-cell>
          <table:table-cell office:value-type="float" office:value="-27.70498" calcext:value-type="float">
            <text:p>-27.70498</text:p>
          </table:table-cell>
          <table:table-cell office:value-type="float" office:value="0.2501904" calcext:value-type="float">
            <text:p>0.2501904</text:p>
          </table:table-cell>
          <table:table-cell office:value-type="float" office:value="0.5520407" calcext:value-type="float">
            <text:p>0.5520407</text:p>
          </table:table-cell>
          <table:table-cell office:value-type="float" office:value="0.3743181" calcext:value-type="float">
            <text:p>0.3743181</text:p>
          </table:table-cell>
          <table:table-cell office:value-type="float" office:value="0.001492624" calcext:value-type="float">
            <text:p>0.001492624</text:p>
          </table:table-cell>
          <table:table-cell office:value-type="float" office:value="0.4646444" calcext:value-type="float">
            <text:p>0.4646444</text:p>
          </table:table-cell>
          <table:table-cell office:value-type="float" office:value="0.143712" calcext:value-type="float">
            <text:p>0.143712</text:p>
          </table:table-cell>
          <table:table-cell office:value-type="float" office:value="-0.2155329" calcext:value-type="float">
            <text:p>-0.2155329</text:p>
          </table:table-cell>
          <table:table-cell office:value-type="float" office:value="0.001897058" calcext:value-type="float">
            <text:p>0.001897058</text:p>
          </table:table-cell>
          <table:table-cell office:value-type="float" office:value="0.00580566" calcext:value-type="float">
            <text:p>0.00580566</text:p>
          </table:table-cell>
          <table:table-cell office:value-type="float" office:value="18.19476" calcext:value-type="float">
            <text:p>18.19476</text:p>
          </table:table-cell>
          <table:table-cell office:value-type="float" office:value="0.2326022" calcext:value-type="float">
            <text:p>0.2326022</text:p>
          </table:table-cell>
          <table:table-cell office:value-type="float" office:value="0.07681968" calcext:value-type="float">
            <text:p>0.07681968</text:p>
          </table:table-cell>
          <table:table-cell office:value-type="float" office:value="0.05412018" calcext:value-type="float">
            <text:p>0.05412018</text:p>
          </table:table-cell>
          <table:table-cell office:value-type="float" office:value="0.03604894" calcext:value-type="float">
            <text:p>0.03604894</text:p>
          </table:table-cell>
          <table:table-cell office:value-type="float" office:value="0.03780164" calcext:value-type="float">
            <text:p>0.03780164</text:p>
          </table:table-cell>
          <table:table-cell office:value-type="float" office:value="0.01106721" calcext:value-type="float">
            <text:p>0.01106721</text:p>
          </table:table-cell>
          <table:table-cell office:value-type="float" office:value="0.00712722" calcext:value-type="float">
            <text:p>0.00712722</text:p>
          </table:table-cell>
          <table:table-cell office:value-type="float" office:value="0.01878768" calcext:value-type="float">
            <text:p>0.01878768</text:p>
          </table:table-cell>
          <table:table-cell office:value-type="float" office:value="0.01771379" calcext:value-type="float">
            <text:p>0.01771379</text:p>
          </table:table-cell>
          <table:table-cell office:value-type="float" office:value="0.01745705" calcext:value-type="float">
            <text:p>0.01745705</text:p>
          </table:table-cell>
          <table:table-cell office:value-type="float" office:value="0.01747334" calcext:value-type="float">
            <text:p>0.01747334</text:p>
          </table:table-cell>
          <table:table-cell office:value-type="float" office:value="0.01920293" calcext:value-type="float">
            <text:p>0.01920293</text:p>
          </table:table-cell>
          <table:table-cell office:value-type="float" office:value="0.005285107" calcext:value-type="float">
            <text:p>0.005285107</text:p>
          </table:table-cell>
          <table:table-cell office:value-type="float" office:value="0.005508768" calcext:value-type="float">
            <text:p>0.005508768</text:p>
          </table:table-cell>
          <table:table-cell office:value-type="float" office:value="0" calcext:value-type="float">
            <text:p>0</text:p>
          </table:table-cell>
          <table:table-cell office:value-type="float" office:value="1.400964" calcext:value-type="float">
            <text:p>1.400964</text:p>
          </table:table-cell>
          <table:table-cell office:value-type="float" office:value="0.01772787" calcext:value-type="float">
            <text:p>0.01772787</text:p>
          </table:table-cell>
          <table:table-cell office:value-type="float" office:value="0.01153114" calcext:value-type="float">
            <text:p>0.01153114</text:p>
          </table:table-cell>
          <table:table-cell office:value-type="float" office:value="0.009215378" calcext:value-type="float">
            <text:p>0.009215378</text:p>
          </table:table-cell>
          <table:table-cell office:value-type="float" office:value="0.008101685" calcext:value-type="float">
            <text:p>0.008101685</text:p>
          </table:table-cell>
          <table:table-cell office:value-type="float" office:value="0.005856608" calcext:value-type="float">
            <text:p>0.005856608</text:p>
          </table:table-cell>
          <table:table-cell office:value-type="float" office:value="0.01225653" calcext:value-type="float">
            <text:p>0.01225653</text:p>
          </table:table-cell>
          <table:table-cell office:value-type="float" office:value="0.01757442" calcext:value-type="float">
            <text:p>0.01757442</text:p>
          </table:table-cell>
          <table:table-cell office:value-type="float" office:value="0.130195" calcext:value-type="float">
            <text:p>0.130195</text:p>
          </table:table-cell>
          <table:table-cell office:value-type="float" office:value="0.02784708" calcext:value-type="float">
            <text:p>0.02784708</text:p>
          </table:table-cell>
          <table:table-cell office:value-type="float" office:value="0.01785634" calcext:value-type="float">
            <text:p>0.01785634</text:p>
          </table:table-cell>
          <table:table-cell office:value-type="float" office:value="0.01786192" calcext:value-type="float">
            <text:p>0.01786192</text:p>
          </table:table-cell>
          <table:table-cell office:value-type="float" office:value="0.3166535" calcext:value-type="float">
            <text:p>0.3166535</text:p>
          </table:table-cell>
          <table:table-cell office:value-type="float" office:value="0.3491575" calcext:value-type="float">
            <text:p>0.3491575</text:p>
          </table:table-cell>
          <table:table-cell office:value-type="float" office:value="0" calcext:value-type="float">
            <text:p>0</text:p>
          </table:table-cell>
          <table:table-cell office:value-type="float" office:value="1114.422" calcext:value-type="float">
            <text:p>1114.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47161" calcext:value-type="float">
            <text:p>9.647161</text:p>
          </table:table-cell>
          <table:table-cell office:value-type="float" office:value="0" calcext:value-type="float">
            <text:p>0</text:p>
          </table:table-cell>
          <table:table-cell office:value-type="float" office:value="-0.5664062" calcext:value-type="float">
            <text:p>-0.566406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18.894" calcext:value-type="float">
            <text:p>18.894</text:p>
          </table:table-cell>
          <table:table-cell office:value-type="float" office:value="1099.122" calcext:value-type="float">
            <text:p>1099.122</text:p>
          </table:table-cell>
          <table:table-cell office:value-type="float" office:value="0" calcext:value-type="float">
            <text:p>0</text:p>
          </table:table-cell>
          <table:table-cell office:value-type="float" office:value="-28.04373" calcext:value-type="float">
            <text:p>-28.04373</text:p>
          </table:table-cell>
          <table:table-cell office:value-type="float" office:value="0.2603181" calcext:value-type="float">
            <text:p>0.2603181</text:p>
          </table:table-cell>
          <table:table-cell office:value-type="float" office:value="0.530333" calcext:value-type="float">
            <text:p>0.530333</text:p>
          </table:table-cell>
          <table:table-cell office:value-type="float" office:value="0.3743181" calcext:value-type="float">
            <text:p>0.3743181</text:p>
          </table:table-cell>
          <table:table-cell office:value-type="float" office:value="0.001492624" calcext:value-type="float">
            <text:p>0.001492624</text:p>
          </table:table-cell>
          <table:table-cell office:value-type="float" office:value="0.4646444" calcext:value-type="float">
            <text:p>0.4646444</text:p>
          </table:table-cell>
          <table:table-cell office:value-type="float" office:value="0.1437135" calcext:value-type="float">
            <text:p>0.1437135</text:p>
          </table:table-cell>
          <table:table-cell office:value-type="float" office:value="-0.215724" calcext:value-type="float">
            <text:p>-0.215724</text:p>
          </table:table-cell>
          <table:table-cell office:value-type="float" office:value="0.001915149" calcext:value-type="float">
            <text:p>0.001915149</text:p>
          </table:table-cell>
          <table:table-cell office:value-type="float" office:value="0.00580802" calcext:value-type="float">
            <text:p>0.00580802</text:p>
          </table:table-cell>
          <table:table-cell office:value-type="float" office:value="18.10893" calcext:value-type="float">
            <text:p>18.10893</text:p>
          </table:table-cell>
          <table:table-cell office:value-type="float" office:value="0.2014388" calcext:value-type="float">
            <text:p>0.2014388</text:p>
          </table:table-cell>
          <table:table-cell office:value-type="float" office:value="0.06797317" calcext:value-type="float">
            <text:p>0.06797317</text:p>
          </table:table-cell>
          <table:table-cell office:value-type="float" office:value="0.05206095" calcext:value-type="float">
            <text:p>0.05206095</text:p>
          </table:table-cell>
          <table:table-cell office:value-type="float" office:value="0.03475115" calcext:value-type="float">
            <text:p>0.03475115</text:p>
          </table:table-cell>
          <table:table-cell office:value-type="float" office:value="0.03641529" calcext:value-type="float">
            <text:p>0.03641529</text:p>
          </table:table-cell>
          <table:table-cell office:value-type="float" office:value="0.01082464" calcext:value-type="float">
            <text:p>0.01082464</text:p>
          </table:table-cell>
          <table:table-cell office:value-type="float" office:value="0.006949892" calcext:value-type="float">
            <text:p>0.006949892</text:p>
          </table:table-cell>
          <table:table-cell office:value-type="float" office:value="0.01875249" calcext:value-type="float">
            <text:p>0.01875249</text:p>
          </table:table-cell>
          <table:table-cell office:value-type="float" office:value="0.01766123" calcext:value-type="float">
            <text:p>0.01766123</text:p>
          </table:table-cell>
          <table:table-cell office:value-type="float" office:value="0.01743683" calcext:value-type="float">
            <text:p>0.01743683</text:p>
          </table:table-cell>
          <table:table-cell office:value-type="float" office:value="0.01752019" calcext:value-type="float">
            <text:p>0.01752019</text:p>
          </table:table-cell>
          <table:table-cell office:value-type="float" office:value="0.01919747" calcext:value-type="float">
            <text:p>0.01919747</text:p>
          </table:table-cell>
          <table:table-cell office:value-type="float" office:value="0.005280185" calcext:value-type="float">
            <text:p>0.005280185</text:p>
          </table:table-cell>
          <table:table-cell office:value-type="float" office:value="0.005505941" calcext:value-type="float">
            <text:p>0.005505941</text:p>
          </table:table-cell>
          <table:table-cell office:value-type="float" office:value="0" calcext:value-type="float">
            <text:p>0</text:p>
          </table:table-cell>
          <table:table-cell office:value-type="float" office:value="0.4065461" calcext:value-type="float">
            <text:p>0.4065461</text:p>
          </table:table-cell>
          <table:table-cell office:value-type="float" office:value="0.01339501" calcext:value-type="float">
            <text:p>0.01339501</text:p>
          </table:table-cell>
          <table:table-cell office:value-type="float" office:value="0.01024678" calcext:value-type="float">
            <text:p>0.01024678</text:p>
          </table:table-cell>
          <table:table-cell office:value-type="float" office:value="0.008984289" calcext:value-type="float">
            <text:p>0.008984289</text:p>
          </table:table-cell>
          <table:table-cell office:value-type="float" office:value="0.008001456" calcext:value-type="float">
            <text:p>0.008001456</text:p>
          </table:table-cell>
          <table:table-cell office:value-type="float" office:value="0.005848949" calcext:value-type="float">
            <text:p>0.005848949</text:p>
          </table:table-cell>
          <table:table-cell office:value-type="float" office:value="0.01189318" calcext:value-type="float">
            <text:p>0.01189318</text:p>
          </table:table-cell>
          <table:table-cell office:value-type="float" office:value="0.01749874" calcext:value-type="float">
            <text:p>0.01749874</text:p>
          </table:table-cell>
          <table:table-cell office:value-type="float" office:value="0.130157" calcext:value-type="float">
            <text:p>0.130157</text:p>
          </table:table-cell>
          <table:table-cell office:value-type="float" office:value="0.02778232" calcext:value-type="float">
            <text:p>0.02778232</text:p>
          </table:table-cell>
          <table:table-cell office:value-type="float" office:value="0.01784703" calcext:value-type="float">
            <text:p>0.01784703</text:p>
          </table:table-cell>
          <table:table-cell office:value-type="float" office:value="0.01793724" calcext:value-type="float">
            <text:p>0.01793724</text:p>
          </table:table-cell>
          <table:table-cell office:value-type="float" office:value="0.3161749" calcext:value-type="float">
            <text:p>0.3161749</text:p>
          </table:table-cell>
          <table:table-cell office:value-type="float" office:value="0.3491622" calcext:value-type="float">
            <text:p>0.3491622</text:p>
          </table:table-cell>
          <table:table-cell office:value-type="float" office:value="0" calcext:value-type="float">
            <text:p>0</text:p>
          </table:table-cell>
          <table:table-cell office:value-type="float" office:value="1188.731" calcext:value-type="float">
            <text:p>1188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51973" calcext:value-type="float">
            <text:p>9.751973</text:p>
          </table:table-cell>
          <table:table-cell office:value-type="float" office:value="0" calcext:value-type="float">
            <text:p>0</text:p>
          </table:table-cell>
          <table:table-cell office:value-type="float" office:value="-0.5665014" calcext:value-type="float">
            <text:p>-0.566501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18.85776" calcext:value-type="float">
            <text:p>18.85776</text:p>
          </table:table-cell>
          <table:table-cell office:value-type="float" office:value="1099.106" calcext:value-type="float">
            <text:p>1099.106</text:p>
          </table:table-cell>
          <table:table-cell office:value-type="float" office:value="0" calcext:value-type="float">
            <text:p>0</text:p>
          </table:table-cell>
          <table:table-cell office:value-type="float" office:value="-28.33236" calcext:value-type="float">
            <text:p>-28.33236</text:p>
          </table:table-cell>
          <table:table-cell office:value-type="float" office:value="0.2989198" calcext:value-type="float">
            <text:p>0.2989198</text:p>
          </table:table-cell>
          <table:table-cell office:value-type="float" office:value="0.5152103" calcext:value-type="float">
            <text:p>0.5152103</text:p>
          </table:table-cell>
          <table:table-cell office:value-type="float" office:value="0.3743181" calcext:value-type="float">
            <text:p>0.3743181</text:p>
          </table:table-cell>
          <table:table-cell office:value-type="float" office:value="0.001492624" calcext:value-type="float">
            <text:p>0.001492624</text:p>
          </table:table-cell>
          <table:table-cell office:value-type="float" office:value="0.4646444" calcext:value-type="float">
            <text:p>0.4646444</text:p>
          </table:table-cell>
          <table:table-cell office:value-type="float" office:value="0.1437135" calcext:value-type="float">
            <text:p>0.1437135</text:p>
          </table:table-cell>
          <table:table-cell office:value-type="float" office:value="-0.2159483" calcext:value-type="float">
            <text:p>-0.2159483</text:p>
          </table:table-cell>
          <table:table-cell office:value-type="float" office:value="0.001936739" calcext:value-type="float">
            <text:p>0.001936739</text:p>
          </table:table-cell>
          <table:table-cell office:value-type="float" office:value="0.005810381" calcext:value-type="float">
            <text:p>0.005810381</text:p>
          </table:table-cell>
          <table:table-cell office:value-type="float" office:value="17.98418" calcext:value-type="float">
            <text:p>17.98418</text:p>
          </table:table-cell>
          <table:table-cell office:value-type="float" office:value="0.2293984" calcext:value-type="float">
            <text:p>0.2293984</text:p>
          </table:table-cell>
          <table:table-cell office:value-type="float" office:value="0.0660283" calcext:value-type="float">
            <text:p>0.0660283</text:p>
          </table:table-cell>
          <table:table-cell office:value-type="float" office:value="0.05308459" calcext:value-type="float">
            <text:p>0.05308459</text:p>
          </table:table-cell>
          <table:table-cell office:value-type="float" office:value="0.03508852" calcext:value-type="float">
            <text:p>0.03508852</text:p>
          </table:table-cell>
          <table:table-cell office:value-type="float" office:value="0.03658296" calcext:value-type="float">
            <text:p>0.03658296</text:p>
          </table:table-cell>
          <table:table-cell office:value-type="float" office:value="0.0108222" calcext:value-type="float">
            <text:p>0.0108222</text:p>
          </table:table-cell>
          <table:table-cell office:value-type="float" office:value="0.006879804" calcext:value-type="float">
            <text:p>0.006879804</text:p>
          </table:table-cell>
          <table:table-cell office:value-type="float" office:value="0.01870615" calcext:value-type="float">
            <text:p>0.01870615</text:p>
          </table:table-cell>
          <table:table-cell office:value-type="float" office:value="0.01760969" calcext:value-type="float">
            <text:p>0.01760969</text:p>
          </table:table-cell>
          <table:table-cell office:value-type="float" office:value="0.01741717" calcext:value-type="float">
            <text:p>0.01741717</text:p>
          </table:table-cell>
          <table:table-cell office:value-type="float" office:value="0.01756772" calcext:value-type="float">
            <text:p>0.01756772</text:p>
          </table:table-cell>
          <table:table-cell office:value-type="float" office:value="0.01919094" calcext:value-type="float">
            <text:p>0.01919094</text:p>
          </table:table-cell>
          <table:table-cell office:value-type="float" office:value="0.005275297" calcext:value-type="float">
            <text:p>0.005275297</text:p>
          </table:table-cell>
          <table:table-cell office:value-type="float" office:value="0.005503114" calcext:value-type="float">
            <text:p>0.005503114</text:p>
          </table:table-cell>
          <table:table-cell office:value-type="float" office:value="0" calcext:value-type="float">
            <text:p>0</text:p>
          </table:table-cell>
          <table:table-cell office:value-type="float" office:value="0.4378812" calcext:value-type="float">
            <text:p>0.4378812</text:p>
          </table:table-cell>
          <table:table-cell office:value-type="float" office:value="0.01205173" calcext:value-type="float">
            <text:p>0.01205173</text:p>
          </table:table-cell>
          <table:table-cell office:value-type="float" office:value="0.009116793" calcext:value-type="float">
            <text:p>0.009116793</text:p>
          </table:table-cell>
          <table:table-cell office:value-type="float" office:value="0.00848134" calcext:value-type="float">
            <text:p>0.00848134</text:p>
          </table:table-cell>
          <table:table-cell office:value-type="float" office:value="0.007704611" calcext:value-type="float">
            <text:p>0.007704611</text:p>
          </table:table-cell>
          <table:table-cell office:value-type="float" office:value="0.005754973" calcext:value-type="float">
            <text:p>0.005754973</text:p>
          </table:table-cell>
          <table:table-cell office:value-type="float" office:value="0.01136132" calcext:value-type="float">
            <text:p>0.01136132</text:p>
          </table:table-cell>
          <table:table-cell office:value-type="float" office:value="0.01737819" calcext:value-type="float">
            <text:p>0.01737819</text:p>
          </table:table-cell>
          <table:table-cell office:value-type="float" office:value="0.1300883" calcext:value-type="float">
            <text:p>0.1300883</text:p>
          </table:table-cell>
          <table:table-cell office:value-type="float" office:value="0.02771748" calcext:value-type="float">
            <text:p>0.02771748</text:p>
          </table:table-cell>
          <table:table-cell office:value-type="float" office:value="0.01783845" calcext:value-type="float">
            <text:p>0.01783845</text:p>
          </table:table-cell>
          <table:table-cell office:value-type="float" office:value="0.01808646" calcext:value-type="float">
            <text:p>0.01808646</text:p>
          </table:table-cell>
          <table:table-cell office:value-type="float" office:value="0.315692" calcext:value-type="float">
            <text:p>0.315692</text:p>
          </table:table-cell>
          <table:table-cell office:value-type="float" office:value="0.3491669" calcext:value-type="float">
            <text:p>0.3491669</text:p>
          </table:table-cell>
          <table:table-cell office:value-type="float" office:value="0" calcext:value-type="float">
            <text:p>0</text:p>
          </table:table-cell>
          <table:table-cell office:value-type="float" office:value="1397.771" calcext:value-type="float">
            <text:p>1397.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207" calcext:value-type="float">
            <text:p>9.87207</text:p>
          </table:table-cell>
          <table:table-cell office:value-type="float" office:value="0" calcext:value-type="float">
            <text:p>0</text:p>
          </table:table-cell>
          <table:table-cell office:value-type="float" office:value="-0.5666435" calcext:value-type="float">
            <text:p>-0.566643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18.75088" calcext:value-type="float">
            <text:p>18.75088</text:p>
          </table:table-cell>
          <table:table-cell office:value-type="float" office:value="1099.111" calcext:value-type="float">
            <text:p>1099.111</text:p>
          </table:table-cell>
          <table:table-cell office:value-type="float" office:value="0" calcext:value-type="float">
            <text:p>0</text:p>
          </table:table-cell>
          <table:table-cell office:value-type="float" office:value="-28.6825" calcext:value-type="float">
            <text:p>-28.6825</text:p>
          </table:table-cell>
          <table:table-cell office:value-type="float" office:value="0.2718781" calcext:value-type="float">
            <text:p>0.2718781</text:p>
          </table:table-cell>
          <table:table-cell office:value-type="float" office:value="0.5090389" calcext:value-type="float">
            <text:p>0.5090389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65715" calcext:value-type="float">
            <text:p>0.001565715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37773" calcext:value-type="float">
            <text:p>0.1437773</text:p>
          </table:table-cell>
          <table:table-cell office:value-type="float" office:value="-0.216803" calcext:value-type="float">
            <text:p>-0.216803</text:p>
          </table:table-cell>
          <table:table-cell office:value-type="float" office:value="0.001951612" calcext:value-type="float">
            <text:p>0.001951612</text:p>
          </table:table-cell>
          <table:table-cell office:value-type="float" office:value="0.005812766" calcext:value-type="float">
            <text:p>0.005812766</text:p>
          </table:table-cell>
          <table:table-cell office:value-type="float" office:value="17.89123" calcext:value-type="float">
            <text:p>17.89123</text:p>
          </table:table-cell>
          <table:table-cell office:value-type="float" office:value="0.5552236" calcext:value-type="float">
            <text:p>0.5552236</text:p>
          </table:table-cell>
          <table:table-cell office:value-type="float" office:value="0.2487181" calcext:value-type="float">
            <text:p>0.2487181</text:p>
          </table:table-cell>
          <table:table-cell office:value-type="float" office:value="0.05752254" calcext:value-type="float">
            <text:p>0.05752254</text:p>
          </table:table-cell>
          <table:table-cell office:value-type="float" office:value="0.03668452" calcext:value-type="float">
            <text:p>0.03668452</text:p>
          </table:table-cell>
          <table:table-cell office:value-type="float" office:value="0.03777926" calcext:value-type="float">
            <text:p>0.03777926</text:p>
          </table:table-cell>
          <table:table-cell office:value-type="float" office:value="0.01099168" calcext:value-type="float">
            <text:p>0.01099168</text:p>
          </table:table-cell>
          <table:table-cell office:value-type="float" office:value="0.007334553" calcext:value-type="float">
            <text:p>0.007334553</text:p>
          </table:table-cell>
          <table:table-cell office:value-type="float" office:value="0.01867452" calcext:value-type="float">
            <text:p>0.01867452</text:p>
          </table:table-cell>
          <table:table-cell office:value-type="float" office:value="0.01755914" calcext:value-type="float">
            <text:p>0.01755914</text:p>
          </table:table-cell>
          <table:table-cell office:value-type="float" office:value="0.01739524" calcext:value-type="float">
            <text:p>0.01739524</text:p>
          </table:table-cell>
          <table:table-cell office:value-type="float" office:value="0.01761521" calcext:value-type="float">
            <text:p>0.01761521</text:p>
          </table:table-cell>
          <table:table-cell office:value-type="float" office:value="0.01918293" calcext:value-type="float">
            <text:p>0.01918293</text:p>
          </table:table-cell>
          <table:table-cell office:value-type="float" office:value="0.005270496" calcext:value-type="float">
            <text:p>0.005270496</text:p>
          </table:table-cell>
          <table:table-cell office:value-type="float" office:value="0.005500263" calcext:value-type="float">
            <text:p>0.005500263</text:p>
          </table:table-cell>
          <table:table-cell office:value-type="float" office:value="0" calcext:value-type="float">
            <text:p>0</text:p>
          </table:table-cell>
          <table:table-cell office:value-type="float" office:value="0.4503573" calcext:value-type="float">
            <text:p>0.4503573</text:p>
          </table:table-cell>
          <table:table-cell office:value-type="float" office:value="0.07753056" calcext:value-type="float">
            <text:p>0.07753056</text:p>
          </table:table-cell>
          <table:table-cell office:value-type="float" office:value="0.01611947" calcext:value-type="float">
            <text:p>0.01611947</text:p>
          </table:table-cell>
          <table:table-cell office:value-type="float" office:value="0.009240015" calcext:value-type="float">
            <text:p>0.009240015</text:p>
          </table:table-cell>
          <table:table-cell office:value-type="float" office:value="0.007630675" calcext:value-type="float">
            <text:p>0.007630675</text:p>
          </table:table-cell>
          <table:table-cell office:value-type="float" office:value="0.005605528" calcext:value-type="float">
            <text:p>0.005605528</text:p>
          </table:table-cell>
          <table:table-cell office:value-type="float" office:value="0.01274276" calcext:value-type="float">
            <text:p>0.01274276</text:p>
          </table:table-cell>
          <table:table-cell office:value-type="float" office:value="0.01730863" calcext:value-type="float">
            <text:p>0.01730863</text:p>
          </table:table-cell>
          <table:table-cell office:value-type="float" office:value="0.129987" calcext:value-type="float">
            <text:p>0.129987</text:p>
          </table:table-cell>
          <table:table-cell office:value-type="float" office:value="0.0276306" calcext:value-type="float">
            <text:p>0.0276306</text:p>
          </table:table-cell>
          <table:table-cell office:value-type="float" office:value="0.01782938" calcext:value-type="float">
            <text:p>0.01782938</text:p>
          </table:table-cell>
          <table:table-cell office:value-type="float" office:value="0.0184673" calcext:value-type="float">
            <text:p>0.0184673</text:p>
          </table:table-cell>
          <table:table-cell office:value-type="float" office:value="0.3152542" calcext:value-type="float">
            <text:p>0.3152542</text:p>
          </table:table-cell>
          <table:table-cell office:value-type="float" office:value="0.3491716" calcext:value-type="float">
            <text:p>0.3491716</text:p>
          </table:table-cell>
          <table:table-cell office:value-type="float" office:value="0" calcext:value-type="float">
            <text:p>0</text:p>
          </table:table-cell>
          <table:table-cell office:value-type="float" office:value="1203.925" calcext:value-type="float">
            <text:p>1203.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95869" calcext:value-type="float">
            <text:p>9.995869</text:p>
          </table:table-cell>
          <table:table-cell office:value-type="float" office:value="0" calcext:value-type="float">
            <text:p>0</text:p>
          </table:table-cell>
          <table:table-cell office:value-type="float" office:value="-0.5777437" calcext:value-type="float">
            <text:p>-0.57774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18.68237" calcext:value-type="float">
            <text:p>18.68237</text:p>
          </table:table-cell>
          <table:table-cell office:value-type="float" office:value="1099.12" calcext:value-type="float">
            <text:p>1099.12</text:p>
          </table:table-cell>
          <table:table-cell office:value-type="float" office:value="0" calcext:value-type="float">
            <text:p>0</text:p>
          </table:table-cell>
          <table:table-cell office:value-type="float" office:value="-29.00729" calcext:value-type="float">
            <text:p>-29.00729</text:p>
          </table:table-cell>
          <table:table-cell office:value-type="float" office:value="0.2338782" calcext:value-type="float">
            <text:p>0.2338782</text:p>
          </table:table-cell>
          <table:table-cell office:value-type="float" office:value="0.521843" calcext:value-type="float">
            <text:p>0.521843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65715" calcext:value-type="float">
            <text:p>0.001565715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37773" calcext:value-type="float">
            <text:p>0.1437773</text:p>
          </table:table-cell>
          <table:table-cell office:value-type="float" office:value="-0.2184058" calcext:value-type="float">
            <text:p>-0.2184058</text:p>
          </table:table-cell>
          <table:table-cell office:value-type="float" office:value="0.001959943" calcext:value-type="float">
            <text:p>0.001959943</text:p>
          </table:table-cell>
          <table:table-cell office:value-type="float" office:value="0.005815259" calcext:value-type="float">
            <text:p>0.005815259</text:p>
          </table:table-cell>
          <table:table-cell office:value-type="float" office:value="17.94435" calcext:value-type="float">
            <text:p>17.94435</text:p>
          </table:table-cell>
          <table:table-cell office:value-type="float" office:value="0.3265661" calcext:value-type="float">
            <text:p>0.3265661</text:p>
          </table:table-cell>
          <table:table-cell office:value-type="float" office:value="0.1169752" calcext:value-type="float">
            <text:p>0.1169752</text:p>
          </table:table-cell>
          <table:table-cell office:value-type="float" office:value="0.05733809" calcext:value-type="float">
            <text:p>0.05733809</text:p>
          </table:table-cell>
          <table:table-cell office:value-type="float" office:value="0.03679242" calcext:value-type="float">
            <text:p>0.03679242</text:p>
          </table:table-cell>
          <table:table-cell office:value-type="float" office:value="0.03801981" calcext:value-type="float">
            <text:p>0.03801981</text:p>
          </table:table-cell>
          <table:table-cell office:value-type="float" office:value="0.01105897" calcext:value-type="float">
            <text:p>0.01105897</text:p>
          </table:table-cell>
          <table:table-cell office:value-type="float" office:value="0.007344747" calcext:value-type="float">
            <text:p>0.007344747</text:p>
          </table:table-cell>
          <table:table-cell office:value-type="float" office:value="0.01868106" calcext:value-type="float">
            <text:p>0.01868106</text:p>
          </table:table-cell>
          <table:table-cell office:value-type="float" office:value="0.01752107" calcext:value-type="float">
            <text:p>0.01752107</text:p>
          </table:table-cell>
          <table:table-cell office:value-type="float" office:value="0.01737722" calcext:value-type="float">
            <text:p>0.01737722</text:p>
          </table:table-cell>
          <table:table-cell office:value-type="float" office:value="0.01766386" calcext:value-type="float">
            <text:p>0.01766386</text:p>
          </table:table-cell>
          <table:table-cell office:value-type="float" office:value="0.01917524" calcext:value-type="float">
            <text:p>0.01917524</text:p>
          </table:table-cell>
          <table:table-cell office:value-type="float" office:value="0.005265819" calcext:value-type="float">
            <text:p>0.005265819</text:p>
          </table:table-cell>
          <table:table-cell office:value-type="float" office:value="0.00549743" calcext:value-type="float">
            <text:p>0.00549743</text:p>
          </table:table-cell>
          <table:table-cell office:value-type="float" office:value="0" calcext:value-type="float">
            <text:p>0</text:p>
          </table:table-cell>
          <table:table-cell office:value-type="float" office:value="0.4426115" calcext:value-type="float">
            <text:p>0.4426115</text:p>
          </table:table-cell>
          <table:table-cell office:value-type="float" office:value="0.02157191" calcext:value-type="float">
            <text:p>0.02157191</text:p>
          </table:table-cell>
          <table:table-cell office:value-type="float" office:value="0.01258052" calcext:value-type="float">
            <text:p>0.01258052</text:p>
          </table:table-cell>
          <table:table-cell office:value-type="float" office:value="0.009044722" calcext:value-type="float">
            <text:p>0.009044722</text:p>
          </table:table-cell>
          <table:table-cell office:value-type="float" office:value="0.007735553" calcext:value-type="float">
            <text:p>0.007735553</text:p>
          </table:table-cell>
          <table:table-cell office:value-type="float" office:value="0.005547075" calcext:value-type="float">
            <text:p>0.005547075</text:p>
          </table:table-cell>
          <table:table-cell office:value-type="float" office:value="0.01277344" calcext:value-type="float">
            <text:p>0.01277344</text:p>
          </table:table-cell>
          <table:table-cell office:value-type="float" office:value="0.01736025" calcext:value-type="float">
            <text:p>0.01736025</text:p>
          </table:table-cell>
          <table:table-cell office:value-type="float" office:value="0.1299487" calcext:value-type="float">
            <text:p>0.1299487</text:p>
          </table:table-cell>
          <table:table-cell office:value-type="float" office:value="0.02758356" calcext:value-type="float">
            <text:p>0.02758356</text:p>
          </table:table-cell>
          <table:table-cell office:value-type="float" office:value="0.01784347" calcext:value-type="float">
            <text:p>0.01784347</text:p>
          </table:table-cell>
          <table:table-cell office:value-type="float" office:value="0.01967662" calcext:value-type="float">
            <text:p>0.01967662</text:p>
          </table:table-cell>
          <table:table-cell office:value-type="float" office:value="0.3148769" calcext:value-type="float">
            <text:p>0.3148769</text:p>
          </table:table-cell>
          <table:table-cell office:value-type="float" office:value="0.3491762" calcext:value-type="float">
            <text:p>0.3491762</text:p>
          </table:table-cell>
          <table:table-cell office:value-type="float" office:value="0" calcext:value-type="float">
            <text:p>0</text:p>
          </table:table-cell>
          <table:table-cell office:value-type="float" office:value="1045.957" calcext:value-type="float">
            <text:p>1045.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8544" calcext:value-type="float">
            <text:p>10.08544</text:p>
          </table:table-cell>
          <table:table-cell office:value-type="float" office:value="0" calcext:value-type="float">
            <text:p>0</text:p>
          </table:table-cell>
          <table:table-cell office:value-type="float" office:value="-0.5896053" calcext:value-type="float">
            <text:p>-0.589605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18.60769" calcext:value-type="float">
            <text:p>18.60769</text:p>
          </table:table-cell>
          <table:table-cell office:value-type="float" office:value="1099.12" calcext:value-type="float">
            <text:p>1099.12</text:p>
          </table:table-cell>
          <table:table-cell office:value-type="float" office:value="0" calcext:value-type="float">
            <text:p>0</text:p>
          </table:table-cell>
          <table:table-cell office:value-type="float" office:value="-29.34912" calcext:value-type="float">
            <text:p>-29.34912</text:p>
          </table:table-cell>
          <table:table-cell office:value-type="float" office:value="0.2222837" calcext:value-type="float">
            <text:p>0.2222837</text:p>
          </table:table-cell>
          <table:table-cell office:value-type="float" office:value="0.5246847" calcext:value-type="float">
            <text:p>0.5246847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65715" calcext:value-type="float">
            <text:p>0.001565715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37773" calcext:value-type="float">
            <text:p>0.1437773</text:p>
          </table:table-cell>
          <table:table-cell office:value-type="float" office:value="-0.2187341" calcext:value-type="float">
            <text:p>-0.2187341</text:p>
          </table:table-cell>
          <table:table-cell office:value-type="float" office:value="0.001972721" calcext:value-type="float">
            <text:p>0.001972721</text:p>
          </table:table-cell>
          <table:table-cell office:value-type="float" office:value="0.005817718" calcext:value-type="float">
            <text:p>0.005817718</text:p>
          </table:table-cell>
          <table:table-cell office:value-type="float" office:value="17.92257" calcext:value-type="float">
            <text:p>17.92257</text:p>
          </table:table-cell>
          <table:table-cell office:value-type="float" office:value="0.2459562" calcext:value-type="float">
            <text:p>0.2459562</text:p>
          </table:table-cell>
          <table:table-cell office:value-type="float" office:value="0.09223036" calcext:value-type="float">
            <text:p>0.09223036</text:p>
          </table:table-cell>
          <table:table-cell office:value-type="float" office:value="0.05588773" calcext:value-type="float">
            <text:p>0.05588773</text:p>
          </table:table-cell>
          <table:table-cell office:value-type="float" office:value="0.03646222" calcext:value-type="float">
            <text:p>0.03646222</text:p>
          </table:table-cell>
          <table:table-cell office:value-type="float" office:value="0.03778212" calcext:value-type="float">
            <text:p>0.03778212</text:p>
          </table:table-cell>
          <table:table-cell office:value-type="float" office:value="0.0110533" calcext:value-type="float">
            <text:p>0.0110533</text:p>
          </table:table-cell>
          <table:table-cell office:value-type="float" office:value="0.007312062" calcext:value-type="float">
            <text:p>0.007312062</text:p>
          </table:table-cell>
          <table:table-cell office:value-type="float" office:value="0.018686" calcext:value-type="float">
            <text:p>0.018686</text:p>
          </table:table-cell>
          <table:table-cell office:value-type="float" office:value="0.01749094" calcext:value-type="float">
            <text:p>0.01749094</text:p>
          </table:table-cell>
          <table:table-cell office:value-type="float" office:value="0.01736284" calcext:value-type="float">
            <text:p>0.01736284</text:p>
          </table:table-cell>
          <table:table-cell office:value-type="float" office:value="0.01771277" calcext:value-type="float">
            <text:p>0.01771277</text:p>
          </table:table-cell>
          <table:table-cell office:value-type="float" office:value="0.01916977" calcext:value-type="float">
            <text:p>0.01916977</text:p>
          </table:table-cell>
          <table:table-cell office:value-type="float" office:value="0.005261166" calcext:value-type="float">
            <text:p>0.005261166</text:p>
          </table:table-cell>
          <table:table-cell office:value-type="float" office:value="0.005494599" calcext:value-type="float">
            <text:p>0.005494599</text:p>
          </table:table-cell>
          <table:table-cell office:value-type="float" office:value="0" calcext:value-type="float">
            <text:p>0</text:p>
          </table:table-cell>
          <table:table-cell office:value-type="float" office:value="0.3408189" calcext:value-type="float">
            <text:p>0.3408189</text:p>
          </table:table-cell>
          <table:table-cell office:value-type="float" office:value="0.01498368" calcext:value-type="float">
            <text:p>0.01498368</text:p>
          </table:table-cell>
          <table:table-cell office:value-type="float" office:value="0.01128256" calcext:value-type="float">
            <text:p>0.01128256</text:p>
          </table:table-cell>
          <table:table-cell office:value-type="float" office:value="0.008866621" calcext:value-type="float">
            <text:p>0.008866621</text:p>
          </table:table-cell>
          <table:table-cell office:value-type="float" office:value="0.007722378" calcext:value-type="float">
            <text:p>0.007722378</text:p>
          </table:table-cell>
          <table:table-cell office:value-type="float" office:value="0.005525124" calcext:value-type="float">
            <text:p>0.005525124</text:p>
          </table:table-cell>
          <table:table-cell office:value-type="float" office:value="0.01195217" calcext:value-type="float">
            <text:p>0.01195217</text:p>
          </table:table-cell>
          <table:table-cell office:value-type="float" office:value="0.01736369" calcext:value-type="float">
            <text:p>0.01736369</text:p>
          </table:table-cell>
          <table:table-cell office:value-type="float" office:value="0.1299361" calcext:value-type="float">
            <text:p>0.1299361</text:p>
          </table:table-cell>
          <table:table-cell office:value-type="float" office:value="0.02755269" calcext:value-type="float">
            <text:p>0.02755269</text:p>
          </table:table-cell>
          <table:table-cell office:value-type="float" office:value="0.01786871" calcext:value-type="float">
            <text:p>0.01786871</text:p>
          </table:table-cell>
          <table:table-cell office:value-type="float" office:value="0.02130958" calcext:value-type="float">
            <text:p>0.02130958</text:p>
          </table:table-cell>
          <table:table-cell office:value-type="float" office:value="0.3144962" calcext:value-type="float">
            <text:p>0.3144962</text:p>
          </table:table-cell>
          <table:table-cell office:value-type="float" office:value="0.3491809" calcext:value-type="float">
            <text:p>0.3491809</text:p>
          </table:table-cell>
          <table:table-cell office:value-type="float" office:value="0" calcext:value-type="float">
            <text:p>0</text:p>
          </table:table-cell>
          <table:table-cell office:value-type="float" office:value="1005.482" calcext:value-type="float">
            <text:p>1005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8733" calcext:value-type="float">
            <text:p>10.18733</text:p>
          </table:table-cell>
          <table:table-cell office:value-type="float" office:value="0" calcext:value-type="float">
            <text:p>0</text:p>
          </table:table-cell>
          <table:table-cell office:value-type="float" office:value="-0.5897526" calcext:value-type="float">
            <text:p>-0.58975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18.53014" calcext:value-type="float">
            <text:p>18.53014</text:p>
          </table:table-cell>
          <table:table-cell office:value-type="float" office:value="1099.105" calcext:value-type="float">
            <text:p>1099.105</text:p>
          </table:table-cell>
          <table:table-cell office:value-type="float" office:value="0" calcext:value-type="float">
            <text:p>0</text:p>
          </table:table-cell>
          <table:table-cell office:value-type="float" office:value="-29.67591" calcext:value-type="float">
            <text:p>-29.67591</text:p>
          </table:table-cell>
          <table:table-cell office:value-type="float" office:value="0.2549163" calcext:value-type="float">
            <text:p>0.2549163</text:p>
          </table:table-cell>
          <table:table-cell office:value-type="float" office:value="0.5133929" calcext:value-type="float">
            <text:p>0.5133929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65715" calcext:value-type="float">
            <text:p>0.001565715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37773" calcext:value-type="float">
            <text:p>0.1437773</text:p>
          </table:table-cell>
          <table:table-cell office:value-type="float" office:value="-0.218925" calcext:value-type="float">
            <text:p>-0.218925</text:p>
          </table:table-cell>
          <table:table-cell office:value-type="float" office:value="0.001991834" calcext:value-type="float">
            <text:p>0.001991834</text:p>
          </table:table-cell>
          <table:table-cell office:value-type="float" office:value="0.005820177" calcext:value-type="float">
            <text:p>0.005820177</text:p>
          </table:table-cell>
          <table:table-cell office:value-type="float" office:value="17.81013" calcext:value-type="float">
            <text:p>17.81013</text:p>
          </table:table-cell>
          <table:table-cell office:value-type="float" office:value="0.2712364" calcext:value-type="float">
            <text:p>0.2712364</text:p>
          </table:table-cell>
          <table:table-cell office:value-type="float" office:value="0.08018549" calcext:value-type="float">
            <text:p>0.08018549</text:p>
          </table:table-cell>
          <table:table-cell office:value-type="float" office:value="0.05546002" calcext:value-type="float">
            <text:p>0.05546002</text:p>
          </table:table-cell>
          <table:table-cell office:value-type="float" office:value="0.03633568" calcext:value-type="float">
            <text:p>0.03633568</text:p>
          </table:table-cell>
          <table:table-cell office:value-type="float" office:value="0.03762277" calcext:value-type="float">
            <text:p>0.03762277</text:p>
          </table:table-cell>
          <table:table-cell office:value-type="float" office:value="0.01103442" calcext:value-type="float">
            <text:p>0.01103442</text:p>
          </table:table-cell>
          <table:table-cell office:value-type="float" office:value="0.007244021" calcext:value-type="float">
            <text:p>0.007244021</text:p>
          </table:table-cell>
          <table:table-cell office:value-type="float" office:value="0.01867851" calcext:value-type="float">
            <text:p>0.01867851</text:p>
          </table:table-cell>
          <table:table-cell office:value-type="float" office:value="0.01746486" calcext:value-type="float">
            <text:p>0.01746486</text:p>
          </table:table-cell>
          <table:table-cell office:value-type="float" office:value="0.01735114" calcext:value-type="float">
            <text:p>0.01735114</text:p>
          </table:table-cell>
          <table:table-cell office:value-type="float" office:value="0.01776175" calcext:value-type="float">
            <text:p>0.01776175</text:p>
          </table:table-cell>
          <table:table-cell office:value-type="float" office:value="0.01916537" calcext:value-type="float">
            <text:p>0.01916537</text:p>
          </table:table-cell>
          <table:table-cell office:value-type="float" office:value="0.005256536" calcext:value-type="float">
            <text:p>0.005256536</text:p>
          </table:table-cell>
          <table:table-cell office:value-type="float" office:value="0.005491769" calcext:value-type="float">
            <text:p>0.005491769</text:p>
          </table:table-cell>
          <table:table-cell office:value-type="float" office:value="0" calcext:value-type="float">
            <text:p>0</text:p>
          </table:table-cell>
          <table:table-cell office:value-type="float" office:value="0.3911676" calcext:value-type="float">
            <text:p>0.3911676</text:p>
          </table:table-cell>
          <table:table-cell office:value-type="float" office:value="0.01275597" calcext:value-type="float">
            <text:p>0.01275597</text:p>
          </table:table-cell>
          <table:table-cell office:value-type="float" office:value="0.009768586" calcext:value-type="float">
            <text:p>0.009768586</text:p>
          </table:table-cell>
          <table:table-cell office:value-type="float" office:value="0.008494876" calcext:value-type="float">
            <text:p>0.008494876</text:p>
          </table:table-cell>
          <table:table-cell office:value-type="float" office:value="0.007560873" calcext:value-type="float">
            <text:p>0.007560873</text:p>
          </table:table-cell>
          <table:table-cell office:value-type="float" office:value="0.005479043" calcext:value-type="float">
            <text:p>0.005479043</text:p>
          </table:table-cell>
          <table:table-cell office:value-type="float" office:value="0.01095123" calcext:value-type="float">
            <text:p>0.01095123</text:p>
          </table:table-cell>
          <table:table-cell office:value-type="float" office:value="0.01731278" calcext:value-type="float">
            <text:p>0.01731278</text:p>
          </table:table-cell>
          <table:table-cell office:value-type="float" office:value="0.1299256" calcext:value-type="float">
            <text:p>0.1299256</text:p>
          </table:table-cell>
          <table:table-cell office:value-type="float" office:value="0.02752642" calcext:value-type="float">
            <text:p>0.02752642</text:p>
          </table:table-cell>
          <table:table-cell office:value-type="float" office:value="0.01789716" calcext:value-type="float">
            <text:p>0.01789716</text:p>
          </table:table-cell>
          <table:table-cell office:value-type="float" office:value="0.02292236" calcext:value-type="float">
            <text:p>0.02292236</text:p>
          </table:table-cell>
          <table:table-cell office:value-type="float" office:value="0.3141151" calcext:value-type="float">
            <text:p>0.3141151</text:p>
          </table:table-cell>
          <table:table-cell office:value-type="float" office:value="0.3491855" calcext:value-type="float">
            <text:p>0.3491855</text:p>
          </table:table-cell>
          <table:table-cell office:value-type="float" office:value="0" calcext:value-type="float">
            <text:p>0</text:p>
          </table:table-cell>
          <table:table-cell office:value-type="float" office:value="1223.718" calcext:value-type="float">
            <text:p>1223.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0734" calcext:value-type="float">
            <text:p>10.30734</text:p>
          </table:table-cell>
          <table:table-cell office:value-type="float" office:value="0" calcext:value-type="float">
            <text:p>0</text:p>
          </table:table-cell>
          <table:table-cell office:value-type="float" office:value="-0.5898956" calcext:value-type="float">
            <text:p>-0.589895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18.4257" calcext:value-type="float">
            <text:p>18.4257</text:p>
          </table:table-cell>
          <table:table-cell office:value-type="float" office:value="1099.087" calcext:value-type="float">
            <text:p>1099.087</text:p>
          </table:table-cell>
          <table:table-cell office:value-type="float" office:value="0" calcext:value-type="float">
            <text:p>0</text:p>
          </table:table-cell>
          <table:table-cell office:value-type="float" office:value="-29.99745" calcext:value-type="float">
            <text:p>-29.99745</text:p>
          </table:table-cell>
          <table:table-cell office:value-type="float" office:value="0.322233" calcext:value-type="float">
            <text:p>0.322233</text:p>
          </table:table-cell>
          <table:table-cell office:value-type="float" office:value="0.5056448" calcext:value-type="float">
            <text:p>0.5056448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65715" calcext:value-type="float">
            <text:p>0.001565715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37773" calcext:value-type="float">
            <text:p>0.1437773</text:p>
          </table:table-cell>
          <table:table-cell office:value-type="float" office:value="-0.2190891" calcext:value-type="float">
            <text:p>-0.2190891</text:p>
          </table:table-cell>
          <table:table-cell office:value-type="float" office:value="0.002009995" calcext:value-type="float">
            <text:p>0.002009995</text:p>
          </table:table-cell>
          <table:table-cell office:value-type="float" office:value="0.005822625" calcext:value-type="float">
            <text:p>0.005822625</text:p>
          </table:table-cell>
          <table:table-cell office:value-type="float" office:value="17.61295" calcext:value-type="float">
            <text:p>17.61295</text:p>
          </table:table-cell>
          <table:table-cell office:value-type="float" office:value="0.3300823" calcext:value-type="float">
            <text:p>0.3300823</text:p>
          </table:table-cell>
          <table:table-cell office:value-type="float" office:value="0.07739121" calcext:value-type="float">
            <text:p>0.07739121</text:p>
          </table:table-cell>
          <table:table-cell office:value-type="float" office:value="0.05748022" calcext:value-type="float">
            <text:p>0.05748022</text:p>
          </table:table-cell>
          <table:table-cell office:value-type="float" office:value="0.03704678" calcext:value-type="float">
            <text:p>0.03704678</text:p>
          </table:table-cell>
          <table:table-cell office:value-type="float" office:value="0.03812767" calcext:value-type="float">
            <text:p>0.03812767</text:p>
          </table:table-cell>
          <table:table-cell office:value-type="float" office:value="0.01109895" calcext:value-type="float">
            <text:p>0.01109895</text:p>
          </table:table-cell>
          <table:table-cell office:value-type="float" office:value="0.007186814" calcext:value-type="float">
            <text:p>0.007186814</text:p>
          </table:table-cell>
          <table:table-cell office:value-type="float" office:value="0.01865304" calcext:value-type="float">
            <text:p>0.01865304</text:p>
          </table:table-cell>
          <table:table-cell office:value-type="float" office:value="0.01743772" calcext:value-type="float">
            <text:p>0.01743772</text:p>
          </table:table-cell>
          <table:table-cell office:value-type="float" office:value="0.01733913" calcext:value-type="float">
            <text:p>0.01733913</text:p>
          </table:table-cell>
          <table:table-cell office:value-type="float" office:value="0.01781041" calcext:value-type="float">
            <text:p>0.01781041</text:p>
          </table:table-cell>
          <table:table-cell office:value-type="float" office:value="0.01916187" calcext:value-type="float">
            <text:p>0.01916187</text:p>
          </table:table-cell>
          <table:table-cell office:value-type="float" office:value="0.005251911" calcext:value-type="float">
            <text:p>0.005251911</text:p>
          </table:table-cell>
          <table:table-cell office:value-type="float" office:value="0.00548894" calcext:value-type="float">
            <text:p>0.00548894</text:p>
          </table:table-cell>
          <table:table-cell office:value-type="float" office:value="0" calcext:value-type="float">
            <text:p>0</text:p>
          </table:table-cell>
          <table:table-cell office:value-type="float" office:value="0.5356359" calcext:value-type="float">
            <text:p>0.5356359</text:p>
          </table:table-cell>
          <table:table-cell office:value-type="float" office:value="0.01210526" calcext:value-type="float">
            <text:p>0.01210526</text:p>
          </table:table-cell>
          <table:table-cell office:value-type="float" office:value="0.008611313" calcext:value-type="float">
            <text:p>0.008611313</text:p>
          </table:table-cell>
          <table:table-cell office:value-type="float" office:value="0.007959622" calcext:value-type="float">
            <text:p>0.007959622</text:p>
          </table:table-cell>
          <table:table-cell office:value-type="float" office:value="0.007269415" calcext:value-type="float">
            <text:p>0.007269415</text:p>
          </table:table-cell>
          <table:table-cell office:value-type="float" office:value="0.005387009" calcext:value-type="float">
            <text:p>0.005387009</text:p>
          </table:table-cell>
          <table:table-cell office:value-type="float" office:value="0.009935084" calcext:value-type="float">
            <text:p>0.009935084</text:p>
          </table:table-cell>
          <table:table-cell office:value-type="float" office:value="0.01720003" calcext:value-type="float">
            <text:p>0.01720003</text:p>
          </table:table-cell>
          <table:table-cell office:value-type="float" office:value="0.1298995" calcext:value-type="float">
            <text:p>0.1298995</text:p>
          </table:table-cell>
          <table:table-cell office:value-type="float" office:value="0.02749735" calcext:value-type="float">
            <text:p>0.02749735</text:p>
          </table:table-cell>
          <table:table-cell office:value-type="float" office:value="0.0179219" calcext:value-type="float">
            <text:p>0.0179219</text:p>
          </table:table-cell>
          <table:table-cell office:value-type="float" office:value="0.02453684" calcext:value-type="float">
            <text:p>0.02453684</text:p>
          </table:table-cell>
          <table:table-cell office:value-type="float" office:value="0.3137168" calcext:value-type="float">
            <text:p>0.3137168</text:p>
          </table:table-cell>
          <table:table-cell office:value-type="float" office:value="0.3491901" calcext:value-type="float">
            <text:p>0.3491901</text:p>
          </table:table-cell>
          <table:table-cell office:value-type="float" office:value="0" calcext:value-type="float">
            <text:p>0</text:p>
          </table:table-cell>
          <table:table-cell office:value-type="float" office:value="1659.979" calcext:value-type="float">
            <text:p>1659.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5885" calcext:value-type="float">
            <text:p>10.45885</text:p>
          </table:table-cell>
          <table:table-cell office:value-type="float" office:value="0" calcext:value-type="float">
            <text:p>0</text:p>
          </table:table-cell>
          <table:table-cell office:value-type="float" office:value="-0.5900282" calcext:value-type="float">
            <text:p>-0.59002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18.3609" calcext:value-type="float">
            <text:p>18.3609</text:p>
          </table:table-cell>
          <table:table-cell office:value-type="float" office:value="1099.073" calcext:value-type="float">
            <text:p>1099.073</text:p>
          </table:table-cell>
          <table:table-cell office:value-type="float" office:value="0" calcext:value-type="float">
            <text:p>0</text:p>
          </table:table-cell>
          <table:table-cell office:value-type="float" office:value="-30.34434" calcext:value-type="float">
            <text:p>-30.34434</text:p>
          </table:table-cell>
          <table:table-cell office:value-type="float" office:value="0.3081349" calcext:value-type="float">
            <text:p>0.3081349</text:p>
          </table:table-cell>
          <table:table-cell office:value-type="float" office:value="0.5089667" calcext:value-type="float">
            <text:p>0.5089667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38" calcext:value-type="float">
            <text:p>0.001598238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38362" calcext:value-type="float">
            <text:p>0.1438362</text:p>
          </table:table-cell>
          <table:table-cell office:value-type="float" office:value="-0.2200847" calcext:value-type="float">
            <text:p>-0.2200847</text:p>
          </table:table-cell>
          <table:table-cell office:value-type="float" office:value="0.00202309" calcext:value-type="float">
            <text:p>0.00202309</text:p>
          </table:table-cell>
          <table:table-cell office:value-type="float" office:value="0.005825059" calcext:value-type="float">
            <text:p>0.005825059</text:p>
          </table:table-cell>
          <table:table-cell office:value-type="float" office:value="17.57564" calcext:value-type="float">
            <text:p>17.57564</text:p>
          </table:table-cell>
          <table:table-cell office:value-type="float" office:value="0.3449287" calcext:value-type="float">
            <text:p>0.3449287</text:p>
          </table:table-cell>
          <table:table-cell office:value-type="float" office:value="0.07635342" calcext:value-type="float">
            <text:p>0.07635342</text:p>
          </table:table-cell>
          <table:table-cell office:value-type="float" office:value="0.05652501" calcext:value-type="float">
            <text:p>0.05652501</text:p>
          </table:table-cell>
          <table:table-cell office:value-type="float" office:value="0.03698614" calcext:value-type="float">
            <text:p>0.03698614</text:p>
          </table:table-cell>
          <table:table-cell office:value-type="float" office:value="0.03827977" calcext:value-type="float">
            <text:p>0.03827977</text:p>
          </table:table-cell>
          <table:table-cell office:value-type="float" office:value="0.01119077" calcext:value-type="float">
            <text:p>0.01119077</text:p>
          </table:table-cell>
          <table:table-cell office:value-type="float" office:value="0.007380214" calcext:value-type="float">
            <text:p>0.007380214</text:p>
          </table:table-cell>
          <table:table-cell office:value-type="float" office:value="0.01864187" calcext:value-type="float">
            <text:p>0.01864187</text:p>
          </table:table-cell>
          <table:table-cell office:value-type="float" office:value="0.01741882" calcext:value-type="float">
            <text:p>0.01741882</text:p>
          </table:table-cell>
          <table:table-cell office:value-type="float" office:value="0.01733021" calcext:value-type="float">
            <text:p>0.01733021</text:p>
          </table:table-cell>
          <table:table-cell office:value-type="float" office:value="0.01785861" calcext:value-type="float">
            <text:p>0.01785861</text:p>
          </table:table-cell>
          <table:table-cell office:value-type="float" office:value="0.01915991" calcext:value-type="float">
            <text:p>0.01915991</text:p>
          </table:table-cell>
          <table:table-cell office:value-type="float" office:value="0.0052473" calcext:value-type="float">
            <text:p>0.0052473</text:p>
          </table:table-cell>
          <table:table-cell office:value-type="float" office:value="0.005486103" calcext:value-type="float">
            <text:p>0.005486103</text:p>
          </table:table-cell>
          <table:table-cell office:value-type="float" office:value="0" calcext:value-type="float">
            <text:p>0</text:p>
          </table:table-cell>
          <table:table-cell office:value-type="float" office:value="0.391006" calcext:value-type="float">
            <text:p>0.391006</text:p>
          </table:table-cell>
          <table:table-cell office:value-type="float" office:value="0.09986185" calcext:value-type="float">
            <text:p>0.09986185</text:p>
          </table:table-cell>
          <table:table-cell office:value-type="float" office:value="0.008978711" calcext:value-type="float">
            <text:p>0.008978711</text:p>
          </table:table-cell>
          <table:table-cell office:value-type="float" office:value="0.008135866" calcext:value-type="float">
            <text:p>0.008135866</text:p>
          </table:table-cell>
          <table:table-cell office:value-type="float" office:value="0.007308575" calcext:value-type="float">
            <text:p>0.007308575</text:p>
          </table:table-cell>
          <table:table-cell office:value-type="float" office:value="0.005327697" calcext:value-type="float">
            <text:p>0.005327697</text:p>
          </table:table-cell>
          <table:table-cell office:value-type="float" office:value="0.01007448" calcext:value-type="float">
            <text:p>0.01007448</text:p>
          </table:table-cell>
          <table:table-cell office:value-type="float" office:value="0.01713043" calcext:value-type="float">
            <text:p>0.01713043</text:p>
          </table:table-cell>
          <table:table-cell office:value-type="float" office:value="0.1298869" calcext:value-type="float">
            <text:p>0.1298869</text:p>
          </table:table-cell>
          <table:table-cell office:value-type="float" office:value="0.0274855" calcext:value-type="float">
            <text:p>0.0274855</text:p>
          </table:table-cell>
          <table:table-cell office:value-type="float" office:value="0.0179549" calcext:value-type="float">
            <text:p>0.0179549</text:p>
          </table:table-cell>
          <table:table-cell office:value-type="float" office:value="0.02614822" calcext:value-type="float">
            <text:p>0.02614822</text:p>
          </table:table-cell>
          <table:table-cell office:value-type="float" office:value="0.3133106" calcext:value-type="float">
            <text:p>0.3133106</text:p>
          </table:table-cell>
          <table:table-cell office:value-type="float" office:value="0.3491947" calcext:value-type="float">
            <text:p>0.3491947</text:p>
          </table:table-cell>
          <table:table-cell office:value-type="float" office:value="0" calcext:value-type="float">
            <text:p>0</text:p>
          </table:table-cell>
          <table:table-cell office:value-type="float" office:value="1595.174" calcext:value-type="float">
            <text:p>1595.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6637" calcext:value-type="float">
            <text:p>10.56637</text:p>
          </table:table-cell>
          <table:table-cell office:value-type="float" office:value="0" calcext:value-type="float">
            <text:p>0</text:p>
          </table:table-cell>
          <table:table-cell office:value-type="float" office:value="-0.5947043" calcext:value-type="float">
            <text:p>-0.59470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18.31313" calcext:value-type="float">
            <text:p>18.31313</text:p>
          </table:table-cell>
          <table:table-cell office:value-type="float" office:value="1099.069" calcext:value-type="float">
            <text:p>1099.069</text:p>
          </table:table-cell>
          <table:table-cell office:value-type="float" office:value="0" calcext:value-type="float">
            <text:p>0</text:p>
          </table:table-cell>
          <table:table-cell office:value-type="float" office:value="-30.66061" calcext:value-type="float">
            <text:p>-30.66061</text:p>
          </table:table-cell>
          <table:table-cell office:value-type="float" office:value="0.279758" calcext:value-type="float">
            <text:p>0.279758</text:p>
          </table:table-cell>
          <table:table-cell office:value-type="float" office:value="0.5233659" calcext:value-type="float">
            <text:p>0.5233659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38" calcext:value-type="float">
            <text:p>0.001598238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38362" calcext:value-type="float">
            <text:p>0.1438362</text:p>
          </table:table-cell>
          <table:table-cell office:value-type="float" office:value="-0.2203999" calcext:value-type="float">
            <text:p>-0.2203999</text:p>
          </table:table-cell>
          <table:table-cell office:value-type="float" office:value="0.002032039" calcext:value-type="float">
            <text:p>0.002032039</text:p>
          </table:table-cell>
          <table:table-cell office:value-type="float" office:value="0.005827558" calcext:value-type="float">
            <text:p>0.005827558</text:p>
          </table:table-cell>
          <table:table-cell office:value-type="float" office:value="17.59988" calcext:value-type="float">
            <text:p>17.59988</text:p>
          </table:table-cell>
          <table:table-cell office:value-type="float" office:value="0.2412242" calcext:value-type="float">
            <text:p>0.2412242</text:p>
          </table:table-cell>
          <table:table-cell office:value-type="float" office:value="0.06243781" calcext:value-type="float">
            <text:p>0.06243781</text:p>
          </table:table-cell>
          <table:table-cell office:value-type="float" office:value="0.05272356" calcext:value-type="float">
            <text:p>0.05272356</text:p>
          </table:table-cell>
          <table:table-cell office:value-type="float" office:value="0.03509918" calcext:value-type="float">
            <text:p>0.03509918</text:p>
          </table:table-cell>
          <table:table-cell office:value-type="float" office:value="0.03661653" calcext:value-type="float">
            <text:p>0.03661653</text:p>
          </table:table-cell>
          <table:table-cell office:value-type="float" office:value="0.0109424" calcext:value-type="float">
            <text:p>0.0109424</text:p>
          </table:table-cell>
          <table:table-cell office:value-type="float" office:value="0.007247531" calcext:value-type="float">
            <text:p>0.007247531</text:p>
          </table:table-cell>
          <table:table-cell office:value-type="float" office:value="0.01862968" calcext:value-type="float">
            <text:p>0.01862968</text:p>
          </table:table-cell>
          <table:table-cell office:value-type="float" office:value="0.0174063" calcext:value-type="float">
            <text:p>0.0174063</text:p>
          </table:table-cell>
          <table:table-cell office:value-type="float" office:value="0.01732373" calcext:value-type="float">
            <text:p>0.01732373</text:p>
          </table:table-cell>
          <table:table-cell office:value-type="float" office:value="0.01791194" calcext:value-type="float">
            <text:p>0.01791194</text:p>
          </table:table-cell>
          <table:table-cell office:value-type="float" office:value="0.01916156" calcext:value-type="float">
            <text:p>0.01916156</text:p>
          </table:table-cell>
          <table:table-cell office:value-type="float" office:value="0.005242728" calcext:value-type="float">
            <text:p>0.005242728</text:p>
          </table:table-cell>
          <table:table-cell office:value-type="float" office:value="0.005483265" calcext:value-type="float">
            <text:p>0.005483265</text:p>
          </table:table-cell>
          <table:table-cell office:value-type="float" office:value="0" calcext:value-type="float">
            <text:p>0</text:p>
          </table:table-cell>
          <table:table-cell office:value-type="float" office:value="0.519869" calcext:value-type="float">
            <text:p>0.519869</text:p>
          </table:table-cell>
          <table:table-cell office:value-type="float" office:value="0.02107362" calcext:value-type="float">
            <text:p>0.02107362</text:p>
          </table:table-cell>
          <table:table-cell office:value-type="float" office:value="0.008587772" calcext:value-type="float">
            <text:p>0.008587772</text:p>
          </table:table-cell>
          <table:table-cell office:value-type="float" office:value="0.008009963" calcext:value-type="float">
            <text:p>0.008009963</text:p>
          </table:table-cell>
          <table:table-cell office:value-type="float" office:value="0.007364319" calcext:value-type="float">
            <text:p>0.007364319</text:p>
          </table:table-cell>
          <table:table-cell office:value-type="float" office:value="0.005381545" calcext:value-type="float">
            <text:p>0.005381545</text:p>
          </table:table-cell>
          <table:table-cell office:value-type="float" office:value="0.01003093" calcext:value-type="float">
            <text:p>0.01003093</text:p>
          </table:table-cell>
          <table:table-cell office:value-type="float" office:value="0.01709899" calcext:value-type="float">
            <text:p>0.01709899</text:p>
          </table:table-cell>
          <table:table-cell office:value-type="float" office:value="0.1298903" calcext:value-type="float">
            <text:p>0.1298903</text:p>
          </table:table-cell>
          <table:table-cell office:value-type="float" office:value="0.02748197" calcext:value-type="float">
            <text:p>0.02748197</text:p>
          </table:table-cell>
          <table:table-cell office:value-type="float" office:value="0.017997" calcext:value-type="float">
            <text:p>0.017997</text:p>
          </table:table-cell>
          <table:table-cell office:value-type="float" office:value="0.02774199" calcext:value-type="float">
            <text:p>0.02774199</text:p>
          </table:table-cell>
          <table:table-cell office:value-type="float" office:value="0.3129089" calcext:value-type="float">
            <text:p>0.3129089</text:p>
          </table:table-cell>
          <table:table-cell office:value-type="float" office:value="0.3491993" calcext:value-type="float">
            <text:p>0.3491993</text:p>
          </table:table-cell>
          <table:table-cell office:value-type="float" office:value="0" calcext:value-type="float">
            <text:p>0</text:p>
          </table:table-cell>
          <table:table-cell office:value-type="float" office:value="1450.232" calcext:value-type="float">
            <text:p>1450.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4826" calcext:value-type="float">
            <text:p>10.64826</text:p>
          </table:table-cell>
          <table:table-cell office:value-type="float" office:value="0" calcext:value-type="float">
            <text:p>0</text:p>
          </table:table-cell>
          <table:table-cell office:value-type="float" office:value="-0.5950794" calcext:value-type="float">
            <text:p>-0.595079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18.26312" calcext:value-type="float">
            <text:p>18.26312</text:p>
          </table:table-cell>
          <table:table-cell office:value-type="float" office:value="1099.063" calcext:value-type="float">
            <text:p>1099.063</text:p>
          </table:table-cell>
          <table:table-cell office:value-type="float" office:value="0" calcext:value-type="float">
            <text:p>0</text:p>
          </table:table-cell>
          <table:table-cell office:value-type="float" office:value="-30.98067" calcext:value-type="float">
            <text:p>-30.98067</text:p>
          </table:table-cell>
          <table:table-cell office:value-type="float" office:value="0.2656411" calcext:value-type="float">
            <text:p>0.2656411</text:p>
          </table:table-cell>
          <table:table-cell office:value-type="float" office:value="0.5273433" calcext:value-type="float">
            <text:p>0.5273433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38" calcext:value-type="float">
            <text:p>0.001598238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38362" calcext:value-type="float">
            <text:p>0.1438362</text:p>
          </table:table-cell>
          <table:table-cell office:value-type="float" office:value="-0.220685" calcext:value-type="float">
            <text:p>-0.220685</text:p>
          </table:table-cell>
          <table:table-cell office:value-type="float" office:value="0.00204532" calcext:value-type="float">
            <text:p>0.00204532</text:p>
          </table:table-cell>
          <table:table-cell office:value-type="float" office:value="0.00583007" calcext:value-type="float">
            <text:p>0.00583007</text:p>
          </table:table-cell>
          <table:table-cell office:value-type="float" office:value="17.57962" calcext:value-type="float">
            <text:p>17.57962</text:p>
          </table:table-cell>
          <table:table-cell office:value-type="float" office:value="0.1847092" calcext:value-type="float">
            <text:p>0.1847092</text:p>
          </table:table-cell>
          <table:table-cell office:value-type="float" office:value="0.0560216" calcext:value-type="float">
            <text:p>0.0560216</text:p>
          </table:table-cell>
          <table:table-cell office:value-type="float" office:value="0.04988619" calcext:value-type="float">
            <text:p>0.04988619</text:p>
          </table:table-cell>
          <table:table-cell office:value-type="float" office:value="0.03343045" calcext:value-type="float">
            <text:p>0.03343045</text:p>
          </table:table-cell>
          <table:table-cell office:value-type="float" office:value="0.03490735" calcext:value-type="float">
            <text:p>0.03490735</text:p>
          </table:table-cell>
          <table:table-cell office:value-type="float" office:value="0.01065073" calcext:value-type="float">
            <text:p>0.01065073</text:p>
          </table:table-cell>
          <table:table-cell office:value-type="float" office:value="0.007060129" calcext:value-type="float">
            <text:p>0.007060129</text:p>
          </table:table-cell>
          <table:table-cell office:value-type="float" office:value="0.01859448" calcext:value-type="float">
            <text:p>0.01859448</text:p>
          </table:table-cell>
          <table:table-cell office:value-type="float" office:value="0.01738979" calcext:value-type="float">
            <text:p>0.01738979</text:p>
          </table:table-cell>
          <table:table-cell office:value-type="float" office:value="0.01731649" calcext:value-type="float">
            <text:p>0.01731649</text:p>
          </table:table-cell>
          <table:table-cell office:value-type="float" office:value="0.01796702" calcext:value-type="float">
            <text:p>0.01796702</text:p>
          </table:table-cell>
          <table:table-cell office:value-type="float" office:value="0.01917325" calcext:value-type="float">
            <text:p>0.01917325</text:p>
          </table:table-cell>
          <table:table-cell office:value-type="float" office:value="0.005238181" calcext:value-type="float">
            <text:p>0.005238181</text:p>
          </table:table-cell>
          <table:table-cell office:value-type="float" office:value="0.005480427" calcext:value-type="float">
            <text:p>0.005480427</text:p>
          </table:table-cell>
          <table:table-cell office:value-type="float" office:value="0" calcext:value-type="float">
            <text:p>0</text:p>
          </table:table-cell>
          <table:table-cell office:value-type="float" office:value="0.4902439" calcext:value-type="float">
            <text:p>0.4902439</text:p>
          </table:table-cell>
          <table:table-cell office:value-type="float" office:value="0.01502194" calcext:value-type="float">
            <text:p>0.01502194</text:p>
          </table:table-cell>
          <table:table-cell office:value-type="float" office:value="0.008487102" calcext:value-type="float">
            <text:p>0.008487102</text:p>
          </table:table-cell>
          <table:table-cell office:value-type="float" office:value="0.007911626" calcext:value-type="float">
            <text:p>0.007911626</text:p>
          </table:table-cell>
          <table:table-cell office:value-type="float" office:value="0.007364683" calcext:value-type="float">
            <text:p>0.007364683</text:p>
          </table:table-cell>
          <table:table-cell office:value-type="float" office:value="0.005448342" calcext:value-type="float">
            <text:p>0.005448342</text:p>
          </table:table-cell>
          <table:table-cell office:value-type="float" office:value="0.01004924" calcext:value-type="float">
            <text:p>0.01004924</text:p>
          </table:table-cell>
          <table:table-cell office:value-type="float" office:value="0.01702511" calcext:value-type="float">
            <text:p>0.01702511</text:p>
          </table:table-cell>
          <table:table-cell office:value-type="float" office:value="0.1298707" calcext:value-type="float">
            <text:p>0.1298707</text:p>
          </table:table-cell>
          <table:table-cell office:value-type="float" office:value="0.02746312" calcext:value-type="float">
            <text:p>0.02746312</text:p>
          </table:table-cell>
          <table:table-cell office:value-type="float" office:value="0.01803699" calcext:value-type="float">
            <text:p>0.01803699</text:p>
          </table:table-cell>
          <table:table-cell office:value-type="float" office:value="0.02932345" calcext:value-type="float">
            <text:p>0.02932345</text:p>
          </table:table-cell>
          <table:table-cell office:value-type="float" office:value="0.3125085" calcext:value-type="float">
            <text:p>0.3125085</text:p>
          </table:table-cell>
          <table:table-cell office:value-type="float" office:value="0.3492039" calcext:value-type="float">
            <text:p>0.3492039</text:p>
          </table:table-cell>
          <table:table-cell office:value-type="float" office:value="0" calcext:value-type="float">
            <text:p>0</text:p>
          </table:table-cell>
          <table:table-cell office:value-type="float" office:value="1385.054" calcext:value-type="float">
            <text:p>1385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3268" calcext:value-type="float">
            <text:p>10.73268</text:p>
          </table:table-cell>
          <table:table-cell office:value-type="float" office:value="0" calcext:value-type="float">
            <text:p>0</text:p>
          </table:table-cell>
          <table:table-cell office:value-type="float" office:value="-0.5951909" calcext:value-type="float">
            <text:p>-0.59519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18.2138" calcext:value-type="float">
            <text:p>18.2138</text:p>
          </table:table-cell>
          <table:table-cell office:value-type="float" office:value="1099.051" calcext:value-type="float">
            <text:p>1099.051</text:p>
          </table:table-cell>
          <table:table-cell office:value-type="float" office:value="0" calcext:value-type="float">
            <text:p>0</text:p>
          </table:table-cell>
          <table:table-cell office:value-type="float" office:value="-31.30117" calcext:value-type="float">
            <text:p>-31.30117</text:p>
          </table:table-cell>
          <table:table-cell office:value-type="float" office:value="0.2798532" calcext:value-type="float">
            <text:p>0.2798532</text:p>
          </table:table-cell>
          <table:table-cell office:value-type="float" office:value="0.5159678" calcext:value-type="float">
            <text:p>0.5159678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38" calcext:value-type="float">
            <text:p>0.001598238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38362" calcext:value-type="float">
            <text:p>0.1438362</text:p>
          </table:table-cell>
          <table:table-cell office:value-type="float" office:value="-0.2208115" calcext:value-type="float">
            <text:p>-0.2208115</text:p>
          </table:table-cell>
          <table:table-cell office:value-type="float" office:value="0.002066253" calcext:value-type="float">
            <text:p>0.002066253</text:p>
          </table:table-cell>
          <table:table-cell office:value-type="float" office:value="0.005832584" calcext:value-type="float">
            <text:p>0.005832584</text:p>
          </table:table-cell>
          <table:table-cell office:value-type="float" office:value="17.5034" calcext:value-type="float">
            <text:p>17.5034</text:p>
          </table:table-cell>
          <table:table-cell office:value-type="float" office:value="0.1622813" calcext:value-type="float">
            <text:p>0.1622813</text:p>
          </table:table-cell>
          <table:table-cell office:value-type="float" office:value="0.05313688" calcext:value-type="float">
            <text:p>0.05313688</text:p>
          </table:table-cell>
          <table:table-cell office:value-type="float" office:value="0.04792381" calcext:value-type="float">
            <text:p>0.04792381</text:p>
          </table:table-cell>
          <table:table-cell office:value-type="float" office:value="0.03226382" calcext:value-type="float">
            <text:p>0.03226382</text:p>
          </table:table-cell>
          <table:table-cell office:value-type="float" office:value="0.03366502" calcext:value-type="float">
            <text:p>0.03366502</text:p>
          </table:table-cell>
          <table:table-cell office:value-type="float" office:value="0.01043168" calcext:value-type="float">
            <text:p>0.01043168</text:p>
          </table:table-cell>
          <table:table-cell office:value-type="float" office:value="0.006893449" calcext:value-type="float">
            <text:p>0.006893449</text:p>
          </table:table-cell>
          <table:table-cell office:value-type="float" office:value="0.01854288" calcext:value-type="float">
            <text:p>0.01854288</text:p>
          </table:table-cell>
          <table:table-cell office:value-type="float" office:value="0.01736721" calcext:value-type="float">
            <text:p>0.01736721</text:p>
          </table:table-cell>
          <table:table-cell office:value-type="float" office:value="0.01730733" calcext:value-type="float">
            <text:p>0.01730733</text:p>
          </table:table-cell>
          <table:table-cell office:value-type="float" office:value="0.01802299" calcext:value-type="float">
            <text:p>0.01802299</text:p>
          </table:table-cell>
          <table:table-cell office:value-type="float" office:value="0.01919472" calcext:value-type="float">
            <text:p>0.01919472</text:p>
          </table:table-cell>
          <table:table-cell office:value-type="float" office:value="0.005233655" calcext:value-type="float">
            <text:p>0.005233655</text:p>
          </table:table-cell>
          <table:table-cell office:value-type="float" office:value="0.005477592" calcext:value-type="float">
            <text:p>0.005477592</text:p>
          </table:table-cell>
          <table:table-cell office:value-type="float" office:value="0" calcext:value-type="float">
            <text:p>0</text:p>
          </table:table-cell>
          <table:table-cell office:value-type="float" office:value="0.2611871" calcext:value-type="float">
            <text:p>0.2611871</text:p>
          </table:table-cell>
          <table:table-cell office:value-type="float" office:value="0.01157511" calcext:value-type="float">
            <text:p>0.01157511</text:p>
          </table:table-cell>
          <table:table-cell office:value-type="float" office:value="0.008231856" calcext:value-type="float">
            <text:p>0.008231856</text:p>
          </table:table-cell>
          <table:table-cell office:value-type="float" office:value="0.007745062" calcext:value-type="float">
            <text:p>0.007745062</text:p>
          </table:table-cell>
          <table:table-cell office:value-type="float" office:value="0.007265077" calcext:value-type="float">
            <text:p>0.007265077</text:p>
          </table:table-cell>
          <table:table-cell office:value-type="float" office:value="0.005462416" calcext:value-type="float">
            <text:p>0.005462416</text:p>
          </table:table-cell>
          <table:table-cell office:value-type="float" office:value="0.009905824" calcext:value-type="float">
            <text:p>0.009905824</text:p>
          </table:table-cell>
          <table:table-cell office:value-type="float" office:value="0.01692068" calcext:value-type="float">
            <text:p>0.01692068</text:p>
          </table:table-cell>
          <table:table-cell office:value-type="float" office:value="0.1298342" calcext:value-type="float">
            <text:p>0.1298342</text:p>
          </table:table-cell>
          <table:table-cell office:value-type="float" office:value="0.02744053" calcext:value-type="float">
            <text:p>0.02744053</text:p>
          </table:table-cell>
          <table:table-cell office:value-type="float" office:value="0.01808065" calcext:value-type="float">
            <text:p>0.01808065</text:p>
          </table:table-cell>
          <table:table-cell office:value-type="float" office:value="0.0308976" calcext:value-type="float">
            <text:p>0.0308976</text:p>
          </table:table-cell>
          <table:table-cell office:value-type="float" office:value="0.3121053" calcext:value-type="float">
            <text:p>0.3121053</text:p>
          </table:table-cell>
          <table:table-cell office:value-type="float" office:value="0.3492086" calcext:value-type="float">
            <text:p>0.3492086</text:p>
          </table:table-cell>
          <table:table-cell office:value-type="float" office:value="0" calcext:value-type="float">
            <text:p>0</text:p>
          </table:table-cell>
          <table:table-cell office:value-type="float" office:value="1496.861" calcext:value-type="float">
            <text:p>1496.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2377" calcext:value-type="float">
            <text:p>10.82377</text:p>
          </table:table-cell>
          <table:table-cell office:value-type="float" office:value="0" calcext:value-type="float">
            <text:p>0</text:p>
          </table:table-cell>
          <table:table-cell office:value-type="float" office:value="-0.5952822" calcext:value-type="float">
            <text:p>-0.59528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18.15936" calcext:value-type="float">
            <text:p>18.15936</text:p>
          </table:table-cell>
          <table:table-cell office:value-type="float" office:value="1099.032" calcext:value-type="float">
            <text:p>1099.032</text:p>
          </table:table-cell>
          <table:table-cell office:value-type="float" office:value="0" calcext:value-type="float">
            <text:p>0</text:p>
          </table:table-cell>
          <table:table-cell office:value-type="float" office:value="-31.61354" calcext:value-type="float">
            <text:p>-31.61354</text:p>
          </table:table-cell>
          <table:table-cell office:value-type="float" office:value="0.3175898" calcext:value-type="float">
            <text:p>0.3175898</text:p>
          </table:table-cell>
          <table:table-cell office:value-type="float" office:value="0.5097001" calcext:value-type="float">
            <text:p>0.5097001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38" calcext:value-type="float">
            <text:p>0.001598238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38362" calcext:value-type="float">
            <text:p>0.1438362</text:p>
          </table:table-cell>
          <table:table-cell office:value-type="float" office:value="-0.2210813" calcext:value-type="float">
            <text:p>-0.2210813</text:p>
          </table:table-cell>
          <table:table-cell office:value-type="float" office:value="0.00209011" calcext:value-type="float">
            <text:p>0.00209011</text:p>
          </table:table-cell>
          <table:table-cell office:value-type="float" office:value="0.005835085" calcext:value-type="float">
            <text:p>0.005835085</text:p>
          </table:table-cell>
          <table:table-cell office:value-type="float" office:value="17.37943" calcext:value-type="float">
            <text:p>17.37943</text:p>
          </table:table-cell>
          <table:table-cell office:value-type="float" office:value="0.2085259" calcext:value-type="float">
            <text:p>0.2085259</text:p>
          </table:table-cell>
          <table:table-cell office:value-type="float" office:value="0.05442012" calcext:value-type="float">
            <text:p>0.05442012</text:p>
          </table:table-cell>
          <table:table-cell office:value-type="float" office:value="0.04803614" calcext:value-type="float">
            <text:p>0.04803614</text:p>
          </table:table-cell>
          <table:table-cell office:value-type="float" office:value="0.03196431" calcext:value-type="float">
            <text:p>0.03196431</text:p>
          </table:table-cell>
          <table:table-cell office:value-type="float" office:value="0.03316941" calcext:value-type="float">
            <text:p>0.03316941</text:p>
          </table:table-cell>
          <table:table-cell office:value-type="float" office:value="0.01029955" calcext:value-type="float">
            <text:p>0.01029955</text:p>
          </table:table-cell>
          <table:table-cell office:value-type="float" office:value="0.00673994" calcext:value-type="float">
            <text:p>0.00673994</text:p>
          </table:table-cell>
          <table:table-cell office:value-type="float" office:value="0.01846896" calcext:value-type="float">
            <text:p>0.01846896</text:p>
          </table:table-cell>
          <table:table-cell office:value-type="float" office:value="0.01733043" calcext:value-type="float">
            <text:p>0.01733043</text:p>
          </table:table-cell>
          <table:table-cell office:value-type="float" office:value="0.01729101" calcext:value-type="float">
            <text:p>0.01729101</text:p>
          </table:table-cell>
          <table:table-cell office:value-type="float" office:value="0.01807899" calcext:value-type="float">
            <text:p>0.01807899</text:p>
          </table:table-cell>
          <table:table-cell office:value-type="float" office:value="0.01922465" calcext:value-type="float">
            <text:p>0.01922465</text:p>
          </table:table-cell>
          <table:table-cell office:value-type="float" office:value="0.005229149" calcext:value-type="float">
            <text:p>0.005229149</text:p>
          </table:table-cell>
          <table:table-cell office:value-type="float" office:value="0.005474768" calcext:value-type="float">
            <text:p>0.005474768</text:p>
          </table:table-cell>
          <table:table-cell office:value-type="float" office:value="0" calcext:value-type="float">
            <text:p>0</text:p>
          </table:table-cell>
          <table:table-cell office:value-type="float" office:value="0.5137334" calcext:value-type="float">
            <text:p>0.5137334</text:p>
          </table:table-cell>
          <table:table-cell office:value-type="float" office:value="0.01133005" calcext:value-type="float">
            <text:p>0.01133005</text:p>
          </table:table-cell>
          <table:table-cell office:value-type="float" office:value="0.007783817" calcext:value-type="float">
            <text:p>0.007783817</text:p>
          </table:table-cell>
          <table:table-cell office:value-type="float" office:value="0.007413857" calcext:value-type="float">
            <text:p>0.007413857</text:p>
          </table:table-cell>
          <table:table-cell office:value-type="float" office:value="0.006989099" calcext:value-type="float">
            <text:p>0.006989099</text:p>
          </table:table-cell>
          <table:table-cell office:value-type="float" office:value="0.005407988" calcext:value-type="float">
            <text:p>0.005407988</text:p>
          </table:table-cell>
          <table:table-cell office:value-type="float" office:value="0.009527753" calcext:value-type="float">
            <text:p>0.009527753</text:p>
          </table:table-cell>
          <table:table-cell office:value-type="float" office:value="0.01676371" calcext:value-type="float">
            <text:p>0.01676371</text:p>
          </table:table-cell>
          <table:table-cell office:value-type="float" office:value="0.1297368" calcext:value-type="float">
            <text:p>0.1297368</text:p>
          </table:table-cell>
          <table:table-cell office:value-type="float" office:value="0.0273854" calcext:value-type="float">
            <text:p>0.0273854</text:p>
          </table:table-cell>
          <table:table-cell office:value-type="float" office:value="0.01811532" calcext:value-type="float">
            <text:p>0.01811532</text:p>
          </table:table-cell>
          <table:table-cell office:value-type="float" office:value="0.03247174" calcext:value-type="float">
            <text:p>0.03247174</text:p>
          </table:table-cell>
          <table:table-cell office:value-type="float" office:value="0.3116924" calcext:value-type="float">
            <text:p>0.3116924</text:p>
          </table:table-cell>
          <table:table-cell office:value-type="float" office:value="0.3492132" calcext:value-type="float">
            <text:p>0.3492132</text:p>
          </table:table-cell>
          <table:table-cell office:value-type="float" office:value="0" calcext:value-type="float">
            <text:p>0</text:p>
          </table:table-cell>
          <table:table-cell office:value-type="float" office:value="1757.542" calcext:value-type="float">
            <text:p>1757.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2916" calcext:value-type="float">
            <text:p>10.92916</text:p>
          </table:table-cell>
          <table:table-cell office:value-type="float" office:value="0" calcext:value-type="float">
            <text:p>0</text:p>
          </table:table-cell>
          <table:table-cell office:value-type="float" office:value="-0.5954174" calcext:value-type="float">
            <text:p>-0.595417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18.10389" calcext:value-type="float">
            <text:p>18.10389</text:p>
          </table:table-cell>
          <table:table-cell office:value-type="float" office:value="1099.009" calcext:value-type="float">
            <text:p>1099.009</text:p>
          </table:table-cell>
          <table:table-cell office:value-type="float" office:value="0" calcext:value-type="float">
            <text:p>0</text:p>
          </table:table-cell>
          <table:table-cell office:value-type="float" office:value="-31.93045" calcext:value-type="float">
            <text:p>-31.93045</text:p>
          </table:table-cell>
          <table:table-cell office:value-type="float" office:value="0.3656101" calcext:value-type="float">
            <text:p>0.3656101</text:p>
          </table:table-cell>
          <table:table-cell office:value-type="float" office:value="0.5074135" calcext:value-type="float">
            <text:p>0.5074135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38" calcext:value-type="float">
            <text:p>0.001598238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3496" calcext:value-type="float">
            <text:p>0.143496</text:p>
          </table:table-cell>
          <table:table-cell office:value-type="float" office:value="-0.2214309" calcext:value-type="float">
            <text:p>-0.2214309</text:p>
          </table:table-cell>
          <table:table-cell office:value-type="float" office:value="0.002112647" calcext:value-type="float">
            <text:p>0.002112647</text:p>
          </table:table-cell>
          <table:table-cell office:value-type="float" office:value="0.005837533" calcext:value-type="float">
            <text:p>0.005837533</text:p>
          </table:table-cell>
          <table:table-cell office:value-type="float" office:value="17.21856" calcext:value-type="float">
            <text:p>17.21856</text:p>
          </table:table-cell>
          <table:table-cell office:value-type="float" office:value="0.2706098" calcext:value-type="float">
            <text:p>0.2706098</text:p>
          </table:table-cell>
          <table:table-cell office:value-type="float" office:value="0.05892514" calcext:value-type="float">
            <text:p>0.05892514</text:p>
          </table:table-cell>
          <table:table-cell office:value-type="float" office:value="0.05074999" calcext:value-type="float">
            <text:p>0.05074999</text:p>
          </table:table-cell>
          <table:table-cell office:value-type="float" office:value="0.03287009" calcext:value-type="float">
            <text:p>0.03287009</text:p>
          </table:table-cell>
          <table:table-cell office:value-type="float" office:value="0.03376322" calcext:value-type="float">
            <text:p>0.03376322</text:p>
          </table:table-cell>
          <table:table-cell office:value-type="float" office:value="0.01031249" calcext:value-type="float">
            <text:p>0.01031249</text:p>
          </table:table-cell>
          <table:table-cell office:value-type="float" office:value="0.006626103" calcext:value-type="float">
            <text:p>0.006626103</text:p>
          </table:table-cell>
          <table:table-cell office:value-type="float" office:value="0.01837605" calcext:value-type="float">
            <text:p>0.01837605</text:p>
          </table:table-cell>
          <table:table-cell office:value-type="float" office:value="0.01728007" calcext:value-type="float">
            <text:p>0.01728007</text:p>
          </table:table-cell>
          <table:table-cell office:value-type="float" office:value="0.01726616" calcext:value-type="float">
            <text:p>0.01726616</text:p>
          </table:table-cell>
          <table:table-cell office:value-type="float" office:value="0.0181336" calcext:value-type="float">
            <text:p>0.0181336</text:p>
          </table:table-cell>
          <table:table-cell office:value-type="float" office:value="0.0192602" calcext:value-type="float">
            <text:p>0.0192602</text:p>
          </table:table-cell>
          <table:table-cell office:value-type="float" office:value="0.005234483" calcext:value-type="float">
            <text:p>0.005234483</text:p>
          </table:table-cell>
          <table:table-cell office:value-type="float" office:value="0.005461947" calcext:value-type="float">
            <text:p>0.005461947</text:p>
          </table:table-cell>
          <table:table-cell office:value-type="float" office:value="0" calcext:value-type="float">
            <text:p>0</text:p>
          </table:table-cell>
          <table:table-cell office:value-type="float" office:value="0.7956816" calcext:value-type="float">
            <text:p>0.7956816</text:p>
          </table:table-cell>
          <table:table-cell office:value-type="float" office:value="0.01224259" calcext:value-type="float">
            <text:p>0.01224259</text:p>
          </table:table-cell>
          <table:table-cell office:value-type="float" office:value="0.007426724" calcext:value-type="float">
            <text:p>0.007426724</text:p>
          </table:table-cell>
          <table:table-cell office:value-type="float" office:value="0.007021028" calcext:value-type="float">
            <text:p>0.007021028</text:p>
          </table:table-cell>
          <table:table-cell office:value-type="float" office:value="0.006651124" calcext:value-type="float">
            <text:p>0.006651124</text:p>
          </table:table-cell>
          <table:table-cell office:value-type="float" office:value="0.005265851" calcext:value-type="float">
            <text:p>0.005265851</text:p>
          </table:table-cell>
          <table:table-cell office:value-type="float" office:value="0.008802943" calcext:value-type="float">
            <text:p>0.008802943</text:p>
          </table:table-cell>
          <table:table-cell office:value-type="float" office:value="0.01656178" calcext:value-type="float">
            <text:p>0.01656178</text:p>
          </table:table-cell>
          <table:table-cell office:value-type="float" office:value="0.1295989" calcext:value-type="float">
            <text:p>0.1295989</text:p>
          </table:table-cell>
          <table:table-cell office:value-type="float" office:value="0.02731629" calcext:value-type="float">
            <text:p>0.02731629</text:p>
          </table:table-cell>
          <table:table-cell office:value-type="float" office:value="0.01815622" calcext:value-type="float">
            <text:p>0.01815622</text:p>
          </table:table-cell>
          <table:table-cell office:value-type="float" office:value="0.0341505" calcext:value-type="float">
            <text:p>0.0341505</text:p>
          </table:table-cell>
          <table:table-cell office:value-type="float" office:value="0.3143041" calcext:value-type="float">
            <text:p>0.3143041</text:p>
          </table:table-cell>
          <table:table-cell office:value-type="float" office:value="0.3466649" calcext:value-type="float">
            <text:p>0.3466649</text:p>
          </table:table-cell>
          <table:table-cell office:value-type="float" office:value="0" calcext:value-type="float">
            <text:p>0</text:p>
          </table:table-cell>
          <table:table-cell office:value-type="float" office:value="2075.75" calcext:value-type="float">
            <text:p>207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5031" calcext:value-type="float">
            <text:p>11.05031</text:p>
          </table:table-cell>
          <table:table-cell office:value-type="float" office:value="0" calcext:value-type="float">
            <text:p>0</text:p>
          </table:table-cell>
          <table:table-cell office:value-type="float" office:value="-0.5955771" calcext:value-type="float">
            <text:p>-0.59557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18.06805" calcext:value-type="float">
            <text:p>18.06805</text:p>
          </table:table-cell>
          <table:table-cell office:value-type="float" office:value="1098.98" calcext:value-type="float">
            <text:p>1098.98</text:p>
          </table:table-cell>
          <table:table-cell office:value-type="float" office:value="0" calcext:value-type="float">
            <text:p>0</text:p>
          </table:table-cell>
          <table:table-cell office:value-type="float" office:value="-32.25074" calcext:value-type="float">
            <text:p>-32.25074</text:p>
          </table:table-cell>
          <table:table-cell office:value-type="float" office:value="0.404575" calcext:value-type="float">
            <text:p>0.404575</text:p>
          </table:table-cell>
          <table:table-cell office:value-type="float" office:value="0.5067989" calcext:value-type="float">
            <text:p>0.5067989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38" calcext:value-type="float">
            <text:p>0.001598238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2696" calcext:value-type="float">
            <text:p>0.142696</text:p>
          </table:table-cell>
          <table:table-cell office:value-type="float" office:value="-0.2216293" calcext:value-type="float">
            <text:p>-0.2216293</text:p>
          </table:table-cell>
          <table:table-cell office:value-type="float" office:value="0.002136313" calcext:value-type="float">
            <text:p>0.002136313</text:p>
          </table:table-cell>
          <table:table-cell office:value-type="float" office:value="0.005839922" calcext:value-type="float">
            <text:p>0.005839922</text:p>
          </table:table-cell>
          <table:table-cell office:value-type="float" office:value="17.07183" calcext:value-type="float">
            <text:p>17.07183</text:p>
          </table:table-cell>
          <table:table-cell office:value-type="float" office:value="0.286148" calcext:value-type="float">
            <text:p>0.286148</text:p>
          </table:table-cell>
          <table:table-cell office:value-type="float" office:value="0.06177489" calcext:value-type="float">
            <text:p>0.06177489</text:p>
          </table:table-cell>
          <table:table-cell office:value-type="float" office:value="0.05299779" calcext:value-type="float">
            <text:p>0.05299779</text:p>
          </table:table-cell>
          <table:table-cell office:value-type="float" office:value="0.034068" calcext:value-type="float">
            <text:p>0.034068</text:p>
          </table:table-cell>
          <table:table-cell office:value-type="float" office:value="0.03471284" calcext:value-type="float">
            <text:p>0.03471284</text:p>
          </table:table-cell>
          <table:table-cell office:value-type="float" office:value="0.0104083" calcext:value-type="float">
            <text:p>0.0104083</text:p>
          </table:table-cell>
          <table:table-cell office:value-type="float" office:value="0.006542337" calcext:value-type="float">
            <text:p>0.006542337</text:p>
          </table:table-cell>
          <table:table-cell office:value-type="float" office:value="0.01827846" calcext:value-type="float">
            <text:p>0.01827846</text:p>
          </table:table-cell>
          <table:table-cell office:value-type="float" office:value="0.01722616" calcext:value-type="float">
            <text:p>0.01722616</text:p>
          </table:table-cell>
          <table:table-cell office:value-type="float" office:value="0.01723672" calcext:value-type="float">
            <text:p>0.01723672</text:p>
          </table:table-cell>
          <table:table-cell office:value-type="float" office:value="0.01819229" calcext:value-type="float">
            <text:p>0.01819229</text:p>
          </table:table-cell>
          <table:table-cell office:value-type="float" office:value="0.01929899" calcext:value-type="float">
            <text:p>0.01929899</text:p>
          </table:table-cell>
          <table:table-cell office:value-type="float" office:value="0.005228518" calcext:value-type="float">
            <text:p>0.005228518</text:p>
          </table:table-cell>
          <table:table-cell office:value-type="float" office:value="0.005460341" calcext:value-type="float">
            <text:p>0.005460341</text:p>
          </table:table-cell>
          <table:table-cell office:value-type="float" office:value="0" calcext:value-type="float">
            <text:p>0</text:p>
          </table:table-cell>
          <table:table-cell office:value-type="float" office:value="0.9348086" calcext:value-type="float">
            <text:p>0.9348086</text:p>
          </table:table-cell>
          <table:table-cell office:value-type="float" office:value="0.01268523" calcext:value-type="float">
            <text:p>0.01268523</text:p>
          </table:table-cell>
          <table:table-cell office:value-type="float" office:value="0.007305293" calcext:value-type="float">
            <text:p>0.007305293</text:p>
          </table:table-cell>
          <table:table-cell office:value-type="float" office:value="0.006819112" calcext:value-type="float">
            <text:p>0.006819112</text:p>
          </table:table-cell>
          <table:table-cell office:value-type="float" office:value="0.006480585" calcext:value-type="float">
            <text:p>0.006480585</text:p>
          </table:table-cell>
          <table:table-cell office:value-type="float" office:value="0.005113706" calcext:value-type="float">
            <text:p>0.005113706</text:p>
          </table:table-cell>
          <table:table-cell office:value-type="float" office:value="0.007975358" calcext:value-type="float">
            <text:p>0.007975358</text:p>
          </table:table-cell>
          <table:table-cell office:value-type="float" office:value="0.01635154" calcext:value-type="float">
            <text:p>0.01635154</text:p>
          </table:table-cell>
          <table:table-cell office:value-type="float" office:value="0.1294603" calcext:value-type="float">
            <text:p>0.1294603</text:p>
          </table:table-cell>
          <table:table-cell office:value-type="float" office:value="0.02726236" calcext:value-type="float">
            <text:p>0.02726236</text:p>
          </table:table-cell>
          <table:table-cell office:value-type="float" office:value="0.01821885" calcext:value-type="float">
            <text:p>0.01821885</text:p>
          </table:table-cell>
          <table:table-cell office:value-type="float" office:value="0.03592163" calcext:value-type="float">
            <text:p>0.03592163</text:p>
          </table:table-cell>
          <table:table-cell office:value-type="float" office:value="0.3132427" calcext:value-type="float">
            <text:p>0.3132427</text:p>
          </table:table-cell>
          <table:table-cell office:value-type="float" office:value="0.3484997" calcext:value-type="float">
            <text:p>0.3484997</text:p>
          </table:table-cell>
          <table:table-cell office:value-type="float" office:value="0" calcext:value-type="float">
            <text:p>0</text:p>
          </table:table-cell>
          <table:table-cell office:value-type="float" office:value="2323.284" calcext:value-type="float">
            <text:p>2323.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6589" calcext:value-type="float">
            <text:p>11.16589</text:p>
          </table:table-cell>
          <table:table-cell office:value-type="float" office:value="0" calcext:value-type="float">
            <text:p>0</text:p>
          </table:table-cell>
          <table:table-cell office:value-type="float" office:value="-0.5956772" calcext:value-type="float">
            <text:p>-0.59567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18.04737" calcext:value-type="float">
            <text:p>18.04737</text:p>
          </table:table-cell>
          <table:table-cell office:value-type="float" office:value="1098.949" calcext:value-type="float">
            <text:p>1098.949</text:p>
          </table:table-cell>
          <table:table-cell office:value-type="float" office:value="0" calcext:value-type="float">
            <text:p>0</text:p>
          </table:table-cell>
          <table:table-cell office:value-type="float" office:value="-32.5648" calcext:value-type="float">
            <text:p>-32.5648</text:p>
          </table:table-cell>
          <table:table-cell office:value-type="float" office:value="0.4450395" calcext:value-type="float">
            <text:p>0.4450395</text:p>
          </table:table-cell>
          <table:table-cell office:value-type="float" office:value="0.5056392" calcext:value-type="float">
            <text:p>0.5056392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38" calcext:value-type="float">
            <text:p>0.001598238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26019" calcext:value-type="float">
            <text:p>0.1426019</text:p>
          </table:table-cell>
          <table:table-cell office:value-type="float" office:value="-0.221884" calcext:value-type="float">
            <text:p>-0.221884</text:p>
          </table:table-cell>
          <table:table-cell office:value-type="float" office:value="0.002159717" calcext:value-type="float">
            <text:p>0.002159717</text:p>
          </table:table-cell>
          <table:table-cell office:value-type="float" office:value="0.005842219" calcext:value-type="float">
            <text:p>0.005842219</text:p>
          </table:table-cell>
          <table:table-cell office:value-type="float" office:value="16.91886" calcext:value-type="float">
            <text:p>16.91886</text:p>
          </table:table-cell>
          <table:table-cell office:value-type="float" office:value="0.3163893" calcext:value-type="float">
            <text:p>0.3163893</text:p>
          </table:table-cell>
          <table:table-cell office:value-type="float" office:value="0.06788201" calcext:value-type="float">
            <text:p>0.06788201</text:p>
          </table:table-cell>
          <table:table-cell office:value-type="float" office:value="0.05685889" calcext:value-type="float">
            <text:p>0.05685889</text:p>
          </table:table-cell>
          <table:table-cell office:value-type="float" office:value="0.0358927" calcext:value-type="float">
            <text:p>0.0358927</text:p>
          </table:table-cell>
          <table:table-cell office:value-type="float" office:value="0.03601407" calcext:value-type="float">
            <text:p>0.03601407</text:p>
          </table:table-cell>
          <table:table-cell office:value-type="float" office:value="0.01054799" calcext:value-type="float">
            <text:p>0.01054799</text:p>
          </table:table-cell>
          <table:table-cell office:value-type="float" office:value="0.006456087" calcext:value-type="float">
            <text:p>0.006456087</text:p>
          </table:table-cell>
          <table:table-cell office:value-type="float" office:value="0.01817407" calcext:value-type="float">
            <text:p>0.01817407</text:p>
          </table:table-cell>
          <table:table-cell office:value-type="float" office:value="0.0171698" calcext:value-type="float">
            <text:p>0.0171698</text:p>
          </table:table-cell>
          <table:table-cell office:value-type="float" office:value="0.01720289" calcext:value-type="float">
            <text:p>0.01720289</text:p>
          </table:table-cell>
          <table:table-cell office:value-type="float" office:value="0.01825476" calcext:value-type="float">
            <text:p>0.01825476</text:p>
          </table:table-cell>
          <table:table-cell office:value-type="float" office:value="0.01933884" calcext:value-type="float">
            <text:p>0.01933884</text:p>
          </table:table-cell>
          <table:table-cell office:value-type="float" office:value="0.005222798" calcext:value-type="float">
            <text:p>0.005222798</text:p>
          </table:table-cell>
          <table:table-cell office:value-type="float" office:value="0.005458627" calcext:value-type="float">
            <text:p>0.005458627</text:p>
          </table:table-cell>
          <table:table-cell office:value-type="float" office:value="0" calcext:value-type="float">
            <text:p>0</text:p>
          </table:table-cell>
          <table:table-cell office:value-type="float" office:value="0.9312788" calcext:value-type="float">
            <text:p>0.9312788</text:p>
          </table:table-cell>
          <table:table-cell office:value-type="float" office:value="0.01259098" calcext:value-type="float">
            <text:p>0.01259098</text:p>
          </table:table-cell>
          <table:table-cell office:value-type="float" office:value="0.007236277" calcext:value-type="float">
            <text:p>0.007236277</text:p>
          </table:table-cell>
          <table:table-cell office:value-type="float" office:value="0.006692902" calcext:value-type="float">
            <text:p>0.006692902</text:p>
          </table:table-cell>
          <table:table-cell office:value-type="float" office:value="0.006361637" calcext:value-type="float">
            <text:p>0.006361637</text:p>
          </table:table-cell>
          <table:table-cell office:value-type="float" office:value="0.004985421" calcext:value-type="float">
            <text:p>0.004985421</text:p>
          </table:table-cell>
          <table:table-cell office:value-type="float" office:value="0.007241902" calcext:value-type="float">
            <text:p>0.007241902</text:p>
          </table:table-cell>
          <table:table-cell office:value-type="float" office:value="0.01613463" calcext:value-type="float">
            <text:p>0.01613463</text:p>
          </table:table-cell>
          <table:table-cell office:value-type="float" office:value="0.1293127" calcext:value-type="float">
            <text:p>0.1293127</text:p>
          </table:table-cell>
          <table:table-cell office:value-type="float" office:value="0.02721363" calcext:value-type="float">
            <text:p>0.02721363</text:p>
          </table:table-cell>
          <table:table-cell office:value-type="float" office:value="0.01829529" calcext:value-type="float">
            <text:p>0.01829529</text:p>
          </table:table-cell>
          <table:table-cell office:value-type="float" office:value="0.03764459" calcext:value-type="float">
            <text:p>0.03764459</text:p>
          </table:table-cell>
          <table:table-cell office:value-type="float" office:value="0.3122807" calcext:value-type="float">
            <text:p>0.3122807</text:p>
          </table:table-cell>
          <table:table-cell office:value-type="float" office:value="0.3490369" calcext:value-type="float">
            <text:p>0.3490369</text:p>
          </table:table-cell>
          <table:table-cell office:value-type="float" office:value="0" calcext:value-type="float">
            <text:p>0</text:p>
          </table:table-cell>
          <table:table-cell office:value-type="float" office:value="2553.035" calcext:value-type="float">
            <text:p>2553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8488" calcext:value-type="float">
            <text:p>11.28488</text:p>
          </table:table-cell>
          <table:table-cell office:value-type="float" office:value="0" calcext:value-type="float">
            <text:p>0</text:p>
          </table:table-cell>
          <table:table-cell office:value-type="float" office:value="-0.5957819" calcext:value-type="float">
            <text:p>-0.59578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18.05038" calcext:value-type="float">
            <text:p>18.05038</text:p>
          </table:table-cell>
          <table:table-cell office:value-type="float" office:value="1098.913" calcext:value-type="float">
            <text:p>1098.913</text:p>
          </table:table-cell>
          <table:table-cell office:value-type="float" office:value="0" calcext:value-type="float">
            <text:p>0</text:p>
          </table:table-cell>
          <table:table-cell office:value-type="float" office:value="-32.86315" calcext:value-type="float">
            <text:p>-32.86315</text:p>
          </table:table-cell>
          <table:table-cell office:value-type="float" office:value="0.4860079" calcext:value-type="float">
            <text:p>0.4860079</text:p>
          </table:table-cell>
          <table:table-cell office:value-type="float" office:value="0.5048907" calcext:value-type="float">
            <text:p>0.5048907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38" calcext:value-type="float">
            <text:p>0.001598238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26019" calcext:value-type="float">
            <text:p>0.1426019</text:p>
          </table:table-cell>
          <table:table-cell office:value-type="float" office:value="-0.2218542" calcext:value-type="float">
            <text:p>-0.2218542</text:p>
          </table:table-cell>
          <table:table-cell office:value-type="float" office:value="0.002181819" calcext:value-type="float">
            <text:p>0.002181819</text:p>
          </table:table-cell>
          <table:table-cell office:value-type="float" office:value="0.00584436" calcext:value-type="float">
            <text:p>0.00584436</text:p>
          </table:table-cell>
          <table:table-cell office:value-type="float" office:value="16.74864" calcext:value-type="float">
            <text:p>16.74864</text:p>
          </table:table-cell>
          <table:table-cell office:value-type="float" office:value="0.3379917" calcext:value-type="float">
            <text:p>0.3379917</text:p>
          </table:table-cell>
          <table:table-cell office:value-type="float" office:value="0.07572325" calcext:value-type="float">
            <text:p>0.07572325</text:p>
          </table:table-cell>
          <table:table-cell office:value-type="float" office:value="0.06240064" calcext:value-type="float">
            <text:p>0.06240064</text:p>
          </table:table-cell>
          <table:table-cell office:value-type="float" office:value="0.0389981" calcext:value-type="float">
            <text:p>0.0389981</text:p>
          </table:table-cell>
          <table:table-cell office:value-type="float" office:value="0.03863433" calcext:value-type="float">
            <text:p>0.03863433</text:p>
          </table:table-cell>
          <table:table-cell office:value-type="float" office:value="0.01093814" calcext:value-type="float">
            <text:p>0.01093814</text:p>
          </table:table-cell>
          <table:table-cell office:value-type="float" office:value="0.006460475" calcext:value-type="float">
            <text:p>0.006460475</text:p>
          </table:table-cell>
          <table:table-cell office:value-type="float" office:value="0.01806744" calcext:value-type="float">
            <text:p>0.01806744</text:p>
          </table:table-cell>
          <table:table-cell office:value-type="float" office:value="0.01711281" calcext:value-type="float">
            <text:p>0.01711281</text:p>
          </table:table-cell>
          <table:table-cell office:value-type="float" office:value="0.0171648" calcext:value-type="float">
            <text:p>0.0171648</text:p>
          </table:table-cell>
          <table:table-cell office:value-type="float" office:value="0.01831457" calcext:value-type="float">
            <text:p>0.01831457</text:p>
          </table:table-cell>
          <table:table-cell office:value-type="float" office:value="0.0193798" calcext:value-type="float">
            <text:p>0.0193798</text:p>
          </table:table-cell>
          <table:table-cell office:value-type="float" office:value="0.005218094" calcext:value-type="float">
            <text:p>0.005218094</text:p>
          </table:table-cell>
          <table:table-cell office:value-type="float" office:value="0.005455923" calcext:value-type="float">
            <text:p>0.005455923</text:p>
          </table:table-cell>
          <table:table-cell office:value-type="float" office:value="0" calcext:value-type="float">
            <text:p>0</text:p>
          </table:table-cell>
          <table:table-cell office:value-type="float" office:value="0.9098496" calcext:value-type="float">
            <text:p>0.9098496</text:p>
          </table:table-cell>
          <table:table-cell office:value-type="float" office:value="0.012352" calcext:value-type="float">
            <text:p>0.012352</text:p>
          </table:table-cell>
          <table:table-cell office:value-type="float" office:value="0.007178813" calcext:value-type="float">
            <text:p>0.007178813</text:p>
          </table:table-cell>
          <table:table-cell office:value-type="float" office:value="0.006587589" calcext:value-type="float">
            <text:p>0.006587589</text:p>
          </table:table-cell>
          <table:table-cell office:value-type="float" office:value="0.006263496" calcext:value-type="float">
            <text:p>0.006263496</text:p>
          </table:table-cell>
          <table:table-cell office:value-type="float" office:value="0.00482333" calcext:value-type="float">
            <text:p>0.00482333</text:p>
          </table:table-cell>
          <table:table-cell office:value-type="float" office:value="0.006484103" calcext:value-type="float">
            <text:p>0.006484103</text:p>
          </table:table-cell>
          <table:table-cell office:value-type="float" office:value="0.01589692" calcext:value-type="float">
            <text:p>0.01589692</text:p>
          </table:table-cell>
          <table:table-cell office:value-type="float" office:value="0.1291627" calcext:value-type="float">
            <text:p>0.1291627</text:p>
          </table:table-cell>
          <table:table-cell office:value-type="float" office:value="0.02716993" calcext:value-type="float">
            <text:p>0.02716993</text:p>
          </table:table-cell>
          <table:table-cell office:value-type="float" office:value="0.01838115" calcext:value-type="float">
            <text:p>0.01838115</text:p>
          </table:table-cell>
          <table:table-cell office:value-type="float" office:value="0.03936255" calcext:value-type="float">
            <text:p>0.03936255</text:p>
          </table:table-cell>
          <table:table-cell office:value-type="float" office:value="0.3116466" calcext:value-type="float">
            <text:p>0.3116466</text:p>
          </table:table-cell>
          <table:table-cell office:value-type="float" office:value="0.3490767" calcext:value-type="float">
            <text:p>0.3490767</text:p>
          </table:table-cell>
          <table:table-cell office:value-type="float" office:value="0" calcext:value-type="float">
            <text:p>0</text:p>
          </table:table-cell>
          <table:table-cell office:value-type="float" office:value="2739.644" calcext:value-type="float">
            <text:p>2739.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1497" calcext:value-type="float">
            <text:p>11.41497</text:p>
          </table:table-cell>
          <table:table-cell office:value-type="float" office:value="0" calcext:value-type="float">
            <text:p>0</text:p>
          </table:table-cell>
          <table:table-cell office:value-type="float" office:value="-0.5958692" calcext:value-type="float">
            <text:p>-0.595869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18.06722" calcext:value-type="float">
            <text:p>18.06722</text:p>
          </table:table-cell>
          <table:table-cell office:value-type="float" office:value="1098.874" calcext:value-type="float">
            <text:p>1098.874</text:p>
          </table:table-cell>
          <table:table-cell office:value-type="float" office:value="0" calcext:value-type="float">
            <text:p>0</text:p>
          </table:table-cell>
          <table:table-cell office:value-type="float" office:value="-33.15964" calcext:value-type="float">
            <text:p>-33.15964</text:p>
          </table:table-cell>
          <table:table-cell office:value-type="float" office:value="0.5114028" calcext:value-type="float">
            <text:p>0.5114028</text:p>
          </table:table-cell>
          <table:table-cell office:value-type="float" office:value="0.5042952" calcext:value-type="float">
            <text:p>0.5042952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38" calcext:value-type="float">
            <text:p>0.001598238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2602" calcext:value-type="float">
            <text:p>0.142602</text:p>
          </table:table-cell>
          <table:table-cell office:value-type="float" office:value="-0.2218484" calcext:value-type="float">
            <text:p>-0.2218484</text:p>
          </table:table-cell>
          <table:table-cell office:value-type="float" office:value="0.002206856" calcext:value-type="float">
            <text:p>0.002206856</text:p>
          </table:table-cell>
          <table:table-cell office:value-type="float" office:value="0.005846343" calcext:value-type="float">
            <text:p>0.005846343</text:p>
          </table:table-cell>
          <table:table-cell office:value-type="float" office:value="16.62428" calcext:value-type="float">
            <text:p>16.62428</text:p>
          </table:table-cell>
          <table:table-cell office:value-type="float" office:value="0.3205972" calcext:value-type="float">
            <text:p>0.3205972</text:p>
          </table:table-cell>
          <table:table-cell office:value-type="float" office:value="0.07727297" calcext:value-type="float">
            <text:p>0.07727297</text:p>
          </table:table-cell>
          <table:table-cell office:value-type="float" office:value="0.06369791" calcext:value-type="float">
            <text:p>0.06369791</text:p>
          </table:table-cell>
          <table:table-cell office:value-type="float" office:value="0.04009326" calcext:value-type="float">
            <text:p>0.04009326</text:p>
          </table:table-cell>
          <table:table-cell office:value-type="float" office:value="0.03969159" calcext:value-type="float">
            <text:p>0.03969159</text:p>
          </table:table-cell>
          <table:table-cell office:value-type="float" office:value="0.01123822" calcext:value-type="float">
            <text:p>0.01123822</text:p>
          </table:table-cell>
          <table:table-cell office:value-type="float" office:value="0.006488294" calcext:value-type="float">
            <text:p>0.006488294</text:p>
          </table:table-cell>
          <table:table-cell office:value-type="float" office:value="0.01796653" calcext:value-type="float">
            <text:p>0.01796653</text:p>
          </table:table-cell>
          <table:table-cell office:value-type="float" office:value="0.01706094" calcext:value-type="float">
            <text:p>0.01706094</text:p>
          </table:table-cell>
          <table:table-cell office:value-type="float" office:value="0.0171244" calcext:value-type="float">
            <text:p>0.0171244</text:p>
          </table:table-cell>
          <table:table-cell office:value-type="float" office:value="0.01837021" calcext:value-type="float">
            <text:p>0.01837021</text:p>
          </table:table-cell>
          <table:table-cell office:value-type="float" office:value="0.01942364" calcext:value-type="float">
            <text:p>0.01942364</text:p>
          </table:table-cell>
          <table:table-cell office:value-type="float" office:value="0.005213507" calcext:value-type="float">
            <text:p>0.005213507</text:p>
          </table:table-cell>
          <table:table-cell office:value-type="float" office:value="0.005453115" calcext:value-type="float">
            <text:p>0.005453115</text:p>
          </table:table-cell>
          <table:table-cell office:value-type="float" office:value="0" calcext:value-type="float">
            <text:p>0</text:p>
          </table:table-cell>
          <table:table-cell office:value-type="float" office:value="0.8587772" calcext:value-type="float">
            <text:p>0.8587772</text:p>
          </table:table-cell>
          <table:table-cell office:value-type="float" office:value="0.0120265" calcext:value-type="float">
            <text:p>0.0120265</text:p>
          </table:table-cell>
          <table:table-cell office:value-type="float" office:value="0.007126594" calcext:value-type="float">
            <text:p>0.007126594</text:p>
          </table:table-cell>
          <table:table-cell office:value-type="float" office:value="0.006550171" calcext:value-type="float">
            <text:p>0.006550171</text:p>
          </table:table-cell>
          <table:table-cell office:value-type="float" office:value="0.006243086" calcext:value-type="float">
            <text:p>0.006243086</text:p>
          </table:table-cell>
          <table:table-cell office:value-type="float" office:value="0.004693342" calcext:value-type="float">
            <text:p>0.004693342</text:p>
          </table:table-cell>
          <table:table-cell office:value-type="float" office:value="0.00585623" calcext:value-type="float">
            <text:p>0.00585623</text:p>
          </table:table-cell>
          <table:table-cell office:value-type="float" office:value="0.01566896" calcext:value-type="float">
            <text:p>0.01566896</text:p>
          </table:table-cell>
          <table:table-cell office:value-type="float" office:value="0.1290211" calcext:value-type="float">
            <text:p>0.1290211</text:p>
          </table:table-cell>
          <table:table-cell office:value-type="float" office:value="0.02713347" calcext:value-type="float">
            <text:p>0.02713347</text:p>
          </table:table-cell>
          <table:table-cell office:value-type="float" office:value="0.01847724" calcext:value-type="float">
            <text:p>0.01847724</text:p>
          </table:table-cell>
          <table:table-cell office:value-type="float" office:value="0.04107904" calcext:value-type="float">
            <text:p>0.04107904</text:p>
          </table:table-cell>
          <table:table-cell office:value-type="float" office:value="0.3110392" calcext:value-type="float">
            <text:p>0.3110392</text:p>
          </table:table-cell>
          <table:table-cell office:value-type="float" office:value="0.3490813" calcext:value-type="float">
            <text:p>0.3490813</text:p>
          </table:table-cell>
          <table:table-cell office:value-type="float" office:value="0" calcext:value-type="float">
            <text:p>0</text:p>
          </table:table-cell>
          <table:table-cell office:value-type="float" office:value="2838.343" calcext:value-type="float">
            <text:p>2838.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2539" calcext:value-type="float">
            <text:p>11.52539</text:p>
          </table:table-cell>
          <table:table-cell office:value-type="float" office:value="0" calcext:value-type="float">
            <text:p>0</text:p>
          </table:table-cell>
          <table:table-cell office:value-type="float" office:value="-0.5959591" calcext:value-type="float">
            <text:p>-0.595959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18.05211" calcext:value-type="float">
            <text:p>18.05211</text:p>
          </table:table-cell>
          <table:table-cell office:value-type="float" office:value="1098.857" calcext:value-type="float">
            <text:p>1098.857</text:p>
          </table:table-cell>
          <table:table-cell office:value-type="float" office:value="0" calcext:value-type="float">
            <text:p>0</text:p>
          </table:table-cell>
          <table:table-cell office:value-type="float" office:value="-33.49398" calcext:value-type="float">
            <text:p>-33.49398</text:p>
          </table:table-cell>
          <table:table-cell office:value-type="float" office:value="0.4926572" calcext:value-type="float">
            <text:p>0.4926572</text:p>
          </table:table-cell>
          <table:table-cell office:value-type="float" office:value="0.510587" calcext:value-type="float">
            <text:p>0.510587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4" calcext:value-type="float">
            <text:p>0.00159824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1996" calcext:value-type="float">
            <text:p>0.141996</text:p>
          </table:table-cell>
          <table:table-cell office:value-type="float" office:value="-0.2221518" calcext:value-type="float">
            <text:p>-0.2221518</text:p>
          </table:table-cell>
          <table:table-cell office:value-type="float" office:value="0.002218838" calcext:value-type="float">
            <text:p>0.002218838</text:p>
          </table:table-cell>
          <table:table-cell office:value-type="float" office:value="0.00584827" calcext:value-type="float">
            <text:p>0.00584827</text:p>
          </table:table-cell>
          <table:table-cell office:value-type="float" office:value="16.63457" calcext:value-type="float">
            <text:p>16.63457</text:p>
          </table:table-cell>
          <table:table-cell office:value-type="float" office:value="0.321169" calcext:value-type="float">
            <text:p>0.321169</text:p>
          </table:table-cell>
          <table:table-cell office:value-type="float" office:value="0.06467029" calcext:value-type="float">
            <text:p>0.06467029</text:p>
          </table:table-cell>
          <table:table-cell office:value-type="float" office:value="0.05560356" calcext:value-type="float">
            <text:p>0.05560356</text:p>
          </table:table-cell>
          <table:table-cell office:value-type="float" office:value="0.03693746" calcext:value-type="float">
            <text:p>0.03693746</text:p>
          </table:table-cell>
          <table:table-cell office:value-type="float" office:value="0.03763415" calcext:value-type="float">
            <text:p>0.03763415</text:p>
          </table:table-cell>
          <table:table-cell office:value-type="float" office:value="0.01106474" calcext:value-type="float">
            <text:p>0.01106474</text:p>
          </table:table-cell>
          <table:table-cell office:value-type="float" office:value="0.006443652" calcext:value-type="float">
            <text:p>0.006443652</text:p>
          </table:table-cell>
          <table:table-cell office:value-type="float" office:value="0.01788646" calcext:value-type="float">
            <text:p>0.01788646</text:p>
          </table:table-cell>
          <table:table-cell office:value-type="float" office:value="0.01702606" calcext:value-type="float">
            <text:p>0.01702606</text:p>
          </table:table-cell>
          <table:table-cell office:value-type="float" office:value="0.01708855" calcext:value-type="float">
            <text:p>0.01708855</text:p>
          </table:table-cell>
          <table:table-cell office:value-type="float" office:value="0.01842569" calcext:value-type="float">
            <text:p>0.01842569</text:p>
          </table:table-cell>
          <table:table-cell office:value-type="float" office:value="0.01947186" calcext:value-type="float">
            <text:p>0.01947186</text:p>
          </table:table-cell>
          <table:table-cell office:value-type="float" office:value="0.005225877" calcext:value-type="float">
            <text:p>0.005225877</text:p>
          </table:table-cell>
          <table:table-cell office:value-type="float" office:value="0.005432971" calcext:value-type="float">
            <text:p>0.005432971</text:p>
          </table:table-cell>
          <table:table-cell office:value-type="float" office:value="0" calcext:value-type="float">
            <text:p>0</text:p>
          </table:table-cell>
          <table:table-cell office:value-type="float" office:value="0.2958892" calcext:value-type="float">
            <text:p>0.2958892</text:p>
          </table:table-cell>
          <table:table-cell office:value-type="float" office:value="0.01452665" calcext:value-type="float">
            <text:p>0.01452665</text:p>
          </table:table-cell>
          <table:table-cell office:value-type="float" office:value="0.007321843" calcext:value-type="float">
            <text:p>0.007321843</text:p>
          </table:table-cell>
          <table:table-cell office:value-type="float" office:value="0.006665709" calcext:value-type="float">
            <text:p>0.006665709</text:p>
          </table:table-cell>
          <table:table-cell office:value-type="float" office:value="0.006387222" calcext:value-type="float">
            <text:p>0.006387222</text:p>
          </table:table-cell>
          <table:table-cell office:value-type="float" office:value="0.004698907" calcext:value-type="float">
            <text:p>0.004698907</text:p>
          </table:table-cell>
          <table:table-cell office:value-type="float" office:value="0.005710904" calcext:value-type="float">
            <text:p>0.005710904</text:p>
          </table:table-cell>
          <table:table-cell office:value-type="float" office:value="0.0155295" calcext:value-type="float">
            <text:p>0.0155295</text:p>
          </table:table-cell>
          <table:table-cell office:value-type="float" office:value="0.1289133" calcext:value-type="float">
            <text:p>0.1289133</text:p>
          </table:table-cell>
          <table:table-cell office:value-type="float" office:value="0.02711453" calcext:value-type="float">
            <text:p>0.02711453</text:p>
          </table:table-cell>
          <table:table-cell office:value-type="float" office:value="0.01860046" calcext:value-type="float">
            <text:p>0.01860046</text:p>
          </table:table-cell>
          <table:table-cell office:value-type="float" office:value="0.04304235" calcext:value-type="float">
            <text:p>0.04304235</text:p>
          </table:table-cell>
          <table:table-cell office:value-type="float" office:value="0.3156234" calcext:value-type="float">
            <text:p>0.3156234</text:p>
          </table:table-cell>
          <table:table-cell office:value-type="float" office:value="0.3446835" calcext:value-type="float">
            <text:p>0.3446835</text:p>
          </table:table-cell>
          <table:table-cell office:value-type="float" office:value="0" calcext:value-type="float">
            <text:p>0</text:p>
          </table:table-cell>
          <table:table-cell office:value-type="float" office:value="2735.875" calcext:value-type="float">
            <text:p>2735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1733" calcext:value-type="float">
            <text:p>11.61733</text:p>
          </table:table-cell>
          <table:table-cell office:value-type="float" office:value="0" calcext:value-type="float">
            <text:p>0</text:p>
          </table:table-cell>
          <table:table-cell office:value-type="float" office:value="-0.5972905" calcext:value-type="float">
            <text:p>-0.59729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18.05805" calcext:value-type="float">
            <text:p>18.05805</text:p>
          </table:table-cell>
          <table:table-cell office:value-type="float" office:value="1098.838" calcext:value-type="float">
            <text:p>1098.838</text:p>
          </table:table-cell>
          <table:table-cell office:value-type="float" office:value="0" calcext:value-type="float">
            <text:p>0</text:p>
          </table:table-cell>
          <table:table-cell office:value-type="float" office:value="-33.78989" calcext:value-type="float">
            <text:p>-33.78989</text:p>
          </table:table-cell>
          <table:table-cell office:value-type="float" office:value="0.4967445" calcext:value-type="float">
            <text:p>0.4967445</text:p>
          </table:table-cell>
          <table:table-cell office:value-type="float" office:value="0.5101669" calcext:value-type="float">
            <text:p>0.5101669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59824" calcext:value-type="float">
            <text:p>0.00159824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11798" calcext:value-type="float">
            <text:p>0.1411798</text:p>
          </table:table-cell>
          <table:table-cell office:value-type="float" office:value="-0.2222655" calcext:value-type="float">
            <text:p>-0.2222655</text:p>
          </table:table-cell>
          <table:table-cell office:value-type="float" office:value="0.002240691" calcext:value-type="float">
            <text:p>0.002240691</text:p>
          </table:table-cell>
          <table:table-cell office:value-type="float" office:value="0.00585023" calcext:value-type="float">
            <text:p>0.00585023</text:p>
          </table:table-cell>
          <table:table-cell office:value-type="float" office:value="16.60312" calcext:value-type="float">
            <text:p>16.60312</text:p>
          </table:table-cell>
          <table:table-cell office:value-type="float" office:value="0.2331374" calcext:value-type="float">
            <text:p>0.2331374</text:p>
          </table:table-cell>
          <table:table-cell office:value-type="float" office:value="0.05694126" calcext:value-type="float">
            <text:p>0.05694126</text:p>
          </table:table-cell>
          <table:table-cell office:value-type="float" office:value="0.05011926" calcext:value-type="float">
            <text:p>0.05011926</text:p>
          </table:table-cell>
          <table:table-cell office:value-type="float" office:value="0.03393995" calcext:value-type="float">
            <text:p>0.03393995</text:p>
          </table:table-cell>
          <table:table-cell office:value-type="float" office:value="0.0348837" calcext:value-type="float">
            <text:p>0.0348837</text:p>
          </table:table-cell>
          <table:table-cell office:value-type="float" office:value="0.01058721" calcext:value-type="float">
            <text:p>0.01058721</text:p>
          </table:table-cell>
          <table:table-cell office:value-type="float" office:value="0.00623596" calcext:value-type="float">
            <text:p>0.00623596</text:p>
          </table:table-cell>
          <table:table-cell office:value-type="float" office:value="0.01777624" calcext:value-type="float">
            <text:p>0.01777624</text:p>
          </table:table-cell>
          <table:table-cell office:value-type="float" office:value="0.0169882" calcext:value-type="float">
            <text:p>0.0169882</text:p>
          </table:table-cell>
          <table:table-cell office:value-type="float" office:value="0.01705143" calcext:value-type="float">
            <text:p>0.01705143</text:p>
          </table:table-cell>
          <table:table-cell office:value-type="float" office:value="0.01847757" calcext:value-type="float">
            <text:p>0.01847757</text:p>
          </table:table-cell>
          <table:table-cell office:value-type="float" office:value="0.01952524" calcext:value-type="float">
            <text:p>0.01952524</text:p>
          </table:table-cell>
          <table:table-cell office:value-type="float" office:value="0.005218528" calcext:value-type="float">
            <text:p>0.005218528</text:p>
          </table:table-cell>
          <table:table-cell office:value-type="float" office:value="0.005432675" calcext:value-type="float">
            <text:p>0.005432675</text:p>
          </table:table-cell>
          <table:table-cell office:value-type="float" office:value="0" calcext:value-type="float">
            <text:p>0</text:p>
          </table:table-cell>
          <table:table-cell office:value-type="float" office:value="0.2368844" calcext:value-type="float">
            <text:p>0.2368844</text:p>
          </table:table-cell>
          <table:table-cell office:value-type="float" office:value="0.01002057" calcext:value-type="float">
            <text:p>0.01002057</text:p>
          </table:table-cell>
          <table:table-cell office:value-type="float" office:value="0.007293542" calcext:value-type="float">
            <text:p>0.007293542</text:p>
          </table:table-cell>
          <table:table-cell office:value-type="float" office:value="0.006766663" calcext:value-type="float">
            <text:p>0.006766663</text:p>
          </table:table-cell>
          <table:table-cell office:value-type="float" office:value="0.006464454" calcext:value-type="float">
            <text:p>0.006464454</text:p>
          </table:table-cell>
          <table:table-cell office:value-type="float" office:value="0.0047744" calcext:value-type="float">
            <text:p>0.0047744</text:p>
          </table:table-cell>
          <table:table-cell office:value-type="float" office:value="0.00583605" calcext:value-type="float">
            <text:p>0.00583605</text:p>
          </table:table-cell>
          <table:table-cell office:value-type="float" office:value="0.01537263" calcext:value-type="float">
            <text:p>0.01537263</text:p>
          </table:table-cell>
          <table:table-cell office:value-type="float" office:value="0.1287894" calcext:value-type="float">
            <text:p>0.1287894</text:p>
          </table:table-cell>
          <table:table-cell office:value-type="float" office:value="0.02708749" calcext:value-type="float">
            <text:p>0.02708749</text:p>
          </table:table-cell>
          <table:table-cell office:value-type="float" office:value="0.01873393" calcext:value-type="float">
            <text:p>0.01873393</text:p>
          </table:table-cell>
          <table:table-cell office:value-type="float" office:value="0.04499238" calcext:value-type="float">
            <text:p>0.04499238</text:p>
          </table:table-cell>
          <table:table-cell office:value-type="float" office:value="0.313893" calcext:value-type="float">
            <text:p>0.313893</text:p>
          </table:table-cell>
          <table:table-cell office:value-type="float" office:value="0.3469854" calcext:value-type="float">
            <text:p>0.3469854</text:p>
          </table:table-cell>
          <table:table-cell office:value-type="float" office:value="0" calcext:value-type="float">
            <text:p>0</text:p>
          </table:table-cell>
          <table:table-cell office:value-type="float" office:value="2760.786" calcext:value-type="float">
            <text:p>2760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889" calcext:value-type="float">
            <text:p>11.6889</text:p>
          </table:table-cell>
          <table:table-cell office:value-type="float" office:value="0" calcext:value-type="float">
            <text:p>0</text:p>
          </table:table-cell>
          <table:table-cell office:value-type="float" office:value="-0.5973952" calcext:value-type="float">
            <text:p>-0.597395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18.0526" calcext:value-type="float">
            <text:p>18.0526</text:p>
          </table:table-cell>
          <table:table-cell office:value-type="float" office:value="1098.827" calcext:value-type="float">
            <text:p>1098.827</text:p>
          </table:table-cell>
          <table:table-cell office:value-type="float" office:value="0" calcext:value-type="float">
            <text:p>0</text:p>
          </table:table-cell>
          <table:table-cell office:value-type="float" office:value="-34.12425" calcext:value-type="float">
            <text:p>-34.12425</text:p>
          </table:table-cell>
          <table:table-cell office:value-type="float" office:value="0.4570401" calcext:value-type="float">
            <text:p>0.4570401</text:p>
          </table:table-cell>
          <table:table-cell office:value-type="float" office:value="0.5151018" calcext:value-type="float">
            <text:p>0.5151018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632087" calcext:value-type="float">
            <text:p>0.001632087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06555" calcext:value-type="float">
            <text:p>0.1406555</text:p>
          </table:table-cell>
          <table:table-cell office:value-type="float" office:value="-0.2227034" calcext:value-type="float">
            <text:p>-0.2227034</text:p>
          </table:table-cell>
          <table:table-cell office:value-type="float" office:value="0.002257502" calcext:value-type="float">
            <text:p>0.002257502</text:p>
          </table:table-cell>
          <table:table-cell office:value-type="float" office:value="0.005852341" calcext:value-type="float">
            <text:p>0.005852341</text:p>
          </table:table-cell>
          <table:table-cell office:value-type="float" office:value="16.59771" calcext:value-type="float">
            <text:p>16.59771</text:p>
          </table:table-cell>
          <table:table-cell office:value-type="float" office:value="0.3908855" calcext:value-type="float">
            <text:p>0.3908855</text:p>
          </table:table-cell>
          <table:table-cell office:value-type="float" office:value="0.08051884" calcext:value-type="float">
            <text:p>0.08051884</text:p>
          </table:table-cell>
          <table:table-cell office:value-type="float" office:value="0.04790885" calcext:value-type="float">
            <text:p>0.04790885</text:p>
          </table:table-cell>
          <table:table-cell office:value-type="float" office:value="0.0325568" calcext:value-type="float">
            <text:p>0.0325568</text:p>
          </table:table-cell>
          <table:table-cell office:value-type="float" office:value="0.0336055" calcext:value-type="float">
            <text:p>0.0336055</text:p>
          </table:table-cell>
          <table:table-cell office:value-type="float" office:value="0.01034782" calcext:value-type="float">
            <text:p>0.01034782</text:p>
          </table:table-cell>
          <table:table-cell office:value-type="float" office:value="0.006471715" calcext:value-type="float">
            <text:p>0.006471715</text:p>
          </table:table-cell>
          <table:table-cell office:value-type="float" office:value="0.0176649" calcext:value-type="float">
            <text:p>0.0176649</text:p>
          </table:table-cell>
          <table:table-cell office:value-type="float" office:value="0.01694547" calcext:value-type="float">
            <text:p>0.01694547</text:p>
          </table:table-cell>
          <table:table-cell office:value-type="float" office:value="0.01701313" calcext:value-type="float">
            <text:p>0.01701313</text:p>
          </table:table-cell>
          <table:table-cell office:value-type="float" office:value="0.01852918" calcext:value-type="float">
            <text:p>0.01852918</text:p>
          </table:table-cell>
          <table:table-cell office:value-type="float" office:value="0.01958163" calcext:value-type="float">
            <text:p>0.01958163</text:p>
          </table:table-cell>
          <table:table-cell office:value-type="float" office:value="0.005211819" calcext:value-type="float">
            <text:p>0.005211819</text:p>
          </table:table-cell>
          <table:table-cell office:value-type="float" office:value="0.005431801" calcext:value-type="float">
            <text:p>0.005431801</text:p>
          </table:table-cell>
          <table:table-cell office:value-type="float" office:value="0" calcext:value-type="float">
            <text:p>0</text:p>
          </table:table-cell>
          <table:table-cell office:value-type="float" office:value="0.3898866" calcext:value-type="float">
            <text:p>0.3898866</text:p>
          </table:table-cell>
          <table:table-cell office:value-type="float" office:value="0.09812605" calcext:value-type="float">
            <text:p>0.09812605</text:p>
          </table:table-cell>
          <table:table-cell office:value-type="float" office:value="0.007819297" calcext:value-type="float">
            <text:p>0.007819297</text:p>
          </table:table-cell>
          <table:table-cell office:value-type="float" office:value="0.007541514" calcext:value-type="float">
            <text:p>0.007541514</text:p>
          </table:table-cell>
          <table:table-cell office:value-type="float" office:value="0.006580467" calcext:value-type="float">
            <text:p>0.006580467</text:p>
          </table:table-cell>
          <table:table-cell office:value-type="float" office:value="0.004819692" calcext:value-type="float">
            <text:p>0.004819692</text:p>
          </table:table-cell>
          <table:table-cell office:value-type="float" office:value="0.007752606" calcext:value-type="float">
            <text:p>0.007752606</text:p>
          </table:table-cell>
          <table:table-cell office:value-type="float" office:value="0.01523912" calcext:value-type="float">
            <text:p>0.01523912</text:p>
          </table:table-cell>
          <table:table-cell office:value-type="float" office:value="0.1286536" calcext:value-type="float">
            <text:p>0.1286536</text:p>
          </table:table-cell>
          <table:table-cell office:value-type="float" office:value="0.02705559" calcext:value-type="float">
            <text:p>0.02705559</text:p>
          </table:table-cell>
          <table:table-cell office:value-type="float" office:value="0.01888139" calcext:value-type="float">
            <text:p>0.01888139</text:p>
          </table:table-cell>
          <table:table-cell office:value-type="float" office:value="0.04682631" calcext:value-type="float">
            <text:p>0.04682631</text:p>
          </table:table-cell>
          <table:table-cell office:value-type="float" office:value="0.3124429" calcext:value-type="float">
            <text:p>0.3124429</text:p>
          </table:table-cell>
          <table:table-cell office:value-type="float" office:value="0.3486694" calcext:value-type="float">
            <text:p>0.3486694</text:p>
          </table:table-cell>
          <table:table-cell office:value-type="float" office:value="0" calcext:value-type="float">
            <text:p>0</text:p>
          </table:table-cell>
          <table:table-cell office:value-type="float" office:value="2506.026" calcext:value-type="float">
            <text:p>2506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6094" calcext:value-type="float">
            <text:p>11.76094</text:p>
          </table:table-cell>
          <table:table-cell office:value-type="float" office:value="0" calcext:value-type="float">
            <text:p>0</text:p>
          </table:table-cell>
          <table:table-cell office:value-type="float" office:value="-0.6031666" calcext:value-type="float">
            <text:p>-0.60316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18.05858" calcext:value-type="float">
            <text:p>18.05858</text:p>
          </table:table-cell>
          <table:table-cell office:value-type="float" office:value="1098.826" calcext:value-type="float">
            <text:p>1098.826</text:p>
          </table:table-cell>
          <table:table-cell office:value-type="float" office:value="0" calcext:value-type="float">
            <text:p>0</text:p>
          </table:table-cell>
          <table:table-cell office:value-type="float" office:value="-34.44388" calcext:value-type="float">
            <text:p>-34.44388</text:p>
          </table:table-cell>
          <table:table-cell office:value-type="float" office:value="0.4168819" calcext:value-type="float">
            <text:p>0.4168819</text:p>
          </table:table-cell>
          <table:table-cell office:value-type="float" office:value="0.5318644" calcext:value-type="float">
            <text:p>0.5318644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632087" calcext:value-type="float">
            <text:p>0.001632087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06555" calcext:value-type="float">
            <text:p>0.1406555</text:p>
          </table:table-cell>
          <table:table-cell office:value-type="float" office:value="-0.2233219" calcext:value-type="float">
            <text:p>-0.2233219</text:p>
          </table:table-cell>
          <table:table-cell office:value-type="float" office:value="0.002264277" calcext:value-type="float">
            <text:p>0.002264277</text:p>
          </table:table-cell>
          <table:table-cell office:value-type="float" office:value="0.005854681" calcext:value-type="float">
            <text:p>0.005854681</text:p>
          </table:table-cell>
          <table:table-cell office:value-type="float" office:value="16.66411" calcext:value-type="float">
            <text:p>16.66411</text:p>
          </table:table-cell>
          <table:table-cell office:value-type="float" office:value="0.2892328" calcext:value-type="float">
            <text:p>0.2892328</text:p>
          </table:table-cell>
          <table:table-cell office:value-type="float" office:value="0.06333453" calcext:value-type="float">
            <text:p>0.06333453</text:p>
          </table:table-cell>
          <table:table-cell office:value-type="float" office:value="0.04855729" calcext:value-type="float">
            <text:p>0.04855729</text:p>
          </table:table-cell>
          <table:table-cell office:value-type="float" office:value="0.03246424" calcext:value-type="float">
            <text:p>0.03246424</text:p>
          </table:table-cell>
          <table:table-cell office:value-type="float" office:value="0.03342041" calcext:value-type="float">
            <text:p>0.03342041</text:p>
          </table:table-cell>
          <table:table-cell office:value-type="float" office:value="0.01030648" calcext:value-type="float">
            <text:p>0.01030648</text:p>
          </table:table-cell>
          <table:table-cell office:value-type="float" office:value="0.00646338" calcext:value-type="float">
            <text:p>0.00646338</text:p>
          </table:table-cell>
          <table:table-cell office:value-type="float" office:value="0.01757894" calcext:value-type="float">
            <text:p>0.01757894</text:p>
          </table:table-cell>
          <table:table-cell office:value-type="float" office:value="0.01690756" calcext:value-type="float">
            <text:p>0.01690756</text:p>
          </table:table-cell>
          <table:table-cell office:value-type="float" office:value="0.01697788" calcext:value-type="float">
            <text:p>0.01697788</text:p>
          </table:table-cell>
          <table:table-cell office:value-type="float" office:value="0.01858487" calcext:value-type="float">
            <text:p>0.01858487</text:p>
          </table:table-cell>
          <table:table-cell office:value-type="float" office:value="0.01963998" calcext:value-type="float">
            <text:p>0.01963998</text:p>
          </table:table-cell>
          <table:table-cell office:value-type="float" office:value="0.005206749" calcext:value-type="float">
            <text:p>0.005206749</text:p>
          </table:table-cell>
          <table:table-cell office:value-type="float" office:value="0.005429531" calcext:value-type="float">
            <text:p>0.005429531</text:p>
          </table:table-cell>
          <table:table-cell office:value-type="float" office:value="0" calcext:value-type="float">
            <text:p>0</text:p>
          </table:table-cell>
          <table:table-cell office:value-type="float" office:value="0.6125376" calcext:value-type="float">
            <text:p>0.6125376</text:p>
          </table:table-cell>
          <table:table-cell office:value-type="float" office:value="0.02627344" calcext:value-type="float">
            <text:p>0.02627344</text:p>
          </table:table-cell>
          <table:table-cell office:value-type="float" office:value="0.007716546" calcext:value-type="float">
            <text:p>0.007716546</text:p>
          </table:table-cell>
          <table:table-cell office:value-type="float" office:value="0.007371178" calcext:value-type="float">
            <text:p>0.007371178</text:p>
          </table:table-cell>
          <table:table-cell office:value-type="float" office:value="0.006727349" calcext:value-type="float">
            <text:p>0.006727349</text:p>
          </table:table-cell>
          <table:table-cell office:value-type="float" office:value="0.004845677" calcext:value-type="float">
            <text:p>0.004845677</text:p>
          </table:table-cell>
          <table:table-cell office:value-type="float" office:value="0.008222749" calcext:value-type="float">
            <text:p>0.008222749</text:p>
          </table:table-cell>
          <table:table-cell office:value-type="float" office:value="0.01517385" calcext:value-type="float">
            <text:p>0.01517385</text:p>
          </table:table-cell>
          <table:table-cell office:value-type="float" office:value="0.1285426" calcext:value-type="float">
            <text:p>0.1285426</text:p>
          </table:table-cell>
          <table:table-cell office:value-type="float" office:value="0.02703851" calcext:value-type="float">
            <text:p>0.02703851</text:p>
          </table:table-cell>
          <table:table-cell office:value-type="float" office:value="0.01905827" calcext:value-type="float">
            <text:p>0.01905827</text:p>
          </table:table-cell>
          <table:table-cell office:value-type="float" office:value="0.0485604" calcext:value-type="float">
            <text:p>0.0485604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3488528" calcext:value-type="float">
            <text:p>0.3488528</text:p>
          </table:table-cell>
          <table:table-cell office:value-type="float" office:value="0" calcext:value-type="float">
            <text:p>0</text:p>
          </table:table-cell>
          <table:table-cell office:value-type="float" office:value="2265.803" calcext:value-type="float">
            <text:p>2265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3196" calcext:value-type="float">
            <text:p>11.83196</text:p>
          </table:table-cell>
          <table:table-cell office:value-type="float" office:value="0" calcext:value-type="float">
            <text:p>0</text:p>
          </table:table-cell>
          <table:table-cell office:value-type="float" office:value="-0.6072944" calcext:value-type="float">
            <text:p>-0.60729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18.07445" calcext:value-type="float">
            <text:p>18.07445</text:p>
          </table:table-cell>
          <table:table-cell office:value-type="float" office:value="1098.819" calcext:value-type="float">
            <text:p>1098.819</text:p>
          </table:table-cell>
          <table:table-cell office:value-type="float" office:value="0" calcext:value-type="float">
            <text:p>0</text:p>
          </table:table-cell>
          <table:table-cell office:value-type="float" office:value="-34.76773" calcext:value-type="float">
            <text:p>-34.76773</text:p>
          </table:table-cell>
          <table:table-cell office:value-type="float" office:value="0.3922598" calcext:value-type="float">
            <text:p>0.3922598</text:p>
          </table:table-cell>
          <table:table-cell office:value-type="float" office:value="0.5333878" calcext:value-type="float">
            <text:p>0.5333878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632087" calcext:value-type="float">
            <text:p>0.001632087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06555" calcext:value-type="float">
            <text:p>0.1406555</text:p>
          </table:table-cell>
          <table:table-cell office:value-type="float" office:value="-0.2236932" calcext:value-type="float">
            <text:p>-0.2236932</text:p>
          </table:table-cell>
          <table:table-cell office:value-type="float" office:value="0.002276496" calcext:value-type="float">
            <text:p>0.002276496</text:p>
          </table:table-cell>
          <table:table-cell office:value-type="float" office:value="0.005856955" calcext:value-type="float">
            <text:p>0.005856955</text:p>
          </table:table-cell>
          <table:table-cell office:value-type="float" office:value="16.68821" calcext:value-type="float">
            <text:p>16.68821</text:p>
          </table:table-cell>
          <table:table-cell office:value-type="float" office:value="0.2092215" calcext:value-type="float">
            <text:p>0.2092215</text:p>
          </table:table-cell>
          <table:table-cell office:value-type="float" office:value="0.05707657" calcext:value-type="float">
            <text:p>0.05707657</text:p>
          </table:table-cell>
          <table:table-cell office:value-type="float" office:value="0.04814787" calcext:value-type="float">
            <text:p>0.04814787</text:p>
          </table:table-cell>
          <table:table-cell office:value-type="float" office:value="0.03242813" calcext:value-type="float">
            <text:p>0.03242813</text:p>
          </table:table-cell>
          <table:table-cell office:value-type="float" office:value="0.03343622" calcext:value-type="float">
            <text:p>0.03343622</text:p>
          </table:table-cell>
          <table:table-cell office:value-type="float" office:value="0.01037428" calcext:value-type="float">
            <text:p>0.01037428</text:p>
          </table:table-cell>
          <table:table-cell office:value-type="float" office:value="0.006476863" calcext:value-type="float">
            <text:p>0.006476863</text:p>
          </table:table-cell>
          <table:table-cell office:value-type="float" office:value="0.01751525" calcext:value-type="float">
            <text:p>0.01751525</text:p>
          </table:table-cell>
          <table:table-cell office:value-type="float" office:value="0.01687441" calcext:value-type="float">
            <text:p>0.01687441</text:p>
          </table:table-cell>
          <table:table-cell office:value-type="float" office:value="0.01694672" calcext:value-type="float">
            <text:p>0.01694672</text:p>
          </table:table-cell>
          <table:table-cell office:value-type="float" office:value="0.01864734" calcext:value-type="float">
            <text:p>0.01864734</text:p>
          </table:table-cell>
          <table:table-cell office:value-type="float" office:value="0.01969885" calcext:value-type="float">
            <text:p>0.01969885</text:p>
          </table:table-cell>
          <table:table-cell office:value-type="float" office:value="0.005202257" calcext:value-type="float">
            <text:p>0.005202257</text:p>
          </table:table-cell>
          <table:table-cell office:value-type="float" office:value="0.005426727" calcext:value-type="float">
            <text:p>0.005426727</text:p>
          </table:table-cell>
          <table:table-cell office:value-type="float" office:value="0" calcext:value-type="float">
            <text:p>0</text:p>
          </table:table-cell>
          <table:table-cell office:value-type="float" office:value="0.4679952" calcext:value-type="float">
            <text:p>0.4679952</text:p>
          </table:table-cell>
          <table:table-cell office:value-type="float" office:value="0.01528873" calcext:value-type="float">
            <text:p>0.01528873</text:p>
          </table:table-cell>
          <table:table-cell office:value-type="float" office:value="0.007686978" calcext:value-type="float">
            <text:p>0.007686978</text:p>
          </table:table-cell>
          <table:table-cell office:value-type="float" office:value="0.00725051" calcext:value-type="float">
            <text:p>0.00725051</text:p>
          </table:table-cell>
          <table:table-cell office:value-type="float" office:value="0.006766615" calcext:value-type="float">
            <text:p>0.006766615</text:p>
          </table:table-cell>
          <table:table-cell office:value-type="float" office:value="0.004844164" calcext:value-type="float">
            <text:p>0.004844164</text:p>
          </table:table-cell>
          <table:table-cell office:value-type="float" office:value="0.008025195" calcext:value-type="float">
            <text:p>0.008025195</text:p>
          </table:table-cell>
          <table:table-cell office:value-type="float" office:value="0.01512286" calcext:value-type="float">
            <text:p>0.01512286</text:p>
          </table:table-cell>
          <table:table-cell office:value-type="float" office:value="0.128446" calcext:value-type="float">
            <text:p>0.128446</text:p>
          </table:table-cell>
          <table:table-cell office:value-type="float" office:value="0.02702951" calcext:value-type="float">
            <text:p>0.02702951</text:p>
          </table:table-cell>
          <table:table-cell office:value-type="float" office:value="0.01927365" calcext:value-type="float">
            <text:p>0.01927365</text:p>
          </table:table-cell>
          <table:table-cell office:value-type="float" office:value="0.05026361" calcext:value-type="float">
            <text:p>0.05026361</text:p>
          </table:table-cell>
          <table:table-cell office:value-type="float" office:value="0.3109671" calcext:value-type="float">
            <text:p>0.3109671</text:p>
          </table:table-cell>
          <table:table-cell office:value-type="float" office:value="0.3488575" calcext:value-type="float">
            <text:p>0.3488575</text:p>
          </table:table-cell>
          <table:table-cell office:value-type="float" office:value="0" calcext:value-type="float">
            <text:p>0</text:p>
          </table:table-cell>
          <table:table-cell office:value-type="float" office:value="2102.628" calcext:value-type="float">
            <text:p>2102.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0912" calcext:value-type="float">
            <text:p>11.90912</text:p>
          </table:table-cell>
          <table:table-cell office:value-type="float" office:value="0" calcext:value-type="float">
            <text:p>0</text:p>
          </table:table-cell>
          <table:table-cell office:value-type="float" office:value="-0.6074578" calcext:value-type="float">
            <text:p>-0.607457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18.07575" calcext:value-type="float">
            <text:p>18.07575</text:p>
          </table:table-cell>
          <table:table-cell office:value-type="float" office:value="1098.798" calcext:value-type="float">
            <text:p>1098.798</text:p>
          </table:table-cell>
          <table:table-cell office:value-type="float" office:value="0" calcext:value-type="float">
            <text:p>0</text:p>
          </table:table-cell>
          <table:table-cell office:value-type="float" office:value="-35.05935" calcext:value-type="float">
            <text:p>-35.05935</text:p>
          </table:table-cell>
          <table:table-cell office:value-type="float" office:value="0.4343664" calcext:value-type="float">
            <text:p>0.4343664</text:p>
          </table:table-cell>
          <table:table-cell office:value-type="float" office:value="0.5243633" calcext:value-type="float">
            <text:p>0.5243633</text:p>
          </table:table-cell>
          <table:table-cell office:value-type="float" office:value="0.3826975" calcext:value-type="float">
            <text:p>0.3826975</text:p>
          </table:table-cell>
          <table:table-cell office:value-type="float" office:value="0.001632087" calcext:value-type="float">
            <text:p>0.001632087</text:p>
          </table:table-cell>
          <table:table-cell office:value-type="float" office:value="0.4749704" calcext:value-type="float">
            <text:p>0.4749704</text:p>
          </table:table-cell>
          <table:table-cell office:value-type="float" office:value="0.1406555" calcext:value-type="float">
            <text:p>0.1406555</text:p>
          </table:table-cell>
          <table:table-cell office:value-type="float" office:value="-0.22376" calcext:value-type="float">
            <text:p>-0.22376</text:p>
          </table:table-cell>
          <table:table-cell office:value-type="float" office:value="0.002296682" calcext:value-type="float">
            <text:p>0.002296682</text:p>
          </table:table-cell>
          <table:table-cell office:value-type="float" office:value="0.005859187" calcext:value-type="float">
            <text:p>0.005859187</text:p>
          </table:table-cell>
          <table:table-cell office:value-type="float" office:value="16.5683" calcext:value-type="float">
            <text:p>16.5683</text:p>
          </table:table-cell>
          <table:table-cell office:value-type="float" office:value="0.2508907" calcext:value-type="float">
            <text:p>0.2508907</text:p>
          </table:table-cell>
          <table:table-cell office:value-type="float" office:value="0.05734421" calcext:value-type="float">
            <text:p>0.05734421</text:p>
          </table:table-cell>
          <table:table-cell office:value-type="float" office:value="0.04824883" calcext:value-type="float">
            <text:p>0.04824883</text:p>
          </table:table-cell>
          <table:table-cell office:value-type="float" office:value="0.03241252" calcext:value-type="float">
            <text:p>0.03241252</text:p>
          </table:table-cell>
          <table:table-cell office:value-type="float" office:value="0.03327325" calcext:value-type="float">
            <text:p>0.03327325</text:p>
          </table:table-cell>
          <table:table-cell office:value-type="float" office:value="0.01034403" calcext:value-type="float">
            <text:p>0.01034403</text:p>
          </table:table-cell>
          <table:table-cell office:value-type="float" office:value="0.006409282" calcext:value-type="float">
            <text:p>0.006409282</text:p>
          </table:table-cell>
          <table:table-cell office:value-type="float" office:value="0.01745069" calcext:value-type="float">
            <text:p>0.01745069</text:p>
          </table:table-cell>
          <table:table-cell office:value-type="float" office:value="0.01684286" calcext:value-type="float">
            <text:p>0.01684286</text:p>
          </table:table-cell>
          <table:table-cell office:value-type="float" office:value="0.01691752" calcext:value-type="float">
            <text:p>0.01691752</text:p>
          </table:table-cell>
          <table:table-cell office:value-type="float" office:value="0.01871825" calcext:value-type="float">
            <text:p>0.01871825</text:p>
          </table:table-cell>
          <table:table-cell office:value-type="float" office:value="0.01975805" calcext:value-type="float">
            <text:p>0.01975805</text:p>
          </table:table-cell>
          <table:table-cell office:value-type="float" office:value="0.005197803" calcext:value-type="float">
            <text:p>0.005197803</text:p>
          </table:table-cell>
          <table:table-cell office:value-type="float" office:value="0.005423913" calcext:value-type="float">
            <text:p>0.005423913</text:p>
          </table:table-cell>
          <table:table-cell office:value-type="float" office:value="0" calcext:value-type="float">
            <text:p>0</text:p>
          </table:table-cell>
          <table:table-cell office:value-type="float" office:value="0.7438308" calcext:value-type="float">
            <text:p>0.7438308</text:p>
          </table:table-cell>
          <table:table-cell office:value-type="float" office:value="0.01281084" calcext:value-type="float">
            <text:p>0.01281084</text:p>
          </table:table-cell>
          <table:table-cell office:value-type="float" office:value="0.007456393" calcext:value-type="float">
            <text:p>0.007456393</text:p>
          </table:table-cell>
          <table:table-cell office:value-type="float" office:value="0.007064464" calcext:value-type="float">
            <text:p>0.007064464</text:p>
          </table:table-cell>
          <table:table-cell office:value-type="float" office:value="0.006658928" calcext:value-type="float">
            <text:p>0.006658928</text:p>
          </table:table-cell>
          <table:table-cell office:value-type="float" office:value="0.004862085" calcext:value-type="float">
            <text:p>0.004862085</text:p>
          </table:table-cell>
          <table:table-cell office:value-type="float" office:value="0.007740201" calcext:value-type="float">
            <text:p>0.007740201</text:p>
          </table:table-cell>
          <table:table-cell office:value-type="float" office:value="0.01504359" calcext:value-type="float">
            <text:p>0.01504359</text:p>
          </table:table-cell>
          <table:table-cell office:value-type="float" office:value="0.1283491" calcext:value-type="float">
            <text:p>0.1283491</text:p>
          </table:table-cell>
          <table:table-cell office:value-type="float" office:value="0.02701937" calcext:value-type="float">
            <text:p>0.02701937</text:p>
          </table:table-cell>
          <table:table-cell office:value-type="float" office:value="0.0195325" calcext:value-type="float">
            <text:p>0.0195325</text:p>
          </table:table-cell>
          <table:table-cell office:value-type="float" office:value="0.05194696" calcext:value-type="float">
            <text:p>0.05194696</text:p>
          </table:table-cell>
          <table:table-cell office:value-type="float" office:value="0.3103547" calcext:value-type="float">
            <text:p>0.3103547</text:p>
          </table:table-cell>
          <table:table-cell office:value-type="float" office:value="0.3488622" calcext:value-type="float">
            <text:p>0.3488622</text:p>
          </table:table-cell>
          <table:table-cell office:value-type="float" office:value="0" calcext:value-type="float">
            <text:p>0</text:p>
          </table:table-cell>
          <table:table-cell office:value-type="float" office:value="2320.265" calcext:value-type="float">
            <text:p>2320.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1683" calcext:value-type="float">
            <text:p>12.01683</text:p>
          </table:table-cell>
          <table:table-cell office:value-type="float" office:value="0" calcext:value-type="float">
            <text:p>0</text:p>
          </table:table-cell>
          <table:table-cell office:value-type="float" office:value="-0.6075653" calcext:value-type="float">
            <text:p>-0.607565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18.07191" calcext:value-type="float">
            <text:p>18.07191</text:p>
          </table:table-cell>
          <table:table-cell office:value-type="float" office:value="1098.786" calcext:value-type="float">
            <text:p>1098.786</text:p>
          </table:table-cell>
          <table:table-cell office:value-type="float" office:value="0" calcext:value-type="float">
            <text:p>0</text:p>
          </table:table-cell>
          <table:table-cell office:value-type="float" office:value="-35.41026" calcext:value-type="float">
            <text:p>-35.41026</text:p>
          </table:table-cell>
          <table:table-cell office:value-type="float" office:value="0.3270625" calcext:value-type="float">
            <text:p>0.3270625</text:p>
          </table:table-cell>
          <table:table-cell office:value-type="float" office:value="0.5230442" calcext:value-type="float">
            <text:p>0.523044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899" calcext:value-type="float">
            <text:p>0.001659899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404811" calcext:value-type="float">
            <text:p>0.1404811</text:p>
          </table:table-cell>
          <table:table-cell office:value-type="float" office:value="-0.2242326" calcext:value-type="float">
            <text:p>-0.2242326</text:p>
          </table:table-cell>
          <table:table-cell office:value-type="float" office:value="0.002294775" calcext:value-type="float">
            <text:p>0.002294775</text:p>
          </table:table-cell>
          <table:table-cell office:value-type="float" office:value="0.005861523" calcext:value-type="float">
            <text:p>0.005861523</text:p>
          </table:table-cell>
          <table:table-cell office:value-type="float" office:value="16.56429" calcext:value-type="float">
            <text:p>16.56429</text:p>
          </table:table-cell>
          <table:table-cell office:value-type="float" office:value="0.4953178" calcext:value-type="float">
            <text:p>0.4953178</text:p>
          </table:table-cell>
          <table:table-cell office:value-type="float" office:value="0.1498609" calcext:value-type="float">
            <text:p>0.1498609</text:p>
          </table:table-cell>
          <table:table-cell office:value-type="float" office:value="0.05763448" calcext:value-type="float">
            <text:p>0.05763448</text:p>
          </table:table-cell>
          <table:table-cell office:value-type="float" office:value="0.03436033" calcext:value-type="float">
            <text:p>0.03436033</text:p>
          </table:table-cell>
          <table:table-cell office:value-type="float" office:value="0.03303303" calcext:value-type="float">
            <text:p>0.03303303</text:p>
          </table:table-cell>
          <table:table-cell office:value-type="float" office:value="0.01021541" calcext:value-type="float">
            <text:p>0.01021541</text:p>
          </table:table-cell>
          <table:table-cell office:value-type="float" office:value="0.006907361" calcext:value-type="float">
            <text:p>0.006907361</text:p>
          </table:table-cell>
          <table:table-cell office:value-type="float" office:value="0.01741358" calcext:value-type="float">
            <text:p>0.01741358</text:p>
          </table:table-cell>
          <table:table-cell office:value-type="float" office:value="0.01682615" calcext:value-type="float">
            <text:p>0.01682615</text:p>
          </table:table-cell>
          <table:table-cell office:value-type="float" office:value="0.0168955" calcext:value-type="float">
            <text:p>0.0168955</text:p>
          </table:table-cell>
          <table:table-cell office:value-type="float" office:value="0.01880034" calcext:value-type="float">
            <text:p>0.01880034</text:p>
          </table:table-cell>
          <table:table-cell office:value-type="float" office:value="0.01981879" calcext:value-type="float">
            <text:p>0.01981879</text:p>
          </table:table-cell>
          <table:table-cell office:value-type="float" office:value="0.00521568" calcext:value-type="float">
            <text:p>0.00521568</text:p>
          </table:table-cell>
          <table:table-cell office:value-type="float" office:value="0.005398334" calcext:value-type="float">
            <text:p>0.005398334</text:p>
          </table:table-cell>
          <table:table-cell office:value-type="float" office:value="0" calcext:value-type="float">
            <text:p>0</text:p>
          </table:table-cell>
          <table:table-cell office:value-type="float" office:value="0.4622422" calcext:value-type="float">
            <text:p>0.4622422</text:p>
          </table:table-cell>
          <table:table-cell office:value-type="float" office:value="0.1123499" calcext:value-type="float">
            <text:p>0.1123499</text:p>
          </table:table-cell>
          <table:table-cell office:value-type="float" office:value="0.08756433" calcext:value-type="float">
            <text:p>0.08756433</text:p>
          </table:table-cell>
          <table:table-cell office:value-type="float" office:value="0.07254913" calcext:value-type="float">
            <text:p>0.07254913</text:p>
          </table:table-cell>
          <table:table-cell office:value-type="float" office:value="0.02775578" calcext:value-type="float">
            <text:p>0.02775578</text:p>
          </table:table-cell>
          <table:table-cell office:value-type="float" office:value="0.004930373" calcext:value-type="float">
            <text:p>0.004930373</text:p>
          </table:table-cell>
          <table:table-cell office:value-type="float" office:value="0.01078199" calcext:value-type="float">
            <text:p>0.01078199</text:p>
          </table:table-cell>
          <table:table-cell office:value-type="float" office:value="0.01503479" calcext:value-type="float">
            <text:p>0.01503479</text:p>
          </table:table-cell>
          <table:table-cell office:value-type="float" office:value="0.1283027" calcext:value-type="float">
            <text:p>0.1283027</text:p>
          </table:table-cell>
          <table:table-cell office:value-type="float" office:value="0.0270417" calcext:value-type="float">
            <text:p>0.0270417</text:p>
          </table:table-cell>
          <table:table-cell office:value-type="float" office:value="0.01984743" calcext:value-type="float">
            <text:p>0.01984743</text:p>
          </table:table-cell>
          <table:table-cell office:value-type="float" office:value="0.05378358" calcext:value-type="float">
            <text:p>0.05378358</text:p>
          </table:table-cell>
          <table:table-cell office:value-type="float" office:value="0.316776" calcext:value-type="float">
            <text:p>0.316776</text:p>
          </table:table-cell>
          <table:table-cell office:value-type="float" office:value="0.3421598" calcext:value-type="float">
            <text:p>0.3421598</text:p>
          </table:table-cell>
          <table:table-cell office:value-type="float" office:value="0" calcext:value-type="float">
            <text:p>0</text:p>
          </table:table-cell>
          <table:table-cell office:value-type="float" office:value="1622.343" calcext:value-type="float">
            <text:p>1622.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8692" calcext:value-type="float">
            <text:p>12.08692</text:p>
          </table:table-cell>
          <table:table-cell office:value-type="float" office:value="0" calcext:value-type="float">
            <text:p>0</text:p>
          </table:table-cell>
          <table:table-cell office:value-type="float" office:value="-0.6204813" calcext:value-type="float">
            <text:p>-0.62048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18.12396" calcext:value-type="float">
            <text:p>18.12396</text:p>
          </table:table-cell>
          <table:table-cell office:value-type="float" office:value="1098.792" calcext:value-type="float">
            <text:p>1098.792</text:p>
          </table:table-cell>
          <table:table-cell office:value-type="float" office:value="0" calcext:value-type="float">
            <text:p>0</text:p>
          </table:table-cell>
          <table:table-cell office:value-type="float" office:value="-35.63841" calcext:value-type="float">
            <text:p>-35.63841</text:p>
          </table:table-cell>
          <table:table-cell office:value-type="float" office:value="0.2802671" calcext:value-type="float">
            <text:p>0.2802671</text:p>
          </table:table-cell>
          <table:table-cell office:value-type="float" office:value="0.5364632" calcext:value-type="float">
            <text:p>0.536463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899" calcext:value-type="float">
            <text:p>0.001659899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96403" calcext:value-type="float">
            <text:p>0.1396403</text:p>
          </table:table-cell>
          <table:table-cell office:value-type="float" office:value="-0.224946" calcext:value-type="float">
            <text:p>-0.224946</text:p>
          </table:table-cell>
          <table:table-cell office:value-type="float" office:value="0.002301501" calcext:value-type="float">
            <text:p>0.002301501</text:p>
          </table:table-cell>
          <table:table-cell office:value-type="float" office:value="0.005863911" calcext:value-type="float">
            <text:p>0.005863911</text:p>
          </table:table-cell>
          <table:table-cell office:value-type="float" office:value="16.65578" calcext:value-type="float">
            <text:p>16.65578</text:p>
          </table:table-cell>
          <table:table-cell office:value-type="float" office:value="0.2821464" calcext:value-type="float">
            <text:p>0.2821464</text:p>
          </table:table-cell>
          <table:table-cell office:value-type="float" office:value="0.092125" calcext:value-type="float">
            <text:p>0.092125</text:p>
          </table:table-cell>
          <table:table-cell office:value-type="float" office:value="0.04899831" calcext:value-type="float">
            <text:p>0.04899831</text:p>
          </table:table-cell>
          <table:table-cell office:value-type="float" office:value="0.03188182" calcext:value-type="float">
            <text:p>0.03188182</text:p>
          </table:table-cell>
          <table:table-cell office:value-type="float" office:value="0.03237792" calcext:value-type="float">
            <text:p>0.03237792</text:p>
          </table:table-cell>
          <table:table-cell office:value-type="float" office:value="0.01016476" calcext:value-type="float">
            <text:p>0.01016476</text:p>
          </table:table-cell>
          <table:table-cell office:value-type="float" office:value="0.006908901" calcext:value-type="float">
            <text:p>0.006908901</text:p>
          </table:table-cell>
          <table:table-cell office:value-type="float" office:value="0.01739692" calcext:value-type="float">
            <text:p>0.01739692</text:p>
          </table:table-cell>
          <table:table-cell office:value-type="float" office:value="0.01682714" calcext:value-type="float">
            <text:p>0.01682714</text:p>
          </table:table-cell>
          <table:table-cell office:value-type="float" office:value="0.01688972" calcext:value-type="float">
            <text:p>0.01688972</text:p>
          </table:table-cell>
          <table:table-cell office:value-type="float" office:value="0.01889935" calcext:value-type="float">
            <text:p>0.01889935</text:p>
          </table:table-cell>
          <table:table-cell office:value-type="float" office:value="0.01988676" calcext:value-type="float">
            <text:p>0.01988676</text:p>
          </table:table-cell>
          <table:table-cell office:value-type="float" office:value="0.005206852" calcext:value-type="float">
            <text:p>0.005206852</text:p>
          </table:table-cell>
          <table:table-cell office:value-type="float" office:value="0.005399602" calcext:value-type="float">
            <text:p>0.005399602</text:p>
          </table:table-cell>
          <table:table-cell office:value-type="float" office:value="0" calcext:value-type="float">
            <text:p>0</text:p>
          </table:table-cell>
          <table:table-cell office:value-type="float" office:value="0.7026464" calcext:value-type="float">
            <text:p>0.7026464</text:p>
          </table:table-cell>
          <table:table-cell office:value-type="float" office:value="0.03780955" calcext:value-type="float">
            <text:p>0.03780955</text:p>
          </table:table-cell>
          <table:table-cell office:value-type="float" office:value="0.02934305" calcext:value-type="float">
            <text:p>0.02934305</text:p>
          </table:table-cell>
          <table:table-cell office:value-type="float" office:value="0.03010494" calcext:value-type="float">
            <text:p>0.03010494</text:p>
          </table:table-cell>
          <table:table-cell office:value-type="float" office:value="0.02758155" calcext:value-type="float">
            <text:p>0.02758155</text:p>
          </table:table-cell>
          <table:table-cell office:value-type="float" office:value="0.005077047" calcext:value-type="float">
            <text:p>0.005077047</text:p>
          </table:table-cell>
          <table:table-cell office:value-type="float" office:value="0.01155299" calcext:value-type="float">
            <text:p>0.01155299</text:p>
          </table:table-cell>
          <table:table-cell office:value-type="float" office:value="0.01509853" calcext:value-type="float">
            <text:p>0.01509853</text:p>
          </table:table-cell>
          <table:table-cell office:value-type="float" office:value="0.128317" calcext:value-type="float">
            <text:p>0.128317</text:p>
          </table:table-cell>
          <table:table-cell office:value-type="float" office:value="0.02714126" calcext:value-type="float">
            <text:p>0.02714126</text:p>
          </table:table-cell>
          <table:table-cell office:value-type="float" office:value="0.02026528" calcext:value-type="float">
            <text:p>0.02026528</text:p>
          </table:table-cell>
          <table:table-cell office:value-type="float" office:value="0.05583582" calcext:value-type="float">
            <text:p>0.05583582</text:p>
          </table:table-cell>
          <table:table-cell office:value-type="float" office:value="0.3144602" calcext:value-type="float">
            <text:p>0.3144602</text:p>
          </table:table-cell>
          <table:table-cell office:value-type="float" office:value="0.3450069" calcext:value-type="float">
            <text:p>0.3450069</text:p>
          </table:table-cell>
          <table:table-cell office:value-type="float" office:value="0" calcext:value-type="float">
            <text:p>0</text:p>
          </table:table-cell>
          <table:table-cell office:value-type="float" office:value="1344.762" calcext:value-type="float">
            <text:p>1344.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3852" calcext:value-type="float">
            <text:p>12.13852</text:p>
          </table:table-cell>
          <table:table-cell office:value-type="float" office:value="0" calcext:value-type="float">
            <text:p>0</text:p>
          </table:table-cell>
          <table:table-cell office:value-type="float" office:value="-0.6282189" calcext:value-type="float">
            <text:p>-0.628218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18.16094" calcext:value-type="float">
            <text:p>18.16094</text:p>
          </table:table-cell>
          <table:table-cell office:value-type="float" office:value="1098.795" calcext:value-type="float">
            <text:p>1098.795</text:p>
          </table:table-cell>
          <table:table-cell office:value-type="float" office:value="0" calcext:value-type="float">
            <text:p>0</text:p>
          </table:table-cell>
          <table:table-cell office:value-type="float" office:value="-35.92119" calcext:value-type="float">
            <text:p>-35.92119</text:p>
          </table:table-cell>
          <table:table-cell office:value-type="float" office:value="0.2408137" calcext:value-type="float">
            <text:p>0.2408137</text:p>
          </table:table-cell>
          <table:table-cell office:value-type="float" office:value="0.5339435" calcext:value-type="float">
            <text:p>0.533943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88327" calcext:value-type="float">
            <text:p>0.1388327</text:p>
          </table:table-cell>
          <table:table-cell office:value-type="float" office:value="-0.2254707" calcext:value-type="float">
            <text:p>-0.2254707</text:p>
          </table:table-cell>
          <table:table-cell office:value-type="float" office:value="0.002308176" calcext:value-type="float">
            <text:p>0.002308176</text:p>
          </table:table-cell>
          <table:table-cell office:value-type="float" office:value="0.005866265" calcext:value-type="float">
            <text:p>0.005866265</text:p>
          </table:table-cell>
          <table:table-cell office:value-type="float" office:value="16.72721" calcext:value-type="float">
            <text:p>16.72721</text:p>
          </table:table-cell>
          <table:table-cell office:value-type="float" office:value="0.2025039" calcext:value-type="float">
            <text:p>0.2025039</text:p>
          </table:table-cell>
          <table:table-cell office:value-type="float" office:value="0.06713162" calcext:value-type="float">
            <text:p>0.06713162</text:p>
          </table:table-cell>
          <table:table-cell office:value-type="float" office:value="0.043262" calcext:value-type="float">
            <text:p>0.043262</text:p>
          </table:table-cell>
          <table:table-cell office:value-type="float" office:value="0.03018406" calcext:value-type="float">
            <text:p>0.03018406</text:p>
          </table:table-cell>
          <table:table-cell office:value-type="float" office:value="0.0305447" calcext:value-type="float">
            <text:p>0.0305447</text:p>
          </table:table-cell>
          <table:table-cell office:value-type="float" office:value="0.01001528" calcext:value-type="float">
            <text:p>0.01001528</text:p>
          </table:table-cell>
          <table:table-cell office:value-type="float" office:value="0.006852194" calcext:value-type="float">
            <text:p>0.006852194</text:p>
          </table:table-cell>
          <table:table-cell office:value-type="float" office:value="0.01739229" calcext:value-type="float">
            <text:p>0.01739229</text:p>
          </table:table-cell>
          <table:table-cell office:value-type="float" office:value="0.01682802" calcext:value-type="float">
            <text:p>0.01682802</text:p>
          </table:table-cell>
          <table:table-cell office:value-type="float" office:value="0.01688968" calcext:value-type="float">
            <text:p>0.01688968</text:p>
          </table:table-cell>
          <table:table-cell office:value-type="float" office:value="0.01900218" calcext:value-type="float">
            <text:p>0.01900218</text:p>
          </table:table-cell>
          <table:table-cell office:value-type="float" office:value="0.01996345" calcext:value-type="float">
            <text:p>0.01996345</text:p>
          </table:table-cell>
          <table:table-cell office:value-type="float" office:value="0.005198905" calcext:value-type="float">
            <text:p>0.005198905</text:p>
          </table:table-cell>
          <table:table-cell office:value-type="float" office:value="0.005400149" calcext:value-type="float">
            <text:p>0.005400149</text:p>
          </table:table-cell>
          <table:table-cell office:value-type="float" office:value="0" calcext:value-type="float">
            <text:p>0</text:p>
          </table:table-cell>
          <table:table-cell office:value-type="float" office:value="0.6647944" calcext:value-type="float">
            <text:p>0.6647944</text:p>
          </table:table-cell>
          <table:table-cell office:value-type="float" office:value="0.06400068" calcext:value-type="float">
            <text:p>0.06400068</text:p>
          </table:table-cell>
          <table:table-cell office:value-type="float" office:value="0.02384861" calcext:value-type="float">
            <text:p>0.02384861</text:p>
          </table:table-cell>
          <table:table-cell office:value-type="float" office:value="0.02098546" calcext:value-type="float">
            <text:p>0.02098546</text:p>
          </table:table-cell>
          <table:table-cell office:value-type="float" office:value="0.0240209" calcext:value-type="float">
            <text:p>0.0240209</text:p>
          </table:table-cell>
          <table:table-cell office:value-type="float" office:value="0.005227383" calcext:value-type="float">
            <text:p>0.005227383</text:p>
          </table:table-cell>
          <table:table-cell office:value-type="float" office:value="0.01175248" calcext:value-type="float">
            <text:p>0.01175248</text:p>
          </table:table-cell>
          <table:table-cell office:value-type="float" office:value="0.01515588" calcext:value-type="float">
            <text:p>0.01515588</text:p>
          </table:table-cell>
          <table:table-cell office:value-type="float" office:value="0.1282907" calcext:value-type="float">
            <text:p>0.1282907</text:p>
          </table:table-cell>
          <table:table-cell office:value-type="float" office:value="0.02719709" calcext:value-type="float">
            <text:p>0.02719709</text:p>
          </table:table-cell>
          <table:table-cell office:value-type="float" office:value="0.02070632" calcext:value-type="float">
            <text:p>0.02070632</text:p>
          </table:table-cell>
          <table:table-cell office:value-type="float" office:value="0.05773372" calcext:value-type="float">
            <text:p>0.05773372</text:p>
          </table:table-cell>
          <table:table-cell office:value-type="float" office:value="0.3125139" calcext:value-type="float">
            <text:p>0.3125139</text:p>
          </table:table-cell>
          <table:table-cell office:value-type="float" office:value="0.3476023" calcext:value-type="float">
            <text:p>0.3476023</text:p>
          </table:table-cell>
          <table:table-cell office:value-type="float" office:value="0" calcext:value-type="float">
            <text:p>0</text:p>
          </table:table-cell>
          <table:table-cell office:value-type="float" office:value="1110.286" calcext:value-type="float">
            <text:p>1110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8497" calcext:value-type="float">
            <text:p>12.18497</text:p>
          </table:table-cell>
          <table:table-cell office:value-type="float" office:value="0" calcext:value-type="float">
            <text:p>0</text:p>
          </table:table-cell>
          <table:table-cell office:value-type="float" office:value="-0.631655" calcext:value-type="float">
            <text:p>-0.63165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18.20567" calcext:value-type="float">
            <text:p>18.20567</text:p>
          </table:table-cell>
          <table:table-cell office:value-type="float" office:value="1098.798" calcext:value-type="float">
            <text:p>1098.798</text:p>
          </table:table-cell>
          <table:table-cell office:value-type="float" office:value="0" calcext:value-type="float">
            <text:p>0</text:p>
          </table:table-cell>
          <table:table-cell office:value-type="float" office:value="-36.19724" calcext:value-type="float">
            <text:p>-36.19724</text:p>
          </table:table-cell>
          <table:table-cell office:value-type="float" office:value="0.2105713" calcext:value-type="float">
            <text:p>0.2105713</text:p>
          </table:table-cell>
          <table:table-cell office:value-type="float" office:value="0.5372486" calcext:value-type="float">
            <text:p>0.537248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8588" calcext:value-type="float">
            <text:p>0.138588</text:p>
          </table:table-cell>
          <table:table-cell office:value-type="float" office:value="-0.2257875" calcext:value-type="float">
            <text:p>-0.2257875</text:p>
          </table:table-cell>
          <table:table-cell office:value-type="float" office:value="0.002315306" calcext:value-type="float">
            <text:p>0.002315306</text:p>
          </table:table-cell>
          <table:table-cell office:value-type="float" office:value="0.00586869" calcext:value-type="float">
            <text:p>0.00586869</text:p>
          </table:table-cell>
          <table:table-cell office:value-type="float" office:value="16.79799" calcext:value-type="float">
            <text:p>16.79799</text:p>
          </table:table-cell>
          <table:table-cell office:value-type="float" office:value="0.1492586" calcext:value-type="float">
            <text:p>0.1492586</text:p>
          </table:table-cell>
          <table:table-cell office:value-type="float" office:value="0.05362961" calcext:value-type="float">
            <text:p>0.05362961</text:p>
          </table:table-cell>
          <table:table-cell office:value-type="float" office:value="0.03974422" calcext:value-type="float">
            <text:p>0.03974422</text:p>
          </table:table-cell>
          <table:table-cell office:value-type="float" office:value="0.02857483" calcext:value-type="float">
            <text:p>0.02857483</text:p>
          </table:table-cell>
          <table:table-cell office:value-type="float" office:value="0.02886687" calcext:value-type="float">
            <text:p>0.02886687</text:p>
          </table:table-cell>
          <table:table-cell office:value-type="float" office:value="0.009740763" calcext:value-type="float">
            <text:p>0.009740763</text:p>
          </table:table-cell>
          <table:table-cell office:value-type="float" office:value="0.006742354" calcext:value-type="float">
            <text:p>0.006742354</text:p>
          </table:table-cell>
          <table:table-cell office:value-type="float" office:value="0.01737962" calcext:value-type="float">
            <text:p>0.01737962</text:p>
          </table:table-cell>
          <table:table-cell office:value-type="float" office:value="0.01682496" calcext:value-type="float">
            <text:p>0.01682496</text:p>
          </table:table-cell>
          <table:table-cell office:value-type="float" office:value="0.0168935" calcext:value-type="float">
            <text:p>0.0168935</text:p>
          </table:table-cell>
          <table:table-cell office:value-type="float" office:value="0.01910563" calcext:value-type="float">
            <text:p>0.01910563</text:p>
          </table:table-cell>
          <table:table-cell office:value-type="float" office:value="0.02004843" calcext:value-type="float">
            <text:p>0.02004843</text:p>
          </table:table-cell>
          <table:table-cell office:value-type="float" office:value="0.005192754" calcext:value-type="float">
            <text:p>0.005192754</text:p>
          </table:table-cell>
          <table:table-cell office:value-type="float" office:value="0.005399041" calcext:value-type="float">
            <text:p>0.005399041</text:p>
          </table:table-cell>
          <table:table-cell office:value-type="float" office:value="0" calcext:value-type="float">
            <text:p>0</text:p>
          </table:table-cell>
          <table:table-cell office:value-type="float" office:value="0.702728" calcext:value-type="float">
            <text:p>0.702728</text:p>
          </table:table-cell>
          <table:table-cell office:value-type="float" office:value="0.03080323" calcext:value-type="float">
            <text:p>0.03080323</text:p>
          </table:table-cell>
          <table:table-cell office:value-type="float" office:value="0.01779127" calcext:value-type="float">
            <text:p>0.01779127</text:p>
          </table:table-cell>
          <table:table-cell office:value-type="float" office:value="0.01774263" calcext:value-type="float">
            <text:p>0.01774263</text:p>
          </table:table-cell>
          <table:table-cell office:value-type="float" office:value="0.01859397" calcext:value-type="float">
            <text:p>0.01859397</text:p>
          </table:table-cell>
          <table:table-cell office:value-type="float" office:value="0.005430154" calcext:value-type="float">
            <text:p>0.005430154</text:p>
          </table:table-cell>
          <table:table-cell office:value-type="float" office:value="0.01167222" calcext:value-type="float">
            <text:p>0.01167222</text:p>
          </table:table-cell>
          <table:table-cell office:value-type="float" office:value="0.01518392" calcext:value-type="float">
            <text:p>0.01518392</text:p>
          </table:table-cell>
          <table:table-cell office:value-type="float" office:value="0.1282401" calcext:value-type="float">
            <text:p>0.1282401</text:p>
          </table:table-cell>
          <table:table-cell office:value-type="float" office:value="0.0272167" calcext:value-type="float">
            <text:p>0.0272167</text:p>
          </table:table-cell>
          <table:table-cell office:value-type="float" office:value="0.02114453" calcext:value-type="float">
            <text:p>0.02114453</text:p>
          </table:table-cell>
          <table:table-cell office:value-type="float" office:value="0.05952281" calcext:value-type="float">
            <text:p>0.05952281</text:p>
          </table:table-cell>
          <table:table-cell office:value-type="float" office:value="0.3112918" calcext:value-type="float">
            <text:p>0.3112918</text:p>
          </table:table-cell>
          <table:table-cell office:value-type="float" office:value="0.3486095" calcext:value-type="float">
            <text:p>0.3486095</text:p>
          </table:table-cell>
          <table:table-cell office:value-type="float" office:value="0" calcext:value-type="float">
            <text:p>0</text:p>
          </table:table-cell>
          <table:table-cell office:value-type="float" office:value="928.1571" calcext:value-type="float">
            <text:p>928.1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328" calcext:value-type="float">
            <text:p>12.22328</text:p>
          </table:table-cell>
          <table:table-cell office:value-type="float" office:value="0" calcext:value-type="float">
            <text:p>0</text:p>
          </table:table-cell>
          <table:table-cell office:value-type="float" office:value="-0.6320938" calcext:value-type="float">
            <text:p>-0.63209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18.25406" calcext:value-type="float">
            <text:p>18.25406</text:p>
          </table:table-cell>
          <table:table-cell office:value-type="float" office:value="1098.803" calcext:value-type="float">
            <text:p>1098.803</text:p>
          </table:table-cell>
          <table:table-cell office:value-type="float" office:value="0" calcext:value-type="float">
            <text:p>0</text:p>
          </table:table-cell>
          <table:table-cell office:value-type="float" office:value="-36.47183" calcext:value-type="float">
            <text:p>-36.47183</text:p>
          </table:table-cell>
          <table:table-cell office:value-type="float" office:value="0.1849929" calcext:value-type="float">
            <text:p>0.1849929</text:p>
          </table:table-cell>
          <table:table-cell office:value-type="float" office:value="0.5359248" calcext:value-type="float">
            <text:p>0.535924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8588" calcext:value-type="float">
            <text:p>0.138588</text:p>
          </table:table-cell>
          <table:table-cell office:value-type="float" office:value="-0.2261074" calcext:value-type="float">
            <text:p>-0.2261074</text:p>
          </table:table-cell>
          <table:table-cell office:value-type="float" office:value="0.002322723" calcext:value-type="float">
            <text:p>0.002322723</text:p>
          </table:table-cell>
          <table:table-cell office:value-type="float" office:value="0.005872383" calcext:value-type="float">
            <text:p>0.005872383</text:p>
          </table:table-cell>
          <table:table-cell office:value-type="float" office:value="16.87101" calcext:value-type="float">
            <text:p>16.87101</text:p>
          </table:table-cell>
          <table:table-cell office:value-type="float" office:value="0.116266" calcext:value-type="float">
            <text:p>0.116266</text:p>
          </table:table-cell>
          <table:table-cell office:value-type="float" office:value="0.04560689" calcext:value-type="float">
            <text:p>0.04560689</text:p>
          </table:table-cell>
          <table:table-cell office:value-type="float" office:value="0.03739995" calcext:value-type="float">
            <text:p>0.03739995</text:p>
          </table:table-cell>
          <table:table-cell office:value-type="float" office:value="0.02747752" calcext:value-type="float">
            <text:p>0.02747752</text:p>
          </table:table-cell>
          <table:table-cell office:value-type="float" office:value="0.02775429" calcext:value-type="float">
            <text:p>0.02775429</text:p>
          </table:table-cell>
          <table:table-cell office:value-type="float" office:value="0.00955182" calcext:value-type="float">
            <text:p>0.00955182</text:p>
          </table:table-cell>
          <table:table-cell office:value-type="float" office:value="0.006640952" calcext:value-type="float">
            <text:p>0.006640952</text:p>
          </table:table-cell>
          <table:table-cell office:value-type="float" office:value="0.01737257" calcext:value-type="float">
            <text:p>0.01737257</text:p>
          </table:table-cell>
          <table:table-cell office:value-type="float" office:value="0.0168235" calcext:value-type="float">
            <text:p>0.0168235</text:p>
          </table:table-cell>
          <table:table-cell office:value-type="float" office:value="0.01690458" calcext:value-type="float">
            <text:p>0.01690458</text:p>
          </table:table-cell>
          <table:table-cell office:value-type="float" office:value="0.01921007" calcext:value-type="float">
            <text:p>0.01921007</text:p>
          </table:table-cell>
          <table:table-cell office:value-type="float" office:value="0.020141" calcext:value-type="float">
            <text:p>0.020141</text:p>
          </table:table-cell>
          <table:table-cell office:value-type="float" office:value="0.00518838" calcext:value-type="float">
            <text:p>0.00518838</text:p>
          </table:table-cell>
          <table:table-cell office:value-type="float" office:value="0.005396262" calcext:value-type="float">
            <text:p>0.005396262</text:p>
          </table:table-cell>
          <table:table-cell office:value-type="float" office:value="0" calcext:value-type="float">
            <text:p>0</text:p>
          </table:table-cell>
          <table:table-cell office:value-type="float" office:value="0.6131574" calcext:value-type="float">
            <text:p>0.6131574</text:p>
          </table:table-cell>
          <table:table-cell office:value-type="float" office:value="0.02592733" calcext:value-type="float">
            <text:p>0.02592733</text:p>
          </table:table-cell>
          <table:table-cell office:value-type="float" office:value="0.01588205" calcext:value-type="float">
            <text:p>0.01588205</text:p>
          </table:table-cell>
          <table:table-cell office:value-type="float" office:value="0.01606398" calcext:value-type="float">
            <text:p>0.01606398</text:p>
          </table:table-cell>
          <table:table-cell office:value-type="float" office:value="0.01577123" calcext:value-type="float">
            <text:p>0.01577123</text:p>
          </table:table-cell>
          <table:table-cell office:value-type="float" office:value="0.005601596" calcext:value-type="float">
            <text:p>0.005601596</text:p>
          </table:table-cell>
          <table:table-cell office:value-type="float" office:value="0.01151647" calcext:value-type="float">
            <text:p>0.01151647</text:p>
          </table:table-cell>
          <table:table-cell office:value-type="float" office:value="0.01521856" calcext:value-type="float">
            <text:p>0.01521856</text:p>
          </table:table-cell>
          <table:table-cell office:value-type="float" office:value="0.1282031" calcext:value-type="float">
            <text:p>0.1282031</text:p>
          </table:table-cell>
          <table:table-cell office:value-type="float" office:value="0.02724584" calcext:value-type="float">
            <text:p>0.02724584</text:p>
          </table:table-cell>
          <table:table-cell office:value-type="float" office:value="0.02158566" calcext:value-type="float">
            <text:p>0.02158566</text:p>
          </table:table-cell>
          <table:table-cell office:value-type="float" office:value="0.06125909" calcext:value-type="float">
            <text:p>0.06125909</text:p>
          </table:table-cell>
          <table:table-cell office:value-type="float" office:value="0.3107074" calcext:value-type="float">
            <text:p>0.3107074</text:p>
          </table:table-cell>
          <table:table-cell office:value-type="float" office:value="0.3486142" calcext:value-type="float">
            <text:p>0.3486142</text:p>
          </table:table-cell>
          <table:table-cell office:value-type="float" office:value="0" calcext:value-type="float">
            <text:p>0</text:p>
          </table:table-cell>
          <table:table-cell office:value-type="float" office:value="773.3743" calcext:value-type="float">
            <text:p>773.3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5816" calcext:value-type="float">
            <text:p>12.25816</text:p>
          </table:table-cell>
          <table:table-cell office:value-type="float" office:value="0" calcext:value-type="float">
            <text:p>0</text:p>
          </table:table-cell>
          <table:table-cell office:value-type="float" office:value="-0.6323648" calcext:value-type="float">
            <text:p>-0.63236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18.31892" calcext:value-type="float">
            <text:p>18.31892</text:p>
          </table:table-cell>
          <table:table-cell office:value-type="float" office:value="1098.81" calcext:value-type="float">
            <text:p>1098.81</text:p>
          </table:table-cell>
          <table:table-cell office:value-type="float" office:value="0" calcext:value-type="float">
            <text:p>0</text:p>
          </table:table-cell>
          <table:table-cell office:value-type="float" office:value="-36.73679" calcext:value-type="float">
            <text:p>-36.73679</text:p>
          </table:table-cell>
          <table:table-cell office:value-type="float" office:value="0.1640429" calcext:value-type="float">
            <text:p>0.1640429</text:p>
          </table:table-cell>
          <table:table-cell office:value-type="float" office:value="0.5305037" calcext:value-type="float">
            <text:p>0.5305037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8588" calcext:value-type="float">
            <text:p>0.138588</text:p>
          </table:table-cell>
          <table:table-cell office:value-type="float" office:value="-0.2264319" calcext:value-type="float">
            <text:p>-0.2264319</text:p>
          </table:table-cell>
          <table:table-cell office:value-type="float" office:value="0.002330583" calcext:value-type="float">
            <text:p>0.002330583</text:p>
          </table:table-cell>
          <table:table-cell office:value-type="float" office:value="0.005877565" calcext:value-type="float">
            <text:p>0.005877565</text:p>
          </table:table-cell>
          <table:table-cell office:value-type="float" office:value="16.9502" calcext:value-type="float">
            <text:p>16.9502</text:p>
          </table:table-cell>
          <table:table-cell office:value-type="float" office:value="0.09866099" calcext:value-type="float">
            <text:p>0.09866099</text:p>
          </table:table-cell>
          <table:table-cell office:value-type="float" office:value="0.04235822" calcext:value-type="float">
            <text:p>0.04235822</text:p>
          </table:table-cell>
          <table:table-cell office:value-type="float" office:value="0.03654024" calcext:value-type="float">
            <text:p>0.03654024</text:p>
          </table:table-cell>
          <table:table-cell office:value-type="float" office:value="0.02688838" calcext:value-type="float">
            <text:p>0.02688838</text:p>
          </table:table-cell>
          <table:table-cell office:value-type="float" office:value="0.0270988" calcext:value-type="float">
            <text:p>0.0270988</text:p>
          </table:table-cell>
          <table:table-cell office:value-type="float" office:value="0.00940093" calcext:value-type="float">
            <text:p>0.00940093</text:p>
          </table:table-cell>
          <table:table-cell office:value-type="float" office:value="0.006535914" calcext:value-type="float">
            <text:p>0.006535914</text:p>
          </table:table-cell>
          <table:table-cell office:value-type="float" office:value="0.01737222" calcext:value-type="float">
            <text:p>0.01737222</text:p>
          </table:table-cell>
          <table:table-cell office:value-type="float" office:value="0.01682351" calcext:value-type="float">
            <text:p>0.01682351</text:p>
          </table:table-cell>
          <table:table-cell office:value-type="float" office:value="0.0169201" calcext:value-type="float">
            <text:p>0.0169201</text:p>
          </table:table-cell>
          <table:table-cell office:value-type="float" office:value="0.0193151" calcext:value-type="float">
            <text:p>0.0193151</text:p>
          </table:table-cell>
          <table:table-cell office:value-type="float" office:value="0.02024177" calcext:value-type="float">
            <text:p>0.02024177</text:p>
          </table:table-cell>
          <table:table-cell office:value-type="float" office:value="0.005184037" calcext:value-type="float">
            <text:p>0.005184037</text:p>
          </table:table-cell>
          <table:table-cell office:value-type="float" office:value="0.005393477" calcext:value-type="float">
            <text:p>0.005393477</text:p>
          </table:table-cell>
          <table:table-cell office:value-type="float" office:value="0" calcext:value-type="float">
            <text:p>0</text:p>
          </table:table-cell>
          <table:table-cell office:value-type="float" office:value="0.3547653" calcext:value-type="float">
            <text:p>0.3547653</text:p>
          </table:table-cell>
          <table:table-cell office:value-type="float" office:value="0.02193934" calcext:value-type="float">
            <text:p>0.02193934</text:p>
          </table:table-cell>
          <table:table-cell office:value-type="float" office:value="0.01485108" calcext:value-type="float">
            <text:p>0.01485108</text:p>
          </table:table-cell>
          <table:table-cell office:value-type="float" office:value="0.01505263" calcext:value-type="float">
            <text:p>0.01505263</text:p>
          </table:table-cell>
          <table:table-cell office:value-type="float" office:value="0.01440114" calcext:value-type="float">
            <text:p>0.01440114</text:p>
          </table:table-cell>
          <table:table-cell office:value-type="float" office:value="0.005786313" calcext:value-type="float">
            <text:p>0.005786313</text:p>
          </table:table-cell>
          <table:table-cell office:value-type="float" office:value="0.01130837" calcext:value-type="float">
            <text:p>0.01130837</text:p>
          </table:table-cell>
          <table:table-cell office:value-type="float" office:value="0.01526132" calcext:value-type="float">
            <text:p>0.01526132</text:p>
          </table:table-cell>
          <table:table-cell office:value-type="float" office:value="0.1281549" calcext:value-type="float">
            <text:p>0.1281549</text:p>
          </table:table-cell>
          <table:table-cell office:value-type="float" office:value="0.02726633" calcext:value-type="float">
            <text:p>0.02726633</text:p>
          </table:table-cell>
          <table:table-cell office:value-type="float" office:value="0.02203173" calcext:value-type="float">
            <text:p>0.02203173</text:p>
          </table:table-cell>
          <table:table-cell office:value-type="float" office:value="0.06298163" calcext:value-type="float">
            <text:p>0.06298163</text:p>
          </table:table-cell>
          <table:table-cell office:value-type="float" office:value="0.3101518" calcext:value-type="float">
            <text:p>0.3101518</text:p>
          </table:table-cell>
          <table:table-cell office:value-type="float" office:value="0.3486188" calcext:value-type="float">
            <text:p>0.3486188</text:p>
          </table:table-cell>
          <table:table-cell office:value-type="float" office:value="0" calcext:value-type="float">
            <text:p>0</text:p>
          </table:table-cell>
          <table:table-cell office:value-type="float" office:value="642.443" calcext:value-type="float">
            <text:p>642.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8917" calcext:value-type="float">
            <text:p>12.28917</text:p>
          </table:table-cell>
          <table:table-cell office:value-type="float" office:value="0" calcext:value-type="float">
            <text:p>0</text:p>
          </table:table-cell>
          <table:table-cell office:value-type="float" office:value="-0.6325738" calcext:value-type="float">
            <text:p>-0.632573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18.39413" calcext:value-type="float">
            <text:p>18.39413</text:p>
          </table:table-cell>
          <table:table-cell office:value-type="float" office:value="1098.817" calcext:value-type="float">
            <text:p>1098.817</text:p>
          </table:table-cell>
          <table:table-cell office:value-type="float" office:value="0" calcext:value-type="float">
            <text:p>0</text:p>
          </table:table-cell>
          <table:table-cell office:value-type="float" office:value="-36.99832" calcext:value-type="float">
            <text:p>-36.99832</text:p>
          </table:table-cell>
          <table:table-cell office:value-type="float" office:value="0.1469928" calcext:value-type="float">
            <text:p>0.1469928</text:p>
          </table:table-cell>
          <table:table-cell office:value-type="float" office:value="0.5256796" calcext:value-type="float">
            <text:p>0.525679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8588" calcext:value-type="float">
            <text:p>0.138588</text:p>
          </table:table-cell>
          <table:table-cell office:value-type="float" office:value="-0.2267301" calcext:value-type="float">
            <text:p>-0.2267301</text:p>
          </table:table-cell>
          <table:table-cell office:value-type="float" office:value="0.002339117" calcext:value-type="float">
            <text:p>0.002339117</text:p>
          </table:table-cell>
          <table:table-cell office:value-type="float" office:value="0.005883859" calcext:value-type="float">
            <text:p>0.005883859</text:p>
          </table:table-cell>
          <table:table-cell office:value-type="float" office:value="17.02996" calcext:value-type="float">
            <text:p>17.02996</text:p>
          </table:table-cell>
          <table:table-cell office:value-type="float" office:value="0.08849229" calcext:value-type="float">
            <text:p>0.08849229</text:p>
          </table:table-cell>
          <table:table-cell office:value-type="float" office:value="0.04105144" calcext:value-type="float">
            <text:p>0.04105144</text:p>
          </table:table-cell>
          <table:table-cell office:value-type="float" office:value="0.03618155" calcext:value-type="float">
            <text:p>0.03618155</text:p>
          </table:table-cell>
          <table:table-cell office:value-type="float" office:value="0.02653217" calcext:value-type="float">
            <text:p>0.02653217</text:p>
          </table:table-cell>
          <table:table-cell office:value-type="float" office:value="0.02672264" calcext:value-type="float">
            <text:p>0.02672264</text:p>
          </table:table-cell>
          <table:table-cell office:value-type="float" office:value="0.009304243" calcext:value-type="float">
            <text:p>0.009304243</text:p>
          </table:table-cell>
          <table:table-cell office:value-type="float" office:value="0.006446471" calcext:value-type="float">
            <text:p>0.006446471</text:p>
          </table:table-cell>
          <table:table-cell office:value-type="float" office:value="0.01737951" calcext:value-type="float">
            <text:p>0.01737951</text:p>
          </table:table-cell>
          <table:table-cell office:value-type="float" office:value="0.01682531" calcext:value-type="float">
            <text:p>0.01682531</text:p>
          </table:table-cell>
          <table:table-cell office:value-type="float" office:value="0.01693769" calcext:value-type="float">
            <text:p>0.01693769</text:p>
          </table:table-cell>
          <table:table-cell office:value-type="float" office:value="0.01942077" calcext:value-type="float">
            <text:p>0.01942077</text:p>
          </table:table-cell>
          <table:table-cell office:value-type="float" office:value="0.02035026" calcext:value-type="float">
            <text:p>0.02035026</text:p>
          </table:table-cell>
          <table:table-cell office:value-type="float" office:value="0.005179737" calcext:value-type="float">
            <text:p>0.005179737</text:p>
          </table:table-cell>
          <table:table-cell office:value-type="float" office:value="0.005390707" calcext:value-type="float">
            <text:p>0.005390707</text:p>
          </table:table-cell>
          <table:table-cell office:value-type="float" office:value="0" calcext:value-type="float">
            <text:p>0</text:p>
          </table:table-cell>
          <table:table-cell office:value-type="float" office:value="0.2185521" calcext:value-type="float">
            <text:p>0.2185521</text:p>
          </table:table-cell>
          <table:table-cell office:value-type="float" office:value="0.01904012" calcext:value-type="float">
            <text:p>0.01904012</text:p>
          </table:table-cell>
          <table:table-cell office:value-type="float" office:value="0.01411475" calcext:value-type="float">
            <text:p>0.01411475</text:p>
          </table:table-cell>
          <table:table-cell office:value-type="float" office:value="0.01427526" calcext:value-type="float">
            <text:p>0.01427526</text:p>
          </table:table-cell>
          <table:table-cell office:value-type="float" office:value="0.01353555" calcext:value-type="float">
            <text:p>0.01353555</text:p>
          </table:table-cell>
          <table:table-cell office:value-type="float" office:value="0.005909471" calcext:value-type="float">
            <text:p>0.005909471</text:p>
          </table:table-cell>
          <table:table-cell office:value-type="float" office:value="0.01112237" calcext:value-type="float">
            <text:p>0.01112237</text:p>
          </table:table-cell>
          <table:table-cell office:value-type="float" office:value="0.01530201" calcext:value-type="float">
            <text:p>0.01530201</text:p>
          </table:table-cell>
          <table:table-cell office:value-type="float" office:value="0.1281141" calcext:value-type="float">
            <text:p>0.1281141</text:p>
          </table:table-cell>
          <table:table-cell office:value-type="float" office:value="0.0272822" calcext:value-type="float">
            <text:p>0.0272822</text:p>
          </table:table-cell>
          <table:table-cell office:value-type="float" office:value="0.02250461" calcext:value-type="float">
            <text:p>0.02250461</text:p>
          </table:table-cell>
          <table:table-cell office:value-type="float" office:value="0.06467191" calcext:value-type="float">
            <text:p>0.06467191</text:p>
          </table:table-cell>
          <table:table-cell office:value-type="float" office:value="0.309615" calcext:value-type="float">
            <text:p>0.309615</text:p>
          </table:table-cell>
          <table:table-cell office:value-type="float" office:value="0.3486235" calcext:value-type="float">
            <text:p>0.3486235</text:p>
          </table:table-cell>
          <table:table-cell office:value-type="float" office:value="0" calcext:value-type="float">
            <text:p>0</text:p>
          </table:table-cell>
          <table:table-cell office:value-type="float" office:value="534.373" calcext:value-type="float">
            <text:p>534.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1915" calcext:value-type="float">
            <text:p>12.31915</text:p>
          </table:table-cell>
          <table:table-cell office:value-type="float" office:value="0" calcext:value-type="float">
            <text:p>0</text:p>
          </table:table-cell>
          <table:table-cell office:value-type="float" office:value="-0.6327403" calcext:value-type="float">
            <text:p>-0.63274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18.45268" calcext:value-type="float">
            <text:p>18.45268</text:p>
          </table:table-cell>
          <table:table-cell office:value-type="float" office:value="1098.821" calcext:value-type="float">
            <text:p>1098.821</text:p>
          </table:table-cell>
          <table:table-cell office:value-type="float" office:value="0" calcext:value-type="float">
            <text:p>0</text:p>
          </table:table-cell>
          <table:table-cell office:value-type="float" office:value="-37.27765" calcext:value-type="float">
            <text:p>-37.27765</text:p>
          </table:table-cell>
          <table:table-cell office:value-type="float" office:value="0.1335612" calcext:value-type="float">
            <text:p>0.1335612</text:p>
          </table:table-cell>
          <table:table-cell office:value-type="float" office:value="0.5235044" calcext:value-type="float">
            <text:p>0.5235044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8588" calcext:value-type="float">
            <text:p>0.138588</text:p>
          </table:table-cell>
          <table:table-cell office:value-type="float" office:value="-0.2269393" calcext:value-type="float">
            <text:p>-0.2269393</text:p>
          </table:table-cell>
          <table:table-cell office:value-type="float" office:value="0.002348981" calcext:value-type="float">
            <text:p>0.002348981</text:p>
          </table:table-cell>
          <table:table-cell office:value-type="float" office:value="0.005890885" calcext:value-type="float">
            <text:p>0.005890885</text:p>
          </table:table-cell>
          <table:table-cell office:value-type="float" office:value="17.09271" calcext:value-type="float">
            <text:p>17.09271</text:p>
          </table:table-cell>
          <table:table-cell office:value-type="float" office:value="0.0724593" calcext:value-type="float">
            <text:p>0.0724593</text:p>
          </table:table-cell>
          <table:table-cell office:value-type="float" office:value="0.03644824" calcext:value-type="float">
            <text:p>0.03644824</text:p>
          </table:table-cell>
          <table:table-cell office:value-type="float" office:value="0.03392415" calcext:value-type="float">
            <text:p>0.03392415</text:p>
          </table:table-cell>
          <table:table-cell office:value-type="float" office:value="0.02551628" calcext:value-type="float">
            <text:p>0.02551628</text:p>
          </table:table-cell>
          <table:table-cell office:value-type="float" office:value="0.02596673" calcext:value-type="float">
            <text:p>0.02596673</text:p>
          </table:table-cell>
          <table:table-cell office:value-type="float" office:value="0.009178639" calcext:value-type="float">
            <text:p>0.009178639</text:p>
          </table:table-cell>
          <table:table-cell office:value-type="float" office:value="0.006359923" calcext:value-type="float">
            <text:p>0.006359923</text:p>
          </table:table-cell>
          <table:table-cell office:value-type="float" office:value="0.01739063" calcext:value-type="float">
            <text:p>0.01739063</text:p>
          </table:table-cell>
          <table:table-cell office:value-type="float" office:value="0.01683125" calcext:value-type="float">
            <text:p>0.01683125</text:p>
          </table:table-cell>
          <table:table-cell office:value-type="float" office:value="0.01695671" calcext:value-type="float">
            <text:p>0.01695671</text:p>
          </table:table-cell>
          <table:table-cell office:value-type="float" office:value="0.01952556" calcext:value-type="float">
            <text:p>0.01952556</text:p>
          </table:table-cell>
          <table:table-cell office:value-type="float" office:value="0.02046833" calcext:value-type="float">
            <text:p>0.02046833</text:p>
          </table:table-cell>
          <table:table-cell office:value-type="float" office:value="0.005175477" calcext:value-type="float">
            <text:p>0.005175477</text:p>
          </table:table-cell>
          <table:table-cell office:value-type="float" office:value="0.005387941" calcext:value-type="float">
            <text:p>0.005387941</text:p>
          </table:table-cell>
          <table:table-cell office:value-type="float" office:value="0" calcext:value-type="float">
            <text:p>0</text:p>
          </table:table-cell>
          <table:table-cell office:value-type="float" office:value="0.1976016" calcext:value-type="float">
            <text:p>0.1976016</text:p>
          </table:table-cell>
          <table:table-cell office:value-type="float" office:value="0.01763253" calcext:value-type="float">
            <text:p>0.01763253</text:p>
          </table:table-cell>
          <table:table-cell office:value-type="float" office:value="0.01353881" calcext:value-type="float">
            <text:p>0.01353881</text:p>
          </table:table-cell>
          <table:table-cell office:value-type="float" office:value="0.01365656" calcext:value-type="float">
            <text:p>0.01365656</text:p>
          </table:table-cell>
          <table:table-cell office:value-type="float" office:value="0.01287164" calcext:value-type="float">
            <text:p>0.01287164</text:p>
          </table:table-cell>
          <table:table-cell office:value-type="float" office:value="0.00603413" calcext:value-type="float">
            <text:p>0.00603413</text:p>
          </table:table-cell>
          <table:table-cell office:value-type="float" office:value="0.01094681" calcext:value-type="float">
            <text:p>0.01094681</text:p>
          </table:table-cell>
          <table:table-cell office:value-type="float" office:value="0.01533738" calcext:value-type="float">
            <text:p>0.01533738</text:p>
          </table:table-cell>
          <table:table-cell office:value-type="float" office:value="0.1280899" calcext:value-type="float">
            <text:p>0.1280899</text:p>
          </table:table-cell>
          <table:table-cell office:value-type="float" office:value="0.02730739" calcext:value-type="float">
            <text:p>0.02730739</text:p>
          </table:table-cell>
          <table:table-cell office:value-type="float" office:value="0.02297584" calcext:value-type="float">
            <text:p>0.02297584</text:p>
          </table:table-cell>
          <table:table-cell office:value-type="float" office:value="0.06636468" calcext:value-type="float">
            <text:p>0.06636468</text:p>
          </table:table-cell>
          <table:table-cell office:value-type="float" office:value="0.3090883" calcext:value-type="float">
            <text:p>0.3090883</text:p>
          </table:table-cell>
          <table:table-cell office:value-type="float" office:value="0.3486281" calcext:value-type="float">
            <text:p>0.3486281</text:p>
          </table:table-cell>
          <table:table-cell office:value-type="float" office:value="0" calcext:value-type="float">
            <text:p>0</text:p>
          </table:table-cell>
          <table:table-cell office:value-type="float" office:value="454.2871" calcext:value-type="float">
            <text:p>454.2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4915" calcext:value-type="float">
            <text:p>12.34915</text:p>
          </table:table-cell>
          <table:table-cell office:value-type="float" office:value="0" calcext:value-type="float">
            <text:p>0</text:p>
          </table:table-cell>
          <table:table-cell office:value-type="float" office:value="-0.6328686" calcext:value-type="float">
            <text:p>-0.632868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18.47933" calcext:value-type="float">
            <text:p>18.47933</text:p>
          </table:table-cell>
          <table:table-cell office:value-type="float" office:value="1098.824" calcext:value-type="float">
            <text:p>1098.824</text:p>
          </table:table-cell>
          <table:table-cell office:value-type="float" office:value="0" calcext:value-type="float">
            <text:p>0</text:p>
          </table:table-cell>
          <table:table-cell office:value-type="float" office:value="-37.58999" calcext:value-type="float">
            <text:p>-37.58999</text:p>
          </table:table-cell>
          <table:table-cell office:value-type="float" office:value="0.1251511" calcext:value-type="float">
            <text:p>0.1251511</text:p>
          </table:table-cell>
          <table:table-cell office:value-type="float" office:value="0.5224888" calcext:value-type="float">
            <text:p>0.522488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79044" calcext:value-type="float">
            <text:p>0.1379044</text:p>
          </table:table-cell>
          <table:table-cell office:value-type="float" office:value="-0.2271032" calcext:value-type="float">
            <text:p>-0.2271032</text:p>
          </table:table-cell>
          <table:table-cell office:value-type="float" office:value="0.002360837" calcext:value-type="float">
            <text:p>0.002360837</text:p>
          </table:table-cell>
          <table:table-cell office:value-type="float" office:value="0.005897711" calcext:value-type="float">
            <text:p>0.005897711</text:p>
          </table:table-cell>
          <table:table-cell office:value-type="float" office:value="17.13053" calcext:value-type="float">
            <text:p>17.13053</text:p>
          </table:table-cell>
          <table:table-cell office:value-type="float" office:value="0.06596217" calcext:value-type="float">
            <text:p>0.06596217</text:p>
          </table:table-cell>
          <table:table-cell office:value-type="float" office:value="0.03434985" calcext:value-type="float">
            <text:p>0.03434985</text:p>
          </table:table-cell>
          <table:table-cell office:value-type="float" office:value="0.03207086" calcext:value-type="float">
            <text:p>0.03207086</text:p>
          </table:table-cell>
          <table:table-cell office:value-type="float" office:value="0.02421203" calcext:value-type="float">
            <text:p>0.02421203</text:p>
          </table:table-cell>
          <table:table-cell office:value-type="float" office:value="0.02469092" calcext:value-type="float">
            <text:p>0.02469092</text:p>
          </table:table-cell>
          <table:table-cell office:value-type="float" office:value="0.008900115" calcext:value-type="float">
            <text:p>0.008900115</text:p>
          </table:table-cell>
          <table:table-cell office:value-type="float" office:value="0.006245841" calcext:value-type="float">
            <text:p>0.006245841</text:p>
          </table:table-cell>
          <table:table-cell office:value-type="float" office:value="0.01738956" calcext:value-type="float">
            <text:p>0.01738956</text:p>
          </table:table-cell>
          <table:table-cell office:value-type="float" office:value="0.01683811" calcext:value-type="float">
            <text:p>0.01683811</text:p>
          </table:table-cell>
          <table:table-cell office:value-type="float" office:value="0.01697456" calcext:value-type="float">
            <text:p>0.01697456</text:p>
          </table:table-cell>
          <table:table-cell office:value-type="float" office:value="0.01962943" calcext:value-type="float">
            <text:p>0.01962943</text:p>
          </table:table-cell>
          <table:table-cell office:value-type="float" office:value="0.02059702" calcext:value-type="float">
            <text:p>0.02059702</text:p>
          </table:table-cell>
          <table:table-cell office:value-type="float" office:value="0.005187724" calcext:value-type="float">
            <text:p>0.005187724</text:p>
          </table:table-cell>
          <table:table-cell office:value-type="float" office:value="0.005368306" calcext:value-type="float">
            <text:p>0.005368306</text:p>
          </table:table-cell>
          <table:table-cell office:value-type="float" office:value="0" calcext:value-type="float">
            <text:p>0</text:p>
          </table:table-cell>
          <table:table-cell office:value-type="float" office:value="0.1399864" calcext:value-type="float">
            <text:p>0.1399864</text:p>
          </table:table-cell>
          <table:table-cell office:value-type="float" office:value="0.01658557" calcext:value-type="float">
            <text:p>0.01658557</text:p>
          </table:table-cell>
          <table:table-cell office:value-type="float" office:value="0.0132264" calcext:value-type="float">
            <text:p>0.0132264</text:p>
          </table:table-cell>
          <table:table-cell office:value-type="float" office:value="0.01341747" calcext:value-type="float">
            <text:p>0.01341747</text:p>
          </table:table-cell>
          <table:table-cell office:value-type="float" office:value="0.012496" calcext:value-type="float">
            <text:p>0.012496</text:p>
          </table:table-cell>
          <table:table-cell office:value-type="float" office:value="0.006333804" calcext:value-type="float">
            <text:p>0.006333804</text:p>
          </table:table-cell>
          <table:table-cell office:value-type="float" office:value="0.01075336" calcext:value-type="float">
            <text:p>0.01075336</text:p>
          </table:table-cell>
          <table:table-cell office:value-type="float" office:value="0.01535154" calcext:value-type="float">
            <text:p>0.01535154</text:p>
          </table:table-cell>
          <table:table-cell office:value-type="float" office:value="0.1280629" calcext:value-type="float">
            <text:p>0.1280629</text:p>
          </table:table-cell>
          <table:table-cell office:value-type="float" office:value="0.02732779" calcext:value-type="float">
            <text:p>0.02732779</text:p>
          </table:table-cell>
          <table:table-cell office:value-type="float" office:value="0.02345791" calcext:value-type="float">
            <text:p>0.02345791</text:p>
          </table:table-cell>
          <table:table-cell office:value-type="float" office:value="0.06834599" calcext:value-type="float">
            <text:p>0.06834599</text:p>
          </table:table-cell>
          <table:table-cell office:value-type="float" office:value="0.3136543" calcext:value-type="float">
            <text:p>0.3136543</text:p>
          </table:table-cell>
          <table:table-cell office:value-type="float" office:value="0.3444483" calcext:value-type="float">
            <text:p>0.3444483</text:p>
          </table:table-cell>
          <table:table-cell office:value-type="float" office:value="0" calcext:value-type="float">
            <text:p>0</text:p>
          </table:table-cell>
          <table:table-cell office:value-type="float" office:value="407.84" calcext:value-type="float">
            <text:p>407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7885" calcext:value-type="float">
            <text:p>12.37885</text:p>
          </table:table-cell>
          <table:table-cell office:value-type="float" office:value="0" calcext:value-type="float">
            <text:p>0</text:p>
          </table:table-cell>
          <table:table-cell office:value-type="float" office:value="-0.632974" calcext:value-type="float">
            <text:p>-0.6329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18.51506" calcext:value-type="float">
            <text:p>18.51506</text:p>
          </table:table-cell>
          <table:table-cell office:value-type="float" office:value="1098.825" calcext:value-type="float">
            <text:p>1098.825</text:p>
          </table:table-cell>
          <table:table-cell office:value-type="float" office:value="0" calcext:value-type="float">
            <text:p>0</text:p>
          </table:table-cell>
          <table:table-cell office:value-type="float" office:value="-37.90301" calcext:value-type="float">
            <text:p>-37.90301</text:p>
          </table:table-cell>
          <table:table-cell office:value-type="float" office:value="0.1278193" calcext:value-type="float">
            <text:p>0.1278193</text:p>
          </table:table-cell>
          <table:table-cell office:value-type="float" office:value="0.5246726" calcext:value-type="float">
            <text:p>0.524672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70906" calcext:value-type="float">
            <text:p>0.1370906</text:p>
          </table:table-cell>
          <table:table-cell office:value-type="float" office:value="-0.2272018" calcext:value-type="float">
            <text:p>-0.2272018</text:p>
          </table:table-cell>
          <table:table-cell office:value-type="float" office:value="0.002377207" calcext:value-type="float">
            <text:p>0.002377207</text:p>
          </table:table-cell>
          <table:table-cell office:value-type="float" office:value="0.005901789" calcext:value-type="float">
            <text:p>0.005901789</text:p>
          </table:table-cell>
          <table:table-cell office:value-type="float" office:value="17.12759" calcext:value-type="float">
            <text:p>17.12759</text:p>
          </table:table-cell>
          <table:table-cell office:value-type="float" office:value="0.0775824" calcext:value-type="float">
            <text:p>0.0775824</text:p>
          </table:table-cell>
          <table:table-cell office:value-type="float" office:value="0.03674697" calcext:value-type="float">
            <text:p>0.03674697</text:p>
          </table:table-cell>
          <table:table-cell office:value-type="float" office:value="0.03330449" calcext:value-type="float">
            <text:p>0.03330449</text:p>
          </table:table-cell>
          <table:table-cell office:value-type="float" office:value="0.02448549" calcext:value-type="float">
            <text:p>0.02448549</text:p>
          </table:table-cell>
          <table:table-cell office:value-type="float" office:value="0.02478689" calcext:value-type="float">
            <text:p>0.02478689</text:p>
          </table:table-cell>
          <table:table-cell office:value-type="float" office:value="0.00885292" calcext:value-type="float">
            <text:p>0.00885292</text:p>
          </table:table-cell>
          <table:table-cell office:value-type="float" office:value="0.006172343" calcext:value-type="float">
            <text:p>0.006172343</text:p>
          </table:table-cell>
          <table:table-cell office:value-type="float" office:value="0.01738838" calcext:value-type="float">
            <text:p>0.01738838</text:p>
          </table:table-cell>
          <table:table-cell office:value-type="float" office:value="0.01684645" calcext:value-type="float">
            <text:p>0.01684645</text:p>
          </table:table-cell>
          <table:table-cell office:value-type="float" office:value="0.01699065" calcext:value-type="float">
            <text:p>0.01699065</text:p>
          </table:table-cell>
          <table:table-cell office:value-type="float" office:value="0.01973308" calcext:value-type="float">
            <text:p>0.01973308</text:p>
          </table:table-cell>
          <table:table-cell office:value-type="float" office:value="0.02073611" calcext:value-type="float">
            <text:p>0.02073611</text:p>
          </table:table-cell>
          <table:table-cell office:value-type="float" office:value="0.005180798" calcext:value-type="float">
            <text:p>0.005180798</text:p>
          </table:table-cell>
          <table:table-cell office:value-type="float" office:value="0.005368059" calcext:value-type="float">
            <text:p>0.005368059</text:p>
          </table:table-cell>
          <table:table-cell office:value-type="float" office:value="0" calcext:value-type="float">
            <text:p>0</text:p>
          </table:table-cell>
          <table:table-cell office:value-type="float" office:value="0.08540031" calcext:value-type="float">
            <text:p>0.08540031</text:p>
          </table:table-cell>
          <table:table-cell office:value-type="float" office:value="0.0142984" calcext:value-type="float">
            <text:p>0.0142984</text:p>
          </table:table-cell>
          <table:table-cell office:value-type="float" office:value="0.01228453" calcext:value-type="float">
            <text:p>0.01228453</text:p>
          </table:table-cell>
          <table:table-cell office:value-type="float" office:value="0.01260581" calcext:value-type="float">
            <text:p>0.01260581</text:p>
          </table:table-cell>
          <table:table-cell office:value-type="float" office:value="0.01183855" calcext:value-type="float">
            <text:p>0.01183855</text:p>
          </table:table-cell>
          <table:table-cell office:value-type="float" office:value="0.006482932" calcext:value-type="float">
            <text:p>0.006482932</text:p>
          </table:table-cell>
          <table:table-cell office:value-type="float" office:value="0.01060178" calcext:value-type="float">
            <text:p>0.01060178</text:p>
          </table:table-cell>
          <table:table-cell office:value-type="float" office:value="0.01536245" calcext:value-type="float">
            <text:p>0.01536245</text:p>
          </table:table-cell>
          <table:table-cell office:value-type="float" office:value="0.1280414" calcext:value-type="float">
            <text:p>0.1280414</text:p>
          </table:table-cell>
          <table:table-cell office:value-type="float" office:value="0.02735149" calcext:value-type="float">
            <text:p>0.02735149</text:p>
          </table:table-cell>
          <table:table-cell office:value-type="float" office:value="0.02397197" calcext:value-type="float">
            <text:p>0.02397197</text:p>
          </table:table-cell>
          <table:table-cell office:value-type="float" office:value="0.07029846" calcext:value-type="float">
            <text:p>0.07029846</text:p>
          </table:table-cell>
          <table:table-cell office:value-type="float" office:value="0.3120168" calcext:value-type="float">
            <text:p>0.3120168</text:p>
          </table:table-cell>
          <table:table-cell office:value-type="float" office:value="0.3467515" calcext:value-type="float">
            <text:p>0.3467515</text:p>
          </table:table-cell>
          <table:table-cell office:value-type="float" office:value="0" calcext:value-type="float">
            <text:p>0</text:p>
          </table:table-cell>
          <table:table-cell office:value-type="float" office:value="418.7222" calcext:value-type="float">
            <text:p>418.7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2953" calcext:value-type="float">
            <text:p>12.42953</text:p>
          </table:table-cell>
          <table:table-cell office:value-type="float" office:value="0" calcext:value-type="float">
            <text:p>0</text:p>
          </table:table-cell>
          <table:table-cell office:value-type="float" office:value="-0.633087" calcext:value-type="float">
            <text:p>-0.6330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18.53405" calcext:value-type="float">
            <text:p>18.53405</text:p>
          </table:table-cell>
          <table:table-cell office:value-type="float" office:value="1098.819" calcext:value-type="float">
            <text:p>1098.819</text:p>
          </table:table-cell>
          <table:table-cell office:value-type="float" office:value="0" calcext:value-type="float">
            <text:p>0</text:p>
          </table:table-cell>
          <table:table-cell office:value-type="float" office:value="-38.22936" calcext:value-type="float">
            <text:p>-38.22936</text:p>
          </table:table-cell>
          <table:table-cell office:value-type="float" office:value="0.1297991" calcext:value-type="float">
            <text:p>0.1297991</text:p>
          </table:table-cell>
          <table:table-cell office:value-type="float" office:value="0.529422" calcext:value-type="float">
            <text:p>0.52942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66137" calcext:value-type="float">
            <text:p>0.1366137</text:p>
          </table:table-cell>
          <table:table-cell office:value-type="float" office:value="-0.2272407" calcext:value-type="float">
            <text:p>-0.2272407</text:p>
          </table:table-cell>
          <table:table-cell office:value-type="float" office:value="0.002398907" calcext:value-type="float">
            <text:p>0.002398907</text:p>
          </table:table-cell>
          <table:table-cell office:value-type="float" office:value="0.00590418" calcext:value-type="float">
            <text:p>0.00590418</text:p>
          </table:table-cell>
          <table:table-cell office:value-type="float" office:value="17.11077" calcext:value-type="float">
            <text:p>17.11077</text:p>
          </table:table-cell>
          <table:table-cell office:value-type="float" office:value="0.06112805" calcext:value-type="float">
            <text:p>0.06112805</text:p>
          </table:table-cell>
          <table:table-cell office:value-type="float" office:value="0.03147176" calcext:value-type="float">
            <text:p>0.03147176</text:p>
          </table:table-cell>
          <table:table-cell office:value-type="float" office:value="0.03043537" calcext:value-type="float">
            <text:p>0.03043537</text:p>
          </table:table-cell>
          <table:table-cell office:value-type="float" office:value="0.02338498" calcext:value-type="float">
            <text:p>0.02338498</text:p>
          </table:table-cell>
          <table:table-cell office:value-type="float" office:value="0.02412998" calcext:value-type="float">
            <text:p>0.02412998</text:p>
          </table:table-cell>
          <table:table-cell office:value-type="float" office:value="0.008784447" calcext:value-type="float">
            <text:p>0.008784447</text:p>
          </table:table-cell>
          <table:table-cell office:value-type="float" office:value="0.006128215" calcext:value-type="float">
            <text:p>0.006128215</text:p>
          </table:table-cell>
          <table:table-cell office:value-type="float" office:value="0.01740352" calcext:value-type="float">
            <text:p>0.01740352</text:p>
          </table:table-cell>
          <table:table-cell office:value-type="float" office:value="0.01686217" calcext:value-type="float">
            <text:p>0.01686217</text:p>
          </table:table-cell>
          <table:table-cell office:value-type="float" office:value="0.01700747" calcext:value-type="float">
            <text:p>0.01700747</text:p>
          </table:table-cell>
          <table:table-cell office:value-type="float" office:value="0.01983784" calcext:value-type="float">
            <text:p>0.01983784</text:p>
          </table:table-cell>
          <table:table-cell office:value-type="float" office:value="0.02088539" calcext:value-type="float">
            <text:p>0.02088539</text:p>
          </table:table-cell>
          <table:table-cell office:value-type="float" office:value="0.00517461" calcext:value-type="float">
            <text:p>0.00517461</text:p>
          </table:table-cell>
          <table:table-cell office:value-type="float" office:value="0.005367255" calcext:value-type="float">
            <text:p>0.005367255</text:p>
          </table:table-cell>
          <table:table-cell office:value-type="float" office:value="0" calcext:value-type="float">
            <text:p>0</text:p>
          </table:table-cell>
          <table:table-cell office:value-type="float" office:value="0.1908063" calcext:value-type="float">
            <text:p>0.1908063</text:p>
          </table:table-cell>
          <table:table-cell office:value-type="float" office:value="0.01571847" calcext:value-type="float">
            <text:p>0.01571847</text:p>
          </table:table-cell>
          <table:table-cell office:value-type="float" office:value="0.01225628" calcext:value-type="float">
            <text:p>0.01225628</text:p>
          </table:table-cell>
          <table:table-cell office:value-type="float" office:value="0.01224108" calcext:value-type="float">
            <text:p>0.01224108</text:p>
          </table:table-cell>
          <table:table-cell office:value-type="float" office:value="0.01145383" calcext:value-type="float">
            <text:p>0.01145383</text:p>
          </table:table-cell>
          <table:table-cell office:value-type="float" office:value="0.006531876" calcext:value-type="float">
            <text:p>0.006531876</text:p>
          </table:table-cell>
          <table:table-cell office:value-type="float" office:value="0.01050682" calcext:value-type="float">
            <text:p>0.01050682</text:p>
          </table:table-cell>
          <table:table-cell office:value-type="float" office:value="0.01539483" calcext:value-type="float">
            <text:p>0.01539483</text:p>
          </table:table-cell>
          <table:table-cell office:value-type="float" office:value="0.1280474" calcext:value-type="float">
            <text:p>0.1280474</text:p>
          </table:table-cell>
          <table:table-cell office:value-type="float" office:value="0.02739329" calcext:value-type="float">
            <text:p>0.02739329</text:p>
          </table:table-cell>
          <table:table-cell office:value-type="float" office:value="0.02453476" calcext:value-type="float">
            <text:p>0.02453476</text:p>
          </table:table-cell>
          <table:table-cell office:value-type="float" office:value="0.07215262" calcext:value-type="float">
            <text:p>0.07215262</text:p>
          </table:table-cell>
          <table:table-cell office:value-type="float" office:value="0.3106723" calcext:value-type="float">
            <text:p>0.3106723</text:p>
          </table:table-cell>
          <table:table-cell office:value-type="float" office:value="0.3482793" calcext:value-type="float">
            <text:p>0.3482793</text:p>
          </table:table-cell>
          <table:table-cell office:value-type="float" office:value="0" calcext:value-type="float">
            <text:p>0</text:p>
          </table:table-cell>
          <table:table-cell office:value-type="float" office:value="432.1963" calcext:value-type="float">
            <text:p>432.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8186" calcext:value-type="float">
            <text:p>12.48186</text:p>
          </table:table-cell>
          <table:table-cell office:value-type="float" office:value="0" calcext:value-type="float">
            <text:p>0</text:p>
          </table:table-cell>
          <table:table-cell office:value-type="float" office:value="-0.6331896" calcext:value-type="float">
            <text:p>-0.633189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18.53224" calcext:value-type="float">
            <text:p>18.53224</text:p>
          </table:table-cell>
          <table:table-cell office:value-type="float" office:value="1098.807" calcext:value-type="float">
            <text:p>1098.807</text:p>
          </table:table-cell>
          <table:table-cell office:value-type="float" office:value="0" calcext:value-type="float">
            <text:p>0</text:p>
          </table:table-cell>
          <table:table-cell office:value-type="float" office:value="-38.34353" calcext:value-type="float">
            <text:p>-38.34353</text:p>
          </table:table-cell>
          <table:table-cell office:value-type="float" office:value="0.1468444" calcext:value-type="float">
            <text:p>0.1468444</text:p>
          </table:table-cell>
          <table:table-cell office:value-type="float" office:value="0.5266635" calcext:value-type="float">
            <text:p>0.526663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66137" calcext:value-type="float">
            <text:p>0.1366137</text:p>
          </table:table-cell>
          <table:table-cell office:value-type="float" office:value="-0.2272195" calcext:value-type="float">
            <text:p>-0.2272195</text:p>
          </table:table-cell>
          <table:table-cell office:value-type="float" office:value="0.002423744" calcext:value-type="float">
            <text:p>0.002423744</text:p>
          </table:table-cell>
          <table:table-cell office:value-type="float" office:value="0.005906601" calcext:value-type="float">
            <text:p>0.005906601</text:p>
          </table:table-cell>
          <table:table-cell office:value-type="float" office:value="17.07675" calcext:value-type="float">
            <text:p>17.07675</text:p>
          </table:table-cell>
          <table:table-cell office:value-type="float" office:value="0.0653928" calcext:value-type="float">
            <text:p>0.0653928</text:p>
          </table:table-cell>
          <table:table-cell office:value-type="float" office:value="0.02838036" calcext:value-type="float">
            <text:p>0.02838036</text:p>
          </table:table-cell>
          <table:table-cell office:value-type="float" office:value="0.02758782" calcext:value-type="float">
            <text:p>0.02758782</text:p>
          </table:table-cell>
          <table:table-cell office:value-type="float" office:value="0.02153337" calcext:value-type="float">
            <text:p>0.02153337</text:p>
          </table:table-cell>
          <table:table-cell office:value-type="float" office:value="0.02228973" calcext:value-type="float">
            <text:p>0.02228973</text:p>
          </table:table-cell>
          <table:table-cell office:value-type="float" office:value="0.008387929" calcext:value-type="float">
            <text:p>0.008387929</text:p>
          </table:table-cell>
          <table:table-cell office:value-type="float" office:value="0.006016061" calcext:value-type="float">
            <text:p>0.006016061</text:p>
          </table:table-cell>
          <table:table-cell office:value-type="float" office:value="0.01738593" calcext:value-type="float">
            <text:p>0.01738593</text:p>
          </table:table-cell>
          <table:table-cell office:value-type="float" office:value="0.01685826" calcext:value-type="float">
            <text:p>0.01685826</text:p>
          </table:table-cell>
          <table:table-cell office:value-type="float" office:value="0.01701322" calcext:value-type="float">
            <text:p>0.01701322</text:p>
          </table:table-cell>
          <table:table-cell office:value-type="float" office:value="0.01993795" calcext:value-type="float">
            <text:p>0.01993795</text:p>
          </table:table-cell>
          <table:table-cell office:value-type="float" office:value="0.0210477" calcext:value-type="float">
            <text:p>0.0210477</text:p>
          </table:table-cell>
          <table:table-cell office:value-type="float" office:value="0.005170169" calcext:value-type="float">
            <text:p>0.005170169</text:p>
          </table:table-cell>
          <table:table-cell office:value-type="float" office:value="0.005364809" calcext:value-type="float">
            <text:p>0.005364809</text:p>
          </table:table-cell>
          <table:table-cell office:value-type="float" office:value="0" calcext:value-type="float">
            <text:p>0</text:p>
          </table:table-cell>
          <table:table-cell office:value-type="float" office:value="0.2351584" calcext:value-type="float">
            <text:p>0.2351584</text:p>
          </table:table-cell>
          <table:table-cell office:value-type="float" office:value="0.01802788" calcext:value-type="float">
            <text:p>0.01802788</text:p>
          </table:table-cell>
          <table:table-cell office:value-type="float" office:value="0.01272886" calcext:value-type="float">
            <text:p>0.01272886</text:p>
          </table:table-cell>
          <table:table-cell office:value-type="float" office:value="0.01274111" calcext:value-type="float">
            <text:p>0.01274111</text:p>
          </table:table-cell>
          <table:table-cell office:value-type="float" office:value="0.01158079" calcext:value-type="float">
            <text:p>0.01158079</text:p>
          </table:table-cell>
          <table:table-cell office:value-type="float" office:value="0.00709638" calcext:value-type="float">
            <text:p>0.00709638</text:p>
          </table:table-cell>
          <table:table-cell office:value-type="float" office:value="0.01035586" calcext:value-type="float">
            <text:p>0.01035586</text:p>
          </table:table-cell>
          <table:table-cell office:value-type="float" office:value="0.0153617" calcext:value-type="float">
            <text:p>0.0153617</text:p>
          </table:table-cell>
          <table:table-cell office:value-type="float" office:value="0.1279537" calcext:value-type="float">
            <text:p>0.1279537</text:p>
          </table:table-cell>
          <table:table-cell office:value-type="float" office:value="0.02735918" calcext:value-type="float">
            <text:p>0.02735918</text:p>
          </table:table-cell>
          <table:table-cell office:value-type="float" office:value="0.02508711" calcext:value-type="float">
            <text:p>0.02508711</text:p>
          </table:table-cell>
          <table:table-cell office:value-type="float" office:value="0.07392219" calcext:value-type="float">
            <text:p>0.07392219</text:p>
          </table:table-cell>
          <table:table-cell office:value-type="float" office:value="0.3099918" calcext:value-type="float">
            <text:p>0.3099918</text:p>
          </table:table-cell>
          <table:table-cell office:value-type="float" office:value="0.3483886" calcext:value-type="float">
            <text:p>0.3483886</text:p>
          </table:table-cell>
          <table:table-cell office:value-type="float" office:value="0" calcext:value-type="float">
            <text:p>0</text:p>
          </table:table-cell>
          <table:table-cell office:value-type="float" office:value="536.9361" calcext:value-type="float">
            <text:p>536.9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2877" calcext:value-type="float">
            <text:p>12.52877</text:p>
          </table:table-cell>
          <table:table-cell office:value-type="float" office:value="0" calcext:value-type="float">
            <text:p>0</text:p>
          </table:table-cell>
          <table:table-cell office:value-type="float" office:value="-0.633264" calcext:value-type="float">
            <text:p>-0.63326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18.49372" calcext:value-type="float">
            <text:p>18.49372</text:p>
          </table:table-cell>
          <table:table-cell office:value-type="float" office:value="1098.798" calcext:value-type="float">
            <text:p>1098.798</text:p>
          </table:table-cell>
          <table:table-cell office:value-type="float" office:value="0" calcext:value-type="float">
            <text:p>0</text:p>
          </table:table-cell>
          <table:table-cell office:value-type="float" office:value="-38.35357" calcext:value-type="float">
            <text:p>-38.35357</text:p>
          </table:table-cell>
          <table:table-cell office:value-type="float" office:value="0.1899893" calcext:value-type="float">
            <text:p>0.1899893</text:p>
          </table:table-cell>
          <table:table-cell office:value-type="float" office:value="0.5247455" calcext:value-type="float">
            <text:p>0.524745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66137" calcext:value-type="float">
            <text:p>0.1366137</text:p>
          </table:table-cell>
          <table:table-cell office:value-type="float" office:value="-0.2271999" calcext:value-type="float">
            <text:p>-0.2271999</text:p>
          </table:table-cell>
          <table:table-cell office:value-type="float" office:value="0.002444444" calcext:value-type="float">
            <text:p>0.002444444</text:p>
          </table:table-cell>
          <table:table-cell office:value-type="float" office:value="0.005909019" calcext:value-type="float">
            <text:p>0.005909019</text:p>
          </table:table-cell>
          <table:table-cell office:value-type="float" office:value="16.98131" calcext:value-type="float">
            <text:p>16.98131</text:p>
          </table:table-cell>
          <table:table-cell office:value-type="float" office:value="0.1040344" calcext:value-type="float">
            <text:p>0.1040344</text:p>
          </table:table-cell>
          <table:table-cell office:value-type="float" office:value="0.03018377" calcext:value-type="float">
            <text:p>0.03018377</text:p>
          </table:table-cell>
          <table:table-cell office:value-type="float" office:value="0.02842503" calcext:value-type="float">
            <text:p>0.02842503</text:p>
          </table:table-cell>
          <table:table-cell office:value-type="float" office:value="0.02162647" calcext:value-type="float">
            <text:p>0.02162647</text:p>
          </table:table-cell>
          <table:table-cell office:value-type="float" office:value="0.02214573" calcext:value-type="float">
            <text:p>0.02214573</text:p>
          </table:table-cell>
          <table:table-cell office:value-type="float" office:value="0.00827864" calcext:value-type="float">
            <text:p>0.00827864</text:p>
          </table:table-cell>
          <table:table-cell office:value-type="float" office:value="0.005941738" calcext:value-type="float">
            <text:p>0.005941738</text:p>
          </table:table-cell>
          <table:table-cell office:value-type="float" office:value="0.01735392" calcext:value-type="float">
            <text:p>0.01735392</text:p>
          </table:table-cell>
          <table:table-cell office:value-type="float" office:value="0.01684612" calcext:value-type="float">
            <text:p>0.01684612</text:p>
          </table:table-cell>
          <table:table-cell office:value-type="float" office:value="0.01700602" calcext:value-type="float">
            <text:p>0.01700602</text:p>
          </table:table-cell>
          <table:table-cell office:value-type="float" office:value="0.02002584" calcext:value-type="float">
            <text:p>0.02002584</text:p>
          </table:table-cell>
          <table:table-cell office:value-type="float" office:value="0.02123355" calcext:value-type="float">
            <text:p>0.02123355</text:p>
          </table:table-cell>
          <table:table-cell office:value-type="float" office:value="0.005166102" calcext:value-type="float">
            <text:p>0.005166102</text:p>
          </table:table-cell>
          <table:table-cell office:value-type="float" office:value="0.005362045" calcext:value-type="float">
            <text:p>0.005362045</text:p>
          </table:table-cell>
          <table:table-cell office:value-type="float" office:value="0" calcext:value-type="float">
            <text:p>0</text:p>
          </table:table-cell>
          <table:table-cell office:value-type="float" office:value="0.2566246" calcext:value-type="float">
            <text:p>0.2566246</text:p>
          </table:table-cell>
          <table:table-cell office:value-type="float" office:value="0.01655721" calcext:value-type="float">
            <text:p>0.01655721</text:p>
          </table:table-cell>
          <table:table-cell office:value-type="float" office:value="0.01185435" calcext:value-type="float">
            <text:p>0.01185435</text:p>
          </table:table-cell>
          <table:table-cell office:value-type="float" office:value="0.01213529" calcext:value-type="float">
            <text:p>0.01213529</text:p>
          </table:table-cell>
          <table:table-cell office:value-type="float" office:value="0.01112606" calcext:value-type="float">
            <text:p>0.01112606</text:p>
          </table:table-cell>
          <table:table-cell office:value-type="float" office:value="0.007440459" calcext:value-type="float">
            <text:p>0.007440459</text:p>
          </table:table-cell>
          <table:table-cell office:value-type="float" office:value="0.01023034" calcext:value-type="float">
            <text:p>0.01023034</text:p>
          </table:table-cell>
          <table:table-cell office:value-type="float" office:value="0.01531607" calcext:value-type="float">
            <text:p>0.01531607</text:p>
          </table:table-cell>
          <table:table-cell office:value-type="float" office:value="0.1278619" calcext:value-type="float">
            <text:p>0.1278619</text:p>
          </table:table-cell>
          <table:table-cell office:value-type="float" office:value="0.02732445" calcext:value-type="float">
            <text:p>0.02732445</text:p>
          </table:table-cell>
          <table:table-cell office:value-type="float" office:value="0.02556199" calcext:value-type="float">
            <text:p>0.02556199</text:p>
          </table:table-cell>
          <table:table-cell office:value-type="float" office:value="0.07548325" calcext:value-type="float">
            <text:p>0.07548325</text:p>
          </table:table-cell>
          <table:table-cell office:value-type="float" office:value="0.3094414" calcext:value-type="float">
            <text:p>0.3094414</text:p>
          </table:table-cell>
          <table:table-cell office:value-type="float" office:value="0.3483932" calcext:value-type="float">
            <text:p>0.3483932</text:p>
          </table:table-cell>
          <table:table-cell office:value-type="float" office:value="0" calcext:value-type="float">
            <text:p>0</text:p>
          </table:table-cell>
          <table:table-cell office:value-type="float" office:value="794.2549" calcext:value-type="float">
            <text:p>794.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0799" calcext:value-type="float">
            <text:p>12.60799</text:p>
          </table:table-cell>
          <table:table-cell office:value-type="float" office:value="0" calcext:value-type="float">
            <text:p>0</text:p>
          </table:table-cell>
          <table:table-cell office:value-type="float" office:value="-0.6333427" calcext:value-type="float">
            <text:p>-0.633342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18.48062" calcext:value-type="float">
            <text:p>18.48062</text:p>
          </table:table-cell>
          <table:table-cell office:value-type="float" office:value="1098.782" calcext:value-type="float">
            <text:p>1098.782</text:p>
          </table:table-cell>
          <table:table-cell office:value-type="float" office:value="0" calcext:value-type="float">
            <text:p>0</text:p>
          </table:table-cell>
          <table:table-cell office:value-type="float" office:value="-38.361" calcext:value-type="float">
            <text:p>-38.361</text:p>
          </table:table-cell>
          <table:table-cell office:value-type="float" office:value="0.2114118" calcext:value-type="float">
            <text:p>0.2114118</text:p>
          </table:table-cell>
          <table:table-cell office:value-type="float" office:value="0.524628" calcext:value-type="float">
            <text:p>0.52462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66137" calcext:value-type="float">
            <text:p>0.1366137</text:p>
          </table:table-cell>
          <table:table-cell office:value-type="float" office:value="-0.2271677" calcext:value-type="float">
            <text:p>-0.2271677</text:p>
          </table:table-cell>
          <table:table-cell office:value-type="float" office:value="0.002469471" calcext:value-type="float">
            <text:p>0.002469471</text:p>
          </table:table-cell>
          <table:table-cell office:value-type="float" office:value="0.005911433" calcext:value-type="float">
            <text:p>0.005911433</text:p>
          </table:table-cell>
          <table:table-cell office:value-type="float" office:value="16.93037" calcext:value-type="float">
            <text:p>16.93037</text:p>
          </table:table-cell>
          <table:table-cell office:value-type="float" office:value="0.1101624" calcext:value-type="float">
            <text:p>0.1101624</text:p>
          </table:table-cell>
          <table:table-cell office:value-type="float" office:value="0.02840401" calcext:value-type="float">
            <text:p>0.02840401</text:p>
          </table:table-cell>
          <table:table-cell office:value-type="float" office:value="0.0272625" calcext:value-type="float">
            <text:p>0.0272625</text:p>
          </table:table-cell>
          <table:table-cell office:value-type="float" office:value="0.02106892" calcext:value-type="float">
            <text:p>0.02106892</text:p>
          </table:table-cell>
          <table:table-cell office:value-type="float" office:value="0.02170991" calcext:value-type="float">
            <text:p>0.02170991</text:p>
          </table:table-cell>
          <table:table-cell office:value-type="float" office:value="0.008207479" calcext:value-type="float">
            <text:p>0.008207479</text:p>
          </table:table-cell>
          <table:table-cell office:value-type="float" office:value="0.005897498" calcext:value-type="float">
            <text:p>0.005897498</text:p>
          </table:table-cell>
          <table:table-cell office:value-type="float" office:value="0.01733503" calcext:value-type="float">
            <text:p>0.01733503</text:p>
          </table:table-cell>
          <table:table-cell office:value-type="float" office:value="0.01684171" calcext:value-type="float">
            <text:p>0.01684171</text:p>
          </table:table-cell>
          <table:table-cell office:value-type="float" office:value="0.01699373" calcext:value-type="float">
            <text:p>0.01699373</text:p>
          </table:table-cell>
          <table:table-cell office:value-type="float" office:value="0.02010562" calcext:value-type="float">
            <text:p>0.02010562</text:p>
          </table:table-cell>
          <table:table-cell office:value-type="float" office:value="0.02144031" calcext:value-type="float">
            <text:p>0.02144031</text:p>
          </table:table-cell>
          <table:table-cell office:value-type="float" office:value="0.005162102" calcext:value-type="float">
            <text:p>0.005162102</text:p>
          </table:table-cell>
          <table:table-cell office:value-type="float" office:value="0.005359285" calcext:value-type="float">
            <text:p>0.005359285</text:p>
          </table:table-cell>
          <table:table-cell office:value-type="float" office:value="0" calcext:value-type="float">
            <text:p>0</text:p>
          </table:table-cell>
          <table:table-cell office:value-type="float" office:value="0.3602565" calcext:value-type="float">
            <text:p>0.3602565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0.01150591" calcext:value-type="float">
            <text:p>0.01150591</text:p>
          </table:table-cell>
          <table:table-cell office:value-type="float" office:value="0.01164648" calcext:value-type="float">
            <text:p>0.01164648</text:p>
          </table:table-cell>
          <table:table-cell office:value-type="float" office:value="0.01070604" calcext:value-type="float">
            <text:p>0.01070604</text:p>
          </table:table-cell>
          <table:table-cell office:value-type="float" office:value="0.007514237" calcext:value-type="float">
            <text:p>0.007514237</text:p>
          </table:table-cell>
          <table:table-cell office:value-type="float" office:value="0.01014861" calcext:value-type="float">
            <text:p>0.01014861</text:p>
          </table:table-cell>
          <table:table-cell office:value-type="float" office:value="0.01529824" calcext:value-type="float">
            <text:p>0.01529824</text:p>
          </table:table-cell>
          <table:table-cell office:value-type="float" office:value="0.1278222" calcext:value-type="float">
            <text:p>0.1278222</text:p>
          </table:table-cell>
          <table:table-cell office:value-type="float" office:value="0.02733851" calcext:value-type="float">
            <text:p>0.02733851</text:p>
          </table:table-cell>
          <table:table-cell office:value-type="float" office:value="0.02597451" calcext:value-type="float">
            <text:p>0.02597451</text:p>
          </table:table-cell>
          <table:table-cell office:value-type="float" office:value="0.0770136" calcext:value-type="float">
            <text:p>0.0770136</text:p>
          </table:table-cell>
          <table:table-cell office:value-type="float" office:value="0.3089138" calcext:value-type="float">
            <text:p>0.3089138</text:p>
          </table:table-cell>
          <table:table-cell office:value-type="float" office:value="0.3483978" calcext:value-type="float">
            <text:p>0.3483978</text:p>
          </table:table-cell>
          <table:table-cell office:value-type="float" office:value="0" calcext:value-type="float">
            <text:p>0</text:p>
          </table:table-cell>
          <table:table-cell office:value-type="float" office:value="924.701" calcext:value-type="float">
            <text:p>924.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6529" calcext:value-type="float">
            <text:p>12.66529</text:p>
          </table:table-cell>
          <table:table-cell office:value-type="float" office:value="0" calcext:value-type="float">
            <text:p>0</text:p>
          </table:table-cell>
          <table:table-cell office:value-type="float" office:value="-0.6334243" calcext:value-type="float">
            <text:p>-0.633424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18.44753" calcext:value-type="float">
            <text:p>18.44753</text:p>
          </table:table-cell>
          <table:table-cell office:value-type="float" office:value="1098.77" calcext:value-type="float">
            <text:p>1098.77</text:p>
          </table:table-cell>
          <table:table-cell office:value-type="float" office:value="0" calcext:value-type="float">
            <text:p>0</text:p>
          </table:table-cell>
          <table:table-cell office:value-type="float" office:value="-38.37113" calcext:value-type="float">
            <text:p>-38.37113</text:p>
          </table:table-cell>
          <table:table-cell office:value-type="float" office:value="0.2463037" calcext:value-type="float">
            <text:p>0.2463037</text:p>
          </table:table-cell>
          <table:table-cell office:value-type="float" office:value="0.5245611" calcext:value-type="float">
            <text:p>0.524561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66137" calcext:value-type="float">
            <text:p>0.1366137</text:p>
          </table:table-cell>
          <table:table-cell office:value-type="float" office:value="-0.2271399" calcext:value-type="float">
            <text:p>-0.2271399</text:p>
          </table:table-cell>
          <table:table-cell office:value-type="float" office:value="0.002492137" calcext:value-type="float">
            <text:p>0.002492137</text:p>
          </table:table-cell>
          <table:table-cell office:value-type="float" office:value="0.005913858" calcext:value-type="float">
            <text:p>0.005913858</text:p>
          </table:table-cell>
          <table:table-cell office:value-type="float" office:value="16.84561" calcext:value-type="float">
            <text:p>16.84561</text:p>
          </table:table-cell>
          <table:table-cell office:value-type="float" office:value="0.1525353" calcext:value-type="float">
            <text:p>0.1525353</text:p>
          </table:table-cell>
          <table:table-cell office:value-type="float" office:value="0.03044694" calcext:value-type="float">
            <text:p>0.03044694</text:p>
          </table:table-cell>
          <table:table-cell office:value-type="float" office:value="0.02825074" calcext:value-type="float">
            <text:p>0.02825074</text:p>
          </table:table-cell>
          <table:table-cell office:value-type="float" office:value="0.02136671" calcext:value-type="float">
            <text:p>0.02136671</text:p>
          </table:table-cell>
          <table:table-cell office:value-type="float" office:value="0.02178982" calcext:value-type="float">
            <text:p>0.02178982</text:p>
          </table:table-cell>
          <table:table-cell office:value-type="float" office:value="0.008166753" calcext:value-type="float">
            <text:p>0.008166753</text:p>
          </table:table-cell>
          <table:table-cell office:value-type="float" office:value="0.005852109" calcext:value-type="float">
            <text:p>0.005852109</text:p>
          </table:table-cell>
          <table:table-cell office:value-type="float" office:value="0.017318" calcext:value-type="float">
            <text:p>0.017318</text:p>
          </table:table-cell>
          <table:table-cell office:value-type="float" office:value="0.01684572" calcext:value-type="float">
            <text:p>0.01684572</text:p>
          </table:table-cell>
          <table:table-cell office:value-type="float" office:value="0.01697846" calcext:value-type="float">
            <text:p>0.01697846</text:p>
          </table:table-cell>
          <table:table-cell office:value-type="float" office:value="0.02017867" calcext:value-type="float">
            <text:p>0.02017867</text:p>
          </table:table-cell>
          <table:table-cell office:value-type="float" office:value="0.02166266" calcext:value-type="float">
            <text:p>0.02166266</text:p>
          </table:table-cell>
          <table:table-cell office:value-type="float" office:value="0.005158163" calcext:value-type="float">
            <text:p>0.005158163</text:p>
          </table:table-cell>
          <table:table-cell office:value-type="float" office:value="0.005356528" calcext:value-type="float">
            <text:p>0.005356528</text:p>
          </table:table-cell>
          <table:table-cell office:value-type="float" office:value="0" calcext:value-type="float">
            <text:p>0</text:p>
          </table:table-cell>
          <table:table-cell office:value-type="float" office:value="0.4022029" calcext:value-type="float">
            <text:p>0.4022029</text:p>
          </table:table-cell>
          <table:table-cell office:value-type="float" office:value="0.0179441" calcext:value-type="float">
            <text:p>0.0179441</text:p>
          </table:table-cell>
          <table:table-cell office:value-type="float" office:value="0.0111263" calcext:value-type="float">
            <text:p>0.0111263</text:p>
          </table:table-cell>
          <table:table-cell office:value-type="float" office:value="0.01129302" calcext:value-type="float">
            <text:p>0.01129302</text:p>
          </table:table-cell>
          <table:table-cell office:value-type="float" office:value="0.01039609" calcext:value-type="float">
            <text:p>0.01039609</text:p>
          </table:table-cell>
          <table:table-cell office:value-type="float" office:value="0.007725029" calcext:value-type="float">
            <text:p>0.007725029</text:p>
          </table:table-cell>
          <table:table-cell office:value-type="float" office:value="0.0100673" calcext:value-type="float">
            <text:p>0.0100673</text:p>
          </table:table-cell>
          <table:table-cell office:value-type="float" office:value="0.01529222" calcext:value-type="float">
            <text:p>0.01529222</text:p>
          </table:table-cell>
          <table:table-cell office:value-type="float" office:value="0.1278093" calcext:value-type="float">
            <text:p>0.1278093</text:p>
          </table:table-cell>
          <table:table-cell office:value-type="float" office:value="0.02737371" calcext:value-type="float">
            <text:p>0.02737371</text:p>
          </table:table-cell>
          <table:table-cell office:value-type="float" office:value="0.02633188" calcext:value-type="float">
            <text:p>0.02633188</text:p>
          </table:table-cell>
          <table:table-cell office:value-type="float" office:value="0.07852075" calcext:value-type="float">
            <text:p>0.07852075</text:p>
          </table:table-cell>
          <table:table-cell office:value-type="float" office:value="0.3084074" calcext:value-type="float">
            <text:p>0.3084074</text:p>
          </table:table-cell>
          <table:table-cell office:value-type="float" office:value="0.3484023" calcext:value-type="float">
            <text:p>0.3484023</text:p>
          </table:table-cell>
          <table:table-cell office:value-type="float" office:value="0" calcext:value-type="float">
            <text:p>0</text:p>
          </table:table-cell>
          <table:table-cell office:value-type="float" office:value="1133.405" calcext:value-type="float">
            <text:p>1133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3805" calcext:value-type="float">
            <text:p>12.73805</text:p>
          </table:table-cell>
          <table:table-cell office:value-type="float" office:value="0" calcext:value-type="float">
            <text:p>0</text:p>
          </table:table-cell>
          <table:table-cell office:value-type="float" office:value="-0.6335039" calcext:value-type="float">
            <text:p>-0.63350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18.42585" calcext:value-type="float">
            <text:p>18.42585</text:p>
          </table:table-cell>
          <table:table-cell office:value-type="float" office:value="1098.757" calcext:value-type="float">
            <text:p>1098.757</text:p>
          </table:table-cell>
          <table:table-cell office:value-type="float" office:value="0" calcext:value-type="float">
            <text:p>0</text:p>
          </table:table-cell>
          <table:table-cell office:value-type="float" office:value="-38.38372" calcext:value-type="float">
            <text:p>-38.38372</text:p>
          </table:table-cell>
          <table:table-cell office:value-type="float" office:value="0.2652525" calcext:value-type="float">
            <text:p>0.2652525</text:p>
          </table:table-cell>
          <table:table-cell office:value-type="float" office:value="0.5274062" calcext:value-type="float">
            <text:p>0.527406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1" calcext:value-type="float">
            <text:p>0.0016599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60925" calcext:value-type="float">
            <text:p>0.1360925</text:p>
          </table:table-cell>
          <table:table-cell office:value-type="float" office:value="-0.2271358" calcext:value-type="float">
            <text:p>-0.2271358</text:p>
          </table:table-cell>
          <table:table-cell office:value-type="float" office:value="0.002514576" calcext:value-type="float">
            <text:p>0.002514576</text:p>
          </table:table-cell>
          <table:table-cell office:value-type="float" office:value="0.005916368" calcext:value-type="float">
            <text:p>0.005916368</text:p>
          </table:table-cell>
          <table:table-cell office:value-type="float" office:value="16.79742" calcext:value-type="float">
            <text:p>16.79742</text:p>
          </table:table-cell>
          <table:table-cell office:value-type="float" office:value="0.1489683" calcext:value-type="float">
            <text:p>0.1489683</text:p>
          </table:table-cell>
          <table:table-cell office:value-type="float" office:value="0.03129675" calcext:value-type="float">
            <text:p>0.03129675</text:p>
          </table:table-cell>
          <table:table-cell office:value-type="float" office:value="0.02886817" calcext:value-type="float">
            <text:p>0.02886817</text:p>
          </table:table-cell>
          <table:table-cell office:value-type="float" office:value="0.02174039" calcext:value-type="float">
            <text:p>0.02174039</text:p>
          </table:table-cell>
          <table:table-cell office:value-type="float" office:value="0.02214189" calcext:value-type="float">
            <text:p>0.02214189</text:p>
          </table:table-cell>
          <table:table-cell office:value-type="float" office:value="0.008219855" calcext:value-type="float">
            <text:p>0.008219855</text:p>
          </table:table-cell>
          <table:table-cell office:value-type="float" office:value="0.005836789" calcext:value-type="float">
            <text:p>0.005836789</text:p>
          </table:table-cell>
          <table:table-cell office:value-type="float" office:value="0.0173179" calcext:value-type="float">
            <text:p>0.0173179</text:p>
          </table:table-cell>
          <table:table-cell office:value-type="float" office:value="0.016856" calcext:value-type="float">
            <text:p>0.016856</text:p>
          </table:table-cell>
          <table:table-cell office:value-type="float" office:value="0.01696069" calcext:value-type="float">
            <text:p>0.01696069</text:p>
          </table:table-cell>
          <table:table-cell office:value-type="float" office:value="0.02024609" calcext:value-type="float">
            <text:p>0.02024609</text:p>
          </table:table-cell>
          <table:table-cell office:value-type="float" office:value="0.02189778" calcext:value-type="float">
            <text:p>0.02189778</text:p>
          </table:table-cell>
          <table:table-cell office:value-type="float" office:value="0.005180647" calcext:value-type="float">
            <text:p>0.005180647</text:p>
          </table:table-cell>
          <table:table-cell office:value-type="float" office:value="0.005326991" calcext:value-type="float">
            <text:p>0.005326991</text:p>
          </table:table-cell>
          <table:table-cell office:value-type="float" office:value="0" calcext:value-type="float">
            <text:p>0</text:p>
          </table:table-cell>
          <table:table-cell office:value-type="float" office:value="0.2745614" calcext:value-type="float">
            <text:p>0.2745614</text:p>
          </table:table-cell>
          <table:table-cell office:value-type="float" office:value="0.01680238" calcext:value-type="float">
            <text:p>0.01680238</text:p>
          </table:table-cell>
          <table:table-cell office:value-type="float" office:value="0.01081532" calcext:value-type="float">
            <text:p>0.01081532</text:p>
          </table:table-cell>
          <table:table-cell office:value-type="float" office:value="0.01085516" calcext:value-type="float">
            <text:p>0.01085516</text:p>
          </table:table-cell>
          <table:table-cell office:value-type="float" office:value="0.01005458" calcext:value-type="float">
            <text:p>0.01005458</text:p>
          </table:table-cell>
          <table:table-cell office:value-type="float" office:value="0.007700981" calcext:value-type="float">
            <text:p>0.007700981</text:p>
          </table:table-cell>
          <table:table-cell office:value-type="float" office:value="0.01002454" calcext:value-type="float">
            <text:p>0.01002454</text:p>
          </table:table-cell>
          <table:table-cell office:value-type="float" office:value="0.01530877" calcext:value-type="float">
            <text:p>0.01530877</text:p>
          </table:table-cell>
          <table:table-cell office:value-type="float" office:value="0.1278075" calcext:value-type="float">
            <text:p>0.1278075</text:p>
          </table:table-cell>
          <table:table-cell office:value-type="float" office:value="0.0274012" calcext:value-type="float">
            <text:p>0.0274012</text:p>
          </table:table-cell>
          <table:table-cell office:value-type="float" office:value="0.0266447" calcext:value-type="float">
            <text:p>0.0266447</text:p>
          </table:table-cell>
          <table:table-cell office:value-type="float" office:value="0.08032662" calcext:value-type="float">
            <text:p>0.08032662</text:p>
          </table:table-cell>
          <table:table-cell office:value-type="float" office:value="0.3162069" calcext:value-type="float">
            <text:p>0.3162069</text:p>
          </table:table-cell>
          <table:table-cell office:value-type="float" office:value="0.3406955" calcext:value-type="float">
            <text:p>0.3406955</text:p>
          </table:table-cell>
          <table:table-cell office:value-type="float" office:value="0" calcext:value-type="float">
            <text:p>0</text:p>
          </table:table-cell>
          <table:table-cell office:value-type="float" office:value="1251.943" calcext:value-type="float">
            <text:p>1251.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993" calcext:value-type="float">
            <text:p>12.7993</text:p>
          </table:table-cell>
          <table:table-cell office:value-type="float" office:value="0" calcext:value-type="float">
            <text:p>0</text:p>
          </table:table-cell>
          <table:table-cell office:value-type="float" office:value="-0.6335889" calcext:value-type="float">
            <text:p>-0.633588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18.44079" calcext:value-type="float">
            <text:p>18.44079</text:p>
          </table:table-cell>
          <table:table-cell office:value-type="float" office:value="1098.763" calcext:value-type="float">
            <text:p>1098.763</text:p>
          </table:table-cell>
          <table:table-cell office:value-type="float" office:value="0" calcext:value-type="float">
            <text:p>0</text:p>
          </table:table-cell>
          <table:table-cell office:value-type="float" office:value="-38.396" calcext:value-type="float">
            <text:p>-38.396</text:p>
          </table:table-cell>
          <table:table-cell office:value-type="float" office:value="0.2269895" calcext:value-type="float">
            <text:p>0.2269895</text:p>
          </table:table-cell>
          <table:table-cell office:value-type="float" office:value="0.5287801" calcext:value-type="float">
            <text:p>0.528780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52444" calcext:value-type="float">
            <text:p>0.1352444</text:p>
          </table:table-cell>
          <table:table-cell office:value-type="float" office:value="-0.2276525" calcext:value-type="float">
            <text:p>-0.2276525</text:p>
          </table:table-cell>
          <table:table-cell office:value-type="float" office:value="0.002527236" calcext:value-type="float">
            <text:p>0.002527236</text:p>
          </table:table-cell>
          <table:table-cell office:value-type="float" office:value="0.005928889" calcext:value-type="float">
            <text:p>0.005928889</text:p>
          </table:table-cell>
          <table:table-cell office:value-type="float" office:value="16.93259" calcext:value-type="float">
            <text:p>16.93259</text:p>
          </table:table-cell>
          <table:table-cell office:value-type="float" office:value="0.111788" calcext:value-type="float">
            <text:p>0.111788</text:p>
          </table:table-cell>
          <table:table-cell office:value-type="float" office:value="0.03323928" calcext:value-type="float">
            <text:p>0.03323928</text:p>
          </table:table-cell>
          <table:table-cell office:value-type="float" office:value="0.03022332" calcext:value-type="float">
            <text:p>0.03022332</text:p>
          </table:table-cell>
          <table:table-cell office:value-type="float" office:value="0.02240482" calcext:value-type="float">
            <text:p>0.02240482</text:p>
          </table:table-cell>
          <table:table-cell office:value-type="float" office:value="0.02268719" calcext:value-type="float">
            <text:p>0.02268719</text:p>
          </table:table-cell>
          <table:table-cell office:value-type="float" office:value="0.00828784" calcext:value-type="float">
            <text:p>0.00828784</text:p>
          </table:table-cell>
          <table:table-cell office:value-type="float" office:value="0.00582904" calcext:value-type="float">
            <text:p>0.00582904</text:p>
          </table:table-cell>
          <table:table-cell office:value-type="float" office:value="0.01732986" calcext:value-type="float">
            <text:p>0.01732986</text:p>
          </table:table-cell>
          <table:table-cell office:value-type="float" office:value="0.0168688" calcext:value-type="float">
            <text:p>0.0168688</text:p>
          </table:table-cell>
          <table:table-cell office:value-type="float" office:value="0.01694224" calcext:value-type="float">
            <text:p>0.01694224</text:p>
          </table:table-cell>
          <table:table-cell office:value-type="float" office:value="0.02030935" calcext:value-type="float">
            <text:p>0.02030935</text:p>
          </table:table-cell>
          <table:table-cell office:value-type="float" office:value="0.02214372" calcext:value-type="float">
            <text:p>0.02214372</text:p>
          </table:table-cell>
          <table:table-cell office:value-type="float" office:value="0.005170743" calcext:value-type="float">
            <text:p>0.005170743</text:p>
          </table:table-cell>
          <table:table-cell office:value-type="float" office:value="0.005330061" calcext:value-type="float">
            <text:p>0.005330061</text:p>
          </table:table-cell>
          <table:table-cell office:value-type="float" office:value="0" calcext:value-type="float">
            <text:p>0</text:p>
          </table:table-cell>
          <table:table-cell office:value-type="float" office:value="0.2648092" calcext:value-type="float">
            <text:p>0.2648092</text:p>
          </table:table-cell>
          <table:table-cell office:value-type="float" office:value="0.03839956" calcext:value-type="float">
            <text:p>0.03839956</text:p>
          </table:table-cell>
          <table:table-cell office:value-type="float" office:value="0.01115871" calcext:value-type="float">
            <text:p>0.01115871</text:p>
          </table:table-cell>
          <table:table-cell office:value-type="float" office:value="0.01066559" calcext:value-type="float">
            <text:p>0.01066559</text:p>
          </table:table-cell>
          <table:table-cell office:value-type="float" office:value="0.009906694" calcext:value-type="float">
            <text:p>0.009906694</text:p>
          </table:table-cell>
          <table:table-cell office:value-type="float" office:value="0.007685978" calcext:value-type="float">
            <text:p>0.007685978</text:p>
          </table:table-cell>
          <table:table-cell office:value-type="float" office:value="0.01000434" calcext:value-type="float">
            <text:p>0.01000434</text:p>
          </table:table-cell>
          <table:table-cell office:value-type="float" office:value="0.01533787" calcext:value-type="float">
            <text:p>0.01533787</text:p>
          </table:table-cell>
          <table:table-cell office:value-type="float" office:value="0.1278012" calcext:value-type="float">
            <text:p>0.1278012</text:p>
          </table:table-cell>
          <table:table-cell office:value-type="float" office:value="0.02742399" calcext:value-type="float">
            <text:p>0.02742399</text:p>
          </table:table-cell>
          <table:table-cell office:value-type="float" office:value="0.02692694" calcext:value-type="float">
            <text:p>0.02692694</text:p>
          </table:table-cell>
          <table:table-cell office:value-type="float" office:value="0.08219543" calcext:value-type="float">
            <text:p>0.08219543</text:p>
          </table:table-cell>
          <table:table-cell office:value-type="float" office:value="0.3133794" calcext:value-type="float">
            <text:p>0.3133794</text:p>
          </table:table-cell>
          <table:table-cell office:value-type="float" office:value="0.3441423" calcext:value-type="float">
            <text:p>0.3441423</text:p>
          </table:table-cell>
          <table:table-cell office:value-type="float" office:value="0" calcext:value-type="float">
            <text:p>0</text:p>
          </table:table-cell>
          <table:table-cell office:value-type="float" office:value="1048.034" calcext:value-type="float">
            <text:p>1048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0435" calcext:value-type="float">
            <text:p>12.80435</text:p>
          </table:table-cell>
          <table:table-cell office:value-type="float" office:value="0" calcext:value-type="float">
            <text:p>0</text:p>
          </table:table-cell>
          <table:table-cell office:value-type="float" office:value="-0.6370971" calcext:value-type="float">
            <text:p>-0.637097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18.44365" calcext:value-type="float">
            <text:p>18.44365</text:p>
          </table:table-cell>
          <table:table-cell office:value-type="float" office:value="1098.765" calcext:value-type="float">
            <text:p>1098.765</text:p>
          </table:table-cell>
          <table:table-cell office:value-type="float" office:value="0" calcext:value-type="float">
            <text:p>0</text:p>
          </table:table-cell>
          <table:table-cell office:value-type="float" office:value="-38.40635" calcext:value-type="float">
            <text:p>-38.40635</text:p>
          </table:table-cell>
          <table:table-cell office:value-type="float" office:value="0.2054555" calcext:value-type="float">
            <text:p>0.2054555</text:p>
          </table:table-cell>
          <table:table-cell office:value-type="float" office:value="0.5304755" calcext:value-type="float">
            <text:p>0.530475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44347" calcext:value-type="float">
            <text:p>0.1344347</text:p>
          </table:table-cell>
          <table:table-cell office:value-type="float" office:value="-0.2278696" calcext:value-type="float">
            <text:p>-0.2278696</text:p>
          </table:table-cell>
          <table:table-cell office:value-type="float" office:value="0.002540803" calcext:value-type="float">
            <text:p>0.002540803</text:p>
          </table:table-cell>
          <table:table-cell office:value-type="float" office:value="0.005936111" calcext:value-type="float">
            <text:p>0.005936111</text:p>
          </table:table-cell>
          <table:table-cell office:value-type="float" office:value="17.01921" calcext:value-type="float">
            <text:p>17.01921</text:p>
          </table:table-cell>
          <table:table-cell office:value-type="float" office:value="0.08759358" calcext:value-type="float">
            <text:p>0.08759358</text:p>
          </table:table-cell>
          <table:table-cell office:value-type="float" office:value="0.03223552" calcext:value-type="float">
            <text:p>0.03223552</text:p>
          </table:table-cell>
          <table:table-cell office:value-type="float" office:value="0.03027132" calcext:value-type="float">
            <text:p>0.03027132</text:p>
          </table:table-cell>
          <table:table-cell office:value-type="float" office:value="0.02280961" calcext:value-type="float">
            <text:p>0.02280961</text:p>
          </table:table-cell>
          <table:table-cell office:value-type="float" office:value="0.02319919" calcext:value-type="float">
            <text:p>0.02319919</text:p>
          </table:table-cell>
          <table:table-cell office:value-type="float" office:value="0.008401004" calcext:value-type="float">
            <text:p>0.008401004</text:p>
          </table:table-cell>
          <table:table-cell office:value-type="float" office:value="0.005835049" calcext:value-type="float">
            <text:p>0.005835049</text:p>
          </table:table-cell>
          <table:table-cell office:value-type="float" office:value="0.01735123" calcext:value-type="float">
            <text:p>0.01735123</text:p>
          </table:table-cell>
          <table:table-cell office:value-type="float" office:value="0.01688373" calcext:value-type="float">
            <text:p>0.01688373</text:p>
          </table:table-cell>
          <table:table-cell office:value-type="float" office:value="0.01692331" calcext:value-type="float">
            <text:p>0.01692331</text:p>
          </table:table-cell>
          <table:table-cell office:value-type="float" office:value="0.0203679" calcext:value-type="float">
            <text:p>0.0203679</text:p>
          </table:table-cell>
          <table:table-cell office:value-type="float" office:value="0.02239794" calcext:value-type="float">
            <text:p>0.02239794</text:p>
          </table:table-cell>
          <table:table-cell office:value-type="float" office:value="0.00516223" calcext:value-type="float">
            <text:p>0.00516223</text:p>
          </table:table-cell>
          <table:table-cell office:value-type="float" office:value="0.005331898" calcext:value-type="float">
            <text:p>0.005331898</text:p>
          </table:table-cell>
          <table:table-cell office:value-type="float" office:value="0" calcext:value-type="float">
            <text:p>0</text:p>
          </table:table-cell>
          <table:table-cell office:value-type="float" office:value="0.1132689" calcext:value-type="float">
            <text:p>0.1132689</text:p>
          </table:table-cell>
          <table:table-cell office:value-type="float" office:value="0.01741321" calcext:value-type="float">
            <text:p>0.01741321</text:p>
          </table:table-cell>
          <table:table-cell office:value-type="float" office:value="0.01150657" calcext:value-type="float">
            <text:p>0.01150657</text:p>
          </table:table-cell>
          <table:table-cell office:value-type="float" office:value="0.01060303" calcext:value-type="float">
            <text:p>0.01060303</text:p>
          </table:table-cell>
          <table:table-cell office:value-type="float" office:value="0.009785006" calcext:value-type="float">
            <text:p>0.009785006</text:p>
          </table:table-cell>
          <table:table-cell office:value-type="float" office:value="0.007616898" calcext:value-type="float">
            <text:p>0.007616898</text:p>
          </table:table-cell>
          <table:table-cell office:value-type="float" office:value="0.009992259" calcext:value-type="float">
            <text:p>0.009992259</text:p>
          </table:table-cell>
          <table:table-cell office:value-type="float" office:value="0.01537134" calcext:value-type="float">
            <text:p>0.01537134</text:p>
          </table:table-cell>
          <table:table-cell office:value-type="float" office:value="0.1277957" calcext:value-type="float">
            <text:p>0.1277957</text:p>
          </table:table-cell>
          <table:table-cell office:value-type="float" office:value="0.02744958" calcext:value-type="float">
            <text:p>0.02744958</text:p>
          </table:table-cell>
          <table:table-cell office:value-type="float" office:value="0.02718174" calcext:value-type="float">
            <text:p>0.02718174</text:p>
          </table:table-cell>
          <table:table-cell office:value-type="float" office:value="0.08387208" calcext:value-type="float">
            <text:p>0.08387208</text:p>
          </table:table-cell>
          <table:table-cell office:value-type="float" office:value="0.3111152" calcext:value-type="float">
            <text:p>0.3111152</text:p>
          </table:table-cell>
          <table:table-cell office:value-type="float" office:value="0.3471493" calcext:value-type="float">
            <text:p>0.3471493</text:p>
          </table:table-cell>
          <table:table-cell office:value-type="float" office:value="0" calcext:value-type="float">
            <text:p>0</text:p>
          </table:table-cell>
          <table:table-cell office:value-type="float" office:value="934.8313" calcext:value-type="float">
            <text:p>934.8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2327" calcext:value-type="float">
            <text:p>12.82327</text:p>
          </table:table-cell>
          <table:table-cell office:value-type="float" office:value="0" calcext:value-type="float">
            <text:p>0</text:p>
          </table:table-cell>
          <table:table-cell office:value-type="float" office:value="-0.637221" calcext:value-type="float">
            <text:p>-0.6372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18.42731" calcext:value-type="float">
            <text:p>18.42731</text:p>
          </table:table-cell>
          <table:table-cell office:value-type="float" office:value="1098.76" calcext:value-type="float">
            <text:p>1098.76</text:p>
          </table:table-cell>
          <table:table-cell office:value-type="float" office:value="0" calcext:value-type="float">
            <text:p>0</text:p>
          </table:table-cell>
          <table:table-cell office:value-type="float" office:value="-38.41901" calcext:value-type="float">
            <text:p>-38.41901</text:p>
          </table:table-cell>
          <table:table-cell office:value-type="float" office:value="0.20554" calcext:value-type="float">
            <text:p>0.20554</text:p>
          </table:table-cell>
          <table:table-cell office:value-type="float" office:value="0.5351648" calcext:value-type="float">
            <text:p>0.535164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42314" calcext:value-type="float">
            <text:p>0.1342314</text:p>
          </table:table-cell>
          <table:table-cell office:value-type="float" office:value="-0.227928" calcext:value-type="float">
            <text:p>-0.227928</text:p>
          </table:table-cell>
          <table:table-cell office:value-type="float" office:value="0.002560322" calcext:value-type="float">
            <text:p>0.002560322</text:p>
          </table:table-cell>
          <table:table-cell office:value-type="float" office:value="0.005938898" calcext:value-type="float">
            <text:p>0.005938898</text:p>
          </table:table-cell>
          <table:table-cell office:value-type="float" office:value="17.00749" calcext:value-type="float">
            <text:p>17.00749</text:p>
          </table:table-cell>
          <table:table-cell office:value-type="float" office:value="0.07850018" calcext:value-type="float">
            <text:p>0.07850018</text:p>
          </table:table-cell>
          <table:table-cell office:value-type="float" office:value="0.03051831" calcext:value-type="float">
            <text:p>0.03051831</text:p>
          </table:table-cell>
          <table:table-cell office:value-type="float" office:value="0.02875886" calcext:value-type="float">
            <text:p>0.02875886</text:p>
          </table:table-cell>
          <table:table-cell office:value-type="float" office:value="0.02206267" calcext:value-type="float">
            <text:p>0.02206267</text:p>
          </table:table-cell>
          <table:table-cell office:value-type="float" office:value="0.02258927" calcext:value-type="float">
            <text:p>0.02258927</text:p>
          </table:table-cell>
          <table:table-cell office:value-type="float" office:value="0.008312496" calcext:value-type="float">
            <text:p>0.008312496</text:p>
          </table:table-cell>
          <table:table-cell office:value-type="float" office:value="0.005808284" calcext:value-type="float">
            <text:p>0.005808284</text:p>
          </table:table-cell>
          <table:table-cell office:value-type="float" office:value="0.01737802" calcext:value-type="float">
            <text:p>0.01737802</text:p>
          </table:table-cell>
          <table:table-cell office:value-type="float" office:value="0.01690127" calcext:value-type="float">
            <text:p>0.01690127</text:p>
          </table:table-cell>
          <table:table-cell office:value-type="float" office:value="0.01690952" calcext:value-type="float">
            <text:p>0.01690952</text:p>
          </table:table-cell>
          <table:table-cell office:value-type="float" office:value="0.02042175" calcext:value-type="float">
            <text:p>0.02042175</text:p>
          </table:table-cell>
          <table:table-cell office:value-type="float" office:value="0.02265857" calcext:value-type="float">
            <text:p>0.02265857</text:p>
          </table:table-cell>
          <table:table-cell office:value-type="float" office:value="0.005156645" calcext:value-type="float">
            <text:p>0.005156645</text:p>
          </table:table-cell>
          <table:table-cell office:value-type="float" office:value="0.005330939" calcext:value-type="float">
            <text:p>0.005330939</text:p>
          </table:table-cell>
          <table:table-cell office:value-type="float" office:value="0" calcext:value-type="float">
            <text:p>0</text:p>
          </table:table-cell>
          <table:table-cell office:value-type="float" office:value="0.1599962" calcext:value-type="float">
            <text:p>0.1599962</text:p>
          </table:table-cell>
          <table:table-cell office:value-type="float" office:value="0.01532264" calcext:value-type="float">
            <text:p>0.01532264</text:p>
          </table:table-cell>
          <table:table-cell office:value-type="float" office:value="0.01146209" calcext:value-type="float">
            <text:p>0.01146209</text:p>
          </table:table-cell>
          <table:table-cell office:value-type="float" office:value="0.01089554" calcext:value-type="float">
            <text:p>0.01089554</text:p>
          </table:table-cell>
          <table:table-cell office:value-type="float" office:value="0.009923372" calcext:value-type="float">
            <text:p>0.009923372</text:p>
          </table:table-cell>
          <table:table-cell office:value-type="float" office:value="0.007848836" calcext:value-type="float">
            <text:p>0.007848836</text:p>
          </table:table-cell>
          <table:table-cell office:value-type="float" office:value="0.009959511" calcext:value-type="float">
            <text:p>0.009959511</text:p>
          </table:table-cell>
          <table:table-cell office:value-type="float" office:value="0.01539581" calcext:value-type="float">
            <text:p>0.01539581</text:p>
          </table:table-cell>
          <table:table-cell office:value-type="float" office:value="0.1277916" calcext:value-type="float">
            <text:p>0.1277916</text:p>
          </table:table-cell>
          <table:table-cell office:value-type="float" office:value="0.02747545" calcext:value-type="float">
            <text:p>0.02747545</text:p>
          </table:table-cell>
          <table:table-cell office:value-type="float" office:value="0.02741208" calcext:value-type="float">
            <text:p>0.02741208</text:p>
          </table:table-cell>
          <table:table-cell office:value-type="float" office:value="0.08543196" calcext:value-type="float">
            <text:p>0.08543196</text:p>
          </table:table-cell>
          <table:table-cell office:value-type="float" office:value="0.3099555" calcext:value-type="float">
            <text:p>0.3099555</text:p>
          </table:table-cell>
          <table:table-cell office:value-type="float" office:value="0.3481067" calcext:value-type="float">
            <text:p>0.3481067</text:p>
          </table:table-cell>
          <table:table-cell office:value-type="float" office:value="0" calcext:value-type="float">
            <text:p>0</text:p>
          </table:table-cell>
          <table:table-cell office:value-type="float" office:value="944.8047" calcext:value-type="float">
            <text:p>944.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667" calcext:value-type="float">
            <text:p>12.8667</text:p>
          </table:table-cell>
          <table:table-cell office:value-type="float" office:value="0" calcext:value-type="float">
            <text:p>0</text:p>
          </table:table-cell>
          <table:table-cell office:value-type="float" office:value="-0.6373079" calcext:value-type="float">
            <text:p>-0.637307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18.40567" calcext:value-type="float">
            <text:p>18.40567</text:p>
          </table:table-cell>
          <table:table-cell office:value-type="float" office:value="1098.749" calcext:value-type="float">
            <text:p>1098.749</text:p>
          </table:table-cell>
          <table:table-cell office:value-type="float" office:value="0" calcext:value-type="float">
            <text:p>0</text:p>
          </table:table-cell>
          <table:table-cell office:value-type="float" office:value="-38.43193" calcext:value-type="float">
            <text:p>-38.43193</text:p>
          </table:table-cell>
          <table:table-cell office:value-type="float" office:value="0.2223519" calcext:value-type="float">
            <text:p>0.2223519</text:p>
          </table:table-cell>
          <table:table-cell office:value-type="float" office:value="0.5334567" calcext:value-type="float">
            <text:p>0.5334567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42314" calcext:value-type="float">
            <text:p>0.1342314</text:p>
          </table:table-cell>
          <table:table-cell office:value-type="float" office:value="-0.2279217" calcext:value-type="float">
            <text:p>-0.2279217</text:p>
          </table:table-cell>
          <table:table-cell office:value-type="float" office:value="0.002584364" calcext:value-type="float">
            <text:p>0.002584364</text:p>
          </table:table-cell>
          <table:table-cell office:value-type="float" office:value="0.005941312" calcext:value-type="float">
            <text:p>0.005941312</text:p>
          </table:table-cell>
          <table:table-cell office:value-type="float" office:value="16.96863" calcext:value-type="float">
            <text:p>16.96863</text:p>
          </table:table-cell>
          <table:table-cell office:value-type="float" office:value="0.08105426" calcext:value-type="float">
            <text:p>0.08105426</text:p>
          </table:table-cell>
          <table:table-cell office:value-type="float" office:value="0.03047252" calcext:value-type="float">
            <text:p>0.03047252</text:p>
          </table:table-cell>
          <table:table-cell office:value-type="float" office:value="0.02836177" calcext:value-type="float">
            <text:p>0.02836177</text:p>
          </table:table-cell>
          <table:table-cell office:value-type="float" office:value="0.02177572" calcext:value-type="float">
            <text:p>0.02177572</text:p>
          </table:table-cell>
          <table:table-cell office:value-type="float" office:value="0.02229967" calcext:value-type="float">
            <text:p>0.02229967</text:p>
          </table:table-cell>
          <table:table-cell office:value-type="float" office:value="0.00825432" calcext:value-type="float">
            <text:p>0.00825432</text:p>
          </table:table-cell>
          <table:table-cell office:value-type="float" office:value="0.005784327" calcext:value-type="float">
            <text:p>0.005784327</text:p>
          </table:table-cell>
          <table:table-cell office:value-type="float" office:value="0.01740213" calcext:value-type="float">
            <text:p>0.01740213</text:p>
          </table:table-cell>
          <table:table-cell office:value-type="float" office:value="0.01692097" calcext:value-type="float">
            <text:p>0.01692097</text:p>
          </table:table-cell>
          <table:table-cell office:value-type="float" office:value="0.01690122" calcext:value-type="float">
            <text:p>0.01690122</text:p>
          </table:table-cell>
          <table:table-cell office:value-type="float" office:value="0.02047113" calcext:value-type="float">
            <text:p>0.02047113</text:p>
          </table:table-cell>
          <table:table-cell office:value-type="float" office:value="0.02292403" calcext:value-type="float">
            <text:p>0.02292403</text:p>
          </table:table-cell>
          <table:table-cell office:value-type="float" office:value="0.005152932" calcext:value-type="float">
            <text:p>0.005152932</text:p>
          </table:table-cell>
          <table:table-cell office:value-type="float" office:value="0.005328237" calcext:value-type="float">
            <text:p>0.005328237</text:p>
          </table:table-cell>
          <table:table-cell office:value-type="float" office:value="0" calcext:value-type="float">
            <text:p>0</text:p>
          </table:table-cell>
          <table:table-cell office:value-type="float" office:value="0.1908298" calcext:value-type="float">
            <text:p>0.1908298</text:p>
          </table:table-cell>
          <table:table-cell office:value-type="float" office:value="0.01526324" calcext:value-type="float">
            <text:p>0.01526324</text:p>
          </table:table-cell>
          <table:table-cell office:value-type="float" office:value="0.01127299" calcext:value-type="float">
            <text:p>0.01127299</text:p>
          </table:table-cell>
          <table:table-cell office:value-type="float" office:value="0.01095535" calcext:value-type="float">
            <text:p>0.01095535</text:p>
          </table:table-cell>
          <table:table-cell office:value-type="float" office:value="0.009976677" calcext:value-type="float">
            <text:p>0.009976677</text:p>
          </table:table-cell>
          <table:table-cell office:value-type="float" office:value="0.008124752" calcext:value-type="float">
            <text:p>0.008124752</text:p>
          </table:table-cell>
          <table:table-cell office:value-type="float" office:value="0.009931543" calcext:value-type="float">
            <text:p>0.009931543</text:p>
          </table:table-cell>
          <table:table-cell office:value-type="float" office:value="0.01541034" calcext:value-type="float">
            <text:p>0.01541034</text:p>
          </table:table-cell>
          <table:table-cell office:value-type="float" office:value="0.1277879" calcext:value-type="float">
            <text:p>0.1277879</text:p>
          </table:table-cell>
          <table:table-cell office:value-type="float" office:value="0.02750238" calcext:value-type="float">
            <text:p>0.02750238</text:p>
          </table:table-cell>
          <table:table-cell office:value-type="float" office:value="0.02762396" calcext:value-type="float">
            <text:p>0.02762396</text:p>
          </table:table-cell>
          <table:table-cell office:value-type="float" office:value="0.08693821" calcext:value-type="float">
            <text:p>0.08693821</text:p>
          </table:table-cell>
          <table:table-cell office:value-type="float" office:value="0.3094464" calcext:value-type="float">
            <text:p>0.3094464</text:p>
          </table:table-cell>
          <table:table-cell office:value-type="float" office:value="0.3481112" calcext:value-type="float">
            <text:p>0.3481112</text:p>
          </table:table-cell>
          <table:table-cell office:value-type="float" office:value="0" calcext:value-type="float">
            <text:p>0</text:p>
          </table:table-cell>
          <table:table-cell office:value-type="float" office:value="1056.284" calcext:value-type="float">
            <text:p>1056.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1996" calcext:value-type="float">
            <text:p>12.91996</text:p>
          </table:table-cell>
          <table:table-cell office:value-type="float" office:value="0" calcext:value-type="float">
            <text:p>0</text:p>
          </table:table-cell>
          <table:table-cell office:value-type="float" office:value="-0.6373898" calcext:value-type="float">
            <text:p>-0.63738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18.38444" calcext:value-type="float">
            <text:p>18.38444</text:p>
          </table:table-cell>
          <table:table-cell office:value-type="float" office:value="1098.737" calcext:value-type="float">
            <text:p>1098.737</text:p>
          </table:table-cell>
          <table:table-cell office:value-type="float" office:value="0" calcext:value-type="float">
            <text:p>0</text:p>
          </table:table-cell>
          <table:table-cell office:value-type="float" office:value="-38.44231" calcext:value-type="float">
            <text:p>-38.44231</text:p>
          </table:table-cell>
          <table:table-cell office:value-type="float" office:value="0.2427054" calcext:value-type="float">
            <text:p>0.2427054</text:p>
          </table:table-cell>
          <table:table-cell office:value-type="float" office:value="0.5322051" calcext:value-type="float">
            <text:p>0.532205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42314" calcext:value-type="float">
            <text:p>0.1342314</text:p>
          </table:table-cell>
          <table:table-cell office:value-type="float" office:value="-0.227889" calcext:value-type="float">
            <text:p>-0.227889</text:p>
          </table:table-cell>
          <table:table-cell office:value-type="float" office:value="0.002610073" calcext:value-type="float">
            <text:p>0.002610073</text:p>
          </table:table-cell>
          <table:table-cell office:value-type="float" office:value="0.005943726" calcext:value-type="float">
            <text:p>0.005943726</text:p>
          </table:table-cell>
          <table:table-cell office:value-type="float" office:value="16.92427" calcext:value-type="float">
            <text:p>16.92427</text:p>
          </table:table-cell>
          <table:table-cell office:value-type="float" office:value="0.08302707" calcext:value-type="float">
            <text:p>0.08302707</text:p>
          </table:table-cell>
          <table:table-cell office:value-type="float" office:value="0.02898693" calcext:value-type="float">
            <text:p>0.02898693</text:p>
          </table:table-cell>
          <table:table-cell office:value-type="float" office:value="0.02726328" calcext:value-type="float">
            <text:p>0.02726328</text:p>
          </table:table-cell>
          <table:table-cell office:value-type="float" office:value="0.02123251" calcext:value-type="float">
            <text:p>0.02123251</text:p>
          </table:table-cell>
          <table:table-cell office:value-type="float" office:value="0.0218792" calcext:value-type="float">
            <text:p>0.0218792</text:p>
          </table:table-cell>
          <table:table-cell office:value-type="float" office:value="0.00820352" calcext:value-type="float">
            <text:p>0.00820352</text:p>
          </table:table-cell>
          <table:table-cell office:value-type="float" office:value="0.005764801" calcext:value-type="float">
            <text:p>0.005764801</text:p>
          </table:table-cell>
          <table:table-cell office:value-type="float" office:value="0.01742539" calcext:value-type="float">
            <text:p>0.01742539</text:p>
          </table:table-cell>
          <table:table-cell office:value-type="float" office:value="0.01694165" calcext:value-type="float">
            <text:p>0.01694165</text:p>
          </table:table-cell>
          <table:table-cell office:value-type="float" office:value="0.01689727" calcext:value-type="float">
            <text:p>0.01689727</text:p>
          </table:table-cell>
          <table:table-cell office:value-type="float" office:value="0.02051626" calcext:value-type="float">
            <text:p>0.02051626</text:p>
          </table:table-cell>
          <table:table-cell office:value-type="float" office:value="0.02319309" calcext:value-type="float">
            <text:p>0.02319309</text:p>
          </table:table-cell>
          <table:table-cell office:value-type="float" office:value="0.005149272" calcext:value-type="float">
            <text:p>0.005149272</text:p>
          </table:table-cell>
          <table:table-cell office:value-type="float" office:value="0.005325546" calcext:value-type="float">
            <text:p>0.005325546</text:p>
          </table:table-cell>
          <table:table-cell office:value-type="float" office:value="0" calcext:value-type="float">
            <text:p>0</text:p>
          </table:table-cell>
          <table:table-cell office:value-type="float" office:value="0.2559262" calcext:value-type="float">
            <text:p>0.2559262</text:p>
          </table:table-cell>
          <table:table-cell office:value-type="float" office:value="0.01610427" calcext:value-type="float">
            <text:p>0.01610427</text:p>
          </table:table-cell>
          <table:table-cell office:value-type="float" office:value="0.01114688" calcext:value-type="float">
            <text:p>0.01114688</text:p>
          </table:table-cell>
          <table:table-cell office:value-type="float" office:value="0.01091005" calcext:value-type="float">
            <text:p>0.01091005</text:p>
          </table:table-cell>
          <table:table-cell office:value-type="float" office:value="0.009928378" calcext:value-type="float">
            <text:p>0.009928378</text:p>
          </table:table-cell>
          <table:table-cell office:value-type="float" office:value="0.008323936" calcext:value-type="float">
            <text:p>0.008323936</text:p>
          </table:table-cell>
          <table:table-cell office:value-type="float" office:value="0.009906615" calcext:value-type="float">
            <text:p>0.009906615</text:p>
          </table:table-cell>
          <table:table-cell office:value-type="float" office:value="0.01542183" calcext:value-type="float">
            <text:p>0.01542183</text:p>
          </table:table-cell>
          <table:table-cell office:value-type="float" office:value="0.1277833" calcext:value-type="float">
            <text:p>0.1277833</text:p>
          </table:table-cell>
          <table:table-cell office:value-type="float" office:value="0.0275285" calcext:value-type="float">
            <text:p>0.0275285</text:p>
          </table:table-cell>
          <table:table-cell office:value-type="float" office:value="0.0278212" calcext:value-type="float">
            <text:p>0.0278212</text:p>
          </table:table-cell>
          <table:table-cell office:value-type="float" office:value="0.08842883" calcext:value-type="float">
            <text:p>0.08842883</text:p>
          </table:table-cell>
          <table:table-cell office:value-type="float" office:value="0.3089583" calcext:value-type="float">
            <text:p>0.3089583</text:p>
          </table:table-cell>
          <table:table-cell office:value-type="float" office:value="0.3481158" calcext:value-type="float">
            <text:p>0.3481158</text:p>
          </table:table-cell>
          <table:table-cell office:value-type="float" office:value="0" calcext:value-type="float">
            <text:p>0</text:p>
          </table:table-cell>
          <table:table-cell office:value-type="float" office:value="1190.68" calcext:value-type="float">
            <text:p>119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7389" calcext:value-type="float">
            <text:p>12.97389</text:p>
          </table:table-cell>
          <table:table-cell office:value-type="float" office:value="0" calcext:value-type="float">
            <text:p>0</text:p>
          </table:table-cell>
          <table:table-cell office:value-type="float" office:value="-0.6374695" calcext:value-type="float">
            <text:p>-0.63746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18.36749" calcext:value-type="float">
            <text:p>18.36749</text:p>
          </table:table-cell>
          <table:table-cell office:value-type="float" office:value="1098.724" calcext:value-type="float">
            <text:p>1098.724</text:p>
          </table:table-cell>
          <table:table-cell office:value-type="float" office:value="0" calcext:value-type="float">
            <text:p>0</text:p>
          </table:table-cell>
          <table:table-cell office:value-type="float" office:value="-38.45178" calcext:value-type="float">
            <text:p>-38.45178</text:p>
          </table:table-cell>
          <table:table-cell office:value-type="float" office:value="0.2599203" calcext:value-type="float">
            <text:p>0.2599203</text:p>
          </table:table-cell>
          <table:table-cell office:value-type="float" office:value="0.5312445" calcext:value-type="float">
            <text:p>0.531244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42314" calcext:value-type="float">
            <text:p>0.1342314</text:p>
          </table:table-cell>
          <table:table-cell office:value-type="float" office:value="-0.2278905" calcext:value-type="float">
            <text:p>-0.2278905</text:p>
          </table:table-cell>
          <table:table-cell office:value-type="float" office:value="0.002636864" calcext:value-type="float">
            <text:p>0.002636864</text:p>
          </table:table-cell>
          <table:table-cell office:value-type="float" office:value="0.005946156" calcext:value-type="float">
            <text:p>0.005946156</text:p>
          </table:table-cell>
          <table:table-cell office:value-type="float" office:value="16.88656" calcext:value-type="float">
            <text:p>16.88656</text:p>
          </table:table-cell>
          <table:table-cell office:value-type="float" office:value="0.08383071" calcext:value-type="float">
            <text:p>0.08383071</text:p>
          </table:table-cell>
          <table:table-cell office:value-type="float" office:value="0.02845328" calcext:value-type="float">
            <text:p>0.02845328</text:p>
          </table:table-cell>
          <table:table-cell office:value-type="float" office:value="0.02666341" calcext:value-type="float">
            <text:p>0.02666341</text:p>
          </table:table-cell>
          <table:table-cell office:value-type="float" office:value="0.02081304" calcext:value-type="float">
            <text:p>0.02081304</text:p>
          </table:table-cell>
          <table:table-cell office:value-type="float" office:value="0.02146881" calcext:value-type="float">
            <text:p>0.02146881</text:p>
          </table:table-cell>
          <table:table-cell office:value-type="float" office:value="0.008131986" calcext:value-type="float">
            <text:p>0.008131986</text:p>
          </table:table-cell>
          <table:table-cell office:value-type="float" office:value="0.00573921" calcext:value-type="float">
            <text:p>0.00573921</text:p>
          </table:table-cell>
          <table:table-cell office:value-type="float" office:value="0.01744739" calcext:value-type="float">
            <text:p>0.01744739</text:p>
          </table:table-cell>
          <table:table-cell office:value-type="float" office:value="0.01696296" calcext:value-type="float">
            <text:p>0.01696296</text:p>
          </table:table-cell>
          <table:table-cell office:value-type="float" office:value="0.0168968" calcext:value-type="float">
            <text:p>0.0168968</text:p>
          </table:table-cell>
          <table:table-cell office:value-type="float" office:value="0.02055728" calcext:value-type="float">
            <text:p>0.02055728</text:p>
          </table:table-cell>
          <table:table-cell office:value-type="float" office:value="0.02346457" calcext:value-type="float">
            <text:p>0.02346457</text:p>
          </table:table-cell>
          <table:table-cell office:value-type="float" office:value="0.005145652" calcext:value-type="float">
            <text:p>0.005145652</text:p>
          </table:table-cell>
          <table:table-cell office:value-type="float" office:value="0.005322875" calcext:value-type="float">
            <text:p>0.005322875</text:p>
          </table:table-cell>
          <table:table-cell office:value-type="float" office:value="0" calcext:value-type="float">
            <text:p>0</text:p>
          </table:table-cell>
          <table:table-cell office:value-type="float" office:value="0.2566155" calcext:value-type="float">
            <text:p>0.2566155</text:p>
          </table:table-cell>
          <table:table-cell office:value-type="float" office:value="0.01653844" calcext:value-type="float">
            <text:p>0.01653844</text:p>
          </table:table-cell>
          <table:table-cell office:value-type="float" office:value="0.01108295" calcext:value-type="float">
            <text:p>0.01108295</text:p>
          </table:table-cell>
          <table:table-cell office:value-type="float" office:value="0.01090712" calcext:value-type="float">
            <text:p>0.01090712</text:p>
          </table:table-cell>
          <table:table-cell office:value-type="float" office:value="0.009893607" calcext:value-type="float">
            <text:p>0.009893607</text:p>
          </table:table-cell>
          <table:table-cell office:value-type="float" office:value="0.008607287" calcext:value-type="float">
            <text:p>0.008607287</text:p>
          </table:table-cell>
          <table:table-cell office:value-type="float" office:value="0.009877631" calcext:value-type="float">
            <text:p>0.009877631</text:p>
          </table:table-cell>
          <table:table-cell office:value-type="float" office:value="0.01542894" calcext:value-type="float">
            <text:p>0.01542894</text:p>
          </table:table-cell>
          <table:table-cell office:value-type="float" office:value="0.1277779" calcext:value-type="float">
            <text:p>0.1277779</text:p>
          </table:table-cell>
          <table:table-cell office:value-type="float" office:value="0.02755349" calcext:value-type="float">
            <text:p>0.02755349</text:p>
          </table:table-cell>
          <table:table-cell office:value-type="float" office:value="0.02800551" calcext:value-type="float">
            <text:p>0.02800551</text:p>
          </table:table-cell>
          <table:table-cell office:value-type="float" office:value="0.08990667" calcext:value-type="float">
            <text:p>0.08990667</text:p>
          </table:table-cell>
          <table:table-cell office:value-type="float" office:value="0.3084886" calcext:value-type="float">
            <text:p>0.3084886</text:p>
          </table:table-cell>
          <table:table-cell office:value-type="float" office:value="0.3481204" calcext:value-type="float">
            <text:p>0.3481204</text:p>
          </table:table-cell>
          <table:table-cell office:value-type="float" office:value="0" calcext:value-type="float">
            <text:p>0</text:p>
          </table:table-cell>
          <table:table-cell office:value-type="float" office:value="1304.689" calcext:value-type="float">
            <text:p>1304.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2292" calcext:value-type="float">
            <text:p>13.02292</text:p>
          </table:table-cell>
          <table:table-cell office:value-type="float" office:value="0" calcext:value-type="float">
            <text:p>0</text:p>
          </table:table-cell>
          <table:table-cell office:value-type="float" office:value="-0.6375598" calcext:value-type="float">
            <text:p>-0.637559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18.36077" calcext:value-type="float">
            <text:p>18.36077</text:p>
          </table:table-cell>
          <table:table-cell office:value-type="float" office:value="1098.71" calcext:value-type="float">
            <text:p>1098.71</text:p>
          </table:table-cell>
          <table:table-cell office:value-type="float" office:value="0" calcext:value-type="float">
            <text:p>0</text:p>
          </table:table-cell>
          <table:table-cell office:value-type="float" office:value="-38.46056" calcext:value-type="float">
            <text:p>-38.46056</text:p>
          </table:table-cell>
          <table:table-cell office:value-type="float" office:value="0.2687881" calcext:value-type="float">
            <text:p>0.2687881</text:p>
          </table:table-cell>
          <table:table-cell office:value-type="float" office:value="0.5302141" calcext:value-type="float">
            <text:p>0.530214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42314" calcext:value-type="float">
            <text:p>0.1342314</text:p>
          </table:table-cell>
          <table:table-cell office:value-type="float" office:value="-0.2279199" calcext:value-type="float">
            <text:p>-0.2279199</text:p>
          </table:table-cell>
          <table:table-cell office:value-type="float" office:value="0.002665267" calcext:value-type="float">
            <text:p>0.002665267</text:p>
          </table:table-cell>
          <table:table-cell office:value-type="float" office:value="0.00594857" calcext:value-type="float">
            <text:p>0.00594857</text:p>
          </table:table-cell>
          <table:table-cell office:value-type="float" office:value="16.86754" calcext:value-type="float">
            <text:p>16.86754</text:p>
          </table:table-cell>
          <table:table-cell office:value-type="float" office:value="0.07494039" calcext:value-type="float">
            <text:p>0.07494039</text:p>
          </table:table-cell>
          <table:table-cell office:value-type="float" office:value="0.02645036" calcext:value-type="float">
            <text:p>0.02645036</text:p>
          </table:table-cell>
          <table:table-cell office:value-type="float" office:value="0.02532331" calcext:value-type="float">
            <text:p>0.02532331</text:p>
          </table:table-cell>
          <table:table-cell office:value-type="float" office:value="0.02011244" calcext:value-type="float">
            <text:p>0.02011244</text:p>
          </table:table-cell>
          <table:table-cell office:value-type="float" office:value="0.02089205" calcext:value-type="float">
            <text:p>0.02089205</text:p>
          </table:table-cell>
          <table:table-cell office:value-type="float" office:value="0.008053675" calcext:value-type="float">
            <text:p>0.008053675</text:p>
          </table:table-cell>
          <table:table-cell office:value-type="float" office:value="0.005715652" calcext:value-type="float">
            <text:p>0.005715652</text:p>
          </table:table-cell>
          <table:table-cell office:value-type="float" office:value="0.01746772" calcext:value-type="float">
            <text:p>0.01746772</text:p>
          </table:table-cell>
          <table:table-cell office:value-type="float" office:value="0.01698445" calcext:value-type="float">
            <text:p>0.01698445</text:p>
          </table:table-cell>
          <table:table-cell office:value-type="float" office:value="0.01689906" calcext:value-type="float">
            <text:p>0.01689906</text:p>
          </table:table-cell>
          <table:table-cell office:value-type="float" office:value="0.02059429" calcext:value-type="float">
            <text:p>0.02059429</text:p>
          </table:table-cell>
          <table:table-cell office:value-type="float" office:value="0.02373743" calcext:value-type="float">
            <text:p>0.02373743</text:p>
          </table:table-cell>
          <table:table-cell office:value-type="float" office:value="0.005142086" calcext:value-type="float">
            <text:p>0.005142086</text:p>
          </table:table-cell>
          <table:table-cell office:value-type="float" office:value="0.005320212" calcext:value-type="float">
            <text:p>0.005320212</text:p>
          </table:table-cell>
          <table:table-cell office:value-type="float" office:value="0" calcext:value-type="float">
            <text:p>0</text:p>
          </table:table-cell>
          <table:table-cell office:value-type="float" office:value="0.1791199" calcext:value-type="float">
            <text:p>0.1791199</text:p>
          </table:table-cell>
          <table:table-cell office:value-type="float" office:value="0.01614816" calcext:value-type="float">
            <text:p>0.01614816</text:p>
          </table:table-cell>
          <table:table-cell office:value-type="float" office:value="0.01108003" calcext:value-type="float">
            <text:p>0.01108003</text:p>
          </table:table-cell>
          <table:table-cell office:value-type="float" office:value="0.01089669" calcext:value-type="float">
            <text:p>0.01089669</text:p>
          </table:table-cell>
          <table:table-cell office:value-type="float" office:value="0.009845966" calcext:value-type="float">
            <text:p>0.009845966</text:p>
          </table:table-cell>
          <table:table-cell office:value-type="float" office:value="0.008859667" calcext:value-type="float">
            <text:p>0.008859667</text:p>
          </table:table-cell>
          <table:table-cell office:value-type="float" office:value="0.009852624" calcext:value-type="float">
            <text:p>0.009852624</text:p>
          </table:table-cell>
          <table:table-cell office:value-type="float" office:value="0.01543427" calcext:value-type="float">
            <text:p>0.01543427</text:p>
          </table:table-cell>
          <table:table-cell office:value-type="float" office:value="0.1277711" calcext:value-type="float">
            <text:p>0.1277711</text:p>
          </table:table-cell>
          <table:table-cell office:value-type="float" office:value="0.02757753" calcext:value-type="float">
            <text:p>0.02757753</text:p>
          </table:table-cell>
          <table:table-cell office:value-type="float" office:value="0.02817825" calcext:value-type="float">
            <text:p>0.02817825</text:p>
          </table:table-cell>
          <table:table-cell office:value-type="float" office:value="0.09137383" calcext:value-type="float">
            <text:p>0.09137383</text:p>
          </table:table-cell>
          <table:table-cell office:value-type="float" office:value="0.3080353" calcext:value-type="float">
            <text:p>0.3080353</text:p>
          </table:table-cell>
          <table:table-cell office:value-type="float" office:value="0.3481249" calcext:value-type="float">
            <text:p>0.3481249</text:p>
          </table:table-cell>
          <table:table-cell office:value-type="float" office:value="0" calcext:value-type="float">
            <text:p>0</text:p>
          </table:table-cell>
          <table:table-cell office:value-type="float" office:value="1365.969" calcext:value-type="float">
            <text:p>1365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6206" calcext:value-type="float">
            <text:p>13.06206</text:p>
          </table:table-cell>
          <table:table-cell office:value-type="float" office:value="0" calcext:value-type="float">
            <text:p>0</text:p>
          </table:table-cell>
          <table:table-cell office:value-type="float" office:value="-0.6376696" calcext:value-type="float">
            <text:p>-0.63766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18.35523" calcext:value-type="float">
            <text:p>18.35523</text:p>
          </table:table-cell>
          <table:table-cell office:value-type="float" office:value="1098.698" calcext:value-type="float">
            <text:p>1098.698</text:p>
          </table:table-cell>
          <table:table-cell office:value-type="float" office:value="0" calcext:value-type="float">
            <text:p>0</text:p>
          </table:table-cell>
          <table:table-cell office:value-type="float" office:value="-38.46588" calcext:value-type="float">
            <text:p>-38.46588</text:p>
          </table:table-cell>
          <table:table-cell office:value-type="float" office:value="0.2783518" calcext:value-type="float">
            <text:p>0.2783518</text:p>
          </table:table-cell>
          <table:table-cell office:value-type="float" office:value="0.5299739" calcext:value-type="float">
            <text:p>0.5299739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42314" calcext:value-type="float">
            <text:p>0.1342314</text:p>
          </table:table-cell>
          <table:table-cell office:value-type="float" office:value="-0.2279087" calcext:value-type="float">
            <text:p>-0.2279087</text:p>
          </table:table-cell>
          <table:table-cell office:value-type="float" office:value="0.002694545" calcext:value-type="float">
            <text:p>0.002694545</text:p>
          </table:table-cell>
          <table:table-cell office:value-type="float" office:value="0.005950984" calcext:value-type="float">
            <text:p>0.005950984</text:p>
          </table:table-cell>
          <table:table-cell office:value-type="float" office:value="16.84594" calcext:value-type="float">
            <text:p>16.84594</text:p>
          </table:table-cell>
          <table:table-cell office:value-type="float" office:value="0.06806337" calcext:value-type="float">
            <text:p>0.06806337</text:p>
          </table:table-cell>
          <table:table-cell office:value-type="float" office:value="0.02393527" calcext:value-type="float">
            <text:p>0.02393527</text:p>
          </table:table-cell>
          <table:table-cell office:value-type="float" office:value="0.02334033" calcext:value-type="float">
            <text:p>0.02334033</text:p>
          </table:table-cell>
          <table:table-cell office:value-type="float" office:value="0.01899651" calcext:value-type="float">
            <text:p>0.01899651</text:p>
          </table:table-cell>
          <table:table-cell office:value-type="float" office:value="0.01982794" calcext:value-type="float">
            <text:p>0.01982794</text:p>
          </table:table-cell>
          <table:table-cell office:value-type="float" office:value="0.007876195" calcext:value-type="float">
            <text:p>0.007876195</text:p>
          </table:table-cell>
          <table:table-cell office:value-type="float" office:value="0.005670065" calcext:value-type="float">
            <text:p>0.005670065</text:p>
          </table:table-cell>
          <table:table-cell office:value-type="float" office:value="0.01748587" calcext:value-type="float">
            <text:p>0.01748587</text:p>
          </table:table-cell>
          <table:table-cell office:value-type="float" office:value="0.01700594" calcext:value-type="float">
            <text:p>0.01700594</text:p>
          </table:table-cell>
          <table:table-cell office:value-type="float" office:value="0.01690344" calcext:value-type="float">
            <text:p>0.01690344</text:p>
          </table:table-cell>
          <table:table-cell office:value-type="float" office:value="0.02062744" calcext:value-type="float">
            <text:p>0.02062744</text:p>
          </table:table-cell>
          <table:table-cell office:value-type="float" office:value="0.02401072" calcext:value-type="float">
            <text:p>0.02401072</text:p>
          </table:table-cell>
          <table:table-cell office:value-type="float" office:value="0.005138562" calcext:value-type="float">
            <text:p>0.005138562</text:p>
          </table:table-cell>
          <table:table-cell office:value-type="float" office:value="0.005317554" calcext:value-type="float">
            <text:p>0.005317554</text:p>
          </table:table-cell>
          <table:table-cell office:value-type="float" office:value="0" calcext:value-type="float">
            <text:p>0</text:p>
          </table:table-cell>
          <table:table-cell office:value-type="float" office:value="0.1420738" calcext:value-type="float">
            <text:p>0.1420738</text:p>
          </table:table-cell>
          <table:table-cell office:value-type="float" office:value="0.0165523" calcext:value-type="float">
            <text:p>0.0165523</text:p>
          </table:table-cell>
          <table:table-cell office:value-type="float" office:value="0.01142014" calcext:value-type="float">
            <text:p>0.01142014</text:p>
          </table:table-cell>
          <table:table-cell office:value-type="float" office:value="0.011229" calcext:value-type="float">
            <text:p>0.011229</text:p>
          </table:table-cell>
          <table:table-cell office:value-type="float" office:value="0.009975256" calcext:value-type="float">
            <text:p>0.009975256</text:p>
          </table:table-cell>
          <table:table-cell office:value-type="float" office:value="0.009284841" calcext:value-type="float">
            <text:p>0.009284841</text:p>
          </table:table-cell>
          <table:table-cell office:value-type="float" office:value="0.009811974" calcext:value-type="float">
            <text:p>0.009811974</text:p>
          </table:table-cell>
          <table:table-cell office:value-type="float" office:value="0.01543317" calcext:value-type="float">
            <text:p>0.01543317</text:p>
          </table:table-cell>
          <table:table-cell office:value-type="float" office:value="0.1277616" calcext:value-type="float">
            <text:p>0.1277616</text:p>
          </table:table-cell>
          <table:table-cell office:value-type="float" office:value="0.02760055" calcext:value-type="float">
            <text:p>0.02760055</text:p>
          </table:table-cell>
          <table:table-cell office:value-type="float" office:value="0.02834054" calcext:value-type="float">
            <text:p>0.02834054</text:p>
          </table:table-cell>
          <table:table-cell office:value-type="float" office:value="0.09283219" calcext:value-type="float">
            <text:p>0.09283219</text:p>
          </table:table-cell>
          <table:table-cell office:value-type="float" office:value="0.3075967" calcext:value-type="float">
            <text:p>0.3075967</text:p>
          </table:table-cell>
          <table:table-cell office:value-type="float" office:value="0.3481294" calcext:value-type="float">
            <text:p>0.3481294</text:p>
          </table:table-cell>
          <table:table-cell office:value-type="float" office:value="0" calcext:value-type="float">
            <text:p>0</text:p>
          </table:table-cell>
          <table:table-cell office:value-type="float" office:value="1431.764" calcext:value-type="float">
            <text:p>1431.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9672" calcext:value-type="float">
            <text:p>13.09672</text:p>
          </table:table-cell>
          <table:table-cell office:value-type="float" office:value="0" calcext:value-type="float">
            <text:p>0</text:p>
          </table:table-cell>
          <table:table-cell office:value-type="float" office:value="-0.6377494" calcext:value-type="float">
            <text:p>-0.63774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18.35261" calcext:value-type="float">
            <text:p>18.35261</text:p>
          </table:table-cell>
          <table:table-cell office:value-type="float" office:value="1098.687" calcext:value-type="float">
            <text:p>1098.687</text:p>
          </table:table-cell>
          <table:table-cell office:value-type="float" office:value="0" calcext:value-type="float">
            <text:p>0</text:p>
          </table:table-cell>
          <table:table-cell office:value-type="float" office:value="-38.47071" calcext:value-type="float">
            <text:p>-38.47071</text:p>
          </table:table-cell>
          <table:table-cell office:value-type="float" office:value="0.2848141" calcext:value-type="float">
            <text:p>0.2848141</text:p>
          </table:table-cell>
          <table:table-cell office:value-type="float" office:value="0.5302643" calcext:value-type="float">
            <text:p>0.5302643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39294" calcext:value-type="float">
            <text:p>0.1339294</text:p>
          </table:table-cell>
          <table:table-cell office:value-type="float" office:value="-0.2278856" calcext:value-type="float">
            <text:p>-0.2278856</text:p>
          </table:table-cell>
          <table:table-cell office:value-type="float" office:value="0.002723864" calcext:value-type="float">
            <text:p>0.002723864</text:p>
          </table:table-cell>
          <table:table-cell office:value-type="float" office:value="0.005953398" calcext:value-type="float">
            <text:p>0.005953398</text:p>
          </table:table-cell>
          <table:table-cell office:value-type="float" office:value="16.83102" calcext:value-type="float">
            <text:p>16.83102</text:p>
          </table:table-cell>
          <table:table-cell office:value-type="float" office:value="0.05988267" calcext:value-type="float">
            <text:p>0.05988267</text:p>
          </table:table-cell>
          <table:table-cell office:value-type="float" office:value="0.02217354" calcext:value-type="float">
            <text:p>0.02217354</text:p>
          </table:table-cell>
          <table:table-cell office:value-type="float" office:value="0.02191164" calcext:value-type="float">
            <text:p>0.02191164</text:p>
          </table:table-cell>
          <table:table-cell office:value-type="float" office:value="0.01815009" calcext:value-type="float">
            <text:p>0.01815009</text:p>
          </table:table-cell>
          <table:table-cell office:value-type="float" office:value="0.0190156" calcext:value-type="float">
            <text:p>0.0190156</text:p>
          </table:table-cell>
          <table:table-cell office:value-type="float" office:value="0.007750968" calcext:value-type="float">
            <text:p>0.007750968</text:p>
          </table:table-cell>
          <table:table-cell office:value-type="float" office:value="0.005630365" calcext:value-type="float">
            <text:p>0.005630365</text:p>
          </table:table-cell>
          <table:table-cell office:value-type="float" office:value="0.01749994" calcext:value-type="float">
            <text:p>0.01749994</text:p>
          </table:table-cell>
          <table:table-cell office:value-type="float" office:value="0.01702688" calcext:value-type="float">
            <text:p>0.01702688</text:p>
          </table:table-cell>
          <table:table-cell office:value-type="float" office:value="0.01690938" calcext:value-type="float">
            <text:p>0.01690938</text:p>
          </table:table-cell>
          <table:table-cell office:value-type="float" office:value="0.02065693" calcext:value-type="float">
            <text:p>0.02065693</text:p>
          </table:table-cell>
          <table:table-cell office:value-type="float" office:value="0.02428362" calcext:value-type="float">
            <text:p>0.02428362</text:p>
          </table:table-cell>
          <table:table-cell office:value-type="float" office:value="0.005166999" calcext:value-type="float">
            <text:p>0.005166999</text:p>
          </table:table-cell>
          <table:table-cell office:value-type="float" office:value="0.00528266" calcext:value-type="float">
            <text:p>0.00528266</text:p>
          </table:table-cell>
          <table:table-cell office:value-type="float" office:value="0" calcext:value-type="float">
            <text:p>0</text:p>
          </table:table-cell>
          <table:table-cell office:value-type="float" office:value="0.08885606" calcext:value-type="float">
            <text:p>0.08885606</text:p>
          </table:table-cell>
          <table:table-cell office:value-type="float" office:value="0.01612547" calcext:value-type="float">
            <text:p>0.01612547</text:p>
          </table:table-cell>
          <table:table-cell office:value-type="float" office:value="0.01158343" calcext:value-type="float">
            <text:p>0.01158343</text:p>
          </table:table-cell>
          <table:table-cell office:value-type="float" office:value="0.01142429" calcext:value-type="float">
            <text:p>0.01142429</text:p>
          </table:table-cell>
          <table:table-cell office:value-type="float" office:value="0.01005809" calcext:value-type="float">
            <text:p>0.01005809</text:p>
          </table:table-cell>
          <table:table-cell office:value-type="float" office:value="0.009519709" calcext:value-type="float">
            <text:p>0.009519709</text:p>
          </table:table-cell>
          <table:table-cell office:value-type="float" office:value="0.009774823" calcext:value-type="float">
            <text:p>0.009774823</text:p>
          </table:table-cell>
          <table:table-cell office:value-type="float" office:value="0.01543081" calcext:value-type="float">
            <text:p>0.01543081</text:p>
          </table:table-cell>
          <table:table-cell office:value-type="float" office:value="0.1277482" calcext:value-type="float">
            <text:p>0.1277482</text:p>
          </table:table-cell>
          <table:table-cell office:value-type="float" office:value="0.02762261" calcext:value-type="float">
            <text:p>0.02762261</text:p>
          </table:table-cell>
          <table:table-cell office:value-type="float" office:value="0.02849391" calcext:value-type="float">
            <text:p>0.02849391</text:p>
          </table:table-cell>
          <table:table-cell office:value-type="float" office:value="0.09449214" calcext:value-type="float">
            <text:p>0.09449214</text:p>
          </table:table-cell>
          <table:table-cell office:value-type="float" office:value="0.3174321" calcext:value-type="float">
            <text:p>0.3174321</text:p>
          </table:table-cell>
          <table:table-cell office:value-type="float" office:value="0.3381687" calcext:value-type="float">
            <text:p>0.3381687</text:p>
          </table:table-cell>
          <table:table-cell office:value-type="float" office:value="0" calcext:value-type="float">
            <text:p>0</text:p>
          </table:table-cell>
          <table:table-cell office:value-type="float" office:value="1477.469" calcext:value-type="float">
            <text:p>1477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271" calcext:value-type="float">
            <text:p>13.1271</text:p>
          </table:table-cell>
          <table:table-cell office:value-type="float" office:value="0" calcext:value-type="float">
            <text:p>0</text:p>
          </table:table-cell>
          <table:table-cell office:value-type="float" office:value="-0.6378191" calcext:value-type="float">
            <text:p>-0.63781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18.3499" calcext:value-type="float">
            <text:p>18.3499</text:p>
          </table:table-cell>
          <table:table-cell office:value-type="float" office:value="1098.678" calcext:value-type="float">
            <text:p>1098.678</text:p>
          </table:table-cell>
          <table:table-cell office:value-type="float" office:value="0" calcext:value-type="float">
            <text:p>0</text:p>
          </table:table-cell>
          <table:table-cell office:value-type="float" office:value="-38.47413" calcext:value-type="float">
            <text:p>-38.47413</text:p>
          </table:table-cell>
          <table:table-cell office:value-type="float" office:value="0.2921017" calcext:value-type="float">
            <text:p>0.2921017</text:p>
          </table:table-cell>
          <table:table-cell office:value-type="float" office:value="0.5313522" calcext:value-type="float">
            <text:p>0.531352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30525" calcext:value-type="float">
            <text:p>0.1330525</text:p>
          </table:table-cell>
          <table:table-cell office:value-type="float" office:value="-0.227855" calcext:value-type="float">
            <text:p>-0.227855</text:p>
          </table:table-cell>
          <table:table-cell office:value-type="float" office:value="0.002753304" calcext:value-type="float">
            <text:p>0.002753304</text:p>
          </table:table-cell>
          <table:table-cell office:value-type="float" office:value="0.005955812" calcext:value-type="float">
            <text:p>0.005955812</text:p>
          </table:table-cell>
          <table:table-cell office:value-type="float" office:value="16.8142" calcext:value-type="float">
            <text:p>16.8142</text:p>
          </table:table-cell>
          <table:table-cell office:value-type="float" office:value="0.05567353" calcext:value-type="float">
            <text:p>0.05567353</text:p>
          </table:table-cell>
          <table:table-cell office:value-type="float" office:value="0.02104233" calcext:value-type="float">
            <text:p>0.02104233</text:p>
          </table:table-cell>
          <table:table-cell office:value-type="float" office:value="0.02077531" calcext:value-type="float">
            <text:p>0.02077531</text:p>
          </table:table-cell>
          <table:table-cell office:value-type="float" office:value="0.01735429" calcext:value-type="float">
            <text:p>0.01735429</text:p>
          </table:table-cell>
          <table:table-cell office:value-type="float" office:value="0.01818793" calcext:value-type="float">
            <text:p>0.01818793</text:p>
          </table:table-cell>
          <table:table-cell office:value-type="float" office:value="0.007625821" calcext:value-type="float">
            <text:p>0.007625821</text:p>
          </table:table-cell>
          <table:table-cell office:value-type="float" office:value="0.005586046" calcext:value-type="float">
            <text:p>0.005586046</text:p>
          </table:table-cell>
          <table:table-cell office:value-type="float" office:value="0.01751285" calcext:value-type="float">
            <text:p>0.01751285</text:p>
          </table:table-cell>
          <table:table-cell office:value-type="float" office:value="0.0170475" calcext:value-type="float">
            <text:p>0.0170475</text:p>
          </table:table-cell>
          <table:table-cell office:value-type="float" office:value="0.01691633" calcext:value-type="float">
            <text:p>0.01691633</text:p>
          </table:table-cell>
          <table:table-cell office:value-type="float" office:value="0.02068328" calcext:value-type="float">
            <text:p>0.02068328</text:p>
          </table:table-cell>
          <table:table-cell office:value-type="float" office:value="0.02455578" calcext:value-type="float">
            <text:p>0.02455578</text:p>
          </table:table-cell>
          <table:table-cell office:value-type="float" office:value="0.005156651" calcext:value-type="float">
            <text:p>0.005156651</text:p>
          </table:table-cell>
          <table:table-cell office:value-type="float" office:value="0.005286709" calcext:value-type="float">
            <text:p>0.005286709</text:p>
          </table:table-cell>
          <table:table-cell office:value-type="float" office:value="0" calcext:value-type="float">
            <text:p>0</text:p>
          </table:table-cell>
          <table:table-cell office:value-type="float" office:value="0.06676408" calcext:value-type="float">
            <text:p>0.06676408</text:p>
          </table:table-cell>
          <table:table-cell office:value-type="float" office:value="0.01569363" calcext:value-type="float">
            <text:p>0.01569363</text:p>
          </table:table-cell>
          <table:table-cell office:value-type="float" office:value="0.01189286" calcext:value-type="float">
            <text:p>0.01189286</text:p>
          </table:table-cell>
          <table:table-cell office:value-type="float" office:value="0.0117708" calcext:value-type="float">
            <text:p>0.0117708</text:p>
          </table:table-cell>
          <table:table-cell office:value-type="float" office:value="0.01020231" calcext:value-type="float">
            <text:p>0.01020231</text:p>
          </table:table-cell>
          <table:table-cell office:value-type="float" office:value="0.009624835" calcext:value-type="float">
            <text:p>0.009624835</text:p>
          </table:table-cell>
          <table:table-cell office:value-type="float" office:value="0.009730044" calcext:value-type="float">
            <text:p>0.009730044</text:p>
          </table:table-cell>
          <table:table-cell office:value-type="float" office:value="0.01542657" calcext:value-type="float">
            <text:p>0.01542657</text:p>
          </table:table-cell>
          <table:table-cell office:value-type="float" office:value="0.1277322" calcext:value-type="float">
            <text:p>0.1277322</text:p>
          </table:table-cell>
          <table:table-cell office:value-type="float" office:value="0.02764344" calcext:value-type="float">
            <text:p>0.02764344</text:p>
          </table:table-cell>
          <table:table-cell office:value-type="float" office:value="0.0286465" calcext:value-type="float">
            <text:p>0.0286465</text:p>
          </table:table-cell>
          <table:table-cell office:value-type="float" office:value="0.09642956" calcext:value-type="float">
            <text:p>0.09642956</text:p>
          </table:table-cell>
          <table:table-cell office:value-type="float" office:value="0.3143066" calcext:value-type="float">
            <text:p>0.3143066</text:p>
          </table:table-cell>
          <table:table-cell office:value-type="float" office:value="0.341924" calcext:value-type="float">
            <text:p>0.341924</text:p>
          </table:table-cell>
          <table:table-cell office:value-type="float" office:value="0" calcext:value-type="float">
            <text:p>0</text:p>
          </table:table-cell>
          <table:table-cell office:value-type="float" office:value="1527.809" calcext:value-type="float">
            <text:p>1527.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5608" calcext:value-type="float">
            <text:p>13.15608</text:p>
          </table:table-cell>
          <table:table-cell office:value-type="float" office:value="0" calcext:value-type="float">
            <text:p>0</text:p>
          </table:table-cell>
          <table:table-cell office:value-type="float" office:value="-0.6378794" calcext:value-type="float">
            <text:p>-0.637879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18.33083" calcext:value-type="float">
            <text:p>18.33083</text:p>
          </table:table-cell>
          <table:table-cell office:value-type="float" office:value="1098.668" calcext:value-type="float">
            <text:p>1098.668</text:p>
          </table:table-cell>
          <table:table-cell office:value-type="float" office:value="0" calcext:value-type="float">
            <text:p>0</text:p>
          </table:table-cell>
          <table:table-cell office:value-type="float" office:value="-38.48195" calcext:value-type="float">
            <text:p>-38.48195</text:p>
          </table:table-cell>
          <table:table-cell office:value-type="float" office:value="0.3100005" calcext:value-type="float">
            <text:p>0.3100005</text:p>
          </table:table-cell>
          <table:table-cell office:value-type="float" office:value="0.5325016" calcext:value-type="float">
            <text:p>0.532501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22241" calcext:value-type="float">
            <text:p>0.1322241</text:p>
          </table:table-cell>
          <table:table-cell office:value-type="float" office:value="-0.2278661" calcext:value-type="float">
            <text:p>-0.2278661</text:p>
          </table:table-cell>
          <table:table-cell office:value-type="float" office:value="0.002780448" calcext:value-type="float">
            <text:p>0.002780448</text:p>
          </table:table-cell>
          <table:table-cell office:value-type="float" office:value="0.005958201" calcext:value-type="float">
            <text:p>0.005958201</text:p>
          </table:table-cell>
          <table:table-cell office:value-type="float" office:value="16.77017" calcext:value-type="float">
            <text:p>16.77017</text:p>
          </table:table-cell>
          <table:table-cell office:value-type="float" office:value="0.07745732" calcext:value-type="float">
            <text:p>0.07745732</text:p>
          </table:table-cell>
          <table:table-cell office:value-type="float" office:value="0.02382488" calcext:value-type="float">
            <text:p>0.02382488</text:p>
          </table:table-cell>
          <table:table-cell office:value-type="float" office:value="0.02229868" calcext:value-type="float">
            <text:p>0.02229868</text:p>
          </table:table-cell>
          <table:table-cell office:value-type="float" office:value="0.01784553" calcext:value-type="float">
            <text:p>0.01784553</text:p>
          </table:table-cell>
          <table:table-cell office:value-type="float" office:value="0.01844392" calcext:value-type="float">
            <text:p>0.01844392</text:p>
          </table:table-cell>
          <table:table-cell office:value-type="float" office:value="0.007623265" calcext:value-type="float">
            <text:p>0.007623265</text:p>
          </table:table-cell>
          <table:table-cell office:value-type="float" office:value="0.005567897" calcext:value-type="float">
            <text:p>0.005567897</text:p>
          </table:table-cell>
          <table:table-cell office:value-type="float" office:value="0.01752222" calcext:value-type="float">
            <text:p>0.01752222</text:p>
          </table:table-cell>
          <table:table-cell office:value-type="float" office:value="0.01706794" calcext:value-type="float">
            <text:p>0.01706794</text:p>
          </table:table-cell>
          <table:table-cell office:value-type="float" office:value="0.01692404" calcext:value-type="float">
            <text:p>0.01692404</text:p>
          </table:table-cell>
          <table:table-cell office:value-type="float" office:value="0.02070661" calcext:value-type="float">
            <text:p>0.02070661</text:p>
          </table:table-cell>
          <table:table-cell office:value-type="float" office:value="0.02482592" calcext:value-type="float">
            <text:p>0.02482592</text:p>
          </table:table-cell>
          <table:table-cell office:value-type="float" office:value="0.00514695" calcext:value-type="float">
            <text:p>0.00514695</text:p>
          </table:table-cell>
          <table:table-cell office:value-type="float" office:value="0.005290181" calcext:value-type="float">
            <text:p>0.005290181</text:p>
          </table:table-cell>
          <table:table-cell office:value-type="float" office:value="0" calcext:value-type="float">
            <text:p>0</text:p>
          </table:table-cell>
          <table:table-cell office:value-type="float" office:value="0.05930311" calcext:value-type="float">
            <text:p>0.05930311</text:p>
          </table:table-cell>
          <table:table-cell office:value-type="float" office:value="0.01405925" calcext:value-type="float">
            <text:p>0.01405925</text:p>
          </table:table-cell>
          <table:table-cell office:value-type="float" office:value="0.01128048" calcext:value-type="float">
            <text:p>0.01128048</text:p>
          </table:table-cell>
          <table:table-cell office:value-type="float" office:value="0.01141188" calcext:value-type="float">
            <text:p>0.01141188</text:p>
          </table:table-cell>
          <table:table-cell office:value-type="float" office:value="0.01004332" calcext:value-type="float">
            <text:p>0.01004332</text:p>
          </table:table-cell>
          <table:table-cell office:value-type="float" office:value="0.009719986" calcext:value-type="float">
            <text:p>0.009719986</text:p>
          </table:table-cell>
          <table:table-cell office:value-type="float" office:value="0.009700993" calcext:value-type="float">
            <text:p>0.009700993</text:p>
          </table:table-cell>
          <table:table-cell office:value-type="float" office:value="0.01542521" calcext:value-type="float">
            <text:p>0.01542521</text:p>
          </table:table-cell>
          <table:table-cell office:value-type="float" office:value="0.1277146" calcext:value-type="float">
            <text:p>0.1277146</text:p>
          </table:table-cell>
          <table:table-cell office:value-type="float" office:value="0.02766305" calcext:value-type="float">
            <text:p>0.02766305</text:p>
          </table:table-cell>
          <table:table-cell office:value-type="float" office:value="0.02879549" calcext:value-type="float">
            <text:p>0.02879549</text:p>
          </table:table-cell>
          <table:table-cell office:value-type="float" office:value="0.09815858" calcext:value-type="float">
            <text:p>0.09815858</text:p>
          </table:table-cell>
          <table:table-cell office:value-type="float" office:value="0.3115479" calcext:value-type="float">
            <text:p>0.3115479</text:p>
          </table:table-cell>
          <table:table-cell office:value-type="float" office:value="0.3454334" calcext:value-type="float">
            <text:p>0.3454334</text:p>
          </table:table-cell>
          <table:table-cell office:value-type="float" office:value="0" calcext:value-type="float">
            <text:p>0</text:p>
          </table:table-cell>
          <table:table-cell office:value-type="float" office:value="1644.644" calcext:value-type="float">
            <text:p>1644.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0083" calcext:value-type="float">
            <text:p>13.20083</text:p>
          </table:table-cell>
          <table:table-cell office:value-type="float" office:value="0" calcext:value-type="float">
            <text:p>0</text:p>
          </table:table-cell>
          <table:table-cell office:value-type="float" office:value="-0.637976" calcext:value-type="float">
            <text:p>-0.6379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18.3234" calcext:value-type="float">
            <text:p>18.3234</text:p>
          </table:table-cell>
          <table:table-cell office:value-type="float" office:value="1098.656" calcext:value-type="float">
            <text:p>1098.656</text:p>
          </table:table-cell>
          <table:table-cell office:value-type="float" office:value="0" calcext:value-type="float">
            <text:p>0</text:p>
          </table:table-cell>
          <table:table-cell office:value-type="float" office:value="-38.48937" calcext:value-type="float">
            <text:p>-38.48937</text:p>
          </table:table-cell>
          <table:table-cell office:value-type="float" office:value="0.3188101" calcext:value-type="float">
            <text:p>0.3188101</text:p>
          </table:table-cell>
          <table:table-cell office:value-type="float" office:value="0.533326" calcext:value-type="float">
            <text:p>0.53332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16706" calcext:value-type="float">
            <text:p>0.1316706</text:p>
          </table:table-cell>
          <table:table-cell office:value-type="float" office:value="-0.227838" calcext:value-type="float">
            <text:p>-0.227838</text:p>
          </table:table-cell>
          <table:table-cell office:value-type="float" office:value="0.002809969" calcext:value-type="float">
            <text:p>0.002809969</text:p>
          </table:table-cell>
          <table:table-cell office:value-type="float" office:value="0.005960571" calcext:value-type="float">
            <text:p>0.005960571</text:p>
          </table:table-cell>
          <table:table-cell office:value-type="float" office:value="16.7493" calcext:value-type="float">
            <text:p>16.7493</text:p>
          </table:table-cell>
          <table:table-cell office:value-type="float" office:value="0.06961702" calcext:value-type="float">
            <text:p>0.06961702</text:p>
          </table:table-cell>
          <table:table-cell office:value-type="float" office:value="0.02373388" calcext:value-type="float">
            <text:p>0.02373388</text:p>
          </table:table-cell>
          <table:table-cell office:value-type="float" office:value="0.02248361" calcext:value-type="float">
            <text:p>0.02248361</text:p>
          </table:table-cell>
          <table:table-cell office:value-type="float" office:value="0.01802952" calcext:value-type="float">
            <text:p>0.01802952</text:p>
          </table:table-cell>
          <table:table-cell office:value-type="float" office:value="0.01867409" calcext:value-type="float">
            <text:p>0.01867409</text:p>
          </table:table-cell>
          <table:table-cell office:value-type="float" office:value="0.00766945" calcext:value-type="float">
            <text:p>0.00766945</text:p>
          </table:table-cell>
          <table:table-cell office:value-type="float" office:value="0.005570645" calcext:value-type="float">
            <text:p>0.005570645</text:p>
          </table:table-cell>
          <table:table-cell office:value-type="float" office:value="0.0175319" calcext:value-type="float">
            <text:p>0.0175319</text:p>
          </table:table-cell>
          <table:table-cell office:value-type="float" office:value="0.0170876" calcext:value-type="float">
            <text:p>0.0170876</text:p>
          </table:table-cell>
          <table:table-cell office:value-type="float" office:value="0.01693225" calcext:value-type="float">
            <text:p>0.01693225</text:p>
          </table:table-cell>
          <table:table-cell office:value-type="float" office:value="0.0207269" calcext:value-type="float">
            <text:p>0.0207269</text:p>
          </table:table-cell>
          <table:table-cell office:value-type="float" office:value="0.02509325" calcext:value-type="float">
            <text:p>0.02509325</text:p>
          </table:table-cell>
          <table:table-cell office:value-type="float" office:value="0.005139547" calcext:value-type="float">
            <text:p>0.005139547</text:p>
          </table:table-cell>
          <table:table-cell office:value-type="float" office:value="0.005291517" calcext:value-type="float">
            <text:p>0.005291517</text:p>
          </table:table-cell>
          <table:table-cell office:value-type="float" office:value="0" calcext:value-type="float">
            <text:p>0</text:p>
          </table:table-cell>
          <table:table-cell office:value-type="float" office:value="0.05719096" calcext:value-type="float">
            <text:p>0.05719096</text:p>
          </table:table-cell>
          <table:table-cell office:value-type="float" office:value="0.01358142" calcext:value-type="float">
            <text:p>0.01358142</text:p>
          </table:table-cell>
          <table:table-cell office:value-type="float" office:value="0.01082207" calcext:value-type="float">
            <text:p>0.01082207</text:p>
          </table:table-cell>
          <table:table-cell office:value-type="float" office:value="0.01088259" calcext:value-type="float">
            <text:p>0.01088259</text:p>
          </table:table-cell>
          <table:table-cell office:value-type="float" office:value="0.009732378" calcext:value-type="float">
            <text:p>0.009732378</text:p>
          </table:table-cell>
          <table:table-cell office:value-type="float" office:value="0.00982579" calcext:value-type="float">
            <text:p>0.00982579</text:p>
          </table:table-cell>
          <table:table-cell office:value-type="float" office:value="0.009686509" calcext:value-type="float">
            <text:p>0.009686509</text:p>
          </table:table-cell>
          <table:table-cell office:value-type="float" office:value="0.01542879" calcext:value-type="float">
            <text:p>0.01542879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02768267" calcext:value-type="float">
            <text:p>0.02768267</text:p>
          </table:table-cell>
          <table:table-cell office:value-type="float" office:value="0.02893681" calcext:value-type="float">
            <text:p>0.02893681</text:p>
          </table:table-cell>
          <table:table-cell office:value-type="float" office:value="0.09973867" calcext:value-type="float">
            <text:p>0.09973867</text:p>
          </table:table-cell>
          <table:table-cell office:value-type="float" office:value="0.3096471" calcext:value-type="float">
            <text:p>0.3096471</text:p>
          </table:table-cell>
          <table:table-cell office:value-type="float" office:value="0.3477514" calcext:value-type="float">
            <text:p>0.3477514</text:p>
          </table:table-cell>
          <table:table-cell office:value-type="float" office:value="0" calcext:value-type="float">
            <text:p>0</text:p>
          </table:table-cell>
          <table:table-cell office:value-type="float" office:value="1704.738" calcext:value-type="float">
            <text:p>1704.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3686" calcext:value-type="float">
            <text:p>13.23686</text:p>
          </table:table-cell>
          <table:table-cell office:value-type="float" office:value="0" calcext:value-type="float">
            <text:p>0</text:p>
          </table:table-cell>
          <table:table-cell office:value-type="float" office:value="-0.6380562" calcext:value-type="float">
            <text:p>-0.638056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18.31283" calcext:value-type="float">
            <text:p>18.31283</text:p>
          </table:table-cell>
          <table:table-cell office:value-type="float" office:value="1098.646" calcext:value-type="float">
            <text:p>1098.646</text:p>
          </table:table-cell>
          <table:table-cell office:value-type="float" office:value="0" calcext:value-type="float">
            <text:p>0</text:p>
          </table:table-cell>
          <table:table-cell office:value-type="float" office:value="-38.49681" calcext:value-type="float">
            <text:p>-38.49681</text:p>
          </table:table-cell>
          <table:table-cell office:value-type="float" office:value="0.3273564" calcext:value-type="float">
            <text:p>0.3273564</text:p>
          </table:table-cell>
          <table:table-cell office:value-type="float" office:value="0.5345936" calcext:value-type="float">
            <text:p>0.534593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16706" calcext:value-type="float">
            <text:p>0.1316706</text:p>
          </table:table-cell>
          <table:table-cell office:value-type="float" office:value="-0.2278078" calcext:value-type="float">
            <text:p>-0.2278078</text:p>
          </table:table-cell>
          <table:table-cell office:value-type="float" office:value="0.002838601" calcext:value-type="float">
            <text:p>0.002838601</text:p>
          </table:table-cell>
          <table:table-cell office:value-type="float" office:value="0.005962939" calcext:value-type="float">
            <text:p>0.005962939</text:p>
          </table:table-cell>
          <table:table-cell office:value-type="float" office:value="16.72708" calcext:value-type="float">
            <text:p>16.72708</text:p>
          </table:table-cell>
          <table:table-cell office:value-type="float" office:value="0.06872654" calcext:value-type="float">
            <text:p>0.06872654</text:p>
          </table:table-cell>
          <table:table-cell office:value-type="float" office:value="0.02411603" calcext:value-type="float">
            <text:p>0.02411603</text:p>
          </table:table-cell>
          <table:table-cell office:value-type="float" office:value="0.02269544" calcext:value-type="float">
            <text:p>0.02269544</text:p>
          </table:table-cell>
          <table:table-cell office:value-type="float" office:value="0.01811641" calcext:value-type="float">
            <text:p>0.01811641</text:p>
          </table:table-cell>
          <table:table-cell office:value-type="float" office:value="0.01875811" calcext:value-type="float">
            <text:p>0.01875811</text:p>
          </table:table-cell>
          <table:table-cell office:value-type="float" office:value="0.007683159" calcext:value-type="float">
            <text:p>0.007683159</text:p>
          </table:table-cell>
          <table:table-cell office:value-type="float" office:value="0.005564775" calcext:value-type="float">
            <text:p>0.005564775</text:p>
          </table:table-cell>
          <table:table-cell office:value-type="float" office:value="0.0175433" calcext:value-type="float">
            <text:p>0.0175433</text:p>
          </table:table-cell>
          <table:table-cell office:value-type="float" office:value="0.01710726" calcext:value-type="float">
            <text:p>0.01710726</text:p>
          </table:table-cell>
          <table:table-cell office:value-type="float" office:value="0.01694093" calcext:value-type="float">
            <text:p>0.01694093</text:p>
          </table:table-cell>
          <table:table-cell office:value-type="float" office:value="0.02074409" calcext:value-type="float">
            <text:p>0.02074409</text:p>
          </table:table-cell>
          <table:table-cell office:value-type="float" office:value="0.02535712" calcext:value-type="float">
            <text:p>0.02535712</text:p>
          </table:table-cell>
          <table:table-cell office:value-type="float" office:value="0.005136047" calcext:value-type="float">
            <text:p>0.005136047</text:p>
          </table:table-cell>
          <table:table-cell office:value-type="float" office:value="0.005289074" calcext:value-type="float">
            <text:p>0.005289074</text:p>
          </table:table-cell>
          <table:table-cell office:value-type="float" office:value="0" calcext:value-type="float">
            <text:p>0</text:p>
          </table:table-cell>
          <table:table-cell office:value-type="float" office:value="0.0473124" calcext:value-type="float">
            <text:p>0.0473124</text:p>
          </table:table-cell>
          <table:table-cell office:value-type="float" office:value="0.01323498" calcext:value-type="float">
            <text:p>0.01323498</text:p>
          </table:table-cell>
          <table:table-cell office:value-type="float" office:value="0.01072601" calcext:value-type="float">
            <text:p>0.01072601</text:p>
          </table:table-cell>
          <table:table-cell office:value-type="float" office:value="0.01073211" calcext:value-type="float">
            <text:p>0.01073211</text:p>
          </table:table-cell>
          <table:table-cell office:value-type="float" office:value="0.009637993" calcext:value-type="float">
            <text:p>0.009637993</text:p>
          </table:table-cell>
          <table:table-cell office:value-type="float" office:value="0.009883937" calcext:value-type="float">
            <text:p>0.009883937</text:p>
          </table:table-cell>
          <table:table-cell office:value-type="float" office:value="0.009670737" calcext:value-type="float">
            <text:p>0.009670737</text:p>
          </table:table-cell>
          <table:table-cell office:value-type="float" office:value="0.01542804" calcext:value-type="float">
            <text:p>0.01542804</text:p>
          </table:table-cell>
          <table:table-cell office:value-type="float" office:value="0.1276871" calcext:value-type="float">
            <text:p>0.1276871</text:p>
          </table:table-cell>
          <table:table-cell office:value-type="float" office:value="0.02770298" calcext:value-type="float">
            <text:p>0.02770298</text:p>
          </table:table-cell>
          <table:table-cell office:value-type="float" office:value="0.02906909" calcext:value-type="float">
            <text:p>0.02906909</text:p>
          </table:table-cell>
          <table:table-cell office:value-type="float" office:value="0.1012481" calcext:value-type="float">
            <text:p>0.1012481</text:p>
          </table:table-cell>
          <table:table-cell office:value-type="float" office:value="0.3091134" calcext:value-type="float">
            <text:p>0.3091134</text:p>
          </table:table-cell>
          <table:table-cell office:value-type="float" office:value="0.347802" calcext:value-type="float">
            <text:p>0.347802</text:p>
          </table:table-cell>
          <table:table-cell office:value-type="float" office:value="0" calcext:value-type="float">
            <text:p>0</text:p>
          </table:table-cell>
          <table:table-cell office:value-type="float" office:value="1764.786" calcext:value-type="float">
            <text:p>1764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7293" calcext:value-type="float">
            <text:p>13.27293</text:p>
          </table:table-cell>
          <table:table-cell office:value-type="float" office:value="0" calcext:value-type="float">
            <text:p>0</text:p>
          </table:table-cell>
          <table:table-cell office:value-type="float" office:value="-0.6381239" calcext:value-type="float">
            <text:p>-0.63812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18.29616" calcext:value-type="float">
            <text:p>18.29616</text:p>
          </table:table-cell>
          <table:table-cell office:value-type="float" office:value="1098.64" calcext:value-type="float">
            <text:p>1098.64</text:p>
          </table:table-cell>
          <table:table-cell office:value-type="float" office:value="0" calcext:value-type="float">
            <text:p>0</text:p>
          </table:table-cell>
          <table:table-cell office:value-type="float" office:value="-38.50548" calcext:value-type="float">
            <text:p>-38.50548</text:p>
          </table:table-cell>
          <table:table-cell office:value-type="float" office:value="0.3340911" calcext:value-type="float">
            <text:p>0.3340911</text:p>
          </table:table-cell>
          <table:table-cell office:value-type="float" office:value="0.5389267" calcext:value-type="float">
            <text:p>0.5389267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16706" calcext:value-type="float">
            <text:p>0.1316706</text:p>
          </table:table-cell>
          <table:table-cell office:value-type="float" office:value="-0.2277945" calcext:value-type="float">
            <text:p>-0.2277945</text:p>
          </table:table-cell>
          <table:table-cell office:value-type="float" office:value="0.002865719" calcext:value-type="float">
            <text:p>0.002865719</text:p>
          </table:table-cell>
          <table:table-cell office:value-type="float" office:value="0.005965309" calcext:value-type="float">
            <text:p>0.005965309</text:p>
          </table:table-cell>
          <table:table-cell office:value-type="float" office:value="16.7015" calcext:value-type="float">
            <text:p>16.7015</text:p>
          </table:table-cell>
          <table:table-cell office:value-type="float" office:value="0.06845898" calcext:value-type="float">
            <text:p>0.06845898</text:p>
          </table:table-cell>
          <table:table-cell office:value-type="float" office:value="0.02425363" calcext:value-type="float">
            <text:p>0.02425363</text:p>
          </table:table-cell>
          <table:table-cell office:value-type="float" office:value="0.02267364" calcext:value-type="float">
            <text:p>0.02267364</text:p>
          </table:table-cell>
          <table:table-cell office:value-type="float" office:value="0.01807178" calcext:value-type="float">
            <text:p>0.01807178</text:p>
          </table:table-cell>
          <table:table-cell office:value-type="float" office:value="0.018732" calcext:value-type="float">
            <text:p>0.018732</text:p>
          </table:table-cell>
          <table:table-cell office:value-type="float" office:value="0.007687063" calcext:value-type="float">
            <text:p>0.007687063</text:p>
          </table:table-cell>
          <table:table-cell office:value-type="float" office:value="0.005559722" calcext:value-type="float">
            <text:p>0.005559722</text:p>
          </table:table-cell>
          <table:table-cell office:value-type="float" office:value="0.01755495" calcext:value-type="float">
            <text:p>0.01755495</text:p>
          </table:table-cell>
          <table:table-cell office:value-type="float" office:value="0.01712703" calcext:value-type="float">
            <text:p>0.01712703</text:p>
          </table:table-cell>
          <table:table-cell office:value-type="float" office:value="0.01695013" calcext:value-type="float">
            <text:p>0.01695013</text:p>
          </table:table-cell>
          <table:table-cell office:value-type="float" office:value="0.02075846" calcext:value-type="float">
            <text:p>0.02075846</text:p>
          </table:table-cell>
          <table:table-cell office:value-type="float" office:value="0.02561703" calcext:value-type="float">
            <text:p>0.02561703</text:p>
          </table:table-cell>
          <table:table-cell office:value-type="float" office:value="0.005132734" calcext:value-type="float">
            <text:p>0.005132734</text:p>
          </table:table-cell>
          <table:table-cell office:value-type="float" office:value="0.005286498" calcext:value-type="float">
            <text:p>0.005286498</text:p>
          </table:table-cell>
          <table:table-cell office:value-type="float" office:value="0" calcext:value-type="float">
            <text:p>0</text:p>
          </table:table-cell>
          <table:table-cell office:value-type="float" office:value="0.09305051" calcext:value-type="float">
            <text:p>0.09305051</text:p>
          </table:table-cell>
          <table:table-cell office:value-type="float" office:value="0.01325314" calcext:value-type="float">
            <text:p>0.01325314</text:p>
          </table:table-cell>
          <table:table-cell office:value-type="float" office:value="0.01072551" calcext:value-type="float">
            <text:p>0.01072551</text:p>
          </table:table-cell>
          <table:table-cell office:value-type="float" office:value="0.01068162" calcext:value-type="float">
            <text:p>0.01068162</text:p>
          </table:table-cell>
          <table:table-cell office:value-type="float" office:value="0.009607863" calcext:value-type="float">
            <text:p>0.009607863</text:p>
          </table:table-cell>
          <table:table-cell office:value-type="float" office:value="0.009922914" calcext:value-type="float">
            <text:p>0.009922914</text:p>
          </table:table-cell>
          <table:table-cell office:value-type="float" office:value="0.009659872" calcext:value-type="float">
            <text:p>0.009659872</text:p>
          </table:table-cell>
          <table:table-cell office:value-type="float" office:value="0.01542783" calcext:value-type="float">
            <text:p>0.01542783</text:p>
          </table:table-cell>
          <table:table-cell office:value-type="float" office:value="0.1276737" calcext:value-type="float">
            <text:p>0.1276737</text:p>
          </table:table-cell>
          <table:table-cell office:value-type="float" office:value="0.02772427" calcext:value-type="float">
            <text:p>0.02772427</text:p>
          </table:table-cell>
          <table:table-cell office:value-type="float" office:value="0.02919278" calcext:value-type="float">
            <text:p>0.02919278</text:p>
          </table:table-cell>
          <table:table-cell office:value-type="float" office:value="0.1027267" calcext:value-type="float">
            <text:p>0.1027267</text:p>
          </table:table-cell>
          <table:table-cell office:value-type="float" office:value="0.3086577" calcext:value-type="float">
            <text:p>0.3086577</text:p>
          </table:table-cell>
          <table:table-cell office:value-type="float" office:value="0.3478065" calcext:value-type="float">
            <text:p>0.3478065</text:p>
          </table:table-cell>
          <table:table-cell office:value-type="float" office:value="0" calcext:value-type="float">
            <text:p>0</text:p>
          </table:table-cell>
          <table:table-cell office:value-type="float" office:value="1816.916" calcext:value-type="float">
            <text:p>1816.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1083" calcext:value-type="float">
            <text:p>13.31083</text:p>
          </table:table-cell>
          <table:table-cell office:value-type="float" office:value="0" calcext:value-type="float">
            <text:p>0</text:p>
          </table:table-cell>
          <table:table-cell office:value-type="float" office:value="-0.6381907" calcext:value-type="float">
            <text:p>-0.638190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18.27602" calcext:value-type="float">
            <text:p>18.27602</text:p>
          </table:table-cell>
          <table:table-cell office:value-type="float" office:value="1098.636" calcext:value-type="float">
            <text:p>1098.636</text:p>
          </table:table-cell>
          <table:table-cell office:value-type="float" office:value="0" calcext:value-type="float">
            <text:p>0</text:p>
          </table:table-cell>
          <table:table-cell office:value-type="float" office:value="-38.51833" calcext:value-type="float">
            <text:p>-38.51833</text:p>
          </table:table-cell>
          <table:table-cell office:value-type="float" office:value="0.3345534" calcext:value-type="float">
            <text:p>0.3345534</text:p>
          </table:table-cell>
          <table:table-cell office:value-type="float" office:value="0.5457667" calcext:value-type="float">
            <text:p>0.5457667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16706" calcext:value-type="float">
            <text:p>0.1316706</text:p>
          </table:table-cell>
          <table:table-cell office:value-type="float" office:value="-0.227831" calcext:value-type="float">
            <text:p>-0.227831</text:p>
          </table:table-cell>
          <table:table-cell office:value-type="float" office:value="0.002890709" calcext:value-type="float">
            <text:p>0.002890709</text:p>
          </table:table-cell>
          <table:table-cell office:value-type="float" office:value="0.005967678" calcext:value-type="float">
            <text:p>0.005967678</text:p>
          </table:table-cell>
          <table:table-cell office:value-type="float" office:value="16.68309" calcext:value-type="float">
            <text:p>16.68309</text:p>
          </table:table-cell>
          <table:table-cell office:value-type="float" office:value="0.06929585" calcext:value-type="float">
            <text:p>0.06929585</text:p>
          </table:table-cell>
          <table:table-cell office:value-type="float" office:value="0.02599325" calcext:value-type="float">
            <text:p>0.02599325</text:p>
          </table:table-cell>
          <table:table-cell office:value-type="float" office:value="0.02352764" calcext:value-type="float">
            <text:p>0.02352764</text:p>
          </table:table-cell>
          <table:table-cell office:value-type="float" office:value="0.01838029" calcext:value-type="float">
            <text:p>0.01838029</text:p>
          </table:table-cell>
          <table:table-cell office:value-type="float" office:value="0.01895645" calcext:value-type="float">
            <text:p>0.01895645</text:p>
          </table:table-cell>
          <table:table-cell office:value-type="float" office:value="0.007706782" calcext:value-type="float">
            <text:p>0.007706782</text:p>
          </table:table-cell>
          <table:table-cell office:value-type="float" office:value="0.005559773" calcext:value-type="float">
            <text:p>0.005559773</text:p>
          </table:table-cell>
          <table:table-cell office:value-type="float" office:value="0.01756755" calcext:value-type="float">
            <text:p>0.01756755</text:p>
          </table:table-cell>
          <table:table-cell office:value-type="float" office:value="0.01714726" calcext:value-type="float">
            <text:p>0.01714726</text:p>
          </table:table-cell>
          <table:table-cell office:value-type="float" office:value="0.01695993" calcext:value-type="float">
            <text:p>0.01695993</text:p>
          </table:table-cell>
          <table:table-cell office:value-type="float" office:value="0.02077171" calcext:value-type="float">
            <text:p>0.02077171</text:p>
          </table:table-cell>
          <table:table-cell office:value-type="float" office:value="0.02587255" calcext:value-type="float">
            <text:p>0.02587255</text:p>
          </table:table-cell>
          <table:table-cell office:value-type="float" office:value="0.005129461" calcext:value-type="float">
            <text:p>0.005129461</text:p>
          </table:table-cell>
          <table:table-cell office:value-type="float" office:value="0.005283941" calcext:value-type="float">
            <text:p>0.005283941</text:p>
          </table:table-cell>
          <table:table-cell office:value-type="float" office:value="0" calcext:value-type="float">
            <text:p>0</text:p>
          </table:table-cell>
          <table:table-cell office:value-type="float" office:value="0.1926266" calcext:value-type="float">
            <text:p>0.1926266</text:p>
          </table:table-cell>
          <table:table-cell office:value-type="float" office:value="0.01351436" calcext:value-type="float">
            <text:p>0.01351436</text:p>
          </table:table-cell>
          <table:table-cell office:value-type="float" office:value="0.01064259" calcext:value-type="float">
            <text:p>0.01064259</text:p>
          </table:table-cell>
          <table:table-cell office:value-type="float" office:value="0.01062221" calcext:value-type="float">
            <text:p>0.01062221</text:p>
          </table:table-cell>
          <table:table-cell office:value-type="float" office:value="0.00959237" calcext:value-type="float">
            <text:p>0.00959237</text:p>
          </table:table-cell>
          <table:table-cell office:value-type="float" office:value="0.00995693" calcext:value-type="float">
            <text:p>0.00995693</text:p>
          </table:table-cell>
          <table:table-cell office:value-type="float" office:value="0.009658592" calcext:value-type="float">
            <text:p>0.009658592</text:p>
          </table:table-cell>
          <table:table-cell office:value-type="float" office:value="0.01543005" calcext:value-type="float">
            <text:p>0.01543005</text:p>
          </table:table-cell>
          <table:table-cell office:value-type="float" office:value="0.1276608" calcext:value-type="float">
            <text:p>0.1276608</text:p>
          </table:table-cell>
          <table:table-cell office:value-type="float" office:value="0.02774682" calcext:value-type="float">
            <text:p>0.02774682</text:p>
          </table:table-cell>
          <table:table-cell office:value-type="float" office:value="0.02930805" calcext:value-type="float">
            <text:p>0.02930805</text:p>
          </table:table-cell>
          <table:table-cell office:value-type="float" office:value="0.1041927" calcext:value-type="float">
            <text:p>0.1041927</text:p>
          </table:table-cell>
          <table:table-cell office:value-type="float" office:value="0.3082163" calcext:value-type="float">
            <text:p>0.3082163</text:p>
          </table:table-cell>
          <table:table-cell office:value-type="float" office:value="0.3478098" calcext:value-type="float">
            <text:p>0.3478098</text:p>
          </table:table-cell>
          <table:table-cell office:value-type="float" office:value="0" calcext:value-type="float">
            <text:p>0</text:p>
          </table:table-cell>
          <table:table-cell office:value-type="float" office:value="1831.797" calcext:value-type="float">
            <text:p>1831.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4926" calcext:value-type="float">
            <text:p>13.34926</text:p>
          </table:table-cell>
          <table:table-cell office:value-type="float" office:value="0" calcext:value-type="float">
            <text:p>0</text:p>
          </table:table-cell>
          <table:table-cell office:value-type="float" office:value="-0.6382619" calcext:value-type="float">
            <text:p>-0.638261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18.24689" calcext:value-type="float">
            <text:p>18.24689</text:p>
          </table:table-cell>
          <table:table-cell office:value-type="float" office:value="1098.63" calcext:value-type="float">
            <text:p>1098.63</text:p>
          </table:table-cell>
          <table:table-cell office:value-type="float" office:value="0" calcext:value-type="float">
            <text:p>0</text:p>
          </table:table-cell>
          <table:table-cell office:value-type="float" office:value="-38.54376" calcext:value-type="float">
            <text:p>-38.54376</text:p>
          </table:table-cell>
          <table:table-cell office:value-type="float" office:value="0.33719" calcext:value-type="float">
            <text:p>0.33719</text:p>
          </table:table-cell>
          <table:table-cell office:value-type="float" office:value="0.5478045" calcext:value-type="float">
            <text:p>0.547804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16706" calcext:value-type="float">
            <text:p>0.1316706</text:p>
          </table:table-cell>
          <table:table-cell office:value-type="float" office:value="-0.2279981" calcext:value-type="float">
            <text:p>-0.2279981</text:p>
          </table:table-cell>
          <table:table-cell office:value-type="float" office:value="0.002915347" calcext:value-type="float">
            <text:p>0.002915347</text:p>
          </table:table-cell>
          <table:table-cell office:value-type="float" office:value="0.00597001" calcext:value-type="float">
            <text:p>0.00597001</text:p>
          </table:table-cell>
          <table:table-cell office:value-type="float" office:value="16.67118" calcext:value-type="float">
            <text:p>16.67118</text:p>
          </table:table-cell>
          <table:table-cell office:value-type="float" office:value="0.09547254" calcext:value-type="float">
            <text:p>0.09547254</text:p>
          </table:table-cell>
          <table:table-cell office:value-type="float" office:value="0.03262943" calcext:value-type="float">
            <text:p>0.03262943</text:p>
          </table:table-cell>
          <table:table-cell office:value-type="float" office:value="0.02805252" calcext:value-type="float">
            <text:p>0.02805252</text:p>
          </table:table-cell>
          <table:table-cell office:value-type="float" office:value="0.02079934" calcext:value-type="float">
            <text:p>0.02079934</text:p>
          </table:table-cell>
          <table:table-cell office:value-type="float" office:value="0.02103643" calcext:value-type="float">
            <text:p>0.02103643</text:p>
          </table:table-cell>
          <table:table-cell office:value-type="float" office:value="0.007955285" calcext:value-type="float">
            <text:p>0.007955285</text:p>
          </table:table-cell>
          <table:table-cell office:value-type="float" office:value="0.005601623" calcext:value-type="float">
            <text:p>0.005601623</text:p>
          </table:table-cell>
          <table:table-cell office:value-type="float" office:value="0.01757923" calcext:value-type="float">
            <text:p>0.01757923</text:p>
          </table:table-cell>
          <table:table-cell office:value-type="float" office:value="0.01716741" calcext:value-type="float">
            <text:p>0.01716741</text:p>
          </table:table-cell>
          <table:table-cell office:value-type="float" office:value="0.01697028" calcext:value-type="float">
            <text:p>0.01697028</text:p>
          </table:table-cell>
          <table:table-cell office:value-type="float" office:value="0.02078484" calcext:value-type="float">
            <text:p>0.02078484</text:p>
          </table:table-cell>
          <table:table-cell office:value-type="float" office:value="0.0261233" calcext:value-type="float">
            <text:p>0.0261233</text:p>
          </table:table-cell>
          <table:table-cell office:value-type="float" office:value="0.00512622" calcext:value-type="float">
            <text:p>0.00512622</text:p>
          </table:table-cell>
          <table:table-cell office:value-type="float" office:value="0.005281406" calcext:value-type="float">
            <text:p>0.005281406</text:p>
          </table:table-cell>
          <table:table-cell office:value-type="float" office:value="0" calcext:value-type="float">
            <text:p>0</text:p>
          </table:table-cell>
          <table:table-cell office:value-type="float" office:value="0.2725813" calcext:value-type="float">
            <text:p>0.2725813</text:p>
          </table:table-cell>
          <table:table-cell office:value-type="float" office:value="0.01307571" calcext:value-type="float">
            <text:p>0.01307571</text:p>
          </table:table-cell>
          <table:table-cell office:value-type="float" office:value="0.009975222" calcext:value-type="float">
            <text:p>0.009975222</text:p>
          </table:table-cell>
          <table:table-cell office:value-type="float" office:value="0.009956384" calcext:value-type="float">
            <text:p>0.009956384</text:p>
          </table:table-cell>
          <table:table-cell office:value-type="float" office:value="0.009242194" calcext:value-type="float">
            <text:p>0.009242194</text:p>
          </table:table-cell>
          <table:table-cell office:value-type="float" office:value="0.009846407" calcext:value-type="float">
            <text:p>0.009846407</text:p>
          </table:table-cell>
          <table:table-cell office:value-type="float" office:value="0.009685896" calcext:value-type="float">
            <text:p>0.009685896</text:p>
          </table:table-cell>
          <table:table-cell office:value-type="float" office:value="0.01543988" calcext:value-type="float">
            <text:p>0.01543988</text:p>
          </table:table-cell>
          <table:table-cell office:value-type="float" office:value="0.1276496" calcext:value-type="float">
            <text:p>0.1276496</text:p>
          </table:table-cell>
          <table:table-cell office:value-type="float" office:value="0.02777084" calcext:value-type="float">
            <text:p>0.02777084</text:p>
          </table:table-cell>
          <table:table-cell office:value-type="float" office:value="0.02941551" calcext:value-type="float">
            <text:p>0.02941551</text:p>
          </table:table-cell>
          <table:table-cell office:value-type="float" office:value="0.1056472" calcext:value-type="float">
            <text:p>0.1056472</text:p>
          </table:table-cell>
          <table:table-cell office:value-type="float" office:value="0.307788" calcext:value-type="float">
            <text:p>0.307788</text:p>
          </table:table-cell>
          <table:table-cell office:value-type="float" office:value="0.3478118" calcext:value-type="float">
            <text:p>0.3478118</text:p>
          </table:table-cell>
          <table:table-cell office:value-type="float" office:value="0" calcext:value-type="float">
            <text:p>0</text:p>
          </table:table-cell>
          <table:table-cell office:value-type="float" office:value="1861.832" calcext:value-type="float">
            <text:p>1861.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0024" calcext:value-type="float">
            <text:p>13.40024</text:p>
          </table:table-cell>
          <table:table-cell office:value-type="float" office:value="0" calcext:value-type="float">
            <text:p>0</text:p>
          </table:table-cell>
          <table:table-cell office:value-type="float" office:value="-0.6383892" calcext:value-type="float">
            <text:p>-0.638389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18.22135" calcext:value-type="float">
            <text:p>18.22135</text:p>
          </table:table-cell>
          <table:table-cell office:value-type="float" office:value="1098.615" calcext:value-type="float">
            <text:p>1098.615</text:p>
          </table:table-cell>
          <table:table-cell office:value-type="float" office:value="0" calcext:value-type="float">
            <text:p>0</text:p>
          </table:table-cell>
          <table:table-cell office:value-type="float" office:value="-38.56222" calcext:value-type="float">
            <text:p>-38.56222</text:p>
          </table:table-cell>
          <table:table-cell office:value-type="float" office:value="0.3551078" calcext:value-type="float">
            <text:p>0.3551078</text:p>
          </table:table-cell>
          <table:table-cell office:value-type="float" office:value="0.5462431" calcext:value-type="float">
            <text:p>0.546243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16706" calcext:value-type="float">
            <text:p>0.1316706</text:p>
          </table:table-cell>
          <table:table-cell office:value-type="float" office:value="-0.2281708" calcext:value-type="float">
            <text:p>-0.2281708</text:p>
          </table:table-cell>
          <table:table-cell office:value-type="float" office:value="0.002943055" calcext:value-type="float">
            <text:p>0.002943055</text:p>
          </table:table-cell>
          <table:table-cell office:value-type="float" office:value="0.005972322" calcext:value-type="float">
            <text:p>0.005972322</text:p>
          </table:table-cell>
          <table:table-cell office:value-type="float" office:value="16.62271" calcext:value-type="float">
            <text:p>16.62271</text:p>
          </table:table-cell>
          <table:table-cell office:value-type="float" office:value="0.09744659" calcext:value-type="float">
            <text:p>0.09744659</text:p>
          </table:table-cell>
          <table:table-cell office:value-type="float" office:value="0.02963933" calcext:value-type="float">
            <text:p>0.02963933</text:p>
          </table:table-cell>
          <table:table-cell office:value-type="float" office:value="0.02691092" calcext:value-type="float">
            <text:p>0.02691092</text:p>
          </table:table-cell>
          <table:table-cell office:value-type="float" office:value="0.02071611" calcext:value-type="float">
            <text:p>0.02071611</text:p>
          </table:table-cell>
          <table:table-cell office:value-type="float" office:value="0.02131281" calcext:value-type="float">
            <text:p>0.02131281</text:p>
          </table:table-cell>
          <table:table-cell office:value-type="float" office:value="0.008060276" calcext:value-type="float">
            <text:p>0.008060276</text:p>
          </table:table-cell>
          <table:table-cell office:value-type="float" office:value="0.005626638" calcext:value-type="float">
            <text:p>0.005626638</text:p>
          </table:table-cell>
          <table:table-cell office:value-type="float" office:value="0.01759509" calcext:value-type="float">
            <text:p>0.01759509</text:p>
          </table:table-cell>
          <table:table-cell office:value-type="float" office:value="0.0171866" calcext:value-type="float">
            <text:p>0.0171866</text:p>
          </table:table-cell>
          <table:table-cell office:value-type="float" office:value="0.01698092" calcext:value-type="float">
            <text:p>0.01698092</text:p>
          </table:table-cell>
          <table:table-cell office:value-type="float" office:value="0.02079788" calcext:value-type="float">
            <text:p>0.02079788</text:p>
          </table:table-cell>
          <table:table-cell office:value-type="float" office:value="0.02636888" calcext:value-type="float">
            <text:p>0.02636888</text:p>
          </table:table-cell>
          <table:table-cell office:value-type="float" office:value="0.005123035" calcext:value-type="float">
            <text:p>0.005123035</text:p>
          </table:table-cell>
          <table:table-cell office:value-type="float" office:value="0.005278884" calcext:value-type="float">
            <text:p>0.005278884</text:p>
          </table:table-cell>
          <table:table-cell office:value-type="float" office:value="0" calcext:value-type="float">
            <text:p>0</text:p>
          </table:table-cell>
          <table:table-cell office:value-type="float" office:value="0.4850397" calcext:value-type="float">
            <text:p>0.4850397</text:p>
          </table:table-cell>
          <table:table-cell office:value-type="float" office:value="0.01585333" calcext:value-type="float">
            <text:p>0.01585333</text:p>
          </table:table-cell>
          <table:table-cell office:value-type="float" office:value="0.01001638" calcext:value-type="float">
            <text:p>0.01001638</text:p>
          </table:table-cell>
          <table:table-cell office:value-type="float" office:value="0.009793815" calcext:value-type="float">
            <text:p>0.009793815</text:p>
          </table:table-cell>
          <table:table-cell office:value-type="float" office:value="0.009086417" calcext:value-type="float">
            <text:p>0.009086417</text:p>
          </table:table-cell>
          <table:table-cell office:value-type="float" office:value="0.009543546" calcext:value-type="float">
            <text:p>0.009543546</text:p>
          </table:table-cell>
          <table:table-cell office:value-type="float" office:value="0.009698259" calcext:value-type="float">
            <text:p>0.009698259</text:p>
          </table:table-cell>
          <table:table-cell office:value-type="float" office:value="0.015448" calcext:value-type="float">
            <text:p>0.015448</text:p>
          </table:table-cell>
          <table:table-cell office:value-type="float" office:value="0.1276432" calcext:value-type="float">
            <text:p>0.1276432</text:p>
          </table:table-cell>
          <table:table-cell office:value-type="float" office:value="0.02779641" calcext:value-type="float">
            <text:p>0.02779641</text:p>
          </table:table-cell>
          <table:table-cell office:value-type="float" office:value="0.0295173" calcext:value-type="float">
            <text:p>0.0295173</text:p>
          </table:table-cell>
          <table:table-cell office:value-type="float" office:value="0.1070918" calcext:value-type="float">
            <text:p>0.1070918</text:p>
          </table:table-cell>
          <table:table-cell office:value-type="float" office:value="0.3073708" calcext:value-type="float">
            <text:p>0.3073708</text:p>
          </table:table-cell>
          <table:table-cell office:value-type="float" office:value="0.3478139" calcext:value-type="float">
            <text:p>0.3478139</text:p>
          </table:table-cell>
          <table:table-cell office:value-type="float" office:value="0" calcext:value-type="float">
            <text:p>0</text:p>
          </table:table-cell>
          <table:table-cell office:value-type="float" office:value="1987.699" calcext:value-type="float">
            <text:p>1987.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552" calcext:value-type="float">
            <text:p>13.4552</text:p>
          </table:table-cell>
          <table:table-cell office:value-type="float" office:value="0" calcext:value-type="float">
            <text:p>0</text:p>
          </table:table-cell>
          <table:table-cell office:value-type="float" office:value="-0.6385502" calcext:value-type="float">
            <text:p>-0.638550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18.18702" calcext:value-type="float">
            <text:p>18.18702</text:p>
          </table:table-cell>
          <table:table-cell office:value-type="float" office:value="1098.602" calcext:value-type="float">
            <text:p>1098.602</text:p>
          </table:table-cell>
          <table:table-cell office:value-type="float" office:value="0" calcext:value-type="float">
            <text:p>0</text:p>
          </table:table-cell>
          <table:table-cell office:value-type="float" office:value="-38.57902" calcext:value-type="float">
            <text:p>-38.57902</text:p>
          </table:table-cell>
          <table:table-cell office:value-type="float" office:value="0.3806282" calcext:value-type="float">
            <text:p>0.3806282</text:p>
          </table:table-cell>
          <table:table-cell office:value-type="float" office:value="0.5459325" calcext:value-type="float">
            <text:p>0.545932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16706" calcext:value-type="float">
            <text:p>0.1316706</text:p>
          </table:table-cell>
          <table:table-cell office:value-type="float" office:value="-0.2282139" calcext:value-type="float">
            <text:p>-0.2282139</text:p>
          </table:table-cell>
          <table:table-cell office:value-type="float" office:value="0.002969481" calcext:value-type="float">
            <text:p>0.002969481</text:p>
          </table:table-cell>
          <table:table-cell office:value-type="float" office:value="0.005974616" calcext:value-type="float">
            <text:p>0.005974616</text:p>
          </table:table-cell>
          <table:table-cell office:value-type="float" office:value="16.55218" calcext:value-type="float">
            <text:p>16.55218</text:p>
          </table:table-cell>
          <table:table-cell office:value-type="float" office:value="0.1331274" calcext:value-type="float">
            <text:p>0.1331274</text:p>
          </table:table-cell>
          <table:table-cell office:value-type="float" office:value="0.0313135" calcext:value-type="float">
            <text:p>0.0313135</text:p>
          </table:table-cell>
          <table:table-cell office:value-type="float" office:value="0.02767167" calcext:value-type="float">
            <text:p>0.02767167</text:p>
          </table:table-cell>
          <table:table-cell office:value-type="float" office:value="0.02091277" calcext:value-type="float">
            <text:p>0.02091277</text:p>
          </table:table-cell>
          <table:table-cell office:value-type="float" office:value="0.02140163" calcext:value-type="float">
            <text:p>0.02140163</text:p>
          </table:table-cell>
          <table:table-cell office:value-type="float" office:value="0.008034264" calcext:value-type="float">
            <text:p>0.008034264</text:p>
          </table:table-cell>
          <table:table-cell office:value-type="float" office:value="0.005616031" calcext:value-type="float">
            <text:p>0.005616031</text:p>
          </table:table-cell>
          <table:table-cell office:value-type="float" office:value="0.01761162" calcext:value-type="float">
            <text:p>0.01761162</text:p>
          </table:table-cell>
          <table:table-cell office:value-type="float" office:value="0.01720633" calcext:value-type="float">
            <text:p>0.01720633</text:p>
          </table:table-cell>
          <table:table-cell office:value-type="float" office:value="0.01699197" calcext:value-type="float">
            <text:p>0.01699197</text:p>
          </table:table-cell>
          <table:table-cell office:value-type="float" office:value="0.02081077" calcext:value-type="float">
            <text:p>0.02081077</text:p>
          </table:table-cell>
          <table:table-cell office:value-type="float" office:value="0.02660905" calcext:value-type="float">
            <text:p>0.02660905</text:p>
          </table:table-cell>
          <table:table-cell office:value-type="float" office:value="0.005119873" calcext:value-type="float">
            <text:p>0.005119873</text:p>
          </table:table-cell>
          <table:table-cell office:value-type="float" office:value="0.005276373" calcext:value-type="float">
            <text:p>0.005276373</text:p>
          </table:table-cell>
          <table:table-cell office:value-type="float" office:value="0" calcext:value-type="float">
            <text:p>0</text:p>
          </table:table-cell>
          <table:table-cell office:value-type="float" office:value="0.6340463" calcext:value-type="float">
            <text:p>0.6340463</text:p>
          </table:table-cell>
          <table:table-cell office:value-type="float" office:value="0.01817068" calcext:value-type="float">
            <text:p>0.01817068</text:p>
          </table:table-cell>
          <table:table-cell office:value-type="float" office:value="0.01012912" calcext:value-type="float">
            <text:p>0.01012912</text:p>
          </table:table-cell>
          <table:table-cell office:value-type="float" office:value="0.009922966" calcext:value-type="float">
            <text:p>0.009922966</text:p>
          </table:table-cell>
          <table:table-cell office:value-type="float" office:value="0.009160825" calcext:value-type="float">
            <text:p>0.009160825</text:p>
          </table:table-cell>
          <table:table-cell office:value-type="float" office:value="0.009730533" calcext:value-type="float">
            <text:p>0.009730533</text:p>
          </table:table-cell>
          <table:table-cell office:value-type="float" office:value="0.009684592" calcext:value-type="float">
            <text:p>0.009684592</text:p>
          </table:table-cell>
          <table:table-cell office:value-type="float" office:value="0.0154437" calcext:value-type="float">
            <text:p>0.0154437</text:p>
          </table:table-cell>
          <table:table-cell office:value-type="float" office:value="0.1276334" calcext:value-type="float">
            <text:p>0.1276334</text:p>
          </table:table-cell>
          <table:table-cell office:value-type="float" office:value="0.02782304" calcext:value-type="float">
            <text:p>0.02782304</text:p>
          </table:table-cell>
          <table:table-cell office:value-type="float" office:value="0.02961484" calcext:value-type="float">
            <text:p>0.02961484</text:p>
          </table:table-cell>
          <table:table-cell office:value-type="float" office:value="0.1085282" calcext:value-type="float">
            <text:p>0.1085282</text:p>
          </table:table-cell>
          <table:table-cell office:value-type="float" office:value="0.3069607" calcext:value-type="float">
            <text:p>0.3069607</text:p>
          </table:table-cell>
          <table:table-cell office:value-type="float" office:value="0.347816" calcext:value-type="float">
            <text:p>0.347816</text:p>
          </table:table-cell>
          <table:table-cell office:value-type="float" office:value="0" calcext:value-type="float">
            <text:p>0</text:p>
          </table:table-cell>
          <table:table-cell office:value-type="float" office:value="2161.194" calcext:value-type="float">
            <text:p>2161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1582" calcext:value-type="float">
            <text:p>13.51582</text:p>
          </table:table-cell>
          <table:table-cell office:value-type="float" office:value="0" calcext:value-type="float">
            <text:p>0</text:p>
          </table:table-cell>
          <table:table-cell office:value-type="float" office:value="-0.6386216" calcext:value-type="float">
            <text:p>-0.638621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37.69904" calcext:value-type="float">
            <text:p>37.69904</text:p>
          </table:table-cell>
          <table:table-cell office:value-type="float" office:value="1098.587" calcext:value-type="float">
            <text:p>1098.587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4194208" calcext:value-type="float">
            <text:p>0.4194208</text:p>
          </table:table-cell>
          <table:table-cell office:value-type="float" office:value="0.5573773" calcext:value-type="float">
            <text:p>0.5573773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16706" calcext:value-type="float">
            <text:p>0.1316706</text:p>
          </table:table-cell>
          <table:table-cell office:value-type="float" office:value="-0.2282603" calcext:value-type="float">
            <text:p>-0.2282603</text:p>
          </table:table-cell>
          <table:table-cell office:value-type="float" office:value="0.002995457" calcext:value-type="float">
            <text:p>0.002995457</text:p>
          </table:table-cell>
          <table:table-cell office:value-type="float" office:value="0.005975778" calcext:value-type="float">
            <text:p>0.005975778</text:p>
          </table:table-cell>
          <table:table-cell office:value-type="float" office:value="16.48783" calcext:value-type="float">
            <text:p>16.48783</text:p>
          </table:table-cell>
          <table:table-cell office:value-type="float" office:value="0.4305217" calcext:value-type="float">
            <text:p>0.4305217</text:p>
          </table:table-cell>
          <table:table-cell office:value-type="float" office:value="0.09193847" calcext:value-type="float">
            <text:p>0.09193847</text:p>
          </table:table-cell>
          <table:table-cell office:value-type="float" office:value="0.07694557" calcext:value-type="float">
            <text:p>0.07694557</text:p>
          </table:table-cell>
          <table:table-cell office:value-type="float" office:value="0.05304322" calcext:value-type="float">
            <text:p>0.05304322</text:p>
          </table:table-cell>
          <table:table-cell office:value-type="float" office:value="0.05791351" calcext:value-type="float">
            <text:p>0.05791351</text:p>
          </table:table-cell>
          <table:table-cell office:value-type="float" office:value="0.01422851" calcext:value-type="float">
            <text:p>0.01422851</text:p>
          </table:table-cell>
          <table:table-cell office:value-type="float" office:value="0.008961379" calcext:value-type="float">
            <text:p>0.008961379</text:p>
          </table:table-cell>
          <table:table-cell office:value-type="float" office:value="0.01889712" calcext:value-type="float">
            <text:p>0.01889712</text:p>
          </table:table-cell>
          <table:table-cell office:value-type="float" office:value="0.01784862" calcext:value-type="float">
            <text:p>0.01784862</text:p>
          </table:table-cell>
          <table:table-cell office:value-type="float" office:value="0.01728842" calcext:value-type="float">
            <text:p>0.01728842</text:p>
          </table:table-cell>
          <table:table-cell office:value-type="float" office:value="0.02085012" calcext:value-type="float">
            <text:p>0.02085012</text:p>
          </table:table-cell>
          <table:table-cell office:value-type="float" office:value="0.02760198" calcext:value-type="float">
            <text:p>0.02760198</text:p>
          </table:table-cell>
          <table:table-cell office:value-type="float" office:value="0.005116708" calcext:value-type="float">
            <text:p>0.005116708</text:p>
          </table:table-cell>
          <table:table-cell office:value-type="float" office:value="0.005272" calcext:value-type="float">
            <text:p>0.005272</text:p>
          </table:table-cell>
          <table:table-cell office:value-type="float" office:value="0" calcext:value-type="float">
            <text:p>0</text:p>
          </table:table-cell>
          <table:table-cell office:value-type="float" office:value="0.6216924" calcext:value-type="float">
            <text:p>0.6216924</text:p>
          </table:table-cell>
          <table:table-cell office:value-type="float" office:value="0.09428654" calcext:value-type="float">
            <text:p>0.09428654</text:p>
          </table:table-cell>
          <table:table-cell office:value-type="float" office:value="0.05282544" calcext:value-type="float">
            <text:p>0.05282544</text:p>
          </table:table-cell>
          <table:table-cell office:value-type="float" office:value="0.03566008" calcext:value-type="float">
            <text:p>0.03566008</text:p>
          </table:table-cell>
          <table:table-cell office:value-type="float" office:value="0.03574362" calcext:value-type="float">
            <text:p>0.03574362</text:p>
          </table:table-cell>
          <table:table-cell office:value-type="float" office:value="0.01371923" calcext:value-type="float">
            <text:p>0.01371923</text:p>
          </table:table-cell>
          <table:table-cell office:value-type="float" office:value="0.01213132" calcext:value-type="float">
            <text:p>0.01213132</text:p>
          </table:table-cell>
          <table:table-cell office:value-type="float" office:value="0.0184612" calcext:value-type="float">
            <text:p>0.0184612</text:p>
          </table:table-cell>
          <table:table-cell office:value-type="float" office:value="0.1299555" calcext:value-type="float">
            <text:p>0.1299555</text:p>
          </table:table-cell>
          <table:table-cell office:value-type="float" office:value="0.02924146" calcext:value-type="float">
            <text:p>0.02924146</text:p>
          </table:table-cell>
          <table:table-cell office:value-type="float" office:value="0.03047113" calcext:value-type="float">
            <text:p>0.03047113</text:p>
          </table:table-cell>
          <table:table-cell office:value-type="float" office:value="0.1102369" calcext:value-type="float">
            <text:p>0.1102369</text:p>
          </table:table-cell>
          <table:table-cell office:value-type="float" office:value="0.3065293" calcext:value-type="float">
            <text:p>0.3065293</text:p>
          </table:table-cell>
          <table:table-cell office:value-type="float" office:value="0.3477186" calcext:value-type="float">
            <text:p>0.3477186</text:p>
          </table:table-cell>
          <table:table-cell office:value-type="float" office:value="0" calcext:value-type="float">
            <text:p>0</text:p>
          </table:table-cell>
          <table:table-cell office:value-type="float" office:value="454.909" calcext:value-type="float">
            <text:p>454.909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3.58075" calcext:value-type="float">
            <text:p>13.58075</text:p>
          </table:table-cell>
          <table:table-cell office:value-type="float" office:value="0" calcext:value-type="float">
            <text:p>0</text:p>
          </table:table-cell>
          <table:table-cell office:value-type="float" office:value="-0.6386919" calcext:value-type="float">
            <text:p>-0.63869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37.6182" calcext:value-type="float">
            <text:p>37.6182</text:p>
          </table:table-cell>
          <table:table-cell office:value-type="float" office:value="1098.587" calcext:value-type="float">
            <text:p>1098.587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4415907" calcext:value-type="float">
            <text:p>0.4415907</text:p>
          </table:table-cell>
          <table:table-cell office:value-type="float" office:value="0.6138718" calcext:value-type="float">
            <text:p>0.613871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09685" calcext:value-type="float">
            <text:p>0.1309685</text:p>
          </table:table-cell>
          <table:table-cell office:value-type="float" office:value="-0.2285303" calcext:value-type="float">
            <text:p>-0.2285303</text:p>
          </table:table-cell>
          <table:table-cell office:value-type="float" office:value="0.003014704" calcext:value-type="float">
            <text:p>0.003014704</text:p>
          </table:table-cell>
          <table:table-cell office:value-type="float" office:value="0.005975778" calcext:value-type="float">
            <text:p>0.005975778</text:p>
          </table:table-cell>
          <table:table-cell office:value-type="float" office:value="16.5726" calcext:value-type="float">
            <text:p>16.5726</text:p>
          </table:table-cell>
          <table:table-cell office:value-type="float" office:value="0.456829" calcext:value-type="float">
            <text:p>0.456829</text:p>
          </table:table-cell>
          <table:table-cell office:value-type="float" office:value="0.1385417" calcext:value-type="float">
            <text:p>0.1385417</text:p>
          </table:table-cell>
          <table:table-cell office:value-type="float" office:value="0.1203623" calcext:value-type="float">
            <text:p>0.1203623</text:p>
          </table:table-cell>
          <table:table-cell office:value-type="float" office:value="0.08383133" calcext:value-type="float">
            <text:p>0.08383133</text:p>
          </table:table-cell>
          <table:table-cell office:value-type="float" office:value="0.09424476" calcext:value-type="float">
            <text:p>0.09424476</text:p>
          </table:table-cell>
          <table:table-cell office:value-type="float" office:value="0.02174542" calcext:value-type="float">
            <text:p>0.02174542</text:p>
          </table:table-cell>
          <table:table-cell office:value-type="float" office:value="0.01351668" calcext:value-type="float">
            <text:p>0.01351668</text:p>
          </table:table-cell>
          <table:table-cell office:value-type="float" office:value="0.02056573" calcext:value-type="float">
            <text:p>0.02056573</text:p>
          </table:table-cell>
          <table:table-cell office:value-type="float" office:value="0.01870769" calcext:value-type="float">
            <text:p>0.01870769</text:p>
          </table:table-cell>
          <table:table-cell office:value-type="float" office:value="0.01774252" calcext:value-type="float">
            <text:p>0.01774252</text:p>
          </table:table-cell>
          <table:table-cell office:value-type="float" office:value="0.02089591" calcext:value-type="float">
            <text:p>0.02089591</text:p>
          </table:table-cell>
          <table:table-cell office:value-type="float" office:value="0.02926867" calcext:value-type="float">
            <text:p>0.02926867</text:p>
          </table:table-cell>
          <table:table-cell office:value-type="float" office:value="0.005142689" calcext:value-type="float">
            <text:p>0.005142689</text:p>
          </table:table-cell>
          <table:table-cell office:value-type="float" office:value="0.005240727" calcext:value-type="float">
            <text:p>0.005240727</text:p>
          </table:table-cell>
          <table:table-cell office:value-type="float" office:value="0" calcext:value-type="float">
            <text:p>0</text:p>
          </table:table-cell>
          <table:table-cell office:value-type="float" office:value="1.275647" calcext:value-type="float">
            <text:p>1.275647</text:p>
          </table:table-cell>
          <table:table-cell office:value-type="float" office:value="0.2932219" calcext:value-type="float">
            <text:p>0.2932219</text:p>
          </table:table-cell>
          <table:table-cell office:value-type="float" office:value="0.1722926" calcext:value-type="float">
            <text:p>0.1722926</text:p>
          </table:table-cell>
          <table:table-cell office:value-type="float" office:value="0.1134198" calcext:value-type="float">
            <text:p>0.1134198</text:p>
          </table:table-cell>
          <table:table-cell office:value-type="float" office:value="0.1197066" calcext:value-type="float">
            <text:p>0.1197066</text:p>
          </table:table-cell>
          <table:table-cell office:value-type="float" office:value="0.02644287" calcext:value-type="float">
            <text:p>0.02644287</text:p>
          </table:table-cell>
          <table:table-cell office:value-type="float" office:value="0.01995968" calcext:value-type="float">
            <text:p>0.01995968</text:p>
          </table:table-cell>
          <table:table-cell office:value-type="float" office:value="0.02534962" calcext:value-type="float">
            <text:p>0.02534962</text:p>
          </table:table-cell>
          <table:table-cell office:value-type="float" office:value="0.1348401" calcext:value-type="float">
            <text:p>0.1348401</text:p>
          </table:table-cell>
          <table:table-cell office:value-type="float" office:value="0.03203648" calcext:value-type="float">
            <text:p>0.03203648</text:p>
          </table:table-cell>
          <table:table-cell office:value-type="float" office:value="0.03200357" calcext:value-type="float">
            <text:p>0.03200357</text:p>
          </table:table-cell>
          <table:table-cell office:value-type="float" office:value="0.1128213" calcext:value-type="float">
            <text:p>0.1128213</text:p>
          </table:table-cell>
          <table:table-cell office:value-type="float" office:value="0.3151778" calcext:value-type="float">
            <text:p>0.3151778</text:p>
          </table:table-cell>
          <table:table-cell office:value-type="float" office:value="0.3394485" calcext:value-type="float">
            <text:p>0.3394485</text:p>
          </table:table-cell>
          <table:table-cell office:value-type="float" office:value="0" calcext:value-type="float">
            <text:p>0</text:p>
          </table:table-cell>
          <table:table-cell office:value-type="float" office:value="471.7615" calcext:value-type="float">
            <text:p>471.7615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3.65682" calcext:value-type="float">
            <text:p>13.65682</text:p>
          </table:table-cell>
          <table:table-cell office:value-type="float" office:value="0" calcext:value-type="float">
            <text:p>0</text:p>
          </table:table-cell>
          <table:table-cell office:value-type="float" office:value="-0.6387625" calcext:value-type="float">
            <text:p>-0.63876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37.53523" calcext:value-type="float">
            <text:p>37.53523</text:p>
          </table:table-cell>
          <table:table-cell office:value-type="float" office:value="1098.59" calcext:value-type="float">
            <text:p>1098.59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4550045" calcext:value-type="float">
            <text:p>0.4550045</text:p>
          </table:table-cell>
          <table:table-cell office:value-type="float" office:value="0.6762002" calcext:value-type="float">
            <text:p>0.676200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03" calcext:value-type="float">
            <text:p>0.0016599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301144" calcext:value-type="float">
            <text:p>0.1301144</text:p>
          </table:table-cell>
          <table:table-cell office:value-type="float" office:value="-0.2288841" calcext:value-type="float">
            <text:p>-0.2288841</text:p>
          </table:table-cell>
          <table:table-cell office:value-type="float" office:value="0.003033332" calcext:value-type="float">
            <text:p>0.003033332</text:p>
          </table:table-cell>
          <table:table-cell office:value-type="float" office:value="0.005975778" calcext:value-type="float">
            <text:p>0.005975778</text:p>
          </table:table-cell>
          <table:table-cell office:value-type="float" office:value="16.65523" calcext:value-type="float">
            <text:p>16.65523</text:p>
          </table:table-cell>
          <table:table-cell office:value-type="float" office:value="0.3959275" calcext:value-type="float">
            <text:p>0.3959275</text:p>
          </table:table-cell>
          <table:table-cell office:value-type="float" office:value="0.166461" calcext:value-type="float">
            <text:p>0.166461</text:p>
          </table:table-cell>
          <table:table-cell office:value-type="float" office:value="0.1475925" calcext:value-type="float">
            <text:p>0.1475925</text:p>
          </table:table-cell>
          <table:table-cell office:value-type="float" office:value="0.1035662" calcext:value-type="float">
            <text:p>0.1035662</text:p>
          </table:table-cell>
          <table:table-cell office:value-type="float" office:value="0.1172883" calcext:value-type="float">
            <text:p>0.1172883</text:p>
          </table:table-cell>
          <table:table-cell office:value-type="float" office:value="0.02695571" calcext:value-type="float">
            <text:p>0.02695571</text:p>
          </table:table-cell>
          <table:table-cell office:value-type="float" office:value="0.01652015" calcext:value-type="float">
            <text:p>0.01652015</text:p>
          </table:table-cell>
          <table:table-cell office:value-type="float" office:value="0.02187988" calcext:value-type="float">
            <text:p>0.02187988</text:p>
          </table:table-cell>
          <table:table-cell office:value-type="float" office:value="0.01937455" calcext:value-type="float">
            <text:p>0.01937455</text:p>
          </table:table-cell>
          <table:table-cell office:value-type="float" office:value="0.0181013" calcext:value-type="float">
            <text:p>0.0181013</text:p>
          </table:table-cell>
          <table:table-cell office:value-type="float" office:value="0.02092328" calcext:value-type="float">
            <text:p>0.02092328</text:p>
          </table:table-cell>
          <table:table-cell office:value-type="float" office:value="0.03085252" calcext:value-type="float">
            <text:p>0.03085252</text:p>
          </table:table-cell>
          <table:table-cell office:value-type="float" office:value="0.005133394" calcext:value-type="float">
            <text:p>0.005133394</text:p>
          </table:table-cell>
          <table:table-cell office:value-type="float" office:value="0.005245206" calcext:value-type="float">
            <text:p>0.005245206</text:p>
          </table:table-cell>
          <table:table-cell office:value-type="float" office:value="0" calcext:value-type="float">
            <text:p>0</text:p>
          </table:table-cell>
          <table:table-cell office:value-type="float" office:value="1.828833" calcext:value-type="float">
            <text:p>1.828833</text:p>
          </table:table-cell>
          <table:table-cell office:value-type="float" office:value="0.5291899" calcext:value-type="float">
            <text:p>0.5291899</text:p>
          </table:table-cell>
          <table:table-cell office:value-type="float" office:value="0.3075272" calcext:value-type="float">
            <text:p>0.3075272</text:p>
          </table:table-cell>
          <table:table-cell office:value-type="float" office:value="0.2014917" calcext:value-type="float">
            <text:p>0.2014917</text:p>
          </table:table-cell>
          <table:table-cell office:value-type="float" office:value="0.2149805" calcext:value-type="float">
            <text:p>0.2149805</text:p>
          </table:table-cell>
          <table:table-cell office:value-type="float" office:value="0.04134263" calcext:value-type="float">
            <text:p>0.04134263</text:p>
          </table:table-cell>
          <table:table-cell office:value-type="float" office:value="0.02923178" calcext:value-type="float">
            <text:p>0.02923178</text:p>
          </table:table-cell>
          <table:table-cell office:value-type="float" office:value="0.03256483" calcext:value-type="float">
            <text:p>0.03256483</text:p>
          </table:table-cell>
          <table:table-cell office:value-type="float" office:value="0.1398814" calcext:value-type="float">
            <text:p>0.1398814</text:p>
          </table:table-cell>
          <table:table-cell office:value-type="float" office:value="0.03488583" calcext:value-type="float">
            <text:p>0.03488583</text:p>
          </table:table-cell>
          <table:table-cell office:value-type="float" office:value="0.03354145" calcext:value-type="float">
            <text:p>0.03354145</text:p>
          </table:table-cell>
          <table:table-cell office:value-type="float" office:value="0.1154605" calcext:value-type="float">
            <text:p>0.1154605</text:p>
          </table:table-cell>
          <table:table-cell office:value-type="float" office:value="0.3121394" calcext:value-type="float">
            <text:p>0.3121394</text:p>
          </table:table-cell>
          <table:table-cell office:value-type="float" office:value="0.3432128" calcext:value-type="float">
            <text:p>0.3432128</text:p>
          </table:table-cell>
          <table:table-cell office:value-type="float" office:value="0" calcext:value-type="float">
            <text:p>0</text:p>
          </table:table-cell>
          <table:table-cell office:value-type="float" office:value="482.7949" calcext:value-type="float">
            <text:p>482.7949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3.73239" calcext:value-type="float">
            <text:p>13.73239</text:p>
          </table:table-cell>
          <table:table-cell office:value-type="float" office:value="0" calcext:value-type="float">
            <text:p>0</text:p>
          </table:table-cell>
          <table:table-cell office:value-type="float" office:value="-0.6388311" calcext:value-type="float">
            <text:p>-0.63883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37.41201" calcext:value-type="float">
            <text:p>37.41201</text:p>
          </table:table-cell>
          <table:table-cell office:value-type="float" office:value="1098.615" calcext:value-type="float">
            <text:p>1098.615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4363756" calcext:value-type="float">
            <text:p>0.4363756</text:p>
          </table:table-cell>
          <table:table-cell office:value-type="float" office:value="0.7882343" calcext:value-type="float">
            <text:p>0.7882343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21" calcext:value-type="float">
            <text:p>0.00165992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93027" calcext:value-type="float">
            <text:p>0.1293027</text:p>
          </table:table-cell>
          <table:table-cell office:value-type="float" office:value="-0.2301118" calcext:value-type="float">
            <text:p>-0.2301118</text:p>
          </table:table-cell>
          <table:table-cell office:value-type="float" office:value="0.003045201" calcext:value-type="float">
            <text:p>0.003045201</text:p>
          </table:table-cell>
          <table:table-cell office:value-type="float" office:value="0.005975778" calcext:value-type="float">
            <text:p>0.005975778</text:p>
          </table:table-cell>
          <table:table-cell office:value-type="float" office:value="16.87893" calcext:value-type="float">
            <text:p>16.87893</text:p>
          </table:table-cell>
          <table:table-cell office:value-type="float" office:value="0.4810137" calcext:value-type="float">
            <text:p>0.4810137</text:p>
          </table:table-cell>
          <table:table-cell office:value-type="float" office:value="0.2126943" calcext:value-type="float">
            <text:p>0.2126943</text:p>
          </table:table-cell>
          <table:table-cell office:value-type="float" office:value="0.1593839" calcext:value-type="float">
            <text:p>0.1593839</text:p>
          </table:table-cell>
          <table:table-cell office:value-type="float" office:value="0.1145063" calcext:value-type="float">
            <text:p>0.1145063</text:p>
          </table:table-cell>
          <table:table-cell office:value-type="float" office:value="0.1302166" calcext:value-type="float">
            <text:p>0.1302166</text:p>
          </table:table-cell>
          <table:table-cell office:value-type="float" office:value="0.03059277" calcext:value-type="float">
            <text:p>0.03059277</text:p>
          </table:table-cell>
          <table:table-cell office:value-type="float" office:value="0.01854655" calcext:value-type="float">
            <text:p>0.01854655</text:p>
          </table:table-cell>
          <table:table-cell office:value-type="float" office:value="0.02300352" calcext:value-type="float">
            <text:p>0.02300352</text:p>
          </table:table-cell>
          <table:table-cell office:value-type="float" office:value="0.01993706" calcext:value-type="float">
            <text:p>0.01993706</text:p>
          </table:table-cell>
          <table:table-cell office:value-type="float" office:value="0.01839705" calcext:value-type="float">
            <text:p>0.01839705</text:p>
          </table:table-cell>
          <table:table-cell office:value-type="float" office:value="0.02093404" calcext:value-type="float">
            <text:p>0.02093404</text:p>
          </table:table-cell>
          <table:table-cell office:value-type="float" office:value="0.03238895" calcext:value-type="float">
            <text:p>0.03238895</text:p>
          </table:table-cell>
          <table:table-cell office:value-type="float" office:value="0.005125727" calcext:value-type="float">
            <text:p>0.005125727</text:p>
          </table:table-cell>
          <table:table-cell office:value-type="float" office:value="0.005248087" calcext:value-type="float">
            <text:p>0.005248087</text:p>
          </table:table-cell>
          <table:table-cell office:value-type="float" office:value="0" calcext:value-type="float">
            <text:p>0</text:p>
          </table:table-cell>
          <table:table-cell office:value-type="float" office:value="2.411937" calcext:value-type="float">
            <text:p>2.411937</text:p>
          </table:table-cell>
          <table:table-cell office:value-type="float" office:value="1.495582" calcext:value-type="float">
            <text:p>1.495582</text:p>
          </table:table-cell>
          <table:table-cell office:value-type="float" office:value="0.5248762" calcext:value-type="float">
            <text:p>0.5248762</text:p>
          </table:table-cell>
          <table:table-cell office:value-type="float" office:value="0.3157351" calcext:value-type="float">
            <text:p>0.3157351</text:p>
          </table:table-cell>
          <table:table-cell office:value-type="float" office:value="0.3317897" calcext:value-type="float">
            <text:p>0.3317897</text:p>
          </table:table-cell>
          <table:table-cell office:value-type="float" office:value="0.05889009" calcext:value-type="float">
            <text:p>0.05889009</text:p>
          </table:table-cell>
          <table:table-cell office:value-type="float" office:value="0.03973421" calcext:value-type="float">
            <text:p>0.03973421</text:p>
          </table:table-cell>
          <table:table-cell office:value-type="float" office:value="0.03998254" calcext:value-type="float">
            <text:p>0.03998254</text:p>
          </table:table-cell>
          <table:table-cell office:value-type="float" office:value="0.1449909" calcext:value-type="float">
            <text:p>0.1449909</text:p>
          </table:table-cell>
          <table:table-cell office:value-type="float" office:value="0.03775351" calcext:value-type="float">
            <text:p>0.03775351</text:p>
          </table:table-cell>
          <table:table-cell office:value-type="float" office:value="0.03507791" calcext:value-type="float">
            <text:p>0.03507791</text:p>
          </table:table-cell>
          <table:table-cell office:value-type="float" office:value="0.1179921" calcext:value-type="float">
            <text:p>0.1179921</text:p>
          </table:table-cell>
          <table:table-cell office:value-type="float" office:value="0.3097809" calcext:value-type="float">
            <text:p>0.3097809</text:p>
          </table:table-cell>
          <table:table-cell office:value-type="float" office:value="0.346413" calcext:value-type="float">
            <text:p>0.346413</text:p>
          </table:table-cell>
          <table:table-cell office:value-type="float" office:value="0" calcext:value-type="float">
            <text:p>0</text:p>
          </table:table-cell>
          <table:table-cell office:value-type="float" office:value="452.907" calcext:value-type="float">
            <text:p>452.907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3.82508" calcext:value-type="float">
            <text:p>13.82508</text:p>
          </table:table-cell>
          <table:table-cell office:value-type="float" office:value="0" calcext:value-type="float">
            <text:p>0</text:p>
          </table:table-cell>
          <table:table-cell office:value-type="float" office:value="-0.6411946" calcext:value-type="float">
            <text:p>-0.641194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37.28114" calcext:value-type="float">
            <text:p>37.28114</text:p>
          </table:table-cell>
          <table:table-cell office:value-type="float" office:value="1098.637" calcext:value-type="float">
            <text:p>1098.637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4199332" calcext:value-type="float">
            <text:p>0.4199332</text:p>
          </table:table-cell>
          <table:table-cell office:value-type="float" office:value="0.9069964" calcext:value-type="float">
            <text:p>0.9069964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21" calcext:value-type="float">
            <text:p>0.00165992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90998" calcext:value-type="float">
            <text:p>0.1290998</text:p>
          </table:table-cell>
          <table:table-cell office:value-type="float" office:value="-0.2310597" calcext:value-type="float">
            <text:p>-0.2310597</text:p>
          </table:table-cell>
          <table:table-cell office:value-type="float" office:value="0.003060778" calcext:value-type="float">
            <text:p>0.003060778</text:p>
          </table:table-cell>
          <table:table-cell office:value-type="float" office:value="0.005975778" calcext:value-type="float">
            <text:p>0.005975778</text:p>
          </table:table-cell>
          <table:table-cell office:value-type="float" office:value="17.04081" calcext:value-type="float">
            <text:p>17.04081</text:p>
          </table:table-cell>
          <table:table-cell office:value-type="float" office:value="0.3577292" calcext:value-type="float">
            <text:p>0.3577292</text:p>
          </table:table-cell>
          <table:table-cell office:value-type="float" office:value="0.1981447" calcext:value-type="float">
            <text:p>0.1981447</text:p>
          </table:table-cell>
          <table:table-cell office:value-type="float" office:value="0.1636869" calcext:value-type="float">
            <text:p>0.1636869</text:p>
          </table:table-cell>
          <table:table-cell office:value-type="float" office:value="0.1202227" calcext:value-type="float">
            <text:p>0.1202227</text:p>
          </table:table-cell>
          <table:table-cell office:value-type="float" office:value="0.1365646" calcext:value-type="float">
            <text:p>0.1365646</text:p>
          </table:table-cell>
          <table:table-cell office:value-type="float" office:value="0.03319671" calcext:value-type="float">
            <text:p>0.03319671</text:p>
          </table:table-cell>
          <table:table-cell office:value-type="float" office:value="0.01993309" calcext:value-type="float">
            <text:p>0.01993309</text:p>
          </table:table-cell>
          <table:table-cell office:value-type="float" office:value="0.02397542" calcext:value-type="float">
            <text:p>0.02397542</text:p>
          </table:table-cell>
          <table:table-cell office:value-type="float" office:value="0.02041891" calcext:value-type="float">
            <text:p>0.02041891</text:p>
          </table:table-cell>
          <table:table-cell office:value-type="float" office:value="0.01863985" calcext:value-type="float">
            <text:p>0.01863985</text:p>
          </table:table-cell>
          <table:table-cell office:value-type="float" office:value="0.0209291" calcext:value-type="float">
            <text:p>0.0209291</text:p>
          </table:table-cell>
          <table:table-cell office:value-type="float" office:value="0.03388548" calcext:value-type="float">
            <text:p>0.03388548</text:p>
          </table:table-cell>
          <table:table-cell office:value-type="float" office:value="0.005121354" calcext:value-type="float">
            <text:p>0.005121354</text:p>
          </table:table-cell>
          <table:table-cell office:value-type="float" office:value="0.00524778" calcext:value-type="float">
            <text:p>0.00524778</text:p>
          </table:table-cell>
          <table:table-cell office:value-type="float" office:value="0" calcext:value-type="float">
            <text:p>0</text:p>
          </table:table-cell>
          <table:table-cell office:value-type="float" office:value="3.146778" calcext:value-type="float">
            <text:p>3.146778</text:p>
          </table:table-cell>
          <table:table-cell office:value-type="float" office:value="1.680634" calcext:value-type="float">
            <text:p>1.680634</text:p>
          </table:table-cell>
          <table:table-cell office:value-type="float" office:value="0.8068729" calcext:value-type="float">
            <text:p>0.8068729</text:p>
          </table:table-cell>
          <table:table-cell office:value-type="float" office:value="0.466201" calcext:value-type="float">
            <text:p>0.466201</text:p>
          </table:table-cell>
          <table:table-cell office:value-type="float" office:value="0.4814414" calcext:value-type="float">
            <text:p>0.4814414</text:p>
          </table:table-cell>
          <table:table-cell office:value-type="float" office:value="0.0810744" calcext:value-type="float">
            <text:p>0.0810744</text:p>
          </table:table-cell>
          <table:table-cell office:value-type="float" office:value="0.05239721" calcext:value-type="float">
            <text:p>0.05239721</text:p>
          </table:table-cell>
          <table:table-cell office:value-type="float" office:value="0.04798637" calcext:value-type="float">
            <text:p>0.04798637</text:p>
          </table:table-cell>
          <table:table-cell office:value-type="float" office:value="0.1501998" calcext:value-type="float">
            <text:p>0.1501998</text:p>
          </table:table-cell>
          <table:table-cell office:value-type="float" office:value="0.04063872" calcext:value-type="float">
            <text:p>0.04063872</text:p>
          </table:table-cell>
          <table:table-cell office:value-type="float" office:value="0.03660099" calcext:value-type="float">
            <text:p>0.03660099</text:p>
          </table:table-cell>
          <table:table-cell office:value-type="float" office:value="0.1204928" calcext:value-type="float">
            <text:p>0.1204928</text:p>
          </table:table-cell>
          <table:table-cell office:value-type="float" office:value="0.3086154" calcext:value-type="float">
            <text:p>0.3086154</text:p>
          </table:table-cell>
          <table:table-cell office:value-type="float" office:value="0.3474621" calcext:value-type="float">
            <text:p>0.3474621</text:p>
          </table:table-cell>
          <table:table-cell office:value-type="float" office:value="0" calcext:value-type="float">
            <text:p>0</text:p>
          </table:table-cell>
          <table:table-cell office:value-type="float" office:value="432.7751" calcext:value-type="float">
            <text:p>432.7751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3.92807" calcext:value-type="float">
            <text:p>13.92807</text:p>
          </table:table-cell>
          <table:table-cell office:value-type="float" office:value="0" calcext:value-type="float">
            <text:p>0</text:p>
          </table:table-cell>
          <table:table-cell office:value-type="float" office:value="-0.641297" calcext:value-type="float">
            <text:p>-0.64129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37.19796" calcext:value-type="float">
            <text:p>37.19796</text:p>
          </table:table-cell>
          <table:table-cell office:value-type="float" office:value="1098.635" calcext:value-type="float">
            <text:p>1098.635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4253938" calcext:value-type="float">
            <text:p>0.4253938</text:p>
          </table:table-cell>
          <table:table-cell office:value-type="float" office:value="0.9811247" calcext:value-type="float">
            <text:p>0.9811247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21" calcext:value-type="float">
            <text:p>0.00165992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90998" calcext:value-type="float">
            <text:p>0.1290998</text:p>
          </table:table-cell>
          <table:table-cell office:value-type="float" office:value="-0.2314813" calcext:value-type="float">
            <text:p>-0.2314813</text:p>
          </table:table-cell>
          <table:table-cell office:value-type="float" office:value="0.003081938" calcext:value-type="float">
            <text:p>0.003081938</text:p>
          </table:table-cell>
          <table:table-cell office:value-type="float" office:value="0.005975778" calcext:value-type="float">
            <text:p>0.005975778</text:p>
          </table:table-cell>
          <table:table-cell office:value-type="float" office:value="17.0511" calcext:value-type="float">
            <text:p>17.0511</text:p>
          </table:table-cell>
          <table:table-cell office:value-type="float" office:value="0.2966775" calcext:value-type="float">
            <text:p>0.2966775</text:p>
          </table:table-cell>
          <table:table-cell office:value-type="float" office:value="0.190727" calcext:value-type="float">
            <text:p>0.190727</text:p>
          </table:table-cell>
          <table:table-cell office:value-type="float" office:value="0.1656823" calcext:value-type="float">
            <text:p>0.1656823</text:p>
          </table:table-cell>
          <table:table-cell office:value-type="float" office:value="0.1226771" calcext:value-type="float">
            <text:p>0.1226771</text:p>
          </table:table-cell>
          <table:table-cell office:value-type="float" office:value="0.1384658" calcext:value-type="float">
            <text:p>0.1384658</text:p>
          </table:table-cell>
          <table:table-cell office:value-type="float" office:value="0.03489407" calcext:value-type="float">
            <text:p>0.03489407</text:p>
          </table:table-cell>
          <table:table-cell office:value-type="float" office:value="0.02080614" calcext:value-type="float">
            <text:p>0.02080614</text:p>
          </table:table-cell>
          <table:table-cell office:value-type="float" office:value="0.02481492" calcext:value-type="float">
            <text:p>0.02481492</text:p>
          </table:table-cell>
          <table:table-cell office:value-type="float" office:value="0.02082827" calcext:value-type="float">
            <text:p>0.02082827</text:p>
          </table:table-cell>
          <table:table-cell office:value-type="float" office:value="0.01883434" calcext:value-type="float">
            <text:p>0.01883434</text:p>
          </table:table-cell>
          <table:table-cell office:value-type="float" office:value="0.02091614" calcext:value-type="float">
            <text:p>0.02091614</text:p>
          </table:table-cell>
          <table:table-cell office:value-type="float" office:value="0.03534457" calcext:value-type="float">
            <text:p>0.03534457</text:p>
          </table:table-cell>
          <table:table-cell office:value-type="float" office:value="0.005119127" calcext:value-type="float">
            <text:p>0.005119127</text:p>
          </table:table-cell>
          <table:table-cell office:value-type="float" office:value="0.005245398" calcext:value-type="float">
            <text:p>0.005245398</text:p>
          </table:table-cell>
          <table:table-cell office:value-type="float" office:value="0" calcext:value-type="float">
            <text:p>0</text:p>
          </table:table-cell>
          <table:table-cell office:value-type="float" office:value="3.596895" calcext:value-type="float">
            <text:p>3.596895</text:p>
          </table:table-cell>
          <table:table-cell office:value-type="float" office:value="1.834707" calcext:value-type="float">
            <text:p>1.834707</text:p>
          </table:table-cell>
          <table:table-cell office:value-type="float" office:value="1.029767" calcext:value-type="float">
            <text:p>1.029767</text:p>
          </table:table-cell>
          <table:table-cell office:value-type="float" office:value="0.6013395" calcext:value-type="float">
            <text:p>0.6013395</text:p>
          </table:table-cell>
          <table:table-cell office:value-type="float" office:value="0.6197279" calcext:value-type="float">
            <text:p>0.6197279</text:p>
          </table:table-cell>
          <table:table-cell office:value-type="float" office:value="0.1033796" calcext:value-type="float">
            <text:p>0.1033796</text:p>
          </table:table-cell>
          <table:table-cell office:value-type="float" office:value="0.06564528" calcext:value-type="float">
            <text:p>0.06564528</text:p>
          </table:table-cell>
          <table:table-cell office:value-type="float" office:value="0.05654164" calcext:value-type="float">
            <text:p>0.05654164</text:p>
          </table:table-cell>
          <table:table-cell office:value-type="float" office:value="0.1555851" calcext:value-type="float">
            <text:p>0.1555851</text:p>
          </table:table-cell>
          <table:table-cell office:value-type="float" office:value="0.04354651" calcext:value-type="float">
            <text:p>0.04354651</text:p>
          </table:table-cell>
          <table:table-cell office:value-type="float" office:value="0.03811745" calcext:value-type="float">
            <text:p>0.03811745</text:p>
          </table:table-cell>
          <table:table-cell office:value-type="float" office:value="0.1230194" calcext:value-type="float">
            <text:p>0.1230194</text:p>
          </table:table-cell>
          <table:table-cell office:value-type="float" office:value="0.3081918" calcext:value-type="float">
            <text:p>0.3081918</text:p>
          </table:table-cell>
          <table:table-cell office:value-type="float" office:value="0.347464" calcext:value-type="float">
            <text:p>0.347464</text:p>
          </table:table-cell>
          <table:table-cell office:value-type="float" office:value="0" calcext:value-type="float">
            <text:p>0</text:p>
          </table:table-cell>
          <table:table-cell office:value-type="float" office:value="439.6607" calcext:value-type="float">
            <text:p>439.6607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00789" calcext:value-type="float">
            <text:p>14.00789</text:p>
          </table:table-cell>
          <table:table-cell office:value-type="float" office:value="0" calcext:value-type="float">
            <text:p>0</text:p>
          </table:table-cell>
          <table:table-cell office:value-type="float" office:value="-0.6413626" calcext:value-type="float">
            <text:p>-0.64136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37.11706" calcext:value-type="float">
            <text:p>37.11706</text:p>
          </table:table-cell>
          <table:table-cell office:value-type="float" office:value="1098.628" calcext:value-type="float">
            <text:p>1098.62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4629668" calcext:value-type="float">
            <text:p>0.4629668</text:p>
          </table:table-cell>
          <table:table-cell office:value-type="float" office:value="1.026189" calcext:value-type="float">
            <text:p>1.026189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59921" calcext:value-type="float">
            <text:p>0.00165992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90998" calcext:value-type="float">
            <text:p>0.1290998</text:p>
          </table:table-cell>
          <table:table-cell office:value-type="float" office:value="-0.231747" calcext:value-type="float">
            <text:p>-0.231747</text:p>
          </table:table-cell>
          <table:table-cell office:value-type="float" office:value="0.003102901" calcext:value-type="float">
            <text:p>0.003102901</text:p>
          </table:table-cell>
          <table:table-cell office:value-type="float" office:value="0.005975778" calcext:value-type="float">
            <text:p>0.005975778</text:p>
          </table:table-cell>
          <table:table-cell office:value-type="float" office:value="16.99113" calcext:value-type="float">
            <text:p>16.99113</text:p>
          </table:table-cell>
          <table:table-cell office:value-type="float" office:value="0.3069744" calcext:value-type="float">
            <text:p>0.3069744</text:p>
          </table:table-cell>
          <table:table-cell office:value-type="float" office:value="0.184657" calcext:value-type="float">
            <text:p>0.184657</text:p>
          </table:table-cell>
          <table:table-cell office:value-type="float" office:value="0.1650584" calcext:value-type="float">
            <text:p>0.1650584</text:p>
          </table:table-cell>
          <table:table-cell office:value-type="float" office:value="0.1232953" calcext:value-type="float">
            <text:p>0.1232953</text:p>
          </table:table-cell>
          <table:table-cell office:value-type="float" office:value="0.1381602" calcext:value-type="float">
            <text:p>0.1381602</text:p>
          </table:table-cell>
          <table:table-cell office:value-type="float" office:value="0.0360032" calcext:value-type="float">
            <text:p>0.0360032</text:p>
          </table:table-cell>
          <table:table-cell office:value-type="float" office:value="0.02137077" calcext:value-type="float">
            <text:p>0.02137077</text:p>
          </table:table-cell>
          <table:table-cell office:value-type="float" office:value="0.02554144" calcext:value-type="float">
            <text:p>0.02554144</text:p>
          </table:table-cell>
          <table:table-cell office:value-type="float" office:value="0.02117452" calcext:value-type="float">
            <text:p>0.02117452</text:p>
          </table:table-cell>
          <table:table-cell office:value-type="float" office:value="0.01899548" calcext:value-type="float">
            <text:p>0.01899548</text:p>
          </table:table-cell>
          <table:table-cell office:value-type="float" office:value="0.02089668" calcext:value-type="float">
            <text:p>0.02089668</text:p>
          </table:table-cell>
          <table:table-cell office:value-type="float" office:value="0.03676818" calcext:value-type="float">
            <text:p>0.03676818</text:p>
          </table:table-cell>
          <table:table-cell office:value-type="float" office:value="0.00511698" calcext:value-type="float">
            <text:p>0.00511698</text:p>
          </table:table-cell>
          <table:table-cell office:value-type="float" office:value="0.005243027" calcext:value-type="float">
            <text:p>0.005243027</text:p>
          </table:table-cell>
          <table:table-cell office:value-type="float" office:value="0" calcext:value-type="float">
            <text:p>0</text:p>
          </table:table-cell>
          <table:table-cell office:value-type="float" office:value="4.067714" calcext:value-type="float">
            <text:p>4.067714</text:p>
          </table:table-cell>
          <table:table-cell office:value-type="float" office:value="2.0178" calcext:value-type="float">
            <text:p>2.0178</text:p>
          </table:table-cell>
          <table:table-cell office:value-type="float" office:value="1.203577" calcext:value-type="float">
            <text:p>1.203577</text:p>
          </table:table-cell>
          <table:table-cell office:value-type="float" office:value="0.721648" calcext:value-type="float">
            <text:p>0.721648</text:p>
          </table:table-cell>
          <table:table-cell office:value-type="float" office:value="0.7413053" calcext:value-type="float">
            <text:p>0.7413053</text:p>
          </table:table-cell>
          <table:table-cell office:value-type="float" office:value="0.1238697" calcext:value-type="float">
            <text:p>0.1238697</text:p>
          </table:table-cell>
          <table:table-cell office:value-type="float" office:value="0.07816426" calcext:value-type="float">
            <text:p>0.07816426</text:p>
          </table:table-cell>
          <table:table-cell office:value-type="float" office:value="0.0650315" calcext:value-type="float">
            <text:p>0.0650315</text:p>
          </table:table-cell>
          <table:table-cell office:value-type="float" office:value="0.1610826" calcext:value-type="float">
            <text:p>0.1610826</text:p>
          </table:table-cell>
          <table:table-cell office:value-type="float" office:value="0.04647607" calcext:value-type="float">
            <text:p>0.04647607</text:p>
          </table:table-cell>
          <table:table-cell office:value-type="float" office:value="0.03963566" calcext:value-type="float">
            <text:p>0.03963566</text:p>
          </table:table-cell>
          <table:table-cell office:value-type="float" office:value="0.1256026" calcext:value-type="float">
            <text:p>0.1256026</text:p>
          </table:table-cell>
          <table:table-cell office:value-type="float" office:value="0.3077891" calcext:value-type="float">
            <text:p>0.3077891</text:p>
          </table:table-cell>
          <table:table-cell office:value-type="float" office:value="0.3474661" calcext:value-type="float">
            <text:p>0.3474661</text:p>
          </table:table-cell>
          <table:table-cell office:value-type="float" office:value="0" calcext:value-type="float">
            <text:p>0</text:p>
          </table:table-cell>
          <table:table-cell office:value-type="float" office:value="489.1209" calcext:value-type="float">
            <text:p>489.1209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0909" calcext:value-type="float">
            <text:p>14.0909</text:p>
          </table:table-cell>
          <table:table-cell office:value-type="float" office:value="0" calcext:value-type="float">
            <text:p>0</text:p>
          </table:table-cell>
          <table:table-cell office:value-type="float" office:value="-0.6414198" calcext:value-type="float">
            <text:p>-0.641419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37.04724" calcext:value-type="float">
            <text:p>37.04724</text:p>
          </table:table-cell>
          <table:table-cell office:value-type="float" office:value="1098.644" calcext:value-type="float">
            <text:p>1098.644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4342609" calcext:value-type="float">
            <text:p>0.4342609</text:p>
          </table:table-cell>
          <table:table-cell office:value-type="float" office:value="1.116979" calcext:value-type="float">
            <text:p>1.116979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69786" calcext:value-type="float">
            <text:p>0.001669786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94385" calcext:value-type="float">
            <text:p>0.1294385</text:p>
          </table:table-cell>
          <table:table-cell office:value-type="float" office:value="-0.2321822" calcext:value-type="float">
            <text:p>-0.2321822</text:p>
          </table:table-cell>
          <table:table-cell office:value-type="float" office:value="0.003111676" calcext:value-type="float">
            <text:p>0.003111676</text:p>
          </table:table-cell>
          <table:table-cell office:value-type="float" office:value="0.005975782" calcext:value-type="float">
            <text:p>0.005975782</text:p>
          </table:table-cell>
          <table:table-cell office:value-type="float" office:value="17.04478" calcext:value-type="float">
            <text:p>17.04478</text:p>
          </table:table-cell>
          <table:table-cell office:value-type="float" office:value="2.588068" calcext:value-type="float">
            <text:p>2.588068</text:p>
          </table:table-cell>
          <table:table-cell office:value-type="float" office:value="2.49195" calcext:value-type="float">
            <text:p>2.49195</text:p>
          </table:table-cell>
          <table:table-cell office:value-type="float" office:value="2.452237" calcext:value-type="float">
            <text:p>2.452237</text:p>
          </table:table-cell>
          <table:table-cell office:value-type="float" office:value="0.1283987" calcext:value-type="float">
            <text:p>0.1283987</text:p>
          </table:table-cell>
          <table:table-cell office:value-type="float" office:value="0.134434" calcext:value-type="float">
            <text:p>0.134434</text:p>
          </table:table-cell>
          <table:table-cell office:value-type="float" office:value="0.03634558" calcext:value-type="float">
            <text:p>0.03634558</text:p>
          </table:table-cell>
          <table:table-cell office:value-type="float" office:value="0.02232541" calcext:value-type="float">
            <text:p>0.02232541</text:p>
          </table:table-cell>
          <table:table-cell office:value-type="float" office:value="0.02618946" calcext:value-type="float">
            <text:p>0.02618946</text:p>
          </table:table-cell>
          <table:table-cell office:value-type="float" office:value="0.02147193" calcext:value-type="float">
            <text:p>0.02147193</text:p>
          </table:table-cell>
          <table:table-cell office:value-type="float" office:value="0.01914004" calcext:value-type="float">
            <text:p>0.01914004</text:p>
          </table:table-cell>
          <table:table-cell office:value-type="float" office:value="0.02087091" calcext:value-type="float">
            <text:p>0.02087091</text:p>
          </table:table-cell>
          <table:table-cell office:value-type="float" office:value="0.03815778" calcext:value-type="float">
            <text:p>0.03815778</text:p>
          </table:table-cell>
          <table:table-cell office:value-type="float" office:value="0.005114918" calcext:value-type="float">
            <text:p>0.005114918</text:p>
          </table:table-cell>
          <table:table-cell office:value-type="float" office:value="0.005240683" calcext:value-type="float">
            <text:p>0.005240683</text:p>
          </table:table-cell>
          <table:table-cell office:value-type="float" office:value="0" calcext:value-type="float">
            <text:p>0</text:p>
          </table:table-cell>
          <table:table-cell office:value-type="float" office:value="3.366949" calcext:value-type="float">
            <text:p>3.366949</text:p>
          </table:table-cell>
          <table:table-cell office:value-type="float" office:value="4.214349" calcext:value-type="float">
            <text:p>4.214349</text:p>
          </table:table-cell>
          <table:table-cell office:value-type="float" office:value="4.013144" calcext:value-type="float">
            <text:p>4.013144</text:p>
          </table:table-cell>
          <table:table-cell office:value-type="float" office:value="0.9331845" calcext:value-type="float">
            <text:p>0.9331845</text:p>
          </table:table-cell>
          <table:table-cell office:value-type="float" office:value="0.8730398" calcext:value-type="float">
            <text:p>0.8730398</text:p>
          </table:table-cell>
          <table:table-cell office:value-type="float" office:value="0.1443939" calcext:value-type="float">
            <text:p>0.1443939</text:p>
          </table:table-cell>
          <table:table-cell office:value-type="float" office:value="0.09272187" calcext:value-type="float">
            <text:p>0.09272187</text:p>
          </table:table-cell>
          <table:table-cell office:value-type="float" office:value="0.07361104" calcext:value-type="float">
            <text:p>0.07361104</text:p>
          </table:table-cell>
          <table:table-cell office:value-type="float" office:value="0.1665904" calcext:value-type="float">
            <text:p>0.1665904</text:p>
          </table:table-cell>
          <table:table-cell office:value-type="float" office:value="0.04942212" calcext:value-type="float">
            <text:p>0.04942212</text:p>
          </table:table-cell>
          <table:table-cell office:value-type="float" office:value="0.04115627" calcext:value-type="float">
            <text:p>0.04115627</text:p>
          </table:table-cell>
          <table:table-cell office:value-type="float" office:value="0.1282517" calcext:value-type="float">
            <text:p>0.1282517</text:p>
          </table:table-cell>
          <table:table-cell office:value-type="float" office:value="0.3074002" calcext:value-type="float">
            <text:p>0.3074002</text:p>
          </table:table-cell>
          <table:table-cell office:value-type="float" office:value="0.3474681" calcext:value-type="float">
            <text:p>0.3474681</text:p>
          </table:table-cell>
          <table:table-cell office:value-type="float" office:value="0" calcext:value-type="float">
            <text:p>0</text:p>
          </table:table-cell>
          <table:table-cell office:value-type="float" office:value="448.2904" calcext:value-type="float">
            <text:p>448.290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14002" calcext:value-type="float">
            <text:p>14.14002</text:p>
          </table:table-cell>
          <table:table-cell office:value-type="float" office:value="0" calcext:value-type="float">
            <text:p>0</text:p>
          </table:table-cell>
          <table:table-cell office:value-type="float" office:value="-0.6421667" calcext:value-type="float">
            <text:p>-0.642166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37.00512" calcext:value-type="float">
            <text:p>37.00512</text:p>
          </table:table-cell>
          <table:table-cell office:value-type="float" office:value="1098.647" calcext:value-type="float">
            <text:p>1098.647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3736382" calcext:value-type="float">
            <text:p>0.3736382</text:p>
          </table:table-cell>
          <table:table-cell office:value-type="float" office:value="1.212037" calcext:value-type="float">
            <text:p>1.212037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69796" calcext:value-type="float">
            <text:p>0.001669796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94386" calcext:value-type="float">
            <text:p>0.1294386</text:p>
          </table:table-cell>
          <table:table-cell office:value-type="float" office:value="-0.2327796" calcext:value-type="float">
            <text:p>-0.2327796</text:p>
          </table:table-cell>
          <table:table-cell office:value-type="float" office:value="0.00311912" calcext:value-type="float">
            <text:p>0.00311912</text:p>
          </table:table-cell>
          <table:table-cell office:value-type="float" office:value="0.005975789" calcext:value-type="float">
            <text:p>0.005975789</text:p>
          </table:table-cell>
          <table:table-cell office:value-type="float" office:value="17.09534" calcext:value-type="float">
            <text:p>17.09534</text:p>
          </table:table-cell>
          <table:table-cell office:value-type="float" office:value="1.989302" calcext:value-type="float">
            <text:p>1.989302</text:p>
          </table:table-cell>
          <table:table-cell office:value-type="float" office:value="1.949123" calcext:value-type="float">
            <text:p>1.949123</text:p>
          </table:table-cell>
          <table:table-cell office:value-type="float" office:value="1.887293" calcext:value-type="float">
            <text:p>1.887293</text:p>
          </table:table-cell>
          <table:table-cell office:value-type="float" office:value="0.1462867" calcext:value-type="float">
            <text:p>0.1462867</text:p>
          </table:table-cell>
          <table:table-cell office:value-type="float" office:value="0.1320184" calcext:value-type="float">
            <text:p>0.1320184</text:p>
          </table:table-cell>
          <table:table-cell office:value-type="float" office:value="0.03640694" calcext:value-type="float">
            <text:p>0.03640694</text:p>
          </table:table-cell>
          <table:table-cell office:value-type="float" office:value="0.02263076" calcext:value-type="float">
            <text:p>0.02263076</text:p>
          </table:table-cell>
          <table:table-cell office:value-type="float" office:value="0.02674488" calcext:value-type="float">
            <text:p>0.02674488</text:p>
          </table:table-cell>
          <table:table-cell office:value-type="float" office:value="0.02173957" calcext:value-type="float">
            <text:p>0.02173957</text:p>
          </table:table-cell>
          <table:table-cell office:value-type="float" office:value="0.01926823" calcext:value-type="float">
            <text:p>0.01926823</text:p>
          </table:table-cell>
          <table:table-cell office:value-type="float" office:value="0.02084224" calcext:value-type="float">
            <text:p>0.02084224</text:p>
          </table:table-cell>
          <table:table-cell office:value-type="float" office:value="0.03951465" calcext:value-type="float">
            <text:p>0.03951465</text:p>
          </table:table-cell>
          <table:table-cell office:value-type="float" office:value="0.005112933" calcext:value-type="float">
            <text:p>0.005112933</text:p>
          </table:table-cell>
          <table:table-cell office:value-type="float" office:value="0.005238348" calcext:value-type="float">
            <text:p>0.005238348</text:p>
          </table:table-cell>
          <table:table-cell office:value-type="float" office:value="0" calcext:value-type="float">
            <text:p>0</text:p>
          </table:table-cell>
          <table:table-cell office:value-type="float" office:value="5.020029" calcext:value-type="float">
            <text:p>5.020029</text:p>
          </table:table-cell>
          <table:table-cell office:value-type="float" office:value="4.545136" calcext:value-type="float">
            <text:p>4.545136</text:p>
          </table:table-cell>
          <table:table-cell office:value-type="float" office:value="4.356173" calcext:value-type="float">
            <text:p>4.356173</text:p>
          </table:table-cell>
          <table:table-cell office:value-type="float" office:value="1.334751" calcext:value-type="float">
            <text:p>1.334751</text:p>
          </table:table-cell>
          <table:table-cell office:value-type="float" office:value="1.018359" calcext:value-type="float">
            <text:p>1.018359</text:p>
          </table:table-cell>
          <table:table-cell office:value-type="float" office:value="0.1631563" calcext:value-type="float">
            <text:p>0.1631563</text:p>
          </table:table-cell>
          <table:table-cell office:value-type="float" office:value="0.1009848" calcext:value-type="float">
            <text:p>0.1009848</text:p>
          </table:table-cell>
          <table:table-cell office:value-type="float" office:value="0.08180443" calcext:value-type="float">
            <text:p>0.08180443</text:p>
          </table:table-cell>
          <table:table-cell office:value-type="float" office:value="0.1720503" calcext:value-type="float">
            <text:p>0.1720503</text:p>
          </table:table-cell>
          <table:table-cell office:value-type="float" office:value="0.05237337" calcext:value-type="float">
            <text:p>0.05237337</text:p>
          </table:table-cell>
          <table:table-cell office:value-type="float" office:value="0.04267844" calcext:value-type="float">
            <text:p>0.04267844</text:p>
          </table:table-cell>
          <table:table-cell office:value-type="float" office:value="0.13097" calcext:value-type="float">
            <text:p>0.13097</text:p>
          </table:table-cell>
          <table:table-cell office:value-type="float" office:value="0.307023" calcext:value-type="float">
            <text:p>0.307023</text:p>
          </table:table-cell>
          <table:table-cell office:value-type="float" office:value="0.3474701" calcext:value-type="float">
            <text:p>0.3474701</text:p>
          </table:table-cell>
          <table:table-cell office:value-type="float" office:value="0" calcext:value-type="float">
            <text:p>0</text:p>
          </table:table-cell>
          <table:table-cell office:value-type="float" office:value="421.895" calcext:value-type="float">
            <text:p>421.895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17552" calcext:value-type="float">
            <text:p>14.17552</text:p>
          </table:table-cell>
          <table:table-cell office:value-type="float" office:value="0" calcext:value-type="float">
            <text:p>0</text:p>
          </table:table-cell>
          <table:table-cell office:value-type="float" office:value="-0.6425771" calcext:value-type="float">
            <text:p>-0.642577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36.97012" calcext:value-type="float">
            <text:p>36.97012</text:p>
          </table:table-cell>
          <table:table-cell office:value-type="float" office:value="1098.648" calcext:value-type="float">
            <text:p>1098.64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3262661" calcext:value-type="float">
            <text:p>0.3262661</text:p>
          </table:table-cell>
          <table:table-cell office:value-type="float" office:value="1.28868" calcext:value-type="float">
            <text:p>1.2886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0011" calcext:value-type="float">
            <text:p>0.00167001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9442" calcext:value-type="float">
            <text:p>0.129442</text:p>
          </table:table-cell>
          <table:table-cell office:value-type="float" office:value="-0.2333933" calcext:value-type="float">
            <text:p>-0.2333933</text:p>
          </table:table-cell>
          <table:table-cell office:value-type="float" office:value="0.003126993" calcext:value-type="float">
            <text:p>0.003126993</text:p>
          </table:table-cell>
          <table:table-cell office:value-type="float" office:value="0.005975789" calcext:value-type="float">
            <text:p>0.005975789</text:p>
          </table:table-cell>
          <table:table-cell office:value-type="float" office:value="17.14046" calcext:value-type="float">
            <text:p>17.14046</text:p>
          </table:table-cell>
          <table:table-cell office:value-type="float" office:value="1.473233" calcext:value-type="float">
            <text:p>1.473233</text:p>
          </table:table-cell>
          <table:table-cell office:value-type="float" office:value="1.468884" calcext:value-type="float">
            <text:p>1.468884</text:p>
          </table:table-cell>
          <table:table-cell office:value-type="float" office:value="1.391783" calcext:value-type="float">
            <text:p>1.391783</text:p>
          </table:table-cell>
          <table:table-cell office:value-type="float" office:value="0.1737256" calcext:value-type="float">
            <text:p>0.1737256</text:p>
          </table:table-cell>
          <table:table-cell office:value-type="float" office:value="0.1366864" calcext:value-type="float">
            <text:p>0.1366864</text:p>
          </table:table-cell>
          <table:table-cell office:value-type="float" office:value="0.0366058" calcext:value-type="float">
            <text:p>0.0366058</text:p>
          </table:table-cell>
          <table:table-cell office:value-type="float" office:value="0.02364241" calcext:value-type="float">
            <text:p>0.02364241</text:p>
          </table:table-cell>
          <table:table-cell office:value-type="float" office:value="0.02725632" calcext:value-type="float">
            <text:p>0.02725632</text:p>
          </table:table-cell>
          <table:table-cell office:value-type="float" office:value="0.0219825" calcext:value-type="float">
            <text:p>0.0219825</text:p>
          </table:table-cell>
          <table:table-cell office:value-type="float" office:value="0.01938336" calcext:value-type="float">
            <text:p>0.01938336</text:p>
          </table:table-cell>
          <table:table-cell office:value-type="float" office:value="0.02081762" calcext:value-type="float">
            <text:p>0.02081762</text:p>
          </table:table-cell>
          <table:table-cell office:value-type="float" office:value="0.04083933" calcext:value-type="float">
            <text:p>0.04083933</text:p>
          </table:table-cell>
          <table:table-cell office:value-type="float" office:value="0.005111014" calcext:value-type="float">
            <text:p>0.005111014</text:p>
          </table:table-cell>
          <table:table-cell office:value-type="float" office:value="0.005236035" calcext:value-type="float">
            <text:p>0.005236035</text:p>
          </table:table-cell>
          <table:table-cell office:value-type="float" office:value="0" calcext:value-type="float">
            <text:p>0</text:p>
          </table:table-cell>
          <table:table-cell office:value-type="float" office:value="7.949403" calcext:value-type="float">
            <text:p>7.949403</text:p>
          </table:table-cell>
          <table:table-cell office:value-type="float" office:value="4.113239" calcext:value-type="float">
            <text:p>4.113239</text:p>
          </table:table-cell>
          <table:table-cell office:value-type="float" office:value="3.838731" calcext:value-type="float">
            <text:p>3.838731</text:p>
          </table:table-cell>
          <table:table-cell office:value-type="float" office:value="1.932504" calcext:value-type="float">
            <text:p>1.932504</text:p>
          </table:table-cell>
          <table:table-cell office:value-type="float" office:value="1.30624" calcext:value-type="float">
            <text:p>1.30624</text:p>
          </table:table-cell>
          <table:table-cell office:value-type="float" office:value="0.1817006" calcext:value-type="float">
            <text:p>0.1817006</text:p>
          </table:table-cell>
          <table:table-cell office:value-type="float" office:value="0.1065142" calcext:value-type="float">
            <text:p>0.1065142</text:p>
          </table:table-cell>
          <table:table-cell office:value-type="float" office:value="0.08948106" calcext:value-type="float">
            <text:p>0.08948106</text:p>
          </table:table-cell>
          <table:table-cell office:value-type="float" office:value="0.1773657" calcext:value-type="float">
            <text:p>0.1773657</text:p>
          </table:table-cell>
          <table:table-cell office:value-type="float" office:value="0.05530964" calcext:value-type="float">
            <text:p>0.05530964</text:p>
          </table:table-cell>
          <table:table-cell office:value-type="float" office:value="0.04420105" calcext:value-type="float">
            <text:p>0.04420105</text:p>
          </table:table-cell>
          <table:table-cell office:value-type="float" office:value="0.1337585" calcext:value-type="float">
            <text:p>0.1337585</text:p>
          </table:table-cell>
          <table:table-cell office:value-type="float" office:value="0.3066569" calcext:value-type="float">
            <text:p>0.3066569</text:p>
          </table:table-cell>
          <table:table-cell office:value-type="float" office:value="0.347472" calcext:value-type="float">
            <text:p>0.347472</text:p>
          </table:table-cell>
          <table:table-cell office:value-type="float" office:value="0" calcext:value-type="float">
            <text:p>0</text:p>
          </table:table-cell>
          <table:table-cell office:value-type="float" office:value="420.9119" calcext:value-type="float">
            <text:p>420.9119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20554" calcext:value-type="float">
            <text:p>14.20554</text:p>
          </table:table-cell>
          <table:table-cell office:value-type="float" office:value="0" calcext:value-type="float">
            <text:p>0</text:p>
          </table:table-cell>
          <table:table-cell office:value-type="float" office:value="-0.6426697" calcext:value-type="float">
            <text:p>-0.642669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36.92791" calcext:value-type="float">
            <text:p>36.92791</text:p>
          </table:table-cell>
          <table:table-cell office:value-type="float" office:value="1098.652" calcext:value-type="float">
            <text:p>1098.652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811819" calcext:value-type="float">
            <text:p>0.2811819</text:p>
          </table:table-cell>
          <table:table-cell office:value-type="float" office:value="1.367053" calcext:value-type="float">
            <text:p>1.367053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008" calcext:value-type="float">
            <text:p>0.00167008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9443" calcext:value-type="float">
            <text:p>0.129443</text:p>
          </table:table-cell>
          <table:table-cell office:value-type="float" office:value="-0.2339129" calcext:value-type="float">
            <text:p>-0.2339129</text:p>
          </table:table-cell>
          <table:table-cell office:value-type="float" office:value="0.003137706" calcext:value-type="float">
            <text:p>0.003137706</text:p>
          </table:table-cell>
          <table:table-cell office:value-type="float" office:value="0.005975789" calcext:value-type="float">
            <text:p>0.005975789</text:p>
          </table:table-cell>
          <table:table-cell office:value-type="float" office:value="17.20401" calcext:value-type="float">
            <text:p>17.20401</text:p>
          </table:table-cell>
          <table:table-cell office:value-type="float" office:value="1.061159" calcext:value-type="float">
            <text:p>1.061159</text:p>
          </table:table-cell>
          <table:table-cell office:value-type="float" office:value="1.056872" calcext:value-type="float">
            <text:p>1.056872</text:p>
          </table:table-cell>
          <table:table-cell office:value-type="float" office:value="0.9967716" calcext:value-type="float">
            <text:p>0.9967716</text:p>
          </table:table-cell>
          <table:table-cell office:value-type="float" office:value="0.1627712" calcext:value-type="float">
            <text:p>0.1627712</text:p>
          </table:table-cell>
          <table:table-cell office:value-type="float" office:value="0.1391452" calcext:value-type="float">
            <text:p>0.1391452</text:p>
          </table:table-cell>
          <table:table-cell office:value-type="float" office:value="0.03690146" calcext:value-type="float">
            <text:p>0.03690146</text:p>
          </table:table-cell>
          <table:table-cell office:value-type="float" office:value="0.02440778" calcext:value-type="float">
            <text:p>0.02440778</text:p>
          </table:table-cell>
          <table:table-cell office:value-type="float" office:value="0.02773942" calcext:value-type="float">
            <text:p>0.02773942</text:p>
          </table:table-cell>
          <table:table-cell office:value-type="float" office:value="0.02220684" calcext:value-type="float">
            <text:p>0.02220684</text:p>
          </table:table-cell>
          <table:table-cell office:value-type="float" office:value="0.01949092" calcext:value-type="float">
            <text:p>0.01949092</text:p>
          </table:table-cell>
          <table:table-cell office:value-type="float" office:value="0.02079695" calcext:value-type="float">
            <text:p>0.02079695</text:p>
          </table:table-cell>
          <table:table-cell office:value-type="float" office:value="0.0421319" calcext:value-type="float">
            <text:p>0.0421319</text:p>
          </table:table-cell>
          <table:table-cell office:value-type="float" office:value="0.005109159" calcext:value-type="float">
            <text:p>0.005109159</text:p>
          </table:table-cell>
          <table:table-cell office:value-type="float" office:value="0.005233744" calcext:value-type="float">
            <text:p>0.005233744</text:p>
          </table:table-cell>
          <table:table-cell office:value-type="float" office:value="0" calcext:value-type="float">
            <text:p>0</text:p>
          </table:table-cell>
          <table:table-cell office:value-type="float" office:value="10.00264" calcext:value-type="float">
            <text:p>10.00264</text:p>
          </table:table-cell>
          <table:table-cell office:value-type="float" office:value="4.277922" calcext:value-type="float">
            <text:p>4.277922</text:p>
          </table:table-cell>
          <table:table-cell office:value-type="float" office:value="4.059542" calcext:value-type="float">
            <text:p>4.059542</text:p>
          </table:table-cell>
          <table:table-cell office:value-type="float" office:value="2.106734" calcext:value-type="float">
            <text:p>2.106734</text:p>
          </table:table-cell>
          <table:table-cell office:value-type="float" office:value="1.540043" calcext:value-type="float">
            <text:p>1.540043</text:p>
          </table:table-cell>
          <table:table-cell office:value-type="float" office:value="0.2032051" calcext:value-type="float">
            <text:p>0.2032051</text:p>
          </table:table-cell>
          <table:table-cell office:value-type="float" office:value="0.1110842" calcext:value-type="float">
            <text:p>0.1110842</text:p>
          </table:table-cell>
          <table:table-cell office:value-type="float" office:value="0.09673855" calcext:value-type="float">
            <text:p>0.09673855</text:p>
          </table:table-cell>
          <table:table-cell office:value-type="float" office:value="0.1824767" calcext:value-type="float">
            <text:p>0.1824767</text:p>
          </table:table-cell>
          <table:table-cell office:value-type="float" office:value="0.05820625" calcext:value-type="float">
            <text:p>0.05820625</text:p>
          </table:table-cell>
          <table:table-cell office:value-type="float" office:value="0.04572119" calcext:value-type="float">
            <text:p>0.04572119</text:p>
          </table:table-cell>
          <table:table-cell office:value-type="float" office:value="0.1366174" calcext:value-type="float">
            <text:p>0.1366174</text:p>
          </table:table-cell>
          <table:table-cell office:value-type="float" office:value="0.3063008" calcext:value-type="float">
            <text:p>0.3063008</text:p>
          </table:table-cell>
          <table:table-cell office:value-type="float" office:value="0.3474739" calcext:value-type="float">
            <text:p>0.3474739</text:p>
          </table:table-cell>
          <table:table-cell office:value-type="float" office:value="0" calcext:value-type="float">
            <text:p>0</text:p>
          </table:table-cell>
          <table:table-cell office:value-type="float" office:value="399.7975" calcext:value-type="float">
            <text:p>399.7975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23991" calcext:value-type="float">
            <text:p>14.23991</text:p>
          </table:table-cell>
          <table:table-cell office:value-type="float" office:value="0" calcext:value-type="float">
            <text:p>0</text:p>
          </table:table-cell>
          <table:table-cell office:value-type="float" office:value="-0.6427341" calcext:value-type="float">
            <text:p>-0.642734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36.87847" calcext:value-type="float">
            <text:p>36.87847</text:p>
          </table:table-cell>
          <table:table-cell office:value-type="float" office:value="1098.658" calcext:value-type="float">
            <text:p>1098.65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467664" calcext:value-type="float">
            <text:p>0.2467664</text:p>
          </table:table-cell>
          <table:table-cell office:value-type="float" office:value="1.439941" calcext:value-type="float">
            <text:p>1.43994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013" calcext:value-type="float">
            <text:p>0.0016701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94437" calcext:value-type="float">
            <text:p>0.1294437</text:p>
          </table:table-cell>
          <table:table-cell office:value-type="float" office:value="-0.2344444" calcext:value-type="float">
            <text:p>-0.2344444</text:p>
          </table:table-cell>
          <table:table-cell office:value-type="float" office:value="0.003150964" calcext:value-type="float">
            <text:p>0.003150964</text:p>
          </table:table-cell>
          <table:table-cell office:value-type="float" office:value="0.005975789" calcext:value-type="float">
            <text:p>0.005975789</text:p>
          </table:table-cell>
          <table:table-cell office:value-type="float" office:value="17.2687" calcext:value-type="float">
            <text:p>17.2687</text:p>
          </table:table-cell>
          <table:table-cell office:value-type="float" office:value="0.7603465" calcext:value-type="float">
            <text:p>0.7603465</text:p>
          </table:table-cell>
          <table:table-cell office:value-type="float" office:value="0.7407042" calcext:value-type="float">
            <text:p>0.7407042</text:p>
          </table:table-cell>
          <table:table-cell office:value-type="float" office:value="0.6967793" calcext:value-type="float">
            <text:p>0.6967793</text:p>
          </table:table-cell>
          <table:table-cell office:value-type="float" office:value="0.1511533" calcext:value-type="float">
            <text:p>0.1511533</text:p>
          </table:table-cell>
          <table:table-cell office:value-type="float" office:value="0.1381744" calcext:value-type="float">
            <text:p>0.1381744</text:p>
          </table:table-cell>
          <table:table-cell office:value-type="float" office:value="0.03718903" calcext:value-type="float">
            <text:p>0.03718903</text:p>
          </table:table-cell>
          <table:table-cell office:value-type="float" office:value="0.02490596" calcext:value-type="float">
            <text:p>0.02490596</text:p>
          </table:table-cell>
          <table:table-cell office:value-type="float" office:value="0.02818098" calcext:value-type="float">
            <text:p>0.02818098</text:p>
          </table:table-cell>
          <table:table-cell office:value-type="float" office:value="0.02241426" calcext:value-type="float">
            <text:p>0.02241426</text:p>
          </table:table-cell>
          <table:table-cell office:value-type="float" office:value="0.01959197" calcext:value-type="float">
            <text:p>0.01959197</text:p>
          </table:table-cell>
          <table:table-cell office:value-type="float" office:value="0.02078016" calcext:value-type="float">
            <text:p>0.02078016</text:p>
          </table:table-cell>
          <table:table-cell office:value-type="float" office:value="0.04339021" calcext:value-type="float">
            <text:p>0.04339021</text:p>
          </table:table-cell>
          <table:table-cell office:value-type="float" office:value="0.005107367" calcext:value-type="float">
            <text:p>0.005107367</text:p>
          </table:table-cell>
          <table:table-cell office:value-type="float" office:value="0.005231465" calcext:value-type="float">
            <text:p>0.005231465</text:p>
          </table:table-cell>
          <table:table-cell office:value-type="float" office:value="0" calcext:value-type="float">
            <text:p>0</text:p>
          </table:table-cell>
          <table:table-cell office:value-type="float" office:value="12.18557" calcext:value-type="float">
            <text:p>12.18557</text:p>
          </table:table-cell>
          <table:table-cell office:value-type="float" office:value="4.59938" calcext:value-type="float">
            <text:p>4.59938</text:p>
          </table:table-cell>
          <table:table-cell office:value-type="float" office:value="4.316623" calcext:value-type="float">
            <text:p>4.316623</text:p>
          </table:table-cell>
          <table:table-cell office:value-type="float" office:value="2.158824" calcext:value-type="float">
            <text:p>2.158824</text:p>
          </table:table-cell>
          <table:table-cell office:value-type="float" office:value="1.603534" calcext:value-type="float">
            <text:p>1.603534</text:p>
          </table:table-cell>
          <table:table-cell office:value-type="float" office:value="0.226457" calcext:value-type="float">
            <text:p>0.226457</text:p>
          </table:table-cell>
          <table:table-cell office:value-type="float" office:value="0.1156833" calcext:value-type="float">
            <text:p>0.1156833</text:p>
          </table:table-cell>
          <table:table-cell office:value-type="float" office:value="0.1037206" calcext:value-type="float">
            <text:p>0.1037206</text:p>
          </table:table-cell>
          <table:table-cell office:value-type="float" office:value="0.1874194" calcext:value-type="float">
            <text:p>0.1874194</text:p>
          </table:table-cell>
          <table:table-cell office:value-type="float" office:value="0.06104858" calcext:value-type="float">
            <text:p>0.06104858</text:p>
          </table:table-cell>
          <table:table-cell office:value-type="float" office:value="0.04723506" calcext:value-type="float">
            <text:p>0.04723506</text:p>
          </table:table-cell>
          <table:table-cell office:value-type="float" office:value="0.1395443" calcext:value-type="float">
            <text:p>0.1395443</text:p>
          </table:table-cell>
          <table:table-cell office:value-type="float" office:value="0.3059547" calcext:value-type="float">
            <text:p>0.3059547</text:p>
          </table:table-cell>
          <table:table-cell office:value-type="float" office:value="0.3474759" calcext:value-type="float">
            <text:p>0.3474759</text:p>
          </table:table-cell>
          <table:table-cell office:value-type="float" office:value="0" calcext:value-type="float">
            <text:p>0</text:p>
          </table:table-cell>
          <table:table-cell office:value-type="float" office:value="383.7281" calcext:value-type="float">
            <text:p>383.7281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27946" calcext:value-type="float">
            <text:p>14.27946</text:p>
          </table:table-cell>
          <table:table-cell office:value-type="float" office:value="0" calcext:value-type="float">
            <text:p>0</text:p>
          </table:table-cell>
          <table:table-cell office:value-type="float" office:value="-0.6427941" calcext:value-type="float">
            <text:p>-0.64279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36.81709" calcext:value-type="float">
            <text:p>36.81709</text:p>
          </table:table-cell>
          <table:table-cell office:value-type="float" office:value="1098.664" calcext:value-type="float">
            <text:p>1098.664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260677" calcext:value-type="float">
            <text:p>0.2260677</text:p>
          </table:table-cell>
          <table:table-cell office:value-type="float" office:value="1.510663" calcext:value-type="float">
            <text:p>1.510663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013" calcext:value-type="float">
            <text:p>0.0016701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9188" calcext:value-type="float">
            <text:p>0.129188</text:p>
          </table:table-cell>
          <table:table-cell office:value-type="float" office:value="-0.235007" calcext:value-type="float">
            <text:p>-0.235007</text:p>
          </table:table-cell>
          <table:table-cell office:value-type="float" office:value="0.00316935" calcext:value-type="float">
            <text:p>0.00316935</text:p>
          </table:table-cell>
          <table:table-cell office:value-type="float" office:value="0.005975789" calcext:value-type="float">
            <text:p>0.005975789</text:p>
          </table:table-cell>
          <table:table-cell office:value-type="float" office:value="17.3252" calcext:value-type="float">
            <text:p>17.3252</text:p>
          </table:table-cell>
          <table:table-cell office:value-type="float" office:value="0.5832804" calcext:value-type="float">
            <text:p>0.5832804</text:p>
          </table:table-cell>
          <table:table-cell office:value-type="float" office:value="0.5358367" calcext:value-type="float">
            <text:p>0.5358367</text:p>
          </table:table-cell>
          <table:table-cell office:value-type="float" office:value="0.492017" calcext:value-type="float">
            <text:p>0.492017</text:p>
          </table:table-cell>
          <table:table-cell office:value-type="float" office:value="0.1400439" calcext:value-type="float">
            <text:p>0.1400439</text:p>
          </table:table-cell>
          <table:table-cell office:value-type="float" office:value="0.1352641" calcext:value-type="float">
            <text:p>0.1352641</text:p>
          </table:table-cell>
          <table:table-cell office:value-type="float" office:value="0.03733609" calcext:value-type="float">
            <text:p>0.03733609</text:p>
          </table:table-cell>
          <table:table-cell office:value-type="float" office:value="0.02507167" calcext:value-type="float">
            <text:p>0.02507167</text:p>
          </table:table-cell>
          <table:table-cell office:value-type="float" office:value="0.02859364" calcext:value-type="float">
            <text:p>0.02859364</text:p>
          </table:table-cell>
          <table:table-cell office:value-type="float" office:value="0.02260453" calcext:value-type="float">
            <text:p>0.02260453</text:p>
          </table:table-cell>
          <table:table-cell office:value-type="float" office:value="0.01968699" calcext:value-type="float">
            <text:p>0.01968699</text:p>
          </table:table-cell>
          <table:table-cell office:value-type="float" office:value="0.02076716" calcext:value-type="float">
            <text:p>0.02076716</text:p>
          </table:table-cell>
          <table:table-cell office:value-type="float" office:value="0.04458073" calcext:value-type="float">
            <text:p>0.04458073</text:p>
          </table:table-cell>
          <table:table-cell office:value-type="float" office:value="0.00511525" calcext:value-type="float">
            <text:p>0.00511525</text:p>
          </table:table-cell>
          <table:table-cell office:value-type="float" office:value="0.005219662" calcext:value-type="float">
            <text:p>0.005219662</text:p>
          </table:table-cell>
          <table:table-cell office:value-type="float" office:value="0" calcext:value-type="float">
            <text:p>0</text:p>
          </table:table-cell>
          <table:table-cell office:value-type="float" office:value="12.99053" calcext:value-type="float">
            <text:p>12.99053</text:p>
          </table:table-cell>
          <table:table-cell office:value-type="float" office:value="5.17157" calcext:value-type="float">
            <text:p>5.17157</text:p>
          </table:table-cell>
          <table:table-cell office:value-type="float" office:value="4.555656" calcext:value-type="float">
            <text:p>4.555656</text:p>
          </table:table-cell>
          <table:table-cell office:value-type="float" office:value="2.223735" calcext:value-type="float">
            <text:p>2.223735</text:p>
          </table:table-cell>
          <table:table-cell office:value-type="float" office:value="1.659099" calcext:value-type="float">
            <text:p>1.659099</text:p>
          </table:table-cell>
          <table:table-cell office:value-type="float" office:value="0.2533092" calcext:value-type="float">
            <text:p>0.2533092</text:p>
          </table:table-cell>
          <table:table-cell office:value-type="float" office:value="0.1204079" calcext:value-type="float">
            <text:p>0.1204079</text:p>
          </table:table-cell>
          <table:table-cell office:value-type="float" office:value="0.1108804" calcext:value-type="float">
            <text:p>0.1108804</text:p>
          </table:table-cell>
          <table:table-cell office:value-type="float" office:value="0.1922517" calcext:value-type="float">
            <text:p>0.1922517</text:p>
          </table:table-cell>
          <table:table-cell office:value-type="float" office:value="0.06383479" calcext:value-type="float">
            <text:p>0.06383479</text:p>
          </table:table-cell>
          <table:table-cell office:value-type="float" office:value="0.04873997" calcext:value-type="float">
            <text:p>0.04873997</text:p>
          </table:table-cell>
          <table:table-cell office:value-type="float" office:value="0.1425993" calcext:value-type="float">
            <text:p>0.1425993</text:p>
          </table:table-cell>
          <table:table-cell office:value-type="float" office:value="0.3087198" calcext:value-type="float">
            <text:p>0.3087198</text:p>
          </table:table-cell>
          <table:table-cell office:value-type="float" office:value="0.3447492" calcext:value-type="float">
            <text:p>0.3447492</text:p>
          </table:table-cell>
          <table:table-cell office:value-type="float" office:value="0" calcext:value-type="float">
            <text:p>0</text:p>
          </table:table-cell>
          <table:table-cell office:value-type="float" office:value="382.4992" calcext:value-type="float">
            <text:p>382.4992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33018" calcext:value-type="float">
            <text:p>14.33018</text:p>
          </table:table-cell>
          <table:table-cell office:value-type="float" office:value="0" calcext:value-type="float">
            <text:p>0</text:p>
          </table:table-cell>
          <table:table-cell office:value-type="float" office:value="-0.6428579" calcext:value-type="float">
            <text:p>-0.642857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36.75323" calcext:value-type="float">
            <text:p>36.75323</text:p>
          </table:table-cell>
          <table:table-cell office:value-type="float" office:value="1098.665" calcext:value-type="float">
            <text:p>1098.665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278017" calcext:value-type="float">
            <text:p>0.2278017</text:p>
          </table:table-cell>
          <table:table-cell office:value-type="float" office:value="1.566742" calcext:value-type="float">
            <text:p>1.56674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013" calcext:value-type="float">
            <text:p>0.0016701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8386" calcext:value-type="float">
            <text:p>0.128386</text:p>
          </table:table-cell>
          <table:table-cell office:value-type="float" office:value="-0.2354251" calcext:value-type="float">
            <text:p>-0.2354251</text:p>
          </table:table-cell>
          <table:table-cell office:value-type="float" office:value="0.003192925" calcext:value-type="float">
            <text:p>0.003192925</text:p>
          </table:table-cell>
          <table:table-cell office:value-type="float" office:value="0.005975789" calcext:value-type="float">
            <text:p>0.005975789</text:p>
          </table:table-cell>
          <table:table-cell office:value-type="float" office:value="17.33518" calcext:value-type="float">
            <text:p>17.33518</text:p>
          </table:table-cell>
          <table:table-cell office:value-type="float" office:value="0.8125837" calcext:value-type="float">
            <text:p>0.8125837</text:p>
          </table:table-cell>
          <table:table-cell office:value-type="float" office:value="0.4070492" calcext:value-type="float">
            <text:p>0.4070492</text:p>
          </table:table-cell>
          <table:table-cell office:value-type="float" office:value="0.3667037" calcext:value-type="float">
            <text:p>0.3667037</text:p>
          </table:table-cell>
          <table:table-cell office:value-type="float" office:value="0.1316509" calcext:value-type="float">
            <text:p>0.1316509</text:p>
          </table:table-cell>
          <table:table-cell office:value-type="float" office:value="0.1321267" calcext:value-type="float">
            <text:p>0.1321267</text:p>
          </table:table-cell>
          <table:table-cell office:value-type="float" office:value="0.0374484" calcext:value-type="float">
            <text:p>0.0374484</text:p>
          </table:table-cell>
          <table:table-cell office:value-type="float" office:value="0.02501099" calcext:value-type="float">
            <text:p>0.02501099</text:p>
          </table:table-cell>
          <table:table-cell office:value-type="float" office:value="0.028962" calcext:value-type="float">
            <text:p>0.028962</text:p>
          </table:table-cell>
          <table:table-cell office:value-type="float" office:value="0.02277577" calcext:value-type="float">
            <text:p>0.02277577</text:p>
          </table:table-cell>
          <table:table-cell office:value-type="float" office:value="0.01977578" calcext:value-type="float">
            <text:p>0.01977578</text:p>
          </table:table-cell>
          <table:table-cell office:value-type="float" office:value="0.0207579" calcext:value-type="float">
            <text:p>0.0207579</text:p>
          </table:table-cell>
          <table:table-cell office:value-type="float" office:value="0.04569639" calcext:value-type="float">
            <text:p>0.04569639</text:p>
          </table:table-cell>
          <table:table-cell office:value-type="float" office:value="0.005112599" calcext:value-type="float">
            <text:p>0.005112599</text:p>
          </table:table-cell>
          <table:table-cell office:value-type="float" office:value="0.005218696" calcext:value-type="float">
            <text:p>0.005218696</text:p>
          </table:table-cell>
          <table:table-cell office:value-type="float" office:value="0" calcext:value-type="float">
            <text:p>0</text:p>
          </table:table-cell>
          <table:table-cell office:value-type="float" office:value="13.94042" calcext:value-type="float">
            <text:p>13.94042</text:p>
          </table:table-cell>
          <table:table-cell office:value-type="float" office:value="5.801338" calcext:value-type="float">
            <text:p>5.801338</text:p>
          </table:table-cell>
          <table:table-cell office:value-type="float" office:value="4.771435" calcext:value-type="float">
            <text:p>4.771435</text:p>
          </table:table-cell>
          <table:table-cell office:value-type="float" office:value="2.293218" calcext:value-type="float">
            <text:p>2.293218</text:p>
          </table:table-cell>
          <table:table-cell office:value-type="float" office:value="1.720009" calcext:value-type="float">
            <text:p>1.720009</text:p>
          </table:table-cell>
          <table:table-cell office:value-type="float" office:value="0.2829538" calcext:value-type="float">
            <text:p>0.2829538</text:p>
          </table:table-cell>
          <table:table-cell office:value-type="float" office:value="0.125885" calcext:value-type="float">
            <text:p>0.125885</text:p>
          </table:table-cell>
          <table:table-cell office:value-type="float" office:value="0.1182708" calcext:value-type="float">
            <text:p>0.1182708</text:p>
          </table:table-cell>
          <table:table-cell office:value-type="float" office:value="0.1970719" calcext:value-type="float">
            <text:p>0.1970719</text:p>
          </table:table-cell>
          <table:table-cell office:value-type="float" office:value="0.06657778" calcext:value-type="float">
            <text:p>0.06657778</text:p>
          </table:table-cell>
          <table:table-cell office:value-type="float" office:value="0.05023878" calcext:value-type="float">
            <text:p>0.05023878</text:p>
          </table:table-cell>
          <table:table-cell office:value-type="float" office:value="0.1458032" calcext:value-type="float">
            <text:p>0.1458032</text:p>
          </table:table-cell>
          <table:table-cell office:value-type="float" office:value="0.3077952" calcext:value-type="float">
            <text:p>0.3077952</text:p>
          </table:table-cell>
          <table:table-cell office:value-type="float" office:value="0.3465805" calcext:value-type="float">
            <text:p>0.3465805</text:p>
          </table:table-cell>
          <table:table-cell office:value-type="float" office:value="0" calcext:value-type="float">
            <text:p>0</text:p>
          </table:table-cell>
          <table:table-cell office:value-type="float" office:value="432.0692" calcext:value-type="float">
            <text:p>432.0692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38794" calcext:value-type="float">
            <text:p>14.38794</text:p>
          </table:table-cell>
          <table:table-cell office:value-type="float" office:value="0" calcext:value-type="float">
            <text:p>0</text:p>
          </table:table-cell>
          <table:table-cell office:value-type="float" office:value="-0.6429224" calcext:value-type="float">
            <text:p>-0.642922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36.6874" calcext:value-type="float">
            <text:p>36.6874</text:p>
          </table:table-cell>
          <table:table-cell office:value-type="float" office:value="1098.664" calcext:value-type="float">
            <text:p>1098.664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432708" calcext:value-type="float">
            <text:p>0.2432708</text:p>
          </table:table-cell>
          <table:table-cell office:value-type="float" office:value="1.612046" calcext:value-type="float">
            <text:p>1.61204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013" calcext:value-type="float">
            <text:p>0.0016701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8218" calcext:value-type="float">
            <text:p>0.128218</text:p>
          </table:table-cell>
          <table:table-cell office:value-type="float" office:value="-0.2357111" calcext:value-type="float">
            <text:p>-0.2357111</text:p>
          </table:table-cell>
          <table:table-cell office:value-type="float" office:value="0.003213962" calcext:value-type="float">
            <text:p>0.003213962</text:p>
          </table:table-cell>
          <table:table-cell office:value-type="float" office:value="0.005975789" calcext:value-type="float">
            <text:p>0.005975789</text:p>
          </table:table-cell>
          <table:table-cell office:value-type="float" office:value="17.32343" calcext:value-type="float">
            <text:p>17.32343</text:p>
          </table:table-cell>
          <table:table-cell office:value-type="float" office:value="1.627561" calcext:value-type="float">
            <text:p>1.627561</text:p>
          </table:table-cell>
          <table:table-cell office:value-type="float" office:value="0.311484" calcext:value-type="float">
            <text:p>0.311484</text:p>
          </table:table-cell>
          <table:table-cell office:value-type="float" office:value="0.2776672" calcext:value-type="float">
            <text:p>0.2776672</text:p>
          </table:table-cell>
          <table:table-cell office:value-type="float" office:value="0.125692" calcext:value-type="float">
            <text:p>0.125692</text:p>
          </table:table-cell>
          <table:table-cell office:value-type="float" office:value="0.1295038" calcext:value-type="float">
            <text:p>0.1295038</text:p>
          </table:table-cell>
          <table:table-cell office:value-type="float" office:value="0.0376226" calcext:value-type="float">
            <text:p>0.0376226</text:p>
          </table:table-cell>
          <table:table-cell office:value-type="float" office:value="0.02481744" calcext:value-type="float">
            <text:p>0.02481744</text:p>
          </table:table-cell>
          <table:table-cell office:value-type="float" office:value="0.02931232" calcext:value-type="float">
            <text:p>0.02931232</text:p>
          </table:table-cell>
          <table:table-cell office:value-type="float" office:value="0.02293042" calcext:value-type="float">
            <text:p>0.02293042</text:p>
          </table:table-cell>
          <table:table-cell office:value-type="float" office:value="0.01985759" calcext:value-type="float">
            <text:p>0.01985759</text:p>
          </table:table-cell>
          <table:table-cell office:value-type="float" office:value="0.02075196" calcext:value-type="float">
            <text:p>0.02075196</text:p>
          </table:table-cell>
          <table:table-cell office:value-type="float" office:value="0.04674039" calcext:value-type="float">
            <text:p>0.04674039</text:p>
          </table:table-cell>
          <table:table-cell office:value-type="float" office:value="0.005109913" calcext:value-type="float">
            <text:p>0.005109913</text:p>
          </table:table-cell>
          <table:table-cell office:value-type="float" office:value="0.005217717" calcext:value-type="float">
            <text:p>0.005217717</text:p>
          </table:table-cell>
          <table:table-cell office:value-type="float" office:value="0" calcext:value-type="float">
            <text:p>0</text:p>
          </table:table-cell>
          <table:table-cell office:value-type="float" office:value="15.09656" calcext:value-type="float">
            <text:p>15.09656</text:p>
          </table:table-cell>
          <table:table-cell office:value-type="float" office:value="6.514752" calcext:value-type="float">
            <text:p>6.514752</text:p>
          </table:table-cell>
          <table:table-cell office:value-type="float" office:value="4.99357" calcext:value-type="float">
            <text:p>4.99357</text:p>
          </table:table-cell>
          <table:table-cell office:value-type="float" office:value="2.364163" calcext:value-type="float">
            <text:p>2.364163</text:p>
          </table:table-cell>
          <table:table-cell office:value-type="float" office:value="1.785345" calcext:value-type="float">
            <text:p>1.785345</text:p>
          </table:table-cell>
          <table:table-cell office:value-type="float" office:value="0.3123257" calcext:value-type="float">
            <text:p>0.3123257</text:p>
          </table:table-cell>
          <table:table-cell office:value-type="float" office:value="0.1309731" calcext:value-type="float">
            <text:p>0.1309731</text:p>
          </table:table-cell>
          <table:table-cell office:value-type="float" office:value="0.1257998" calcext:value-type="float">
            <text:p>0.1257998</text:p>
          </table:table-cell>
          <table:table-cell office:value-type="float" office:value="0.2019308" calcext:value-type="float">
            <text:p>0.2019308</text:p>
          </table:table-cell>
          <table:table-cell office:value-type="float" office:value="0.06929049" calcext:value-type="float">
            <text:p>0.06929049</text:p>
          </table:table-cell>
          <table:table-cell office:value-type="float" office:value="0.05173099" calcext:value-type="float">
            <text:p>0.05173099</text:p>
          </table:table-cell>
          <table:table-cell office:value-type="float" office:value="0.1489802" calcext:value-type="float">
            <text:p>0.1489802</text:p>
          </table:table-cell>
          <table:table-cell office:value-type="float" office:value="0.3069646" calcext:value-type="float">
            <text:p>0.3069646</text:p>
          </table:table-cell>
          <table:table-cell office:value-type="float" office:value="0.3472817" calcext:value-type="float">
            <text:p>0.3472817</text:p>
          </table:table-cell>
          <table:table-cell office:value-type="float" office:value="0" calcext:value-type="float">
            <text:p>0</text:p>
          </table:table-cell>
          <table:table-cell office:value-type="float" office:value="502.8106" calcext:value-type="float">
            <text:p>502.8106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449" calcext:value-type="float">
            <text:p>14.449</text:p>
          </table:table-cell>
          <table:table-cell office:value-type="float" office:value="0" calcext:value-type="float">
            <text:p>0</text:p>
          </table:table-cell>
          <table:table-cell office:value-type="float" office:value="-0.6429794" calcext:value-type="float">
            <text:p>-0.642979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36.60224" calcext:value-type="float">
            <text:p>36.60224</text:p>
          </table:table-cell>
          <table:table-cell office:value-type="float" office:value="1098.667" calcext:value-type="float">
            <text:p>1098.667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704651" calcext:value-type="float">
            <text:p>0.2704651</text:p>
          </table:table-cell>
          <table:table-cell office:value-type="float" office:value="1.661538" calcext:value-type="float">
            <text:p>1.66153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013" calcext:value-type="float">
            <text:p>0.0016701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8218" calcext:value-type="float">
            <text:p>0.128218</text:p>
          </table:table-cell>
          <table:table-cell office:value-type="float" office:value="-0.2360272" calcext:value-type="float">
            <text:p>-0.2360272</text:p>
          </table:table-cell>
          <table:table-cell office:value-type="float" office:value="0.003228508" calcext:value-type="float">
            <text:p>0.003228508</text:p>
          </table:table-cell>
          <table:table-cell office:value-type="float" office:value="0.005975789" calcext:value-type="float">
            <text:p>0.005975789</text:p>
          </table:table-cell>
          <table:table-cell office:value-type="float" office:value="17.3043" calcext:value-type="float">
            <text:p>17.3043</text:p>
          </table:table-cell>
          <table:table-cell office:value-type="float" office:value="2.744292" calcext:value-type="float">
            <text:p>2.744292</text:p>
          </table:table-cell>
          <table:table-cell office:value-type="float" office:value="0.2389367" calcext:value-type="float">
            <text:p>0.2389367</text:p>
          </table:table-cell>
          <table:table-cell office:value-type="float" office:value="0.2119617" calcext:value-type="float">
            <text:p>0.2119617</text:p>
          </table:table-cell>
          <table:table-cell office:value-type="float" office:value="0.1194685" calcext:value-type="float">
            <text:p>0.1194685</text:p>
          </table:table-cell>
          <table:table-cell office:value-type="float" office:value="0.1257245" calcext:value-type="float">
            <text:p>0.1257245</text:p>
          </table:table-cell>
          <table:table-cell office:value-type="float" office:value="0.03763067" calcext:value-type="float">
            <text:p>0.03763067</text:p>
          </table:table-cell>
          <table:table-cell office:value-type="float" office:value="0.0245332" calcext:value-type="float">
            <text:p>0.0245332</text:p>
          </table:table-cell>
          <table:table-cell office:value-type="float" office:value="0.02962861" calcext:value-type="float">
            <text:p>0.02962861</text:p>
          </table:table-cell>
          <table:table-cell office:value-type="float" office:value="0.02306928" calcext:value-type="float">
            <text:p>0.02306928</text:p>
          </table:table-cell>
          <table:table-cell office:value-type="float" office:value="0.01993306" calcext:value-type="float">
            <text:p>0.01993306</text:p>
          </table:table-cell>
          <table:table-cell office:value-type="float" office:value="0.02074885" calcext:value-type="float">
            <text:p>0.02074885</text:p>
          </table:table-cell>
          <table:table-cell office:value-type="float" office:value="0.04771481" calcext:value-type="float">
            <text:p>0.04771481</text:p>
          </table:table-cell>
          <table:table-cell office:value-type="float" office:value="0.005108398" calcext:value-type="float">
            <text:p>0.005108398</text:p>
          </table:table-cell>
          <table:table-cell office:value-type="float" office:value="0.005215596" calcext:value-type="float">
            <text:p>0.005215596</text:p>
          </table:table-cell>
          <table:table-cell office:value-type="float" office:value="0" calcext:value-type="float">
            <text:p>0</text:p>
          </table:table-cell>
          <table:table-cell office:value-type="float" office:value="15.12288" calcext:value-type="float">
            <text:p>15.12288</text:p>
          </table:table-cell>
          <table:table-cell office:value-type="float" office:value="7.260582" calcext:value-type="float">
            <text:p>7.260582</text:p>
          </table:table-cell>
          <table:table-cell office:value-type="float" office:value="5.259009" calcext:value-type="float">
            <text:p>5.259009</text:p>
          </table:table-cell>
          <table:table-cell office:value-type="float" office:value="2.458295" calcext:value-type="float">
            <text:p>2.458295</text:p>
          </table:table-cell>
          <table:table-cell office:value-type="float" office:value="1.876568" calcext:value-type="float">
            <text:p>1.876568</text:p>
          </table:table-cell>
          <table:table-cell office:value-type="float" office:value="0.3418724" calcext:value-type="float">
            <text:p>0.3418724</text:p>
          </table:table-cell>
          <table:table-cell office:value-type="float" office:value="0.1370918" calcext:value-type="float">
            <text:p>0.1370918</text:p>
          </table:table-cell>
          <table:table-cell office:value-type="float" office:value="0.1332528" calcext:value-type="float">
            <text:p>0.1332528</text:p>
          </table:table-cell>
          <table:table-cell office:value-type="float" office:value="0.2068047" calcext:value-type="float">
            <text:p>0.2068047</text:p>
          </table:table-cell>
          <table:table-cell office:value-type="float" office:value="0.0719867" calcext:value-type="float">
            <text:p>0.0719867</text:p>
          </table:table-cell>
          <table:table-cell office:value-type="float" office:value="0.05321626" calcext:value-type="float">
            <text:p>0.05321626</text:p>
          </table:table-cell>
          <table:table-cell office:value-type="float" office:value="0.1521677" calcext:value-type="float">
            <text:p>0.1521677</text:p>
          </table:table-cell>
          <table:table-cell office:value-type="float" office:value="0.3065408" calcext:value-type="float">
            <text:p>0.3065408</text:p>
          </table:table-cell>
          <table:table-cell office:value-type="float" office:value="0.3473168" calcext:value-type="float">
            <text:p>0.3473168</text:p>
          </table:table-cell>
          <table:table-cell office:value-type="float" office:value="0" calcext:value-type="float">
            <text:p>0</text:p>
          </table:table-cell>
          <table:table-cell office:value-type="float" office:value="605.1981" calcext:value-type="float">
            <text:p>605.1981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52619" calcext:value-type="float">
            <text:p>14.52619</text:p>
          </table:table-cell>
          <table:table-cell office:value-type="float" office:value="0" calcext:value-type="float">
            <text:p>0</text:p>
          </table:table-cell>
          <table:table-cell office:value-type="float" office:value="-0.643039" calcext:value-type="float">
            <text:p>-0.64303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36.55257" calcext:value-type="float">
            <text:p>36.55257</text:p>
          </table:table-cell>
          <table:table-cell office:value-type="float" office:value="1098.667" calcext:value-type="float">
            <text:p>1098.667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667332" calcext:value-type="float">
            <text:p>0.2667332</text:p>
          </table:table-cell>
          <table:table-cell office:value-type="float" office:value="1.72159" calcext:value-type="float">
            <text:p>1.72159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1274" calcext:value-type="float">
            <text:p>0.001671274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82738" calcext:value-type="float">
            <text:p>0.1282738</text:p>
          </table:table-cell>
          <table:table-cell office:value-type="float" office:value="-0.2362128" calcext:value-type="float">
            <text:p>-0.2362128</text:p>
          </table:table-cell>
          <table:table-cell office:value-type="float" office:value="0.003239748" calcext:value-type="float">
            <text:p>0.003239748</text:p>
          </table:table-cell>
          <table:table-cell office:value-type="float" office:value="0.00597579" calcext:value-type="float">
            <text:p>0.00597579</text:p>
          </table:table-cell>
          <table:table-cell office:value-type="float" office:value="17.35175" calcext:value-type="float">
            <text:p>17.35175</text:p>
          </table:table-cell>
          <table:table-cell office:value-type="float" office:value="2.070742" calcext:value-type="float">
            <text:p>2.070742</text:p>
          </table:table-cell>
          <table:table-cell office:value-type="float" office:value="0.3843643" calcext:value-type="float">
            <text:p>0.3843643</text:p>
          </table:table-cell>
          <table:table-cell office:value-type="float" office:value="0.2373093" calcext:value-type="float">
            <text:p>0.2373093</text:p>
          </table:table-cell>
          <table:table-cell office:value-type="float" office:value="0.1190859" calcext:value-type="float">
            <text:p>0.1190859</text:p>
          </table:table-cell>
          <table:table-cell office:value-type="float" office:value="0.1233615" calcext:value-type="float">
            <text:p>0.1233615</text:p>
          </table:table-cell>
          <table:table-cell office:value-type="float" office:value="0.03754725" calcext:value-type="float">
            <text:p>0.03754725</text:p>
          </table:table-cell>
          <table:table-cell office:value-type="float" office:value="0.02450752" calcext:value-type="float">
            <text:p>0.02450752</text:p>
          </table:table-cell>
          <table:table-cell office:value-type="float" office:value="0.02990857" calcext:value-type="float">
            <text:p>0.02990857</text:p>
          </table:table-cell>
          <table:table-cell office:value-type="float" office:value="0.02318665" calcext:value-type="float">
            <text:p>0.02318665</text:p>
          </table:table-cell>
          <table:table-cell office:value-type="float" office:value="0.02000262" calcext:value-type="float">
            <text:p>0.02000262</text:p>
          </table:table-cell>
          <table:table-cell office:value-type="float" office:value="0.0207482" calcext:value-type="float">
            <text:p>0.0207482</text:p>
          </table:table-cell>
          <table:table-cell office:value-type="float" office:value="0.04862199" calcext:value-type="float">
            <text:p>0.04862199</text:p>
          </table:table-cell>
          <table:table-cell office:value-type="float" office:value="0.005107009" calcext:value-type="float">
            <text:p>0.005107009</text:p>
          </table:table-cell>
          <table:table-cell office:value-type="float" office:value="0.005213392" calcext:value-type="float">
            <text:p>0.005213392</text:p>
          </table:table-cell>
          <table:table-cell office:value-type="float" office:value="0" calcext:value-type="float">
            <text:p>0</text:p>
          </table:table-cell>
          <table:table-cell office:value-type="float" office:value="3.757797" calcext:value-type="float">
            <text:p>3.757797</text:p>
          </table:table-cell>
          <table:table-cell office:value-type="float" office:value="7.384798" calcext:value-type="float">
            <text:p>7.384798</text:p>
          </table:table-cell>
          <table:table-cell office:value-type="float" office:value="8.482656" calcext:value-type="float">
            <text:p>8.482656</text:p>
          </table:table-cell>
          <table:table-cell office:value-type="float" office:value="2.897044" calcext:value-type="float">
            <text:p>2.897044</text:p>
          </table:table-cell>
          <table:table-cell office:value-type="float" office:value="2.033401" calcext:value-type="float">
            <text:p>2.033401</text:p>
          </table:table-cell>
          <table:table-cell office:value-type="float" office:value="0.371178" calcext:value-type="float">
            <text:p>0.371178</text:p>
          </table:table-cell>
          <table:table-cell office:value-type="float" office:value="0.1444259" calcext:value-type="float">
            <text:p>0.1444259</text:p>
          </table:table-cell>
          <table:table-cell office:value-type="float" office:value="0.1409869" calcext:value-type="float">
            <text:p>0.1409869</text:p>
          </table:table-cell>
          <table:table-cell office:value-type="float" office:value="0.2117266" calcext:value-type="float">
            <text:p>0.2117266</text:p>
          </table:table-cell>
          <table:table-cell office:value-type="float" office:value="0.07467438" calcext:value-type="float">
            <text:p>0.07467438</text:p>
          </table:table-cell>
          <table:table-cell office:value-type="float" office:value="0.0546953" calcext:value-type="float">
            <text:p>0.0546953</text:p>
          </table:table-cell>
          <table:table-cell office:value-type="float" office:value="0.1553797" calcext:value-type="float">
            <text:p>0.1553797</text:p>
          </table:table-cell>
          <table:table-cell office:value-type="float" office:value="0.3061678" calcext:value-type="float">
            <text:p>0.3061678</text:p>
          </table:table-cell>
          <table:table-cell office:value-type="float" office:value="0.3473188" calcext:value-type="float">
            <text:p>0.3473188</text:p>
          </table:table-cell>
          <table:table-cell office:value-type="float" office:value="0" calcext:value-type="float">
            <text:p>0</text:p>
          </table:table-cell>
          <table:table-cell office:value-type="float" office:value="584.6057" calcext:value-type="float">
            <text:p>584.6057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57045" calcext:value-type="float">
            <text:p>14.57045</text:p>
          </table:table-cell>
          <table:table-cell office:value-type="float" office:value="0" calcext:value-type="float">
            <text:p>0</text:p>
          </table:table-cell>
          <table:table-cell office:value-type="float" office:value="-0.6431177" calcext:value-type="float">
            <text:p>-0.643117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36.5195" calcext:value-type="float">
            <text:p>36.5195</text:p>
          </table:table-cell>
          <table:table-cell office:value-type="float" office:value="1098.669" calcext:value-type="float">
            <text:p>1098.669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482716" calcext:value-type="float">
            <text:p>0.2482716</text:p>
          </table:table-cell>
          <table:table-cell office:value-type="float" office:value="1.766092" calcext:value-type="float">
            <text:p>1.76609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1484" calcext:value-type="float">
            <text:p>0.001671484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82773" calcext:value-type="float">
            <text:p>0.1282773</text:p>
          </table:table-cell>
          <table:table-cell office:value-type="float" office:value="-0.2364991" calcext:value-type="float">
            <text:p>-0.2364991</text:p>
          </table:table-cell>
          <table:table-cell office:value-type="float" office:value="0.003247216" calcext:value-type="float">
            <text:p>0.003247216</text:p>
          </table:table-cell>
          <table:table-cell office:value-type="float" office:value="0.00597579" calcext:value-type="float">
            <text:p>0.00597579</text:p>
          </table:table-cell>
          <table:table-cell office:value-type="float" office:value="17.42237" calcext:value-type="float">
            <text:p>17.42237</text:p>
          </table:table-cell>
          <table:table-cell office:value-type="float" office:value="1.395044" calcext:value-type="float">
            <text:p>1.395044</text:p>
          </table:table-cell>
          <table:table-cell office:value-type="float" office:value="0.2467568" calcext:value-type="float">
            <text:p>0.2467568</text:p>
          </table:table-cell>
          <table:table-cell office:value-type="float" office:value="0.1733144" calcext:value-type="float">
            <text:p>0.1733144</text:p>
          </table:table-cell>
          <table:table-cell office:value-type="float" office:value="0.1250921" calcext:value-type="float">
            <text:p>0.1250921</text:p>
          </table:table-cell>
          <table:table-cell office:value-type="float" office:value="0.1315028" calcext:value-type="float">
            <text:p>0.1315028</text:p>
          </table:table-cell>
          <table:table-cell office:value-type="float" office:value="0.03816601" calcext:value-type="float">
            <text:p>0.03816601</text:p>
          </table:table-cell>
          <table:table-cell office:value-type="float" office:value="0.02494244" calcext:value-type="float">
            <text:p>0.02494244</text:p>
          </table:table-cell>
          <table:table-cell office:value-type="float" office:value="0.03022563" calcext:value-type="float">
            <text:p>0.03022563</text:p>
          </table:table-cell>
          <table:table-cell office:value-type="float" office:value="0.02328895" calcext:value-type="float">
            <text:p>0.02328895</text:p>
          </table:table-cell>
          <table:table-cell office:value-type="float" office:value="0.02006645" calcext:value-type="float">
            <text:p>0.02006645</text:p>
          </table:table-cell>
          <table:table-cell office:value-type="float" office:value="0.0207497" calcext:value-type="float">
            <text:p>0.0207497</text:p>
          </table:table-cell>
          <table:table-cell office:value-type="float" office:value="0.04946439" calcext:value-type="float">
            <text:p>0.04946439</text:p>
          </table:table-cell>
          <table:table-cell office:value-type="float" office:value="0.005105626" calcext:value-type="float">
            <text:p>0.005105626</text:p>
          </table:table-cell>
          <table:table-cell office:value-type="float" office:value="0.005211121" calcext:value-type="float">
            <text:p>0.005211121</text:p>
          </table:table-cell>
          <table:table-cell office:value-type="float" office:value="0" calcext:value-type="float">
            <text:p>0</text:p>
          </table:table-cell>
          <table:table-cell office:value-type="float" office:value="6.936162" calcext:value-type="float">
            <text:p>6.936162</text:p>
          </table:table-cell>
          <table:table-cell office:value-type="float" office:value="5.866539" calcext:value-type="float">
            <text:p>5.866539</text:p>
          </table:table-cell>
          <table:table-cell office:value-type="float" office:value="6.620438" calcext:value-type="float">
            <text:p>6.620438</text:p>
          </table:table-cell>
          <table:table-cell office:value-type="float" office:value="4.306058" calcext:value-type="float">
            <text:p>4.306058</text:p>
          </table:table-cell>
          <table:table-cell office:value-type="float" office:value="2.948017" calcext:value-type="float">
            <text:p>2.948017</text:p>
          </table:table-cell>
          <table:table-cell office:value-type="float" office:value="0.4281322" calcext:value-type="float">
            <text:p>0.4281322</text:p>
          </table:table-cell>
          <table:table-cell office:value-type="float" office:value="0.1451811" calcext:value-type="float">
            <text:p>0.1451811</text:p>
          </table:table-cell>
          <table:table-cell office:value-type="float" office:value="0.148924" calcext:value-type="float">
            <text:p>0.148924</text:p>
          </table:table-cell>
          <table:table-cell office:value-type="float" office:value="0.216685" calcext:value-type="float">
            <text:p>0.216685</text:p>
          </table:table-cell>
          <table:table-cell office:value-type="float" office:value="0.07736011" calcext:value-type="float">
            <text:p>0.07736011</text:p>
          </table:table-cell>
          <table:table-cell office:value-type="float" office:value="0.0561693" calcext:value-type="float">
            <text:p>0.0561693</text:p>
          </table:table-cell>
          <table:table-cell office:value-type="float" office:value="0.1586165" calcext:value-type="float">
            <text:p>0.1586165</text:p>
          </table:table-cell>
          <table:table-cell office:value-type="float" office:value="0.3058031" calcext:value-type="float">
            <text:p>0.3058031</text:p>
          </table:table-cell>
          <table:table-cell office:value-type="float" office:value="0.3473201" calcext:value-type="float">
            <text:p>0.3473201</text:p>
          </table:table-cell>
          <table:table-cell office:value-type="float" office:value="0" calcext:value-type="float">
            <text:p>0</text:p>
          </table:table-cell>
          <table:table-cell office:value-type="float" office:value="567.0194" calcext:value-type="float">
            <text:p>567.019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59722" calcext:value-type="float">
            <text:p>14.59722</text:p>
          </table:table-cell>
          <table:table-cell office:value-type="float" office:value="0" calcext:value-type="float">
            <text:p>0</text:p>
          </table:table-cell>
          <table:table-cell office:value-type="float" office:value="-0.6431871" calcext:value-type="float">
            <text:p>-0.643187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36.49131" calcext:value-type="float">
            <text:p>36.49131</text:p>
          </table:table-cell>
          <table:table-cell office:value-type="float" office:value="1098.669" calcext:value-type="float">
            <text:p>1098.669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402644" calcext:value-type="float">
            <text:p>0.2402644</text:p>
          </table:table-cell>
          <table:table-cell office:value-type="float" office:value="1.797608" calcext:value-type="float">
            <text:p>1.79760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1642" calcext:value-type="float">
            <text:p>0.00167164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82801" calcext:value-type="float">
            <text:p>0.1282801</text:p>
          </table:table-cell>
          <table:table-cell office:value-type="float" office:value="-0.2366438" calcext:value-type="float">
            <text:p>-0.2366438</text:p>
          </table:table-cell>
          <table:table-cell office:value-type="float" office:value="0.003256826" calcext:value-type="float">
            <text:p>0.003256826</text:p>
          </table:table-cell>
          <table:table-cell office:value-type="float" office:value="0.00597579" calcext:value-type="float">
            <text:p>0.00597579</text:p>
          </table:table-cell>
          <table:table-cell office:value-type="float" office:value="17.4703" calcext:value-type="float">
            <text:p>17.4703</text:p>
          </table:table-cell>
          <table:table-cell office:value-type="float" office:value="1.035919" calcext:value-type="float">
            <text:p>1.035919</text:p>
          </table:table-cell>
          <table:table-cell office:value-type="float" office:value="0.2072305" calcext:value-type="float">
            <text:p>0.2072305</text:p>
          </table:table-cell>
          <table:table-cell office:value-type="float" office:value="0.1553868" calcext:value-type="float">
            <text:p>0.1553868</text:p>
          </table:table-cell>
          <table:table-cell office:value-type="float" office:value="0.1242255" calcext:value-type="float">
            <text:p>0.1242255</text:p>
          </table:table-cell>
          <table:table-cell office:value-type="float" office:value="0.1315776" calcext:value-type="float">
            <text:p>0.1315776</text:p>
          </table:table-cell>
          <table:table-cell office:value-type="float" office:value="0.03959189" calcext:value-type="float">
            <text:p>0.03959189</text:p>
          </table:table-cell>
          <table:table-cell office:value-type="float" office:value="0.02512404" calcext:value-type="float">
            <text:p>0.02512404</text:p>
          </table:table-cell>
          <table:table-cell office:value-type="float" office:value="0.03056034" calcext:value-type="float">
            <text:p>0.03056034</text:p>
          </table:table-cell>
          <table:table-cell office:value-type="float" office:value="0.02338495" calcext:value-type="float">
            <text:p>0.02338495</text:p>
          </table:table-cell>
          <table:table-cell office:value-type="float" office:value="0.02012572" calcext:value-type="float">
            <text:p>0.02012572</text:p>
          </table:table-cell>
          <table:table-cell office:value-type="float" office:value="0.02075308" calcext:value-type="float">
            <text:p>0.02075308</text:p>
          </table:table-cell>
          <table:table-cell office:value-type="float" office:value="0.05024432" calcext:value-type="float">
            <text:p>0.05024432</text:p>
          </table:table-cell>
          <table:table-cell office:value-type="float" office:value="0.00510426" calcext:value-type="float">
            <text:p>0.00510426</text:p>
          </table:table-cell>
          <table:table-cell office:value-type="float" office:value="0.005208983" calcext:value-type="float">
            <text:p>0.005208983</text:p>
          </table:table-cell>
          <table:table-cell office:value-type="float" office:value="0" calcext:value-type="float">
            <text:p>0</text:p>
          </table:table-cell>
          <table:table-cell office:value-type="float" office:value="10.07673" calcext:value-type="float">
            <text:p>10.07673</text:p>
          </table:table-cell>
          <table:table-cell office:value-type="float" office:value="5.746922" calcext:value-type="float">
            <text:p>5.746922</text:p>
          </table:table-cell>
          <table:table-cell office:value-type="float" office:value="6.196224" calcext:value-type="float">
            <text:p>6.196224</text:p>
          </table:table-cell>
          <table:table-cell office:value-type="float" office:value="4.134297" calcext:value-type="float">
            <text:p>4.134297</text:p>
          </table:table-cell>
          <table:table-cell office:value-type="float" office:value="2.882514" calcext:value-type="float">
            <text:p>2.882514</text:p>
          </table:table-cell>
          <table:table-cell office:value-type="float" office:value="0.5106193" calcext:value-type="float">
            <text:p>0.5106193</text:p>
          </table:table-cell>
          <table:table-cell office:value-type="float" office:value="0.1433479" calcext:value-type="float">
            <text:p>0.1433479</text:p>
          </table:table-cell>
          <table:table-cell office:value-type="float" office:value="0.156243" calcext:value-type="float">
            <text:p>0.156243</text:p>
          </table:table-cell>
          <table:table-cell office:value-type="float" office:value="0.2215426" calcext:value-type="float">
            <text:p>0.2215426</text:p>
          </table:table-cell>
          <table:table-cell office:value-type="float" office:value="0.08003582" calcext:value-type="float">
            <text:p>0.08003582</text:p>
          </table:table-cell>
          <table:table-cell office:value-type="float" office:value="0.05763883" calcext:value-type="float">
            <text:p>0.05763883</text:p>
          </table:table-cell>
          <table:table-cell office:value-type="float" office:value="0.1618772" calcext:value-type="float">
            <text:p>0.1618772</text:p>
          </table:table-cell>
          <table:table-cell office:value-type="float" office:value="0.3054614" calcext:value-type="float">
            <text:p>0.3054614</text:p>
          </table:table-cell>
          <table:table-cell office:value-type="float" office:value="0.3473216" calcext:value-type="float">
            <text:p>0.3473216</text:p>
          </table:table-cell>
          <table:table-cell office:value-type="float" office:value="0" calcext:value-type="float">
            <text:p>0</text:p>
          </table:table-cell>
          <table:table-cell office:value-type="float" office:value="555.7863" calcext:value-type="float">
            <text:p>555.7863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62148" calcext:value-type="float">
            <text:p>14.62148</text:p>
          </table:table-cell>
          <table:table-cell office:value-type="float" office:value="0" calcext:value-type="float">
            <text:p>0</text:p>
          </table:table-cell>
          <table:table-cell office:value-type="float" office:value="-0.6432202" calcext:value-type="float">
            <text:p>-0.643220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36.46264" calcext:value-type="float">
            <text:p>36.46264</text:p>
          </table:table-cell>
          <table:table-cell office:value-type="float" office:value="1098.67" calcext:value-type="float">
            <text:p>1098.67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316338" calcext:value-type="float">
            <text:p>0.2316338</text:p>
          </table:table-cell>
          <table:table-cell office:value-type="float" office:value="1.829717" calcext:value-type="float">
            <text:p>1.829717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1752" calcext:value-type="float">
            <text:p>0.00167175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75211" calcext:value-type="float">
            <text:p>0.1275211</text:p>
          </table:table-cell>
          <table:table-cell office:value-type="float" office:value="-0.2367775" calcext:value-type="float">
            <text:p>-0.2367775</text:p>
          </table:table-cell>
          <table:table-cell office:value-type="float" office:value="0.003267441" calcext:value-type="float">
            <text:p>0.003267441</text:p>
          </table:table-cell>
          <table:table-cell office:value-type="float" office:value="0.00597579" calcext:value-type="float">
            <text:p>0.00597579</text:p>
          </table:table-cell>
          <table:table-cell office:value-type="float" office:value="17.52538" calcext:value-type="float">
            <text:p>17.52538</text:p>
          </table:table-cell>
          <table:table-cell office:value-type="float" office:value="0.7705642" calcext:value-type="float">
            <text:p>0.7705642</text:p>
          </table:table-cell>
          <table:table-cell office:value-type="float" office:value="0.1788263" calcext:value-type="float">
            <text:p>0.1788263</text:p>
          </table:table-cell>
          <table:table-cell office:value-type="float" office:value="0.1429592" calcext:value-type="float">
            <text:p>0.1429592</text:p>
          </table:table-cell>
          <table:table-cell office:value-type="float" office:value="0.1239822" calcext:value-type="float">
            <text:p>0.1239822</text:p>
          </table:table-cell>
          <table:table-cell office:value-type="float" office:value="0.1327323" calcext:value-type="float">
            <text:p>0.1327323</text:p>
          </table:table-cell>
          <table:table-cell office:value-type="float" office:value="0.04031689" calcext:value-type="float">
            <text:p>0.04031689</text:p>
          </table:table-cell>
          <table:table-cell office:value-type="float" office:value="0.02526662" calcext:value-type="float">
            <text:p>0.02526662</text:p>
          </table:table-cell>
          <table:table-cell office:value-type="float" office:value="0.03090756" calcext:value-type="float">
            <text:p>0.03090756</text:p>
          </table:table-cell>
          <table:table-cell office:value-type="float" office:value="0.02347855" calcext:value-type="float">
            <text:p>0.02347855</text:p>
          </table:table-cell>
          <table:table-cell office:value-type="float" office:value="0.02018187" calcext:value-type="float">
            <text:p>0.02018187</text:p>
          </table:table-cell>
          <table:table-cell office:value-type="float" office:value="0.02075848" calcext:value-type="float">
            <text:p>0.02075848</text:p>
          </table:table-cell>
          <table:table-cell office:value-type="float" office:value="0.05096421" calcext:value-type="float">
            <text:p>0.05096421</text:p>
          </table:table-cell>
          <table:table-cell office:value-type="float" office:value="0.00511918" calcext:value-type="float">
            <text:p>0.00511918</text:p>
          </table:table-cell>
          <table:table-cell office:value-type="float" office:value="0.005191199" calcext:value-type="float">
            <text:p>0.005191199</text:p>
          </table:table-cell>
          <table:table-cell office:value-type="float" office:value="0" calcext:value-type="float">
            <text:p>0</text:p>
          </table:table-cell>
          <table:table-cell office:value-type="float" office:value="12.70028" calcext:value-type="float">
            <text:p>12.70028</text:p>
          </table:table-cell>
          <table:table-cell office:value-type="float" office:value="5.789202" calcext:value-type="float">
            <text:p>5.789202</text:p>
          </table:table-cell>
          <table:table-cell office:value-type="float" office:value="5.981996" calcext:value-type="float">
            <text:p>5.981996</text:p>
          </table:table-cell>
          <table:table-cell office:value-type="float" office:value="4.070304" calcext:value-type="float">
            <text:p>4.070304</text:p>
          </table:table-cell>
          <table:table-cell office:value-type="float" office:value="2.89154" calcext:value-type="float">
            <text:p>2.89154</text:p>
          </table:table-cell>
          <table:table-cell office:value-type="float" office:value="0.5384727" calcext:value-type="float">
            <text:p>0.5384727</text:p>
          </table:table-cell>
          <table:table-cell office:value-type="float" office:value="0.1431395" calcext:value-type="float">
            <text:p>0.1431395</text:p>
          </table:table-cell>
          <table:table-cell office:value-type="float" office:value="0.1630518" calcext:value-type="float">
            <text:p>0.1630518</text:p>
          </table:table-cell>
          <table:table-cell office:value-type="float" office:value="0.2262297" calcext:value-type="float">
            <text:p>0.2262297</text:p>
          </table:table-cell>
          <table:table-cell office:value-type="float" office:value="0.08268383" calcext:value-type="float">
            <text:p>0.08268383</text:p>
          </table:table-cell>
          <table:table-cell office:value-type="float" office:value="0.05910723" calcext:value-type="float">
            <text:p>0.05910723</text:p>
          </table:table-cell>
          <table:table-cell office:value-type="float" office:value="0.1654488" calcext:value-type="float">
            <text:p>0.1654488</text:p>
          </table:table-cell>
          <table:table-cell office:value-type="float" office:value="0.3101012" calcext:value-type="float">
            <text:p>0.3101012</text:p>
          </table:table-cell>
          <table:table-cell office:value-type="float" office:value="0.343383" calcext:value-type="float">
            <text:p>0.343383</text:p>
          </table:table-cell>
          <table:table-cell office:value-type="float" office:value="0" calcext:value-type="float">
            <text:p>0</text:p>
          </table:table-cell>
          <table:table-cell office:value-type="float" office:value="534.4079" calcext:value-type="float">
            <text:p>534.4079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6447" calcext:value-type="float">
            <text:p>14.6447</text:p>
          </table:table-cell>
          <table:table-cell office:value-type="float" office:value="0" calcext:value-type="float">
            <text:p>0</text:p>
          </table:table-cell>
          <table:table-cell office:value-type="float" office:value="-0.6432478" calcext:value-type="float">
            <text:p>-0.643247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36.4324" calcext:value-type="float">
            <text:p>36.4324</text:p>
          </table:table-cell>
          <table:table-cell office:value-type="float" office:value="1098.672" calcext:value-type="float">
            <text:p>1098.672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230514" calcext:value-type="float">
            <text:p>0.2230514</text:p>
          </table:table-cell>
          <table:table-cell office:value-type="float" office:value="1.861841" calcext:value-type="float">
            <text:p>1.86184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1802" calcext:value-type="float">
            <text:p>0.0016718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67118" calcext:value-type="float">
            <text:p>0.1267118</text:p>
          </table:table-cell>
          <table:table-cell office:value-type="float" office:value="-0.2369148" calcext:value-type="float">
            <text:p>-0.2369148</text:p>
          </table:table-cell>
          <table:table-cell office:value-type="float" office:value="0.003278826" calcext:value-type="float">
            <text:p>0.003278826</text:p>
          </table:table-cell>
          <table:table-cell office:value-type="float" office:value="0.00597579" calcext:value-type="float">
            <text:p>0.00597579</text:p>
          </table:table-cell>
          <table:table-cell office:value-type="float" office:value="17.58966" calcext:value-type="float">
            <text:p>17.58966</text:p>
          </table:table-cell>
          <table:table-cell office:value-type="float" office:value="0.5796115" calcext:value-type="float">
            <text:p>0.5796115</text:p>
          </table:table-cell>
          <table:table-cell office:value-type="float" office:value="0.158003" calcext:value-type="float">
            <text:p>0.158003</text:p>
          </table:table-cell>
          <table:table-cell office:value-type="float" office:value="0.1337798" calcext:value-type="float">
            <text:p>0.1337798</text:p>
          </table:table-cell>
          <table:table-cell office:value-type="float" office:value="0.1233632" calcext:value-type="float">
            <text:p>0.1233632</text:p>
          </table:table-cell>
          <table:table-cell office:value-type="float" office:value="0.132654" calcext:value-type="float">
            <text:p>0.132654</text:p>
          </table:table-cell>
          <table:table-cell office:value-type="float" office:value="0.04055917" calcext:value-type="float">
            <text:p>0.04055917</text:p>
          </table:table-cell>
          <table:table-cell office:value-type="float" office:value="0.02553094" calcext:value-type="float">
            <text:p>0.02553094</text:p>
          </table:table-cell>
          <table:table-cell office:value-type="float" office:value="0.03126161" calcext:value-type="float">
            <text:p>0.03126161</text:p>
          </table:table-cell>
          <table:table-cell office:value-type="float" office:value="0.02356994" calcext:value-type="float">
            <text:p>0.02356994</text:p>
          </table:table-cell>
          <table:table-cell office:value-type="float" office:value="0.02023601" calcext:value-type="float">
            <text:p>0.02023601</text:p>
          </table:table-cell>
          <table:table-cell office:value-type="float" office:value="0.02076615" calcext:value-type="float">
            <text:p>0.02076615</text:p>
          </table:table-cell>
          <table:table-cell office:value-type="float" office:value="0.05162761" calcext:value-type="float">
            <text:p>0.05162761</text:p>
          </table:table-cell>
          <table:table-cell office:value-type="float" office:value="0.005115279" calcext:value-type="float">
            <text:p>0.005115279</text:p>
          </table:table-cell>
          <table:table-cell office:value-type="float" office:value="0.005192105" calcext:value-type="float">
            <text:p>0.005192105</text:p>
          </table:table-cell>
          <table:table-cell office:value-type="float" office:value="0" calcext:value-type="float">
            <text:p>0</text:p>
          </table:table-cell>
          <table:table-cell office:value-type="float" office:value="14.90871" calcext:value-type="float">
            <text:p>14.90871</text:p>
          </table:table-cell>
          <table:table-cell office:value-type="float" office:value="5.93586" calcext:value-type="float">
            <text:p>5.93586</text:p>
          </table:table-cell>
          <table:table-cell office:value-type="float" office:value="5.892711" calcext:value-type="float">
            <text:p>5.892711</text:p>
          </table:table-cell>
          <table:table-cell office:value-type="float" office:value="4.052653" calcext:value-type="float">
            <text:p>4.052653</text:p>
          </table:table-cell>
          <table:table-cell office:value-type="float" office:value="2.87901" calcext:value-type="float">
            <text:p>2.87901</text:p>
          </table:table-cell>
          <table:table-cell office:value-type="float" office:value="0.5468674" calcext:value-type="float">
            <text:p>0.5468674</text:p>
          </table:table-cell>
          <table:table-cell office:value-type="float" office:value="0.146555" calcext:value-type="float">
            <text:p>0.146555</text:p>
          </table:table-cell>
          <table:table-cell office:value-type="float" office:value="0.1696508" calcext:value-type="float">
            <text:p>0.1696508</text:p>
          </table:table-cell>
          <table:table-cell office:value-type="float" office:value="0.2307464" calcext:value-type="float">
            <text:p>0.2307464</text:p>
          </table:table-cell>
          <table:table-cell office:value-type="float" office:value="0.08528922" calcext:value-type="float">
            <text:p>0.08528922</text:p>
          </table:table-cell>
          <table:table-cell office:value-type="float" office:value="0.06057563" calcext:value-type="float">
            <text:p>0.06057563</text:p>
          </table:table-cell>
          <table:table-cell office:value-type="float" office:value="0.1689708" calcext:value-type="float">
            <text:p>0.1689708</text:p>
          </table:table-cell>
          <table:table-cell office:value-type="float" office:value="0.308551" calcext:value-type="float">
            <text:p>0.308551</text:p>
          </table:table-cell>
          <table:table-cell office:value-type="float" office:value="0.3458049" calcext:value-type="float">
            <text:p>0.3458049</text:p>
          </table:table-cell>
          <table:table-cell office:value-type="float" office:value="0" calcext:value-type="float">
            <text:p>0</text:p>
          </table:table-cell>
          <table:table-cell office:value-type="float" office:value="508.3831" calcext:value-type="float">
            <text:p>508.3831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66779" calcext:value-type="float">
            <text:p>14.66779</text:p>
          </table:table-cell>
          <table:table-cell office:value-type="float" office:value="0" calcext:value-type="float">
            <text:p>0</text:p>
          </table:table-cell>
          <table:table-cell office:value-type="float" office:value="-0.6432753" calcext:value-type="float">
            <text:p>-0.643275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36.3961" calcext:value-type="float">
            <text:p>36.3961</text:p>
          </table:table-cell>
          <table:table-cell office:value-type="float" office:value="1098.678" calcext:value-type="float">
            <text:p>1098.67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2112673" calcext:value-type="float">
            <text:p>0.2112673</text:p>
          </table:table-cell>
          <table:table-cell office:value-type="float" office:value="1.898896" calcext:value-type="float">
            <text:p>1.89889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1802" calcext:value-type="float">
            <text:p>0.0016718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63742" calcext:value-type="float">
            <text:p>0.1263742</text:p>
          </table:table-cell>
          <table:table-cell office:value-type="float" office:value="-0.2370809" calcext:value-type="float">
            <text:p>-0.2370809</text:p>
          </table:table-cell>
          <table:table-cell office:value-type="float" office:value="0.003290292" calcext:value-type="float">
            <text:p>0.003290292</text:p>
          </table:table-cell>
          <table:table-cell office:value-type="float" office:value="0.00597579" calcext:value-type="float">
            <text:p>0.00597579</text:p>
          </table:table-cell>
          <table:table-cell office:value-type="float" office:value="17.67685" calcext:value-type="float">
            <text:p>17.67685</text:p>
          </table:table-cell>
          <table:table-cell office:value-type="float" office:value="0.4238824" calcext:value-type="float">
            <text:p>0.4238824</text:p>
          </table:table-cell>
          <table:table-cell office:value-type="float" office:value="0.140991" calcext:value-type="float">
            <text:p>0.140991</text:p>
          </table:table-cell>
          <table:table-cell office:value-type="float" office:value="0.1253769" calcext:value-type="float">
            <text:p>0.1253769</text:p>
          </table:table-cell>
          <table:table-cell office:value-type="float" office:value="0.1215008" calcext:value-type="float">
            <text:p>0.1215008</text:p>
          </table:table-cell>
          <table:table-cell office:value-type="float" office:value="0.1312308" calcext:value-type="float">
            <text:p>0.1312308</text:p>
          </table:table-cell>
          <table:table-cell office:value-type="float" office:value="0.0405799" calcext:value-type="float">
            <text:p>0.0405799</text:p>
          </table:table-cell>
          <table:table-cell office:value-type="float" office:value="0.02578924" calcext:value-type="float">
            <text:p>0.02578924</text:p>
          </table:table-cell>
          <table:table-cell office:value-type="float" office:value="0.03158691" calcext:value-type="float">
            <text:p>0.03158691</text:p>
          </table:table-cell>
          <table:table-cell office:value-type="float" office:value="0.02365754" calcext:value-type="float">
            <text:p>0.02365754</text:p>
          </table:table-cell>
          <table:table-cell office:value-type="float" office:value="0.02028864" calcext:value-type="float">
            <text:p>0.02028864</text:p>
          </table:table-cell>
          <table:table-cell office:value-type="float" office:value="0.02077588" calcext:value-type="float">
            <text:p>0.02077588</text:p>
          </table:table-cell>
          <table:table-cell office:value-type="float" office:value="0.05223591" calcext:value-type="float">
            <text:p>0.05223591</text:p>
          </table:table-cell>
          <table:table-cell office:value-type="float" office:value="0.005112209" calcext:value-type="float">
            <text:p>0.005112209</text:p>
          </table:table-cell>
          <table:table-cell office:value-type="float" office:value="0.005192028" calcext:value-type="float">
            <text:p>0.005192028</text:p>
          </table:table-cell>
          <table:table-cell office:value-type="float" office:value="0" calcext:value-type="float">
            <text:p>0</text:p>
          </table:table-cell>
          <table:table-cell office:value-type="float" office:value="16.68392" calcext:value-type="float">
            <text:p>16.68392</text:p>
          </table:table-cell>
          <table:table-cell office:value-type="float" office:value="6.222991" calcext:value-type="float">
            <text:p>6.222991</text:p>
          </table:table-cell>
          <table:table-cell office:value-type="float" office:value="5.905228" calcext:value-type="float">
            <text:p>5.905228</text:p>
          </table:table-cell>
          <table:table-cell office:value-type="float" office:value="4.062862" calcext:value-type="float">
            <text:p>4.062862</text:p>
          </table:table-cell>
          <table:table-cell office:value-type="float" office:value="2.88866" calcext:value-type="float">
            <text:p>2.88866</text:p>
          </table:table-cell>
          <table:table-cell office:value-type="float" office:value="0.5521296" calcext:value-type="float">
            <text:p>0.5521296</text:p>
          </table:table-cell>
          <table:table-cell office:value-type="float" office:value="0.1560862" calcext:value-type="float">
            <text:p>0.1560862</text:p>
          </table:table-cell>
          <table:table-cell office:value-type="float" office:value="0.1760745" calcext:value-type="float">
            <text:p>0.1760745</text:p>
          </table:table-cell>
          <table:table-cell office:value-type="float" office:value="0.2351273" calcext:value-type="float">
            <text:p>0.2351273</text:p>
          </table:table-cell>
          <table:table-cell office:value-type="float" office:value="0.08784555" calcext:value-type="float">
            <text:p>0.08784555</text:p>
          </table:table-cell>
          <table:table-cell office:value-type="float" office:value="0.06203735" calcext:value-type="float">
            <text:p>0.06203735</text:p>
          </table:table-cell>
          <table:table-cell office:value-type="float" office:value="0.1724215" calcext:value-type="float">
            <text:p>0.1724215</text:p>
          </table:table-cell>
          <table:table-cell office:value-type="float" office:value="0.3074293" calcext:value-type="float">
            <text:p>0.3074293</text:p>
          </table:table-cell>
          <table:table-cell office:value-type="float" office:value="0.347064" calcext:value-type="float">
            <text:p>0.347064</text:p>
          </table:table-cell>
          <table:table-cell office:value-type="float" office:value="0" calcext:value-type="float">
            <text:p>0</text:p>
          </table:table-cell>
          <table:table-cell office:value-type="float" office:value="466.0316" calcext:value-type="float">
            <text:p>466.0316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69319" calcext:value-type="float">
            <text:p>14.69319</text:p>
          </table:table-cell>
          <table:table-cell office:value-type="float" office:value="0" calcext:value-type="float">
            <text:p>0</text:p>
          </table:table-cell>
          <table:table-cell office:value-type="float" office:value="-0.6433053" calcext:value-type="float">
            <text:p>-0.643305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36.34595" calcext:value-type="float">
            <text:p>36.34595</text:p>
          </table:table-cell>
          <table:table-cell office:value-type="float" office:value="1098.692" calcext:value-type="float">
            <text:p>1098.692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966167" calcext:value-type="float">
            <text:p>0.1966167</text:p>
          </table:table-cell>
          <table:table-cell office:value-type="float" office:value="1.943702" calcext:value-type="float">
            <text:p>1.94370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1802" calcext:value-type="float">
            <text:p>0.0016718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63742" calcext:value-type="float">
            <text:p>0.1263742</text:p>
          </table:table-cell>
          <table:table-cell office:value-type="float" office:value="-0.237337" calcext:value-type="float">
            <text:p>-0.237337</text:p>
          </table:table-cell>
          <table:table-cell office:value-type="float" office:value="0.003301694" calcext:value-type="float">
            <text:p>0.003301694</text:p>
          </table:table-cell>
          <table:table-cell office:value-type="float" office:value="0.00597579" calcext:value-type="float">
            <text:p>0.00597579</text:p>
          </table:table-cell>
          <table:table-cell office:value-type="float" office:value="17.8231" calcext:value-type="float">
            <text:p>17.8231</text:p>
          </table:table-cell>
          <table:table-cell office:value-type="float" office:value="0.2965818" calcext:value-type="float">
            <text:p>0.2965818</text:p>
          </table:table-cell>
          <table:table-cell office:value-type="float" office:value="0.1243978" calcext:value-type="float">
            <text:p>0.1243978</text:p>
          </table:table-cell>
          <table:table-cell office:value-type="float" office:value="0.1153055" calcext:value-type="float">
            <text:p>0.1153055</text:p>
          </table:table-cell>
          <table:table-cell office:value-type="float" office:value="0.1171262" calcext:value-type="float">
            <text:p>0.1171262</text:p>
          </table:table-cell>
          <table:table-cell office:value-type="float" office:value="0.1274141" calcext:value-type="float">
            <text:p>0.1274141</text:p>
          </table:table-cell>
          <table:table-cell office:value-type="float" office:value="0.04029915" calcext:value-type="float">
            <text:p>0.04029915</text:p>
          </table:table-cell>
          <table:table-cell office:value-type="float" office:value="0.02592819" calcext:value-type="float">
            <text:p>0.02592819</text:p>
          </table:table-cell>
          <table:table-cell office:value-type="float" office:value="0.03187112" calcext:value-type="float">
            <text:p>0.03187112</text:p>
          </table:table-cell>
          <table:table-cell office:value-type="float" office:value="0.02373815" calcext:value-type="float">
            <text:p>0.02373815</text:p>
          </table:table-cell>
          <table:table-cell office:value-type="float" office:value="0.02033972" calcext:value-type="float">
            <text:p>0.02033972</text:p>
          </table:table-cell>
          <table:table-cell office:value-type="float" office:value="0.02078746" calcext:value-type="float">
            <text:p>0.02078746</text:p>
          </table:table-cell>
          <table:table-cell office:value-type="float" office:value="0.05279085" calcext:value-type="float">
            <text:p>0.05279085</text:p>
          </table:table-cell>
          <table:table-cell office:value-type="float" office:value="0.005111165" calcext:value-type="float">
            <text:p>0.005111165</text:p>
          </table:table-cell>
          <table:table-cell office:value-type="float" office:value="0.005189895" calcext:value-type="float">
            <text:p>0.005189895</text:p>
          </table:table-cell>
          <table:table-cell office:value-type="float" office:value="0" calcext:value-type="float">
            <text:p>0</text:p>
          </table:table-cell>
          <table:table-cell office:value-type="float" office:value="17.64449" calcext:value-type="float">
            <text:p>17.64449</text:p>
          </table:table-cell>
          <table:table-cell office:value-type="float" office:value="6.577148" calcext:value-type="float">
            <text:p>6.577148</text:p>
          </table:table-cell>
          <table:table-cell office:value-type="float" office:value="5.980499" calcext:value-type="float">
            <text:p>5.980499</text:p>
          </table:table-cell>
          <table:table-cell office:value-type="float" office:value="4.101912" calcext:value-type="float">
            <text:p>4.101912</text:p>
          </table:table-cell>
          <table:table-cell office:value-type="float" office:value="2.937885" calcext:value-type="float">
            <text:p>2.937885</text:p>
          </table:table-cell>
          <table:table-cell office:value-type="float" office:value="0.5590014" calcext:value-type="float">
            <text:p>0.5590014</text:p>
          </table:table-cell>
          <table:table-cell office:value-type="float" office:value="0.1683487" calcext:value-type="float">
            <text:p>0.1683487</text:p>
          </table:table-cell>
          <table:table-cell office:value-type="float" office:value="0.1826066" calcext:value-type="float">
            <text:p>0.1826066</text:p>
          </table:table-cell>
          <table:table-cell office:value-type="float" office:value="0.2394319" calcext:value-type="float">
            <text:p>0.2394319</text:p>
          </table:table-cell>
          <table:table-cell office:value-type="float" office:value="0.09035414" calcext:value-type="float">
            <text:p>0.09035414</text:p>
          </table:table-cell>
          <table:table-cell office:value-type="float" office:value="0.06348767" calcext:value-type="float">
            <text:p>0.06348767</text:p>
          </table:table-cell>
          <table:table-cell office:value-type="float" office:value="0.175831" calcext:value-type="float">
            <text:p>0.175831</text:p>
          </table:table-cell>
          <table:table-cell office:value-type="float" office:value="0.3070336" calcext:value-type="float">
            <text:p>0.3070336</text:p>
          </table:table-cell>
          <table:table-cell office:value-type="float" office:value="0.3470661" calcext:value-type="float">
            <text:p>0.3470661</text:p>
          </table:table-cell>
          <table:table-cell office:value-type="float" office:value="0" calcext:value-type="float">
            <text:p>0</text:p>
          </table:table-cell>
          <table:table-cell office:value-type="float" office:value="411.5839" calcext:value-type="float">
            <text:p>411.5839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72378" calcext:value-type="float">
            <text:p>14.72378</text:p>
          </table:table-cell>
          <table:table-cell office:value-type="float" office:value="0" calcext:value-type="float">
            <text:p>0</text:p>
          </table:table-cell>
          <table:table-cell office:value-type="float" office:value="-0.6433464" calcext:value-type="float">
            <text:p>-0.643346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36.28528" calcext:value-type="float">
            <text:p>36.28528</text:p>
          </table:table-cell>
          <table:table-cell office:value-type="float" office:value="1098.711" calcext:value-type="float">
            <text:p>1098.711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830146" calcext:value-type="float">
            <text:p>0.1830146</text:p>
          </table:table-cell>
          <table:table-cell office:value-type="float" office:value="1.991455" calcext:value-type="float">
            <text:p>1.99145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1802" calcext:value-type="float">
            <text:p>0.0016718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63742" calcext:value-type="float">
            <text:p>0.1263742</text:p>
          </table:table-cell>
          <table:table-cell office:value-type="float" office:value="-0.2376386" calcext:value-type="float">
            <text:p>-0.2376386</text:p>
          </table:table-cell>
          <table:table-cell office:value-type="float" office:value="0.003313048" calcext:value-type="float">
            <text:p>0.003313048</text:p>
          </table:table-cell>
          <table:table-cell office:value-type="float" office:value="0.00597579" calcext:value-type="float">
            <text:p>0.00597579</text:p>
          </table:table-cell>
          <table:table-cell office:value-type="float" office:value="18.0105" calcext:value-type="float">
            <text:p>18.0105</text:p>
          </table:table-cell>
          <table:table-cell office:value-type="float" office:value="0.2185749" calcext:value-type="float">
            <text:p>0.2185749</text:p>
          </table:table-cell>
          <table:table-cell office:value-type="float" office:value="0.1130449" calcext:value-type="float">
            <text:p>0.1130449</text:p>
          </table:table-cell>
          <table:table-cell office:value-type="float" office:value="0.1074997" calcext:value-type="float">
            <text:p>0.1074997</text:p>
          </table:table-cell>
          <table:table-cell office:value-type="float" office:value="0.1116569" calcext:value-type="float">
            <text:p>0.1116569</text:p>
          </table:table-cell>
          <table:table-cell office:value-type="float" office:value="0.1220587" calcext:value-type="float">
            <text:p>0.1220587</text:p>
          </table:table-cell>
          <table:table-cell office:value-type="float" office:value="0.03973423" calcext:value-type="float">
            <text:p>0.03973423</text:p>
          </table:table-cell>
          <table:table-cell office:value-type="float" office:value="0.02590009" calcext:value-type="float">
            <text:p>0.02590009</text:p>
          </table:table-cell>
          <table:table-cell office:value-type="float" office:value="0.03209724" calcext:value-type="float">
            <text:p>0.03209724</text:p>
          </table:table-cell>
          <table:table-cell office:value-type="float" office:value="0.02380653" calcext:value-type="float">
            <text:p>0.02380653</text:p>
          </table:table-cell>
          <table:table-cell office:value-type="float" office:value="0.02038861" calcext:value-type="float">
            <text:p>0.02038861</text:p>
          </table:table-cell>
          <table:table-cell office:value-type="float" office:value="0.02080069" calcext:value-type="float">
            <text:p>0.02080069</text:p>
          </table:table-cell>
          <table:table-cell office:value-type="float" office:value="0.05329453" calcext:value-type="float">
            <text:p>0.05329453</text:p>
          </table:table-cell>
          <table:table-cell office:value-type="float" office:value="0.005110101" calcext:value-type="float">
            <text:p>0.005110101</text:p>
          </table:table-cell>
          <table:table-cell office:value-type="float" office:value="0.005187782" calcext:value-type="float">
            <text:p>0.005187782</text:p>
          </table:table-cell>
          <table:table-cell office:value-type="float" office:value="0" calcext:value-type="float">
            <text:p>0</text:p>
          </table:table-cell>
          <table:table-cell office:value-type="float" office:value="18.81546" calcext:value-type="float">
            <text:p>18.81546</text:p>
          </table:table-cell>
          <table:table-cell office:value-type="float" office:value="7.046514" calcext:value-type="float">
            <text:p>7.046514</text:p>
          </table:table-cell>
          <table:table-cell office:value-type="float" office:value="6.104409" calcext:value-type="float">
            <text:p>6.104409</text:p>
          </table:table-cell>
          <table:table-cell office:value-type="float" office:value="4.168718" calcext:value-type="float">
            <text:p>4.168718</text:p>
          </table:table-cell>
          <table:table-cell office:value-type="float" office:value="3.01891" calcext:value-type="float">
            <text:p>3.01891</text:p>
          </table:table-cell>
          <table:table-cell office:value-type="float" office:value="0.5703671" calcext:value-type="float">
            <text:p>0.5703671</text:p>
          </table:table-cell>
          <table:table-cell office:value-type="float" office:value="0.1820448" calcext:value-type="float">
            <text:p>0.1820448</text:p>
          </table:table-cell>
          <table:table-cell office:value-type="float" office:value="0.1895164" calcext:value-type="float">
            <text:p>0.1895164</text:p>
          </table:table-cell>
          <table:table-cell office:value-type="float" office:value="0.2437521" calcext:value-type="float">
            <text:p>0.2437521</text:p>
          </table:table-cell>
          <table:table-cell office:value-type="float" office:value="0.09282433" calcext:value-type="float">
            <text:p>0.09282433</text:p>
          </table:table-cell>
          <table:table-cell office:value-type="float" office:value="0.06492545" calcext:value-type="float">
            <text:p>0.06492545</text:p>
          </table:table-cell>
          <table:table-cell office:value-type="float" office:value="0.1792355" calcext:value-type="float">
            <text:p>0.1792355</text:p>
          </table:table-cell>
          <table:table-cell office:value-type="float" office:value="0.3066585" calcext:value-type="float">
            <text:p>0.3066585</text:p>
          </table:table-cell>
          <table:table-cell office:value-type="float" office:value="0.3470682" calcext:value-type="float">
            <text:p>0.3470682</text:p>
          </table:table-cell>
          <table:table-cell office:value-type="float" office:value="0" calcext:value-type="float">
            <text:p>0</text:p>
          </table:table-cell>
          <table:table-cell office:value-type="float" office:value="359.1234" calcext:value-type="float">
            <text:p>359.123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75824" calcext:value-type="float">
            <text:p>14.75824</text:p>
          </table:table-cell>
          <table:table-cell office:value-type="float" office:value="0" calcext:value-type="float">
            <text:p>0</text:p>
          </table:table-cell>
          <table:table-cell office:value-type="float" office:value="-0.6434048" calcext:value-type="float">
            <text:p>-0.643404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36.23832" calcext:value-type="float">
            <text:p>36.23832</text:p>
          </table:table-cell>
          <table:table-cell office:value-type="float" office:value="1098.723" calcext:value-type="float">
            <text:p>1098.723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766365" calcext:value-type="float">
            <text:p>0.1766365</text:p>
          </table:table-cell>
          <table:table-cell office:value-type="float" office:value="2.035248" calcext:value-type="float">
            <text:p>2.03524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1837" calcext:value-type="float">
            <text:p>0.001671837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63749" calcext:value-type="float">
            <text:p>0.1263749</text:p>
          </table:table-cell>
          <table:table-cell office:value-type="float" office:value="-0.2378332" calcext:value-type="float">
            <text:p>-0.2378332</text:p>
          </table:table-cell>
          <table:table-cell office:value-type="float" office:value="0.00332096" calcext:value-type="float">
            <text:p>0.00332096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12229" calcext:value-type="float">
            <text:p>18.12229</text:p>
          </table:table-cell>
          <table:table-cell office:value-type="float" office:value="0.3029441" calcext:value-type="float">
            <text:p>0.3029441</text:p>
          </table:table-cell>
          <table:table-cell office:value-type="float" office:value="0.1489345" calcext:value-type="float">
            <text:p>0.1489345</text:p>
          </table:table-cell>
          <table:table-cell office:value-type="float" office:value="0.1204873" calcext:value-type="float">
            <text:p>0.1204873</text:p>
          </table:table-cell>
          <table:table-cell office:value-type="float" office:value="0.1164631" calcext:value-type="float">
            <text:p>0.1164631</text:p>
          </table:table-cell>
          <table:table-cell office:value-type="float" office:value="0.1247089" calcext:value-type="float">
            <text:p>0.1247089</text:p>
          </table:table-cell>
          <table:table-cell office:value-type="float" office:value="0.03935214" calcext:value-type="float">
            <text:p>0.03935214</text:p>
          </table:table-cell>
          <table:table-cell office:value-type="float" office:value="0.02584357" calcext:value-type="float">
            <text:p>0.02584357</text:p>
          </table:table-cell>
          <table:table-cell office:value-type="float" office:value="0.03227284" calcext:value-type="float">
            <text:p>0.03227284</text:p>
          </table:table-cell>
          <table:table-cell office:value-type="float" office:value="0.02386158" calcext:value-type="float">
            <text:p>0.02386158</text:p>
          </table:table-cell>
          <table:table-cell office:value-type="float" office:value="0.02043361" calcext:value-type="float">
            <text:p>0.02043361</text:p>
          </table:table-cell>
          <table:table-cell office:value-type="float" office:value="0.02081523" calcext:value-type="float">
            <text:p>0.02081523</text:p>
          </table:table-cell>
          <table:table-cell office:value-type="float" office:value="0.0537493" calcext:value-type="float">
            <text:p>0.0537493</text:p>
          </table:table-cell>
          <table:table-cell office:value-type="float" office:value="0.005109028" calcext:value-type="float">
            <text:p>0.005109028</text:p>
          </table:table-cell>
          <table:table-cell office:value-type="float" office:value="0.005185664" calcext:value-type="float">
            <text:p>0.005185664</text:p>
          </table:table-cell>
          <table:table-cell office:value-type="float" office:value="0" calcext:value-type="float">
            <text:p>0</text:p>
          </table:table-cell>
          <table:table-cell office:value-type="float" office:value="2.658459" calcext:value-type="float">
            <text:p>2.658459</text:p>
          </table:table-cell>
          <table:table-cell office:value-type="float" office:value="7.204424" calcext:value-type="float">
            <text:p>7.204424</text:p>
          </table:table-cell>
          <table:table-cell office:value-type="float" office:value="8.314247" calcext:value-type="float">
            <text:p>8.314247</text:p>
          </table:table-cell>
          <table:table-cell office:value-type="float" office:value="6.251806" calcext:value-type="float">
            <text:p>6.251806</text:p>
          </table:table-cell>
          <table:table-cell office:value-type="float" office:value="4.144439" calcext:value-type="float">
            <text:p>4.144439</text:p>
          </table:table-cell>
          <table:table-cell office:value-type="float" office:value="0.6041767" calcext:value-type="float">
            <text:p>0.6041767</text:p>
          </table:table-cell>
          <table:table-cell office:value-type="float" office:value="0.1964931" calcext:value-type="float">
            <text:p>0.1964931</text:p>
          </table:table-cell>
          <table:table-cell office:value-type="float" office:value="0.1967675" calcext:value-type="float">
            <text:p>0.1967675</text:p>
          </table:table-cell>
          <table:table-cell office:value-type="float" office:value="0.2482263" calcext:value-type="float">
            <text:p>0.2482263</text:p>
          </table:table-cell>
          <table:table-cell office:value-type="float" office:value="0.09525885" calcext:value-type="float">
            <text:p>0.09525885</text:p>
          </table:table-cell>
          <table:table-cell office:value-type="float" office:value="0.06635172" calcext:value-type="float">
            <text:p>0.06635172</text:p>
          </table:table-cell>
          <table:table-cell office:value-type="float" office:value="0.1826336" calcext:value-type="float">
            <text:p>0.1826336</text:p>
          </table:table-cell>
          <table:table-cell office:value-type="float" office:value="0.3063007" calcext:value-type="float">
            <text:p>0.3063007</text:p>
          </table:table-cell>
          <table:table-cell office:value-type="float" office:value="0.3470702" calcext:value-type="float">
            <text:p>0.3470702</text:p>
          </table:table-cell>
          <table:table-cell office:value-type="float" office:value="0" calcext:value-type="float">
            <text:p>0</text:p>
          </table:table-cell>
          <table:table-cell office:value-type="float" office:value="313.1101" calcext:value-type="float">
            <text:p>313.1101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78765" calcext:value-type="float">
            <text:p>14.78765</text:p>
          </table:table-cell>
          <table:table-cell office:value-type="float" office:value="0" calcext:value-type="float">
            <text:p>0</text:p>
          </table:table-cell>
          <table:table-cell office:value-type="float" office:value="-0.6452494" calcext:value-type="float">
            <text:p>-0.645249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36.19711" calcext:value-type="float">
            <text:p>36.19711</text:p>
          </table:table-cell>
          <table:table-cell office:value-type="float" office:value="1098.733" calcext:value-type="float">
            <text:p>1098.733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670723" calcext:value-type="float">
            <text:p>0.1670723</text:p>
          </table:table-cell>
          <table:table-cell office:value-type="float" office:value="2.071238" calcext:value-type="float">
            <text:p>2.07123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1837" calcext:value-type="float">
            <text:p>0.001671837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63749" calcext:value-type="float">
            <text:p>0.1263749</text:p>
          </table:table-cell>
          <table:table-cell office:value-type="float" office:value="-0.2381349" calcext:value-type="float">
            <text:p>-0.2381349</text:p>
          </table:table-cell>
          <table:table-cell office:value-type="float" office:value="0.003328223" calcext:value-type="float">
            <text:p>0.003328223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22521" calcext:value-type="float">
            <text:p>18.22521</text:p>
          </table:table-cell>
          <table:table-cell office:value-type="float" office:value="0.2293154" calcext:value-type="float">
            <text:p>0.2293154</text:p>
          </table:table-cell>
          <table:table-cell office:value-type="float" office:value="0.131057" calcext:value-type="float">
            <text:p>0.131057</text:p>
          </table:table-cell>
          <table:table-cell office:value-type="float" office:value="0.1172194" calcext:value-type="float">
            <text:p>0.1172194</text:p>
          </table:table-cell>
          <table:table-cell office:value-type="float" office:value="0.1170375" calcext:value-type="float">
            <text:p>0.1170375</text:p>
          </table:table-cell>
          <table:table-cell office:value-type="float" office:value="0.1273809" calcext:value-type="float">
            <text:p>0.1273809</text:p>
          </table:table-cell>
          <table:table-cell office:value-type="float" office:value="0.04078414" calcext:value-type="float">
            <text:p>0.04078414</text:p>
          </table:table-cell>
          <table:table-cell office:value-type="float" office:value="0.02610644" calcext:value-type="float">
            <text:p>0.02610644</text:p>
          </table:table-cell>
          <table:table-cell office:value-type="float" office:value="0.03244477" calcext:value-type="float">
            <text:p>0.03244477</text:p>
          </table:table-cell>
          <table:table-cell office:value-type="float" office:value="0.02390683" calcext:value-type="float">
            <text:p>0.02390683</text:p>
          </table:table-cell>
          <table:table-cell office:value-type="float" office:value="0.02047498" calcext:value-type="float">
            <text:p>0.02047498</text:p>
          </table:table-cell>
          <table:table-cell office:value-type="float" office:value="0.02083074" calcext:value-type="float">
            <text:p>0.02083074</text:p>
          </table:table-cell>
          <table:table-cell office:value-type="float" office:value="0.05415751" calcext:value-type="float">
            <text:p>0.05415751</text:p>
          </table:table-cell>
          <table:table-cell office:value-type="float" office:value="0.005107941" calcext:value-type="float">
            <text:p>0.005107941</text:p>
          </table:table-cell>
          <table:table-cell office:value-type="float" office:value="0.005183584" calcext:value-type="float">
            <text:p>0.005183584</text:p>
          </table:table-cell>
          <table:table-cell office:value-type="float" office:value="0" calcext:value-type="float">
            <text:p>0</text:p>
          </table:table-cell>
          <table:table-cell office:value-type="float" office:value="2.500316" calcext:value-type="float">
            <text:p>2.500316</text:p>
          </table:table-cell>
          <table:table-cell office:value-type="float" office:value="5.966186" calcext:value-type="float">
            <text:p>5.966186</text:p>
          </table:table-cell>
          <table:table-cell office:value-type="float" office:value="7.686452" calcext:value-type="float">
            <text:p>7.686452</text:p>
          </table:table-cell>
          <table:table-cell office:value-type="float" office:value="6.809902" calcext:value-type="float">
            <text:p>6.809902</text:p>
          </table:table-cell>
          <table:table-cell office:value-type="float" office:value="5.217619" calcext:value-type="float">
            <text:p>5.217619</text:p>
          </table:table-cell>
          <table:table-cell office:value-type="float" office:value="0.8971029" calcext:value-type="float">
            <text:p>0.8971029</text:p>
          </table:table-cell>
          <table:table-cell office:value-type="float" office:value="0.2320165" calcext:value-type="float">
            <text:p>0.2320165</text:p>
          </table:table-cell>
          <table:table-cell office:value-type="float" office:value="0.2041103" calcext:value-type="float">
            <text:p>0.2041103</text:p>
          </table:table-cell>
          <table:table-cell office:value-type="float" office:value="0.2527676" calcext:value-type="float">
            <text:p>0.2527676</text:p>
          </table:table-cell>
          <table:table-cell office:value-type="float" office:value="0.09768847" calcext:value-type="float">
            <text:p>0.09768847</text:p>
          </table:table-cell>
          <table:table-cell office:value-type="float" office:value="0.06776901" calcext:value-type="float">
            <text:p>0.06776901</text:p>
          </table:table-cell>
          <table:table-cell office:value-type="float" office:value="0.1860258" calcext:value-type="float">
            <text:p>0.1860258</text:p>
          </table:table-cell>
          <table:table-cell office:value-type="float" office:value="0.3059584" calcext:value-type="float">
            <text:p>0.3059584</text:p>
          </table:table-cell>
          <table:table-cell office:value-type="float" office:value="0.3470723" calcext:value-type="float">
            <text:p>0.3470723</text:p>
          </table:table-cell>
          <table:table-cell office:value-type="float" office:value="0" calcext:value-type="float">
            <text:p>0</text:p>
          </table:table-cell>
          <table:table-cell office:value-type="float" office:value="272.7677" calcext:value-type="float">
            <text:p>272.7677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81311" calcext:value-type="float">
            <text:p>14.81311</text:p>
          </table:table-cell>
          <table:table-cell office:value-type="float" office:value="0" calcext:value-type="float">
            <text:p>0</text:p>
          </table:table-cell>
          <table:table-cell office:value-type="float" office:value="-0.6453804" calcext:value-type="float">
            <text:p>-0.64538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36.16145" calcext:value-type="float">
            <text:p>36.16145</text:p>
          </table:table-cell>
          <table:table-cell office:value-type="float" office:value="1098.742" calcext:value-type="float">
            <text:p>1098.742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629478" calcext:value-type="float">
            <text:p>0.1629478</text:p>
          </table:table-cell>
          <table:table-cell office:value-type="float" office:value="2.096254" calcext:value-type="float">
            <text:p>2.096254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1854" calcext:value-type="float">
            <text:p>0.001671854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63753" calcext:value-type="float">
            <text:p>0.1263753</text:p>
          </table:table-cell>
          <table:table-cell office:value-type="float" office:value="-0.2383706" calcext:value-type="float">
            <text:p>-0.2383706</text:p>
          </table:table-cell>
          <table:table-cell office:value-type="float" office:value="0.003336015" calcext:value-type="float">
            <text:p>0.003336015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3306" calcext:value-type="float">
            <text:p>18.3306</text:p>
          </table:table-cell>
          <table:table-cell office:value-type="float" office:value="0.2061383" calcext:value-type="float">
            <text:p>0.2061383</text:p>
          </table:table-cell>
          <table:table-cell office:value-type="float" office:value="0.124127" calcext:value-type="float">
            <text:p>0.124127</text:p>
          </table:table-cell>
          <table:table-cell office:value-type="float" office:value="0.1153855" calcext:value-type="float">
            <text:p>0.1153855</text:p>
          </table:table-cell>
          <table:table-cell office:value-type="float" office:value="0.1146765" calcext:value-type="float">
            <text:p>0.1146765</text:p>
          </table:table-cell>
          <table:table-cell office:value-type="float" office:value="0.1237817" calcext:value-type="float">
            <text:p>0.1237817</text:p>
          </table:table-cell>
          <table:table-cell office:value-type="float" office:value="0.04217999" calcext:value-type="float">
            <text:p>0.04217999</text:p>
          </table:table-cell>
          <table:table-cell office:value-type="float" office:value="0.02696657" calcext:value-type="float">
            <text:p>0.02696657</text:p>
          </table:table-cell>
          <table:table-cell office:value-type="float" office:value="0.0326505" calcext:value-type="float">
            <text:p>0.0326505</text:p>
          </table:table-cell>
          <table:table-cell office:value-type="float" office:value="0.02394885" calcext:value-type="float">
            <text:p>0.02394885</text:p>
          </table:table-cell>
          <table:table-cell office:value-type="float" office:value="0.02051412" calcext:value-type="float">
            <text:p>0.02051412</text:p>
          </table:table-cell>
          <table:table-cell office:value-type="float" office:value="0.02084694" calcext:value-type="float">
            <text:p>0.02084694</text:p>
          </table:table-cell>
          <table:table-cell office:value-type="float" office:value="0.05452135" calcext:value-type="float">
            <text:p>0.05452135</text:p>
          </table:table-cell>
          <table:table-cell office:value-type="float" office:value="0.005106853" calcext:value-type="float">
            <text:p>0.005106853</text:p>
          </table:table-cell>
          <table:table-cell office:value-type="float" office:value="0.00518151" calcext:value-type="float">
            <text:p>0.00518151</text:p>
          </table:table-cell>
          <table:table-cell office:value-type="float" office:value="0" calcext:value-type="float">
            <text:p>0</text:p>
          </table:table-cell>
          <table:table-cell office:value-type="float" office:value="3.712991" calcext:value-type="float">
            <text:p>3.712991</text:p>
          </table:table-cell>
          <table:table-cell office:value-type="float" office:value="5.646268" calcext:value-type="float">
            <text:p>5.646268</text:p>
          </table:table-cell>
          <table:table-cell office:value-type="float" office:value="7.224239" calcext:value-type="float">
            <text:p>7.224239</text:p>
          </table:table-cell>
          <table:table-cell office:value-type="float" office:value="6.439365" calcext:value-type="float">
            <text:p>6.439365</text:p>
          </table:table-cell>
          <table:table-cell office:value-type="float" office:value="5.128801" calcext:value-type="float">
            <text:p>5.128801</text:p>
          </table:table-cell>
          <table:table-cell office:value-type="float" office:value="1.224516" calcext:value-type="float">
            <text:p>1.224516</text:p>
          </table:table-cell>
          <table:table-cell office:value-type="float" office:value="0.3333253" calcext:value-type="float">
            <text:p>0.3333253</text:p>
          </table:table-cell>
          <table:table-cell office:value-type="float" office:value="0.2128859" calcext:value-type="float">
            <text:p>0.2128859</text:p>
          </table:table-cell>
          <table:table-cell office:value-type="float" office:value="0.2572992" calcext:value-type="float">
            <text:p>0.2572992</text:p>
          </table:table-cell>
          <table:table-cell office:value-type="float" office:value="0.1001125" calcext:value-type="float">
            <text:p>0.1001125</text:p>
          </table:table-cell>
          <table:table-cell office:value-type="float" office:value="0.06917945" calcext:value-type="float">
            <text:p>0.06917945</text:p>
          </table:table-cell>
          <table:table-cell office:value-type="float" office:value="0.1894132" calcext:value-type="float">
            <text:p>0.1894132</text:p>
          </table:table-cell>
          <table:table-cell office:value-type="float" office:value="0.3056297" calcext:value-type="float">
            <text:p>0.3056297</text:p>
          </table:table-cell>
          <table:table-cell office:value-type="float" office:value="0.3470744" calcext:value-type="float">
            <text:p>0.3470744</text:p>
          </table:table-cell>
          <table:table-cell office:value-type="float" office:value="0" calcext:value-type="float">
            <text:p>0</text:p>
          </table:table-cell>
          <table:table-cell office:value-type="float" office:value="255.2823" calcext:value-type="float">
            <text:p>255.2823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8343" calcext:value-type="float">
            <text:p>14.8343</text:p>
          </table:table-cell>
          <table:table-cell office:value-type="float" office:value="0" calcext:value-type="float">
            <text:p>0</text:p>
          </table:table-cell>
          <table:table-cell office:value-type="float" office:value="-0.6454413" calcext:value-type="float">
            <text:p>-0.64544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36.13011" calcext:value-type="float">
            <text:p>36.13011</text:p>
          </table:table-cell>
          <table:table-cell office:value-type="float" office:value="1098.748" calcext:value-type="float">
            <text:p>1098.74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9652" calcext:value-type="float">
            <text:p>0.159652</text:p>
          </table:table-cell>
          <table:table-cell office:value-type="float" office:value="2.119511" calcext:value-type="float">
            <text:p>2.11951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004" calcext:value-type="float">
            <text:p>0.001672004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63818" calcext:value-type="float">
            <text:p>0.1263818</text:p>
          </table:table-cell>
          <table:table-cell office:value-type="float" office:value="-0.2384981" calcext:value-type="float">
            <text:p>-0.2384981</text:p>
          </table:table-cell>
          <table:table-cell office:value-type="float" office:value="0.003344428" calcext:value-type="float">
            <text:p>0.003344428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40634" calcext:value-type="float">
            <text:p>18.40634</text:p>
          </table:table-cell>
          <table:table-cell office:value-type="float" office:value="0.1874404" calcext:value-type="float">
            <text:p>0.1874404</text:p>
          </table:table-cell>
          <table:table-cell office:value-type="float" office:value="0.1219846" calcext:value-type="float">
            <text:p>0.1219846</text:p>
          </table:table-cell>
          <table:table-cell office:value-type="float" office:value="0.1159199" calcext:value-type="float">
            <text:p>0.1159199</text:p>
          </table:table-cell>
          <table:table-cell office:value-type="float" office:value="0.1135208" calcext:value-type="float">
            <text:p>0.1135208</text:p>
          </table:table-cell>
          <table:table-cell office:value-type="float" office:value="0.1225863" calcext:value-type="float">
            <text:p>0.1225863</text:p>
          </table:table-cell>
          <table:table-cell office:value-type="float" office:value="0.04218163" calcext:value-type="float">
            <text:p>0.04218163</text:p>
          </table:table-cell>
          <table:table-cell office:value-type="float" office:value="0.02733009" calcext:value-type="float">
            <text:p>0.02733009</text:p>
          </table:table-cell>
          <table:table-cell office:value-type="float" office:value="0.03292634" calcext:value-type="float">
            <text:p>0.03292634</text:p>
          </table:table-cell>
          <table:table-cell office:value-type="float" office:value="0.02399073" calcext:value-type="float">
            <text:p>0.02399073</text:p>
          </table:table-cell>
          <table:table-cell office:value-type="float" office:value="0.02055174" calcext:value-type="float">
            <text:p>0.02055174</text:p>
          </table:table-cell>
          <table:table-cell office:value-type="float" office:value="0.02086362" calcext:value-type="float">
            <text:p>0.02086362</text:p>
          </table:table-cell>
          <table:table-cell office:value-type="float" office:value="0.05484279" calcext:value-type="float">
            <text:p>0.05484279</text:p>
          </table:table-cell>
          <table:table-cell office:value-type="float" office:value="0.005105773" calcext:value-type="float">
            <text:p>0.005105773</text:p>
          </table:table-cell>
          <table:table-cell office:value-type="float" office:value="0.005179442" calcext:value-type="float">
            <text:p>0.005179442</text:p>
          </table:table-cell>
          <table:table-cell office:value-type="float" office:value="0" calcext:value-type="float">
            <text:p>0</text:p>
          </table:table-cell>
          <table:table-cell office:value-type="float" office:value="6.315731" calcext:value-type="float">
            <text:p>6.315731</text:p>
          </table:table-cell>
          <table:table-cell office:value-type="float" office:value="5.516197" calcext:value-type="float">
            <text:p>5.516197</text:p>
          </table:table-cell>
          <table:table-cell office:value-type="float" office:value="6.813263" calcext:value-type="float">
            <text:p>6.813263</text:p>
          </table:table-cell>
          <table:table-cell office:value-type="float" office:value="6.161877" calcext:value-type="float">
            <text:p>6.161877</text:p>
          </table:table-cell>
          <table:table-cell office:value-type="float" office:value="5.006988" calcext:value-type="float">
            <text:p>5.006988</text:p>
          </table:table-cell>
          <table:table-cell office:value-type="float" office:value="1.298615" calcext:value-type="float">
            <text:p>1.298615</text:p>
          </table:table-cell>
          <table:table-cell office:value-type="float" office:value="0.3780861" calcext:value-type="float">
            <text:p>0.3780861</text:p>
          </table:table-cell>
          <table:table-cell office:value-type="float" office:value="0.2247831" calcext:value-type="float">
            <text:p>0.2247831</text:p>
          </table:table-cell>
          <table:table-cell office:value-type="float" office:value="0.2617899" calcext:value-type="float">
            <text:p>0.2617899</text:p>
          </table:table-cell>
          <table:table-cell office:value-type="float" office:value="0.1025251" calcext:value-type="float">
            <text:p>0.1025251</text:p>
          </table:table-cell>
          <table:table-cell office:value-type="float" office:value="0.07058206" calcext:value-type="float">
            <text:p>0.07058206</text:p>
          </table:table-cell>
          <table:table-cell office:value-type="float" office:value="0.1927964" calcext:value-type="float">
            <text:p>0.1927964</text:p>
          </table:table-cell>
          <table:table-cell office:value-type="float" office:value="0.3053141" calcext:value-type="float">
            <text:p>0.3053141</text:p>
          </table:table-cell>
          <table:table-cell office:value-type="float" office:value="0.3470765" calcext:value-type="float">
            <text:p>0.3470765</text:p>
          </table:table-cell>
          <table:table-cell office:value-type="float" office:value="0" calcext:value-type="float">
            <text:p>0</text:p>
          </table:table-cell>
          <table:table-cell office:value-type="float" office:value="240.0359" calcext:value-type="float">
            <text:p>240.0359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85456" calcext:value-type="float">
            <text:p>14.85456</text:p>
          </table:table-cell>
          <table:table-cell office:value-type="float" office:value="0" calcext:value-type="float">
            <text:p>0</text:p>
          </table:table-cell>
          <table:table-cell office:value-type="float" office:value="-0.645476" calcext:value-type="float">
            <text:p>-0.64547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36.09723" calcext:value-type="float">
            <text:p>36.09723</text:p>
          </table:table-cell>
          <table:table-cell office:value-type="float" office:value="1098.756" calcext:value-type="float">
            <text:p>1098.756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53266" calcext:value-type="float">
            <text:p>0.1553266</text:p>
          </table:table-cell>
          <table:table-cell office:value-type="float" office:value="2.142895" calcext:value-type="float">
            <text:p>2.14289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004" calcext:value-type="float">
            <text:p>0.001672004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61915" calcext:value-type="float">
            <text:p>0.1261915</text:p>
          </table:table-cell>
          <table:table-cell office:value-type="float" office:value="-0.2386377" calcext:value-type="float">
            <text:p>-0.2386377</text:p>
          </table:table-cell>
          <table:table-cell office:value-type="float" office:value="0.003353043" calcext:value-type="float">
            <text:p>0.003353043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49792" calcext:value-type="float">
            <text:p>18.49792</text:p>
          </table:table-cell>
          <table:table-cell office:value-type="float" office:value="0.1716451" calcext:value-type="float">
            <text:p>0.1716451</text:p>
          </table:table-cell>
          <table:table-cell office:value-type="float" office:value="0.1194486" calcext:value-type="float">
            <text:p>0.1194486</text:p>
          </table:table-cell>
          <table:table-cell office:value-type="float" office:value="0.1153707" calcext:value-type="float">
            <text:p>0.1153707</text:p>
          </table:table-cell>
          <table:table-cell office:value-type="float" office:value="0.1129273" calcext:value-type="float">
            <text:p>0.1129273</text:p>
          </table:table-cell>
          <table:table-cell office:value-type="float" office:value="0.1216786" calcext:value-type="float">
            <text:p>0.1216786</text:p>
          </table:table-cell>
          <table:table-cell office:value-type="float" office:value="0.04188959" calcext:value-type="float">
            <text:p>0.04188959</text:p>
          </table:table-cell>
          <table:table-cell office:value-type="float" office:value="0.02743669" calcext:value-type="float">
            <text:p>0.02743669</text:p>
          </table:table-cell>
          <table:table-cell office:value-type="float" office:value="0.03324334" calcext:value-type="float">
            <text:p>0.03324334</text:p>
          </table:table-cell>
          <table:table-cell office:value-type="float" office:value="0.02403535" calcext:value-type="float">
            <text:p>0.02403535</text:p>
          </table:table-cell>
          <table:table-cell office:value-type="float" office:value="0.02058917" calcext:value-type="float">
            <text:p>0.02058917</text:p>
          </table:table-cell>
          <table:table-cell office:value-type="float" office:value="0.02087971" calcext:value-type="float">
            <text:p>0.02087971</text:p>
          </table:table-cell>
          <table:table-cell office:value-type="float" office:value="0.05512377" calcext:value-type="float">
            <text:p>0.05512377</text:p>
          </table:table-cell>
          <table:table-cell office:value-type="float" office:value="0.005108116" calcext:value-type="float">
            <text:p>0.005108116</text:p>
          </table:table-cell>
          <table:table-cell office:value-type="float" office:value="0.005174021" calcext:value-type="float">
            <text:p>0.005174021</text:p>
          </table:table-cell>
          <table:table-cell office:value-type="float" office:value="0" calcext:value-type="float">
            <text:p>0</text:p>
          </table:table-cell>
          <table:table-cell office:value-type="float" office:value="7.324134" calcext:value-type="float">
            <text:p>7.324134</text:p>
          </table:table-cell>
          <table:table-cell office:value-type="float" office:value="5.599577" calcext:value-type="float">
            <text:p>5.599577</text:p>
          </table:table-cell>
          <table:table-cell office:value-type="float" office:value="6.800057" calcext:value-type="float">
            <text:p>6.800057</text:p>
          </table:table-cell>
          <table:table-cell office:value-type="float" office:value="6.132094" calcext:value-type="float">
            <text:p>6.132094</text:p>
          </table:table-cell>
          <table:table-cell office:value-type="float" office:value="4.997963" calcext:value-type="float">
            <text:p>4.997963</text:p>
          </table:table-cell>
          <table:table-cell office:value-type="float" office:value="1.305006" calcext:value-type="float">
            <text:p>1.305006</text:p>
          </table:table-cell>
          <table:table-cell office:value-type="float" office:value="0.4132777" calcext:value-type="float">
            <text:p>0.4132777</text:p>
          </table:table-cell>
          <table:table-cell office:value-type="float" office:value="0.2381013" calcext:value-type="float">
            <text:p>0.2381013</text:p>
          </table:table-cell>
          <table:table-cell office:value-type="float" office:value="0.2662256" calcext:value-type="float">
            <text:p>0.2662256</text:p>
          </table:table-cell>
          <table:table-cell office:value-type="float" office:value="0.1049284" calcext:value-type="float">
            <text:p>0.1049284</text:p>
          </table:table-cell>
          <table:table-cell office:value-type="float" office:value="0.07196005" calcext:value-type="float">
            <text:p>0.07196005</text:p>
          </table:table-cell>
          <table:table-cell office:value-type="float" office:value="0.1961899" calcext:value-type="float">
            <text:p>0.1961899</text:p>
          </table:table-cell>
          <table:table-cell office:value-type="float" office:value="0.3061329" calcext:value-type="float">
            <text:p>0.3061329</text:p>
          </table:table-cell>
          <table:table-cell office:value-type="float" office:value="0.3462697" calcext:value-type="float">
            <text:p>0.3462697</text:p>
          </table:table-cell>
          <table:table-cell office:value-type="float" office:value="0" calcext:value-type="float">
            <text:p>0</text:p>
          </table:table-cell>
          <table:table-cell office:value-type="float" office:value="220.2012" calcext:value-type="float">
            <text:p>220.2012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87386" calcext:value-type="float">
            <text:p>14.87386</text:p>
          </table:table-cell>
          <table:table-cell office:value-type="float" office:value="0" calcext:value-type="float">
            <text:p>0</text:p>
          </table:table-cell>
          <table:table-cell office:value-type="float" office:value="-0.6455111" calcext:value-type="float">
            <text:p>-0.64551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36.07037" calcext:value-type="float">
            <text:p>36.07037</text:p>
          </table:table-cell>
          <table:table-cell office:value-type="float" office:value="1098.76" calcext:value-type="float">
            <text:p>1098.76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31519" calcext:value-type="float">
            <text:p>0.1531519</text:p>
          </table:table-cell>
          <table:table-cell office:value-type="float" office:value="2.162441" calcext:value-type="float">
            <text:p>2.16244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08" calcext:value-type="float">
            <text:p>0.00167208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0.2387335" calcext:value-type="float">
            <text:p>-0.2387335</text:p>
          </table:table-cell>
          <table:table-cell office:value-type="float" office:value="0.003361959" calcext:value-type="float">
            <text:p>0.003361959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56384" calcext:value-type="float">
            <text:p>18.56384</text:p>
          </table:table-cell>
          <table:table-cell office:value-type="float" office:value="0.1672002" calcext:value-type="float">
            <text:p>0.1672002</text:p>
          </table:table-cell>
          <table:table-cell office:value-type="float" office:value="0.120661" calcext:value-type="float">
            <text:p>0.120661</text:p>
          </table:table-cell>
          <table:table-cell office:value-type="float" office:value="0.1175133" calcext:value-type="float">
            <text:p>0.1175133</text:p>
          </table:table-cell>
          <table:table-cell office:value-type="float" office:value="0.1126396" calcext:value-type="float">
            <text:p>0.1126396</text:p>
          </table:table-cell>
          <table:table-cell office:value-type="float" office:value="0.120883" calcext:value-type="float">
            <text:p>0.120883</text:p>
          </table:table-cell>
          <table:table-cell office:value-type="float" office:value="0.04169764" calcext:value-type="float">
            <text:p>0.04169764</text:p>
          </table:table-cell>
          <table:table-cell office:value-type="float" office:value="0.02750952" calcext:value-type="float">
            <text:p>0.02750952</text:p>
          </table:table-cell>
          <table:table-cell office:value-type="float" office:value="0.03353689" calcext:value-type="float">
            <text:p>0.03353689</text:p>
          </table:table-cell>
          <table:table-cell office:value-type="float" office:value="0.02408275" calcext:value-type="float">
            <text:p>0.02408275</text:p>
          </table:table-cell>
          <table:table-cell office:value-type="float" office:value="0.02062611" calcext:value-type="float">
            <text:p>0.02062611</text:p>
          </table:table-cell>
          <table:table-cell office:value-type="float" office:value="0.0208967" calcext:value-type="float">
            <text:p>0.0208967</text:p>
          </table:table-cell>
          <table:table-cell office:value-type="float" office:value="0.05536642" calcext:value-type="float">
            <text:p>0.05536642</text:p>
          </table:table-cell>
          <table:table-cell office:value-type="float" office:value="0.005106893" calcext:value-type="float">
            <text:p>0.005106893</text:p>
          </table:table-cell>
          <table:table-cell office:value-type="float" office:value="0.005172246" calcext:value-type="float">
            <text:p>0.005172246</text:p>
          </table:table-cell>
          <table:table-cell office:value-type="float" office:value="0" calcext:value-type="float">
            <text:p>0</text:p>
          </table:table-cell>
          <table:table-cell office:value-type="float" office:value="7.547467" calcext:value-type="float">
            <text:p>7.547467</text:p>
          </table:table-cell>
          <table:table-cell office:value-type="float" office:value="5.49188" calcext:value-type="float">
            <text:p>5.49188</text:p>
          </table:table-cell>
          <table:table-cell office:value-type="float" office:value="6.665384" calcext:value-type="float">
            <text:p>6.665384</text:p>
          </table:table-cell>
          <table:table-cell office:value-type="float" office:value="6.060643" calcext:value-type="float">
            <text:p>6.060643</text:p>
          </table:table-cell>
          <table:table-cell office:value-type="float" office:value="4.974127" calcext:value-type="float">
            <text:p>4.974127</text:p>
          </table:table-cell>
          <table:table-cell office:value-type="float" office:value="1.323108" calcext:value-type="float">
            <text:p>1.323108</text:p>
          </table:table-cell>
          <table:table-cell office:value-type="float" office:value="0.447052" calcext:value-type="float">
            <text:p>0.447052</text:p>
          </table:table-cell>
          <table:table-cell office:value-type="float" office:value="0.2509315" calcext:value-type="float">
            <text:p>0.2509315</text:p>
          </table:table-cell>
          <table:table-cell office:value-type="float" office:value="0.2706363" calcext:value-type="float">
            <text:p>0.2706363</text:p>
          </table:table-cell>
          <table:table-cell office:value-type="float" office:value="0.107301" calcext:value-type="float">
            <text:p>0.107301</text:p>
          </table:table-cell>
          <table:table-cell office:value-type="float" office:value="0.0733394" calcext:value-type="float">
            <text:p>0.0733394</text:p>
          </table:table-cell>
          <table:table-cell office:value-type="float" office:value="0.1996153" calcext:value-type="float">
            <text:p>0.1996153</text:p>
          </table:table-cell>
          <table:table-cell office:value-type="float" office:value="0.3056752" calcext:value-type="float">
            <text:p>0.3056752</text:p>
          </table:table-cell>
          <table:table-cell office:value-type="float" office:value="0.3467537" calcext:value-type="float">
            <text:p>0.3467537</text:p>
          </table:table-cell>
          <table:table-cell office:value-type="float" office:value="0" calcext:value-type="float">
            <text:p>0</text:p>
          </table:table-cell>
          <table:table-cell office:value-type="float" office:value="208.4578" calcext:value-type="float">
            <text:p>208.4578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8915" calcext:value-type="float">
            <text:p>14.8915</text:p>
          </table:table-cell>
          <table:table-cell office:value-type="float" office:value="0" calcext:value-type="float">
            <text:p>0</text:p>
          </table:table-cell>
          <table:table-cell office:value-type="float" office:value="-0.6455427" calcext:value-type="float">
            <text:p>-0.64554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36.04534" calcext:value-type="float">
            <text:p>36.04534</text:p>
          </table:table-cell>
          <table:table-cell office:value-type="float" office:value="1098.764" calcext:value-type="float">
            <text:p>1098.764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23895" calcext:value-type="float">
            <text:p>0.1523895</text:p>
          </table:table-cell>
          <table:table-cell office:value-type="float" office:value="2.178246" calcext:value-type="float">
            <text:p>2.17824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24" calcext:value-type="float">
            <text:p>0.00167224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59855" calcext:value-type="float">
            <text:p>0.1259855</text:p>
          </table:table-cell>
          <table:table-cell office:value-type="float" office:value="-0.2388201" calcext:value-type="float">
            <text:p>-0.2388201</text:p>
          </table:table-cell>
          <table:table-cell office:value-type="float" office:value="0.003371764" calcext:value-type="float">
            <text:p>0.003371764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6331" calcext:value-type="float">
            <text:p>18.6331</text:p>
          </table:table-cell>
          <table:table-cell office:value-type="float" office:value="0.1563795" calcext:value-type="float">
            <text:p>0.1563795</text:p>
          </table:table-cell>
          <table:table-cell office:value-type="float" office:value="0.1185496" calcext:value-type="float">
            <text:p>0.1185496</text:p>
          </table:table-cell>
          <table:table-cell office:value-type="float" office:value="0.1175961" calcext:value-type="float">
            <text:p>0.1175961</text:p>
          </table:table-cell>
          <table:table-cell office:value-type="float" office:value="0.112209" calcext:value-type="float">
            <text:p>0.112209</text:p>
          </table:table-cell>
          <table:table-cell office:value-type="float" office:value="0.1202045" calcext:value-type="float">
            <text:p>0.1202045</text:p>
          </table:table-cell>
          <table:table-cell office:value-type="float" office:value="0.04166226" calcext:value-type="float">
            <text:p>0.04166226</text:p>
          </table:table-cell>
          <table:table-cell office:value-type="float" office:value="0.02733086" calcext:value-type="float">
            <text:p>0.02733086</text:p>
          </table:table-cell>
          <table:table-cell office:value-type="float" office:value="0.03383245" calcext:value-type="float">
            <text:p>0.03383245</text:p>
          </table:table-cell>
          <table:table-cell office:value-type="float" office:value="0.02413724" calcext:value-type="float">
            <text:p>0.02413724</text:p>
          </table:table-cell>
          <table:table-cell office:value-type="float" office:value="0.02066228" calcext:value-type="float">
            <text:p>0.02066228</text:p>
          </table:table-cell>
          <table:table-cell office:value-type="float" office:value="0.02091448" calcext:value-type="float">
            <text:p>0.02091448</text:p>
          </table:table-cell>
          <table:table-cell office:value-type="float" office:value="0.0555729" calcext:value-type="float">
            <text:p>0.0555729</text:p>
          </table:table-cell>
          <table:table-cell office:value-type="float" office:value="0.005105719" calcext:value-type="float">
            <text:p>0.005105719</text:p>
          </table:table-cell>
          <table:table-cell office:value-type="float" office:value="0.005170014" calcext:value-type="float">
            <text:p>0.005170014</text:p>
          </table:table-cell>
          <table:table-cell office:value-type="float" office:value="0" calcext:value-type="float">
            <text:p>0</text:p>
          </table:table-cell>
          <table:table-cell office:value-type="float" office:value="9.434653" calcext:value-type="float">
            <text:p>9.434653</text:p>
          </table:table-cell>
          <table:table-cell office:value-type="float" office:value="5.415411" calcext:value-type="float">
            <text:p>5.415411</text:p>
          </table:table-cell>
          <table:table-cell office:value-type="float" office:value="6.34673" calcext:value-type="float">
            <text:p>6.34673</text:p>
          </table:table-cell>
          <table:table-cell office:value-type="float" office:value="5.879215" calcext:value-type="float">
            <text:p>5.879215</text:p>
          </table:table-cell>
          <table:table-cell office:value-type="float" office:value="4.843633" calcext:value-type="float">
            <text:p>4.843633</text:p>
          </table:table-cell>
          <table:table-cell office:value-type="float" office:value="1.328418" calcext:value-type="float">
            <text:p>1.328418</text:p>
          </table:table-cell>
          <table:table-cell office:value-type="float" office:value="0.4318544" calcext:value-type="float">
            <text:p>0.4318544</text:p>
          </table:table-cell>
          <table:table-cell office:value-type="float" office:value="0.2628872" calcext:value-type="float">
            <text:p>0.2628872</text:p>
          </table:table-cell>
          <table:table-cell office:value-type="float" office:value="0.2751466" calcext:value-type="float">
            <text:p>0.2751466</text:p>
          </table:table-cell>
          <table:table-cell office:value-type="float" office:value="0.109626" calcext:value-type="float">
            <text:p>0.109626</text:p>
          </table:table-cell>
          <table:table-cell office:value-type="float" office:value="0.07471733" calcext:value-type="float">
            <text:p>0.07471733</text:p>
          </table:table-cell>
          <table:table-cell office:value-type="float" office:value="0.2030153" calcext:value-type="float">
            <text:p>0.2030153</text:p>
          </table:table-cell>
          <table:table-cell office:value-type="float" office:value="0.3052647" calcext:value-type="float">
            <text:p>0.3052647</text:p>
          </table:table-cell>
          <table:table-cell office:value-type="float" office:value="0.3468037" calcext:value-type="float">
            <text:p>0.3468037</text:p>
          </table:table-cell>
          <table:table-cell office:value-type="float" office:value="0" calcext:value-type="float">
            <text:p>0</text:p>
          </table:table-cell>
          <table:table-cell office:value-type="float" office:value="205.5914" calcext:value-type="float">
            <text:p>205.591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90719" calcext:value-type="float">
            <text:p>14.90719</text:p>
          </table:table-cell>
          <table:table-cell office:value-type="float" office:value="0" calcext:value-type="float">
            <text:p>0</text:p>
          </table:table-cell>
          <table:table-cell office:value-type="float" office:value="-0.6455639" calcext:value-type="float">
            <text:p>-0.64556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36.02044" calcext:value-type="float">
            <text:p>36.02044</text:p>
          </table:table-cell>
          <table:table-cell office:value-type="float" office:value="1098.769" calcext:value-type="float">
            <text:p>1098.769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13546" calcext:value-type="float">
            <text:p>0.1513546</text:p>
          </table:table-cell>
          <table:table-cell office:value-type="float" office:value="2.194439" calcext:value-type="float">
            <text:p>2.194439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301" calcext:value-type="float">
            <text:p>0.0016723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5608" calcext:value-type="float">
            <text:p>0.125608</text:p>
          </table:table-cell>
          <table:table-cell office:value-type="float" office:value="-0.2388984" calcext:value-type="float">
            <text:p>-0.2388984</text:p>
          </table:table-cell>
          <table:table-cell office:value-type="float" office:value="0.003381485" calcext:value-type="float">
            <text:p>0.003381485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69626" calcext:value-type="float">
            <text:p>18.69626</text:p>
          </table:table-cell>
          <table:table-cell office:value-type="float" office:value="0.1490602" calcext:value-type="float">
            <text:p>0.1490602</text:p>
          </table:table-cell>
          <table:table-cell office:value-type="float" office:value="0.1201275" calcext:value-type="float">
            <text:p>0.1201275</text:p>
          </table:table-cell>
          <table:table-cell office:value-type="float" office:value="0.1188932" calcext:value-type="float">
            <text:p>0.1188932</text:p>
          </table:table-cell>
          <table:table-cell office:value-type="float" office:value="0.1122376" calcext:value-type="float">
            <text:p>0.1122376</text:p>
          </table:table-cell>
          <table:table-cell office:value-type="float" office:value="0.1196973" calcext:value-type="float">
            <text:p>0.1196973</text:p>
          </table:table-cell>
          <table:table-cell office:value-type="float" office:value="0.04152519" calcext:value-type="float">
            <text:p>0.04152519</text:p>
          </table:table-cell>
          <table:table-cell office:value-type="float" office:value="0.02742176" calcext:value-type="float">
            <text:p>0.02742176</text:p>
          </table:table-cell>
          <table:table-cell office:value-type="float" office:value="0.0340777" calcext:value-type="float">
            <text:p>0.0340777</text:p>
          </table:table-cell>
          <table:table-cell office:value-type="float" office:value="0.02419651" calcext:value-type="float">
            <text:p>0.02419651</text:p>
          </table:table-cell>
          <table:table-cell office:value-type="float" office:value="0.02069867" calcext:value-type="float">
            <text:p>0.02069867</text:p>
          </table:table-cell>
          <table:table-cell office:value-type="float" office:value="0.02093305" calcext:value-type="float">
            <text:p>0.02093305</text:p>
          </table:table-cell>
          <table:table-cell office:value-type="float" office:value="0.05574482" calcext:value-type="float">
            <text:p>0.05574482</text:p>
          </table:table-cell>
          <table:table-cell office:value-type="float" office:value="0.005121567" calcext:value-type="float">
            <text:p>0.005121567</text:p>
          </table:table-cell>
          <table:table-cell office:value-type="float" office:value="0.005152133" calcext:value-type="float">
            <text:p>0.005152133</text:p>
          </table:table-cell>
          <table:table-cell office:value-type="float" office:value="0" calcext:value-type="float">
            <text:p>0</text:p>
          </table:table-cell>
          <table:table-cell office:value-type="float" office:value="11.21583" calcext:value-type="float">
            <text:p>11.21583</text:p>
          </table:table-cell>
          <table:table-cell office:value-type="float" office:value="5.732244" calcext:value-type="float">
            <text:p>5.732244</text:p>
          </table:table-cell>
          <table:table-cell office:value-type="float" office:value="6.267082" calcext:value-type="float">
            <text:p>6.267082</text:p>
          </table:table-cell>
          <table:table-cell office:value-type="float" office:value="5.767674" calcext:value-type="float">
            <text:p>5.767674</text:p>
          </table:table-cell>
          <table:table-cell office:value-type="float" office:value="4.698207" calcext:value-type="float">
            <text:p>4.698207</text:p>
          </table:table-cell>
          <table:table-cell office:value-type="float" office:value="1.317755" calcext:value-type="float">
            <text:p>1.317755</text:p>
          </table:table-cell>
          <table:table-cell office:value-type="float" office:value="0.4342389" calcext:value-type="float">
            <text:p>0.4342389</text:p>
          </table:table-cell>
          <table:table-cell office:value-type="float" office:value="0.2716523" calcext:value-type="float">
            <text:p>0.2716523</text:p>
          </table:table-cell>
          <table:table-cell office:value-type="float" office:value="0.2795627" calcext:value-type="float">
            <text:p>0.2795627</text:p>
          </table:table-cell>
          <table:table-cell office:value-type="float" office:value="0.1119169" calcext:value-type="float">
            <text:p>0.1119169</text:p>
          </table:table-cell>
          <table:table-cell office:value-type="float" office:value="0.07609261" calcext:value-type="float">
            <text:p>0.07609261</text:p>
          </table:table-cell>
          <table:table-cell office:value-type="float" office:value="0.2065403" calcext:value-type="float">
            <text:p>0.2065403</text:p>
          </table:table-cell>
          <table:table-cell office:value-type="float" office:value="0.3103723" calcext:value-type="float">
            <text:p>0.3103723</text:p>
          </table:table-cell>
          <table:table-cell office:value-type="float" office:value="0.341929" calcext:value-type="float">
            <text:p>0.341929</text:p>
          </table:table-cell>
          <table:table-cell office:value-type="float" office:value="0" calcext:value-type="float">
            <text:p>0</text:p>
          </table:table-cell>
          <table:table-cell office:value-type="float" office:value="200.0205" calcext:value-type="float">
            <text:p>200.0205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92243" calcext:value-type="float">
            <text:p>14.92243</text:p>
          </table:table-cell>
          <table:table-cell office:value-type="float" office:value="0" calcext:value-type="float">
            <text:p>0</text:p>
          </table:table-cell>
          <table:table-cell office:value-type="float" office:value="-0.6455747" calcext:value-type="float">
            <text:p>-0.645574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35.99279" calcext:value-type="float">
            <text:p>35.99279</text:p>
          </table:table-cell>
          <table:table-cell office:value-type="float" office:value="1098.779" calcext:value-type="float">
            <text:p>1098.779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04983" calcext:value-type="float">
            <text:p>0.1504983</text:p>
          </table:table-cell>
          <table:table-cell office:value-type="float" office:value="2.211862" calcext:value-type="float">
            <text:p>2.21186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313" calcext:value-type="float">
            <text:p>0.00167231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47845" calcext:value-type="float">
            <text:p>0.1247845</text:p>
          </table:table-cell>
          <table:table-cell office:value-type="float" office:value="-0.2390254" calcext:value-type="float">
            <text:p>-0.2390254</text:p>
          </table:table-cell>
          <table:table-cell office:value-type="float" office:value="0.003390771" calcext:value-type="float">
            <text:p>0.003390771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80584" calcext:value-type="float">
            <text:p>18.80584</text:p>
          </table:table-cell>
          <table:table-cell office:value-type="float" office:value="0.229752" calcext:value-type="float">
            <text:p>0.229752</text:p>
          </table:table-cell>
          <table:table-cell office:value-type="float" office:value="0.1399031" calcext:value-type="float">
            <text:p>0.1399031</text:p>
          </table:table-cell>
          <table:table-cell office:value-type="float" office:value="0.1207133" calcext:value-type="float">
            <text:p>0.1207133</text:p>
          </table:table-cell>
          <table:table-cell office:value-type="float" office:value="0.1116014" calcext:value-type="float">
            <text:p>0.1116014</text:p>
          </table:table-cell>
          <table:table-cell office:value-type="float" office:value="0.1184221" calcext:value-type="float">
            <text:p>0.1184221</text:p>
          </table:table-cell>
          <table:table-cell office:value-type="float" office:value="0.04125606" calcext:value-type="float">
            <text:p>0.04125606</text:p>
          </table:table-cell>
          <table:table-cell office:value-type="float" office:value="0.02755253" calcext:value-type="float">
            <text:p>0.02755253</text:p>
          </table:table-cell>
          <table:table-cell office:value-type="float" office:value="0.03427432" calcext:value-type="float">
            <text:p>0.03427432</text:p>
          </table:table-cell>
          <table:table-cell office:value-type="float" office:value="0.02425921" calcext:value-type="float">
            <text:p>0.02425921</text:p>
          </table:table-cell>
          <table:table-cell office:value-type="float" office:value="0.02073536" calcext:value-type="float">
            <text:p>0.02073536</text:p>
          </table:table-cell>
          <table:table-cell office:value-type="float" office:value="0.02095259" calcext:value-type="float">
            <text:p>0.02095259</text:p>
          </table:table-cell>
          <table:table-cell office:value-type="float" office:value="0.05588584" calcext:value-type="float">
            <text:p>0.05588584</text:p>
          </table:table-cell>
          <table:table-cell office:value-type="float" office:value="0.005118271" calcext:value-type="float">
            <text:p>0.005118271</text:p>
          </table:table-cell>
          <table:table-cell office:value-type="float" office:value="0.005153337" calcext:value-type="float">
            <text:p>0.005153337</text:p>
          </table:table-cell>
          <table:table-cell office:value-type="float" office:value="0" calcext:value-type="float">
            <text:p>0</text:p>
          </table:table-cell>
          <table:table-cell office:value-type="float" office:value="4.290099" calcext:value-type="float">
            <text:p>4.290099</text:p>
          </table:table-cell>
          <table:table-cell office:value-type="float" office:value="7.73021" calcext:value-type="float">
            <text:p>7.73021</text:p>
          </table:table-cell>
          <table:table-cell office:value-type="float" office:value="7.106553" calcext:value-type="float">
            <text:p>7.106553</text:p>
          </table:table-cell>
          <table:table-cell office:value-type="float" office:value="5.915346" calcext:value-type="float">
            <text:p>5.915346</text:p>
          </table:table-cell>
          <table:table-cell office:value-type="float" office:value="4.693791" calcext:value-type="float">
            <text:p>4.693791</text:p>
          </table:table-cell>
          <table:table-cell office:value-type="float" office:value="1.312361" calcext:value-type="float">
            <text:p>1.312361</text:p>
          </table:table-cell>
          <table:table-cell office:value-type="float" office:value="0.445691" calcext:value-type="float">
            <text:p>0.445691</text:p>
          </table:table-cell>
          <table:table-cell office:value-type="float" office:value="0.278281" calcext:value-type="float">
            <text:p>0.278281</text:p>
          </table:table-cell>
          <table:table-cell office:value-type="float" office:value="0.2838574" calcext:value-type="float">
            <text:p>0.2838574</text:p>
          </table:table-cell>
          <table:table-cell office:value-type="float" office:value="0.1141688" calcext:value-type="float">
            <text:p>0.1141688</text:p>
          </table:table-cell>
          <table:table-cell office:value-type="float" office:value="0.07747208" calcext:value-type="float">
            <text:p>0.07747208</text:p>
          </table:table-cell>
          <table:table-cell office:value-type="float" office:value="0.2101505" calcext:value-type="float">
            <text:p>0.2101505</text:p>
          </table:table-cell>
          <table:table-cell office:value-type="float" office:value="0.3088077" calcext:value-type="float">
            <text:p>0.3088077</text:p>
          </table:table-cell>
          <table:table-cell office:value-type="float" office:value="0.3443767" calcext:value-type="float">
            <text:p>0.3443767</text:p>
          </table:table-cell>
          <table:table-cell office:value-type="float" office:value="0" calcext:value-type="float">
            <text:p>0</text:p>
          </table:table-cell>
          <table:table-cell office:value-type="float" office:value="188.1118" calcext:value-type="float">
            <text:p>188.1118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9342" calcext:value-type="float">
            <text:p>14.9342</text:p>
          </table:table-cell>
          <table:table-cell office:value-type="float" office:value="0" calcext:value-type="float">
            <text:p>0</text:p>
          </table:table-cell>
          <table:table-cell office:value-type="float" office:value="-0.6455935" calcext:value-type="float">
            <text:p>-0.64559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35.97119" calcext:value-type="float">
            <text:p>35.97119</text:p>
          </table:table-cell>
          <table:table-cell office:value-type="float" office:value="1098.782" calcext:value-type="float">
            <text:p>1098.782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475041" calcext:value-type="float">
            <text:p>0.1475041</text:p>
          </table:table-cell>
          <table:table-cell office:value-type="float" office:value="2.228361" calcext:value-type="float">
            <text:p>2.22836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433" calcext:value-type="float">
            <text:p>0.00167243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40404" calcext:value-type="float">
            <text:p>0.1240404</text:p>
          </table:table-cell>
          <table:table-cell office:value-type="float" office:value="-0.2391315" calcext:value-type="float">
            <text:p>-0.2391315</text:p>
          </table:table-cell>
          <table:table-cell office:value-type="float" office:value="0.003398778" calcext:value-type="float">
            <text:p>0.003398778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8618" calcext:value-type="float">
            <text:p>18.8618</text:p>
          </table:table-cell>
          <table:table-cell office:value-type="float" office:value="0.1747796" calcext:value-type="float">
            <text:p>0.1747796</text:p>
          </table:table-cell>
          <table:table-cell office:value-type="float" office:value="0.1265002" calcext:value-type="float">
            <text:p>0.1265002</text:p>
          </table:table-cell>
          <table:table-cell office:value-type="float" office:value="0.1214284" calcext:value-type="float">
            <text:p>0.1214284</text:p>
          </table:table-cell>
          <table:table-cell office:value-type="float" office:value="0.1132547" calcext:value-type="float">
            <text:p>0.1132547</text:p>
          </table:table-cell>
          <table:table-cell office:value-type="float" office:value="0.1200219" calcext:value-type="float">
            <text:p>0.1200219</text:p>
          </table:table-cell>
          <table:table-cell office:value-type="float" office:value="0.0420571" calcext:value-type="float">
            <text:p>0.0420571</text:p>
          </table:table-cell>
          <table:table-cell office:value-type="float" office:value="0.02769831" calcext:value-type="float">
            <text:p>0.02769831</text:p>
          </table:table-cell>
          <table:table-cell office:value-type="float" office:value="0.03445492" calcext:value-type="float">
            <text:p>0.03445492</text:p>
          </table:table-cell>
          <table:table-cell office:value-type="float" office:value="0.02432267" calcext:value-type="float">
            <text:p>0.02432267</text:p>
          </table:table-cell>
          <table:table-cell office:value-type="float" office:value="0.02077224" calcext:value-type="float">
            <text:p>0.02077224</text:p>
          </table:table-cell>
          <table:table-cell office:value-type="float" office:value="0.02097317" calcext:value-type="float">
            <text:p>0.02097317</text:p>
          </table:table-cell>
          <table:table-cell office:value-type="float" office:value="0.05599781" calcext:value-type="float">
            <text:p>0.05599781</text:p>
          </table:table-cell>
          <table:table-cell office:value-type="float" office:value="0.005115353" calcext:value-type="float">
            <text:p>0.005115353</text:p>
          </table:table-cell>
          <table:table-cell office:value-type="float" office:value="0.005153228" calcext:value-type="float">
            <text:p>0.005153228</text:p>
          </table:table-cell>
          <table:table-cell office:value-type="float" office:value="0" calcext:value-type="float">
            <text:p>0</text:p>
          </table:table-cell>
          <table:table-cell office:value-type="float" office:value="4.917899" calcext:value-type="float">
            <text:p>4.917899</text:p>
          </table:table-cell>
          <table:table-cell office:value-type="float" office:value="6.021281" calcext:value-type="float">
            <text:p>6.021281</text:p>
          </table:table-cell>
          <table:table-cell office:value-type="float" office:value="6.724573" calcext:value-type="float">
            <text:p>6.724573</text:p>
          </table:table-cell>
          <table:table-cell office:value-type="float" office:value="6.371521" calcext:value-type="float">
            <text:p>6.371521</text:p>
          </table:table-cell>
          <table:table-cell office:value-type="float" office:value="5.287165" calcext:value-type="float">
            <text:p>5.287165</text:p>
          </table:table-cell>
          <table:table-cell office:value-type="float" office:value="1.466604" calcext:value-type="float">
            <text:p>1.466604</text:p>
          </table:table-cell>
          <table:table-cell office:value-type="float" office:value="0.4657672" calcext:value-type="float">
            <text:p>0.4657672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0.2881246" calcext:value-type="float">
            <text:p>0.2881246</text:p>
          </table:table-cell>
          <table:table-cell office:value-type="float" office:value="0.1163766" calcext:value-type="float">
            <text:p>0.1163766</text:p>
          </table:table-cell>
          <table:table-cell office:value-type="float" office:value="0.0788509" calcext:value-type="float">
            <text:p>0.0788509</text:p>
          </table:table-cell>
          <table:table-cell office:value-type="float" office:value="0.2136464" calcext:value-type="float">
            <text:p>0.2136464</text:p>
          </table:table-cell>
          <table:table-cell office:value-type="float" office:value="0.3075487" calcext:value-type="float">
            <text:p>0.3075487</text:p>
          </table:table-cell>
          <table:table-cell office:value-type="float" office:value="0.3464504" calcext:value-type="float">
            <text:p>0.3464504</text:p>
          </table:table-cell>
          <table:table-cell office:value-type="float" office:value="0" calcext:value-type="float">
            <text:p>0</text:p>
          </table:table-cell>
          <table:table-cell office:value-type="float" office:value="176.5552" calcext:value-type="float">
            <text:p>176.5552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94744" calcext:value-type="float">
            <text:p>14.94744</text:p>
          </table:table-cell>
          <table:table-cell office:value-type="float" office:value="0" calcext:value-type="float">
            <text:p>0</text:p>
          </table:table-cell>
          <table:table-cell office:value-type="float" office:value="-0.6456099" calcext:value-type="float">
            <text:p>-0.645609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35.95486" calcext:value-type="float">
            <text:p>35.95486</text:p>
          </table:table-cell>
          <table:table-cell office:value-type="float" office:value="1098.78" calcext:value-type="float">
            <text:p>1098.7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0176" calcext:value-type="float">
            <text:p>0.150176</text:p>
          </table:table-cell>
          <table:table-cell office:value-type="float" office:value="2.239689" calcext:value-type="float">
            <text:p>2.239689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521" calcext:value-type="float">
            <text:p>0.00167252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40456" calcext:value-type="float">
            <text:p>0.1240456</text:p>
          </table:table-cell>
          <table:table-cell office:value-type="float" office:value="-0.2391637" calcext:value-type="float">
            <text:p>-0.2391637</text:p>
          </table:table-cell>
          <table:table-cell office:value-type="float" office:value="0.003406985" calcext:value-type="float">
            <text:p>0.003406985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87296" calcext:value-type="float">
            <text:p>18.87296</text:p>
          </table:table-cell>
          <table:table-cell office:value-type="float" office:value="0.1797904" calcext:value-type="float">
            <text:p>0.1797904</text:p>
          </table:table-cell>
          <table:table-cell office:value-type="float" office:value="0.1351042" calcext:value-type="float">
            <text:p>0.1351042</text:p>
          </table:table-cell>
          <table:table-cell office:value-type="float" office:value="0.1279119" calcext:value-type="float">
            <text:p>0.1279119</text:p>
          </table:table-cell>
          <table:table-cell office:value-type="float" office:value="0.1144393" calcext:value-type="float">
            <text:p>0.1144393</text:p>
          </table:table-cell>
          <table:table-cell office:value-type="float" office:value="0.1208809" calcext:value-type="float">
            <text:p>0.1208809</text:p>
          </table:table-cell>
          <table:table-cell office:value-type="float" office:value="0.04228785" calcext:value-type="float">
            <text:p>0.04228785</text:p>
          </table:table-cell>
          <table:table-cell office:value-type="float" office:value="0.02770182" calcext:value-type="float">
            <text:p>0.02770182</text:p>
          </table:table-cell>
          <table:table-cell office:value-type="float" office:value="0.03469692" calcext:value-type="float">
            <text:p>0.03469692</text:p>
          </table:table-cell>
          <table:table-cell office:value-type="float" office:value="0.02439088" calcext:value-type="float">
            <text:p>0.02439088</text:p>
          </table:table-cell>
          <table:table-cell office:value-type="float" office:value="0.02080888" calcext:value-type="float">
            <text:p>0.02080888</text:p>
          </table:table-cell>
          <table:table-cell office:value-type="float" office:value="0.02099447" calcext:value-type="float">
            <text:p>0.02099447</text:p>
          </table:table-cell>
          <table:table-cell office:value-type="float" office:value="0.05608221" calcext:value-type="float">
            <text:p>0.05608221</text:p>
          </table:table-cell>
          <table:table-cell office:value-type="float" office:value="0.005113392" calcext:value-type="float">
            <text:p>0.005113392</text:p>
          </table:table-cell>
          <table:table-cell office:value-type="float" office:value="0.005150985" calcext:value-type="float">
            <text:p>0.005150985</text:p>
          </table:table-cell>
          <table:table-cell office:value-type="float" office:value="0" calcext:value-type="float">
            <text:p>0</text:p>
          </table:table-cell>
          <table:table-cell office:value-type="float" office:value="6.009278" calcext:value-type="float">
            <text:p>6.009278</text:p>
          </table:table-cell>
          <table:table-cell office:value-type="float" office:value="6.167551" calcext:value-type="float">
            <text:p>6.167551</text:p>
          </table:table-cell>
          <table:table-cell office:value-type="float" office:value="6.500852" calcext:value-type="float">
            <text:p>6.500852</text:p>
          </table:table-cell>
          <table:table-cell office:value-type="float" office:value="6.180663" calcext:value-type="float">
            <text:p>6.180663</text:p>
          </table:table-cell>
          <table:table-cell office:value-type="float" office:value="5.169428" calcext:value-type="float">
            <text:p>5.169428</text:p>
          </table:table-cell>
          <table:table-cell office:value-type="float" office:value="1.490749" calcext:value-type="float">
            <text:p>1.490749</text:p>
          </table:table-cell>
          <table:table-cell office:value-type="float" office:value="0.460498" calcext:value-type="float">
            <text:p>0.460498</text:p>
          </table:table-cell>
          <table:table-cell office:value-type="float" office:value="0.2939397" calcext:value-type="float">
            <text:p>0.2939397</text:p>
          </table:table-cell>
          <table:table-cell office:value-type="float" office:value="0.2924761" calcext:value-type="float">
            <text:p>0.2924761</text:p>
          </table:table-cell>
          <table:table-cell office:value-type="float" office:value="0.1185384" calcext:value-type="float">
            <text:p>0.1185384</text:p>
          </table:table-cell>
          <table:table-cell office:value-type="float" office:value="0.08022362" calcext:value-type="float">
            <text:p>0.08022362</text:p>
          </table:table-cell>
          <table:table-cell office:value-type="float" office:value="0.2170401" calcext:value-type="float">
            <text:p>0.2170401</text:p>
          </table:table-cell>
          <table:table-cell office:value-type="float" office:value="0.3067423" calcext:value-type="float">
            <text:p>0.3067423</text:p>
          </table:table-cell>
          <table:table-cell office:value-type="float" office:value="0.3467639" calcext:value-type="float">
            <text:p>0.3467639</text:p>
          </table:table-cell>
          <table:table-cell office:value-type="float" office:value="0" calcext:value-type="float">
            <text:p>0</text:p>
          </table:table-cell>
          <table:table-cell office:value-type="float" office:value="185.1418" calcext:value-type="float">
            <text:p>185.1418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96209" calcext:value-type="float">
            <text:p>14.96209</text:p>
          </table:table-cell>
          <table:table-cell office:value-type="float" office:value="0" calcext:value-type="float">
            <text:p>0</text:p>
          </table:table-cell>
          <table:table-cell office:value-type="float" office:value="-0.6456156" calcext:value-type="float">
            <text:p>-0.645615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35.93839" calcext:value-type="float">
            <text:p>35.93839</text:p>
          </table:table-cell>
          <table:table-cell office:value-type="float" office:value="1098.78" calcext:value-type="float">
            <text:p>1098.7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15457" calcext:value-type="float">
            <text:p>0.1515457</text:p>
          </table:table-cell>
          <table:table-cell office:value-type="float" office:value="2.250906" calcext:value-type="float">
            <text:p>2.25090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628" calcext:value-type="float">
            <text:p>0.001672628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40521" calcext:value-type="float">
            <text:p>0.1240521</text:p>
          </table:table-cell>
          <table:table-cell office:value-type="float" office:value="-0.2391983" calcext:value-type="float">
            <text:p>-0.2391983</text:p>
          </table:table-cell>
          <table:table-cell office:value-type="float" office:value="0.003415933" calcext:value-type="float">
            <text:p>0.003415933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89195" calcext:value-type="float">
            <text:p>18.89195</text:p>
          </table:table-cell>
          <table:table-cell office:value-type="float" office:value="0.1791883" calcext:value-type="float">
            <text:p>0.1791883</text:p>
          </table:table-cell>
          <table:table-cell office:value-type="float" office:value="0.1390368" calcext:value-type="float">
            <text:p>0.1390368</text:p>
          </table:table-cell>
          <table:table-cell office:value-type="float" office:value="0.1321537" calcext:value-type="float">
            <text:p>0.1321537</text:p>
          </table:table-cell>
          <table:table-cell office:value-type="float" office:value="0.1159579" calcext:value-type="float">
            <text:p>0.1159579</text:p>
          </table:table-cell>
          <table:table-cell office:value-type="float" office:value="0.1221103" calcext:value-type="float">
            <text:p>0.1221103</text:p>
          </table:table-cell>
          <table:table-cell office:value-type="float" office:value="0.04247317" calcext:value-type="float">
            <text:p>0.04247317</text:p>
          </table:table-cell>
          <table:table-cell office:value-type="float" office:value="0.02780435" calcext:value-type="float">
            <text:p>0.02780435</text:p>
          </table:table-cell>
          <table:table-cell office:value-type="float" office:value="0.03492991" calcext:value-type="float">
            <text:p>0.03492991</text:p>
          </table:table-cell>
          <table:table-cell office:value-type="float" office:value="0.02446537" calcext:value-type="float">
            <text:p>0.02446537</text:p>
          </table:table-cell>
          <table:table-cell office:value-type="float" office:value="0.02084591" calcext:value-type="float">
            <text:p>0.02084591</text:p>
          </table:table-cell>
          <table:table-cell office:value-type="float" office:value="0.02101635" calcext:value-type="float">
            <text:p>0.02101635</text:p>
          </table:table-cell>
          <table:table-cell office:value-type="float" office:value="0.05614051" calcext:value-type="float">
            <text:p>0.05614051</text:p>
          </table:table-cell>
          <table:table-cell office:value-type="float" office:value="0.005112716" calcext:value-type="float">
            <text:p>0.005112716</text:p>
          </table:table-cell>
          <table:table-cell office:value-type="float" office:value="0.005148771" calcext:value-type="float">
            <text:p>0.005148771</text:p>
          </table:table-cell>
          <table:table-cell office:value-type="float" office:value="0" calcext:value-type="float">
            <text:p>0</text:p>
          </table:table-cell>
          <table:table-cell office:value-type="float" office:value="6.834039" calcext:value-type="float">
            <text:p>6.834039</text:p>
          </table:table-cell>
          <table:table-cell office:value-type="float" office:value="6.015871" calcext:value-type="float">
            <text:p>6.015871</text:p>
          </table:table-cell>
          <table:table-cell office:value-type="float" office:value="6.291364" calcext:value-type="float">
            <text:p>6.291364</text:p>
          </table:table-cell>
          <table:table-cell office:value-type="float" office:value="6.062136" calcext:value-type="float">
            <text:p>6.062136</text:p>
          </table:table-cell>
          <table:table-cell office:value-type="float" office:value="5.079763" calcext:value-type="float">
            <text:p>5.079763</text:p>
          </table:table-cell>
          <table:table-cell office:value-type="float" office:value="1.484719" calcext:value-type="float">
            <text:p>1.484719</text:p>
          </table:table-cell>
          <table:table-cell office:value-type="float" office:value="0.4617862" calcext:value-type="float">
            <text:p>0.4617862</text:p>
          </table:table-cell>
          <table:table-cell office:value-type="float" office:value="0.3011649" calcext:value-type="float">
            <text:p>0.3011649</text:p>
          </table:table-cell>
          <table:table-cell office:value-type="float" office:value="0.2966873" calcext:value-type="float">
            <text:p>0.2966873</text:p>
          </table:table-cell>
          <table:table-cell office:value-type="float" office:value="0.120664" calcext:value-type="float">
            <text:p>0.120664</text:p>
          </table:table-cell>
          <table:table-cell office:value-type="float" office:value="0.08158765" calcext:value-type="float">
            <text:p>0.08158765</text:p>
          </table:table-cell>
          <table:table-cell office:value-type="float" office:value="0.2203872" calcext:value-type="float">
            <text:p>0.2203872</text:p>
          </table:table-cell>
          <table:table-cell office:value-type="float" office:value="0.3063982" calcext:value-type="float">
            <text:p>0.3063982</text:p>
          </table:table-cell>
          <table:table-cell office:value-type="float" office:value="0.3467359" calcext:value-type="float">
            <text:p>0.3467359</text:p>
          </table:table-cell>
          <table:table-cell office:value-type="float" office:value="0" calcext:value-type="float">
            <text:p>0</text:p>
          </table:table-cell>
          <table:table-cell office:value-type="float" office:value="188.9784" calcext:value-type="float">
            <text:p>188.978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97531" calcext:value-type="float">
            <text:p>14.97531</text:p>
          </table:table-cell>
          <table:table-cell office:value-type="float" office:value="0" calcext:value-type="float">
            <text:p>0</text:p>
          </table:table-cell>
          <table:table-cell office:value-type="float" office:value="-0.6456213" calcext:value-type="float">
            <text:p>-0.64562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35.92339" calcext:value-type="float">
            <text:p>35.92339</text:p>
          </table:table-cell>
          <table:table-cell office:value-type="float" office:value="1098.779" calcext:value-type="float">
            <text:p>1098.779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26465" calcext:value-type="float">
            <text:p>0.1526465</text:p>
          </table:table-cell>
          <table:table-cell office:value-type="float" office:value="2.261856" calcext:value-type="float">
            <text:p>2.26185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661" calcext:value-type="float">
            <text:p>0.00167266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40541" calcext:value-type="float">
            <text:p>0.1240541</text:p>
          </table:table-cell>
          <table:table-cell office:value-type="float" office:value="-0.2392269" calcext:value-type="float">
            <text:p>-0.2392269</text:p>
          </table:table-cell>
          <table:table-cell office:value-type="float" office:value="0.003427489" calcext:value-type="float">
            <text:p>0.003427489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90591" calcext:value-type="float">
            <text:p>18.90591</text:p>
          </table:table-cell>
          <table:table-cell office:value-type="float" office:value="0.1816777" calcext:value-type="float">
            <text:p>0.1816777</text:p>
          </table:table-cell>
          <table:table-cell office:value-type="float" office:value="0.1460262" calcext:value-type="float">
            <text:p>0.1460262</text:p>
          </table:table-cell>
          <table:table-cell office:value-type="float" office:value="0.1361824" calcext:value-type="float">
            <text:p>0.1361824</text:p>
          </table:table-cell>
          <table:table-cell office:value-type="float" office:value="0.1173052" calcext:value-type="float">
            <text:p>0.1173052</text:p>
          </table:table-cell>
          <table:table-cell office:value-type="float" office:value="0.1226767" calcext:value-type="float">
            <text:p>0.1226767</text:p>
          </table:table-cell>
          <table:table-cell office:value-type="float" office:value="0.04262053" calcext:value-type="float">
            <text:p>0.04262053</text:p>
          </table:table-cell>
          <table:table-cell office:value-type="float" office:value="0.02801967" calcext:value-type="float">
            <text:p>0.02801967</text:p>
          </table:table-cell>
          <table:table-cell office:value-type="float" office:value="0.03513425" calcext:value-type="float">
            <text:p>0.03513425</text:p>
          </table:table-cell>
          <table:table-cell office:value-type="float" office:value="0.02454689" calcext:value-type="float">
            <text:p>0.02454689</text:p>
          </table:table-cell>
          <table:table-cell office:value-type="float" office:value="0.02088382" calcext:value-type="float">
            <text:p>0.02088382</text:p>
          </table:table-cell>
          <table:table-cell office:value-type="float" office:value="0.02103875" calcext:value-type="float">
            <text:p>0.02103875</text:p>
          </table:table-cell>
          <table:table-cell office:value-type="float" office:value="0.05617471" calcext:value-type="float">
            <text:p>0.05617471</text:p>
          </table:table-cell>
          <table:table-cell office:value-type="float" office:value="0.005111505" calcext:value-type="float">
            <text:p>0.005111505</text:p>
          </table:table-cell>
          <table:table-cell office:value-type="float" office:value="0.005144893" calcext:value-type="float">
            <text:p>0.005144893</text:p>
          </table:table-cell>
          <table:table-cell office:value-type="float" office:value="0" calcext:value-type="float">
            <text:p>0</text:p>
          </table:table-cell>
          <table:table-cell office:value-type="float" office:value="8.184783" calcext:value-type="float">
            <text:p>8.184783</text:p>
          </table:table-cell>
          <table:table-cell office:value-type="float" office:value="6.569788" calcext:value-type="float">
            <text:p>6.569788</text:p>
          </table:table-cell>
          <table:table-cell office:value-type="float" office:value="6.067719" calcext:value-type="float">
            <text:p>6.067719</text:p>
          </table:table-cell>
          <table:table-cell office:value-type="float" office:value="5.870113" calcext:value-type="float">
            <text:p>5.870113</text:p>
          </table:table-cell>
          <table:table-cell office:value-type="float" office:value="4.862151" calcext:value-type="float">
            <text:p>4.862151</text:p>
          </table:table-cell>
          <table:table-cell office:value-type="float" office:value="1.47352" calcext:value-type="float">
            <text:p>1.47352</text:p>
          </table:table-cell>
          <table:table-cell office:value-type="float" office:value="0.4571491" calcext:value-type="float">
            <text:p>0.4571491</text:p>
          </table:table-cell>
          <table:table-cell office:value-type="float" office:value="0.3062808" calcext:value-type="float">
            <text:p>0.3062808</text:p>
          </table:table-cell>
          <table:table-cell office:value-type="float" office:value="0.3007312" calcext:value-type="float">
            <text:p>0.3007312</text:p>
          </table:table-cell>
          <table:table-cell office:value-type="float" office:value="0.1227447" calcext:value-type="float">
            <text:p>0.1227447</text:p>
          </table:table-cell>
          <table:table-cell office:value-type="float" office:value="0.08294084" calcext:value-type="float">
            <text:p>0.08294084</text:p>
          </table:table-cell>
          <table:table-cell office:value-type="float" office:value="0.2236923" calcext:value-type="float">
            <text:p>0.2236923</text:p>
          </table:table-cell>
          <table:table-cell office:value-type="float" office:value="0.3059244" calcext:value-type="float">
            <text:p>0.3059244</text:p>
          </table:table-cell>
          <table:table-cell office:value-type="float" office:value="0.3467144" calcext:value-type="float">
            <text:p>0.3467144</text:p>
          </table:table-cell>
          <table:table-cell office:value-type="float" office:value="0" calcext:value-type="float">
            <text:p>0</text:p>
          </table:table-cell>
          <table:table-cell office:value-type="float" office:value="190.8044" calcext:value-type="float">
            <text:p>190.804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4.98798" calcext:value-type="float">
            <text:p>14.98798</text:p>
          </table:table-cell>
          <table:table-cell office:value-type="float" office:value="0" calcext:value-type="float">
            <text:p>0</text:p>
          </table:table-cell>
          <table:table-cell office:value-type="float" office:value="-0.645627" calcext:value-type="float">
            <text:p>-0.64562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35.90795" calcext:value-type="float">
            <text:p>35.90795</text:p>
          </table:table-cell>
          <table:table-cell office:value-type="float" office:value="1098.78" calcext:value-type="float">
            <text:p>1098.7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34274" calcext:value-type="float">
            <text:p>0.1534274</text:p>
          </table:table-cell>
          <table:table-cell office:value-type="float" office:value="2.272696" calcext:value-type="float">
            <text:p>2.27269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663" calcext:value-type="float">
            <text:p>0.00167266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40543" calcext:value-type="float">
            <text:p>0.1240543</text:p>
          </table:table-cell>
          <table:table-cell office:value-type="float" office:value="-0.2392587" calcext:value-type="float">
            <text:p>-0.2392587</text:p>
          </table:table-cell>
          <table:table-cell office:value-type="float" office:value="0.003441179" calcext:value-type="float">
            <text:p>0.003441179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92281" calcext:value-type="float">
            <text:p>18.92281</text:p>
          </table:table-cell>
          <table:table-cell office:value-type="float" office:value="0.18297" calcext:value-type="float">
            <text:p>0.18297</text:p>
          </table:table-cell>
          <table:table-cell office:value-type="float" office:value="0.1507448" calcext:value-type="float">
            <text:p>0.1507448</text:p>
          </table:table-cell>
          <table:table-cell office:value-type="float" office:value="0.1402242" calcext:value-type="float">
            <text:p>0.1402242</text:p>
          </table:table-cell>
          <table:table-cell office:value-type="float" office:value="0.1187069" calcext:value-type="float">
            <text:p>0.1187069</text:p>
          </table:table-cell>
          <table:table-cell office:value-type="float" office:value="0.1233619" calcext:value-type="float">
            <text:p>0.1233619</text:p>
          </table:table-cell>
          <table:table-cell office:value-type="float" office:value="0.04275706" calcext:value-type="float">
            <text:p>0.04275706</text:p>
          </table:table-cell>
          <table:table-cell office:value-type="float" office:value="0.02829897" calcext:value-type="float">
            <text:p>0.02829897</text:p>
          </table:table-cell>
          <table:table-cell office:value-type="float" office:value="0.03530449" calcext:value-type="float">
            <text:p>0.03530449</text:p>
          </table:table-cell>
          <table:table-cell office:value-type="float" office:value="0.02463942" calcext:value-type="float">
            <text:p>0.02463942</text:p>
          </table:table-cell>
          <table:table-cell office:value-type="float" office:value="0.02092245" calcext:value-type="float">
            <text:p>0.02092245</text:p>
          </table:table-cell>
          <table:table-cell office:value-type="float" office:value="0.02106164" calcext:value-type="float">
            <text:p>0.02106164</text:p>
          </table:table-cell>
          <table:table-cell office:value-type="float" office:value="0.05618666" calcext:value-type="float">
            <text:p>0.05618666</text:p>
          </table:table-cell>
          <table:table-cell office:value-type="float" office:value="0.005110395" calcext:value-type="float">
            <text:p>0.005110395</text:p>
          </table:table-cell>
          <table:table-cell office:value-type="float" office:value="0.005141824" calcext:value-type="float">
            <text:p>0.005141824</text:p>
          </table:table-cell>
          <table:table-cell office:value-type="float" office:value="0" calcext:value-type="float">
            <text:p>0</text:p>
          </table:table-cell>
          <table:table-cell office:value-type="float" office:value="9.882595" calcext:value-type="float">
            <text:p>9.882595</text:p>
          </table:table-cell>
          <table:table-cell office:value-type="float" office:value="6.893214" calcext:value-type="float">
            <text:p>6.893214</text:p>
          </table:table-cell>
          <table:table-cell office:value-type="float" office:value="6.039625" calcext:value-type="float">
            <text:p>6.039625</text:p>
          </table:table-cell>
          <table:table-cell office:value-type="float" office:value="5.749553" calcext:value-type="float">
            <text:p>5.749553</text:p>
          </table:table-cell>
          <table:table-cell office:value-type="float" office:value="4.687848" calcext:value-type="float">
            <text:p>4.687848</text:p>
          </table:table-cell>
          <table:table-cell office:value-type="float" office:value="1.461863" calcext:value-type="float">
            <text:p>1.461863</text:p>
          </table:table-cell>
          <table:table-cell office:value-type="float" office:value="0.4575825" calcext:value-type="float">
            <text:p>0.4575825</text:p>
          </table:table-cell>
          <table:table-cell office:value-type="float" office:value="0.3092699" calcext:value-type="float">
            <text:p>0.3092699</text:p>
          </table:table-cell>
          <table:table-cell office:value-type="float" office:value="0.3048462" calcext:value-type="float">
            <text:p>0.3048462</text:p>
          </table:table-cell>
          <table:table-cell office:value-type="float" office:value="0.124762" calcext:value-type="float">
            <text:p>0.124762</text:p>
          </table:table-cell>
          <table:table-cell office:value-type="float" office:value="0.08428011" calcext:value-type="float">
            <text:p>0.08428011</text:p>
          </table:table-cell>
          <table:table-cell office:value-type="float" office:value="0.2269558" calcext:value-type="float">
            <text:p>0.2269558</text:p>
          </table:table-cell>
          <table:table-cell office:value-type="float" office:value="0.305505" calcext:value-type="float">
            <text:p>0.305505</text:p>
          </table:table-cell>
          <table:table-cell office:value-type="float" office:value="0.3467196" calcext:value-type="float">
            <text:p>0.3467196</text:p>
          </table:table-cell>
          <table:table-cell office:value-type="float" office:value="0" calcext:value-type="float">
            <text:p>0</text:p>
          </table:table-cell>
          <table:table-cell office:value-type="float" office:value="191.6805" calcext:value-type="float">
            <text:p>191.6805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0024" calcext:value-type="float">
            <text:p>15.00024</text:p>
          </table:table-cell>
          <table:table-cell office:value-type="float" office:value="0" calcext:value-type="float">
            <text:p>0</text:p>
          </table:table-cell>
          <table:table-cell office:value-type="float" office:value="-0.6456327" calcext:value-type="float">
            <text:p>-0.645632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35.89252" calcext:value-type="float">
            <text:p>35.89252</text:p>
          </table:table-cell>
          <table:table-cell office:value-type="float" office:value="1098.783" calcext:value-type="float">
            <text:p>1098.783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38352" calcext:value-type="float">
            <text:p>0.1538352</text:p>
          </table:table-cell>
          <table:table-cell office:value-type="float" office:value="2.28143" calcext:value-type="float">
            <text:p>2.28143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663" calcext:value-type="float">
            <text:p>0.00167266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40543" calcext:value-type="float">
            <text:p>0.1240543</text:p>
          </table:table-cell>
          <table:table-cell office:value-type="float" office:value="-0.2393065" calcext:value-type="float">
            <text:p>-0.2393065</text:p>
          </table:table-cell>
          <table:table-cell office:value-type="float" office:value="0.00345376" calcext:value-type="float">
            <text:p>0.00345376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8.9581" calcext:value-type="float">
            <text:p>18.9581</text:p>
          </table:table-cell>
          <table:table-cell office:value-type="float" office:value="0.1756137" calcext:value-type="float">
            <text:p>0.1756137</text:p>
          </table:table-cell>
          <table:table-cell office:value-type="float" office:value="0.1531812" calcext:value-type="float">
            <text:p>0.1531812</text:p>
          </table:table-cell>
          <table:table-cell office:value-type="float" office:value="0.1425178" calcext:value-type="float">
            <text:p>0.1425178</text:p>
          </table:table-cell>
          <table:table-cell office:value-type="float" office:value="0.119664" calcext:value-type="float">
            <text:p>0.119664</text:p>
          </table:table-cell>
          <table:table-cell office:value-type="float" office:value="0.123885" calcext:value-type="float">
            <text:p>0.123885</text:p>
          </table:table-cell>
          <table:table-cell office:value-type="float" office:value="0.0428779" calcext:value-type="float">
            <text:p>0.0428779</text:p>
          </table:table-cell>
          <table:table-cell office:value-type="float" office:value="0.02854814" calcext:value-type="float">
            <text:p>0.02854814</text:p>
          </table:table-cell>
          <table:table-cell office:value-type="float" office:value="0.03546222" calcext:value-type="float">
            <text:p>0.03546222</text:p>
          </table:table-cell>
          <table:table-cell office:value-type="float" office:value="0.02473548" calcext:value-type="float">
            <text:p>0.02473548</text:p>
          </table:table-cell>
          <table:table-cell office:value-type="float" office:value="0.02096243" calcext:value-type="float">
            <text:p>0.02096243</text:p>
          </table:table-cell>
          <table:table-cell office:value-type="float" office:value="0.02108501" calcext:value-type="float">
            <text:p>0.02108501</text:p>
          </table:table-cell>
          <table:table-cell office:value-type="float" office:value="0.05617827" calcext:value-type="float">
            <text:p>0.05617827</text:p>
          </table:table-cell>
          <table:table-cell office:value-type="float" office:value="0.005109774" calcext:value-type="float">
            <text:p>0.005109774</text:p>
          </table:table-cell>
          <table:table-cell office:value-type="float" office:value="0.005140778" calcext:value-type="float">
            <text:p>0.005140778</text:p>
          </table:table-cell>
          <table:table-cell office:value-type="float" office:value="0" calcext:value-type="float">
            <text:p>0</text:p>
          </table:table-cell>
          <table:table-cell office:value-type="float" office:value="11.84096" calcext:value-type="float">
            <text:p>11.84096</text:p>
          </table:table-cell>
          <table:table-cell office:value-type="float" office:value="7.041619" calcext:value-type="float">
            <text:p>7.041619</text:p>
          </table:table-cell>
          <table:table-cell office:value-type="float" office:value="5.96571" calcext:value-type="float">
            <text:p>5.96571</text:p>
          </table:table-cell>
          <table:table-cell office:value-type="float" office:value="5.651134" calcext:value-type="float">
            <text:p>5.651134</text:p>
          </table:table-cell>
          <table:table-cell office:value-type="float" office:value="4.558111" calcext:value-type="float">
            <text:p>4.558111</text:p>
          </table:table-cell>
          <table:table-cell office:value-type="float" office:value="1.452634" calcext:value-type="float">
            <text:p>1.452634</text:p>
          </table:table-cell>
          <table:table-cell office:value-type="float" office:value="0.4593309" calcext:value-type="float">
            <text:p>0.4593309</text:p>
          </table:table-cell>
          <table:table-cell office:value-type="float" office:value="0.3116198" calcext:value-type="float">
            <text:p>0.3116198</text:p>
          </table:table-cell>
          <table:table-cell office:value-type="float" office:value="0.3087443" calcext:value-type="float">
            <text:p>0.3087443</text:p>
          </table:table-cell>
          <table:table-cell office:value-type="float" office:value="0.1267302" calcext:value-type="float">
            <text:p>0.1267302</text:p>
          </table:table-cell>
          <table:table-cell office:value-type="float" office:value="0.08560317" calcext:value-type="float">
            <text:p>0.08560317</text:p>
          </table:table-cell>
          <table:table-cell office:value-type="float" office:value="0.2301824" calcext:value-type="float">
            <text:p>0.2301824</text:p>
          </table:table-cell>
          <table:table-cell office:value-type="float" office:value="0.3052557" calcext:value-type="float">
            <text:p>0.3052557</text:p>
          </table:table-cell>
          <table:table-cell office:value-type="float" office:value="0.3467342" calcext:value-type="float">
            <text:p>0.3467342</text:p>
          </table:table-cell>
          <table:table-cell office:value-type="float" office:value="0" calcext:value-type="float">
            <text:p>0</text:p>
          </table:table-cell>
          <table:table-cell office:value-type="float" office:value="192.6624" calcext:value-type="float">
            <text:p>192.662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1018" calcext:value-type="float">
            <text:p>15.01018</text:p>
          </table:table-cell>
          <table:table-cell office:value-type="float" office:value="0" calcext:value-type="float">
            <text:p>0</text:p>
          </table:table-cell>
          <table:table-cell office:value-type="float" office:value="-0.6456385" calcext:value-type="float">
            <text:p>-0.645638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35.87807" calcext:value-type="float">
            <text:p>35.87807</text:p>
          </table:table-cell>
          <table:table-cell office:value-type="float" office:value="1098.788" calcext:value-type="float">
            <text:p>1098.78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42921" calcext:value-type="float">
            <text:p>0.1542921</text:p>
          </table:table-cell>
          <table:table-cell office:value-type="float" office:value="2.28766" calcext:value-type="float">
            <text:p>2.2876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663" calcext:value-type="float">
            <text:p>0.00167266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40543" calcext:value-type="float">
            <text:p>0.1240543</text:p>
          </table:table-cell>
          <table:table-cell office:value-type="float" office:value="-0.2393635" calcext:value-type="float">
            <text:p>-0.2393635</text:p>
          </table:table-cell>
          <table:table-cell office:value-type="float" office:value="0.003463147" calcext:value-type="float">
            <text:p>0.003463147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0063" calcext:value-type="float">
            <text:p>19.0063</text:p>
          </table:table-cell>
          <table:table-cell office:value-type="float" office:value="0.180883" calcext:value-type="float">
            <text:p>0.180883</text:p>
          </table:table-cell>
          <table:table-cell office:value-type="float" office:value="0.1524739" calcext:value-type="float">
            <text:p>0.1524739</text:p>
          </table:table-cell>
          <table:table-cell office:value-type="float" office:value="0.1449834" calcext:value-type="float">
            <text:p>0.1449834</text:p>
          </table:table-cell>
          <table:table-cell office:value-type="float" office:value="0.1202475" calcext:value-type="float">
            <text:p>0.1202475</text:p>
          </table:table-cell>
          <table:table-cell office:value-type="float" office:value="0.1239832" calcext:value-type="float">
            <text:p>0.1239832</text:p>
          </table:table-cell>
          <table:table-cell office:value-type="float" office:value="0.04295785" calcext:value-type="float">
            <text:p>0.04295785</text:p>
          </table:table-cell>
          <table:table-cell office:value-type="float" office:value="0.0287544" calcext:value-type="float">
            <text:p>0.0287544</text:p>
          </table:table-cell>
          <table:table-cell office:value-type="float" office:value="0.03560863" calcext:value-type="float">
            <text:p>0.03560863</text:p>
          </table:table-cell>
          <table:table-cell office:value-type="float" office:value="0.02483353" calcext:value-type="float">
            <text:p>0.02483353</text:p>
          </table:table-cell>
          <table:table-cell office:value-type="float" office:value="0.0210036" calcext:value-type="float">
            <text:p>0.0210036</text:p>
          </table:table-cell>
          <table:table-cell office:value-type="float" office:value="0.02110886" calcext:value-type="float">
            <text:p>0.02110886</text:p>
          </table:table-cell>
          <table:table-cell office:value-type="float" office:value="0.05615139" calcext:value-type="float">
            <text:p>0.05615139</text:p>
          </table:table-cell>
          <table:table-cell office:value-type="float" office:value="0.005109344" calcext:value-type="float">
            <text:p>0.005109344</text:p>
          </table:table-cell>
          <table:table-cell office:value-type="float" office:value="0.005140449" calcext:value-type="float">
            <text:p>0.005140449</text:p>
          </table:table-cell>
          <table:table-cell office:value-type="float" office:value="0" calcext:value-type="float">
            <text:p>0</text:p>
          </table:table-cell>
          <table:table-cell office:value-type="float" office:value="12.31368" calcext:value-type="float">
            <text:p>12.31368</text:p>
          </table:table-cell>
          <table:table-cell office:value-type="float" office:value="6.860694" calcext:value-type="float">
            <text:p>6.860694</text:p>
          </table:table-cell>
          <table:table-cell office:value-type="float" office:value="6.028233" calcext:value-type="float">
            <text:p>6.028233</text:p>
          </table:table-cell>
          <table:table-cell office:value-type="float" office:value="5.563149" calcext:value-type="float">
            <text:p>5.563149</text:p>
          </table:table-cell>
          <table:table-cell office:value-type="float" office:value="4.432903" calcext:value-type="float">
            <text:p>4.432903</text:p>
          </table:table-cell>
          <table:table-cell office:value-type="float" office:value="1.444185" calcext:value-type="float">
            <text:p>1.444185</text:p>
          </table:table-cell>
          <table:table-cell office:value-type="float" office:value="0.461606" calcext:value-type="float">
            <text:p>0.461606</text:p>
          </table:table-cell>
          <table:table-cell office:value-type="float" office:value="0.3136825" calcext:value-type="float">
            <text:p>0.3136825</text:p>
          </table:table-cell>
          <table:table-cell office:value-type="float" office:value="0.3124554" calcext:value-type="float">
            <text:p>0.3124554</text:p>
          </table:table-cell>
          <table:table-cell office:value-type="float" office:value="0.128648" calcext:value-type="float">
            <text:p>0.128648</text:p>
          </table:table-cell>
          <table:table-cell office:value-type="float" office:value="0.08690897" calcext:value-type="float">
            <text:p>0.08690897</text:p>
          </table:table-cell>
          <table:table-cell office:value-type="float" office:value="0.2333752" calcext:value-type="float">
            <text:p>0.2333752</text:p>
          </table:table-cell>
          <table:table-cell office:value-type="float" office:value="0.3050667" calcext:value-type="float">
            <text:p>0.3050667</text:p>
          </table:table-cell>
          <table:table-cell office:value-type="float" office:value="0.3467529" calcext:value-type="float">
            <text:p>0.3467529</text:p>
          </table:table-cell>
          <table:table-cell office:value-type="float" office:value="0" calcext:value-type="float">
            <text:p>0</text:p>
          </table:table-cell>
          <table:table-cell office:value-type="float" office:value="194.3694" calcext:value-type="float">
            <text:p>194.369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1761" calcext:value-type="float">
            <text:p>15.01761</text:p>
          </table:table-cell>
          <table:table-cell office:value-type="float" office:value="0" calcext:value-type="float">
            <text:p>0</text:p>
          </table:table-cell>
          <table:table-cell office:value-type="float" office:value="-0.6456442" calcext:value-type="float">
            <text:p>-0.645644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35.86942" calcext:value-type="float">
            <text:p>35.86942</text:p>
          </table:table-cell>
          <table:table-cell office:value-type="float" office:value="1098.798" calcext:value-type="float">
            <text:p>1098.79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43029" calcext:value-type="float">
            <text:p>0.1543029</text:p>
          </table:table-cell>
          <table:table-cell office:value-type="float" office:value="2.281673" calcext:value-type="float">
            <text:p>2.281673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2713" calcext:value-type="float">
            <text:p>0.00167271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40575" calcext:value-type="float">
            <text:p>0.1240575</text:p>
          </table:table-cell>
          <table:table-cell office:value-type="float" office:value="-0.239488" calcext:value-type="float">
            <text:p>-0.239488</text:p>
          </table:table-cell>
          <table:table-cell office:value-type="float" office:value="0.003471435" calcext:value-type="float">
            <text:p>0.003471435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12915" calcext:value-type="float">
            <text:p>19.12915</text:p>
          </table:table-cell>
          <table:table-cell office:value-type="float" office:value="0.1713633" calcext:value-type="float">
            <text:p>0.1713633</text:p>
          </table:table-cell>
          <table:table-cell office:value-type="float" office:value="0.1465938" calcext:value-type="float">
            <text:p>0.1465938</text:p>
          </table:table-cell>
          <table:table-cell office:value-type="float" office:value="0.1441288" calcext:value-type="float">
            <text:p>0.1441288</text:p>
          </table:table-cell>
          <table:table-cell office:value-type="float" office:value="0.1210358" calcext:value-type="float">
            <text:p>0.1210358</text:p>
          </table:table-cell>
          <table:table-cell office:value-type="float" office:value="0.1243506" calcext:value-type="float">
            <text:p>0.1243506</text:p>
          </table:table-cell>
          <table:table-cell office:value-type="float" office:value="0.04302348" calcext:value-type="float">
            <text:p>0.04302348</text:p>
          </table:table-cell>
          <table:table-cell office:value-type="float" office:value="0.02886543" calcext:value-type="float">
            <text:p>0.02886543</text:p>
          </table:table-cell>
          <table:table-cell office:value-type="float" office:value="0.03574434" calcext:value-type="float">
            <text:p>0.03574434</text:p>
          </table:table-cell>
          <table:table-cell office:value-type="float" office:value="0.02493727" calcext:value-type="float">
            <text:p>0.02493727</text:p>
          </table:table-cell>
          <table:table-cell office:value-type="float" office:value="0.02104535" calcext:value-type="float">
            <text:p>0.02104535</text:p>
          </table:table-cell>
          <table:table-cell office:value-type="float" office:value="0.02113316" calcext:value-type="float">
            <text:p>0.02113316</text:p>
          </table:table-cell>
          <table:table-cell office:value-type="float" office:value="0.05610787" calcext:value-type="float">
            <text:p>0.05610787</text:p>
          </table:table-cell>
          <table:table-cell office:value-type="float" office:value="0.00510935" calcext:value-type="float">
            <text:p>0.00510935</text:p>
          </table:table-cell>
          <table:table-cell office:value-type="float" office:value="0.005141641" calcext:value-type="float">
            <text:p>0.005141641</text:p>
          </table:table-cell>
          <table:table-cell office:value-type="float" office:value="0" calcext:value-type="float">
            <text:p>0</text:p>
          </table:table-cell>
          <table:table-cell office:value-type="float" office:value="10.57485" calcext:value-type="float">
            <text:p>10.57485</text:p>
          </table:table-cell>
          <table:table-cell office:value-type="float" office:value="6.214685" calcext:value-type="float">
            <text:p>6.214685</text:p>
          </table:table-cell>
          <table:table-cell office:value-type="float" office:value="6.346291" calcext:value-type="float">
            <text:p>6.346291</text:p>
          </table:table-cell>
          <table:table-cell office:value-type="float" office:value="5.695118" calcext:value-type="float">
            <text:p>5.695118</text:p>
          </table:table-cell>
          <table:table-cell office:value-type="float" office:value="4.43578" calcext:value-type="float">
            <text:p>4.43578</text:p>
          </table:table-cell>
          <table:table-cell office:value-type="float" office:value="1.440274" calcext:value-type="float">
            <text:p>1.440274</text:p>
          </table:table-cell>
          <table:table-cell office:value-type="float" office:value="0.4621782" calcext:value-type="float">
            <text:p>0.4621782</text:p>
          </table:table-cell>
          <table:table-cell office:value-type="float" office:value="0.3156098" calcext:value-type="float">
            <text:p>0.3156098</text:p>
          </table:table-cell>
          <table:table-cell office:value-type="float" office:value="0.3162587" calcext:value-type="float">
            <text:p>0.3162587</text:p>
          </table:table-cell>
          <table:table-cell office:value-type="float" office:value="0.1305073" calcext:value-type="float">
            <text:p>0.1305073</text:p>
          </table:table-cell>
          <table:table-cell office:value-type="float" office:value="0.08819686" calcext:value-type="float">
            <text:p>0.08819686</text:p>
          </table:table-cell>
          <table:table-cell office:value-type="float" office:value="0.2365373" calcext:value-type="float">
            <text:p>0.2365373</text:p>
          </table:table-cell>
          <table:table-cell office:value-type="float" office:value="0.3050086" calcext:value-type="float">
            <text:p>0.3050086</text:p>
          </table:table-cell>
          <table:table-cell office:value-type="float" office:value="0.3467694" calcext:value-type="float">
            <text:p>0.3467694</text:p>
          </table:table-cell>
          <table:table-cell office:value-type="float" office:value="0" calcext:value-type="float">
            <text:p>0</text:p>
          </table:table-cell>
          <table:table-cell office:value-type="float" office:value="197.8697" calcext:value-type="float">
            <text:p>197.8697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1226" calcext:value-type="float">
            <text:p>15.01226</text:p>
          </table:table-cell>
          <table:table-cell office:value-type="float" office:value="0" calcext:value-type="float">
            <text:p>0</text:p>
          </table:table-cell>
          <table:table-cell office:value-type="float" office:value="-0.6456531" calcext:value-type="float">
            <text:p>-0.645653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35.85421" calcext:value-type="float">
            <text:p>35.85421</text:p>
          </table:table-cell>
          <table:table-cell office:value-type="float" office:value="1098.802" calcext:value-type="float">
            <text:p>1098.802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37999" calcext:value-type="float">
            <text:p>0.1537999</text:p>
          </table:table-cell>
          <table:table-cell office:value-type="float" office:value="2.294989" calcext:value-type="float">
            <text:p>2.294989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01" calcext:value-type="float">
            <text:p>0.00167301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35828" calcext:value-type="float">
            <text:p>0.1235828</text:p>
          </table:table-cell>
          <table:table-cell office:value-type="float" office:value="-0.2395453" calcext:value-type="float">
            <text:p>-0.2395453</text:p>
          </table:table-cell>
          <table:table-cell office:value-type="float" office:value="0.00347965" calcext:value-type="float">
            <text:p>0.00347965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16217" calcext:value-type="float">
            <text:p>19.16217</text:p>
          </table:table-cell>
          <table:table-cell office:value-type="float" office:value="0.2065391" calcext:value-type="float">
            <text:p>0.2065391</text:p>
          </table:table-cell>
          <table:table-cell office:value-type="float" office:value="0.1568146" calcext:value-type="float">
            <text:p>0.1568146</text:p>
          </table:table-cell>
          <table:table-cell office:value-type="float" office:value="0.147616" calcext:value-type="float">
            <text:p>0.147616</text:p>
          </table:table-cell>
          <table:table-cell office:value-type="float" office:value="0.1226613" calcext:value-type="float">
            <text:p>0.1226613</text:p>
          </table:table-cell>
          <table:table-cell office:value-type="float" office:value="0.1255803" calcext:value-type="float">
            <text:p>0.1255803</text:p>
          </table:table-cell>
          <table:table-cell office:value-type="float" office:value="0.04341579" calcext:value-type="float">
            <text:p>0.04341579</text:p>
          </table:table-cell>
          <table:table-cell office:value-type="float" office:value="0.0282783" calcext:value-type="float">
            <text:p>0.0282783</text:p>
          </table:table-cell>
          <table:table-cell office:value-type="float" office:value="0.0359669" calcext:value-type="float">
            <text:p>0.0359669</text:p>
          </table:table-cell>
          <table:table-cell office:value-type="float" office:value="0.02503912" calcext:value-type="float">
            <text:p>0.02503912</text:p>
          </table:table-cell>
          <table:table-cell office:value-type="float" office:value="0.02108781" calcext:value-type="float">
            <text:p>0.02108781</text:p>
          </table:table-cell>
          <table:table-cell office:value-type="float" office:value="0.02115794" calcext:value-type="float">
            <text:p>0.02115794</text:p>
          </table:table-cell>
          <table:table-cell office:value-type="float" office:value="0.0560488" calcext:value-type="float">
            <text:p>0.0560488</text:p>
          </table:table-cell>
          <table:table-cell office:value-type="float" office:value="0.005139859" calcext:value-type="float">
            <text:p>0.005139859</text:p>
          </table:table-cell>
          <table:table-cell office:value-type="float" office:value="0.005109313" calcext:value-type="float">
            <text:p>0.005109313</text:p>
          </table:table-cell>
          <table:table-cell office:value-type="float" office:value="0" calcext:value-type="float">
            <text:p>0</text:p>
          </table:table-cell>
          <table:table-cell office:value-type="float" office:value="6.508925" calcext:value-type="float">
            <text:p>6.508925</text:p>
          </table:table-cell>
          <table:table-cell office:value-type="float" office:value="6.532975" calcext:value-type="float">
            <text:p>6.532975</text:p>
          </table:table-cell>
          <table:table-cell office:value-type="float" office:value="6.613398" calcext:value-type="float">
            <text:p>6.613398</text:p>
          </table:table-cell>
          <table:table-cell office:value-type="float" office:value="5.944811" calcext:value-type="float">
            <text:p>5.944811</text:p>
          </table:table-cell>
          <table:table-cell office:value-type="float" office:value="4.611826" calcext:value-type="float">
            <text:p>4.611826</text:p>
          </table:table-cell>
          <table:table-cell office:value-type="float" office:value="1.452971" calcext:value-type="float">
            <text:p>1.452971</text:p>
          </table:table-cell>
          <table:table-cell office:value-type="float" office:value="0.4362448" calcext:value-type="float">
            <text:p>0.4362448</text:p>
          </table:table-cell>
          <table:table-cell office:value-type="float" office:value="0.3219153" calcext:value-type="float">
            <text:p>0.3219153</text:p>
          </table:table-cell>
          <table:table-cell office:value-type="float" office:value="0.3199149" calcext:value-type="float">
            <text:p>0.3199149</text:p>
          </table:table-cell>
          <table:table-cell office:value-type="float" office:value="0.1323255" calcext:value-type="float">
            <text:p>0.1323255</text:p>
          </table:table-cell>
          <table:table-cell office:value-type="float" office:value="0.08947131" calcext:value-type="float">
            <text:p>0.08947131</text:p>
          </table:table-cell>
          <table:table-cell office:value-type="float" office:value="0.239964" calcext:value-type="float">
            <text:p>0.239964</text:p>
          </table:table-cell>
          <table:table-cell office:value-type="float" office:value="0.3148313" calcext:value-type="float">
            <text:p>0.3148313</text:p>
          </table:table-cell>
          <table:table-cell office:value-type="float" office:value="0.3371915" calcext:value-type="float">
            <text:p>0.3371915</text:p>
          </table:table-cell>
          <table:table-cell office:value-type="float" office:value="0" calcext:value-type="float">
            <text:p>0</text:p>
          </table:table-cell>
          <table:table-cell office:value-type="float" office:value="189.5405" calcext:value-type="float">
            <text:p>189.5405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2116" calcext:value-type="float">
            <text:p>15.02116</text:p>
          </table:table-cell>
          <table:table-cell office:value-type="float" office:value="0" calcext:value-type="float">
            <text:p>0</text:p>
          </table:table-cell>
          <table:table-cell office:value-type="float" office:value="-0.6456589" calcext:value-type="float">
            <text:p>-0.645658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35.83904" calcext:value-type="float">
            <text:p>35.83904</text:p>
          </table:table-cell>
          <table:table-cell office:value-type="float" office:value="1098.805" calcext:value-type="float">
            <text:p>1098.805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16626" calcext:value-type="float">
            <text:p>0.1516626</text:p>
          </table:table-cell>
          <table:table-cell office:value-type="float" office:value="2.305772" calcext:value-type="float">
            <text:p>2.30577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159" calcext:value-type="float">
            <text:p>0.001673159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27211" calcext:value-type="float">
            <text:p>0.1227211</text:p>
          </table:table-cell>
          <table:table-cell office:value-type="float" office:value="-0.2395974" calcext:value-type="float">
            <text:p>-0.2395974</text:p>
          </table:table-cell>
          <table:table-cell office:value-type="float" office:value="0.003489303" calcext:value-type="float">
            <text:p>0.003489303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19971" calcext:value-type="float">
            <text:p>19.19971</text:p>
          </table:table-cell>
          <table:table-cell office:value-type="float" office:value="0.1985274" calcext:value-type="float">
            <text:p>0.1985274</text:p>
          </table:table-cell>
          <table:table-cell office:value-type="float" office:value="0.1538813" calcext:value-type="float">
            <text:p>0.1538813</text:p>
          </table:table-cell>
          <table:table-cell office:value-type="float" office:value="0.1462985" calcext:value-type="float">
            <text:p>0.1462985</text:p>
          </table:table-cell>
          <table:table-cell office:value-type="float" office:value="0.1229383" calcext:value-type="float">
            <text:p>0.1229383</text:p>
          </table:table-cell>
          <table:table-cell office:value-type="float" office:value="0.1259431" calcext:value-type="float">
            <text:p>0.1259431</text:p>
          </table:table-cell>
          <table:table-cell office:value-type="float" office:value="0.04377821" calcext:value-type="float">
            <text:p>0.04377821</text:p>
          </table:table-cell>
          <table:table-cell office:value-type="float" office:value="0.0275982" calcext:value-type="float">
            <text:p>0.0275982</text:p>
          </table:table-cell>
          <table:table-cell office:value-type="float" office:value="0.03622647" calcext:value-type="float">
            <text:p>0.03622647</text:p>
          </table:table-cell>
          <table:table-cell office:value-type="float" office:value="0.02514161" calcext:value-type="float">
            <text:p>0.02514161</text:p>
          </table:table-cell>
          <table:table-cell office:value-type="float" office:value="0.02113061" calcext:value-type="float">
            <text:p>0.02113061</text:p>
          </table:table-cell>
          <table:table-cell office:value-type="float" office:value="0.0211841" calcext:value-type="float">
            <text:p>0.0211841</text:p>
          </table:table-cell>
          <table:table-cell office:value-type="float" office:value="0.05597926" calcext:value-type="float">
            <text:p>0.05597926</text:p>
          </table:table-cell>
          <table:table-cell office:value-type="float" office:value="0.005132954" calcext:value-type="float">
            <text:p>0.005132954</text:p>
          </table:table-cell>
          <table:table-cell office:value-type="float" office:value="0.005114952" calcext:value-type="float">
            <text:p>0.005114952</text:p>
          </table:table-cell>
          <table:table-cell office:value-type="float" office:value="0" calcext:value-type="float">
            <text:p>0</text:p>
          </table:table-cell>
          <table:table-cell office:value-type="float" office:value="9.503595" calcext:value-type="float">
            <text:p>9.503595</text:p>
          </table:table-cell>
          <table:table-cell office:value-type="float" office:value="6.202947" calcext:value-type="float">
            <text:p>6.202947</text:p>
          </table:table-cell>
          <table:table-cell office:value-type="float" office:value="6.335182" calcext:value-type="float">
            <text:p>6.335182</text:p>
          </table:table-cell>
          <table:table-cell office:value-type="float" office:value="5.919271" calcext:value-type="float">
            <text:p>5.919271</text:p>
          </table:table-cell>
          <table:table-cell office:value-type="float" office:value="4.584501" calcext:value-type="float">
            <text:p>4.584501</text:p>
          </table:table-cell>
          <table:table-cell office:value-type="float" office:value="1.444643" calcext:value-type="float">
            <text:p>1.444643</text:p>
          </table:table-cell>
          <table:table-cell office:value-type="float" office:value="0.401371" calcext:value-type="float">
            <text:p>0.401371</text:p>
          </table:table-cell>
          <table:table-cell office:value-type="float" office:value="0.3298425" calcext:value-type="float">
            <text:p>0.3298425</text:p>
          </table:table-cell>
          <table:table-cell office:value-type="float" office:value="0.3236028" calcext:value-type="float">
            <text:p>0.3236028</text:p>
          </table:table-cell>
          <table:table-cell office:value-type="float" office:value="0.1341069" calcext:value-type="float">
            <text:p>0.1341069</text:p>
          </table:table-cell>
          <table:table-cell office:value-type="float" office:value="0.09075034" calcext:value-type="float">
            <text:p>0.09075034</text:p>
          </table:table-cell>
          <table:table-cell office:value-type="float" office:value="0.2434445" calcext:value-type="float">
            <text:p>0.2434445</text:p>
          </table:table-cell>
          <table:table-cell office:value-type="float" office:value="0.3117518" calcext:value-type="float">
            <text:p>0.3117518</text:p>
          </table:table-cell>
          <table:table-cell office:value-type="float" office:value="0.3410868" calcext:value-type="float">
            <text:p>0.3410868</text:p>
          </table:table-cell>
          <table:table-cell office:value-type="float" office:value="0" calcext:value-type="float">
            <text:p>0</text:p>
          </table:table-cell>
          <table:table-cell office:value-type="float" office:value="179.4626" calcext:value-type="float">
            <text:p>179.4626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2958" calcext:value-type="float">
            <text:p>15.02958</text:p>
          </table:table-cell>
          <table:table-cell office:value-type="float" office:value="0" calcext:value-type="float">
            <text:p>0</text:p>
          </table:table-cell>
          <table:table-cell office:value-type="float" office:value="-0.6456646" calcext:value-type="float">
            <text:p>-0.645664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35.82386" calcext:value-type="float">
            <text:p>35.82386</text:p>
          </table:table-cell>
          <table:table-cell office:value-type="float" office:value="1098.807" calcext:value-type="float">
            <text:p>1098.807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12628" calcext:value-type="float">
            <text:p>0.1512628</text:p>
          </table:table-cell>
          <table:table-cell office:value-type="float" office:value="2.3165" calcext:value-type="float">
            <text:p>2.316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357" calcext:value-type="float">
            <text:p>0.001673357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1909" calcext:value-type="float">
            <text:p>0.121909</text:p>
          </table:table-cell>
          <table:table-cell office:value-type="float" office:value="-0.2396392" calcext:value-type="float">
            <text:p>-0.2396392</text:p>
          </table:table-cell>
          <table:table-cell office:value-type="float" office:value="0.003498905" calcext:value-type="float">
            <text:p>0.003498905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22303" calcext:value-type="float">
            <text:p>19.22303</text:p>
          </table:table-cell>
          <table:table-cell office:value-type="float" office:value="0.1948784" calcext:value-type="float">
            <text:p>0.1948784</text:p>
          </table:table-cell>
          <table:table-cell office:value-type="float" office:value="0.1549719" calcext:value-type="float">
            <text:p>0.1549719</text:p>
          </table:table-cell>
          <table:table-cell office:value-type="float" office:value="0.1477524" calcext:value-type="float">
            <text:p>0.1477524</text:p>
          </table:table-cell>
          <table:table-cell office:value-type="float" office:value="0.1230766" calcext:value-type="float">
            <text:p>0.1230766</text:p>
          </table:table-cell>
          <table:table-cell office:value-type="float" office:value="0.1254786" calcext:value-type="float">
            <text:p>0.1254786</text:p>
          </table:table-cell>
          <table:table-cell office:value-type="float" office:value="0.0438423" calcext:value-type="float">
            <text:p>0.0438423</text:p>
          </table:table-cell>
          <table:table-cell office:value-type="float" office:value="0.02747269" calcext:value-type="float">
            <text:p>0.02747269</text:p>
          </table:table-cell>
          <table:table-cell office:value-type="float" office:value="0.03641772" calcext:value-type="float">
            <text:p>0.03641772</text:p>
          </table:table-cell>
          <table:table-cell office:value-type="float" office:value="0.02524982" calcext:value-type="float">
            <text:p>0.02524982</text:p>
          </table:table-cell>
          <table:table-cell office:value-type="float" office:value="0.02117374" calcext:value-type="float">
            <text:p>0.02117374</text:p>
          </table:table-cell>
          <table:table-cell office:value-type="float" office:value="0.02121532" calcext:value-type="float">
            <text:p>0.02121532</text:p>
          </table:table-cell>
          <table:table-cell office:value-type="float" office:value="0.05589581" calcext:value-type="float">
            <text:p>0.05589581</text:p>
          </table:table-cell>
          <table:table-cell office:value-type="float" office:value="0.005126574" calcext:value-type="float">
            <text:p>0.005126574</text:p>
          </table:table-cell>
          <table:table-cell office:value-type="float" office:value="0.005118636" calcext:value-type="float">
            <text:p>0.005118636</text:p>
          </table:table-cell>
          <table:table-cell office:value-type="float" office:value="0" calcext:value-type="float">
            <text:p>0</text:p>
          </table:table-cell>
          <table:table-cell office:value-type="float" office:value="10.31209" calcext:value-type="float">
            <text:p>10.31209</text:p>
          </table:table-cell>
          <table:table-cell office:value-type="float" office:value="6.009997" calcext:value-type="float">
            <text:p>6.009997</text:p>
          </table:table-cell>
          <table:table-cell office:value-type="float" office:value="6.138649" calcext:value-type="float">
            <text:p>6.138649</text:p>
          </table:table-cell>
          <table:table-cell office:value-type="float" office:value="5.769957" calcext:value-type="float">
            <text:p>5.769957</text:p>
          </table:table-cell>
          <table:table-cell office:value-type="float" office:value="4.403589" calcext:value-type="float">
            <text:p>4.403589</text:p>
          </table:table-cell>
          <table:table-cell office:value-type="float" office:value="1.426638" calcext:value-type="float">
            <text:p>1.426638</text:p>
          </table:table-cell>
          <table:table-cell office:value-type="float" office:value="0.3861474" calcext:value-type="float">
            <text:p>0.3861474</text:p>
          </table:table-cell>
          <table:table-cell office:value-type="float" office:value="0.3346388" calcext:value-type="float">
            <text:p>0.3346388</text:p>
          </table:table-cell>
          <table:table-cell office:value-type="float" office:value="0.3275809" calcext:value-type="float">
            <text:p>0.3275809</text:p>
          </table:table-cell>
          <table:table-cell office:value-type="float" office:value="0.1358584" calcext:value-type="float">
            <text:p>0.1358584</text:p>
          </table:table-cell>
          <table:table-cell office:value-type="float" office:value="0.09213259" calcext:value-type="float">
            <text:p>0.09213259</text:p>
          </table:table-cell>
          <table:table-cell office:value-type="float" office:value="0.2466201" calcext:value-type="float">
            <text:p>0.2466201</text:p>
          </table:table-cell>
          <table:table-cell office:value-type="float" office:value="0.3091892" calcext:value-type="float">
            <text:p>0.3091892</text:p>
          </table:table-cell>
          <table:table-cell office:value-type="float" office:value="0.3445067" calcext:value-type="float">
            <text:p>0.3445067</text:p>
          </table:table-cell>
          <table:table-cell office:value-type="float" office:value="0" calcext:value-type="float">
            <text:p>0</text:p>
          </table:table-cell>
          <table:table-cell office:value-type="float" office:value="176.8245" calcext:value-type="float">
            <text:p>176.8245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3974" calcext:value-type="float">
            <text:p>15.03974</text:p>
          </table:table-cell>
          <table:table-cell office:value-type="float" office:value="0" calcext:value-type="float">
            <text:p>0</text:p>
          </table:table-cell>
          <table:table-cell office:value-type="float" office:value="-0.6456703" calcext:value-type="float">
            <text:p>-0.645670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35.80839" calcext:value-type="float">
            <text:p>35.80839</text:p>
          </table:table-cell>
          <table:table-cell office:value-type="float" office:value="1098.811" calcext:value-type="float">
            <text:p>1098.811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17018" calcext:value-type="float">
            <text:p>0.1517018</text:p>
          </table:table-cell>
          <table:table-cell office:value-type="float" office:value="2.325491" calcext:value-type="float">
            <text:p>2.32549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46" calcext:value-type="float">
            <text:p>0.00167346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14915" calcext:value-type="float">
            <text:p>0.1214915</text:p>
          </table:table-cell>
          <table:table-cell office:value-type="float" office:value="-0.2396835" calcext:value-type="float">
            <text:p>-0.2396835</text:p>
          </table:table-cell>
          <table:table-cell office:value-type="float" office:value="0.003509104" calcext:value-type="float">
            <text:p>0.003509104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25117" calcext:value-type="float">
            <text:p>19.25117</text:p>
          </table:table-cell>
          <table:table-cell office:value-type="float" office:value="0.1907557" calcext:value-type="float">
            <text:p>0.1907557</text:p>
          </table:table-cell>
          <table:table-cell office:value-type="float" office:value="0.1572833" calcext:value-type="float">
            <text:p>0.1572833</text:p>
          </table:table-cell>
          <table:table-cell office:value-type="float" office:value="0.1497909" calcext:value-type="float">
            <text:p>0.1497909</text:p>
          </table:table-cell>
          <table:table-cell office:value-type="float" office:value="0.1233481" calcext:value-type="float">
            <text:p>0.1233481</text:p>
          </table:table-cell>
          <table:table-cell office:value-type="float" office:value="0.1251274" calcext:value-type="float">
            <text:p>0.1251274</text:p>
          </table:table-cell>
          <table:table-cell office:value-type="float" office:value="0.04386429" calcext:value-type="float">
            <text:p>0.04386429</text:p>
          </table:table-cell>
          <table:table-cell office:value-type="float" office:value="0.02758279" calcext:value-type="float">
            <text:p>0.02758279</text:p>
          </table:table-cell>
          <table:table-cell office:value-type="float" office:value="0.03655992" calcext:value-type="float">
            <text:p>0.03655992</text:p>
          </table:table-cell>
          <table:table-cell office:value-type="float" office:value="0.02535633" calcext:value-type="float">
            <text:p>0.02535633</text:p>
          </table:table-cell>
          <table:table-cell office:value-type="float" office:value="0.02121702" calcext:value-type="float">
            <text:p>0.02121702</text:p>
          </table:table-cell>
          <table:table-cell office:value-type="float" office:value="0.02124605" calcext:value-type="float">
            <text:p>0.02124605</text:p>
          </table:table-cell>
          <table:table-cell office:value-type="float" office:value="0.05580234" calcext:value-type="float">
            <text:p>0.05580234</text:p>
          </table:table-cell>
          <table:table-cell office:value-type="float" office:value="0.005122853" calcext:value-type="float">
            <text:p>0.005122853</text:p>
          </table:table-cell>
          <table:table-cell office:value-type="float" office:value="0.005121083" calcext:value-type="float">
            <text:p>0.005121083</text:p>
          </table:table-cell>
          <table:table-cell office:value-type="float" office:value="0" calcext:value-type="float">
            <text:p>0</text:p>
          </table:table-cell>
          <table:table-cell office:value-type="float" office:value="11.3645" calcext:value-type="float">
            <text:p>11.3645</text:p>
          </table:table-cell>
          <table:table-cell office:value-type="float" office:value="6.174221" calcext:value-type="float">
            <text:p>6.174221</text:p>
          </table:table-cell>
          <table:table-cell office:value-type="float" office:value="6.090465" calcext:value-type="float">
            <text:p>6.090465</text:p>
          </table:table-cell>
          <table:table-cell office:value-type="float" office:value="5.635199" calcext:value-type="float">
            <text:p>5.635199</text:p>
          </table:table-cell>
          <table:table-cell office:value-type="float" office:value="4.223881" calcext:value-type="float">
            <text:p>4.223881</text:p>
          </table:table-cell>
          <table:table-cell office:value-type="float" office:value="1.40631" calcext:value-type="float">
            <text:p>1.40631</text:p>
          </table:table-cell>
          <table:table-cell office:value-type="float" office:value="0.3798414" calcext:value-type="float">
            <text:p>0.3798414</text:p>
          </table:table-cell>
          <table:table-cell office:value-type="float" office:value="0.3374356" calcext:value-type="float">
            <text:p>0.3374356</text:p>
          </table:table-cell>
          <table:table-cell office:value-type="float" office:value="0.3314274" calcext:value-type="float">
            <text:p>0.3314274</text:p>
          </table:table-cell>
          <table:table-cell office:value-type="float" office:value="0.1375838" calcext:value-type="float">
            <text:p>0.1375838</text:p>
          </table:table-cell>
          <table:table-cell office:value-type="float" office:value="0.09348915" calcext:value-type="float">
            <text:p>0.09348915</text:p>
          </table:table-cell>
          <table:table-cell office:value-type="float" office:value="0.2496465" calcext:value-type="float">
            <text:p>0.2496465</text:p>
          </table:table-cell>
          <table:table-cell office:value-type="float" office:value="0.3076783" calcext:value-type="float">
            <text:p>0.3076783</text:p>
          </table:table-cell>
          <table:table-cell office:value-type="float" office:value="0.346405" calcext:value-type="float">
            <text:p>0.346405</text:p>
          </table:table-cell>
          <table:table-cell office:value-type="float" office:value="0" calcext:value-type="float">
            <text:p>0</text:p>
          </table:table-cell>
          <table:table-cell office:value-type="float" office:value="178.4201" calcext:value-type="float">
            <text:p>178.4201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4937" calcext:value-type="float">
            <text:p>15.04937</text:p>
          </table:table-cell>
          <table:table-cell office:value-type="float" office:value="0" calcext:value-type="float">
            <text:p>0</text:p>
          </table:table-cell>
          <table:table-cell office:value-type="float" office:value="-0.645676" calcext:value-type="float">
            <text:p>-0.64567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35.7951" calcext:value-type="float">
            <text:p>35.7951</text:p>
          </table:table-cell>
          <table:table-cell office:value-type="float" office:value="1098.818" calcext:value-type="float">
            <text:p>1098.81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11604" calcext:value-type="float">
            <text:p>0.1511604</text:p>
          </table:table-cell>
          <table:table-cell office:value-type="float" office:value="2.329101" calcext:value-type="float">
            <text:p>2.32910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503" calcext:value-type="float">
            <text:p>0.00167350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14937" calcext:value-type="float">
            <text:p>0.1214937</text:p>
          </table:table-cell>
          <table:table-cell office:value-type="float" office:value="-0.2397629" calcext:value-type="float">
            <text:p>-0.2397629</text:p>
          </table:table-cell>
          <table:table-cell office:value-type="float" office:value="0.003519576" calcext:value-type="float">
            <text:p>0.003519576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31875" calcext:value-type="float">
            <text:p>19.31875</text:p>
          </table:table-cell>
          <table:table-cell office:value-type="float" office:value="0.1679003" calcext:value-type="float">
            <text:p>0.1679003</text:p>
          </table:table-cell>
          <table:table-cell office:value-type="float" office:value="0.1524622" calcext:value-type="float">
            <text:p>0.1524622</text:p>
          </table:table-cell>
          <table:table-cell office:value-type="float" office:value="0.1469062" calcext:value-type="float">
            <text:p>0.1469062</text:p>
          </table:table-cell>
          <table:table-cell office:value-type="float" office:value="0.1228624" calcext:value-type="float">
            <text:p>0.1228624</text:p>
          </table:table-cell>
          <table:table-cell office:value-type="float" office:value="0.1246245" calcext:value-type="float">
            <text:p>0.1246245</text:p>
          </table:table-cell>
          <table:table-cell office:value-type="float" office:value="0.0438788" calcext:value-type="float">
            <text:p>0.0438788</text:p>
          </table:table-cell>
          <table:table-cell office:value-type="float" office:value="0.02776348" calcext:value-type="float">
            <text:p>0.02776348</text:p>
          </table:table-cell>
          <table:table-cell office:value-type="float" office:value="0.0366716" calcext:value-type="float">
            <text:p>0.0366716</text:p>
          </table:table-cell>
          <table:table-cell office:value-type="float" office:value="0.02546518" calcext:value-type="float">
            <text:p>0.02546518</text:p>
          </table:table-cell>
          <table:table-cell office:value-type="float" office:value="0.02126035" calcext:value-type="float">
            <text:p>0.02126035</text:p>
          </table:table-cell>
          <table:table-cell office:value-type="float" office:value="0.0212763" calcext:value-type="float">
            <text:p>0.0212763</text:p>
          </table:table-cell>
          <table:table-cell office:value-type="float" office:value="0.05569934" calcext:value-type="float">
            <text:p>0.05569934</text:p>
          </table:table-cell>
          <table:table-cell office:value-type="float" office:value="0.005122645" calcext:value-type="float">
            <text:p>0.005122645</text:p>
          </table:table-cell>
          <table:table-cell office:value-type="float" office:value="0.005119721" calcext:value-type="float">
            <text:p>0.005119721</text:p>
          </table:table-cell>
          <table:table-cell office:value-type="float" office:value="0" calcext:value-type="float">
            <text:p>0</text:p>
          </table:table-cell>
          <table:table-cell office:value-type="float" office:value="13.74788" calcext:value-type="float">
            <text:p>13.74788</text:p>
          </table:table-cell>
          <table:table-cell office:value-type="float" office:value="6.520145" calcext:value-type="float">
            <text:p>6.520145</text:p>
          </table:table-cell>
          <table:table-cell office:value-type="float" office:value="6.078483" calcext:value-type="float">
            <text:p>6.078483</text:p>
          </table:table-cell>
          <table:table-cell office:value-type="float" office:value="5.537064" calcext:value-type="float">
            <text:p>5.537064</text:p>
          </table:table-cell>
          <table:table-cell office:value-type="float" office:value="4.096541" calcext:value-type="float">
            <text:p>4.096541</text:p>
          </table:table-cell>
          <table:table-cell office:value-type="float" office:value="1.389357" calcext:value-type="float">
            <text:p>1.389357</text:p>
          </table:table-cell>
          <table:table-cell office:value-type="float" office:value="0.3771141" calcext:value-type="float">
            <text:p>0.3771141</text:p>
          </table:table-cell>
          <table:table-cell office:value-type="float" office:value="0.3391107" calcext:value-type="float">
            <text:p>0.3391107</text:p>
          </table:table-cell>
          <table:table-cell office:value-type="float" office:value="0.3353221" calcext:value-type="float">
            <text:p>0.3353221</text:p>
          </table:table-cell>
          <table:table-cell office:value-type="float" office:value="0.1392809" calcext:value-type="float">
            <text:p>0.1392809</text:p>
          </table:table-cell>
          <table:table-cell office:value-type="float" office:value="0.09481733" calcext:value-type="float">
            <text:p>0.09481733</text:p>
          </table:table-cell>
          <table:table-cell office:value-type="float" office:value="0.2526058" calcext:value-type="float">
            <text:p>0.2526058</text:p>
          </table:table-cell>
          <table:table-cell office:value-type="float" office:value="0.3073376" calcext:value-type="float">
            <text:p>0.3073376</text:p>
          </table:table-cell>
          <table:table-cell office:value-type="float" office:value="0.346408" calcext:value-type="float">
            <text:p>0.346408</text:p>
          </table:table-cell>
          <table:table-cell office:value-type="float" office:value="0" calcext:value-type="float">
            <text:p>0</text:p>
          </table:table-cell>
          <table:table-cell office:value-type="float" office:value="179.5773" calcext:value-type="float">
            <text:p>179.5773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5292" calcext:value-type="float">
            <text:p>15.05292</text:p>
          </table:table-cell>
          <table:table-cell office:value-type="float" office:value="0" calcext:value-type="float">
            <text:p>0</text:p>
          </table:table-cell>
          <table:table-cell office:value-type="float" office:value="-0.6456847" calcext:value-type="float">
            <text:p>-0.645684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35.78084" calcext:value-type="float">
            <text:p>35.78084</text:p>
          </table:table-cell>
          <table:table-cell office:value-type="float" office:value="1098.823" calcext:value-type="float">
            <text:p>1098.823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492345" calcext:value-type="float">
            <text:p>0.1492345</text:p>
          </table:table-cell>
          <table:table-cell office:value-type="float" office:value="2.337418" calcext:value-type="float">
            <text:p>2.33741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532" calcext:value-type="float">
            <text:p>0.00167353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14952" calcext:value-type="float">
            <text:p>0.1214952</text:p>
          </table:table-cell>
          <table:table-cell office:value-type="float" office:value="-0.2398183" calcext:value-type="float">
            <text:p>-0.2398183</text:p>
          </table:table-cell>
          <table:table-cell office:value-type="float" office:value="0.003529848" calcext:value-type="float">
            <text:p>0.003529848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362" calcext:value-type="float">
            <text:p>19.362</text:p>
          </table:table-cell>
          <table:table-cell office:value-type="float" office:value="0.176162" calcext:value-type="float">
            <text:p>0.176162</text:p>
          </table:table-cell>
          <table:table-cell office:value-type="float" office:value="0.1538183" calcext:value-type="float">
            <text:p>0.1538183</text:p>
          </table:table-cell>
          <table:table-cell office:value-type="float" office:value="0.1480323" calcext:value-type="float">
            <text:p>0.1480323</text:p>
          </table:table-cell>
          <table:table-cell office:value-type="float" office:value="0.1224955" calcext:value-type="float">
            <text:p>0.1224955</text:p>
          </table:table-cell>
          <table:table-cell office:value-type="float" office:value="0.1242036" calcext:value-type="float">
            <text:p>0.1242036</text:p>
          </table:table-cell>
          <table:table-cell office:value-type="float" office:value="0.04382455" calcext:value-type="float">
            <text:p>0.04382455</text:p>
          </table:table-cell>
          <table:table-cell office:value-type="float" office:value="0.02800581" calcext:value-type="float">
            <text:p>0.02800581</text:p>
          </table:table-cell>
          <table:table-cell office:value-type="float" office:value="0.0367467" calcext:value-type="float">
            <text:p>0.0367467</text:p>
          </table:table-cell>
          <table:table-cell office:value-type="float" office:value="0.02557272" calcext:value-type="float">
            <text:p>0.02557272</text:p>
          </table:table-cell>
          <table:table-cell office:value-type="float" office:value="0.02130364" calcext:value-type="float">
            <text:p>0.02130364</text:p>
          </table:table-cell>
          <table:table-cell office:value-type="float" office:value="0.02130613" calcext:value-type="float">
            <text:p>0.02130613</text:p>
          </table:table-cell>
          <table:table-cell office:value-type="float" office:value="0.05558768" calcext:value-type="float">
            <text:p>0.05558768</text:p>
          </table:table-cell>
          <table:table-cell office:value-type="float" office:value="0.005122192" calcext:value-type="float">
            <text:p>0.005122192</text:p>
          </table:table-cell>
          <table:table-cell office:value-type="float" office:value="0.005117495" calcext:value-type="float">
            <text:p>0.005117495</text:p>
          </table:table-cell>
          <table:table-cell office:value-type="float" office:value="0" calcext:value-type="float">
            <text:p>0</text:p>
          </table:table-cell>
          <table:table-cell office:value-type="float" office:value="14.91073" calcext:value-type="float">
            <text:p>14.91073</text:p>
          </table:table-cell>
          <table:table-cell office:value-type="float" office:value="6.635278" calcext:value-type="float">
            <text:p>6.635278</text:p>
          </table:table-cell>
          <table:table-cell office:value-type="float" office:value="6.069527" calcext:value-type="float">
            <text:p>6.069527</text:p>
          </table:table-cell>
          <table:table-cell office:value-type="float" office:value="5.487909" calcext:value-type="float">
            <text:p>5.487909</text:p>
          </table:table-cell>
          <table:table-cell office:value-type="float" office:value="4.026074" calcext:value-type="float">
            <text:p>4.026074</text:p>
          </table:table-cell>
          <table:table-cell office:value-type="float" office:value="1.379342" calcext:value-type="float">
            <text:p>1.379342</text:p>
          </table:table-cell>
          <table:table-cell office:value-type="float" office:value="0.3786755" calcext:value-type="float">
            <text:p>0.3786755</text:p>
          </table:table-cell>
          <table:table-cell office:value-type="float" office:value="0.3401034" calcext:value-type="float">
            <text:p>0.3401034</text:p>
          </table:table-cell>
          <table:table-cell office:value-type="float" office:value="0.33917" calcext:value-type="float">
            <text:p>0.33917</text:p>
          </table:table-cell>
          <table:table-cell office:value-type="float" office:value="0.140953" calcext:value-type="float">
            <text:p>0.140953</text:p>
          </table:table-cell>
          <table:table-cell office:value-type="float" office:value="0.09611823" calcext:value-type="float">
            <text:p>0.09611823</text:p>
          </table:table-cell>
          <table:table-cell office:value-type="float" office:value="0.2555102" calcext:value-type="float">
            <text:p>0.2555102</text:p>
          </table:table-cell>
          <table:table-cell office:value-type="float" office:value="0.3069539" calcext:value-type="float">
            <text:p>0.3069539</text:p>
          </table:table-cell>
          <table:table-cell office:value-type="float" office:value="0.3464082" calcext:value-type="float">
            <text:p>0.3464082</text:p>
          </table:table-cell>
          <table:table-cell office:value-type="float" office:value="0" calcext:value-type="float">
            <text:p>0</text:p>
          </table:table-cell>
          <table:table-cell office:value-type="float" office:value="168.5981" calcext:value-type="float">
            <text:p>168.5981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6002" calcext:value-type="float">
            <text:p>15.06002</text:p>
          </table:table-cell>
          <table:table-cell office:value-type="float" office:value="0" calcext:value-type="float">
            <text:p>0</text:p>
          </table:table-cell>
          <table:table-cell office:value-type="float" office:value="-0.6456894" calcext:value-type="float">
            <text:p>-0.645689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35.76676" calcext:value-type="float">
            <text:p>35.76676</text:p>
          </table:table-cell>
          <table:table-cell office:value-type="float" office:value="1098.829" calcext:value-type="float">
            <text:p>1098.829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490134" calcext:value-type="float">
            <text:p>0.1490134</text:p>
          </table:table-cell>
          <table:table-cell office:value-type="float" office:value="2.343404" calcext:value-type="float">
            <text:p>2.343404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583" calcext:value-type="float">
            <text:p>0.001673583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14979" calcext:value-type="float">
            <text:p>0.1214979</text:p>
          </table:table-cell>
          <table:table-cell office:value-type="float" office:value="-0.239877" calcext:value-type="float">
            <text:p>-0.239877</text:p>
          </table:table-cell>
          <table:table-cell office:value-type="float" office:value="0.003539434" calcext:value-type="float">
            <text:p>0.003539434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40829" calcext:value-type="float">
            <text:p>19.40829</text:p>
          </table:table-cell>
          <table:table-cell office:value-type="float" office:value="0.1685351" calcext:value-type="float">
            <text:p>0.1685351</text:p>
          </table:table-cell>
          <table:table-cell office:value-type="float" office:value="0.1558813" calcext:value-type="float">
            <text:p>0.1558813</text:p>
          </table:table-cell>
          <table:table-cell office:value-type="float" office:value="0.1493293" calcext:value-type="float">
            <text:p>0.1493293</text:p>
          </table:table-cell>
          <table:table-cell office:value-type="float" office:value="0.1222231" calcext:value-type="float">
            <text:p>0.1222231</text:p>
          </table:table-cell>
          <table:table-cell office:value-type="float" office:value="0.1240882" calcext:value-type="float">
            <text:p>0.1240882</text:p>
          </table:table-cell>
          <table:table-cell office:value-type="float" office:value="0.04382594" calcext:value-type="float">
            <text:p>0.04382594</text:p>
          </table:table-cell>
          <table:table-cell office:value-type="float" office:value="0.02819409" calcext:value-type="float">
            <text:p>0.02819409</text:p>
          </table:table-cell>
          <table:table-cell office:value-type="float" office:value="0.03682335" calcext:value-type="float">
            <text:p>0.03682335</text:p>
          </table:table-cell>
          <table:table-cell office:value-type="float" office:value="0.02567484" calcext:value-type="float">
            <text:p>0.02567484</text:p>
          </table:table-cell>
          <table:table-cell office:value-type="float" office:value="0.02134686" calcext:value-type="float">
            <text:p>0.02134686</text:p>
          </table:table-cell>
          <table:table-cell office:value-type="float" office:value="0.02133549" calcext:value-type="float">
            <text:p>0.02133549</text:p>
          </table:table-cell>
          <table:table-cell office:value-type="float" office:value="0.05546815" calcext:value-type="float">
            <text:p>0.05546815</text:p>
          </table:table-cell>
          <table:table-cell office:value-type="float" office:value="0.005121939" calcext:value-type="float">
            <text:p>0.005121939</text:p>
          </table:table-cell>
          <table:table-cell office:value-type="float" office:value="0.005116383" calcext:value-type="float">
            <text:p>0.005116383</text:p>
          </table:table-cell>
          <table:table-cell office:value-type="float" office:value="0" calcext:value-type="float">
            <text:p>0</text:p>
          </table:table-cell>
          <table:table-cell office:value-type="float" office:value="14.03402" calcext:value-type="float">
            <text:p>14.03402</text:p>
          </table:table-cell>
          <table:table-cell office:value-type="float" office:value="7.027653" calcext:value-type="float">
            <text:p>7.027653</text:p>
          </table:table-cell>
          <table:table-cell office:value-type="float" office:value="6.033604" calcext:value-type="float">
            <text:p>6.033604</text:p>
          </table:table-cell>
          <table:table-cell office:value-type="float" office:value="5.404668" calcext:value-type="float">
            <text:p>5.404668</text:p>
          </table:table-cell>
          <table:table-cell office:value-type="float" office:value="3.960828" calcext:value-type="float">
            <text:p>3.960828</text:p>
          </table:table-cell>
          <table:table-cell office:value-type="float" office:value="1.371394" calcext:value-type="float">
            <text:p>1.371394</text:p>
          </table:table-cell>
          <table:table-cell office:value-type="float" office:value="0.379353" calcext:value-type="float">
            <text:p>0.379353</text:p>
          </table:table-cell>
          <table:table-cell office:value-type="float" office:value="0.3415136" calcext:value-type="float">
            <text:p>0.3415136</text:p>
          </table:table-cell>
          <table:table-cell office:value-type="float" office:value="0.3428059" calcext:value-type="float">
            <text:p>0.3428059</text:p>
          </table:table-cell>
          <table:table-cell office:value-type="float" office:value="0.1426078" calcext:value-type="float">
            <text:p>0.1426078</text:p>
          </table:table-cell>
          <table:table-cell office:value-type="float" office:value="0.097392" calcext:value-type="float">
            <text:p>0.097392</text:p>
          </table:table-cell>
          <table:table-cell office:value-type="float" office:value="0.2583669" calcext:value-type="float">
            <text:p>0.2583669</text:p>
          </table:table-cell>
          <table:table-cell office:value-type="float" office:value="0.3066764" calcext:value-type="float">
            <text:p>0.3066764</text:p>
          </table:table-cell>
          <table:table-cell office:value-type="float" office:value="0.3464113" calcext:value-type="float">
            <text:p>0.3464113</text:p>
          </table:table-cell>
          <table:table-cell office:value-type="float" office:value="0" calcext:value-type="float">
            <text:p>0</text:p>
          </table:table-cell>
          <table:table-cell office:value-type="float" office:value="167.6386" calcext:value-type="float">
            <text:p>167.6386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6642" calcext:value-type="float">
            <text:p>15.06642</text:p>
          </table:table-cell>
          <table:table-cell office:value-type="float" office:value="0" calcext:value-type="float">
            <text:p>0</text:p>
          </table:table-cell>
          <table:table-cell office:value-type="float" office:value="-0.6456894" calcext:value-type="float">
            <text:p>-0.645689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35.75876" calcext:value-type="float">
            <text:p>35.75876</text:p>
          </table:table-cell>
          <table:table-cell office:value-type="float" office:value="1098.843" calcext:value-type="float">
            <text:p>1098.843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477455" calcext:value-type="float">
            <text:p>0.1477455</text:p>
          </table:table-cell>
          <table:table-cell office:value-type="float" office:value="2.337178" calcext:value-type="float">
            <text:p>2.33717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598" calcext:value-type="float">
            <text:p>0.001673598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14986" calcext:value-type="float">
            <text:p>0.1214986</text:p>
          </table:table-cell>
          <table:table-cell office:value-type="float" office:value="-0.2400204" calcext:value-type="float">
            <text:p>-0.2400204</text:p>
          </table:table-cell>
          <table:table-cell office:value-type="float" office:value="0.003549985" calcext:value-type="float">
            <text:p>0.003549985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53759" calcext:value-type="float">
            <text:p>19.53759</text:p>
          </table:table-cell>
          <table:table-cell office:value-type="float" office:value="0.1602551" calcext:value-type="float">
            <text:p>0.1602551</text:p>
          </table:table-cell>
          <table:table-cell office:value-type="float" office:value="0.1429687" calcext:value-type="float">
            <text:p>0.1429687</text:p>
          </table:table-cell>
          <table:table-cell office:value-type="float" office:value="0.1403059" calcext:value-type="float">
            <text:p>0.1403059</text:p>
          </table:table-cell>
          <table:table-cell office:value-type="float" office:value="0.11985" calcext:value-type="float">
            <text:p>0.11985</text:p>
          </table:table-cell>
          <table:table-cell office:value-type="float" office:value="0.1224863" calcext:value-type="float">
            <text:p>0.1224863</text:p>
          </table:table-cell>
          <table:table-cell office:value-type="float" office:value="0.04366391" calcext:value-type="float">
            <text:p>0.04366391</text:p>
          </table:table-cell>
          <table:table-cell office:value-type="float" office:value="0.02836549" calcext:value-type="float">
            <text:p>0.02836549</text:p>
          </table:table-cell>
          <table:table-cell office:value-type="float" office:value="0.03688182" calcext:value-type="float">
            <text:p>0.03688182</text:p>
          </table:table-cell>
          <table:table-cell office:value-type="float" office:value="0.02577621" calcext:value-type="float">
            <text:p>0.02577621</text:p>
          </table:table-cell>
          <table:table-cell office:value-type="float" office:value="0.02139106" calcext:value-type="float">
            <text:p>0.02139106</text:p>
          </table:table-cell>
          <table:table-cell office:value-type="float" office:value="0.02136347" calcext:value-type="float">
            <text:p>0.02136347</text:p>
          </table:table-cell>
          <table:table-cell office:value-type="float" office:value="0.05534144" calcext:value-type="float">
            <text:p>0.05534144</text:p>
          </table:table-cell>
          <table:table-cell office:value-type="float" office:value="0.005121552" calcext:value-type="float">
            <text:p>0.005121552</text:p>
          </table:table-cell>
          <table:table-cell office:value-type="float" office:value="0.005114522" calcext:value-type="float">
            <text:p>0.005114522</text:p>
          </table:table-cell>
          <table:table-cell office:value-type="float" office:value="0" calcext:value-type="float">
            <text:p>0</text:p>
          </table:table-cell>
          <table:table-cell office:value-type="float" office:value="13.57338" calcext:value-type="float">
            <text:p>13.57338</text:p>
          </table:table-cell>
          <table:table-cell office:value-type="float" office:value="7.092357" calcext:value-type="float">
            <text:p>7.092357</text:p>
          </table:table-cell>
          <table:table-cell office:value-type="float" office:value="6.056995" calcext:value-type="float">
            <text:p>6.056995</text:p>
          </table:table-cell>
          <table:table-cell office:value-type="float" office:value="5.389227" calcext:value-type="float">
            <text:p>5.389227</text:p>
          </table:table-cell>
          <table:table-cell office:value-type="float" office:value="3.939972" calcext:value-type="float">
            <text:p>3.939972</text:p>
          </table:table-cell>
          <table:table-cell office:value-type="float" office:value="1.367254" calcext:value-type="float">
            <text:p>1.367254</text:p>
          </table:table-cell>
          <table:table-cell office:value-type="float" office:value="0.3815238" calcext:value-type="float">
            <text:p>0.3815238</text:p>
          </table:table-cell>
          <table:table-cell office:value-type="float" office:value="0.3426693" calcext:value-type="float">
            <text:p>0.3426693</text:p>
          </table:table-cell>
          <table:table-cell office:value-type="float" office:value="0.3464424" calcext:value-type="float">
            <text:p>0.3464424</text:p>
          </table:table-cell>
          <table:table-cell office:value-type="float" office:value="0.1443052" calcext:value-type="float">
            <text:p>0.1443052</text:p>
          </table:table-cell>
          <table:table-cell office:value-type="float" office:value="0.09862091" calcext:value-type="float">
            <text:p>0.09862091</text:p>
          </table:table-cell>
          <table:table-cell office:value-type="float" office:value="0.2611838" calcext:value-type="float">
            <text:p>0.2611838</text:p>
          </table:table-cell>
          <table:table-cell office:value-type="float" office:value="0.3063477" calcext:value-type="float">
            <text:p>0.3063477</text:p>
          </table:table-cell>
          <table:table-cell office:value-type="float" office:value="0.3464125" calcext:value-type="float">
            <text:p>0.3464125</text:p>
          </table:table-cell>
          <table:table-cell office:value-type="float" office:value="0" calcext:value-type="float">
            <text:p>0</text:p>
          </table:table-cell>
          <table:table-cell office:value-type="float" office:value="169.3284" calcext:value-type="float">
            <text:p>169.328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5976" calcext:value-type="float">
            <text:p>15.05976</text:p>
          </table:table-cell>
          <table:table-cell office:value-type="float" office:value="0" calcext:value-type="float">
            <text:p>0</text:p>
          </table:table-cell>
          <table:table-cell office:value-type="float" office:value="-0.6456943" calcext:value-type="float">
            <text:p>-0.645694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35.74341" calcext:value-type="float">
            <text:p>35.74341</text:p>
          </table:table-cell>
          <table:table-cell office:value-type="float" office:value="1098.85" calcext:value-type="float">
            <text:p>1098.85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484118" calcext:value-type="float">
            <text:p>0.1484118</text:p>
          </table:table-cell>
          <table:table-cell office:value-type="float" office:value="2.343869" calcext:value-type="float">
            <text:p>2.343869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642" calcext:value-type="float">
            <text:p>0.00167364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1501" calcext:value-type="float">
            <text:p>0.121501</text:p>
          </table:table-cell>
          <table:table-cell office:value-type="float" office:value="-0.2400831" calcext:value-type="float">
            <text:p>-0.2400831</text:p>
          </table:table-cell>
          <table:table-cell office:value-type="float" office:value="0.003560374" calcext:value-type="float">
            <text:p>0.003560374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57888" calcext:value-type="float">
            <text:p>19.57888</text:p>
          </table:table-cell>
          <table:table-cell office:value-type="float" office:value="0.1629497" calcext:value-type="float">
            <text:p>0.1629497</text:p>
          </table:table-cell>
          <table:table-cell office:value-type="float" office:value="0.146585" calcext:value-type="float">
            <text:p>0.146585</text:p>
          </table:table-cell>
          <table:table-cell office:value-type="float" office:value="0.1432006" calcext:value-type="float">
            <text:p>0.1432006</text:p>
          </table:table-cell>
          <table:table-cell office:value-type="float" office:value="0.119067" calcext:value-type="float">
            <text:p>0.119067</text:p>
          </table:table-cell>
          <table:table-cell office:value-type="float" office:value="0.1217676" calcext:value-type="float">
            <text:p>0.1217676</text:p>
          </table:table-cell>
          <table:table-cell office:value-type="float" office:value="0.04351589" calcext:value-type="float">
            <text:p>0.04351589</text:p>
          </table:table-cell>
          <table:table-cell office:value-type="float" office:value="0.02846803" calcext:value-type="float">
            <text:p>0.02846803</text:p>
          </table:table-cell>
          <table:table-cell office:value-type="float" office:value="0.03692618" calcext:value-type="float">
            <text:p>0.03692618</text:p>
          </table:table-cell>
          <table:table-cell office:value-type="float" office:value="0.0258682" calcext:value-type="float">
            <text:p>0.0258682</text:p>
          </table:table-cell>
          <table:table-cell office:value-type="float" office:value="0.02143515" calcext:value-type="float">
            <text:p>0.02143515</text:p>
          </table:table-cell>
          <table:table-cell office:value-type="float" office:value="0.02139147" calcext:value-type="float">
            <text:p>0.02139147</text:p>
          </table:table-cell>
          <table:table-cell office:value-type="float" office:value="0.05520833" calcext:value-type="float">
            <text:p>0.05520833</text:p>
          </table:table-cell>
          <table:table-cell office:value-type="float" office:value="0.005120864" calcext:value-type="float">
            <text:p>0.005120864</text:p>
          </table:table-cell>
          <table:table-cell office:value-type="float" office:value="0.005111171" calcext:value-type="float">
            <text:p>0.005111171</text:p>
          </table:table-cell>
          <table:table-cell office:value-type="float" office:value="0" calcext:value-type="float">
            <text:p>0</text:p>
          </table:table-cell>
          <table:table-cell office:value-type="float" office:value="14.25398" calcext:value-type="float">
            <text:p>14.25398</text:p>
          </table:table-cell>
          <table:table-cell office:value-type="float" office:value="7.05152" calcext:value-type="float">
            <text:p>7.05152</text:p>
          </table:table-cell>
          <table:table-cell office:value-type="float" office:value="5.943649" calcext:value-type="float">
            <text:p>5.943649</text:p>
          </table:table-cell>
          <table:table-cell office:value-type="float" office:value="5.31258" calcext:value-type="float">
            <text:p>5.31258</text:p>
          </table:table-cell>
          <table:table-cell office:value-type="float" office:value="3.901402" calcext:value-type="float">
            <text:p>3.901402</text:p>
          </table:table-cell>
          <table:table-cell office:value-type="float" office:value="1.364069" calcext:value-type="float">
            <text:p>1.364069</text:p>
          </table:table-cell>
          <table:table-cell office:value-type="float" office:value="0.3833088" calcext:value-type="float">
            <text:p>0.3833088</text:p>
          </table:table-cell>
          <table:table-cell office:value-type="float" office:value="0.3444044" calcext:value-type="float">
            <text:p>0.3444044</text:p>
          </table:table-cell>
          <table:table-cell office:value-type="float" office:value="0.3497737" calcext:value-type="float">
            <text:p>0.3497737</text:p>
          </table:table-cell>
          <table:table-cell office:value-type="float" office:value="0.1460259" calcext:value-type="float">
            <text:p>0.1460259</text:p>
          </table:table-cell>
          <table:table-cell office:value-type="float" office:value="0.09983905" calcext:value-type="float">
            <text:p>0.09983905</text:p>
          </table:table-cell>
          <table:table-cell office:value-type="float" office:value="0.2639542" calcext:value-type="float">
            <text:p>0.2639542</text:p>
          </table:table-cell>
          <table:table-cell office:value-type="float" office:value="0.3059584" calcext:value-type="float">
            <text:p>0.3059584</text:p>
          </table:table-cell>
          <table:table-cell office:value-type="float" office:value="0.346366" calcext:value-type="float">
            <text:p>0.346366</text:p>
          </table:table-cell>
          <table:table-cell office:value-type="float" office:value="0" calcext:value-type="float">
            <text:p>0</text:p>
          </table:table-cell>
          <table:table-cell office:value-type="float" office:value="172.3432" calcext:value-type="float">
            <text:p>172.3432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6771" calcext:value-type="float">
            <text:p>15.06771</text:p>
          </table:table-cell>
          <table:table-cell office:value-type="float" office:value="0" calcext:value-type="float">
            <text:p>0</text:p>
          </table:table-cell>
          <table:table-cell office:value-type="float" office:value="-0.6456957" calcext:value-type="float">
            <text:p>-0.64569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35.72928" calcext:value-type="float">
            <text:p>35.72928</text:p>
          </table:table-cell>
          <table:table-cell office:value-type="float" office:value="1098.855" calcext:value-type="float">
            <text:p>1098.855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493694" calcext:value-type="float">
            <text:p>0.1493694</text:p>
          </table:table-cell>
          <table:table-cell office:value-type="float" office:value="2.351123" calcext:value-type="float">
            <text:p>2.351123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644" calcext:value-type="float">
            <text:p>0.001673644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15011" calcext:value-type="float">
            <text:p>0.1215011</text:p>
          </table:table-cell>
          <table:table-cell office:value-type="float" office:value="-0.2401273" calcext:value-type="float">
            <text:p>-0.2401273</text:p>
          </table:table-cell>
          <table:table-cell office:value-type="float" office:value="0.003572691" calcext:value-type="float">
            <text:p>0.003572691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60372" calcext:value-type="float">
            <text:p>19.60372</text:p>
          </table:table-cell>
          <table:table-cell office:value-type="float" office:value="0.1636779" calcext:value-type="float">
            <text:p>0.1636779</text:p>
          </table:table-cell>
          <table:table-cell office:value-type="float" office:value="0.1567103" calcext:value-type="float">
            <text:p>0.1567103</text:p>
          </table:table-cell>
          <table:table-cell office:value-type="float" office:value="0.1496012" calcext:value-type="float">
            <text:p>0.1496012</text:p>
          </table:table-cell>
          <table:table-cell office:value-type="float" office:value="0.1196863" calcext:value-type="float">
            <text:p>0.1196863</text:p>
          </table:table-cell>
          <table:table-cell office:value-type="float" office:value="0.1222776" calcext:value-type="float">
            <text:p>0.1222776</text:p>
          </table:table-cell>
          <table:table-cell office:value-type="float" office:value="0.043526" calcext:value-type="float">
            <text:p>0.043526</text:p>
          </table:table-cell>
          <table:table-cell office:value-type="float" office:value="0.02863722" calcext:value-type="float">
            <text:p>0.02863722</text:p>
          </table:table-cell>
          <table:table-cell office:value-type="float" office:value="0.03697446" calcext:value-type="float">
            <text:p>0.03697446</text:p>
          </table:table-cell>
          <table:table-cell office:value-type="float" office:value="0.02595326" calcext:value-type="float">
            <text:p>0.02595326</text:p>
          </table:table-cell>
          <table:table-cell office:value-type="float" office:value="0.02147869" calcext:value-type="float">
            <text:p>0.02147869</text:p>
          </table:table-cell>
          <table:table-cell office:value-type="float" office:value="0.02141933" calcext:value-type="float">
            <text:p>0.02141933</text:p>
          </table:table-cell>
          <table:table-cell office:value-type="float" office:value="0.05506941" calcext:value-type="float">
            <text:p>0.05506941</text:p>
          </table:table-cell>
          <table:table-cell office:value-type="float" office:value="0.005120052" calcext:value-type="float">
            <text:p>0.005120052</text:p>
          </table:table-cell>
          <table:table-cell office:value-type="float" office:value="0.005108417" calcext:value-type="float">
            <text:p>0.005108417</text:p>
          </table:table-cell>
          <table:table-cell office:value-type="float" office:value="0" calcext:value-type="float">
            <text:p>0</text:p>
          </table:table-cell>
          <table:table-cell office:value-type="float" office:value="14.88004" calcext:value-type="float">
            <text:p>14.88004</text:p>
          </table:table-cell>
          <table:table-cell office:value-type="float" office:value="7.535925" calcext:value-type="float">
            <text:p>7.535925</text:p>
          </table:table-cell>
          <table:table-cell office:value-type="float" office:value="5.851192" calcext:value-type="float">
            <text:p>5.851192</text:p>
          </table:table-cell>
          <table:table-cell office:value-type="float" office:value="5.221499" calcext:value-type="float">
            <text:p>5.221499</text:p>
          </table:table-cell>
          <table:table-cell office:value-type="float" office:value="3.844153" calcext:value-type="float">
            <text:p>3.844153</text:p>
          </table:table-cell>
          <table:table-cell office:value-type="float" office:value="1.358745" calcext:value-type="float">
            <text:p>1.358745</text:p>
          </table:table-cell>
          <table:table-cell office:value-type="float" office:value="0.3855827" calcext:value-type="float">
            <text:p>0.3855827</text:p>
          </table:table-cell>
          <table:table-cell office:value-type="float" office:value="0.3461704" calcext:value-type="float">
            <text:p>0.3461704</text:p>
          </table:table-cell>
          <table:table-cell office:value-type="float" office:value="0.3528785" calcext:value-type="float">
            <text:p>0.3528785</text:p>
          </table:table-cell>
          <table:table-cell office:value-type="float" office:value="0.1477552" calcext:value-type="float">
            <text:p>0.1477552</text:p>
          </table:table-cell>
          <table:table-cell office:value-type="float" office:value="0.1010444" calcext:value-type="float">
            <text:p>0.1010444</text:p>
          </table:table-cell>
          <table:table-cell office:value-type="float" office:value="0.2666763" calcext:value-type="float">
            <text:p>0.2666763</text:p>
          </table:table-cell>
          <table:table-cell office:value-type="float" office:value="0.3055594" calcext:value-type="float">
            <text:p>0.3055594</text:p>
          </table:table-cell>
          <table:table-cell office:value-type="float" office:value="0.3463798" calcext:value-type="float">
            <text:p>0.3463798</text:p>
          </table:table-cell>
          <table:table-cell office:value-type="float" office:value="0" calcext:value-type="float">
            <text:p>0</text:p>
          </table:table-cell>
          <table:table-cell office:value-type="float" office:value="173.7747" calcext:value-type="float">
            <text:p>173.7747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7655" calcext:value-type="float">
            <text:p>15.07655</text:p>
          </table:table-cell>
          <table:table-cell office:value-type="float" office:value="0" calcext:value-type="float">
            <text:p>0</text:p>
          </table:table-cell>
          <table:table-cell office:value-type="float" office:value="-0.6456957" calcext:value-type="float">
            <text:p>-0.64569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35.7151" calcext:value-type="float">
            <text:p>35.7151</text:p>
          </table:table-cell>
          <table:table-cell office:value-type="float" office:value="1098.862" calcext:value-type="float">
            <text:p>1098.862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02491" calcext:value-type="float">
            <text:p>0.1502491</text:p>
          </table:table-cell>
          <table:table-cell office:value-type="float" office:value="2.356529" calcext:value-type="float">
            <text:p>2.356529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644" calcext:value-type="float">
            <text:p>0.001673644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15011" calcext:value-type="float">
            <text:p>0.1215011</text:p>
          </table:table-cell>
          <table:table-cell office:value-type="float" office:value="-0.2401833" calcext:value-type="float">
            <text:p>-0.2401833</text:p>
          </table:table-cell>
          <table:table-cell office:value-type="float" office:value="0.003584549" calcext:value-type="float">
            <text:p>0.003584549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63861" calcext:value-type="float">
            <text:p>19.63861</text:p>
          </table:table-cell>
          <table:table-cell office:value-type="float" office:value="0.1694058" calcext:value-type="float">
            <text:p>0.1694058</text:p>
          </table:table-cell>
          <table:table-cell office:value-type="float" office:value="0.1620046" calcext:value-type="float">
            <text:p>0.1620046</text:p>
          </table:table-cell>
          <table:table-cell office:value-type="float" office:value="0.1536304" calcext:value-type="float">
            <text:p>0.1536304</text:p>
          </table:table-cell>
          <table:table-cell office:value-type="float" office:value="0.1200261" calcext:value-type="float">
            <text:p>0.1200261</text:p>
          </table:table-cell>
          <table:table-cell office:value-type="float" office:value="0.1225835" calcext:value-type="float">
            <text:p>0.1225835</text:p>
          </table:table-cell>
          <table:table-cell office:value-type="float" office:value="0.04354219" calcext:value-type="float">
            <text:p>0.04354219</text:p>
          </table:table-cell>
          <table:table-cell office:value-type="float" office:value="0.02881782" calcext:value-type="float">
            <text:p>0.02881782</text:p>
          </table:table-cell>
          <table:table-cell office:value-type="float" office:value="0.03703223" calcext:value-type="float">
            <text:p>0.03703223</text:p>
          </table:table-cell>
          <table:table-cell office:value-type="float" office:value="0.02603553" calcext:value-type="float">
            <text:p>0.02603553</text:p>
          </table:table-cell>
          <table:table-cell office:value-type="float" office:value="0.02152171" calcext:value-type="float">
            <text:p>0.02152171</text:p>
          </table:table-cell>
          <table:table-cell office:value-type="float" office:value="0.02144691" calcext:value-type="float">
            <text:p>0.02144691</text:p>
          </table:table-cell>
          <table:table-cell office:value-type="float" office:value="0.05492529" calcext:value-type="float">
            <text:p>0.05492529</text:p>
          </table:table-cell>
          <table:table-cell office:value-type="float" office:value="0.005119811" calcext:value-type="float">
            <text:p>0.005119811</text:p>
          </table:table-cell>
          <table:table-cell office:value-type="float" office:value="0.005107996" calcext:value-type="float">
            <text:p>0.005107996</text:p>
          </table:table-cell>
          <table:table-cell office:value-type="float" office:value="0" calcext:value-type="float">
            <text:p>0</text:p>
          </table:table-cell>
          <table:table-cell office:value-type="float" office:value="15.84381" calcext:value-type="float">
            <text:p>15.84381</text:p>
          </table:table-cell>
          <table:table-cell office:value-type="float" office:value="7.711415" calcext:value-type="float">
            <text:p>7.711415</text:p>
          </table:table-cell>
          <table:table-cell office:value-type="float" office:value="5.822018" calcext:value-type="float">
            <text:p>5.822018</text:p>
          </table:table-cell>
          <table:table-cell office:value-type="float" office:value="5.136292" calcext:value-type="float">
            <text:p>5.136292</text:p>
          </table:table-cell>
          <table:table-cell office:value-type="float" office:value="3.788065" calcext:value-type="float">
            <text:p>3.788065</text:p>
          </table:table-cell>
          <table:table-cell office:value-type="float" office:value="1.352324" calcext:value-type="float">
            <text:p>1.352324</text:p>
          </table:table-cell>
          <table:table-cell office:value-type="float" office:value="0.3882954" calcext:value-type="float">
            <text:p>0.3882954</text:p>
          </table:table-cell>
          <table:table-cell office:value-type="float" office:value="0.3477848" calcext:value-type="float">
            <text:p>0.3477848</text:p>
          </table:table-cell>
          <table:table-cell office:value-type="float" office:value="0.3557796" calcext:value-type="float">
            <text:p>0.3557796</text:p>
          </table:table-cell>
          <table:table-cell office:value-type="float" office:value="0.1494825" calcext:value-type="float">
            <text:p>0.1494825</text:p>
          </table:table-cell>
          <table:table-cell office:value-type="float" office:value="0.102235" calcext:value-type="float">
            <text:p>0.102235</text:p>
          </table:table-cell>
          <table:table-cell office:value-type="float" office:value="0.2693604" calcext:value-type="float">
            <text:p>0.2693604</text:p>
          </table:table-cell>
          <table:table-cell office:value-type="float" office:value="0.3053527" calcext:value-type="float">
            <text:p>0.3053527</text:p>
          </table:table-cell>
          <table:table-cell office:value-type="float" office:value="0.3464068" calcext:value-type="float">
            <text:p>0.3464068</text:p>
          </table:table-cell>
          <table:table-cell office:value-type="float" office:value="0" calcext:value-type="float">
            <text:p>0</text:p>
          </table:table-cell>
          <table:table-cell office:value-type="float" office:value="176.6646" calcext:value-type="float">
            <text:p>176.6646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8352" calcext:value-type="float">
            <text:p>15.08352</text:p>
          </table:table-cell>
          <table:table-cell office:value-type="float" office:value="0" calcext:value-type="float">
            <text:p>0</text:p>
          </table:table-cell>
          <table:table-cell office:value-type="float" office:value="-0.6456957" calcext:value-type="float">
            <text:p>-0.64569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35.70707" calcext:value-type="float">
            <text:p>35.70707</text:p>
          </table:table-cell>
          <table:table-cell office:value-type="float" office:value="1098.875" calcext:value-type="float">
            <text:p>1098.875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22817" calcext:value-type="float">
            <text:p>0.1522817</text:p>
          </table:table-cell>
          <table:table-cell office:value-type="float" office:value="2.349419" calcext:value-type="float">
            <text:p>2.349419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645" calcext:value-type="float">
            <text:p>0.001673645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15012" calcext:value-type="float">
            <text:p>0.1215012</text:p>
          </table:table-cell>
          <table:table-cell office:value-type="float" office:value="-0.240309" calcext:value-type="float">
            <text:p>-0.240309</text:p>
          </table:table-cell>
          <table:table-cell office:value-type="float" office:value="0.003594151" calcext:value-type="float">
            <text:p>0.003594151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73212" calcext:value-type="float">
            <text:p>19.73212</text:p>
          </table:table-cell>
          <table:table-cell office:value-type="float" office:value="0.1742451" calcext:value-type="float">
            <text:p>0.1742451</text:p>
          </table:table-cell>
          <table:table-cell office:value-type="float" office:value="0.1578306" calcext:value-type="float">
            <text:p>0.1578306</text:p>
          </table:table-cell>
          <table:table-cell office:value-type="float" office:value="0.1534147" calcext:value-type="float">
            <text:p>0.1534147</text:p>
          </table:table-cell>
          <table:table-cell office:value-type="float" office:value="0.1197629" calcext:value-type="float">
            <text:p>0.1197629</text:p>
          </table:table-cell>
          <table:table-cell office:value-type="float" office:value="0.1222462" calcext:value-type="float">
            <text:p>0.1222462</text:p>
          </table:table-cell>
          <table:table-cell office:value-type="float" office:value="0.04350621" calcext:value-type="float">
            <text:p>0.04350621</text:p>
          </table:table-cell>
          <table:table-cell office:value-type="float" office:value="0.02896873" calcext:value-type="float">
            <text:p>0.02896873</text:p>
          </table:table-cell>
          <table:table-cell office:value-type="float" office:value="0.0370877" calcext:value-type="float">
            <text:p>0.0370877</text:p>
          </table:table-cell>
          <table:table-cell office:value-type="float" office:value="0.02611808" calcext:value-type="float">
            <text:p>0.02611808</text:p>
          </table:table-cell>
          <table:table-cell office:value-type="float" office:value="0.02156476" calcext:value-type="float">
            <text:p>0.02156476</text:p>
          </table:table-cell>
          <table:table-cell office:value-type="float" office:value="0.02147421" calcext:value-type="float">
            <text:p>0.02147421</text:p>
          </table:table-cell>
          <table:table-cell office:value-type="float" office:value="0.05477666" calcext:value-type="float">
            <text:p>0.05477666</text:p>
          </table:table-cell>
          <table:table-cell office:value-type="float" office:value="0.005119793" calcext:value-type="float">
            <text:p>0.005119793</text:p>
          </table:table-cell>
          <table:table-cell office:value-type="float" office:value="0.005107303" calcext:value-type="float">
            <text:p>0.005107303</text:p>
          </table:table-cell>
          <table:table-cell office:value-type="float" office:value="0" calcext:value-type="float">
            <text:p>0</text:p>
          </table:table-cell>
          <table:table-cell office:value-type="float" office:value="14.28727" calcext:value-type="float">
            <text:p>14.28727</text:p>
          </table:table-cell>
          <table:table-cell office:value-type="float" office:value="7.429015" calcext:value-type="float">
            <text:p>7.429015</text:p>
          </table:table-cell>
          <table:table-cell office:value-type="float" office:value="6.044876" calcext:value-type="float">
            <text:p>6.044876</text:p>
          </table:table-cell>
          <table:table-cell office:value-type="float" office:value="5.120003" calcext:value-type="float">
            <text:p>5.120003</text:p>
          </table:table-cell>
          <table:table-cell office:value-type="float" office:value="3.751891" calcext:value-type="float">
            <text:p>3.751891</text:p>
          </table:table-cell>
          <table:table-cell office:value-type="float" office:value="1.347304" calcext:value-type="float">
            <text:p>1.347304</text:p>
          </table:table-cell>
          <table:table-cell office:value-type="float" office:value="0.3912526" calcext:value-type="float">
            <text:p>0.3912526</text:p>
          </table:table-cell>
          <table:table-cell office:value-type="float" office:value="0.34918" calcext:value-type="float">
            <text:p>0.34918</text:p>
          </table:table-cell>
          <table:table-cell office:value-type="float" office:value="0.3586025" calcext:value-type="float">
            <text:p>0.3586025</text:p>
          </table:table-cell>
          <table:table-cell office:value-type="float" office:value="0.1512226" calcext:value-type="float">
            <text:p>0.1512226</text:p>
          </table:table-cell>
          <table:table-cell office:value-type="float" office:value="0.1034098" calcext:value-type="float">
            <text:p>0.1034098</text:p>
          </table:table-cell>
          <table:table-cell office:value-type="float" office:value="0.2720146" calcext:value-type="float">
            <text:p>0.2720146</text:p>
          </table:table-cell>
          <table:table-cell office:value-type="float" office:value="0.3052132" calcext:value-type="float">
            <text:p>0.3052132</text:p>
          </table:table-cell>
          <table:table-cell office:value-type="float" office:value="0.3463632" calcext:value-type="float">
            <text:p>0.3463632</text:p>
          </table:table-cell>
          <table:table-cell office:value-type="float" office:value="0" calcext:value-type="float">
            <text:p>0</text:p>
          </table:table-cell>
          <table:table-cell office:value-type="float" office:value="191.011" calcext:value-type="float">
            <text:p>191.011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7918" calcext:value-type="float">
            <text:p>15.07918</text:p>
          </table:table-cell>
          <table:table-cell office:value-type="float" office:value="0" calcext:value-type="float">
            <text:p>0</text:p>
          </table:table-cell>
          <table:table-cell office:value-type="float" office:value="-0.6456976" calcext:value-type="float">
            <text:p>-0.64569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35.6925" calcext:value-type="float">
            <text:p>35.6925</text:p>
          </table:table-cell>
          <table:table-cell office:value-type="float" office:value="1098.883" calcext:value-type="float">
            <text:p>1098.883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2828" calcext:value-type="float">
            <text:p>0.152828</text:p>
          </table:table-cell>
          <table:table-cell office:value-type="float" office:value="2.354703" calcext:value-type="float">
            <text:p>2.354703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66" calcext:value-type="float">
            <text:p>0.00167366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15021" calcext:value-type="float">
            <text:p>0.1215021</text:p>
          </table:table-cell>
          <table:table-cell office:value-type="float" office:value="-0.2403756" calcext:value-type="float">
            <text:p>-0.2403756</text:p>
          </table:table-cell>
          <table:table-cell office:value-type="float" office:value="0.003603955" calcext:value-type="float">
            <text:p>0.003603955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76875" calcext:value-type="float">
            <text:p>19.76875</text:p>
          </table:table-cell>
          <table:table-cell office:value-type="float" office:value="0.1765482" calcext:value-type="float">
            <text:p>0.1765482</text:p>
          </table:table-cell>
          <table:table-cell office:value-type="float" office:value="0.1628732" calcext:value-type="float">
            <text:p>0.1628732</text:p>
          </table:table-cell>
          <table:table-cell office:value-type="float" office:value="0.1569316" calcext:value-type="float">
            <text:p>0.1569316</text:p>
          </table:table-cell>
          <table:table-cell office:value-type="float" office:value="0.11999" calcext:value-type="float">
            <text:p>0.11999</text:p>
          </table:table-cell>
          <table:table-cell office:value-type="float" office:value="0.1224822" calcext:value-type="float">
            <text:p>0.1224822</text:p>
          </table:table-cell>
          <table:table-cell office:value-type="float" office:value="0.04349514" calcext:value-type="float">
            <text:p>0.04349514</text:p>
          </table:table-cell>
          <table:table-cell office:value-type="float" office:value="0.02908344" calcext:value-type="float">
            <text:p>0.02908344</text:p>
          </table:table-cell>
          <table:table-cell office:value-type="float" office:value="0.03714072" calcext:value-type="float">
            <text:p>0.03714072</text:p>
          </table:table-cell>
          <table:table-cell office:value-type="float" office:value="0.02619569" calcext:value-type="float">
            <text:p>0.02619569</text:p>
          </table:table-cell>
          <table:table-cell office:value-type="float" office:value="0.02160758" calcext:value-type="float">
            <text:p>0.02160758</text:p>
          </table:table-cell>
          <table:table-cell office:value-type="float" office:value="0.02150123" calcext:value-type="float">
            <text:p>0.02150123</text:p>
          </table:table-cell>
          <table:table-cell office:value-type="float" office:value="0.05462413" calcext:value-type="float">
            <text:p>0.05462413</text:p>
          </table:table-cell>
          <table:table-cell office:value-type="float" office:value="0.005119454" calcext:value-type="float">
            <text:p>0.005119454</text:p>
          </table:table-cell>
          <table:table-cell office:value-type="float" office:value="0.005106513" calcext:value-type="float">
            <text:p>0.005106513</text:p>
          </table:table-cell>
          <table:table-cell office:value-type="float" office:value="0" calcext:value-type="float">
            <text:p>0</text:p>
          </table:table-cell>
          <table:table-cell office:value-type="float" office:value="13.67913" calcext:value-type="float">
            <text:p>13.67913</text:p>
          </table:table-cell>
          <table:table-cell office:value-type="float" office:value="7.60453" calcext:value-type="float">
            <text:p>7.60453</text:p>
          </table:table-cell>
          <table:table-cell office:value-type="float" office:value="6.070737" calcext:value-type="float">
            <text:p>6.070737</text:p>
          </table:table-cell>
          <table:table-cell office:value-type="float" office:value="5.106917" calcext:value-type="float">
            <text:p>5.106917</text:p>
          </table:table-cell>
          <table:table-cell office:value-type="float" office:value="3.747117" calcext:value-type="float">
            <text:p>3.747117</text:p>
          </table:table-cell>
          <table:table-cell office:value-type="float" office:value="1.345497" calcext:value-type="float">
            <text:p>1.345497</text:p>
          </table:table-cell>
          <table:table-cell office:value-type="float" office:value="0.3940355" calcext:value-type="float">
            <text:p>0.3940355</text:p>
          </table:table-cell>
          <table:table-cell office:value-type="float" office:value="0.3508627" calcext:value-type="float">
            <text:p>0.3508627</text:p>
          </table:table-cell>
          <table:table-cell office:value-type="float" office:value="0.361172" calcext:value-type="float">
            <text:p>0.361172</text:p>
          </table:table-cell>
          <table:table-cell office:value-type="float" office:value="0.1529436" calcext:value-type="float">
            <text:p>0.1529436</text:p>
          </table:table-cell>
          <table:table-cell office:value-type="float" office:value="0.1045675" calcext:value-type="float">
            <text:p>0.1045675</text:p>
          </table:table-cell>
          <table:table-cell office:value-type="float" office:value="0.2746357" calcext:value-type="float">
            <text:p>0.2746357</text:p>
          </table:table-cell>
          <table:table-cell office:value-type="float" office:value="0.3049656" calcext:value-type="float">
            <text:p>0.3049656</text:p>
          </table:table-cell>
          <table:table-cell office:value-type="float" office:value="0.346404" calcext:value-type="float">
            <text:p>0.346404</text:p>
          </table:table-cell>
          <table:table-cell office:value-type="float" office:value="0" calcext:value-type="float">
            <text:p>0</text:p>
          </table:table-cell>
          <table:table-cell office:value-type="float" office:value="192.7324" calcext:value-type="float">
            <text:p>192.732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8574" calcext:value-type="float">
            <text:p>15.08574</text:p>
          </table:table-cell>
          <table:table-cell office:value-type="float" office:value="0" calcext:value-type="float">
            <text:p>0</text:p>
          </table:table-cell>
          <table:table-cell office:value-type="float" office:value="-0.6456976" calcext:value-type="float">
            <text:p>-0.645697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35.67944" calcext:value-type="float">
            <text:p>35.67944</text:p>
          </table:table-cell>
          <table:table-cell office:value-type="float" office:value="1098.893" calcext:value-type="float">
            <text:p>1098.893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21088" calcext:value-type="float">
            <text:p>0.1521088</text:p>
          </table:table-cell>
          <table:table-cell office:value-type="float" office:value="2.358453" calcext:value-type="float">
            <text:p>2.358453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695" calcext:value-type="float">
            <text:p>0.001673695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09826" calcext:value-type="float">
            <text:p>0.1209826</text:p>
          </table:table-cell>
          <table:table-cell office:value-type="float" office:value="-0.2404641" calcext:value-type="float">
            <text:p>-0.2404641</text:p>
          </table:table-cell>
          <table:table-cell office:value-type="float" office:value="0.003614352" calcext:value-type="float">
            <text:p>0.003614352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2397" calcext:value-type="float">
            <text:p>19.82397</text:p>
          </table:table-cell>
          <table:table-cell office:value-type="float" office:value="0.1750322" calcext:value-type="float">
            <text:p>0.1750322</text:p>
          </table:table-cell>
          <table:table-cell office:value-type="float" office:value="0.1586457" calcext:value-type="float">
            <text:p>0.1586457</text:p>
          </table:table-cell>
          <table:table-cell office:value-type="float" office:value="0.1542224" calcext:value-type="float">
            <text:p>0.1542224</text:p>
          </table:table-cell>
          <table:table-cell office:value-type="float" office:value="0.1192241" calcext:value-type="float">
            <text:p>0.1192241</text:p>
          </table:table-cell>
          <table:table-cell office:value-type="float" office:value="0.1219705" calcext:value-type="float">
            <text:p>0.1219705</text:p>
          </table:table-cell>
          <table:table-cell office:value-type="float" office:value="0.04342519" calcext:value-type="float">
            <text:p>0.04342519</text:p>
          </table:table-cell>
          <table:table-cell office:value-type="float" office:value="0.02915603" calcext:value-type="float">
            <text:p>0.02915603</text:p>
          </table:table-cell>
          <table:table-cell office:value-type="float" office:value="0.03719457" calcext:value-type="float">
            <text:p>0.03719457</text:p>
          </table:table-cell>
          <table:table-cell office:value-type="float" office:value="0.02626927" calcext:value-type="float">
            <text:p>0.02626927</text:p>
          </table:table-cell>
          <table:table-cell office:value-type="float" office:value="0.02165002" calcext:value-type="float">
            <text:p>0.02165002</text:p>
          </table:table-cell>
          <table:table-cell office:value-type="float" office:value="0.02152807" calcext:value-type="float">
            <text:p>0.02152807</text:p>
          </table:table-cell>
          <table:table-cell office:value-type="float" office:value="0.05446745" calcext:value-type="float">
            <text:p>0.05446745</text:p>
          </table:table-cell>
          <table:table-cell office:value-type="float" office:value="0.00514972" calcext:value-type="float">
            <text:p>0.00514972</text:p>
          </table:table-cell>
          <table:table-cell office:value-type="float" office:value="0.005073467" calcext:value-type="float">
            <text:p>0.005073467</text:p>
          </table:table-cell>
          <table:table-cell office:value-type="float" office:value="0" calcext:value-type="float">
            <text:p>0</text:p>
          </table:table-cell>
          <table:table-cell office:value-type="float" office:value="13.12524" calcext:value-type="float">
            <text:p>13.12524</text:p>
          </table:table-cell>
          <table:table-cell office:value-type="float" office:value="7.707652" calcext:value-type="float">
            <text:p>7.707652</text:p>
          </table:table-cell>
          <table:table-cell office:value-type="float" office:value="6.043654" calcext:value-type="float">
            <text:p>6.043654</text:p>
          </table:table-cell>
          <table:table-cell office:value-type="float" office:value="5.102282" calcext:value-type="float">
            <text:p>5.102282</text:p>
          </table:table-cell>
          <table:table-cell office:value-type="float" office:value="3.754322" calcext:value-type="float">
            <text:p>3.754322</text:p>
          </table:table-cell>
          <table:table-cell office:value-type="float" office:value="1.345482" calcext:value-type="float">
            <text:p>1.345482</text:p>
          </table:table-cell>
          <table:table-cell office:value-type="float" office:value="0.3966382" calcext:value-type="float">
            <text:p>0.3966382</text:p>
          </table:table-cell>
          <table:table-cell office:value-type="float" office:value="0.3527153" calcext:value-type="float">
            <text:p>0.3527153</text:p>
          </table:table-cell>
          <table:table-cell office:value-type="float" office:value="0.3635841" calcext:value-type="float">
            <text:p>0.3635841</text:p>
          </table:table-cell>
          <table:table-cell office:value-type="float" office:value="0.1546392" calcext:value-type="float">
            <text:p>0.1546392</text:p>
          </table:table-cell>
          <table:table-cell office:value-type="float" office:value="0.1057135" calcext:value-type="float">
            <text:p>0.1057135</text:p>
          </table:table-cell>
          <table:table-cell office:value-type="float" office:value="0.27753" calcext:value-type="float">
            <text:p>0.27753</text:p>
          </table:table-cell>
          <table:table-cell office:value-type="float" office:value="0.314732" calcext:value-type="float">
            <text:p>0.314732</text:p>
          </table:table-cell>
          <table:table-cell office:value-type="float" office:value="0.3368621" calcext:value-type="float">
            <text:p>0.3368621</text:p>
          </table:table-cell>
          <table:table-cell office:value-type="float" office:value="0" calcext:value-type="float">
            <text:p>0</text:p>
          </table:table-cell>
          <table:table-cell office:value-type="float" office:value="192.1563" calcext:value-type="float">
            <text:p>192.1563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08887" calcext:value-type="float">
            <text:p>15.08887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35.66685" calcext:value-type="float">
            <text:p>35.66685</text:p>
          </table:table-cell>
          <table:table-cell office:value-type="float" office:value="1098.895" calcext:value-type="float">
            <text:p>1098.895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39322" calcext:value-type="float">
            <text:p>0.1539322</text:p>
          </table:table-cell>
          <table:table-cell office:value-type="float" office:value="2.368266" calcext:value-type="float">
            <text:p>2.36826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695" calcext:value-type="float">
            <text:p>0.001673695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201095" calcext:value-type="float">
            <text:p>0.1201095</text:p>
          </table:table-cell>
          <table:table-cell office:value-type="float" office:value="-0.2404892" calcext:value-type="float">
            <text:p>-0.2404892</text:p>
          </table:table-cell>
          <table:table-cell office:value-type="float" office:value="0.003627029" calcext:value-type="float">
            <text:p>0.003627029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2277" calcext:value-type="float">
            <text:p>19.82277</text:p>
          </table:table-cell>
          <table:table-cell office:value-type="float" office:value="0.1938121" calcext:value-type="float">
            <text:p>0.1938121</text:p>
          </table:table-cell>
          <table:table-cell office:value-type="float" office:value="0.1680785" calcext:value-type="float">
            <text:p>0.1680785</text:p>
          </table:table-cell>
          <table:table-cell office:value-type="float" office:value="0.16109" calcext:value-type="float">
            <text:p>0.16109</text:p>
          </table:table-cell>
          <table:table-cell office:value-type="float" office:value="0.1199117" calcext:value-type="float">
            <text:p>0.1199117</text:p>
          </table:table-cell>
          <table:table-cell office:value-type="float" office:value="0.1226112" calcext:value-type="float">
            <text:p>0.1226112</text:p>
          </table:table-cell>
          <table:table-cell office:value-type="float" office:value="0.04346454" calcext:value-type="float">
            <text:p>0.04346454</text:p>
          </table:table-cell>
          <table:table-cell office:value-type="float" office:value="0.02927218" calcext:value-type="float">
            <text:p>0.02927218</text:p>
          </table:table-cell>
          <table:table-cell office:value-type="float" office:value="0.03724244" calcext:value-type="float">
            <text:p>0.03724244</text:p>
          </table:table-cell>
          <table:table-cell office:value-type="float" office:value="0.02633847" calcext:value-type="float">
            <text:p>0.02633847</text:p>
          </table:table-cell>
          <table:table-cell office:value-type="float" office:value="0.02169168" calcext:value-type="float">
            <text:p>0.02169168</text:p>
          </table:table-cell>
          <table:table-cell office:value-type="float" office:value="0.02155571" calcext:value-type="float">
            <text:p>0.02155571</text:p>
          </table:table-cell>
          <table:table-cell office:value-type="float" office:value="0.05431036" calcext:value-type="float">
            <text:p>0.05431036</text:p>
          </table:table-cell>
          <table:table-cell office:value-type="float" office:value="0.005142776" calcext:value-type="float">
            <text:p>0.005142776</text:p>
          </table:table-cell>
          <table:table-cell office:value-type="float" office:value="0.005073451" calcext:value-type="float">
            <text:p>0.005073451</text:p>
          </table:table-cell>
          <table:table-cell office:value-type="float" office:value="0" calcext:value-type="float">
            <text:p>0</text:p>
          </table:table-cell>
          <table:table-cell office:value-type="float" office:value="13.78324" calcext:value-type="float">
            <text:p>13.78324</text:p>
          </table:table-cell>
          <table:table-cell office:value-type="float" office:value="7.821465" calcext:value-type="float">
            <text:p>7.821465</text:p>
          </table:table-cell>
          <table:table-cell office:value-type="float" office:value="6.054747" calcext:value-type="float">
            <text:p>6.054747</text:p>
          </table:table-cell>
          <table:table-cell office:value-type="float" office:value="5.043533" calcext:value-type="float">
            <text:p>5.043533</text:p>
          </table:table-cell>
          <table:table-cell office:value-type="float" office:value="3.733844" calcext:value-type="float">
            <text:p>3.733844</text:p>
          </table:table-cell>
          <table:table-cell office:value-type="float" office:value="1.344838" calcext:value-type="float">
            <text:p>1.344838</text:p>
          </table:table-cell>
          <table:table-cell office:value-type="float" office:value="0.3999161" calcext:value-type="float">
            <text:p>0.3999161</text:p>
          </table:table-cell>
          <table:table-cell office:value-type="float" office:value="0.3545688" calcext:value-type="float">
            <text:p>0.3545688</text:p>
          </table:table-cell>
          <table:table-cell office:value-type="float" office:value="0.3658733" calcext:value-type="float">
            <text:p>0.3658733</text:p>
          </table:table-cell>
          <table:table-cell office:value-type="float" office:value="0.1563065" calcext:value-type="float">
            <text:p>0.1563065</text:p>
          </table:table-cell>
          <table:table-cell office:value-type="float" office:value="0.1068705" calcext:value-type="float">
            <text:p>0.1068705</text:p>
          </table:table-cell>
          <table:table-cell office:value-type="float" office:value="0.2804585" calcext:value-type="float">
            <text:p>0.2804585</text:p>
          </table:table-cell>
          <table:table-cell office:value-type="float" office:value="0.3116728" calcext:value-type="float">
            <text:p>0.3116728</text:p>
          </table:table-cell>
          <table:table-cell office:value-type="float" office:value="0.3403879" calcext:value-type="float">
            <text:p>0.3403879</text:p>
          </table:table-cell>
          <table:table-cell office:value-type="float" office:value="0" calcext:value-type="float">
            <text:p>0</text:p>
          </table:table-cell>
          <table:table-cell office:value-type="float" office:value="197.0579" calcext:value-type="float">
            <text:p>197.0579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10016" calcext:value-type="float">
            <text:p>15.10016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35.65228" calcext:value-type="float">
            <text:p>35.65228</text:p>
          </table:table-cell>
          <table:table-cell office:value-type="float" office:value="1098.901" calcext:value-type="float">
            <text:p>1098.901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53983" calcext:value-type="float">
            <text:p>0.1553983</text:p>
          </table:table-cell>
          <table:table-cell office:value-type="float" office:value="2.375572" calcext:value-type="float">
            <text:p>2.37557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" calcext:value-type="float">
            <text:p>0.0016737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92835" calcext:value-type="float">
            <text:p>0.1192835</text:p>
          </table:table-cell>
          <table:table-cell office:value-type="float" office:value="-0.2405426" calcext:value-type="float">
            <text:p>-0.2405426</text:p>
          </table:table-cell>
          <table:table-cell office:value-type="float" office:value="0.00364047" calcext:value-type="float">
            <text:p>0.00364047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4334" calcext:value-type="float">
            <text:p>19.84334</text:p>
          </table:table-cell>
          <table:table-cell office:value-type="float" office:value="0.2030505" calcext:value-type="float">
            <text:p>0.2030505</text:p>
          </table:table-cell>
          <table:table-cell office:value-type="float" office:value="0.179049" calcext:value-type="float">
            <text:p>0.179049</text:p>
          </table:table-cell>
          <table:table-cell office:value-type="float" office:value="0.166291" calcext:value-type="float">
            <text:p>0.166291</text:p>
          </table:table-cell>
          <table:table-cell office:value-type="float" office:value="0.120213" calcext:value-type="float">
            <text:p>0.120213</text:p>
          </table:table-cell>
          <table:table-cell office:value-type="float" office:value="0.1230539" calcext:value-type="float">
            <text:p>0.1230539</text:p>
          </table:table-cell>
          <table:table-cell office:value-type="float" office:value="0.04355386" calcext:value-type="float">
            <text:p>0.04355386</text:p>
          </table:table-cell>
          <table:table-cell office:value-type="float" office:value="0.02939976" calcext:value-type="float">
            <text:p>0.02939976</text:p>
          </table:table-cell>
          <table:table-cell office:value-type="float" office:value="0.03730374" calcext:value-type="float">
            <text:p>0.03730374</text:p>
          </table:table-cell>
          <table:table-cell office:value-type="float" office:value="0.02640566" calcext:value-type="float">
            <text:p>0.02640566</text:p>
          </table:table-cell>
          <table:table-cell office:value-type="float" office:value="0.02173294" calcext:value-type="float">
            <text:p>0.02173294</text:p>
          </table:table-cell>
          <table:table-cell office:value-type="float" office:value="0.02158355" calcext:value-type="float">
            <text:p>0.02158355</text:p>
          </table:table-cell>
          <table:table-cell office:value-type="float" office:value="0.05415229" calcext:value-type="float">
            <text:p>0.05415229</text:p>
          </table:table-cell>
          <table:table-cell office:value-type="float" office:value="0.005136587" calcext:value-type="float">
            <text:p>0.005136587</text:p>
          </table:table-cell>
          <table:table-cell office:value-type="float" office:value="0.005079514" calcext:value-type="float">
            <text:p>0.005079514</text:p>
          </table:table-cell>
          <table:table-cell office:value-type="float" office:value="0" calcext:value-type="float">
            <text:p>0</text:p>
          </table:table-cell>
          <table:table-cell office:value-type="float" office:value="14.0108" calcext:value-type="float">
            <text:p>14.0108</text:p>
          </table:table-cell>
          <table:table-cell office:value-type="float" office:value="8.031251" calcext:value-type="float">
            <text:p>8.031251</text:p>
          </table:table-cell>
          <table:table-cell office:value-type="float" office:value="6.255005" calcext:value-type="float">
            <text:p>6.255005</text:p>
          </table:table-cell>
          <table:table-cell office:value-type="float" office:value="4.916286" calcext:value-type="float">
            <text:p>4.916286</text:p>
          </table:table-cell>
          <table:table-cell office:value-type="float" office:value="3.675985" calcext:value-type="float">
            <text:p>3.675985</text:p>
          </table:table-cell>
          <table:table-cell office:value-type="float" office:value="1.341292" calcext:value-type="float">
            <text:p>1.341292</text:p>
          </table:table-cell>
          <table:table-cell office:value-type="float" office:value="0.4031247" calcext:value-type="float">
            <text:p>0.4031247</text:p>
          </table:table-cell>
          <table:table-cell office:value-type="float" office:value="0.3563252" calcext:value-type="float">
            <text:p>0.3563252</text:p>
          </table:table-cell>
          <table:table-cell office:value-type="float" office:value="0.3680413" calcext:value-type="float">
            <text:p>0.3680413</text:p>
          </table:table-cell>
          <table:table-cell office:value-type="float" office:value="0.1579436" calcext:value-type="float">
            <text:p>0.1579436</text:p>
          </table:table-cell>
          <table:table-cell office:value-type="float" office:value="0.1080245" calcext:value-type="float">
            <text:p>0.1080245</text:p>
          </table:table-cell>
          <table:table-cell office:value-type="float" office:value="0.2831708" calcext:value-type="float">
            <text:p>0.2831708</text:p>
          </table:table-cell>
          <table:table-cell office:value-type="float" office:value="0.3091537" calcext:value-type="float">
            <text:p>0.3091537</text:p>
          </table:table-cell>
          <table:table-cell office:value-type="float" office:value="0.34396" calcext:value-type="float">
            <text:p>0.34396</text:p>
          </table:table-cell>
          <table:table-cell office:value-type="float" office:value="0" calcext:value-type="float">
            <text:p>0</text:p>
          </table:table-cell>
          <table:table-cell office:value-type="float" office:value="201.6018" calcext:value-type="float">
            <text:p>201.6018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10814" calcext:value-type="float">
            <text:p>15.10814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35.63539" calcext:value-type="float">
            <text:p>35.63539</text:p>
          </table:table-cell>
          <table:table-cell office:value-type="float" office:value="1098.905" calcext:value-type="float">
            <text:p>1098.905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6955" calcext:value-type="float">
            <text:p>0.156955</text:p>
          </table:table-cell>
          <table:table-cell office:value-type="float" office:value="2.38716" calcext:value-type="float">
            <text:p>2.3871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" calcext:value-type="float">
            <text:p>0.0016737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88029" calcext:value-type="float">
            <text:p>0.1188029</text:p>
          </table:table-cell>
          <table:table-cell office:value-type="float" office:value="-0.2405737" calcext:value-type="float">
            <text:p>-0.2405737</text:p>
          </table:table-cell>
          <table:table-cell office:value-type="float" office:value="0.003653524" calcext:value-type="float">
            <text:p>0.003653524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3944" calcext:value-type="float">
            <text:p>19.83944</text:p>
          </table:table-cell>
          <table:table-cell office:value-type="float" office:value="0.2142284" calcext:value-type="float">
            <text:p>0.2142284</text:p>
          </table:table-cell>
          <table:table-cell office:value-type="float" office:value="0.185302" calcext:value-type="float">
            <text:p>0.185302</text:p>
          </table:table-cell>
          <table:table-cell office:value-type="float" office:value="0.169834" calcext:value-type="float">
            <text:p>0.169834</text:p>
          </table:table-cell>
          <table:table-cell office:value-type="float" office:value="0.1208659" calcext:value-type="float">
            <text:p>0.1208659</text:p>
          </table:table-cell>
          <table:table-cell office:value-type="float" office:value="0.1233832" calcext:value-type="float">
            <text:p>0.1233832</text:p>
          </table:table-cell>
          <table:table-cell office:value-type="float" office:value="0.04360731" calcext:value-type="float">
            <text:p>0.04360731</text:p>
          </table:table-cell>
          <table:table-cell office:value-type="float" office:value="0.02950484" calcext:value-type="float">
            <text:p>0.02950484</text:p>
          </table:table-cell>
          <table:table-cell office:value-type="float" office:value="0.0373693" calcext:value-type="float">
            <text:p>0.0373693</text:p>
          </table:table-cell>
          <table:table-cell office:value-type="float" office:value="0.026472" calcext:value-type="float">
            <text:p>0.026472</text:p>
          </table:table-cell>
          <table:table-cell office:value-type="float" office:value="0.02177442" calcext:value-type="float">
            <text:p>0.02177442</text:p>
          </table:table-cell>
          <table:table-cell office:value-type="float" office:value="0.0216108" calcext:value-type="float">
            <text:p>0.0216108</text:p>
          </table:table-cell>
          <table:table-cell office:value-type="float" office:value="0.05399293" calcext:value-type="float">
            <text:p>0.05399293</text:p>
          </table:table-cell>
          <table:table-cell office:value-type="float" office:value="0.005132377" calcext:value-type="float">
            <text:p>0.005132377</text:p>
          </table:table-cell>
          <table:table-cell office:value-type="float" office:value="0.005079418" calcext:value-type="float">
            <text:p>0.005079418</text:p>
          </table:table-cell>
          <table:table-cell office:value-type="float" office:value="0" calcext:value-type="float">
            <text:p>0</text:p>
          </table:table-cell>
          <table:table-cell office:value-type="float" office:value="13.72928" calcext:value-type="float">
            <text:p>13.72928</text:p>
          </table:table-cell>
          <table:table-cell office:value-type="float" office:value="8.150847" calcext:value-type="float">
            <text:p>8.150847</text:p>
          </table:table-cell>
          <table:table-cell office:value-type="float" office:value="6.353367" calcext:value-type="float">
            <text:p>6.353367</text:p>
          </table:table-cell>
          <table:table-cell office:value-type="float" office:value="4.879951" calcext:value-type="float">
            <text:p>4.879951</text:p>
          </table:table-cell>
          <table:table-cell office:value-type="float" office:value="3.632052" calcext:value-type="float">
            <text:p>3.632052</text:p>
          </table:table-cell>
          <table:table-cell office:value-type="float" office:value="1.335557" calcext:value-type="float">
            <text:p>1.335557</text:p>
          </table:table-cell>
          <table:table-cell office:value-type="float" office:value="0.4063142" calcext:value-type="float">
            <text:p>0.4063142</text:p>
          </table:table-cell>
          <table:table-cell office:value-type="float" office:value="0.3579625" calcext:value-type="float">
            <text:p>0.3579625</text:p>
          </table:table-cell>
          <table:table-cell office:value-type="float" office:value="0.3700684" calcext:value-type="float">
            <text:p>0.3700684</text:p>
          </table:table-cell>
          <table:table-cell office:value-type="float" office:value="0.1595681" calcext:value-type="float">
            <text:p>0.1595681</text:p>
          </table:table-cell>
          <table:table-cell office:value-type="float" office:value="0.1091548" calcext:value-type="float">
            <text:p>0.1091548</text:p>
          </table:table-cell>
          <table:table-cell office:value-type="float" office:value="0.2857289" calcext:value-type="float">
            <text:p>0.2857289</text:p>
          </table:table-cell>
          <table:table-cell office:value-type="float" office:value="0.3074963" calcext:value-type="float">
            <text:p>0.3074963</text:p>
          </table:table-cell>
          <table:table-cell office:value-type="float" office:value="0.3459293" calcext:value-type="float">
            <text:p>0.3459293</text:p>
          </table:table-cell>
          <table:table-cell office:value-type="float" office:value="0" calcext:value-type="float">
            <text:p>0</text:p>
          </table:table-cell>
          <table:table-cell office:value-type="float" office:value="207.468" calcext:value-type="float">
            <text:p>207.468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12142" calcext:value-type="float">
            <text:p>15.12142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35.62217" calcext:value-type="float">
            <text:p>35.62217</text:p>
          </table:table-cell>
          <table:table-cell office:value-type="float" office:value="1098.907" calcext:value-type="float">
            <text:p>1098.907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589983" calcext:value-type="float">
            <text:p>0.1589983</text:p>
          </table:table-cell>
          <table:table-cell office:value-type="float" office:value="2.39649" calcext:value-type="float">
            <text:p>2.39649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02" calcext:value-type="float">
            <text:p>0.0016737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-0.2405935" calcext:value-type="float">
            <text:p>-0.2405935</text:p>
          </table:table-cell>
          <table:table-cell office:value-type="float" office:value="0.003671878" calcext:value-type="float">
            <text:p>0.003671878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3242" calcext:value-type="float">
            <text:p>19.83242</text:p>
          </table:table-cell>
          <table:table-cell office:value-type="float" office:value="0.2240654" calcext:value-type="float">
            <text:p>0.2240654</text:p>
          </table:table-cell>
          <table:table-cell office:value-type="float" office:value="0.1984522" calcext:value-type="float">
            <text:p>0.1984522</text:p>
          </table:table-cell>
          <table:table-cell office:value-type="float" office:value="0.1738767" calcext:value-type="float">
            <text:p>0.1738767</text:p>
          </table:table-cell>
          <table:table-cell office:value-type="float" office:value="0.1215854" calcext:value-type="float">
            <text:p>0.1215854</text:p>
          </table:table-cell>
          <table:table-cell office:value-type="float" office:value="0.123968" calcext:value-type="float">
            <text:p>0.123968</text:p>
          </table:table-cell>
          <table:table-cell office:value-type="float" office:value="0.04371746" calcext:value-type="float">
            <text:p>0.04371746</text:p>
          </table:table-cell>
          <table:table-cell office:value-type="float" office:value="0.02961699" calcext:value-type="float">
            <text:p>0.02961699</text:p>
          </table:table-cell>
          <table:table-cell office:value-type="float" office:value="0.03743742" calcext:value-type="float">
            <text:p>0.03743742</text:p>
          </table:table-cell>
          <table:table-cell office:value-type="float" office:value="0.02653736" calcext:value-type="float">
            <text:p>0.02653736</text:p>
          </table:table-cell>
          <table:table-cell office:value-type="float" office:value="0.02181615" calcext:value-type="float">
            <text:p>0.02181615</text:p>
          </table:table-cell>
          <table:table-cell office:value-type="float" office:value="0.02163754" calcext:value-type="float">
            <text:p>0.02163754</text:p>
          </table:table-cell>
          <table:table-cell office:value-type="float" office:value="0.05383227" calcext:value-type="float">
            <text:p>0.05383227</text:p>
          </table:table-cell>
          <table:table-cell office:value-type="float" office:value="0.005130721" calcext:value-type="float">
            <text:p>0.005130721</text:p>
          </table:table-cell>
          <table:table-cell office:value-type="float" office:value="0.00507482" calcext:value-type="float">
            <text:p>0.00507482</text:p>
          </table:table-cell>
          <table:table-cell office:value-type="float" office:value="0" calcext:value-type="float">
            <text:p>0</text:p>
          </table:table-cell>
          <table:table-cell office:value-type="float" office:value="13.79081" calcext:value-type="float">
            <text:p>13.79081</text:p>
          </table:table-cell>
          <table:table-cell office:value-type="float" office:value="8.193038" calcext:value-type="float">
            <text:p>8.193038</text:p>
          </table:table-cell>
          <table:table-cell office:value-type="float" office:value="6.498958" calcext:value-type="float">
            <text:p>6.498958</text:p>
          </table:table-cell>
          <table:table-cell office:value-type="float" office:value="4.816313" calcext:value-type="float">
            <text:p>4.816313</text:p>
          </table:table-cell>
          <table:table-cell office:value-type="float" office:value="3.583706" calcext:value-type="float">
            <text:p>3.583706</text:p>
          </table:table-cell>
          <table:table-cell office:value-type="float" office:value="1.330565" calcext:value-type="float">
            <text:p>1.330565</text:p>
          </table:table-cell>
          <table:table-cell office:value-type="float" office:value="0.4096105" calcext:value-type="float">
            <text:p>0.4096105</text:p>
          </table:table-cell>
          <table:table-cell office:value-type="float" office:value="0.3594879" calcext:value-type="float">
            <text:p>0.3594879</text:p>
          </table:table-cell>
          <table:table-cell office:value-type="float" office:value="0.3719687" calcext:value-type="float">
            <text:p>0.3719687</text:p>
          </table:table-cell>
          <table:table-cell office:value-type="float" office:value="0.1611737" calcext:value-type="float">
            <text:p>0.1611737</text:p>
          </table:table-cell>
          <table:table-cell office:value-type="float" office:value="0.1102588" calcext:value-type="float">
            <text:p>0.1102588</text:p>
          </table:table-cell>
          <table:table-cell office:value-type="float" office:value="0.2881844" calcext:value-type="float">
            <text:p>0.2881844</text:p>
          </table:table-cell>
          <table:table-cell office:value-type="float" office:value="0.3067918" calcext:value-type="float">
            <text:p>0.3067918</text:p>
          </table:table-cell>
          <table:table-cell office:value-type="float" office:value="0.3460547" calcext:value-type="float">
            <text:p>0.3460547</text:p>
          </table:table-cell>
          <table:table-cell office:value-type="float" office:value="0" calcext:value-type="float">
            <text:p>0</text:p>
          </table:table-cell>
          <table:table-cell office:value-type="float" office:value="214.1668" calcext:value-type="float">
            <text:p>214.1668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13304" calcext:value-type="float">
            <text:p>15.13304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35.61181" calcext:value-type="float">
            <text:p>35.61181</text:p>
          </table:table-cell>
          <table:table-cell office:value-type="float" office:value="1098.907" calcext:value-type="float">
            <text:p>1098.907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612034" calcext:value-type="float">
            <text:p>0.1612034</text:p>
          </table:table-cell>
          <table:table-cell office:value-type="float" office:value="2.404296" calcext:value-type="float">
            <text:p>2.40429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02" calcext:value-type="float">
            <text:p>0.0016737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-0.2406061" calcext:value-type="float">
            <text:p>-0.2406061</text:p>
          </table:table-cell>
          <table:table-cell office:value-type="float" office:value="0.003694939" calcext:value-type="float">
            <text:p>0.003694939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2411" calcext:value-type="float">
            <text:p>19.82411</text:p>
          </table:table-cell>
          <table:table-cell office:value-type="float" office:value="0.2353877" calcext:value-type="float">
            <text:p>0.2353877</text:p>
          </table:table-cell>
          <table:table-cell office:value-type="float" office:value="0.2115889" calcext:value-type="float">
            <text:p>0.2115889</text:p>
          </table:table-cell>
          <table:table-cell office:value-type="float" office:value="0.1850678" calcext:value-type="float">
            <text:p>0.1850678</text:p>
          </table:table-cell>
          <table:table-cell office:value-type="float" office:value="0.1237545" calcext:value-type="float">
            <text:p>0.1237545</text:p>
          </table:table-cell>
          <table:table-cell office:value-type="float" office:value="0.1242362" calcext:value-type="float">
            <text:p>0.1242362</text:p>
          </table:table-cell>
          <table:table-cell office:value-type="float" office:value="0.04385336" calcext:value-type="float">
            <text:p>0.04385336</text:p>
          </table:table-cell>
          <table:table-cell office:value-type="float" office:value="0.02973041" calcext:value-type="float">
            <text:p>0.02973041</text:p>
          </table:table-cell>
          <table:table-cell office:value-type="float" office:value="0.03751142" calcext:value-type="float">
            <text:p>0.03751142</text:p>
          </table:table-cell>
          <table:table-cell office:value-type="float" office:value="0.02660239" calcext:value-type="float">
            <text:p>0.02660239</text:p>
          </table:table-cell>
          <table:table-cell office:value-type="float" office:value="0.02185774" calcext:value-type="float">
            <text:p>0.02185774</text:p>
          </table:table-cell>
          <table:table-cell office:value-type="float" office:value="0.02166399" calcext:value-type="float">
            <text:p>0.02166399</text:p>
          </table:table-cell>
          <table:table-cell office:value-type="float" office:value="0.05367073" calcext:value-type="float">
            <text:p>0.05367073</text:p>
          </table:table-cell>
          <table:table-cell office:value-type="float" office:value="0.005129339" calcext:value-type="float">
            <text:p>0.005129339</text:p>
          </table:table-cell>
          <table:table-cell office:value-type="float" office:value="0.00506907" calcext:value-type="float">
            <text:p>0.00506907</text:p>
          </table:table-cell>
          <table:table-cell office:value-type="float" office:value="0" calcext:value-type="float">
            <text:p>0</text:p>
          </table:table-cell>
          <table:table-cell office:value-type="float" office:value="14.10984" calcext:value-type="float">
            <text:p>14.10984</text:p>
          </table:table-cell>
          <table:table-cell office:value-type="float" office:value="8.218656" calcext:value-type="float">
            <text:p>8.218656</text:p>
          </table:table-cell>
          <table:table-cell office:value-type="float" office:value="6.5153" calcext:value-type="float">
            <text:p>6.5153</text:p>
          </table:table-cell>
          <table:table-cell office:value-type="float" office:value="4.914157" calcext:value-type="float">
            <text:p>4.914157</text:p>
          </table:table-cell>
          <table:table-cell office:value-type="float" office:value="3.48665" calcext:value-type="float">
            <text:p>3.48665</text:p>
          </table:table-cell>
          <table:table-cell office:value-type="float" office:value="1.322949" calcext:value-type="float">
            <text:p>1.322949</text:p>
          </table:table-cell>
          <table:table-cell office:value-type="float" office:value="0.4127919" calcext:value-type="float">
            <text:p>0.4127919</text:p>
          </table:table-cell>
          <table:table-cell office:value-type="float" office:value="0.3609082" calcext:value-type="float">
            <text:p>0.3609082</text:p>
          </table:table-cell>
          <table:table-cell office:value-type="float" office:value="0.3737732" calcext:value-type="float">
            <text:p>0.3737732</text:p>
          </table:table-cell>
          <table:table-cell office:value-type="float" office:value="0.1627309" calcext:value-type="float">
            <text:p>0.1627309</text:p>
          </table:table-cell>
          <table:table-cell office:value-type="float" office:value="0.1113422" calcext:value-type="float">
            <text:p>0.1113422</text:p>
          </table:table-cell>
          <table:table-cell office:value-type="float" office:value="0.2905805" calcext:value-type="float">
            <text:p>0.2905805</text:p>
          </table:table-cell>
          <table:table-cell office:value-type="float" office:value="0.3062283" calcext:value-type="float">
            <text:p>0.3062283</text:p>
          </table:table-cell>
          <table:table-cell office:value-type="float" office:value="0.3460176" calcext:value-type="float">
            <text:p>0.3460176</text:p>
          </table:table-cell>
          <table:table-cell office:value-type="float" office:value="0" calcext:value-type="float">
            <text:p>0</text:p>
          </table:table-cell>
          <table:table-cell office:value-type="float" office:value="219.1544" calcext:value-type="float">
            <text:p>219.154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14336" calcext:value-type="float">
            <text:p>15.14336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35.59966" calcext:value-type="float">
            <text:p>35.59966</text:p>
          </table:table-cell>
          <table:table-cell office:value-type="float" office:value="1098.908" calcext:value-type="float">
            <text:p>1098.908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643064" calcext:value-type="float">
            <text:p>0.1643064</text:p>
          </table:table-cell>
          <table:table-cell office:value-type="float" office:value="2.412061" calcext:value-type="float">
            <text:p>2.41206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02" calcext:value-type="float">
            <text:p>0.0016737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-0.2406169" calcext:value-type="float">
            <text:p>-0.2406169</text:p>
          </table:table-cell>
          <table:table-cell office:value-type="float" office:value="0.00372044" calcext:value-type="float">
            <text:p>0.00372044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1296" calcext:value-type="float">
            <text:p>19.81296</text:p>
          </table:table-cell>
          <table:table-cell office:value-type="float" office:value="0.2500798" calcext:value-type="float">
            <text:p>0.2500798</text:p>
          </table:table-cell>
          <table:table-cell office:value-type="float" office:value="0.2220049" calcext:value-type="float">
            <text:p>0.2220049</text:p>
          </table:table-cell>
          <table:table-cell office:value-type="float" office:value="0.198554" calcext:value-type="float">
            <text:p>0.198554</text:p>
          </table:table-cell>
          <table:table-cell office:value-type="float" office:value="0.1244935" calcext:value-type="float">
            <text:p>0.1244935</text:p>
          </table:table-cell>
          <table:table-cell office:value-type="float" office:value="0.125486" calcext:value-type="float">
            <text:p>0.125486</text:p>
          </table:table-cell>
          <table:table-cell office:value-type="float" office:value="0.04400978" calcext:value-type="float">
            <text:p>0.04400978</text:p>
          </table:table-cell>
          <table:table-cell office:value-type="float" office:value="0.0298323" calcext:value-type="float">
            <text:p>0.0298323</text:p>
          </table:table-cell>
          <table:table-cell office:value-type="float" office:value="0.03759471" calcext:value-type="float">
            <text:p>0.03759471</text:p>
          </table:table-cell>
          <table:table-cell office:value-type="float" office:value="0.02666758" calcext:value-type="float">
            <text:p>0.02666758</text:p>
          </table:table-cell>
          <table:table-cell office:value-type="float" office:value="0.02189923" calcext:value-type="float">
            <text:p>0.02189923</text:p>
          </table:table-cell>
          <table:table-cell office:value-type="float" office:value="0.02169011" calcext:value-type="float">
            <text:p>0.02169011</text:p>
          </table:table-cell>
          <table:table-cell office:value-type="float" office:value="0.0535087" calcext:value-type="float">
            <text:p>0.0535087</text:p>
          </table:table-cell>
          <table:table-cell office:value-type="float" office:value="0.005128383" calcext:value-type="float">
            <text:p>0.005128383</text:p>
          </table:table-cell>
          <table:table-cell office:value-type="float" office:value="0.005066134" calcext:value-type="float">
            <text:p>0.005066134</text:p>
          </table:table-cell>
          <table:table-cell office:value-type="float" office:value="0" calcext:value-type="float">
            <text:p>0</text:p>
          </table:table-cell>
          <table:table-cell office:value-type="float" office:value="14.43418" calcext:value-type="float">
            <text:p>14.43418</text:p>
          </table:table-cell>
          <table:table-cell office:value-type="float" office:value="8.274593" calcext:value-type="float">
            <text:p>8.274593</text:p>
          </table:table-cell>
          <table:table-cell office:value-type="float" office:value="6.540384" calcext:value-type="float">
            <text:p>6.540384</text:p>
          </table:table-cell>
          <table:table-cell office:value-type="float" office:value="4.969748" calcext:value-type="float">
            <text:p>4.969748</text:p>
          </table:table-cell>
          <table:table-cell office:value-type="float" office:value="3.464343" calcext:value-type="float">
            <text:p>3.464343</text:p>
          </table:table-cell>
          <table:table-cell office:value-type="float" office:value="1.312698" calcext:value-type="float">
            <text:p>1.312698</text:p>
          </table:table-cell>
          <table:table-cell office:value-type="float" office:value="0.4155853" calcext:value-type="float">
            <text:p>0.4155853</text:p>
          </table:table-cell>
          <table:table-cell office:value-type="float" office:value="0.3622105" calcext:value-type="float">
            <text:p>0.3622105</text:p>
          </table:table-cell>
          <table:table-cell office:value-type="float" office:value="0.3754698" calcext:value-type="float">
            <text:p>0.3754698</text:p>
          </table:table-cell>
          <table:table-cell office:value-type="float" office:value="0.1642392" calcext:value-type="float">
            <text:p>0.1642392</text:p>
          </table:table-cell>
          <table:table-cell office:value-type="float" office:value="0.1124025" calcext:value-type="float">
            <text:p>0.1124025</text:p>
          </table:table-cell>
          <table:table-cell office:value-type="float" office:value="0.2929288" calcext:value-type="float">
            <text:p>0.2929288</text:p>
          </table:table-cell>
          <table:table-cell office:value-type="float" office:value="0.3058315" calcext:value-type="float">
            <text:p>0.3058315</text:p>
          </table:table-cell>
          <table:table-cell office:value-type="float" office:value="0.3460615" calcext:value-type="float">
            <text:p>0.3460615</text:p>
          </table:table-cell>
          <table:table-cell office:value-type="float" office:value="0" calcext:value-type="float">
            <text:p>0</text:p>
          </table:table-cell>
          <table:table-cell office:value-type="float" office:value="229.4887" calcext:value-type="float">
            <text:p>229.4887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15419" calcext:value-type="float">
            <text:p>15.15419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35.58508" calcext:value-type="float">
            <text:p>35.58508</text:p>
          </table:table-cell>
          <table:table-cell office:value-type="float" office:value="1098.915" calcext:value-type="float">
            <text:p>1098.915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662084" calcext:value-type="float">
            <text:p>0.1662084</text:p>
          </table:table-cell>
          <table:table-cell office:value-type="float" office:value="2.417518" calcext:value-type="float">
            <text:p>2.417518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02" calcext:value-type="float">
            <text:p>0.0016737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-0.2406791" calcext:value-type="float">
            <text:p>-0.2406791</text:p>
          </table:table-cell>
          <table:table-cell office:value-type="float" office:value="0.003744845" calcext:value-type="float">
            <text:p>0.003744845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3013" calcext:value-type="float">
            <text:p>19.83013</text:p>
          </table:table-cell>
          <table:table-cell office:value-type="float" office:value="0.2379761" calcext:value-type="float">
            <text:p>0.2379761</text:p>
          </table:table-cell>
          <table:table-cell office:value-type="float" office:value="0.2264256" calcext:value-type="float">
            <text:p>0.2264256</text:p>
          </table:table-cell>
          <table:table-cell office:value-type="float" office:value="0.2065895" calcext:value-type="float">
            <text:p>0.2065895</text:p>
          </table:table-cell>
          <table:table-cell office:value-type="float" office:value="0.1248073" calcext:value-type="float">
            <text:p>0.1248073</text:p>
          </table:table-cell>
          <table:table-cell office:value-type="float" office:value="0.1270171" calcext:value-type="float">
            <text:p>0.1270171</text:p>
          </table:table-cell>
          <table:table-cell office:value-type="float" office:value="0.04419803" calcext:value-type="float">
            <text:p>0.04419803</text:p>
          </table:table-cell>
          <table:table-cell office:value-type="float" office:value="0.02992226" calcext:value-type="float">
            <text:p>0.02992226</text:p>
          </table:table-cell>
          <table:table-cell office:value-type="float" office:value="0.03768523" calcext:value-type="float">
            <text:p>0.03768523</text:p>
          </table:table-cell>
          <table:table-cell office:value-type="float" office:value="0.02673354" calcext:value-type="float">
            <text:p>0.02673354</text:p>
          </table:table-cell>
          <table:table-cell office:value-type="float" office:value="0.02194077" calcext:value-type="float">
            <text:p>0.02194077</text:p>
          </table:table-cell>
          <table:table-cell office:value-type="float" office:value="0.02171592" calcext:value-type="float">
            <text:p>0.02171592</text:p>
          </table:table-cell>
          <table:table-cell office:value-type="float" office:value="0.05334654" calcext:value-type="float">
            <text:p>0.05334654</text:p>
          </table:table-cell>
          <table:table-cell office:value-type="float" office:value="0.005128405" calcext:value-type="float">
            <text:p>0.005128405</text:p>
          </table:table-cell>
          <table:table-cell office:value-type="float" office:value="0.005066306" calcext:value-type="float">
            <text:p>0.005066306</text:p>
          </table:table-cell>
          <table:table-cell office:value-type="float" office:value="0" calcext:value-type="float">
            <text:p>0</text:p>
          </table:table-cell>
          <table:table-cell office:value-type="float" office:value="14.38356" calcext:value-type="float">
            <text:p>14.38356</text:p>
          </table:table-cell>
          <table:table-cell office:value-type="float" office:value="8.280247" calcext:value-type="float">
            <text:p>8.280247</text:p>
          </table:table-cell>
          <table:table-cell office:value-type="float" office:value="6.608474" calcext:value-type="float">
            <text:p>6.608474</text:p>
          </table:table-cell>
          <table:table-cell office:value-type="float" office:value="4.976908" calcext:value-type="float">
            <text:p>4.976908</text:p>
          </table:table-cell>
          <table:table-cell office:value-type="float" office:value="3.497744" calcext:value-type="float">
            <text:p>3.497744</text:p>
          </table:table-cell>
          <table:table-cell office:value-type="float" office:value="1.30846" calcext:value-type="float">
            <text:p>1.30846</text:p>
          </table:table-cell>
          <table:table-cell office:value-type="float" office:value="0.4185167" calcext:value-type="float">
            <text:p>0.4185167</text:p>
          </table:table-cell>
          <table:table-cell office:value-type="float" office:value="0.3634512" calcext:value-type="float">
            <text:p>0.3634512</text:p>
          </table:table-cell>
          <table:table-cell office:value-type="float" office:value="0.3770624" calcext:value-type="float">
            <text:p>0.3770624</text:p>
          </table:table-cell>
          <table:table-cell office:value-type="float" office:value="0.1656971" calcext:value-type="float">
            <text:p>0.1656971</text:p>
          </table:table-cell>
          <table:table-cell office:value-type="float" office:value="0.1134382" calcext:value-type="float">
            <text:p>0.1134382</text:p>
          </table:table-cell>
          <table:table-cell office:value-type="float" office:value="0.2952464" calcext:value-type="float">
            <text:p>0.2952464</text:p>
          </table:table-cell>
          <table:table-cell office:value-type="float" office:value="0.3057645" calcext:value-type="float">
            <text:p>0.3057645</text:p>
          </table:table-cell>
          <table:table-cell office:value-type="float" office:value="0.3460622" calcext:value-type="float">
            <text:p>0.3460622</text:p>
          </table:table-cell>
          <table:table-cell office:value-type="float" office:value="0" calcext:value-type="float">
            <text:p>0</text:p>
          </table:table-cell>
          <table:table-cell office:value-type="float" office:value="238.6594" calcext:value-type="float">
            <text:p>238.6594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16165" calcext:value-type="float">
            <text:p>15.16165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35.56742" calcext:value-type="float">
            <text:p>35.56742</text:p>
          </table:table-cell>
          <table:table-cell office:value-type="float" office:value="1098.919" calcext:value-type="float">
            <text:p>1098.919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677537" calcext:value-type="float">
            <text:p>0.1677537</text:p>
          </table:table-cell>
          <table:table-cell office:value-type="float" office:value="2.42914" calcext:value-type="float">
            <text:p>2.42914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02" calcext:value-type="float">
            <text:p>0.0016737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-0.2407134" calcext:value-type="float">
            <text:p>-0.2407134</text:p>
          </table:table-cell>
          <table:table-cell office:value-type="float" office:value="0.003769471" calcext:value-type="float">
            <text:p>0.003769471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205" calcext:value-type="float">
            <text:p>19.8205</text:p>
          </table:table-cell>
          <table:table-cell office:value-type="float" office:value="0.247072" calcext:value-type="float">
            <text:p>0.247072</text:p>
          </table:table-cell>
          <table:table-cell office:value-type="float" office:value="0.2300055" calcext:value-type="float">
            <text:p>0.2300055</text:p>
          </table:table-cell>
          <table:table-cell office:value-type="float" office:value="0.2097575" calcext:value-type="float">
            <text:p>0.2097575</text:p>
          </table:table-cell>
          <table:table-cell office:value-type="float" office:value="0.1251457" calcext:value-type="float">
            <text:p>0.1251457</text:p>
          </table:table-cell>
          <table:table-cell office:value-type="float" office:value="0.1281017" calcext:value-type="float">
            <text:p>0.1281017</text:p>
          </table:table-cell>
          <table:table-cell office:value-type="float" office:value="0.04438745" calcext:value-type="float">
            <text:p>0.04438745</text:p>
          </table:table-cell>
          <table:table-cell office:value-type="float" office:value="0.03000824" calcext:value-type="float">
            <text:p>0.03000824</text:p>
          </table:table-cell>
          <table:table-cell office:value-type="float" office:value="0.0377779" calcext:value-type="float">
            <text:p>0.0377779</text:p>
          </table:table-cell>
          <table:table-cell office:value-type="float" office:value="0.02679995" calcext:value-type="float">
            <text:p>0.02679995</text:p>
          </table:table-cell>
          <table:table-cell office:value-type="float" office:value="0.02198243" calcext:value-type="float">
            <text:p>0.02198243</text:p>
          </table:table-cell>
          <table:table-cell office:value-type="float" office:value="0.02174145" calcext:value-type="float">
            <text:p>0.02174145</text:p>
          </table:table-cell>
          <table:table-cell office:value-type="float" office:value="0.05318481" calcext:value-type="float">
            <text:p>0.05318481</text:p>
          </table:table-cell>
          <table:table-cell office:value-type="float" office:value="0.005127966" calcext:value-type="float">
            <text:p>0.005127966</text:p>
          </table:table-cell>
          <table:table-cell office:value-type="float" office:value="0.005064573" calcext:value-type="float">
            <text:p>0.005064573</text:p>
          </table:table-cell>
          <table:table-cell office:value-type="float" office:value="0" calcext:value-type="float">
            <text:p>0</text:p>
          </table:table-cell>
          <table:table-cell office:value-type="float" office:value="15.12973" calcext:value-type="float">
            <text:p>15.12973</text:p>
          </table:table-cell>
          <table:table-cell office:value-type="float" office:value="8.281702" calcext:value-type="float">
            <text:p>8.281702</text:p>
          </table:table-cell>
          <table:table-cell office:value-type="float" office:value="6.666715" calcext:value-type="float">
            <text:p>6.666715</text:p>
          </table:table-cell>
          <table:table-cell office:value-type="float" office:value="4.992253" calcext:value-type="float">
            <text:p>4.992253</text:p>
          </table:table-cell>
          <table:table-cell office:value-type="float" office:value="3.514441" calcext:value-type="float">
            <text:p>3.514441</text:p>
          </table:table-cell>
          <table:table-cell office:value-type="float" office:value="1.306668" calcext:value-type="float">
            <text:p>1.306668</text:p>
          </table:table-cell>
          <table:table-cell office:value-type="float" office:value="0.4216099" calcext:value-type="float">
            <text:p>0.4216099</text:p>
          </table:table-cell>
          <table:table-cell office:value-type="float" office:value="0.3646666" calcext:value-type="float">
            <text:p>0.3646666</text:p>
          </table:table-cell>
          <table:table-cell office:value-type="float" office:value="0.3785724" calcext:value-type="float">
            <text:p>0.3785724</text:p>
          </table:table-cell>
          <table:table-cell office:value-type="float" office:value="0.1671041" calcext:value-type="float">
            <text:p>0.1671041</text:p>
          </table:table-cell>
          <table:table-cell office:value-type="float" office:value="0.1144494" calcext:value-type="float">
            <text:p>0.1144494</text:p>
          </table:table-cell>
          <table:table-cell office:value-type="float" office:value="0.297534" calcext:value-type="float">
            <text:p>0.297534</text:p>
          </table:table-cell>
          <table:table-cell office:value-type="float" office:value="0.3055522" calcext:value-type="float">
            <text:p>0.3055522</text:p>
          </table:table-cell>
          <table:table-cell office:value-type="float" office:value="0.3460499" calcext:value-type="float">
            <text:p>0.3460499</text:p>
          </table:table-cell>
          <table:table-cell office:value-type="float" office:value="0" calcext:value-type="float">
            <text:p>0</text:p>
          </table:table-cell>
          <table:table-cell office:value-type="float" office:value="245.4227" calcext:value-type="float">
            <text:p>245.4227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17495" calcext:value-type="float">
            <text:p>15.17495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35.54887" calcext:value-type="float">
            <text:p>35.54887</text:p>
          </table:table-cell>
          <table:table-cell office:value-type="float" office:value="1098.924" calcext:value-type="float">
            <text:p>1098.924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692114" calcext:value-type="float">
            <text:p>0.1692114</text:p>
          </table:table-cell>
          <table:table-cell office:value-type="float" office:value="2.440855" calcext:value-type="float">
            <text:p>2.44085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02" calcext:value-type="float">
            <text:p>0.0016737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-0.2407558" calcext:value-type="float">
            <text:p>-0.2407558</text:p>
          </table:table-cell>
          <table:table-cell office:value-type="float" office:value="0.003794243" calcext:value-type="float">
            <text:p>0.003794243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126" calcext:value-type="float">
            <text:p>19.8126</text:p>
          </table:table-cell>
          <table:table-cell office:value-type="float" office:value="0.2496999" calcext:value-type="float">
            <text:p>0.2496999</text:p>
          </table:table-cell>
          <table:table-cell office:value-type="float" office:value="0.2340288" calcext:value-type="float">
            <text:p>0.2340288</text:p>
          </table:table-cell>
          <table:table-cell office:value-type="float" office:value="0.2133334" calcext:value-type="float">
            <text:p>0.2133334</text:p>
          </table:table-cell>
          <table:table-cell office:value-type="float" office:value="0.12538" calcext:value-type="float">
            <text:p>0.12538</text:p>
          </table:table-cell>
          <table:table-cell office:value-type="float" office:value="0.1290613" calcext:value-type="float">
            <text:p>0.1290613</text:p>
          </table:table-cell>
          <table:table-cell office:value-type="float" office:value="0.04456466" calcext:value-type="float">
            <text:p>0.04456466</text:p>
          </table:table-cell>
          <table:table-cell office:value-type="float" office:value="0.0300924" calcext:value-type="float">
            <text:p>0.0300924</text:p>
          </table:table-cell>
          <table:table-cell office:value-type="float" office:value="0.03787045" calcext:value-type="float">
            <text:p>0.03787045</text:p>
          </table:table-cell>
          <table:table-cell office:value-type="float" office:value="0.02686602" calcext:value-type="float">
            <text:p>0.02686602</text:p>
          </table:table-cell>
          <table:table-cell office:value-type="float" office:value="0.02202417" calcext:value-type="float">
            <text:p>0.02202417</text:p>
          </table:table-cell>
          <table:table-cell office:value-type="float" office:value="0.02176672" calcext:value-type="float">
            <text:p>0.02176672</text:p>
          </table:table-cell>
          <table:table-cell office:value-type="float" office:value="0.05302398" calcext:value-type="float">
            <text:p>0.05302398</text:p>
          </table:table-cell>
          <table:table-cell office:value-type="float" office:value="0.005127688" calcext:value-type="float">
            <text:p>0.005127688</text:p>
          </table:table-cell>
          <table:table-cell office:value-type="float" office:value="0.005063689" calcext:value-type="float">
            <text:p>0.005063689</text:p>
          </table:table-cell>
          <table:table-cell office:value-type="float" office:value="0" calcext:value-type="float">
            <text:p>0</text:p>
          </table:table-cell>
          <table:table-cell office:value-type="float" office:value="15.60586" calcext:value-type="float">
            <text:p>15.60586</text:p>
          </table:table-cell>
          <table:table-cell office:value-type="float" office:value="8.308482" calcext:value-type="float">
            <text:p>8.308482</text:p>
          </table:table-cell>
          <table:table-cell office:value-type="float" office:value="6.724885" calcext:value-type="float">
            <text:p>6.724885</text:p>
          </table:table-cell>
          <table:table-cell office:value-type="float" office:value="5.003693" calcext:value-type="float">
            <text:p>5.003693</text:p>
          </table:table-cell>
          <table:table-cell office:value-type="float" office:value="3.532094" calcext:value-type="float">
            <text:p>3.532094</text:p>
          </table:table-cell>
          <table:table-cell office:value-type="float" office:value="1.305179" calcext:value-type="float">
            <text:p>1.305179</text:p>
          </table:table-cell>
          <table:table-cell office:value-type="float" office:value="0.4248003" calcext:value-type="float">
            <text:p>0.4248003</text:p>
          </table:table-cell>
          <table:table-cell office:value-type="float" office:value="0.3658942" calcext:value-type="float">
            <text:p>0.3658942</text:p>
          </table:table-cell>
          <table:table-cell office:value-type="float" office:value="0.3800141" calcext:value-type="float">
            <text:p>0.3800141</text:p>
          </table:table-cell>
          <table:table-cell office:value-type="float" office:value="0.1684615" calcext:value-type="float">
            <text:p>0.1684615</text:p>
          </table:table-cell>
          <table:table-cell office:value-type="float" office:value="0.115436" calcext:value-type="float">
            <text:p>0.115436</text:p>
          </table:table-cell>
          <table:table-cell office:value-type="float" office:value="0.299787" calcext:value-type="float">
            <text:p>0.299787</text:p>
          </table:table-cell>
          <table:table-cell office:value-type="float" office:value="0.3053959" calcext:value-type="float">
            <text:p>0.3053959</text:p>
          </table:table-cell>
          <table:table-cell office:value-type="float" office:value="0.3460589" calcext:value-type="float">
            <text:p>0.3460589</text:p>
          </table:table-cell>
          <table:table-cell office:value-type="float" office:value="0" calcext:value-type="float">
            <text:p>0</text:p>
          </table:table-cell>
          <table:table-cell office:value-type="float" office:value="252.0875" calcext:value-type="float">
            <text:p>252.0875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18816" calcext:value-type="float">
            <text:p>15.18816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35.52736" calcext:value-type="float">
            <text:p>35.52736</text:p>
          </table:table-cell>
          <table:table-cell office:value-type="float" office:value="1098.93" calcext:value-type="float">
            <text:p>1098.93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704699" calcext:value-type="float">
            <text:p>0.1704699</text:p>
          </table:table-cell>
          <table:table-cell office:value-type="float" office:value="2.454335" calcext:value-type="float">
            <text:p>2.454335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02" calcext:value-type="float">
            <text:p>0.0016737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-0.240814" calcext:value-type="float">
            <text:p>-0.240814</text:p>
          </table:table-cell>
          <table:table-cell office:value-type="float" office:value="0.003818649" calcext:value-type="float">
            <text:p>0.003818649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0632" calcext:value-type="float">
            <text:p>19.80632</text:p>
          </table:table-cell>
          <table:table-cell office:value-type="float" office:value="0.238382" calcext:value-type="float">
            <text:p>0.238382</text:p>
          </table:table-cell>
          <table:table-cell office:value-type="float" office:value="0.2323544" calcext:value-type="float">
            <text:p>0.2323544</text:p>
          </table:table-cell>
          <table:table-cell office:value-type="float" office:value="0.2139658" calcext:value-type="float">
            <text:p>0.2139658</text:p>
          </table:table-cell>
          <table:table-cell office:value-type="float" office:value="0.1255597" calcext:value-type="float">
            <text:p>0.1255597</text:p>
          </table:table-cell>
          <table:table-cell office:value-type="float" office:value="0.129636" calcext:value-type="float">
            <text:p>0.129636</text:p>
          </table:table-cell>
          <table:table-cell office:value-type="float" office:value="0.04471562" calcext:value-type="float">
            <text:p>0.04471562</text:p>
          </table:table-cell>
          <table:table-cell office:value-type="float" office:value="0.03016976" calcext:value-type="float">
            <text:p>0.03016976</text:p>
          </table:table-cell>
          <table:table-cell office:value-type="float" office:value="0.03796218" calcext:value-type="float">
            <text:p>0.03796218</text:p>
          </table:table-cell>
          <table:table-cell office:value-type="float" office:value="0.0269312" calcext:value-type="float">
            <text:p>0.0269312</text:p>
          </table:table-cell>
          <table:table-cell office:value-type="float" office:value="0.02206587" calcext:value-type="float">
            <text:p>0.02206587</text:p>
          </table:table-cell>
          <table:table-cell office:value-type="float" office:value="0.02179174" calcext:value-type="float">
            <text:p>0.02179174</text:p>
          </table:table-cell>
          <table:table-cell office:value-type="float" office:value="0.05286435" calcext:value-type="float">
            <text:p>0.05286435</text:p>
          </table:table-cell>
          <table:table-cell office:value-type="float" office:value="0.005127717" calcext:value-type="float">
            <text:p>0.005127717</text:p>
          </table:table-cell>
          <table:table-cell office:value-type="float" office:value="0.005063326" calcext:value-type="float">
            <text:p>0.005063326</text:p>
          </table:table-cell>
          <table:table-cell office:value-type="float" office:value="0" calcext:value-type="float">
            <text:p>0</text:p>
          </table:table-cell>
          <table:table-cell office:value-type="float" office:value="15.72546" calcext:value-type="float">
            <text:p>15.72546</text:p>
          </table:table-cell>
          <table:table-cell office:value-type="float" office:value="8.279071" calcext:value-type="float">
            <text:p>8.279071</text:p>
          </table:table-cell>
          <table:table-cell office:value-type="float" office:value="6.802441" calcext:value-type="float">
            <text:p>6.802441</text:p>
          </table:table-cell>
          <table:table-cell office:value-type="float" office:value="5.026386" calcext:value-type="float">
            <text:p>5.026386</text:p>
          </table:table-cell>
          <table:table-cell office:value-type="float" office:value="3.53696" calcext:value-type="float">
            <text:p>3.53696</text:p>
          </table:table-cell>
          <table:table-cell office:value-type="float" office:value="1.30322" calcext:value-type="float">
            <text:p>1.30322</text:p>
          </table:table-cell>
          <table:table-cell office:value-type="float" office:value="0.4280052" calcext:value-type="float">
            <text:p>0.4280052</text:p>
          </table:table-cell>
          <table:table-cell office:value-type="float" office:value="0.367139" calcext:value-type="float">
            <text:p>0.367139</text:p>
          </table:table-cell>
          <table:table-cell office:value-type="float" office:value="0.381401" calcext:value-type="float">
            <text:p>0.381401</text:p>
          </table:table-cell>
          <table:table-cell office:value-type="float" office:value="0.1697715" calcext:value-type="float">
            <text:p>0.1697715</text:p>
          </table:table-cell>
          <table:table-cell office:value-type="float" office:value="0.1163984" calcext:value-type="float">
            <text:p>0.1163984</text:p>
          </table:table-cell>
          <table:table-cell office:value-type="float" office:value="0.302009" calcext:value-type="float">
            <text:p>0.302009</text:p>
          </table:table-cell>
          <table:table-cell office:value-type="float" office:value="0.3053448" calcext:value-type="float">
            <text:p>0.3053448</text:p>
          </table:table-cell>
          <table:table-cell office:value-type="float" office:value="0.3460221" calcext:value-type="float">
            <text:p>0.3460221</text:p>
          </table:table-cell>
          <table:table-cell office:value-type="float" office:value="0" calcext:value-type="float">
            <text:p>0</text:p>
          </table:table-cell>
          <table:table-cell office:value-type="float" office:value="260.9957" calcext:value-type="float">
            <text:p>260.9957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20277" calcext:value-type="float">
            <text:p>15.20277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35.50158" calcext:value-type="float">
            <text:p>35.50158</text:p>
          </table:table-cell>
          <table:table-cell office:value-type="float" office:value="1098.937" calcext:value-type="float">
            <text:p>1098.937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737118" calcext:value-type="float">
            <text:p>0.1737118</text:p>
          </table:table-cell>
          <table:table-cell office:value-type="float" office:value="2.469611" calcext:value-type="float">
            <text:p>2.469611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02" calcext:value-type="float">
            <text:p>0.0016737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-0.2408654" calcext:value-type="float">
            <text:p>-0.2408654</text:p>
          </table:table-cell>
          <table:table-cell office:value-type="float" office:value="0.003843806" calcext:value-type="float">
            <text:p>0.003843806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79084" calcext:value-type="float">
            <text:p>19.79084</text:p>
          </table:table-cell>
          <table:table-cell office:value-type="float" office:value="0.2396801" calcext:value-type="float">
            <text:p>0.2396801</text:p>
          </table:table-cell>
          <table:table-cell office:value-type="float" office:value="0.2306796" calcext:value-type="float">
            <text:p>0.2306796</text:p>
          </table:table-cell>
          <table:table-cell office:value-type="float" office:value="0.2137293" calcext:value-type="float">
            <text:p>0.2137293</text:p>
          </table:table-cell>
          <table:table-cell office:value-type="float" office:value="0.1256648" calcext:value-type="float">
            <text:p>0.1256648</text:p>
          </table:table-cell>
          <table:table-cell office:value-type="float" office:value="0.1299887" calcext:value-type="float">
            <text:p>0.1299887</text:p>
          </table:table-cell>
          <table:table-cell office:value-type="float" office:value="0.04484146" calcext:value-type="float">
            <text:p>0.04484146</text:p>
          </table:table-cell>
          <table:table-cell office:value-type="float" office:value="0.03023914" calcext:value-type="float">
            <text:p>0.03023914</text:p>
          </table:table-cell>
          <table:table-cell office:value-type="float" office:value="0.03805155" calcext:value-type="float">
            <text:p>0.03805155</text:p>
          </table:table-cell>
          <table:table-cell office:value-type="float" office:value="0.02699508" calcext:value-type="float">
            <text:p>0.02699508</text:p>
          </table:table-cell>
          <table:table-cell office:value-type="float" office:value="0.02210747" calcext:value-type="float">
            <text:p>0.02210747</text:p>
          </table:table-cell>
          <table:table-cell office:value-type="float" office:value="0.02181655" calcext:value-type="float">
            <text:p>0.02181655</text:p>
          </table:table-cell>
          <table:table-cell office:value-type="float" office:value="0.05270627" calcext:value-type="float">
            <text:p>0.05270627</text:p>
          </table:table-cell>
          <table:table-cell office:value-type="float" office:value="0.005127642" calcext:value-type="float">
            <text:p>0.005127642</text:p>
          </table:table-cell>
          <table:table-cell office:value-type="float" office:value="0.005063685" calcext:value-type="float">
            <text:p>0.005063685</text:p>
          </table:table-cell>
          <table:table-cell office:value-type="float" office:value="0" calcext:value-type="float">
            <text:p>0</text:p>
          </table:table-cell>
          <table:table-cell office:value-type="float" office:value="15.67553" calcext:value-type="float">
            <text:p>15.67553</text:p>
          </table:table-cell>
          <table:table-cell office:value-type="float" office:value="8.240091" calcext:value-type="float">
            <text:p>8.240091</text:p>
          </table:table-cell>
          <table:table-cell office:value-type="float" office:value="6.880465" calcext:value-type="float">
            <text:p>6.880465</text:p>
          </table:table-cell>
          <table:table-cell office:value-type="float" office:value="5.05339" calcext:value-type="float">
            <text:p>5.05339</text:p>
          </table:table-cell>
          <table:table-cell office:value-type="float" office:value="3.53561" calcext:value-type="float">
            <text:p>3.53561</text:p>
          </table:table-cell>
          <table:table-cell office:value-type="float" office:value="1.300308" calcext:value-type="float">
            <text:p>1.300308</text:p>
          </table:table-cell>
          <table:table-cell office:value-type="float" office:value="0.43115" calcext:value-type="float">
            <text:p>0.43115</text:p>
          </table:table-cell>
          <table:table-cell office:value-type="float" office:value="0.3683979" calcext:value-type="float">
            <text:p>0.3683979</text:p>
          </table:table-cell>
          <table:table-cell office:value-type="float" office:value="0.3827434" calcext:value-type="float">
            <text:p>0.3827434</text:p>
          </table:table-cell>
          <table:table-cell office:value-type="float" office:value="0.1710369" calcext:value-type="float">
            <text:p>0.1710369</text:p>
          </table:table-cell>
          <table:table-cell office:value-type="float" office:value="0.1173376" calcext:value-type="float">
            <text:p>0.1173376</text:p>
          </table:table-cell>
          <table:table-cell office:value-type="float" office:value="0.3041983" calcext:value-type="float">
            <text:p>0.3041983</text:p>
          </table:table-cell>
          <table:table-cell office:value-type="float" office:value="0.3052543" calcext:value-type="float">
            <text:p>0.3052543</text:p>
          </table:table-cell>
          <table:table-cell office:value-type="float" office:value="0.3460704" calcext:value-type="float">
            <text:p>0.3460704</text:p>
          </table:table-cell>
          <table:table-cell office:value-type="float" office:value="0" calcext:value-type="float">
            <text:p>0</text:p>
          </table:table-cell>
          <table:table-cell office:value-type="float" office:value="281.2588" calcext:value-type="float">
            <text:p>281.2588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22112" calcext:value-type="float">
            <text:p>15.22112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35.46563" calcext:value-type="float">
            <text:p>35.46563</text:p>
          </table:table-cell>
          <table:table-cell office:value-type="float" office:value="1098.954" calcext:value-type="float">
            <text:p>1098.954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742098" calcext:value-type="float">
            <text:p>0.1742098</text:p>
          </table:table-cell>
          <table:table-cell office:value-type="float" office:value="2.488002" calcext:value-type="float">
            <text:p>2.488002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02" calcext:value-type="float">
            <text:p>0.0016737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-0.2410225" calcext:value-type="float">
            <text:p>-0.2410225</text:p>
          </table:table-cell>
          <table:table-cell office:value-type="float" office:value="0.003863971" calcext:value-type="float">
            <text:p>0.003863971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0732" calcext:value-type="float">
            <text:p>19.80732</text:p>
          </table:table-cell>
          <table:table-cell office:value-type="float" office:value="0.2103786" calcext:value-type="float">
            <text:p>0.2103786</text:p>
          </table:table-cell>
          <table:table-cell office:value-type="float" office:value="0.210372" calcext:value-type="float">
            <text:p>0.210372</text:p>
          </table:table-cell>
          <table:table-cell office:value-type="float" office:value="0.2092384" calcext:value-type="float">
            <text:p>0.2092384</text:p>
          </table:table-cell>
          <table:table-cell office:value-type="float" office:value="0.1260813" calcext:value-type="float">
            <text:p>0.1260813</text:p>
          </table:table-cell>
          <table:table-cell office:value-type="float" office:value="0.1295706" calcext:value-type="float">
            <text:p>0.1295706</text:p>
          </table:table-cell>
          <table:table-cell office:value-type="float" office:value="0.04492188" calcext:value-type="float">
            <text:p>0.04492188</text:p>
          </table:table-cell>
          <table:table-cell office:value-type="float" office:value="0.03029989" calcext:value-type="float">
            <text:p>0.03029989</text:p>
          </table:table-cell>
          <table:table-cell office:value-type="float" office:value="0.03813747" calcext:value-type="float">
            <text:p>0.03813747</text:p>
          </table:table-cell>
          <table:table-cell office:value-type="float" office:value="0.02705727" calcext:value-type="float">
            <text:p>0.02705727</text:p>
          </table:table-cell>
          <table:table-cell office:value-type="float" office:value="0.02214883" calcext:value-type="float">
            <text:p>0.02214883</text:p>
          </table:table-cell>
          <table:table-cell office:value-type="float" office:value="0.02184119" calcext:value-type="float">
            <text:p>0.02184119</text:p>
          </table:table-cell>
          <table:table-cell office:value-type="float" office:value="0.05255001" calcext:value-type="float">
            <text:p>0.05255001</text:p>
          </table:table-cell>
          <table:table-cell office:value-type="float" office:value="0.005128818" calcext:value-type="float">
            <text:p>0.005128818</text:p>
          </table:table-cell>
          <table:table-cell office:value-type="float" office:value="0.005068148" calcext:value-type="float">
            <text:p>0.005068148</text:p>
          </table:table-cell>
          <table:table-cell office:value-type="float" office:value="0" calcext:value-type="float">
            <text:p>0</text:p>
          </table:table-cell>
          <table:table-cell office:value-type="float" office:value="15.27665" calcext:value-type="float">
            <text:p>15.27665</text:p>
          </table:table-cell>
          <table:table-cell office:value-type="float" office:value="7.978315" calcext:value-type="float">
            <text:p>7.978315</text:p>
          </table:table-cell>
          <table:table-cell office:value-type="float" office:value="7.077784" calcext:value-type="float">
            <text:p>7.077784</text:p>
          </table:table-cell>
          <table:table-cell office:value-type="float" office:value="5.13323" calcext:value-type="float">
            <text:p>5.13323</text:p>
          </table:table-cell>
          <table:table-cell office:value-type="float" office:value="3.498665" calcext:value-type="float">
            <text:p>3.498665</text:p>
          </table:table-cell>
          <table:table-cell office:value-type="float" office:value="1.296775" calcext:value-type="float">
            <text:p>1.296775</text:p>
          </table:table-cell>
          <table:table-cell office:value-type="float" office:value="0.4344101" calcext:value-type="float">
            <text:p>0.4344101</text:p>
          </table:table-cell>
          <table:table-cell office:value-type="float" office:value="0.3696752" calcext:value-type="float">
            <text:p>0.3696752</text:p>
          </table:table-cell>
          <table:table-cell office:value-type="float" office:value="0.3840497" calcext:value-type="float">
            <text:p>0.3840497</text:p>
          </table:table-cell>
          <table:table-cell office:value-type="float" office:value="0.1722604" calcext:value-type="float">
            <text:p>0.1722604</text:p>
          </table:table-cell>
          <table:table-cell office:value-type="float" office:value="0.1182547" calcext:value-type="float">
            <text:p>0.1182547</text:p>
          </table:table-cell>
          <table:table-cell office:value-type="float" office:value="0.3063682" calcext:value-type="float">
            <text:p>0.3063682</text:p>
          </table:table-cell>
          <table:table-cell office:value-type="float" office:value="0.3055634" calcext:value-type="float">
            <text:p>0.3055634</text:p>
          </table:table-cell>
          <table:table-cell office:value-type="float" office:value="0.346072" calcext:value-type="float">
            <text:p>0.346072</text:p>
          </table:table-cell>
          <table:table-cell office:value-type="float" office:value="0" calcext:value-type="float">
            <text:p>0</text:p>
          </table:table-cell>
          <table:table-cell office:value-type="float" office:value="295.0102" calcext:value-type="float">
            <text:p>295.0102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24018" calcext:value-type="float">
            <text:p>15.24018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35.4436" calcext:value-type="float">
            <text:p>35.4436</text:p>
          </table:table-cell>
          <table:table-cell office:value-type="float" office:value="1098.961" calcext:value-type="float">
            <text:p>1098.961</text:p>
          </table:table-cell>
          <table:table-cell office:value-type="float" office:value="0" calcext:value-type="float">
            <text:p>0</text:p>
          </table:table-cell>
          <table:table-cell office:value-type="float" office:value="-19.02599" calcext:value-type="float">
            <text:p>-19.02599</text:p>
          </table:table-cell>
          <table:table-cell office:value-type="float" office:value="0.1749225" calcext:value-type="float">
            <text:p>0.1749225</text:p>
          </table:table-cell>
          <table:table-cell office:value-type="float" office:value="2.501466" calcext:value-type="float">
            <text:p>2.501466</text:p>
          </table:table-cell>
          <table:table-cell office:value-type="float" office:value="0.4027715" calcext:value-type="float">
            <text:p>0.4027715</text:p>
          </table:table-cell>
          <table:table-cell office:value-type="float" office:value="0.001673702" calcext:value-type="float">
            <text:p>0.001673702</text:p>
          </table:table-cell>
          <table:table-cell office:value-type="float" office:value="0.5133355" calcext:value-type="float">
            <text:p>0.513335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-0.241083" calcext:value-type="float">
            <text:p>-0.241083</text:p>
          </table:table-cell>
          <table:table-cell office:value-type="float" office:value="0.003885765" calcext:value-type="float">
            <text:p>0.003885765</text:p>
          </table:table-cell>
          <table:table-cell office:value-type="float" office:value="0.005975794" calcext:value-type="float">
            <text:p>0.005975794</text:p>
          </table:table-cell>
          <table:table-cell office:value-type="float" office:value="19.80511" calcext:value-type="float">
            <text:p>19.80511</text:p>
          </table:table-cell>
          <table:table-cell office:value-type="float" office:value="0.2137494" calcext:value-type="float">
            <text:p>0.2137494</text:p>
          </table:table-cell>
          <table:table-cell office:value-type="float" office:value="0.2026092" calcext:value-type="float">
            <text:p>0.2026092</text:p>
          </table:table-cell>
          <table:table-cell office:value-type="float" office:value="0.2039764" calcext:value-type="float">
            <text:p>0.2039764</text:p>
          </table:table-cell>
          <table:table-cell office:value-type="float" office:value="0.1272613" calcext:value-type="float">
            <text:p>0.1272613</text:p>
          </table:table-cell>
          <table:table-cell office:value-type="float" office:value="0.1285735" calcext:value-type="float">
            <text:p>0.1285735</text:p>
          </table:table-cell>
          <table:table-cell office:value-type="float" office:value="0.04492074" calcext:value-type="float">
            <text:p>0.04492074</text:p>
          </table:table-cell>
          <table:table-cell office:value-type="float" office:value="0.0303379" calcext:value-type="float">
            <text:p>0.0303379</text:p>
          </table:table-cell>
          <table:table-cell office:value-type="float" office:value="0.03821826" calcext:value-type="float">
            <text:p>0.03821826</text:p>
          </table:table-cell>
          <table:table-cell office:value-type="float" office:value="0.02711735" calcext:value-type="float">
            <text:p>0.02711735</text:p>
          </table:table-cell>
          <table:table-cell office:value-type="float" office:value="0.02218992" calcext:value-type="float">
            <text:p>0.02218992</text:p>
          </table:table-cell>
          <table:table-cell office:value-type="float" office:value="0.02186672" calcext:value-type="float">
            <text:p>0.02186672</text:p>
          </table:table-cell>
          <table:table-cell office:value-type="float" office:value="0.05239488" calcext:value-type="float">
            <text:p>0.05239488</text:p>
          </table:table-cell>
          <table:table-cell office:value-type="float" office:value="0.005128708" calcext:value-type="float">
            <text:p>0.005128708</text:p>
          </table:table-cell>
          <table:table-cell office:value-type="float" office:value="0.005066689" calcext:value-type="float">
            <text:p>0.005066689</text:p>
          </table:table-cell>
          <table:table-cell office:value-type="float" office:value="0" calcext:value-type="float">
            <text:p>0</text:p>
          </table:table-cell>
          <table:table-cell office:value-type="float" office:value="16.50585" calcext:value-type="float">
            <text:p>16.50585</text:p>
          </table:table-cell>
          <table:table-cell office:value-type="float" office:value="7.780872" calcext:value-type="float">
            <text:p>7.780872</text:p>
          </table:table-cell>
          <table:table-cell office:value-type="float" office:value="7.177718" calcext:value-type="float">
            <text:p>7.177718</text:p>
          </table:table-cell>
          <table:table-cell office:value-type="float" office:value="5.277572" calcext:value-type="float">
            <text:p>5.277572</text:p>
          </table:table-cell>
          <table:table-cell office:value-type="float" office:value="3.431189" calcext:value-type="float">
            <text:p>3.431189</text:p>
          </table:table-cell>
          <table:table-cell office:value-type="float" office:value="1.288543" calcext:value-type="float">
            <text:p>1.288543</text:p>
          </table:table-cell>
          <table:table-cell office:value-type="float" office:value="0.4373818" calcext:value-type="float">
            <text:p>0.4373818</text:p>
          </table:table-cell>
          <table:table-cell office:value-type="float" office:value="0.3709846" calcext:value-type="float">
            <text:p>0.3709846</text:p>
          </table:table-cell>
          <table:table-cell office:value-type="float" office:value="0.3853295" calcext:value-type="float">
            <text:p>0.3853295</text:p>
          </table:table-cell>
          <table:table-cell office:value-type="float" office:value="0.1734472" calcext:value-type="float">
            <text:p>0.1734472</text:p>
          </table:table-cell>
          <table:table-cell office:value-type="float" office:value="0.1191872" calcext:value-type="float">
            <text:p>0.1191872</text:p>
          </table:table-cell>
          <table:table-cell office:value-type="float" office:value="0.3084834" calcext:value-type="float">
            <text:p>0.3084834</text:p>
          </table:table-cell>
          <table:table-cell office:value-type="float" office:value="0.3054286" calcext:value-type="float">
            <text:p>0.3054286</text:p>
          </table:table-cell>
          <table:table-cell office:value-type="float" office:value="0.3460199" calcext:value-type="float">
            <text:p>0.3460199</text:p>
          </table:table-cell>
          <table:table-cell office:value-type="float" office:value="0" calcext:value-type="float">
            <text:p>0</text:p>
          </table:table-cell>
          <table:table-cell office:value-type="float" office:value="303.3629" calcext:value-type="float">
            <text:p>303.3629</text:p>
          </table:table-cell>
          <table:table-cell office:value-type="float" office:value="0" calcext:value-type="float">
            <text:p>0</text:p>
          </table:table-cell>
          <table:table-cell office:value-type="float" office:value="19.70968" calcext:value-type="float">
            <text:p>19.70968</text:p>
          </table:table-cell>
          <table:table-cell office:value-type="float" office:value="15.25462" calcext:value-type="float">
            <text:p>15.25462</text:p>
          </table:table-cell>
          <table:table-cell office:value-type="float" office:value="0" calcext:value-type="float">
            <text:p>0</text:p>
          </table:table-cell>
          <table:table-cell office:value-type="float" office:value="-0.6456985" calcext:value-type="float">
            <text:p>-0.6456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5:03.998889440</dc:date>
    <meta:editing-duration>PT6S</meta:editing-duration>
    <meta:editing-cycles>1</meta:editing-cycles>
    <meta:document-statistic meta:table-count="1" meta:cell-count="19084" meta:object-count="0"/>
    <meta:generator>LibreOffice/6.4.7.2$Linux_X86_64 LibreOffice_project/40$Build-2</meta:generator>
  </office:meta>
</office:document-meta>
</file>